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C00000001C2A37012E426E6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1" svg:font-family="'Arial Narrow'"/>
    <style:font-face style:name="ArialNarrow1" svg:font-family="ArialNarrow"/>
    <style:font-face style:name="Comic Sans MS1" svg:font-family="'Comic Sans MS'"/>
    <style:font-face style:name="Verdana1" svg:font-family="Verdana"/>
    <style:font-face style:name="Arial" svg:font-family="Arial" style:font-pitch="variable"/>
    <style:font-face style:name="Arial Narrow" svg:font-family="'Arial Narrow'" style:font-pitch="variable"/>
    <style:font-face style:name="ArialNarrow" svg:font-family="ArialNarrow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99cc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5.0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198cm" fo:min-width="0.1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61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02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14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6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35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65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92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46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13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5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6.66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53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49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5.99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0.98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19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28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24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3.61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4.37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5.97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4.19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62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0.36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3.20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9.4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35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9.84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3.36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4.43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8.53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18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46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14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19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80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59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77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59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6.27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16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08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93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7.48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0.03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4.2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6.39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5.40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68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29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39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41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38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437cm" fo:padding-top="0cm" fo:padding-bottom="0cm" fo:padding-left="0cm" fo:padding-right="0cm"/>
    </style:style>
    <style:style style:name="gr58" style:family="graphic" style:parent-style-name="standard">
      <style:graphic-properties draw:stroke="none" draw:fill="solid" draw:fill-color="#000000"/>
    </style:style>
    <style:style style:name="gr59" style:family="graphic" style:parent-style-name="standard">
      <style:graphic-properties draw:stroke="solid" svg:stroke-width="0.004cm" svg:stroke-color="#c0c0c0" draw:stroke-linejoin="round" svg:stroke-linecap="square" draw:fill="none" fo:padding-top="0.002cm" fo:padding-bottom="0.002cm" fo:padding-left="0.002cm" fo:padding-right="0.002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893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899cm" fo:padding-top="0cm" fo:padding-bottom="0cm" fo:padding-left="0cm" fo:padding-right="0cm"/>
    </style:style>
    <style:style style:name="gr63" style:family="graphic" style:parent-style-name="standard">
      <style:graphic-properties draw:stroke="none" svg:stroke-color="#000000" draw:fill="none" draw:fill-color="#ffffff" fo:min-height="0.381cm"/>
    </style:style>
    <style:style style:name="gr64" style:family="graphic" style:parent-style-name="standard">
      <style:graphic-properties draw:stroke="none" svg:stroke-color="#000000" draw:fill="none" draw:fill-color="#ffffff" fo:min-height="0.705cm"/>
    </style:style>
    <style:style style:name="gr65" style:family="graphic" style:parent-style-name="standard">
      <style:graphic-properties draw:stroke="none" svg:stroke-color="#000000" draw:fill="none" draw:fill-color="#ffffff" fo:min-height="0.314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0.79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3.09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0.56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92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766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5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3.05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9.13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1.11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79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259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32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6.61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9.3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5.16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4.86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7.68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3.67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26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459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1.59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64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6.06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2.23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2.075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9.794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4.027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581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446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639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729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967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9.578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5.822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0.966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323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391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512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937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628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55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015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70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5.62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318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9.332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719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753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8.672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5.703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592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3.036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895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002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295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4.81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863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8.646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709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945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8.312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8.426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1.377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8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5.568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697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266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762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149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8.164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275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8.075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514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217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529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1.97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5.737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878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609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81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703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513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165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5.8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571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161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8.617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1.203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55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273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4.222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686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44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2.613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386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389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605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148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395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867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169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399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543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772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357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7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153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103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58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319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819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471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005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54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892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664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813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984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972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513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927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381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64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623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994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945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772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562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3.413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08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516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3.206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33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1.686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9.417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83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2.173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912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338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094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244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219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0.835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454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137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487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289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245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516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444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0.247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5.924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251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606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264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95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495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135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5.699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308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5.864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3.79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405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923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699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544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788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255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022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439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008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026cm" fo:padding-top="0cm" fo:padding-bottom="0cm" fo:padding-left="0cm" fo:padding-right="0cm"/>
    </style:style>
    <style:style style:name="gr240" style:family="graphic" style:parent-style-name="standard">
      <style:graphic-properties draw:stroke="none" draw:fill="solid" draw:fill-color="#c0c0c0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2.08cm" fo:padding-top="0cm" fo:padding-bottom="0cm" fo:padding-left="0cm" fo:padding-right="0cm"/>
    </style:style>
    <style:style style:name="P1" style:family="paragraph">
      <loext:graphic-properties draw:fill="solid" draw:fill-color="#ff99cc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4" style:family="paragraph">
      <loext:graphic-properties draw:fill="none"/>
      <style:paragraph-properties fo:text-align="start" style:writing-mode="lr-tb"/>
      <style:text-properties fo:font-size="4.19999980926514pt" style:font-size-asian="4.19999980926514pt" style:font-size-complex="4.19999980926514pt"/>
    </style:style>
    <style:style style:name="P5" style:family="paragraph">
      <loext:graphic-properties draw:fill="none"/>
      <style:text-properties fo:font-size="4.19999980926514pt" style:font-size-asian="4.19999980926514pt" style:font-size-complex="4.19999980926514pt"/>
    </style:style>
    <style:style style:name="P6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7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text-properties fo:font-size="9pt" style:text-underline-style="none" style:font-size-asian="9pt" style:font-size-complex="9pt"/>
    </style:style>
    <style:style style:name="P12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/>
      <style:text-properties fo:font-size="10pt" style:font-size-asian="10pt" style:font-size-complex="10pt"/>
    </style:style>
    <style:style style:name="P14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15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16" style:family="paragraph">
      <loext:graphic-properties draw:fill="solid" draw:fill-color="#c0c0c0"/>
    </style:style>
    <style:style style:name="T1" style:family="text">
      <style:text-properties fo:color="#000000" style:font-name="Arial1" fo:font-size="7.59999990463257pt" fo:font-weight="bold" style:font-size-asian="7.59999990463257pt" style:font-name-complex="Arial1" style:font-size-complex="7.59999990463257pt" style:font-weight-complex="bold"/>
    </style:style>
    <style:style style:name="T2" style:family="text">
      <style:text-properties fo:color="#000000" style:font-name="Arial1" fo:font-size="4.19999980926514pt" style:font-size-asian="4.19999980926514pt" style:font-name-complex="Arial1" style:font-size-complex="4.19999980926514pt"/>
    </style:style>
    <style:style style:name="T3" style:family="text">
      <style:text-properties fo:color="#000000" style:font-name="Arial1" fo:font-size="7.59999990463257pt" style:font-size-asian="7.59999990463257pt" style:font-name-complex="Arial1" style:font-size-complex="7.59999990463257pt"/>
    </style:style>
    <style:style style:name="T4" style:family="text">
      <style:text-properties fo:color="#000000" style:font-name="Comic Sans MS1" fo:font-size="6.69999980926514pt" style:font-size-asian="6.69999980926514pt" style:font-name-complex="Comic Sans MS1" style:font-size-complex="6.69999980926514pt"/>
    </style:style>
    <style:style style:name="T5" style:family="text">
      <style:text-properties fo:color="#000080" style:font-name="Comic Sans MS1" fo:font-size="11.8000001907349pt" style:font-size-asian="11.8000001907349pt" style:font-name-complex="Comic Sans MS1" style:font-size-complex="11.8000001907349pt"/>
    </style:style>
    <style:style style:name="T6" style:family="text">
      <style:text-properties fo:color="#000000" style:font-name="Comic Sans MS1" fo:font-size="7.59999990463257pt" fo:font-weight="bold" style:font-size-asian="7.59999990463257pt" style:font-name-complex="Comic Sans MS1" style:font-size-complex="7.59999990463257pt" style:font-weight-complex="bold"/>
    </style:style>
    <style:style style:name="T7" style:family="text">
      <style:text-properties fo:color="#000000" style:font-name="Arial1" fo:font-size="6.69999980926514pt" style:font-size-asian="6.69999980926514pt" style:font-name-complex="Arial1" style:font-size-complex="6.69999980926514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000000" style:font-name="Verdana1" fo:font-size="10pt" style:font-size-asian="10pt" style:font-name-complex="Verdana1" style:font-size-complex="10pt"/>
    </style:style>
    <style:style style:name="T12" style:family="text">
      <style:text-properties fo:color="#000000" style:font-name="Arial1" fo:font-size="5.09999990463257pt" style:font-size-asian="5.09999990463257pt" style:font-name-complex="Arial1" style:font-size-complex="5.09999990463257pt"/>
    </style:style>
    <style:style style:name="T13" style:family="text">
      <style:text-properties fo:color="#000000" style:font-name="Arial1" fo:font-size="5.09999990463257pt" fo:font-weight="bold" style:font-size-asian="5.09999990463257pt" style:font-name-complex="Arial1" style:font-size-complex="5.09999990463257pt" style:font-weight-complex="bold"/>
    </style:style>
    <style:style style:name="T14" style:family="text">
      <style:text-properties fo:color="#000000" style:font-name="Arial1" fo:font-size="8.39999961853027pt" fo:font-weight="bold" style:font-size-asian="8.39999961853027pt" style:font-name-complex="Arial1" style:font-size-complex="8.39999961853027pt" style:font-weight-complex="bold"/>
    </style:style>
    <style:style style:name="T15" style:family="text">
      <style:text-properties fo:color="#000000" style:font-name="Arial Narrow1" fo:font-size="7.59999990463257pt" fo:font-weight="bold" style:font-size-asian="7.59999990463257pt" style:font-name-complex="Arial Narrow1" style:font-size-complex="7.59999990463257pt" style:font-weight-complex="bold"/>
    </style:style>
    <style:style style:name="T16" style:family="text">
      <style:text-properties fo:color="#000000" style:font-name="Arial Narrow1" fo:font-size="7.59999990463257pt" style:font-size-asian="7.59999990463257pt" style:font-name-complex="Arial Narrow1" style:font-size-complex="7.59999990463257pt"/>
    </style:style>
    <style:style style:name="T17" style:family="text">
      <style:text-properties fo:color="#000000" style:font-name="ArialNarrow1" fo:font-size="7.59999990463257pt" style:font-size-asian="7.59999990463257pt" style:font-name-complex="ArialNarrow1" style:font-size-complex="7.59999990463257pt"/>
    </style:style>
    <style:style style:name="T18" style:family="text">
      <style:text-properties fo:color="#000000" style:font-name="ArialNarrow1" fo:font-size="7.59999990463257pt" fo:font-weight="bold" style:font-size-asian="7.59999990463257pt" style:font-name-complex="ArialNarrow1" style:font-size-complex="7.5999999046325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009cm" svg:height="0.44cm" svg:x="2.481cm" svg:y="6.363cm" svg:viewBox="0 0 16010 441" draw:points="0,441 16010,441 16010,0 0,0">
          <text:p/>
        </draw:polygon>
        <draw:polygon draw:style-name="gr1" draw:text-style-name="P1" draw:layer="layout" svg:width="0.36cm" svg:height="9.277cm" svg:x="2.481cm" svg:y="6.799cm" svg:viewBox="0 0 361 9278" draw:points="0,9278 361,9278 361,0 0,0">
          <text:p/>
        </draw:polygon>
        <draw:polygon draw:style-name="gr1" draw:text-style-name="P1" draw:layer="layout" svg:width="0.36cm" svg:height="9.277cm" svg:x="18.13cm" svg:y="6.799cm" svg:viewBox="0 0 361 9278" draw:points="0,9278 361,9278 361,0 0,0">
          <text:p/>
        </draw:polygon>
        <draw:polygon draw:style-name="gr1" draw:text-style-name="P1" draw:layer="layout" svg:width="16.009cm" svg:height="1.718cm" svg:x="2.481cm" svg:y="16.072cm" svg:viewBox="0 0 16010 1719" draw:points="0,1719 16010,1719 16010,0 0,0">
          <text:p/>
        </draw:polygon>
        <draw:polygon draw:style-name="gr1" draw:text-style-name="P1" draw:layer="layout" svg:width="0.36cm" svg:height="7.823cm" svg:x="2.481cm" svg:y="17.787cm" svg:viewBox="0 0 361 7824" draw:points="0,7824 361,7824 361,0 0,0">
          <text:p/>
        </draw:polygon>
        <draw:polygon draw:style-name="gr1" draw:text-style-name="P1" draw:layer="layout" svg:width="0.36cm" svg:height="7.823cm" svg:x="18.13cm" svg:y="17.787cm" svg:viewBox="0 0 361 7824" draw:points="0,7824 361,7824 361,0 0,0">
          <text:p/>
        </draw:polygon>
        <draw:polygon draw:style-name="gr1" draw:text-style-name="P1" draw:layer="layout" svg:width="16.009cm" svg:height="0.44cm" svg:x="2.457cm" svg:y="25.597cm" svg:viewBox="0 0 16010 441" draw:points="0,441 16010,441 16010,0 0,0">
          <text:p/>
        </draw:polygon>
        <draw:frame draw:style-name="gr2" draw:text-style-name="P3" draw:layer="layout" svg:width="5.01cm" svg:height="0.297cm" svg:x="2.892cm" svg:y="6.435cm">
          <draw:text-box>
            <text:p text:style-name="P2"><text:span text:style-name="T1">Q</text:span><text:span text:style-name="T1">u</text:span><text:span text:style-name="T1">a</text:span><text:span text:style-name="T1">d</text:span><text:span text:style-name="T1">r</text:span><text:span text:style-name="T1">o</text:span><text:span text:style-name="T1"> </text:span><text:span text:style-name="T1">1</text:span><text:span text:style-name="T1">:</text:span><text:span text:style-name="T1"> </text:span><text:span text:style-name="T1"><text:s/></text:span><text:span text:style-name="T1">I</text:span><text:span text:style-name="T1">d</text:span><text:span text:style-name="T1">e</text:span><text:span text:style-name="T1">n</text:span><text:span text:style-name="T1">t</text:span><text:span text:style-name="T1">i</text:span><text:span text:style-name="T1">f</text:span><text:span text:style-name="T1">i</text:span><text:span text:style-name="T1">c</text:span><text:span text:style-name="T1">a</text:span><text:span text:style-name="T1">ç</text:span><text:span text:style-name="T1">ã</text:span><text:span text:style-name="T1">o</text:span><text:span text:style-name="T1"> </text:span><text:span text:style-name="T1">d</text:span><text:span text:style-name="T1">o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e</text:span><text:span text:style-name="T1">s</text:span><text:span text:style-name="T1">s</text:span><text:span text:style-name="T1">a</text:span><text:span text:style-name="T1">d</text:span><text:span text:style-name="T1">o</text:span></text:p>
          </draw:text-box>
        </draw:frame>
        <draw:frame draw:style-name="gr3" draw:text-style-name="P4" draw:layer="layout" svg:width="0.13cm" svg:height="0.198cm" svg:x="3.032cm" svg:y="7.017cm">
          <draw:text-box>
            <text:p text:style-name="P2"><text:span text:style-name="T2">1</text:span><text:span text:style-name="T2">.</text:span></text:p>
          </draw:text-box>
        </draw:frame>
        <draw:frame draw:style-name="gr4" draw:text-style-name="P3" draw:layer="layout" svg:width="1.619cm" svg:height="0.297cm" svg:x="3.248cm" svg:y="6.909cm">
          <draw:text-box>
            <text:p text:style-name="P2"><text:span text:style-name="T3">N</text:span><text:span text:style-name="T3">o</text:span><text:span text:style-name="T3">m</text:span><text:span text:style-name="T3">e</text:span><text:span text:style-name="T3"> </text:span><text:span text:style-name="T3">p</text:span><text:span text:style-name="T3">r</text:span><text:span text:style-name="T3">ó</text:span><text:span text:style-name="T3">p</text:span><text:span text:style-name="T3">r</text:span><text:span text:style-name="T3">i</text:span><text:span text:style-name="T3">o</text:span></text:p>
          </draw:text-box>
        </draw:frame>
        <draw:frame draw:style-name="gr5" draw:text-style-name="P3" draw:layer="layout" svg:width="1.026cm" svg:height="0.297cm" svg:x="3.248cm" svg:y="7.519cm">
          <draw:text-box>
            <text:p text:style-name="P2"><text:span text:style-name="T3">A</text:span><text:span text:style-name="T3">p</text:span><text:span text:style-name="T3">e</text:span><text:span text:style-name="T3">l</text:span><text:span text:style-name="T3">i</text:span><text:span text:style-name="T3">d</text:span><text:span text:style-name="T3">o</text:span><text:span text:style-name="T3">s</text:span></text:p>
          </draw:text-box>
        </draw:frame>
        <draw:frame draw:style-name="gr6" draw:text-style-name="P5" draw:layer="layout" svg:width="0.147cm" svg:height="0.166cm" svg:x="10.856cm" svg:y="8.388cm">
          <draw:text-box>
            <text:p text:style-name="P2"><text:span text:style-name="T2">2</text:span><text:span text:style-name="T2">.</text:span></text:p>
          </draw:text-box>
        </draw:frame>
        <draw:frame draw:style-name="gr7" draw:text-style-name="P3" draw:layer="layout" svg:width="0.266cm" svg:height="0.297cm" svg:x="12.851cm" svg:y="8.306cm">
          <draw:text-box>
            <text:p text:style-name="P2"><text:span text:style-name="T3">F</text:span></text:p>
          </draw:text-box>
        </draw:frame>
        <draw:frame draw:style-name="gr7" draw:text-style-name="P3" draw:layer="layout" svg:width="0.266cm" svg:height="0.297cm" svg:x="14.273cm" svg:y="8.306cm">
          <draw:text-box>
            <text:p text:style-name="P2"><text:span text:style-name="T3">M</text:span></text:p>
          </draw:text-box>
        </draw:frame>
        <draw:frame draw:style-name="gr6" draw:text-style-name="P5" draw:layer="layout" svg:width="0.147cm" svg:height="0.166cm" svg:x="3.032cm" svg:y="9.367cm">
          <draw:text-box>
            <text:p text:style-name="P2"><text:span text:style-name="T2">4</text:span><text:span text:style-name="T2">.</text:span></text:p>
          </draw:text-box>
        </draw:frame>
        <draw:frame draw:style-name="gr6" draw:text-style-name="P5" draw:layer="layout" svg:width="0.147cm" svg:height="0.166cm" svg:x="3.032cm" svg:y="9.757cm">
          <draw:text-box>
            <text:p text:style-name="P2"><text:span text:style-name="T2">6</text:span><text:span text:style-name="T2">.</text:span></text:p>
          </draw:text-box>
        </draw:frame>
        <draw:frame draw:style-name="gr8" draw:text-style-name="P3" draw:layer="layout" svg:width="1.352cm" svg:height="0.297cm" svg:x="3.248cm" svg:y="9.649cm">
          <draw:text-box>
            <text:p text:style-name="P2"><text:span text:style-name="T3">E</text:span><text:span text:style-name="T3">m</text:span><text:span text:style-name="T3">i</text:span><text:span text:style-name="T3">t</text:span><text:span text:style-name="T3">i</text:span><text:span text:style-name="T3">d</text:span><text:span text:style-name="T3">o</text:span><text:span text:style-name="T3"> </text:span><text:span text:style-name="T3">p</text:span><text:span text:style-name="T3">o</text:span><text:span text:style-name="T3">r</text:span></text:p>
          </draw:text-box>
        </draw:frame>
        <draw:frame draw:style-name="gr9" draw:text-style-name="P3" draw:layer="layout" svg:width="1.653cm" svg:height="0.297cm" svg:x="3.248cm" svg:y="10.039cm">
          <draw:text-box>
            <text:p text:style-name="P2"><text:span text:style-name="T3">R</text:span><text:span text:style-name="T3">e</text:span><text:span text:style-name="T3">s</text:span><text:span text:style-name="T3">i</text:span><text:span text:style-name="T3">d</text:span><text:span text:style-name="T3">e</text:span><text:span text:style-name="T3">n</text:span><text:span text:style-name="T3">t</text:span><text:span text:style-name="T3">e</text:span><text:span text:style-name="T3"> </text:span><text:span text:style-name="T3">e</text:span><text:span text:style-name="T3">m</text:span></text:p>
          </draw:text-box>
        </draw:frame>
        <draw:frame draw:style-name="gr7" draw:text-style-name="P3" draw:layer="layout" svg:width="0.266cm" svg:height="0.297cm" svg:x="6.898cm" svg:y="10.78cm">
          <draw:text-box>
            <text:p text:style-name="P2"><text:span text:style-name="T3">-</text:span></text:p>
          </draw:text-box>
        </draw:frame>
        <draw:frame draw:style-name="gr6" draw:text-style-name="P5" draw:layer="layout" svg:width="0.147cm" svg:height="0.166cm" svg:x="3.032cm" svg:y="11.759cm">
          <draw:text-box>
            <text:p text:style-name="P2"><text:span text:style-name="T2">7</text:span><text:span text:style-name="T2">.</text:span></text:p>
          </draw:text-box>
        </draw:frame>
        <draw:frame draw:style-name="gr6" draw:text-style-name="P5" draw:layer="layout" svg:width="0.147cm" svg:height="0.166cm" svg:x="3.032cm" svg:y="13.283cm">
          <draw:text-box>
            <text:p text:style-name="P2"><text:span text:style-name="T2">8</text:span><text:span text:style-name="T2">.</text:span></text:p>
          </draw:text-box>
        </draw:frame>
        <draw:frame draw:style-name="gr10" draw:text-style-name="P3" draw:layer="layout" svg:width="0.921cm" svg:height="0.297cm" svg:x="3.248cm" svg:y="13.176cm">
          <draw:text-box>
            <text:p text:style-name="P2"><text:span text:style-name="T3">F</text:span><text:span text:style-name="T3">i</text:span><text:span text:style-name="T3">l</text:span><text:span text:style-name="T3">i</text:span><text:span text:style-name="T3">a</text:span><text:span text:style-name="T3">ç</text:span><text:span text:style-name="T3">ã</text:span><text:span text:style-name="T3">o</text:span></text:p>
          </draw:text-box>
        </draw:frame>
        <draw:frame draw:style-name="gr11" draw:text-style-name="P3" draw:layer="layout" svg:width="0.463cm" svg:height="0.297cm" svg:x="3.248cm" svg:y="13.481cm">
          <draw:text-box>
            <text:p text:style-name="P2"><text:span text:style-name="T3">P</text:span><text:span text:style-name="T3">a</text:span><text:span text:style-name="T3">i</text:span><text:span text:style-name="T3">:</text:span></text:p>
          </draw:text-box>
        </draw:frame>
        <draw:frame draw:style-name="gr6" draw:text-style-name="P5" draw:layer="layout" svg:width="0.147cm" svg:height="0.166cm" svg:x="3.032cm" svg:y="14.879cm">
          <draw:text-box>
            <text:p text:style-name="P2"><text:span text:style-name="T2">9</text:span><text:span text:style-name="T2">.</text:span></text:p>
          </draw:text-box>
        </draw:frame>
        <draw:frame draw:style-name="gr6" draw:text-style-name="P5" draw:layer="layout" svg:width="0.147cm" svg:height="0.166cm" svg:x="3.032cm" svg:y="18.004cm">
          <draw:text-box>
            <text:p text:style-name="P2"><text:span text:style-name="T2">1.</text:span></text:p>
          </draw:text-box>
        </draw:frame>
        <draw:frame draw:style-name="gr6" draw:text-style-name="P5" draw:layer="layout" svg:width="0.147cm" svg:height="0.166cm" svg:x="3.032cm" svg:y="18.419cm">
          <draw:text-box>
            <text:p text:style-name="P2"><text:span text:style-name="T2">2.</text:span></text:p>
          </draw:text-box>
        </draw:frame>
        <draw:frame draw:style-name="gr12" draw:text-style-name="P3" draw:layer="layout" svg:width="1.132cm" svg:height="0.297cm" svg:x="3.248cm" svg:y="19.51cm">
          <draw:text-box>
            <text:p text:style-name="P2"><text:span text:style-name="T3">Concelho</text:span></text:p>
          </draw:text-box>
        </draw:frame>
        <draw:frame draw:style-name="gr13" draw:text-style-name="P3" draw:layer="layout" svg:width="0.54cm" svg:height="0.297cm" svg:x="3.248cm" svg:y="19.946cm">
          <draw:text-box>
            <text:p text:style-name="P2"><text:span text:style-name="T3">País</text:span></text:p>
          </draw:text-box>
        </draw:frame>
        <draw:frame draw:style-name="gr6" draw:text-style-name="P5" draw:layer="layout" svg:width="0.147cm" svg:height="0.166cm" svg:x="3.032cm" svg:y="21.908cm">
          <draw:text-box>
            <text:p text:style-name="P2"><text:span text:style-name="T2">3.</text:span></text:p>
          </draw:text-box>
        </draw:frame>
        <draw:frame draw:style-name="gr14" draw:text-style-name="P3" draw:layer="layout" svg:width="6.661cm" svg:height="0.297cm" svg:x="3.248cm" svg:y="21.801cm">
          <draw:text-box>
            <text:p text:style-name="P2"><text:span text:style-name="T3">Pr</text:span><text:span text:style-name="T3">ete</text:span><text:span text:style-name="T3">nd</text:span><text:span text:style-name="T3">e </text:span><text:span text:style-name="T3">ma</text:span><text:span text:style-name="T3">nte</text:span><text:span text:style-name="T3">r a </text:span><text:span text:style-name="T3">co</text:span><text:span text:style-name="T3">mp</text:span><text:span text:style-name="T3">osi</text:span><text:span text:style-name="T3">çã</text:span><text:span text:style-name="T3">o </text:span><text:span text:style-name="T3">ori</text:span><text:span text:style-name="T3">gin</text:span><text:span text:style-name="T3">ári</text:span><text:span text:style-name="T3">a </text:span><text:span text:style-name="T3">do </text:span><text:span text:style-name="T3">se</text:span><text:span text:style-name="T3">u </text:span><text:span text:style-name="T3">no</text:span><text:span text:style-name="T3">me</text:span><text:span text:style-name="T3">?</text:span></text:p>
          </draw:text-box>
        </draw:frame>
        <draw:frame draw:style-name="gr15" draw:text-style-name="P3" draw:layer="layout" svg:width="0.535cm" svg:height="0.297cm" svg:x="11.428cm" svg:y="21.801cm">
          <draw:text-box>
            <text:p text:style-name="P2"><text:span text:style-name="T3">Sim </text:span></text:p>
          </draw:text-box>
        </draw:frame>
        <draw:frame draw:style-name="gr16" draw:text-style-name="P3" draw:layer="layout" svg:width="0.493cm" svg:height="0.297cm" svg:x="13.206cm" svg:y="21.801cm">
          <draw:text-box>
            <text:p text:style-name="P2"><text:span text:style-name="T3">N</text:span><text:span text:style-name="T3">ã</text:span><text:span text:style-name="T3">o</text:span></text:p>
          </draw:text-box>
        </draw:frame>
        <draw:frame draw:style-name="gr6" draw:text-style-name="P5" draw:layer="layout" svg:width="0.147cm" svg:height="0.166cm" svg:x="3.032cm" svg:y="22.344cm">
          <draw:text-box>
            <text:p text:style-name="P2"><text:span text:style-name="T2">4.</text:span></text:p>
          </draw:text-box>
        </draw:frame>
        <draw:frame draw:style-name="gr17" draw:text-style-name="P3" draw:layer="layout" svg:width="5.992cm" svg:height="0.297cm" svg:x="3.248cm" svg:y="22.237cm">
          <draw:text-box>
            <text:p text:style-name="P2"><text:span text:style-name="T3">Se indicou "Não", declare qual o nome pretendido:</text:span></text:p>
          </draw:text-box>
        </draw:frame>
        <draw:frame draw:style-name="gr4" draw:text-style-name="P3" draw:layer="layout" svg:width="1.619cm" svg:height="0.297cm" svg:x="3.248cm" svg:y="22.542cm">
          <draw:text-box>
            <text:p text:style-name="P2"><text:span text:style-name="T3">Nome próprio</text:span></text:p>
          </draw:text-box>
        </draw:frame>
        <draw:frame draw:style-name="gr5" draw:text-style-name="P3" draw:layer="layout" svg:width="1.026cm" svg:height="0.297cm" svg:x="3.248cm" svg:y="23.151cm">
          <draw:text-box>
            <text:p text:style-name="P2"><text:span text:style-name="T3">Ap</text:span><text:span text:style-name="T3">elid</text:span><text:span text:style-name="T3">os</text:span></text:p>
          </draw:text-box>
        </draw:frame>
        <draw:frame draw:style-name="gr6" draw:text-style-name="P5" draw:layer="layout" svg:width="0.147cm" svg:height="0.166cm" svg:x="3.032cm" svg:y="23.999cm">
          <draw:text-box>
            <text:p text:style-name="P2"><text:span text:style-name="T2">5.</text:span></text:p>
          </draw:text-box>
        </draw:frame>
        <draw:frame draw:style-name="gr6" draw:text-style-name="P5" draw:layer="layout" svg:width="0.147cm" svg:height="0.166cm" svg:x="3.032cm" svg:y="25.257cm">
          <draw:text-box>
            <text:p text:style-name="P2"><text:span text:style-name="T2">6.</text:span></text:p>
          </draw:text-box>
        </draw:frame>
        <draw:frame draw:style-name="gr18" draw:text-style-name="P3" draw:layer="layout" svg:width="10.983cm" svg:height="0.297cm" svg:x="3.248cm" svg:y="25.149cm">
          <draw:text-box>
            <text:p text:style-name="P2"><text:span text:style-name="T3">Pr</text:span><text:span text:style-name="T3">ete</text:span><text:span text:style-name="T3">nd</text:span><text:span text:style-name="T3">e </text:span><text:span text:style-name="T3">qu</text:span><text:span text:style-name="T3">e o </text:span><text:span text:style-name="T3">cer</text:span><text:span text:style-name="T3">tific</text:span><text:span text:style-name="T3">ad</text:span><text:span text:style-name="T3">o </text:span><text:span text:style-name="T3">do </text:span><text:span text:style-name="T3">reg</text:span><text:span text:style-name="T3">ist</text:span><text:span text:style-name="T3">o </text:span><text:span text:style-name="T3">cri</text:span><text:span text:style-name="T3">mi</text:span><text:span text:style-name="T3">nal </text:span><text:span text:style-name="T3">por</text:span><text:span text:style-name="T3">tug</text:span><text:span text:style-name="T3">uê</text:span><text:span text:style-name="T3">s </text:span><text:span text:style-name="T3">sej</text:span><text:span text:style-name="T3">a </text:span><text:span text:style-name="T3">obt</text:span><text:span text:style-name="T3">ido </text:span><text:span text:style-name="T3">ofi</text:span><text:span text:style-name="T3">cio</text:span><text:span text:style-name="T3">sa</text:span><text:span text:style-name="T3">me</text:span><text:span text:style-name="T3">nte </text:span><text:span text:style-name="T3">pel</text:span><text:span text:style-name="T3">a </text:span><text:span text:style-name="T3">CR</text:span><text:span text:style-name="T3">C</text:span></text:p>
          </draw:text-box>
        </draw:frame>
        <draw:frame draw:style-name="gr19" draw:text-style-name="P5" draw:layer="layout" svg:width="0.197cm" svg:height="0.166cm" svg:x="6.317cm" svg:y="20.709cm">
          <draw:text-box>
            <text:p text:style-name="P2"><text:span text:style-name="T2">di</text:span><text:span text:style-name="T2">a</text:span></text:p>
          </draw:text-box>
        </draw:frame>
        <draw:frame draw:style-name="gr20" draw:text-style-name="P5" draw:layer="layout" svg:width="0.281cm" svg:height="0.166cm" svg:x="6.983cm" svg:y="20.709cm">
          <draw:text-box>
            <text:p text:style-name="P2"><text:span text:style-name="T2">mês</text:span></text:p>
          </draw:text-box>
        </draw:frame>
        <draw:frame draw:style-name="gr21" draw:text-style-name="P5" draw:layer="layout" svg:width="0.243cm" svg:height="0.166cm" svg:x="8.07cm" svg:y="20.709cm">
          <draw:text-box>
            <text:p text:style-name="P2"><text:span text:style-name="T2">ano</text:span></text:p>
          </draw:text-box>
        </draw:frame>
        <draw:frame draw:style-name="gr22" draw:text-style-name="P3" draw:layer="layout" svg:width="3.613cm" svg:height="0.297cm" svg:x="4.962cm" svg:y="20.907cm">
          <draw:text-box>
            <text:p text:style-name="P2"><text:span text:style-name="T3">C</text:span><text:span text:style-name="T3">o</text:span><text:span text:style-name="T3">n</text:span><text:span text:style-name="T3">s</text:span><text:span text:style-name="T3">e</text:span><text:span text:style-name="T3">r</text:span><text:span text:style-name="T3">v</text:span><text:span text:style-name="T3">a</text:span><text:span text:style-name="T3">t</text:span><text:span text:style-name="T3">ó</text:span><text:span text:style-name="T3">ri</text:span><text:span text:style-name="T3">a</text:span><text:span text:style-name="T3"> </text:span><text:span text:style-name="T3">d</text:span><text:span text:style-name="T3">o</text:span><text:span text:style-name="T3"> 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o</text:span><text:span text:style-name="T3"> </text:span><text:span text:style-name="T3">C</text:span><text:span text:style-name="T3">i</text:span><text:span text:style-name="T3">v</text:span><text:span text:style-name="T3">il</text:span></text:p>
          </draw:text-box>
        </draw:frame>
        <draw:frame draw:style-name="gr23" draw:text-style-name="P3" draw:layer="layout" svg:width="4.375cm" svg:height="0.297cm" svg:x="3.959cm" svg:y="21.365cm">
          <draw:text-box>
            <text:p text:style-name="P2"><text:span text:style-name="T3">C</text:span><text:span text:style-name="T3">o</text:span><text:span text:style-name="T3">n</text:span><text:span text:style-name="T3">s</text:span><text:span text:style-name="T3">e</text:span><text:span text:style-name="T3">r</text:span><text:span text:style-name="T3">v</text:span><text:span text:style-name="T3">a</text:span><text:span text:style-name="T3">t</text:span><text:span text:style-name="T3">ó</text:span><text:span text:style-name="T3">r</text:span><text:span text:style-name="T3">i</text:span><text:span text:style-name="T3">a</text:span><text:span text:style-name="T3"> </text:span><text:span text:style-name="T3">d</text:span><text:span text:style-name="T3">o</text:span><text:span text:style-name="T3">s</text:span><text:span text:style-name="T3"> 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o</text:span><text:span text:style-name="T3">s</text:span><text:span text:style-name="T3"> </text:span><text:span text:style-name="T3">C</text:span><text:span text:style-name="T3">e</text:span><text:span text:style-name="T3">n</text:span><text:span text:style-name="T3">t</text:span><text:span text:style-name="T3">r</text:span><text:span text:style-name="T3">a</text:span><text:span text:style-name="T3">i</text:span><text:span text:style-name="T3">s</text:span></text:p>
          </draw:text-box>
        </draw:frame>
        <draw:frame draw:style-name="gr24" draw:text-style-name="P3" draw:layer="layout" svg:width="5.971cm" svg:height="0.297cm" svg:x="3.959cm" svg:y="23.901cm">
          <draw:text-box>
            <text:p text:style-name="P2"><text:span text:style-name="T3">C</text:span><text:span text:style-name="T3">o</text:span><text:span text:style-name="T3">n</text:span><text:span text:style-name="T3">si</text:span><text:span text:style-name="T3">d</text:span><text:span text:style-name="T3">er</text:span><text:span text:style-name="T3">a </text:span><text:span text:style-name="T3">re</text:span><text:span text:style-name="T3">le</text:span><text:span text:style-name="T3">v</text:span><text:span text:style-name="T3">a</text:span><text:span text:style-name="T3">nt</text:span><text:span text:style-name="T3">e</text:span><text:span text:style-name="T3">s </text:span><text:span text:style-name="T3">a</text:span><text:span text:style-name="T3">s </text:span><text:span text:style-name="T3">s</text:span><text:span text:style-name="T3">e</text:span><text:span text:style-name="T3">g</text:span><text:span text:style-name="T3">ui</text:span><text:span text:style-name="T3">nt</text:span><text:span text:style-name="T3">e</text:span><text:span text:style-name="T3">s </text:span><text:span text:style-name="T3">ci</text:span><text:span text:style-name="T3">rc</text:span><text:span text:style-name="T3">u</text:span><text:span text:style-name="T3">n</text:span><text:span text:style-name="T3">st</text:span><text:span text:style-name="T3">â</text:span><text:span text:style-name="T3">n</text:span><text:span text:style-name="T3">ci</text:span><text:span text:style-name="T3">a</text:span><text:span text:style-name="T3">s:</text:span></text:p>
          </draw:text-box>
        </draw:frame>
        <draw:frame draw:style-name="gr25" draw:text-style-name="P3" draw:layer="layout" svg:width="14.192cm" svg:height="0.297cm" svg:x="2.892cm" svg:y="16.271cm">
          <draw:text-box>
            <text:p text:style-name="P2"><text:span text:style-name="T1">Q</text:span><text:span text:style-name="T1">u</text:span><text:span text:style-name="T1">a</text:span><text:span text:style-name="T1">d</text:span><text:span text:style-name="T1">r</text:span><text:span text:style-name="T1">o</text:span><text:span text:style-name="T1"> </text:span><text:span text:style-name="T1">2</text:span><text:span text:style-name="T1">:</text:span><text:span text:style-name="T1"> </text:span><text:span text:style-name="T1">D</text:span><text:span text:style-name="T1">e</text:span><text:span text:style-name="T1">c</text:span><text:span text:style-name="T1">l</text:span><text:span text:style-name="T1">a</text:span><text:span text:style-name="T1">r</text:span><text:span text:style-name="T1">a</text:span><text:span text:style-name="T1">ç</text:span><text:span text:style-name="T1">õ</text:span><text:span text:style-name="T1">e</text:span><text:span text:style-name="T1">s</text:span><text:span text:style-name="T1">:</text:span><text:span text:style-name="T3"> </text:span><text:span text:style-name="T3">D</text:span><text:span text:style-name="T3">e</text:span><text:span text:style-name="T3">c</text:span><text:span text:style-name="T3">l</text:span><text:span text:style-name="T3">a</text:span><text:span text:style-name="T3">r</text:span><text:span text:style-name="T3">a</text:span><text:span text:style-name="T3"> </text:span><text:span text:style-name="T3">p</text:span><text:span text:style-name="T3">r</text:span><text:span text:style-name="T3">e</text:span><text:span text:style-name="T3">t</text:span><text:span text:style-name="T3">e</text:span><text:span text:style-name="T3">n</text:span><text:span text:style-name="T3">d</text:span><text:span text:style-name="T3">e</text:span><text:span text:style-name="T3">r</text:span><text:span text:style-name="T3"> </text:span><text:span text:style-name="T3">q</text:span><text:span text:style-name="T3">u</text:span><text:span text:style-name="T3">e</text:span><text:span text:style-name="T3"> </text:span><text:span text:style-name="T3">l</text:span><text:span text:style-name="T3">h</text:span><text:span text:style-name="T3">e</text:span><text:span text:style-name="T3"> </text:span><text:span text:style-name="T3">s</text:span><text:span text:style-name="T3">e</text:span><text:span text:style-name="T3">j</text:span><text:span text:style-name="T3">a</text:span><text:span text:style-name="T3"> </text:span><text:span text:style-name="T3">a</text:span><text:span text:style-name="T3">t</text:span><text:span text:style-name="T3">r</text:span><text:span text:style-name="T3">i</text:span><text:span text:style-name="T3">b</text:span><text:span text:style-name="T3">u</text:span><text:span text:style-name="T3">i</text:span><text:span text:style-name="T3">d</text:span><text:span text:style-name="T3">a</text:span><text:span text:style-name="T3"> </text:span><text:span text:style-name="T3">a</text:span><text:span text:style-name="T3"> </text:span><text:span text:style-name="T3">n</text:span><text:span text:style-name="T3">a</text:span><text:span text:style-name="T3">c</text:span><text:span text:style-name="T3">i</text:span><text:span text:style-name="T3">o</text:span><text:span text:style-name="T3">n</text:span><text:span text:style-name="T3">a</text:span><text:span text:style-name="T3">l</text:span><text:span text:style-name="T3">i</text:span><text:span text:style-name="T3">d</text:span><text:span text:style-name="T3">a</text:span><text:span text:style-name="T3">d</text:span><text:span text:style-name="T3">e</text:span><text:span text:style-name="T3"> </text:span><text:span text:style-name="T3">p</text:span><text:span text:style-name="T3">o</text:span><text:span text:style-name="T3">r</text:span><text:span text:style-name="T3">t</text:span><text:span text:style-name="T3">u</text:span><text:span text:style-name="T3">g</text:span><text:span text:style-name="T3">u</text:span><text:span text:style-name="T3">e</text:span><text:span text:style-name="T3">s</text:span><text:span text:style-name="T3">a</text:span><text:span text:style-name="T3">,</text:span><text:span text:style-name="T3"> </text:span><text:span text:style-name="T3">n</text:span><text:span text:style-name="T3">o</text:span><text:span text:style-name="T3">s</text:span><text:span text:style-name="T3"> </text:span><text:span text:style-name="T3">t</text:span><text:span text:style-name="T3">e</text:span><text:span text:style-name="T3">r</text:span><text:span text:style-name="T3">m</text:span><text:span text:style-name="T3">o</text:span><text:span text:style-name="T3">s</text:span><text:span text:style-name="T3"> </text:span><text:span text:style-name="T3">d</text:span><text:span text:style-name="T3">o</text:span><text:span text:style-name="T3"> </text:span><text:span text:style-name="T3">a</text:span><text:span text:style-name="T3">r</text:span><text:span text:style-name="T3">t</text:span><text:span text:style-name="T3">i</text:span><text:span text:style-name="T3">g</text:span><text:span text:style-name="T3">o</text:span><text:span text:style-name="T3"> </text:span><text:span text:style-name="T3">1</text:span><text:span text:style-name="T3">º</text:span><text:span text:style-name="T3">,</text:span></text:p>
          </draw:text-box>
        </draw:frame>
        <draw:frame draw:style-name="gr26" draw:text-style-name="P3" draw:layer="layout" svg:width="0.624cm" svg:height="0.297cm" svg:x="17.453cm" svg:y="16.271cm">
          <draw:text-box>
            <text:p text:style-name="P2"><text:span text:style-name="T3">n</text:span><text:span text:style-name="T3">.</text:span><text:span text:style-name="T3">º</text:span><text:span text:style-name="T3"> </text:span><text:span text:style-name="T3">1</text:span><text:span text:style-name="T3">,</text:span></text:p>
          </draw:text-box>
        </draw:frame>
        <draw:frame draw:style-name="gr27" draw:text-style-name="P3" draw:layer="layout" svg:width="10.369cm" svg:height="0.297cm" svg:x="2.892cm" svg:y="16.61cm">
          <draw:text-box>
            <text:p text:style-name="P2"><text:span text:style-name="T3">a</text:span><text:span text:style-name="T3">l</text:span><text:span text:style-name="T3">.</text:span><text:span text:style-name="T3"> </text:span><text:span text:style-name="T3">d</text:span><text:span text:style-name="T3">)</text:span><text:span text:style-name="T3">,</text:span><text:span text:style-name="T3"> </text:span><text:span text:style-name="T3">d</text:span><text:span text:style-name="T3">a</text:span><text:span text:style-name="T3"> </text:span><text:span text:style-name="T3">L</text:span><text:span text:style-name="T3">e</text:span><text:span text:style-name="T3">i</text:span><text:span text:style-name="T3"> </text:span><text:span text:style-name="T3">d</text:span><text:span text:style-name="T3">a</text:span><text:span text:style-name="T3"> </text:span><text:span text:style-name="T3">N</text:span><text:span text:style-name="T3">a</text:span><text:span text:style-name="T3">c</text:span><text:span text:style-name="T3">i</text:span><text:span text:style-name="T3">o</text:span><text:span text:style-name="T3">n</text:span><text:span text:style-name="T3">a</text:span><text:span text:style-name="T3">l</text:span><text:span text:style-name="T3">i</text:span><text:span text:style-name="T3">d</text:span><text:span text:style-name="T3">a</text:span><text:span text:style-name="T3">d</text:span><text:span text:style-name="T3">e</text:span><text:span text:style-name="T3">,</text:span><text:span text:style-name="T3"> </text:span><text:span text:style-name="T3">e</text:span><text:span text:style-name="T3"> </text:span><text:span text:style-name="T3">r</text:span><text:span text:style-name="T3">e</text:span><text:span text:style-name="T3">c</text:span><text:span text:style-name="T3">o</text:span><text:span text:style-name="T3">n</text:span><text:span text:style-name="T3">h</text:span><text:span text:style-name="T3">e</text:span><text:span text:style-name="T3">c</text:span><text:span text:style-name="T3">i</text:span><text:span text:style-name="T3">d</text:span><text:span text:style-name="T3">a</text:span><text:span text:style-name="T3"> </text:span><text:span text:style-name="T3">a</text:span><text:span text:style-name="T3"> </text:span><text:span text:style-name="T3">e</text:span><text:span text:style-name="T3">f</text:span><text:span text:style-name="T3">e</text:span><text:span text:style-name="T3">t</text:span><text:span text:style-name="T3">i</text:span><text:span text:style-name="T3">v</text:span><text:span text:style-name="T3">a</text:span><text:span text:style-name="T3"> </text:span><text:span text:style-name="T3">l</text:span><text:span text:style-name="T3">i</text:span><text:span text:style-name="T3">g</text:span><text:span text:style-name="T3">a</text:span><text:span text:style-name="T3">ç</text:span><text:span text:style-name="T3">ã</text:span><text:span text:style-name="T3">o</text:span><text:span text:style-name="T3"> </text:span><text:span text:style-name="T3">à</text:span><text:span text:style-name="T3"> </text:span><text:span text:style-name="T3">c</text:span><text:span text:style-name="T3">o</text:span><text:span text:style-name="T3">m</text:span><text:span text:style-name="T3">u</text:span><text:span text:style-name="T3">n</text:span><text:span text:style-name="T3">i</text:span><text:span text:style-name="T3">d</text:span><text:span text:style-name="T3">a</text:span><text:span text:style-name="T3">d</text:span><text:span text:style-name="T3">e</text:span><text:span text:style-name="T3"> </text:span><text:span text:style-name="T3">n</text:span><text:span text:style-name="T3">a</text:span><text:span text:style-name="T3">c</text:span><text:span text:style-name="T3">i</text:span><text:span text:style-name="T3">o</text:span><text:span text:style-name="T3">n</text:span><text:span text:style-name="T3">a</text:span><text:span text:style-name="T3">l</text:span><text:span text:style-name="T3">.</text:span></text:p>
          </draw:text-box>
        </draw:frame>
        <draw:frame draw:style-name="gr28" draw:text-style-name="P3" draw:layer="layout" svg:width="3.202cm" svg:height="0.297cm" svg:x="2.892cm" svg:y="16.94cm">
          <draw:text-box>
            <text:p text:style-name="P2"><text:span text:style-name="T3">M</text:span><text:span text:style-name="T3">a</text:span><text:span text:style-name="T3">i</text:span><text:span text:style-name="T3">s</text:span><text:span text:style-name="T3"> </text:span><text:span text:style-name="T3">d</text:span><text:span text:style-name="T3">e</text:span><text:span text:style-name="T3">c</text:span><text:span text:style-name="T3">l</text:span><text:span text:style-name="T3">a</text:span><text:span text:style-name="T3">r</text:span><text:span text:style-name="T3">a</text:span><text:span text:style-name="T3"> </text:span><text:span text:style-name="T3">q</text:span><text:span text:style-name="T3">u</text:span><text:span text:style-name="T3">e</text:span><text:span text:style-name="T3"> </text:span><text:span text:style-name="T3">n</text:span><text:span text:style-name="T3">u</text:span><text:span text:style-name="T3">n</text:span><text:span text:style-name="T3">c</text:span><text:span text:style-name="T3">a</text:span><text:span text:style-name="T3"> </text:span><text:span text:style-name="T3">f</text:span><text:span text:style-name="T3">o</text:span><text:span text:style-name="T3">i</text:span></text:p>
          </draw:text-box>
        </draw:frame>
        <draw:frame draw:style-name="gr29" draw:text-style-name="P3" draw:layer="layout" svg:width="9.43cm" svg:height="0.297cm" svg:x="6.181cm" svg:y="16.94cm">
          <draw:text-box>
            <text:p text:style-name="P2"><text:span text:style-name="T3">c</text:span><text:span text:style-name="T3">o</text:span><text:span text:style-name="T3">n</text:span><text:span text:style-name="T3">d</text:span><text:span text:style-name="T3">e</text:span><text:span text:style-name="T3">n</text:span><text:span text:style-name="T3">a</text:span><text:span text:style-name="T3">d</text:span><text:span text:style-name="T3">o</text:span><text:span text:style-name="T3">,</text:span><text:span text:style-name="T3"> </text:span><text:span text:style-name="T3">c</text:span><text:span text:style-name="T3">o</text:span><text:span text:style-name="T3">m</text:span><text:span text:style-name="T3"> </text:span><text:span text:style-name="T3">t</text:span><text:span text:style-name="T3">r</text:span><text:span text:style-name="T3">â</text:span><text:span text:style-name="T3">n</text:span><text:span text:style-name="T3">s</text:span><text:span text:style-name="T3">i</text:span><text:span text:style-name="T3">t</text:span><text:span text:style-name="T3">o</text:span><text:span text:style-name="T3"> </text:span><text:span text:style-name="T3">e</text:span><text:span text:style-name="T3">m</text:span><text:span text:style-name="T3"> </text:span><text:span text:style-name="T3">j</text:span><text:span text:style-name="T3">u</text:span><text:span text:style-name="T3">l</text:span><text:span text:style-name="T3">g</text:span><text:span text:style-name="T3">a</text:span><text:span text:style-name="T3">d</text:span><text:span text:style-name="T3">o</text:span><text:span text:style-name="T3"> </text:span><text:span text:style-name="T3">d</text:span><text:span text:style-name="T3">a</text:span><text:span text:style-name="T3"> </text:span><text:span text:style-name="T3">s</text:span><text:span text:style-name="T3">e</text:span><text:span text:style-name="T3">n</text:span><text:span text:style-name="T3">t</text:span><text:span text:style-name="T3">e</text:span><text:span text:style-name="T3">n</text:span><text:span text:style-name="T3">ç</text:span><text:span text:style-name="T3">a</text:span><text:span text:style-name="T3">,</text:span><text:span text:style-name="T3"> </text:span><text:span text:style-name="T3">p</text:span><text:span text:style-name="T3">e</text:span><text:span text:style-name="T3">l</text:span><text:span text:style-name="T3">a</text:span><text:span text:style-name="T3"> </text:span><text:span text:style-name="T3">p</text:span><text:span text:style-name="T3">r</text:span><text:span text:style-name="T3">á</text:span><text:span text:style-name="T3">t</text:span><text:span text:style-name="T3">i</text:span><text:span text:style-name="T3">c</text:span><text:span text:style-name="T3">a</text:span><text:span text:style-name="T3"> </text:span><text:span text:style-name="T3">d</text:span><text:span text:style-name="T3">e</text:span><text:span text:style-name="T3"> </text:span><text:span text:style-name="T3">c</text:span><text:span text:style-name="T3">r</text:span><text:span text:style-name="T3">i</text:span><text:span text:style-name="T3">m</text:span><text:span text:style-name="T3">e</text:span><text:span text:style-name="T3"> </text:span><text:span text:style-name="T3">p</text:span><text:span text:style-name="T3">u</text:span><text:span text:style-name="T3">n</text:span><text:span text:style-name="T3">í</text:span><text:span text:style-name="T3">v</text:span><text:span text:style-name="T3">e</text:span><text:span text:style-name="T3">l</text:span></text:p>
          </draw:text-box>
        </draw:frame>
        <draw:frame draw:style-name="gr30" draw:text-style-name="P3" draw:layer="layout" svg:width="2.352cm" svg:height="0.297cm" svg:x="15.735cm" svg:y="16.94cm">
          <draw:text-box>
            <text:p text:style-name="P2"><text:span text:style-name="T3">c</text:span><text:span text:style-name="T3">o</text:span><text:span text:style-name="T3">m</text:span><text:span text:style-name="T3"> </text:span><text:span text:style-name="T3">p</text:span><text:span text:style-name="T3">e</text:span><text:span text:style-name="T3">n</text:span><text:span text:style-name="T3">a</text:span><text:span text:style-name="T3"> </text:span><text:span text:style-name="T3">d</text:span><text:span text:style-name="T3">e</text:span><text:span text:style-name="T3"> </text:span><text:span text:style-name="T3">p</text:span><text:span text:style-name="T3">r</text:span><text:span text:style-name="T3">i</text:span><text:span text:style-name="T3">s</text:span><text:span text:style-name="T3">ã</text:span><text:span text:style-name="T3">o</text:span></text:p>
          </draw:text-box>
        </draw:frame>
        <draw:frame draw:style-name="gr31" draw:text-style-name="P3" draw:layer="layout" svg:width="9.849cm" svg:height="0.297cm" svg:x="2.892cm" svg:y="17.27cm">
          <draw:text-box>
            <text:p text:style-name="P2"><text:span text:style-name="T3">d</text:span><text:span text:style-name="T3">e </text:span><text:span text:style-name="T3">m</text:span><text:span text:style-name="T3">á</text:span><text:span text:style-name="T3">xi</text:span><text:span text:style-name="T3">m</text:span><text:span text:style-name="T3">o </text:span><text:span text:style-name="T3">ig</text:span><text:span text:style-name="T3">u</text:span><text:span text:style-name="T3">al </text:span><text:span text:style-name="T3">o</text:span><text:span text:style-name="T3">u </text:span><text:span text:style-name="T3">s</text:span><text:span text:style-name="T3">u</text:span><text:span text:style-name="T3">p</text:span><text:span text:style-name="T3">e</text:span><text:span text:style-name="T3">ri</text:span><text:span text:style-name="T3">o</text:span><text:span text:style-name="T3">r </text:span><text:span text:style-name="T3">a </text:span><text:span text:style-name="T3">tr</text:span><text:span text:style-name="T3">ê</text:span><text:span text:style-name="T3">s </text:span><text:span text:style-name="T3">a</text:span><text:span text:style-name="T3">n</text:span><text:span text:style-name="T3">o</text:span><text:span text:style-name="T3">s, </text:span><text:span text:style-name="T3">s</text:span><text:span text:style-name="T3">e</text:span><text:span text:style-name="T3">g</text:span><text:span text:style-name="T3">u</text:span><text:span text:style-name="T3">n</text:span><text:span text:style-name="T3">d</text:span><text:span text:style-name="T3">o </text:span><text:span text:style-name="T3">a </text:span><text:span text:style-name="T3">le</text:span><text:span text:style-name="T3">i </text:span><text:span text:style-name="T3">p</text:span><text:span text:style-name="T3">o</text:span><text:span text:style-name="T3">rt</text:span><text:span text:style-name="T3">u</text:span><text:span text:style-name="T3">g</text:span><text:span text:style-name="T3">u</text:span><text:span text:style-name="T3">e</text:span><text:span text:style-name="T3">s</text:span><text:span text:style-name="T3">a</text:span><text:span text:style-name="T3">, </text:span><text:span text:style-name="T3">s</text:span><text:span text:style-name="T3">e</text:span><text:span text:style-name="T3">n</text:span><text:span text:style-name="T3">d</text:span><text:span text:style-name="T3">o </text:span><text:span text:style-name="T3">n</text:span><text:span text:style-name="T3">e</text:span><text:span text:style-name="T3">t</text:span><text:span text:style-name="T3">o </text:span><text:span text:style-name="T3">d</text:span><text:span text:style-name="T3">e</text:span><text:span text:style-name="T3">:</text:span></text:p>
          </draw:text-box>
        </draw:frame>
        <draw:frame draw:style-name="gr32" draw:text-style-name="P3" draw:layer="layout" svg:width="3.368cm" svg:height="0.297cm" svg:x="3.248cm" svg:y="17.909cm">
          <draw:text-box>
            <text:p text:style-name="P2"><text:span text:style-name="T3">N</text:span><text:span text:style-name="T3">o</text:span><text:span text:style-name="T3">m</text:span><text:span text:style-name="T3">e </text:span><text:span text:style-name="T3">d</text:span><text:span text:style-name="T3">a </text:span><text:span text:style-name="T3">a</text:span><text:span text:style-name="T3">v</text:span><text:span text:style-name="T3">ó</text:span><text:span text:style-name="T3">/</text:span><text:span text:style-name="T3">a</text:span><text:span text:style-name="T3">v</text:span><text:span text:style-name="T3">ô </text:span><text:span text:style-name="T3">p</text:span><text:span text:style-name="T3">o</text:span><text:span text:style-name="T3">rt</text:span><text:span text:style-name="T3">u</text:span><text:span text:style-name="T3">g</text:span><text:span text:style-name="T3">u</text:span><text:span text:style-name="T3">ê</text:span><text:span text:style-name="T3">s</text:span></text:p>
          </draw:text-box>
        </draw:frame>
        <draw:frame draw:style-name="gr33" draw:text-style-name="P3" draw:layer="layout" svg:width="14.438cm" svg:height="0.297cm" svg:x="3.248cm" svg:y="18.354cm">
          <draw:text-box>
            <text:p text:style-name="P2"><text:span text:style-name="T3">N</text:span><text:span text:style-name="T3">ã</text:span><text:span text:style-name="T3">o </text:span><text:span text:style-name="T3">s</text:span><text:span text:style-name="T3">e</text:span><text:span text:style-name="T3">n</text:span><text:span text:style-name="T3">d</text:span><text:span text:style-name="T3">o </text:span><text:span text:style-name="T3">a</text:span><text:span text:style-name="T3">pr</text:span><text:span text:style-name="T3">e</text:span><text:span text:style-name="T3">s</text:span><text:span text:style-name="T3">e</text:span><text:span text:style-name="T3">nt</text:span><text:span text:style-name="T3">a</text:span><text:span text:style-name="T3">d</text:span><text:span text:style-name="T3">a </text:span><text:span text:style-name="T3">a </text:span><text:span text:style-name="T3">c</text:span><text:span text:style-name="T3">er</text:span><text:span text:style-name="T3">ti</text:span><text:span text:style-name="T3">d</text:span><text:span text:style-name="T3">ã</text:span><text:span text:style-name="T3">o </text:span><text:span text:style-name="T3">d</text:span><text:span text:style-name="T3">o </text:span><text:span text:style-name="T3">re</text:span><text:span text:style-name="T3">gi</text:span><text:span text:style-name="T3">st</text:span><text:span text:style-name="T3">o </text:span><text:span text:style-name="T3">d</text:span><text:span text:style-name="T3">e </text:span><text:span text:style-name="T3">n</text:span><text:span text:style-name="T3">a</text:span><text:span text:style-name="T3">s</text:span><text:span text:style-name="T3">ci</text:span><text:span text:style-name="T3">m</text:span><text:span text:style-name="T3">e</text:span><text:span text:style-name="T3">nt</text:span><text:span text:style-name="T3">o </text:span><text:span text:style-name="T3">d</text:span><text:span text:style-name="T3">o </text:span><text:span text:style-name="T3">a</text:span><text:span text:style-name="T3">s</text:span><text:span text:style-name="T3">c</text:span><text:span text:style-name="T3">e</text:span><text:span text:style-name="T3">n</text:span><text:span text:style-name="T3">d</text:span><text:span text:style-name="T3">e</text:span><text:span text:style-name="T3">nt</text:span><text:span text:style-name="T3">e </text:span><text:span text:style-name="T3">d</text:span><text:span text:style-name="T3">o </text:span><text:span text:style-name="T3">s</text:span><text:span text:style-name="T3">e</text:span><text:span text:style-name="T3">g</text:span><text:span text:style-name="T3">u</text:span><text:span text:style-name="T3">n</text:span><text:span text:style-name="T3">d</text:span><text:span text:style-name="T3">o </text:span><text:span text:style-name="T3">gr</text:span><text:span text:style-name="T3">a</text:span><text:span text:style-name="T3">u, </text:span><text:span text:style-name="T3">d</text:span><text:span text:style-name="T3">a </text:span><text:span text:style-name="T3">li</text:span><text:span text:style-name="T3">n</text:span><text:span text:style-name="T3">h</text:span><text:span text:style-name="T3">a </text:span><text:span text:style-name="T3">re</text:span><text:span text:style-name="T3">ta </text:span><text:span text:style-name="T3">(a</text:span><text:span text:style-name="T3">v</text:span><text:span text:style-name="T3">ó/</text:span><text:span text:style-name="T3">a</text:span><text:span text:style-name="T3">v</text:span><text:span text:style-name="T3">ô) </text:span><text:span text:style-name="T3">q</text:span><text:span text:style-name="T3">u</text:span><text:span text:style-name="T3">e</text:span></text:p>
          </draw:text-box>
        </draw:frame>
        <draw:frame draw:style-name="gr34" draw:text-style-name="P3" draw:layer="layout" svg:width="8.532cm" svg:height="0.297cm" svg:x="3.248cm" svg:y="18.684cm">
          <draw:text-box>
            <text:p text:style-name="P2"><text:span text:style-name="T3">r</text:span><text:span text:style-name="T3">e</text:span><text:span text:style-name="T3">f</text:span><text:span text:style-name="T3">e</text:span><text:span text:style-name="T3">ri</text:span><text:span text:style-name="T3">u </text:span><text:span text:style-name="T3">a</text:span><text:span text:style-name="T3">n</text:span><text:span text:style-name="T3">t</text:span><text:span text:style-name="T3">e</text:span><text:span text:style-name="T3">ri</text:span><text:span text:style-name="T3">o</text:span><text:span text:style-name="T3">r</text:span><text:span text:style-name="T3">m</text:span><text:span text:style-name="T3">e</text:span><text:span text:style-name="T3">n</text:span><text:span text:style-name="T3">t</text:span><text:span text:style-name="T3">e</text:span><text:span text:style-name="T3">, </text:span><text:span text:style-name="T3">in</text:span><text:span text:style-name="T3">di</text:span><text:span text:style-name="T3">c</text:span><text:span text:style-name="T3">a</text:span><text:span text:style-name="T3">r </text:span><text:span text:style-name="T3">o </text:span><text:span text:style-name="T3">lo</text:span><text:span text:style-name="T3">c</text:span><text:span text:style-name="T3">al </text:span><text:span text:style-name="T3">e </text:span><text:span text:style-name="T3">a </text:span><text:span text:style-name="T3">d</text:span><text:span text:style-name="T3">a</text:span><text:span text:style-name="T3">t</text:span><text:span text:style-name="T3">a </text:span><text:span text:style-name="T3">d</text:span><text:span text:style-name="T3">e </text:span><text:span text:style-name="T3">n</text:span><text:span text:style-name="T3">a</text:span><text:span text:style-name="T3">s</text:span><text:span text:style-name="T3">ci</text:span><text:span text:style-name="T3">m</text:span><text:span text:style-name="T3">e</text:span><text:span text:style-name="T3">n</text:span><text:span text:style-name="T3">t</text:span><text:span text:style-name="T3">o </text:span><text:span text:style-name="T3">d</text:span><text:span text:style-name="T3">o </text:span><text:span text:style-name="T3">m</text:span><text:span text:style-name="T3">e</text:span><text:span text:style-name="T3">s</text:span><text:span text:style-name="T3">m</text:span><text:span text:style-name="T3">o</text:span><text:span text:style-name="T3">:</text:span></text:p>
          </draw:text-box>
        </draw:frame>
        <draw:frame draw:style-name="gr35" draw:text-style-name="P3" draw:layer="layout" svg:width="1.187cm" svg:height="0.297cm" svg:x="3.248cm" svg:y="19.095cm">
          <draw:text-box>
            <text:p text:style-name="P2"><text:span text:style-name="T3">F</text:span><text:span text:style-name="T3">r</text:span><text:span text:style-name="T3">e</text:span><text:span text:style-name="T3">g</text:span><text:span text:style-name="T3">u</text:span><text:span text:style-name="T3">e</text:span><text:span text:style-name="T3">si</text:span><text:span text:style-name="T3">a</text:span></text:p>
          </draw:text-box>
        </draw:frame>
        <draw:frame draw:style-name="gr36" draw:text-style-name="P3" draw:layer="layout" svg:width="2.462cm" svg:height="0.297cm" svg:x="3.4cm" svg:y="20.361cm">
          <draw:text-box>
            <text:p text:style-name="P2"><text:span text:style-name="T3">Data do </text:span><text:span text:style-name="T3">nascime</text:span><text:span text:style-name="T3">nto:</text:span></text:p>
          </draw:text-box>
        </draw:frame>
        <draw:frame draw:style-name="gr37" draw:text-style-name="P3" draw:layer="layout" svg:width="2.144cm" svg:height="0.297cm" svg:x="9.527cm" svg:y="20.361cm">
          <draw:text-box>
            <text:p text:style-name="P2"><text:span text:style-name="T3">a</text:span><text:span text:style-name="T3">s</text:span><text:span text:style-name="T3">s</text:span><text:span text:style-name="T3">e</text:span><text:span text:style-name="T3">n</text:span><text:span text:style-name="T3">t</text:span><text:span text:style-name="T3">o</text:span><text:span text:style-name="T3"> </text:span><text:span text:style-name="T3">c</text:span><text:span text:style-name="T3">o</text:span><text:span text:style-name="T3">m</text:span><text:span text:style-name="T3"> </text:span><text:span text:style-name="T3">o</text:span><text:span text:style-name="T3"> </text:span><text:span text:style-name="T3">n</text:span><text:span text:style-name="T3">.</text:span><text:span text:style-name="T3">º</text:span></text:p>
          </draw:text-box>
        </draw:frame>
        <draw:frame draw:style-name="gr38" draw:text-style-name="P3" draw:layer="layout" svg:width="1.192cm" svg:height="0.297cm" svg:x="15.107cm" svg:y="20.361cm">
          <draw:text-box>
            <text:p text:style-name="P2"><text:span text:style-name="T3">do ano </text:span><text:span text:style-name="T3">de</text:span></text:p>
          </draw:text-box>
        </draw:frame>
        <draw:frame draw:style-name="gr39" draw:text-style-name="P3" draw:layer="layout" svg:width="0.802cm" svg:height="0.297cm" svg:x="3.341cm" svg:y="11.652cm">
          <draw:text-box>
            <text:p text:style-name="P2"><text:span text:style-name="T3">e</text:span><text:span text:style-name="T3">-</text:span><text:span text:style-name="T3">m</text:span><text:span text:style-name="T3">a</text:span><text:span text:style-name="T3">i</text:span><text:span text:style-name="T3">l</text:span><text:span text:style-name="T3">:</text:span></text:p>
          </draw:text-box>
        </draw:frame>
        <draw:frame draw:style-name="gr40" draw:text-style-name="P3" draw:layer="layout" svg:width="1.594cm" svg:height="0.297cm" svg:x="3.303cm" svg:y="12.012cm">
          <draw:text-box>
            <text:p text:style-name="P2"><text:span text:style-name="T3">N</text:span><text:span text:style-name="T3">a</text:span><text:span text:style-name="T3">t</text:span><text:span text:style-name="T3">u</text:span><text:span text:style-name="T3">r</text:span><text:span text:style-name="T3">a</text:span><text:span text:style-name="T3">l</text:span><text:span text:style-name="T3">i</text:span><text:span text:style-name="T3">d</text:span><text:span text:style-name="T3">a</text:span><text:span text:style-name="T3">d</text:span><text:span text:style-name="T3">e</text:span><text:span text:style-name="T3"> </text:span></text:p>
          </draw:text-box>
        </draw:frame>
        <draw:frame draw:style-name="gr13" draw:text-style-name="P3" draw:layer="layout" svg:width="0.54cm" svg:height="0.297cm" svg:x="3.248cm" svg:y="12.359cm">
          <draw:text-box>
            <text:p text:style-name="P2"><text:span text:style-name="T3">P</text:span><text:span text:style-name="T3">a</text:span><text:span text:style-name="T3">í</text:span><text:span text:style-name="T3">s</text:span></text:p>
          </draw:text-box>
        </draw:frame>
        <draw:frame draw:style-name="gr41" draw:text-style-name="P3" draw:layer="layout" svg:width="1.772cm" svg:height="0.297cm" svg:x="3.248cm" svg:y="12.816cm">
          <draw:text-box>
            <text:p text:style-name="P2"><text:span text:style-name="T3">N</text:span><text:span text:style-name="T3">a</text:span><text:span text:style-name="T3">c</text:span><text:span text:style-name="T3">i</text:span><text:span text:style-name="T3">o</text:span><text:span text:style-name="T3">n</text:span><text:span text:style-name="T3">a</text:span><text:span text:style-name="T3">l</text:span><text:span text:style-name="T3">i</text:span><text:span text:style-name="T3">d</text:span><text:span text:style-name="T3">a</text:span><text:span text:style-name="T3">d</text:span><text:span text:style-name="T3">e</text:span><text:span text:style-name="T3"> </text:span></text:p>
          </draw:text-box>
        </draw:frame>
        <draw:frame draw:style-name="gr42" draw:text-style-name="P3" draw:layer="layout" svg:width="0.595cm" svg:height="0.297cm" svg:x="3.265cm" svg:y="14.162cm">
          <draw:text-box>
            <text:p text:style-name="P2"><text:span text:style-name="T3">M</text:span><text:span text:style-name="T3">ã</text:span><text:span text:style-name="T3">e</text:span><text:span text:style-name="T3">:</text:span></text:p>
          </draw:text-box>
        </draw:frame>
        <draw:frame draw:style-name="gr43" draw:text-style-name="P3" draw:layer="layout" svg:width="6.276cm" svg:height="0.297cm" svg:x="3.248cm" svg:y="14.772cm">
          <draw:text-box>
            <text:p text:style-name="P2"><text:span text:style-name="T3">P</text:span><text:span text:style-name="T3">a</text:span><text:span text:style-name="T3">í</text:span><text:span text:style-name="T3">s</text:span><text:span text:style-name="T3">e</text:span><text:span text:style-name="T3">s</text:span><text:span text:style-name="T3"> </text:span><text:span text:style-name="T3">o</text:span><text:span text:style-name="T3">n</text:span><text:span text:style-name="T3">d</text:span><text:span text:style-name="T3">e</text:span><text:span text:style-name="T3"> </text:span><text:span text:style-name="T3">r</text:span><text:span text:style-name="T3">e</text:span><text:span text:style-name="T3">s</text:span><text:span text:style-name="T3">i</text:span><text:span text:style-name="T3">d</text:span><text:span text:style-name="T3">i</text:span><text:span text:style-name="T3">u</text:span><text:span text:style-name="T3"> </text:span><text:span text:style-name="T3">a</text:span><text:span text:style-name="T3">n</text:span><text:span text:style-name="T3">t</text:span><text:span text:style-name="T3">e</text:span><text:span text:style-name="T3">r</text:span><text:span text:style-name="T3">i</text:span><text:span text:style-name="T3">o</text:span><text:span text:style-name="T3">r</text:span><text:span text:style-name="T3">m</text:span><text:span text:style-name="T3">e</text:span><text:span text:style-name="T3">n</text:span><text:span text:style-name="T3">t</text:span><text:span text:style-name="T3">e</text:span><text:span text:style-name="T3">,</text:span><text:span text:style-name="T3"> </text:span><text:span text:style-name="T3">a</text:span><text:span text:style-name="T3">p</text:span><text:span text:style-name="T3">ó</text:span><text:span text:style-name="T3">s</text:span><text:span text:style-name="T3"> </text:span><text:span text:style-name="T3">o</text:span><text:span text:style-name="T3">s</text:span><text:span text:style-name="T3"> </text:span><text:span text:style-name="T3">1</text:span><text:span text:style-name="T3">6</text:span><text:span text:style-name="T3"> </text:span><text:span text:style-name="T3">a</text:span><text:span text:style-name="T3">n</text:span><text:span text:style-name="T3">o</text:span><text:span text:style-name="T3">s</text:span><text:span text:style-name="T3">:</text:span></text:p>
          </draw:text-box>
        </draw:frame>
        <draw:frame draw:style-name="gr44" draw:text-style-name="P5" draw:layer="layout" svg:width="0.167cm" svg:height="0.166cm" svg:x="12.398cm" svg:y="9.325cm">
          <draw:text-box>
            <text:p text:style-name="P2"><text:span text:style-name="T2">5</text:span><text:span text:style-name="T2">.</text:span><text:span text:style-name="T2"> </text:span></text:p>
          </draw:text-box>
        </draw:frame>
        <draw:frame draw:style-name="gr45" draw:text-style-name="P3" draw:layer="layout" svg:width="2.089cm" svg:height="0.297cm" svg:x="12.563cm" svg:y="9.239cm">
          <draw:text-box>
            <text:p text:style-name="P2"><text:span text:style-name="T3">D</text:span><text:span text:style-name="T3">a</text:span><text:span text:style-name="T3">t</text:span><text:span text:style-name="T3">a</text:span><text:span text:style-name="T3"> </text:span><text:span text:style-name="T3">d</text:span><text:span text:style-name="T3">e</text:span><text:span text:style-name="T3"> </text:span><text:span text:style-name="T3">e</text:span><text:span text:style-name="T3">m</text:span><text:span text:style-name="T3">i</text:span><text:span text:style-name="T3">s</text:span><text:span text:style-name="T3">s</text:span><text:span text:style-name="T3">ã</text:span><text:span text:style-name="T3">o</text:span><text:span text:style-name="T3">:</text:span></text:p>
          </draw:text-box>
        </draw:frame>
        <draw:frame draw:style-name="gr19" draw:text-style-name="P5" draw:layer="layout" svg:width="0.197cm" svg:height="0.166cm" svg:x="15.181cm" svg:y="9.483cm">
          <draw:text-box>
            <text:p text:style-name="P2"><text:span text:style-name="T2">d</text:span><text:span text:style-name="T2">i</text:span><text:span text:style-name="T2">a</text:span></text:p>
          </draw:text-box>
        </draw:frame>
        <draw:frame draw:style-name="gr20" draw:text-style-name="P5" draw:layer="layout" svg:width="0.281cm" svg:height="0.166cm" svg:x="15.874cm" svg:y="9.47cm">
          <draw:text-box>
            <text:p text:style-name="P2"><text:span text:style-name="T2">m</text:span><text:span text:style-name="T2">ê</text:span><text:span text:style-name="T2">s</text:span></text:p>
          </draw:text-box>
        </draw:frame>
        <draw:frame draw:style-name="gr46" draw:text-style-name="P6" draw:layer="layout" svg:width="3.931cm" svg:height="0.276cm" svg:x="14.832cm" svg:y="3.32cm">
          <draw:text-box>
            <text:p text:style-name="P2"><text:span text:style-name="T4">D</text:span><text:span text:style-name="T4">a</text:span><text:span text:style-name="T4">t</text:span><text:span text:style-name="T4">a</text:span><text:span text:style-name="T4"> </text:span><text:span text:style-name="T4">d</text:span><text:span text:style-name="T4">e</text:span><text:span text:style-name="T4"> </text:span><text:span text:style-name="T4">r</text:span><text:span text:style-name="T4">e</text:span><text:span text:style-name="T4">c</text:span><text:span text:style-name="T4">e</text:span><text:span text:style-name="T4">ç</text:span><text:span text:style-name="T4">ã</text:span><text:span text:style-name="T4">o</text:span><text:span text:style-name="T4"> </text:span><text:span text:style-name="T4">n</text:span><text:span text:style-name="T4">a</text:span><text:span text:style-name="T4"> </text:span><text:span text:style-name="T4">C</text:span><text:span text:style-name="T4">.</text:span><text:span text:style-name="T4">R</text:span><text:span text:style-name="T4">.</text:span><text:span text:style-name="T4">C</text:span><text:span text:style-name="T4">e</text:span><text:span text:style-name="T4">n</text:span><text:span text:style-name="T4">t</text:span><text:span text:style-name="T4">r</text:span><text:span text:style-name="T4">a</text:span><text:span text:style-name="T4">i</text:span><text:span text:style-name="T4">s</text:span><text:span text:style-name="T4">:</text:span></text:p>
          </draw:text-box>
        </draw:frame>
        <draw:frame draw:style-name="gr47" draw:text-style-name="P7" draw:layer="layout" svg:width="7.487cm" svg:height="0.484cm" svg:x="7.012cm" svg:y="4.056cm">
          <draw:text-box>
            <text:p text:style-name="P2"><text:span text:style-name="T5">C</text:span><text:span text:style-name="T5">o</text:span><text:span text:style-name="T5">n</text:span><text:span text:style-name="T5">s</text:span><text:span text:style-name="T5">e</text:span><text:span text:style-name="T5">r</text:span><text:span text:style-name="T5">v</text:span><text:span text:style-name="T5">a</text:span><text:span text:style-name="T5">t</text:span><text:span text:style-name="T5">ó</text:span><text:span text:style-name="T5">r</text:span><text:span text:style-name="T5">i</text:span><text:span text:style-name="T5">a</text:span><text:span text:style-name="T5"> </text:span><text:span text:style-name="T5">d</text:span><text:span text:style-name="T5">o</text:span><text:span text:style-name="T5">s</text:span><text:span text:style-name="T5"> </text:span><text:span text:style-name="T5">R</text:span><text:span text:style-name="T5">e</text:span><text:span text:style-name="T5">g</text:span><text:span text:style-name="T5">i</text:span><text:span text:style-name="T5">s</text:span><text:span text:style-name="T5">t</text:span><text:span text:style-name="T5">o</text:span><text:span text:style-name="T5">s</text:span><text:span text:style-name="T5"> </text:span><text:span text:style-name="T5">C</text:span><text:span text:style-name="T5">e</text:span><text:span text:style-name="T5">n</text:span><text:span text:style-name="T5">t</text:span><text:span text:style-name="T5">r</text:span><text:span text:style-name="T5">a</text:span><text:span text:style-name="T5">i</text:span><text:span text:style-name="T5">s</text:span></text:p>
          </draw:text-box>
        </draw:frame>
        <draw:frame draw:style-name="gr48" draw:text-style-name="P3" draw:layer="layout" svg:width="10.039cm" svg:height="0.311cm" svg:x="5.779cm" svg:y="4.749cm">
          <draw:text-box>
            <text:p text:style-name="P2"><text:span text:style-name="T6">D</text:span><text:span text:style-name="T6">E</text:span><text:span text:style-name="T6">C</text:span><text:span text:style-name="T6">L</text:span><text:span text:style-name="T6">A</text:span><text:span text:style-name="T6">R</text:span><text:span text:style-name="T6">A</text:span><text:span text:style-name="T6">Ç</text:span><text:span text:style-name="T6">Ã</text:span><text:span text:style-name="T6">O</text:span><text:span text:style-name="T6"> </text:span><text:span text:style-name="T6">P</text:span><text:span text:style-name="T6">A</text:span><text:span text:style-name="T6">R</text:span><text:span text:style-name="T6">A</text:span><text:span text:style-name="T6"> </text:span><text:span text:style-name="T6">A</text:span><text:span text:style-name="T6">T</text:span><text:span text:style-name="T6">R</text:span><text:span text:style-name="T6">I</text:span><text:span text:style-name="T6">B</text:span><text:span text:style-name="T6">U</text:span><text:span text:style-name="T6">I</text:span><text:span text:style-name="T6">Ç</text:span><text:span text:style-name="T6">Ã</text:span><text:span text:style-name="T6">O</text:span><text:span text:style-name="T6"> </text:span><text:span text:style-name="T6">D</text:span><text:span text:style-name="T6">A</text:span><text:span text:style-name="T6"> </text:span><text:span text:style-name="T6">N</text:span><text:span text:style-name="T6">A</text:span><text:span text:style-name="T6">C</text:span><text:span text:style-name="T6">I</text:span><text:span text:style-name="T6">O</text:span><text:span text:style-name="T6">N</text:span><text:span text:style-name="T6">A</text:span><text:span text:style-name="T6">L</text:span><text:span text:style-name="T6">I</text:span><text:span text:style-name="T6">D</text:span><text:span text:style-name="T6">A</text:span><text:span text:style-name="T6">D</text:span><text:span text:style-name="T6">E</text:span><text:span text:style-name="T6"> </text:span><text:span text:style-name="T6">P</text:span><text:span text:style-name="T6">O</text:span><text:span text:style-name="T6">R</text:span><text:span text:style-name="T6">T</text:span><text:span text:style-name="T6">U</text:span><text:span text:style-name="T6">G</text:span><text:span text:style-name="T6">U</text:span><text:span text:style-name="T6">E</text:span><text:span text:style-name="T6">S</text:span><text:span text:style-name="T6">A</text:span></text:p>
          </draw:text-box>
        </draw:frame>
        <draw:frame draw:style-name="gr49" draw:text-style-name="P3" draw:layer="layout" svg:width="14.26cm" svg:height="0.297cm" svg:x="3.392cm" svg:y="5.203cm">
          <draw:text-box>
            <text:p text:style-name="P2"><text:span text:style-name="T3">N</text:span><text:span text:style-name="T3">e</text:span><text:span text:style-name="T3">t</text:span><text:span text:style-name="T3">o</text:span><text:span text:style-name="T3">s</text:span><text:span text:style-name="T3"> </text:span><text:span text:style-name="T3">d</text:span><text:span text:style-name="T3">e</text:span><text:span text:style-name="T3"> </text:span><text:span text:style-name="T3">a</text:span><text:span text:style-name="T3">v</text:span><text:span text:style-name="T3">ó</text:span><text:span text:style-name="T3"> </text:span><text:span text:style-name="T3">p</text:span><text:span text:style-name="T3">o</text:span><text:span text:style-name="T3">r</text:span><text:span text:style-name="T3">t</text:span><text:span text:style-name="T3">u</text:span><text:span text:style-name="T3">g</text:span><text:span text:style-name="T3">u</text:span><text:span text:style-name="T3">e</text:span><text:span text:style-name="T3">s</text:span><text:span text:style-name="T3">a</text:span><text:span text:style-name="T3"> </text:span><text:span text:style-name="T3">o</text:span><text:span text:style-name="T3">u</text:span><text:span text:style-name="T3"> </text:span><text:span text:style-name="T3">d</text:span><text:span text:style-name="T3">e</text:span><text:span text:style-name="T3"> </text:span><text:span text:style-name="T3">a</text:span><text:span text:style-name="T3">v</text:span><text:span text:style-name="T3">ô</text:span><text:span text:style-name="T3"> </text:span><text:span text:style-name="T3">p</text:span><text:span text:style-name="T3">o</text:span><text:span text:style-name="T3">r</text:span><text:span text:style-name="T3">t</text:span><text:span text:style-name="T3">u</text:span><text:span text:style-name="T3">g</text:span><text:span text:style-name="T3">u</text:span><text:span text:style-name="T3">ê</text:span><text:span text:style-name="T3">s</text:span><text:span text:style-name="T3"> </text:span><text:span text:style-name="T3">n</text:span><text:span text:style-name="T3">a</text:span><text:span text:style-name="T3">s</text:span><text:span text:style-name="T3">c</text:span><text:span text:style-name="T3">i</text:span><text:span text:style-name="T3">d</text:span><text:span text:style-name="T3">o</text:span><text:span text:style-name="T3">s</text:span><text:span text:style-name="T3"> </text:span><text:span text:style-name="T3">n</text:span><text:span text:style-name="T3">o</text:span><text:span text:style-name="T3"> </text:span><text:span text:style-name="T3">e</text:span><text:span text:style-name="T3">s</text:span><text:span text:style-name="T3">t</text:span><text:span text:style-name="T3">r</text:span><text:span text:style-name="T3">a</text:span><text:span text:style-name="T3">n</text:span><text:span text:style-name="T3">g</text:span><text:span text:style-name="T3">e</text:span><text:span text:style-name="T3">i</text:span><text:span text:style-name="T3">r</text:span><text:span text:style-name="T3">o</text:span><text:span text:style-name="T3"> </text:span><text:span text:style-name="T3">q</text:span><text:span text:style-name="T3">u</text:span><text:span text:style-name="T3">e</text:span><text:span text:style-name="T3"> </text:span><text:span text:style-name="T3">d</text:span><text:span text:style-name="T3">e</text:span><text:span text:style-name="T3">c</text:span><text:span text:style-name="T3">l</text:span><text:span text:style-name="T3">a</text:span><text:span text:style-name="T3">r</text:span><text:span text:style-name="T3">e</text:span><text:span text:style-name="T3">m</text:span><text:span text:style-name="T3"> </text:span><text:span text:style-name="T3">q</text:span><text:span text:style-name="T3">u</text:span><text:span text:style-name="T3">e</text:span><text:span text:style-name="T3"> </text:span><text:span text:style-name="T3">q</text:span><text:span text:style-name="T3">u</text:span><text:span text:style-name="T3">e</text:span><text:span text:style-name="T3">r</text:span><text:span text:style-name="T3">e</text:span><text:span text:style-name="T3">m</text:span><text:span text:style-name="T3"> </text:span><text:span text:style-name="T3">s</text:span><text:span text:style-name="T3">e</text:span><text:span text:style-name="T3">r</text:span><text:span text:style-name="T3"> </text:span><text:span text:style-name="T3">p</text:span><text:span text:style-name="T3">o</text:span><text:span text:style-name="T3">r</text:span><text:span text:style-name="T3">t</text:span><text:span text:style-name="T3">u</text:span><text:span text:style-name="T3">g</text:span><text:span text:style-name="T3">u</text:span><text:span text:style-name="T3">e</text:span><text:span text:style-name="T3">s</text:span><text:span text:style-name="T3">e</text:span><text:span text:style-name="T3">s</text:span><text:span text:style-name="T3"> </text:span><text:span text:style-name="T3">(</text:span><text:span text:style-name="T3">a</text:span><text:span text:style-name="T3">r</text:span><text:span text:style-name="T3">t</text:span><text:span text:style-name="T3">.</text:span><text:span text:style-name="T3"> </text:span></text:p>
          </draw:text-box>
        </draw:frame>
        <draw:frame draw:style-name="gr50" draw:text-style-name="P3" draw:layer="layout" svg:width="6.394cm" svg:height="0.297cm" svg:x="7.296cm" svg:y="5.627cm">
          <draw:text-box>
            <text:p text:style-name="P2"><text:span text:style-name="T3">1</text:span><text:span text:style-name="T3">º</text:span><text:span text:style-name="T3">,</text:span><text:span text:style-name="T3"> </text:span><text:span text:style-name="T3">n</text:span><text:span text:style-name="T3">º</text:span><text:span text:style-name="T3"> </text:span><text:span text:style-name="T3">1</text:span><text:span text:style-name="T3">,</text:span><text:span text:style-name="T3"> </text:span><text:span text:style-name="T3">a</text:span><text:span text:style-name="T3">l</text:span><text:span text:style-name="T3">.</text:span><text:span text:style-name="T3"> </text:span><text:span text:style-name="T3">d</text:span><text:span text:style-name="T3">)</text:span><text:span text:style-name="T3"> </text:span><text:span text:style-name="T3">d</text:span><text:span text:style-name="T3">a</text:span><text:span text:style-name="T3"> </text:span><text:span text:style-name="T3">L</text:span><text:span text:style-name="T3">e</text:span><text:span text:style-name="T3">i</text:span><text:span text:style-name="T3"> </text:span><text:span text:style-name="T3">d</text:span><text:span text:style-name="T3">a</text:span><text:span text:style-name="T3"> </text:span><text:span text:style-name="T3">N</text:span><text:span text:style-name="T3">a</text:span><text:span text:style-name="T3">c</text:span><text:span text:style-name="T3">i</text:span><text:span text:style-name="T3">o</text:span><text:span text:style-name="T3">n</text:span><text:span text:style-name="T3">a</text:span><text:span text:style-name="T3">l</text:span><text:span text:style-name="T3">i</text:span><text:span text:style-name="T3">d</text:span><text:span text:style-name="T3">a</text:span><text:span text:style-name="T3">d</text:span><text:span text:style-name="T3">e</text:span><text:span text:style-name="T3"> </text:span><text:span text:style-name="T3">n</text:span><text:span text:style-name="T3">º</text:span><text:span text:style-name="T3"> </text:span><text:span text:style-name="T3">3</text:span><text:span text:style-name="T3">7</text:span><text:span text:style-name="T3">/</text:span><text:span text:style-name="T3">8</text:span><text:span text:style-name="T3">1</text:span><text:span text:style-name="T3">,</text:span><text:span text:style-name="T3"> </text:span><text:span text:style-name="T3">3</text:span><text:span text:style-name="T3">/</text:span><text:span text:style-name="T3">1</text:span><text:span text:style-name="T3">0</text:span><text:span text:style-name="T3">)</text:span></text:p>
          </draw:text-box>
        </draw:frame>
        <draw:frame draw:style-name="gr51" draw:text-style-name="P6" draw:layer="layout" svg:width="5.408cm" svg:height="0.268cm" svg:x="2.532cm" svg:y="6.081cm">
          <draw:text-box>
            <text:p text:style-name="P2"><text:span text:style-name="T7">A</text:span><text:span text:style-name="T7">n</text:span><text:span text:style-name="T7">t</text:span><text:span text:style-name="T7">e</text:span><text:span text:style-name="T7">s</text:span><text:span text:style-name="T7"> </text:span><text:span text:style-name="T7">d</text:span><text:span text:style-name="T7">e</text:span><text:span text:style-name="T7"> </text:span><text:span text:style-name="T7">p</text:span><text:span text:style-name="T7">r</text:span><text:span text:style-name="T7">e</text:span><text:span text:style-name="T7">e</text:span><text:span text:style-name="T7">n</text:span><text:span text:style-name="T7">c</text:span><text:span text:style-name="T7">h</text:span><text:span text:style-name="T7">e</text:span><text:span text:style-name="T7">r</text:span><text:span text:style-name="T7">,</text:span><text:span text:style-name="T7"> </text:span><text:span text:style-name="T7">l</text:span><text:span text:style-name="T7">e</text:span><text:span text:style-name="T7">i</text:span><text:span text:style-name="T7">a</text:span><text:span text:style-name="T7"> </text:span><text:span text:style-name="T7">a</text:span><text:span text:style-name="T7">t</text:span><text:span text:style-name="T7">e</text:span><text:span text:style-name="T7">n</text:span><text:span text:style-name="T7">t</text:span><text:span text:style-name="T7">a</text:span><text:span text:style-name="T7">m</text:span><text:span text:style-name="T7">e</text:span><text:span text:style-name="T7">n</text:span><text:span text:style-name="T7">t</text:span><text:span text:style-name="T7">e</text:span><text:span text:style-name="T7"> </text:span><text:span text:style-name="T7">a</text:span><text:span text:style-name="T7">s</text:span><text:span text:style-name="T7"> </text:span><text:span text:style-name="T7">i</text:span><text:span text:style-name="T7">n</text:span><text:span text:style-name="T7">s</text:span><text:span text:style-name="T7">t</text:span><text:span text:style-name="T7">r</text:span><text:span text:style-name="T7">u</text:span><text:span text:style-name="T7">ç</text:span><text:span text:style-name="T7">õ</text:span><text:span text:style-name="T7">e</text:span><text:span text:style-name="T7">s</text:span></text:p>
          </draw:text-box>
        </draw:frame>
        <draw:frame draw:style-name="gr52" draw:text-style-name="P3" draw:layer="layout" svg:width="0.688cm" svg:height="0.297cm" svg:x="11.403cm" svg:y="8.281cm">
          <draw:text-box>
            <text:p text:style-name="P2"><text:span text:style-name="T3">S</text:span><text:span text:style-name="T3">e</text:span><text:span text:style-name="T3">x</text:span><text:span text:style-name="T3">o</text:span><text:span text:style-name="T3">:</text:span></text:p>
          </draw:text-box>
        </draw:frame>
        <draw:frame draw:style-name="gr53" draw:text-style-name="P4" draw:layer="layout" svg:width="0.297cm" svg:height="0.166cm" svg:x="16.95cm" svg:y="9.465cm">
          <draw:text-box>
            <text:p text:style-name="P2"><text:span text:style-name="T2">a</text:span><text:span text:style-name="T2">n</text:span><text:span text:style-name="T2">o</text:span></text:p>
          </draw:text-box>
        </draw:frame>
        <draw:frame draw:style-name="gr54" draw:text-style-name="P3" draw:layer="layout" svg:width="1.391cm" svg:height="0.297cm" svg:x="3.248cm" svg:y="10.78cm">
          <draw:text-box>
            <text:p text:style-name="P2"><text:span text:style-name="T3">C</text:span><text:span text:style-name="T3">ó</text:span><text:span text:style-name="T3">d</text:span><text:span text:style-name="T3">.</text:span><text:span text:style-name="T3"> </text:span><text:span text:style-name="T3">P</text:span><text:span text:style-name="T3">o</text:span><text:span text:style-name="T3">s</text:span><text:span text:style-name="T3">t</text:span><text:span text:style-name="T3">a</text:span><text:span text:style-name="T3">l</text:span></text:p>
          </draw:text-box>
        </draw:frame>
        <draw:frame draw:style-name="gr13" draw:text-style-name="P3" draw:layer="layout" svg:width="0.54cm" svg:height="0.297cm" svg:x="3.248cm" svg:y="11.216cm">
          <draw:text-box>
            <text:p text:style-name="P2"><text:span text:style-name="T3">P</text:span><text:span text:style-name="T3">a</text:span><text:span text:style-name="T3">í</text:span><text:span text:style-name="T3">s</text:span></text:p>
          </draw:text-box>
        </draw:frame>
        <draw:frame draw:style-name="gr6" draw:text-style-name="P5" draw:layer="layout" svg:width="0.147cm" svg:height="0.166cm" svg:x="12.901cm" svg:y="11.323cm">
          <draw:text-box>
            <text:p text:style-name="P2"><text:span text:style-name="T2">7</text:span><text:span text:style-name="T2">.</text:span></text:p>
          </draw:text-box>
        </draw:frame>
        <draw:frame draw:style-name="gr55" draw:text-style-name="P3" draw:layer="layout" svg:width="0.417cm" svg:height="0.297cm" svg:x="13.024cm" svg:y="11.216cm">
          <draw:text-box>
            <text:p text:style-name="P2"><text:span text:style-name="T3">T</text:span><text:span text:style-name="T3">e</text:span><text:span text:style-name="T3">l</text:span><text:span text:style-name="T3">.</text:span></text:p>
          </draw:text-box>
        </draw:frame>
        <draw:frame draw:style-name="gr56" draw:text-style-name="P3" draw:layer="layout" svg:width="2.385cm" svg:height="0.297cm" svg:x="3.248cm" svg:y="8.739cm">
          <draw:text-box>
            <text:p text:style-name="P2"><text:span text:style-name="T3">D</text:span><text:span text:style-name="T3">a</text:span><text:span text:style-name="T3">t</text:span><text:span text:style-name="T3">a</text:span><text:span text:style-name="T3"> </text:span><text:span text:style-name="T3">d</text:span><text:span text:style-name="T3">e</text:span><text:span text:style-name="T3"> </text:span><text:span text:style-name="T3">n</text:span><text:span text:style-name="T3">a</text:span><text:span text:style-name="T3">s</text:span><text:span text:style-name="T3">c</text:span><text:span text:style-name="T3">i</text:span><text:span text:style-name="T3">m</text:span><text:span text:style-name="T3">e</text:span><text:span text:style-name="T3">n</text:span><text:span text:style-name="T3">t</text:span><text:span text:style-name="T3">o</text:span></text:p>
          </draw:text-box>
        </draw:frame>
        <draw:frame draw:style-name="gr6" draw:text-style-name="P5" draw:layer="layout" svg:width="0.147cm" svg:height="0.166cm" svg:x="9.362cm" svg:y="8.847cm">
          <draw:text-box>
            <text:p text:style-name="P2"><text:span text:style-name="T2">3</text:span><text:span text:style-name="T2">.</text:span></text:p>
          </draw:text-box>
        </draw:frame>
        <draw:frame draw:style-name="gr57" draw:text-style-name="P3" draw:layer="layout" svg:width="1.437cm" svg:height="0.297cm" svg:x="9.484cm" svg:y="8.739cm">
          <draw:text-box>
            <text:p text:style-name="P2"><text:span text:style-name="T3"><text:s/></text:span><text:span text:style-name="T3">E</text:span><text:span text:style-name="T3">s</text:span><text:span text:style-name="T3">t</text:span><text:span text:style-name="T3">a</text:span><text:span text:style-name="T3">d</text:span><text:span text:style-name="T3">o</text:span><text:span text:style-name="T3"> </text:span><text:span text:style-name="T3">c</text:span><text:span text:style-name="T3">i</text:span><text:span text:style-name="T3">v</text:span><text:span text:style-name="T3">i</text:span><text:span text:style-name="T3">l</text:span></text:p>
          </draw:text-box>
        </draw:frame>
        <draw:frame draw:style-name="gr19" draw:text-style-name="P5" draw:layer="layout" svg:width="0.197cm" svg:height="0.166cm" svg:x="6.317cm" svg:y="9.062cm">
          <draw:text-box>
            <text:p text:style-name="P2"><text:span text:style-name="T2">d</text:span><text:span text:style-name="T2">i</text:span><text:span text:style-name="T2">a</text:span></text:p>
          </draw:text-box>
        </draw:frame>
        <draw:frame draw:style-name="gr20" draw:text-style-name="P5" draw:layer="layout" svg:width="0.281cm" svg:height="0.166cm" svg:x="6.983cm" svg:y="9.062cm">
          <draw:text-box>
            <text:p text:style-name="P2"><text:span text:style-name="T2">m</text:span><text:span text:style-name="T2">ê</text:span><text:span text:style-name="T2">s</text:span></text:p>
          </draw:text-box>
        </draw:frame>
        <draw:frame draw:style-name="gr21" draw:text-style-name="P5" draw:layer="layout" svg:width="0.243cm" svg:height="0.166cm" svg:x="8.07cm" svg:y="9.062cm">
          <draw:text-box>
            <text:p text:style-name="P2"><text:span text:style-name="T2">a</text:span><text:span text:style-name="T2">n</text:span><text:span text:style-name="T2">o</text:span></text:p>
          </draw:text-box>
        </draw:frame>
        <draw:polygon draw:style-name="gr58" draw:text-style-name="P8" draw:layer="layout" svg:width="0.085cm" svg:height="0.03cm" svg:x="3.15cm" svg:y="5.139cm" svg:viewBox="0 0 86 31" draw:points="0,31 86,31 86,0 0,0">
          <text:p/>
        </draw:polygon>
        <draw:polygon draw:style-name="gr58" draw:text-style-name="P8" draw:layer="layout" svg:width="0.03cm" svg:height="0.029cm" svg:x="3.205cm" svg:y="5.195cm" svg:viewBox="0 0 31 30" draw:points="0,30 31,30 31,0 0,0">
          <text:p/>
        </draw:polygon>
        <draw:polygon draw:style-name="gr58" draw:text-style-name="P8" draw:layer="layout" svg:width="0.03cm" svg:height="0.085cm" svg:x="3.15cm" svg:y="5.139cm" svg:viewBox="0 0 31 86" draw:points="0,86 31,86 31,0 0,0">
          <text:p/>
        </draw:polygon>
        <draw:polygon draw:style-name="gr58" draw:text-style-name="P8" draw:layer="layout" svg:width="0.03cm" svg:height="0.029cm" svg:x="3.205cm" svg:y="5.195cm" svg:viewBox="0 0 31 30" draw:points="0,30 31,30 31,0 0,0">
          <text:p/>
        </draw:polygon>
        <draw:polygon draw:style-name="gr58" draw:text-style-name="P8" draw:layer="layout" svg:width="0.03cm" svg:height="0.03cm" svg:x="3.205cm" svg:y="5.927cm" svg:viewBox="0 0 31 31" draw:points="0,31 31,31 31,0 0,0">
          <text:p/>
        </draw:polygon>
        <draw:polygon draw:style-name="gr58" draw:text-style-name="P8" draw:layer="layout" svg:width="0.085cm" svg:height="0.03cm" svg:x="3.15cm" svg:y="5.982cm" svg:viewBox="0 0 86 31" draw:points="0,31 86,31 86,0 0,0">
          <text:p/>
        </draw:polygon>
        <draw:polygon draw:style-name="gr58" draw:text-style-name="P8" draw:layer="layout" svg:width="0.03cm" svg:height="0.029cm" svg:x="17.732cm" svg:y="5.195cm" svg:viewBox="0 0 31 30" draw:points="0,30 31,30 31,0 0,0">
          <text:p/>
        </draw:polygon>
        <draw:polygon draw:style-name="gr58" draw:text-style-name="P8" draw:layer="layout" svg:width="0.03cm" svg:height="0.085cm" svg:x="17.787cm" svg:y="5.139cm" svg:viewBox="0 0 31 86" draw:points="0,86 31,86 31,0 0,0">
          <text:p/>
        </draw:polygon>
        <draw:polygon draw:style-name="gr58" draw:text-style-name="P8" draw:layer="layout" svg:width="0.03cm" svg:height="0.703cm" svg:x="3.15cm" svg:y="5.224cm" svg:viewBox="0 0 31 704" draw:points="0,704 31,704 31,0 0,0">
          <text:p/>
        </draw:polygon>
        <draw:polygon draw:style-name="gr58" draw:text-style-name="P8" draw:layer="layout" svg:width="0.03cm" svg:height="0.703cm" svg:x="3.205cm" svg:y="5.224cm" svg:viewBox="0 0 31 704" draw:points="0,704 31,704 31,0 0,0">
          <text:p/>
        </draw:polygon>
        <draw:polygon draw:style-name="gr58" draw:text-style-name="P8" draw:layer="layout" svg:width="0.03cm" svg:height="0.703cm" svg:x="17.732cm" svg:y="5.224cm" svg:viewBox="0 0 31 704" draw:points="0,704 31,704 31,0 0,0">
          <text:p/>
        </draw:polygon>
        <draw:polygon draw:style-name="gr58" draw:text-style-name="P8" draw:layer="layout" svg:width="0.03cm" svg:height="0.703cm" svg:x="17.787cm" svg:y="5.224cm" svg:viewBox="0 0 31 704" draw:points="0,704 31,704 31,0 0,0">
          <text:p/>
        </draw:polygon>
        <draw:line draw:style-name="gr59" draw:text-style-name="P9" draw:layer="layout" svg:x1="3.194cm" svg:y1="7.237cm" svg:x2="3.194cm" svg:y2="7.542cm">
          <text:p/>
        </draw:line>
        <draw:polygon draw:style-name="gr58" draw:text-style-name="P8" draw:layer="layout" svg:width="0.005cm" svg:height="0.309cm" svg:x="3.192cm" svg:y="7.235cm" svg:viewBox="0 0 6 310" draw:points="0,310 6,310 6,0 0,0">
          <text:p/>
        </draw:polygon>
        <draw:line draw:style-name="gr59" draw:text-style-name="P9" draw:layer="layout" svg:x1="3.55cm" svg:y1="7.237cm" svg:x2="3.55cm" svg:y2="7.542cm">
          <text:p/>
        </draw:line>
        <draw:polygon draw:style-name="gr58" draw:text-style-name="P8" draw:layer="layout" svg:width="0.004cm" svg:height="0.309cm" svg:x="3.548cm" svg:y="7.235cm" svg:viewBox="0 0 5 310" draw:points="0,310 5,310 5,0 0,0">
          <text:p/>
        </draw:polygon>
        <draw:line draw:style-name="gr59" draw:text-style-name="P9" draw:layer="layout" svg:x1="3.905cm" svg:y1="7.237cm" svg:x2="3.905cm" svg:y2="7.542cm">
          <text:p/>
        </draw:line>
        <draw:polygon draw:style-name="gr58" draw:text-style-name="P8" draw:layer="layout" svg:width="0.005cm" svg:height="0.309cm" svg:x="3.903cm" svg:y="7.235cm" svg:viewBox="0 0 6 310" draw:points="0,310 6,310 6,0 0,0">
          <text:p/>
        </draw:polygon>
        <draw:line draw:style-name="gr59" draw:text-style-name="P9" draw:layer="layout" svg:x1="4.261cm" svg:y1="7.237cm" svg:x2="4.261cm" svg:y2="7.542cm">
          <text:p/>
        </draw:line>
        <draw:polygon draw:style-name="gr58" draw:text-style-name="P8" draw:layer="layout" svg:width="0.004cm" svg:height="0.309cm" svg:x="4.259cm" svg:y="7.235cm" svg:viewBox="0 0 5 310" draw:points="0,310 5,310 5,0 0,0">
          <text:p/>
        </draw:polygon>
        <draw:line draw:style-name="gr59" draw:text-style-name="P9" draw:layer="layout" svg:x1="4.617cm" svg:y1="7.237cm" svg:x2="4.617cm" svg:y2="7.542cm">
          <text:p/>
        </draw:line>
        <draw:polygon draw:style-name="gr58" draw:text-style-name="P8" draw:layer="layout" svg:width="0.004cm" svg:height="0.309cm" svg:x="4.615cm" svg:y="7.235cm" svg:viewBox="0 0 5 310" draw:points="0,310 5,310 5,0 0,0">
          <text:p/>
        </draw:polygon>
        <draw:line draw:style-name="gr59" draw:text-style-name="P9" draw:layer="layout" svg:x1="4.972cm" svg:y1="7.237cm" svg:x2="4.972cm" svg:y2="7.542cm">
          <text:p/>
        </draw:line>
        <draw:polygon draw:style-name="gr58" draw:text-style-name="P8" draw:layer="layout" svg:width="0.004cm" svg:height="0.309cm" svg:x="4.97cm" svg:y="7.235cm" svg:viewBox="0 0 5 310" draw:points="0,310 5,310 5,0 0,0">
          <text:p/>
        </draw:polygon>
        <draw:line draw:style-name="gr59" draw:text-style-name="P9" draw:layer="layout" svg:x1="5.328cm" svg:y1="7.237cm" svg:x2="5.328cm" svg:y2="7.542cm">
          <text:p/>
        </draw:line>
        <draw:polygon draw:style-name="gr58" draw:text-style-name="P8" draw:layer="layout" svg:width="0.004cm" svg:height="0.309cm" svg:x="5.326cm" svg:y="7.235cm" svg:viewBox="0 0 5 310" draw:points="0,310 5,310 5,0 0,0">
          <text:p/>
        </draw:polygon>
        <draw:line draw:style-name="gr59" draw:text-style-name="P9" draw:layer="layout" svg:x1="5.683cm" svg:y1="7.237cm" svg:x2="5.683cm" svg:y2="7.542cm">
          <text:p/>
        </draw:line>
        <draw:polygon draw:style-name="gr58" draw:text-style-name="P8" draw:layer="layout" svg:width="0.006cm" svg:height="0.309cm" svg:x="5.681cm" svg:y="7.235cm" svg:viewBox="0 0 7 310" draw:points="0,310 7,310 7,0 0,0">
          <text:p/>
        </draw:polygon>
        <draw:line draw:style-name="gr59" draw:text-style-name="P9" draw:layer="layout" svg:x1="6.039cm" svg:y1="7.237cm" svg:x2="6.039cm" svg:y2="7.542cm">
          <text:p/>
        </draw:line>
        <draw:polygon draw:style-name="gr58" draw:text-style-name="P8" draw:layer="layout" svg:width="0.004cm" svg:height="0.309cm" svg:x="6.037cm" svg:y="7.235cm" svg:viewBox="0 0 5 310" draw:points="0,310 5,310 5,0 0,0">
          <text:p/>
        </draw:polygon>
        <draw:line draw:style-name="gr59" draw:text-style-name="P9" draw:layer="layout" svg:x1="6.395cm" svg:y1="7.237cm" svg:x2="6.395cm" svg:y2="7.542cm">
          <text:p/>
        </draw:line>
        <draw:polygon draw:style-name="gr58" draw:text-style-name="P8" draw:layer="layout" svg:width="0.004cm" svg:height="0.309cm" svg:x="6.393cm" svg:y="7.235cm" svg:viewBox="0 0 5 310" draw:points="0,310 5,310 5,0 0,0">
          <text:p/>
        </draw:polygon>
        <draw:line draw:style-name="gr59" draw:text-style-name="P9" draw:layer="layout" svg:x1="6.751cm" svg:y1="7.237cm" svg:x2="6.751cm" svg:y2="7.542cm">
          <text:p/>
        </draw:line>
        <draw:polygon draw:style-name="gr58" draw:text-style-name="P8" draw:layer="layout" svg:width="0.004cm" svg:height="0.309cm" svg:x="6.749cm" svg:y="7.235cm" svg:viewBox="0 0 5 310" draw:points="0,310 5,310 5,0 0,0">
          <text:p/>
        </draw:polygon>
        <draw:line draw:style-name="gr59" draw:text-style-name="P9" draw:layer="layout" svg:x1="7.107cm" svg:y1="7.237cm" svg:x2="7.107cm" svg:y2="7.542cm">
          <text:p/>
        </draw:line>
        <draw:polygon draw:style-name="gr58" draw:text-style-name="P8" draw:layer="layout" svg:width="0.004cm" svg:height="0.309cm" svg:x="7.105cm" svg:y="7.235cm" svg:viewBox="0 0 5 310" draw:points="0,310 5,310 5,0 0,0">
          <text:p/>
        </draw:polygon>
        <draw:line draw:style-name="gr59" draw:text-style-name="P9" draw:layer="layout" svg:x1="7.463cm" svg:y1="7.237cm" svg:x2="7.463cm" svg:y2="7.542cm">
          <text:p/>
        </draw:line>
        <draw:polygon draw:style-name="gr58" draw:text-style-name="P8" draw:layer="layout" svg:width="0.005cm" svg:height="0.309cm" svg:x="7.46cm" svg:y="7.235cm" svg:viewBox="0 0 6 310" draw:points="0,310 6,310 6,0 0,0">
          <text:p/>
        </draw:polygon>
        <draw:line draw:style-name="gr59" draw:text-style-name="P9" draw:layer="layout" svg:x1="7.818cm" svg:y1="7.237cm" svg:x2="7.818cm" svg:y2="7.542cm">
          <text:p/>
        </draw:line>
        <draw:polygon draw:style-name="gr58" draw:text-style-name="P8" draw:layer="layout" svg:width="0.004cm" svg:height="0.309cm" svg:x="7.816cm" svg:y="7.235cm" svg:viewBox="0 0 5 310" draw:points="0,310 5,310 5,0 0,0">
          <text:p/>
        </draw:polygon>
        <draw:line draw:style-name="gr59" draw:text-style-name="P9" draw:layer="layout" svg:x1="8.174cm" svg:y1="7.237cm" svg:x2="8.174cm" svg:y2="7.542cm">
          <text:p/>
        </draw:line>
        <draw:polygon draw:style-name="gr58" draw:text-style-name="P8" draw:layer="layout" svg:width="0.004cm" svg:height="0.309cm" svg:x="8.172cm" svg:y="7.235cm" svg:viewBox="0 0 5 310" draw:points="0,310 5,310 5,0 0,0">
          <text:p/>
        </draw:polygon>
        <draw:line draw:style-name="gr59" draw:text-style-name="P9" draw:layer="layout" svg:x1="8.529cm" svg:y1="7.237cm" svg:x2="8.529cm" svg:y2="7.542cm">
          <text:p/>
        </draw:line>
        <draw:polygon draw:style-name="gr58" draw:text-style-name="P8" draw:layer="layout" svg:width="0.004cm" svg:height="0.309cm" svg:x="8.527cm" svg:y="7.235cm" svg:viewBox="0 0 5 310" draw:points="0,310 5,310 5,0 0,0">
          <text:p/>
        </draw:polygon>
        <draw:line draw:style-name="gr59" draw:text-style-name="P9" draw:layer="layout" svg:x1="8.885cm" svg:y1="7.237cm" svg:x2="8.885cm" svg:y2="7.542cm">
          <text:p/>
        </draw:line>
        <draw:polygon draw:style-name="gr58" draw:text-style-name="P8" draw:layer="layout" svg:width="0.004cm" svg:height="0.309cm" svg:x="8.883cm" svg:y="7.235cm" svg:viewBox="0 0 5 310" draw:points="0,310 5,310 5,0 0,0">
          <text:p/>
        </draw:polygon>
        <draw:line draw:style-name="gr59" draw:text-style-name="P9" draw:layer="layout" svg:x1="9.241cm" svg:y1="7.237cm" svg:x2="9.241cm" svg:y2="7.542cm">
          <text:p/>
        </draw:line>
        <draw:polygon draw:style-name="gr58" draw:text-style-name="P8" draw:layer="layout" svg:width="0.005cm" svg:height="0.309cm" svg:x="9.238cm" svg:y="7.235cm" svg:viewBox="0 0 6 310" draw:points="0,310 6,310 6,0 0,0">
          <text:p/>
        </draw:polygon>
        <draw:line draw:style-name="gr59" draw:text-style-name="P9" draw:layer="layout" svg:x1="9.596cm" svg:y1="7.237cm" svg:x2="9.596cm" svg:y2="7.542cm">
          <text:p/>
        </draw:line>
        <draw:polygon draw:style-name="gr58" draw:text-style-name="P8" draw:layer="layout" svg:width="0.004cm" svg:height="0.309cm" svg:x="9.594cm" svg:y="7.235cm" svg:viewBox="0 0 5 310" draw:points="0,310 5,310 5,0 0,0">
          <text:p/>
        </draw:polygon>
        <draw:line draw:style-name="gr59" draw:text-style-name="P9" draw:layer="layout" svg:x1="9.952cm" svg:y1="7.237cm" svg:x2="9.952cm" svg:y2="7.542cm">
          <text:p/>
        </draw:line>
        <draw:polygon draw:style-name="gr58" draw:text-style-name="P8" draw:layer="layout" svg:width="0.004cm" svg:height="0.309cm" svg:x="9.95cm" svg:y="7.235cm" svg:viewBox="0 0 5 310" draw:points="0,310 5,310 5,0 0,0">
          <text:p/>
        </draw:polygon>
        <draw:line draw:style-name="gr59" draw:text-style-name="P9" draw:layer="layout" svg:x1="10.307cm" svg:y1="7.237cm" svg:x2="10.307cm" svg:y2="7.542cm">
          <text:p/>
        </draw:line>
        <draw:polygon draw:style-name="gr58" draw:text-style-name="P8" draw:layer="layout" svg:width="0.004cm" svg:height="0.309cm" svg:x="10.305cm" svg:y="7.235cm" svg:viewBox="0 0 5 310" draw:points="0,310 5,310 5,0 0,0">
          <text:p/>
        </draw:polygon>
        <draw:line draw:style-name="gr59" draw:text-style-name="P9" draw:layer="layout" svg:x1="10.663cm" svg:y1="7.237cm" svg:x2="10.663cm" svg:y2="7.542cm">
          <text:p/>
        </draw:line>
        <draw:polygon draw:style-name="gr58" draw:text-style-name="P8" draw:layer="layout" svg:width="0.004cm" svg:height="0.309cm" svg:x="10.661cm" svg:y="7.235cm" svg:viewBox="0 0 5 310" draw:points="0,310 5,310 5,0 0,0">
          <text:p/>
        </draw:polygon>
        <draw:line draw:style-name="gr59" draw:text-style-name="P9" draw:layer="layout" svg:x1="11.019cm" svg:y1="7.237cm" svg:x2="11.019cm" svg:y2="7.542cm">
          <text:p/>
        </draw:line>
        <draw:polygon draw:style-name="gr58" draw:text-style-name="P8" draw:layer="layout" svg:width="0.005cm" svg:height="0.309cm" svg:x="11.016cm" svg:y="7.235cm" svg:viewBox="0 0 6 310" draw:points="0,310 6,310 6,0 0,0">
          <text:p/>
        </draw:polygon>
        <draw:line draw:style-name="gr59" draw:text-style-name="P9" draw:layer="layout" svg:x1="11.375cm" svg:y1="7.237cm" svg:x2="11.375cm" svg:y2="7.542cm">
          <text:p/>
        </draw:line>
        <draw:polygon draw:style-name="gr58" draw:text-style-name="P8" draw:layer="layout" svg:width="0.004cm" svg:height="0.309cm" svg:x="11.373cm" svg:y="7.235cm" svg:viewBox="0 0 5 310" draw:points="0,310 5,310 5,0 0,0">
          <text:p/>
        </draw:polygon>
        <draw:line draw:style-name="gr59" draw:text-style-name="P9" draw:layer="layout" svg:x1="11.73cm" svg:y1="7.237cm" svg:x2="11.73cm" svg:y2="7.542cm">
          <text:p/>
        </draw:line>
        <draw:polygon draw:style-name="gr58" draw:text-style-name="P8" draw:layer="layout" svg:width="0.005cm" svg:height="0.309cm" svg:x="11.728cm" svg:y="7.235cm" svg:viewBox="0 0 6 310" draw:points="0,310 6,310 6,0 0,0">
          <text:p/>
        </draw:polygon>
        <draw:line draw:style-name="gr59" draw:text-style-name="P9" draw:layer="layout" svg:x1="12.086cm" svg:y1="7.237cm" svg:x2="12.086cm" svg:y2="7.542cm">
          <text:p/>
        </draw:line>
        <draw:polygon draw:style-name="gr58" draw:text-style-name="P8" draw:layer="layout" svg:width="0.004cm" svg:height="0.309cm" svg:x="12.084cm" svg:y="7.235cm" svg:viewBox="0 0 5 310" draw:points="0,310 5,310 5,0 0,0">
          <text:p/>
        </draw:polygon>
        <draw:line draw:style-name="gr59" draw:text-style-name="P9" draw:layer="layout" svg:x1="12.442cm" svg:y1="7.237cm" svg:x2="12.442cm" svg:y2="7.542cm">
          <text:p/>
        </draw:line>
        <draw:polygon draw:style-name="gr58" draw:text-style-name="P8" draw:layer="layout" svg:width="0.004cm" svg:height="0.309cm" svg:x="12.44cm" svg:y="7.235cm" svg:viewBox="0 0 5 310" draw:points="0,310 5,310 5,0 0,0">
          <text:p/>
        </draw:polygon>
        <draw:line draw:style-name="gr59" draw:text-style-name="P9" draw:layer="layout" svg:x1="12.797cm" svg:y1="7.237cm" svg:x2="12.797cm" svg:y2="7.542cm">
          <text:p/>
        </draw:line>
        <draw:polygon draw:style-name="gr58" draw:text-style-name="P8" draw:layer="layout" svg:width="0.004cm" svg:height="0.309cm" svg:x="12.795cm" svg:y="7.235cm" svg:viewBox="0 0 5 310" draw:points="0,310 5,310 5,0 0,0">
          <text:p/>
        </draw:polygon>
        <draw:line draw:style-name="gr59" draw:text-style-name="P9" draw:layer="layout" svg:x1="13.153cm" svg:y1="7.237cm" svg:x2="13.153cm" svg:y2="7.542cm">
          <text:p/>
        </draw:line>
        <draw:polygon draw:style-name="gr58" draw:text-style-name="P8" draw:layer="layout" svg:width="0.004cm" svg:height="0.309cm" svg:x="13.151cm" svg:y="7.235cm" svg:viewBox="0 0 5 310" draw:points="0,310 5,310 5,0 0,0">
          <text:p/>
        </draw:polygon>
        <draw:line draw:style-name="gr59" draw:text-style-name="P9" draw:layer="layout" svg:x1="13.508cm" svg:y1="7.237cm" svg:x2="13.508cm" svg:y2="7.542cm">
          <text:p/>
        </draw:line>
        <draw:polygon draw:style-name="gr58" draw:text-style-name="P8" draw:layer="layout" svg:width="0.005cm" svg:height="0.309cm" svg:x="13.506cm" svg:y="7.235cm" svg:viewBox="0 0 6 310" draw:points="0,310 6,310 6,0 0,0">
          <text:p/>
        </draw:polygon>
        <draw:line draw:style-name="gr59" draw:text-style-name="P9" draw:layer="layout" svg:x1="13.864cm" svg:y1="7.237cm" svg:x2="13.864cm" svg:y2="7.542cm">
          <text:p/>
        </draw:line>
        <draw:polygon draw:style-name="gr58" draw:text-style-name="P8" draw:layer="layout" svg:width="0.004cm" svg:height="0.309cm" svg:x="13.862cm" svg:y="7.235cm" svg:viewBox="0 0 5 310" draw:points="0,310 5,310 5,0 0,0">
          <text:p/>
        </draw:polygon>
        <draw:line draw:style-name="gr59" draw:text-style-name="P9" draw:layer="layout" svg:x1="14.22cm" svg:y1="7.237cm" svg:x2="14.22cm" svg:y2="7.542cm">
          <text:p/>
        </draw:line>
        <draw:polygon draw:style-name="gr58" draw:text-style-name="P8" draw:layer="layout" svg:width="0.004cm" svg:height="0.309cm" svg:x="14.218cm" svg:y="7.235cm" svg:viewBox="0 0 5 310" draw:points="0,310 5,310 5,0 0,0">
          <text:p/>
        </draw:polygon>
        <draw:line draw:style-name="gr59" draw:text-style-name="P9" draw:layer="layout" svg:x1="14.575cm" svg:y1="7.237cm" svg:x2="14.575cm" svg:y2="7.542cm">
          <text:p/>
        </draw:line>
        <draw:polygon draw:style-name="gr58" draw:text-style-name="P8" draw:layer="layout" svg:width="0.004cm" svg:height="0.309cm" svg:x="14.573cm" svg:y="7.235cm" svg:viewBox="0 0 5 310" draw:points="0,310 5,310 5,0 0,0">
          <text:p/>
        </draw:polygon>
        <draw:line draw:style-name="gr59" draw:text-style-name="P9" draw:layer="layout" svg:x1="14.931cm" svg:y1="7.237cm" svg:x2="14.931cm" svg:y2="7.542cm">
          <text:p/>
        </draw:line>
        <draw:polygon draw:style-name="gr58" draw:text-style-name="P8" draw:layer="layout" svg:width="0.004cm" svg:height="0.309cm" svg:x="14.929cm" svg:y="7.235cm" svg:viewBox="0 0 5 310" draw:points="0,310 5,310 5,0 0,0">
          <text:p/>
        </draw:polygon>
        <draw:line draw:style-name="gr59" draw:text-style-name="P9" draw:layer="layout" svg:x1="15.286cm" svg:y1="7.237cm" svg:x2="15.286cm" svg:y2="7.542cm">
          <text:p/>
        </draw:line>
        <draw:polygon draw:style-name="gr58" draw:text-style-name="P8" draw:layer="layout" svg:width="0.005cm" svg:height="0.309cm" svg:x="15.284cm" svg:y="7.235cm" svg:viewBox="0 0 6 310" draw:points="0,310 6,310 6,0 0,0">
          <text:p/>
        </draw:polygon>
        <draw:line draw:style-name="gr59" draw:text-style-name="P9" draw:layer="layout" svg:x1="15.643cm" svg:y1="7.237cm" svg:x2="15.643cm" svg:y2="7.542cm">
          <text:p/>
        </draw:line>
        <draw:polygon draw:style-name="gr58" draw:text-style-name="P8" draw:layer="layout" svg:width="0.004cm" svg:height="0.309cm" svg:x="15.641cm" svg:y="7.235cm" svg:viewBox="0 0 5 310" draw:points="0,310 5,310 5,0 0,0">
          <text:p/>
        </draw:polygon>
        <draw:line draw:style-name="gr59" draw:text-style-name="P9" draw:layer="layout" svg:x1="15.999cm" svg:y1="7.237cm" svg:x2="15.999cm" svg:y2="7.542cm">
          <text:p/>
        </draw:line>
        <draw:polygon draw:style-name="gr58" draw:text-style-name="P8" draw:layer="layout" svg:width="0.004cm" svg:height="0.309cm" svg:x="15.997cm" svg:y="7.235cm" svg:viewBox="0 0 5 310" draw:points="0,310 5,310 5,0 0,0">
          <text:p/>
        </draw:polygon>
        <draw:line draw:style-name="gr59" draw:text-style-name="P9" draw:layer="layout" svg:x1="16.354cm" svg:y1="7.237cm" svg:x2="16.354cm" svg:y2="7.542cm">
          <text:p/>
        </draw:line>
        <draw:polygon draw:style-name="gr58" draw:text-style-name="P8" draw:layer="layout" svg:width="0.004cm" svg:height="0.309cm" svg:x="16.352cm" svg:y="7.235cm" svg:viewBox="0 0 5 310" draw:points="0,310 5,310 5,0 0,0">
          <text:p/>
        </draw:polygon>
        <draw:line draw:style-name="gr59" draw:text-style-name="P9" draw:layer="layout" svg:x1="16.71cm" svg:y1="7.237cm" svg:x2="16.71cm" svg:y2="7.542cm">
          <text:p/>
        </draw:line>
        <draw:polygon draw:style-name="gr58" draw:text-style-name="P8" draw:layer="layout" svg:width="0.004cm" svg:height="0.309cm" svg:x="16.708cm" svg:y="7.235cm" svg:viewBox="0 0 5 310" draw:points="0,310 5,310 5,0 0,0">
          <text:p/>
        </draw:polygon>
        <draw:line draw:style-name="gr59" draw:text-style-name="P9" draw:layer="layout" svg:x1="17.065cm" svg:y1="7.237cm" svg:x2="17.065cm" svg:y2="7.542cm">
          <text:p/>
        </draw:line>
        <draw:polygon draw:style-name="gr58" draw:text-style-name="P8" draw:layer="layout" svg:width="0.005cm" svg:height="0.309cm" svg:x="17.063cm" svg:y="7.235cm" svg:viewBox="0 0 6 310" draw:points="0,310 6,310 6,0 0,0">
          <text:p/>
        </draw:polygon>
        <draw:line draw:style-name="gr59" draw:text-style-name="P9" draw:layer="layout" svg:x1="17.421cm" svg:y1="7.237cm" svg:x2="17.421cm" svg:y2="7.542cm">
          <text:p/>
        </draw:line>
        <draw:polygon draw:style-name="gr58" draw:text-style-name="P8" draw:layer="layout" svg:width="0.004cm" svg:height="0.309cm" svg:x="17.419cm" svg:y="7.235cm" svg:viewBox="0 0 5 310" draw:points="0,310 5,310 5,0 0,0">
          <text:p/>
        </draw:polygon>
        <draw:line draw:style-name="gr59" draw:text-style-name="P9" draw:layer="layout" svg:x1="17.777cm" svg:y1="7.237cm" svg:x2="17.777cm" svg:y2="7.542cm">
          <text:p/>
        </draw:line>
        <draw:polygon draw:style-name="gr58" draw:text-style-name="P8" draw:layer="layout" svg:width="0.004cm" svg:height="0.309cm" svg:x="17.775cm" svg:y="7.235cm" svg:viewBox="0 0 5 310" draw:points="0,310 5,310 5,0 0,0">
          <text:p/>
        </draw:polygon>
        <draw:line draw:style-name="gr59" draw:text-style-name="P9" draw:layer="layout" svg:x1="3.194cm" svg:y1="7.847cm" svg:x2="3.194cm" svg:y2="8.151cm">
          <text:p/>
        </draw:line>
        <draw:polygon draw:style-name="gr58" draw:text-style-name="P8" draw:layer="layout" svg:width="0.005cm" svg:height="0.309cm" svg:x="3.192cm" svg:y="7.845cm" svg:viewBox="0 0 6 310" draw:points="0,310 6,310 6,0 0,0">
          <text:p/>
        </draw:polygon>
        <draw:line draw:style-name="gr59" draw:text-style-name="P9" draw:layer="layout" svg:x1="3.55cm" svg:y1="7.847cm" svg:x2="3.55cm" svg:y2="8.151cm">
          <text:p/>
        </draw:line>
        <draw:polygon draw:style-name="gr58" draw:text-style-name="P8" draw:layer="layout" svg:width="0.004cm" svg:height="0.309cm" svg:x="3.548cm" svg:y="7.845cm" svg:viewBox="0 0 5 310" draw:points="0,310 5,310 5,0 0,0">
          <text:p/>
        </draw:polygon>
        <draw:line draw:style-name="gr59" draw:text-style-name="P9" draw:layer="layout" svg:x1="3.905cm" svg:y1="7.847cm" svg:x2="3.905cm" svg:y2="8.151cm">
          <text:p/>
        </draw:line>
        <draw:polygon draw:style-name="gr58" draw:text-style-name="P8" draw:layer="layout" svg:width="0.005cm" svg:height="0.309cm" svg:x="3.903cm" svg:y="7.845cm" svg:viewBox="0 0 6 310" draw:points="0,310 6,310 6,0 0,0">
          <text:p/>
        </draw:polygon>
        <draw:line draw:style-name="gr59" draw:text-style-name="P9" draw:layer="layout" svg:x1="4.261cm" svg:y1="7.847cm" svg:x2="4.261cm" svg:y2="8.151cm">
          <text:p/>
        </draw:line>
        <draw:polygon draw:style-name="gr58" draw:text-style-name="P8" draw:layer="layout" svg:width="0.004cm" svg:height="0.309cm" svg:x="4.259cm" svg:y="7.845cm" svg:viewBox="0 0 5 310" draw:points="0,310 5,310 5,0 0,0">
          <text:p/>
        </draw:polygon>
        <draw:line draw:style-name="gr59" draw:text-style-name="P9" draw:layer="layout" svg:x1="4.617cm" svg:y1="7.847cm" svg:x2="4.617cm" svg:y2="8.151cm">
          <text:p/>
        </draw:line>
        <draw:polygon draw:style-name="gr58" draw:text-style-name="P8" draw:layer="layout" svg:width="0.004cm" svg:height="0.309cm" svg:x="4.615cm" svg:y="7.845cm" svg:viewBox="0 0 5 310" draw:points="0,310 5,310 5,0 0,0">
          <text:p/>
        </draw:polygon>
        <draw:line draw:style-name="gr59" draw:text-style-name="P9" draw:layer="layout" svg:x1="4.972cm" svg:y1="7.847cm" svg:x2="4.972cm" svg:y2="8.151cm">
          <text:p/>
        </draw:line>
        <draw:polygon draw:style-name="gr58" draw:text-style-name="P8" draw:layer="layout" svg:width="0.004cm" svg:height="0.309cm" svg:x="4.97cm" svg:y="7.845cm" svg:viewBox="0 0 5 310" draw:points="0,310 5,310 5,0 0,0">
          <text:p/>
        </draw:polygon>
        <draw:line draw:style-name="gr59" draw:text-style-name="P9" draw:layer="layout" svg:x1="5.328cm" svg:y1="7.847cm" svg:x2="5.328cm" svg:y2="8.151cm">
          <text:p/>
        </draw:line>
        <draw:polygon draw:style-name="gr58" draw:text-style-name="P8" draw:layer="layout" svg:width="0.004cm" svg:height="0.309cm" svg:x="5.326cm" svg:y="7.845cm" svg:viewBox="0 0 5 310" draw:points="0,310 5,310 5,0 0,0">
          <text:p/>
        </draw:polygon>
        <draw:line draw:style-name="gr59" draw:text-style-name="P9" draw:layer="layout" svg:x1="5.683cm" svg:y1="7.847cm" svg:x2="5.683cm" svg:y2="8.151cm">
          <text:p/>
        </draw:line>
        <draw:polygon draw:style-name="gr58" draw:text-style-name="P8" draw:layer="layout" svg:width="0.006cm" svg:height="0.309cm" svg:x="5.681cm" svg:y="7.845cm" svg:viewBox="0 0 7 310" draw:points="0,310 7,310 7,0 0,0">
          <text:p/>
        </draw:polygon>
        <draw:line draw:style-name="gr59" draw:text-style-name="P9" draw:layer="layout" svg:x1="6.039cm" svg:y1="7.847cm" svg:x2="6.039cm" svg:y2="8.151cm">
          <text:p/>
        </draw:line>
        <draw:polygon draw:style-name="gr58" draw:text-style-name="P8" draw:layer="layout" svg:width="0.004cm" svg:height="0.309cm" svg:x="6.037cm" svg:y="7.845cm" svg:viewBox="0 0 5 310" draw:points="0,310 5,310 5,0 0,0">
          <text:p/>
        </draw:polygon>
        <draw:line draw:style-name="gr59" draw:text-style-name="P9" draw:layer="layout" svg:x1="6.395cm" svg:y1="7.847cm" svg:x2="6.395cm" svg:y2="8.151cm">
          <text:p/>
        </draw:line>
        <draw:polygon draw:style-name="gr58" draw:text-style-name="P8" draw:layer="layout" svg:width="0.004cm" svg:height="0.309cm" svg:x="6.393cm" svg:y="7.845cm" svg:viewBox="0 0 5 310" draw:points="0,310 5,310 5,0 0,0">
          <text:p/>
        </draw:polygon>
        <draw:line draw:style-name="gr59" draw:text-style-name="P9" draw:layer="layout" svg:x1="6.751cm" svg:y1="7.847cm" svg:x2="6.751cm" svg:y2="8.151cm">
          <text:p/>
        </draw:line>
        <draw:polygon draw:style-name="gr58" draw:text-style-name="P8" draw:layer="layout" svg:width="0.004cm" svg:height="0.309cm" svg:x="6.749cm" svg:y="7.845cm" svg:viewBox="0 0 5 310" draw:points="0,310 5,310 5,0 0,0">
          <text:p/>
        </draw:polygon>
        <draw:line draw:style-name="gr59" draw:text-style-name="P9" draw:layer="layout" svg:x1="7.107cm" svg:y1="7.847cm" svg:x2="7.107cm" svg:y2="8.151cm">
          <text:p/>
        </draw:line>
        <draw:polygon draw:style-name="gr58" draw:text-style-name="P8" draw:layer="layout" svg:width="0.004cm" svg:height="0.309cm" svg:x="7.105cm" svg:y="7.845cm" svg:viewBox="0 0 5 310" draw:points="0,310 5,310 5,0 0,0">
          <text:p/>
        </draw:polygon>
        <draw:line draw:style-name="gr59" draw:text-style-name="P9" draw:layer="layout" svg:x1="7.463cm" svg:y1="7.847cm" svg:x2="7.463cm" svg:y2="8.151cm">
          <text:p/>
        </draw:line>
        <draw:polygon draw:style-name="gr58" draw:text-style-name="P8" draw:layer="layout" svg:width="0.005cm" svg:height="0.309cm" svg:x="7.46cm" svg:y="7.845cm" svg:viewBox="0 0 6 310" draw:points="0,310 6,310 6,0 0,0">
          <text:p/>
        </draw:polygon>
        <draw:line draw:style-name="gr59" draw:text-style-name="P9" draw:layer="layout" svg:x1="7.818cm" svg:y1="7.847cm" svg:x2="7.818cm" svg:y2="8.151cm">
          <text:p/>
        </draw:line>
        <draw:polygon draw:style-name="gr58" draw:text-style-name="P8" draw:layer="layout" svg:width="0.004cm" svg:height="0.309cm" svg:x="7.816cm" svg:y="7.845cm" svg:viewBox="0 0 5 310" draw:points="0,310 5,310 5,0 0,0">
          <text:p/>
        </draw:polygon>
        <draw:line draw:style-name="gr59" draw:text-style-name="P9" draw:layer="layout" svg:x1="8.174cm" svg:y1="7.847cm" svg:x2="8.174cm" svg:y2="8.151cm">
          <text:p/>
        </draw:line>
        <draw:polygon draw:style-name="gr58" draw:text-style-name="P8" draw:layer="layout" svg:width="0.004cm" svg:height="0.309cm" svg:x="8.172cm" svg:y="7.845cm" svg:viewBox="0 0 5 310" draw:points="0,310 5,310 5,0 0,0">
          <text:p/>
        </draw:polygon>
        <draw:line draw:style-name="gr59" draw:text-style-name="P9" draw:layer="layout" svg:x1="8.529cm" svg:y1="7.847cm" svg:x2="8.529cm" svg:y2="8.151cm">
          <text:p/>
        </draw:line>
        <draw:polygon draw:style-name="gr58" draw:text-style-name="P8" draw:layer="layout" svg:width="0.004cm" svg:height="0.309cm" svg:x="8.527cm" svg:y="7.845cm" svg:viewBox="0 0 5 310" draw:points="0,310 5,310 5,0 0,0">
          <text:p/>
        </draw:polygon>
        <draw:line draw:style-name="gr59" draw:text-style-name="P9" draw:layer="layout" svg:x1="8.885cm" svg:y1="7.847cm" svg:x2="8.885cm" svg:y2="8.151cm">
          <text:p/>
        </draw:line>
        <draw:polygon draw:style-name="gr58" draw:text-style-name="P8" draw:layer="layout" svg:width="0.004cm" svg:height="0.309cm" svg:x="8.883cm" svg:y="7.845cm" svg:viewBox="0 0 5 310" draw:points="0,310 5,310 5,0 0,0">
          <text:p/>
        </draw:polygon>
        <draw:line draw:style-name="gr59" draw:text-style-name="P9" draw:layer="layout" svg:x1="9.241cm" svg:y1="7.847cm" svg:x2="9.241cm" svg:y2="8.151cm">
          <text:p/>
        </draw:line>
        <draw:polygon draw:style-name="gr58" draw:text-style-name="P8" draw:layer="layout" svg:width="0.005cm" svg:height="0.309cm" svg:x="9.238cm" svg:y="7.845cm" svg:viewBox="0 0 6 310" draw:points="0,310 6,310 6,0 0,0">
          <text:p/>
        </draw:polygon>
        <draw:line draw:style-name="gr59" draw:text-style-name="P9" draw:layer="layout" svg:x1="9.596cm" svg:y1="7.847cm" svg:x2="9.596cm" svg:y2="8.151cm">
          <text:p/>
        </draw:line>
        <draw:polygon draw:style-name="gr58" draw:text-style-name="P8" draw:layer="layout" svg:width="0.004cm" svg:height="0.309cm" svg:x="9.594cm" svg:y="7.845cm" svg:viewBox="0 0 5 310" draw:points="0,310 5,310 5,0 0,0">
          <text:p/>
        </draw:polygon>
        <draw:line draw:style-name="gr59" draw:text-style-name="P9" draw:layer="layout" svg:x1="9.952cm" svg:y1="7.847cm" svg:x2="9.952cm" svg:y2="8.151cm">
          <text:p/>
        </draw:line>
        <draw:polygon draw:style-name="gr58" draw:text-style-name="P8" draw:layer="layout" svg:width="0.004cm" svg:height="0.309cm" svg:x="9.95cm" svg:y="7.845cm" svg:viewBox="0 0 5 310" draw:points="0,310 5,310 5,0 0,0">
          <text:p/>
        </draw:polygon>
        <draw:line draw:style-name="gr59" draw:text-style-name="P9" draw:layer="layout" svg:x1="10.307cm" svg:y1="7.847cm" svg:x2="10.307cm" svg:y2="8.151cm">
          <text:p/>
        </draw:line>
        <draw:polygon draw:style-name="gr58" draw:text-style-name="P8" draw:layer="layout" svg:width="0.004cm" svg:height="0.309cm" svg:x="10.305cm" svg:y="7.845cm" svg:viewBox="0 0 5 310" draw:points="0,310 5,310 5,0 0,0">
          <text:p/>
        </draw:polygon>
        <draw:line draw:style-name="gr59" draw:text-style-name="P9" draw:layer="layout" svg:x1="10.663cm" svg:y1="7.847cm" svg:x2="10.663cm" svg:y2="8.151cm">
          <text:p/>
        </draw:line>
        <draw:polygon draw:style-name="gr58" draw:text-style-name="P8" draw:layer="layout" svg:width="0.004cm" svg:height="0.309cm" svg:x="10.661cm" svg:y="7.845cm" svg:viewBox="0 0 5 310" draw:points="0,310 5,310 5,0 0,0">
          <text:p/>
        </draw:polygon>
        <draw:line draw:style-name="gr59" draw:text-style-name="P9" draw:layer="layout" svg:x1="12.442cm" svg:y1="7.847cm" svg:x2="12.442cm" svg:y2="8.151cm">
          <text:p/>
        </draw:line>
        <draw:polygon draw:style-name="gr58" draw:text-style-name="P8" draw:layer="layout" svg:width="0.004cm" svg:height="0.309cm" svg:x="12.44cm" svg:y="7.845cm" svg:viewBox="0 0 5 310" draw:points="0,310 5,310 5,0 0,0">
          <text:p/>
        </draw:polygon>
        <draw:line draw:style-name="gr59" draw:text-style-name="P9" draw:layer="layout" svg:x1="12.797cm" svg:y1="7.847cm" svg:x2="12.797cm" svg:y2="8.151cm">
          <text:p/>
        </draw:line>
        <draw:polygon draw:style-name="gr58" draw:text-style-name="P8" draw:layer="layout" svg:width="0.004cm" svg:height="0.309cm" svg:x="12.795cm" svg:y="7.845cm" svg:viewBox="0 0 5 310" draw:points="0,310 5,310 5,0 0,0">
          <text:p/>
        </draw:polygon>
        <draw:line draw:style-name="gr59" draw:text-style-name="P9" draw:layer="layout" svg:x1="12.446cm" svg:y1="8.304cm" svg:x2="12.797cm" svg:y2="8.304cm">
          <text:p/>
        </draw:line>
        <draw:polygon draw:style-name="gr58" draw:text-style-name="P8" draw:layer="layout" svg:width="0.355cm" svg:height="0.004cm" svg:x="12.444cm" svg:y="8.302cm" svg:viewBox="0 0 356 5" draw:points="0,5 356,5 356,0 0,0">
          <text:p/>
        </draw:polygon>
        <draw:line draw:style-name="gr59" draw:text-style-name="P9" draw:layer="layout" svg:x1="13.864cm" svg:y1="7.847cm" svg:x2="13.864cm" svg:y2="8.151cm">
          <text:p/>
        </draw:line>
        <draw:polygon draw:style-name="gr58" draw:text-style-name="P8" draw:layer="layout" svg:width="0.004cm" svg:height="0.309cm" svg:x="13.862cm" svg:y="7.845cm" svg:viewBox="0 0 5 310" draw:points="0,310 5,310 5,0 0,0">
          <text:p/>
        </draw:polygon>
        <draw:line draw:style-name="gr59" draw:text-style-name="P9" draw:layer="layout" svg:x1="14.22cm" svg:y1="7.847cm" svg:x2="14.22cm" svg:y2="8.151cm">
          <text:p/>
        </draw:line>
        <draw:polygon draw:style-name="gr58" draw:text-style-name="P8" draw:layer="layout" svg:width="0.004cm" svg:height="0.309cm" svg:x="14.218cm" svg:y="7.845cm" svg:viewBox="0 0 5 310" draw:points="0,310 5,310 5,0 0,0">
          <text:p/>
        </draw:polygon>
        <draw:line draw:style-name="gr59" draw:text-style-name="P9" draw:layer="layout" svg:x1="3.199cm" svg:y1="8.609cm" svg:x2="10.663cm" svg:y2="8.609cm">
          <text:p/>
        </draw:line>
        <draw:polygon draw:style-name="gr58" draw:text-style-name="P8" draw:layer="layout" svg:width="7.468cm" svg:height="0.004cm" svg:x="3.197cm" svg:y="8.607cm" svg:viewBox="0 0 7469 5" draw:points="0,5 7469,5 7469,0 0,0">
          <text:p/>
        </draw:polygon>
        <draw:line draw:style-name="gr59" draw:text-style-name="P9" draw:layer="layout" svg:x1="12.446cm" svg:y1="8.609cm" svg:x2="12.797cm" svg:y2="8.609cm">
          <text:p/>
        </draw:line>
        <draw:polygon draw:style-name="gr58" draw:text-style-name="P8" draw:layer="layout" svg:width="0.355cm" svg:height="0.004cm" svg:x="12.444cm" svg:y="8.607cm" svg:viewBox="0 0 356 5" draw:points="0,5 356,5 356,0 0,0">
          <text:p/>
        </draw:polygon>
        <draw:line draw:style-name="gr59" draw:text-style-name="P9" draw:layer="layout" svg:x1="6.039cm" svg:y1="8.304cm" svg:x2="6.039cm" svg:y2="8.609cm">
          <text:p/>
        </draw:line>
        <draw:polygon draw:style-name="gr58" draw:text-style-name="P8" draw:layer="layout" svg:width="0.004cm" svg:height="0.309cm" svg:x="6.037cm" svg:y="8.302cm" svg:viewBox="0 0 5 310" draw:points="0,310 5,310 5,0 0,0">
          <text:p/>
        </draw:polygon>
        <draw:line draw:style-name="gr59" draw:text-style-name="P9" draw:layer="layout" svg:x1="6.395cm" svg:y1="8.304cm" svg:x2="6.395cm" svg:y2="8.609cm">
          <text:p/>
        </draw:line>
        <draw:polygon draw:style-name="gr58" draw:text-style-name="P8" draw:layer="layout" svg:width="0.004cm" svg:height="0.309cm" svg:x="6.393cm" svg:y="8.302cm" svg:viewBox="0 0 5 310" draw:points="0,310 5,310 5,0 0,0">
          <text:p/>
        </draw:polygon>
        <draw:line draw:style-name="gr59" draw:text-style-name="P9" draw:layer="layout" svg:x1="6.751cm" svg:y1="8.304cm" svg:x2="6.751cm" svg:y2="8.609cm">
          <text:p/>
        </draw:line>
        <draw:polygon draw:style-name="gr58" draw:text-style-name="P8" draw:layer="layout" svg:width="0.004cm" svg:height="0.309cm" svg:x="6.749cm" svg:y="8.302cm" svg:viewBox="0 0 5 310" draw:points="0,310 5,310 5,0 0,0">
          <text:p/>
        </draw:polygon>
        <draw:line draw:style-name="gr59" draw:text-style-name="P9" draw:layer="layout" svg:x1="7.107cm" svg:y1="8.304cm" svg:x2="7.107cm" svg:y2="8.609cm">
          <text:p/>
        </draw:line>
        <draw:polygon draw:style-name="gr58" draw:text-style-name="P8" draw:layer="layout" svg:width="0.004cm" svg:height="0.309cm" svg:x="7.105cm" svg:y="8.302cm" svg:viewBox="0 0 5 310" draw:points="0,310 5,310 5,0 0,0">
          <text:p/>
        </draw:polygon>
        <draw:line draw:style-name="gr59" draw:text-style-name="P9" draw:layer="layout" svg:x1="7.463cm" svg:y1="8.304cm" svg:x2="7.463cm" svg:y2="8.609cm">
          <text:p/>
        </draw:line>
        <draw:polygon draw:style-name="gr58" draw:text-style-name="P8" draw:layer="layout" svg:width="0.005cm" svg:height="0.309cm" svg:x="7.46cm" svg:y="8.302cm" svg:viewBox="0 0 6 310" draw:points="0,310 6,310 6,0 0,0">
          <text:p/>
        </draw:polygon>
        <draw:line draw:style-name="gr59" draw:text-style-name="P9" draw:layer="layout" svg:x1="7.818cm" svg:y1="8.304cm" svg:x2="7.818cm" svg:y2="8.609cm">
          <text:p/>
        </draw:line>
        <draw:polygon draw:style-name="gr58" draw:text-style-name="P8" draw:layer="layout" svg:width="0.004cm" svg:height="0.309cm" svg:x="7.816cm" svg:y="8.302cm" svg:viewBox="0 0 5 310" draw:points="0,310 5,310 5,0 0,0">
          <text:p/>
        </draw:polygon>
        <draw:line draw:style-name="gr59" draw:text-style-name="P9" draw:layer="layout" svg:x1="8.174cm" svg:y1="8.304cm" svg:x2="8.174cm" svg:y2="8.609cm">
          <text:p/>
        </draw:line>
        <draw:polygon draw:style-name="gr58" draw:text-style-name="P8" draw:layer="layout" svg:width="0.004cm" svg:height="0.309cm" svg:x="8.172cm" svg:y="8.302cm" svg:viewBox="0 0 5 310" draw:points="0,310 5,310 5,0 0,0">
          <text:p/>
        </draw:polygon>
        <draw:line draw:style-name="gr59" draw:text-style-name="P9" draw:layer="layout" svg:x1="8.529cm" svg:y1="8.304cm" svg:x2="8.529cm" svg:y2="8.609cm">
          <text:p/>
        </draw:line>
        <draw:polygon draw:style-name="gr58" draw:text-style-name="P8" draw:layer="layout" svg:width="0.004cm" svg:height="0.309cm" svg:x="8.527cm" svg:y="8.302cm" svg:viewBox="0 0 5 310" draw:points="0,310 5,310 5,0 0,0">
          <text:p/>
        </draw:polygon>
        <draw:line draw:style-name="gr59" draw:text-style-name="P9" draw:layer="layout" svg:x1="8.885cm" svg:y1="8.304cm" svg:x2="8.885cm" svg:y2="8.609cm">
          <text:p/>
        </draw:line>
        <draw:polygon draw:style-name="gr58" draw:text-style-name="P8" draw:layer="layout" svg:width="0.004cm" svg:height="0.309cm" svg:x="8.883cm" svg:y="8.302cm" svg:viewBox="0 0 5 310" draw:points="0,310 5,310 5,0 0,0">
          <text:p/>
        </draw:polygon>
        <draw:line draw:style-name="gr59" draw:text-style-name="P9" draw:layer="layout" svg:x1="11.375cm" svg:y1="7.847cm" svg:x2="11.375cm" svg:y2="8.151cm">
          <text:p/>
        </draw:line>
        <draw:polygon draw:style-name="gr58" draw:text-style-name="P8" draw:layer="layout" svg:width="0.004cm" svg:height="0.309cm" svg:x="11.373cm" svg:y="7.845cm" svg:viewBox="0 0 5 310" draw:points="0,310 5,310 5,0 0,0">
          <text:p/>
        </draw:polygon>
        <draw:line draw:style-name="gr59" draw:text-style-name="P9" draw:layer="layout" svg:x1="11.73cm" svg:y1="7.847cm" svg:x2="11.73cm" svg:y2="8.151cm">
          <text:p/>
        </draw:line>
        <draw:polygon draw:style-name="gr58" draw:text-style-name="P8" draw:layer="layout" svg:width="0.005cm" svg:height="0.309cm" svg:x="11.728cm" svg:y="7.845cm" svg:viewBox="0 0 6 310" draw:points="0,310 6,310 6,0 0,0">
          <text:p/>
        </draw:polygon>
        <draw:line draw:style-name="gr59" draw:text-style-name="P9" draw:layer="layout" svg:x1="12.086cm" svg:y1="7.847cm" svg:x2="12.086cm" svg:y2="8.151cm">
          <text:p/>
        </draw:line>
        <draw:polygon draw:style-name="gr58" draw:text-style-name="P8" draw:layer="layout" svg:width="0.004cm" svg:height="0.309cm" svg:x="12.084cm" svg:y="7.845cm" svg:viewBox="0 0 5 310" draw:points="0,310 5,310 5,0 0,0">
          <text:p/>
        </draw:polygon>
        <draw:line draw:style-name="gr59" draw:text-style-name="P9" draw:layer="layout" svg:x1="12.442cm" svg:y1="8.304cm" svg:x2="12.442cm" svg:y2="8.609cm">
          <text:p/>
        </draw:line>
        <draw:polygon draw:style-name="gr58" draw:text-style-name="P8" draw:layer="layout" svg:width="0.004cm" svg:height="0.309cm" svg:x="12.44cm" svg:y="8.302cm" svg:viewBox="0 0 5 310" draw:points="0,310 5,310 5,0 0,0">
          <text:p/>
        </draw:polygon>
        <draw:line draw:style-name="gr59" draw:text-style-name="P9" draw:layer="layout" svg:x1="12.797cm" svg:y1="8.308cm" svg:x2="12.797cm" svg:y2="8.609cm">
          <text:p/>
        </draw:line>
        <draw:polygon draw:style-name="gr58" draw:text-style-name="P8" draw:layer="layout" svg:width="0.004cm" svg:height="0.305cm" svg:x="12.795cm" svg:y="8.306cm" svg:viewBox="0 0 5 306" draw:points="0,306 5,306 5,0 0,0">
          <text:p/>
        </draw:polygon>
        <draw:line draw:style-name="gr59" draw:text-style-name="P9" draw:layer="layout" svg:x1="13.153cm" svg:y1="7.847cm" svg:x2="13.153cm" svg:y2="8.151cm">
          <text:p/>
        </draw:line>
        <draw:polygon draw:style-name="gr58" draw:text-style-name="P8" draw:layer="layout" svg:width="0.004cm" svg:height="0.309cm" svg:x="13.151cm" svg:y="7.845cm" svg:viewBox="0 0 5 310" draw:points="0,310 5,310 5,0 0,0">
          <text:p/>
        </draw:polygon>
        <draw:line draw:style-name="gr59" draw:text-style-name="P9" draw:layer="layout" svg:x1="13.508cm" svg:y1="7.847cm" svg:x2="13.508cm" svg:y2="8.151cm">
          <text:p/>
        </draw:line>
        <draw:polygon draw:style-name="gr58" draw:text-style-name="P8" draw:layer="layout" svg:width="0.005cm" svg:height="0.309cm" svg:x="13.506cm" svg:y="7.845cm" svg:viewBox="0 0 6 310" draw:points="0,310 6,310 6,0 0,0">
          <text:p/>
        </draw:polygon>
        <draw:line draw:style-name="gr59" draw:text-style-name="P9" draw:layer="layout" svg:x1="13.864cm" svg:y1="8.304cm" svg:x2="13.864cm" svg:y2="8.609cm">
          <text:p/>
        </draw:line>
        <draw:line draw:style-name="gr59" draw:text-style-name="P9" draw:layer="layout" svg:x1="14.22cm" svg:y1="8.308cm" svg:x2="14.22cm" svg:y2="8.609cm">
          <text:p/>
        </draw:line>
        <draw:polygon draw:style-name="gr58" draw:text-style-name="P8" draw:layer="layout" svg:width="0.004cm" svg:height="0.305cm" svg:x="14.218cm" svg:y="8.306cm" svg:viewBox="0 0 5 306" draw:points="0,306 5,306 5,0 0,0">
          <text:p/>
        </draw:polygon>
        <draw:line draw:style-name="gr59" draw:text-style-name="P9" draw:layer="layout" svg:x1="14.575cm" svg:y1="7.847cm" svg:x2="14.575cm" svg:y2="8.151cm">
          <text:p/>
        </draw:line>
        <draw:polygon draw:style-name="gr58" draw:text-style-name="P8" draw:layer="layout" svg:width="0.004cm" svg:height="0.309cm" svg:x="14.573cm" svg:y="7.845cm" svg:viewBox="0 0 5 310" draw:points="0,310 5,310 5,0 0,0">
          <text:p/>
        </draw:polygon>
        <draw:line draw:style-name="gr59" draw:text-style-name="P9" draw:layer="layout" svg:x1="14.931cm" svg:y1="7.847cm" svg:x2="14.931cm" svg:y2="8.151cm">
          <text:p/>
        </draw:line>
        <draw:polygon draw:style-name="gr58" draw:text-style-name="P8" draw:layer="layout" svg:width="0.004cm" svg:height="0.309cm" svg:x="14.929cm" svg:y="7.845cm" svg:viewBox="0 0 5 310" draw:points="0,310 5,310 5,0 0,0">
          <text:p/>
        </draw:polygon>
        <draw:line draw:style-name="gr59" draw:text-style-name="P9" draw:layer="layout" svg:x1="15.286cm" svg:y1="7.847cm" svg:x2="15.286cm" svg:y2="8.151cm">
          <text:p/>
        </draw:line>
        <draw:polygon draw:style-name="gr58" draw:text-style-name="P8" draw:layer="layout" svg:width="0.005cm" svg:height="0.309cm" svg:x="15.284cm" svg:y="7.845cm" svg:viewBox="0 0 6 310" draw:points="0,310 6,310 6,0 0,0">
          <text:p/>
        </draw:polygon>
        <draw:line draw:style-name="gr59" draw:text-style-name="P9" draw:layer="layout" svg:x1="15.643cm" svg:y1="7.847cm" svg:x2="15.643cm" svg:y2="8.151cm">
          <text:p/>
        </draw:line>
        <draw:polygon draw:style-name="gr58" draw:text-style-name="P8" draw:layer="layout" svg:width="0.004cm" svg:height="0.309cm" svg:x="15.641cm" svg:y="7.845cm" svg:viewBox="0 0 5 310" draw:points="0,310 5,310 5,0 0,0">
          <text:p/>
        </draw:polygon>
        <draw:line draw:style-name="gr59" draw:text-style-name="P9" draw:layer="layout" svg:x1="15.999cm" svg:y1="7.847cm" svg:x2="15.999cm" svg:y2="8.151cm">
          <text:p/>
        </draw:line>
        <draw:polygon draw:style-name="gr58" draw:text-style-name="P8" draw:layer="layout" svg:width="0.004cm" svg:height="0.309cm" svg:x="15.997cm" svg:y="7.845cm" svg:viewBox="0 0 5 310" draw:points="0,310 5,310 5,0 0,0">
          <text:p/>
        </draw:polygon>
        <draw:line draw:style-name="gr59" draw:text-style-name="P9" draw:layer="layout" svg:x1="16.354cm" svg:y1="7.847cm" svg:x2="16.354cm" svg:y2="8.151cm">
          <text:p/>
        </draw:line>
        <draw:polygon draw:style-name="gr58" draw:text-style-name="P8" draw:layer="layout" svg:width="0.004cm" svg:height="0.309cm" svg:x="16.352cm" svg:y="7.845cm" svg:viewBox="0 0 5 310" draw:points="0,310 5,310 5,0 0,0">
          <text:p/>
        </draw:polygon>
        <draw:line draw:style-name="gr59" draw:text-style-name="P9" draw:layer="layout" svg:x1="16.71cm" svg:y1="7.847cm" svg:x2="16.71cm" svg:y2="8.151cm">
          <text:p/>
        </draw:line>
        <draw:polygon draw:style-name="gr58" draw:text-style-name="P8" draw:layer="layout" svg:width="0.004cm" svg:height="0.309cm" svg:x="16.708cm" svg:y="7.845cm" svg:viewBox="0 0 5 310" draw:points="0,310 5,310 5,0 0,0">
          <text:p/>
        </draw:polygon>
        <draw:line draw:style-name="gr59" draw:text-style-name="P9" draw:layer="layout" svg:x1="17.065cm" svg:y1="7.847cm" svg:x2="17.065cm" svg:y2="8.151cm">
          <text:p/>
        </draw:line>
        <draw:polygon draw:style-name="gr58" draw:text-style-name="P8" draw:layer="layout" svg:width="0.005cm" svg:height="0.309cm" svg:x="17.063cm" svg:y="7.845cm" svg:viewBox="0 0 6 310" draw:points="0,310 6,310 6,0 0,0">
          <text:p/>
        </draw:polygon>
        <draw:line draw:style-name="gr59" draw:text-style-name="P9" draw:layer="layout" svg:x1="17.421cm" svg:y1="7.847cm" svg:x2="17.421cm" svg:y2="8.151cm">
          <text:p/>
        </draw:line>
        <draw:polygon draw:style-name="gr58" draw:text-style-name="P8" draw:layer="layout" svg:width="0.004cm" svg:height="0.309cm" svg:x="17.419cm" svg:y="7.845cm" svg:viewBox="0 0 5 310" draw:points="0,310 5,310 5,0 0,0">
          <text:p/>
        </draw:polygon>
        <draw:line draw:style-name="gr59" draw:text-style-name="P9" draw:layer="layout" svg:x1="17.777cm" svg:y1="7.847cm" svg:x2="17.777cm" svg:y2="8.151cm">
          <text:p/>
        </draw:line>
        <draw:polygon draw:style-name="gr58" draw:text-style-name="P8" draw:layer="layout" svg:width="0.004cm" svg:height="0.309cm" svg:x="17.775cm" svg:y="7.845cm" svg:viewBox="0 0 5 310" draw:points="0,310 5,310 5,0 0,0">
          <text:p/>
        </draw:polygon>
        <draw:line draw:style-name="gr59" draw:text-style-name="P9" draw:layer="layout" svg:x1="6.043cm" svg:y1="9.067cm" svg:x2="8.885cm" svg:y2="9.067cm">
          <text:p/>
        </draw:line>
        <draw:polygon draw:style-name="gr58" draw:text-style-name="P8" draw:layer="layout" svg:width="2.846cm" svg:height="0.004cm" svg:x="6.041cm" svg:y="9.065cm" svg:viewBox="0 0 2847 5" draw:points="0,5 2847,5 2847,0 0,0">
          <text:p/>
        </draw:polygon>
        <draw:line draw:style-name="gr59" draw:text-style-name="P9" draw:layer="layout" svg:x1="6.395cm" svg:y1="8.761cm" svg:x2="6.395cm" svg:y2="9.067cm">
          <text:p/>
        </draw:line>
        <draw:polygon draw:style-name="gr58" draw:text-style-name="P8" draw:layer="layout" svg:width="0.004cm" svg:height="0.31cm" svg:x="6.393cm" svg:y="8.759cm" svg:viewBox="0 0 5 311" draw:points="0,311 5,311 5,0 0,0">
          <text:p/>
        </draw:polygon>
        <draw:line draw:style-name="gr59" draw:text-style-name="P9" draw:layer="layout" svg:x1="6.751cm" svg:y1="8.761cm" svg:x2="6.751cm" svg:y2="9.067cm">
          <text:p/>
        </draw:line>
        <draw:polygon draw:style-name="gr58" draw:text-style-name="P8" draw:layer="layout" svg:width="0.004cm" svg:height="0.31cm" svg:x="6.749cm" svg:y="8.759cm" svg:viewBox="0 0 5 311" draw:points="0,311 5,311 5,0 0,0">
          <text:p/>
        </draw:polygon>
        <draw:line draw:style-name="gr59" draw:text-style-name="P9" draw:layer="layout" svg:x1="7.107cm" svg:y1="8.761cm" svg:x2="7.107cm" svg:y2="9.067cm">
          <text:p/>
        </draw:line>
        <draw:polygon draw:style-name="gr58" draw:text-style-name="P8" draw:layer="layout" svg:width="0.004cm" svg:height="0.31cm" svg:x="7.105cm" svg:y="8.759cm" svg:viewBox="0 0 5 311" draw:points="0,311 5,311 5,0 0,0">
          <text:p/>
        </draw:polygon>
        <draw:line draw:style-name="gr59" draw:text-style-name="P9" draw:layer="layout" svg:x1="7.463cm" svg:y1="8.761cm" svg:x2="7.463cm" svg:y2="9.067cm">
          <text:p/>
        </draw:line>
        <draw:polygon draw:style-name="gr58" draw:text-style-name="P8" draw:layer="layout" svg:width="0.005cm" svg:height="0.31cm" svg:x="7.46cm" svg:y="8.759cm" svg:viewBox="0 0 6 311" draw:points="0,311 6,311 6,0 0,0">
          <text:p/>
        </draw:polygon>
        <draw:line draw:style-name="gr59" draw:text-style-name="P9" draw:layer="layout" svg:x1="7.818cm" svg:y1="8.761cm" svg:x2="7.818cm" svg:y2="9.067cm">
          <text:p/>
        </draw:line>
        <draw:polygon draw:style-name="gr58" draw:text-style-name="P8" draw:layer="layout" svg:width="0.004cm" svg:height="0.31cm" svg:x="7.816cm" svg:y="8.759cm" svg:viewBox="0 0 5 311" draw:points="0,311 5,311 5,0 0,0">
          <text:p/>
        </draw:polygon>
        <draw:line draw:style-name="gr59" draw:text-style-name="P9" draw:layer="layout" svg:x1="8.174cm" svg:y1="8.761cm" svg:x2="8.174cm" svg:y2="9.067cm">
          <text:p/>
        </draw:line>
        <draw:polygon draw:style-name="gr58" draw:text-style-name="P8" draw:layer="layout" svg:width="0.004cm" svg:height="0.31cm" svg:x="8.172cm" svg:y="8.759cm" svg:viewBox="0 0 5 311" draw:points="0,311 5,311 5,0 0,0">
          <text:p/>
        </draw:polygon>
        <draw:line draw:style-name="gr59" draw:text-style-name="P9" draw:layer="layout" svg:x1="8.529cm" svg:y1="8.761cm" svg:x2="8.529cm" svg:y2="9.067cm">
          <text:p/>
        </draw:line>
        <draw:polygon draw:style-name="gr58" draw:text-style-name="P8" draw:layer="layout" svg:width="0.004cm" svg:height="0.31cm" svg:x="8.527cm" svg:y="8.759cm" svg:viewBox="0 0 5 311" draw:points="0,311 5,311 5,0 0,0">
          <text:p/>
        </draw:polygon>
        <draw:line draw:style-name="gr59" draw:text-style-name="P9" draw:layer="layout" svg:x1="8.885cm" svg:y1="8.761cm" svg:x2="8.885cm" svg:y2="9.067cm">
          <text:p/>
        </draw:line>
        <draw:polygon draw:style-name="gr58" draw:text-style-name="P8" draw:layer="layout" svg:width="0.004cm" svg:height="0.31cm" svg:x="8.883cm" svg:y="8.759cm" svg:viewBox="0 0 5 311" draw:points="0,311 5,311 5,0 0,0">
          <text:p/>
        </draw:polygon>
        <draw:line draw:style-name="gr59" draw:text-style-name="P9" draw:layer="layout" svg:x1="9.241cm" svg:y1="8.304cm" svg:x2="9.241cm" svg:y2="8.609cm">
          <text:p/>
        </draw:line>
        <draw:polygon draw:style-name="gr58" draw:text-style-name="P8" draw:layer="layout" svg:width="0.005cm" svg:height="0.309cm" svg:x="9.238cm" svg:y="8.302cm" svg:viewBox="0 0 6 310" draw:points="0,310 6,310 6,0 0,0">
          <text:p/>
        </draw:polygon>
        <draw:line draw:style-name="gr59" draw:text-style-name="P9" draw:layer="layout" svg:x1="9.596cm" svg:y1="8.304cm" svg:x2="9.596cm" svg:y2="8.609cm">
          <text:p/>
        </draw:line>
        <draw:polygon draw:style-name="gr58" draw:text-style-name="P8" draw:layer="layout" svg:width="0.004cm" svg:height="0.309cm" svg:x="9.594cm" svg:y="8.302cm" svg:viewBox="0 0 5 310" draw:points="0,310 5,310 5,0 0,0">
          <text:p/>
        </draw:polygon>
        <draw:line draw:style-name="gr59" draw:text-style-name="P9" draw:layer="layout" svg:x1="9.952cm" svg:y1="8.304cm" svg:x2="9.952cm" svg:y2="8.609cm">
          <text:p/>
        </draw:line>
        <draw:polygon draw:style-name="gr58" draw:text-style-name="P8" draw:layer="layout" svg:width="0.004cm" svg:height="0.309cm" svg:x="9.95cm" svg:y="8.302cm" svg:viewBox="0 0 5 310" draw:points="0,310 5,310 5,0 0,0">
          <text:p/>
        </draw:polygon>
        <draw:line draw:style-name="gr59" draw:text-style-name="P9" draw:layer="layout" svg:x1="10.307cm" svg:y1="8.304cm" svg:x2="10.307cm" svg:y2="8.609cm">
          <text:p/>
        </draw:line>
        <draw:polygon draw:style-name="gr58" draw:text-style-name="P8" draw:layer="layout" svg:width="0.004cm" svg:height="0.309cm" svg:x="10.305cm" svg:y="8.302cm" svg:viewBox="0 0 5 310" draw:points="0,310 5,310 5,0 0,0">
          <text:p/>
        </draw:polygon>
        <draw:line draw:style-name="gr59" draw:text-style-name="P9" draw:layer="layout" svg:x1="10.663cm" svg:y1="8.304cm" svg:x2="10.663cm" svg:y2="8.609cm">
          <text:p/>
        </draw:line>
        <draw:polygon draw:style-name="gr58" draw:text-style-name="P8" draw:layer="layout" svg:width="0.004cm" svg:height="0.309cm" svg:x="10.661cm" svg:y="8.302cm" svg:viewBox="0 0 5 310" draw:points="0,310 5,310 5,0 0,0">
          <text:p/>
        </draw:polygon>
        <draw:line draw:style-name="gr59" draw:text-style-name="P9" draw:layer="layout" svg:x1="11.019cm" svg:y1="7.847cm" svg:x2="11.019cm" svg:y2="8.151cm">
          <text:p/>
        </draw:line>
        <draw:polygon draw:style-name="gr58" draw:text-style-name="P8" draw:layer="layout" svg:width="0.005cm" svg:height="0.309cm" svg:x="11.016cm" svg:y="7.845cm" svg:viewBox="0 0 6 310" draw:points="0,310 6,310 6,0 0,0">
          <text:p/>
        </draw:polygon>
        <draw:line draw:style-name="gr59" draw:text-style-name="P9" draw:layer="layout" svg:x1="11.375cm" svg:y1="8.761cm" svg:x2="11.375cm" svg:y2="9.067cm">
          <text:p/>
        </draw:line>
        <draw:polygon draw:style-name="gr58" draw:text-style-name="P8" draw:layer="layout" svg:width="0.004cm" svg:height="0.31cm" svg:x="11.373cm" svg:y="8.759cm" svg:viewBox="0 0 5 311" draw:points="0,311 5,311 5,0 0,0">
          <text:p/>
        </draw:polygon>
        <draw:line draw:style-name="gr59" draw:text-style-name="P9" draw:layer="layout" svg:x1="11.73cm" svg:y1="8.761cm" svg:x2="11.73cm" svg:y2="9.067cm">
          <text:p/>
        </draw:line>
        <draw:polygon draw:style-name="gr58" draw:text-style-name="P8" draw:layer="layout" svg:width="0.005cm" svg:height="0.31cm" svg:x="11.728cm" svg:y="8.759cm" svg:viewBox="0 0 6 311" draw:points="0,311 6,311 6,0 0,0">
          <text:p/>
        </draw:polygon>
        <draw:line draw:style-name="gr59" draw:text-style-name="P9" draw:layer="layout" svg:x1="14.931cm" svg:y1="8.761cm" svg:x2="14.931cm" svg:y2="9.067cm">
          <text:p/>
        </draw:line>
        <draw:polygon draw:style-name="gr58" draw:text-style-name="P8" draw:layer="layout" svg:width="0.004cm" svg:height="0.31cm" svg:x="14.929cm" svg:y="8.759cm" svg:viewBox="0 0 5 311" draw:points="0,311 5,311 5,0 0,0">
          <text:p/>
        </draw:polygon>
        <draw:line draw:style-name="gr59" draw:text-style-name="P9" draw:layer="layout" svg:x1="15.286cm" svg:y1="8.761cm" svg:x2="15.286cm" svg:y2="9.067cm">
          <text:p/>
        </draw:line>
        <draw:polygon draw:style-name="gr58" draw:text-style-name="P8" draw:layer="layout" svg:width="0.005cm" svg:height="0.31cm" svg:x="15.284cm" svg:y="8.759cm" svg:viewBox="0 0 6 311" draw:points="0,311 6,311 6,0 0,0">
          <text:p/>
        </draw:polygon>
        <draw:line draw:style-name="gr59" draw:text-style-name="P9" draw:layer="layout" svg:x1="15.643cm" svg:y1="8.761cm" svg:x2="15.643cm" svg:y2="9.067cm">
          <text:p/>
        </draw:line>
        <draw:polygon draw:style-name="gr58" draw:text-style-name="P8" draw:layer="layout" svg:width="0.004cm" svg:height="0.31cm" svg:x="15.641cm" svg:y="8.759cm" svg:viewBox="0 0 5 311" draw:points="0,311 5,311 5,0 0,0">
          <text:p/>
        </draw:polygon>
        <draw:line draw:style-name="gr59" draw:text-style-name="P9" draw:layer="layout" svg:x1="15.999cm" svg:y1="8.761cm" svg:x2="15.999cm" svg:y2="9.067cm">
          <text:p/>
        </draw:line>
        <draw:polygon draw:style-name="gr58" draw:text-style-name="P8" draw:layer="layout" svg:width="0.004cm" svg:height="0.31cm" svg:x="15.997cm" svg:y="8.759cm" svg:viewBox="0 0 5 311" draw:points="0,311 5,311 5,0 0,0">
          <text:p/>
        </draw:polygon>
        <draw:line draw:style-name="gr59" draw:text-style-name="P9" draw:layer="layout" svg:x1="16.354cm" svg:y1="8.761cm" svg:x2="16.354cm" svg:y2="9.067cm">
          <text:p/>
        </draw:line>
        <draw:polygon draw:style-name="gr58" draw:text-style-name="P8" draw:layer="layout" svg:width="0.004cm" svg:height="0.31cm" svg:x="16.352cm" svg:y="8.759cm" svg:viewBox="0 0 5 311" draw:points="0,311 5,311 5,0 0,0">
          <text:p/>
        </draw:polygon>
        <draw:line draw:style-name="gr59" draw:text-style-name="P9" draw:layer="layout" svg:x1="16.71cm" svg:y1="8.761cm" svg:x2="16.71cm" svg:y2="9.067cm">
          <text:p/>
        </draw:line>
        <draw:polygon draw:style-name="gr58" draw:text-style-name="P8" draw:layer="layout" svg:width="0.004cm" svg:height="0.31cm" svg:x="16.708cm" svg:y="8.759cm" svg:viewBox="0 0 5 311" draw:points="0,311 5,311 5,0 0,0">
          <text:p/>
        </draw:polygon>
        <draw:line draw:style-name="gr59" draw:text-style-name="P9" draw:layer="layout" svg:x1="17.065cm" svg:y1="8.761cm" svg:x2="17.065cm" svg:y2="9.067cm">
          <text:p/>
        </draw:line>
        <draw:polygon draw:style-name="gr58" draw:text-style-name="P8" draw:layer="layout" svg:width="0.005cm" svg:height="0.31cm" svg:x="17.063cm" svg:y="8.759cm" svg:viewBox="0 0 6 311" draw:points="0,311 6,311 6,0 0,0">
          <text:p/>
        </draw:polygon>
        <draw:line draw:style-name="gr59" draw:text-style-name="P9" draw:layer="layout" svg:x1="17.421cm" svg:y1="8.761cm" svg:x2="17.421cm" svg:y2="9.067cm">
          <text:p/>
        </draw:line>
        <draw:polygon draw:style-name="gr58" draw:text-style-name="P8" draw:layer="layout" svg:width="0.004cm" svg:height="0.31cm" svg:x="17.419cm" svg:y="8.759cm" svg:viewBox="0 0 5 311" draw:points="0,311 5,311 5,0 0,0">
          <text:p/>
        </draw:polygon>
        <draw:line draw:style-name="gr59" draw:text-style-name="P9" draw:layer="layout" svg:x1="17.777cm" svg:y1="8.761cm" svg:x2="17.777cm" svg:y2="9.067cm">
          <text:p/>
        </draw:line>
        <draw:polygon draw:style-name="gr58" draw:text-style-name="P8" draw:layer="layout" svg:width="0.004cm" svg:height="0.31cm" svg:x="17.775cm" svg:y="8.759cm" svg:viewBox="0 0 5 311" draw:points="0,311 5,311 5,0 0,0">
          <text:p/>
        </draw:polygon>
        <draw:line draw:style-name="gr59" draw:text-style-name="P9" draw:layer="layout" svg:x1="6.399cm" svg:y1="9.588cm" svg:x2="11.73cm" svg:y2="9.588cm">
          <text:p/>
        </draw:line>
        <draw:polygon draw:style-name="gr58" draw:text-style-name="P8" draw:layer="layout" svg:width="5.336cm" svg:height="0.004cm" svg:x="6.397cm" svg:y="9.586cm" svg:viewBox="0 0 5337 5" draw:points="0,5 5337,5 5337,0 0,0">
          <text:p/>
        </draw:polygon>
        <draw:line draw:style-name="gr59" draw:text-style-name="P9" draw:layer="layout" svg:x1="4.972cm" svg:y1="8.304cm" svg:x2="4.972cm" svg:y2="8.609cm">
          <text:p/>
        </draw:line>
        <draw:polygon draw:style-name="gr58" draw:text-style-name="P8" draw:layer="layout" svg:width="0.004cm" svg:height="0.309cm" svg:x="4.97cm" svg:y="8.302cm" svg:viewBox="0 0 5 310" draw:points="0,310 5,310 5,0 0,0">
          <text:p/>
        </draw:polygon>
        <draw:line draw:style-name="gr59" draw:text-style-name="P9" draw:layer="layout" svg:x1="5.328cm" svg:y1="8.304cm" svg:x2="5.328cm" svg:y2="8.609cm">
          <text:p/>
        </draw:line>
        <draw:polygon draw:style-name="gr58" draw:text-style-name="P8" draw:layer="layout" svg:width="0.004cm" svg:height="0.309cm" svg:x="5.326cm" svg:y="8.302cm" svg:viewBox="0 0 5 310" draw:points="0,310 5,310 5,0 0,0">
          <text:p/>
        </draw:polygon>
        <draw:line draw:style-name="gr59" draw:text-style-name="P9" draw:layer="layout" svg:x1="5.683cm" svg:y1="8.304cm" svg:x2="5.683cm" svg:y2="8.609cm">
          <text:p/>
        </draw:line>
        <draw:polygon draw:style-name="gr58" draw:text-style-name="P8" draw:layer="layout" svg:width="0.006cm" svg:height="0.309cm" svg:x="5.681cm" svg:y="8.302cm" svg:viewBox="0 0 7 310" draw:points="0,310 7,310 7,0 0,0">
          <text:p/>
        </draw:polygon>
        <draw:line draw:style-name="gr59" draw:text-style-name="P9" draw:layer="layout" svg:x1="6.039cm" svg:y1="8.761cm" svg:x2="6.039cm" svg:y2="9.067cm">
          <text:p/>
        </draw:line>
        <draw:polygon draw:style-name="gr58" draw:text-style-name="P8" draw:layer="layout" svg:width="0.004cm" svg:height="0.31cm" svg:x="6.037cm" svg:y="8.759cm" svg:viewBox="0 0 5 311" draw:points="0,311 5,311 5,0 0,0">
          <text:p/>
        </draw:polygon>
        <draw:line draw:style-name="gr59" draw:text-style-name="P9" draw:layer="layout" svg:x1="6.395cm" svg:y1="9.283cm" svg:x2="6.395cm" svg:y2="9.588cm">
          <text:p/>
        </draw:line>
        <draw:polygon draw:style-name="gr58" draw:text-style-name="P8" draw:layer="layout" svg:width="0.004cm" svg:height="0.309cm" svg:x="6.393cm" svg:y="9.281cm" svg:viewBox="0 0 5 310" draw:points="0,310 5,310 5,0 0,0">
          <text:p/>
        </draw:polygon>
        <draw:line draw:style-name="gr59" draw:text-style-name="P9" draw:layer="layout" svg:x1="6.751cm" svg:y1="9.283cm" svg:x2="6.751cm" svg:y2="9.588cm">
          <text:p/>
        </draw:line>
        <draw:polygon draw:style-name="gr58" draw:text-style-name="P8" draw:layer="layout" svg:width="0.004cm" svg:height="0.309cm" svg:x="6.749cm" svg:y="9.281cm" svg:viewBox="0 0 5 310" draw:points="0,310 5,310 5,0 0,0">
          <text:p/>
        </draw:polygon>
        <draw:line draw:style-name="gr59" draw:text-style-name="P9" draw:layer="layout" svg:x1="7.107cm" svg:y1="9.283cm" svg:x2="7.107cm" svg:y2="9.588cm">
          <text:p/>
        </draw:line>
        <draw:polygon draw:style-name="gr58" draw:text-style-name="P8" draw:layer="layout" svg:width="0.004cm" svg:height="0.309cm" svg:x="7.105cm" svg:y="9.281cm" svg:viewBox="0 0 5 310" draw:points="0,310 5,310 5,0 0,0">
          <text:p/>
        </draw:polygon>
        <draw:line draw:style-name="gr59" draw:text-style-name="P9" draw:layer="layout" svg:x1="7.463cm" svg:y1="9.283cm" svg:x2="7.463cm" svg:y2="9.588cm">
          <text:p/>
        </draw:line>
        <draw:polygon draw:style-name="gr58" draw:text-style-name="P8" draw:layer="layout" svg:width="0.005cm" svg:height="0.309cm" svg:x="7.46cm" svg:y="9.281cm" svg:viewBox="0 0 6 310" draw:points="0,310 6,310 6,0 0,0">
          <text:p/>
        </draw:polygon>
        <draw:line draw:style-name="gr59" draw:text-style-name="P9" draw:layer="layout" svg:x1="7.818cm" svg:y1="9.283cm" svg:x2="7.818cm" svg:y2="9.588cm">
          <text:p/>
        </draw:line>
        <draw:polygon draw:style-name="gr58" draw:text-style-name="P8" draw:layer="layout" svg:width="0.004cm" svg:height="0.309cm" svg:x="7.816cm" svg:y="9.281cm" svg:viewBox="0 0 5 310" draw:points="0,310 5,310 5,0 0,0">
          <text:p/>
        </draw:polygon>
        <draw:line draw:style-name="gr59" draw:text-style-name="P9" draw:layer="layout" svg:x1="8.174cm" svg:y1="9.283cm" svg:x2="8.174cm" svg:y2="9.588cm">
          <text:p/>
        </draw:line>
        <draw:polygon draw:style-name="gr58" draw:text-style-name="P8" draw:layer="layout" svg:width="0.004cm" svg:height="0.309cm" svg:x="8.172cm" svg:y="9.281cm" svg:viewBox="0 0 5 310" draw:points="0,310 5,310 5,0 0,0">
          <text:p/>
        </draw:polygon>
        <draw:line draw:style-name="gr59" draw:text-style-name="P9" draw:layer="layout" svg:x1="8.529cm" svg:y1="9.283cm" svg:x2="8.529cm" svg:y2="9.588cm">
          <text:p/>
        </draw:line>
        <draw:polygon draw:style-name="gr58" draw:text-style-name="P8" draw:layer="layout" svg:width="0.004cm" svg:height="0.309cm" svg:x="8.527cm" svg:y="9.281cm" svg:viewBox="0 0 5 310" draw:points="0,310 5,310 5,0 0,0">
          <text:p/>
        </draw:polygon>
        <draw:line draw:style-name="gr59" draw:text-style-name="P9" draw:layer="layout" svg:x1="8.885cm" svg:y1="9.283cm" svg:x2="8.885cm" svg:y2="9.588cm">
          <text:p/>
        </draw:line>
        <draw:polygon draw:style-name="gr58" draw:text-style-name="P8" draw:layer="layout" svg:width="0.004cm" svg:height="0.309cm" svg:x="8.883cm" svg:y="9.281cm" svg:viewBox="0 0 5 310" draw:points="0,310 5,310 5,0 0,0">
          <text:p/>
        </draw:polygon>
        <draw:line draw:style-name="gr59" draw:text-style-name="P9" draw:layer="layout" svg:x1="9.241cm" svg:y1="9.283cm" svg:x2="9.241cm" svg:y2="9.588cm">
          <text:p/>
        </draw:line>
        <draw:polygon draw:style-name="gr58" draw:text-style-name="P8" draw:layer="layout" svg:width="0.005cm" svg:height="0.309cm" svg:x="9.238cm" svg:y="9.281cm" svg:viewBox="0 0 6 310" draw:points="0,310 6,310 6,0 0,0">
          <text:p/>
        </draw:polygon>
        <draw:line draw:style-name="gr59" draw:text-style-name="P9" draw:layer="layout" svg:x1="9.596cm" svg:y1="9.283cm" svg:x2="9.596cm" svg:y2="9.588cm">
          <text:p/>
        </draw:line>
        <draw:polygon draw:style-name="gr58" draw:text-style-name="P8" draw:layer="layout" svg:width="0.004cm" svg:height="0.309cm" svg:x="9.594cm" svg:y="9.281cm" svg:viewBox="0 0 5 310" draw:points="0,310 5,310 5,0 0,0">
          <text:p/>
        </draw:polygon>
        <draw:line draw:style-name="gr59" draw:text-style-name="P9" draw:layer="layout" svg:x1="9.952cm" svg:y1="9.283cm" svg:x2="9.952cm" svg:y2="9.588cm">
          <text:p/>
        </draw:line>
        <draw:polygon draw:style-name="gr58" draw:text-style-name="P8" draw:layer="layout" svg:width="0.004cm" svg:height="0.309cm" svg:x="9.95cm" svg:y="9.281cm" svg:viewBox="0 0 5 310" draw:points="0,310 5,310 5,0 0,0">
          <text:p/>
        </draw:polygon>
        <draw:line draw:style-name="gr59" draw:text-style-name="P9" draw:layer="layout" svg:x1="10.307cm" svg:y1="9.283cm" svg:x2="10.307cm" svg:y2="9.588cm">
          <text:p/>
        </draw:line>
        <draw:polygon draw:style-name="gr58" draw:text-style-name="P8" draw:layer="layout" svg:width="0.004cm" svg:height="0.309cm" svg:x="10.305cm" svg:y="9.281cm" svg:viewBox="0 0 5 310" draw:points="0,310 5,310 5,0 0,0">
          <text:p/>
        </draw:polygon>
        <draw:line draw:style-name="gr59" draw:text-style-name="P9" draw:layer="layout" svg:x1="10.663cm" svg:y1="9.283cm" svg:x2="10.663cm" svg:y2="9.588cm">
          <text:p/>
        </draw:line>
        <draw:polygon draw:style-name="gr58" draw:text-style-name="P8" draw:layer="layout" svg:width="0.004cm" svg:height="0.309cm" svg:x="10.661cm" svg:y="9.281cm" svg:viewBox="0 0 5 310" draw:points="0,310 5,310 5,0 0,0">
          <text:p/>
        </draw:polygon>
        <draw:line draw:style-name="gr59" draw:text-style-name="P9" draw:layer="layout" svg:x1="11.019cm" svg:y1="9.283cm" svg:x2="11.019cm" svg:y2="9.588cm">
          <text:p/>
        </draw:line>
        <draw:polygon draw:style-name="gr58" draw:text-style-name="P8" draw:layer="layout" svg:width="0.005cm" svg:height="0.309cm" svg:x="11.016cm" svg:y="9.281cm" svg:viewBox="0 0 6 310" draw:points="0,310 6,310 6,0 0,0">
          <text:p/>
        </draw:polygon>
        <draw:line draw:style-name="gr59" draw:text-style-name="P9" draw:layer="layout" svg:x1="11.375cm" svg:y1="9.283cm" svg:x2="11.375cm" svg:y2="9.588cm">
          <text:p/>
        </draw:line>
        <draw:polygon draw:style-name="gr58" draw:text-style-name="P8" draw:layer="layout" svg:width="0.004cm" svg:height="0.309cm" svg:x="11.373cm" svg:y="9.281cm" svg:viewBox="0 0 5 310" draw:points="0,310 5,310 5,0 0,0">
          <text:p/>
        </draw:polygon>
        <draw:line draw:style-name="gr59" draw:text-style-name="P9" draw:layer="layout" svg:x1="11.73cm" svg:y1="9.283cm" svg:x2="11.73cm" svg:y2="9.588cm">
          <text:p/>
        </draw:line>
        <draw:polygon draw:style-name="gr58" draw:text-style-name="P8" draw:layer="layout" svg:width="0.005cm" svg:height="0.309cm" svg:x="11.728cm" svg:y="9.281cm" svg:viewBox="0 0 6 310" draw:points="0,310 6,310 6,0 0,0">
          <text:p/>
        </draw:polygon>
        <draw:line draw:style-name="gr59" draw:text-style-name="P9" draw:layer="layout" svg:x1="12.086cm" svg:y1="8.761cm" svg:x2="12.086cm" svg:y2="9.067cm">
          <text:p/>
        </draw:line>
        <draw:polygon draw:style-name="gr58" draw:text-style-name="P8" draw:layer="layout" svg:width="0.004cm" svg:height="0.31cm" svg:x="12.084cm" svg:y="8.759cm" svg:viewBox="0 0 5 311" draw:points="0,311 5,311 5,0 0,0">
          <text:p/>
        </draw:polygon>
        <draw:line draw:style-name="gr59" draw:text-style-name="P9" draw:layer="layout" svg:x1="12.442cm" svg:y1="8.761cm" svg:x2="12.442cm" svg:y2="9.067cm">
          <text:p/>
        </draw:line>
        <draw:polygon draw:style-name="gr58" draw:text-style-name="P8" draw:layer="layout" svg:width="0.004cm" svg:height="0.31cm" svg:x="12.44cm" svg:y="8.759cm" svg:viewBox="0 0 5 311" draw:points="0,311 5,311 5,0 0,0">
          <text:p/>
        </draw:polygon>
        <draw:line draw:style-name="gr59" draw:text-style-name="P9" draw:layer="layout" svg:x1="12.797cm" svg:y1="8.761cm" svg:x2="12.797cm" svg:y2="9.067cm">
          <text:p/>
        </draw:line>
        <draw:polygon draw:style-name="gr58" draw:text-style-name="P8" draw:layer="layout" svg:width="0.004cm" svg:height="0.31cm" svg:x="12.795cm" svg:y="8.759cm" svg:viewBox="0 0 5 311" draw:points="0,311 5,311 5,0 0,0">
          <text:p/>
        </draw:polygon>
        <draw:line draw:style-name="gr59" draw:text-style-name="P9" draw:layer="layout" svg:x1="13.153cm" svg:y1="8.761cm" svg:x2="13.153cm" svg:y2="9.067cm">
          <text:p/>
        </draw:line>
        <draw:polygon draw:style-name="gr58" draw:text-style-name="P8" draw:layer="layout" svg:width="0.004cm" svg:height="0.31cm" svg:x="13.151cm" svg:y="8.759cm" svg:viewBox="0 0 5 311" draw:points="0,311 5,311 5,0 0,0">
          <text:p/>
        </draw:polygon>
        <draw:line draw:style-name="gr59" draw:text-style-name="P9" draw:layer="layout" svg:x1="13.508cm" svg:y1="8.761cm" svg:x2="13.508cm" svg:y2="9.067cm">
          <text:p/>
        </draw:line>
        <draw:polygon draw:style-name="gr58" draw:text-style-name="P8" draw:layer="layout" svg:width="0.005cm" svg:height="0.31cm" svg:x="13.506cm" svg:y="8.759cm" svg:viewBox="0 0 6 311" draw:points="0,311 6,311 6,0 0,0">
          <text:p/>
        </draw:polygon>
        <draw:line draw:style-name="gr59" draw:text-style-name="P9" draw:layer="layout" svg:x1="13.864cm" svg:y1="8.761cm" svg:x2="13.864cm" svg:y2="9.067cm">
          <text:p/>
        </draw:line>
        <draw:polygon draw:style-name="gr58" draw:text-style-name="P8" draw:layer="layout" svg:width="0.004cm" svg:height="0.31cm" svg:x="13.862cm" svg:y="8.759cm" svg:viewBox="0 0 5 311" draw:points="0,311 5,311 5,0 0,0">
          <text:p/>
        </draw:polygon>
        <draw:line draw:style-name="gr59" draw:text-style-name="P9" draw:layer="layout" svg:x1="14.22cm" svg:y1="8.761cm" svg:x2="14.22cm" svg:y2="9.067cm">
          <text:p/>
        </draw:line>
        <draw:polygon draw:style-name="gr58" draw:text-style-name="P8" draw:layer="layout" svg:width="0.004cm" svg:height="0.31cm" svg:x="14.218cm" svg:y="8.759cm" svg:viewBox="0 0 5 311" draw:points="0,311 5,311 5,0 0,0">
          <text:p/>
        </draw:polygon>
        <draw:line draw:style-name="gr59" draw:text-style-name="P9" draw:layer="layout" svg:x1="14.575cm" svg:y1="8.761cm" svg:x2="14.575cm" svg:y2="9.067cm">
          <text:p/>
        </draw:line>
        <draw:polygon draw:style-name="gr58" draw:text-style-name="P8" draw:layer="layout" svg:width="0.004cm" svg:height="0.31cm" svg:x="14.573cm" svg:y="8.759cm" svg:viewBox="0 0 5 311" draw:points="0,311 5,311 5,0 0,0">
          <text:p/>
        </draw:polygon>
        <draw:line draw:style-name="gr59" draw:text-style-name="P9" draw:layer="layout" svg:x1="14.931cm" svg:y1="9.185cm" svg:x2="14.931cm" svg:y2="9.49cm">
          <text:p/>
        </draw:line>
        <draw:polygon draw:style-name="gr58" draw:text-style-name="P8" draw:layer="layout" svg:width="0.004cm" svg:height="0.309cm" svg:x="14.929cm" svg:y="9.183cm" svg:viewBox="0 0 5 310" draw:points="0,310 5,310 5,0 0,0">
          <text:p/>
        </draw:polygon>
        <draw:line draw:style-name="gr59" draw:text-style-name="P9" draw:layer="layout" svg:x1="15.286cm" svg:y1="9.185cm" svg:x2="15.286cm" svg:y2="9.49cm">
          <text:p/>
        </draw:line>
        <draw:polygon draw:style-name="gr58" draw:text-style-name="P8" draw:layer="layout" svg:width="0.005cm" svg:height="0.309cm" svg:x="15.284cm" svg:y="9.183cm" svg:viewBox="0 0 6 310" draw:points="0,310 6,310 6,0 0,0">
          <text:p/>
        </draw:polygon>
        <draw:line draw:style-name="gr59" draw:text-style-name="P9" draw:layer="layout" svg:x1="15.643cm" svg:y1="9.185cm" svg:x2="15.643cm" svg:y2="9.49cm">
          <text:p/>
        </draw:line>
        <draw:polygon draw:style-name="gr58" draw:text-style-name="P8" draw:layer="layout" svg:width="0.004cm" svg:height="0.309cm" svg:x="15.641cm" svg:y="9.183cm" svg:viewBox="0 0 5 310" draw:points="0,310 5,310 5,0 0,0">
          <text:p/>
        </draw:polygon>
        <draw:line draw:style-name="gr59" draw:text-style-name="P9" draw:layer="layout" svg:x1="15.999cm" svg:y1="9.185cm" svg:x2="15.999cm" svg:y2="9.49cm">
          <text:p/>
        </draw:line>
        <draw:polygon draw:style-name="gr58" draw:text-style-name="P8" draw:layer="layout" svg:width="0.004cm" svg:height="0.309cm" svg:x="15.997cm" svg:y="9.183cm" svg:viewBox="0 0 5 310" draw:points="0,310 5,310 5,0 0,0">
          <text:p/>
        </draw:polygon>
        <draw:line draw:style-name="gr59" draw:text-style-name="P9" draw:layer="layout" svg:x1="16.354cm" svg:y1="9.185cm" svg:x2="16.354cm" svg:y2="9.49cm">
          <text:p/>
        </draw:line>
        <draw:polygon draw:style-name="gr58" draw:text-style-name="P8" draw:layer="layout" svg:width="0.004cm" svg:height="0.309cm" svg:x="16.352cm" svg:y="9.183cm" svg:viewBox="0 0 5 310" draw:points="0,310 5,310 5,0 0,0">
          <text:p/>
        </draw:polygon>
        <draw:line draw:style-name="gr59" draw:text-style-name="P9" draw:layer="layout" svg:x1="16.71cm" svg:y1="9.185cm" svg:x2="16.71cm" svg:y2="9.49cm">
          <text:p/>
        </draw:line>
        <draw:polygon draw:style-name="gr58" draw:text-style-name="P8" draw:layer="layout" svg:width="0.004cm" svg:height="0.309cm" svg:x="16.708cm" svg:y="9.183cm" svg:viewBox="0 0 5 310" draw:points="0,310 5,310 5,0 0,0">
          <text:p/>
        </draw:polygon>
        <draw:line draw:style-name="gr59" draw:text-style-name="P9" draw:layer="layout" svg:x1="17.065cm" svg:y1="9.185cm" svg:x2="17.065cm" svg:y2="9.49cm">
          <text:p/>
        </draw:line>
        <draw:polygon draw:style-name="gr58" draw:text-style-name="P8" draw:layer="layout" svg:width="0.005cm" svg:height="0.309cm" svg:x="17.063cm" svg:y="9.183cm" svg:viewBox="0 0 6 310" draw:points="0,310 6,310 6,0 0,0">
          <text:p/>
        </draw:polygon>
        <draw:line draw:style-name="gr59" draw:text-style-name="P9" draw:layer="layout" svg:x1="17.421cm" svg:y1="9.185cm" svg:x2="17.421cm" svg:y2="9.49cm">
          <text:p/>
        </draw:line>
        <draw:polygon draw:style-name="gr58" draw:text-style-name="P8" draw:layer="layout" svg:width="0.004cm" svg:height="0.309cm" svg:x="17.419cm" svg:y="9.183cm" svg:viewBox="0 0 5 310" draw:points="0,310 5,310 5,0 0,0">
          <text:p/>
        </draw:polygon>
        <draw:line draw:style-name="gr59" draw:text-style-name="P9" draw:layer="layout" svg:x1="17.777cm" svg:y1="9.185cm" svg:x2="17.777cm" svg:y2="9.49cm">
          <text:p/>
        </draw:line>
        <draw:polygon draw:style-name="gr58" draw:text-style-name="P8" draw:layer="layout" svg:width="0.004cm" svg:height="0.309cm" svg:x="17.775cm" svg:y="9.183cm" svg:viewBox="0 0 5 310" draw:points="0,310 5,310 5,0 0,0">
          <text:p/>
        </draw:polygon>
        <draw:line draw:style-name="gr59" draw:text-style-name="P9" draw:layer="layout" svg:x1="3.194cm" svg:y1="8.304cm" svg:x2="3.194cm" svg:y2="8.609cm">
          <text:p/>
        </draw:line>
        <draw:polygon draw:style-name="gr58" draw:text-style-name="P8" draw:layer="layout" svg:width="0.005cm" svg:height="0.309cm" svg:x="3.192cm" svg:y="8.302cm" svg:viewBox="0 0 6 310" draw:points="0,310 6,310 6,0 0,0">
          <text:p/>
        </draw:polygon>
        <draw:line draw:style-name="gr59" draw:text-style-name="P9" draw:layer="layout" svg:x1="3.55cm" svg:y1="8.304cm" svg:x2="3.55cm" svg:y2="8.609cm">
          <text:p/>
        </draw:line>
        <draw:polygon draw:style-name="gr58" draw:text-style-name="P8" draw:layer="layout" svg:width="0.004cm" svg:height="0.309cm" svg:x="3.548cm" svg:y="8.302cm" svg:viewBox="0 0 5 310" draw:points="0,310 5,310 5,0 0,0">
          <text:p/>
        </draw:polygon>
        <draw:line draw:style-name="gr59" draw:text-style-name="P9" draw:layer="layout" svg:x1="3.905cm" svg:y1="8.304cm" svg:x2="3.905cm" svg:y2="8.609cm">
          <text:p/>
        </draw:line>
        <draw:polygon draw:style-name="gr58" draw:text-style-name="P8" draw:layer="layout" svg:width="0.005cm" svg:height="0.309cm" svg:x="3.903cm" svg:y="8.302cm" svg:viewBox="0 0 6 310" draw:points="0,310 6,310 6,0 0,0">
          <text:p/>
        </draw:polygon>
        <draw:line draw:style-name="gr59" draw:text-style-name="P9" draw:layer="layout" svg:x1="4.261cm" svg:y1="8.304cm" svg:x2="4.261cm" svg:y2="8.609cm">
          <text:p/>
        </draw:line>
        <draw:polygon draw:style-name="gr58" draw:text-style-name="P8" draw:layer="layout" svg:width="0.004cm" svg:height="0.309cm" svg:x="4.259cm" svg:y="8.302cm" svg:viewBox="0 0 5 310" draw:points="0,310 5,310 5,0 0,0">
          <text:p/>
        </draw:polygon>
        <draw:line draw:style-name="gr59" draw:text-style-name="P9" draw:layer="layout" svg:x1="4.617cm" svg:y1="8.304cm" svg:x2="4.617cm" svg:y2="8.609cm">
          <text:p/>
        </draw:line>
        <draw:polygon draw:style-name="gr58" draw:text-style-name="P8" draw:layer="layout" svg:width="0.004cm" svg:height="0.309cm" svg:x="4.615cm" svg:y="8.302cm" svg:viewBox="0 0 5 310" draw:points="0,310 5,310 5,0 0,0">
          <text:p/>
        </draw:polygon>
        <draw:line draw:style-name="gr59" draw:text-style-name="P9" draw:layer="layout" svg:x1="4.972cm" svg:y1="9.672cm" svg:x2="4.972cm" svg:y2="9.977cm">
          <text:p/>
        </draw:line>
        <draw:polygon draw:style-name="gr58" draw:text-style-name="P8" draw:layer="layout" svg:width="0.004cm" svg:height="0.309cm" svg:x="4.97cm" svg:y="9.67cm" svg:viewBox="0 0 5 310" draw:points="0,310 5,310 5,0 0,0">
          <text:p/>
        </draw:polygon>
        <draw:line draw:style-name="gr59" draw:text-style-name="P9" draw:layer="layout" svg:x1="5.328cm" svg:y1="9.672cm" svg:x2="5.328cm" svg:y2="9.977cm">
          <text:p/>
        </draw:line>
        <draw:polygon draw:style-name="gr58" draw:text-style-name="P8" draw:layer="layout" svg:width="0.004cm" svg:height="0.309cm" svg:x="5.326cm" svg:y="9.67cm" svg:viewBox="0 0 5 310" draw:points="0,310 5,310 5,0 0,0">
          <text:p/>
        </draw:polygon>
        <draw:line draw:style-name="gr59" draw:text-style-name="P9" draw:layer="layout" svg:x1="5.683cm" svg:y1="9.672cm" svg:x2="5.683cm" svg:y2="9.977cm">
          <text:p/>
        </draw:line>
        <draw:polygon draw:style-name="gr58" draw:text-style-name="P8" draw:layer="layout" svg:width="0.006cm" svg:height="0.309cm" svg:x="5.681cm" svg:y="9.67cm" svg:viewBox="0 0 7 310" draw:points="0,310 7,310 7,0 0,0">
          <text:p/>
        </draw:polygon>
        <draw:line draw:style-name="gr59" draw:text-style-name="P9" draw:layer="layout" svg:x1="6.039cm" svg:y1="9.672cm" svg:x2="6.039cm" svg:y2="9.977cm">
          <text:p/>
        </draw:line>
        <draw:polygon draw:style-name="gr58" draw:text-style-name="P8" draw:layer="layout" svg:width="0.004cm" svg:height="0.309cm" svg:x="6.037cm" svg:y="9.67cm" svg:viewBox="0 0 5 310" draw:points="0,310 5,310 5,0 0,0">
          <text:p/>
        </draw:polygon>
        <draw:line draw:style-name="gr59" draw:text-style-name="P9" draw:layer="layout" svg:x1="6.395cm" svg:y1="9.672cm" svg:x2="6.395cm" svg:y2="9.977cm">
          <text:p/>
        </draw:line>
        <draw:polygon draw:style-name="gr58" draw:text-style-name="P8" draw:layer="layout" svg:width="0.004cm" svg:height="0.309cm" svg:x="6.393cm" svg:y="9.67cm" svg:viewBox="0 0 5 310" draw:points="0,310 5,310 5,0 0,0">
          <text:p/>
        </draw:polygon>
        <draw:line draw:style-name="gr59" draw:text-style-name="P9" draw:layer="layout" svg:x1="6.751cm" svg:y1="9.672cm" svg:x2="6.751cm" svg:y2="9.977cm">
          <text:p/>
        </draw:line>
        <draw:polygon draw:style-name="gr58" draw:text-style-name="P8" draw:layer="layout" svg:width="0.004cm" svg:height="0.309cm" svg:x="6.749cm" svg:y="9.67cm" svg:viewBox="0 0 5 310" draw:points="0,310 5,310 5,0 0,0">
          <text:p/>
        </draw:polygon>
        <draw:line draw:style-name="gr59" draw:text-style-name="P9" draw:layer="layout" svg:x1="7.107cm" svg:y1="9.672cm" svg:x2="7.107cm" svg:y2="9.977cm">
          <text:p/>
        </draw:line>
        <draw:polygon draw:style-name="gr58" draw:text-style-name="P8" draw:layer="layout" svg:width="0.004cm" svg:height="0.309cm" svg:x="7.105cm" svg:y="9.67cm" svg:viewBox="0 0 5 310" draw:points="0,310 5,310 5,0 0,0">
          <text:p/>
        </draw:polygon>
        <draw:line draw:style-name="gr59" draw:text-style-name="P9" draw:layer="layout" svg:x1="7.463cm" svg:y1="9.672cm" svg:x2="7.463cm" svg:y2="9.977cm">
          <text:p/>
        </draw:line>
        <draw:polygon draw:style-name="gr58" draw:text-style-name="P8" draw:layer="layout" svg:width="0.005cm" svg:height="0.309cm" svg:x="7.46cm" svg:y="9.67cm" svg:viewBox="0 0 6 310" draw:points="0,310 6,310 6,0 0,0">
          <text:p/>
        </draw:polygon>
        <draw:line draw:style-name="gr59" draw:text-style-name="P9" draw:layer="layout" svg:x1="7.818cm" svg:y1="9.672cm" svg:x2="7.818cm" svg:y2="9.977cm">
          <text:p/>
        </draw:line>
        <draw:polygon draw:style-name="gr58" draw:text-style-name="P8" draw:layer="layout" svg:width="0.004cm" svg:height="0.309cm" svg:x="7.816cm" svg:y="9.67cm" svg:viewBox="0 0 5 310" draw:points="0,310 5,310 5,0 0,0">
          <text:p/>
        </draw:polygon>
        <draw:line draw:style-name="gr59" draw:text-style-name="P9" draw:layer="layout" svg:x1="8.174cm" svg:y1="9.672cm" svg:x2="8.174cm" svg:y2="9.977cm">
          <text:p/>
        </draw:line>
        <draw:polygon draw:style-name="gr58" draw:text-style-name="P8" draw:layer="layout" svg:width="0.004cm" svg:height="0.309cm" svg:x="8.172cm" svg:y="9.67cm" svg:viewBox="0 0 5 310" draw:points="0,310 5,310 5,0 0,0">
          <text:p/>
        </draw:polygon>
        <draw:line draw:style-name="gr59" draw:text-style-name="P9" draw:layer="layout" svg:x1="8.529cm" svg:y1="9.672cm" svg:x2="8.529cm" svg:y2="9.977cm">
          <text:p/>
        </draw:line>
        <draw:polygon draw:style-name="gr58" draw:text-style-name="P8" draw:layer="layout" svg:width="0.004cm" svg:height="0.309cm" svg:x="8.527cm" svg:y="9.67cm" svg:viewBox="0 0 5 310" draw:points="0,310 5,310 5,0 0,0">
          <text:p/>
        </draw:polygon>
        <draw:line draw:style-name="gr59" draw:text-style-name="P9" draw:layer="layout" svg:x1="8.885cm" svg:y1="9.672cm" svg:x2="8.885cm" svg:y2="9.977cm">
          <text:p/>
        </draw:line>
        <draw:polygon draw:style-name="gr58" draw:text-style-name="P8" draw:layer="layout" svg:width="0.004cm" svg:height="0.309cm" svg:x="8.883cm" svg:y="9.67cm" svg:viewBox="0 0 5 310" draw:points="0,310 5,310 5,0 0,0">
          <text:p/>
        </draw:polygon>
        <draw:line draw:style-name="gr59" draw:text-style-name="P9" draw:layer="layout" svg:x1="9.241cm" svg:y1="9.672cm" svg:x2="9.241cm" svg:y2="9.977cm">
          <text:p/>
        </draw:line>
        <draw:polygon draw:style-name="gr58" draw:text-style-name="P8" draw:layer="layout" svg:width="0.005cm" svg:height="0.309cm" svg:x="9.238cm" svg:y="9.67cm" svg:viewBox="0 0 6 310" draw:points="0,310 6,310 6,0 0,0">
          <text:p/>
        </draw:polygon>
        <draw:line draw:style-name="gr59" draw:text-style-name="P9" draw:layer="layout" svg:x1="9.596cm" svg:y1="9.672cm" svg:x2="9.596cm" svg:y2="9.977cm">
          <text:p/>
        </draw:line>
        <draw:polygon draw:style-name="gr58" draw:text-style-name="P8" draw:layer="layout" svg:width="0.004cm" svg:height="0.309cm" svg:x="9.594cm" svg:y="9.67cm" svg:viewBox="0 0 5 310" draw:points="0,310 5,310 5,0 0,0">
          <text:p/>
        </draw:polygon>
        <draw:line draw:style-name="gr59" draw:text-style-name="P9" draw:layer="layout" svg:x1="9.952cm" svg:y1="9.672cm" svg:x2="9.952cm" svg:y2="9.977cm">
          <text:p/>
        </draw:line>
        <draw:polygon draw:style-name="gr58" draw:text-style-name="P8" draw:layer="layout" svg:width="0.004cm" svg:height="0.309cm" svg:x="9.95cm" svg:y="9.67cm" svg:viewBox="0 0 5 310" draw:points="0,310 5,310 5,0 0,0">
          <text:p/>
        </draw:polygon>
        <draw:line draw:style-name="gr59" draw:text-style-name="P9" draw:layer="layout" svg:x1="10.307cm" svg:y1="9.672cm" svg:x2="10.307cm" svg:y2="9.977cm">
          <text:p/>
        </draw:line>
        <draw:polygon draw:style-name="gr58" draw:text-style-name="P8" draw:layer="layout" svg:width="0.004cm" svg:height="0.309cm" svg:x="10.305cm" svg:y="9.67cm" svg:viewBox="0 0 5 310" draw:points="0,310 5,310 5,0 0,0">
          <text:p/>
        </draw:polygon>
        <draw:line draw:style-name="gr59" draw:text-style-name="P9" draw:layer="layout" svg:x1="10.663cm" svg:y1="9.672cm" svg:x2="10.663cm" svg:y2="9.977cm">
          <text:p/>
        </draw:line>
        <draw:polygon draw:style-name="gr58" draw:text-style-name="P8" draw:layer="layout" svg:width="0.004cm" svg:height="0.309cm" svg:x="10.661cm" svg:y="9.67cm" svg:viewBox="0 0 5 310" draw:points="0,310 5,310 5,0 0,0">
          <text:p/>
        </draw:polygon>
        <draw:line draw:style-name="gr59" draw:text-style-name="P9" draw:layer="layout" svg:x1="11.019cm" svg:y1="9.672cm" svg:x2="11.019cm" svg:y2="9.977cm">
          <text:p/>
        </draw:line>
        <draw:polygon draw:style-name="gr58" draw:text-style-name="P8" draw:layer="layout" svg:width="0.005cm" svg:height="0.309cm" svg:x="11.016cm" svg:y="9.67cm" svg:viewBox="0 0 6 310" draw:points="0,310 6,310 6,0 0,0">
          <text:p/>
        </draw:polygon>
        <draw:line draw:style-name="gr59" draw:text-style-name="P9" draw:layer="layout" svg:x1="11.375cm" svg:y1="9.672cm" svg:x2="11.375cm" svg:y2="9.977cm">
          <text:p/>
        </draw:line>
        <draw:polygon draw:style-name="gr58" draw:text-style-name="P8" draw:layer="layout" svg:width="0.004cm" svg:height="0.309cm" svg:x="11.373cm" svg:y="9.67cm" svg:viewBox="0 0 5 310" draw:points="0,310 5,310 5,0 0,0">
          <text:p/>
        </draw:polygon>
        <draw:line draw:style-name="gr59" draw:text-style-name="P9" draw:layer="layout" svg:x1="11.73cm" svg:y1="9.672cm" svg:x2="11.73cm" svg:y2="9.977cm">
          <text:p/>
        </draw:line>
        <draw:polygon draw:style-name="gr58" draw:text-style-name="P8" draw:layer="layout" svg:width="0.005cm" svg:height="0.309cm" svg:x="11.728cm" svg:y="9.67cm" svg:viewBox="0 0 6 310" draw:points="0,310 6,310 6,0 0,0">
          <text:p/>
        </draw:polygon>
        <draw:line draw:style-name="gr59" draw:text-style-name="P9" draw:layer="layout" svg:x1="12.086cm" svg:y1="9.672cm" svg:x2="12.086cm" svg:y2="9.977cm">
          <text:p/>
        </draw:line>
        <draw:polygon draw:style-name="gr58" draw:text-style-name="P8" draw:layer="layout" svg:width="0.004cm" svg:height="0.309cm" svg:x="12.084cm" svg:y="9.67cm" svg:viewBox="0 0 5 310" draw:points="0,310 5,310 5,0 0,0">
          <text:p/>
        </draw:polygon>
        <draw:line draw:style-name="gr59" draw:text-style-name="P9" draw:layer="layout" svg:x1="12.442cm" svg:y1="9.672cm" svg:x2="12.442cm" svg:y2="9.977cm">
          <text:p/>
        </draw:line>
        <draw:polygon draw:style-name="gr58" draw:text-style-name="P8" draw:layer="layout" svg:width="0.004cm" svg:height="0.309cm" svg:x="12.44cm" svg:y="9.67cm" svg:viewBox="0 0 5 310" draw:points="0,310 5,310 5,0 0,0">
          <text:p/>
        </draw:polygon>
        <draw:line draw:style-name="gr59" draw:text-style-name="P9" draw:layer="layout" svg:x1="12.797cm" svg:y1="9.672cm" svg:x2="12.797cm" svg:y2="9.977cm">
          <text:p/>
        </draw:line>
        <draw:polygon draw:style-name="gr58" draw:text-style-name="P8" draw:layer="layout" svg:width="0.004cm" svg:height="0.309cm" svg:x="12.795cm" svg:y="9.67cm" svg:viewBox="0 0 5 310" draw:points="0,310 5,310 5,0 0,0">
          <text:p/>
        </draw:polygon>
        <draw:line draw:style-name="gr59" draw:text-style-name="P9" draw:layer="layout" svg:x1="13.153cm" svg:y1="9.672cm" svg:x2="13.153cm" svg:y2="9.977cm">
          <text:p/>
        </draw:line>
        <draw:polygon draw:style-name="gr58" draw:text-style-name="P8" draw:layer="layout" svg:width="0.004cm" svg:height="0.309cm" svg:x="13.151cm" svg:y="9.67cm" svg:viewBox="0 0 5 310" draw:points="0,310 5,310 5,0 0,0">
          <text:p/>
        </draw:polygon>
        <draw:line draw:style-name="gr59" draw:text-style-name="P9" draw:layer="layout" svg:x1="13.508cm" svg:y1="9.672cm" svg:x2="13.508cm" svg:y2="9.977cm">
          <text:p/>
        </draw:line>
        <draw:polygon draw:style-name="gr58" draw:text-style-name="P8" draw:layer="layout" svg:width="0.005cm" svg:height="0.309cm" svg:x="13.506cm" svg:y="9.67cm" svg:viewBox="0 0 6 310" draw:points="0,310 6,310 6,0 0,0">
          <text:p/>
        </draw:polygon>
        <draw:line draw:style-name="gr59" draw:text-style-name="P9" draw:layer="layout" svg:x1="13.864cm" svg:y1="9.672cm" svg:x2="13.864cm" svg:y2="9.977cm">
          <text:p/>
        </draw:line>
        <draw:polygon draw:style-name="gr58" draw:text-style-name="P8" draw:layer="layout" svg:width="0.004cm" svg:height="0.309cm" svg:x="13.862cm" svg:y="9.67cm" svg:viewBox="0 0 5 310" draw:points="0,310 5,310 5,0 0,0">
          <text:p/>
        </draw:polygon>
        <draw:line draw:style-name="gr59" draw:text-style-name="P9" draw:layer="layout" svg:x1="14.22cm" svg:y1="9.672cm" svg:x2="14.22cm" svg:y2="9.977cm">
          <text:p/>
        </draw:line>
        <draw:polygon draw:style-name="gr58" draw:text-style-name="P8" draw:layer="layout" svg:width="0.004cm" svg:height="0.309cm" svg:x="14.218cm" svg:y="9.67cm" svg:viewBox="0 0 5 310" draw:points="0,310 5,310 5,0 0,0">
          <text:p/>
        </draw:polygon>
        <draw:line draw:style-name="gr59" draw:text-style-name="P9" draw:layer="layout" svg:x1="14.575cm" svg:y1="9.672cm" svg:x2="14.575cm" svg:y2="9.977cm">
          <text:p/>
        </draw:line>
        <draw:polygon draw:style-name="gr58" draw:text-style-name="P8" draw:layer="layout" svg:width="0.004cm" svg:height="0.309cm" svg:x="14.573cm" svg:y="9.67cm" svg:viewBox="0 0 5 310" draw:points="0,310 5,310 5,0 0,0">
          <text:p/>
        </draw:polygon>
        <draw:line draw:style-name="gr59" draw:text-style-name="P9" draw:layer="layout" svg:x1="14.931cm" svg:y1="9.672cm" svg:x2="14.931cm" svg:y2="9.977cm">
          <text:p/>
        </draw:line>
        <draw:polygon draw:style-name="gr58" draw:text-style-name="P8" draw:layer="layout" svg:width="0.004cm" svg:height="0.309cm" svg:x="14.929cm" svg:y="9.67cm" svg:viewBox="0 0 5 310" draw:points="0,310 5,310 5,0 0,0">
          <text:p/>
        </draw:polygon>
        <draw:line draw:style-name="gr59" draw:text-style-name="P9" draw:layer="layout" svg:x1="15.286cm" svg:y1="9.672cm" svg:x2="15.286cm" svg:y2="9.977cm">
          <text:p/>
        </draw:line>
        <draw:polygon draw:style-name="gr58" draw:text-style-name="P8" draw:layer="layout" svg:width="0.005cm" svg:height="0.309cm" svg:x="15.284cm" svg:y="9.67cm" svg:viewBox="0 0 6 310" draw:points="0,310 6,310 6,0 0,0">
          <text:p/>
        </draw:polygon>
        <draw:line draw:style-name="gr59" draw:text-style-name="P9" draw:layer="layout" svg:x1="15.643cm" svg:y1="9.672cm" svg:x2="15.643cm" svg:y2="9.977cm">
          <text:p/>
        </draw:line>
        <draw:polygon draw:style-name="gr58" draw:text-style-name="P8" draw:layer="layout" svg:width="0.004cm" svg:height="0.309cm" svg:x="15.641cm" svg:y="9.67cm" svg:viewBox="0 0 5 310" draw:points="0,310 5,310 5,0 0,0">
          <text:p/>
        </draw:polygon>
        <draw:line draw:style-name="gr59" draw:text-style-name="P9" draw:layer="layout" svg:x1="15.999cm" svg:y1="9.672cm" svg:x2="15.999cm" svg:y2="9.977cm">
          <text:p/>
        </draw:line>
        <draw:polygon draw:style-name="gr58" draw:text-style-name="P8" draw:layer="layout" svg:width="0.004cm" svg:height="0.309cm" svg:x="15.997cm" svg:y="9.67cm" svg:viewBox="0 0 5 310" draw:points="0,310 5,310 5,0 0,0">
          <text:p/>
        </draw:polygon>
        <draw:line draw:style-name="gr59" draw:text-style-name="P9" draw:layer="layout" svg:x1="16.354cm" svg:y1="9.672cm" svg:x2="16.354cm" svg:y2="9.977cm">
          <text:p/>
        </draw:line>
        <draw:polygon draw:style-name="gr58" draw:text-style-name="P8" draw:layer="layout" svg:width="0.004cm" svg:height="0.309cm" svg:x="16.352cm" svg:y="9.67cm" svg:viewBox="0 0 5 310" draw:points="0,310 5,310 5,0 0,0">
          <text:p/>
        </draw:polygon>
        <draw:line draw:style-name="gr59" draw:text-style-name="P9" draw:layer="layout" svg:x1="16.71cm" svg:y1="9.672cm" svg:x2="16.71cm" svg:y2="9.977cm">
          <text:p/>
        </draw:line>
        <draw:polygon draw:style-name="gr58" draw:text-style-name="P8" draw:layer="layout" svg:width="0.004cm" svg:height="0.309cm" svg:x="16.708cm" svg:y="9.67cm" svg:viewBox="0 0 5 310" draw:points="0,310 5,310 5,0 0,0">
          <text:p/>
        </draw:polygon>
        <draw:line draw:style-name="gr59" draw:text-style-name="P9" draw:layer="layout" svg:x1="17.065cm" svg:y1="9.672cm" svg:x2="17.065cm" svg:y2="9.977cm">
          <text:p/>
        </draw:line>
        <draw:polygon draw:style-name="gr58" draw:text-style-name="P8" draw:layer="layout" svg:width="0.005cm" svg:height="0.309cm" svg:x="17.063cm" svg:y="9.67cm" svg:viewBox="0 0 6 310" draw:points="0,310 6,310 6,0 0,0">
          <text:p/>
        </draw:polygon>
        <draw:line draw:style-name="gr59" draw:text-style-name="P9" draw:layer="layout" svg:x1="17.421cm" svg:y1="9.672cm" svg:x2="17.421cm" svg:y2="9.977cm">
          <text:p/>
        </draw:line>
        <draw:polygon draw:style-name="gr58" draw:text-style-name="P8" draw:layer="layout" svg:width="0.004cm" svg:height="0.309cm" svg:x="17.419cm" svg:y="9.67cm" svg:viewBox="0 0 5 310" draw:points="0,310 5,310 5,0 0,0">
          <text:p/>
        </draw:polygon>
        <draw:line draw:style-name="gr59" draw:text-style-name="P9" draw:layer="layout" svg:x1="17.777cm" svg:y1="9.672cm" svg:x2="17.777cm" svg:y2="9.977cm">
          <text:p/>
        </draw:line>
        <draw:polygon draw:style-name="gr58" draw:text-style-name="P8" draw:layer="layout" svg:width="0.004cm" svg:height="0.309cm" svg:x="17.775cm" svg:y="9.67cm" svg:viewBox="0 0 5 310" draw:points="0,310 5,310 5,0 0,0">
          <text:p/>
        </draw:polygon>
        <draw:line draw:style-name="gr59" draw:text-style-name="P9" draw:layer="layout" svg:x1="5.328cm" svg:y1="10.367cm" svg:x2="5.328cm" svg:y2="10.671cm">
          <text:p/>
        </draw:line>
        <draw:polygon draw:style-name="gr58" draw:text-style-name="P8" draw:layer="layout" svg:width="0.004cm" svg:height="0.309cm" svg:x="5.326cm" svg:y="10.364cm" svg:viewBox="0 0 5 310" draw:points="0,310 5,310 5,0 0,0">
          <text:p/>
        </draw:polygon>
        <draw:line draw:style-name="gr59" draw:text-style-name="P9" draw:layer="layout" svg:x1="5.683cm" svg:y1="10.367cm" svg:x2="5.683cm" svg:y2="10.671cm">
          <text:p/>
        </draw:line>
        <draw:polygon draw:style-name="gr58" draw:text-style-name="P8" draw:layer="layout" svg:width="0.006cm" svg:height="0.309cm" svg:x="5.681cm" svg:y="10.364cm" svg:viewBox="0 0 7 310" draw:points="0,310 7,310 7,0 0,0">
          <text:p/>
        </draw:polygon>
        <draw:line draw:style-name="gr59" draw:text-style-name="P9" draw:layer="layout" svg:x1="6.039cm" svg:y1="10.367cm" svg:x2="6.039cm" svg:y2="10.671cm">
          <text:p/>
        </draw:line>
        <draw:polygon draw:style-name="gr58" draw:text-style-name="P8" draw:layer="layout" svg:width="0.004cm" svg:height="0.309cm" svg:x="6.037cm" svg:y="10.364cm" svg:viewBox="0 0 5 310" draw:points="0,310 5,310 5,0 0,0">
          <text:p/>
        </draw:polygon>
        <draw:line draw:style-name="gr59" draw:text-style-name="P9" draw:layer="layout" svg:x1="6.395cm" svg:y1="10.367cm" svg:x2="6.395cm" svg:y2="10.671cm">
          <text:p/>
        </draw:line>
        <draw:polygon draw:style-name="gr58" draw:text-style-name="P8" draw:layer="layout" svg:width="0.004cm" svg:height="0.309cm" svg:x="6.393cm" svg:y="10.364cm" svg:viewBox="0 0 5 310" draw:points="0,310 5,310 5,0 0,0">
          <text:p/>
        </draw:polygon>
        <draw:line draw:style-name="gr59" draw:text-style-name="P9" draw:layer="layout" svg:x1="6.751cm" svg:y1="10.367cm" svg:x2="6.751cm" svg:y2="10.671cm">
          <text:p/>
        </draw:line>
        <draw:polygon draw:style-name="gr58" draw:text-style-name="P8" draw:layer="layout" svg:width="0.004cm" svg:height="0.309cm" svg:x="6.749cm" svg:y="10.364cm" svg:viewBox="0 0 5 310" draw:points="0,310 5,310 5,0 0,0">
          <text:p/>
        </draw:polygon>
        <draw:line draw:style-name="gr59" draw:text-style-name="P9" draw:layer="layout" svg:x1="7.107cm" svg:y1="10.367cm" svg:x2="7.107cm" svg:y2="10.671cm">
          <text:p/>
        </draw:line>
        <draw:polygon draw:style-name="gr58" draw:text-style-name="P8" draw:layer="layout" svg:width="0.004cm" svg:height="0.309cm" svg:x="7.105cm" svg:y="10.364cm" svg:viewBox="0 0 5 310" draw:points="0,310 5,310 5,0 0,0">
          <text:p/>
        </draw:polygon>
        <draw:line draw:style-name="gr59" draw:text-style-name="P9" draw:layer="layout" svg:x1="7.463cm" svg:y1="10.367cm" svg:x2="7.463cm" svg:y2="10.671cm">
          <text:p/>
        </draw:line>
        <draw:polygon draw:style-name="gr58" draw:text-style-name="P8" draw:layer="layout" svg:width="0.005cm" svg:height="0.309cm" svg:x="7.46cm" svg:y="10.364cm" svg:viewBox="0 0 6 310" draw:points="0,310 6,310 6,0 0,0">
          <text:p/>
        </draw:polygon>
        <draw:line draw:style-name="gr59" draw:text-style-name="P9" draw:layer="layout" svg:x1="7.818cm" svg:y1="10.367cm" svg:x2="7.818cm" svg:y2="10.671cm">
          <text:p/>
        </draw:line>
        <draw:polygon draw:style-name="gr58" draw:text-style-name="P8" draw:layer="layout" svg:width="0.004cm" svg:height="0.309cm" svg:x="7.816cm" svg:y="10.364cm" svg:viewBox="0 0 5 310" draw:points="0,310 5,310 5,0 0,0">
          <text:p/>
        </draw:polygon>
        <draw:line draw:style-name="gr59" draw:text-style-name="P9" draw:layer="layout" svg:x1="8.174cm" svg:y1="10.367cm" svg:x2="8.174cm" svg:y2="10.671cm">
          <text:p/>
        </draw:line>
        <draw:polygon draw:style-name="gr58" draw:text-style-name="P8" draw:layer="layout" svg:width="0.004cm" svg:height="0.309cm" svg:x="8.172cm" svg:y="10.364cm" svg:viewBox="0 0 5 310" draw:points="0,310 5,310 5,0 0,0">
          <text:p/>
        </draw:polygon>
        <draw:line draw:style-name="gr59" draw:text-style-name="P9" draw:layer="layout" svg:x1="8.529cm" svg:y1="10.367cm" svg:x2="8.529cm" svg:y2="10.671cm">
          <text:p/>
        </draw:line>
        <draw:polygon draw:style-name="gr58" draw:text-style-name="P8" draw:layer="layout" svg:width="0.004cm" svg:height="0.309cm" svg:x="8.527cm" svg:y="10.364cm" svg:viewBox="0 0 5 310" draw:points="0,310 5,310 5,0 0,0">
          <text:p/>
        </draw:polygon>
        <draw:line draw:style-name="gr59" draw:text-style-name="P9" draw:layer="layout" svg:x1="8.885cm" svg:y1="10.367cm" svg:x2="8.885cm" svg:y2="10.671cm">
          <text:p/>
        </draw:line>
        <draw:polygon draw:style-name="gr58" draw:text-style-name="P8" draw:layer="layout" svg:width="0.004cm" svg:height="0.309cm" svg:x="8.883cm" svg:y="10.364cm" svg:viewBox="0 0 5 310" draw:points="0,310 5,310 5,0 0,0">
          <text:p/>
        </draw:polygon>
        <draw:line draw:style-name="gr59" draw:text-style-name="P9" draw:layer="layout" svg:x1="9.241cm" svg:y1="10.367cm" svg:x2="9.241cm" svg:y2="10.671cm">
          <text:p/>
        </draw:line>
        <draw:polygon draw:style-name="gr58" draw:text-style-name="P8" draw:layer="layout" svg:width="0.005cm" svg:height="0.309cm" svg:x="9.238cm" svg:y="10.364cm" svg:viewBox="0 0 6 310" draw:points="0,310 6,310 6,0 0,0">
          <text:p/>
        </draw:polygon>
        <draw:line draw:style-name="gr59" draw:text-style-name="P9" draw:layer="layout" svg:x1="9.596cm" svg:y1="10.367cm" svg:x2="9.596cm" svg:y2="10.671cm">
          <text:p/>
        </draw:line>
        <draw:polygon draw:style-name="gr58" draw:text-style-name="P8" draw:layer="layout" svg:width="0.004cm" svg:height="0.309cm" svg:x="9.594cm" svg:y="10.364cm" svg:viewBox="0 0 5 310" draw:points="0,310 5,310 5,0 0,0">
          <text:p/>
        </draw:polygon>
        <draw:line draw:style-name="gr59" draw:text-style-name="P9" draw:layer="layout" svg:x1="9.952cm" svg:y1="10.367cm" svg:x2="9.952cm" svg:y2="10.671cm">
          <text:p/>
        </draw:line>
        <draw:polygon draw:style-name="gr58" draw:text-style-name="P8" draw:layer="layout" svg:width="0.004cm" svg:height="0.309cm" svg:x="9.95cm" svg:y="10.364cm" svg:viewBox="0 0 5 310" draw:points="0,310 5,310 5,0 0,0">
          <text:p/>
        </draw:polygon>
        <draw:line draw:style-name="gr59" draw:text-style-name="P9" draw:layer="layout" svg:x1="10.307cm" svg:y1="10.367cm" svg:x2="10.307cm" svg:y2="10.671cm">
          <text:p/>
        </draw:line>
        <draw:polygon draw:style-name="gr58" draw:text-style-name="P8" draw:layer="layout" svg:width="0.004cm" svg:height="0.309cm" svg:x="10.305cm" svg:y="10.364cm" svg:viewBox="0 0 5 310" draw:points="0,310 5,310 5,0 0,0">
          <text:p/>
        </draw:polygon>
        <draw:line draw:style-name="gr59" draw:text-style-name="P9" draw:layer="layout" svg:x1="10.663cm" svg:y1="10.367cm" svg:x2="10.663cm" svg:y2="10.671cm">
          <text:p/>
        </draw:line>
        <draw:polygon draw:style-name="gr58" draw:text-style-name="P8" draw:layer="layout" svg:width="0.004cm" svg:height="0.309cm" svg:x="10.661cm" svg:y="10.364cm" svg:viewBox="0 0 5 310" draw:points="0,310 5,310 5,0 0,0">
          <text:p/>
        </draw:polygon>
        <draw:line draw:style-name="gr59" draw:text-style-name="P9" draw:layer="layout" svg:x1="11.019cm" svg:y1="10.367cm" svg:x2="11.019cm" svg:y2="10.671cm">
          <text:p/>
        </draw:line>
        <draw:polygon draw:style-name="gr58" draw:text-style-name="P8" draw:layer="layout" svg:width="0.005cm" svg:height="0.309cm" svg:x="11.016cm" svg:y="10.364cm" svg:viewBox="0 0 6 310" draw:points="0,310 6,310 6,0 0,0">
          <text:p/>
        </draw:polygon>
        <draw:line draw:style-name="gr59" draw:text-style-name="P9" draw:layer="layout" svg:x1="11.375cm" svg:y1="10.367cm" svg:x2="11.375cm" svg:y2="10.671cm">
          <text:p/>
        </draw:line>
        <draw:polygon draw:style-name="gr58" draw:text-style-name="P8" draw:layer="layout" svg:width="0.004cm" svg:height="0.309cm" svg:x="11.373cm" svg:y="10.364cm" svg:viewBox="0 0 5 310" draw:points="0,310 5,310 5,0 0,0">
          <text:p/>
        </draw:polygon>
        <draw:line draw:style-name="gr59" draw:text-style-name="P9" draw:layer="layout" svg:x1="11.73cm" svg:y1="10.367cm" svg:x2="11.73cm" svg:y2="10.671cm">
          <text:p/>
        </draw:line>
        <draw:polygon draw:style-name="gr58" draw:text-style-name="P8" draw:layer="layout" svg:width="0.005cm" svg:height="0.309cm" svg:x="11.728cm" svg:y="10.364cm" svg:viewBox="0 0 6 310" draw:points="0,310 6,310 6,0 0,0">
          <text:p/>
        </draw:polygon>
        <draw:line draw:style-name="gr59" draw:text-style-name="P9" draw:layer="layout" svg:x1="12.086cm" svg:y1="10.367cm" svg:x2="12.086cm" svg:y2="10.671cm">
          <text:p/>
        </draw:line>
        <draw:polygon draw:style-name="gr58" draw:text-style-name="P8" draw:layer="layout" svg:width="0.004cm" svg:height="0.309cm" svg:x="12.084cm" svg:y="10.364cm" svg:viewBox="0 0 5 310" draw:points="0,310 5,310 5,0 0,0">
          <text:p/>
        </draw:polygon>
        <draw:line draw:style-name="gr59" draw:text-style-name="P9" draw:layer="layout" svg:x1="12.442cm" svg:y1="10.367cm" svg:x2="12.442cm" svg:y2="10.671cm">
          <text:p/>
        </draw:line>
        <draw:polygon draw:style-name="gr58" draw:text-style-name="P8" draw:layer="layout" svg:width="0.004cm" svg:height="0.309cm" svg:x="12.44cm" svg:y="10.364cm" svg:viewBox="0 0 5 310" draw:points="0,310 5,310 5,0 0,0">
          <text:p/>
        </draw:polygon>
        <draw:line draw:style-name="gr59" draw:text-style-name="P9" draw:layer="layout" svg:x1="12.797cm" svg:y1="10.367cm" svg:x2="12.797cm" svg:y2="10.671cm">
          <text:p/>
        </draw:line>
        <draw:polygon draw:style-name="gr58" draw:text-style-name="P8" draw:layer="layout" svg:width="0.004cm" svg:height="0.309cm" svg:x="12.795cm" svg:y="10.364cm" svg:viewBox="0 0 5 310" draw:points="0,310 5,310 5,0 0,0">
          <text:p/>
        </draw:polygon>
        <draw:line draw:style-name="gr59" draw:text-style-name="P9" draw:layer="layout" svg:x1="13.153cm" svg:y1="10.367cm" svg:x2="13.153cm" svg:y2="10.671cm">
          <text:p/>
        </draw:line>
        <draw:polygon draw:style-name="gr58" draw:text-style-name="P8" draw:layer="layout" svg:width="0.004cm" svg:height="0.309cm" svg:x="13.151cm" svg:y="10.364cm" svg:viewBox="0 0 5 310" draw:points="0,310 5,310 5,0 0,0">
          <text:p/>
        </draw:polygon>
        <draw:line draw:style-name="gr59" draw:text-style-name="P9" draw:layer="layout" svg:x1="13.508cm" svg:y1="10.367cm" svg:x2="13.508cm" svg:y2="10.671cm">
          <text:p/>
        </draw:line>
        <draw:polygon draw:style-name="gr58" draw:text-style-name="P8" draw:layer="layout" svg:width="0.005cm" svg:height="0.309cm" svg:x="13.506cm" svg:y="10.364cm" svg:viewBox="0 0 6 310" draw:points="0,310 6,310 6,0 0,0">
          <text:p/>
        </draw:polygon>
        <draw:line draw:style-name="gr59" draw:text-style-name="P9" draw:layer="layout" svg:x1="13.864cm" svg:y1="10.367cm" svg:x2="13.864cm" svg:y2="10.671cm">
          <text:p/>
        </draw:line>
        <draw:polygon draw:style-name="gr58" draw:text-style-name="P8" draw:layer="layout" svg:width="0.004cm" svg:height="0.309cm" svg:x="13.862cm" svg:y="10.364cm" svg:viewBox="0 0 5 310" draw:points="0,310 5,310 5,0 0,0">
          <text:p/>
        </draw:polygon>
        <draw:line draw:style-name="gr59" draw:text-style-name="P9" draw:layer="layout" svg:x1="14.22cm" svg:y1="10.367cm" svg:x2="14.22cm" svg:y2="10.671cm">
          <text:p/>
        </draw:line>
        <draw:polygon draw:style-name="gr58" draw:text-style-name="P8" draw:layer="layout" svg:width="0.004cm" svg:height="0.309cm" svg:x="14.218cm" svg:y="10.364cm" svg:viewBox="0 0 5 310" draw:points="0,310 5,310 5,0 0,0">
          <text:p/>
        </draw:polygon>
        <draw:line draw:style-name="gr59" draw:text-style-name="P9" draw:layer="layout" svg:x1="14.575cm" svg:y1="10.367cm" svg:x2="14.575cm" svg:y2="10.671cm">
          <text:p/>
        </draw:line>
        <draw:polygon draw:style-name="gr58" draw:text-style-name="P8" draw:layer="layout" svg:width="0.004cm" svg:height="0.309cm" svg:x="14.573cm" svg:y="10.364cm" svg:viewBox="0 0 5 310" draw:points="0,310 5,310 5,0 0,0">
          <text:p/>
        </draw:polygon>
        <draw:line draw:style-name="gr59" draw:text-style-name="P9" draw:layer="layout" svg:x1="14.931cm" svg:y1="10.367cm" svg:x2="14.931cm" svg:y2="10.671cm">
          <text:p/>
        </draw:line>
        <draw:polygon draw:style-name="gr58" draw:text-style-name="P8" draw:layer="layout" svg:width="0.004cm" svg:height="0.309cm" svg:x="14.929cm" svg:y="10.364cm" svg:viewBox="0 0 5 310" draw:points="0,310 5,310 5,0 0,0">
          <text:p/>
        </draw:polygon>
        <draw:line draw:style-name="gr59" draw:text-style-name="P9" draw:layer="layout" svg:x1="15.286cm" svg:y1="10.367cm" svg:x2="15.286cm" svg:y2="10.671cm">
          <text:p/>
        </draw:line>
        <draw:polygon draw:style-name="gr58" draw:text-style-name="P8" draw:layer="layout" svg:width="0.005cm" svg:height="0.309cm" svg:x="15.284cm" svg:y="10.364cm" svg:viewBox="0 0 6 310" draw:points="0,310 6,310 6,0 0,0">
          <text:p/>
        </draw:polygon>
        <draw:line draw:style-name="gr59" draw:text-style-name="P9" draw:layer="layout" svg:x1="15.643cm" svg:y1="10.367cm" svg:x2="15.643cm" svg:y2="10.671cm">
          <text:p/>
        </draw:line>
        <draw:polygon draw:style-name="gr58" draw:text-style-name="P8" draw:layer="layout" svg:width="0.004cm" svg:height="0.309cm" svg:x="15.641cm" svg:y="10.364cm" svg:viewBox="0 0 5 310" draw:points="0,310 5,310 5,0 0,0">
          <text:p/>
        </draw:polygon>
        <draw:line draw:style-name="gr59" draw:text-style-name="P9" draw:layer="layout" svg:x1="15.999cm" svg:y1="10.367cm" svg:x2="15.999cm" svg:y2="10.671cm">
          <text:p/>
        </draw:line>
        <draw:polygon draw:style-name="gr58" draw:text-style-name="P8" draw:layer="layout" svg:width="0.004cm" svg:height="0.309cm" svg:x="15.997cm" svg:y="10.364cm" svg:viewBox="0 0 5 310" draw:points="0,310 5,310 5,0 0,0">
          <text:p/>
        </draw:polygon>
        <draw:line draw:style-name="gr59" draw:text-style-name="P9" draw:layer="layout" svg:x1="16.354cm" svg:y1="10.367cm" svg:x2="16.354cm" svg:y2="10.671cm">
          <text:p/>
        </draw:line>
        <draw:polygon draw:style-name="gr58" draw:text-style-name="P8" draw:layer="layout" svg:width="0.004cm" svg:height="0.309cm" svg:x="16.352cm" svg:y="10.364cm" svg:viewBox="0 0 5 310" draw:points="0,310 5,310 5,0 0,0">
          <text:p/>
        </draw:polygon>
        <draw:line draw:style-name="gr59" draw:text-style-name="P9" draw:layer="layout" svg:x1="16.71cm" svg:y1="10.367cm" svg:x2="16.71cm" svg:y2="10.671cm">
          <text:p/>
        </draw:line>
        <draw:polygon draw:style-name="gr58" draw:text-style-name="P8" draw:layer="layout" svg:width="0.004cm" svg:height="0.309cm" svg:x="16.708cm" svg:y="10.364cm" svg:viewBox="0 0 5 310" draw:points="0,310 5,310 5,0 0,0">
          <text:p/>
        </draw:polygon>
        <draw:line draw:style-name="gr59" draw:text-style-name="P9" draw:layer="layout" svg:x1="17.065cm" svg:y1="10.367cm" svg:x2="17.065cm" svg:y2="10.671cm">
          <text:p/>
        </draw:line>
        <draw:polygon draw:style-name="gr58" draw:text-style-name="P8" draw:layer="layout" svg:width="0.005cm" svg:height="0.309cm" svg:x="17.063cm" svg:y="10.364cm" svg:viewBox="0 0 6 310" draw:points="0,310 6,310 6,0 0,0">
          <text:p/>
        </draw:polygon>
        <draw:line draw:style-name="gr59" draw:text-style-name="P9" draw:layer="layout" svg:x1="17.421cm" svg:y1="10.367cm" svg:x2="17.421cm" svg:y2="10.671cm">
          <text:p/>
        </draw:line>
        <draw:polygon draw:style-name="gr58" draw:text-style-name="P8" draw:layer="layout" svg:width="0.004cm" svg:height="0.309cm" svg:x="17.419cm" svg:y="10.364cm" svg:viewBox="0 0 5 310" draw:points="0,310 5,310 5,0 0,0">
          <text:p/>
        </draw:polygon>
        <draw:line draw:style-name="gr59" draw:text-style-name="P9" draw:layer="layout" svg:x1="17.777cm" svg:y1="10.367cm" svg:x2="17.777cm" svg:y2="10.671cm">
          <text:p/>
        </draw:line>
        <draw:polygon draw:style-name="gr58" draw:text-style-name="P8" draw:layer="layout" svg:width="0.004cm" svg:height="0.309cm" svg:x="17.775cm" svg:y="10.364cm" svg:viewBox="0 0 5 310" draw:points="0,310 5,310 5,0 0,0">
          <text:p/>
        </draw:polygon>
        <draw:line draw:style-name="gr59" draw:text-style-name="P9" draw:layer="layout" svg:x1="5.332cm" svg:y1="11.107cm" svg:x2="6.751cm" svg:y2="11.107cm">
          <text:p/>
        </draw:line>
        <draw:polygon draw:style-name="gr58" draw:text-style-name="P8" draw:layer="layout" svg:width="1.423cm" svg:height="0.006cm" svg:x="5.33cm" svg:y="11.105cm" svg:viewBox="0 0 1424 7" draw:points="0,7 1424,7 1424,0 0,0">
          <text:p/>
        </draw:polygon>
        <draw:line draw:style-name="gr59" draw:text-style-name="P9" draw:layer="layout" svg:x1="7.111cm" svg:y1="11.107cm" svg:x2="8.174cm" svg:y2="11.107cm">
          <text:p/>
        </draw:line>
        <draw:polygon draw:style-name="gr58" draw:text-style-name="P8" draw:layer="layout" svg:width="1.067cm" svg:height="0.006cm" svg:x="7.109cm" svg:y="11.105cm" svg:viewBox="0 0 1068 7" draw:points="0,7 1068,7 1068,0 0,0">
          <text:p/>
        </draw:polygon>
        <draw:line draw:style-name="gr59" draw:text-style-name="P9" draw:layer="layout" svg:x1="4.261cm" svg:y1="10.367cm" svg:x2="4.261cm" svg:y2="10.671cm">
          <text:p/>
        </draw:line>
        <draw:polygon draw:style-name="gr58" draw:text-style-name="P8" draw:layer="layout" svg:width="0.004cm" svg:height="0.309cm" svg:x="4.259cm" svg:y="10.364cm" svg:viewBox="0 0 5 310" draw:points="0,310 5,310 5,0 0,0">
          <text:p/>
        </draw:polygon>
        <draw:line draw:style-name="gr59" draw:text-style-name="P9" draw:layer="layout" svg:x1="4.617cm" svg:y1="10.367cm" svg:x2="4.617cm" svg:y2="10.671cm">
          <text:p/>
        </draw:line>
        <draw:polygon draw:style-name="gr58" draw:text-style-name="P8" draw:layer="layout" svg:width="0.004cm" svg:height="0.309cm" svg:x="4.615cm" svg:y="10.364cm" svg:viewBox="0 0 5 310" draw:points="0,310 5,310 5,0 0,0">
          <text:p/>
        </draw:polygon>
        <draw:line draw:style-name="gr59" draw:text-style-name="P9" draw:layer="layout" svg:x1="4.972cm" svg:y1="10.367cm" svg:x2="4.972cm" svg:y2="10.671cm">
          <text:p/>
        </draw:line>
        <draw:polygon draw:style-name="gr58" draw:text-style-name="P8" draw:layer="layout" svg:width="0.004cm" svg:height="0.309cm" svg:x="4.97cm" svg:y="10.364cm" svg:viewBox="0 0 5 310" draw:points="0,310 5,310 5,0 0,0">
          <text:p/>
        </draw:polygon>
        <draw:line draw:style-name="gr59" draw:text-style-name="P9" draw:layer="layout" svg:x1="5.328cm" svg:y1="10.803cm" svg:x2="5.328cm" svg:y2="11.107cm">
          <text:p/>
        </draw:line>
        <draw:polygon draw:style-name="gr58" draw:text-style-name="P8" draw:layer="layout" svg:width="0.004cm" svg:height="0.31cm" svg:x="5.326cm" svg:y="10.8cm" svg:viewBox="0 0 5 311" draw:points="0,311 5,311 5,0 0,0">
          <text:p/>
        </draw:polygon>
        <draw:line draw:style-name="gr59" draw:text-style-name="P9" draw:layer="layout" svg:x1="5.683cm" svg:y1="10.803cm" svg:x2="5.683cm" svg:y2="11.107cm">
          <text:p/>
        </draw:line>
        <draw:polygon draw:style-name="gr58" draw:text-style-name="P8" draw:layer="layout" svg:width="0.006cm" svg:height="0.31cm" svg:x="5.681cm" svg:y="10.8cm" svg:viewBox="0 0 7 311" draw:points="0,311 7,311 7,0 0,0">
          <text:p/>
        </draw:polygon>
        <draw:line draw:style-name="gr59" draw:text-style-name="P9" draw:layer="layout" svg:x1="6.039cm" svg:y1="10.803cm" svg:x2="6.039cm" svg:y2="11.107cm">
          <text:p/>
        </draw:line>
        <draw:polygon draw:style-name="gr58" draw:text-style-name="P8" draw:layer="layout" svg:width="0.004cm" svg:height="0.31cm" svg:x="6.037cm" svg:y="10.8cm" svg:viewBox="0 0 5 311" draw:points="0,311 5,311 5,0 0,0">
          <text:p/>
        </draw:polygon>
        <draw:line draw:style-name="gr59" draw:text-style-name="P9" draw:layer="layout" svg:x1="6.395cm" svg:y1="10.803cm" svg:x2="6.395cm" svg:y2="11.107cm">
          <text:p/>
        </draw:line>
        <draw:polygon draw:style-name="gr58" draw:text-style-name="P8" draw:layer="layout" svg:width="0.004cm" svg:height="0.31cm" svg:x="6.393cm" svg:y="10.8cm" svg:viewBox="0 0 5 311" draw:points="0,311 5,311 5,0 0,0">
          <text:p/>
        </draw:polygon>
        <draw:line draw:style-name="gr59" draw:text-style-name="P9" draw:layer="layout" svg:x1="6.751cm" svg:y1="10.803cm" svg:x2="6.751cm" svg:y2="11.107cm">
          <text:p/>
        </draw:line>
        <draw:polygon draw:style-name="gr58" draw:text-style-name="P8" draw:layer="layout" svg:width="0.004cm" svg:height="0.31cm" svg:x="6.749cm" svg:y="10.8cm" svg:viewBox="0 0 5 311" draw:points="0,311 5,311 5,0 0,0">
          <text:p/>
        </draw:polygon>
        <draw:line draw:style-name="gr59" draw:text-style-name="P9" draw:layer="layout" svg:x1="7.107cm" svg:y1="10.803cm" svg:x2="7.107cm" svg:y2="11.107cm">
          <text:p/>
        </draw:line>
        <draw:polygon draw:style-name="gr58" draw:text-style-name="P8" draw:layer="layout" svg:width="0.004cm" svg:height="0.31cm" svg:x="7.105cm" svg:y="10.8cm" svg:viewBox="0 0 5 311" draw:points="0,311 5,311 5,0 0,0">
          <text:p/>
        </draw:polygon>
        <draw:line draw:style-name="gr59" draw:text-style-name="P9" draw:layer="layout" svg:x1="7.463cm" svg:y1="10.803cm" svg:x2="7.463cm" svg:y2="11.107cm">
          <text:p/>
        </draw:line>
        <draw:polygon draw:style-name="gr58" draw:text-style-name="P8" draw:layer="layout" svg:width="0.005cm" svg:height="0.31cm" svg:x="7.46cm" svg:y="10.8cm" svg:viewBox="0 0 6 311" draw:points="0,311 6,311 6,0 0,0">
          <text:p/>
        </draw:polygon>
        <draw:line draw:style-name="gr59" draw:text-style-name="P9" draw:layer="layout" svg:x1="7.818cm" svg:y1="10.803cm" svg:x2="7.818cm" svg:y2="11.107cm">
          <text:p/>
        </draw:line>
        <draw:polygon draw:style-name="gr58" draw:text-style-name="P8" draw:layer="layout" svg:width="0.004cm" svg:height="0.31cm" svg:x="7.816cm" svg:y="10.8cm" svg:viewBox="0 0 5 311" draw:points="0,311 5,311 5,0 0,0">
          <text:p/>
        </draw:polygon>
        <draw:line draw:style-name="gr59" draw:text-style-name="P9" draw:layer="layout" svg:x1="8.174cm" svg:y1="10.803cm" svg:x2="8.174cm" svg:y2="11.107cm">
          <text:p/>
        </draw:line>
        <draw:polygon draw:style-name="gr58" draw:text-style-name="P8" draw:layer="layout" svg:width="0.004cm" svg:height="0.31cm" svg:x="8.172cm" svg:y="10.8cm" svg:viewBox="0 0 5 311" draw:points="0,311 5,311 5,0 0,0">
          <text:p/>
        </draw:polygon>
        <draw:line draw:style-name="gr59" draw:text-style-name="P9" draw:layer="layout" svg:x1="8.529cm" svg:y1="10.803cm" svg:x2="8.529cm" svg:y2="11.107cm">
          <text:p/>
        </draw:line>
        <draw:polygon draw:style-name="gr58" draw:text-style-name="P8" draw:layer="layout" svg:width="0.004cm" svg:height="0.31cm" svg:x="8.527cm" svg:y="10.8cm" svg:viewBox="0 0 5 311" draw:points="0,311 5,311 5,0 0,0">
          <text:p/>
        </draw:polygon>
        <draw:line draw:style-name="gr59" draw:text-style-name="P9" draw:layer="layout" svg:x1="8.885cm" svg:y1="10.803cm" svg:x2="8.885cm" svg:y2="11.107cm">
          <text:p/>
        </draw:line>
        <draw:polygon draw:style-name="gr58" draw:text-style-name="P8" draw:layer="layout" svg:width="0.004cm" svg:height="0.31cm" svg:x="8.883cm" svg:y="10.8cm" svg:viewBox="0 0 5 311" draw:points="0,311 5,311 5,0 0,0">
          <text:p/>
        </draw:polygon>
        <draw:line draw:style-name="gr59" draw:text-style-name="P9" draw:layer="layout" svg:x1="9.241cm" svg:y1="10.803cm" svg:x2="9.241cm" svg:y2="11.107cm">
          <text:p/>
        </draw:line>
        <draw:polygon draw:style-name="gr58" draw:text-style-name="P8" draw:layer="layout" svg:width="0.005cm" svg:height="0.31cm" svg:x="9.238cm" svg:y="10.8cm" svg:viewBox="0 0 6 311" draw:points="0,311 6,311 6,0 0,0">
          <text:p/>
        </draw:polygon>
        <draw:line draw:style-name="gr59" draw:text-style-name="P9" draw:layer="layout" svg:x1="9.596cm" svg:y1="10.803cm" svg:x2="9.596cm" svg:y2="11.107cm">
          <text:p/>
        </draw:line>
        <draw:polygon draw:style-name="gr58" draw:text-style-name="P8" draw:layer="layout" svg:width="0.004cm" svg:height="0.31cm" svg:x="9.594cm" svg:y="10.8cm" svg:viewBox="0 0 5 311" draw:points="0,311 5,311 5,0 0,0">
          <text:p/>
        </draw:polygon>
        <draw:line draw:style-name="gr59" draw:text-style-name="P9" draw:layer="layout" svg:x1="9.952cm" svg:y1="10.803cm" svg:x2="9.952cm" svg:y2="11.107cm">
          <text:p/>
        </draw:line>
        <draw:polygon draw:style-name="gr58" draw:text-style-name="P8" draw:layer="layout" svg:width="0.004cm" svg:height="0.31cm" svg:x="9.95cm" svg:y="10.8cm" svg:viewBox="0 0 5 311" draw:points="0,311 5,311 5,0 0,0">
          <text:p/>
        </draw:polygon>
        <draw:line draw:style-name="gr59" draw:text-style-name="P9" draw:layer="layout" svg:x1="10.307cm" svg:y1="10.803cm" svg:x2="10.307cm" svg:y2="11.107cm">
          <text:p/>
        </draw:line>
        <draw:polygon draw:style-name="gr58" draw:text-style-name="P8" draw:layer="layout" svg:width="0.004cm" svg:height="0.31cm" svg:x="10.305cm" svg:y="10.8cm" svg:viewBox="0 0 5 311" draw:points="0,311 5,311 5,0 0,0">
          <text:p/>
        </draw:polygon>
        <draw:line draw:style-name="gr59" draw:text-style-name="P9" draw:layer="layout" svg:x1="10.663cm" svg:y1="10.803cm" svg:x2="10.663cm" svg:y2="11.107cm">
          <text:p/>
        </draw:line>
        <draw:polygon draw:style-name="gr58" draw:text-style-name="P8" draw:layer="layout" svg:width="0.004cm" svg:height="0.31cm" svg:x="10.661cm" svg:y="10.8cm" svg:viewBox="0 0 5 311" draw:points="0,311 5,311 5,0 0,0">
          <text:p/>
        </draw:polygon>
        <draw:line draw:style-name="gr59" draw:text-style-name="P9" draw:layer="layout" svg:x1="11.019cm" svg:y1="10.803cm" svg:x2="11.019cm" svg:y2="11.107cm">
          <text:p/>
        </draw:line>
        <draw:polygon draw:style-name="gr58" draw:text-style-name="P8" draw:layer="layout" svg:width="0.005cm" svg:height="0.31cm" svg:x="11.016cm" svg:y="10.8cm" svg:viewBox="0 0 6 311" draw:points="0,311 6,311 6,0 0,0">
          <text:p/>
        </draw:polygon>
        <draw:line draw:style-name="gr59" draw:text-style-name="P9" draw:layer="layout" svg:x1="11.375cm" svg:y1="10.803cm" svg:x2="11.375cm" svg:y2="11.107cm">
          <text:p/>
        </draw:line>
        <draw:polygon draw:style-name="gr58" draw:text-style-name="P8" draw:layer="layout" svg:width="0.004cm" svg:height="0.31cm" svg:x="11.373cm" svg:y="10.8cm" svg:viewBox="0 0 5 311" draw:points="0,311 5,311 5,0 0,0">
          <text:p/>
        </draw:polygon>
        <draw:line draw:style-name="gr59" draw:text-style-name="P9" draw:layer="layout" svg:x1="11.73cm" svg:y1="10.803cm" svg:x2="11.73cm" svg:y2="11.107cm">
          <text:p/>
        </draw:line>
        <draw:polygon draw:style-name="gr58" draw:text-style-name="P8" draw:layer="layout" svg:width="0.005cm" svg:height="0.31cm" svg:x="11.728cm" svg:y="10.8cm" svg:viewBox="0 0 6 311" draw:points="0,311 6,311 6,0 0,0">
          <text:p/>
        </draw:polygon>
        <draw:line draw:style-name="gr59" draw:text-style-name="P9" draw:layer="layout" svg:x1="12.086cm" svg:y1="10.803cm" svg:x2="12.086cm" svg:y2="11.107cm">
          <text:p/>
        </draw:line>
        <draw:polygon draw:style-name="gr58" draw:text-style-name="P8" draw:layer="layout" svg:width="0.004cm" svg:height="0.31cm" svg:x="12.084cm" svg:y="10.8cm" svg:viewBox="0 0 5 311" draw:points="0,311 5,311 5,0 0,0">
          <text:p/>
        </draw:polygon>
        <draw:line draw:style-name="gr59" draw:text-style-name="P9" draw:layer="layout" svg:x1="12.442cm" svg:y1="10.803cm" svg:x2="12.442cm" svg:y2="11.107cm">
          <text:p/>
        </draw:line>
        <draw:polygon draw:style-name="gr58" draw:text-style-name="P8" draw:layer="layout" svg:width="0.004cm" svg:height="0.31cm" svg:x="12.44cm" svg:y="10.8cm" svg:viewBox="0 0 5 311" draw:points="0,311 5,311 5,0 0,0">
          <text:p/>
        </draw:polygon>
        <draw:line draw:style-name="gr59" draw:text-style-name="P9" draw:layer="layout" svg:x1="12.797cm" svg:y1="10.803cm" svg:x2="12.797cm" svg:y2="11.107cm">
          <text:p/>
        </draw:line>
        <draw:polygon draw:style-name="gr58" draw:text-style-name="P8" draw:layer="layout" svg:width="0.004cm" svg:height="0.31cm" svg:x="12.795cm" svg:y="10.8cm" svg:viewBox="0 0 5 311" draw:points="0,311 5,311 5,0 0,0">
          <text:p/>
        </draw:polygon>
        <draw:line draw:style-name="gr59" draw:text-style-name="P9" draw:layer="layout" svg:x1="13.508cm" svg:y1="10.803cm" svg:x2="13.508cm" svg:y2="11.107cm">
          <text:p/>
        </draw:line>
        <draw:polygon draw:style-name="gr58" draw:text-style-name="P8" draw:layer="layout" svg:width="0.005cm" svg:height="0.31cm" svg:x="13.506cm" svg:y="10.8cm" svg:viewBox="0 0 6 311" draw:points="0,311 6,311 6,0 0,0">
          <text:p/>
        </draw:polygon>
        <draw:line draw:style-name="gr59" draw:text-style-name="P9" draw:layer="layout" svg:x1="13.864cm" svg:y1="10.803cm" svg:x2="13.864cm" svg:y2="11.107cm">
          <text:p/>
        </draw:line>
        <draw:polygon draw:style-name="gr58" draw:text-style-name="P8" draw:layer="layout" svg:width="0.004cm" svg:height="0.31cm" svg:x="13.862cm" svg:y="10.8cm" svg:viewBox="0 0 5 311" draw:points="0,311 5,311 5,0 0,0">
          <text:p/>
        </draw:polygon>
        <draw:line draw:style-name="gr59" draw:text-style-name="P9" draw:layer="layout" svg:x1="14.22cm" svg:y1="10.803cm" svg:x2="14.22cm" svg:y2="11.107cm">
          <text:p/>
        </draw:line>
        <draw:polygon draw:style-name="gr58" draw:text-style-name="P8" draw:layer="layout" svg:width="0.004cm" svg:height="0.31cm" svg:x="14.218cm" svg:y="10.8cm" svg:viewBox="0 0 5 311" draw:points="0,311 5,311 5,0 0,0">
          <text:p/>
        </draw:polygon>
        <draw:line draw:style-name="gr59" draw:text-style-name="P9" draw:layer="layout" svg:x1="14.575cm" svg:y1="10.803cm" svg:x2="14.575cm" svg:y2="11.107cm">
          <text:p/>
        </draw:line>
        <draw:polygon draw:style-name="gr58" draw:text-style-name="P8" draw:layer="layout" svg:width="0.004cm" svg:height="0.31cm" svg:x="14.573cm" svg:y="10.8cm" svg:viewBox="0 0 5 311" draw:points="0,311 5,311 5,0 0,0">
          <text:p/>
        </draw:polygon>
        <draw:line draw:style-name="gr59" draw:text-style-name="P9" draw:layer="layout" svg:x1="14.931cm" svg:y1="10.803cm" svg:x2="14.931cm" svg:y2="11.107cm">
          <text:p/>
        </draw:line>
        <draw:polygon draw:style-name="gr58" draw:text-style-name="P8" draw:layer="layout" svg:width="0.004cm" svg:height="0.31cm" svg:x="14.929cm" svg:y="10.8cm" svg:viewBox="0 0 5 311" draw:points="0,311 5,311 5,0 0,0">
          <text:p/>
        </draw:polygon>
        <draw:line draw:style-name="gr59" draw:text-style-name="P9" draw:layer="layout" svg:x1="15.286cm" svg:y1="10.803cm" svg:x2="15.286cm" svg:y2="11.107cm">
          <text:p/>
        </draw:line>
        <draw:polygon draw:style-name="gr58" draw:text-style-name="P8" draw:layer="layout" svg:width="0.005cm" svg:height="0.31cm" svg:x="15.284cm" svg:y="10.8cm" svg:viewBox="0 0 6 311" draw:points="0,311 6,311 6,0 0,0">
          <text:p/>
        </draw:polygon>
        <draw:line draw:style-name="gr59" draw:text-style-name="P9" draw:layer="layout" svg:x1="15.643cm" svg:y1="10.803cm" svg:x2="15.643cm" svg:y2="11.107cm">
          <text:p/>
        </draw:line>
        <draw:polygon draw:style-name="gr58" draw:text-style-name="P8" draw:layer="layout" svg:width="0.004cm" svg:height="0.31cm" svg:x="15.641cm" svg:y="10.8cm" svg:viewBox="0 0 5 311" draw:points="0,311 5,311 5,0 0,0">
          <text:p/>
        </draw:polygon>
        <draw:line draw:style-name="gr59" draw:text-style-name="P9" draw:layer="layout" svg:x1="15.999cm" svg:y1="10.803cm" svg:x2="15.999cm" svg:y2="11.107cm">
          <text:p/>
        </draw:line>
        <draw:polygon draw:style-name="gr58" draw:text-style-name="P8" draw:layer="layout" svg:width="0.004cm" svg:height="0.31cm" svg:x="15.997cm" svg:y="10.8cm" svg:viewBox="0 0 5 311" draw:points="0,311 5,311 5,0 0,0">
          <text:p/>
        </draw:polygon>
        <draw:line draw:style-name="gr59" draw:text-style-name="P9" draw:layer="layout" svg:x1="16.354cm" svg:y1="10.803cm" svg:x2="16.354cm" svg:y2="11.107cm">
          <text:p/>
        </draw:line>
        <draw:polygon draw:style-name="gr58" draw:text-style-name="P8" draw:layer="layout" svg:width="0.004cm" svg:height="0.31cm" svg:x="16.352cm" svg:y="10.8cm" svg:viewBox="0 0 5 311" draw:points="0,311 5,311 5,0 0,0">
          <text:p/>
        </draw:polygon>
        <draw:line draw:style-name="gr59" draw:text-style-name="P9" draw:layer="layout" svg:x1="16.71cm" svg:y1="10.803cm" svg:x2="16.71cm" svg:y2="11.107cm">
          <text:p/>
        </draw:line>
        <draw:polygon draw:style-name="gr58" draw:text-style-name="P8" draw:layer="layout" svg:width="0.004cm" svg:height="0.31cm" svg:x="16.708cm" svg:y="10.8cm" svg:viewBox="0 0 5 311" draw:points="0,311 5,311 5,0 0,0">
          <text:p/>
        </draw:polygon>
        <draw:line draw:style-name="gr59" draw:text-style-name="P9" draw:layer="layout" svg:x1="17.065cm" svg:y1="10.803cm" svg:x2="17.065cm" svg:y2="11.107cm">
          <text:p/>
        </draw:line>
        <draw:polygon draw:style-name="gr58" draw:text-style-name="P8" draw:layer="layout" svg:width="0.005cm" svg:height="0.31cm" svg:x="17.063cm" svg:y="10.8cm" svg:viewBox="0 0 6 311" draw:points="0,311 6,311 6,0 0,0">
          <text:p/>
        </draw:polygon>
        <draw:line draw:style-name="gr59" draw:text-style-name="P9" draw:layer="layout" svg:x1="17.421cm" svg:y1="10.803cm" svg:x2="17.421cm" svg:y2="11.107cm">
          <text:p/>
        </draw:line>
        <draw:polygon draw:style-name="gr58" draw:text-style-name="P8" draw:layer="layout" svg:width="0.004cm" svg:height="0.31cm" svg:x="17.419cm" svg:y="10.8cm" svg:viewBox="0 0 5 311" draw:points="0,311 5,311 5,0 0,0">
          <text:p/>
        </draw:polygon>
        <draw:line draw:style-name="gr59" draw:text-style-name="P9" draw:layer="layout" svg:x1="17.777cm" svg:y1="10.803cm" svg:x2="17.777cm" svg:y2="11.107cm">
          <text:p/>
        </draw:line>
        <draw:polygon draw:style-name="gr58" draw:text-style-name="P8" draw:layer="layout" svg:width="0.004cm" svg:height="0.31cm" svg:x="17.775cm" svg:y="10.8cm" svg:viewBox="0 0 5 311" draw:points="0,311 5,311 5,0 0,0">
          <text:p/>
        </draw:polygon>
        <draw:line draw:style-name="gr59" draw:text-style-name="P9" draw:layer="layout" svg:x1="4.265cm" svg:y1="11.543cm" svg:x2="12.797cm" svg:y2="11.543cm">
          <text:p/>
        </draw:line>
        <draw:polygon draw:style-name="gr58" draw:text-style-name="P8" draw:layer="layout" svg:width="8.536cm" svg:height="0.006cm" svg:x="4.263cm" svg:y="11.541cm" svg:viewBox="0 0 8537 7" draw:points="0,7 8537,7 8537,0 0,0">
          <text:p/>
        </draw:polygon>
        <draw:line draw:style-name="gr59" draw:text-style-name="P9" draw:layer="layout" svg:x1="4.261cm" svg:y1="11.239cm" svg:x2="4.261cm" svg:y2="11.543cm">
          <text:p/>
        </draw:line>
        <draw:polygon draw:style-name="gr58" draw:text-style-name="P8" draw:layer="layout" svg:width="0.004cm" svg:height="0.309cm" svg:x="4.259cm" svg:y="11.237cm" svg:viewBox="0 0 5 310" draw:points="0,310 5,310 5,0 0,0">
          <text:p/>
        </draw:polygon>
        <draw:line draw:style-name="gr59" draw:text-style-name="P9" draw:layer="layout" svg:x1="4.617cm" svg:y1="11.239cm" svg:x2="4.617cm" svg:y2="11.543cm">
          <text:p/>
        </draw:line>
        <draw:polygon draw:style-name="gr58" draw:text-style-name="P8" draw:layer="layout" svg:width="0.004cm" svg:height="0.309cm" svg:x="4.615cm" svg:y="11.237cm" svg:viewBox="0 0 5 310" draw:points="0,310 5,310 5,0 0,0">
          <text:p/>
        </draw:polygon>
        <draw:line draw:style-name="gr59" draw:text-style-name="P9" draw:layer="layout" svg:x1="4.972cm" svg:y1="11.239cm" svg:x2="4.972cm" svg:y2="11.543cm">
          <text:p/>
        </draw:line>
        <draw:polygon draw:style-name="gr58" draw:text-style-name="P8" draw:layer="layout" svg:width="0.004cm" svg:height="0.309cm" svg:x="4.97cm" svg:y="11.237cm" svg:viewBox="0 0 5 310" draw:points="0,310 5,310 5,0 0,0">
          <text:p/>
        </draw:polygon>
        <draw:line draw:style-name="gr59" draw:text-style-name="P9" draw:layer="layout" svg:x1="5.328cm" svg:y1="11.239cm" svg:x2="5.328cm" svg:y2="11.543cm">
          <text:p/>
        </draw:line>
        <draw:polygon draw:style-name="gr58" draw:text-style-name="P8" draw:layer="layout" svg:width="0.004cm" svg:height="0.309cm" svg:x="5.326cm" svg:y="11.237cm" svg:viewBox="0 0 5 310" draw:points="0,310 5,310 5,0 0,0">
          <text:p/>
        </draw:polygon>
        <draw:line draw:style-name="gr59" draw:text-style-name="P9" draw:layer="layout" svg:x1="5.683cm" svg:y1="11.239cm" svg:x2="5.683cm" svg:y2="11.543cm">
          <text:p/>
        </draw:line>
        <draw:polygon draw:style-name="gr58" draw:text-style-name="P8" draw:layer="layout" svg:width="0.006cm" svg:height="0.309cm" svg:x="5.681cm" svg:y="11.237cm" svg:viewBox="0 0 7 310" draw:points="0,310 7,310 7,0 0,0">
          <text:p/>
        </draw:polygon>
        <draw:line draw:style-name="gr59" draw:text-style-name="P9" draw:layer="layout" svg:x1="6.039cm" svg:y1="11.239cm" svg:x2="6.039cm" svg:y2="11.543cm">
          <text:p/>
        </draw:line>
        <draw:polygon draw:style-name="gr58" draw:text-style-name="P8" draw:layer="layout" svg:width="0.004cm" svg:height="0.309cm" svg:x="6.037cm" svg:y="11.237cm" svg:viewBox="0 0 5 310" draw:points="0,310 5,310 5,0 0,0">
          <text:p/>
        </draw:polygon>
        <draw:line draw:style-name="gr59" draw:text-style-name="P9" draw:layer="layout" svg:x1="6.395cm" svg:y1="11.239cm" svg:x2="6.395cm" svg:y2="11.543cm">
          <text:p/>
        </draw:line>
        <draw:polygon draw:style-name="gr58" draw:text-style-name="P8" draw:layer="layout" svg:width="0.004cm" svg:height="0.309cm" svg:x="6.393cm" svg:y="11.237cm" svg:viewBox="0 0 5 310" draw:points="0,310 5,310 5,0 0,0">
          <text:p/>
        </draw:polygon>
        <draw:line draw:style-name="gr59" draw:text-style-name="P9" draw:layer="layout" svg:x1="6.751cm" svg:y1="11.239cm" svg:x2="6.751cm" svg:y2="11.543cm">
          <text:p/>
        </draw:line>
        <draw:polygon draw:style-name="gr58" draw:text-style-name="P8" draw:layer="layout" svg:width="0.004cm" svg:height="0.309cm" svg:x="6.749cm" svg:y="11.237cm" svg:viewBox="0 0 5 310" draw:points="0,310 5,310 5,0 0,0">
          <text:p/>
        </draw:polygon>
        <draw:line draw:style-name="gr59" draw:text-style-name="P9" draw:layer="layout" svg:x1="7.107cm" svg:y1="11.239cm" svg:x2="7.107cm" svg:y2="11.543cm">
          <text:p/>
        </draw:line>
        <draw:polygon draw:style-name="gr58" draw:text-style-name="P8" draw:layer="layout" svg:width="0.004cm" svg:height="0.309cm" svg:x="7.105cm" svg:y="11.237cm" svg:viewBox="0 0 5 310" draw:points="0,310 5,310 5,0 0,0">
          <text:p/>
        </draw:polygon>
        <draw:line draw:style-name="gr59" draw:text-style-name="P9" draw:layer="layout" svg:x1="7.463cm" svg:y1="11.239cm" svg:x2="7.463cm" svg:y2="11.543cm">
          <text:p/>
        </draw:line>
        <draw:polygon draw:style-name="gr58" draw:text-style-name="P8" draw:layer="layout" svg:width="0.005cm" svg:height="0.309cm" svg:x="7.46cm" svg:y="11.237cm" svg:viewBox="0 0 6 310" draw:points="0,310 6,310 6,0 0,0">
          <text:p/>
        </draw:polygon>
        <draw:line draw:style-name="gr59" draw:text-style-name="P9" draw:layer="layout" svg:x1="7.818cm" svg:y1="11.239cm" svg:x2="7.818cm" svg:y2="11.543cm">
          <text:p/>
        </draw:line>
        <draw:polygon draw:style-name="gr58" draw:text-style-name="P8" draw:layer="layout" svg:width="0.004cm" svg:height="0.309cm" svg:x="7.816cm" svg:y="11.237cm" svg:viewBox="0 0 5 310" draw:points="0,310 5,310 5,0 0,0">
          <text:p/>
        </draw:polygon>
        <draw:line draw:style-name="gr59" draw:text-style-name="P9" draw:layer="layout" svg:x1="8.174cm" svg:y1="11.239cm" svg:x2="8.174cm" svg:y2="11.543cm">
          <text:p/>
        </draw:line>
        <draw:polygon draw:style-name="gr58" draw:text-style-name="P8" draw:layer="layout" svg:width="0.004cm" svg:height="0.309cm" svg:x="8.172cm" svg:y="11.237cm" svg:viewBox="0 0 5 310" draw:points="0,310 5,310 5,0 0,0">
          <text:p/>
        </draw:polygon>
        <draw:line draw:style-name="gr59" draw:text-style-name="P9" draw:layer="layout" svg:x1="8.529cm" svg:y1="11.239cm" svg:x2="8.529cm" svg:y2="11.543cm">
          <text:p/>
        </draw:line>
        <draw:polygon draw:style-name="gr58" draw:text-style-name="P8" draw:layer="layout" svg:width="0.004cm" svg:height="0.309cm" svg:x="8.527cm" svg:y="11.237cm" svg:viewBox="0 0 5 310" draw:points="0,310 5,310 5,0 0,0">
          <text:p/>
        </draw:polygon>
        <draw:line draw:style-name="gr59" draw:text-style-name="P9" draw:layer="layout" svg:x1="8.885cm" svg:y1="11.239cm" svg:x2="8.885cm" svg:y2="11.543cm">
          <text:p/>
        </draw:line>
        <draw:polygon draw:style-name="gr58" draw:text-style-name="P8" draw:layer="layout" svg:width="0.004cm" svg:height="0.309cm" svg:x="8.883cm" svg:y="11.237cm" svg:viewBox="0 0 5 310" draw:points="0,310 5,310 5,0 0,0">
          <text:p/>
        </draw:polygon>
        <draw:line draw:style-name="gr59" draw:text-style-name="P9" draw:layer="layout" svg:x1="9.241cm" svg:y1="11.239cm" svg:x2="9.241cm" svg:y2="11.543cm">
          <text:p/>
        </draw:line>
        <draw:polygon draw:style-name="gr58" draw:text-style-name="P8" draw:layer="layout" svg:width="0.005cm" svg:height="0.309cm" svg:x="9.238cm" svg:y="11.237cm" svg:viewBox="0 0 6 310" draw:points="0,310 6,310 6,0 0,0">
          <text:p/>
        </draw:polygon>
        <draw:line draw:style-name="gr59" draw:text-style-name="P9" draw:layer="layout" svg:x1="9.596cm" svg:y1="11.239cm" svg:x2="9.596cm" svg:y2="11.543cm">
          <text:p/>
        </draw:line>
        <draw:polygon draw:style-name="gr58" draw:text-style-name="P8" draw:layer="layout" svg:width="0.004cm" svg:height="0.309cm" svg:x="9.594cm" svg:y="11.237cm" svg:viewBox="0 0 5 310" draw:points="0,310 5,310 5,0 0,0">
          <text:p/>
        </draw:polygon>
        <draw:line draw:style-name="gr59" draw:text-style-name="P9" draw:layer="layout" svg:x1="9.952cm" svg:y1="11.239cm" svg:x2="9.952cm" svg:y2="11.543cm">
          <text:p/>
        </draw:line>
        <draw:polygon draw:style-name="gr58" draw:text-style-name="P8" draw:layer="layout" svg:width="0.004cm" svg:height="0.309cm" svg:x="9.95cm" svg:y="11.237cm" svg:viewBox="0 0 5 310" draw:points="0,310 5,310 5,0 0,0">
          <text:p/>
        </draw:polygon>
        <draw:line draw:style-name="gr59" draw:text-style-name="P9" draw:layer="layout" svg:x1="10.307cm" svg:y1="11.239cm" svg:x2="10.307cm" svg:y2="11.543cm">
          <text:p/>
        </draw:line>
        <draw:polygon draw:style-name="gr58" draw:text-style-name="P8" draw:layer="layout" svg:width="0.004cm" svg:height="0.309cm" svg:x="10.305cm" svg:y="11.237cm" svg:viewBox="0 0 5 310" draw:points="0,310 5,310 5,0 0,0">
          <text:p/>
        </draw:polygon>
        <draw:line draw:style-name="gr59" draw:text-style-name="P9" draw:layer="layout" svg:x1="10.663cm" svg:y1="11.239cm" svg:x2="10.663cm" svg:y2="11.543cm">
          <text:p/>
        </draw:line>
        <draw:polygon draw:style-name="gr58" draw:text-style-name="P8" draw:layer="layout" svg:width="0.004cm" svg:height="0.309cm" svg:x="10.661cm" svg:y="11.237cm" svg:viewBox="0 0 5 310" draw:points="0,310 5,310 5,0 0,0">
          <text:p/>
        </draw:polygon>
        <draw:line draw:style-name="gr59" draw:text-style-name="P9" draw:layer="layout" svg:x1="11.019cm" svg:y1="11.239cm" svg:x2="11.019cm" svg:y2="11.543cm">
          <text:p/>
        </draw:line>
        <draw:polygon draw:style-name="gr58" draw:text-style-name="P8" draw:layer="layout" svg:width="0.005cm" svg:height="0.309cm" svg:x="11.016cm" svg:y="11.237cm" svg:viewBox="0 0 6 310" draw:points="0,310 6,310 6,0 0,0">
          <text:p/>
        </draw:polygon>
        <draw:line draw:style-name="gr59" draw:text-style-name="P9" draw:layer="layout" svg:x1="11.375cm" svg:y1="11.239cm" svg:x2="11.375cm" svg:y2="11.543cm">
          <text:p/>
        </draw:line>
        <draw:polygon draw:style-name="gr58" draw:text-style-name="P8" draw:layer="layout" svg:width="0.004cm" svg:height="0.309cm" svg:x="11.373cm" svg:y="11.237cm" svg:viewBox="0 0 5 310" draw:points="0,310 5,310 5,0 0,0">
          <text:p/>
        </draw:polygon>
        <draw:line draw:style-name="gr59" draw:text-style-name="P9" draw:layer="layout" svg:x1="11.73cm" svg:y1="11.239cm" svg:x2="11.73cm" svg:y2="11.543cm">
          <text:p/>
        </draw:line>
        <draw:polygon draw:style-name="gr58" draw:text-style-name="P8" draw:layer="layout" svg:width="0.005cm" svg:height="0.309cm" svg:x="11.728cm" svg:y="11.237cm" svg:viewBox="0 0 6 310" draw:points="0,310 6,310 6,0 0,0">
          <text:p/>
        </draw:polygon>
        <draw:line draw:style-name="gr59" draw:text-style-name="P9" draw:layer="layout" svg:x1="12.086cm" svg:y1="11.239cm" svg:x2="12.086cm" svg:y2="11.543cm">
          <text:p/>
        </draw:line>
        <draw:polygon draw:style-name="gr58" draw:text-style-name="P8" draw:layer="layout" svg:width="0.004cm" svg:height="0.309cm" svg:x="12.084cm" svg:y="11.237cm" svg:viewBox="0 0 5 310" draw:points="0,310 5,310 5,0 0,0">
          <text:p/>
        </draw:polygon>
        <draw:line draw:style-name="gr59" draw:text-style-name="P9" draw:layer="layout" svg:x1="12.442cm" svg:y1="11.239cm" svg:x2="12.442cm" svg:y2="11.543cm">
          <text:p/>
        </draw:line>
        <draw:polygon draw:style-name="gr58" draw:text-style-name="P8" draw:layer="layout" svg:width="0.004cm" svg:height="0.309cm" svg:x="12.44cm" svg:y="11.237cm" svg:viewBox="0 0 5 310" draw:points="0,310 5,310 5,0 0,0">
          <text:p/>
        </draw:polygon>
        <draw:line draw:style-name="gr59" draw:text-style-name="P9" draw:layer="layout" svg:x1="12.797cm" svg:y1="11.239cm" svg:x2="12.797cm" svg:y2="11.543cm">
          <text:p/>
        </draw:line>
        <draw:polygon draw:style-name="gr58" draw:text-style-name="P8" draw:layer="layout" svg:width="0.004cm" svg:height="0.309cm" svg:x="12.795cm" svg:y="11.237cm" svg:viewBox="0 0 5 310" draw:points="0,310 5,310 5,0 0,0">
          <text:p/>
        </draw:polygon>
        <draw:line draw:style-name="gr59" draw:text-style-name="P9" draw:layer="layout" svg:x1="13.153cm" svg:y1="10.803cm" svg:x2="13.153cm" svg:y2="11.107cm">
          <text:p/>
        </draw:line>
        <draw:polygon draw:style-name="gr58" draw:text-style-name="P8" draw:layer="layout" svg:width="0.004cm" svg:height="0.31cm" svg:x="13.151cm" svg:y="10.8cm" svg:viewBox="0 0 5 311" draw:points="0,311 5,311 5,0 0,0">
          <text:p/>
        </draw:polygon>
        <draw:line draw:style-name="gr59" draw:text-style-name="P9" draw:layer="layout" svg:x1="13.508cm" svg:y1="11.239cm" svg:x2="13.508cm" svg:y2="11.543cm">
          <text:p/>
        </draw:line>
        <draw:polygon draw:style-name="gr58" draw:text-style-name="P8" draw:layer="layout" svg:width="0.005cm" svg:height="0.309cm" svg:x="13.506cm" svg:y="11.237cm" svg:viewBox="0 0 6 310" draw:points="0,310 6,310 6,0 0,0">
          <text:p/>
        </draw:polygon>
        <draw:line draw:style-name="gr59" draw:text-style-name="P9" draw:layer="layout" svg:x1="13.864cm" svg:y1="11.239cm" svg:x2="13.864cm" svg:y2="11.543cm">
          <text:p/>
        </draw:line>
        <draw:polygon draw:style-name="gr58" draw:text-style-name="P8" draw:layer="layout" svg:width="0.004cm" svg:height="0.309cm" svg:x="13.862cm" svg:y="11.237cm" svg:viewBox="0 0 5 310" draw:points="0,310 5,310 5,0 0,0">
          <text:p/>
        </draw:polygon>
        <draw:line draw:style-name="gr59" draw:text-style-name="P9" draw:layer="layout" svg:x1="14.22cm" svg:y1="11.239cm" svg:x2="14.22cm" svg:y2="11.543cm">
          <text:p/>
        </draw:line>
        <draw:polygon draw:style-name="gr58" draw:text-style-name="P8" draw:layer="layout" svg:width="0.004cm" svg:height="0.309cm" svg:x="14.218cm" svg:y="11.237cm" svg:viewBox="0 0 5 310" draw:points="0,310 5,310 5,0 0,0">
          <text:p/>
        </draw:polygon>
        <draw:line draw:style-name="gr59" draw:text-style-name="P9" draw:layer="layout" svg:x1="14.575cm" svg:y1="11.239cm" svg:x2="14.575cm" svg:y2="11.543cm">
          <text:p/>
        </draw:line>
        <draw:polygon draw:style-name="gr58" draw:text-style-name="P8" draw:layer="layout" svg:width="0.004cm" svg:height="0.309cm" svg:x="14.573cm" svg:y="11.237cm" svg:viewBox="0 0 5 310" draw:points="0,310 5,310 5,0 0,0">
          <text:p/>
        </draw:polygon>
        <draw:line draw:style-name="gr59" draw:text-style-name="P9" draw:layer="layout" svg:x1="14.931cm" svg:y1="11.239cm" svg:x2="14.931cm" svg:y2="11.543cm">
          <text:p/>
        </draw:line>
        <draw:polygon draw:style-name="gr58" draw:text-style-name="P8" draw:layer="layout" svg:width="0.004cm" svg:height="0.309cm" svg:x="14.929cm" svg:y="11.237cm" svg:viewBox="0 0 5 310" draw:points="0,310 5,310 5,0 0,0">
          <text:p/>
        </draw:polygon>
        <draw:line draw:style-name="gr59" draw:text-style-name="P9" draw:layer="layout" svg:x1="15.286cm" svg:y1="11.239cm" svg:x2="15.286cm" svg:y2="11.543cm">
          <text:p/>
        </draw:line>
        <draw:polygon draw:style-name="gr58" draw:text-style-name="P8" draw:layer="layout" svg:width="0.005cm" svg:height="0.309cm" svg:x="15.284cm" svg:y="11.237cm" svg:viewBox="0 0 6 310" draw:points="0,310 6,310 6,0 0,0">
          <text:p/>
        </draw:polygon>
        <draw:line draw:style-name="gr59" draw:text-style-name="P9" draw:layer="layout" svg:x1="15.643cm" svg:y1="11.239cm" svg:x2="15.643cm" svg:y2="11.543cm">
          <text:p/>
        </draw:line>
        <draw:polygon draw:style-name="gr58" draw:text-style-name="P8" draw:layer="layout" svg:width="0.004cm" svg:height="0.309cm" svg:x="15.641cm" svg:y="11.237cm" svg:viewBox="0 0 5 310" draw:points="0,310 5,310 5,0 0,0">
          <text:p/>
        </draw:polygon>
        <draw:line draw:style-name="gr59" draw:text-style-name="P9" draw:layer="layout" svg:x1="15.999cm" svg:y1="11.239cm" svg:x2="15.999cm" svg:y2="11.543cm">
          <text:p/>
        </draw:line>
        <draw:polygon draw:style-name="gr58" draw:text-style-name="P8" draw:layer="layout" svg:width="0.004cm" svg:height="0.309cm" svg:x="15.997cm" svg:y="11.237cm" svg:viewBox="0 0 5 310" draw:points="0,310 5,310 5,0 0,0">
          <text:p/>
        </draw:polygon>
        <draw:line draw:style-name="gr59" draw:text-style-name="P9" draw:layer="layout" svg:x1="16.354cm" svg:y1="11.239cm" svg:x2="16.354cm" svg:y2="11.543cm">
          <text:p/>
        </draw:line>
        <draw:polygon draw:style-name="gr58" draw:text-style-name="P8" draw:layer="layout" svg:width="0.004cm" svg:height="0.309cm" svg:x="16.352cm" svg:y="11.237cm" svg:viewBox="0 0 5 310" draw:points="0,310 5,310 5,0 0,0">
          <text:p/>
        </draw:polygon>
        <draw:line draw:style-name="gr59" draw:text-style-name="P9" draw:layer="layout" svg:x1="16.71cm" svg:y1="11.239cm" svg:x2="16.71cm" svg:y2="11.543cm">
          <text:p/>
        </draw:line>
        <draw:polygon draw:style-name="gr58" draw:text-style-name="P8" draw:layer="layout" svg:width="0.004cm" svg:height="0.309cm" svg:x="16.708cm" svg:y="11.237cm" svg:viewBox="0 0 5 310" draw:points="0,310 5,310 5,0 0,0">
          <text:p/>
        </draw:polygon>
        <draw:line draw:style-name="gr59" draw:text-style-name="P9" draw:layer="layout" svg:x1="17.065cm" svg:y1="11.239cm" svg:x2="17.065cm" svg:y2="11.543cm">
          <text:p/>
        </draw:line>
        <draw:polygon draw:style-name="gr58" draw:text-style-name="P8" draw:layer="layout" svg:width="0.005cm" svg:height="0.309cm" svg:x="17.063cm" svg:y="11.237cm" svg:viewBox="0 0 6 310" draw:points="0,310 6,310 6,0 0,0">
          <text:p/>
        </draw:polygon>
        <draw:line draw:style-name="gr59" draw:text-style-name="P9" draw:layer="layout" svg:x1="17.421cm" svg:y1="11.239cm" svg:x2="17.421cm" svg:y2="11.543cm">
          <text:p/>
        </draw:line>
        <draw:polygon draw:style-name="gr58" draw:text-style-name="P8" draw:layer="layout" svg:width="0.004cm" svg:height="0.309cm" svg:x="17.419cm" svg:y="11.237cm" svg:viewBox="0 0 5 310" draw:points="0,310 5,310 5,0 0,0">
          <text:p/>
        </draw:polygon>
        <draw:line draw:style-name="gr59" draw:text-style-name="P9" draw:layer="layout" svg:x1="17.777cm" svg:y1="11.239cm" svg:x2="17.777cm" svg:y2="11.543cm">
          <text:p/>
        </draw:line>
        <draw:polygon draw:style-name="gr58" draw:text-style-name="P8" draw:layer="layout" svg:width="0.004cm" svg:height="0.309cm" svg:x="17.775cm" svg:y="11.237cm" svg:viewBox="0 0 5 310" draw:points="0,310 5,310 5,0 0,0">
          <text:p/>
        </draw:polygon>
        <draw:line draw:style-name="gr59" draw:text-style-name="P9" draw:layer="layout" svg:x1="5.328cm" svg:y1="11.675cm" svg:x2="5.328cm" svg:y2="11.979cm">
          <text:p/>
        </draw:line>
        <draw:polygon draw:style-name="gr58" draw:text-style-name="P8" draw:layer="layout" svg:width="0.004cm" svg:height="0.309cm" svg:x="5.326cm" svg:y="11.673cm" svg:viewBox="0 0 5 310" draw:points="0,310 5,310 5,0 0,0">
          <text:p/>
        </draw:polygon>
        <draw:line draw:style-name="gr59" draw:text-style-name="P9" draw:layer="layout" svg:x1="5.683cm" svg:y1="11.675cm" svg:x2="5.683cm" svg:y2="11.979cm">
          <text:p/>
        </draw:line>
        <draw:polygon draw:style-name="gr58" draw:text-style-name="P8" draw:layer="layout" svg:width="0.006cm" svg:height="0.309cm" svg:x="5.681cm" svg:y="11.673cm" svg:viewBox="0 0 7 310" draw:points="0,310 7,310 7,0 0,0">
          <text:p/>
        </draw:polygon>
        <draw:line draw:style-name="gr59" draw:text-style-name="P9" draw:layer="layout" svg:x1="6.039cm" svg:y1="11.675cm" svg:x2="6.039cm" svg:y2="11.979cm">
          <text:p/>
        </draw:line>
        <draw:polygon draw:style-name="gr58" draw:text-style-name="P8" draw:layer="layout" svg:width="0.004cm" svg:height="0.309cm" svg:x="6.037cm" svg:y="11.673cm" svg:viewBox="0 0 5 310" draw:points="0,310 5,310 5,0 0,0">
          <text:p/>
        </draw:polygon>
        <draw:line draw:style-name="gr59" draw:text-style-name="P9" draw:layer="layout" svg:x1="6.395cm" svg:y1="11.675cm" svg:x2="6.395cm" svg:y2="11.979cm">
          <text:p/>
        </draw:line>
        <draw:polygon draw:style-name="gr58" draw:text-style-name="P8" draw:layer="layout" svg:width="0.004cm" svg:height="0.309cm" svg:x="6.393cm" svg:y="11.673cm" svg:viewBox="0 0 5 310" draw:points="0,310 5,310 5,0 0,0">
          <text:p/>
        </draw:polygon>
        <draw:line draw:style-name="gr59" draw:text-style-name="P9" draw:layer="layout" svg:x1="6.751cm" svg:y1="11.675cm" svg:x2="6.751cm" svg:y2="11.979cm">
          <text:p/>
        </draw:line>
        <draw:polygon draw:style-name="gr58" draw:text-style-name="P8" draw:layer="layout" svg:width="0.004cm" svg:height="0.309cm" svg:x="6.749cm" svg:y="11.673cm" svg:viewBox="0 0 5 310" draw:points="0,310 5,310 5,0 0,0">
          <text:p/>
        </draw:polygon>
        <draw:line draw:style-name="gr59" draw:text-style-name="P9" draw:layer="layout" svg:x1="7.107cm" svg:y1="11.675cm" svg:x2="7.107cm" svg:y2="11.979cm">
          <text:p/>
        </draw:line>
        <draw:polygon draw:style-name="gr58" draw:text-style-name="P8" draw:layer="layout" svg:width="0.004cm" svg:height="0.309cm" svg:x="7.105cm" svg:y="11.673cm" svg:viewBox="0 0 5 310" draw:points="0,310 5,310 5,0 0,0">
          <text:p/>
        </draw:polygon>
        <draw:line draw:style-name="gr59" draw:text-style-name="P9" draw:layer="layout" svg:x1="7.463cm" svg:y1="11.675cm" svg:x2="7.463cm" svg:y2="11.979cm">
          <text:p/>
        </draw:line>
        <draw:polygon draw:style-name="gr58" draw:text-style-name="P8" draw:layer="layout" svg:width="0.005cm" svg:height="0.309cm" svg:x="7.46cm" svg:y="11.673cm" svg:viewBox="0 0 6 310" draw:points="0,310 6,310 6,0 0,0">
          <text:p/>
        </draw:polygon>
        <draw:line draw:style-name="gr59" draw:text-style-name="P9" draw:layer="layout" svg:x1="7.818cm" svg:y1="11.675cm" svg:x2="7.818cm" svg:y2="11.979cm">
          <text:p/>
        </draw:line>
        <draw:polygon draw:style-name="gr58" draw:text-style-name="P8" draw:layer="layout" svg:width="0.004cm" svg:height="0.309cm" svg:x="7.816cm" svg:y="11.673cm" svg:viewBox="0 0 5 310" draw:points="0,310 5,310 5,0 0,0">
          <text:p/>
        </draw:polygon>
        <draw:line draw:style-name="gr59" draw:text-style-name="P9" draw:layer="layout" svg:x1="8.174cm" svg:y1="11.675cm" svg:x2="8.174cm" svg:y2="11.979cm">
          <text:p/>
        </draw:line>
        <draw:polygon draw:style-name="gr58" draw:text-style-name="P8" draw:layer="layout" svg:width="0.004cm" svg:height="0.309cm" svg:x="8.172cm" svg:y="11.673cm" svg:viewBox="0 0 5 310" draw:points="0,310 5,310 5,0 0,0">
          <text:p/>
        </draw:polygon>
        <draw:line draw:style-name="gr59" draw:text-style-name="P9" draw:layer="layout" svg:x1="8.529cm" svg:y1="11.675cm" svg:x2="8.529cm" svg:y2="11.979cm">
          <text:p/>
        </draw:line>
        <draw:polygon draw:style-name="gr58" draw:text-style-name="P8" draw:layer="layout" svg:width="0.004cm" svg:height="0.309cm" svg:x="8.527cm" svg:y="11.673cm" svg:viewBox="0 0 5 310" draw:points="0,310 5,310 5,0 0,0">
          <text:p/>
        </draw:polygon>
        <draw:line draw:style-name="gr59" draw:text-style-name="P9" draw:layer="layout" svg:x1="8.885cm" svg:y1="11.675cm" svg:x2="8.885cm" svg:y2="11.979cm">
          <text:p/>
        </draw:line>
        <draw:polygon draw:style-name="gr58" draw:text-style-name="P8" draw:layer="layout" svg:width="0.004cm" svg:height="0.309cm" svg:x="8.883cm" svg:y="11.673cm" svg:viewBox="0 0 5 310" draw:points="0,310 5,310 5,0 0,0">
          <text:p/>
        </draw:polygon>
        <draw:line draw:style-name="gr59" draw:text-style-name="P9" draw:layer="layout" svg:x1="9.241cm" svg:y1="11.675cm" svg:x2="9.241cm" svg:y2="11.979cm">
          <text:p/>
        </draw:line>
        <draw:polygon draw:style-name="gr58" draw:text-style-name="P8" draw:layer="layout" svg:width="0.005cm" svg:height="0.309cm" svg:x="9.238cm" svg:y="11.673cm" svg:viewBox="0 0 6 310" draw:points="0,310 6,310 6,0 0,0">
          <text:p/>
        </draw:polygon>
        <draw:line draw:style-name="gr59" draw:text-style-name="P9" draw:layer="layout" svg:x1="9.596cm" svg:y1="11.675cm" svg:x2="9.596cm" svg:y2="11.979cm">
          <text:p/>
        </draw:line>
        <draw:polygon draw:style-name="gr58" draw:text-style-name="P8" draw:layer="layout" svg:width="0.004cm" svg:height="0.309cm" svg:x="9.594cm" svg:y="11.673cm" svg:viewBox="0 0 5 310" draw:points="0,310 5,310 5,0 0,0">
          <text:p/>
        </draw:polygon>
        <draw:line draw:style-name="gr59" draw:text-style-name="P9" draw:layer="layout" svg:x1="9.952cm" svg:y1="11.675cm" svg:x2="9.952cm" svg:y2="11.979cm">
          <text:p/>
        </draw:line>
        <draw:polygon draw:style-name="gr58" draw:text-style-name="P8" draw:layer="layout" svg:width="0.004cm" svg:height="0.309cm" svg:x="9.95cm" svg:y="11.673cm" svg:viewBox="0 0 5 310" draw:points="0,310 5,310 5,0 0,0">
          <text:p/>
        </draw:polygon>
        <draw:line draw:style-name="gr59" draw:text-style-name="P9" draw:layer="layout" svg:x1="10.307cm" svg:y1="11.675cm" svg:x2="10.307cm" svg:y2="11.979cm">
          <text:p/>
        </draw:line>
        <draw:polygon draw:style-name="gr58" draw:text-style-name="P8" draw:layer="layout" svg:width="0.004cm" svg:height="0.309cm" svg:x="10.305cm" svg:y="11.673cm" svg:viewBox="0 0 5 310" draw:points="0,310 5,310 5,0 0,0">
          <text:p/>
        </draw:polygon>
        <draw:line draw:style-name="gr59" draw:text-style-name="P9" draw:layer="layout" svg:x1="10.663cm" svg:y1="11.675cm" svg:x2="10.663cm" svg:y2="11.979cm">
          <text:p/>
        </draw:line>
        <draw:polygon draw:style-name="gr58" draw:text-style-name="P8" draw:layer="layout" svg:width="0.004cm" svg:height="0.309cm" svg:x="10.661cm" svg:y="11.673cm" svg:viewBox="0 0 5 310" draw:points="0,310 5,310 5,0 0,0">
          <text:p/>
        </draw:polygon>
        <draw:line draw:style-name="gr59" draw:text-style-name="P9" draw:layer="layout" svg:x1="11.019cm" svg:y1="11.675cm" svg:x2="11.019cm" svg:y2="11.979cm">
          <text:p/>
        </draw:line>
        <draw:polygon draw:style-name="gr58" draw:text-style-name="P8" draw:layer="layout" svg:width="0.005cm" svg:height="0.309cm" svg:x="11.016cm" svg:y="11.673cm" svg:viewBox="0 0 6 310" draw:points="0,310 6,310 6,0 0,0">
          <text:p/>
        </draw:polygon>
        <draw:line draw:style-name="gr59" draw:text-style-name="P9" draw:layer="layout" svg:x1="11.375cm" svg:y1="11.675cm" svg:x2="11.375cm" svg:y2="11.979cm">
          <text:p/>
        </draw:line>
        <draw:polygon draw:style-name="gr58" draw:text-style-name="P8" draw:layer="layout" svg:width="0.004cm" svg:height="0.309cm" svg:x="11.373cm" svg:y="11.673cm" svg:viewBox="0 0 5 310" draw:points="0,310 5,310 5,0 0,0">
          <text:p/>
        </draw:polygon>
        <draw:line draw:style-name="gr59" draw:text-style-name="P9" draw:layer="layout" svg:x1="11.73cm" svg:y1="11.675cm" svg:x2="11.73cm" svg:y2="11.979cm">
          <text:p/>
        </draw:line>
        <draw:polygon draw:style-name="gr58" draw:text-style-name="P8" draw:layer="layout" svg:width="0.005cm" svg:height="0.309cm" svg:x="11.728cm" svg:y="11.673cm" svg:viewBox="0 0 6 310" draw:points="0,310 6,310 6,0 0,0">
          <text:p/>
        </draw:polygon>
        <draw:line draw:style-name="gr59" draw:text-style-name="P9" draw:layer="layout" svg:x1="12.086cm" svg:y1="11.675cm" svg:x2="12.086cm" svg:y2="11.979cm">
          <text:p/>
        </draw:line>
        <draw:polygon draw:style-name="gr58" draw:text-style-name="P8" draw:layer="layout" svg:width="0.004cm" svg:height="0.309cm" svg:x="12.084cm" svg:y="11.673cm" svg:viewBox="0 0 5 310" draw:points="0,310 5,310 5,0 0,0">
          <text:p/>
        </draw:polygon>
        <draw:line draw:style-name="gr59" draw:text-style-name="P9" draw:layer="layout" svg:x1="12.442cm" svg:y1="11.675cm" svg:x2="12.442cm" svg:y2="11.979cm">
          <text:p/>
        </draw:line>
        <draw:polygon draw:style-name="gr58" draw:text-style-name="P8" draw:layer="layout" svg:width="0.004cm" svg:height="0.309cm" svg:x="12.44cm" svg:y="11.673cm" svg:viewBox="0 0 5 310" draw:points="0,310 5,310 5,0 0,0">
          <text:p/>
        </draw:polygon>
        <draw:line draw:style-name="gr59" draw:text-style-name="P9" draw:layer="layout" svg:x1="12.797cm" svg:y1="11.675cm" svg:x2="12.797cm" svg:y2="11.979cm">
          <text:p/>
        </draw:line>
        <draw:polygon draw:style-name="gr58" draw:text-style-name="P8" draw:layer="layout" svg:width="0.004cm" svg:height="0.309cm" svg:x="12.795cm" svg:y="11.673cm" svg:viewBox="0 0 5 310" draw:points="0,310 5,310 5,0 0,0">
          <text:p/>
        </draw:polygon>
        <draw:line draw:style-name="gr59" draw:text-style-name="P9" draw:layer="layout" svg:x1="13.153cm" svg:y1="11.675cm" svg:x2="13.153cm" svg:y2="11.979cm">
          <text:p/>
        </draw:line>
        <draw:polygon draw:style-name="gr58" draw:text-style-name="P8" draw:layer="layout" svg:width="0.004cm" svg:height="0.309cm" svg:x="13.151cm" svg:y="11.673cm" svg:viewBox="0 0 5 310" draw:points="0,310 5,310 5,0 0,0">
          <text:p/>
        </draw:polygon>
        <draw:line draw:style-name="gr59" draw:text-style-name="P9" draw:layer="layout" svg:x1="13.508cm" svg:y1="11.675cm" svg:x2="13.508cm" svg:y2="11.979cm">
          <text:p/>
        </draw:line>
        <draw:polygon draw:style-name="gr58" draw:text-style-name="P8" draw:layer="layout" svg:width="0.005cm" svg:height="0.309cm" svg:x="13.506cm" svg:y="11.673cm" svg:viewBox="0 0 6 310" draw:points="0,310 6,310 6,0 0,0">
          <text:p/>
        </draw:polygon>
        <draw:line draw:style-name="gr59" draw:text-style-name="P9" draw:layer="layout" svg:x1="13.864cm" svg:y1="11.675cm" svg:x2="13.864cm" svg:y2="11.979cm">
          <text:p/>
        </draw:line>
        <draw:polygon draw:style-name="gr58" draw:text-style-name="P8" draw:layer="layout" svg:width="0.004cm" svg:height="0.309cm" svg:x="13.862cm" svg:y="11.673cm" svg:viewBox="0 0 5 310" draw:points="0,310 5,310 5,0 0,0">
          <text:p/>
        </draw:polygon>
        <draw:line draw:style-name="gr59" draw:text-style-name="P9" draw:layer="layout" svg:x1="14.22cm" svg:y1="11.675cm" svg:x2="14.22cm" svg:y2="11.979cm">
          <text:p/>
        </draw:line>
        <draw:polygon draw:style-name="gr58" draw:text-style-name="P8" draw:layer="layout" svg:width="0.004cm" svg:height="0.309cm" svg:x="14.218cm" svg:y="11.673cm" svg:viewBox="0 0 5 310" draw:points="0,310 5,310 5,0 0,0">
          <text:p/>
        </draw:polygon>
        <draw:line draw:style-name="gr59" draw:text-style-name="P9" draw:layer="layout" svg:x1="14.575cm" svg:y1="11.675cm" svg:x2="14.575cm" svg:y2="11.979cm">
          <text:p/>
        </draw:line>
        <draw:polygon draw:style-name="gr58" draw:text-style-name="P8" draw:layer="layout" svg:width="0.004cm" svg:height="0.309cm" svg:x="14.573cm" svg:y="11.673cm" svg:viewBox="0 0 5 310" draw:points="0,310 5,310 5,0 0,0">
          <text:p/>
        </draw:polygon>
        <draw:line draw:style-name="gr59" draw:text-style-name="P9" draw:layer="layout" svg:x1="14.931cm" svg:y1="11.675cm" svg:x2="14.931cm" svg:y2="11.979cm">
          <text:p/>
        </draw:line>
        <draw:polygon draw:style-name="gr58" draw:text-style-name="P8" draw:layer="layout" svg:width="0.004cm" svg:height="0.309cm" svg:x="14.929cm" svg:y="11.673cm" svg:viewBox="0 0 5 310" draw:points="0,310 5,310 5,0 0,0">
          <text:p/>
        </draw:polygon>
        <draw:line draw:style-name="gr59" draw:text-style-name="P9" draw:layer="layout" svg:x1="15.286cm" svg:y1="11.675cm" svg:x2="15.286cm" svg:y2="11.979cm">
          <text:p/>
        </draw:line>
        <draw:polygon draw:style-name="gr58" draw:text-style-name="P8" draw:layer="layout" svg:width="0.005cm" svg:height="0.309cm" svg:x="15.284cm" svg:y="11.673cm" svg:viewBox="0 0 6 310" draw:points="0,310 6,310 6,0 0,0">
          <text:p/>
        </draw:polygon>
        <draw:line draw:style-name="gr59" draw:text-style-name="P9" draw:layer="layout" svg:x1="15.643cm" svg:y1="11.675cm" svg:x2="15.643cm" svg:y2="11.979cm">
          <text:p/>
        </draw:line>
        <draw:polygon draw:style-name="gr58" draw:text-style-name="P8" draw:layer="layout" svg:width="0.004cm" svg:height="0.309cm" svg:x="15.641cm" svg:y="11.673cm" svg:viewBox="0 0 5 310" draw:points="0,310 5,310 5,0 0,0">
          <text:p/>
        </draw:polygon>
        <draw:line draw:style-name="gr59" draw:text-style-name="P9" draw:layer="layout" svg:x1="15.999cm" svg:y1="11.675cm" svg:x2="15.999cm" svg:y2="11.979cm">
          <text:p/>
        </draw:line>
        <draw:polygon draw:style-name="gr58" draw:text-style-name="P8" draw:layer="layout" svg:width="0.004cm" svg:height="0.309cm" svg:x="15.997cm" svg:y="11.673cm" svg:viewBox="0 0 5 310" draw:points="0,310 5,310 5,0 0,0">
          <text:p/>
        </draw:polygon>
        <draw:line draw:style-name="gr59" draw:text-style-name="P9" draw:layer="layout" svg:x1="16.354cm" svg:y1="11.675cm" svg:x2="16.354cm" svg:y2="11.979cm">
          <text:p/>
        </draw:line>
        <draw:polygon draw:style-name="gr58" draw:text-style-name="P8" draw:layer="layout" svg:width="0.004cm" svg:height="0.309cm" svg:x="16.352cm" svg:y="11.673cm" svg:viewBox="0 0 5 310" draw:points="0,310 5,310 5,0 0,0">
          <text:p/>
        </draw:polygon>
        <draw:line draw:style-name="gr59" draw:text-style-name="P9" draw:layer="layout" svg:x1="16.71cm" svg:y1="11.675cm" svg:x2="16.71cm" svg:y2="11.979cm">
          <text:p/>
        </draw:line>
        <draw:polygon draw:style-name="gr58" draw:text-style-name="P8" draw:layer="layout" svg:width="0.004cm" svg:height="0.309cm" svg:x="16.708cm" svg:y="11.673cm" svg:viewBox="0 0 5 310" draw:points="0,310 5,310 5,0 0,0">
          <text:p/>
        </draw:polygon>
        <draw:line draw:style-name="gr59" draw:text-style-name="P9" draw:layer="layout" svg:x1="17.065cm" svg:y1="11.675cm" svg:x2="17.065cm" svg:y2="11.979cm">
          <text:p/>
        </draw:line>
        <draw:polygon draw:style-name="gr58" draw:text-style-name="P8" draw:layer="layout" svg:width="0.005cm" svg:height="0.309cm" svg:x="17.063cm" svg:y="11.673cm" svg:viewBox="0 0 6 310" draw:points="0,310 6,310 6,0 0,0">
          <text:p/>
        </draw:polygon>
        <draw:line draw:style-name="gr59" draw:text-style-name="P9" draw:layer="layout" svg:x1="17.421cm" svg:y1="11.675cm" svg:x2="17.421cm" svg:y2="11.979cm">
          <text:p/>
        </draw:line>
        <draw:polygon draw:style-name="gr58" draw:text-style-name="P8" draw:layer="layout" svg:width="0.004cm" svg:height="0.309cm" svg:x="17.419cm" svg:y="11.673cm" svg:viewBox="0 0 5 310" draw:points="0,310 5,310 5,0 0,0">
          <text:p/>
        </draw:polygon>
        <draw:line draw:style-name="gr59" draw:text-style-name="P9" draw:layer="layout" svg:x1="17.777cm" svg:y1="11.675cm" svg:x2="17.777cm" svg:y2="11.979cm">
          <text:p/>
        </draw:line>
        <draw:polygon draw:style-name="gr58" draw:text-style-name="P8" draw:layer="layout" svg:width="0.004cm" svg:height="0.309cm" svg:x="17.775cm" svg:y="11.673cm" svg:viewBox="0 0 5 310" draw:points="0,310 5,310 5,0 0,0">
          <text:p/>
        </draw:polygon>
        <draw:line draw:style-name="gr59" draw:text-style-name="P9" draw:layer="layout" svg:x1="4.261cm" svg:y1="11.675cm" svg:x2="4.261cm" svg:y2="11.979cm">
          <text:p/>
        </draw:line>
        <draw:polygon draw:style-name="gr58" draw:text-style-name="P8" draw:layer="layout" svg:width="0.004cm" svg:height="0.309cm" svg:x="4.259cm" svg:y="11.673cm" svg:viewBox="0 0 5 310" draw:points="0,310 5,310 5,0 0,0">
          <text:p/>
        </draw:polygon>
        <draw:line draw:style-name="gr59" draw:text-style-name="P9" draw:layer="layout" svg:x1="4.617cm" svg:y1="11.675cm" svg:x2="4.617cm" svg:y2="11.979cm">
          <text:p/>
        </draw:line>
        <draw:polygon draw:style-name="gr58" draw:text-style-name="P8" draw:layer="layout" svg:width="0.004cm" svg:height="0.309cm" svg:x="4.615cm" svg:y="11.673cm" svg:viewBox="0 0 5 310" draw:points="0,310 5,310 5,0 0,0">
          <text:p/>
        </draw:polygon>
        <draw:line draw:style-name="gr59" draw:text-style-name="P9" draw:layer="layout" svg:x1="4.972cm" svg:y1="11.675cm" svg:x2="4.972cm" svg:y2="11.979cm">
          <text:p/>
        </draw:line>
        <draw:polygon draw:style-name="gr58" draw:text-style-name="P8" draw:layer="layout" svg:width="0.004cm" svg:height="0.309cm" svg:x="4.97cm" svg:y="11.673cm" svg:viewBox="0 0 5 310" draw:points="0,310 5,310 5,0 0,0">
          <text:p/>
        </draw:polygon>
        <draw:line draw:style-name="gr59" draw:text-style-name="P9" draw:layer="layout" svg:x1="5.328cm" svg:y1="12.035cm" svg:x2="5.328cm" svg:y2="12.339cm">
          <text:p/>
        </draw:line>
        <draw:polygon draw:style-name="gr58" draw:text-style-name="P8" draw:layer="layout" svg:width="0.004cm" svg:height="0.309cm" svg:x="5.326cm" svg:y="12.032cm" svg:viewBox="0 0 5 310" draw:points="0,310 5,310 5,0 0,0">
          <text:p/>
        </draw:polygon>
        <draw:line draw:style-name="gr59" draw:text-style-name="P9" draw:layer="layout" svg:x1="5.683cm" svg:y1="12.035cm" svg:x2="5.683cm" svg:y2="12.339cm">
          <text:p/>
        </draw:line>
        <draw:polygon draw:style-name="gr58" draw:text-style-name="P8" draw:layer="layout" svg:width="0.006cm" svg:height="0.309cm" svg:x="5.681cm" svg:y="12.032cm" svg:viewBox="0 0 7 310" draw:points="0,310 7,310 7,0 0,0">
          <text:p/>
        </draw:polygon>
        <draw:line draw:style-name="gr59" draw:text-style-name="P9" draw:layer="layout" svg:x1="6.039cm" svg:y1="12.035cm" svg:x2="6.039cm" svg:y2="12.339cm">
          <text:p/>
        </draw:line>
        <draw:polygon draw:style-name="gr58" draw:text-style-name="P8" draw:layer="layout" svg:width="0.004cm" svg:height="0.309cm" svg:x="6.037cm" svg:y="12.032cm" svg:viewBox="0 0 5 310" draw:points="0,310 5,310 5,0 0,0">
          <text:p/>
        </draw:polygon>
        <draw:line draw:style-name="gr59" draw:text-style-name="P9" draw:layer="layout" svg:x1="6.395cm" svg:y1="12.035cm" svg:x2="6.395cm" svg:y2="12.339cm">
          <text:p/>
        </draw:line>
        <draw:polygon draw:style-name="gr58" draw:text-style-name="P8" draw:layer="layout" svg:width="0.004cm" svg:height="0.309cm" svg:x="6.393cm" svg:y="12.032cm" svg:viewBox="0 0 5 310" draw:points="0,310 5,310 5,0 0,0">
          <text:p/>
        </draw:polygon>
        <draw:line draw:style-name="gr59" draw:text-style-name="P9" draw:layer="layout" svg:x1="6.751cm" svg:y1="12.035cm" svg:x2="6.751cm" svg:y2="12.339cm">
          <text:p/>
        </draw:line>
        <draw:polygon draw:style-name="gr58" draw:text-style-name="P8" draw:layer="layout" svg:width="0.004cm" svg:height="0.309cm" svg:x="6.749cm" svg:y="12.032cm" svg:viewBox="0 0 5 310" draw:points="0,310 5,310 5,0 0,0">
          <text:p/>
        </draw:polygon>
        <draw:line draw:style-name="gr59" draw:text-style-name="P9" draw:layer="layout" svg:x1="7.107cm" svg:y1="12.035cm" svg:x2="7.107cm" svg:y2="12.339cm">
          <text:p/>
        </draw:line>
        <draw:polygon draw:style-name="gr58" draw:text-style-name="P8" draw:layer="layout" svg:width="0.004cm" svg:height="0.309cm" svg:x="7.105cm" svg:y="12.032cm" svg:viewBox="0 0 5 310" draw:points="0,310 5,310 5,0 0,0">
          <text:p/>
        </draw:polygon>
        <draw:line draw:style-name="gr59" draw:text-style-name="P9" draw:layer="layout" svg:x1="7.463cm" svg:y1="12.035cm" svg:x2="7.463cm" svg:y2="12.339cm">
          <text:p/>
        </draw:line>
        <draw:polygon draw:style-name="gr58" draw:text-style-name="P8" draw:layer="layout" svg:width="0.005cm" svg:height="0.309cm" svg:x="7.46cm" svg:y="12.032cm" svg:viewBox="0 0 6 310" draw:points="0,310 6,310 6,0 0,0">
          <text:p/>
        </draw:polygon>
        <draw:line draw:style-name="gr59" draw:text-style-name="P9" draw:layer="layout" svg:x1="7.818cm" svg:y1="12.035cm" svg:x2="7.818cm" svg:y2="12.339cm">
          <text:p/>
        </draw:line>
        <draw:polygon draw:style-name="gr58" draw:text-style-name="P8" draw:layer="layout" svg:width="0.004cm" svg:height="0.309cm" svg:x="7.816cm" svg:y="12.032cm" svg:viewBox="0 0 5 310" draw:points="0,310 5,310 5,0 0,0">
          <text:p/>
        </draw:polygon>
        <draw:line draw:style-name="gr59" draw:text-style-name="P9" draw:layer="layout" svg:x1="8.174cm" svg:y1="12.035cm" svg:x2="8.174cm" svg:y2="12.339cm">
          <text:p/>
        </draw:line>
        <draw:polygon draw:style-name="gr58" draw:text-style-name="P8" draw:layer="layout" svg:width="0.004cm" svg:height="0.309cm" svg:x="8.172cm" svg:y="12.032cm" svg:viewBox="0 0 5 310" draw:points="0,310 5,310 5,0 0,0">
          <text:p/>
        </draw:polygon>
        <draw:line draw:style-name="gr59" draw:text-style-name="P9" draw:layer="layout" svg:x1="8.529cm" svg:y1="12.035cm" svg:x2="8.529cm" svg:y2="12.339cm">
          <text:p/>
        </draw:line>
        <draw:polygon draw:style-name="gr58" draw:text-style-name="P8" draw:layer="layout" svg:width="0.004cm" svg:height="0.309cm" svg:x="8.527cm" svg:y="12.032cm" svg:viewBox="0 0 5 310" draw:points="0,310 5,310 5,0 0,0">
          <text:p/>
        </draw:polygon>
        <draw:line draw:style-name="gr59" draw:text-style-name="P9" draw:layer="layout" svg:x1="8.885cm" svg:y1="12.035cm" svg:x2="8.885cm" svg:y2="12.339cm">
          <text:p/>
        </draw:line>
        <draw:polygon draw:style-name="gr58" draw:text-style-name="P8" draw:layer="layout" svg:width="0.004cm" svg:height="0.309cm" svg:x="8.883cm" svg:y="12.032cm" svg:viewBox="0 0 5 310" draw:points="0,310 5,310 5,0 0,0">
          <text:p/>
        </draw:polygon>
        <draw:line draw:style-name="gr59" draw:text-style-name="P9" draw:layer="layout" svg:x1="9.241cm" svg:y1="12.035cm" svg:x2="9.241cm" svg:y2="12.339cm">
          <text:p/>
        </draw:line>
        <draw:polygon draw:style-name="gr58" draw:text-style-name="P8" draw:layer="layout" svg:width="0.005cm" svg:height="0.309cm" svg:x="9.238cm" svg:y="12.032cm" svg:viewBox="0 0 6 310" draw:points="0,310 6,310 6,0 0,0">
          <text:p/>
        </draw:polygon>
        <draw:line draw:style-name="gr59" draw:text-style-name="P9" draw:layer="layout" svg:x1="9.596cm" svg:y1="12.035cm" svg:x2="9.596cm" svg:y2="12.339cm">
          <text:p/>
        </draw:line>
        <draw:polygon draw:style-name="gr58" draw:text-style-name="P8" draw:layer="layout" svg:width="0.004cm" svg:height="0.309cm" svg:x="9.594cm" svg:y="12.032cm" svg:viewBox="0 0 5 310" draw:points="0,310 5,310 5,0 0,0">
          <text:p/>
        </draw:polygon>
        <draw:line draw:style-name="gr59" draw:text-style-name="P9" draw:layer="layout" svg:x1="9.952cm" svg:y1="12.035cm" svg:x2="9.952cm" svg:y2="12.339cm">
          <text:p/>
        </draw:line>
        <draw:polygon draw:style-name="gr58" draw:text-style-name="P8" draw:layer="layout" svg:width="0.004cm" svg:height="0.309cm" svg:x="9.95cm" svg:y="12.032cm" svg:viewBox="0 0 5 310" draw:points="0,310 5,310 5,0 0,0">
          <text:p/>
        </draw:polygon>
        <draw:line draw:style-name="gr59" draw:text-style-name="P9" draw:layer="layout" svg:x1="10.307cm" svg:y1="12.035cm" svg:x2="10.307cm" svg:y2="12.339cm">
          <text:p/>
        </draw:line>
        <draw:polygon draw:style-name="gr58" draw:text-style-name="P8" draw:layer="layout" svg:width="0.004cm" svg:height="0.309cm" svg:x="10.305cm" svg:y="12.032cm" svg:viewBox="0 0 5 310" draw:points="0,310 5,310 5,0 0,0">
          <text:p/>
        </draw:polygon>
        <draw:line draw:style-name="gr59" draw:text-style-name="P9" draw:layer="layout" svg:x1="10.663cm" svg:y1="12.035cm" svg:x2="10.663cm" svg:y2="12.339cm">
          <text:p/>
        </draw:line>
        <draw:polygon draw:style-name="gr58" draw:text-style-name="P8" draw:layer="layout" svg:width="0.004cm" svg:height="0.309cm" svg:x="10.661cm" svg:y="12.032cm" svg:viewBox="0 0 5 310" draw:points="0,310 5,310 5,0 0,0">
          <text:p/>
        </draw:polygon>
        <draw:line draw:style-name="gr59" draw:text-style-name="P9" draw:layer="layout" svg:x1="11.019cm" svg:y1="12.035cm" svg:x2="11.019cm" svg:y2="12.339cm">
          <text:p/>
        </draw:line>
        <draw:polygon draw:style-name="gr58" draw:text-style-name="P8" draw:layer="layout" svg:width="0.005cm" svg:height="0.309cm" svg:x="11.016cm" svg:y="12.032cm" svg:viewBox="0 0 6 310" draw:points="0,310 6,310 6,0 0,0">
          <text:p/>
        </draw:polygon>
        <draw:line draw:style-name="gr59" draw:text-style-name="P9" draw:layer="layout" svg:x1="11.375cm" svg:y1="12.035cm" svg:x2="11.375cm" svg:y2="12.339cm">
          <text:p/>
        </draw:line>
        <draw:polygon draw:style-name="gr58" draw:text-style-name="P8" draw:layer="layout" svg:width="0.004cm" svg:height="0.309cm" svg:x="11.373cm" svg:y="12.032cm" svg:viewBox="0 0 5 310" draw:points="0,310 5,310 5,0 0,0">
          <text:p/>
        </draw:polygon>
        <draw:line draw:style-name="gr59" draw:text-style-name="P9" draw:layer="layout" svg:x1="11.73cm" svg:y1="12.035cm" svg:x2="11.73cm" svg:y2="12.339cm">
          <text:p/>
        </draw:line>
        <draw:polygon draw:style-name="gr58" draw:text-style-name="P8" draw:layer="layout" svg:width="0.005cm" svg:height="0.309cm" svg:x="11.728cm" svg:y="12.032cm" svg:viewBox="0 0 6 310" draw:points="0,310 6,310 6,0 0,0">
          <text:p/>
        </draw:polygon>
        <draw:line draw:style-name="gr59" draw:text-style-name="P9" draw:layer="layout" svg:x1="12.086cm" svg:y1="12.035cm" svg:x2="12.086cm" svg:y2="12.339cm">
          <text:p/>
        </draw:line>
        <draw:polygon draw:style-name="gr58" draw:text-style-name="P8" draw:layer="layout" svg:width="0.004cm" svg:height="0.309cm" svg:x="12.084cm" svg:y="12.032cm" svg:viewBox="0 0 5 310" draw:points="0,310 5,310 5,0 0,0">
          <text:p/>
        </draw:polygon>
        <draw:line draw:style-name="gr59" draw:text-style-name="P9" draw:layer="layout" svg:x1="12.442cm" svg:y1="12.035cm" svg:x2="12.442cm" svg:y2="12.339cm">
          <text:p/>
        </draw:line>
        <draw:polygon draw:style-name="gr58" draw:text-style-name="P8" draw:layer="layout" svg:width="0.004cm" svg:height="0.309cm" svg:x="12.44cm" svg:y="12.032cm" svg:viewBox="0 0 5 310" draw:points="0,310 5,310 5,0 0,0">
          <text:p/>
        </draw:polygon>
        <draw:line draw:style-name="gr59" draw:text-style-name="P9" draw:layer="layout" svg:x1="12.797cm" svg:y1="12.035cm" svg:x2="12.797cm" svg:y2="12.339cm">
          <text:p/>
        </draw:line>
        <draw:polygon draw:style-name="gr58" draw:text-style-name="P8" draw:layer="layout" svg:width="0.004cm" svg:height="0.309cm" svg:x="12.795cm" svg:y="12.032cm" svg:viewBox="0 0 5 310" draw:points="0,310 5,310 5,0 0,0">
          <text:p/>
        </draw:polygon>
        <draw:line draw:style-name="gr59" draw:text-style-name="P9" draw:layer="layout" svg:x1="13.153cm" svg:y1="12.035cm" svg:x2="13.153cm" svg:y2="12.339cm">
          <text:p/>
        </draw:line>
        <draw:polygon draw:style-name="gr58" draw:text-style-name="P8" draw:layer="layout" svg:width="0.004cm" svg:height="0.309cm" svg:x="13.151cm" svg:y="12.032cm" svg:viewBox="0 0 5 310" draw:points="0,310 5,310 5,0 0,0">
          <text:p/>
        </draw:polygon>
        <draw:line draw:style-name="gr59" draw:text-style-name="P9" draw:layer="layout" svg:x1="13.508cm" svg:y1="12.035cm" svg:x2="13.508cm" svg:y2="12.339cm">
          <text:p/>
        </draw:line>
        <draw:polygon draw:style-name="gr58" draw:text-style-name="P8" draw:layer="layout" svg:width="0.005cm" svg:height="0.309cm" svg:x="13.506cm" svg:y="12.032cm" svg:viewBox="0 0 6 310" draw:points="0,310 6,310 6,0 0,0">
          <text:p/>
        </draw:polygon>
        <draw:line draw:style-name="gr59" draw:text-style-name="P9" draw:layer="layout" svg:x1="13.864cm" svg:y1="12.035cm" svg:x2="13.864cm" svg:y2="12.339cm">
          <text:p/>
        </draw:line>
        <draw:polygon draw:style-name="gr58" draw:text-style-name="P8" draw:layer="layout" svg:width="0.004cm" svg:height="0.309cm" svg:x="13.862cm" svg:y="12.032cm" svg:viewBox="0 0 5 310" draw:points="0,310 5,310 5,0 0,0">
          <text:p/>
        </draw:polygon>
        <draw:line draw:style-name="gr59" draw:text-style-name="P9" draw:layer="layout" svg:x1="14.22cm" svg:y1="12.035cm" svg:x2="14.22cm" svg:y2="12.339cm">
          <text:p/>
        </draw:line>
        <draw:polygon draw:style-name="gr58" draw:text-style-name="P8" draw:layer="layout" svg:width="0.004cm" svg:height="0.309cm" svg:x="14.218cm" svg:y="12.032cm" svg:viewBox="0 0 5 310" draw:points="0,310 5,310 5,0 0,0">
          <text:p/>
        </draw:polygon>
        <draw:line draw:style-name="gr59" draw:text-style-name="P9" draw:layer="layout" svg:x1="14.575cm" svg:y1="12.035cm" svg:x2="14.575cm" svg:y2="12.339cm">
          <text:p/>
        </draw:line>
        <draw:polygon draw:style-name="gr58" draw:text-style-name="P8" draw:layer="layout" svg:width="0.004cm" svg:height="0.309cm" svg:x="14.573cm" svg:y="12.032cm" svg:viewBox="0 0 5 310" draw:points="0,310 5,310 5,0 0,0">
          <text:p/>
        </draw:polygon>
        <draw:line draw:style-name="gr59" draw:text-style-name="P9" draw:layer="layout" svg:x1="14.931cm" svg:y1="12.035cm" svg:x2="14.931cm" svg:y2="12.339cm">
          <text:p/>
        </draw:line>
        <draw:polygon draw:style-name="gr58" draw:text-style-name="P8" draw:layer="layout" svg:width="0.004cm" svg:height="0.309cm" svg:x="14.929cm" svg:y="12.032cm" svg:viewBox="0 0 5 310" draw:points="0,310 5,310 5,0 0,0">
          <text:p/>
        </draw:polygon>
        <draw:line draw:style-name="gr59" draw:text-style-name="P9" draw:layer="layout" svg:x1="15.286cm" svg:y1="12.035cm" svg:x2="15.286cm" svg:y2="12.339cm">
          <text:p/>
        </draw:line>
        <draw:polygon draw:style-name="gr58" draw:text-style-name="P8" draw:layer="layout" svg:width="0.005cm" svg:height="0.309cm" svg:x="15.284cm" svg:y="12.032cm" svg:viewBox="0 0 6 310" draw:points="0,310 6,310 6,0 0,0">
          <text:p/>
        </draw:polygon>
        <draw:line draw:style-name="gr59" draw:text-style-name="P9" draw:layer="layout" svg:x1="15.643cm" svg:y1="12.035cm" svg:x2="15.643cm" svg:y2="12.339cm">
          <text:p/>
        </draw:line>
        <draw:polygon draw:style-name="gr58" draw:text-style-name="P8" draw:layer="layout" svg:width="0.004cm" svg:height="0.309cm" svg:x="15.641cm" svg:y="12.032cm" svg:viewBox="0 0 5 310" draw:points="0,310 5,310 5,0 0,0">
          <text:p/>
        </draw:polygon>
        <draw:line draw:style-name="gr59" draw:text-style-name="P9" draw:layer="layout" svg:x1="15.999cm" svg:y1="12.035cm" svg:x2="15.999cm" svg:y2="12.339cm">
          <text:p/>
        </draw:line>
        <draw:polygon draw:style-name="gr58" draw:text-style-name="P8" draw:layer="layout" svg:width="0.004cm" svg:height="0.309cm" svg:x="15.997cm" svg:y="12.032cm" svg:viewBox="0 0 5 310" draw:points="0,310 5,310 5,0 0,0">
          <text:p/>
        </draw:polygon>
        <draw:line draw:style-name="gr59" draw:text-style-name="P9" draw:layer="layout" svg:x1="16.354cm" svg:y1="12.035cm" svg:x2="16.354cm" svg:y2="12.339cm">
          <text:p/>
        </draw:line>
        <draw:polygon draw:style-name="gr58" draw:text-style-name="P8" draw:layer="layout" svg:width="0.004cm" svg:height="0.309cm" svg:x="16.352cm" svg:y="12.032cm" svg:viewBox="0 0 5 310" draw:points="0,310 5,310 5,0 0,0">
          <text:p/>
        </draw:polygon>
        <draw:line draw:style-name="gr59" draw:text-style-name="P9" draw:layer="layout" svg:x1="16.71cm" svg:y1="12.035cm" svg:x2="16.71cm" svg:y2="12.339cm">
          <text:p/>
        </draw:line>
        <draw:polygon draw:style-name="gr58" draw:text-style-name="P8" draw:layer="layout" svg:width="0.004cm" svg:height="0.309cm" svg:x="16.708cm" svg:y="12.032cm" svg:viewBox="0 0 5 310" draw:points="0,310 5,310 5,0 0,0">
          <text:p/>
        </draw:polygon>
        <draw:line draw:style-name="gr59" draw:text-style-name="P9" draw:layer="layout" svg:x1="17.065cm" svg:y1="12.035cm" svg:x2="17.065cm" svg:y2="12.339cm">
          <text:p/>
        </draw:line>
        <draw:polygon draw:style-name="gr58" draw:text-style-name="P8" draw:layer="layout" svg:width="0.005cm" svg:height="0.309cm" svg:x="17.063cm" svg:y="12.032cm" svg:viewBox="0 0 6 310" draw:points="0,310 6,310 6,0 0,0">
          <text:p/>
        </draw:polygon>
        <draw:line draw:style-name="gr59" draw:text-style-name="P9" draw:layer="layout" svg:x1="17.421cm" svg:y1="12.035cm" svg:x2="17.421cm" svg:y2="12.339cm">
          <text:p/>
        </draw:line>
        <draw:polygon draw:style-name="gr58" draw:text-style-name="P8" draw:layer="layout" svg:width="0.004cm" svg:height="0.309cm" svg:x="17.419cm" svg:y="12.032cm" svg:viewBox="0 0 5 310" draw:points="0,310 5,310 5,0 0,0">
          <text:p/>
        </draw:polygon>
        <draw:line draw:style-name="gr59" draw:text-style-name="P9" draw:layer="layout" svg:x1="17.777cm" svg:y1="12.035cm" svg:x2="17.777cm" svg:y2="12.339cm">
          <text:p/>
        </draw:line>
        <draw:polygon draw:style-name="gr58" draw:text-style-name="P8" draw:layer="layout" svg:width="0.004cm" svg:height="0.309cm" svg:x="17.775cm" svg:y="12.032cm" svg:viewBox="0 0 5 310" draw:points="0,310 5,310 5,0 0,0">
          <text:p/>
        </draw:polygon>
        <draw:line draw:style-name="gr59" draw:text-style-name="P9" draw:layer="layout" svg:x1="5.328cm" svg:y1="12.382cm" svg:x2="5.328cm" svg:y2="12.686cm">
          <text:p/>
        </draw:line>
        <draw:polygon draw:style-name="gr58" draw:text-style-name="P8" draw:layer="layout" svg:width="0.004cm" svg:height="0.309cm" svg:x="5.326cm" svg:y="12.38cm" svg:viewBox="0 0 5 310" draw:points="0,310 5,310 5,0 0,0">
          <text:p/>
        </draw:polygon>
        <draw:line draw:style-name="gr59" draw:text-style-name="P9" draw:layer="layout" svg:x1="5.683cm" svg:y1="12.382cm" svg:x2="5.683cm" svg:y2="12.686cm">
          <text:p/>
        </draw:line>
        <draw:polygon draw:style-name="gr58" draw:text-style-name="P8" draw:layer="layout" svg:width="0.006cm" svg:height="0.309cm" svg:x="5.681cm" svg:y="12.38cm" svg:viewBox="0 0 7 310" draw:points="0,310 7,310 7,0 0,0">
          <text:p/>
        </draw:polygon>
        <draw:line draw:style-name="gr59" draw:text-style-name="P9" draw:layer="layout" svg:x1="6.039cm" svg:y1="12.382cm" svg:x2="6.039cm" svg:y2="12.686cm">
          <text:p/>
        </draw:line>
        <draw:polygon draw:style-name="gr58" draw:text-style-name="P8" draw:layer="layout" svg:width="0.004cm" svg:height="0.309cm" svg:x="6.037cm" svg:y="12.38cm" svg:viewBox="0 0 5 310" draw:points="0,310 5,310 5,0 0,0">
          <text:p/>
        </draw:polygon>
        <draw:line draw:style-name="gr59" draw:text-style-name="P9" draw:layer="layout" svg:x1="6.395cm" svg:y1="12.382cm" svg:x2="6.395cm" svg:y2="12.686cm">
          <text:p/>
        </draw:line>
        <draw:polygon draw:style-name="gr58" draw:text-style-name="P8" draw:layer="layout" svg:width="0.004cm" svg:height="0.309cm" svg:x="6.393cm" svg:y="12.38cm" svg:viewBox="0 0 5 310" draw:points="0,310 5,310 5,0 0,0">
          <text:p/>
        </draw:polygon>
        <draw:line draw:style-name="gr59" draw:text-style-name="P9" draw:layer="layout" svg:x1="6.751cm" svg:y1="12.382cm" svg:x2="6.751cm" svg:y2="12.686cm">
          <text:p/>
        </draw:line>
        <draw:polygon draw:style-name="gr58" draw:text-style-name="P8" draw:layer="layout" svg:width="0.004cm" svg:height="0.309cm" svg:x="6.749cm" svg:y="12.38cm" svg:viewBox="0 0 5 310" draw:points="0,310 5,310 5,0 0,0">
          <text:p/>
        </draw:polygon>
        <draw:line draw:style-name="gr59" draw:text-style-name="P9" draw:layer="layout" svg:x1="7.107cm" svg:y1="12.382cm" svg:x2="7.107cm" svg:y2="12.686cm">
          <text:p/>
        </draw:line>
        <draw:polygon draw:style-name="gr58" draw:text-style-name="P8" draw:layer="layout" svg:width="0.004cm" svg:height="0.309cm" svg:x="7.105cm" svg:y="12.38cm" svg:viewBox="0 0 5 310" draw:points="0,310 5,310 5,0 0,0">
          <text:p/>
        </draw:polygon>
        <draw:line draw:style-name="gr59" draw:text-style-name="P9" draw:layer="layout" svg:x1="7.463cm" svg:y1="12.382cm" svg:x2="7.463cm" svg:y2="12.686cm">
          <text:p/>
        </draw:line>
        <draw:polygon draw:style-name="gr58" draw:text-style-name="P8" draw:layer="layout" svg:width="0.005cm" svg:height="0.309cm" svg:x="7.46cm" svg:y="12.38cm" svg:viewBox="0 0 6 310" draw:points="0,310 6,310 6,0 0,0">
          <text:p/>
        </draw:polygon>
        <draw:line draw:style-name="gr59" draw:text-style-name="P9" draw:layer="layout" svg:x1="7.818cm" svg:y1="12.382cm" svg:x2="7.818cm" svg:y2="12.686cm">
          <text:p/>
        </draw:line>
        <draw:polygon draw:style-name="gr58" draw:text-style-name="P8" draw:layer="layout" svg:width="0.004cm" svg:height="0.309cm" svg:x="7.816cm" svg:y="12.38cm" svg:viewBox="0 0 5 310" draw:points="0,310 5,310 5,0 0,0">
          <text:p/>
        </draw:polygon>
        <draw:line draw:style-name="gr59" draw:text-style-name="P9" draw:layer="layout" svg:x1="8.174cm" svg:y1="12.382cm" svg:x2="8.174cm" svg:y2="12.686cm">
          <text:p/>
        </draw:line>
        <draw:polygon draw:style-name="gr58" draw:text-style-name="P8" draw:layer="layout" svg:width="0.004cm" svg:height="0.309cm" svg:x="8.172cm" svg:y="12.38cm" svg:viewBox="0 0 5 310" draw:points="0,310 5,310 5,0 0,0">
          <text:p/>
        </draw:polygon>
        <draw:line draw:style-name="gr59" draw:text-style-name="P9" draw:layer="layout" svg:x1="8.529cm" svg:y1="12.382cm" svg:x2="8.529cm" svg:y2="12.686cm">
          <text:p/>
        </draw:line>
        <draw:polygon draw:style-name="gr58" draw:text-style-name="P8" draw:layer="layout" svg:width="0.004cm" svg:height="0.309cm" svg:x="8.527cm" svg:y="12.38cm" svg:viewBox="0 0 5 310" draw:points="0,310 5,310 5,0 0,0">
          <text:p/>
        </draw:polygon>
        <draw:line draw:style-name="gr59" draw:text-style-name="P9" draw:layer="layout" svg:x1="8.885cm" svg:y1="12.382cm" svg:x2="8.885cm" svg:y2="12.686cm">
          <text:p/>
        </draw:line>
        <draw:polygon draw:style-name="gr58" draw:text-style-name="P8" draw:layer="layout" svg:width="0.004cm" svg:height="0.309cm" svg:x="8.883cm" svg:y="12.38cm" svg:viewBox="0 0 5 310" draw:points="0,310 5,310 5,0 0,0">
          <text:p/>
        </draw:polygon>
        <draw:line draw:style-name="gr59" draw:text-style-name="P9" draw:layer="layout" svg:x1="9.241cm" svg:y1="12.382cm" svg:x2="9.241cm" svg:y2="12.686cm">
          <text:p/>
        </draw:line>
        <draw:polygon draw:style-name="gr58" draw:text-style-name="P8" draw:layer="layout" svg:width="0.005cm" svg:height="0.309cm" svg:x="9.238cm" svg:y="12.38cm" svg:viewBox="0 0 6 310" draw:points="0,310 6,310 6,0 0,0">
          <text:p/>
        </draw:polygon>
        <draw:line draw:style-name="gr59" draw:text-style-name="P9" draw:layer="layout" svg:x1="9.596cm" svg:y1="12.382cm" svg:x2="9.596cm" svg:y2="12.686cm">
          <text:p/>
        </draw:line>
        <draw:polygon draw:style-name="gr58" draw:text-style-name="P8" draw:layer="layout" svg:width="0.004cm" svg:height="0.309cm" svg:x="9.594cm" svg:y="12.38cm" svg:viewBox="0 0 5 310" draw:points="0,310 5,310 5,0 0,0">
          <text:p/>
        </draw:polygon>
        <draw:line draw:style-name="gr59" draw:text-style-name="P9" draw:layer="layout" svg:x1="9.952cm" svg:y1="12.382cm" svg:x2="9.952cm" svg:y2="12.686cm">
          <text:p/>
        </draw:line>
        <draw:polygon draw:style-name="gr58" draw:text-style-name="P8" draw:layer="layout" svg:width="0.004cm" svg:height="0.309cm" svg:x="9.95cm" svg:y="12.38cm" svg:viewBox="0 0 5 310" draw:points="0,310 5,310 5,0 0,0">
          <text:p/>
        </draw:polygon>
        <draw:line draw:style-name="gr59" draw:text-style-name="P9" draw:layer="layout" svg:x1="10.307cm" svg:y1="12.382cm" svg:x2="10.307cm" svg:y2="12.686cm">
          <text:p/>
        </draw:line>
        <draw:polygon draw:style-name="gr58" draw:text-style-name="P8" draw:layer="layout" svg:width="0.004cm" svg:height="0.309cm" svg:x="10.305cm" svg:y="12.38cm" svg:viewBox="0 0 5 310" draw:points="0,310 5,310 5,0 0,0">
          <text:p/>
        </draw:polygon>
        <draw:line draw:style-name="gr59" draw:text-style-name="P9" draw:layer="layout" svg:x1="10.663cm" svg:y1="12.382cm" svg:x2="10.663cm" svg:y2="12.686cm">
          <text:p/>
        </draw:line>
        <draw:polygon draw:style-name="gr58" draw:text-style-name="P8" draw:layer="layout" svg:width="0.004cm" svg:height="0.309cm" svg:x="10.661cm" svg:y="12.38cm" svg:viewBox="0 0 5 310" draw:points="0,310 5,310 5,0 0,0">
          <text:p/>
        </draw:polygon>
        <draw:line draw:style-name="gr59" draw:text-style-name="P9" draw:layer="layout" svg:x1="11.019cm" svg:y1="12.382cm" svg:x2="11.019cm" svg:y2="12.686cm">
          <text:p/>
        </draw:line>
        <draw:polygon draw:style-name="gr58" draw:text-style-name="P8" draw:layer="layout" svg:width="0.005cm" svg:height="0.309cm" svg:x="11.016cm" svg:y="12.38cm" svg:viewBox="0 0 6 310" draw:points="0,310 6,310 6,0 0,0">
          <text:p/>
        </draw:polygon>
        <draw:line draw:style-name="gr59" draw:text-style-name="P9" draw:layer="layout" svg:x1="11.375cm" svg:y1="12.382cm" svg:x2="11.375cm" svg:y2="12.686cm">
          <text:p/>
        </draw:line>
        <draw:polygon draw:style-name="gr58" draw:text-style-name="P8" draw:layer="layout" svg:width="0.004cm" svg:height="0.309cm" svg:x="11.373cm" svg:y="12.38cm" svg:viewBox="0 0 5 310" draw:points="0,310 5,310 5,0 0,0">
          <text:p/>
        </draw:polygon>
        <draw:line draw:style-name="gr59" draw:text-style-name="P9" draw:layer="layout" svg:x1="11.73cm" svg:y1="12.382cm" svg:x2="11.73cm" svg:y2="12.686cm">
          <text:p/>
        </draw:line>
        <draw:polygon draw:style-name="gr58" draw:text-style-name="P8" draw:layer="layout" svg:width="0.005cm" svg:height="0.309cm" svg:x="11.728cm" svg:y="12.38cm" svg:viewBox="0 0 6 310" draw:points="0,310 6,310 6,0 0,0">
          <text:p/>
        </draw:polygon>
        <draw:line draw:style-name="gr59" draw:text-style-name="P9" draw:layer="layout" svg:x1="12.086cm" svg:y1="12.382cm" svg:x2="12.086cm" svg:y2="12.686cm">
          <text:p/>
        </draw:line>
        <draw:polygon draw:style-name="gr58" draw:text-style-name="P8" draw:layer="layout" svg:width="0.004cm" svg:height="0.309cm" svg:x="12.084cm" svg:y="12.38cm" svg:viewBox="0 0 5 310" draw:points="0,310 5,310 5,0 0,0">
          <text:p/>
        </draw:polygon>
        <draw:line draw:style-name="gr59" draw:text-style-name="P9" draw:layer="layout" svg:x1="12.442cm" svg:y1="12.382cm" svg:x2="12.442cm" svg:y2="12.686cm">
          <text:p/>
        </draw:line>
        <draw:polygon draw:style-name="gr58" draw:text-style-name="P8" draw:layer="layout" svg:width="0.004cm" svg:height="0.309cm" svg:x="12.44cm" svg:y="12.38cm" svg:viewBox="0 0 5 310" draw:points="0,310 5,310 5,0 0,0">
          <text:p/>
        </draw:polygon>
        <draw:line draw:style-name="gr59" draw:text-style-name="P9" draw:layer="layout" svg:x1="12.797cm" svg:y1="12.382cm" svg:x2="12.797cm" svg:y2="12.686cm">
          <text:p/>
        </draw:line>
        <draw:polygon draw:style-name="gr58" draw:text-style-name="P8" draw:layer="layout" svg:width="0.004cm" svg:height="0.309cm" svg:x="12.795cm" svg:y="12.38cm" svg:viewBox="0 0 5 310" draw:points="0,310 5,310 5,0 0,0">
          <text:p/>
        </draw:polygon>
        <draw:line draw:style-name="gr59" draw:text-style-name="P9" draw:layer="layout" svg:x1="13.153cm" svg:y1="12.382cm" svg:x2="13.153cm" svg:y2="12.686cm">
          <text:p/>
        </draw:line>
        <draw:polygon draw:style-name="gr58" draw:text-style-name="P8" draw:layer="layout" svg:width="0.004cm" svg:height="0.309cm" svg:x="13.151cm" svg:y="12.38cm" svg:viewBox="0 0 5 310" draw:points="0,310 5,310 5,0 0,0">
          <text:p/>
        </draw:polygon>
        <draw:line draw:style-name="gr59" draw:text-style-name="P9" draw:layer="layout" svg:x1="13.508cm" svg:y1="12.382cm" svg:x2="13.508cm" svg:y2="12.686cm">
          <text:p/>
        </draw:line>
        <draw:polygon draw:style-name="gr58" draw:text-style-name="P8" draw:layer="layout" svg:width="0.005cm" svg:height="0.309cm" svg:x="13.506cm" svg:y="12.38cm" svg:viewBox="0 0 6 310" draw:points="0,310 6,310 6,0 0,0">
          <text:p/>
        </draw:polygon>
        <draw:line draw:style-name="gr59" draw:text-style-name="P9" draw:layer="layout" svg:x1="13.864cm" svg:y1="12.382cm" svg:x2="13.864cm" svg:y2="12.686cm">
          <text:p/>
        </draw:line>
        <draw:polygon draw:style-name="gr58" draw:text-style-name="P8" draw:layer="layout" svg:width="0.004cm" svg:height="0.309cm" svg:x="13.862cm" svg:y="12.38cm" svg:viewBox="0 0 5 310" draw:points="0,310 5,310 5,0 0,0">
          <text:p/>
        </draw:polygon>
        <draw:line draw:style-name="gr59" draw:text-style-name="P9" draw:layer="layout" svg:x1="14.22cm" svg:y1="12.382cm" svg:x2="14.22cm" svg:y2="12.686cm">
          <text:p/>
        </draw:line>
        <draw:polygon draw:style-name="gr58" draw:text-style-name="P8" draw:layer="layout" svg:width="0.004cm" svg:height="0.309cm" svg:x="14.218cm" svg:y="12.38cm" svg:viewBox="0 0 5 310" draw:points="0,310 5,310 5,0 0,0">
          <text:p/>
        </draw:polygon>
        <draw:line draw:style-name="gr59" draw:text-style-name="P9" draw:layer="layout" svg:x1="14.575cm" svg:y1="12.382cm" svg:x2="14.575cm" svg:y2="12.686cm">
          <text:p/>
        </draw:line>
        <draw:polygon draw:style-name="gr58" draw:text-style-name="P8" draw:layer="layout" svg:width="0.004cm" svg:height="0.309cm" svg:x="14.573cm" svg:y="12.38cm" svg:viewBox="0 0 5 310" draw:points="0,310 5,310 5,0 0,0">
          <text:p/>
        </draw:polygon>
        <draw:line draw:style-name="gr59" draw:text-style-name="P9" draw:layer="layout" svg:x1="14.931cm" svg:y1="12.382cm" svg:x2="14.931cm" svg:y2="12.686cm">
          <text:p/>
        </draw:line>
        <draw:polygon draw:style-name="gr58" draw:text-style-name="P8" draw:layer="layout" svg:width="0.004cm" svg:height="0.309cm" svg:x="14.929cm" svg:y="12.38cm" svg:viewBox="0 0 5 310" draw:points="0,310 5,310 5,0 0,0">
          <text:p/>
        </draw:polygon>
        <draw:line draw:style-name="gr59" draw:text-style-name="P9" draw:layer="layout" svg:x1="15.286cm" svg:y1="12.382cm" svg:x2="15.286cm" svg:y2="12.686cm">
          <text:p/>
        </draw:line>
        <draw:polygon draw:style-name="gr58" draw:text-style-name="P8" draw:layer="layout" svg:width="0.005cm" svg:height="0.309cm" svg:x="15.284cm" svg:y="12.38cm" svg:viewBox="0 0 6 310" draw:points="0,310 6,310 6,0 0,0">
          <text:p/>
        </draw:polygon>
        <draw:line draw:style-name="gr59" draw:text-style-name="P9" draw:layer="layout" svg:x1="15.643cm" svg:y1="12.382cm" svg:x2="15.643cm" svg:y2="12.686cm">
          <text:p/>
        </draw:line>
        <draw:polygon draw:style-name="gr58" draw:text-style-name="P8" draw:layer="layout" svg:width="0.004cm" svg:height="0.309cm" svg:x="15.641cm" svg:y="12.38cm" svg:viewBox="0 0 5 310" draw:points="0,310 5,310 5,0 0,0">
          <text:p/>
        </draw:polygon>
        <draw:line draw:style-name="gr59" draw:text-style-name="P9" draw:layer="layout" svg:x1="15.999cm" svg:y1="12.382cm" svg:x2="15.999cm" svg:y2="12.686cm">
          <text:p/>
        </draw:line>
        <draw:polygon draw:style-name="gr58" draw:text-style-name="P8" draw:layer="layout" svg:width="0.004cm" svg:height="0.309cm" svg:x="15.997cm" svg:y="12.38cm" svg:viewBox="0 0 5 310" draw:points="0,310 5,310 5,0 0,0">
          <text:p/>
        </draw:polygon>
        <draw:line draw:style-name="gr59" draw:text-style-name="P9" draw:layer="layout" svg:x1="16.354cm" svg:y1="12.382cm" svg:x2="16.354cm" svg:y2="12.686cm">
          <text:p/>
        </draw:line>
        <draw:polygon draw:style-name="gr58" draw:text-style-name="P8" draw:layer="layout" svg:width="0.004cm" svg:height="0.309cm" svg:x="16.352cm" svg:y="12.38cm" svg:viewBox="0 0 5 310" draw:points="0,310 5,310 5,0 0,0">
          <text:p/>
        </draw:polygon>
        <draw:line draw:style-name="gr59" draw:text-style-name="P9" draw:layer="layout" svg:x1="16.71cm" svg:y1="12.382cm" svg:x2="16.71cm" svg:y2="12.686cm">
          <text:p/>
        </draw:line>
        <draw:polygon draw:style-name="gr58" draw:text-style-name="P8" draw:layer="layout" svg:width="0.004cm" svg:height="0.309cm" svg:x="16.708cm" svg:y="12.38cm" svg:viewBox="0 0 5 310" draw:points="0,310 5,310 5,0 0,0">
          <text:p/>
        </draw:polygon>
        <draw:line draw:style-name="gr59" draw:text-style-name="P9" draw:layer="layout" svg:x1="17.065cm" svg:y1="12.382cm" svg:x2="17.065cm" svg:y2="12.686cm">
          <text:p/>
        </draw:line>
        <draw:polygon draw:style-name="gr58" draw:text-style-name="P8" draw:layer="layout" svg:width="0.005cm" svg:height="0.309cm" svg:x="17.063cm" svg:y="12.38cm" svg:viewBox="0 0 6 310" draw:points="0,310 6,310 6,0 0,0">
          <text:p/>
        </draw:polygon>
        <draw:line draw:style-name="gr59" draw:text-style-name="P9" draw:layer="layout" svg:x1="17.421cm" svg:y1="12.382cm" svg:x2="17.421cm" svg:y2="12.686cm">
          <text:p/>
        </draw:line>
        <draw:polygon draw:style-name="gr58" draw:text-style-name="P8" draw:layer="layout" svg:width="0.004cm" svg:height="0.309cm" svg:x="17.419cm" svg:y="12.38cm" svg:viewBox="0 0 5 310" draw:points="0,310 5,310 5,0 0,0">
          <text:p/>
        </draw:polygon>
        <draw:line draw:style-name="gr59" draw:text-style-name="P9" draw:layer="layout" svg:x1="17.777cm" svg:y1="12.382cm" svg:x2="17.777cm" svg:y2="12.686cm">
          <text:p/>
        </draw:line>
        <draw:polygon draw:style-name="gr58" draw:text-style-name="P8" draw:layer="layout" svg:width="0.004cm" svg:height="0.309cm" svg:x="17.775cm" svg:y="12.38cm" svg:viewBox="0 0 5 310" draw:points="0,310 5,310 5,0 0,0">
          <text:p/>
        </draw:polygon>
        <draw:line draw:style-name="gr59" draw:text-style-name="P9" draw:layer="layout" svg:x1="3.194cm" svg:y1="10.367cm" svg:x2="3.194cm" svg:y2="10.671cm">
          <text:p/>
        </draw:line>
        <draw:polygon draw:style-name="gr58" draw:text-style-name="P8" draw:layer="layout" svg:width="0.005cm" svg:height="0.309cm" svg:x="3.192cm" svg:y="10.364cm" svg:viewBox="0 0 6 310" draw:points="0,310 6,310 6,0 0,0">
          <text:p/>
        </draw:polygon>
        <draw:line draw:style-name="gr59" draw:text-style-name="P9" draw:layer="layout" svg:x1="3.55cm" svg:y1="10.367cm" svg:x2="3.55cm" svg:y2="10.671cm">
          <text:p/>
        </draw:line>
        <draw:polygon draw:style-name="gr58" draw:text-style-name="P8" draw:layer="layout" svg:width="0.004cm" svg:height="0.309cm" svg:x="3.548cm" svg:y="10.364cm" svg:viewBox="0 0 5 310" draw:points="0,310 5,310 5,0 0,0">
          <text:p/>
        </draw:polygon>
        <draw:line draw:style-name="gr59" draw:text-style-name="P9" draw:layer="layout" svg:x1="3.905cm" svg:y1="10.367cm" svg:x2="3.905cm" svg:y2="10.671cm">
          <text:p/>
        </draw:line>
        <draw:polygon draw:style-name="gr58" draw:text-style-name="P8" draw:layer="layout" svg:width="0.005cm" svg:height="0.309cm" svg:x="3.903cm" svg:y="10.364cm" svg:viewBox="0 0 6 310" draw:points="0,310 6,310 6,0 0,0">
          <text:p/>
        </draw:polygon>
        <draw:line draw:style-name="gr59" draw:text-style-name="P9" draw:layer="layout" svg:x1="4.261cm" svg:y1="12.382cm" svg:x2="4.261cm" svg:y2="12.686cm">
          <text:p/>
        </draw:line>
        <draw:polygon draw:style-name="gr58" draw:text-style-name="P8" draw:layer="layout" svg:width="0.004cm" svg:height="0.309cm" svg:x="4.259cm" svg:y="12.38cm" svg:viewBox="0 0 5 310" draw:points="0,310 5,310 5,0 0,0">
          <text:p/>
        </draw:polygon>
        <draw:line draw:style-name="gr59" draw:text-style-name="P9" draw:layer="layout" svg:x1="4.617cm" svg:y1="12.382cm" svg:x2="4.617cm" svg:y2="12.686cm">
          <text:p/>
        </draw:line>
        <draw:polygon draw:style-name="gr58" draw:text-style-name="P8" draw:layer="layout" svg:width="0.004cm" svg:height="0.309cm" svg:x="4.615cm" svg:y="12.38cm" svg:viewBox="0 0 5 310" draw:points="0,310 5,310 5,0 0,0">
          <text:p/>
        </draw:polygon>
        <draw:line draw:style-name="gr59" draw:text-style-name="P9" draw:layer="layout" svg:x1="4.972cm" svg:y1="12.382cm" svg:x2="4.972cm" svg:y2="12.686cm">
          <text:p/>
        </draw:line>
        <draw:polygon draw:style-name="gr58" draw:text-style-name="P8" draw:layer="layout" svg:width="0.004cm" svg:height="0.309cm" svg:x="4.97cm" svg:y="12.38cm" svg:viewBox="0 0 5 310" draw:points="0,310 5,310 5,0 0,0">
          <text:p/>
        </draw:polygon>
        <draw:line draw:style-name="gr59" draw:text-style-name="P9" draw:layer="layout" svg:x1="5.328cm" svg:y1="12.839cm" svg:x2="5.328cm" svg:y2="13.144cm">
          <text:p/>
        </draw:line>
        <draw:polygon draw:style-name="gr58" draw:text-style-name="P8" draw:layer="layout" svg:width="0.004cm" svg:height="0.309cm" svg:x="5.326cm" svg:y="12.837cm" svg:viewBox="0 0 5 310" draw:points="0,310 5,310 5,0 0,0">
          <text:p/>
        </draw:polygon>
        <draw:line draw:style-name="gr59" draw:text-style-name="P9" draw:layer="layout" svg:x1="5.683cm" svg:y1="12.839cm" svg:x2="5.683cm" svg:y2="13.144cm">
          <text:p/>
        </draw:line>
        <draw:polygon draw:style-name="gr58" draw:text-style-name="P8" draw:layer="layout" svg:width="0.006cm" svg:height="0.309cm" svg:x="5.681cm" svg:y="12.837cm" svg:viewBox="0 0 7 310" draw:points="0,310 7,310 7,0 0,0">
          <text:p/>
        </draw:polygon>
        <draw:line draw:style-name="gr59" draw:text-style-name="P9" draw:layer="layout" svg:x1="6.039cm" svg:y1="12.839cm" svg:x2="6.039cm" svg:y2="13.144cm">
          <text:p/>
        </draw:line>
        <draw:polygon draw:style-name="gr58" draw:text-style-name="P8" draw:layer="layout" svg:width="0.004cm" svg:height="0.309cm" svg:x="6.037cm" svg:y="12.837cm" svg:viewBox="0 0 5 310" draw:points="0,310 5,310 5,0 0,0">
          <text:p/>
        </draw:polygon>
        <draw:line draw:style-name="gr59" draw:text-style-name="P9" draw:layer="layout" svg:x1="6.395cm" svg:y1="12.839cm" svg:x2="6.395cm" svg:y2="13.144cm">
          <text:p/>
        </draw:line>
        <draw:polygon draw:style-name="gr58" draw:text-style-name="P8" draw:layer="layout" svg:width="0.004cm" svg:height="0.309cm" svg:x="6.393cm" svg:y="12.837cm" svg:viewBox="0 0 5 310" draw:points="0,310 5,310 5,0 0,0">
          <text:p/>
        </draw:polygon>
        <draw:line draw:style-name="gr59" draw:text-style-name="P9" draw:layer="layout" svg:x1="6.751cm" svg:y1="12.839cm" svg:x2="6.751cm" svg:y2="13.144cm">
          <text:p/>
        </draw:line>
        <draw:polygon draw:style-name="gr58" draw:text-style-name="P8" draw:layer="layout" svg:width="0.004cm" svg:height="0.309cm" svg:x="6.749cm" svg:y="12.837cm" svg:viewBox="0 0 5 310" draw:points="0,310 5,310 5,0 0,0">
          <text:p/>
        </draw:polygon>
        <draw:line draw:style-name="gr59" draw:text-style-name="P9" draw:layer="layout" svg:x1="7.107cm" svg:y1="12.839cm" svg:x2="7.107cm" svg:y2="13.144cm">
          <text:p/>
        </draw:line>
        <draw:polygon draw:style-name="gr58" draw:text-style-name="P8" draw:layer="layout" svg:width="0.004cm" svg:height="0.309cm" svg:x="7.105cm" svg:y="12.837cm" svg:viewBox="0 0 5 310" draw:points="0,310 5,310 5,0 0,0">
          <text:p/>
        </draw:polygon>
        <draw:line draw:style-name="gr59" draw:text-style-name="P9" draw:layer="layout" svg:x1="7.463cm" svg:y1="12.839cm" svg:x2="7.463cm" svg:y2="13.144cm">
          <text:p/>
        </draw:line>
        <draw:polygon draw:style-name="gr58" draw:text-style-name="P8" draw:layer="layout" svg:width="0.005cm" svg:height="0.309cm" svg:x="7.46cm" svg:y="12.837cm" svg:viewBox="0 0 6 310" draw:points="0,310 6,310 6,0 0,0">
          <text:p/>
        </draw:polygon>
        <draw:line draw:style-name="gr59" draw:text-style-name="P9" draw:layer="layout" svg:x1="7.818cm" svg:y1="12.839cm" svg:x2="7.818cm" svg:y2="13.144cm">
          <text:p/>
        </draw:line>
        <draw:polygon draw:style-name="gr58" draw:text-style-name="P8" draw:layer="layout" svg:width="0.004cm" svg:height="0.309cm" svg:x="7.816cm" svg:y="12.837cm" svg:viewBox="0 0 5 310" draw:points="0,310 5,310 5,0 0,0">
          <text:p/>
        </draw:polygon>
        <draw:line draw:style-name="gr59" draw:text-style-name="P9" draw:layer="layout" svg:x1="8.174cm" svg:y1="12.839cm" svg:x2="8.174cm" svg:y2="13.144cm">
          <text:p/>
        </draw:line>
        <draw:polygon draw:style-name="gr58" draw:text-style-name="P8" draw:layer="layout" svg:width="0.004cm" svg:height="0.309cm" svg:x="8.172cm" svg:y="12.837cm" svg:viewBox="0 0 5 310" draw:points="0,310 5,310 5,0 0,0">
          <text:p/>
        </draw:polygon>
        <draw:line draw:style-name="gr59" draw:text-style-name="P9" draw:layer="layout" svg:x1="8.529cm" svg:y1="12.839cm" svg:x2="8.529cm" svg:y2="13.144cm">
          <text:p/>
        </draw:line>
        <draw:polygon draw:style-name="gr58" draw:text-style-name="P8" draw:layer="layout" svg:width="0.004cm" svg:height="0.309cm" svg:x="8.527cm" svg:y="12.837cm" svg:viewBox="0 0 5 310" draw:points="0,310 5,310 5,0 0,0">
          <text:p/>
        </draw:polygon>
        <draw:line draw:style-name="gr59" draw:text-style-name="P9" draw:layer="layout" svg:x1="8.885cm" svg:y1="12.839cm" svg:x2="8.885cm" svg:y2="13.144cm">
          <text:p/>
        </draw:line>
        <draw:polygon draw:style-name="gr58" draw:text-style-name="P8" draw:layer="layout" svg:width="0.004cm" svg:height="0.309cm" svg:x="8.883cm" svg:y="12.837cm" svg:viewBox="0 0 5 310" draw:points="0,310 5,310 5,0 0,0">
          <text:p/>
        </draw:polygon>
        <draw:line draw:style-name="gr59" draw:text-style-name="P9" draw:layer="layout" svg:x1="9.241cm" svg:y1="12.839cm" svg:x2="9.241cm" svg:y2="13.144cm">
          <text:p/>
        </draw:line>
        <draw:polygon draw:style-name="gr58" draw:text-style-name="P8" draw:layer="layout" svg:width="0.005cm" svg:height="0.309cm" svg:x="9.238cm" svg:y="12.837cm" svg:viewBox="0 0 6 310" draw:points="0,310 6,310 6,0 0,0">
          <text:p/>
        </draw:polygon>
        <draw:line draw:style-name="gr59" draw:text-style-name="P9" draw:layer="layout" svg:x1="9.596cm" svg:y1="12.839cm" svg:x2="9.596cm" svg:y2="13.144cm">
          <text:p/>
        </draw:line>
        <draw:polygon draw:style-name="gr58" draw:text-style-name="P8" draw:layer="layout" svg:width="0.004cm" svg:height="0.309cm" svg:x="9.594cm" svg:y="12.837cm" svg:viewBox="0 0 5 310" draw:points="0,310 5,310 5,0 0,0">
          <text:p/>
        </draw:polygon>
        <draw:line draw:style-name="gr59" draw:text-style-name="P9" draw:layer="layout" svg:x1="9.952cm" svg:y1="12.839cm" svg:x2="9.952cm" svg:y2="13.144cm">
          <text:p/>
        </draw:line>
        <draw:polygon draw:style-name="gr58" draw:text-style-name="P8" draw:layer="layout" svg:width="0.004cm" svg:height="0.309cm" svg:x="9.95cm" svg:y="12.837cm" svg:viewBox="0 0 5 310" draw:points="0,310 5,310 5,0 0,0">
          <text:p/>
        </draw:polygon>
        <draw:line draw:style-name="gr59" draw:text-style-name="P9" draw:layer="layout" svg:x1="10.307cm" svg:y1="12.839cm" svg:x2="10.307cm" svg:y2="13.144cm">
          <text:p/>
        </draw:line>
        <draw:polygon draw:style-name="gr58" draw:text-style-name="P8" draw:layer="layout" svg:width="0.004cm" svg:height="0.309cm" svg:x="10.305cm" svg:y="12.837cm" svg:viewBox="0 0 5 310" draw:points="0,310 5,310 5,0 0,0">
          <text:p/>
        </draw:polygon>
        <draw:line draw:style-name="gr59" draw:text-style-name="P9" draw:layer="layout" svg:x1="10.663cm" svg:y1="12.839cm" svg:x2="10.663cm" svg:y2="13.144cm">
          <text:p/>
        </draw:line>
        <draw:polygon draw:style-name="gr58" draw:text-style-name="P8" draw:layer="layout" svg:width="0.004cm" svg:height="0.309cm" svg:x="10.661cm" svg:y="12.837cm" svg:viewBox="0 0 5 310" draw:points="0,310 5,310 5,0 0,0">
          <text:p/>
        </draw:polygon>
        <draw:line draw:style-name="gr59" draw:text-style-name="P9" draw:layer="layout" svg:x1="11.019cm" svg:y1="12.839cm" svg:x2="11.019cm" svg:y2="13.144cm">
          <text:p/>
        </draw:line>
        <draw:polygon draw:style-name="gr58" draw:text-style-name="P8" draw:layer="layout" svg:width="0.005cm" svg:height="0.309cm" svg:x="11.016cm" svg:y="12.837cm" svg:viewBox="0 0 6 310" draw:points="0,310 6,310 6,0 0,0">
          <text:p/>
        </draw:polygon>
        <draw:line draw:style-name="gr59" draw:text-style-name="P9" draw:layer="layout" svg:x1="11.375cm" svg:y1="12.839cm" svg:x2="11.375cm" svg:y2="13.144cm">
          <text:p/>
        </draw:line>
        <draw:polygon draw:style-name="gr58" draw:text-style-name="P8" draw:layer="layout" svg:width="0.004cm" svg:height="0.309cm" svg:x="11.373cm" svg:y="12.837cm" svg:viewBox="0 0 5 310" draw:points="0,310 5,310 5,0 0,0">
          <text:p/>
        </draw:polygon>
        <draw:line draw:style-name="gr59" draw:text-style-name="P9" draw:layer="layout" svg:x1="11.73cm" svg:y1="12.839cm" svg:x2="11.73cm" svg:y2="13.144cm">
          <text:p/>
        </draw:line>
        <draw:polygon draw:style-name="gr58" draw:text-style-name="P8" draw:layer="layout" svg:width="0.005cm" svg:height="0.309cm" svg:x="11.728cm" svg:y="12.837cm" svg:viewBox="0 0 6 310" draw:points="0,310 6,310 6,0 0,0">
          <text:p/>
        </draw:polygon>
        <draw:line draw:style-name="gr59" draw:text-style-name="P9" draw:layer="layout" svg:x1="12.086cm" svg:y1="12.839cm" svg:x2="12.086cm" svg:y2="13.144cm">
          <text:p/>
        </draw:line>
        <draw:polygon draw:style-name="gr58" draw:text-style-name="P8" draw:layer="layout" svg:width="0.004cm" svg:height="0.309cm" svg:x="12.084cm" svg:y="12.837cm" svg:viewBox="0 0 5 310" draw:points="0,310 5,310 5,0 0,0">
          <text:p/>
        </draw:polygon>
        <draw:line draw:style-name="gr59" draw:text-style-name="P9" draw:layer="layout" svg:x1="12.442cm" svg:y1="12.839cm" svg:x2="12.442cm" svg:y2="13.144cm">
          <text:p/>
        </draw:line>
        <draw:polygon draw:style-name="gr58" draw:text-style-name="P8" draw:layer="layout" svg:width="0.004cm" svg:height="0.309cm" svg:x="12.44cm" svg:y="12.837cm" svg:viewBox="0 0 5 310" draw:points="0,310 5,310 5,0 0,0">
          <text:p/>
        </draw:polygon>
        <draw:line draw:style-name="gr59" draw:text-style-name="P9" draw:layer="layout" svg:x1="12.797cm" svg:y1="12.839cm" svg:x2="12.797cm" svg:y2="13.144cm">
          <text:p/>
        </draw:line>
        <draw:polygon draw:style-name="gr58" draw:text-style-name="P8" draw:layer="layout" svg:width="0.004cm" svg:height="0.309cm" svg:x="12.795cm" svg:y="12.837cm" svg:viewBox="0 0 5 310" draw:points="0,310 5,310 5,0 0,0">
          <text:p/>
        </draw:polygon>
        <draw:line draw:style-name="gr59" draw:text-style-name="P9" draw:layer="layout" svg:x1="13.153cm" svg:y1="12.839cm" svg:x2="13.153cm" svg:y2="13.144cm">
          <text:p/>
        </draw:line>
        <draw:polygon draw:style-name="gr58" draw:text-style-name="P8" draw:layer="layout" svg:width="0.004cm" svg:height="0.309cm" svg:x="13.151cm" svg:y="12.837cm" svg:viewBox="0 0 5 310" draw:points="0,310 5,310 5,0 0,0">
          <text:p/>
        </draw:polygon>
        <draw:line draw:style-name="gr59" draw:text-style-name="P9" draw:layer="layout" svg:x1="13.508cm" svg:y1="12.839cm" svg:x2="13.508cm" svg:y2="13.144cm">
          <text:p/>
        </draw:line>
        <draw:polygon draw:style-name="gr58" draw:text-style-name="P8" draw:layer="layout" svg:width="0.005cm" svg:height="0.309cm" svg:x="13.506cm" svg:y="12.837cm" svg:viewBox="0 0 6 310" draw:points="0,310 6,310 6,0 0,0">
          <text:p/>
        </draw:polygon>
        <draw:line draw:style-name="gr59" draw:text-style-name="P9" draw:layer="layout" svg:x1="13.864cm" svg:y1="12.839cm" svg:x2="13.864cm" svg:y2="13.144cm">
          <text:p/>
        </draw:line>
        <draw:polygon draw:style-name="gr58" draw:text-style-name="P8" draw:layer="layout" svg:width="0.004cm" svg:height="0.309cm" svg:x="13.862cm" svg:y="12.837cm" svg:viewBox="0 0 5 310" draw:points="0,310 5,310 5,0 0,0">
          <text:p/>
        </draw:polygon>
        <draw:line draw:style-name="gr59" draw:text-style-name="P9" draw:layer="layout" svg:x1="14.22cm" svg:y1="12.839cm" svg:x2="14.22cm" svg:y2="13.144cm">
          <text:p/>
        </draw:line>
        <draw:polygon draw:style-name="gr58" draw:text-style-name="P8" draw:layer="layout" svg:width="0.004cm" svg:height="0.309cm" svg:x="14.218cm" svg:y="12.837cm" svg:viewBox="0 0 5 310" draw:points="0,310 5,310 5,0 0,0">
          <text:p/>
        </draw:polygon>
        <draw:line draw:style-name="gr59" draw:text-style-name="P9" draw:layer="layout" svg:x1="14.575cm" svg:y1="12.839cm" svg:x2="14.575cm" svg:y2="13.144cm">
          <text:p/>
        </draw:line>
        <draw:polygon draw:style-name="gr58" draw:text-style-name="P8" draw:layer="layout" svg:width="0.004cm" svg:height="0.309cm" svg:x="14.573cm" svg:y="12.837cm" svg:viewBox="0 0 5 310" draw:points="0,310 5,310 5,0 0,0">
          <text:p/>
        </draw:polygon>
        <draw:line draw:style-name="gr59" draw:text-style-name="P9" draw:layer="layout" svg:x1="14.931cm" svg:y1="12.839cm" svg:x2="14.931cm" svg:y2="13.144cm">
          <text:p/>
        </draw:line>
        <draw:polygon draw:style-name="gr58" draw:text-style-name="P8" draw:layer="layout" svg:width="0.004cm" svg:height="0.309cm" svg:x="14.929cm" svg:y="12.837cm" svg:viewBox="0 0 5 310" draw:points="0,310 5,310 5,0 0,0">
          <text:p/>
        </draw:polygon>
        <draw:line draw:style-name="gr59" draw:text-style-name="P9" draw:layer="layout" svg:x1="15.286cm" svg:y1="12.839cm" svg:x2="15.286cm" svg:y2="13.144cm">
          <text:p/>
        </draw:line>
        <draw:polygon draw:style-name="gr58" draw:text-style-name="P8" draw:layer="layout" svg:width="0.005cm" svg:height="0.309cm" svg:x="15.284cm" svg:y="12.837cm" svg:viewBox="0 0 6 310" draw:points="0,310 6,310 6,0 0,0">
          <text:p/>
        </draw:polygon>
        <draw:line draw:style-name="gr59" draw:text-style-name="P9" draw:layer="layout" svg:x1="15.643cm" svg:y1="12.839cm" svg:x2="15.643cm" svg:y2="13.144cm">
          <text:p/>
        </draw:line>
        <draw:polygon draw:style-name="gr58" draw:text-style-name="P8" draw:layer="layout" svg:width="0.004cm" svg:height="0.309cm" svg:x="15.641cm" svg:y="12.837cm" svg:viewBox="0 0 5 310" draw:points="0,310 5,310 5,0 0,0">
          <text:p/>
        </draw:polygon>
        <draw:line draw:style-name="gr59" draw:text-style-name="P9" draw:layer="layout" svg:x1="15.999cm" svg:y1="12.839cm" svg:x2="15.999cm" svg:y2="13.144cm">
          <text:p/>
        </draw:line>
        <draw:polygon draw:style-name="gr58" draw:text-style-name="P8" draw:layer="layout" svg:width="0.004cm" svg:height="0.309cm" svg:x="15.997cm" svg:y="12.837cm" svg:viewBox="0 0 5 310" draw:points="0,310 5,310 5,0 0,0">
          <text:p/>
        </draw:polygon>
        <draw:line draw:style-name="gr59" draw:text-style-name="P9" draw:layer="layout" svg:x1="16.354cm" svg:y1="12.839cm" svg:x2="16.354cm" svg:y2="13.144cm">
          <text:p/>
        </draw:line>
        <draw:polygon draw:style-name="gr58" draw:text-style-name="P8" draw:layer="layout" svg:width="0.004cm" svg:height="0.309cm" svg:x="16.352cm" svg:y="12.837cm" svg:viewBox="0 0 5 310" draw:points="0,310 5,310 5,0 0,0">
          <text:p/>
        </draw:polygon>
        <draw:line draw:style-name="gr59" draw:text-style-name="P9" draw:layer="layout" svg:x1="16.71cm" svg:y1="12.839cm" svg:x2="16.71cm" svg:y2="13.144cm">
          <text:p/>
        </draw:line>
        <draw:polygon draw:style-name="gr58" draw:text-style-name="P8" draw:layer="layout" svg:width="0.004cm" svg:height="0.309cm" svg:x="16.708cm" svg:y="12.837cm" svg:viewBox="0 0 5 310" draw:points="0,310 5,310 5,0 0,0">
          <text:p/>
        </draw:polygon>
        <draw:line draw:style-name="gr59" draw:text-style-name="P9" draw:layer="layout" svg:x1="17.065cm" svg:y1="12.839cm" svg:x2="17.065cm" svg:y2="13.144cm">
          <text:p/>
        </draw:line>
        <draw:polygon draw:style-name="gr58" draw:text-style-name="P8" draw:layer="layout" svg:width="0.005cm" svg:height="0.309cm" svg:x="17.063cm" svg:y="12.837cm" svg:viewBox="0 0 6 310" draw:points="0,310 6,310 6,0 0,0">
          <text:p/>
        </draw:polygon>
        <draw:line draw:style-name="gr59" draw:text-style-name="P9" draw:layer="layout" svg:x1="17.421cm" svg:y1="12.839cm" svg:x2="17.421cm" svg:y2="13.144cm">
          <text:p/>
        </draw:line>
        <draw:polygon draw:style-name="gr58" draw:text-style-name="P8" draw:layer="layout" svg:width="0.004cm" svg:height="0.309cm" svg:x="17.419cm" svg:y="12.837cm" svg:viewBox="0 0 5 310" draw:points="0,310 5,310 5,0 0,0">
          <text:p/>
        </draw:polygon>
        <draw:line draw:style-name="gr59" draw:text-style-name="P9" draw:layer="layout" svg:x1="17.777cm" svg:y1="12.839cm" svg:x2="17.777cm" svg:y2="13.144cm">
          <text:p/>
        </draw:line>
        <draw:polygon draw:style-name="gr58" draw:text-style-name="P8" draw:layer="layout" svg:width="0.004cm" svg:height="0.309cm" svg:x="17.775cm" svg:y="12.837cm" svg:viewBox="0 0 5 310" draw:points="0,310 5,310 5,0 0,0">
          <text:p/>
        </draw:polygon>
        <draw:line draw:style-name="gr59" draw:text-style-name="P9" draw:layer="layout" svg:x1="3.194cm" svg:y1="13.808cm" svg:x2="3.194cm" svg:y2="14.113cm">
          <text:p/>
        </draw:line>
        <draw:polygon draw:style-name="gr58" draw:text-style-name="P8" draw:layer="layout" svg:width="0.005cm" svg:height="0.309cm" svg:x="3.192cm" svg:y="13.806cm" svg:viewBox="0 0 6 310" draw:points="0,310 6,310 6,0 0,0">
          <text:p/>
        </draw:polygon>
        <draw:line draw:style-name="gr59" draw:text-style-name="P9" draw:layer="layout" svg:x1="3.55cm" svg:y1="13.808cm" svg:x2="3.55cm" svg:y2="14.113cm">
          <text:p/>
        </draw:line>
        <draw:polygon draw:style-name="gr58" draw:text-style-name="P8" draw:layer="layout" svg:width="0.004cm" svg:height="0.309cm" svg:x="3.548cm" svg:y="13.806cm" svg:viewBox="0 0 5 310" draw:points="0,310 5,310 5,0 0,0">
          <text:p/>
        </draw:polygon>
        <draw:line draw:style-name="gr59" draw:text-style-name="P9" draw:layer="layout" svg:x1="3.905cm" svg:y1="13.808cm" svg:x2="3.905cm" svg:y2="14.113cm">
          <text:p/>
        </draw:line>
        <draw:polygon draw:style-name="gr58" draw:text-style-name="P8" draw:layer="layout" svg:width="0.005cm" svg:height="0.309cm" svg:x="3.903cm" svg:y="13.806cm" svg:viewBox="0 0 6 310" draw:points="0,310 6,310 6,0 0,0">
          <text:p/>
        </draw:polygon>
        <draw:line draw:style-name="gr59" draw:text-style-name="P9" draw:layer="layout" svg:x1="4.261cm" svg:y1="13.808cm" svg:x2="4.261cm" svg:y2="14.113cm">
          <text:p/>
        </draw:line>
        <draw:polygon draw:style-name="gr58" draw:text-style-name="P8" draw:layer="layout" svg:width="0.004cm" svg:height="0.309cm" svg:x="4.259cm" svg:y="13.806cm" svg:viewBox="0 0 5 310" draw:points="0,310 5,310 5,0 0,0">
          <text:p/>
        </draw:polygon>
        <draw:line draw:style-name="gr59" draw:text-style-name="P9" draw:layer="layout" svg:x1="4.617cm" svg:y1="13.808cm" svg:x2="4.617cm" svg:y2="14.113cm">
          <text:p/>
        </draw:line>
        <draw:polygon draw:style-name="gr58" draw:text-style-name="P8" draw:layer="layout" svg:width="0.004cm" svg:height="0.309cm" svg:x="4.615cm" svg:y="13.806cm" svg:viewBox="0 0 5 310" draw:points="0,310 5,310 5,0 0,0">
          <text:p/>
        </draw:polygon>
        <draw:line draw:style-name="gr59" draw:text-style-name="P9" draw:layer="layout" svg:x1="4.972cm" svg:y1="13.808cm" svg:x2="4.972cm" svg:y2="14.113cm">
          <text:p/>
        </draw:line>
        <draw:polygon draw:style-name="gr58" draw:text-style-name="P8" draw:layer="layout" svg:width="0.004cm" svg:height="0.309cm" svg:x="4.97cm" svg:y="13.806cm" svg:viewBox="0 0 5 310" draw:points="0,310 5,310 5,0 0,0">
          <text:p/>
        </draw:polygon>
        <draw:line draw:style-name="gr59" draw:text-style-name="P9" draw:layer="layout" svg:x1="5.328cm" svg:y1="13.808cm" svg:x2="5.328cm" svg:y2="14.113cm">
          <text:p/>
        </draw:line>
        <draw:polygon draw:style-name="gr58" draw:text-style-name="P8" draw:layer="layout" svg:width="0.004cm" svg:height="0.309cm" svg:x="5.326cm" svg:y="13.806cm" svg:viewBox="0 0 5 310" draw:points="0,310 5,310 5,0 0,0">
          <text:p/>
        </draw:polygon>
        <draw:line draw:style-name="gr59" draw:text-style-name="P9" draw:layer="layout" svg:x1="5.683cm" svg:y1="13.808cm" svg:x2="5.683cm" svg:y2="14.113cm">
          <text:p/>
        </draw:line>
        <draw:polygon draw:style-name="gr58" draw:text-style-name="P8" draw:layer="layout" svg:width="0.006cm" svg:height="0.309cm" svg:x="5.681cm" svg:y="13.806cm" svg:viewBox="0 0 7 310" draw:points="0,310 7,310 7,0 0,0">
          <text:p/>
        </draw:polygon>
        <draw:line draw:style-name="gr59" draw:text-style-name="P9" draw:layer="layout" svg:x1="6.039cm" svg:y1="13.808cm" svg:x2="6.039cm" svg:y2="14.113cm">
          <text:p/>
        </draw:line>
        <draw:polygon draw:style-name="gr58" draw:text-style-name="P8" draw:layer="layout" svg:width="0.004cm" svg:height="0.309cm" svg:x="6.037cm" svg:y="13.806cm" svg:viewBox="0 0 5 310" draw:points="0,310 5,310 5,0 0,0">
          <text:p/>
        </draw:polygon>
        <draw:line draw:style-name="gr59" draw:text-style-name="P9" draw:layer="layout" svg:x1="6.395cm" svg:y1="13.808cm" svg:x2="6.395cm" svg:y2="14.113cm">
          <text:p/>
        </draw:line>
        <draw:polygon draw:style-name="gr58" draw:text-style-name="P8" draw:layer="layout" svg:width="0.004cm" svg:height="0.309cm" svg:x="6.393cm" svg:y="13.806cm" svg:viewBox="0 0 5 310" draw:points="0,310 5,310 5,0 0,0">
          <text:p/>
        </draw:polygon>
        <draw:line draw:style-name="gr59" draw:text-style-name="P9" draw:layer="layout" svg:x1="6.751cm" svg:y1="13.808cm" svg:x2="6.751cm" svg:y2="14.113cm">
          <text:p/>
        </draw:line>
        <draw:polygon draw:style-name="gr58" draw:text-style-name="P8" draw:layer="layout" svg:width="0.004cm" svg:height="0.309cm" svg:x="6.749cm" svg:y="13.806cm" svg:viewBox="0 0 5 310" draw:points="0,310 5,310 5,0 0,0">
          <text:p/>
        </draw:polygon>
        <draw:line draw:style-name="gr59" draw:text-style-name="P9" draw:layer="layout" svg:x1="7.107cm" svg:y1="13.808cm" svg:x2="7.107cm" svg:y2="14.113cm">
          <text:p/>
        </draw:line>
        <draw:polygon draw:style-name="gr58" draw:text-style-name="P8" draw:layer="layout" svg:width="0.004cm" svg:height="0.309cm" svg:x="7.105cm" svg:y="13.806cm" svg:viewBox="0 0 5 310" draw:points="0,310 5,310 5,0 0,0">
          <text:p/>
        </draw:polygon>
        <draw:line draw:style-name="gr59" draw:text-style-name="P9" draw:layer="layout" svg:x1="7.463cm" svg:y1="13.808cm" svg:x2="7.463cm" svg:y2="14.113cm">
          <text:p/>
        </draw:line>
        <draw:polygon draw:style-name="gr58" draw:text-style-name="P8" draw:layer="layout" svg:width="0.005cm" svg:height="0.309cm" svg:x="7.46cm" svg:y="13.806cm" svg:viewBox="0 0 6 310" draw:points="0,310 6,310 6,0 0,0">
          <text:p/>
        </draw:polygon>
        <draw:line draw:style-name="gr59" draw:text-style-name="P9" draw:layer="layout" svg:x1="7.818cm" svg:y1="13.808cm" svg:x2="7.818cm" svg:y2="14.113cm">
          <text:p/>
        </draw:line>
        <draw:polygon draw:style-name="gr58" draw:text-style-name="P8" draw:layer="layout" svg:width="0.004cm" svg:height="0.309cm" svg:x="7.816cm" svg:y="13.806cm" svg:viewBox="0 0 5 310" draw:points="0,310 5,310 5,0 0,0">
          <text:p/>
        </draw:polygon>
        <draw:line draw:style-name="gr59" draw:text-style-name="P9" draw:layer="layout" svg:x1="8.174cm" svg:y1="13.808cm" svg:x2="8.174cm" svg:y2="14.113cm">
          <text:p/>
        </draw:line>
        <draw:polygon draw:style-name="gr58" draw:text-style-name="P8" draw:layer="layout" svg:width="0.004cm" svg:height="0.309cm" svg:x="8.172cm" svg:y="13.806cm" svg:viewBox="0 0 5 310" draw:points="0,310 5,310 5,0 0,0">
          <text:p/>
        </draw:polygon>
        <draw:line draw:style-name="gr59" draw:text-style-name="P9" draw:layer="layout" svg:x1="8.529cm" svg:y1="13.808cm" svg:x2="8.529cm" svg:y2="14.113cm">
          <text:p/>
        </draw:line>
        <draw:polygon draw:style-name="gr58" draw:text-style-name="P8" draw:layer="layout" svg:width="0.004cm" svg:height="0.309cm" svg:x="8.527cm" svg:y="13.806cm" svg:viewBox="0 0 5 310" draw:points="0,310 5,310 5,0 0,0">
          <text:p/>
        </draw:polygon>
        <draw:line draw:style-name="gr59" draw:text-style-name="P9" draw:layer="layout" svg:x1="8.885cm" svg:y1="13.808cm" svg:x2="8.885cm" svg:y2="14.113cm">
          <text:p/>
        </draw:line>
        <draw:polygon draw:style-name="gr58" draw:text-style-name="P8" draw:layer="layout" svg:width="0.004cm" svg:height="0.309cm" svg:x="8.883cm" svg:y="13.806cm" svg:viewBox="0 0 5 310" draw:points="0,310 5,310 5,0 0,0">
          <text:p/>
        </draw:polygon>
        <draw:line draw:style-name="gr59" draw:text-style-name="P9" draw:layer="layout" svg:x1="9.241cm" svg:y1="13.808cm" svg:x2="9.241cm" svg:y2="14.113cm">
          <text:p/>
        </draw:line>
        <draw:polygon draw:style-name="gr58" draw:text-style-name="P8" draw:layer="layout" svg:width="0.005cm" svg:height="0.309cm" svg:x="9.238cm" svg:y="13.806cm" svg:viewBox="0 0 6 310" draw:points="0,310 6,310 6,0 0,0">
          <text:p/>
        </draw:polygon>
        <draw:line draw:style-name="gr59" draw:text-style-name="P9" draw:layer="layout" svg:x1="9.596cm" svg:y1="13.808cm" svg:x2="9.596cm" svg:y2="14.113cm">
          <text:p/>
        </draw:line>
        <draw:polygon draw:style-name="gr58" draw:text-style-name="P8" draw:layer="layout" svg:width="0.004cm" svg:height="0.309cm" svg:x="9.594cm" svg:y="13.806cm" svg:viewBox="0 0 5 310" draw:points="0,310 5,310 5,0 0,0">
          <text:p/>
        </draw:polygon>
        <draw:line draw:style-name="gr59" draw:text-style-name="P9" draw:layer="layout" svg:x1="9.952cm" svg:y1="13.808cm" svg:x2="9.952cm" svg:y2="14.113cm">
          <text:p/>
        </draw:line>
        <draw:polygon draw:style-name="gr58" draw:text-style-name="P8" draw:layer="layout" svg:width="0.004cm" svg:height="0.309cm" svg:x="9.95cm" svg:y="13.806cm" svg:viewBox="0 0 5 310" draw:points="0,310 5,310 5,0 0,0">
          <text:p/>
        </draw:polygon>
        <draw:line draw:style-name="gr59" draw:text-style-name="P9" draw:layer="layout" svg:x1="10.307cm" svg:y1="13.808cm" svg:x2="10.307cm" svg:y2="14.113cm">
          <text:p/>
        </draw:line>
        <draw:polygon draw:style-name="gr58" draw:text-style-name="P8" draw:layer="layout" svg:width="0.004cm" svg:height="0.309cm" svg:x="10.305cm" svg:y="13.806cm" svg:viewBox="0 0 5 310" draw:points="0,310 5,310 5,0 0,0">
          <text:p/>
        </draw:polygon>
        <draw:line draw:style-name="gr59" draw:text-style-name="P9" draw:layer="layout" svg:x1="10.663cm" svg:y1="13.808cm" svg:x2="10.663cm" svg:y2="14.113cm">
          <text:p/>
        </draw:line>
        <draw:polygon draw:style-name="gr58" draw:text-style-name="P8" draw:layer="layout" svg:width="0.004cm" svg:height="0.309cm" svg:x="10.661cm" svg:y="13.806cm" svg:viewBox="0 0 5 310" draw:points="0,310 5,310 5,0 0,0">
          <text:p/>
        </draw:polygon>
        <draw:line draw:style-name="gr59" draw:text-style-name="P9" draw:layer="layout" svg:x1="11.019cm" svg:y1="13.808cm" svg:x2="11.019cm" svg:y2="14.113cm">
          <text:p/>
        </draw:line>
        <draw:polygon draw:style-name="gr58" draw:text-style-name="P8" draw:layer="layout" svg:width="0.005cm" svg:height="0.309cm" svg:x="11.016cm" svg:y="13.806cm" svg:viewBox="0 0 6 310" draw:points="0,310 6,310 6,0 0,0">
          <text:p/>
        </draw:polygon>
        <draw:line draw:style-name="gr59" draw:text-style-name="P9" draw:layer="layout" svg:x1="11.375cm" svg:y1="13.808cm" svg:x2="11.375cm" svg:y2="14.113cm">
          <text:p/>
        </draw:line>
        <draw:polygon draw:style-name="gr58" draw:text-style-name="P8" draw:layer="layout" svg:width="0.004cm" svg:height="0.309cm" svg:x="11.373cm" svg:y="13.806cm" svg:viewBox="0 0 5 310" draw:points="0,310 5,310 5,0 0,0">
          <text:p/>
        </draw:polygon>
        <draw:line draw:style-name="gr59" draw:text-style-name="P9" draw:layer="layout" svg:x1="11.73cm" svg:y1="13.808cm" svg:x2="11.73cm" svg:y2="14.113cm">
          <text:p/>
        </draw:line>
        <draw:polygon draw:style-name="gr58" draw:text-style-name="P8" draw:layer="layout" svg:width="0.005cm" svg:height="0.309cm" svg:x="11.728cm" svg:y="13.806cm" svg:viewBox="0 0 6 310" draw:points="0,310 6,310 6,0 0,0">
          <text:p/>
        </draw:polygon>
        <draw:line draw:style-name="gr59" draw:text-style-name="P9" draw:layer="layout" svg:x1="12.086cm" svg:y1="13.808cm" svg:x2="12.086cm" svg:y2="14.113cm">
          <text:p/>
        </draw:line>
        <draw:polygon draw:style-name="gr58" draw:text-style-name="P8" draw:layer="layout" svg:width="0.004cm" svg:height="0.309cm" svg:x="12.084cm" svg:y="13.806cm" svg:viewBox="0 0 5 310" draw:points="0,310 5,310 5,0 0,0">
          <text:p/>
        </draw:polygon>
        <draw:line draw:style-name="gr59" draw:text-style-name="P9" draw:layer="layout" svg:x1="12.442cm" svg:y1="13.808cm" svg:x2="12.442cm" svg:y2="14.113cm">
          <text:p/>
        </draw:line>
        <draw:polygon draw:style-name="gr58" draw:text-style-name="P8" draw:layer="layout" svg:width="0.004cm" svg:height="0.309cm" svg:x="12.44cm" svg:y="13.806cm" svg:viewBox="0 0 5 310" draw:points="0,310 5,310 5,0 0,0">
          <text:p/>
        </draw:polygon>
        <draw:line draw:style-name="gr59" draw:text-style-name="P9" draw:layer="layout" svg:x1="12.797cm" svg:y1="13.808cm" svg:x2="12.797cm" svg:y2="14.113cm">
          <text:p/>
        </draw:line>
        <draw:polygon draw:style-name="gr58" draw:text-style-name="P8" draw:layer="layout" svg:width="0.004cm" svg:height="0.309cm" svg:x="12.795cm" svg:y="13.806cm" svg:viewBox="0 0 5 310" draw:points="0,310 5,310 5,0 0,0">
          <text:p/>
        </draw:polygon>
        <draw:line draw:style-name="gr59" draw:text-style-name="P9" draw:layer="layout" svg:x1="13.153cm" svg:y1="13.808cm" svg:x2="13.153cm" svg:y2="14.113cm">
          <text:p/>
        </draw:line>
        <draw:polygon draw:style-name="gr58" draw:text-style-name="P8" draw:layer="layout" svg:width="0.004cm" svg:height="0.309cm" svg:x="13.151cm" svg:y="13.806cm" svg:viewBox="0 0 5 310" draw:points="0,310 5,310 5,0 0,0">
          <text:p/>
        </draw:polygon>
        <draw:line draw:style-name="gr59" draw:text-style-name="P9" draw:layer="layout" svg:x1="13.508cm" svg:y1="13.808cm" svg:x2="13.508cm" svg:y2="14.113cm">
          <text:p/>
        </draw:line>
        <draw:polygon draw:style-name="gr58" draw:text-style-name="P8" draw:layer="layout" svg:width="0.005cm" svg:height="0.309cm" svg:x="13.506cm" svg:y="13.806cm" svg:viewBox="0 0 6 310" draw:points="0,310 6,310 6,0 0,0">
          <text:p/>
        </draw:polygon>
        <draw:line draw:style-name="gr59" draw:text-style-name="P9" draw:layer="layout" svg:x1="13.864cm" svg:y1="13.808cm" svg:x2="13.864cm" svg:y2="14.113cm">
          <text:p/>
        </draw:line>
        <draw:polygon draw:style-name="gr58" draw:text-style-name="P8" draw:layer="layout" svg:width="0.004cm" svg:height="0.309cm" svg:x="13.862cm" svg:y="13.806cm" svg:viewBox="0 0 5 310" draw:points="0,310 5,310 5,0 0,0">
          <text:p/>
        </draw:polygon>
        <draw:line draw:style-name="gr59" draw:text-style-name="P9" draw:layer="layout" svg:x1="14.22cm" svg:y1="13.808cm" svg:x2="14.22cm" svg:y2="14.113cm">
          <text:p/>
        </draw:line>
        <draw:polygon draw:style-name="gr58" draw:text-style-name="P8" draw:layer="layout" svg:width="0.004cm" svg:height="0.309cm" svg:x="14.218cm" svg:y="13.806cm" svg:viewBox="0 0 5 310" draw:points="0,310 5,310 5,0 0,0">
          <text:p/>
        </draw:polygon>
        <draw:line draw:style-name="gr59" draw:text-style-name="P9" draw:layer="layout" svg:x1="14.575cm" svg:y1="13.808cm" svg:x2="14.575cm" svg:y2="14.113cm">
          <text:p/>
        </draw:line>
        <draw:polygon draw:style-name="gr58" draw:text-style-name="P8" draw:layer="layout" svg:width="0.004cm" svg:height="0.309cm" svg:x="14.573cm" svg:y="13.806cm" svg:viewBox="0 0 5 310" draw:points="0,310 5,310 5,0 0,0">
          <text:p/>
        </draw:polygon>
        <draw:line draw:style-name="gr59" draw:text-style-name="P9" draw:layer="layout" svg:x1="14.931cm" svg:y1="13.808cm" svg:x2="14.931cm" svg:y2="14.113cm">
          <text:p/>
        </draw:line>
        <draw:polygon draw:style-name="gr58" draw:text-style-name="P8" draw:layer="layout" svg:width="0.004cm" svg:height="0.309cm" svg:x="14.929cm" svg:y="13.806cm" svg:viewBox="0 0 5 310" draw:points="0,310 5,310 5,0 0,0">
          <text:p/>
        </draw:polygon>
        <draw:line draw:style-name="gr59" draw:text-style-name="P9" draw:layer="layout" svg:x1="15.286cm" svg:y1="13.808cm" svg:x2="15.286cm" svg:y2="14.113cm">
          <text:p/>
        </draw:line>
        <draw:polygon draw:style-name="gr58" draw:text-style-name="P8" draw:layer="layout" svg:width="0.005cm" svg:height="0.309cm" svg:x="15.284cm" svg:y="13.806cm" svg:viewBox="0 0 6 310" draw:points="0,310 6,310 6,0 0,0">
          <text:p/>
        </draw:polygon>
        <draw:line draw:style-name="gr59" draw:text-style-name="P9" draw:layer="layout" svg:x1="15.643cm" svg:y1="13.808cm" svg:x2="15.643cm" svg:y2="14.113cm">
          <text:p/>
        </draw:line>
        <draw:polygon draw:style-name="gr58" draw:text-style-name="P8" draw:layer="layout" svg:width="0.004cm" svg:height="0.309cm" svg:x="15.641cm" svg:y="13.806cm" svg:viewBox="0 0 5 310" draw:points="0,310 5,310 5,0 0,0">
          <text:p/>
        </draw:polygon>
        <draw:line draw:style-name="gr59" draw:text-style-name="P9" draw:layer="layout" svg:x1="15.999cm" svg:y1="13.808cm" svg:x2="15.999cm" svg:y2="14.113cm">
          <text:p/>
        </draw:line>
        <draw:polygon draw:style-name="gr58" draw:text-style-name="P8" draw:layer="layout" svg:width="0.004cm" svg:height="0.309cm" svg:x="15.997cm" svg:y="13.806cm" svg:viewBox="0 0 5 310" draw:points="0,310 5,310 5,0 0,0">
          <text:p/>
        </draw:polygon>
        <draw:line draw:style-name="gr59" draw:text-style-name="P9" draw:layer="layout" svg:x1="16.354cm" svg:y1="13.808cm" svg:x2="16.354cm" svg:y2="14.113cm">
          <text:p/>
        </draw:line>
        <draw:polygon draw:style-name="gr58" draw:text-style-name="P8" draw:layer="layout" svg:width="0.004cm" svg:height="0.309cm" svg:x="16.352cm" svg:y="13.806cm" svg:viewBox="0 0 5 310" draw:points="0,310 5,310 5,0 0,0">
          <text:p/>
        </draw:polygon>
        <draw:line draw:style-name="gr59" draw:text-style-name="P9" draw:layer="layout" svg:x1="16.71cm" svg:y1="13.808cm" svg:x2="16.71cm" svg:y2="14.113cm">
          <text:p/>
        </draw:line>
        <draw:polygon draw:style-name="gr58" draw:text-style-name="P8" draw:layer="layout" svg:width="0.004cm" svg:height="0.309cm" svg:x="16.708cm" svg:y="13.806cm" svg:viewBox="0 0 5 310" draw:points="0,310 5,310 5,0 0,0">
          <text:p/>
        </draw:polygon>
        <draw:line draw:style-name="gr59" draw:text-style-name="P9" draw:layer="layout" svg:x1="17.065cm" svg:y1="13.808cm" svg:x2="17.065cm" svg:y2="14.113cm">
          <text:p/>
        </draw:line>
        <draw:polygon draw:style-name="gr58" draw:text-style-name="P8" draw:layer="layout" svg:width="0.005cm" svg:height="0.309cm" svg:x="17.063cm" svg:y="13.806cm" svg:viewBox="0 0 6 310" draw:points="0,310 6,310 6,0 0,0">
          <text:p/>
        </draw:polygon>
        <draw:line draw:style-name="gr59" draw:text-style-name="P9" draw:layer="layout" svg:x1="17.421cm" svg:y1="13.808cm" svg:x2="17.421cm" svg:y2="14.113cm">
          <text:p/>
        </draw:line>
        <draw:polygon draw:style-name="gr58" draw:text-style-name="P8" draw:layer="layout" svg:width="0.004cm" svg:height="0.309cm" svg:x="17.419cm" svg:y="13.806cm" svg:viewBox="0 0 5 310" draw:points="0,310 5,310 5,0 0,0">
          <text:p/>
        </draw:polygon>
        <draw:line draw:style-name="gr59" draw:text-style-name="P9" draw:layer="layout" svg:x1="17.777cm" svg:y1="13.808cm" svg:x2="17.777cm" svg:y2="14.113cm">
          <text:p/>
        </draw:line>
        <draw:polygon draw:style-name="gr58" draw:text-style-name="P8" draw:layer="layout" svg:width="0.004cm" svg:height="0.309cm" svg:x="17.775cm" svg:y="13.806cm" svg:viewBox="0 0 5 310" draw:points="0,310 5,310 5,0 0,0">
          <text:p/>
        </draw:polygon>
        <draw:line draw:style-name="gr59" draw:text-style-name="P9" draw:layer="layout" svg:x1="3.194cm" svg:y1="14.49cm" svg:x2="3.194cm" svg:y2="14.795cm">
          <text:p/>
        </draw:line>
        <draw:polygon draw:style-name="gr58" draw:text-style-name="P8" draw:layer="layout" svg:width="0.005cm" svg:height="0.309cm" svg:x="3.192cm" svg:y="14.488cm" svg:viewBox="0 0 6 310" draw:points="0,310 6,310 6,0 0,0">
          <text:p/>
        </draw:polygon>
        <draw:line draw:style-name="gr59" draw:text-style-name="P9" draw:layer="layout" svg:x1="3.55cm" svg:y1="14.49cm" svg:x2="3.55cm" svg:y2="14.795cm">
          <text:p/>
        </draw:line>
        <draw:polygon draw:style-name="gr58" draw:text-style-name="P8" draw:layer="layout" svg:width="0.004cm" svg:height="0.309cm" svg:x="3.548cm" svg:y="14.488cm" svg:viewBox="0 0 5 310" draw:points="0,310 5,310 5,0 0,0">
          <text:p/>
        </draw:polygon>
        <draw:line draw:style-name="gr59" draw:text-style-name="P9" draw:layer="layout" svg:x1="3.905cm" svg:y1="14.49cm" svg:x2="3.905cm" svg:y2="14.795cm">
          <text:p/>
        </draw:line>
        <draw:polygon draw:style-name="gr58" draw:text-style-name="P8" draw:layer="layout" svg:width="0.005cm" svg:height="0.309cm" svg:x="3.903cm" svg:y="14.488cm" svg:viewBox="0 0 6 310" draw:points="0,310 6,310 6,0 0,0">
          <text:p/>
        </draw:polygon>
        <draw:line draw:style-name="gr59" draw:text-style-name="P9" draw:layer="layout" svg:x1="4.261cm" svg:y1="14.49cm" svg:x2="4.261cm" svg:y2="14.795cm">
          <text:p/>
        </draw:line>
        <draw:polygon draw:style-name="gr58" draw:text-style-name="P8" draw:layer="layout" svg:width="0.004cm" svg:height="0.309cm" svg:x="4.259cm" svg:y="14.488cm" svg:viewBox="0 0 5 310" draw:points="0,310 5,310 5,0 0,0">
          <text:p/>
        </draw:polygon>
        <draw:line draw:style-name="gr59" draw:text-style-name="P9" draw:layer="layout" svg:x1="4.617cm" svg:y1="14.49cm" svg:x2="4.617cm" svg:y2="14.795cm">
          <text:p/>
        </draw:line>
        <draw:polygon draw:style-name="gr58" draw:text-style-name="P8" draw:layer="layout" svg:width="0.004cm" svg:height="0.309cm" svg:x="4.615cm" svg:y="14.488cm" svg:viewBox="0 0 5 310" draw:points="0,310 5,310 5,0 0,0">
          <text:p/>
        </draw:polygon>
        <draw:line draw:style-name="gr59" draw:text-style-name="P9" draw:layer="layout" svg:x1="4.972cm" svg:y1="14.49cm" svg:x2="4.972cm" svg:y2="14.795cm">
          <text:p/>
        </draw:line>
        <draw:polygon draw:style-name="gr58" draw:text-style-name="P8" draw:layer="layout" svg:width="0.004cm" svg:height="0.309cm" svg:x="4.97cm" svg:y="14.488cm" svg:viewBox="0 0 5 310" draw:points="0,310 5,310 5,0 0,0">
          <text:p/>
        </draw:polygon>
        <draw:line draw:style-name="gr59" draw:text-style-name="P9" draw:layer="layout" svg:x1="5.328cm" svg:y1="14.49cm" svg:x2="5.328cm" svg:y2="14.795cm">
          <text:p/>
        </draw:line>
        <draw:polygon draw:style-name="gr58" draw:text-style-name="P8" draw:layer="layout" svg:width="0.004cm" svg:height="0.309cm" svg:x="5.326cm" svg:y="14.488cm" svg:viewBox="0 0 5 310" draw:points="0,310 5,310 5,0 0,0">
          <text:p/>
        </draw:polygon>
        <draw:line draw:style-name="gr59" draw:text-style-name="P9" draw:layer="layout" svg:x1="5.683cm" svg:y1="14.49cm" svg:x2="5.683cm" svg:y2="14.795cm">
          <text:p/>
        </draw:line>
        <draw:polygon draw:style-name="gr58" draw:text-style-name="P8" draw:layer="layout" svg:width="0.006cm" svg:height="0.309cm" svg:x="5.681cm" svg:y="14.488cm" svg:viewBox="0 0 7 310" draw:points="0,310 7,310 7,0 0,0">
          <text:p/>
        </draw:polygon>
        <draw:line draw:style-name="gr59" draw:text-style-name="P9" draw:layer="layout" svg:x1="6.039cm" svg:y1="14.49cm" svg:x2="6.039cm" svg:y2="14.795cm">
          <text:p/>
        </draw:line>
        <draw:polygon draw:style-name="gr58" draw:text-style-name="P8" draw:layer="layout" svg:width="0.004cm" svg:height="0.309cm" svg:x="6.037cm" svg:y="14.488cm" svg:viewBox="0 0 5 310" draw:points="0,310 5,310 5,0 0,0">
          <text:p/>
        </draw:polygon>
        <draw:line draw:style-name="gr59" draw:text-style-name="P9" draw:layer="layout" svg:x1="6.395cm" svg:y1="14.49cm" svg:x2="6.395cm" svg:y2="14.795cm">
          <text:p/>
        </draw:line>
        <draw:polygon draw:style-name="gr58" draw:text-style-name="P8" draw:layer="layout" svg:width="0.004cm" svg:height="0.309cm" svg:x="6.393cm" svg:y="14.488cm" svg:viewBox="0 0 5 310" draw:points="0,310 5,310 5,0 0,0">
          <text:p/>
        </draw:polygon>
        <draw:line draw:style-name="gr59" draw:text-style-name="P9" draw:layer="layout" svg:x1="6.751cm" svg:y1="14.49cm" svg:x2="6.751cm" svg:y2="14.795cm">
          <text:p/>
        </draw:line>
        <draw:polygon draw:style-name="gr58" draw:text-style-name="P8" draw:layer="layout" svg:width="0.004cm" svg:height="0.309cm" svg:x="6.749cm" svg:y="14.488cm" svg:viewBox="0 0 5 310" draw:points="0,310 5,310 5,0 0,0">
          <text:p/>
        </draw:polygon>
        <draw:line draw:style-name="gr59" draw:text-style-name="P9" draw:layer="layout" svg:x1="7.107cm" svg:y1="14.49cm" svg:x2="7.107cm" svg:y2="14.795cm">
          <text:p/>
        </draw:line>
        <draw:polygon draw:style-name="gr58" draw:text-style-name="P8" draw:layer="layout" svg:width="0.004cm" svg:height="0.309cm" svg:x="7.105cm" svg:y="14.488cm" svg:viewBox="0 0 5 310" draw:points="0,310 5,310 5,0 0,0">
          <text:p/>
        </draw:polygon>
        <draw:line draw:style-name="gr59" draw:text-style-name="P9" draw:layer="layout" svg:x1="7.463cm" svg:y1="14.49cm" svg:x2="7.463cm" svg:y2="14.795cm">
          <text:p/>
        </draw:line>
        <draw:polygon draw:style-name="gr58" draw:text-style-name="P8" draw:layer="layout" svg:width="0.005cm" svg:height="0.309cm" svg:x="7.46cm" svg:y="14.488cm" svg:viewBox="0 0 6 310" draw:points="0,310 6,310 6,0 0,0">
          <text:p/>
        </draw:polygon>
        <draw:line draw:style-name="gr59" draw:text-style-name="P9" draw:layer="layout" svg:x1="7.818cm" svg:y1="14.49cm" svg:x2="7.818cm" svg:y2="14.795cm">
          <text:p/>
        </draw:line>
        <draw:polygon draw:style-name="gr58" draw:text-style-name="P8" draw:layer="layout" svg:width="0.004cm" svg:height="0.309cm" svg:x="7.816cm" svg:y="14.488cm" svg:viewBox="0 0 5 310" draw:points="0,310 5,310 5,0 0,0">
          <text:p/>
        </draw:polygon>
        <draw:line draw:style-name="gr59" draw:text-style-name="P9" draw:layer="layout" svg:x1="8.174cm" svg:y1="14.49cm" svg:x2="8.174cm" svg:y2="14.795cm">
          <text:p/>
        </draw:line>
        <draw:polygon draw:style-name="gr58" draw:text-style-name="P8" draw:layer="layout" svg:width="0.004cm" svg:height="0.309cm" svg:x="8.172cm" svg:y="14.488cm" svg:viewBox="0 0 5 310" draw:points="0,310 5,310 5,0 0,0">
          <text:p/>
        </draw:polygon>
        <draw:line draw:style-name="gr59" draw:text-style-name="P9" draw:layer="layout" svg:x1="8.529cm" svg:y1="14.49cm" svg:x2="8.529cm" svg:y2="14.795cm">
          <text:p/>
        </draw:line>
        <draw:polygon draw:style-name="gr58" draw:text-style-name="P8" draw:layer="layout" svg:width="0.004cm" svg:height="0.309cm" svg:x="8.527cm" svg:y="14.488cm" svg:viewBox="0 0 5 310" draw:points="0,310 5,310 5,0 0,0">
          <text:p/>
        </draw:polygon>
        <draw:line draw:style-name="gr59" draw:text-style-name="P9" draw:layer="layout" svg:x1="8.885cm" svg:y1="14.49cm" svg:x2="8.885cm" svg:y2="14.795cm">
          <text:p/>
        </draw:line>
        <draw:polygon draw:style-name="gr58" draw:text-style-name="P8" draw:layer="layout" svg:width="0.004cm" svg:height="0.309cm" svg:x="8.883cm" svg:y="14.488cm" svg:viewBox="0 0 5 310" draw:points="0,310 5,310 5,0 0,0">
          <text:p/>
        </draw:polygon>
        <draw:line draw:style-name="gr59" draw:text-style-name="P9" draw:layer="layout" svg:x1="9.241cm" svg:y1="14.49cm" svg:x2="9.241cm" svg:y2="14.795cm">
          <text:p/>
        </draw:line>
        <draw:polygon draw:style-name="gr58" draw:text-style-name="P8" draw:layer="layout" svg:width="0.005cm" svg:height="0.309cm" svg:x="9.238cm" svg:y="14.488cm" svg:viewBox="0 0 6 310" draw:points="0,310 6,310 6,0 0,0">
          <text:p/>
        </draw:polygon>
        <draw:line draw:style-name="gr59" draw:text-style-name="P9" draw:layer="layout" svg:x1="9.596cm" svg:y1="14.49cm" svg:x2="9.596cm" svg:y2="14.795cm">
          <text:p/>
        </draw:line>
        <draw:polygon draw:style-name="gr58" draw:text-style-name="P8" draw:layer="layout" svg:width="0.004cm" svg:height="0.309cm" svg:x="9.594cm" svg:y="14.488cm" svg:viewBox="0 0 5 310" draw:points="0,310 5,310 5,0 0,0">
          <text:p/>
        </draw:polygon>
        <draw:line draw:style-name="gr59" draw:text-style-name="P9" draw:layer="layout" svg:x1="9.952cm" svg:y1="14.49cm" svg:x2="9.952cm" svg:y2="14.795cm">
          <text:p/>
        </draw:line>
        <draw:polygon draw:style-name="gr58" draw:text-style-name="P8" draw:layer="layout" svg:width="0.004cm" svg:height="0.309cm" svg:x="9.95cm" svg:y="14.488cm" svg:viewBox="0 0 5 310" draw:points="0,310 5,310 5,0 0,0">
          <text:p/>
        </draw:polygon>
        <draw:line draw:style-name="gr59" draw:text-style-name="P9" draw:layer="layout" svg:x1="10.307cm" svg:y1="14.49cm" svg:x2="10.307cm" svg:y2="14.795cm">
          <text:p/>
        </draw:line>
        <draw:polygon draw:style-name="gr58" draw:text-style-name="P8" draw:layer="layout" svg:width="0.004cm" svg:height="0.309cm" svg:x="10.305cm" svg:y="14.488cm" svg:viewBox="0 0 5 310" draw:points="0,310 5,310 5,0 0,0">
          <text:p/>
        </draw:polygon>
        <draw:line draw:style-name="gr59" draw:text-style-name="P9" draw:layer="layout" svg:x1="10.663cm" svg:y1="14.49cm" svg:x2="10.663cm" svg:y2="14.795cm">
          <text:p/>
        </draw:line>
        <draw:polygon draw:style-name="gr58" draw:text-style-name="P8" draw:layer="layout" svg:width="0.004cm" svg:height="0.309cm" svg:x="10.661cm" svg:y="14.488cm" svg:viewBox="0 0 5 310" draw:points="0,310 5,310 5,0 0,0">
          <text:p/>
        </draw:polygon>
        <draw:line draw:style-name="gr59" draw:text-style-name="P9" draw:layer="layout" svg:x1="11.019cm" svg:y1="14.49cm" svg:x2="11.019cm" svg:y2="14.795cm">
          <text:p/>
        </draw:line>
        <draw:polygon draw:style-name="gr58" draw:text-style-name="P8" draw:layer="layout" svg:width="0.005cm" svg:height="0.309cm" svg:x="11.016cm" svg:y="14.488cm" svg:viewBox="0 0 6 310" draw:points="0,310 6,310 6,0 0,0">
          <text:p/>
        </draw:polygon>
        <draw:line draw:style-name="gr59" draw:text-style-name="P9" draw:layer="layout" svg:x1="11.375cm" svg:y1="14.49cm" svg:x2="11.375cm" svg:y2="14.795cm">
          <text:p/>
        </draw:line>
        <draw:polygon draw:style-name="gr58" draw:text-style-name="P8" draw:layer="layout" svg:width="0.004cm" svg:height="0.309cm" svg:x="11.373cm" svg:y="14.488cm" svg:viewBox="0 0 5 310" draw:points="0,310 5,310 5,0 0,0">
          <text:p/>
        </draw:polygon>
        <draw:line draw:style-name="gr59" draw:text-style-name="P9" draw:layer="layout" svg:x1="11.73cm" svg:y1="14.49cm" svg:x2="11.73cm" svg:y2="14.795cm">
          <text:p/>
        </draw:line>
        <draw:polygon draw:style-name="gr58" draw:text-style-name="P8" draw:layer="layout" svg:width="0.005cm" svg:height="0.309cm" svg:x="11.728cm" svg:y="14.488cm" svg:viewBox="0 0 6 310" draw:points="0,310 6,310 6,0 0,0">
          <text:p/>
        </draw:polygon>
        <draw:line draw:style-name="gr59" draw:text-style-name="P9" draw:layer="layout" svg:x1="12.086cm" svg:y1="14.49cm" svg:x2="12.086cm" svg:y2="14.795cm">
          <text:p/>
        </draw:line>
        <draw:polygon draw:style-name="gr58" draw:text-style-name="P8" draw:layer="layout" svg:width="0.004cm" svg:height="0.309cm" svg:x="12.084cm" svg:y="14.488cm" svg:viewBox="0 0 5 310" draw:points="0,310 5,310 5,0 0,0">
          <text:p/>
        </draw:polygon>
        <draw:line draw:style-name="gr59" draw:text-style-name="P9" draw:layer="layout" svg:x1="12.442cm" svg:y1="14.49cm" svg:x2="12.442cm" svg:y2="14.795cm">
          <text:p/>
        </draw:line>
        <draw:polygon draw:style-name="gr58" draw:text-style-name="P8" draw:layer="layout" svg:width="0.004cm" svg:height="0.309cm" svg:x="12.44cm" svg:y="14.488cm" svg:viewBox="0 0 5 310" draw:points="0,310 5,310 5,0 0,0">
          <text:p/>
        </draw:polygon>
        <draw:line draw:style-name="gr59" draw:text-style-name="P9" draw:layer="layout" svg:x1="12.797cm" svg:y1="14.49cm" svg:x2="12.797cm" svg:y2="14.795cm">
          <text:p/>
        </draw:line>
        <draw:polygon draw:style-name="gr58" draw:text-style-name="P8" draw:layer="layout" svg:width="0.004cm" svg:height="0.309cm" svg:x="12.795cm" svg:y="14.488cm" svg:viewBox="0 0 5 310" draw:points="0,310 5,310 5,0 0,0">
          <text:p/>
        </draw:polygon>
        <draw:line draw:style-name="gr59" draw:text-style-name="P9" draw:layer="layout" svg:x1="13.153cm" svg:y1="14.49cm" svg:x2="13.153cm" svg:y2="14.795cm">
          <text:p/>
        </draw:line>
        <draw:polygon draw:style-name="gr58" draw:text-style-name="P8" draw:layer="layout" svg:width="0.004cm" svg:height="0.309cm" svg:x="13.151cm" svg:y="14.488cm" svg:viewBox="0 0 5 310" draw:points="0,310 5,310 5,0 0,0">
          <text:p/>
        </draw:polygon>
        <draw:line draw:style-name="gr59" draw:text-style-name="P9" draw:layer="layout" svg:x1="13.508cm" svg:y1="14.49cm" svg:x2="13.508cm" svg:y2="14.795cm">
          <text:p/>
        </draw:line>
        <draw:polygon draw:style-name="gr58" draw:text-style-name="P8" draw:layer="layout" svg:width="0.005cm" svg:height="0.309cm" svg:x="13.506cm" svg:y="14.488cm" svg:viewBox="0 0 6 310" draw:points="0,310 6,310 6,0 0,0">
          <text:p/>
        </draw:polygon>
        <draw:line draw:style-name="gr59" draw:text-style-name="P9" draw:layer="layout" svg:x1="13.864cm" svg:y1="14.49cm" svg:x2="13.864cm" svg:y2="14.795cm">
          <text:p/>
        </draw:line>
        <draw:polygon draw:style-name="gr58" draw:text-style-name="P8" draw:layer="layout" svg:width="0.004cm" svg:height="0.309cm" svg:x="13.862cm" svg:y="14.488cm" svg:viewBox="0 0 5 310" draw:points="0,310 5,310 5,0 0,0">
          <text:p/>
        </draw:polygon>
        <draw:line draw:style-name="gr59" draw:text-style-name="P9" draw:layer="layout" svg:x1="14.22cm" svg:y1="14.49cm" svg:x2="14.22cm" svg:y2="14.795cm">
          <text:p/>
        </draw:line>
        <draw:polygon draw:style-name="gr58" draw:text-style-name="P8" draw:layer="layout" svg:width="0.004cm" svg:height="0.309cm" svg:x="14.218cm" svg:y="14.488cm" svg:viewBox="0 0 5 310" draw:points="0,310 5,310 5,0 0,0">
          <text:p/>
        </draw:polygon>
        <draw:line draw:style-name="gr59" draw:text-style-name="P9" draw:layer="layout" svg:x1="14.575cm" svg:y1="14.49cm" svg:x2="14.575cm" svg:y2="14.795cm">
          <text:p/>
        </draw:line>
        <draw:polygon draw:style-name="gr58" draw:text-style-name="P8" draw:layer="layout" svg:width="0.004cm" svg:height="0.309cm" svg:x="14.573cm" svg:y="14.488cm" svg:viewBox="0 0 5 310" draw:points="0,310 5,310 5,0 0,0">
          <text:p/>
        </draw:polygon>
        <draw:line draw:style-name="gr59" draw:text-style-name="P9" draw:layer="layout" svg:x1="14.931cm" svg:y1="14.49cm" svg:x2="14.931cm" svg:y2="14.795cm">
          <text:p/>
        </draw:line>
        <draw:polygon draw:style-name="gr58" draw:text-style-name="P8" draw:layer="layout" svg:width="0.004cm" svg:height="0.309cm" svg:x="14.929cm" svg:y="14.488cm" svg:viewBox="0 0 5 310" draw:points="0,310 5,310 5,0 0,0">
          <text:p/>
        </draw:polygon>
        <draw:line draw:style-name="gr59" draw:text-style-name="P9" draw:layer="layout" svg:x1="15.286cm" svg:y1="14.49cm" svg:x2="15.286cm" svg:y2="14.795cm">
          <text:p/>
        </draw:line>
        <draw:polygon draw:style-name="gr58" draw:text-style-name="P8" draw:layer="layout" svg:width="0.005cm" svg:height="0.309cm" svg:x="15.284cm" svg:y="14.488cm" svg:viewBox="0 0 6 310" draw:points="0,310 6,310 6,0 0,0">
          <text:p/>
        </draw:polygon>
        <draw:line draw:style-name="gr59" draw:text-style-name="P9" draw:layer="layout" svg:x1="15.643cm" svg:y1="14.49cm" svg:x2="15.643cm" svg:y2="14.795cm">
          <text:p/>
        </draw:line>
        <draw:polygon draw:style-name="gr58" draw:text-style-name="P8" draw:layer="layout" svg:width="0.004cm" svg:height="0.309cm" svg:x="15.641cm" svg:y="14.488cm" svg:viewBox="0 0 5 310" draw:points="0,310 5,310 5,0 0,0">
          <text:p/>
        </draw:polygon>
        <draw:line draw:style-name="gr59" draw:text-style-name="P9" draw:layer="layout" svg:x1="15.999cm" svg:y1="14.49cm" svg:x2="15.999cm" svg:y2="14.795cm">
          <text:p/>
        </draw:line>
        <draw:polygon draw:style-name="gr58" draw:text-style-name="P8" draw:layer="layout" svg:width="0.004cm" svg:height="0.309cm" svg:x="15.997cm" svg:y="14.488cm" svg:viewBox="0 0 5 310" draw:points="0,310 5,310 5,0 0,0">
          <text:p/>
        </draw:polygon>
        <draw:line draw:style-name="gr59" draw:text-style-name="P9" draw:layer="layout" svg:x1="16.354cm" svg:y1="14.49cm" svg:x2="16.354cm" svg:y2="14.795cm">
          <text:p/>
        </draw:line>
        <draw:polygon draw:style-name="gr58" draw:text-style-name="P8" draw:layer="layout" svg:width="0.004cm" svg:height="0.309cm" svg:x="16.352cm" svg:y="14.488cm" svg:viewBox="0 0 5 310" draw:points="0,310 5,310 5,0 0,0">
          <text:p/>
        </draw:polygon>
        <draw:line draw:style-name="gr59" draw:text-style-name="P9" draw:layer="layout" svg:x1="16.71cm" svg:y1="14.49cm" svg:x2="16.71cm" svg:y2="14.795cm">
          <text:p/>
        </draw:line>
        <draw:polygon draw:style-name="gr58" draw:text-style-name="P8" draw:layer="layout" svg:width="0.004cm" svg:height="0.309cm" svg:x="16.708cm" svg:y="14.488cm" svg:viewBox="0 0 5 310" draw:points="0,310 5,310 5,0 0,0">
          <text:p/>
        </draw:polygon>
        <draw:line draw:style-name="gr59" draw:text-style-name="P9" draw:layer="layout" svg:x1="17.065cm" svg:y1="14.49cm" svg:x2="17.065cm" svg:y2="14.795cm">
          <text:p/>
        </draw:line>
        <draw:polygon draw:style-name="gr58" draw:text-style-name="P8" draw:layer="layout" svg:width="0.005cm" svg:height="0.309cm" svg:x="17.063cm" svg:y="14.488cm" svg:viewBox="0 0 6 310" draw:points="0,310 6,310 6,0 0,0">
          <text:p/>
        </draw:polygon>
        <draw:line draw:style-name="gr59" draw:text-style-name="P9" draw:layer="layout" svg:x1="17.421cm" svg:y1="14.49cm" svg:x2="17.421cm" svg:y2="14.795cm">
          <text:p/>
        </draw:line>
        <draw:polygon draw:style-name="gr58" draw:text-style-name="P8" draw:layer="layout" svg:width="0.004cm" svg:height="0.309cm" svg:x="17.419cm" svg:y="14.488cm" svg:viewBox="0 0 5 310" draw:points="0,310 5,310 5,0 0,0">
          <text:p/>
        </draw:polygon>
        <draw:line draw:style-name="gr59" draw:text-style-name="P9" draw:layer="layout" svg:x1="17.777cm" svg:y1="14.49cm" svg:x2="17.777cm" svg:y2="14.795cm">
          <text:p/>
        </draw:line>
        <draw:polygon draw:style-name="gr58" draw:text-style-name="P8" draw:layer="layout" svg:width="0.004cm" svg:height="0.309cm" svg:x="17.775cm" svg:y="14.488cm" svg:viewBox="0 0 5 310" draw:points="0,310 5,310 5,0 0,0">
          <text:p/>
        </draw:polygon>
        <draw:line draw:style-name="gr59" draw:text-style-name="P9" draw:layer="layout" svg:x1="3.194cm" svg:y1="15.1cm" svg:x2="3.194cm" svg:y2="15.405cm">
          <text:p/>
        </draw:line>
        <draw:polygon draw:style-name="gr58" draw:text-style-name="P8" draw:layer="layout" svg:width="0.005cm" svg:height="0.309cm" svg:x="3.192cm" svg:y="15.098cm" svg:viewBox="0 0 6 310" draw:points="0,310 6,310 6,0 0,0">
          <text:p/>
        </draw:polygon>
        <draw:line draw:style-name="gr59" draw:text-style-name="P9" draw:layer="layout" svg:x1="3.55cm" svg:y1="15.1cm" svg:x2="3.55cm" svg:y2="15.405cm">
          <text:p/>
        </draw:line>
        <draw:polygon draw:style-name="gr58" draw:text-style-name="P8" draw:layer="layout" svg:width="0.004cm" svg:height="0.309cm" svg:x="3.548cm" svg:y="15.098cm" svg:viewBox="0 0 5 310" draw:points="0,310 5,310 5,0 0,0">
          <text:p/>
        </draw:polygon>
        <draw:line draw:style-name="gr59" draw:text-style-name="P9" draw:layer="layout" svg:x1="3.905cm" svg:y1="15.1cm" svg:x2="3.905cm" svg:y2="15.405cm">
          <text:p/>
        </draw:line>
        <draw:polygon draw:style-name="gr58" draw:text-style-name="P8" draw:layer="layout" svg:width="0.005cm" svg:height="0.309cm" svg:x="3.903cm" svg:y="15.098cm" svg:viewBox="0 0 6 310" draw:points="0,310 6,310 6,0 0,0">
          <text:p/>
        </draw:polygon>
        <draw:line draw:style-name="gr59" draw:text-style-name="P9" draw:layer="layout" svg:x1="4.261cm" svg:y1="15.1cm" svg:x2="4.261cm" svg:y2="15.405cm">
          <text:p/>
        </draw:line>
        <draw:polygon draw:style-name="gr58" draw:text-style-name="P8" draw:layer="layout" svg:width="0.004cm" svg:height="0.309cm" svg:x="4.259cm" svg:y="15.098cm" svg:viewBox="0 0 5 310" draw:points="0,310 5,310 5,0 0,0">
          <text:p/>
        </draw:polygon>
        <draw:line draw:style-name="gr59" draw:text-style-name="P9" draw:layer="layout" svg:x1="4.617cm" svg:y1="15.1cm" svg:x2="4.617cm" svg:y2="15.405cm">
          <text:p/>
        </draw:line>
        <draw:polygon draw:style-name="gr58" draw:text-style-name="P8" draw:layer="layout" svg:width="0.004cm" svg:height="0.309cm" svg:x="4.615cm" svg:y="15.098cm" svg:viewBox="0 0 5 310" draw:points="0,310 5,310 5,0 0,0">
          <text:p/>
        </draw:polygon>
        <draw:line draw:style-name="gr59" draw:text-style-name="P9" draw:layer="layout" svg:x1="4.972cm" svg:y1="15.1cm" svg:x2="4.972cm" svg:y2="15.405cm">
          <text:p/>
        </draw:line>
        <draw:polygon draw:style-name="gr58" draw:text-style-name="P8" draw:layer="layout" svg:width="0.004cm" svg:height="0.309cm" svg:x="4.97cm" svg:y="15.098cm" svg:viewBox="0 0 5 310" draw:points="0,310 5,310 5,0 0,0">
          <text:p/>
        </draw:polygon>
        <draw:line draw:style-name="gr59" draw:text-style-name="P9" draw:layer="layout" svg:x1="5.328cm" svg:y1="15.1cm" svg:x2="5.328cm" svg:y2="15.405cm">
          <text:p/>
        </draw:line>
        <draw:polygon draw:style-name="gr58" draw:text-style-name="P8" draw:layer="layout" svg:width="0.004cm" svg:height="0.309cm" svg:x="5.326cm" svg:y="15.098cm" svg:viewBox="0 0 5 310" draw:points="0,310 5,310 5,0 0,0">
          <text:p/>
        </draw:polygon>
        <draw:line draw:style-name="gr59" draw:text-style-name="P9" draw:layer="layout" svg:x1="5.683cm" svg:y1="15.1cm" svg:x2="5.683cm" svg:y2="15.405cm">
          <text:p/>
        </draw:line>
        <draw:polygon draw:style-name="gr58" draw:text-style-name="P8" draw:layer="layout" svg:width="0.006cm" svg:height="0.309cm" svg:x="5.681cm" svg:y="15.098cm" svg:viewBox="0 0 7 310" draw:points="0,310 7,310 7,0 0,0">
          <text:p/>
        </draw:polygon>
        <draw:line draw:style-name="gr59" draw:text-style-name="P9" draw:layer="layout" svg:x1="6.039cm" svg:y1="15.1cm" svg:x2="6.039cm" svg:y2="15.405cm">
          <text:p/>
        </draw:line>
        <draw:polygon draw:style-name="gr58" draw:text-style-name="P8" draw:layer="layout" svg:width="0.004cm" svg:height="0.309cm" svg:x="6.037cm" svg:y="15.098cm" svg:viewBox="0 0 5 310" draw:points="0,310 5,310 5,0 0,0">
          <text:p/>
        </draw:polygon>
        <draw:line draw:style-name="gr59" draw:text-style-name="P9" draw:layer="layout" svg:x1="6.395cm" svg:y1="15.1cm" svg:x2="6.395cm" svg:y2="15.405cm">
          <text:p/>
        </draw:line>
        <draw:polygon draw:style-name="gr58" draw:text-style-name="P8" draw:layer="layout" svg:width="0.004cm" svg:height="0.309cm" svg:x="6.393cm" svg:y="15.098cm" svg:viewBox="0 0 5 310" draw:points="0,310 5,310 5,0 0,0">
          <text:p/>
        </draw:polygon>
        <draw:line draw:style-name="gr59" draw:text-style-name="P9" draw:layer="layout" svg:x1="6.751cm" svg:y1="15.1cm" svg:x2="6.751cm" svg:y2="15.405cm">
          <text:p/>
        </draw:line>
        <draw:polygon draw:style-name="gr58" draw:text-style-name="P8" draw:layer="layout" svg:width="0.004cm" svg:height="0.309cm" svg:x="6.749cm" svg:y="15.098cm" svg:viewBox="0 0 5 310" draw:points="0,310 5,310 5,0 0,0">
          <text:p/>
        </draw:polygon>
        <draw:line draw:style-name="gr59" draw:text-style-name="P9" draw:layer="layout" svg:x1="7.107cm" svg:y1="15.1cm" svg:x2="7.107cm" svg:y2="15.405cm">
          <text:p/>
        </draw:line>
        <draw:polygon draw:style-name="gr58" draw:text-style-name="P8" draw:layer="layout" svg:width="0.004cm" svg:height="0.309cm" svg:x="7.105cm" svg:y="15.098cm" svg:viewBox="0 0 5 310" draw:points="0,310 5,310 5,0 0,0">
          <text:p/>
        </draw:polygon>
        <draw:line draw:style-name="gr59" draw:text-style-name="P9" draw:layer="layout" svg:x1="7.463cm" svg:y1="15.1cm" svg:x2="7.463cm" svg:y2="15.405cm">
          <text:p/>
        </draw:line>
        <draw:polygon draw:style-name="gr58" draw:text-style-name="P8" draw:layer="layout" svg:width="0.005cm" svg:height="0.309cm" svg:x="7.46cm" svg:y="15.098cm" svg:viewBox="0 0 6 310" draw:points="0,310 6,310 6,0 0,0">
          <text:p/>
        </draw:polygon>
        <draw:line draw:style-name="gr59" draw:text-style-name="P9" draw:layer="layout" svg:x1="7.818cm" svg:y1="15.1cm" svg:x2="7.818cm" svg:y2="15.405cm">
          <text:p/>
        </draw:line>
        <draw:polygon draw:style-name="gr58" draw:text-style-name="P8" draw:layer="layout" svg:width="0.004cm" svg:height="0.309cm" svg:x="7.816cm" svg:y="15.098cm" svg:viewBox="0 0 5 310" draw:points="0,310 5,310 5,0 0,0">
          <text:p/>
        </draw:polygon>
        <draw:line draw:style-name="gr59" draw:text-style-name="P9" draw:layer="layout" svg:x1="8.174cm" svg:y1="15.1cm" svg:x2="8.174cm" svg:y2="15.405cm">
          <text:p/>
        </draw:line>
        <draw:polygon draw:style-name="gr58" draw:text-style-name="P8" draw:layer="layout" svg:width="0.004cm" svg:height="0.309cm" svg:x="8.172cm" svg:y="15.098cm" svg:viewBox="0 0 5 310" draw:points="0,310 5,310 5,0 0,0">
          <text:p/>
        </draw:polygon>
        <draw:line draw:style-name="gr59" draw:text-style-name="P9" draw:layer="layout" svg:x1="8.529cm" svg:y1="15.1cm" svg:x2="8.529cm" svg:y2="15.405cm">
          <text:p/>
        </draw:line>
        <draw:polygon draw:style-name="gr58" draw:text-style-name="P8" draw:layer="layout" svg:width="0.004cm" svg:height="0.309cm" svg:x="8.527cm" svg:y="15.098cm" svg:viewBox="0 0 5 310" draw:points="0,310 5,310 5,0 0,0">
          <text:p/>
        </draw:polygon>
        <draw:line draw:style-name="gr59" draw:text-style-name="P9" draw:layer="layout" svg:x1="8.885cm" svg:y1="15.1cm" svg:x2="8.885cm" svg:y2="15.405cm">
          <text:p/>
        </draw:line>
        <draw:polygon draw:style-name="gr58" draw:text-style-name="P8" draw:layer="layout" svg:width="0.004cm" svg:height="0.309cm" svg:x="8.883cm" svg:y="15.098cm" svg:viewBox="0 0 5 310" draw:points="0,310 5,310 5,0 0,0">
          <text:p/>
        </draw:polygon>
        <draw:line draw:style-name="gr59" draw:text-style-name="P9" draw:layer="layout" svg:x1="9.241cm" svg:y1="15.1cm" svg:x2="9.241cm" svg:y2="15.405cm">
          <text:p/>
        </draw:line>
        <draw:polygon draw:style-name="gr58" draw:text-style-name="P8" draw:layer="layout" svg:width="0.005cm" svg:height="0.309cm" svg:x="9.238cm" svg:y="15.098cm" svg:viewBox="0 0 6 310" draw:points="0,310 6,310 6,0 0,0">
          <text:p/>
        </draw:polygon>
        <draw:line draw:style-name="gr59" draw:text-style-name="P9" draw:layer="layout" svg:x1="9.596cm" svg:y1="15.1cm" svg:x2="9.596cm" svg:y2="15.405cm">
          <text:p/>
        </draw:line>
        <draw:polygon draw:style-name="gr58" draw:text-style-name="P8" draw:layer="layout" svg:width="0.004cm" svg:height="0.309cm" svg:x="9.594cm" svg:y="15.098cm" svg:viewBox="0 0 5 310" draw:points="0,310 5,310 5,0 0,0">
          <text:p/>
        </draw:polygon>
        <draw:line draw:style-name="gr59" draw:text-style-name="P9" draw:layer="layout" svg:x1="9.952cm" svg:y1="15.1cm" svg:x2="9.952cm" svg:y2="15.405cm">
          <text:p/>
        </draw:line>
        <draw:polygon draw:style-name="gr58" draw:text-style-name="P8" draw:layer="layout" svg:width="0.004cm" svg:height="0.309cm" svg:x="9.95cm" svg:y="15.098cm" svg:viewBox="0 0 5 310" draw:points="0,310 5,310 5,0 0,0">
          <text:p/>
        </draw:polygon>
        <draw:line draw:style-name="gr59" draw:text-style-name="P9" draw:layer="layout" svg:x1="10.307cm" svg:y1="15.1cm" svg:x2="10.307cm" svg:y2="15.405cm">
          <text:p/>
        </draw:line>
        <draw:polygon draw:style-name="gr58" draw:text-style-name="P8" draw:layer="layout" svg:width="0.004cm" svg:height="0.309cm" svg:x="10.305cm" svg:y="15.098cm" svg:viewBox="0 0 5 310" draw:points="0,310 5,310 5,0 0,0">
          <text:p/>
        </draw:polygon>
        <draw:line draw:style-name="gr59" draw:text-style-name="P9" draw:layer="layout" svg:x1="10.663cm" svg:y1="15.1cm" svg:x2="10.663cm" svg:y2="15.405cm">
          <text:p/>
        </draw:line>
        <draw:polygon draw:style-name="gr58" draw:text-style-name="P8" draw:layer="layout" svg:width="0.004cm" svg:height="0.309cm" svg:x="10.661cm" svg:y="15.098cm" svg:viewBox="0 0 5 310" draw:points="0,310 5,310 5,0 0,0">
          <text:p/>
        </draw:polygon>
        <draw:line draw:style-name="gr59" draw:text-style-name="P9" draw:layer="layout" svg:x1="11.019cm" svg:y1="15.1cm" svg:x2="11.019cm" svg:y2="15.405cm">
          <text:p/>
        </draw:line>
        <draw:polygon draw:style-name="gr58" draw:text-style-name="P8" draw:layer="layout" svg:width="0.005cm" svg:height="0.309cm" svg:x="11.016cm" svg:y="15.098cm" svg:viewBox="0 0 6 310" draw:points="0,310 6,310 6,0 0,0">
          <text:p/>
        </draw:polygon>
        <draw:line draw:style-name="gr59" draw:text-style-name="P9" draw:layer="layout" svg:x1="11.375cm" svg:y1="15.1cm" svg:x2="11.375cm" svg:y2="15.405cm">
          <text:p/>
        </draw:line>
        <draw:polygon draw:style-name="gr58" draw:text-style-name="P8" draw:layer="layout" svg:width="0.004cm" svg:height="0.309cm" svg:x="11.373cm" svg:y="15.098cm" svg:viewBox="0 0 5 310" draw:points="0,310 5,310 5,0 0,0">
          <text:p/>
        </draw:polygon>
        <draw:line draw:style-name="gr59" draw:text-style-name="P9" draw:layer="layout" svg:x1="11.73cm" svg:y1="15.1cm" svg:x2="11.73cm" svg:y2="15.405cm">
          <text:p/>
        </draw:line>
        <draw:polygon draw:style-name="gr58" draw:text-style-name="P8" draw:layer="layout" svg:width="0.005cm" svg:height="0.309cm" svg:x="11.728cm" svg:y="15.098cm" svg:viewBox="0 0 6 310" draw:points="0,310 6,310 6,0 0,0">
          <text:p/>
        </draw:polygon>
        <draw:line draw:style-name="gr59" draw:text-style-name="P9" draw:layer="layout" svg:x1="12.086cm" svg:y1="15.1cm" svg:x2="12.086cm" svg:y2="15.405cm">
          <text:p/>
        </draw:line>
        <draw:polygon draw:style-name="gr58" draw:text-style-name="P8" draw:layer="layout" svg:width="0.004cm" svg:height="0.309cm" svg:x="12.084cm" svg:y="15.098cm" svg:viewBox="0 0 5 310" draw:points="0,310 5,310 5,0 0,0">
          <text:p/>
        </draw:polygon>
        <draw:line draw:style-name="gr59" draw:text-style-name="P9" draw:layer="layout" svg:x1="12.442cm" svg:y1="15.1cm" svg:x2="12.442cm" svg:y2="15.405cm">
          <text:p/>
        </draw:line>
        <draw:polygon draw:style-name="gr58" draw:text-style-name="P8" draw:layer="layout" svg:width="0.004cm" svg:height="0.309cm" svg:x="12.44cm" svg:y="15.098cm" svg:viewBox="0 0 5 310" draw:points="0,310 5,310 5,0 0,0">
          <text:p/>
        </draw:polygon>
        <draw:line draw:style-name="gr59" draw:text-style-name="P9" draw:layer="layout" svg:x1="12.797cm" svg:y1="15.1cm" svg:x2="12.797cm" svg:y2="15.405cm">
          <text:p/>
        </draw:line>
        <draw:polygon draw:style-name="gr58" draw:text-style-name="P8" draw:layer="layout" svg:width="0.004cm" svg:height="0.309cm" svg:x="12.795cm" svg:y="15.098cm" svg:viewBox="0 0 5 310" draw:points="0,310 5,310 5,0 0,0">
          <text:p/>
        </draw:polygon>
        <draw:line draw:style-name="gr59" draw:text-style-name="P9" draw:layer="layout" svg:x1="13.153cm" svg:y1="15.1cm" svg:x2="13.153cm" svg:y2="15.405cm">
          <text:p/>
        </draw:line>
        <draw:polygon draw:style-name="gr58" draw:text-style-name="P8" draw:layer="layout" svg:width="0.004cm" svg:height="0.309cm" svg:x="13.151cm" svg:y="15.098cm" svg:viewBox="0 0 5 310" draw:points="0,310 5,310 5,0 0,0">
          <text:p/>
        </draw:polygon>
        <draw:line draw:style-name="gr59" draw:text-style-name="P9" draw:layer="layout" svg:x1="13.508cm" svg:y1="15.1cm" svg:x2="13.508cm" svg:y2="15.405cm">
          <text:p/>
        </draw:line>
        <draw:polygon draw:style-name="gr58" draw:text-style-name="P8" draw:layer="layout" svg:width="0.005cm" svg:height="0.309cm" svg:x="13.506cm" svg:y="15.098cm" svg:viewBox="0 0 6 310" draw:points="0,310 6,310 6,0 0,0">
          <text:p/>
        </draw:polygon>
        <draw:line draw:style-name="gr59" draw:text-style-name="P9" draw:layer="layout" svg:x1="13.864cm" svg:y1="15.1cm" svg:x2="13.864cm" svg:y2="15.405cm">
          <text:p/>
        </draw:line>
        <draw:polygon draw:style-name="gr58" draw:text-style-name="P8" draw:layer="layout" svg:width="0.004cm" svg:height="0.309cm" svg:x="13.862cm" svg:y="15.098cm" svg:viewBox="0 0 5 310" draw:points="0,310 5,310 5,0 0,0">
          <text:p/>
        </draw:polygon>
        <draw:line draw:style-name="gr59" draw:text-style-name="P9" draw:layer="layout" svg:x1="14.22cm" svg:y1="15.1cm" svg:x2="14.22cm" svg:y2="15.405cm">
          <text:p/>
        </draw:line>
        <draw:polygon draw:style-name="gr58" draw:text-style-name="P8" draw:layer="layout" svg:width="0.004cm" svg:height="0.309cm" svg:x="14.218cm" svg:y="15.098cm" svg:viewBox="0 0 5 310" draw:points="0,310 5,310 5,0 0,0">
          <text:p/>
        </draw:polygon>
        <draw:line draw:style-name="gr59" draw:text-style-name="P9" draw:layer="layout" svg:x1="14.575cm" svg:y1="15.1cm" svg:x2="14.575cm" svg:y2="15.405cm">
          <text:p/>
        </draw:line>
        <draw:polygon draw:style-name="gr58" draw:text-style-name="P8" draw:layer="layout" svg:width="0.004cm" svg:height="0.309cm" svg:x="14.573cm" svg:y="15.098cm" svg:viewBox="0 0 5 310" draw:points="0,310 5,310 5,0 0,0">
          <text:p/>
        </draw:polygon>
        <draw:line draw:style-name="gr59" draw:text-style-name="P9" draw:layer="layout" svg:x1="14.931cm" svg:y1="15.1cm" svg:x2="14.931cm" svg:y2="15.405cm">
          <text:p/>
        </draw:line>
        <draw:polygon draw:style-name="gr58" draw:text-style-name="P8" draw:layer="layout" svg:width="0.004cm" svg:height="0.309cm" svg:x="14.929cm" svg:y="15.098cm" svg:viewBox="0 0 5 310" draw:points="0,310 5,310 5,0 0,0">
          <text:p/>
        </draw:polygon>
        <draw:line draw:style-name="gr59" draw:text-style-name="P9" draw:layer="layout" svg:x1="15.286cm" svg:y1="15.1cm" svg:x2="15.286cm" svg:y2="15.405cm">
          <text:p/>
        </draw:line>
        <draw:polygon draw:style-name="gr58" draw:text-style-name="P8" draw:layer="layout" svg:width="0.005cm" svg:height="0.309cm" svg:x="15.284cm" svg:y="15.098cm" svg:viewBox="0 0 6 310" draw:points="0,310 6,310 6,0 0,0">
          <text:p/>
        </draw:polygon>
        <draw:line draw:style-name="gr59" draw:text-style-name="P9" draw:layer="layout" svg:x1="15.643cm" svg:y1="15.1cm" svg:x2="15.643cm" svg:y2="15.405cm">
          <text:p/>
        </draw:line>
        <draw:polygon draw:style-name="gr58" draw:text-style-name="P8" draw:layer="layout" svg:width="0.004cm" svg:height="0.309cm" svg:x="15.641cm" svg:y="15.098cm" svg:viewBox="0 0 5 310" draw:points="0,310 5,310 5,0 0,0">
          <text:p/>
        </draw:polygon>
        <draw:line draw:style-name="gr59" draw:text-style-name="P9" draw:layer="layout" svg:x1="15.999cm" svg:y1="15.1cm" svg:x2="15.999cm" svg:y2="15.405cm">
          <text:p/>
        </draw:line>
        <draw:polygon draw:style-name="gr58" draw:text-style-name="P8" draw:layer="layout" svg:width="0.004cm" svg:height="0.309cm" svg:x="15.997cm" svg:y="15.098cm" svg:viewBox="0 0 5 310" draw:points="0,310 5,310 5,0 0,0">
          <text:p/>
        </draw:polygon>
        <draw:line draw:style-name="gr59" draw:text-style-name="P9" draw:layer="layout" svg:x1="16.354cm" svg:y1="15.1cm" svg:x2="16.354cm" svg:y2="15.405cm">
          <text:p/>
        </draw:line>
        <draw:polygon draw:style-name="gr58" draw:text-style-name="P8" draw:layer="layout" svg:width="0.004cm" svg:height="0.309cm" svg:x="16.352cm" svg:y="15.098cm" svg:viewBox="0 0 5 310" draw:points="0,310 5,310 5,0 0,0">
          <text:p/>
        </draw:polygon>
        <draw:line draw:style-name="gr59" draw:text-style-name="P9" draw:layer="layout" svg:x1="16.71cm" svg:y1="15.1cm" svg:x2="16.71cm" svg:y2="15.405cm">
          <text:p/>
        </draw:line>
        <draw:polygon draw:style-name="gr58" draw:text-style-name="P8" draw:layer="layout" svg:width="0.004cm" svg:height="0.309cm" svg:x="16.708cm" svg:y="15.098cm" svg:viewBox="0 0 5 310" draw:points="0,310 5,310 5,0 0,0">
          <text:p/>
        </draw:polygon>
        <draw:line draw:style-name="gr59" draw:text-style-name="P9" draw:layer="layout" svg:x1="17.065cm" svg:y1="15.1cm" svg:x2="17.065cm" svg:y2="15.405cm">
          <text:p/>
        </draw:line>
        <draw:polygon draw:style-name="gr58" draw:text-style-name="P8" draw:layer="layout" svg:width="0.005cm" svg:height="0.309cm" svg:x="17.063cm" svg:y="15.098cm" svg:viewBox="0 0 6 310" draw:points="0,310 6,310 6,0 0,0">
          <text:p/>
        </draw:polygon>
        <draw:line draw:style-name="gr59" draw:text-style-name="P9" draw:layer="layout" svg:x1="17.421cm" svg:y1="15.1cm" svg:x2="17.421cm" svg:y2="15.405cm">
          <text:p/>
        </draw:line>
        <draw:polygon draw:style-name="gr58" draw:text-style-name="P8" draw:layer="layout" svg:width="0.004cm" svg:height="0.309cm" svg:x="17.419cm" svg:y="15.098cm" svg:viewBox="0 0 5 310" draw:points="0,310 5,310 5,0 0,0">
          <text:p/>
        </draw:polygon>
        <draw:line draw:style-name="gr59" draw:text-style-name="P9" draw:layer="layout" svg:x1="17.777cm" svg:y1="15.1cm" svg:x2="17.777cm" svg:y2="15.405cm">
          <text:p/>
        </draw:line>
        <draw:polygon draw:style-name="gr58" draw:text-style-name="P8" draw:layer="layout" svg:width="0.004cm" svg:height="0.309cm" svg:x="17.775cm" svg:y="15.098cm" svg:viewBox="0 0 5 310" draw:points="0,310 5,310 5,0 0,0">
          <text:p/>
        </draw:polygon>
        <draw:line draw:style-name="gr59" draw:text-style-name="P9" draw:layer="layout" svg:x1="7.107cm" svg:y1="15.621cm" svg:x2="7.107cm" svg:y2="15.926cm">
          <text:p/>
        </draw:line>
        <draw:polygon draw:style-name="gr58" draw:text-style-name="P8" draw:layer="layout" svg:width="0.004cm" svg:height="0.309cm" svg:x="7.105cm" svg:y="15.619cm" svg:viewBox="0 0 5 310" draw:points="0,310 5,310 5,0 0,0">
          <text:p/>
        </draw:polygon>
        <draw:line draw:style-name="gr59" draw:text-style-name="P9" draw:layer="layout" svg:x1="7.463cm" svg:y1="15.621cm" svg:x2="7.463cm" svg:y2="15.926cm">
          <text:p/>
        </draw:line>
        <draw:polygon draw:style-name="gr58" draw:text-style-name="P8" draw:layer="layout" svg:width="0.005cm" svg:height="0.309cm" svg:x="7.46cm" svg:y="15.619cm" svg:viewBox="0 0 6 310" draw:points="0,310 6,310 6,0 0,0">
          <text:p/>
        </draw:polygon>
        <draw:line draw:style-name="gr59" draw:text-style-name="P9" draw:layer="layout" svg:x1="7.818cm" svg:y1="15.621cm" svg:x2="7.818cm" svg:y2="15.926cm">
          <text:p/>
        </draw:line>
        <draw:polygon draw:style-name="gr58" draw:text-style-name="P8" draw:layer="layout" svg:width="0.004cm" svg:height="0.309cm" svg:x="7.816cm" svg:y="15.619cm" svg:viewBox="0 0 5 310" draw:points="0,310 5,310 5,0 0,0">
          <text:p/>
        </draw:polygon>
        <draw:line draw:style-name="gr59" draw:text-style-name="P9" draw:layer="layout" svg:x1="8.174cm" svg:y1="15.621cm" svg:x2="8.174cm" svg:y2="15.926cm">
          <text:p/>
        </draw:line>
        <draw:polygon draw:style-name="gr58" draw:text-style-name="P8" draw:layer="layout" svg:width="0.004cm" svg:height="0.309cm" svg:x="8.172cm" svg:y="15.619cm" svg:viewBox="0 0 5 310" draw:points="0,310 5,310 5,0 0,0">
          <text:p/>
        </draw:polygon>
        <draw:line draw:style-name="gr59" draw:text-style-name="P9" draw:layer="layout" svg:x1="8.529cm" svg:y1="15.621cm" svg:x2="8.529cm" svg:y2="15.926cm">
          <text:p/>
        </draw:line>
        <draw:polygon draw:style-name="gr58" draw:text-style-name="P8" draw:layer="layout" svg:width="0.004cm" svg:height="0.309cm" svg:x="8.527cm" svg:y="15.619cm" svg:viewBox="0 0 5 310" draw:points="0,310 5,310 5,0 0,0">
          <text:p/>
        </draw:polygon>
        <draw:line draw:style-name="gr59" draw:text-style-name="P9" draw:layer="layout" svg:x1="8.885cm" svg:y1="15.621cm" svg:x2="8.885cm" svg:y2="15.926cm">
          <text:p/>
        </draw:line>
        <draw:polygon draw:style-name="gr58" draw:text-style-name="P8" draw:layer="layout" svg:width="0.004cm" svg:height="0.309cm" svg:x="8.883cm" svg:y="15.619cm" svg:viewBox="0 0 5 310" draw:points="0,310 5,310 5,0 0,0">
          <text:p/>
        </draw:polygon>
        <draw:line draw:style-name="gr59" draw:text-style-name="P9" draw:layer="layout" svg:x1="9.241cm" svg:y1="15.621cm" svg:x2="9.241cm" svg:y2="15.926cm">
          <text:p/>
        </draw:line>
        <draw:polygon draw:style-name="gr58" draw:text-style-name="P8" draw:layer="layout" svg:width="0.005cm" svg:height="0.309cm" svg:x="9.238cm" svg:y="15.619cm" svg:viewBox="0 0 6 310" draw:points="0,310 6,310 6,0 0,0">
          <text:p/>
        </draw:polygon>
        <draw:line draw:style-name="gr59" draw:text-style-name="P9" draw:layer="layout" svg:x1="9.596cm" svg:y1="15.621cm" svg:x2="9.596cm" svg:y2="15.926cm">
          <text:p/>
        </draw:line>
        <draw:polygon draw:style-name="gr58" draw:text-style-name="P8" draw:layer="layout" svg:width="0.004cm" svg:height="0.309cm" svg:x="9.594cm" svg:y="15.619cm" svg:viewBox="0 0 5 310" draw:points="0,310 5,310 5,0 0,0">
          <text:p/>
        </draw:polygon>
        <draw:line draw:style-name="gr59" draw:text-style-name="P9" draw:layer="layout" svg:x1="9.952cm" svg:y1="15.621cm" svg:x2="9.952cm" svg:y2="15.926cm">
          <text:p/>
        </draw:line>
        <draw:polygon draw:style-name="gr58" draw:text-style-name="P8" draw:layer="layout" svg:width="0.004cm" svg:height="0.309cm" svg:x="9.95cm" svg:y="15.619cm" svg:viewBox="0 0 5 310" draw:points="0,310 5,310 5,0 0,0">
          <text:p/>
        </draw:polygon>
        <draw:line draw:style-name="gr59" draw:text-style-name="P9" draw:layer="layout" svg:x1="10.307cm" svg:y1="15.621cm" svg:x2="10.307cm" svg:y2="15.926cm">
          <text:p/>
        </draw:line>
        <draw:polygon draw:style-name="gr58" draw:text-style-name="P8" draw:layer="layout" svg:width="0.004cm" svg:height="0.309cm" svg:x="10.305cm" svg:y="15.619cm" svg:viewBox="0 0 5 310" draw:points="0,310 5,310 5,0 0,0">
          <text:p/>
        </draw:polygon>
        <draw:line draw:style-name="gr59" draw:text-style-name="P9" draw:layer="layout" svg:x1="10.663cm" svg:y1="15.621cm" svg:x2="10.663cm" svg:y2="15.926cm">
          <text:p/>
        </draw:line>
        <draw:polygon draw:style-name="gr58" draw:text-style-name="P8" draw:layer="layout" svg:width="0.004cm" svg:height="0.309cm" svg:x="10.661cm" svg:y="15.619cm" svg:viewBox="0 0 5 310" draw:points="0,310 5,310 5,0 0,0">
          <text:p/>
        </draw:polygon>
        <draw:line draw:style-name="gr59" draw:text-style-name="P9" draw:layer="layout" svg:x1="11.019cm" svg:y1="15.621cm" svg:x2="11.019cm" svg:y2="15.926cm">
          <text:p/>
        </draw:line>
        <draw:polygon draw:style-name="gr58" draw:text-style-name="P8" draw:layer="layout" svg:width="0.005cm" svg:height="0.309cm" svg:x="11.016cm" svg:y="15.619cm" svg:viewBox="0 0 6 310" draw:points="0,310 6,310 6,0 0,0">
          <text:p/>
        </draw:polygon>
        <draw:line draw:style-name="gr59" draw:text-style-name="P9" draw:layer="layout" svg:x1="11.375cm" svg:y1="15.621cm" svg:x2="11.375cm" svg:y2="15.926cm">
          <text:p/>
        </draw:line>
        <draw:polygon draw:style-name="gr58" draw:text-style-name="P8" draw:layer="layout" svg:width="0.004cm" svg:height="0.309cm" svg:x="11.373cm" svg:y="15.619cm" svg:viewBox="0 0 5 310" draw:points="0,310 5,310 5,0 0,0">
          <text:p/>
        </draw:polygon>
        <draw:line draw:style-name="gr59" draw:text-style-name="P9" draw:layer="layout" svg:x1="11.73cm" svg:y1="15.621cm" svg:x2="11.73cm" svg:y2="15.926cm">
          <text:p/>
        </draw:line>
        <draw:polygon draw:style-name="gr58" draw:text-style-name="P8" draw:layer="layout" svg:width="0.005cm" svg:height="0.309cm" svg:x="11.728cm" svg:y="15.619cm" svg:viewBox="0 0 6 310" draw:points="0,310 6,310 6,0 0,0">
          <text:p/>
        </draw:polygon>
        <draw:line draw:style-name="gr59" draw:text-style-name="P9" draw:layer="layout" svg:x1="12.086cm" svg:y1="15.621cm" svg:x2="12.086cm" svg:y2="15.926cm">
          <text:p/>
        </draw:line>
        <draw:polygon draw:style-name="gr58" draw:text-style-name="P8" draw:layer="layout" svg:width="0.004cm" svg:height="0.309cm" svg:x="12.084cm" svg:y="15.619cm" svg:viewBox="0 0 5 310" draw:points="0,310 5,310 5,0 0,0">
          <text:p/>
        </draw:polygon>
        <draw:line draw:style-name="gr59" draw:text-style-name="P9" draw:layer="layout" svg:x1="12.442cm" svg:y1="15.621cm" svg:x2="12.442cm" svg:y2="15.926cm">
          <text:p/>
        </draw:line>
        <draw:polygon draw:style-name="gr58" draw:text-style-name="P8" draw:layer="layout" svg:width="0.004cm" svg:height="0.309cm" svg:x="12.44cm" svg:y="15.619cm" svg:viewBox="0 0 5 310" draw:points="0,310 5,310 5,0 0,0">
          <text:p/>
        </draw:polygon>
        <draw:line draw:style-name="gr59" draw:text-style-name="P9" draw:layer="layout" svg:x1="12.797cm" svg:y1="15.621cm" svg:x2="12.797cm" svg:y2="15.926cm">
          <text:p/>
        </draw:line>
        <draw:polygon draw:style-name="gr58" draw:text-style-name="P8" draw:layer="layout" svg:width="0.004cm" svg:height="0.309cm" svg:x="12.795cm" svg:y="15.619cm" svg:viewBox="0 0 5 310" draw:points="0,310 5,310 5,0 0,0">
          <text:p/>
        </draw:polygon>
        <draw:line draw:style-name="gr59" draw:text-style-name="P9" draw:layer="layout" svg:x1="13.153cm" svg:y1="15.621cm" svg:x2="13.153cm" svg:y2="15.926cm">
          <text:p/>
        </draw:line>
        <draw:polygon draw:style-name="gr58" draw:text-style-name="P8" draw:layer="layout" svg:width="0.004cm" svg:height="0.309cm" svg:x="13.151cm" svg:y="15.619cm" svg:viewBox="0 0 5 310" draw:points="0,310 5,310 5,0 0,0">
          <text:p/>
        </draw:polygon>
        <draw:line draw:style-name="gr59" draw:text-style-name="P9" draw:layer="layout" svg:x1="13.508cm" svg:y1="15.621cm" svg:x2="13.508cm" svg:y2="15.926cm">
          <text:p/>
        </draw:line>
        <draw:polygon draw:style-name="gr58" draw:text-style-name="P8" draw:layer="layout" svg:width="0.005cm" svg:height="0.309cm" svg:x="13.506cm" svg:y="15.619cm" svg:viewBox="0 0 6 310" draw:points="0,310 6,310 6,0 0,0">
          <text:p/>
        </draw:polygon>
        <draw:line draw:style-name="gr59" draw:text-style-name="P9" draw:layer="layout" svg:x1="13.864cm" svg:y1="15.621cm" svg:x2="13.864cm" svg:y2="15.926cm">
          <text:p/>
        </draw:line>
        <draw:polygon draw:style-name="gr58" draw:text-style-name="P8" draw:layer="layout" svg:width="0.004cm" svg:height="0.309cm" svg:x="13.862cm" svg:y="15.619cm" svg:viewBox="0 0 5 310" draw:points="0,310 5,310 5,0 0,0">
          <text:p/>
        </draw:polygon>
        <draw:line draw:style-name="gr59" draw:text-style-name="P9" draw:layer="layout" svg:x1="14.22cm" svg:y1="15.621cm" svg:x2="14.22cm" svg:y2="15.926cm">
          <text:p/>
        </draw:line>
        <draw:polygon draw:style-name="gr58" draw:text-style-name="P8" draw:layer="layout" svg:width="0.004cm" svg:height="0.309cm" svg:x="14.218cm" svg:y="15.619cm" svg:viewBox="0 0 5 310" draw:points="0,310 5,310 5,0 0,0">
          <text:p/>
        </draw:polygon>
        <draw:line draw:style-name="gr59" draw:text-style-name="P9" draw:layer="layout" svg:x1="14.575cm" svg:y1="15.621cm" svg:x2="14.575cm" svg:y2="15.926cm">
          <text:p/>
        </draw:line>
        <draw:polygon draw:style-name="gr58" draw:text-style-name="P8" draw:layer="layout" svg:width="0.004cm" svg:height="0.309cm" svg:x="14.573cm" svg:y="15.619cm" svg:viewBox="0 0 5 310" draw:points="0,310 5,310 5,0 0,0">
          <text:p/>
        </draw:polygon>
        <draw:line draw:style-name="gr59" draw:text-style-name="P9" draw:layer="layout" svg:x1="14.931cm" svg:y1="15.621cm" svg:x2="14.931cm" svg:y2="15.926cm">
          <text:p/>
        </draw:line>
        <draw:polygon draw:style-name="gr58" draw:text-style-name="P8" draw:layer="layout" svg:width="0.004cm" svg:height="0.309cm" svg:x="14.929cm" svg:y="15.619cm" svg:viewBox="0 0 5 310" draw:points="0,310 5,310 5,0 0,0">
          <text:p/>
        </draw:polygon>
        <draw:line draw:style-name="gr59" draw:text-style-name="P9" draw:layer="layout" svg:x1="15.286cm" svg:y1="15.621cm" svg:x2="15.286cm" svg:y2="15.926cm">
          <text:p/>
        </draw:line>
        <draw:polygon draw:style-name="gr58" draw:text-style-name="P8" draw:layer="layout" svg:width="0.005cm" svg:height="0.309cm" svg:x="15.284cm" svg:y="15.619cm" svg:viewBox="0 0 6 310" draw:points="0,310 6,310 6,0 0,0">
          <text:p/>
        </draw:polygon>
        <draw:line draw:style-name="gr59" draw:text-style-name="P9" draw:layer="layout" svg:x1="15.643cm" svg:y1="15.621cm" svg:x2="15.643cm" svg:y2="15.926cm">
          <text:p/>
        </draw:line>
        <draw:polygon draw:style-name="gr58" draw:text-style-name="P8" draw:layer="layout" svg:width="0.004cm" svg:height="0.309cm" svg:x="15.641cm" svg:y="15.619cm" svg:viewBox="0 0 5 310" draw:points="0,310 5,310 5,0 0,0">
          <text:p/>
        </draw:polygon>
        <draw:line draw:style-name="gr59" draw:text-style-name="P9" draw:layer="layout" svg:x1="15.999cm" svg:y1="15.621cm" svg:x2="15.999cm" svg:y2="15.926cm">
          <text:p/>
        </draw:line>
        <draw:polygon draw:style-name="gr58" draw:text-style-name="P8" draw:layer="layout" svg:width="0.004cm" svg:height="0.309cm" svg:x="15.997cm" svg:y="15.619cm" svg:viewBox="0 0 5 310" draw:points="0,310 5,310 5,0 0,0">
          <text:p/>
        </draw:polygon>
        <draw:line draw:style-name="gr59" draw:text-style-name="P9" draw:layer="layout" svg:x1="16.354cm" svg:y1="15.621cm" svg:x2="16.354cm" svg:y2="15.926cm">
          <text:p/>
        </draw:line>
        <draw:polygon draw:style-name="gr58" draw:text-style-name="P8" draw:layer="layout" svg:width="0.004cm" svg:height="0.309cm" svg:x="16.352cm" svg:y="15.619cm" svg:viewBox="0 0 5 310" draw:points="0,310 5,310 5,0 0,0">
          <text:p/>
        </draw:polygon>
        <draw:line draw:style-name="gr59" draw:text-style-name="P9" draw:layer="layout" svg:x1="16.71cm" svg:y1="15.621cm" svg:x2="16.71cm" svg:y2="15.926cm">
          <text:p/>
        </draw:line>
        <draw:polygon draw:style-name="gr58" draw:text-style-name="P8" draw:layer="layout" svg:width="0.004cm" svg:height="0.309cm" svg:x="16.708cm" svg:y="15.619cm" svg:viewBox="0 0 5 310" draw:points="0,310 5,310 5,0 0,0">
          <text:p/>
        </draw:polygon>
        <draw:line draw:style-name="gr59" draw:text-style-name="P9" draw:layer="layout" svg:x1="17.065cm" svg:y1="15.621cm" svg:x2="17.065cm" svg:y2="15.926cm">
          <text:p/>
        </draw:line>
        <draw:polygon draw:style-name="gr58" draw:text-style-name="P8" draw:layer="layout" svg:width="0.005cm" svg:height="0.309cm" svg:x="17.063cm" svg:y="15.619cm" svg:viewBox="0 0 6 310" draw:points="0,310 6,310 6,0 0,0">
          <text:p/>
        </draw:polygon>
        <draw:line draw:style-name="gr59" draw:text-style-name="P9" draw:layer="layout" svg:x1="17.421cm" svg:y1="15.621cm" svg:x2="17.421cm" svg:y2="15.926cm">
          <text:p/>
        </draw:line>
        <draw:polygon draw:style-name="gr58" draw:text-style-name="P8" draw:layer="layout" svg:width="0.004cm" svg:height="0.309cm" svg:x="17.419cm" svg:y="15.619cm" svg:viewBox="0 0 5 310" draw:points="0,310 5,310 5,0 0,0">
          <text:p/>
        </draw:polygon>
        <draw:line draw:style-name="gr59" draw:text-style-name="P9" draw:layer="layout" svg:x1="17.777cm" svg:y1="15.621cm" svg:x2="17.777cm" svg:y2="15.926cm">
          <text:p/>
        </draw:line>
        <draw:polygon draw:style-name="gr58" draw:text-style-name="P8" draw:layer="layout" svg:width="0.004cm" svg:height="0.309cm" svg:x="17.775cm" svg:y="15.619cm" svg:viewBox="0 0 5 310" draw:points="0,310 5,310 5,0 0,0">
          <text:p/>
        </draw:polygon>
        <draw:line draw:style-name="gr59" draw:text-style-name="P9" draw:layer="layout" svg:x1="4.617cm" svg:y1="15.621cm" svg:x2="4.617cm" svg:y2="15.926cm">
          <text:p/>
        </draw:line>
        <draw:polygon draw:style-name="gr58" draw:text-style-name="P8" draw:layer="layout" svg:width="0.004cm" svg:height="0.309cm" svg:x="4.615cm" svg:y="15.619cm" svg:viewBox="0 0 5 310" draw:points="0,310 5,310 5,0 0,0">
          <text:p/>
        </draw:polygon>
        <draw:line draw:style-name="gr59" draw:text-style-name="P9" draw:layer="layout" svg:x1="4.972cm" svg:y1="15.621cm" svg:x2="4.972cm" svg:y2="15.926cm">
          <text:p/>
        </draw:line>
        <draw:polygon draw:style-name="gr58" draw:text-style-name="P8" draw:layer="layout" svg:width="0.004cm" svg:height="0.309cm" svg:x="4.97cm" svg:y="15.619cm" svg:viewBox="0 0 5 310" draw:points="0,310 5,310 5,0 0,0">
          <text:p/>
        </draw:polygon>
        <draw:line draw:style-name="gr59" draw:text-style-name="P9" draw:layer="layout" svg:x1="5.328cm" svg:y1="15.621cm" svg:x2="5.328cm" svg:y2="15.926cm">
          <text:p/>
        </draw:line>
        <draw:polygon draw:style-name="gr58" draw:text-style-name="P8" draw:layer="layout" svg:width="0.004cm" svg:height="0.309cm" svg:x="5.326cm" svg:y="15.619cm" svg:viewBox="0 0 5 310" draw:points="0,310 5,310 5,0 0,0">
          <text:p/>
        </draw:polygon>
        <draw:line draw:style-name="gr59" draw:text-style-name="P9" draw:layer="layout" svg:x1="5.683cm" svg:y1="15.621cm" svg:x2="5.683cm" svg:y2="15.926cm">
          <text:p/>
        </draw:line>
        <draw:polygon draw:style-name="gr58" draw:text-style-name="P8" draw:layer="layout" svg:width="0.006cm" svg:height="0.309cm" svg:x="5.681cm" svg:y="15.619cm" svg:viewBox="0 0 7 310" draw:points="0,310 7,310 7,0 0,0">
          <text:p/>
        </draw:polygon>
        <draw:line draw:style-name="gr59" draw:text-style-name="P9" draw:layer="layout" svg:x1="6.039cm" svg:y1="15.621cm" svg:x2="6.039cm" svg:y2="15.926cm">
          <text:p/>
        </draw:line>
        <draw:polygon draw:style-name="gr58" draw:text-style-name="P8" draw:layer="layout" svg:width="0.004cm" svg:height="0.309cm" svg:x="6.037cm" svg:y="15.619cm" svg:viewBox="0 0 5 310" draw:points="0,310 5,310 5,0 0,0">
          <text:p/>
        </draw:polygon>
        <draw:line draw:style-name="gr59" draw:text-style-name="P9" draw:layer="layout" svg:x1="6.395cm" svg:y1="15.621cm" svg:x2="6.395cm" svg:y2="15.926cm">
          <text:p/>
        </draw:line>
        <draw:polygon draw:style-name="gr58" draw:text-style-name="P8" draw:layer="layout" svg:width="0.004cm" svg:height="0.309cm" svg:x="6.393cm" svg:y="15.619cm" svg:viewBox="0 0 5 310" draw:points="0,310 5,310 5,0 0,0">
          <text:p/>
        </draw:polygon>
        <draw:line draw:style-name="gr59" draw:text-style-name="P9" draw:layer="layout" svg:x1="6.751cm" svg:y1="15.621cm" svg:x2="6.751cm" svg:y2="15.926cm">
          <text:p/>
        </draw:line>
        <draw:polygon draw:style-name="gr58" draw:text-style-name="P8" draw:layer="layout" svg:width="0.004cm" svg:height="0.309cm" svg:x="6.749cm" svg:y="15.619cm" svg:viewBox="0 0 5 310" draw:points="0,310 5,310 5,0 0,0">
          <text:p/>
        </draw:polygon>
        <draw:line draw:style-name="gr59" draw:text-style-name="P9" draw:layer="layout" svg:x1="7.107cm" svg:y1="17.92cm" svg:x2="7.107cm" svg:y2="18.224cm">
          <text:p/>
        </draw:line>
        <draw:polygon draw:style-name="gr58" draw:text-style-name="P8" draw:layer="layout" svg:width="0.004cm" svg:height="0.309cm" svg:x="7.105cm" svg:y="17.917cm" svg:viewBox="0 0 5 310" draw:points="0,310 5,310 5,0 0,0">
          <text:p/>
        </draw:polygon>
        <draw:line draw:style-name="gr59" draw:text-style-name="P9" draw:layer="layout" svg:x1="7.463cm" svg:y1="17.92cm" svg:x2="7.463cm" svg:y2="18.224cm">
          <text:p/>
        </draw:line>
        <draw:polygon draw:style-name="gr58" draw:text-style-name="P8" draw:layer="layout" svg:width="0.005cm" svg:height="0.309cm" svg:x="7.46cm" svg:y="17.917cm" svg:viewBox="0 0 6 310" draw:points="0,310 6,310 6,0 0,0">
          <text:p/>
        </draw:polygon>
        <draw:line draw:style-name="gr59" draw:text-style-name="P9" draw:layer="layout" svg:x1="7.818cm" svg:y1="17.92cm" svg:x2="7.818cm" svg:y2="18.224cm">
          <text:p/>
        </draw:line>
        <draw:polygon draw:style-name="gr58" draw:text-style-name="P8" draw:layer="layout" svg:width="0.004cm" svg:height="0.309cm" svg:x="7.816cm" svg:y="17.917cm" svg:viewBox="0 0 5 310" draw:points="0,310 5,310 5,0 0,0">
          <text:p/>
        </draw:polygon>
        <draw:line draw:style-name="gr59" draw:text-style-name="P9" draw:layer="layout" svg:x1="8.174cm" svg:y1="17.92cm" svg:x2="8.174cm" svg:y2="18.224cm">
          <text:p/>
        </draw:line>
        <draw:polygon draw:style-name="gr58" draw:text-style-name="P8" draw:layer="layout" svg:width="0.004cm" svg:height="0.309cm" svg:x="8.172cm" svg:y="17.917cm" svg:viewBox="0 0 5 310" draw:points="0,310 5,310 5,0 0,0">
          <text:p/>
        </draw:polygon>
        <draw:line draw:style-name="gr59" draw:text-style-name="P9" draw:layer="layout" svg:x1="8.529cm" svg:y1="17.92cm" svg:x2="8.529cm" svg:y2="18.224cm">
          <text:p/>
        </draw:line>
        <draw:polygon draw:style-name="gr58" draw:text-style-name="P8" draw:layer="layout" svg:width="0.004cm" svg:height="0.309cm" svg:x="8.527cm" svg:y="17.917cm" svg:viewBox="0 0 5 310" draw:points="0,310 5,310 5,0 0,0">
          <text:p/>
        </draw:polygon>
        <draw:line draw:style-name="gr59" draw:text-style-name="P9" draw:layer="layout" svg:x1="8.885cm" svg:y1="17.92cm" svg:x2="8.885cm" svg:y2="18.224cm">
          <text:p/>
        </draw:line>
        <draw:polygon draw:style-name="gr58" draw:text-style-name="P8" draw:layer="layout" svg:width="0.004cm" svg:height="0.309cm" svg:x="8.883cm" svg:y="17.917cm" svg:viewBox="0 0 5 310" draw:points="0,310 5,310 5,0 0,0">
          <text:p/>
        </draw:polygon>
        <draw:line draw:style-name="gr59" draw:text-style-name="P9" draw:layer="layout" svg:x1="9.241cm" svg:y1="17.92cm" svg:x2="9.241cm" svg:y2="18.224cm">
          <text:p/>
        </draw:line>
        <draw:polygon draw:style-name="gr58" draw:text-style-name="P8" draw:layer="layout" svg:width="0.005cm" svg:height="0.309cm" svg:x="9.238cm" svg:y="17.917cm" svg:viewBox="0 0 6 310" draw:points="0,310 6,310 6,0 0,0">
          <text:p/>
        </draw:polygon>
        <draw:line draw:style-name="gr59" draw:text-style-name="P9" draw:layer="layout" svg:x1="9.596cm" svg:y1="17.92cm" svg:x2="9.596cm" svg:y2="18.224cm">
          <text:p/>
        </draw:line>
        <draw:polygon draw:style-name="gr58" draw:text-style-name="P8" draw:layer="layout" svg:width="0.004cm" svg:height="0.309cm" svg:x="9.594cm" svg:y="17.917cm" svg:viewBox="0 0 5 310" draw:points="0,310 5,310 5,0 0,0">
          <text:p/>
        </draw:polygon>
        <draw:line draw:style-name="gr59" draw:text-style-name="P9" draw:layer="layout" svg:x1="9.952cm" svg:y1="17.92cm" svg:x2="9.952cm" svg:y2="18.224cm">
          <text:p/>
        </draw:line>
        <draw:polygon draw:style-name="gr58" draw:text-style-name="P8" draw:layer="layout" svg:width="0.004cm" svg:height="0.309cm" svg:x="9.95cm" svg:y="17.917cm" svg:viewBox="0 0 5 310" draw:points="0,310 5,310 5,0 0,0">
          <text:p/>
        </draw:polygon>
        <draw:line draw:style-name="gr59" draw:text-style-name="P9" draw:layer="layout" svg:x1="10.307cm" svg:y1="17.92cm" svg:x2="10.307cm" svg:y2="18.224cm">
          <text:p/>
        </draw:line>
        <draw:polygon draw:style-name="gr58" draw:text-style-name="P8" draw:layer="layout" svg:width="0.004cm" svg:height="0.309cm" svg:x="10.305cm" svg:y="17.917cm" svg:viewBox="0 0 5 310" draw:points="0,310 5,310 5,0 0,0">
          <text:p/>
        </draw:polygon>
        <draw:line draw:style-name="gr59" draw:text-style-name="P9" draw:layer="layout" svg:x1="10.663cm" svg:y1="17.92cm" svg:x2="10.663cm" svg:y2="18.224cm">
          <text:p/>
        </draw:line>
        <draw:polygon draw:style-name="gr58" draw:text-style-name="P8" draw:layer="layout" svg:width="0.004cm" svg:height="0.309cm" svg:x="10.661cm" svg:y="17.917cm" svg:viewBox="0 0 5 310" draw:points="0,310 5,310 5,0 0,0">
          <text:p/>
        </draw:polygon>
        <draw:line draw:style-name="gr59" draw:text-style-name="P9" draw:layer="layout" svg:x1="11.019cm" svg:y1="17.92cm" svg:x2="11.019cm" svg:y2="18.224cm">
          <text:p/>
        </draw:line>
        <draw:polygon draw:style-name="gr58" draw:text-style-name="P8" draw:layer="layout" svg:width="0.005cm" svg:height="0.309cm" svg:x="11.016cm" svg:y="17.917cm" svg:viewBox="0 0 6 310" draw:points="0,310 6,310 6,0 0,0">
          <text:p/>
        </draw:polygon>
        <draw:line draw:style-name="gr59" draw:text-style-name="P9" draw:layer="layout" svg:x1="11.375cm" svg:y1="17.92cm" svg:x2="11.375cm" svg:y2="18.224cm">
          <text:p/>
        </draw:line>
        <draw:polygon draw:style-name="gr58" draw:text-style-name="P8" draw:layer="layout" svg:width="0.004cm" svg:height="0.309cm" svg:x="11.373cm" svg:y="17.917cm" svg:viewBox="0 0 5 310" draw:points="0,310 5,310 5,0 0,0">
          <text:p/>
        </draw:polygon>
        <draw:line draw:style-name="gr59" draw:text-style-name="P9" draw:layer="layout" svg:x1="11.73cm" svg:y1="17.92cm" svg:x2="11.73cm" svg:y2="18.224cm">
          <text:p/>
        </draw:line>
        <draw:polygon draw:style-name="gr58" draw:text-style-name="P8" draw:layer="layout" svg:width="0.005cm" svg:height="0.309cm" svg:x="11.728cm" svg:y="17.917cm" svg:viewBox="0 0 6 310" draw:points="0,310 6,310 6,0 0,0">
          <text:p/>
        </draw:polygon>
        <draw:line draw:style-name="gr59" draw:text-style-name="P9" draw:layer="layout" svg:x1="12.086cm" svg:y1="17.92cm" svg:x2="12.086cm" svg:y2="18.224cm">
          <text:p/>
        </draw:line>
        <draw:polygon draw:style-name="gr58" draw:text-style-name="P8" draw:layer="layout" svg:width="0.004cm" svg:height="0.309cm" svg:x="12.084cm" svg:y="17.917cm" svg:viewBox="0 0 5 310" draw:points="0,310 5,310 5,0 0,0">
          <text:p/>
        </draw:polygon>
        <draw:line draw:style-name="gr59" draw:text-style-name="P9" draw:layer="layout" svg:x1="12.442cm" svg:y1="17.92cm" svg:x2="12.442cm" svg:y2="18.224cm">
          <text:p/>
        </draw:line>
        <draw:polygon draw:style-name="gr58" draw:text-style-name="P8" draw:layer="layout" svg:width="0.004cm" svg:height="0.309cm" svg:x="12.44cm" svg:y="17.917cm" svg:viewBox="0 0 5 310" draw:points="0,310 5,310 5,0 0,0">
          <text:p/>
        </draw:polygon>
        <draw:line draw:style-name="gr59" draw:text-style-name="P9" draw:layer="layout" svg:x1="12.797cm" svg:y1="17.92cm" svg:x2="12.797cm" svg:y2="18.224cm">
          <text:p/>
        </draw:line>
        <draw:polygon draw:style-name="gr58" draw:text-style-name="P8" draw:layer="layout" svg:width="0.004cm" svg:height="0.309cm" svg:x="12.795cm" svg:y="17.917cm" svg:viewBox="0 0 5 310" draw:points="0,310 5,310 5,0 0,0">
          <text:p/>
        </draw:polygon>
        <draw:line draw:style-name="gr59" draw:text-style-name="P9" draw:layer="layout" svg:x1="13.153cm" svg:y1="17.92cm" svg:x2="13.153cm" svg:y2="18.224cm">
          <text:p/>
        </draw:line>
        <draw:polygon draw:style-name="gr58" draw:text-style-name="P8" draw:layer="layout" svg:width="0.004cm" svg:height="0.309cm" svg:x="13.151cm" svg:y="17.917cm" svg:viewBox="0 0 5 310" draw:points="0,310 5,310 5,0 0,0">
          <text:p/>
        </draw:polygon>
        <draw:line draw:style-name="gr59" draw:text-style-name="P9" draw:layer="layout" svg:x1="13.508cm" svg:y1="17.92cm" svg:x2="13.508cm" svg:y2="18.224cm">
          <text:p/>
        </draw:line>
        <draw:polygon draw:style-name="gr58" draw:text-style-name="P8" draw:layer="layout" svg:width="0.005cm" svg:height="0.309cm" svg:x="13.506cm" svg:y="17.917cm" svg:viewBox="0 0 6 310" draw:points="0,310 6,310 6,0 0,0">
          <text:p/>
        </draw:polygon>
        <draw:line draw:style-name="gr59" draw:text-style-name="P9" draw:layer="layout" svg:x1="13.864cm" svg:y1="17.92cm" svg:x2="13.864cm" svg:y2="18.224cm">
          <text:p/>
        </draw:line>
        <draw:polygon draw:style-name="gr58" draw:text-style-name="P8" draw:layer="layout" svg:width="0.004cm" svg:height="0.309cm" svg:x="13.862cm" svg:y="17.917cm" svg:viewBox="0 0 5 310" draw:points="0,310 5,310 5,0 0,0">
          <text:p/>
        </draw:polygon>
        <draw:line draw:style-name="gr59" draw:text-style-name="P9" draw:layer="layout" svg:x1="14.22cm" svg:y1="17.92cm" svg:x2="14.22cm" svg:y2="18.224cm">
          <text:p/>
        </draw:line>
        <draw:polygon draw:style-name="gr58" draw:text-style-name="P8" draw:layer="layout" svg:width="0.004cm" svg:height="0.309cm" svg:x="14.218cm" svg:y="17.917cm" svg:viewBox="0 0 5 310" draw:points="0,310 5,310 5,0 0,0">
          <text:p/>
        </draw:polygon>
        <draw:line draw:style-name="gr59" draw:text-style-name="P9" draw:layer="layout" svg:x1="14.575cm" svg:y1="17.92cm" svg:x2="14.575cm" svg:y2="18.224cm">
          <text:p/>
        </draw:line>
        <draw:polygon draw:style-name="gr58" draw:text-style-name="P8" draw:layer="layout" svg:width="0.004cm" svg:height="0.309cm" svg:x="14.573cm" svg:y="17.917cm" svg:viewBox="0 0 5 310" draw:points="0,310 5,310 5,0 0,0">
          <text:p/>
        </draw:polygon>
        <draw:line draw:style-name="gr59" draw:text-style-name="P9" draw:layer="layout" svg:x1="14.931cm" svg:y1="17.92cm" svg:x2="14.931cm" svg:y2="18.224cm">
          <text:p/>
        </draw:line>
        <draw:polygon draw:style-name="gr58" draw:text-style-name="P8" draw:layer="layout" svg:width="0.004cm" svg:height="0.309cm" svg:x="14.929cm" svg:y="17.917cm" svg:viewBox="0 0 5 310" draw:points="0,310 5,310 5,0 0,0">
          <text:p/>
        </draw:polygon>
        <draw:line draw:style-name="gr59" draw:text-style-name="P9" draw:layer="layout" svg:x1="15.286cm" svg:y1="17.92cm" svg:x2="15.286cm" svg:y2="18.224cm">
          <text:p/>
        </draw:line>
        <draw:polygon draw:style-name="gr58" draw:text-style-name="P8" draw:layer="layout" svg:width="0.005cm" svg:height="0.309cm" svg:x="15.284cm" svg:y="17.917cm" svg:viewBox="0 0 6 310" draw:points="0,310 6,310 6,0 0,0">
          <text:p/>
        </draw:polygon>
        <draw:line draw:style-name="gr59" draw:text-style-name="P9" draw:layer="layout" svg:x1="15.643cm" svg:y1="17.92cm" svg:x2="15.643cm" svg:y2="18.224cm">
          <text:p/>
        </draw:line>
        <draw:polygon draw:style-name="gr58" draw:text-style-name="P8" draw:layer="layout" svg:width="0.004cm" svg:height="0.309cm" svg:x="15.641cm" svg:y="17.917cm" svg:viewBox="0 0 5 310" draw:points="0,310 5,310 5,0 0,0">
          <text:p/>
        </draw:polygon>
        <draw:line draw:style-name="gr59" draw:text-style-name="P9" draw:layer="layout" svg:x1="15.999cm" svg:y1="17.92cm" svg:x2="15.999cm" svg:y2="18.224cm">
          <text:p/>
        </draw:line>
        <draw:polygon draw:style-name="gr58" draw:text-style-name="P8" draw:layer="layout" svg:width="0.004cm" svg:height="0.309cm" svg:x="15.997cm" svg:y="17.917cm" svg:viewBox="0 0 5 310" draw:points="0,310 5,310 5,0 0,0">
          <text:p/>
        </draw:polygon>
        <draw:line draw:style-name="gr59" draw:text-style-name="P9" draw:layer="layout" svg:x1="16.354cm" svg:y1="17.92cm" svg:x2="16.354cm" svg:y2="18.224cm">
          <text:p/>
        </draw:line>
        <draw:polygon draw:style-name="gr58" draw:text-style-name="P8" draw:layer="layout" svg:width="0.004cm" svg:height="0.309cm" svg:x="16.352cm" svg:y="17.917cm" svg:viewBox="0 0 5 310" draw:points="0,310 5,310 5,0 0,0">
          <text:p/>
        </draw:polygon>
        <draw:line draw:style-name="gr59" draw:text-style-name="P9" draw:layer="layout" svg:x1="16.71cm" svg:y1="17.92cm" svg:x2="16.71cm" svg:y2="18.224cm">
          <text:p/>
        </draw:line>
        <draw:polygon draw:style-name="gr58" draw:text-style-name="P8" draw:layer="layout" svg:width="0.004cm" svg:height="0.309cm" svg:x="16.708cm" svg:y="17.917cm" svg:viewBox="0 0 5 310" draw:points="0,310 5,310 5,0 0,0">
          <text:p/>
        </draw:polygon>
        <draw:line draw:style-name="gr59" draw:text-style-name="P9" draw:layer="layout" svg:x1="17.065cm" svg:y1="17.92cm" svg:x2="17.065cm" svg:y2="18.224cm">
          <text:p/>
        </draw:line>
        <draw:polygon draw:style-name="gr58" draw:text-style-name="P8" draw:layer="layout" svg:width="0.005cm" svg:height="0.309cm" svg:x="17.063cm" svg:y="17.917cm" svg:viewBox="0 0 6 310" draw:points="0,310 6,310 6,0 0,0">
          <text:p/>
        </draw:polygon>
        <draw:line draw:style-name="gr59" draw:text-style-name="P9" draw:layer="layout" svg:x1="17.421cm" svg:y1="17.92cm" svg:x2="17.421cm" svg:y2="18.224cm">
          <text:p/>
        </draw:line>
        <draw:polygon draw:style-name="gr58" draw:text-style-name="P8" draw:layer="layout" svg:width="0.004cm" svg:height="0.309cm" svg:x="17.419cm" svg:y="17.917cm" svg:viewBox="0 0 5 310" draw:points="0,310 5,310 5,0 0,0">
          <text:p/>
        </draw:polygon>
        <draw:line draw:style-name="gr59" draw:text-style-name="P9" draw:layer="layout" svg:x1="17.777cm" svg:y1="17.92cm" svg:x2="17.777cm" svg:y2="18.224cm">
          <text:p/>
        </draw:line>
        <draw:polygon draw:style-name="gr58" draw:text-style-name="P8" draw:layer="layout" svg:width="0.004cm" svg:height="0.309cm" svg:x="17.775cm" svg:y="17.917cm" svg:viewBox="0 0 5 310" draw:points="0,310 5,310 5,0 0,0">
          <text:p/>
        </draw:polygon>
        <draw:line draw:style-name="gr59" draw:text-style-name="P9" draw:layer="layout" svg:x1="4.617cm" svg:y1="19.118cm" svg:x2="4.617cm" svg:y2="19.422cm">
          <text:p/>
        </draw:line>
        <draw:polygon draw:style-name="gr58" draw:text-style-name="P8" draw:layer="layout" svg:width="0.004cm" svg:height="0.31cm" svg:x="4.615cm" svg:y="19.115cm" svg:viewBox="0 0 5 311" draw:points="0,311 5,311 5,0 0,0">
          <text:p/>
        </draw:polygon>
        <draw:line draw:style-name="gr59" draw:text-style-name="P9" draw:layer="layout" svg:x1="4.972cm" svg:y1="19.118cm" svg:x2="4.972cm" svg:y2="19.422cm">
          <text:p/>
        </draw:line>
        <draw:polygon draw:style-name="gr58" draw:text-style-name="P8" draw:layer="layout" svg:width="0.004cm" svg:height="0.31cm" svg:x="4.97cm" svg:y="19.115cm" svg:viewBox="0 0 5 311" draw:points="0,311 5,311 5,0 0,0">
          <text:p/>
        </draw:polygon>
        <draw:line draw:style-name="gr59" draw:text-style-name="P9" draw:layer="layout" svg:x1="5.328cm" svg:y1="19.118cm" svg:x2="5.328cm" svg:y2="19.422cm">
          <text:p/>
        </draw:line>
        <draw:polygon draw:style-name="gr58" draw:text-style-name="P8" draw:layer="layout" svg:width="0.004cm" svg:height="0.31cm" svg:x="5.326cm" svg:y="19.115cm" svg:viewBox="0 0 5 311" draw:points="0,311 5,311 5,0 0,0">
          <text:p/>
        </draw:polygon>
        <draw:line draw:style-name="gr59" draw:text-style-name="P9" draw:layer="layout" svg:x1="5.683cm" svg:y1="19.118cm" svg:x2="5.683cm" svg:y2="19.422cm">
          <text:p/>
        </draw:line>
        <draw:polygon draw:style-name="gr58" draw:text-style-name="P8" draw:layer="layout" svg:width="0.006cm" svg:height="0.31cm" svg:x="5.681cm" svg:y="19.115cm" svg:viewBox="0 0 7 311" draw:points="0,311 7,311 7,0 0,0">
          <text:p/>
        </draw:polygon>
        <draw:line draw:style-name="gr59" draw:text-style-name="P9" draw:layer="layout" svg:x1="6.039cm" svg:y1="19.118cm" svg:x2="6.039cm" svg:y2="19.422cm">
          <text:p/>
        </draw:line>
        <draw:polygon draw:style-name="gr58" draw:text-style-name="P8" draw:layer="layout" svg:width="0.004cm" svg:height="0.31cm" svg:x="6.037cm" svg:y="19.115cm" svg:viewBox="0 0 5 311" draw:points="0,311 5,311 5,0 0,0">
          <text:p/>
        </draw:polygon>
        <draw:line draw:style-name="gr59" draw:text-style-name="P9" draw:layer="layout" svg:x1="6.395cm" svg:y1="19.118cm" svg:x2="6.395cm" svg:y2="19.422cm">
          <text:p/>
        </draw:line>
        <draw:polygon draw:style-name="gr58" draw:text-style-name="P8" draw:layer="layout" svg:width="0.004cm" svg:height="0.31cm" svg:x="6.393cm" svg:y="19.115cm" svg:viewBox="0 0 5 311" draw:points="0,311 5,311 5,0 0,0">
          <text:p/>
        </draw:polygon>
        <draw:line draw:style-name="gr59" draw:text-style-name="P9" draw:layer="layout" svg:x1="6.751cm" svg:y1="19.118cm" svg:x2="6.751cm" svg:y2="19.422cm">
          <text:p/>
        </draw:line>
        <draw:polygon draw:style-name="gr58" draw:text-style-name="P8" draw:layer="layout" svg:width="0.004cm" svg:height="0.31cm" svg:x="6.749cm" svg:y="19.115cm" svg:viewBox="0 0 5 311" draw:points="0,311 5,311 5,0 0,0">
          <text:p/>
        </draw:polygon>
        <draw:line draw:style-name="gr59" draw:text-style-name="P9" draw:layer="layout" svg:x1="7.107cm" svg:y1="19.118cm" svg:x2="7.107cm" svg:y2="19.422cm">
          <text:p/>
        </draw:line>
        <draw:polygon draw:style-name="gr58" draw:text-style-name="P8" draw:layer="layout" svg:width="0.004cm" svg:height="0.31cm" svg:x="7.105cm" svg:y="19.115cm" svg:viewBox="0 0 5 311" draw:points="0,311 5,311 5,0 0,0">
          <text:p/>
        </draw:polygon>
        <draw:line draw:style-name="gr59" draw:text-style-name="P9" draw:layer="layout" svg:x1="7.463cm" svg:y1="19.118cm" svg:x2="7.463cm" svg:y2="19.422cm">
          <text:p/>
        </draw:line>
        <draw:polygon draw:style-name="gr58" draw:text-style-name="P8" draw:layer="layout" svg:width="0.005cm" svg:height="0.31cm" svg:x="7.46cm" svg:y="19.115cm" svg:viewBox="0 0 6 311" draw:points="0,311 6,311 6,0 0,0">
          <text:p/>
        </draw:polygon>
        <draw:line draw:style-name="gr59" draw:text-style-name="P9" draw:layer="layout" svg:x1="7.818cm" svg:y1="19.118cm" svg:x2="7.818cm" svg:y2="19.422cm">
          <text:p/>
        </draw:line>
        <draw:polygon draw:style-name="gr58" draw:text-style-name="P8" draw:layer="layout" svg:width="0.004cm" svg:height="0.31cm" svg:x="7.816cm" svg:y="19.115cm" svg:viewBox="0 0 5 311" draw:points="0,311 5,311 5,0 0,0">
          <text:p/>
        </draw:polygon>
        <draw:line draw:style-name="gr59" draw:text-style-name="P9" draw:layer="layout" svg:x1="8.174cm" svg:y1="19.118cm" svg:x2="8.174cm" svg:y2="19.422cm">
          <text:p/>
        </draw:line>
        <draw:polygon draw:style-name="gr58" draw:text-style-name="P8" draw:layer="layout" svg:width="0.004cm" svg:height="0.31cm" svg:x="8.172cm" svg:y="19.115cm" svg:viewBox="0 0 5 311" draw:points="0,311 5,311 5,0 0,0">
          <text:p/>
        </draw:polygon>
        <draw:line draw:style-name="gr59" draw:text-style-name="P9" draw:layer="layout" svg:x1="8.529cm" svg:y1="19.118cm" svg:x2="8.529cm" svg:y2="19.422cm">
          <text:p/>
        </draw:line>
        <draw:polygon draw:style-name="gr58" draw:text-style-name="P8" draw:layer="layout" svg:width="0.004cm" svg:height="0.31cm" svg:x="8.527cm" svg:y="19.115cm" svg:viewBox="0 0 5 311" draw:points="0,311 5,311 5,0 0,0">
          <text:p/>
        </draw:polygon>
        <draw:line draw:style-name="gr59" draw:text-style-name="P9" draw:layer="layout" svg:x1="8.885cm" svg:y1="19.118cm" svg:x2="8.885cm" svg:y2="19.422cm">
          <text:p/>
        </draw:line>
        <draw:polygon draw:style-name="gr58" draw:text-style-name="P8" draw:layer="layout" svg:width="0.004cm" svg:height="0.31cm" svg:x="8.883cm" svg:y="19.115cm" svg:viewBox="0 0 5 311" draw:points="0,311 5,311 5,0 0,0">
          <text:p/>
        </draw:polygon>
        <draw:line draw:style-name="gr59" draw:text-style-name="P9" draw:layer="layout" svg:x1="9.241cm" svg:y1="19.118cm" svg:x2="9.241cm" svg:y2="19.422cm">
          <text:p/>
        </draw:line>
        <draw:polygon draw:style-name="gr58" draw:text-style-name="P8" draw:layer="layout" svg:width="0.005cm" svg:height="0.31cm" svg:x="9.238cm" svg:y="19.115cm" svg:viewBox="0 0 6 311" draw:points="0,311 6,311 6,0 0,0">
          <text:p/>
        </draw:polygon>
        <draw:line draw:style-name="gr59" draw:text-style-name="P9" draw:layer="layout" svg:x1="9.596cm" svg:y1="19.118cm" svg:x2="9.596cm" svg:y2="19.422cm">
          <text:p/>
        </draw:line>
        <draw:polygon draw:style-name="gr58" draw:text-style-name="P8" draw:layer="layout" svg:width="0.004cm" svg:height="0.31cm" svg:x="9.594cm" svg:y="19.115cm" svg:viewBox="0 0 5 311" draw:points="0,311 5,311 5,0 0,0">
          <text:p/>
        </draw:polygon>
        <draw:line draw:style-name="gr59" draw:text-style-name="P9" draw:layer="layout" svg:x1="9.952cm" svg:y1="19.118cm" svg:x2="9.952cm" svg:y2="19.422cm">
          <text:p/>
        </draw:line>
        <draw:polygon draw:style-name="gr58" draw:text-style-name="P8" draw:layer="layout" svg:width="0.004cm" svg:height="0.31cm" svg:x="9.95cm" svg:y="19.115cm" svg:viewBox="0 0 5 311" draw:points="0,311 5,311 5,0 0,0">
          <text:p/>
        </draw:polygon>
        <draw:line draw:style-name="gr59" draw:text-style-name="P9" draw:layer="layout" svg:x1="10.307cm" svg:y1="19.118cm" svg:x2="10.307cm" svg:y2="19.422cm">
          <text:p/>
        </draw:line>
        <draw:polygon draw:style-name="gr58" draw:text-style-name="P8" draw:layer="layout" svg:width="0.004cm" svg:height="0.31cm" svg:x="10.305cm" svg:y="19.115cm" svg:viewBox="0 0 5 311" draw:points="0,311 5,311 5,0 0,0">
          <text:p/>
        </draw:polygon>
        <draw:line draw:style-name="gr59" draw:text-style-name="P9" draw:layer="layout" svg:x1="10.663cm" svg:y1="19.118cm" svg:x2="10.663cm" svg:y2="19.422cm">
          <text:p/>
        </draw:line>
        <draw:polygon draw:style-name="gr58" draw:text-style-name="P8" draw:layer="layout" svg:width="0.004cm" svg:height="0.31cm" svg:x="10.661cm" svg:y="19.115cm" svg:viewBox="0 0 5 311" draw:points="0,311 5,311 5,0 0,0">
          <text:p/>
        </draw:polygon>
        <draw:line draw:style-name="gr59" draw:text-style-name="P9" draw:layer="layout" svg:x1="11.019cm" svg:y1="19.118cm" svg:x2="11.019cm" svg:y2="19.422cm">
          <text:p/>
        </draw:line>
        <draw:polygon draw:style-name="gr58" draw:text-style-name="P8" draw:layer="layout" svg:width="0.005cm" svg:height="0.31cm" svg:x="11.016cm" svg:y="19.115cm" svg:viewBox="0 0 6 311" draw:points="0,311 6,311 6,0 0,0">
          <text:p/>
        </draw:polygon>
        <draw:line draw:style-name="gr59" draw:text-style-name="P9" draw:layer="layout" svg:x1="11.375cm" svg:y1="19.118cm" svg:x2="11.375cm" svg:y2="19.422cm">
          <text:p/>
        </draw:line>
        <draw:polygon draw:style-name="gr58" draw:text-style-name="P8" draw:layer="layout" svg:width="0.004cm" svg:height="0.31cm" svg:x="11.373cm" svg:y="19.115cm" svg:viewBox="0 0 5 311" draw:points="0,311 5,311 5,0 0,0">
          <text:p/>
        </draw:polygon>
        <draw:line draw:style-name="gr59" draw:text-style-name="P9" draw:layer="layout" svg:x1="11.73cm" svg:y1="19.118cm" svg:x2="11.73cm" svg:y2="19.422cm">
          <text:p/>
        </draw:line>
        <draw:polygon draw:style-name="gr58" draw:text-style-name="P8" draw:layer="layout" svg:width="0.005cm" svg:height="0.31cm" svg:x="11.728cm" svg:y="19.115cm" svg:viewBox="0 0 6 311" draw:points="0,311 6,311 6,0 0,0">
          <text:p/>
        </draw:polygon>
        <draw:line draw:style-name="gr59" draw:text-style-name="P9" draw:layer="layout" svg:x1="12.086cm" svg:y1="19.118cm" svg:x2="12.086cm" svg:y2="19.422cm">
          <text:p/>
        </draw:line>
        <draw:polygon draw:style-name="gr58" draw:text-style-name="P8" draw:layer="layout" svg:width="0.004cm" svg:height="0.31cm" svg:x="12.084cm" svg:y="19.115cm" svg:viewBox="0 0 5 311" draw:points="0,311 5,311 5,0 0,0">
          <text:p/>
        </draw:polygon>
        <draw:line draw:style-name="gr59" draw:text-style-name="P9" draw:layer="layout" svg:x1="12.442cm" svg:y1="19.118cm" svg:x2="12.442cm" svg:y2="19.422cm">
          <text:p/>
        </draw:line>
        <draw:polygon draw:style-name="gr58" draw:text-style-name="P8" draw:layer="layout" svg:width="0.004cm" svg:height="0.31cm" svg:x="12.44cm" svg:y="19.115cm" svg:viewBox="0 0 5 311" draw:points="0,311 5,311 5,0 0,0">
          <text:p/>
        </draw:polygon>
        <draw:line draw:style-name="gr59" draw:text-style-name="P9" draw:layer="layout" svg:x1="12.797cm" svg:y1="19.118cm" svg:x2="12.797cm" svg:y2="19.422cm">
          <text:p/>
        </draw:line>
        <draw:polygon draw:style-name="gr58" draw:text-style-name="P8" draw:layer="layout" svg:width="0.004cm" svg:height="0.31cm" svg:x="12.795cm" svg:y="19.115cm" svg:viewBox="0 0 5 311" draw:points="0,311 5,311 5,0 0,0">
          <text:p/>
        </draw:polygon>
        <draw:line draw:style-name="gr59" draw:text-style-name="P9" draw:layer="layout" svg:x1="13.153cm" svg:y1="19.118cm" svg:x2="13.153cm" svg:y2="19.422cm">
          <text:p/>
        </draw:line>
        <draw:polygon draw:style-name="gr58" draw:text-style-name="P8" draw:layer="layout" svg:width="0.004cm" svg:height="0.31cm" svg:x="13.151cm" svg:y="19.115cm" svg:viewBox="0 0 5 311" draw:points="0,311 5,311 5,0 0,0">
          <text:p/>
        </draw:polygon>
        <draw:line draw:style-name="gr59" draw:text-style-name="P9" draw:layer="layout" svg:x1="13.508cm" svg:y1="19.118cm" svg:x2="13.508cm" svg:y2="19.422cm">
          <text:p/>
        </draw:line>
        <draw:polygon draw:style-name="gr58" draw:text-style-name="P8" draw:layer="layout" svg:width="0.005cm" svg:height="0.31cm" svg:x="13.506cm" svg:y="19.115cm" svg:viewBox="0 0 6 311" draw:points="0,311 6,311 6,0 0,0">
          <text:p/>
        </draw:polygon>
        <draw:line draw:style-name="gr59" draw:text-style-name="P9" draw:layer="layout" svg:x1="13.864cm" svg:y1="19.118cm" svg:x2="13.864cm" svg:y2="19.422cm">
          <text:p/>
        </draw:line>
        <draw:polygon draw:style-name="gr58" draw:text-style-name="P8" draw:layer="layout" svg:width="0.004cm" svg:height="0.31cm" svg:x="13.862cm" svg:y="19.115cm" svg:viewBox="0 0 5 311" draw:points="0,311 5,311 5,0 0,0">
          <text:p/>
        </draw:polygon>
        <draw:line draw:style-name="gr59" draw:text-style-name="P9" draw:layer="layout" svg:x1="14.22cm" svg:y1="19.118cm" svg:x2="14.22cm" svg:y2="19.422cm">
          <text:p/>
        </draw:line>
        <draw:polygon draw:style-name="gr58" draw:text-style-name="P8" draw:layer="layout" svg:width="0.004cm" svg:height="0.31cm" svg:x="14.218cm" svg:y="19.115cm" svg:viewBox="0 0 5 311" draw:points="0,311 5,311 5,0 0,0">
          <text:p/>
        </draw:polygon>
        <draw:line draw:style-name="gr59" draw:text-style-name="P9" draw:layer="layout" svg:x1="14.575cm" svg:y1="19.118cm" svg:x2="14.575cm" svg:y2="19.422cm">
          <text:p/>
        </draw:line>
        <draw:polygon draw:style-name="gr58" draw:text-style-name="P8" draw:layer="layout" svg:width="0.004cm" svg:height="0.31cm" svg:x="14.573cm" svg:y="19.115cm" svg:viewBox="0 0 5 311" draw:points="0,311 5,311 5,0 0,0">
          <text:p/>
        </draw:polygon>
        <draw:line draw:style-name="gr59" draw:text-style-name="P9" draw:layer="layout" svg:x1="14.931cm" svg:y1="19.118cm" svg:x2="14.931cm" svg:y2="19.422cm">
          <text:p/>
        </draw:line>
        <draw:polygon draw:style-name="gr58" draw:text-style-name="P8" draw:layer="layout" svg:width="0.004cm" svg:height="0.31cm" svg:x="14.929cm" svg:y="19.115cm" svg:viewBox="0 0 5 311" draw:points="0,311 5,311 5,0 0,0">
          <text:p/>
        </draw:polygon>
        <draw:line draw:style-name="gr59" draw:text-style-name="P9" draw:layer="layout" svg:x1="15.286cm" svg:y1="19.118cm" svg:x2="15.286cm" svg:y2="19.422cm">
          <text:p/>
        </draw:line>
        <draw:polygon draw:style-name="gr58" draw:text-style-name="P8" draw:layer="layout" svg:width="0.005cm" svg:height="0.31cm" svg:x="15.284cm" svg:y="19.115cm" svg:viewBox="0 0 6 311" draw:points="0,311 6,311 6,0 0,0">
          <text:p/>
        </draw:polygon>
        <draw:line draw:style-name="gr59" draw:text-style-name="P9" draw:layer="layout" svg:x1="15.643cm" svg:y1="19.118cm" svg:x2="15.643cm" svg:y2="19.422cm">
          <text:p/>
        </draw:line>
        <draw:polygon draw:style-name="gr58" draw:text-style-name="P8" draw:layer="layout" svg:width="0.004cm" svg:height="0.31cm" svg:x="15.641cm" svg:y="19.115cm" svg:viewBox="0 0 5 311" draw:points="0,311 5,311 5,0 0,0">
          <text:p/>
        </draw:polygon>
        <draw:line draw:style-name="gr59" draw:text-style-name="P9" draw:layer="layout" svg:x1="15.999cm" svg:y1="19.118cm" svg:x2="15.999cm" svg:y2="19.422cm">
          <text:p/>
        </draw:line>
        <draw:polygon draw:style-name="gr58" draw:text-style-name="P8" draw:layer="layout" svg:width="0.004cm" svg:height="0.31cm" svg:x="15.997cm" svg:y="19.115cm" svg:viewBox="0 0 5 311" draw:points="0,311 5,311 5,0 0,0">
          <text:p/>
        </draw:polygon>
        <draw:line draw:style-name="gr59" draw:text-style-name="P9" draw:layer="layout" svg:x1="16.354cm" svg:y1="19.118cm" svg:x2="16.354cm" svg:y2="19.422cm">
          <text:p/>
        </draw:line>
        <draw:polygon draw:style-name="gr58" draw:text-style-name="P8" draw:layer="layout" svg:width="0.004cm" svg:height="0.31cm" svg:x="16.352cm" svg:y="19.115cm" svg:viewBox="0 0 5 311" draw:points="0,311 5,311 5,0 0,0">
          <text:p/>
        </draw:polygon>
        <draw:line draw:style-name="gr59" draw:text-style-name="P9" draw:layer="layout" svg:x1="16.71cm" svg:y1="19.118cm" svg:x2="16.71cm" svg:y2="19.422cm">
          <text:p/>
        </draw:line>
        <draw:polygon draw:style-name="gr58" draw:text-style-name="P8" draw:layer="layout" svg:width="0.004cm" svg:height="0.31cm" svg:x="16.708cm" svg:y="19.115cm" svg:viewBox="0 0 5 311" draw:points="0,311 5,311 5,0 0,0">
          <text:p/>
        </draw:polygon>
        <draw:line draw:style-name="gr59" draw:text-style-name="P9" draw:layer="layout" svg:x1="17.065cm" svg:y1="19.118cm" svg:x2="17.065cm" svg:y2="19.422cm">
          <text:p/>
        </draw:line>
        <draw:polygon draw:style-name="gr58" draw:text-style-name="P8" draw:layer="layout" svg:width="0.005cm" svg:height="0.31cm" svg:x="17.063cm" svg:y="19.115cm" svg:viewBox="0 0 6 311" draw:points="0,311 6,311 6,0 0,0">
          <text:p/>
        </draw:polygon>
        <draw:line draw:style-name="gr59" draw:text-style-name="P9" draw:layer="layout" svg:x1="17.421cm" svg:y1="19.118cm" svg:x2="17.421cm" svg:y2="19.422cm">
          <text:p/>
        </draw:line>
        <draw:polygon draw:style-name="gr58" draw:text-style-name="P8" draw:layer="layout" svg:width="0.004cm" svg:height="0.31cm" svg:x="17.419cm" svg:y="19.115cm" svg:viewBox="0 0 5 311" draw:points="0,311 5,311 5,0 0,0">
          <text:p/>
        </draw:polygon>
        <draw:line draw:style-name="gr59" draw:text-style-name="P9" draw:layer="layout" svg:x1="17.777cm" svg:y1="19.118cm" svg:x2="17.777cm" svg:y2="19.422cm">
          <text:p/>
        </draw:line>
        <draw:polygon draw:style-name="gr58" draw:text-style-name="P8" draw:layer="layout" svg:width="0.004cm" svg:height="0.31cm" svg:x="17.775cm" svg:y="19.115cm" svg:viewBox="0 0 5 311" draw:points="0,311 5,311 5,0 0,0">
          <text:p/>
        </draw:polygon>
        <draw:line draw:style-name="gr59" draw:text-style-name="P9" draw:layer="layout" svg:x1="3.905cm" svg:y1="15.621cm" svg:x2="3.905cm" svg:y2="15.926cm">
          <text:p/>
        </draw:line>
        <draw:polygon draw:style-name="gr58" draw:text-style-name="P8" draw:layer="layout" svg:width="0.005cm" svg:height="0.309cm" svg:x="3.903cm" svg:y="15.619cm" svg:viewBox="0 0 6 310" draw:points="0,310 6,310 6,0 0,0">
          <text:p/>
        </draw:polygon>
        <draw:line draw:style-name="gr59" draw:text-style-name="P9" draw:layer="layout" svg:x1="4.261cm" svg:y1="15.621cm" svg:x2="4.261cm" svg:y2="15.926cm">
          <text:p/>
        </draw:line>
        <draw:polygon draw:style-name="gr58" draw:text-style-name="P8" draw:layer="layout" svg:width="0.004cm" svg:height="0.309cm" svg:x="4.259cm" svg:y="15.619cm" svg:viewBox="0 0 5 310" draw:points="0,310 5,310 5,0 0,0">
          <text:p/>
        </draw:polygon>
        <draw:line draw:style-name="gr59" draw:text-style-name="P9" draw:layer="layout" svg:x1="4.617cm" svg:y1="19.532cm" svg:x2="4.617cm" svg:y2="19.837cm">
          <text:p/>
        </draw:line>
        <draw:polygon draw:style-name="gr58" draw:text-style-name="P8" draw:layer="layout" svg:width="0.004cm" svg:height="0.309cm" svg:x="4.615cm" svg:y="19.53cm" svg:viewBox="0 0 5 310" draw:points="0,310 5,310 5,0 0,0">
          <text:p/>
        </draw:polygon>
        <draw:line draw:style-name="gr59" draw:text-style-name="P9" draw:layer="layout" svg:x1="4.972cm" svg:y1="19.532cm" svg:x2="4.972cm" svg:y2="19.837cm">
          <text:p/>
        </draw:line>
        <draw:polygon draw:style-name="gr58" draw:text-style-name="P8" draw:layer="layout" svg:width="0.004cm" svg:height="0.309cm" svg:x="4.97cm" svg:y="19.53cm" svg:viewBox="0 0 5 310" draw:points="0,310 5,310 5,0 0,0">
          <text:p/>
        </draw:polygon>
        <draw:line draw:style-name="gr59" draw:text-style-name="P9" draw:layer="layout" svg:x1="5.328cm" svg:y1="19.532cm" svg:x2="5.328cm" svg:y2="19.837cm">
          <text:p/>
        </draw:line>
        <draw:polygon draw:style-name="gr58" draw:text-style-name="P8" draw:layer="layout" svg:width="0.004cm" svg:height="0.309cm" svg:x="5.326cm" svg:y="19.53cm" svg:viewBox="0 0 5 310" draw:points="0,310 5,310 5,0 0,0">
          <text:p/>
        </draw:polygon>
        <draw:line draw:style-name="gr59" draw:text-style-name="P9" draw:layer="layout" svg:x1="5.683cm" svg:y1="19.532cm" svg:x2="5.683cm" svg:y2="19.837cm">
          <text:p/>
        </draw:line>
        <draw:polygon draw:style-name="gr58" draw:text-style-name="P8" draw:layer="layout" svg:width="0.006cm" svg:height="0.309cm" svg:x="5.681cm" svg:y="19.53cm" svg:viewBox="0 0 7 310" draw:points="0,310 7,310 7,0 0,0">
          <text:p/>
        </draw:polygon>
        <draw:line draw:style-name="gr59" draw:text-style-name="P9" draw:layer="layout" svg:x1="6.039cm" svg:y1="19.532cm" svg:x2="6.039cm" svg:y2="19.837cm">
          <text:p/>
        </draw:line>
        <draw:polygon draw:style-name="gr58" draw:text-style-name="P8" draw:layer="layout" svg:width="0.004cm" svg:height="0.309cm" svg:x="6.037cm" svg:y="19.53cm" svg:viewBox="0 0 5 310" draw:points="0,310 5,310 5,0 0,0">
          <text:p/>
        </draw:polygon>
        <draw:line draw:style-name="gr59" draw:text-style-name="P9" draw:layer="layout" svg:x1="6.395cm" svg:y1="19.532cm" svg:x2="6.395cm" svg:y2="19.837cm">
          <text:p/>
        </draw:line>
        <draw:polygon draw:style-name="gr58" draw:text-style-name="P8" draw:layer="layout" svg:width="0.004cm" svg:height="0.309cm" svg:x="6.393cm" svg:y="19.53cm" svg:viewBox="0 0 5 310" draw:points="0,310 5,310 5,0 0,0">
          <text:p/>
        </draw:polygon>
        <draw:line draw:style-name="gr59" draw:text-style-name="P9" draw:layer="layout" svg:x1="6.751cm" svg:y1="19.532cm" svg:x2="6.751cm" svg:y2="19.837cm">
          <text:p/>
        </draw:line>
        <draw:polygon draw:style-name="gr58" draw:text-style-name="P8" draw:layer="layout" svg:width="0.004cm" svg:height="0.309cm" svg:x="6.749cm" svg:y="19.53cm" svg:viewBox="0 0 5 310" draw:points="0,310 5,310 5,0 0,0">
          <text:p/>
        </draw:polygon>
        <draw:line draw:style-name="gr59" draw:text-style-name="P9" draw:layer="layout" svg:x1="7.107cm" svg:y1="19.532cm" svg:x2="7.107cm" svg:y2="19.837cm">
          <text:p/>
        </draw:line>
        <draw:polygon draw:style-name="gr58" draw:text-style-name="P8" draw:layer="layout" svg:width="0.004cm" svg:height="0.309cm" svg:x="7.105cm" svg:y="19.53cm" svg:viewBox="0 0 5 310" draw:points="0,310 5,310 5,0 0,0">
          <text:p/>
        </draw:polygon>
        <draw:line draw:style-name="gr59" draw:text-style-name="P9" draw:layer="layout" svg:x1="7.463cm" svg:y1="19.532cm" svg:x2="7.463cm" svg:y2="19.837cm">
          <text:p/>
        </draw:line>
        <draw:polygon draw:style-name="gr58" draw:text-style-name="P8" draw:layer="layout" svg:width="0.005cm" svg:height="0.309cm" svg:x="7.46cm" svg:y="19.53cm" svg:viewBox="0 0 6 310" draw:points="0,310 6,310 6,0 0,0">
          <text:p/>
        </draw:polygon>
        <draw:line draw:style-name="gr59" draw:text-style-name="P9" draw:layer="layout" svg:x1="7.818cm" svg:y1="19.532cm" svg:x2="7.818cm" svg:y2="19.837cm">
          <text:p/>
        </draw:line>
        <draw:polygon draw:style-name="gr58" draw:text-style-name="P8" draw:layer="layout" svg:width="0.004cm" svg:height="0.309cm" svg:x="7.816cm" svg:y="19.53cm" svg:viewBox="0 0 5 310" draw:points="0,310 5,310 5,0 0,0">
          <text:p/>
        </draw:polygon>
        <draw:line draw:style-name="gr59" draw:text-style-name="P9" draw:layer="layout" svg:x1="8.174cm" svg:y1="19.532cm" svg:x2="8.174cm" svg:y2="19.837cm">
          <text:p/>
        </draw:line>
        <draw:polygon draw:style-name="gr58" draw:text-style-name="P8" draw:layer="layout" svg:width="0.004cm" svg:height="0.309cm" svg:x="8.172cm" svg:y="19.53cm" svg:viewBox="0 0 5 310" draw:points="0,310 5,310 5,0 0,0">
          <text:p/>
        </draw:polygon>
        <draw:line draw:style-name="gr59" draw:text-style-name="P9" draw:layer="layout" svg:x1="6.039cm" svg:y1="19.968cm" svg:x2="6.039cm" svg:y2="20.273cm">
          <text:p/>
        </draw:line>
        <draw:polygon draw:style-name="gr58" draw:text-style-name="P8" draw:layer="layout" svg:width="0.004cm" svg:height="0.309cm" svg:x="6.037cm" svg:y="19.966cm" svg:viewBox="0 0 5 310" draw:points="0,310 5,310 5,0 0,0">
          <text:p/>
        </draw:polygon>
        <draw:line draw:style-name="gr59" draw:text-style-name="P9" draw:layer="layout" svg:x1="6.395cm" svg:y1="19.968cm" svg:x2="6.395cm" svg:y2="20.273cm">
          <text:p/>
        </draw:line>
        <draw:polygon draw:style-name="gr58" draw:text-style-name="P8" draw:layer="layout" svg:width="0.004cm" svg:height="0.309cm" svg:x="6.393cm" svg:y="19.966cm" svg:viewBox="0 0 5 310" draw:points="0,310 5,310 5,0 0,0">
          <text:p/>
        </draw:polygon>
        <draw:line draw:style-name="gr59" draw:text-style-name="P9" draw:layer="layout" svg:x1="6.751cm" svg:y1="19.968cm" svg:x2="6.751cm" svg:y2="20.273cm">
          <text:p/>
        </draw:line>
        <draw:polygon draw:style-name="gr58" draw:text-style-name="P8" draw:layer="layout" svg:width="0.004cm" svg:height="0.309cm" svg:x="6.749cm" svg:y="19.966cm" svg:viewBox="0 0 5 310" draw:points="0,310 5,310 5,0 0,0">
          <text:p/>
        </draw:polygon>
        <draw:line draw:style-name="gr59" draw:text-style-name="P9" draw:layer="layout" svg:x1="7.107cm" svg:y1="19.968cm" svg:x2="7.107cm" svg:y2="20.273cm">
          <text:p/>
        </draw:line>
        <draw:polygon draw:style-name="gr58" draw:text-style-name="P8" draw:layer="layout" svg:width="0.004cm" svg:height="0.309cm" svg:x="7.105cm" svg:y="19.966cm" svg:viewBox="0 0 5 310" draw:points="0,310 5,310 5,0 0,0">
          <text:p/>
        </draw:polygon>
        <draw:line draw:style-name="gr59" draw:text-style-name="P9" draw:layer="layout" svg:x1="7.463cm" svg:y1="19.968cm" svg:x2="7.463cm" svg:y2="20.273cm">
          <text:p/>
        </draw:line>
        <draw:polygon draw:style-name="gr58" draw:text-style-name="P8" draw:layer="layout" svg:width="0.005cm" svg:height="0.309cm" svg:x="7.46cm" svg:y="19.966cm" svg:viewBox="0 0 6 310" draw:points="0,310 6,310 6,0 0,0">
          <text:p/>
        </draw:polygon>
        <draw:line draw:style-name="gr59" draw:text-style-name="P9" draw:layer="layout" svg:x1="7.818cm" svg:y1="19.968cm" svg:x2="7.818cm" svg:y2="20.273cm">
          <text:p/>
        </draw:line>
        <draw:polygon draw:style-name="gr58" draw:text-style-name="P8" draw:layer="layout" svg:width="0.004cm" svg:height="0.309cm" svg:x="7.816cm" svg:y="19.966cm" svg:viewBox="0 0 5 310" draw:points="0,310 5,310 5,0 0,0">
          <text:p/>
        </draw:polygon>
        <draw:line draw:style-name="gr59" draw:text-style-name="P9" draw:layer="layout" svg:x1="8.174cm" svg:y1="19.968cm" svg:x2="8.174cm" svg:y2="20.273cm">
          <text:p/>
        </draw:line>
        <draw:polygon draw:style-name="gr58" draw:text-style-name="P8" draw:layer="layout" svg:width="0.004cm" svg:height="0.309cm" svg:x="8.172cm" svg:y="19.966cm" svg:viewBox="0 0 5 310" draw:points="0,310 5,310 5,0 0,0">
          <text:p/>
        </draw:polygon>
        <draw:line draw:style-name="gr59" draw:text-style-name="P9" draw:layer="layout" svg:x1="8.529cm" svg:y1="19.532cm" svg:x2="8.529cm" svg:y2="19.837cm">
          <text:p/>
        </draw:line>
        <draw:polygon draw:style-name="gr58" draw:text-style-name="P8" draw:layer="layout" svg:width="0.004cm" svg:height="0.309cm" svg:x="8.527cm" svg:y="19.53cm" svg:viewBox="0 0 5 310" draw:points="0,310 5,310 5,0 0,0">
          <text:p/>
        </draw:polygon>
        <draw:line draw:style-name="gr59" draw:text-style-name="P9" draw:layer="layout" svg:x1="8.885cm" svg:y1="19.532cm" svg:x2="8.885cm" svg:y2="19.837cm">
          <text:p/>
        </draw:line>
        <draw:polygon draw:style-name="gr58" draw:text-style-name="P8" draw:layer="layout" svg:width="0.004cm" svg:height="0.309cm" svg:x="8.883cm" svg:y="19.53cm" svg:viewBox="0 0 5 310" draw:points="0,310 5,310 5,0 0,0">
          <text:p/>
        </draw:polygon>
        <draw:line draw:style-name="gr59" draw:text-style-name="P9" draw:layer="layout" svg:x1="11.73cm" svg:y1="19.532cm" svg:x2="11.73cm" svg:y2="19.837cm">
          <text:p/>
        </draw:line>
        <draw:polygon draw:style-name="gr58" draw:text-style-name="P8" draw:layer="layout" svg:width="0.005cm" svg:height="0.309cm" svg:x="11.728cm" svg:y="19.53cm" svg:viewBox="0 0 6 310" draw:points="0,310 6,310 6,0 0,0">
          <text:p/>
        </draw:polygon>
        <draw:line draw:style-name="gr59" draw:text-style-name="P9" draw:layer="layout" svg:x1="12.086cm" svg:y1="19.532cm" svg:x2="12.086cm" svg:y2="19.837cm">
          <text:p/>
        </draw:line>
        <draw:polygon draw:style-name="gr58" draw:text-style-name="P8" draw:layer="layout" svg:width="0.004cm" svg:height="0.309cm" svg:x="12.084cm" svg:y="19.53cm" svg:viewBox="0 0 5 310" draw:points="0,310 5,310 5,0 0,0">
          <text:p/>
        </draw:polygon>
        <draw:line draw:style-name="gr59" draw:text-style-name="P9" draw:layer="layout" svg:x1="12.442cm" svg:y1="19.532cm" svg:x2="12.442cm" svg:y2="19.837cm">
          <text:p/>
        </draw:line>
        <draw:polygon draw:style-name="gr58" draw:text-style-name="P8" draw:layer="layout" svg:width="0.004cm" svg:height="0.309cm" svg:x="12.44cm" svg:y="19.53cm" svg:viewBox="0 0 5 310" draw:points="0,310 5,310 5,0 0,0">
          <text:p/>
        </draw:polygon>
        <draw:line draw:style-name="gr59" draw:text-style-name="P9" draw:layer="layout" svg:x1="12.797cm" svg:y1="19.532cm" svg:x2="12.797cm" svg:y2="19.837cm">
          <text:p/>
        </draw:line>
        <draw:polygon draw:style-name="gr58" draw:text-style-name="P8" draw:layer="layout" svg:width="0.004cm" svg:height="0.309cm" svg:x="12.795cm" svg:y="19.53cm" svg:viewBox="0 0 5 310" draw:points="0,310 5,310 5,0 0,0">
          <text:p/>
        </draw:polygon>
        <draw:line draw:style-name="gr59" draw:text-style-name="P9" draw:layer="layout" svg:x1="13.153cm" svg:y1="19.532cm" svg:x2="13.153cm" svg:y2="19.837cm">
          <text:p/>
        </draw:line>
        <draw:polygon draw:style-name="gr58" draw:text-style-name="P8" draw:layer="layout" svg:width="0.004cm" svg:height="0.309cm" svg:x="13.151cm" svg:y="19.53cm" svg:viewBox="0 0 5 310" draw:points="0,310 5,310 5,0 0,0">
          <text:p/>
        </draw:polygon>
        <draw:line draw:style-name="gr59" draw:text-style-name="P9" draw:layer="layout" svg:x1="13.508cm" svg:y1="19.532cm" svg:x2="13.508cm" svg:y2="19.837cm">
          <text:p/>
        </draw:line>
        <draw:polygon draw:style-name="gr58" draw:text-style-name="P8" draw:layer="layout" svg:width="0.005cm" svg:height="0.309cm" svg:x="13.506cm" svg:y="19.53cm" svg:viewBox="0 0 6 310" draw:points="0,310 6,310 6,0 0,0">
          <text:p/>
        </draw:polygon>
        <draw:line draw:style-name="gr59" draw:text-style-name="P9" draw:layer="layout" svg:x1="13.864cm" svg:y1="19.532cm" svg:x2="13.864cm" svg:y2="19.837cm">
          <text:p/>
        </draw:line>
        <draw:polygon draw:style-name="gr58" draw:text-style-name="P8" draw:layer="layout" svg:width="0.004cm" svg:height="0.309cm" svg:x="13.862cm" svg:y="19.53cm" svg:viewBox="0 0 5 310" draw:points="0,310 5,310 5,0 0,0">
          <text:p/>
        </draw:polygon>
        <draw:line draw:style-name="gr59" draw:text-style-name="P9" draw:layer="layout" svg:x1="14.22cm" svg:y1="19.532cm" svg:x2="14.22cm" svg:y2="19.837cm">
          <text:p/>
        </draw:line>
        <draw:polygon draw:style-name="gr58" draw:text-style-name="P8" draw:layer="layout" svg:width="0.004cm" svg:height="0.309cm" svg:x="14.218cm" svg:y="19.53cm" svg:viewBox="0 0 5 310" draw:points="0,310 5,310 5,0 0,0">
          <text:p/>
        </draw:polygon>
        <draw:line draw:style-name="gr59" draw:text-style-name="P9" draw:layer="layout" svg:x1="14.575cm" svg:y1="19.532cm" svg:x2="14.575cm" svg:y2="19.837cm">
          <text:p/>
        </draw:line>
        <draw:polygon draw:style-name="gr58" draw:text-style-name="P8" draw:layer="layout" svg:width="0.004cm" svg:height="0.309cm" svg:x="14.573cm" svg:y="19.53cm" svg:viewBox="0 0 5 310" draw:points="0,310 5,310 5,0 0,0">
          <text:p/>
        </draw:polygon>
        <draw:line draw:style-name="gr59" draw:text-style-name="P9" draw:layer="layout" svg:x1="16.354cm" svg:y1="19.532cm" svg:x2="16.354cm" svg:y2="19.837cm">
          <text:p/>
        </draw:line>
        <draw:polygon draw:style-name="gr58" draw:text-style-name="P8" draw:layer="layout" svg:width="0.004cm" svg:height="0.309cm" svg:x="16.352cm" svg:y="19.53cm" svg:viewBox="0 0 5 310" draw:points="0,310 5,310 5,0 0,0">
          <text:p/>
        </draw:polygon>
        <draw:line draw:style-name="gr59" draw:text-style-name="P9" draw:layer="layout" svg:x1="16.71cm" svg:y1="19.532cm" svg:x2="16.71cm" svg:y2="19.837cm">
          <text:p/>
        </draw:line>
        <draw:polygon draw:style-name="gr58" draw:text-style-name="P8" draw:layer="layout" svg:width="0.004cm" svg:height="0.309cm" svg:x="16.708cm" svg:y="19.53cm" svg:viewBox="0 0 5 310" draw:points="0,310 5,310 5,0 0,0">
          <text:p/>
        </draw:polygon>
        <draw:line draw:style-name="gr59" draw:text-style-name="P9" draw:layer="layout" svg:x1="17.065cm" svg:y1="19.532cm" svg:x2="17.065cm" svg:y2="19.837cm">
          <text:p/>
        </draw:line>
        <draw:polygon draw:style-name="gr58" draw:text-style-name="P8" draw:layer="layout" svg:width="0.005cm" svg:height="0.309cm" svg:x="17.063cm" svg:y="19.53cm" svg:viewBox="0 0 6 310" draw:points="0,310 6,310 6,0 0,0">
          <text:p/>
        </draw:polygon>
        <draw:line draw:style-name="gr59" draw:text-style-name="P9" draw:layer="layout" svg:x1="17.421cm" svg:y1="19.532cm" svg:x2="17.421cm" svg:y2="19.837cm">
          <text:p/>
        </draw:line>
        <draw:polygon draw:style-name="gr58" draw:text-style-name="P8" draw:layer="layout" svg:width="0.004cm" svg:height="0.309cm" svg:x="17.419cm" svg:y="19.53cm" svg:viewBox="0 0 5 310" draw:points="0,310 5,310 5,0 0,0">
          <text:p/>
        </draw:polygon>
        <draw:line draw:style-name="gr59" draw:text-style-name="P9" draw:layer="layout" svg:x1="17.777cm" svg:y1="19.532cm" svg:x2="17.777cm" svg:y2="19.837cm">
          <text:p/>
        </draw:line>
        <draw:polygon draw:style-name="gr58" draw:text-style-name="P8" draw:layer="layout" svg:width="0.004cm" svg:height="0.309cm" svg:x="17.775cm" svg:y="19.53cm" svg:viewBox="0 0 5 310" draw:points="0,310 5,310 5,0 0,0">
          <text:p/>
        </draw:polygon>
        <draw:line draw:style-name="gr59" draw:text-style-name="P9" draw:layer="layout" svg:x1="6.043cm" svg:y1="20.688cm" svg:x2="8.885cm" svg:y2="20.688cm">
          <text:p/>
        </draw:line>
        <draw:polygon draw:style-name="gr58" draw:text-style-name="P8" draw:layer="layout" svg:width="2.846cm" svg:height="0.004cm" svg:x="6.041cm" svg:y="20.686cm" svg:viewBox="0 0 2847 5" draw:points="0,5 2847,5 2847,0 0,0">
          <text:p/>
        </draw:polygon>
        <draw:line draw:style-name="gr59" draw:text-style-name="P9" draw:layer="layout" svg:x1="11.735cm" svg:y1="20.688cm" svg:x2="14.575cm" svg:y2="20.688cm">
          <text:p/>
        </draw:line>
        <draw:polygon draw:style-name="gr58" draw:text-style-name="P8" draw:layer="layout" svg:width="2.844cm" svg:height="0.004cm" svg:x="11.733cm" svg:y="20.686cm" svg:viewBox="0 0 2845 5" draw:points="0,5 2845,5 2845,0 0,0">
          <text:p/>
        </draw:polygon>
        <draw:line draw:style-name="gr59" draw:text-style-name="P9" draw:layer="layout" svg:x1="3.194cm" svg:y1="15.621cm" svg:x2="3.194cm" svg:y2="15.926cm">
          <text:p/>
        </draw:line>
        <draw:polygon draw:style-name="gr58" draw:text-style-name="P8" draw:layer="layout" svg:width="0.005cm" svg:height="0.309cm" svg:x="3.192cm" svg:y="15.619cm" svg:viewBox="0 0 6 310" draw:points="0,310 6,310 6,0 0,0">
          <text:p/>
        </draw:polygon>
        <draw:line draw:style-name="gr59" draw:text-style-name="P9" draw:layer="layout" svg:x1="3.55cm" svg:y1="15.621cm" svg:x2="3.55cm" svg:y2="15.926cm">
          <text:p/>
        </draw:line>
        <draw:polygon draw:style-name="gr58" draw:text-style-name="P8" draw:layer="layout" svg:width="0.004cm" svg:height="0.309cm" svg:x="3.548cm" svg:y="15.619cm" svg:viewBox="0 0 5 310" draw:points="0,310 5,310 5,0 0,0">
          <text:p/>
        </draw:polygon>
        <draw:line draw:style-name="gr59" draw:text-style-name="P9" draw:layer="layout" svg:x1="3.905cm" svg:y1="19.968cm" svg:x2="3.905cm" svg:y2="20.273cm">
          <text:p/>
        </draw:line>
        <draw:polygon draw:style-name="gr58" draw:text-style-name="P8" draw:layer="layout" svg:width="0.005cm" svg:height="0.309cm" svg:x="3.903cm" svg:y="19.966cm" svg:viewBox="0 0 6 310" draw:points="0,310 6,310 6,0 0,0">
          <text:p/>
        </draw:polygon>
        <draw:line draw:style-name="gr59" draw:text-style-name="P9" draw:layer="layout" svg:x1="4.261cm" svg:y1="19.968cm" svg:x2="4.261cm" svg:y2="20.273cm">
          <text:p/>
        </draw:line>
        <draw:polygon draw:style-name="gr58" draw:text-style-name="P8" draw:layer="layout" svg:width="0.004cm" svg:height="0.309cm" svg:x="4.259cm" svg:y="19.966cm" svg:viewBox="0 0 5 310" draw:points="0,310 5,310 5,0 0,0">
          <text:p/>
        </draw:polygon>
        <draw:line draw:style-name="gr59" draw:text-style-name="P9" draw:layer="layout" svg:x1="4.617cm" svg:y1="19.968cm" svg:x2="4.617cm" svg:y2="20.273cm">
          <text:p/>
        </draw:line>
        <draw:polygon draw:style-name="gr58" draw:text-style-name="P8" draw:layer="layout" svg:width="0.004cm" svg:height="0.309cm" svg:x="4.615cm" svg:y="19.966cm" svg:viewBox="0 0 5 310" draw:points="0,310 5,310 5,0 0,0">
          <text:p/>
        </draw:polygon>
        <draw:line draw:style-name="gr59" draw:text-style-name="P9" draw:layer="layout" svg:x1="8.885cm" svg:y1="20.383cm" svg:x2="8.885cm" svg:y2="20.688cm">
          <text:p/>
        </draw:line>
        <draw:polygon draw:style-name="gr58" draw:text-style-name="P8" draw:layer="layout" svg:width="0.004cm" svg:height="0.309cm" svg:x="8.883cm" svg:y="20.381cm" svg:viewBox="0 0 5 310" draw:points="0,310 5,310 5,0 0,0">
          <text:p/>
        </draw:polygon>
        <draw:line draw:style-name="gr59" draw:text-style-name="P9" draw:layer="layout" svg:x1="9.241cm" svg:y1="19.532cm" svg:x2="9.241cm" svg:y2="19.837cm">
          <text:p/>
        </draw:line>
        <draw:polygon draw:style-name="gr58" draw:text-style-name="P8" draw:layer="layout" svg:width="0.005cm" svg:height="0.309cm" svg:x="9.238cm" svg:y="19.53cm" svg:viewBox="0 0 6 310" draw:points="0,310 6,310 6,0 0,0">
          <text:p/>
        </draw:polygon>
        <draw:line draw:style-name="gr59" draw:text-style-name="P9" draw:layer="layout" svg:x1="9.596cm" svg:y1="19.532cm" svg:x2="9.596cm" svg:y2="19.837cm">
          <text:p/>
        </draw:line>
        <draw:polygon draw:style-name="gr58" draw:text-style-name="P8" draw:layer="layout" svg:width="0.004cm" svg:height="0.309cm" svg:x="9.594cm" svg:y="19.53cm" svg:viewBox="0 0 5 310" draw:points="0,310 5,310 5,0 0,0">
          <text:p/>
        </draw:polygon>
        <draw:line draw:style-name="gr59" draw:text-style-name="P9" draw:layer="layout" svg:x1="9.952cm" svg:y1="19.532cm" svg:x2="9.952cm" svg:y2="19.837cm">
          <text:p/>
        </draw:line>
        <draw:polygon draw:style-name="gr58" draw:text-style-name="P8" draw:layer="layout" svg:width="0.004cm" svg:height="0.309cm" svg:x="9.95cm" svg:y="19.53cm" svg:viewBox="0 0 5 310" draw:points="0,310 5,310 5,0 0,0">
          <text:p/>
        </draw:polygon>
        <draw:line draw:style-name="gr59" draw:text-style-name="P9" draw:layer="layout" svg:x1="10.307cm" svg:y1="19.532cm" svg:x2="10.307cm" svg:y2="19.837cm">
          <text:p/>
        </draw:line>
        <draw:polygon draw:style-name="gr58" draw:text-style-name="P8" draw:layer="layout" svg:width="0.004cm" svg:height="0.309cm" svg:x="10.305cm" svg:y="19.53cm" svg:viewBox="0 0 5 310" draw:points="0,310 5,310 5,0 0,0">
          <text:p/>
        </draw:polygon>
        <draw:line draw:style-name="gr59" draw:text-style-name="P9" draw:layer="layout" svg:x1="10.663cm" svg:y1="19.532cm" svg:x2="10.663cm" svg:y2="19.837cm">
          <text:p/>
        </draw:line>
        <draw:polygon draw:style-name="gr58" draw:text-style-name="P8" draw:layer="layout" svg:width="0.004cm" svg:height="0.309cm" svg:x="10.661cm" svg:y="19.53cm" svg:viewBox="0 0 5 310" draw:points="0,310 5,310 5,0 0,0">
          <text:p/>
        </draw:polygon>
        <draw:line draw:style-name="gr59" draw:text-style-name="P9" draw:layer="layout" svg:x1="11.019cm" svg:y1="19.532cm" svg:x2="11.019cm" svg:y2="19.837cm">
          <text:p/>
        </draw:line>
        <draw:polygon draw:style-name="gr58" draw:text-style-name="P8" draw:layer="layout" svg:width="0.005cm" svg:height="0.309cm" svg:x="11.016cm" svg:y="19.53cm" svg:viewBox="0 0 6 310" draw:points="0,310 6,310 6,0 0,0">
          <text:p/>
        </draw:polygon>
        <draw:line draw:style-name="gr59" draw:text-style-name="P9" draw:layer="layout" svg:x1="11.375cm" svg:y1="19.532cm" svg:x2="11.375cm" svg:y2="19.837cm">
          <text:p/>
        </draw:line>
        <draw:polygon draw:style-name="gr58" draw:text-style-name="P8" draw:layer="layout" svg:width="0.004cm" svg:height="0.309cm" svg:x="11.373cm" svg:y="19.53cm" svg:viewBox="0 0 5 310" draw:points="0,310 5,310 5,0 0,0">
          <text:p/>
        </draw:polygon>
        <draw:line draw:style-name="gr59" draw:text-style-name="P9" draw:layer="layout" svg:x1="11.73cm" svg:y1="20.383cm" svg:x2="11.73cm" svg:y2="20.688cm">
          <text:p/>
        </draw:line>
        <draw:polygon draw:style-name="gr58" draw:text-style-name="P8" draw:layer="layout" svg:width="0.005cm" svg:height="0.309cm" svg:x="11.728cm" svg:y="20.381cm" svg:viewBox="0 0 6 310" draw:points="0,310 6,310 6,0 0,0">
          <text:p/>
        </draw:polygon>
        <draw:line draw:style-name="gr59" draw:text-style-name="P9" draw:layer="layout" svg:x1="12.086cm" svg:y1="20.383cm" svg:x2="12.086cm" svg:y2="20.688cm">
          <text:p/>
        </draw:line>
        <draw:polygon draw:style-name="gr58" draw:text-style-name="P8" draw:layer="layout" svg:width="0.004cm" svg:height="0.309cm" svg:x="12.084cm" svg:y="20.381cm" svg:viewBox="0 0 5 310" draw:points="0,310 5,310 5,0 0,0">
          <text:p/>
        </draw:polygon>
        <draw:line draw:style-name="gr59" draw:text-style-name="P9" draw:layer="layout" svg:x1="12.442cm" svg:y1="20.383cm" svg:x2="12.442cm" svg:y2="20.688cm">
          <text:p/>
        </draw:line>
        <draw:polygon draw:style-name="gr58" draw:text-style-name="P8" draw:layer="layout" svg:width="0.004cm" svg:height="0.309cm" svg:x="12.44cm" svg:y="20.381cm" svg:viewBox="0 0 5 310" draw:points="0,310 5,310 5,0 0,0">
          <text:p/>
        </draw:polygon>
        <draw:line draw:style-name="gr59" draw:text-style-name="P9" draw:layer="layout" svg:x1="12.797cm" svg:y1="20.383cm" svg:x2="12.797cm" svg:y2="20.688cm">
          <text:p/>
        </draw:line>
        <draw:polygon draw:style-name="gr58" draw:text-style-name="P8" draw:layer="layout" svg:width="0.004cm" svg:height="0.309cm" svg:x="12.795cm" svg:y="20.381cm" svg:viewBox="0 0 5 310" draw:points="0,310 5,310 5,0 0,0">
          <text:p/>
        </draw:polygon>
        <draw:line draw:style-name="gr59" draw:text-style-name="P9" draw:layer="layout" svg:x1="13.153cm" svg:y1="20.383cm" svg:x2="13.153cm" svg:y2="20.688cm">
          <text:p/>
        </draw:line>
        <draw:polygon draw:style-name="gr58" draw:text-style-name="P8" draw:layer="layout" svg:width="0.004cm" svg:height="0.309cm" svg:x="13.151cm" svg:y="20.381cm" svg:viewBox="0 0 5 310" draw:points="0,310 5,310 5,0 0,0">
          <text:p/>
        </draw:polygon>
        <draw:line draw:style-name="gr59" draw:text-style-name="P9" draw:layer="layout" svg:x1="13.508cm" svg:y1="20.383cm" svg:x2="13.508cm" svg:y2="20.688cm">
          <text:p/>
        </draw:line>
        <draw:polygon draw:style-name="gr58" draw:text-style-name="P8" draw:layer="layout" svg:width="0.005cm" svg:height="0.309cm" svg:x="13.506cm" svg:y="20.381cm" svg:viewBox="0 0 6 310" draw:points="0,310 6,310 6,0 0,0">
          <text:p/>
        </draw:polygon>
        <draw:line draw:style-name="gr59" draw:text-style-name="P9" draw:layer="layout" svg:x1="13.864cm" svg:y1="20.383cm" svg:x2="13.864cm" svg:y2="20.688cm">
          <text:p/>
        </draw:line>
        <draw:polygon draw:style-name="gr58" draw:text-style-name="P8" draw:layer="layout" svg:width="0.004cm" svg:height="0.309cm" svg:x="13.862cm" svg:y="20.381cm" svg:viewBox="0 0 5 310" draw:points="0,310 5,310 5,0 0,0">
          <text:p/>
        </draw:polygon>
        <draw:line draw:style-name="gr59" draw:text-style-name="P9" draw:layer="layout" svg:x1="14.22cm" svg:y1="20.383cm" svg:x2="14.22cm" svg:y2="20.688cm">
          <text:p/>
        </draw:line>
        <draw:polygon draw:style-name="gr58" draw:text-style-name="P8" draw:layer="layout" svg:width="0.004cm" svg:height="0.309cm" svg:x="14.218cm" svg:y="20.381cm" svg:viewBox="0 0 5 310" draw:points="0,310 5,310 5,0 0,0">
          <text:p/>
        </draw:polygon>
        <draw:line draw:style-name="gr59" draw:text-style-name="P9" draw:layer="layout" svg:x1="14.575cm" svg:y1="20.383cm" svg:x2="14.575cm" svg:y2="20.688cm">
          <text:p/>
        </draw:line>
        <draw:polygon draw:style-name="gr58" draw:text-style-name="P8" draw:layer="layout" svg:width="0.004cm" svg:height="0.309cm" svg:x="14.573cm" svg:y="20.381cm" svg:viewBox="0 0 5 310" draw:points="0,310 5,310 5,0 0,0">
          <text:p/>
        </draw:polygon>
        <draw:line draw:style-name="gr59" draw:text-style-name="P9" draw:layer="layout" svg:x1="14.931cm" svg:y1="19.532cm" svg:x2="14.931cm" svg:y2="19.837cm">
          <text:p/>
        </draw:line>
        <draw:polygon draw:style-name="gr58" draw:text-style-name="P8" draw:layer="layout" svg:width="0.004cm" svg:height="0.309cm" svg:x="14.929cm" svg:y="19.53cm" svg:viewBox="0 0 5 310" draw:points="0,310 5,310 5,0 0,0">
          <text:p/>
        </draw:polygon>
        <draw:line draw:style-name="gr59" draw:text-style-name="P9" draw:layer="layout" svg:x1="15.286cm" svg:y1="19.532cm" svg:x2="15.286cm" svg:y2="19.837cm">
          <text:p/>
        </draw:line>
        <draw:polygon draw:style-name="gr58" draw:text-style-name="P8" draw:layer="layout" svg:width="0.005cm" svg:height="0.309cm" svg:x="15.284cm" svg:y="19.53cm" svg:viewBox="0 0 6 310" draw:points="0,310 6,310 6,0 0,0">
          <text:p/>
        </draw:polygon>
        <draw:line draw:style-name="gr59" draw:text-style-name="P9" draw:layer="layout" svg:x1="15.643cm" svg:y1="19.532cm" svg:x2="15.643cm" svg:y2="19.837cm">
          <text:p/>
        </draw:line>
        <draw:polygon draw:style-name="gr58" draw:text-style-name="P8" draw:layer="layout" svg:width="0.004cm" svg:height="0.309cm" svg:x="15.641cm" svg:y="19.53cm" svg:viewBox="0 0 5 310" draw:points="0,310 5,310 5,0 0,0">
          <text:p/>
        </draw:polygon>
        <draw:line draw:style-name="gr59" draw:text-style-name="P9" draw:layer="layout" svg:x1="15.999cm" svg:y1="19.532cm" svg:x2="15.999cm" svg:y2="19.837cm">
          <text:p/>
        </draw:line>
        <draw:polygon draw:style-name="gr58" draw:text-style-name="P8" draw:layer="layout" svg:width="0.004cm" svg:height="0.309cm" svg:x="15.997cm" svg:y="19.53cm" svg:viewBox="0 0 5 310" draw:points="0,310 5,310 5,0 0,0">
          <text:p/>
        </draw:polygon>
        <draw:line draw:style-name="gr59" draw:text-style-name="P9" draw:layer="layout" svg:x1="16.354cm" svg:y1="20.383cm" svg:x2="16.354cm" svg:y2="20.688cm">
          <text:p/>
        </draw:line>
        <draw:polygon draw:style-name="gr58" draw:text-style-name="P8" draw:layer="layout" svg:width="0.004cm" svg:height="0.309cm" svg:x="16.352cm" svg:y="20.381cm" svg:viewBox="0 0 5 310" draw:points="0,310 5,310 5,0 0,0">
          <text:p/>
        </draw:polygon>
        <draw:line draw:style-name="gr59" draw:text-style-name="P9" draw:layer="layout" svg:x1="16.71cm" svg:y1="20.383cm" svg:x2="16.71cm" svg:y2="20.688cm">
          <text:p/>
        </draw:line>
        <draw:polygon draw:style-name="gr58" draw:text-style-name="P8" draw:layer="layout" svg:width="0.004cm" svg:height="0.309cm" svg:x="16.708cm" svg:y="20.381cm" svg:viewBox="0 0 5 310" draw:points="0,310 5,310 5,0 0,0">
          <text:p/>
        </draw:polygon>
        <draw:line draw:style-name="gr59" draw:text-style-name="P9" draw:layer="layout" svg:x1="17.065cm" svg:y1="20.383cm" svg:x2="17.065cm" svg:y2="20.688cm">
          <text:p/>
        </draw:line>
        <draw:polygon draw:style-name="gr58" draw:text-style-name="P8" draw:layer="layout" svg:width="0.005cm" svg:height="0.309cm" svg:x="17.063cm" svg:y="20.381cm" svg:viewBox="0 0 6 310" draw:points="0,310 6,310 6,0 0,0">
          <text:p/>
        </draw:polygon>
        <draw:line draw:style-name="gr59" draw:text-style-name="P9" draw:layer="layout" svg:x1="17.421cm" svg:y1="20.383cm" svg:x2="17.421cm" svg:y2="20.688cm">
          <text:p/>
        </draw:line>
        <draw:polygon draw:style-name="gr58" draw:text-style-name="P8" draw:layer="layout" svg:width="0.004cm" svg:height="0.309cm" svg:x="17.419cm" svg:y="20.381cm" svg:viewBox="0 0 5 310" draw:points="0,310 5,310 5,0 0,0">
          <text:p/>
        </draw:polygon>
        <draw:line draw:style-name="gr59" draw:text-style-name="P9" draw:layer="layout" svg:x1="17.777cm" svg:y1="20.383cm" svg:x2="17.777cm" svg:y2="20.688cm">
          <text:p/>
        </draw:line>
        <draw:polygon draw:style-name="gr58" draw:text-style-name="P8" draw:layer="layout" svg:width="0.004cm" svg:height="0.309cm" svg:x="17.775cm" svg:y="20.381cm" svg:viewBox="0 0 5 310" draw:points="0,310 5,310 5,0 0,0">
          <text:p/>
        </draw:polygon>
        <draw:line draw:style-name="gr59" draw:text-style-name="P9" draw:layer="layout" svg:x1="3.199cm" svg:y1="21.234cm" svg:x2="3.55cm" svg:y2="21.234cm">
          <text:p/>
        </draw:line>
        <draw:polygon draw:style-name="gr58" draw:text-style-name="P8" draw:layer="layout" svg:width="0.355cm" svg:height="0.004cm" svg:x="3.197cm" svg:y="21.232cm" svg:viewBox="0 0 356 5" draw:points="0,5 356,5 356,0 0,0">
          <text:p/>
        </draw:polygon>
        <draw:line draw:style-name="gr59" draw:text-style-name="P9" draw:layer="layout" svg:x1="3.91cm" svg:y1="21.234cm" svg:x2="4.617cm" svg:y2="21.234cm">
          <text:p/>
        </draw:line>
        <draw:polygon draw:style-name="gr58" draw:text-style-name="P8" draw:layer="layout" svg:width="0.711cm" svg:height="0.004cm" svg:x="3.908cm" svg:y="21.232cm" svg:viewBox="0 0 712 5" draw:points="0,5 712,5 712,0 0,0">
          <text:p/>
        </draw:polygon>
        <draw:line draw:style-name="gr59" draw:text-style-name="P9" draw:layer="layout" svg:x1="3.194cm" svg:y1="20.929cm" svg:x2="3.194cm" svg:y2="21.234cm">
          <text:p/>
        </draw:line>
        <draw:polygon draw:style-name="gr58" draw:text-style-name="P8" draw:layer="layout" svg:width="0.005cm" svg:height="0.309cm" svg:x="3.192cm" svg:y="20.927cm" svg:viewBox="0 0 6 310" draw:points="0,310 6,310 6,0 0,0">
          <text:p/>
        </draw:polygon>
        <draw:line draw:style-name="gr59" draw:text-style-name="P9" draw:layer="layout" svg:x1="3.55cm" svg:y1="20.934cm" svg:x2="3.55cm" svg:y2="21.234cm">
          <text:p/>
        </draw:line>
        <draw:polygon draw:style-name="gr58" draw:text-style-name="P8" draw:layer="layout" svg:width="0.004cm" svg:height="0.304cm" svg:x="3.548cm" svg:y="20.932cm" svg:viewBox="0 0 5 305" draw:points="0,305 5,305 5,0 0,0">
          <text:p/>
        </draw:polygon>
        <draw:line draw:style-name="gr59" draw:text-style-name="P9" draw:layer="layout" svg:x1="11.019cm" svg:y1="20.929cm" svg:x2="11.019cm" svg:y2="21.234cm">
          <text:p/>
        </draw:line>
        <draw:polygon draw:style-name="gr58" draw:text-style-name="P8" draw:layer="layout" svg:width="0.005cm" svg:height="0.309cm" svg:x="11.016cm" svg:y="20.927cm" svg:viewBox="0 0 6 310" draw:points="0,310 6,310 6,0 0,0">
          <text:p/>
        </draw:polygon>
        <draw:line draw:style-name="gr59" draw:text-style-name="P9" draw:layer="layout" svg:x1="11.375cm" svg:y1="20.929cm" svg:x2="11.375cm" svg:y2="21.234cm">
          <text:p/>
        </draw:line>
        <draw:polygon draw:style-name="gr58" draw:text-style-name="P8" draw:layer="layout" svg:width="0.004cm" svg:height="0.309cm" svg:x="11.373cm" svg:y="20.927cm" svg:viewBox="0 0 5 310" draw:points="0,310 5,310 5,0 0,0">
          <text:p/>
        </draw:polygon>
        <draw:line draw:style-name="gr59" draw:text-style-name="P9" draw:layer="layout" svg:x1="11.023cm" svg:y1="21.824cm" svg:x2="11.375cm" svg:y2="21.824cm">
          <text:p/>
        </draw:line>
        <draw:polygon draw:style-name="gr58" draw:text-style-name="P8" draw:layer="layout" svg:width="0.356cm" svg:height="0.004cm" svg:x="11.021cm" svg:y="21.822cm" svg:viewBox="0 0 357 5" draw:points="0,5 357,5 357,0 0,0">
          <text:p/>
        </draw:polygon>
        <draw:line draw:style-name="gr59" draw:text-style-name="P9" draw:layer="layout" svg:x1="12.797cm" svg:y1="20.929cm" svg:x2="12.797cm" svg:y2="21.234cm">
          <text:p/>
        </draw:line>
        <draw:polygon draw:style-name="gr58" draw:text-style-name="P8" draw:layer="layout" svg:width="0.004cm" svg:height="0.309cm" svg:x="12.795cm" svg:y="20.927cm" svg:viewBox="0 0 5 310" draw:points="0,310 5,310 5,0 0,0">
          <text:p/>
        </draw:polygon>
        <draw:line draw:style-name="gr59" draw:text-style-name="P9" draw:layer="layout" svg:x1="13.153cm" svg:y1="20.929cm" svg:x2="13.153cm" svg:y2="21.234cm">
          <text:p/>
        </draw:line>
        <draw:polygon draw:style-name="gr58" draw:text-style-name="P8" draw:layer="layout" svg:width="0.004cm" svg:height="0.309cm" svg:x="13.151cm" svg:y="20.927cm" svg:viewBox="0 0 5 310" draw:points="0,310 5,310 5,0 0,0">
          <text:p/>
        </draw:polygon>
        <draw:line draw:style-name="gr59" draw:text-style-name="P9" draw:layer="layout" svg:x1="11.023cm" svg:y1="22.129cm" svg:x2="11.375cm" svg:y2="22.129cm">
          <text:p/>
        </draw:line>
        <draw:polygon draw:style-name="gr58" draw:text-style-name="P8" draw:layer="layout" svg:width="0.356cm" svg:height="0.005cm" svg:x="11.021cm" svg:y="22.126cm" svg:viewBox="0 0 357 6" draw:points="0,6 357,6 357,0 0,0">
          <text:p/>
        </draw:polygon>
        <draw:line draw:style-name="gr59" draw:text-style-name="P9" draw:layer="layout" svg:x1="3.194cm" svg:y1="21.388cm" svg:x2="3.194cm" svg:y2="21.693cm">
          <text:p/>
        </draw:line>
        <draw:polygon draw:style-name="gr58" draw:text-style-name="P8" draw:layer="layout" svg:width="0.005cm" svg:height="0.309cm" svg:x="3.192cm" svg:y="21.386cm" svg:viewBox="0 0 6 310" draw:points="0,310 6,310 6,0 0,0">
          <text:p/>
        </draw:polygon>
        <draw:line draw:style-name="gr59" draw:text-style-name="P9" draw:layer="layout" svg:x1="3.55cm" svg:y1="21.392cm" svg:x2="3.55cm" svg:y2="21.693cm">
          <text:p/>
        </draw:line>
        <draw:polygon draw:style-name="gr58" draw:text-style-name="P8" draw:layer="layout" svg:width="0.004cm" svg:height="0.305cm" svg:x="3.548cm" svg:y="21.39cm" svg:viewBox="0 0 5 306" draw:points="0,306 5,306 5,0 0,0">
          <text:p/>
        </draw:polygon>
        <draw:line draw:style-name="gr59" draw:text-style-name="P9" draw:layer="layout" svg:x1="3.905cm" svg:y1="20.929cm" svg:x2="3.905cm" svg:y2="21.234cm">
          <text:p/>
        </draw:line>
        <draw:polygon draw:style-name="gr58" draw:text-style-name="P8" draw:layer="layout" svg:width="0.005cm" svg:height="0.309cm" svg:x="3.903cm" svg:y="20.927cm" svg:viewBox="0 0 6 310" draw:points="0,310 6,310 6,0 0,0">
          <text:p/>
        </draw:polygon>
        <draw:line draw:style-name="gr59" draw:text-style-name="P9" draw:layer="layout" svg:x1="4.261cm" svg:y1="20.929cm" svg:x2="4.261cm" svg:y2="21.234cm">
          <text:p/>
        </draw:line>
        <draw:polygon draw:style-name="gr58" draw:text-style-name="P8" draw:layer="layout" svg:width="0.004cm" svg:height="0.309cm" svg:x="4.259cm" svg:y="20.927cm" svg:viewBox="0 0 5 310" draw:points="0,310 5,310 5,0 0,0">
          <text:p/>
        </draw:polygon>
        <draw:line draw:style-name="gr59" draw:text-style-name="P9" draw:layer="layout" svg:x1="4.617cm" svg:y1="20.929cm" svg:x2="4.617cm" svg:y2="21.234cm">
          <text:p/>
        </draw:line>
        <draw:polygon draw:style-name="gr58" draw:text-style-name="P8" draw:layer="layout" svg:width="0.004cm" svg:height="0.309cm" svg:x="4.615cm" svg:y="20.927cm" svg:viewBox="0 0 5 310" draw:points="0,310 5,310 5,0 0,0">
          <text:p/>
        </draw:polygon>
        <draw:line draw:style-name="gr59" draw:text-style-name="P9" draw:layer="layout" svg:x1="4.972cm" svg:y1="19.968cm" svg:x2="4.972cm" svg:y2="20.273cm">
          <text:p/>
        </draw:line>
        <draw:polygon draw:style-name="gr58" draw:text-style-name="P8" draw:layer="layout" svg:width="0.004cm" svg:height="0.309cm" svg:x="4.97cm" svg:y="19.966cm" svg:viewBox="0 0 5 310" draw:points="0,310 5,310 5,0 0,0">
          <text:p/>
        </draw:polygon>
        <draw:line draw:style-name="gr59" draw:text-style-name="P9" draw:layer="layout" svg:x1="5.328cm" svg:y1="19.968cm" svg:x2="5.328cm" svg:y2="20.273cm">
          <text:p/>
        </draw:line>
        <draw:polygon draw:style-name="gr58" draw:text-style-name="P8" draw:layer="layout" svg:width="0.004cm" svg:height="0.309cm" svg:x="5.326cm" svg:y="19.966cm" svg:viewBox="0 0 5 310" draw:points="0,310 5,310 5,0 0,0">
          <text:p/>
        </draw:polygon>
        <draw:line draw:style-name="gr59" draw:text-style-name="P9" draw:layer="layout" svg:x1="5.683cm" svg:y1="19.968cm" svg:x2="5.683cm" svg:y2="20.273cm">
          <text:p/>
        </draw:line>
        <draw:polygon draw:style-name="gr58" draw:text-style-name="P8" draw:layer="layout" svg:width="0.006cm" svg:height="0.309cm" svg:x="5.681cm" svg:y="19.966cm" svg:viewBox="0 0 7 310" draw:points="0,310 7,310 7,0 0,0">
          <text:p/>
        </draw:polygon>
        <draw:line draw:style-name="gr59" draw:text-style-name="P9" draw:layer="layout" svg:x1="6.039cm" svg:y1="20.383cm" svg:x2="6.039cm" svg:y2="20.688cm">
          <text:p/>
        </draw:line>
        <draw:polygon draw:style-name="gr58" draw:text-style-name="P8" draw:layer="layout" svg:width="0.004cm" svg:height="0.309cm" svg:x="6.037cm" svg:y="20.381cm" svg:viewBox="0 0 5 310" draw:points="0,310 5,310 5,0 0,0">
          <text:p/>
        </draw:polygon>
        <draw:line draw:style-name="gr59" draw:text-style-name="P9" draw:layer="layout" svg:x1="6.395cm" svg:y1="20.383cm" svg:x2="6.395cm" svg:y2="20.688cm">
          <text:p/>
        </draw:line>
        <draw:polygon draw:style-name="gr58" draw:text-style-name="P8" draw:layer="layout" svg:width="0.004cm" svg:height="0.309cm" svg:x="6.393cm" svg:y="20.381cm" svg:viewBox="0 0 5 310" draw:points="0,310 5,310 5,0 0,0">
          <text:p/>
        </draw:polygon>
        <draw:line draw:style-name="gr59" draw:text-style-name="P9" draw:layer="layout" svg:x1="6.751cm" svg:y1="20.383cm" svg:x2="6.751cm" svg:y2="20.688cm">
          <text:p/>
        </draw:line>
        <draw:polygon draw:style-name="gr58" draw:text-style-name="P8" draw:layer="layout" svg:width="0.004cm" svg:height="0.309cm" svg:x="6.749cm" svg:y="20.381cm" svg:viewBox="0 0 5 310" draw:points="0,310 5,310 5,0 0,0">
          <text:p/>
        </draw:polygon>
        <draw:line draw:style-name="gr59" draw:text-style-name="P9" draw:layer="layout" svg:x1="7.107cm" svg:y1="20.383cm" svg:x2="7.107cm" svg:y2="20.688cm">
          <text:p/>
        </draw:line>
        <draw:polygon draw:style-name="gr58" draw:text-style-name="P8" draw:layer="layout" svg:width="0.004cm" svg:height="0.309cm" svg:x="7.105cm" svg:y="20.381cm" svg:viewBox="0 0 5 310" draw:points="0,310 5,310 5,0 0,0">
          <text:p/>
        </draw:polygon>
        <draw:line draw:style-name="gr59" draw:text-style-name="P9" draw:layer="layout" svg:x1="7.463cm" svg:y1="20.383cm" svg:x2="7.463cm" svg:y2="20.688cm">
          <text:p/>
        </draw:line>
        <draw:polygon draw:style-name="gr58" draw:text-style-name="P8" draw:layer="layout" svg:width="0.005cm" svg:height="0.309cm" svg:x="7.46cm" svg:y="20.381cm" svg:viewBox="0 0 6 310" draw:points="0,310 6,310 6,0 0,0">
          <text:p/>
        </draw:polygon>
        <draw:line draw:style-name="gr59" draw:text-style-name="P9" draw:layer="layout" svg:x1="7.818cm" svg:y1="20.383cm" svg:x2="7.818cm" svg:y2="20.688cm">
          <text:p/>
        </draw:line>
        <draw:polygon draw:style-name="gr58" draw:text-style-name="P8" draw:layer="layout" svg:width="0.004cm" svg:height="0.309cm" svg:x="7.816cm" svg:y="20.381cm" svg:viewBox="0 0 5 310" draw:points="0,310 5,310 5,0 0,0">
          <text:p/>
        </draw:polygon>
        <draw:line draw:style-name="gr59" draw:text-style-name="P9" draw:layer="layout" svg:x1="8.174cm" svg:y1="20.383cm" svg:x2="8.174cm" svg:y2="20.688cm">
          <text:p/>
        </draw:line>
        <draw:polygon draw:style-name="gr58" draw:text-style-name="P8" draw:layer="layout" svg:width="0.004cm" svg:height="0.309cm" svg:x="8.172cm" svg:y="20.381cm" svg:viewBox="0 0 5 310" draw:points="0,310 5,310 5,0 0,0">
          <text:p/>
        </draw:polygon>
        <draw:line draw:style-name="gr59" draw:text-style-name="P9" draw:layer="layout" svg:x1="8.529cm" svg:y1="20.383cm" svg:x2="8.529cm" svg:y2="20.688cm">
          <text:p/>
        </draw:line>
        <draw:polygon draw:style-name="gr58" draw:text-style-name="P8" draw:layer="layout" svg:width="0.004cm" svg:height="0.309cm" svg:x="8.527cm" svg:y="20.381cm" svg:viewBox="0 0 5 310" draw:points="0,310 5,310 5,0 0,0">
          <text:p/>
        </draw:polygon>
        <draw:line draw:style-name="gr59" draw:text-style-name="P9" draw:layer="layout" svg:x1="8.885cm" svg:y1="20.929cm" svg:x2="8.885cm" svg:y2="21.234cm">
          <text:p/>
        </draw:line>
        <draw:polygon draw:style-name="gr58" draw:text-style-name="P8" draw:layer="layout" svg:width="0.004cm" svg:height="0.309cm" svg:x="8.883cm" svg:y="20.927cm" svg:viewBox="0 0 5 310" draw:points="0,310 5,310 5,0 0,0">
          <text:p/>
        </draw:polygon>
        <draw:line draw:style-name="gr59" draw:text-style-name="P9" draw:layer="layout" svg:x1="9.241cm" svg:y1="20.929cm" svg:x2="9.241cm" svg:y2="21.234cm">
          <text:p/>
        </draw:line>
        <draw:polygon draw:style-name="gr58" draw:text-style-name="P8" draw:layer="layout" svg:width="0.005cm" svg:height="0.309cm" svg:x="9.238cm" svg:y="20.927cm" svg:viewBox="0 0 6 310" draw:points="0,310 6,310 6,0 0,0">
          <text:p/>
        </draw:polygon>
        <draw:line draw:style-name="gr59" draw:text-style-name="P9" draw:layer="layout" svg:x1="9.596cm" svg:y1="20.929cm" svg:x2="9.596cm" svg:y2="21.234cm">
          <text:p/>
        </draw:line>
        <draw:polygon draw:style-name="gr58" draw:text-style-name="P8" draw:layer="layout" svg:width="0.004cm" svg:height="0.309cm" svg:x="9.594cm" svg:y="20.927cm" svg:viewBox="0 0 5 310" draw:points="0,310 5,310 5,0 0,0">
          <text:p/>
        </draw:polygon>
        <draw:line draw:style-name="gr59" draw:text-style-name="P9" draw:layer="layout" svg:x1="9.952cm" svg:y1="20.929cm" svg:x2="9.952cm" svg:y2="21.234cm">
          <text:p/>
        </draw:line>
        <draw:polygon draw:style-name="gr58" draw:text-style-name="P8" draw:layer="layout" svg:width="0.004cm" svg:height="0.309cm" svg:x="9.95cm" svg:y="20.927cm" svg:viewBox="0 0 5 310" draw:points="0,310 5,310 5,0 0,0">
          <text:p/>
        </draw:polygon>
        <draw:line draw:style-name="gr59" draw:text-style-name="P9" draw:layer="layout" svg:x1="10.307cm" svg:y1="20.929cm" svg:x2="10.307cm" svg:y2="21.234cm">
          <text:p/>
        </draw:line>
        <draw:polygon draw:style-name="gr58" draw:text-style-name="P8" draw:layer="layout" svg:width="0.004cm" svg:height="0.309cm" svg:x="10.305cm" svg:y="20.927cm" svg:viewBox="0 0 5 310" draw:points="0,310 5,310 5,0 0,0">
          <text:p/>
        </draw:polygon>
        <draw:line draw:style-name="gr59" draw:text-style-name="P9" draw:layer="layout" svg:x1="10.663cm" svg:y1="20.929cm" svg:x2="10.663cm" svg:y2="21.234cm">
          <text:p/>
        </draw:line>
        <draw:polygon draw:style-name="gr58" draw:text-style-name="P8" draw:layer="layout" svg:width="0.004cm" svg:height="0.309cm" svg:x="10.661cm" svg:y="20.927cm" svg:viewBox="0 0 5 310" draw:points="0,310 5,310 5,0 0,0">
          <text:p/>
        </draw:polygon>
        <draw:line draw:style-name="gr59" draw:text-style-name="P9" draw:layer="layout" svg:x1="11.019cm" svg:y1="21.824cm" svg:x2="11.019cm" svg:y2="22.129cm">
          <text:p/>
        </draw:line>
        <draw:polygon draw:style-name="gr58" draw:text-style-name="P8" draw:layer="layout" svg:width="0.005cm" svg:height="0.309cm" svg:x="11.016cm" svg:y="21.822cm" svg:viewBox="0 0 6 310" draw:points="0,310 6,310 6,0 0,0">
          <text:p/>
        </draw:polygon>
        <draw:line draw:style-name="gr59" draw:text-style-name="P9" draw:layer="layout" svg:x1="11.375cm" svg:y1="21.828cm" svg:x2="11.375cm" svg:y2="22.129cm">
          <text:p/>
        </draw:line>
        <draw:polygon draw:style-name="gr58" draw:text-style-name="P8" draw:layer="layout" svg:width="0.004cm" svg:height="0.305cm" svg:x="11.373cm" svg:y="21.826cm" svg:viewBox="0 0 5 306" draw:points="0,306 5,306 5,0 0,0">
          <text:p/>
        </draw:polygon>
        <draw:line draw:style-name="gr59" draw:text-style-name="P9" draw:layer="layout" svg:x1="11.73cm" svg:y1="20.929cm" svg:x2="11.73cm" svg:y2="21.234cm">
          <text:p/>
        </draw:line>
        <draw:polygon draw:style-name="gr58" draw:text-style-name="P8" draw:layer="layout" svg:width="0.005cm" svg:height="0.309cm" svg:x="11.728cm" svg:y="20.927cm" svg:viewBox="0 0 6 310" draw:points="0,310 6,310 6,0 0,0">
          <text:p/>
        </draw:polygon>
        <draw:line draw:style-name="gr59" draw:text-style-name="P9" draw:layer="layout" svg:x1="12.086cm" svg:y1="20.929cm" svg:x2="12.086cm" svg:y2="21.234cm">
          <text:p/>
        </draw:line>
        <draw:polygon draw:style-name="gr58" draw:text-style-name="P8" draw:layer="layout" svg:width="0.004cm" svg:height="0.309cm" svg:x="12.084cm" svg:y="20.927cm" svg:viewBox="0 0 5 310" draw:points="0,310 5,310 5,0 0,0">
          <text:p/>
        </draw:polygon>
        <draw:line draw:style-name="gr59" draw:text-style-name="P9" draw:layer="layout" svg:x1="12.442cm" svg:y1="20.929cm" svg:x2="12.442cm" svg:y2="21.234cm">
          <text:p/>
        </draw:line>
        <draw:polygon draw:style-name="gr58" draw:text-style-name="P8" draw:layer="layout" svg:width="0.004cm" svg:height="0.309cm" svg:x="12.44cm" svg:y="20.927cm" svg:viewBox="0 0 5 310" draw:points="0,310 5,310 5,0 0,0">
          <text:p/>
        </draw:polygon>
        <draw:line draw:style-name="gr59" draw:text-style-name="P9" draw:layer="layout" svg:x1="12.797cm" svg:y1="21.824cm" svg:x2="12.797cm" svg:y2="22.129cm">
          <text:p/>
        </draw:line>
        <draw:polygon draw:style-name="gr58" draw:text-style-name="P8" draw:layer="layout" svg:width="0.004cm" svg:height="0.309cm" svg:x="12.795cm" svg:y="21.822cm" svg:viewBox="0 0 5 310" draw:points="0,310 5,310 5,0 0,0">
          <text:p/>
        </draw:polygon>
        <draw:line draw:style-name="gr59" draw:text-style-name="P9" draw:layer="layout" svg:x1="13.153cm" svg:y1="21.828cm" svg:x2="13.153cm" svg:y2="22.129cm">
          <text:p/>
        </draw:line>
        <draw:polygon draw:style-name="gr58" draw:text-style-name="P8" draw:layer="layout" svg:width="0.004cm" svg:height="0.305cm" svg:x="13.151cm" svg:y="21.826cm" svg:viewBox="0 0 5 306" draw:points="0,306 5,306 5,0 0,0">
          <text:p/>
        </draw:polygon>
        <draw:line draw:style-name="gr59" draw:text-style-name="P9" draw:layer="layout" svg:x1="13.508cm" svg:y1="20.929cm" svg:x2="13.508cm" svg:y2="21.234cm">
          <text:p/>
        </draw:line>
        <draw:polygon draw:style-name="gr58" draw:text-style-name="P8" draw:layer="layout" svg:width="0.005cm" svg:height="0.309cm" svg:x="13.506cm" svg:y="20.927cm" svg:viewBox="0 0 6 310" draw:points="0,310 6,310 6,0 0,0">
          <text:p/>
        </draw:polygon>
        <draw:line draw:style-name="gr59" draw:text-style-name="P9" draw:layer="layout" svg:x1="13.864cm" svg:y1="20.929cm" svg:x2="13.864cm" svg:y2="21.234cm">
          <text:p/>
        </draw:line>
        <draw:polygon draw:style-name="gr58" draw:text-style-name="P8" draw:layer="layout" svg:width="0.004cm" svg:height="0.309cm" svg:x="13.862cm" svg:y="20.927cm" svg:viewBox="0 0 5 310" draw:points="0,310 5,310 5,0 0,0">
          <text:p/>
        </draw:polygon>
        <draw:line draw:style-name="gr59" draw:text-style-name="P9" draw:layer="layout" svg:x1="14.22cm" svg:y1="20.929cm" svg:x2="14.22cm" svg:y2="21.234cm">
          <text:p/>
        </draw:line>
        <draw:polygon draw:style-name="gr58" draw:text-style-name="P8" draw:layer="layout" svg:width="0.004cm" svg:height="0.309cm" svg:x="14.218cm" svg:y="20.927cm" svg:viewBox="0 0 5 310" draw:points="0,310 5,310 5,0 0,0">
          <text:p/>
        </draw:polygon>
        <draw:line draw:style-name="gr59" draw:text-style-name="P9" draw:layer="layout" svg:x1="14.575cm" svg:y1="20.929cm" svg:x2="14.575cm" svg:y2="21.234cm">
          <text:p/>
        </draw:line>
        <draw:polygon draw:style-name="gr58" draw:text-style-name="P8" draw:layer="layout" svg:width="0.004cm" svg:height="0.309cm" svg:x="14.573cm" svg:y="20.927cm" svg:viewBox="0 0 5 310" draw:points="0,310 5,310 5,0 0,0">
          <text:p/>
        </draw:polygon>
        <draw:line draw:style-name="gr59" draw:text-style-name="P9" draw:layer="layout" svg:x1="14.931cm" svg:y1="20.929cm" svg:x2="14.931cm" svg:y2="21.234cm">
          <text:p/>
        </draw:line>
        <draw:polygon draw:style-name="gr58" draw:text-style-name="P8" draw:layer="layout" svg:width="0.004cm" svg:height="0.309cm" svg:x="14.929cm" svg:y="20.927cm" svg:viewBox="0 0 5 310" draw:points="0,310 5,310 5,0 0,0">
          <text:p/>
        </draw:polygon>
        <draw:line draw:style-name="gr59" draw:text-style-name="P9" draw:layer="layout" svg:x1="15.286cm" svg:y1="20.929cm" svg:x2="15.286cm" svg:y2="21.234cm">
          <text:p/>
        </draw:line>
        <draw:polygon draw:style-name="gr58" draw:text-style-name="P8" draw:layer="layout" svg:width="0.005cm" svg:height="0.309cm" svg:x="15.284cm" svg:y="20.927cm" svg:viewBox="0 0 6 310" draw:points="0,310 6,310 6,0 0,0">
          <text:p/>
        </draw:polygon>
        <draw:line draw:style-name="gr59" draw:text-style-name="P9" draw:layer="layout" svg:x1="15.643cm" svg:y1="20.929cm" svg:x2="15.643cm" svg:y2="21.234cm">
          <text:p/>
        </draw:line>
        <draw:polygon draw:style-name="gr58" draw:text-style-name="P8" draw:layer="layout" svg:width="0.004cm" svg:height="0.309cm" svg:x="15.641cm" svg:y="20.927cm" svg:viewBox="0 0 5 310" draw:points="0,310 5,310 5,0 0,0">
          <text:p/>
        </draw:polygon>
        <draw:line draw:style-name="gr59" draw:text-style-name="P9" draw:layer="layout" svg:x1="15.999cm" svg:y1="20.929cm" svg:x2="15.999cm" svg:y2="21.234cm">
          <text:p/>
        </draw:line>
        <draw:polygon draw:style-name="gr58" draw:text-style-name="P8" draw:layer="layout" svg:width="0.004cm" svg:height="0.309cm" svg:x="15.997cm" svg:y="20.927cm" svg:viewBox="0 0 5 310" draw:points="0,310 5,310 5,0 0,0">
          <text:p/>
        </draw:polygon>
        <draw:line draw:style-name="gr59" draw:text-style-name="P9" draw:layer="layout" svg:x1="16.354cm" svg:y1="20.929cm" svg:x2="16.354cm" svg:y2="21.234cm">
          <text:p/>
        </draw:line>
        <draw:polygon draw:style-name="gr58" draw:text-style-name="P8" draw:layer="layout" svg:width="0.004cm" svg:height="0.309cm" svg:x="16.352cm" svg:y="20.927cm" svg:viewBox="0 0 5 310" draw:points="0,310 5,310 5,0 0,0">
          <text:p/>
        </draw:polygon>
        <draw:line draw:style-name="gr59" draw:text-style-name="P9" draw:layer="layout" svg:x1="16.71cm" svg:y1="20.929cm" svg:x2="16.71cm" svg:y2="21.234cm">
          <text:p/>
        </draw:line>
        <draw:polygon draw:style-name="gr58" draw:text-style-name="P8" draw:layer="layout" svg:width="0.004cm" svg:height="0.309cm" svg:x="16.708cm" svg:y="20.927cm" svg:viewBox="0 0 5 310" draw:points="0,310 5,310 5,0 0,0">
          <text:p/>
        </draw:polygon>
        <draw:line draw:style-name="gr59" draw:text-style-name="P9" draw:layer="layout" svg:x1="17.065cm" svg:y1="20.929cm" svg:x2="17.065cm" svg:y2="21.234cm">
          <text:p/>
        </draw:line>
        <draw:polygon draw:style-name="gr58" draw:text-style-name="P8" draw:layer="layout" svg:width="0.005cm" svg:height="0.309cm" svg:x="17.063cm" svg:y="20.927cm" svg:viewBox="0 0 6 310" draw:points="0,310 6,310 6,0 0,0">
          <text:p/>
        </draw:polygon>
        <draw:line draw:style-name="gr59" draw:text-style-name="P9" draw:layer="layout" svg:x1="17.421cm" svg:y1="20.929cm" svg:x2="17.421cm" svg:y2="21.234cm">
          <text:p/>
        </draw:line>
        <draw:polygon draw:style-name="gr58" draw:text-style-name="P8" draw:layer="layout" svg:width="0.004cm" svg:height="0.309cm" svg:x="17.419cm" svg:y="20.927cm" svg:viewBox="0 0 5 310" draw:points="0,310 5,310 5,0 0,0">
          <text:p/>
        </draw:polygon>
        <draw:line draw:style-name="gr59" draw:text-style-name="P9" draw:layer="layout" svg:x1="17.777cm" svg:y1="20.929cm" svg:x2="17.777cm" svg:y2="21.234cm">
          <text:p/>
        </draw:line>
        <draw:polygon draw:style-name="gr58" draw:text-style-name="P8" draw:layer="layout" svg:width="0.004cm" svg:height="0.309cm" svg:x="17.775cm" svg:y="20.927cm" svg:viewBox="0 0 5 310" draw:points="0,310 5,310 5,0 0,0">
          <text:p/>
        </draw:polygon>
        <draw:line draw:style-name="gr59" draw:text-style-name="P9" draw:layer="layout" svg:x1="3.194cm" svg:y1="22.869cm" svg:x2="3.194cm" svg:y2="23.174cm">
          <text:p/>
        </draw:line>
        <draw:polygon draw:style-name="gr58" draw:text-style-name="P8" draw:layer="layout" svg:width="0.005cm" svg:height="0.309cm" svg:x="3.192cm" svg:y="22.867cm" svg:viewBox="0 0 6 310" draw:points="0,310 6,310 6,0 0,0">
          <text:p/>
        </draw:polygon>
        <draw:line draw:style-name="gr59" draw:text-style-name="P9" draw:layer="layout" svg:x1="3.55cm" svg:y1="22.869cm" svg:x2="3.55cm" svg:y2="23.174cm">
          <text:p/>
        </draw:line>
        <draw:polygon draw:style-name="gr58" draw:text-style-name="P8" draw:layer="layout" svg:width="0.004cm" svg:height="0.309cm" svg:x="3.548cm" svg:y="22.867cm" svg:viewBox="0 0 5 310" draw:points="0,310 5,310 5,0 0,0">
          <text:p/>
        </draw:polygon>
        <draw:line draw:style-name="gr59" draw:text-style-name="P9" draw:layer="layout" svg:x1="3.905cm" svg:y1="22.869cm" svg:x2="3.905cm" svg:y2="23.174cm">
          <text:p/>
        </draw:line>
        <draw:polygon draw:style-name="gr58" draw:text-style-name="P8" draw:layer="layout" svg:width="0.005cm" svg:height="0.309cm" svg:x="3.903cm" svg:y="22.867cm" svg:viewBox="0 0 6 310" draw:points="0,310 6,310 6,0 0,0">
          <text:p/>
        </draw:polygon>
        <draw:line draw:style-name="gr59" draw:text-style-name="P9" draw:layer="layout" svg:x1="4.261cm" svg:y1="22.869cm" svg:x2="4.261cm" svg:y2="23.174cm">
          <text:p/>
        </draw:line>
        <draw:polygon draw:style-name="gr58" draw:text-style-name="P8" draw:layer="layout" svg:width="0.004cm" svg:height="0.309cm" svg:x="4.259cm" svg:y="22.867cm" svg:viewBox="0 0 5 310" draw:points="0,310 5,310 5,0 0,0">
          <text:p/>
        </draw:polygon>
        <draw:line draw:style-name="gr59" draw:text-style-name="P9" draw:layer="layout" svg:x1="4.617cm" svg:y1="22.869cm" svg:x2="4.617cm" svg:y2="23.174cm">
          <text:p/>
        </draw:line>
        <draw:polygon draw:style-name="gr58" draw:text-style-name="P8" draw:layer="layout" svg:width="0.004cm" svg:height="0.309cm" svg:x="4.615cm" svg:y="22.867cm" svg:viewBox="0 0 5 310" draw:points="0,310 5,310 5,0 0,0">
          <text:p/>
        </draw:polygon>
        <draw:line draw:style-name="gr59" draw:text-style-name="P9" draw:layer="layout" svg:x1="4.972cm" svg:y1="22.869cm" svg:x2="4.972cm" svg:y2="23.174cm">
          <text:p/>
        </draw:line>
        <draw:polygon draw:style-name="gr58" draw:text-style-name="P8" draw:layer="layout" svg:width="0.004cm" svg:height="0.309cm" svg:x="4.97cm" svg:y="22.867cm" svg:viewBox="0 0 5 310" draw:points="0,310 5,310 5,0 0,0">
          <text:p/>
        </draw:polygon>
        <draw:line draw:style-name="gr59" draw:text-style-name="P9" draw:layer="layout" svg:x1="5.328cm" svg:y1="22.869cm" svg:x2="5.328cm" svg:y2="23.174cm">
          <text:p/>
        </draw:line>
        <draw:polygon draw:style-name="gr58" draw:text-style-name="P8" draw:layer="layout" svg:width="0.004cm" svg:height="0.309cm" svg:x="5.326cm" svg:y="22.867cm" svg:viewBox="0 0 5 310" draw:points="0,310 5,310 5,0 0,0">
          <text:p/>
        </draw:polygon>
        <draw:line draw:style-name="gr59" draw:text-style-name="P9" draw:layer="layout" svg:x1="5.683cm" svg:y1="22.869cm" svg:x2="5.683cm" svg:y2="23.174cm">
          <text:p/>
        </draw:line>
        <draw:polygon draw:style-name="gr58" draw:text-style-name="P8" draw:layer="layout" svg:width="0.006cm" svg:height="0.309cm" svg:x="5.681cm" svg:y="22.867cm" svg:viewBox="0 0 7 310" draw:points="0,310 7,310 7,0 0,0">
          <text:p/>
        </draw:polygon>
        <draw:line draw:style-name="gr59" draw:text-style-name="P9" draw:layer="layout" svg:x1="6.039cm" svg:y1="22.869cm" svg:x2="6.039cm" svg:y2="23.174cm">
          <text:p/>
        </draw:line>
        <draw:polygon draw:style-name="gr58" draw:text-style-name="P8" draw:layer="layout" svg:width="0.004cm" svg:height="0.309cm" svg:x="6.037cm" svg:y="22.867cm" svg:viewBox="0 0 5 310" draw:points="0,310 5,310 5,0 0,0">
          <text:p/>
        </draw:polygon>
        <draw:line draw:style-name="gr59" draw:text-style-name="P9" draw:layer="layout" svg:x1="6.395cm" svg:y1="22.869cm" svg:x2="6.395cm" svg:y2="23.174cm">
          <text:p/>
        </draw:line>
        <draw:polygon draw:style-name="gr58" draw:text-style-name="P8" draw:layer="layout" svg:width="0.004cm" svg:height="0.309cm" svg:x="6.393cm" svg:y="22.867cm" svg:viewBox="0 0 5 310" draw:points="0,310 5,310 5,0 0,0">
          <text:p/>
        </draw:polygon>
        <draw:line draw:style-name="gr59" draw:text-style-name="P9" draw:layer="layout" svg:x1="6.751cm" svg:y1="22.869cm" svg:x2="6.751cm" svg:y2="23.174cm">
          <text:p/>
        </draw:line>
        <draw:polygon draw:style-name="gr58" draw:text-style-name="P8" draw:layer="layout" svg:width="0.004cm" svg:height="0.309cm" svg:x="6.749cm" svg:y="22.867cm" svg:viewBox="0 0 5 310" draw:points="0,310 5,310 5,0 0,0">
          <text:p/>
        </draw:polygon>
        <draw:line draw:style-name="gr59" draw:text-style-name="P9" draw:layer="layout" svg:x1="7.107cm" svg:y1="22.869cm" svg:x2="7.107cm" svg:y2="23.174cm">
          <text:p/>
        </draw:line>
        <draw:polygon draw:style-name="gr58" draw:text-style-name="P8" draw:layer="layout" svg:width="0.004cm" svg:height="0.309cm" svg:x="7.105cm" svg:y="22.867cm" svg:viewBox="0 0 5 310" draw:points="0,310 5,310 5,0 0,0">
          <text:p/>
        </draw:polygon>
        <draw:line draw:style-name="gr59" draw:text-style-name="P9" draw:layer="layout" svg:x1="7.463cm" svg:y1="22.869cm" svg:x2="7.463cm" svg:y2="23.174cm">
          <text:p/>
        </draw:line>
        <draw:polygon draw:style-name="gr58" draw:text-style-name="P8" draw:layer="layout" svg:width="0.005cm" svg:height="0.309cm" svg:x="7.46cm" svg:y="22.867cm" svg:viewBox="0 0 6 310" draw:points="0,310 6,310 6,0 0,0">
          <text:p/>
        </draw:polygon>
        <draw:line draw:style-name="gr59" draw:text-style-name="P9" draw:layer="layout" svg:x1="7.818cm" svg:y1="22.869cm" svg:x2="7.818cm" svg:y2="23.174cm">
          <text:p/>
        </draw:line>
        <draw:polygon draw:style-name="gr58" draw:text-style-name="P8" draw:layer="layout" svg:width="0.004cm" svg:height="0.309cm" svg:x="7.816cm" svg:y="22.867cm" svg:viewBox="0 0 5 310" draw:points="0,310 5,310 5,0 0,0">
          <text:p/>
        </draw:polygon>
        <draw:line draw:style-name="gr59" draw:text-style-name="P9" draw:layer="layout" svg:x1="8.174cm" svg:y1="22.869cm" svg:x2="8.174cm" svg:y2="23.174cm">
          <text:p/>
        </draw:line>
        <draw:polygon draw:style-name="gr58" draw:text-style-name="P8" draw:layer="layout" svg:width="0.004cm" svg:height="0.309cm" svg:x="8.172cm" svg:y="22.867cm" svg:viewBox="0 0 5 310" draw:points="0,310 5,310 5,0 0,0">
          <text:p/>
        </draw:polygon>
        <draw:line draw:style-name="gr59" draw:text-style-name="P9" draw:layer="layout" svg:x1="8.529cm" svg:y1="22.869cm" svg:x2="8.529cm" svg:y2="23.174cm">
          <text:p/>
        </draw:line>
        <draw:polygon draw:style-name="gr58" draw:text-style-name="P8" draw:layer="layout" svg:width="0.004cm" svg:height="0.309cm" svg:x="8.527cm" svg:y="22.867cm" svg:viewBox="0 0 5 310" draw:points="0,310 5,310 5,0 0,0">
          <text:p/>
        </draw:polygon>
        <draw:line draw:style-name="gr59" draw:text-style-name="P9" draw:layer="layout" svg:x1="8.885cm" svg:y1="22.869cm" svg:x2="8.885cm" svg:y2="23.174cm">
          <text:p/>
        </draw:line>
        <draw:polygon draw:style-name="gr58" draw:text-style-name="P8" draw:layer="layout" svg:width="0.004cm" svg:height="0.309cm" svg:x="8.883cm" svg:y="22.867cm" svg:viewBox="0 0 5 310" draw:points="0,310 5,310 5,0 0,0">
          <text:p/>
        </draw:polygon>
        <draw:line draw:style-name="gr59" draw:text-style-name="P9" draw:layer="layout" svg:x1="9.241cm" svg:y1="22.869cm" svg:x2="9.241cm" svg:y2="23.174cm">
          <text:p/>
        </draw:line>
        <draw:polygon draw:style-name="gr58" draw:text-style-name="P8" draw:layer="layout" svg:width="0.005cm" svg:height="0.309cm" svg:x="9.238cm" svg:y="22.867cm" svg:viewBox="0 0 6 310" draw:points="0,310 6,310 6,0 0,0">
          <text:p/>
        </draw:polygon>
        <draw:line draw:style-name="gr59" draw:text-style-name="P9" draw:layer="layout" svg:x1="9.596cm" svg:y1="22.869cm" svg:x2="9.596cm" svg:y2="23.174cm">
          <text:p/>
        </draw:line>
        <draw:polygon draw:style-name="gr58" draw:text-style-name="P8" draw:layer="layout" svg:width="0.004cm" svg:height="0.309cm" svg:x="9.594cm" svg:y="22.867cm" svg:viewBox="0 0 5 310" draw:points="0,310 5,310 5,0 0,0">
          <text:p/>
        </draw:polygon>
        <draw:line draw:style-name="gr59" draw:text-style-name="P9" draw:layer="layout" svg:x1="9.952cm" svg:y1="22.869cm" svg:x2="9.952cm" svg:y2="23.174cm">
          <text:p/>
        </draw:line>
        <draw:polygon draw:style-name="gr58" draw:text-style-name="P8" draw:layer="layout" svg:width="0.004cm" svg:height="0.309cm" svg:x="9.95cm" svg:y="22.867cm" svg:viewBox="0 0 5 310" draw:points="0,310 5,310 5,0 0,0">
          <text:p/>
        </draw:polygon>
        <draw:line draw:style-name="gr59" draw:text-style-name="P9" draw:layer="layout" svg:x1="10.307cm" svg:y1="22.869cm" svg:x2="10.307cm" svg:y2="23.174cm">
          <text:p/>
        </draw:line>
        <draw:polygon draw:style-name="gr58" draw:text-style-name="P8" draw:layer="layout" svg:width="0.004cm" svg:height="0.309cm" svg:x="10.305cm" svg:y="22.867cm" svg:viewBox="0 0 5 310" draw:points="0,310 5,310 5,0 0,0">
          <text:p/>
        </draw:polygon>
        <draw:line draw:style-name="gr59" draw:text-style-name="P9" draw:layer="layout" svg:x1="10.663cm" svg:y1="22.869cm" svg:x2="10.663cm" svg:y2="23.174cm">
          <text:p/>
        </draw:line>
        <draw:polygon draw:style-name="gr58" draw:text-style-name="P8" draw:layer="layout" svg:width="0.004cm" svg:height="0.309cm" svg:x="10.661cm" svg:y="22.867cm" svg:viewBox="0 0 5 310" draw:points="0,310 5,310 5,0 0,0">
          <text:p/>
        </draw:polygon>
        <draw:line draw:style-name="gr59" draw:text-style-name="P9" draw:layer="layout" svg:x1="11.019cm" svg:y1="22.869cm" svg:x2="11.019cm" svg:y2="23.174cm">
          <text:p/>
        </draw:line>
        <draw:polygon draw:style-name="gr58" draw:text-style-name="P8" draw:layer="layout" svg:width="0.005cm" svg:height="0.309cm" svg:x="11.016cm" svg:y="22.867cm" svg:viewBox="0 0 6 310" draw:points="0,310 6,310 6,0 0,0">
          <text:p/>
        </draw:polygon>
        <draw:line draw:style-name="gr59" draw:text-style-name="P9" draw:layer="layout" svg:x1="11.375cm" svg:y1="22.869cm" svg:x2="11.375cm" svg:y2="23.174cm">
          <text:p/>
        </draw:line>
        <draw:polygon draw:style-name="gr58" draw:text-style-name="P8" draw:layer="layout" svg:width="0.004cm" svg:height="0.309cm" svg:x="11.373cm" svg:y="22.867cm" svg:viewBox="0 0 5 310" draw:points="0,310 5,310 5,0 0,0">
          <text:p/>
        </draw:polygon>
        <draw:line draw:style-name="gr59" draw:text-style-name="P9" draw:layer="layout" svg:x1="11.73cm" svg:y1="22.869cm" svg:x2="11.73cm" svg:y2="23.174cm">
          <text:p/>
        </draw:line>
        <draw:polygon draw:style-name="gr58" draw:text-style-name="P8" draw:layer="layout" svg:width="0.005cm" svg:height="0.309cm" svg:x="11.728cm" svg:y="22.867cm" svg:viewBox="0 0 6 310" draw:points="0,310 6,310 6,0 0,0">
          <text:p/>
        </draw:polygon>
        <draw:line draw:style-name="gr59" draw:text-style-name="P9" draw:layer="layout" svg:x1="12.086cm" svg:y1="22.869cm" svg:x2="12.086cm" svg:y2="23.174cm">
          <text:p/>
        </draw:line>
        <draw:polygon draw:style-name="gr58" draw:text-style-name="P8" draw:layer="layout" svg:width="0.004cm" svg:height="0.309cm" svg:x="12.084cm" svg:y="22.867cm" svg:viewBox="0 0 5 310" draw:points="0,310 5,310 5,0 0,0">
          <text:p/>
        </draw:polygon>
        <draw:line draw:style-name="gr59" draw:text-style-name="P9" draw:layer="layout" svg:x1="12.442cm" svg:y1="22.869cm" svg:x2="12.442cm" svg:y2="23.174cm">
          <text:p/>
        </draw:line>
        <draw:polygon draw:style-name="gr58" draw:text-style-name="P8" draw:layer="layout" svg:width="0.004cm" svg:height="0.309cm" svg:x="12.44cm" svg:y="22.867cm" svg:viewBox="0 0 5 310" draw:points="0,310 5,310 5,0 0,0">
          <text:p/>
        </draw:polygon>
        <draw:line draw:style-name="gr59" draw:text-style-name="P9" draw:layer="layout" svg:x1="12.797cm" svg:y1="22.869cm" svg:x2="12.797cm" svg:y2="23.174cm">
          <text:p/>
        </draw:line>
        <draw:polygon draw:style-name="gr58" draw:text-style-name="P8" draw:layer="layout" svg:width="0.004cm" svg:height="0.309cm" svg:x="12.795cm" svg:y="22.867cm" svg:viewBox="0 0 5 310" draw:points="0,310 5,310 5,0 0,0">
          <text:p/>
        </draw:polygon>
        <draw:line draw:style-name="gr59" draw:text-style-name="P9" draw:layer="layout" svg:x1="13.153cm" svg:y1="22.869cm" svg:x2="13.153cm" svg:y2="23.174cm">
          <text:p/>
        </draw:line>
        <draw:polygon draw:style-name="gr58" draw:text-style-name="P8" draw:layer="layout" svg:width="0.004cm" svg:height="0.309cm" svg:x="13.151cm" svg:y="22.867cm" svg:viewBox="0 0 5 310" draw:points="0,310 5,310 5,0 0,0">
          <text:p/>
        </draw:polygon>
        <draw:line draw:style-name="gr59" draw:text-style-name="P9" draw:layer="layout" svg:x1="13.508cm" svg:y1="22.869cm" svg:x2="13.508cm" svg:y2="23.174cm">
          <text:p/>
        </draw:line>
        <draw:polygon draw:style-name="gr58" draw:text-style-name="P8" draw:layer="layout" svg:width="0.005cm" svg:height="0.309cm" svg:x="13.506cm" svg:y="22.867cm" svg:viewBox="0 0 6 310" draw:points="0,310 6,310 6,0 0,0">
          <text:p/>
        </draw:polygon>
        <draw:line draw:style-name="gr59" draw:text-style-name="P9" draw:layer="layout" svg:x1="13.864cm" svg:y1="22.869cm" svg:x2="13.864cm" svg:y2="23.174cm">
          <text:p/>
        </draw:line>
        <draw:polygon draw:style-name="gr58" draw:text-style-name="P8" draw:layer="layout" svg:width="0.004cm" svg:height="0.309cm" svg:x="13.862cm" svg:y="22.867cm" svg:viewBox="0 0 5 310" draw:points="0,310 5,310 5,0 0,0">
          <text:p/>
        </draw:polygon>
        <draw:line draw:style-name="gr59" draw:text-style-name="P9" draw:layer="layout" svg:x1="14.22cm" svg:y1="22.869cm" svg:x2="14.22cm" svg:y2="23.174cm">
          <text:p/>
        </draw:line>
        <draw:polygon draw:style-name="gr58" draw:text-style-name="P8" draw:layer="layout" svg:width="0.004cm" svg:height="0.309cm" svg:x="14.218cm" svg:y="22.867cm" svg:viewBox="0 0 5 310" draw:points="0,310 5,310 5,0 0,0">
          <text:p/>
        </draw:polygon>
        <draw:line draw:style-name="gr59" draw:text-style-name="P9" draw:layer="layout" svg:x1="14.575cm" svg:y1="22.869cm" svg:x2="14.575cm" svg:y2="23.174cm">
          <text:p/>
        </draw:line>
        <draw:polygon draw:style-name="gr58" draw:text-style-name="P8" draw:layer="layout" svg:width="0.004cm" svg:height="0.309cm" svg:x="14.573cm" svg:y="22.867cm" svg:viewBox="0 0 5 310" draw:points="0,310 5,310 5,0 0,0">
          <text:p/>
        </draw:polygon>
        <draw:line draw:style-name="gr59" draw:text-style-name="P9" draw:layer="layout" svg:x1="14.931cm" svg:y1="22.869cm" svg:x2="14.931cm" svg:y2="23.174cm">
          <text:p/>
        </draw:line>
        <draw:polygon draw:style-name="gr58" draw:text-style-name="P8" draw:layer="layout" svg:width="0.004cm" svg:height="0.309cm" svg:x="14.929cm" svg:y="22.867cm" svg:viewBox="0 0 5 310" draw:points="0,310 5,310 5,0 0,0">
          <text:p/>
        </draw:polygon>
        <draw:line draw:style-name="gr59" draw:text-style-name="P9" draw:layer="layout" svg:x1="15.286cm" svg:y1="22.869cm" svg:x2="15.286cm" svg:y2="23.174cm">
          <text:p/>
        </draw:line>
        <draw:polygon draw:style-name="gr58" draw:text-style-name="P8" draw:layer="layout" svg:width="0.005cm" svg:height="0.309cm" svg:x="15.284cm" svg:y="22.867cm" svg:viewBox="0 0 6 310" draw:points="0,310 6,310 6,0 0,0">
          <text:p/>
        </draw:polygon>
        <draw:line draw:style-name="gr59" draw:text-style-name="P9" draw:layer="layout" svg:x1="15.643cm" svg:y1="22.869cm" svg:x2="15.643cm" svg:y2="23.174cm">
          <text:p/>
        </draw:line>
        <draw:polygon draw:style-name="gr58" draw:text-style-name="P8" draw:layer="layout" svg:width="0.004cm" svg:height="0.309cm" svg:x="15.641cm" svg:y="22.867cm" svg:viewBox="0 0 5 310" draw:points="0,310 5,310 5,0 0,0">
          <text:p/>
        </draw:polygon>
        <draw:line draw:style-name="gr59" draw:text-style-name="P9" draw:layer="layout" svg:x1="15.999cm" svg:y1="22.869cm" svg:x2="15.999cm" svg:y2="23.174cm">
          <text:p/>
        </draw:line>
        <draw:polygon draw:style-name="gr58" draw:text-style-name="P8" draw:layer="layout" svg:width="0.004cm" svg:height="0.309cm" svg:x="15.997cm" svg:y="22.867cm" svg:viewBox="0 0 5 310" draw:points="0,310 5,310 5,0 0,0">
          <text:p/>
        </draw:polygon>
        <draw:line draw:style-name="gr59" draw:text-style-name="P9" draw:layer="layout" svg:x1="16.354cm" svg:y1="22.869cm" svg:x2="16.354cm" svg:y2="23.174cm">
          <text:p/>
        </draw:line>
        <draw:polygon draw:style-name="gr58" draw:text-style-name="P8" draw:layer="layout" svg:width="0.004cm" svg:height="0.309cm" svg:x="16.352cm" svg:y="22.867cm" svg:viewBox="0 0 5 310" draw:points="0,310 5,310 5,0 0,0">
          <text:p/>
        </draw:polygon>
        <draw:line draw:style-name="gr59" draw:text-style-name="P9" draw:layer="layout" svg:x1="16.71cm" svg:y1="22.869cm" svg:x2="16.71cm" svg:y2="23.174cm">
          <text:p/>
        </draw:line>
        <draw:polygon draw:style-name="gr58" draw:text-style-name="P8" draw:layer="layout" svg:width="0.004cm" svg:height="0.309cm" svg:x="16.708cm" svg:y="22.867cm" svg:viewBox="0 0 5 310" draw:points="0,310 5,310 5,0 0,0">
          <text:p/>
        </draw:polygon>
        <draw:line draw:style-name="gr59" draw:text-style-name="P9" draw:layer="layout" svg:x1="17.065cm" svg:y1="22.869cm" svg:x2="17.065cm" svg:y2="23.174cm">
          <text:p/>
        </draw:line>
        <draw:polygon draw:style-name="gr58" draw:text-style-name="P8" draw:layer="layout" svg:width="0.005cm" svg:height="0.309cm" svg:x="17.063cm" svg:y="22.867cm" svg:viewBox="0 0 6 310" draw:points="0,310 6,310 6,0 0,0">
          <text:p/>
        </draw:polygon>
        <draw:line draw:style-name="gr59" draw:text-style-name="P9" draw:layer="layout" svg:x1="17.421cm" svg:y1="22.869cm" svg:x2="17.421cm" svg:y2="23.174cm">
          <text:p/>
        </draw:line>
        <draw:polygon draw:style-name="gr58" draw:text-style-name="P8" draw:layer="layout" svg:width="0.004cm" svg:height="0.309cm" svg:x="17.419cm" svg:y="22.867cm" svg:viewBox="0 0 5 310" draw:points="0,310 5,310 5,0 0,0">
          <text:p/>
        </draw:polygon>
        <draw:line draw:style-name="gr59" draw:text-style-name="P9" draw:layer="layout" svg:x1="17.777cm" svg:y1="22.869cm" svg:x2="17.777cm" svg:y2="23.174cm">
          <text:p/>
        </draw:line>
        <draw:polygon draw:style-name="gr58" draw:text-style-name="P8" draw:layer="layout" svg:width="0.004cm" svg:height="0.309cm" svg:x="17.775cm" svg:y="22.867cm" svg:viewBox="0 0 5 310" draw:points="0,310 5,310 5,0 0,0">
          <text:p/>
        </draw:polygon>
        <draw:line draw:style-name="gr59" draw:text-style-name="P9" draw:layer="layout" svg:x1="3.194cm" svg:y1="23.479cm" svg:x2="3.194cm" svg:y2="23.784cm">
          <text:p/>
        </draw:line>
        <draw:polygon draw:style-name="gr58" draw:text-style-name="P8" draw:layer="layout" svg:width="0.005cm" svg:height="0.309cm" svg:x="3.192cm" svg:y="23.477cm" svg:viewBox="0 0 6 310" draw:points="0,310 6,310 6,0 0,0">
          <text:p/>
        </draw:polygon>
        <draw:line draw:style-name="gr59" draw:text-style-name="P9" draw:layer="layout" svg:x1="3.55cm" svg:y1="23.479cm" svg:x2="3.55cm" svg:y2="23.784cm">
          <text:p/>
        </draw:line>
        <draw:polygon draw:style-name="gr58" draw:text-style-name="P8" draw:layer="layout" svg:width="0.004cm" svg:height="0.309cm" svg:x="3.548cm" svg:y="23.477cm" svg:viewBox="0 0 5 310" draw:points="0,310 5,310 5,0 0,0">
          <text:p/>
        </draw:polygon>
        <draw:line draw:style-name="gr59" draw:text-style-name="P9" draw:layer="layout" svg:x1="3.905cm" svg:y1="23.479cm" svg:x2="3.905cm" svg:y2="23.784cm">
          <text:p/>
        </draw:line>
        <draw:polygon draw:style-name="gr58" draw:text-style-name="P8" draw:layer="layout" svg:width="0.005cm" svg:height="0.309cm" svg:x="3.903cm" svg:y="23.477cm" svg:viewBox="0 0 6 310" draw:points="0,310 6,310 6,0 0,0">
          <text:p/>
        </draw:polygon>
        <draw:line draw:style-name="gr59" draw:text-style-name="P9" draw:layer="layout" svg:x1="4.261cm" svg:y1="23.479cm" svg:x2="4.261cm" svg:y2="23.784cm">
          <text:p/>
        </draw:line>
        <draw:polygon draw:style-name="gr58" draw:text-style-name="P8" draw:layer="layout" svg:width="0.004cm" svg:height="0.309cm" svg:x="4.259cm" svg:y="23.477cm" svg:viewBox="0 0 5 310" draw:points="0,310 5,310 5,0 0,0">
          <text:p/>
        </draw:polygon>
        <draw:line draw:style-name="gr59" draw:text-style-name="P9" draw:layer="layout" svg:x1="4.617cm" svg:y1="23.479cm" svg:x2="4.617cm" svg:y2="23.784cm">
          <text:p/>
        </draw:line>
        <draw:polygon draw:style-name="gr58" draw:text-style-name="P8" draw:layer="layout" svg:width="0.004cm" svg:height="0.309cm" svg:x="4.615cm" svg:y="23.477cm" svg:viewBox="0 0 5 310" draw:points="0,310 5,310 5,0 0,0">
          <text:p/>
        </draw:polygon>
        <draw:line draw:style-name="gr59" draw:text-style-name="P9" draw:layer="layout" svg:x1="4.972cm" svg:y1="23.479cm" svg:x2="4.972cm" svg:y2="23.784cm">
          <text:p/>
        </draw:line>
        <draw:polygon draw:style-name="gr58" draw:text-style-name="P8" draw:layer="layout" svg:width="0.004cm" svg:height="0.309cm" svg:x="4.97cm" svg:y="23.477cm" svg:viewBox="0 0 5 310" draw:points="0,310 5,310 5,0 0,0">
          <text:p/>
        </draw:polygon>
        <draw:line draw:style-name="gr59" draw:text-style-name="P9" draw:layer="layout" svg:x1="5.328cm" svg:y1="23.479cm" svg:x2="5.328cm" svg:y2="23.784cm">
          <text:p/>
        </draw:line>
        <draw:polygon draw:style-name="gr58" draw:text-style-name="P8" draw:layer="layout" svg:width="0.004cm" svg:height="0.309cm" svg:x="5.326cm" svg:y="23.477cm" svg:viewBox="0 0 5 310" draw:points="0,310 5,310 5,0 0,0">
          <text:p/>
        </draw:polygon>
        <draw:line draw:style-name="gr59" draw:text-style-name="P9" draw:layer="layout" svg:x1="5.683cm" svg:y1="23.479cm" svg:x2="5.683cm" svg:y2="23.784cm">
          <text:p/>
        </draw:line>
        <draw:polygon draw:style-name="gr58" draw:text-style-name="P8" draw:layer="layout" svg:width="0.006cm" svg:height="0.309cm" svg:x="5.681cm" svg:y="23.477cm" svg:viewBox="0 0 7 310" draw:points="0,310 7,310 7,0 0,0">
          <text:p/>
        </draw:polygon>
        <draw:line draw:style-name="gr59" draw:text-style-name="P9" draw:layer="layout" svg:x1="6.039cm" svg:y1="23.479cm" svg:x2="6.039cm" svg:y2="23.784cm">
          <text:p/>
        </draw:line>
        <draw:polygon draw:style-name="gr58" draw:text-style-name="P8" draw:layer="layout" svg:width="0.004cm" svg:height="0.309cm" svg:x="6.037cm" svg:y="23.477cm" svg:viewBox="0 0 5 310" draw:points="0,310 5,310 5,0 0,0">
          <text:p/>
        </draw:polygon>
        <draw:line draw:style-name="gr59" draw:text-style-name="P9" draw:layer="layout" svg:x1="6.395cm" svg:y1="23.479cm" svg:x2="6.395cm" svg:y2="23.784cm">
          <text:p/>
        </draw:line>
        <draw:polygon draw:style-name="gr58" draw:text-style-name="P8" draw:layer="layout" svg:width="0.004cm" svg:height="0.309cm" svg:x="6.393cm" svg:y="23.477cm" svg:viewBox="0 0 5 310" draw:points="0,310 5,310 5,0 0,0">
          <text:p/>
        </draw:polygon>
        <draw:line draw:style-name="gr59" draw:text-style-name="P9" draw:layer="layout" svg:x1="6.751cm" svg:y1="23.479cm" svg:x2="6.751cm" svg:y2="23.784cm">
          <text:p/>
        </draw:line>
        <draw:polygon draw:style-name="gr58" draw:text-style-name="P8" draw:layer="layout" svg:width="0.004cm" svg:height="0.309cm" svg:x="6.749cm" svg:y="23.477cm" svg:viewBox="0 0 5 310" draw:points="0,310 5,310 5,0 0,0">
          <text:p/>
        </draw:polygon>
        <draw:line draw:style-name="gr59" draw:text-style-name="P9" draw:layer="layout" svg:x1="7.107cm" svg:y1="23.479cm" svg:x2="7.107cm" svg:y2="23.784cm">
          <text:p/>
        </draw:line>
        <draw:polygon draw:style-name="gr58" draw:text-style-name="P8" draw:layer="layout" svg:width="0.004cm" svg:height="0.309cm" svg:x="7.105cm" svg:y="23.477cm" svg:viewBox="0 0 5 310" draw:points="0,310 5,310 5,0 0,0">
          <text:p/>
        </draw:polygon>
        <draw:line draw:style-name="gr59" draw:text-style-name="P9" draw:layer="layout" svg:x1="7.463cm" svg:y1="23.479cm" svg:x2="7.463cm" svg:y2="23.784cm">
          <text:p/>
        </draw:line>
        <draw:polygon draw:style-name="gr58" draw:text-style-name="P8" draw:layer="layout" svg:width="0.005cm" svg:height="0.309cm" svg:x="7.46cm" svg:y="23.477cm" svg:viewBox="0 0 6 310" draw:points="0,310 6,310 6,0 0,0">
          <text:p/>
        </draw:polygon>
        <draw:line draw:style-name="gr59" draw:text-style-name="P9" draw:layer="layout" svg:x1="7.818cm" svg:y1="23.479cm" svg:x2="7.818cm" svg:y2="23.784cm">
          <text:p/>
        </draw:line>
        <draw:polygon draw:style-name="gr58" draw:text-style-name="P8" draw:layer="layout" svg:width="0.004cm" svg:height="0.309cm" svg:x="7.816cm" svg:y="23.477cm" svg:viewBox="0 0 5 310" draw:points="0,310 5,310 5,0 0,0">
          <text:p/>
        </draw:polygon>
        <draw:line draw:style-name="gr59" draw:text-style-name="P9" draw:layer="layout" svg:x1="8.174cm" svg:y1="23.479cm" svg:x2="8.174cm" svg:y2="23.784cm">
          <text:p/>
        </draw:line>
        <draw:polygon draw:style-name="gr58" draw:text-style-name="P8" draw:layer="layout" svg:width="0.004cm" svg:height="0.309cm" svg:x="8.172cm" svg:y="23.477cm" svg:viewBox="0 0 5 310" draw:points="0,310 5,310 5,0 0,0">
          <text:p/>
        </draw:polygon>
        <draw:line draw:style-name="gr59" draw:text-style-name="P9" draw:layer="layout" svg:x1="8.529cm" svg:y1="23.479cm" svg:x2="8.529cm" svg:y2="23.784cm">
          <text:p/>
        </draw:line>
        <draw:polygon draw:style-name="gr58" draw:text-style-name="P8" draw:layer="layout" svg:width="0.004cm" svg:height="0.309cm" svg:x="8.527cm" svg:y="23.477cm" svg:viewBox="0 0 5 310" draw:points="0,310 5,310 5,0 0,0">
          <text:p/>
        </draw:polygon>
        <draw:line draw:style-name="gr59" draw:text-style-name="P9" draw:layer="layout" svg:x1="8.885cm" svg:y1="23.479cm" svg:x2="8.885cm" svg:y2="23.784cm">
          <text:p/>
        </draw:line>
        <draw:polygon draw:style-name="gr58" draw:text-style-name="P8" draw:layer="layout" svg:width="0.004cm" svg:height="0.309cm" svg:x="8.883cm" svg:y="23.477cm" svg:viewBox="0 0 5 310" draw:points="0,310 5,310 5,0 0,0">
          <text:p/>
        </draw:polygon>
        <draw:line draw:style-name="gr59" draw:text-style-name="P9" draw:layer="layout" svg:x1="9.241cm" svg:y1="23.479cm" svg:x2="9.241cm" svg:y2="23.784cm">
          <text:p/>
        </draw:line>
        <draw:polygon draw:style-name="gr58" draw:text-style-name="P8" draw:layer="layout" svg:width="0.005cm" svg:height="0.309cm" svg:x="9.238cm" svg:y="23.477cm" svg:viewBox="0 0 6 310" draw:points="0,310 6,310 6,0 0,0">
          <text:p/>
        </draw:polygon>
        <draw:line draw:style-name="gr59" draw:text-style-name="P9" draw:layer="layout" svg:x1="9.596cm" svg:y1="23.479cm" svg:x2="9.596cm" svg:y2="23.784cm">
          <text:p/>
        </draw:line>
        <draw:polygon draw:style-name="gr58" draw:text-style-name="P8" draw:layer="layout" svg:width="0.004cm" svg:height="0.309cm" svg:x="9.594cm" svg:y="23.477cm" svg:viewBox="0 0 5 310" draw:points="0,310 5,310 5,0 0,0">
          <text:p/>
        </draw:polygon>
        <draw:line draw:style-name="gr59" draw:text-style-name="P9" draw:layer="layout" svg:x1="9.952cm" svg:y1="23.479cm" svg:x2="9.952cm" svg:y2="23.784cm">
          <text:p/>
        </draw:line>
        <draw:polygon draw:style-name="gr58" draw:text-style-name="P8" draw:layer="layout" svg:width="0.004cm" svg:height="0.309cm" svg:x="9.95cm" svg:y="23.477cm" svg:viewBox="0 0 5 310" draw:points="0,310 5,310 5,0 0,0">
          <text:p/>
        </draw:polygon>
        <draw:line draw:style-name="gr59" draw:text-style-name="P9" draw:layer="layout" svg:x1="10.307cm" svg:y1="23.479cm" svg:x2="10.307cm" svg:y2="23.784cm">
          <text:p/>
        </draw:line>
        <draw:polygon draw:style-name="gr58" draw:text-style-name="P8" draw:layer="layout" svg:width="0.004cm" svg:height="0.309cm" svg:x="10.305cm" svg:y="23.477cm" svg:viewBox="0 0 5 310" draw:points="0,310 5,310 5,0 0,0">
          <text:p/>
        </draw:polygon>
        <draw:line draw:style-name="gr59" draw:text-style-name="P9" draw:layer="layout" svg:x1="10.663cm" svg:y1="23.479cm" svg:x2="10.663cm" svg:y2="23.784cm">
          <text:p/>
        </draw:line>
        <draw:polygon draw:style-name="gr58" draw:text-style-name="P8" draw:layer="layout" svg:width="0.004cm" svg:height="0.309cm" svg:x="10.661cm" svg:y="23.477cm" svg:viewBox="0 0 5 310" draw:points="0,310 5,310 5,0 0,0">
          <text:p/>
        </draw:polygon>
        <draw:line draw:style-name="gr59" draw:text-style-name="P9" draw:layer="layout" svg:x1="11.019cm" svg:y1="23.479cm" svg:x2="11.019cm" svg:y2="23.784cm">
          <text:p/>
        </draw:line>
        <draw:polygon draw:style-name="gr58" draw:text-style-name="P8" draw:layer="layout" svg:width="0.005cm" svg:height="0.309cm" svg:x="11.016cm" svg:y="23.477cm" svg:viewBox="0 0 6 310" draw:points="0,310 6,310 6,0 0,0">
          <text:p/>
        </draw:polygon>
        <draw:line draw:style-name="gr59" draw:text-style-name="P9" draw:layer="layout" svg:x1="11.375cm" svg:y1="23.479cm" svg:x2="11.375cm" svg:y2="23.784cm">
          <text:p/>
        </draw:line>
        <draw:polygon draw:style-name="gr58" draw:text-style-name="P8" draw:layer="layout" svg:width="0.004cm" svg:height="0.309cm" svg:x="11.373cm" svg:y="23.477cm" svg:viewBox="0 0 5 310" draw:points="0,310 5,310 5,0 0,0">
          <text:p/>
        </draw:polygon>
        <draw:line draw:style-name="gr59" draw:text-style-name="P9" draw:layer="layout" svg:x1="11.73cm" svg:y1="23.479cm" svg:x2="11.73cm" svg:y2="23.784cm">
          <text:p/>
        </draw:line>
        <draw:polygon draw:style-name="gr58" draw:text-style-name="P8" draw:layer="layout" svg:width="0.005cm" svg:height="0.309cm" svg:x="11.728cm" svg:y="23.477cm" svg:viewBox="0 0 6 310" draw:points="0,310 6,310 6,0 0,0">
          <text:p/>
        </draw:polygon>
        <draw:line draw:style-name="gr59" draw:text-style-name="P9" draw:layer="layout" svg:x1="12.086cm" svg:y1="23.479cm" svg:x2="12.086cm" svg:y2="23.784cm">
          <text:p/>
        </draw:line>
        <draw:polygon draw:style-name="gr58" draw:text-style-name="P8" draw:layer="layout" svg:width="0.004cm" svg:height="0.309cm" svg:x="12.084cm" svg:y="23.477cm" svg:viewBox="0 0 5 310" draw:points="0,310 5,310 5,0 0,0">
          <text:p/>
        </draw:polygon>
        <draw:line draw:style-name="gr59" draw:text-style-name="P9" draw:layer="layout" svg:x1="12.442cm" svg:y1="23.479cm" svg:x2="12.442cm" svg:y2="23.784cm">
          <text:p/>
        </draw:line>
        <draw:polygon draw:style-name="gr58" draw:text-style-name="P8" draw:layer="layout" svg:width="0.004cm" svg:height="0.309cm" svg:x="12.44cm" svg:y="23.477cm" svg:viewBox="0 0 5 310" draw:points="0,310 5,310 5,0 0,0">
          <text:p/>
        </draw:polygon>
        <draw:line draw:style-name="gr59" draw:text-style-name="P9" draw:layer="layout" svg:x1="12.797cm" svg:y1="23.479cm" svg:x2="12.797cm" svg:y2="23.784cm">
          <text:p/>
        </draw:line>
        <draw:polygon draw:style-name="gr58" draw:text-style-name="P8" draw:layer="layout" svg:width="0.004cm" svg:height="0.309cm" svg:x="12.795cm" svg:y="23.477cm" svg:viewBox="0 0 5 310" draw:points="0,310 5,310 5,0 0,0">
          <text:p/>
        </draw:polygon>
        <draw:line draw:style-name="gr59" draw:text-style-name="P9" draw:layer="layout" svg:x1="13.153cm" svg:y1="23.479cm" svg:x2="13.153cm" svg:y2="23.784cm">
          <text:p/>
        </draw:line>
        <draw:polygon draw:style-name="gr58" draw:text-style-name="P8" draw:layer="layout" svg:width="0.004cm" svg:height="0.309cm" svg:x="13.151cm" svg:y="23.477cm" svg:viewBox="0 0 5 310" draw:points="0,310 5,310 5,0 0,0">
          <text:p/>
        </draw:polygon>
        <draw:line draw:style-name="gr59" draw:text-style-name="P9" draw:layer="layout" svg:x1="13.508cm" svg:y1="23.479cm" svg:x2="13.508cm" svg:y2="23.784cm">
          <text:p/>
        </draw:line>
        <draw:polygon draw:style-name="gr58" draw:text-style-name="P8" draw:layer="layout" svg:width="0.005cm" svg:height="0.309cm" svg:x="13.506cm" svg:y="23.477cm" svg:viewBox="0 0 6 310" draw:points="0,310 6,310 6,0 0,0">
          <text:p/>
        </draw:polygon>
        <draw:line draw:style-name="gr59" draw:text-style-name="P9" draw:layer="layout" svg:x1="13.864cm" svg:y1="23.479cm" svg:x2="13.864cm" svg:y2="23.784cm">
          <text:p/>
        </draw:line>
        <draw:polygon draw:style-name="gr58" draw:text-style-name="P8" draw:layer="layout" svg:width="0.004cm" svg:height="0.309cm" svg:x="13.862cm" svg:y="23.477cm" svg:viewBox="0 0 5 310" draw:points="0,310 5,310 5,0 0,0">
          <text:p/>
        </draw:polygon>
        <draw:line draw:style-name="gr59" draw:text-style-name="P9" draw:layer="layout" svg:x1="14.22cm" svg:y1="23.479cm" svg:x2="14.22cm" svg:y2="23.784cm">
          <text:p/>
        </draw:line>
        <draw:polygon draw:style-name="gr58" draw:text-style-name="P8" draw:layer="layout" svg:width="0.004cm" svg:height="0.309cm" svg:x="14.218cm" svg:y="23.477cm" svg:viewBox="0 0 5 310" draw:points="0,310 5,310 5,0 0,0">
          <text:p/>
        </draw:polygon>
        <draw:line draw:style-name="gr59" draw:text-style-name="P9" draw:layer="layout" svg:x1="14.575cm" svg:y1="23.479cm" svg:x2="14.575cm" svg:y2="23.784cm">
          <text:p/>
        </draw:line>
        <draw:polygon draw:style-name="gr58" draw:text-style-name="P8" draw:layer="layout" svg:width="0.004cm" svg:height="0.309cm" svg:x="14.573cm" svg:y="23.477cm" svg:viewBox="0 0 5 310" draw:points="0,310 5,310 5,0 0,0">
          <text:p/>
        </draw:polygon>
        <draw:line draw:style-name="gr59" draw:text-style-name="P9" draw:layer="layout" svg:x1="14.931cm" svg:y1="23.479cm" svg:x2="14.931cm" svg:y2="23.784cm">
          <text:p/>
        </draw:line>
        <draw:polygon draw:style-name="gr58" draw:text-style-name="P8" draw:layer="layout" svg:width="0.004cm" svg:height="0.309cm" svg:x="14.929cm" svg:y="23.477cm" svg:viewBox="0 0 5 310" draw:points="0,310 5,310 5,0 0,0">
          <text:p/>
        </draw:polygon>
        <draw:line draw:style-name="gr59" draw:text-style-name="P9" draw:layer="layout" svg:x1="15.286cm" svg:y1="23.479cm" svg:x2="15.286cm" svg:y2="23.784cm">
          <text:p/>
        </draw:line>
        <draw:polygon draw:style-name="gr58" draw:text-style-name="P8" draw:layer="layout" svg:width="0.005cm" svg:height="0.309cm" svg:x="15.284cm" svg:y="23.477cm" svg:viewBox="0 0 6 310" draw:points="0,310 6,310 6,0 0,0">
          <text:p/>
        </draw:polygon>
        <draw:line draw:style-name="gr59" draw:text-style-name="P9" draw:layer="layout" svg:x1="15.643cm" svg:y1="23.479cm" svg:x2="15.643cm" svg:y2="23.784cm">
          <text:p/>
        </draw:line>
        <draw:polygon draw:style-name="gr58" draw:text-style-name="P8" draw:layer="layout" svg:width="0.004cm" svg:height="0.309cm" svg:x="15.641cm" svg:y="23.477cm" svg:viewBox="0 0 5 310" draw:points="0,310 5,310 5,0 0,0">
          <text:p/>
        </draw:polygon>
        <draw:line draw:style-name="gr59" draw:text-style-name="P9" draw:layer="layout" svg:x1="15.999cm" svg:y1="23.479cm" svg:x2="15.999cm" svg:y2="23.784cm">
          <text:p/>
        </draw:line>
        <draw:polygon draw:style-name="gr58" draw:text-style-name="P8" draw:layer="layout" svg:width="0.004cm" svg:height="0.309cm" svg:x="15.997cm" svg:y="23.477cm" svg:viewBox="0 0 5 310" draw:points="0,310 5,310 5,0 0,0">
          <text:p/>
        </draw:polygon>
        <draw:line draw:style-name="gr59" draw:text-style-name="P9" draw:layer="layout" svg:x1="16.354cm" svg:y1="23.479cm" svg:x2="16.354cm" svg:y2="23.784cm">
          <text:p/>
        </draw:line>
        <draw:polygon draw:style-name="gr58" draw:text-style-name="P8" draw:layer="layout" svg:width="0.004cm" svg:height="0.309cm" svg:x="16.352cm" svg:y="23.477cm" svg:viewBox="0 0 5 310" draw:points="0,310 5,310 5,0 0,0">
          <text:p/>
        </draw:polygon>
        <draw:line draw:style-name="gr59" draw:text-style-name="P9" draw:layer="layout" svg:x1="16.71cm" svg:y1="23.479cm" svg:x2="16.71cm" svg:y2="23.784cm">
          <text:p/>
        </draw:line>
        <draw:polygon draw:style-name="gr58" draw:text-style-name="P8" draw:layer="layout" svg:width="0.004cm" svg:height="0.309cm" svg:x="16.708cm" svg:y="23.477cm" svg:viewBox="0 0 5 310" draw:points="0,310 5,310 5,0 0,0">
          <text:p/>
        </draw:polygon>
        <draw:line draw:style-name="gr59" draw:text-style-name="P9" draw:layer="layout" svg:x1="17.065cm" svg:y1="23.479cm" svg:x2="17.065cm" svg:y2="23.784cm">
          <text:p/>
        </draw:line>
        <draw:polygon draw:style-name="gr58" draw:text-style-name="P8" draw:layer="layout" svg:width="0.005cm" svg:height="0.309cm" svg:x="17.063cm" svg:y="23.477cm" svg:viewBox="0 0 6 310" draw:points="0,310 6,310 6,0 0,0">
          <text:p/>
        </draw:polygon>
        <draw:line draw:style-name="gr59" draw:text-style-name="P9" draw:layer="layout" svg:x1="17.421cm" svg:y1="23.479cm" svg:x2="17.421cm" svg:y2="23.784cm">
          <text:p/>
        </draw:line>
        <draw:polygon draw:style-name="gr58" draw:text-style-name="P8" draw:layer="layout" svg:width="0.004cm" svg:height="0.309cm" svg:x="17.419cm" svg:y="23.477cm" svg:viewBox="0 0 5 310" draw:points="0,310 5,310 5,0 0,0">
          <text:p/>
        </draw:polygon>
        <draw:line draw:style-name="gr59" draw:text-style-name="P9" draw:layer="layout" svg:x1="17.777cm" svg:y1="23.479cm" svg:x2="17.777cm" svg:y2="23.784cm">
          <text:p/>
        </draw:line>
        <draw:polygon draw:style-name="gr58" draw:text-style-name="P8" draw:layer="layout" svg:width="0.004cm" svg:height="0.309cm" svg:x="17.775cm" svg:y="23.477cm" svg:viewBox="0 0 5 310" draw:points="0,310 5,310 5,0 0,0">
          <text:p/>
        </draw:polygon>
        <draw:line draw:style-name="gr59" draw:text-style-name="P9" draw:layer="layout" svg:x1="3.905cm" svg:y1="24.22cm" svg:x2="3.905cm" svg:y2="24.525cm">
          <text:p/>
        </draw:line>
        <draw:polygon draw:style-name="gr58" draw:text-style-name="P8" draw:layer="layout" svg:width="0.005cm" svg:height="0.309cm" svg:x="3.903cm" svg:y="24.218cm" svg:viewBox="0 0 6 310" draw:points="0,310 6,310 6,0 0,0">
          <text:p/>
        </draw:polygon>
        <draw:line draw:style-name="gr59" draw:text-style-name="P9" draw:layer="layout" svg:x1="4.261cm" svg:y1="24.22cm" svg:x2="4.261cm" svg:y2="24.525cm">
          <text:p/>
        </draw:line>
        <draw:polygon draw:style-name="gr58" draw:text-style-name="P8" draw:layer="layout" svg:width="0.004cm" svg:height="0.309cm" svg:x="4.259cm" svg:y="24.218cm" svg:viewBox="0 0 5 310" draw:points="0,310 5,310 5,0 0,0">
          <text:p/>
        </draw:polygon>
        <draw:line draw:style-name="gr59" draw:text-style-name="P9" draw:layer="layout" svg:x1="4.617cm" svg:y1="24.22cm" svg:x2="4.617cm" svg:y2="24.525cm">
          <text:p/>
        </draw:line>
        <draw:polygon draw:style-name="gr58" draw:text-style-name="P8" draw:layer="layout" svg:width="0.004cm" svg:height="0.309cm" svg:x="4.615cm" svg:y="24.218cm" svg:viewBox="0 0 5 310" draw:points="0,310 5,310 5,0 0,0">
          <text:p/>
        </draw:polygon>
        <draw:line draw:style-name="gr59" draw:text-style-name="P9" draw:layer="layout" svg:x1="4.972cm" svg:y1="24.22cm" svg:x2="4.972cm" svg:y2="24.525cm">
          <text:p/>
        </draw:line>
        <draw:polygon draw:style-name="gr58" draw:text-style-name="P8" draw:layer="layout" svg:width="0.004cm" svg:height="0.309cm" svg:x="4.97cm" svg:y="24.218cm" svg:viewBox="0 0 5 310" draw:points="0,310 5,310 5,0 0,0">
          <text:p/>
        </draw:polygon>
        <draw:line draw:style-name="gr59" draw:text-style-name="P9" draw:layer="layout" svg:x1="5.328cm" svg:y1="24.22cm" svg:x2="5.328cm" svg:y2="24.525cm">
          <text:p/>
        </draw:line>
        <draw:polygon draw:style-name="gr58" draw:text-style-name="P8" draw:layer="layout" svg:width="0.004cm" svg:height="0.309cm" svg:x="5.326cm" svg:y="24.218cm" svg:viewBox="0 0 5 310" draw:points="0,310 5,310 5,0 0,0">
          <text:p/>
        </draw:polygon>
        <draw:line draw:style-name="gr59" draw:text-style-name="P9" draw:layer="layout" svg:x1="5.683cm" svg:y1="24.22cm" svg:x2="5.683cm" svg:y2="24.525cm">
          <text:p/>
        </draw:line>
        <draw:polygon draw:style-name="gr58" draw:text-style-name="P8" draw:layer="layout" svg:width="0.006cm" svg:height="0.309cm" svg:x="5.681cm" svg:y="24.218cm" svg:viewBox="0 0 7 310" draw:points="0,310 7,310 7,0 0,0">
          <text:p/>
        </draw:polygon>
        <draw:line draw:style-name="gr59" draw:text-style-name="P9" draw:layer="layout" svg:x1="6.039cm" svg:y1="24.22cm" svg:x2="6.039cm" svg:y2="24.525cm">
          <text:p/>
        </draw:line>
        <draw:polygon draw:style-name="gr58" draw:text-style-name="P8" draw:layer="layout" svg:width="0.004cm" svg:height="0.309cm" svg:x="6.037cm" svg:y="24.218cm" svg:viewBox="0 0 5 310" draw:points="0,310 5,310 5,0 0,0">
          <text:p/>
        </draw:polygon>
        <draw:line draw:style-name="gr59" draw:text-style-name="P9" draw:layer="layout" svg:x1="6.395cm" svg:y1="24.22cm" svg:x2="6.395cm" svg:y2="24.525cm">
          <text:p/>
        </draw:line>
        <draw:polygon draw:style-name="gr58" draw:text-style-name="P8" draw:layer="layout" svg:width="0.004cm" svg:height="0.309cm" svg:x="6.393cm" svg:y="24.218cm" svg:viewBox="0 0 5 310" draw:points="0,310 5,310 5,0 0,0">
          <text:p/>
        </draw:polygon>
        <draw:line draw:style-name="gr59" draw:text-style-name="P9" draw:layer="layout" svg:x1="6.751cm" svg:y1="24.22cm" svg:x2="6.751cm" svg:y2="24.525cm">
          <text:p/>
        </draw:line>
        <draw:polygon draw:style-name="gr58" draw:text-style-name="P8" draw:layer="layout" svg:width="0.004cm" svg:height="0.309cm" svg:x="6.749cm" svg:y="24.218cm" svg:viewBox="0 0 5 310" draw:points="0,310 5,310 5,0 0,0">
          <text:p/>
        </draw:polygon>
        <draw:line draw:style-name="gr59" draw:text-style-name="P9" draw:layer="layout" svg:x1="7.107cm" svg:y1="24.22cm" svg:x2="7.107cm" svg:y2="24.525cm">
          <text:p/>
        </draw:line>
        <draw:polygon draw:style-name="gr58" draw:text-style-name="P8" draw:layer="layout" svg:width="0.004cm" svg:height="0.309cm" svg:x="7.105cm" svg:y="24.218cm" svg:viewBox="0 0 5 310" draw:points="0,310 5,310 5,0 0,0">
          <text:p/>
        </draw:polygon>
        <draw:line draw:style-name="gr59" draw:text-style-name="P9" draw:layer="layout" svg:x1="7.463cm" svg:y1="24.22cm" svg:x2="7.463cm" svg:y2="24.525cm">
          <text:p/>
        </draw:line>
        <draw:polygon draw:style-name="gr58" draw:text-style-name="P8" draw:layer="layout" svg:width="0.005cm" svg:height="0.309cm" svg:x="7.46cm" svg:y="24.218cm" svg:viewBox="0 0 6 310" draw:points="0,310 6,310 6,0 0,0">
          <text:p/>
        </draw:polygon>
        <draw:line draw:style-name="gr59" draw:text-style-name="P9" draw:layer="layout" svg:x1="7.818cm" svg:y1="24.22cm" svg:x2="7.818cm" svg:y2="24.525cm">
          <text:p/>
        </draw:line>
        <draw:polygon draw:style-name="gr58" draw:text-style-name="P8" draw:layer="layout" svg:width="0.004cm" svg:height="0.309cm" svg:x="7.816cm" svg:y="24.218cm" svg:viewBox="0 0 5 310" draw:points="0,310 5,310 5,0 0,0">
          <text:p/>
        </draw:polygon>
        <draw:line draw:style-name="gr59" draw:text-style-name="P9" draw:layer="layout" svg:x1="8.174cm" svg:y1="24.22cm" svg:x2="8.174cm" svg:y2="24.525cm">
          <text:p/>
        </draw:line>
        <draw:polygon draw:style-name="gr58" draw:text-style-name="P8" draw:layer="layout" svg:width="0.004cm" svg:height="0.309cm" svg:x="8.172cm" svg:y="24.218cm" svg:viewBox="0 0 5 310" draw:points="0,310 5,310 5,0 0,0">
          <text:p/>
        </draw:polygon>
        <draw:line draw:style-name="gr59" draw:text-style-name="P9" draw:layer="layout" svg:x1="8.529cm" svg:y1="24.22cm" svg:x2="8.529cm" svg:y2="24.525cm">
          <text:p/>
        </draw:line>
        <draw:polygon draw:style-name="gr58" draw:text-style-name="P8" draw:layer="layout" svg:width="0.004cm" svg:height="0.309cm" svg:x="8.527cm" svg:y="24.218cm" svg:viewBox="0 0 5 310" draw:points="0,310 5,310 5,0 0,0">
          <text:p/>
        </draw:polygon>
        <draw:line draw:style-name="gr59" draw:text-style-name="P9" draw:layer="layout" svg:x1="8.885cm" svg:y1="24.22cm" svg:x2="8.885cm" svg:y2="24.525cm">
          <text:p/>
        </draw:line>
        <draw:polygon draw:style-name="gr58" draw:text-style-name="P8" draw:layer="layout" svg:width="0.004cm" svg:height="0.309cm" svg:x="8.883cm" svg:y="24.218cm" svg:viewBox="0 0 5 310" draw:points="0,310 5,310 5,0 0,0">
          <text:p/>
        </draw:polygon>
        <draw:line draw:style-name="gr59" draw:text-style-name="P9" draw:layer="layout" svg:x1="9.241cm" svg:y1="24.22cm" svg:x2="9.241cm" svg:y2="24.525cm">
          <text:p/>
        </draw:line>
        <draw:polygon draw:style-name="gr58" draw:text-style-name="P8" draw:layer="layout" svg:width="0.005cm" svg:height="0.309cm" svg:x="9.238cm" svg:y="24.218cm" svg:viewBox="0 0 6 310" draw:points="0,310 6,310 6,0 0,0">
          <text:p/>
        </draw:polygon>
        <draw:line draw:style-name="gr59" draw:text-style-name="P9" draw:layer="layout" svg:x1="9.596cm" svg:y1="24.22cm" svg:x2="9.596cm" svg:y2="24.525cm">
          <text:p/>
        </draw:line>
        <draw:polygon draw:style-name="gr58" draw:text-style-name="P8" draw:layer="layout" svg:width="0.004cm" svg:height="0.309cm" svg:x="9.594cm" svg:y="24.218cm" svg:viewBox="0 0 5 310" draw:points="0,310 5,310 5,0 0,0">
          <text:p/>
        </draw:polygon>
        <draw:line draw:style-name="gr59" draw:text-style-name="P9" draw:layer="layout" svg:x1="9.952cm" svg:y1="24.22cm" svg:x2="9.952cm" svg:y2="24.525cm">
          <text:p/>
        </draw:line>
        <draw:polygon draw:style-name="gr58" draw:text-style-name="P8" draw:layer="layout" svg:width="0.004cm" svg:height="0.309cm" svg:x="9.95cm" svg:y="24.218cm" svg:viewBox="0 0 5 310" draw:points="0,310 5,310 5,0 0,0">
          <text:p/>
        </draw:polygon>
        <draw:line draw:style-name="gr59" draw:text-style-name="P9" draw:layer="layout" svg:x1="10.307cm" svg:y1="24.22cm" svg:x2="10.307cm" svg:y2="24.525cm">
          <text:p/>
        </draw:line>
        <draw:polygon draw:style-name="gr58" draw:text-style-name="P8" draw:layer="layout" svg:width="0.004cm" svg:height="0.309cm" svg:x="10.305cm" svg:y="24.218cm" svg:viewBox="0 0 5 310" draw:points="0,310 5,310 5,0 0,0">
          <text:p/>
        </draw:polygon>
        <draw:line draw:style-name="gr59" draw:text-style-name="P9" draw:layer="layout" svg:x1="10.663cm" svg:y1="24.22cm" svg:x2="10.663cm" svg:y2="24.525cm">
          <text:p/>
        </draw:line>
        <draw:polygon draw:style-name="gr58" draw:text-style-name="P8" draw:layer="layout" svg:width="0.004cm" svg:height="0.309cm" svg:x="10.661cm" svg:y="24.218cm" svg:viewBox="0 0 5 310" draw:points="0,310 5,310 5,0 0,0">
          <text:p/>
        </draw:polygon>
        <draw:line draw:style-name="gr59" draw:text-style-name="P9" draw:layer="layout" svg:x1="11.019cm" svg:y1="24.22cm" svg:x2="11.019cm" svg:y2="24.525cm">
          <text:p/>
        </draw:line>
        <draw:polygon draw:style-name="gr58" draw:text-style-name="P8" draw:layer="layout" svg:width="0.005cm" svg:height="0.309cm" svg:x="11.016cm" svg:y="24.218cm" svg:viewBox="0 0 6 310" draw:points="0,310 6,310 6,0 0,0">
          <text:p/>
        </draw:polygon>
        <draw:line draw:style-name="gr59" draw:text-style-name="P9" draw:layer="layout" svg:x1="11.375cm" svg:y1="24.22cm" svg:x2="11.375cm" svg:y2="24.525cm">
          <text:p/>
        </draw:line>
        <draw:polygon draw:style-name="gr58" draw:text-style-name="P8" draw:layer="layout" svg:width="0.004cm" svg:height="0.309cm" svg:x="11.373cm" svg:y="24.218cm" svg:viewBox="0 0 5 310" draw:points="0,310 5,310 5,0 0,0">
          <text:p/>
        </draw:polygon>
        <draw:line draw:style-name="gr59" draw:text-style-name="P9" draw:layer="layout" svg:x1="11.73cm" svg:y1="24.22cm" svg:x2="11.73cm" svg:y2="24.525cm">
          <text:p/>
        </draw:line>
        <draw:polygon draw:style-name="gr58" draw:text-style-name="P8" draw:layer="layout" svg:width="0.005cm" svg:height="0.309cm" svg:x="11.728cm" svg:y="24.218cm" svg:viewBox="0 0 6 310" draw:points="0,310 6,310 6,0 0,0">
          <text:p/>
        </draw:polygon>
        <draw:line draw:style-name="gr59" draw:text-style-name="P9" draw:layer="layout" svg:x1="12.086cm" svg:y1="24.22cm" svg:x2="12.086cm" svg:y2="24.525cm">
          <text:p/>
        </draw:line>
        <draw:polygon draw:style-name="gr58" draw:text-style-name="P8" draw:layer="layout" svg:width="0.004cm" svg:height="0.309cm" svg:x="12.084cm" svg:y="24.218cm" svg:viewBox="0 0 5 310" draw:points="0,310 5,310 5,0 0,0">
          <text:p/>
        </draw:polygon>
        <draw:line draw:style-name="gr59" draw:text-style-name="P9" draw:layer="layout" svg:x1="12.442cm" svg:y1="24.22cm" svg:x2="12.442cm" svg:y2="24.525cm">
          <text:p/>
        </draw:line>
        <draw:polygon draw:style-name="gr58" draw:text-style-name="P8" draw:layer="layout" svg:width="0.004cm" svg:height="0.309cm" svg:x="12.44cm" svg:y="24.218cm" svg:viewBox="0 0 5 310" draw:points="0,310 5,310 5,0 0,0">
          <text:p/>
        </draw:polygon>
        <draw:line draw:style-name="gr59" draw:text-style-name="P9" draw:layer="layout" svg:x1="12.797cm" svg:y1="24.22cm" svg:x2="12.797cm" svg:y2="24.525cm">
          <text:p/>
        </draw:line>
        <draw:polygon draw:style-name="gr58" draw:text-style-name="P8" draw:layer="layout" svg:width="0.004cm" svg:height="0.309cm" svg:x="12.795cm" svg:y="24.218cm" svg:viewBox="0 0 5 310" draw:points="0,310 5,310 5,0 0,0">
          <text:p/>
        </draw:polygon>
        <draw:line draw:style-name="gr59" draw:text-style-name="P9" draw:layer="layout" svg:x1="13.153cm" svg:y1="24.22cm" svg:x2="13.153cm" svg:y2="24.525cm">
          <text:p/>
        </draw:line>
        <draw:polygon draw:style-name="gr58" draw:text-style-name="P8" draw:layer="layout" svg:width="0.004cm" svg:height="0.309cm" svg:x="13.151cm" svg:y="24.218cm" svg:viewBox="0 0 5 310" draw:points="0,310 5,310 5,0 0,0">
          <text:p/>
        </draw:polygon>
        <draw:line draw:style-name="gr59" draw:text-style-name="P9" draw:layer="layout" svg:x1="13.508cm" svg:y1="24.22cm" svg:x2="13.508cm" svg:y2="24.525cm">
          <text:p/>
        </draw:line>
        <draw:polygon draw:style-name="gr58" draw:text-style-name="P8" draw:layer="layout" svg:width="0.005cm" svg:height="0.309cm" svg:x="13.506cm" svg:y="24.218cm" svg:viewBox="0 0 6 310" draw:points="0,310 6,310 6,0 0,0">
          <text:p/>
        </draw:polygon>
        <draw:line draw:style-name="gr59" draw:text-style-name="P9" draw:layer="layout" svg:x1="13.864cm" svg:y1="24.22cm" svg:x2="13.864cm" svg:y2="24.525cm">
          <text:p/>
        </draw:line>
        <draw:polygon draw:style-name="gr58" draw:text-style-name="P8" draw:layer="layout" svg:width="0.004cm" svg:height="0.309cm" svg:x="13.862cm" svg:y="24.218cm" svg:viewBox="0 0 5 310" draw:points="0,310 5,310 5,0 0,0">
          <text:p/>
        </draw:polygon>
        <draw:line draw:style-name="gr59" draw:text-style-name="P9" draw:layer="layout" svg:x1="14.22cm" svg:y1="24.22cm" svg:x2="14.22cm" svg:y2="24.525cm">
          <text:p/>
        </draw:line>
        <draw:polygon draw:style-name="gr58" draw:text-style-name="P8" draw:layer="layout" svg:width="0.004cm" svg:height="0.309cm" svg:x="14.218cm" svg:y="24.218cm" svg:viewBox="0 0 5 310" draw:points="0,310 5,310 5,0 0,0">
          <text:p/>
        </draw:polygon>
        <draw:line draw:style-name="gr59" draw:text-style-name="P9" draw:layer="layout" svg:x1="14.575cm" svg:y1="24.22cm" svg:x2="14.575cm" svg:y2="24.525cm">
          <text:p/>
        </draw:line>
        <draw:polygon draw:style-name="gr58" draw:text-style-name="P8" draw:layer="layout" svg:width="0.004cm" svg:height="0.309cm" svg:x="14.573cm" svg:y="24.218cm" svg:viewBox="0 0 5 310" draw:points="0,310 5,310 5,0 0,0">
          <text:p/>
        </draw:polygon>
        <draw:line draw:style-name="gr59" draw:text-style-name="P9" draw:layer="layout" svg:x1="14.931cm" svg:y1="24.22cm" svg:x2="14.931cm" svg:y2="24.525cm">
          <text:p/>
        </draw:line>
        <draw:polygon draw:style-name="gr58" draw:text-style-name="P8" draw:layer="layout" svg:width="0.004cm" svg:height="0.309cm" svg:x="14.929cm" svg:y="24.218cm" svg:viewBox="0 0 5 310" draw:points="0,310 5,310 5,0 0,0">
          <text:p/>
        </draw:polygon>
        <draw:line draw:style-name="gr59" draw:text-style-name="P9" draw:layer="layout" svg:x1="15.286cm" svg:y1="24.22cm" svg:x2="15.286cm" svg:y2="24.525cm">
          <text:p/>
        </draw:line>
        <draw:polygon draw:style-name="gr58" draw:text-style-name="P8" draw:layer="layout" svg:width="0.005cm" svg:height="0.309cm" svg:x="15.284cm" svg:y="24.218cm" svg:viewBox="0 0 6 310" draw:points="0,310 6,310 6,0 0,0">
          <text:p/>
        </draw:polygon>
        <draw:line draw:style-name="gr59" draw:text-style-name="P9" draw:layer="layout" svg:x1="15.643cm" svg:y1="24.22cm" svg:x2="15.643cm" svg:y2="24.525cm">
          <text:p/>
        </draw:line>
        <draw:polygon draw:style-name="gr58" draw:text-style-name="P8" draw:layer="layout" svg:width="0.004cm" svg:height="0.309cm" svg:x="15.641cm" svg:y="24.218cm" svg:viewBox="0 0 5 310" draw:points="0,310 5,310 5,0 0,0">
          <text:p/>
        </draw:polygon>
        <draw:line draw:style-name="gr59" draw:text-style-name="P9" draw:layer="layout" svg:x1="15.999cm" svg:y1="24.22cm" svg:x2="15.999cm" svg:y2="24.525cm">
          <text:p/>
        </draw:line>
        <draw:polygon draw:style-name="gr58" draw:text-style-name="P8" draw:layer="layout" svg:width="0.004cm" svg:height="0.309cm" svg:x="15.997cm" svg:y="24.218cm" svg:viewBox="0 0 5 310" draw:points="0,310 5,310 5,0 0,0">
          <text:p/>
        </draw:polygon>
        <draw:line draw:style-name="gr59" draw:text-style-name="P9" draw:layer="layout" svg:x1="16.354cm" svg:y1="24.22cm" svg:x2="16.354cm" svg:y2="24.525cm">
          <text:p/>
        </draw:line>
        <draw:polygon draw:style-name="gr58" draw:text-style-name="P8" draw:layer="layout" svg:width="0.004cm" svg:height="0.309cm" svg:x="16.352cm" svg:y="24.218cm" svg:viewBox="0 0 5 310" draw:points="0,310 5,310 5,0 0,0">
          <text:p/>
        </draw:polygon>
        <draw:line draw:style-name="gr59" draw:text-style-name="P9" draw:layer="layout" svg:x1="16.71cm" svg:y1="24.22cm" svg:x2="16.71cm" svg:y2="24.525cm">
          <text:p/>
        </draw:line>
        <draw:polygon draw:style-name="gr58" draw:text-style-name="P8" draw:layer="layout" svg:width="0.004cm" svg:height="0.309cm" svg:x="16.708cm" svg:y="24.218cm" svg:viewBox="0 0 5 310" draw:points="0,310 5,310 5,0 0,0">
          <text:p/>
        </draw:polygon>
        <draw:line draw:style-name="gr59" draw:text-style-name="P9" draw:layer="layout" svg:x1="17.065cm" svg:y1="24.22cm" svg:x2="17.065cm" svg:y2="24.525cm">
          <text:p/>
        </draw:line>
        <draw:polygon draw:style-name="gr58" draw:text-style-name="P8" draw:layer="layout" svg:width="0.005cm" svg:height="0.309cm" svg:x="17.063cm" svg:y="24.218cm" svg:viewBox="0 0 6 310" draw:points="0,310 6,310 6,0 0,0">
          <text:p/>
        </draw:polygon>
        <draw:line draw:style-name="gr59" draw:text-style-name="P9" draw:layer="layout" svg:x1="17.421cm" svg:y1="24.22cm" svg:x2="17.421cm" svg:y2="24.525cm">
          <text:p/>
        </draw:line>
        <draw:polygon draw:style-name="gr58" draw:text-style-name="P8" draw:layer="layout" svg:width="0.004cm" svg:height="0.309cm" svg:x="17.419cm" svg:y="24.218cm" svg:viewBox="0 0 5 310" draw:points="0,310 5,310 5,0 0,0">
          <text:p/>
        </draw:polygon>
        <draw:line draw:style-name="gr59" draw:text-style-name="P9" draw:layer="layout" svg:x1="17.777cm" svg:y1="24.22cm" svg:x2="17.777cm" svg:y2="24.525cm">
          <text:p/>
        </draw:line>
        <draw:polygon draw:style-name="gr58" draw:text-style-name="P8" draw:layer="layout" svg:width="0.004cm" svg:height="0.309cm" svg:x="17.775cm" svg:y="24.218cm" svg:viewBox="0 0 5 310" draw:points="0,310 5,310 5,0 0,0">
          <text:p/>
        </draw:polygon>
        <draw:polygon draw:style-name="gr58" draw:text-style-name="P8" draw:layer="layout" svg:width="0.03cm" svg:height="0.03cm" svg:x="3.205cm" svg:y="5.927cm" svg:viewBox="0 0 31 31" draw:points="0,31 31,31 31,0 0,0">
          <text:p/>
        </draw:polygon>
        <draw:polygon draw:style-name="gr58" draw:text-style-name="P8" draw:layer="layout" svg:width="0.03cm" svg:height="0.085cm" svg:x="3.15cm" svg:y="5.927cm" svg:viewBox="0 0 31 86" draw:points="0,86 31,86 31,0 0,0">
          <text:p/>
        </draw:polygon>
        <draw:polygon draw:style-name="gr58" draw:text-style-name="P8" draw:layer="layout" svg:width="0.03cm" svg:height="0.085cm" svg:x="17.787cm" svg:y="5.927cm" svg:viewBox="0 0 31 86" draw:points="0,86 31,86 31,0 0,0">
          <text:p/>
        </draw:polygon>
        <draw:polygon draw:style-name="gr58" draw:text-style-name="P8" draw:layer="layout" svg:width="0.03cm" svg:height="0.03cm" svg:x="17.732cm" svg:y="5.927cm" svg:viewBox="0 0 31 31" draw:points="0,31 31,31 31,0 0,0">
          <text:p/>
        </draw:polygon>
        <draw:line draw:style-name="gr59" draw:text-style-name="P9" draw:layer="layout" svg:x1="3.194cm" svg:y1="23.915cm" svg:x2="3.194cm" svg:y2="24.22cm">
          <text:p/>
        </draw:line>
        <draw:polygon draw:style-name="gr58" draw:text-style-name="P8" draw:layer="layout" svg:width="0.005cm" svg:height="0.309cm" svg:x="3.192cm" svg:y="23.913cm" svg:viewBox="0 0 6 310" draw:points="0,310 6,310 6,0 0,0">
          <text:p/>
        </draw:polygon>
        <draw:line draw:style-name="gr59" draw:text-style-name="P9" draw:layer="layout" svg:x1="17.777cm" svg:y1="24.673cm" svg:x2="17.777cm" svg:y2="24.978cm">
          <text:p/>
        </draw:line>
        <draw:polygon draw:style-name="gr58" draw:text-style-name="P8" draw:layer="layout" svg:width="0.004cm" svg:height="0.309cm" svg:x="17.775cm" svg:y="24.671cm" svg:viewBox="0 0 5 310" draw:points="0,310 5,310 5,0 0,0">
          <text:p/>
        </draw:polygon>
        <draw:line draw:style-name="gr59" draw:text-style-name="P9" draw:layer="layout" svg:x1="3.55cm" svg:y1="23.919cm" svg:x2="3.55cm" svg:y2="24.22cm">
          <text:p/>
        </draw:line>
        <draw:polygon draw:style-name="gr58" draw:text-style-name="P8" draw:layer="layout" svg:width="0.004cm" svg:height="0.305cm" svg:x="3.548cm" svg:y="23.917cm" svg:viewBox="0 0 5 306" draw:points="0,306 5,306 5,0 0,0">
          <text:p/>
        </draw:polygon>
        <draw:line draw:style-name="gr59" draw:text-style-name="P9" draw:layer="layout" svg:x1="3.905cm" svg:y1="24.673cm" svg:x2="3.905cm" svg:y2="24.978cm">
          <text:p/>
        </draw:line>
        <draw:polygon draw:style-name="gr58" draw:text-style-name="P8" draw:layer="layout" svg:width="0.005cm" svg:height="0.309cm" svg:x="3.903cm" svg:y="24.671cm" svg:viewBox="0 0 6 310" draw:points="0,310 6,310 6,0 0,0">
          <text:p/>
        </draw:polygon>
        <draw:line draw:style-name="gr59" draw:text-style-name="P9" draw:layer="layout" svg:x1="4.261cm" svg:y1="24.673cm" svg:x2="4.261cm" svg:y2="24.978cm">
          <text:p/>
        </draw:line>
        <draw:polygon draw:style-name="gr58" draw:text-style-name="P8" draw:layer="layout" svg:width="0.004cm" svg:height="0.309cm" svg:x="4.259cm" svg:y="24.671cm" svg:viewBox="0 0 5 310" draw:points="0,310 5,310 5,0 0,0">
          <text:p/>
        </draw:polygon>
        <draw:line draw:style-name="gr59" draw:text-style-name="P9" draw:layer="layout" svg:x1="4.617cm" svg:y1="24.673cm" svg:x2="4.617cm" svg:y2="24.978cm">
          <text:p/>
        </draw:line>
        <draw:polygon draw:style-name="gr58" draw:text-style-name="P8" draw:layer="layout" svg:width="0.004cm" svg:height="0.309cm" svg:x="4.615cm" svg:y="24.671cm" svg:viewBox="0 0 5 310" draw:points="0,310 5,310 5,0 0,0">
          <text:p/>
        </draw:polygon>
        <draw:line draw:style-name="gr59" draw:text-style-name="P9" draw:layer="layout" svg:x1="4.972cm" svg:y1="24.673cm" svg:x2="4.972cm" svg:y2="24.978cm">
          <text:p/>
        </draw:line>
        <draw:polygon draw:style-name="gr58" draw:text-style-name="P8" draw:layer="layout" svg:width="0.004cm" svg:height="0.309cm" svg:x="4.97cm" svg:y="24.671cm" svg:viewBox="0 0 5 310" draw:points="0,310 5,310 5,0 0,0">
          <text:p/>
        </draw:polygon>
        <draw:line draw:style-name="gr59" draw:text-style-name="P9" draw:layer="layout" svg:x1="5.328cm" svg:y1="24.673cm" svg:x2="5.328cm" svg:y2="24.978cm">
          <text:p/>
        </draw:line>
        <draw:polygon draw:style-name="gr58" draw:text-style-name="P8" draw:layer="layout" svg:width="0.004cm" svg:height="0.309cm" svg:x="5.326cm" svg:y="24.671cm" svg:viewBox="0 0 5 310" draw:points="0,310 5,310 5,0 0,0">
          <text:p/>
        </draw:polygon>
        <draw:line draw:style-name="gr59" draw:text-style-name="P9" draw:layer="layout" svg:x1="5.683cm" svg:y1="24.673cm" svg:x2="5.683cm" svg:y2="24.978cm">
          <text:p/>
        </draw:line>
        <draw:polygon draw:style-name="gr58" draw:text-style-name="P8" draw:layer="layout" svg:width="0.006cm" svg:height="0.309cm" svg:x="5.681cm" svg:y="24.671cm" svg:viewBox="0 0 7 310" draw:points="0,310 7,310 7,0 0,0">
          <text:p/>
        </draw:polygon>
        <draw:line draw:style-name="gr59" draw:text-style-name="P9" draw:layer="layout" svg:x1="6.039cm" svg:y1="24.673cm" svg:x2="6.039cm" svg:y2="24.978cm">
          <text:p/>
        </draw:line>
        <draw:polygon draw:style-name="gr58" draw:text-style-name="P8" draw:layer="layout" svg:width="0.004cm" svg:height="0.309cm" svg:x="6.037cm" svg:y="24.671cm" svg:viewBox="0 0 5 310" draw:points="0,310 5,310 5,0 0,0">
          <text:p/>
        </draw:polygon>
        <draw:line draw:style-name="gr59" draw:text-style-name="P9" draw:layer="layout" svg:x1="6.395cm" svg:y1="24.673cm" svg:x2="6.395cm" svg:y2="24.978cm">
          <text:p/>
        </draw:line>
        <draw:polygon draw:style-name="gr58" draw:text-style-name="P8" draw:layer="layout" svg:width="0.004cm" svg:height="0.309cm" svg:x="6.393cm" svg:y="24.671cm" svg:viewBox="0 0 5 310" draw:points="0,310 5,310 5,0 0,0">
          <text:p/>
        </draw:polygon>
        <draw:line draw:style-name="gr59" draw:text-style-name="P9" draw:layer="layout" svg:x1="6.751cm" svg:y1="24.673cm" svg:x2="6.751cm" svg:y2="24.978cm">
          <text:p/>
        </draw:line>
        <draw:polygon draw:style-name="gr58" draw:text-style-name="P8" draw:layer="layout" svg:width="0.004cm" svg:height="0.309cm" svg:x="6.749cm" svg:y="24.671cm" svg:viewBox="0 0 5 310" draw:points="0,310 5,310 5,0 0,0">
          <text:p/>
        </draw:polygon>
        <draw:line draw:style-name="gr59" draw:text-style-name="P9" draw:layer="layout" svg:x1="7.107cm" svg:y1="24.673cm" svg:x2="7.107cm" svg:y2="24.978cm">
          <text:p/>
        </draw:line>
        <draw:polygon draw:style-name="gr58" draw:text-style-name="P8" draw:layer="layout" svg:width="0.004cm" svg:height="0.309cm" svg:x="7.105cm" svg:y="24.671cm" svg:viewBox="0 0 5 310" draw:points="0,310 5,310 5,0 0,0">
          <text:p/>
        </draw:polygon>
        <draw:line draw:style-name="gr59" draw:text-style-name="P9" draw:layer="layout" svg:x1="7.463cm" svg:y1="24.673cm" svg:x2="7.463cm" svg:y2="24.978cm">
          <text:p/>
        </draw:line>
        <draw:polygon draw:style-name="gr58" draw:text-style-name="P8" draw:layer="layout" svg:width="0.005cm" svg:height="0.309cm" svg:x="7.46cm" svg:y="24.671cm" svg:viewBox="0 0 6 310" draw:points="0,310 6,310 6,0 0,0">
          <text:p/>
        </draw:polygon>
        <draw:line draw:style-name="gr59" draw:text-style-name="P9" draw:layer="layout" svg:x1="7.818cm" svg:y1="24.673cm" svg:x2="7.818cm" svg:y2="24.978cm">
          <text:p/>
        </draw:line>
        <draw:polygon draw:style-name="gr58" draw:text-style-name="P8" draw:layer="layout" svg:width="0.004cm" svg:height="0.309cm" svg:x="7.816cm" svg:y="24.671cm" svg:viewBox="0 0 5 310" draw:points="0,310 5,310 5,0 0,0">
          <text:p/>
        </draw:polygon>
        <draw:line draw:style-name="gr59" draw:text-style-name="P9" draw:layer="layout" svg:x1="8.174cm" svg:y1="24.673cm" svg:x2="8.174cm" svg:y2="24.978cm">
          <text:p/>
        </draw:line>
        <draw:polygon draw:style-name="gr58" draw:text-style-name="P8" draw:layer="layout" svg:width="0.004cm" svg:height="0.309cm" svg:x="8.172cm" svg:y="24.671cm" svg:viewBox="0 0 5 310" draw:points="0,310 5,310 5,0 0,0">
          <text:p/>
        </draw:polygon>
        <draw:line draw:style-name="gr59" draw:text-style-name="P9" draw:layer="layout" svg:x1="8.529cm" svg:y1="24.673cm" svg:x2="8.529cm" svg:y2="24.978cm">
          <text:p/>
        </draw:line>
        <draw:polygon draw:style-name="gr58" draw:text-style-name="P8" draw:layer="layout" svg:width="0.004cm" svg:height="0.309cm" svg:x="8.527cm" svg:y="24.671cm" svg:viewBox="0 0 5 310" draw:points="0,310 5,310 5,0 0,0">
          <text:p/>
        </draw:polygon>
        <draw:line draw:style-name="gr59" draw:text-style-name="P9" draw:layer="layout" svg:x1="8.885cm" svg:y1="24.673cm" svg:x2="8.885cm" svg:y2="24.978cm">
          <text:p/>
        </draw:line>
        <draw:polygon draw:style-name="gr58" draw:text-style-name="P8" draw:layer="layout" svg:width="0.004cm" svg:height="0.309cm" svg:x="8.883cm" svg:y="24.671cm" svg:viewBox="0 0 5 310" draw:points="0,310 5,310 5,0 0,0">
          <text:p/>
        </draw:polygon>
        <draw:line draw:style-name="gr59" draw:text-style-name="P9" draw:layer="layout" svg:x1="9.241cm" svg:y1="24.673cm" svg:x2="9.241cm" svg:y2="24.978cm">
          <text:p/>
        </draw:line>
        <draw:polygon draw:style-name="gr58" draw:text-style-name="P8" draw:layer="layout" svg:width="0.005cm" svg:height="0.309cm" svg:x="9.238cm" svg:y="24.671cm" svg:viewBox="0 0 6 310" draw:points="0,310 6,310 6,0 0,0">
          <text:p/>
        </draw:polygon>
        <draw:line draw:style-name="gr59" draw:text-style-name="P9" draw:layer="layout" svg:x1="9.596cm" svg:y1="24.673cm" svg:x2="9.596cm" svg:y2="24.978cm">
          <text:p/>
        </draw:line>
        <draw:polygon draw:style-name="gr58" draw:text-style-name="P8" draw:layer="layout" svg:width="0.004cm" svg:height="0.309cm" svg:x="9.594cm" svg:y="24.671cm" svg:viewBox="0 0 5 310" draw:points="0,310 5,310 5,0 0,0">
          <text:p/>
        </draw:polygon>
        <draw:line draw:style-name="gr59" draw:text-style-name="P9" draw:layer="layout" svg:x1="9.952cm" svg:y1="24.673cm" svg:x2="9.952cm" svg:y2="24.978cm">
          <text:p/>
        </draw:line>
        <draw:polygon draw:style-name="gr58" draw:text-style-name="P8" draw:layer="layout" svg:width="0.004cm" svg:height="0.309cm" svg:x="9.95cm" svg:y="24.671cm" svg:viewBox="0 0 5 310" draw:points="0,310 5,310 5,0 0,0">
          <text:p/>
        </draw:polygon>
        <draw:line draw:style-name="gr59" draw:text-style-name="P9" draw:layer="layout" svg:x1="10.307cm" svg:y1="24.673cm" svg:x2="10.307cm" svg:y2="24.978cm">
          <text:p/>
        </draw:line>
        <draw:polygon draw:style-name="gr58" draw:text-style-name="P8" draw:layer="layout" svg:width="0.004cm" svg:height="0.309cm" svg:x="10.305cm" svg:y="24.671cm" svg:viewBox="0 0 5 310" draw:points="0,310 5,310 5,0 0,0">
          <text:p/>
        </draw:polygon>
        <draw:line draw:style-name="gr59" draw:text-style-name="P9" draw:layer="layout" svg:x1="10.663cm" svg:y1="24.673cm" svg:x2="10.663cm" svg:y2="24.978cm">
          <text:p/>
        </draw:line>
        <draw:polygon draw:style-name="gr58" draw:text-style-name="P8" draw:layer="layout" svg:width="0.004cm" svg:height="0.309cm" svg:x="10.661cm" svg:y="24.671cm" svg:viewBox="0 0 5 310" draw:points="0,310 5,310 5,0 0,0">
          <text:p/>
        </draw:polygon>
        <draw:line draw:style-name="gr59" draw:text-style-name="P9" draw:layer="layout" svg:x1="11.019cm" svg:y1="24.673cm" svg:x2="11.019cm" svg:y2="24.978cm">
          <text:p/>
        </draw:line>
        <draw:polygon draw:style-name="gr58" draw:text-style-name="P8" draw:layer="layout" svg:width="0.005cm" svg:height="0.309cm" svg:x="11.016cm" svg:y="24.671cm" svg:viewBox="0 0 6 310" draw:points="0,310 6,310 6,0 0,0">
          <text:p/>
        </draw:polygon>
        <draw:line draw:style-name="gr59" draw:text-style-name="P9" draw:layer="layout" svg:x1="11.375cm" svg:y1="24.673cm" svg:x2="11.375cm" svg:y2="24.978cm">
          <text:p/>
        </draw:line>
        <draw:polygon draw:style-name="gr58" draw:text-style-name="P8" draw:layer="layout" svg:width="0.004cm" svg:height="0.309cm" svg:x="11.373cm" svg:y="24.671cm" svg:viewBox="0 0 5 310" draw:points="0,310 5,310 5,0 0,0">
          <text:p/>
        </draw:polygon>
        <draw:line draw:style-name="gr59" draw:text-style-name="P9" draw:layer="layout" svg:x1="11.73cm" svg:y1="24.673cm" svg:x2="11.73cm" svg:y2="24.978cm">
          <text:p/>
        </draw:line>
        <draw:polygon draw:style-name="gr58" draw:text-style-name="P8" draw:layer="layout" svg:width="0.005cm" svg:height="0.309cm" svg:x="11.728cm" svg:y="24.671cm" svg:viewBox="0 0 6 310" draw:points="0,310 6,310 6,0 0,0">
          <text:p/>
        </draw:polygon>
        <draw:line draw:style-name="gr59" draw:text-style-name="P9" draw:layer="layout" svg:x1="12.086cm" svg:y1="24.673cm" svg:x2="12.086cm" svg:y2="24.978cm">
          <text:p/>
        </draw:line>
        <draw:polygon draw:style-name="gr58" draw:text-style-name="P8" draw:layer="layout" svg:width="0.004cm" svg:height="0.309cm" svg:x="12.084cm" svg:y="24.671cm" svg:viewBox="0 0 5 310" draw:points="0,310 5,310 5,0 0,0">
          <text:p/>
        </draw:polygon>
        <draw:line draw:style-name="gr59" draw:text-style-name="P9" draw:layer="layout" svg:x1="12.442cm" svg:y1="24.673cm" svg:x2="12.442cm" svg:y2="24.978cm">
          <text:p/>
        </draw:line>
        <draw:polygon draw:style-name="gr58" draw:text-style-name="P8" draw:layer="layout" svg:width="0.004cm" svg:height="0.309cm" svg:x="12.44cm" svg:y="24.671cm" svg:viewBox="0 0 5 310" draw:points="0,310 5,310 5,0 0,0">
          <text:p/>
        </draw:polygon>
        <draw:line draw:style-name="gr59" draw:text-style-name="P9" draw:layer="layout" svg:x1="12.797cm" svg:y1="24.673cm" svg:x2="12.797cm" svg:y2="24.978cm">
          <text:p/>
        </draw:line>
        <draw:polygon draw:style-name="gr58" draw:text-style-name="P8" draw:layer="layout" svg:width="0.004cm" svg:height="0.309cm" svg:x="12.795cm" svg:y="24.671cm" svg:viewBox="0 0 5 310" draw:points="0,310 5,310 5,0 0,0">
          <text:p/>
        </draw:polygon>
        <draw:line draw:style-name="gr59" draw:text-style-name="P9" draw:layer="layout" svg:x1="13.153cm" svg:y1="24.673cm" svg:x2="13.153cm" svg:y2="24.978cm">
          <text:p/>
        </draw:line>
        <draw:polygon draw:style-name="gr58" draw:text-style-name="P8" draw:layer="layout" svg:width="0.004cm" svg:height="0.309cm" svg:x="13.151cm" svg:y="24.671cm" svg:viewBox="0 0 5 310" draw:points="0,310 5,310 5,0 0,0">
          <text:p/>
        </draw:polygon>
        <draw:line draw:style-name="gr59" draw:text-style-name="P9" draw:layer="layout" svg:x1="13.508cm" svg:y1="24.673cm" svg:x2="13.508cm" svg:y2="24.978cm">
          <text:p/>
        </draw:line>
        <draw:polygon draw:style-name="gr58" draw:text-style-name="P8" draw:layer="layout" svg:width="0.005cm" svg:height="0.309cm" svg:x="13.506cm" svg:y="24.671cm" svg:viewBox="0 0 6 310" draw:points="0,310 6,310 6,0 0,0">
          <text:p/>
        </draw:polygon>
        <draw:line draw:style-name="gr59" draw:text-style-name="P9" draw:layer="layout" svg:x1="13.864cm" svg:y1="24.673cm" svg:x2="13.864cm" svg:y2="24.978cm">
          <text:p/>
        </draw:line>
        <draw:polygon draw:style-name="gr58" draw:text-style-name="P8" draw:layer="layout" svg:width="0.004cm" svg:height="0.309cm" svg:x="13.862cm" svg:y="24.671cm" svg:viewBox="0 0 5 310" draw:points="0,310 5,310 5,0 0,0">
          <text:p/>
        </draw:polygon>
        <draw:line draw:style-name="gr59" draw:text-style-name="P9" draw:layer="layout" svg:x1="14.22cm" svg:y1="24.673cm" svg:x2="14.22cm" svg:y2="24.978cm">
          <text:p/>
        </draw:line>
        <draw:polygon draw:style-name="gr58" draw:text-style-name="P8" draw:layer="layout" svg:width="0.004cm" svg:height="0.309cm" svg:x="14.218cm" svg:y="24.671cm" svg:viewBox="0 0 5 310" draw:points="0,310 5,310 5,0 0,0">
          <text:p/>
        </draw:polygon>
        <draw:line draw:style-name="gr59" draw:text-style-name="P9" draw:layer="layout" svg:x1="14.575cm" svg:y1="24.673cm" svg:x2="14.575cm" svg:y2="24.978cm">
          <text:p/>
        </draw:line>
        <draw:polygon draw:style-name="gr58" draw:text-style-name="P8" draw:layer="layout" svg:width="0.004cm" svg:height="0.309cm" svg:x="14.573cm" svg:y="24.671cm" svg:viewBox="0 0 5 310" draw:points="0,310 5,310 5,0 0,0">
          <text:p/>
        </draw:polygon>
        <draw:line draw:style-name="gr59" draw:text-style-name="P9" draw:layer="layout" svg:x1="14.931cm" svg:y1="24.673cm" svg:x2="14.931cm" svg:y2="24.978cm">
          <text:p/>
        </draw:line>
        <draw:polygon draw:style-name="gr58" draw:text-style-name="P8" draw:layer="layout" svg:width="0.004cm" svg:height="0.309cm" svg:x="14.929cm" svg:y="24.671cm" svg:viewBox="0 0 5 310" draw:points="0,310 5,310 5,0 0,0">
          <text:p/>
        </draw:polygon>
        <draw:line draw:style-name="gr59" draw:text-style-name="P9" draw:layer="layout" svg:x1="15.286cm" svg:y1="24.673cm" svg:x2="15.286cm" svg:y2="24.978cm">
          <text:p/>
        </draw:line>
        <draw:polygon draw:style-name="gr58" draw:text-style-name="P8" draw:layer="layout" svg:width="0.005cm" svg:height="0.309cm" svg:x="15.284cm" svg:y="24.671cm" svg:viewBox="0 0 6 310" draw:points="0,310 6,310 6,0 0,0">
          <text:p/>
        </draw:polygon>
        <draw:line draw:style-name="gr59" draw:text-style-name="P9" draw:layer="layout" svg:x1="15.643cm" svg:y1="24.673cm" svg:x2="15.643cm" svg:y2="24.978cm">
          <text:p/>
        </draw:line>
        <draw:polygon draw:style-name="gr58" draw:text-style-name="P8" draw:layer="layout" svg:width="0.004cm" svg:height="0.309cm" svg:x="15.641cm" svg:y="24.671cm" svg:viewBox="0 0 5 310" draw:points="0,310 5,310 5,0 0,0">
          <text:p/>
        </draw:polygon>
        <draw:line draw:style-name="gr59" draw:text-style-name="P9" draw:layer="layout" svg:x1="15.999cm" svg:y1="24.673cm" svg:x2="15.999cm" svg:y2="24.978cm">
          <text:p/>
        </draw:line>
        <draw:polygon draw:style-name="gr58" draw:text-style-name="P8" draw:layer="layout" svg:width="0.004cm" svg:height="0.309cm" svg:x="15.997cm" svg:y="24.671cm" svg:viewBox="0 0 5 310" draw:points="0,310 5,310 5,0 0,0">
          <text:p/>
        </draw:polygon>
        <draw:line draw:style-name="gr59" draw:text-style-name="P9" draw:layer="layout" svg:x1="16.354cm" svg:y1="24.673cm" svg:x2="16.354cm" svg:y2="24.978cm">
          <text:p/>
        </draw:line>
        <draw:polygon draw:style-name="gr58" draw:text-style-name="P8" draw:layer="layout" svg:width="0.004cm" svg:height="0.309cm" svg:x="16.352cm" svg:y="24.671cm" svg:viewBox="0 0 5 310" draw:points="0,310 5,310 5,0 0,0">
          <text:p/>
        </draw:polygon>
        <draw:line draw:style-name="gr59" draw:text-style-name="P9" draw:layer="layout" svg:x1="16.71cm" svg:y1="24.673cm" svg:x2="16.71cm" svg:y2="24.978cm">
          <text:p/>
        </draw:line>
        <draw:polygon draw:style-name="gr58" draw:text-style-name="P8" draw:layer="layout" svg:width="0.004cm" svg:height="0.309cm" svg:x="16.708cm" svg:y="24.671cm" svg:viewBox="0 0 5 310" draw:points="0,310 5,310 5,0 0,0">
          <text:p/>
        </draw:polygon>
        <draw:line draw:style-name="gr59" draw:text-style-name="P9" draw:layer="layout" svg:x1="17.065cm" svg:y1="24.673cm" svg:x2="17.065cm" svg:y2="24.978cm">
          <text:p/>
        </draw:line>
        <draw:polygon draw:style-name="gr58" draw:text-style-name="P8" draw:layer="layout" svg:width="0.005cm" svg:height="0.309cm" svg:x="17.063cm" svg:y="24.671cm" svg:viewBox="0 0 6 310" draw:points="0,310 6,310 6,0 0,0">
          <text:p/>
        </draw:polygon>
        <draw:line draw:style-name="gr59" draw:text-style-name="P9" draw:layer="layout" svg:x1="17.421cm" svg:y1="24.673cm" svg:x2="17.421cm" svg:y2="24.978cm">
          <text:p/>
        </draw:line>
        <draw:polygon draw:style-name="gr58" draw:text-style-name="P8" draw:layer="layout" svg:width="0.004cm" svg:height="0.309cm" svg:x="17.419cm" svg:y="24.671cm" svg:viewBox="0 0 5 310" draw:points="0,310 5,310 5,0 0,0">
          <text:p/>
        </draw:polygon>
        <draw:polygon draw:style-name="gr58" draw:text-style-name="P8" draw:layer="layout" svg:width="0.03cm" svg:height="0.029cm" svg:x="17.732cm" svg:y="5.195cm" svg:viewBox="0 0 31 30" draw:points="0,30 31,30 31,0 0,0">
          <text:p/>
        </draw:polygon>
        <draw:polygon draw:style-name="gr58" draw:text-style-name="P8" draw:layer="layout" svg:width="0.085cm" svg:height="0.03cm" svg:x="17.732cm" svg:y="5.139cm" svg:viewBox="0 0 86 31" draw:points="0,31 86,31 86,0 0,0">
          <text:p/>
        </draw:polygon>
        <draw:polygon draw:style-name="gr58" draw:text-style-name="P8" draw:layer="layout" svg:width="14.497cm" svg:height="0.03cm" svg:x="3.235cm" svg:y="5.139cm" svg:viewBox="0 0 14498 31" draw:points="0,31 14498,31 14498,0 0,0">
          <text:p/>
        </draw:polygon>
        <draw:polygon draw:style-name="gr58" draw:text-style-name="P8" draw:layer="layout" svg:width="14.497cm" svg:height="0.029cm" svg:x="3.235cm" svg:y="5.195cm" svg:viewBox="0 0 14498 30" draw:points="0,30 14498,30 14498,0 0,0">
          <text:p/>
        </draw:polygon>
        <draw:polygon draw:style-name="gr58" draw:text-style-name="P8" draw:layer="layout" svg:width="0.085cm" svg:height="0.03cm" svg:x="17.732cm" svg:y="5.982cm" svg:viewBox="0 0 86 31" draw:points="0,31 86,31 86,0 0,0">
          <text:p/>
        </draw:polygon>
        <draw:polygon draw:style-name="gr58" draw:text-style-name="P8" draw:layer="layout" svg:width="0.03cm" svg:height="0.03cm" svg:x="17.732cm" svg:y="5.927cm" svg:viewBox="0 0 31 31" draw:points="0,31 31,31 31,0 0,0">
          <text:p/>
        </draw:polygon>
        <draw:polygon draw:style-name="gr58" draw:text-style-name="P8" draw:layer="layout" svg:width="14.497cm" svg:height="0.03cm" svg:x="3.235cm" svg:y="5.927cm" svg:viewBox="0 0 14498 31" draw:points="0,31 14498,31 14498,0 0,0">
          <text:p/>
        </draw:polygon>
        <draw:polygon draw:style-name="gr58" draw:text-style-name="P8" draw:layer="layout" svg:width="14.497cm" svg:height="0.03cm" svg:x="3.235cm" svg:y="5.982cm" svg:viewBox="0 0 14498 31" draw:points="0,31 14498,31 14498,0 0,0">
          <text:p/>
        </draw:polygon>
        <draw:line draw:style-name="gr59" draw:text-style-name="P9" draw:layer="layout" svg:x1="3.199cm" svg:y1="7.542cm" svg:x2="17.777cm" svg:y2="7.542cm">
          <text:p/>
        </draw:line>
        <draw:polygon draw:style-name="gr58" draw:text-style-name="P8" draw:layer="layout" svg:width="14.582cm" svg:height="0.004cm" svg:x="3.197cm" svg:y="7.54cm" svg:viewBox="0 0 14583 5" draw:points="0,5 14583,5 14583,0 0,0">
          <text:p/>
        </draw:polygon>
        <draw:line draw:style-name="gr59" draw:text-style-name="P9" draw:layer="layout" svg:x1="3.199cm" svg:y1="8.151cm" svg:x2="17.777cm" svg:y2="8.151cm">
          <text:p/>
        </draw:line>
        <draw:polygon draw:style-name="gr58" draw:text-style-name="P8" draw:layer="layout" svg:width="14.582cm" svg:height="0.006cm" svg:x="3.197cm" svg:y="8.149cm" svg:viewBox="0 0 14583 7" draw:points="0,7 14583,7 14583,0 0,0">
          <text:p/>
        </draw:polygon>
        <draw:line draw:style-name="gr59" draw:text-style-name="P9" draw:layer="layout" svg:x1="13.868cm" svg:y1="8.304cm" svg:x2="14.22cm" svg:y2="8.304cm">
          <text:p/>
        </draw:line>
        <draw:polygon draw:style-name="gr58" draw:text-style-name="P8" draw:layer="layout" svg:width="0.356cm" svg:height="0.004cm" svg:x="13.866cm" svg:y="8.302cm" svg:viewBox="0 0 357 5" draw:points="0,5 357,5 357,0 0,0">
          <text:p/>
        </draw:polygon>
        <draw:line draw:style-name="gr59" draw:text-style-name="P9" draw:layer="layout" svg:x1="13.868cm" svg:y1="8.609cm" svg:x2="14.22cm" svg:y2="8.609cm">
          <text:p/>
        </draw:line>
        <draw:polygon draw:style-name="gr58" draw:text-style-name="P8" draw:layer="layout" svg:width="0.356cm" svg:height="0.004cm" svg:x="13.866cm" svg:y="8.607cm" svg:viewBox="0 0 357 5" draw:points="0,5 357,5 357,0 0,0">
          <text:p/>
        </draw:polygon>
        <draw:line draw:style-name="gr59" draw:text-style-name="P9" draw:layer="layout" svg:x1="11.379cm" svg:y1="9.067cm" svg:x2="17.777cm" svg:y2="9.067cm">
          <text:p/>
        </draw:line>
        <draw:polygon draw:style-name="gr58" draw:text-style-name="P8" draw:layer="layout" svg:width="6.401cm" svg:height="0.004cm" svg:x="11.377cm" svg:y="9.065cm" svg:viewBox="0 0 6402 5" draw:points="0,5 6402,5 6402,0 0,0">
          <text:p/>
        </draw:polygon>
        <draw:line draw:style-name="gr59" draw:text-style-name="P9" draw:layer="layout" svg:x1="14.935cm" svg:y1="9.49cm" svg:x2="17.777cm" svg:y2="9.49cm">
          <text:p/>
        </draw:line>
        <draw:polygon draw:style-name="gr58" draw:text-style-name="P8" draw:layer="layout" svg:width="2.846cm" svg:height="0.004cm" svg:x="14.933cm" svg:y="9.485cm" svg:viewBox="0 0 2847 5" draw:points="0,5 2847,5 2847,0 0,0">
          <text:p/>
        </draw:polygon>
        <draw:line draw:style-name="gr59" draw:text-style-name="P9" draw:layer="layout" svg:x1="4.976cm" svg:y1="9.977cm" svg:x2="17.777cm" svg:y2="9.977cm">
          <text:p/>
        </draw:line>
        <draw:polygon draw:style-name="gr58" draw:text-style-name="P8" draw:layer="layout" svg:width="12.804cm" svg:height="0.004cm" svg:x="4.974cm" svg:y="9.975cm" svg:viewBox="0 0 12805 5" draw:points="0,5 12805,5 12805,0 0,0">
          <text:p/>
        </draw:polygon>
        <draw:line draw:style-name="gr59" draw:text-style-name="P9" draw:layer="layout" svg:x1="3.199cm" svg:y1="10.671cm" svg:x2="17.777cm" svg:y2="10.671cm">
          <text:p/>
        </draw:line>
        <draw:polygon draw:style-name="gr58" draw:text-style-name="P8" draw:layer="layout" svg:width="14.582cm" svg:height="0.004cm" svg:x="3.197cm" svg:y="10.669cm" svg:viewBox="0 0 14583 5" draw:points="0,5 14583,5 14583,0 0,0">
          <text:p/>
        </draw:polygon>
        <draw:line draw:style-name="gr59" draw:text-style-name="P9" draw:layer="layout" svg:x1="8.534cm" svg:y1="11.107cm" svg:x2="17.777cm" svg:y2="11.107cm">
          <text:p/>
        </draw:line>
        <draw:polygon draw:style-name="gr58" draw:text-style-name="P8" draw:layer="layout" svg:width="9.248cm" svg:height="0.006cm" svg:x="8.531cm" svg:y="11.105cm" svg:viewBox="0 0 9249 7" draw:points="0,7 9249,7 9249,0 0,0">
          <text:p/>
        </draw:polygon>
        <draw:line draw:style-name="gr59" draw:text-style-name="P9" draw:layer="layout" svg:x1="13.513cm" svg:y1="11.543cm" svg:x2="17.777cm" svg:y2="11.543cm">
          <text:p/>
        </draw:line>
        <draw:polygon draw:style-name="gr58" draw:text-style-name="P8" draw:layer="layout" svg:width="4.267cm" svg:height="0.006cm" svg:x="13.511cm" svg:y="11.541cm" svg:viewBox="0 0 4268 7" draw:points="0,7 4268,7 4268,0 0,0">
          <text:p/>
        </draw:polygon>
        <draw:line draw:style-name="gr59" draw:text-style-name="P9" draw:layer="layout" svg:x1="4.265cm" svg:y1="11.979cm" svg:x2="17.777cm" svg:y2="11.979cm">
          <text:p/>
        </draw:line>
        <draw:polygon draw:style-name="gr58" draw:text-style-name="P8" draw:layer="layout" svg:width="13.515cm" svg:height="0.006cm" svg:x="4.263cm" svg:y="11.977cm" svg:viewBox="0 0 13516 7" draw:points="0,7 13516,7 13516,0 0,0">
          <text:p/>
        </draw:polygon>
        <draw:line draw:style-name="gr59" draw:text-style-name="P9" draw:layer="layout" svg:x1="5.332cm" svg:y1="12.339cm" svg:x2="17.777cm" svg:y2="12.339cm">
          <text:p/>
        </draw:line>
        <draw:polygon draw:style-name="gr58" draw:text-style-name="P8" draw:layer="layout" svg:width="12.448cm" svg:height="0.004cm" svg:x="5.33cm" svg:y="12.337cm" svg:viewBox="0 0 12449 5" draw:points="0,5 12449,5 12449,0 0,0">
          <text:p/>
        </draw:polygon>
        <draw:line draw:style-name="gr59" draw:text-style-name="P9" draw:layer="layout" svg:x1="4.265cm" svg:y1="12.686cm" svg:x2="17.777cm" svg:y2="12.686cm">
          <text:p/>
        </draw:line>
        <draw:polygon draw:style-name="gr58" draw:text-style-name="P8" draw:layer="layout" svg:width="13.515cm" svg:height="0.005cm" svg:x="4.263cm" svg:y="12.684cm" svg:viewBox="0 0 13516 6" draw:points="0,6 13516,6 13516,0 0,0">
          <text:p/>
        </draw:polygon>
        <draw:line draw:style-name="gr59" draw:text-style-name="P9" draw:layer="layout" svg:x1="5.332cm" svg:y1="13.144cm" svg:x2="17.777cm" svg:y2="13.144cm">
          <text:p/>
        </draw:line>
        <draw:polygon draw:style-name="gr58" draw:text-style-name="P8" draw:layer="layout" svg:width="12.448cm" svg:height="0.004cm" svg:x="5.33cm" svg:y="13.142cm" svg:viewBox="0 0 12449 5" draw:points="0,5 12449,5 12449,0 0,0">
          <text:p/>
        </draw:polygon>
        <draw:line draw:style-name="gr59" draw:text-style-name="P9" draw:layer="layout" svg:x1="3.199cm" svg:y1="14.113cm" svg:x2="17.777cm" svg:y2="14.113cm">
          <text:p/>
        </draw:line>
        <draw:polygon draw:style-name="gr58" draw:text-style-name="P8" draw:layer="layout" svg:width="14.582cm" svg:height="0.004cm" svg:x="3.197cm" svg:y="14.111cm" svg:viewBox="0 0 14583 5" draw:points="0,5 14583,5 14583,0 0,0">
          <text:p/>
        </draw:polygon>
        <draw:line draw:style-name="gr59" draw:text-style-name="P9" draw:layer="layout" svg:x1="3.199cm" svg:y1="14.795cm" svg:x2="17.777cm" svg:y2="14.795cm">
          <text:p/>
        </draw:line>
        <draw:polygon draw:style-name="gr58" draw:text-style-name="P8" draw:layer="layout" svg:width="14.582cm" svg:height="0.004cm" svg:x="3.197cm" svg:y="14.793cm" svg:viewBox="0 0 14583 5" draw:points="0,5 14583,5 14583,0 0,0">
          <text:p/>
        </draw:polygon>
        <draw:line draw:style-name="gr59" draw:text-style-name="P9" draw:layer="layout" svg:x1="3.199cm" svg:y1="15.405cm" svg:x2="17.777cm" svg:y2="15.405cm">
          <text:p/>
        </draw:line>
        <draw:polygon draw:style-name="gr58" draw:text-style-name="P8" draw:layer="layout" svg:width="14.582cm" svg:height="0.004cm" svg:x="3.197cm" svg:y="15.403cm" svg:viewBox="0 0 14583 5" draw:points="0,5 14583,5 14583,0 0,0">
          <text:p/>
        </draw:polygon>
        <draw:line draw:style-name="gr59" draw:text-style-name="P9" draw:layer="layout" svg:x1="3.199cm" svg:y1="15.926cm" svg:x2="17.777cm" svg:y2="15.926cm">
          <text:p/>
        </draw:line>
        <draw:polygon draw:style-name="gr58" draw:text-style-name="P8" draw:layer="layout" svg:width="14.582cm" svg:height="0.004cm" svg:x="3.197cm" svg:y="15.924cm" svg:viewBox="0 0 14583 5" draw:points="0,5 14583,5 14583,0 0,0">
          <text:p/>
        </draw:polygon>
        <draw:line draw:style-name="gr59" draw:text-style-name="P9" draw:layer="layout" svg:x1="7.111cm" svg:y1="18.224cm" svg:x2="17.777cm" svg:y2="18.224cm">
          <text:p/>
        </draw:line>
        <draw:polygon draw:style-name="gr58" draw:text-style-name="P8" draw:layer="layout" svg:width="10.67cm" svg:height="0.004cm" svg:x="7.109cm" svg:y="18.222cm" svg:viewBox="0 0 10671 5" draw:points="0,5 10671,5 10671,0 0,0">
          <text:p/>
        </draw:polygon>
        <draw:line draw:style-name="gr59" draw:text-style-name="P9" draw:layer="layout" svg:x1="4.621cm" svg:y1="19.422cm" svg:x2="17.777cm" svg:y2="19.422cm">
          <text:p/>
        </draw:line>
        <draw:polygon draw:style-name="gr58" draw:text-style-name="P8" draw:layer="layout" svg:width="13.159cm" svg:height="0.005cm" svg:x="4.619cm" svg:y="19.42cm" svg:viewBox="0 0 13160 6" draw:points="0,6 13160,6 13160,0 0,0">
          <text:p/>
        </draw:polygon>
        <draw:line draw:style-name="gr59" draw:text-style-name="P9" draw:layer="layout" svg:x1="4.621cm" svg:y1="19.837cm" svg:x2="17.777cm" svg:y2="19.837cm">
          <text:p/>
        </draw:line>
        <draw:polygon draw:style-name="gr58" draw:text-style-name="P8" draw:layer="layout" svg:width="13.159cm" svg:height="0.004cm" svg:x="4.619cm" svg:y="19.835cm" svg:viewBox="0 0 13160 5" draw:points="0,5 13160,5 13160,0 0,0">
          <text:p/>
        </draw:polygon>
        <draw:line draw:style-name="gr59" draw:text-style-name="P9" draw:layer="layout" svg:x1="3.91cm" svg:y1="20.273cm" svg:x2="8.174cm" svg:y2="20.273cm">
          <text:p/>
        </draw:line>
        <draw:polygon draw:style-name="gr58" draw:text-style-name="P8" draw:layer="layout" svg:width="4.267cm" svg:height="0.004cm" svg:x="3.908cm" svg:y="20.271cm" svg:viewBox="0 0 4268 5" draw:points="0,5 4268,5 4268,0 0,0">
          <text:p/>
        </draw:polygon>
        <draw:line draw:style-name="gr59" draw:text-style-name="P9" draw:layer="layout" svg:x1="16.359cm" svg:y1="20.688cm" svg:x2="17.777cm" svg:y2="20.688cm">
          <text:p/>
        </draw:line>
        <draw:polygon draw:style-name="gr58" draw:text-style-name="P8" draw:layer="layout" svg:width="1.423cm" svg:height="0.004cm" svg:x="16.356cm" svg:y="20.686cm" svg:viewBox="0 0 1424 5" draw:points="0,5 1424,5 1424,0 0,0">
          <text:p/>
        </draw:polygon>
        <draw:line draw:style-name="gr59" draw:text-style-name="P9" draw:layer="layout" svg:x1="3.199cm" svg:y1="20.929cm" svg:x2="3.55cm" svg:y2="20.929cm">
          <text:p/>
        </draw:line>
        <draw:polygon draw:style-name="gr58" draw:text-style-name="P8" draw:layer="layout" svg:width="0.355cm" svg:height="0.005cm" svg:x="3.197cm" svg:y="20.927cm" svg:viewBox="0 0 356 6" draw:points="0,6 356,6 356,0 0,0">
          <text:p/>
        </draw:polygon>
        <draw:line draw:style-name="gr59" draw:text-style-name="P9" draw:layer="layout" svg:x1="8.889cm" svg:y1="21.234cm" svg:x2="17.777cm" svg:y2="21.234cm">
          <text:p/>
        </draw:line>
        <draw:polygon draw:style-name="gr58" draw:text-style-name="P8" draw:layer="layout" svg:width="8.892cm" svg:height="0.004cm" svg:x="8.887cm" svg:y="21.232cm" svg:viewBox="0 0 8893 5" draw:points="0,5 8893,5 8893,0 0,0">
          <text:p/>
        </draw:polygon>
        <draw:line draw:style-name="gr59" draw:text-style-name="P9" draw:layer="layout" svg:x1="3.199cm" svg:y1="21.388cm" svg:x2="3.55cm" svg:y2="21.388cm">
          <text:p/>
        </draw:line>
        <draw:polygon draw:style-name="gr58" draw:text-style-name="P8" draw:layer="layout" svg:width="0.355cm" svg:height="0.004cm" svg:x="3.197cm" svg:y="21.386cm" svg:viewBox="0 0 356 5" draw:points="0,5 356,5 356,0 0,0">
          <text:p/>
        </draw:polygon>
        <draw:line draw:style-name="gr59" draw:text-style-name="P9" draw:layer="layout" svg:x1="3.199cm" svg:y1="21.693cm" svg:x2="3.55cm" svg:y2="21.693cm">
          <text:p/>
        </draw:line>
        <draw:polygon draw:style-name="gr58" draw:text-style-name="P8" draw:layer="layout" svg:width="0.355cm" svg:height="0.005cm" svg:x="3.197cm" svg:y="21.69cm" svg:viewBox="0 0 356 6" draw:points="0,6 356,6 356,0 0,0">
          <text:p/>
        </draw:polygon>
        <draw:line draw:style-name="gr59" draw:text-style-name="P9" draw:layer="layout" svg:x1="12.801cm" svg:y1="21.824cm" svg:x2="13.153cm" svg:y2="21.824cm">
          <text:p/>
        </draw:line>
        <draw:polygon draw:style-name="gr58" draw:text-style-name="P8" draw:layer="layout" svg:width="0.356cm" svg:height="0.004cm" svg:x="12.799cm" svg:y="21.822cm" svg:viewBox="0 0 357 5" draw:points="0,5 357,5 357,0 0,0">
          <text:p/>
        </draw:polygon>
        <draw:line draw:style-name="gr59" draw:text-style-name="P9" draw:layer="layout" svg:x1="12.801cm" svg:y1="22.129cm" svg:x2="13.153cm" svg:y2="22.129cm">
          <text:p/>
        </draw:line>
        <draw:polygon draw:style-name="gr58" draw:text-style-name="P8" draw:layer="layout" svg:width="0.356cm" svg:height="0.005cm" svg:x="12.799cm" svg:y="22.126cm" svg:viewBox="0 0 357 6" draw:points="0,6 357,6 357,0 0,0">
          <text:p/>
        </draw:polygon>
        <draw:line draw:style-name="gr59" draw:text-style-name="P9" draw:layer="layout" svg:x1="3.199cm" svg:y1="23.174cm" svg:x2="17.777cm" svg:y2="23.174cm">
          <text:p/>
        </draw:line>
        <draw:polygon draw:style-name="gr58" draw:text-style-name="P8" draw:layer="layout" svg:width="14.582cm" svg:height="0.004cm" svg:x="3.197cm" svg:y="23.172cm" svg:viewBox="0 0 14583 5" draw:points="0,5 14583,5 14583,0 0,0">
          <text:p/>
        </draw:polygon>
        <draw:line draw:style-name="gr59" draw:text-style-name="P9" draw:layer="layout" svg:x1="3.199cm" svg:y1="23.784cm" svg:x2="17.777cm" svg:y2="23.784cm">
          <text:p/>
        </draw:line>
        <draw:polygon draw:style-name="gr58" draw:text-style-name="P8" draw:layer="layout" svg:width="14.582cm" svg:height="0.004cm" svg:x="3.197cm" svg:y="23.782cm" svg:viewBox="0 0 14583 5" draw:points="0,5 14583,5 14583,0 0,0">
          <text:p/>
        </draw:polygon>
        <draw:line draw:style-name="gr59" draw:text-style-name="P9" draw:layer="layout" svg:x1="3.199cm" svg:y1="23.915cm" svg:x2="3.55cm" svg:y2="23.915cm">
          <text:p/>
        </draw:line>
        <draw:polygon draw:style-name="gr58" draw:text-style-name="P8" draw:layer="layout" svg:width="0.355cm" svg:height="0.004cm" svg:x="3.197cm" svg:y="23.913cm" svg:viewBox="0 0 356 5" draw:points="0,5 356,5 356,0 0,0">
          <text:p/>
        </draw:polygon>
        <draw:line draw:style-name="gr59" draw:text-style-name="P9" draw:layer="layout" svg:x1="3.199cm" svg:y1="24.22cm" svg:x2="3.55cm" svg:y2="24.22cm">
          <text:p/>
        </draw:line>
        <draw:polygon draw:style-name="gr58" draw:text-style-name="P8" draw:layer="layout" svg:width="0.355cm" svg:height="0.004cm" svg:x="3.197cm" svg:y="24.218cm" svg:viewBox="0 0 356 5" draw:points="0,5 356,5 356,0 0,0">
          <text:p/>
        </draw:polygon>
        <draw:line draw:style-name="gr59" draw:text-style-name="P9" draw:layer="layout" svg:x1="3.91cm" svg:y1="24.525cm" svg:x2="17.777cm" svg:y2="24.525cm">
          <text:p/>
        </draw:line>
        <draw:polygon draw:style-name="gr58" draw:text-style-name="P8" draw:layer="layout" svg:width="13.87cm" svg:height="0.005cm" svg:x="3.908cm" svg:y="24.522cm" svg:viewBox="0 0 13871 6" draw:points="0,6 13871,6 13871,0 0,0">
          <text:p/>
        </draw:polygon>
        <draw:line draw:style-name="gr59" draw:text-style-name="P9" draw:layer="layout" svg:x1="3.91cm" svg:y1="24.978cm" svg:x2="17.777cm" svg:y2="24.978cm">
          <text:p/>
        </draw:line>
        <draw:polygon draw:style-name="gr58" draw:text-style-name="P8" draw:layer="layout" svg:width="13.87cm" svg:height="0.005cm" svg:x="3.908cm" svg:y="24.975cm" svg:viewBox="0 0 13871 6" draw:points="0,6 13871,6 13871,0 0,0">
          <text:p/>
        </draw:polygon>
        <draw:frame draw:style-name="gr60" draw:text-style-name="P9" draw:layer="layout" svg:width="1.373cm" svg:height="0.001cm" svg:x="3.907cm" svg:y="3.238cm">
          <draw:image xlink:href="Pictures/100000000000006C00000001C2A37012E426E605.png" xlink:type="simple" xlink:show="embed" xlink:actuate="onLoad">
            <text:p/>
          </draw:image>
        </draw:frame>
        <draw:frame draw:style-name="gr60" draw:text-style-name="P9" draw:layer="layout" svg:width="1.373cm" svg:height="0.001cm" svg:x="3.907cm" svg:y="3.238cm">
          <draw:image xlink:href="Pictures/100000000000006C00000001C2A37012E426E605.png" xlink:type="simple" xlink:show="embed" xlink:actuate="onLoad">
            <text:p/>
          </draw:image>
        </draw:frame>
        <draw:frame draw:style-name="gr60" draw:text-style-name="P9" draw:layer="layout" svg:width="1.369cm" svg:height="0.002cm" svg:x="3.915cm" svg:y="3.238cm">
          <draw:image xlink:href="Pictures/100000000000006C00000001C2A37012E426E605.png" xlink:type="simple" xlink:show="embed" xlink:actuate="onLoad">
            <text:p/>
          </draw:image>
        </draw:frame>
        <draw:frame draw:style-name="gr60" draw:text-style-name="P9" draw:layer="layout" svg:width="1.369cm" svg:height="0.002cm" svg:x="3.915cm" svg:y="3.238cm">
          <draw:image xlink:href="Pictures/100000000000006C00000001C2A37012E426E605.png" xlink:type="simple" xlink:show="embed" xlink:actuate="onLoad">
            <text:p/>
          </draw:image>
        </draw:frame>
        <draw:frame draw:style-name="gr61" draw:text-style-name="P3" draw:layer="layout" svg:width="2.893cm" svg:height="0.297cm" svg:x="3.248cm" svg:y="9.26cm">
          <draw:text-box>
            <text:p text:style-name="P2"><text:span text:style-name="T3">D</text:span><text:span text:style-name="T3">o</text:span><text:span text:style-name="T3">c</text:span><text:span text:style-name="T3">.</text:span><text:span text:style-name="T3"> </text:span><text:span text:style-name="T3">d</text:span><text:span text:style-name="T3">e</text:span><text:span text:style-name="T3"> </text:span><text:span text:style-name="T3">i</text:span><text:span text:style-name="T3">d</text:span><text:span text:style-name="T3">e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ç</text:span><text:span text:style-name="T3">ã</text:span><text:span text:style-name="T3">o</text:span><text:span text:style-name="T3"> </text:span><text:span text:style-name="T3">n</text:span><text:span text:style-name="T3">º</text:span><text:span text:style-name="T3"> </text:span></text:p>
          </draw:text-box>
        </draw:frame>
        <draw:frame draw:style-name="gr62" draw:text-style-name="P6" draw:layer="layout" svg:width="0.899cm" svg:height="0.268cm" svg:x="18.169cm" svg:y="27.869cm">
          <draw:text-box>
            <text:p text:style-name="P2"><text:span text:style-name="T7">M</text:span><text:span text:style-name="T7">od</text:span><text:span text:style-name="T7">. </text:span><text:span text:style-name="T7">1</text:span><text:span text:style-name="T7">D</text:span></text:p>
          </draw:text-box>
        </draw:frame>
        <draw:frame draw:style-name="gr63" draw:text-style-name="P10" draw:layer="layout" svg:width="6.858cm" svg:height="0.381cm" svg:x="3.177cm" svg:y="7.183cm">
          <draw:text-box>
            <text:p><text:span text:style-name="T8"><text:s/></text:span><text:span text:style-name="T8"><text:s/></text:span><text:span text:style-name="T8">J</text:span><text:span text:style-name="T8"> </text:span><text:span text:style-name="T8"><text:s/></text:span><text:span text:style-name="T8">O</text:span><text:span text:style-name="T8"> </text:span><text:span text:style-name="T8"><text:s/></text:span><text:span text:style-name="T8">R</text:span><text:span text:style-name="T8"> </text:span><text:span text:style-name="T8"><text:s/></text:span><text:span text:style-name="T8">G</text:span><text:span text:style-name="T8"> </text:span><text:span text:style-name="T8"><text:s/></text:span><text:span text:style-name="T8">E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L</text:span><text:span text:style-name="T8"> </text:span><text:span text:style-name="T8"><text:s/></text:span><text:span text:style-name="T8">U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S</text:span></text:p>
          </draw:text-box>
        </draw:frame>
        <draw:frame draw:style-name="gr63" draw:text-style-name="P10" draw:layer="layout" svg:width="6.858cm" svg:height="0.381cm" svg:x="3.162cm" svg:y="7.833cm">
          <draw:text-box>
            <text:p><text:span text:style-name="T8"><text:s/></text:span><text:span text:style-name="T8">D</text:span><text:span text:style-name="T8"> </text:span><text:span text:style-name="T8"><text:s/></text:span><text:span text:style-name="T8">O</text:span><text:span text:style-name="T8"> </text:span><text:span text:style-name="T8"><text:s/></text:span><text:span text:style-name="T8">S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N</text:span><text:span text:style-name="T8"> </text:span><text:span text:style-name="T8"><text:s/></text:span><text:span text:style-name="T8">T</text:span><text:span text:style-name="T8"> </text:span><text:span text:style-name="T8"><text:s/></text:span><text:span text:style-name="T8">O</text:span><text:span text:style-name="T8"> </text:span><text:span text:style-name="T8"><text:s/></text:span><text:span text:style-name="T8">S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M</text:span><text:span text:style-name="T8"> </text:span><text:span text:style-name="T8">O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T</text:span><text:span text:style-name="T8"> </text:span><text:span text:style-name="T8"><text:s/></text:span><text:span text:style-name="T8">A</text:span></text:p>
          </draw:text-box>
        </draw:frame>
        <draw:frame draw:style-name="gr63" draw:text-style-name="P10" draw:layer="layout" svg:width="6.858cm" svg:height="0.381cm" svg:x="11.29cm" svg:y="8.739cm">
          <draw:text-box>
            <text:p><text:span text:style-name="T8"><text:s/></text:span><text:span text:style-name="T8"><text:s/></text:span><text:span text:style-name="T8">C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S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D</text:span><text:span text:style-name="T8"> </text:span><text:span text:style-name="T8"><text:s/></text:span><text:span text:style-name="T8">O</text:span></text:p>
          </draw:text-box>
        </draw:frame>
        <draw:frame draw:style-name="gr63" draw:text-style-name="P10" draw:layer="layout" svg:width="3.048cm" svg:height="0.381cm" svg:x="5.956cm" svg:y="8.739cm">
          <draw:text-box>
            <text:p><text:span text:style-name="T8"><text:s/></text:span><text:span text:style-name="T8"><text:s/></text:span><text:span text:style-name="T8">2</text:span><text:span text:style-name="T8"> </text:span><text:span text:style-name="T8"><text:s/></text:span><text:span text:style-name="T8"><text:s/></text:span><text:span text:style-name="T8">5</text:span><text:span text:style-name="T8"> </text:span><text:span text:style-name="T8"><text:s/></text:span><text:span text:style-name="T8">1</text:span><text:span text:style-name="T8"> </text:span><text:span text:style-name="T8"><text:s/></text:span><text:span text:style-name="T8"><text:s/></text:span><text:span text:style-name="T8">2</text:span><text:span text:style-name="T8"> </text:span><text:span text:style-name="T8"><text:s/></text:span><text:span text:style-name="T8">1</text:span><text:span text:style-name="T8"> </text:span><text:span text:style-name="T8"><text:s/></text:span><text:span text:style-name="T8">9</text:span><text:span text:style-name="T8"> </text:span><text:span text:style-name="T8"><text:s/></text:span><text:span text:style-name="T8"><text:s/></text:span><text:span text:style-name="T8">5</text:span><text:span text:style-name="T8"> </text:span><text:span text:style-name="T8"><text:s/></text:span><text:span text:style-name="T8">1</text:span></text:p>
          </draw:text-box>
        </draw:frame>
        <draw:frame draw:style-name="gr63" draw:text-style-name="P10" draw:layer="layout" svg:width="14.478cm" svg:height="0.381cm" svg:x="3.196cm" svg:y="10.331cm">
          <draw:text-box>
            <text:p><text:span text:style-name="T8"><text:s/></text:span><text:span text:style-name="T8">R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O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G</text:span><text:span text:style-name="T8"> </text:span><text:span text:style-name="T8"><text:s/></text:span><text:span text:style-name="T8">R</text:span><text:span text:style-name="T8"> </text:span><text:span text:style-name="T8"><text:s/></text:span><text:span text:style-name="T8">A</text:span><text:span text:style-name="T8"> </text:span><text:span text:style-name="T8">N</text:span><text:span text:style-name="T8"> </text:span><text:span text:style-name="T8"><text:s/></text:span><text:span text:style-name="T8">D</text:span><text:span text:style-name="T8"> </text:span><text:span text:style-name="T8"><text:s/></text:span><text:span text:style-name="T8">E</text:span><text:span text:style-name="T8"> </text:span><text:span text:style-name="T8"><text:s/></text:span><text:span text:style-name="T8">-</text:span><text:span text:style-name="T8"> </text:span><text:span text:style-name="T8"><text:s/></text:span><text:span text:style-name="T8">R</text:span><text:span text:style-name="T8"> </text:span><text:span text:style-name="T8"><text:s/></text:span><text:span text:style-name="T8">S</text:span></text:p>
          </draw:text-box>
        </draw:frame>
        <draw:frame draw:style-name="gr63" draw:text-style-name="P11" draw:layer="layout" svg:width="3.556cm" svg:height="0.381cm" svg:x="4.94cm" svg:y="10.771cm">
          <draw:text-box>
            <text:p><text:span text:style-name="T9"><text:s/></text:span><text:span text:style-name="T9">9</text:span><text:span text:style-name="T9"> </text:span><text:span text:style-name="T9"><text:s/></text:span><text:span text:style-name="T9"><text:s/></text:span><text:span text:style-name="T9">6</text:span><text:span text:style-name="T9"> </text:span><text:span text:style-name="T9"><text:s/></text:span><text:span text:style-name="T9"><text:s/></text:span><text:span text:style-name="T9">2</text:span><text:span text:style-name="T9"> </text:span><text:span text:style-name="T9"><text:s/></text:span><text:span text:style-name="T9">1</text:span><text:span text:style-name="T9"> </text:span><text:span text:style-name="T9"><text:s/></text:span><text:span text:style-name="T9"><text:s/></text:span><text:span text:style-name="T9">1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 </text:span><text:span text:style-name="T9"><text:s/></text:span><text:span text:style-name="T9"><text:s/></text:span><text:span text:style-name="T9">0</text:span><text:span text:style-name="T9"> </text:span><text:span text:style-name="T9"><text:s/></text:span><text:span text:style-name="T9">2</text:span></text:p>
          </draw:text-box>
        </draw:frame>
        <draw:frame draw:style-name="gr63" draw:text-style-name="P10" draw:layer="layout" svg:width="3.048cm" svg:height="0.381cm" svg:x="4.203cm" svg:y="11.203cm">
          <draw:text-box>
            <text:p><text:span text:style-name="T8"><text:s/></text:span><text:span text:style-name="T8"><text:s/></text:span><text:span text:style-name="T8">B</text:span><text:span text:style-name="T8"> </text:span><text:span text:style-name="T8"><text:s/></text:span><text:span text:style-name="T8">R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S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L</text:span></text:p>
          </draw:text-box>
        </draw:frame>
        <draw:frame draw:style-name="gr63" draw:text-style-name="P10" draw:layer="layout" svg:width="14.478cm" svg:height="0.381cm" svg:x="5.33cm" svg:y="12.007cm">
          <draw:text-box>
            <text:p><text:span text:style-name="T8"><text:s/></text:span><text:span text:style-name="T8">R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O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G</text:span><text:span text:style-name="T8"> </text:span><text:span text:style-name="T8"><text:s/></text:span><text:span text:style-name="T8">R</text:span><text:span text:style-name="T8"> </text:span><text:span text:style-name="T8"><text:s/></text:span><text:span text:style-name="T8">A</text:span><text:span text:style-name="T8"> </text:span><text:span text:style-name="T8">N</text:span><text:span text:style-name="T8"> </text:span><text:span text:style-name="T8"><text:s/></text:span><text:span text:style-name="T8">D</text:span><text:span text:style-name="T8"> </text:span><text:span text:style-name="T8"><text:s/></text:span><text:span text:style-name="T8">E</text:span><text:span text:style-name="T8"> </text:span><text:span text:style-name="T8"><text:s/></text:span><text:span text:style-name="T8">-</text:span><text:span text:style-name="T8"> </text:span><text:span text:style-name="T8"><text:s/></text:span><text:span text:style-name="T8">R</text:span><text:span text:style-name="T8"> </text:span><text:span text:style-name="T8"><text:s/></text:span><text:span text:style-name="T8">S</text:span></text:p>
          </draw:text-box>
        </draw:frame>
        <draw:frame draw:style-name="gr63" draw:text-style-name="P10" draw:layer="layout" svg:width="3.048cm" svg:height="0.381cm" svg:x="4.178cm" svg:y="12.354cm">
          <draw:text-box>
            <text:p><text:span text:style-name="T8"><text:s/></text:span><text:span text:style-name="T8"><text:s/></text:span><text:span text:style-name="T8">B</text:span><text:span text:style-name="T8"> </text:span><text:span text:style-name="T8"><text:s/></text:span><text:span text:style-name="T8">R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S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L</text:span></text:p>
          </draw:text-box>
        </draw:frame>
        <draw:frame draw:style-name="gr63" draw:text-style-name="P10" draw:layer="layout" svg:width="3.895cm" svg:height="0.381cm" svg:x="5.236cm" svg:y="12.803cm">
          <draw:text-box>
            <text:p><text:span text:style-name="T8"><text:s/></text:span><text:span text:style-name="T8"><text:s/></text:span><text:span text:style-name="T8">B</text:span><text:span text:style-name="T8"> </text:span><text:span text:style-name="T8"><text:s/></text:span><text:span text:style-name="T8">R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S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L</text:span><text:span text:style-name="T8"> </text:span><text:span text:style-name="T8"><text:s/></text:span><text:span text:style-name="T8">E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R</text:span><text:span text:style-name="T8"> </text:span><text:span text:style-name="T8"><text:s/></text:span><text:span text:style-name="T8">O</text:span></text:p>
          </draw:text-box>
        </draw:frame>
        <draw:frame draw:style-name="gr63" draw:text-style-name="P10" draw:layer="layout" svg:width="3.048cm" svg:height="0.381cm" svg:x="3.094cm" svg:y="15.072cm">
          <draw:text-box>
            <text:p><text:span text:style-name="T8"><text:s/></text:span><text:span text:style-name="T8"><text:s/></text:span><text:span text:style-name="T8">B</text:span><text:span text:style-name="T8"> </text:span><text:span text:style-name="T8"><text:s/></text:span><text:span text:style-name="T8">R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S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L</text:span></text:p>
          </draw:text-box>
        </draw:frame>
        <draw:frame draw:style-name="gr63" draw:text-style-name="P10" draw:layer="layout" svg:width="8.274cm" svg:height="0.381cm" svg:x="6.953cm" svg:y="17.883cm">
          <draw:text-box>
            <text:p><text:span text:style-name="T8"><text:s/></text:span><text:span text:style-name="T8"><text:s/></text:span><text:span text:style-name="T8"><text:s/></text:span><text:span text:style-name="T8">M</text:span><text:span text:style-name="T8"> </text:span><text:span text:style-name="T8">A</text:span><text:span text:style-name="T8"> </text:span><text:span text:style-name="T8"><text:s/></text:span><text:span text:style-name="T8">N</text:span><text:span text:style-name="T8"> </text:span><text:span text:style-name="T8">O</text:span><text:span text:style-name="T8"> </text:span><text:span text:style-name="T8"><text:s/></text:span><text:span text:style-name="T8">E</text:span><text:span text:style-name="T8"> </text:span><text:span text:style-name="T8"><text:s/></text:span><text:span text:style-name="T8">L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F</text:span><text:span text:style-name="T8"> </text:span><text:span text:style-name="T8"><text:s/></text:span><text:span text:style-name="T8">R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N</text:span><text:span text:style-name="T8"> </text:span><text:span text:style-name="T8"><text:s/></text:span><text:span text:style-name="T8">C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S</text:span><text:span text:style-name="T8"> </text:span><text:span text:style-name="T8"><text:s/></text:span><text:span text:style-name="T8">C</text:span><text:span text:style-name="T8"> </text:span><text:span text:style-name="T8">O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M</text:span><text:span text:style-name="T8"> </text:span><text:span text:style-name="T8"><text:s/></text:span><text:span text:style-name="T8">O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T</text:span><text:span text:style-name="T8"> </text:span><text:span text:style-name="T8"><text:s/></text:span><text:span text:style-name="T8">A</text:span></text:p>
          </draw:text-box>
        </draw:frame>
        <draw:frame draw:style-name="gr63" draw:text-style-name="P10" draw:layer="layout" svg:width="13.132cm" svg:height="0.381cm" svg:x="3.111cm" svg:y="14.454cm">
          <draw:text-box>
            <text:p><text:span text:style-name="T8"><text:s/></text:span><text:span text:style-name="T8"><text:s/></text:span><text:span text:style-name="T8">A</text:span><text:span text:style-name="T8"> </text:span><text:span text:style-name="T8"><text:s/></text:span><text:span text:style-name="T8">M</text:span><text:span text:style-name="T8"> </text:span><text:span text:style-name="T8">É</text:span><text:span text:style-name="T8"> </text:span><text:span text:style-name="T8"><text:s/></text:span><text:span text:style-name="T8">L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A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D</text:span><text:span text:style-name="T8"> </text:span><text:span text:style-name="T8"><text:s/></text:span><text:span text:style-name="T8">O</text:span><text:span text:style-name="T8"> </text:span><text:span text:style-name="T8"><text:s/></text:span><text:span text:style-name="T8">S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 </text:span><text:span text:style-name="T8"><text:s/></text:span><text:span text:style-name="T8"><text:s/></text:span><text:span text:style-name="T8">A</text:span><text:span text:style-name="T8"> </text:span><text:span text:style-name="T8"><text:s/></text:span><text:span text:style-name="T8">N</text:span><text:span text:style-name="T8"> </text:span><text:span text:style-name="T8">T</text:span><text:span text:style-name="T8"> </text:span><text:span text:style-name="T8"><text:s/></text:span><text:span text:style-name="T8">O</text:span><text:span text:style-name="T8"> </text:span><text:span text:style-name="T8"><text:s/></text:span><text:span text:style-name="T8">S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M</text:span><text:span text:style-name="T8"> </text:span><text:span text:style-name="T8">O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T</text:span><text:span text:style-name="T8"> </text:span><text:span text:style-name="T8"><text:s/></text:span><text:span text:style-name="T8"><text:s/></text:span><text:span text:style-name="T8">A</text:span></text:p>
          </draw:text-box>
        </draw:frame>
        <draw:polygon draw:style-name="gr58" draw:text-style-name="P8" draw:layer="layout" svg:width="0.004cm" svg:height="0.31cm" svg:x="4.933cm" svg:y="10.792cm" svg:viewBox="0 0 5 311" draw:points="0,311 5,311 5,0 0,0">
          <text:p/>
        </draw:polygon>
        <draw:polygon draw:style-name="gr58" draw:text-style-name="P8" draw:layer="layout" svg:width="1.067cm" svg:height="0.006cm" svg:x="4.924cm" svg:y="11.109cm" svg:viewBox="0 0 1068 7" draw:points="0,7 1068,7 1068,0 0,0">
          <text:p/>
        </draw:polygon>
        <draw:frame draw:style-name="gr64" draw:text-style-name="P10" draw:layer="layout" svg:width="5.327cm" svg:height="0.705cm" svg:x="6.344cm" svg:y="9.24cm">
          <draw:text-box>
            <text:p><text:span text:style-name="T8"><text:s/></text:span><text:span text:style-name="T8"><text:s/></text:span><text:span text:style-name="T8">1</text:span><text:span text:style-name="T8"> </text:span><text:span text:style-name="T8"><text:s/></text:span><text:span text:style-name="T8">0</text:span><text:span text:style-name="T8"> </text:span><text:span text:style-name="T8"><text:s/></text:span><text:span text:style-name="T8"><text:s/></text:span><text:span text:style-name="T8">2</text:span><text:span text:style-name="T8"> </text:span><text:span text:style-name="T8"><text:s/></text:span><text:span text:style-name="T8">5</text:span><text:span text:style-name="T8"> </text:span><text:span text:style-name="T8"><text:s/></text:span><text:span text:style-name="T8">6</text:span><text:span text:style-name="T8"> </text:span><text:span text:style-name="T8"><text:s/></text:span><text:span text:style-name="T8"><text:s/></text:span><text:span text:style-name="T8">9</text:span><text:span text:style-name="T8"> </text:span><text:span text:style-name="T8"><text:s/></text:span><text:span text:style-name="T8"><text:s/></text:span><text:span text:style-name="T8">3</text:span><text:span text:style-name="T8"> </text:span><text:span text:style-name="T8"><text:s/></text:span><text:span text:style-name="T8">6</text:span><text:span text:style-name="T8"> </text:span><text:span text:style-name="T8"><text:s/></text:span><text:span text:style-name="T8">3</text:span><text:span text:style-name="T8"> </text:span><text:span text:style-name="T8"><text:s/></text:span><text:span text:style-name="T8">1</text:span><text:span text:style-name="T8"> </text:span><text:span text:style-name="T8"><text:s/></text:span><text:span text:style-name="T8"><text:s/></text:span><text:span text:style-name="T8">2</text:span></text:p>
          </draw:text-box>
        </draw:frame>
        <draw:frame draw:style-name="gr63" draw:text-style-name="P10" draw:layer="layout" svg:width="3.048cm" svg:height="0.381cm" svg:x="14.856cm" svg:y="9.14cm">
          <draw:text-box>
            <text:p><text:span text:style-name="T8"><text:s/></text:span><text:span text:style-name="T8"><text:s/></text:span><text:span text:style-name="T8">2</text:span><text:span text:style-name="T8"> </text:span><text:span text:style-name="T8"><text:s/></text:span><text:span text:style-name="T8"><text:s/></text:span><text:span text:style-name="T8">2</text:span><text:span text:style-name="T8"> </text:span><text:span text:style-name="T8"><text:s/></text:span><text:span text:style-name="T8">1</text:span><text:span text:style-name="T8"> </text:span><text:span text:style-name="T8"><text:s/></text:span><text:span text:style-name="T8">0</text:span><text:span text:style-name="T8"> </text:span><text:span text:style-name="T8"><text:s/></text:span><text:span text:style-name="T8"><text:s/></text:span><text:span text:style-name="T8">2</text:span><text:span text:style-name="T8"> </text:span><text:span text:style-name="T8"><text:s/></text:span><text:span text:style-name="T8">0</text:span><text:span text:style-name="T8"> </text:span><text:span text:style-name="T8"><text:s/></text:span><text:span text:style-name="T8"><text:s/></text:span><text:span text:style-name="T8">1</text:span><text:span text:style-name="T8"> </text:span><text:span text:style-name="T8"><text:s/></text:span><text:span text:style-name="T8">9</text:span></text:p>
          </draw:text-box>
        </draw:frame>
        <draw:frame draw:style-name="gr63" draw:text-style-name="P10" draw:layer="layout" svg:width="12.811cm" svg:height="0.381cm" svg:x="4.956cm" svg:y="9.64cm">
          <draw:text-box>
            <text:p><text:span text:style-name="T8"><text:s/></text:span><text:span text:style-name="T8">S</text:span><text:span text:style-name="T8"> </text:span><text:span text:style-name="T8"><text:s/></text:span><text:span text:style-name="T8"><text:s/></text:span><text:span text:style-name="T8">S</text:span><text:span text:style-name="T8"> </text:span><text:span text:style-name="T8"><text:s/></text:span><text:span text:style-name="T8">P</text:span><text:span text:style-name="T8"> </text:span><text:span text:style-name="T8"><text:s/></text:span><text:span text:style-name="T8">-</text:span><text:span text:style-name="T8"> </text:span><text:span text:style-name="T8"><text:s/></text:span><text:span text:style-name="T8"><text:s/></text:span><text:span text:style-name="T8">S</text:span><text:span text:style-name="T8"> </text:span><text:span text:style-name="T8"><text:s/></text:span><text:span text:style-name="T8">E</text:span><text:span text:style-name="T8"> </text:span><text:span text:style-name="T8"><text:s/></text:span><text:span text:style-name="T8">C</text:span><text:span text:style-name="T8"> </text:span><text:span text:style-name="T8"><text:s/></text:span><text:span text:style-name="T8">R</text:span><text:span text:style-name="T8"> </text:span><text:span text:style-name="T8"><text:s/></text:span><text:span text:style-name="T8">E</text:span><text:span text:style-name="T8"> </text:span><text:span text:style-name="T8"><text:s/></text:span><text:span text:style-name="T8">T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R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A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D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 </text:span><text:span text:style-name="T8"><text:s/></text:span><text:span text:style-name="T8"><text:s/></text:span><text:span text:style-name="T8">E</text:span><text:span text:style-name="T8"> </text:span><text:span text:style-name="T8"><text:s/></text:span><text:span text:style-name="T8">G</text:span><text:span text:style-name="T8"> </text:span><text:span text:style-name="T8"><text:s/></text:span><text:span text:style-name="T8">U</text:span><text:span text:style-name="T8"> </text:span><text:span text:style-name="T8">R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N</text:span><text:span text:style-name="T8"> </text:span><text:span text:style-name="T8">Ç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P</text:span><text:span text:style-name="T8"> </text:span><text:span text:style-name="T8"><text:s/></text:span><text:span text:style-name="T8"><text:s/></text:span><text:span text:style-name="T8">Ú</text:span><text:span text:style-name="T8"> </text:span><text:span text:style-name="T8"><text:s/></text:span><text:span text:style-name="T8">B</text:span><text:span text:style-name="T8"> </text:span><text:span text:style-name="T8"><text:s/></text:span><text:span text:style-name="T8">L</text:span><text:span text:style-name="T8"> </text:span><text:span text:style-name="T8"><text:s/></text:span><text:span text:style-name="T8"><text:s/></text:span><text:span text:style-name="T8">I</text:span><text:span text:style-name="T8"> </text:span><text:span text:style-name="T8"><text:s/></text:span><text:span text:style-name="T8">C</text:span><text:span text:style-name="T8"> </text:span><text:span text:style-name="T8"><text:s/></text:span><text:span text:style-name="T8">A</text:span><text:span text:style-name="T8"> </text:span></text:p>
          </draw:text-box>
        </draw:frame>
        <draw:frame draw:style-name="gr63" draw:text-style-name="P10" draw:layer="layout" svg:width="12.811cm" svg:height="0.381cm" svg:x="4.278cm" svg:y="11.633cm">
          <draw:text-box>
            <text:p><text:span text:style-name="T8"><text:s/></text:span><text:span text:style-name="T8">R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P</text:span><text:span text:style-name="T8"> </text:span><text:span text:style-name="T8"><text:s/></text:span><text:span text:style-name="T8">H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E</text:span><text:span text:style-name="T8"> </text:span><text:span text:style-name="T8"><text:s/></text:span><text:span text:style-name="T8">L</text:span><text:span text:style-name="T8"> </text:span><text:span text:style-name="T8"><text:s/></text:span><text:span text:style-name="T8">.</text:span><text:span text:style-name="T8"> </text:span><text:span text:style-name="T8"><text:s/></text:span><text:span text:style-name="T8"><text:s/></text:span><text:span text:style-name="T8">M</text:span><text:span text:style-name="T8"> </text:span><text:span text:style-name="T8">O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T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@</text:span><text:span text:style-name="T8"> </text:span><text:span text:style-name="T8">G</text:span><text:span text:style-name="T8"> </text:span><text:span text:style-name="T8">M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L</text:span><text:span text:style-name="T8"> </text:span><text:span text:style-name="T8"><text:s/></text:span><text:span text:style-name="T8"><text:s/></text:span><text:span text:style-name="T8">.</text:span><text:span text:style-name="T8"> </text:span><text:span text:style-name="T8"><text:s/></text:span><text:span text:style-name="T8"><text:s/></text:span><text:span text:style-name="T8">C</text:span><text:span text:style-name="T8"> </text:span><text:span text:style-name="T8"><text:s/></text:span><text:span text:style-name="T8">O</text:span><text:span text:style-name="T8"> </text:span><text:span text:style-name="T8"><text:s/></text:span><text:span text:style-name="T8">M</text:span></text:p>
          </draw:text-box>
        </draw:frame>
        <draw:frame draw:style-name="gr63" draw:text-style-name="P10" draw:layer="layout" svg:width="12.811cm" svg:height="0.381cm" svg:x="4.957cm" svg:y="9.641cm">
          <draw:text-box>
            <text:p><text:span text:style-name="T8"><text:s/></text:span><text:span text:style-name="T8">S</text:span><text:span text:style-name="T8"> </text:span><text:span text:style-name="T8"><text:s/></text:span><text:span text:style-name="T8"><text:s/></text:span><text:span text:style-name="T8">S</text:span><text:span text:style-name="T8"> </text:span><text:span text:style-name="T8"><text:s/></text:span><text:span text:style-name="T8">P</text:span><text:span text:style-name="T8"> </text:span><text:span text:style-name="T8"><text:s/></text:span><text:span text:style-name="T8">-</text:span><text:span text:style-name="T8"> </text:span><text:span text:style-name="T8"><text:s/></text:span><text:span text:style-name="T8"><text:s/></text:span><text:span text:style-name="T8">S</text:span><text:span text:style-name="T8"> </text:span><text:span text:style-name="T8"><text:s/></text:span><text:span text:style-name="T8">E</text:span><text:span text:style-name="T8"> </text:span><text:span text:style-name="T8"><text:s/></text:span><text:span text:style-name="T8">C</text:span><text:span text:style-name="T8"> </text:span><text:span text:style-name="T8"><text:s/></text:span><text:span text:style-name="T8">R</text:span><text:span text:style-name="T8"> </text:span><text:span text:style-name="T8"><text:s/></text:span><text:span text:style-name="T8">E</text:span><text:span text:style-name="T8"> </text:span><text:span text:style-name="T8"><text:s/></text:span><text:span text:style-name="T8">T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R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A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D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 </text:span><text:span text:style-name="T8"><text:s/></text:span><text:span text:style-name="T8"><text:s/></text:span><text:span text:style-name="T8">E</text:span><text:span text:style-name="T8"> </text:span><text:span text:style-name="T8"><text:s/></text:span><text:span text:style-name="T8">G</text:span><text:span text:style-name="T8"> </text:span><text:span text:style-name="T8"><text:s/></text:span><text:span text:style-name="T8">U</text:span><text:span text:style-name="T8"> </text:span><text:span text:style-name="T8">R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N</text:span><text:span text:style-name="T8"> </text:span><text:span text:style-name="T8">Ç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P</text:span><text:span text:style-name="T8"> </text:span><text:span text:style-name="T8"><text:s/></text:span><text:span text:style-name="T8"><text:s/></text:span><text:span text:style-name="T8">Ú</text:span><text:span text:style-name="T8"> </text:span><text:span text:style-name="T8"><text:s/></text:span><text:span text:style-name="T8">B</text:span><text:span text:style-name="T8"> </text:span><text:span text:style-name="T8"><text:s/></text:span><text:span text:style-name="T8">L</text:span><text:span text:style-name="T8"> </text:span><text:span text:style-name="T8"><text:s/></text:span><text:span text:style-name="T8"><text:s/></text:span><text:span text:style-name="T8">I</text:span><text:span text:style-name="T8"> </text:span><text:span text:style-name="T8"><text:s/></text:span><text:span text:style-name="T8">C</text:span><text:span text:style-name="T8"> </text:span><text:span text:style-name="T8"><text:s/></text:span><text:span text:style-name="T8">A</text:span><text:span text:style-name="T8"> </text:span></text:p>
          </draw:text-box>
        </draw:frame>
        <draw:frame draw:style-name="gr63" draw:text-style-name="P11" draw:layer="layout" svg:width="4.191cm" svg:height="0.381cm" svg:x="13.576cm" svg:y="11.152cm">
          <draw:text-box>
            <text:p><text:span text:style-name="T9"><text:s/></text:span><text:span text:style-name="T9">5</text:span><text:span text:style-name="T9"> </text:span><text:span text:style-name="T9"><text:s/></text:span><text:span text:style-name="T9">3</text:span><text:span text:style-name="T9"> </text:span><text:span text:style-name="T9"><text:s/></text:span><text:span text:style-name="T9">9</text:span><text:span text:style-name="T9"> </text:span><text:span text:style-name="T9"><text:s/></text:span><text:span text:style-name="T9"><text:s/></text:span><text:span text:style-name="T9">9</text:span><text:span text:style-name="T9"> </text:span><text:span text:style-name="T9"><text:s/></text:span><text:span text:style-name="T9">9</text:span><text:span text:style-name="T9"> </text:span><text:span text:style-name="T9"><text:s/></text:span><text:span text:style-name="T9"><text:s/></text:span><text:span text:style-name="T9">8</text:span><text:span text:style-name="T9"> </text:span><text:span text:style-name="T9"><text:s/></text:span><text:span text:style-name="T9">1</text:span><text:span text:style-name="T9"> </text:span><text:span text:style-name="T9"><text:s/></text:span><text:span text:style-name="T9"><text:s/></text:span><text:span text:style-name="T9">7</text:span><text:span text:style-name="T9"> </text:span><text:span text:style-name="T9"><text:s/></text:span><text:span text:style-name="T9">9</text:span><text:span text:style-name="T9"> </text:span><text:span text:style-name="T9"><text:s/></text:span><text:span text:style-name="T9">7</text:span><text:span text:style-name="T9"> </text:span><text:span text:style-name="T9"><text:s/></text:span><text:span text:style-name="T9">5</text:span></text:p>
          </draw:text-box>
        </draw:frame>
        <draw:frame draw:style-name="gr65" draw:text-style-name="P12" draw:layer="layout" svg:width="0.232cm" svg:height="0.314cm" svg:x="13.979cm" svg:y="8.314cm">
          <draw:text-box>
            <text:p><text:span text:style-name="T10">X</text:span></text:p>
          </draw:text-box>
        </draw:frame>
        <draw:frame draw:style-name="gr65" draw:text-style-name="P12" draw:layer="layout" svg:width="0.232cm" svg:height="0.314cm" svg:x="11.062cm" svg:y="21.827cm">
          <draw:text-box>
            <text:p><text:span text:style-name="T10">X</text:span></text:p>
          </draw:text-box>
        </draw:frame>
        <draw:frame draw:style-name="gr66" draw:text-style-name="P13" draw:layer="layout" svg:width="0.352cm" svg:height="0.412cm" svg:x="0.707cm" svg:y="0.5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0.856cm" svg:y="0.5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1.101cm" svg:y="0.556cm">
          <draw:text-box>
            <text:p text:style-name="P2"><text:span text:style-name="T11">N</text:span></text:p>
          </draw:text-box>
        </draw:frame>
        <draw:frame draw:style-name="gr66" draw:text-style-name="P13" draw:layer="layout" svg:width="0.352cm" svg:height="0.412cm" svg:x="1.365cm" svg:y="0.5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1.488cm" svg:y="0.5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1.729cm" svg:y="0.5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1.88cm" svg:y="0.556cm">
          <draw:text-box>
            <text:p text:style-name="P2"><text:span text:style-name="T11">t</text:span></text:p>
          </draw:text-box>
        </draw:frame>
        <draw:frame draw:style-name="gr66" draw:text-style-name="P13" draw:layer="layout" svg:width="0.352cm" svg:height="0.412cm" svg:x="2.019cm" svg:y="0.5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2.115cm" svg:y="0.556cm">
          <draw:text-box>
            <text:p text:style-name="P2"><text:span text:style-name="T11">g</text:span></text:p>
          </draw:text-box>
        </draw:frame>
        <draw:frame draw:style-name="gr66" draw:text-style-name="P13" draw:layer="layout" svg:width="0.352cm" svg:height="0.412cm" svg:x="2.335cm" svg:y="0.5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2.549cm" svg:y="0.5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2.673cm" svg:y="0.556cm">
          <draw:text-box>
            <text:p text:style-name="P2"><text:span text:style-name="T11">1</text:span></text:p>
          </draw:text-box>
        </draw:frame>
        <draw:frame draw:style-name="gr66" draw:text-style-name="P13" draw:layer="layout" svg:width="0.352cm" svg:height="0.412cm" svg:x="2.897cm" svg:y="0.556cm">
          <draw:text-box>
            <text:p text:style-name="P2"><text:span text:style-name="T11">-</text:span></text:p>
          </draw:text-box>
        </draw:frame>
        <draw:frame draw:style-name="gr66" draw:text-style-name="P13" draw:layer="layout" svg:width="0.352cm" svg:height="0.412cm" svg:x="3.057cm" svg:y="0.556cm">
          <draw:text-box>
            <text:p text:style-name="P2"><text:span text:style-name="T11">D</text:span></text:p>
          </draw:text-box>
        </draw:frame>
        <draw:frame draw:style-name="gr66" draw:text-style-name="P13" draw:layer="layout" svg:width="0.352cm" svg:height="0.412cm" svg:x="3.328cm" svg:y="0.5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3.452cm" svg:y="0.556cm">
          <draw:text-box>
            <text:p text:style-name="P2"><text:span text:style-name="T11">(</text:span></text:p>
          </draw:text-box>
        </draw:frame>
        <draw:frame draw:style-name="gr66" draw:text-style-name="P13" draw:layer="layout" svg:width="0.352cm" svg:height="0.412cm" svg:x="3.612cm" svg:y="0.556cm">
          <draw:text-box>
            <text:p text:style-name="P2"><text:span text:style-name="T11">v</text:span></text:p>
          </draw:text-box>
        </draw:frame>
        <draw:frame draw:style-name="gr66" draw:text-style-name="P13" draw:layer="layout" svg:width="0.352cm" svg:height="0.412cm" svg:x="3.821cm" svg:y="0.5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3.918cm" svg:y="0.556cm">
          <draw:text-box>
            <text:p text:style-name="P2"><text:span text:style-name="T11">s</text:span></text:p>
          </draw:text-box>
        </draw:frame>
        <draw:frame draw:style-name="gr66" draw:text-style-name="P13" draw:layer="layout" svg:width="0.352cm" svg:height="0.412cm" svg:x="4.101cm" svg:y="0.5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4.313cm" svg:y="0.556cm">
          <draw:text-box>
            <text:p text:style-name="P2"><text:span text:style-name="T11">)</text:span></text:p>
          </draw:text-box>
        </draw:frame>
        <draw:frame draw:style-name="gr66" draw:text-style-name="P13" draw:layer="layout" svg:width="0.352cm" svg:height="0.412cm" svg:x="4.473cm" svg:y="0.5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4.597cm" svg:y="0.556cm">
          <draw:text-box>
            <text:p text:style-name="P2"><text:span text:style-name="T11">-</text:span></text:p>
          </draw:text-box>
        </draw:frame>
        <draw:frame draw:style-name="gr66" draw:text-style-name="P13" draw:layer="layout" svg:width="0.352cm" svg:height="0.412cm" svg:x="4.757cm" svg:y="0.5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4.881cm" svg:y="0.556cm">
          <draw:text-box>
            <text:p text:style-name="P2"><text:span text:style-name="T11">P</text:span></text:p>
          </draw:text-box>
        </draw:frame>
        <draw:frame draw:style-name="gr66" draw:text-style-name="P13" draw:layer="layout" svg:width="0.352cm" svg:height="0.412cm" svg:x="5.093cm" svg:y="0.5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5.305cm" svg:y="0.556cm">
          <draw:text-box>
            <text:p text:style-name="P2"><text:span text:style-name="T11">g</text:span></text:p>
          </draw:text-box>
        </draw:frame>
        <draw:frame draw:style-name="gr66" draw:text-style-name="P13" draw:layer="layout" svg:width="0.352cm" svg:height="0.412cm" svg:x="5.525cm" svg:y="0.5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5.737cm" svg:y="0.556cm">
          <draw:text-box>
            <text:p text:style-name="P2"><text:span text:style-name="T11">m</text:span></text:p>
          </draw:text-box>
        </draw:frame>
        <draw:frame draw:style-name="gr66" draw:text-style-name="P13" draw:layer="layout" svg:width="0.352cm" svg:height="0.412cm" svg:x="6.079cm" svg:y="0.5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6.289cm" svg:y="0.556cm">
          <draw:text-box>
            <text:p text:style-name="P2"><text:span text:style-name="T11">n</text:span></text:p>
          </draw:text-box>
        </draw:frame>
        <draw:frame draw:style-name="gr66" draw:text-style-name="P13" draw:layer="layout" svg:width="0.352cm" svg:height="0.412cm" svg:x="6.512cm" svg:y="0.556cm">
          <draw:text-box>
            <text:p text:style-name="P2"><text:span text:style-name="T11">t</text:span></text:p>
          </draw:text-box>
        </draw:frame>
        <draw:frame draw:style-name="gr66" draw:text-style-name="P13" draw:layer="layout" svg:width="0.352cm" svg:height="0.412cm" svg:x="6.651cm" svg:y="0.5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6.865cm" svg:y="0.5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6.989cm" svg:y="0.556cm">
          <draw:text-box>
            <text:p text:style-name="P2"><text:span text:style-name="T11">V</text:span></text:p>
          </draw:text-box>
        </draw:frame>
        <draw:frame draw:style-name="gr66" draw:text-style-name="P13" draw:layer="layout" svg:width="0.352cm" svg:height="0.412cm" svg:x="7.23cm" svg:y="0.5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7.327cm" svg:y="0.556cm">
          <draw:text-box>
            <text:p text:style-name="P2"><text:span text:style-name="T11">s</text:span></text:p>
          </draw:text-box>
        </draw:frame>
        <draw:frame draw:style-name="gr66" draw:text-style-name="P13" draw:layer="layout" svg:width="0.352cm" svg:height="0.412cm" svg:x="7.51cm" svg:y="0.5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7.722cm" svg:y="0.556cm">
          <draw:text-box>
            <text:p text:style-name="P2"><text:span text:style-name="T11">-</text:span></text:p>
          </draw:text-box>
        </draw:frame>
        <draw:frame draw:style-name="gr66" draw:text-style-name="P13" draw:layer="layout" svg:width="0.352cm" svg:height="0.412cm" svg:x="7.882cm" svg:y="0.556cm">
          <draw:text-box>
            <text:p text:style-name="P2"><text:span text:style-name="T11">M</text:span></text:p>
          </draw:text-box>
        </draw:frame>
        <draw:frame draw:style-name="gr66" draw:text-style-name="P13" draw:layer="layout" svg:width="0.352cm" svg:height="0.412cm" svg:x="8.179cm" svg:y="0.5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8.39cm" svg:y="0.556cm">
          <draw:text-box>
            <text:p text:style-name="P2"><text:span text:style-name="T11">s</text:span></text:p>
          </draw:text-box>
        </draw:frame>
        <draw:frame draw:style-name="gr66" draw:text-style-name="P13" draw:layer="layout" svg:width="0.352cm" svg:height="0.412cm" svg:x="8.574cm" svg:y="0.556cm">
          <draw:text-box>
            <text:p text:style-name="P2"><text:span text:style-name="T11">t</text:span></text:p>
          </draw:text-box>
        </draw:frame>
        <draw:frame draw:style-name="gr66" draw:text-style-name="P13" draw:layer="layout" svg:width="0.352cm" svg:height="0.412cm" svg:x="8.713cm" svg:y="0.5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8.923cm" svg:y="0.5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9.073cm" svg:y="0.556cm">
          <draw:text-box>
            <text:p text:style-name="P2"><text:span text:style-name="T11">c</text:span></text:p>
          </draw:text-box>
        </draw:frame>
        <draw:frame draw:style-name="gr66" draw:text-style-name="P13" draw:layer="layout" svg:width="0.352cm" svg:height="0.412cm" svg:x="9.257cm" svg:y="0.5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9.468cm" svg:y="0.5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9.619cm" svg:y="0.556cm">
          <draw:text-box>
            <text:p text:style-name="P2"><text:span text:style-name="T11">d</text:span></text:p>
          </draw:text-box>
        </draw:frame>
        <draw:frame draw:style-name="gr66" draw:text-style-name="P13" draw:layer="layout" svg:width="0.352cm" svg:height="0.412cm" svg:x="9.838cm" svg:y="0.5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9.962cm" svg:y="0.556cm">
          <draw:text-box>
            <text:p text:style-name="P2"><text:span text:style-name="T11">N</text:span></text:p>
          </draw:text-box>
        </draw:frame>
        <draw:frame draw:style-name="gr66" draw:text-style-name="P13" draw:layer="layout" svg:width="0.352cm" svg:height="0.412cm" svg:x="10.226cm" svg:y="0.5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10.376cm" svg:y="0.556cm">
          <draw:text-box>
            <text:p text:style-name="P2"><text:span text:style-name="T11">.</text:span></text:p>
          </draw:text-box>
        </draw:frame>
        <draw:frame draw:style-name="gr66" draw:text-style-name="P13" draw:layer="layout" svg:width="0.352cm" svg:height="0.412cm" svg:x="10.504cm" svg:y="0.5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10.628cm" svg:y="0.556cm">
          <draw:text-box>
            <text:p text:style-name="P2"><text:span text:style-name="T11">2</text:span></text:p>
          </draw:text-box>
        </draw:frame>
        <draw:frame draw:style-name="gr66" draw:text-style-name="P13" draw:layer="layout" svg:width="0.352cm" svg:height="0.412cm" svg:x="10.852cm" svg:y="0.556cm">
          <draw:text-box>
            <text:p text:style-name="P2"><text:span text:style-name="T11">6</text:span></text:p>
          </draw:text-box>
        </draw:frame>
        <draw:frame draw:style-name="gr66" draw:text-style-name="P13" draw:layer="layout" svg:width="0.352cm" svg:height="0.412cm" svg:x="11.076cm" svg:y="0.556cm">
          <draw:text-box>
            <text:p text:style-name="P2"><text:span text:style-name="T11">8</text:span></text:p>
          </draw:text-box>
        </draw:frame>
        <draw:frame draw:style-name="gr66" draw:text-style-name="P13" draw:layer="layout" svg:width="0.352cm" svg:height="0.412cm" svg:x="11.3cm" svg:y="0.556cm">
          <draw:text-box>
            <text:p text:style-name="P2"><text:span text:style-name="T11">7</text:span></text:p>
          </draw:text-box>
        </draw:frame>
        <draw:frame draw:style-name="gr66" draw:text-style-name="P13" draw:layer="layout" svg:width="0.352cm" svg:height="0.412cm" svg:x="11.524cm" svg:y="0.556cm">
          <draw:text-box>
            <text:p text:style-name="P2"><text:span text:style-name="T11">3</text:span></text:p>
          </draw:text-box>
        </draw:frame>
        <draw:frame draw:style-name="gr66" draw:text-style-name="P13" draw:layer="layout" svg:width="0.352cm" svg:height="0.412cm" svg:x="11.748cm" svg:y="0.556cm">
          <draw:text-box>
            <text:p text:style-name="P2"><text:span text:style-name="T11">7</text:span></text:p>
          </draw:text-box>
        </draw:frame>
        <draw:frame draw:style-name="gr66" draw:text-style-name="P13" draw:layer="layout" svg:width="0.352cm" svg:height="0.412cm" svg:x="0.707cm" svg:y="1.156cm">
          <draw:text-box>
            <text:p text:style-name="P2"><text:span text:style-name="T11">N</text:span></text:p>
          </draw:text-box>
        </draw:frame>
        <draw:frame draw:style-name="gr66" draw:text-style-name="P13" draw:layer="layout" svg:width="0.352cm" svg:height="0.412cm" svg:x="0.971cm" svg:y="1.1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1.185cm" svg:y="1.156cm">
          <draw:text-box>
            <text:p text:style-name="P2"><text:span text:style-name="T11">m</text:span></text:p>
          </draw:text-box>
        </draw:frame>
        <draw:frame draw:style-name="gr66" draw:text-style-name="P13" draw:layer="layout" svg:width="0.352cm" svg:height="0.412cm" svg:x="1.528cm" svg:y="1.1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1.738cm" svg:y="1.1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1.862cm" svg:y="1.156cm">
          <draw:text-box>
            <text:p text:style-name="P2"><text:span text:style-name="T11">d</text:span></text:p>
          </draw:text-box>
        </draw:frame>
        <draw:frame draw:style-name="gr66" draw:text-style-name="P13" draw:layer="layout" svg:width="0.352cm" svg:height="0.412cm" svg:x="2.081cm" svg:y="1.1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2.291cm" svg:y="1.1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2.415cm" svg:y="1.1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2.66cm" svg:y="1.1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2.87cm" svg:y="1.156cm">
          <draw:text-box>
            <text:p text:style-name="P2"><text:span text:style-name="T11">q</text:span></text:p>
          </draw:text-box>
        </draw:frame>
        <draw:frame draw:style-name="gr66" draw:text-style-name="P13" draw:layer="layout" svg:width="0.352cm" svg:height="0.412cm" svg:x="3.09cm" svg:y="1.156cm">
          <draw:text-box>
            <text:p text:style-name="P2"><text:span text:style-name="T11">u</text:span></text:p>
          </draw:text-box>
        </draw:frame>
        <draw:frame draw:style-name="gr66" draw:text-style-name="P13" draw:layer="layout" svg:width="0.352cm" svg:height="0.412cm" svg:x="3.313cm" svg:y="1.1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3.523cm" svg:y="1.1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3.673cm" svg:y="1.1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3.883cm" svg:y="1.156cm">
          <draw:text-box>
            <text:p text:style-name="P2"><text:span text:style-name="T11">n</text:span></text:p>
          </draw:text-box>
        </draw:frame>
        <draw:frame draw:style-name="gr66" draw:text-style-name="P13" draw:layer="layout" svg:width="0.352cm" svg:height="0.412cm" svg:x="4.106cm" svg:y="1.156cm">
          <draw:text-box>
            <text:p text:style-name="P2"><text:span text:style-name="T11">t</text:span></text:p>
          </draw:text-box>
        </draw:frame>
        <draw:frame draw:style-name="gr66" draw:text-style-name="P13" draw:layer="layout" svg:width="0.352cm" svg:height="0.412cm" svg:x="4.245cm" svg:y="1.1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4.455cm" svg:y="1.156cm">
          <draw:text-box>
            <text:p text:style-name="P2"><text:span text:style-name="T11">:</text:span></text:p>
          </draw:text-box>
        </draw:frame>
        <draw:frame draw:style-name="gr66" draw:text-style-name="P13" draw:layer="layout" svg:width="0.352cm" svg:height="0.412cm" svg:x="4.615cm" svg:y="1.1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4.739cm" svg:y="1.156cm">
          <draw:text-box>
            <text:p text:style-name="P2"><text:span text:style-name="T11">J</text:span></text:p>
          </draw:text-box>
        </draw:frame>
        <draw:frame draw:style-name="gr66" draw:text-style-name="P13" draw:layer="layout" svg:width="0.352cm" svg:height="0.412cm" svg:x="4.899cm" svg:y="1.1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5.113cm" svg:y="1.1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5.263cm" svg:y="1.156cm">
          <draw:text-box>
            <text:p text:style-name="P2"><text:span text:style-name="T11">g</text:span></text:p>
          </draw:text-box>
        </draw:frame>
        <draw:frame draw:style-name="gr66" draw:text-style-name="P13" draw:layer="layout" svg:width="0.352cm" svg:height="0.412cm" svg:x="5.483cm" svg:y="1.1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5.693cm" svg:y="1.1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5.817cm" svg:y="1.156cm">
          <draw:text-box>
            <text:p text:style-name="P2"><text:span text:style-name="T11">L</text:span></text:p>
          </draw:text-box>
        </draw:frame>
        <draw:frame draw:style-name="gr66" draw:text-style-name="P13" draw:layer="layout" svg:width="0.352cm" svg:height="0.412cm" svg:x="6.013cm" svg:y="1.156cm">
          <draw:text-box>
            <text:p text:style-name="P2"><text:span text:style-name="T11">u</text:span></text:p>
          </draw:text-box>
        </draw:frame>
        <draw:frame draw:style-name="gr66" draw:text-style-name="P13" draw:layer="layout" svg:width="0.352cm" svg:height="0.412cm" svg:x="6.236cm" svg:y="1.1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6.332cm" svg:y="1.156cm">
          <draw:text-box>
            <text:p text:style-name="P2"><text:span text:style-name="T11">s</text:span></text:p>
          </draw:text-box>
        </draw:frame>
        <draw:frame draw:style-name="gr66" draw:text-style-name="P13" draw:layer="layout" svg:width="0.352cm" svg:height="0.412cm" svg:x="6.516cm" svg:y="1.1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6.64cm" svg:y="1.156cm">
          <draw:text-box>
            <text:p text:style-name="P2"><text:span text:style-name="T11">d</text:span></text:p>
          </draw:text-box>
        </draw:frame>
        <draw:frame draw:style-name="gr66" draw:text-style-name="P13" draw:layer="layout" svg:width="0.352cm" svg:height="0.412cm" svg:x="6.859cm" svg:y="1.1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7.073cm" svg:y="1.156cm">
          <draw:text-box>
            <text:p text:style-name="P2"><text:span text:style-name="T11">s</text:span></text:p>
          </draw:text-box>
        </draw:frame>
        <draw:frame draw:style-name="gr66" draw:text-style-name="P13" draw:layer="layout" svg:width="0.352cm" svg:height="0.412cm" svg:x="7.257cm" svg:y="1.1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7.38cm" svg:y="1.156cm">
          <draw:text-box>
            <text:p text:style-name="P2"><text:span text:style-name="T11">S</text:span></text:p>
          </draw:text-box>
        </draw:frame>
        <draw:frame draw:style-name="gr66" draw:text-style-name="P13" draw:layer="layout" svg:width="0.352cm" svg:height="0.412cm" svg:x="7.621cm" svg:y="1.1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7.833cm" svg:y="1.156cm">
          <draw:text-box>
            <text:p text:style-name="P2"><text:span text:style-name="T11">n</text:span></text:p>
          </draw:text-box>
        </draw:frame>
        <draw:frame draw:style-name="gr66" draw:text-style-name="P13" draw:layer="layout" svg:width="0.352cm" svg:height="0.412cm" svg:x="8.056cm" svg:y="1.156cm">
          <draw:text-box>
            <text:p text:style-name="P2"><text:span text:style-name="T11">t</text:span></text:p>
          </draw:text-box>
        </draw:frame>
        <draw:frame draw:style-name="gr66" draw:text-style-name="P13" draw:layer="layout" svg:width="0.352cm" svg:height="0.412cm" svg:x="8.195cm" svg:y="1.1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8.409cm" svg:y="1.156cm">
          <draw:text-box>
            <text:p text:style-name="P2"><text:span text:style-name="T11">s</text:span></text:p>
          </draw:text-box>
        </draw:frame>
        <draw:frame draw:style-name="gr66" draw:text-style-name="P13" draw:layer="layout" svg:width="0.352cm" svg:height="0.412cm" svg:x="8.592cm" svg:y="1.1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8.716cm" svg:y="1.156cm">
          <draw:text-box>
            <text:p text:style-name="P2"><text:span text:style-name="T11">M</text:span></text:p>
          </draw:text-box>
        </draw:frame>
        <draw:frame draw:style-name="gr66" draw:text-style-name="P13" draw:layer="layout" svg:width="0.352cm" svg:height="0.412cm" svg:x="9.013cm" svg:y="1.1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9.227cm" svg:y="1.1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9.324cm" svg:y="1.156cm">
          <draw:text-box>
            <text:p text:style-name="P2"><text:span text:style-name="T11">t</text:span></text:p>
          </draw:text-box>
        </draw:frame>
        <draw:frame draw:style-name="gr66" draw:text-style-name="P13" draw:layer="layout" svg:width="0.352cm" svg:height="0.412cm" svg:x="9.463cm" svg:y="1.1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0.707cm" svg:y="1.7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0.93cm" svg:y="1.756cm">
          <draw:text-box>
            <text:p text:style-name="P2"><text:span text:style-name="T11">m</text:span></text:p>
          </draw:text-box>
        </draw:frame>
        <draw:frame draw:style-name="gr66" draw:text-style-name="P13" draw:layer="layout" svg:width="0.352cm" svg:height="0.412cm" svg:x="1.273cm" svg:y="1.7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1.485cm" svg:y="1.7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1.582cm" svg:y="1.756cm">
          <draw:text-box>
            <text:p text:style-name="P2"><text:span text:style-name="T11">l</text:span></text:p>
          </draw:text-box>
        </draw:frame>
        <draw:frame draw:style-name="gr66" draw:text-style-name="P13" draw:layer="layout" svg:width="0.352cm" svg:height="0.412cm" svg:x="1.678cm" svg:y="1.7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1.802cm" svg:y="1.756cm">
          <draw:text-box>
            <text:p text:style-name="P2"><text:span text:style-name="T11">d</text:span></text:p>
          </draw:text-box>
        </draw:frame>
        <draw:frame draw:style-name="gr66" draw:text-style-name="P13" draw:layer="layout" svg:width="0.352cm" svg:height="0.412cm" svg:x="2.022cm" svg:y="1.7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2.232cm" svg:y="1.7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2.356cm" svg:y="1.7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2.601cm" svg:y="1.7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2.811cm" svg:y="1.756cm">
          <draw:text-box>
            <text:p text:style-name="P2"><text:span text:style-name="T11">q</text:span></text:p>
          </draw:text-box>
        </draw:frame>
        <draw:frame draw:style-name="gr66" draw:text-style-name="P13" draw:layer="layout" svg:width="0.352cm" svg:height="0.412cm" svg:x="3.03cm" svg:y="1.756cm">
          <draw:text-box>
            <text:p text:style-name="P2"><text:span text:style-name="T11">u</text:span></text:p>
          </draw:text-box>
        </draw:frame>
        <draw:frame draw:style-name="gr66" draw:text-style-name="P13" draw:layer="layout" svg:width="0.352cm" svg:height="0.412cm" svg:x="3.253cm" svg:y="1.7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3.463cm" svg:y="1.7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3.614cm" svg:y="1.7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3.823cm" svg:y="1.756cm">
          <draw:text-box>
            <text:p text:style-name="P2"><text:span text:style-name="T11">n</text:span></text:p>
          </draw:text-box>
        </draw:frame>
        <draw:frame draw:style-name="gr66" draw:text-style-name="P13" draw:layer="layout" svg:width="0.352cm" svg:height="0.412cm" svg:x="4.046cm" svg:y="1.756cm">
          <draw:text-box>
            <text:p text:style-name="P2"><text:span text:style-name="T11">t</text:span></text:p>
          </draw:text-box>
        </draw:frame>
        <draw:frame draw:style-name="gr66" draw:text-style-name="P13" draw:layer="layout" svg:width="0.352cm" svg:height="0.412cm" svg:x="4.185cm" svg:y="1.7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4.395cm" svg:y="1.756cm">
          <draw:text-box>
            <text:p text:style-name="P2"><text:span text:style-name="T11">:</text:span></text:p>
          </draw:text-box>
        </draw:frame>
        <draw:frame draw:style-name="gr66" draw:text-style-name="P13" draw:layer="layout" svg:width="0.352cm" svg:height="0.412cm" svg:x="4.555cm" svg:y="1.7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4.679cm" svg:y="1.756cm">
          <draw:text-box>
            <text:p text:style-name="P2"><text:span text:style-name="T11"><text:s/></text:span></text:p>
          </draw:text-box>
        </draw:frame>
        <draw:frame draw:style-name="gr66" draw:text-style-name="P13" draw:layer="layout" svg:width="0.352cm" svg:height="0.412cm" svg:x="4.803cm" svg:y="1.756cm">
          <draw:text-box>
            <text:p text:style-name="P2"><text:span text:style-name="T11">r</text:span></text:p>
          </draw:text-box>
        </draw:frame>
        <draw:frame draw:style-name="gr66" draw:text-style-name="P13" draw:layer="layout" svg:width="0.352cm" svg:height="0.412cm" svg:x="4.953cm" svg:y="1.7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5.165cm" svg:y="1.756cm">
          <draw:text-box>
            <text:p text:style-name="P2"><text:span text:style-name="T11">p</text:span></text:p>
          </draw:text-box>
        </draw:frame>
        <draw:frame draw:style-name="gr66" draw:text-style-name="P13" draw:layer="layout" svg:width="0.352cm" svg:height="0.412cm" svg:x="5.385cm" svg:y="1.756cm">
          <draw:text-box>
            <text:p text:style-name="P2"><text:span text:style-name="T11">h</text:span></text:p>
          </draw:text-box>
        </draw:frame>
        <draw:frame draw:style-name="gr66" draw:text-style-name="P13" draw:layer="layout" svg:width="0.352cm" svg:height="0.412cm" svg:x="5.608cm" svg:y="1.7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5.819cm" svg:y="1.756cm">
          <draw:text-box>
            <text:p text:style-name="P2"><text:span text:style-name="T11">e</text:span></text:p>
          </draw:text-box>
        </draw:frame>
        <draw:frame draw:style-name="gr66" draw:text-style-name="P13" draw:layer="layout" svg:width="0.352cm" svg:height="0.412cm" svg:x="6.029cm" svg:y="1.756cm">
          <draw:text-box>
            <text:p text:style-name="P2"><text:span text:style-name="T11">l</text:span></text:p>
          </draw:text-box>
        </draw:frame>
        <draw:frame draw:style-name="gr66" draw:text-style-name="P13" draw:layer="layout" svg:width="0.352cm" svg:height="0.412cm" svg:x="6.126cm" svg:y="1.756cm">
          <draw:text-box>
            <text:p text:style-name="P2"><text:span text:style-name="T11">.</text:span></text:p>
          </draw:text-box>
        </draw:frame>
        <draw:frame draw:style-name="gr66" draw:text-style-name="P13" draw:layer="layout" svg:width="0.352cm" svg:height="0.412cm" svg:x="6.254cm" svg:y="1.756cm">
          <draw:text-box>
            <text:p text:style-name="P2"><text:span text:style-name="T11">m</text:span></text:p>
          </draw:text-box>
        </draw:frame>
        <draw:frame draw:style-name="gr66" draw:text-style-name="P13" draw:layer="layout" svg:width="0.352cm" svg:height="0.412cm" svg:x="6.597cm" svg:y="1.7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6.811cm" svg:y="1.7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6.907cm" svg:y="1.756cm">
          <draw:text-box>
            <text:p text:style-name="P2"><text:span text:style-name="T11">t</text:span></text:p>
          </draw:text-box>
        </draw:frame>
        <draw:frame draw:style-name="gr66" draw:text-style-name="P13" draw:layer="layout" svg:width="0.352cm" svg:height="0.412cm" svg:x="7.046cm" svg:y="1.756cm">
          <draw:text-box>
            <text:p text:style-name="P2"><text:span text:style-name="T11">a</text:span></text:p>
          </draw:text-box>
        </draw:frame>
        <draw:frame draw:style-name="gr67" draw:text-style-name="P13" draw:layer="layout" svg:width="0.353cm" svg:height="0.412cm" svg:x="7.258cm" svg:y="1.756cm">
          <draw:text-box>
            <text:p text:style-name="P2"><text:span text:style-name="T11">@</text:span></text:p>
          </draw:text-box>
        </draw:frame>
        <draw:frame draw:style-name="gr66" draw:text-style-name="P13" draw:layer="layout" svg:width="0.352cm" svg:height="0.412cm" svg:x="7.611cm" svg:y="1.756cm">
          <draw:text-box>
            <text:p text:style-name="P2"><text:span text:style-name="T11">g</text:span></text:p>
          </draw:text-box>
        </draw:frame>
        <draw:frame draw:style-name="gr66" draw:text-style-name="P13" draw:layer="layout" svg:width="0.352cm" svg:height="0.412cm" svg:x="7.831cm" svg:y="1.756cm">
          <draw:text-box>
            <text:p text:style-name="P2"><text:span text:style-name="T11">m</text:span></text:p>
          </draw:text-box>
        </draw:frame>
        <draw:frame draw:style-name="gr66" draw:text-style-name="P13" draw:layer="layout" svg:width="0.352cm" svg:height="0.412cm" svg:x="8.174cm" svg:y="1.756cm">
          <draw:text-box>
            <text:p text:style-name="P2"><text:span text:style-name="T11">a</text:span></text:p>
          </draw:text-box>
        </draw:frame>
        <draw:frame draw:style-name="gr66" draw:text-style-name="P13" draw:layer="layout" svg:width="0.352cm" svg:height="0.412cm" svg:x="8.385cm" svg:y="1.756cm">
          <draw:text-box>
            <text:p text:style-name="P2"><text:span text:style-name="T11">i</text:span></text:p>
          </draw:text-box>
        </draw:frame>
        <draw:frame draw:style-name="gr66" draw:text-style-name="P13" draw:layer="layout" svg:width="0.352cm" svg:height="0.412cm" svg:x="8.482cm" svg:y="1.756cm">
          <draw:text-box>
            <text:p text:style-name="P2"><text:span text:style-name="T11">l</text:span></text:p>
          </draw:text-box>
        </draw:frame>
        <draw:frame draw:style-name="gr66" draw:text-style-name="P13" draw:layer="layout" svg:width="0.352cm" svg:height="0.412cm" svg:x="8.579cm" svg:y="1.756cm">
          <draw:text-box>
            <text:p text:style-name="P2"><text:span text:style-name="T11">.</text:span></text:p>
          </draw:text-box>
        </draw:frame>
        <draw:frame draw:style-name="gr66" draw:text-style-name="P13" draw:layer="layout" svg:width="0.352cm" svg:height="0.412cm" svg:x="8.707cm" svg:y="1.756cm">
          <draw:text-box>
            <text:p text:style-name="P2"><text:span text:style-name="T11">c</text:span></text:p>
          </draw:text-box>
        </draw:frame>
        <draw:frame draw:style-name="gr66" draw:text-style-name="P13" draw:layer="layout" svg:width="0.352cm" svg:height="0.412cm" svg:x="8.89cm" svg:y="1.756cm">
          <draw:text-box>
            <text:p text:style-name="P2"><text:span text:style-name="T11">o</text:span></text:p>
          </draw:text-box>
        </draw:frame>
        <draw:frame draw:style-name="gr66" draw:text-style-name="P13" draw:layer="layout" svg:width="0.352cm" svg:height="0.412cm" svg:x="9.104cm" svg:y="1.756cm">
          <draw:text-box>
            <text:p text:style-name="P2"><text:span text:style-name="T11">m</text:span></text:p>
          </draw:text-box>
        </draw:frame>
        <draw:frame draw:style-name="gr63" draw:text-style-name="P10" draw:layer="layout" svg:width="13.132cm" svg:height="0.381cm" svg:x="3.135cm" svg:y="13.806cm">
          <draw:text-box>
            <text:p><text:span text:style-name="T8"><text:s/></text:span><text:span text:style-name="T8"><text:s/></text:span><text:span text:style-name="T8">J</text:span><text:span text:style-name="T8"> </text:span><text:span text:style-name="T8"><text:s/></text:span><text:span text:style-name="T8">O</text:span><text:span text:style-name="T8"> </text:span><text:span text:style-name="T8"><text:s/></text:span><text:span text:style-name="T8">S</text:span><text:span text:style-name="T8"> </text:span><text:span text:style-name="T8"><text:s/></text:span><text:span text:style-name="T8">É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F</text:span><text:span text:style-name="T8"> </text:span><text:span text:style-name="T8"><text:s/></text:span><text:span text:style-name="T8">R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N</text:span><text:span text:style-name="T8"> </text:span><text:span text:style-name="T8">C</text:span><text:span text:style-name="T8"> </text:span><text:span text:style-name="T8"><text:s/></text:span><text:span text:style-name="T8"><text:s/></text:span><text:span text:style-name="T8">I</text:span><text:span text:style-name="T8"> </text:span><text:span text:style-name="T8"><text:s/></text:span><text:span text:style-name="T8">S</text:span><text:span text:style-name="T8"> </text:span><text:span text:style-name="T8"><text:s/></text:span><text:span text:style-name="T8">C</text:span><text:span text:style-name="T8"> </text:span><text:span text:style-name="T8"><text:s/></text:span><text:span text:style-name="T8">O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M</text:span><text:span text:style-name="T8"> </text:span><text:span text:style-name="T8">O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T</text:span><text:span text:style-name="T8"> </text:span><text:span text:style-name="T8"><text:s/></text:span><text:span text:style-name="T8"><text:s/></text:span><text:span text:style-name="T8">A</text:span></text:p>
          </draw:text-box>
        </draw:frame>
      </draw:page>
      <draw:page draw:name="page2" draw:style-name="dp1" draw:master-page-name="master-page40">
        <draw:polygon draw:style-name="gr1" draw:text-style-name="P1" draw:layer="layout" svg:width="16.009cm" svg:height="0.618cm" svg:x="2.481cm" svg:y="1.511cm" svg:viewBox="0 0 16010 619" draw:points="0,619 16010,619 16010,0 0,0">
          <text:p/>
        </draw:polygon>
        <draw:polygon draw:style-name="gr1" draw:text-style-name="P1" draw:layer="layout" svg:width="0.36cm" svg:height="9.751cm" svg:x="2.481cm" svg:y="2.125cm" svg:viewBox="0 0 361 9752" draw:points="0,9752 361,9752 361,0 0,0">
          <text:p/>
        </draw:polygon>
        <draw:polygon draw:style-name="gr1" draw:text-style-name="P1" draw:layer="layout" svg:width="0.36cm" svg:height="9.751cm" svg:x="18.13cm" svg:y="2.125cm" svg:viewBox="0 0 361 9752" draw:points="0,9752 361,9752 361,0 0,0">
          <text:p/>
        </draw:polygon>
        <draw:polygon draw:style-name="gr1" draw:text-style-name="P1" draw:layer="layout" svg:width="16.009cm" svg:height="0.44cm" svg:x="2.481cm" svg:y="11.872cm" svg:viewBox="0 0 16010 441" draw:points="0,441 16010,441 16010,0 0,0">
          <text:p/>
        </draw:polygon>
        <draw:polygon draw:style-name="gr1" draw:text-style-name="P1" draw:layer="layout" svg:width="0.36cm" svg:height="6.067cm" svg:x="2.481cm" svg:y="12.308cm" svg:viewBox="0 0 361 6068" draw:points="0,6068 361,6068 361,0 0,0">
          <text:p/>
        </draw:polygon>
        <draw:polygon draw:style-name="gr1" draw:text-style-name="P1" draw:layer="layout" svg:width="0.36cm" svg:height="6.067cm" svg:x="18.13cm" svg:y="12.308cm" svg:viewBox="0 0 361 6068" draw:points="0,6068 361,6068 361,0 0,0">
          <text:p/>
        </draw:polygon>
        <draw:polygon draw:style-name="gr1" draw:text-style-name="P1" draw:layer="layout" svg:width="16.009cm" svg:height="0.441cm" svg:x="2.481cm" svg:y="18.37cm" svg:viewBox="0 0 16010 442" draw:points="0,442 16010,442 16010,0 0,0">
          <text:p/>
        </draw:polygon>
        <draw:polygon draw:style-name="gr1" draw:text-style-name="P1" draw:layer="layout" svg:width="0.36cm" svg:height="4.911cm" svg:x="2.481cm" svg:y="18.807cm" svg:viewBox="0 0 361 4912" draw:points="0,4912 361,4912 361,0 0,0">
          <text:p/>
        </draw:polygon>
        <draw:polygon draw:style-name="gr1" draw:text-style-name="P1" draw:layer="layout" svg:width="0.36cm" svg:height="4.911cm" svg:x="18.13cm" svg:y="18.807cm" svg:viewBox="0 0 361 4912" draw:points="0,4912 361,4912 361,0 0,0">
          <text:p/>
        </draw:polygon>
        <draw:polygon draw:style-name="gr1" draw:text-style-name="P1" draw:layer="layout" svg:width="16.009cm" svg:height="0.309cm" svg:x="2.481cm" svg:y="23.714cm" svg:viewBox="0 0 16010 310" draw:points="0,310 16010,310 16010,0 0,0">
          <text:p/>
        </draw:polygon>
        <draw:polygon draw:style-name="gr1" draw:text-style-name="P1" draw:layer="layout" svg:width="0.36cm" svg:height="2.209cm" svg:x="2.481cm" svg:y="24.019cm" svg:viewBox="0 0 361 2210" draw:points="0,2210 361,2210 361,0 0,0">
          <text:p/>
        </draw:polygon>
        <draw:polygon draw:style-name="gr1" draw:text-style-name="P1" draw:layer="layout" svg:width="0.36cm" svg:height="2.209cm" svg:x="18.13cm" svg:y="24.019cm" svg:viewBox="0 0 361 2210" draw:points="0,2210 361,2210 361,0 0,0">
          <text:p/>
        </draw:polygon>
        <draw:polygon draw:style-name="gr1" draw:text-style-name="P1" draw:layer="layout" svg:width="16.009cm" svg:height="0.309cm" svg:x="2.481cm" svg:y="26.224cm" svg:viewBox="0 0 16010 310" draw:points="0,310 16010,310 16010,0 0,0">
          <text:p/>
        </draw:polygon>
        <draw:polygon draw:style-name="gr1" draw:text-style-name="P1" draw:layer="layout" svg:width="0.36cm" svg:height="0.377cm" svg:x="2.481cm" svg:y="26.529cm" svg:viewBox="0 0 361 378" draw:points="0,378 361,378 361,0 0,0">
          <text:p/>
        </draw:polygon>
        <draw:polygon draw:style-name="gr1" draw:text-style-name="P1" draw:layer="layout" svg:width="0.36cm" svg:height="0.377cm" svg:x="18.13cm" svg:y="26.529cm" svg:viewBox="0 0 361 378" draw:points="0,378 361,378 361,0 0,0">
          <text:p/>
        </draw:polygon>
        <draw:polygon draw:style-name="gr1" draw:text-style-name="P1" draw:layer="layout" svg:width="16.009cm" svg:height="0.988cm" svg:x="2.481cm" svg:y="26.901cm" svg:viewBox="0 0 16010 989" draw:points="0,989 16010,989 16010,0 0,0">
          <text:p/>
        </draw:polygon>
        <draw:frame draw:style-name="gr68" draw:text-style-name="P3" draw:layer="layout" svg:width="10.797cm" svg:height="0.297cm" svg:x="2.892cm" svg:y="1.672cm">
          <draw:text-box>
            <text:p text:style-name="P2"><text:span text:style-name="T1">Q</text:span><text:span text:style-name="T1">u</text:span><text:span text:style-name="T1">a</text:span><text:span text:style-name="T1">d</text:span><text:span text:style-name="T1">r</text:span><text:span text:style-name="T1">o</text:span><text:span text:style-name="T1"> </text:span><text:span text:style-name="T1">3</text:span><text:span text:style-name="T1">:</text:span><text:span text:style-name="T1"> </text:span><text:span text:style-name="T1"><text:s/></text:span><text:span text:style-name="T1">P</text:span><text:span text:style-name="T1">r</text:span><text:span text:style-name="T1">e</text:span><text:span text:style-name="T1">e</text:span><text:span text:style-name="T1">n</text:span><text:span text:style-name="T1">c</text:span><text:span text:style-name="T1">h</text:span><text:span text:style-name="T1">e</text:span><text:span text:style-name="T1">r</text:span><text:span text:style-name="T1"> </text:span><text:span text:style-name="T1">a</text:span><text:span text:style-name="T1">p</text:span><text:span text:style-name="T1">e</text:span><text:span text:style-name="T1">n</text:span><text:span text:style-name="T1">a</text:span><text:span text:style-name="T1">s</text:span><text:span text:style-name="T1"> </text:span><text:span text:style-name="T1">q</text:span><text:span text:style-name="T1">u</text:span><text:span text:style-name="T1">a</text:span><text:span text:style-name="T1">n</text:span><text:span text:style-name="T1">d</text:span><text:span text:style-name="T1">o</text:span><text:span text:style-name="T1"> </text:span><text:span text:style-name="T1">o</text:span><text:span text:style-name="T1"> </text:span><text:span text:style-name="T1">i</text:span><text:span text:style-name="T1">m</text:span><text:span text:style-name="T1">p</text:span><text:span text:style-name="T1">r</text:span><text:span text:style-name="T1">e</text:span><text:span text:style-name="T1">s</text:span><text:span text:style-name="T1">s</text:span><text:span text:style-name="T1">o</text:span><text:span text:style-name="T1"> </text:span><text:span text:style-name="T1">n</text:span><text:span text:style-name="T1">ã</text:span><text:span text:style-name="T1">o</text:span><text:span text:style-name="T1"> </text:span><text:span text:style-name="T1">s</text:span><text:span text:style-name="T1">e</text:span><text:span text:style-name="T1">j</text:span><text:span text:style-name="T1">a</text:span><text:span text:style-name="T1"> </text:span><text:span text:style-name="T1">a</text:span><text:span text:style-name="T1">s</text:span><text:span text:style-name="T1">s</text:span><text:span text:style-name="T1">i</text:span><text:span text:style-name="T1">n</text:span><text:span text:style-name="T1">a</text:span><text:span text:style-name="T1">d</text:span><text:span text:style-name="T1">o</text:span><text:span text:style-name="T1"> </text:span><text:span text:style-name="T1">p</text:span><text:span text:style-name="T1">e</text:span><text:span text:style-name="T1">l</text:span><text:span text:style-name="T1">o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e</text:span><text:span text:style-name="T1">s</text:span><text:span text:style-name="T1">s</text:span><text:span text:style-name="T1">a</text:span><text:span text:style-name="T1">d</text:span><text:span text:style-name="T1">o</text:span></text:p>
          </draw:text-box>
        </draw:frame>
        <draw:frame draw:style-name="gr7" draw:text-style-name="P3" draw:layer="layout" svg:width="0.266cm" svg:height="0.297cm" svg:x="6.541cm" svg:y="4.386cm">
          <draw:text-box>
            <text:p text:style-name="P2"><text:span text:style-name="T3">-</text:span></text:p>
          </draw:text-box>
        </draw:frame>
        <draw:frame draw:style-name="gr6" draw:text-style-name="P5" draw:layer="layout" svg:width="0.147cm" svg:height="0.166cm" svg:x="3.032cm" svg:y="5.713cm">
          <draw:text-box>
            <text:p text:style-name="P2"><text:span text:style-name="T2">2</text:span><text:span text:style-name="T2">.</text:span></text:p>
          </draw:text-box>
        </draw:frame>
        <draw:frame draw:style-name="gr69" draw:text-style-name="P3" draw:layer="layout" svg:width="3.097cm" svg:height="0.297cm" svg:x="3.248cm" svg:y="5.606cm">
          <draw:text-box>
            <text:p text:style-name="P2"><text:span text:style-name="T3">I</text:span><text:span text:style-name="T3">n</text:span><text:span text:style-name="T3">t</text:span><text:span text:style-name="T3">e</text:span><text:span text:style-name="T3">r</text:span><text:span text:style-name="T3">v</text:span><text:span text:style-name="T3">é</text:span><text:span text:style-name="T3">m</text:span><text:span text:style-name="T3"> </text:span><text:span text:style-name="T3">n</text:span><text:span text:style-name="T3">a</text:span><text:span text:style-name="T3"> </text:span><text:span text:style-name="T3">q</text:span><text:span text:style-name="T3">u</text:span><text:span text:style-name="T3">a</text:span><text:span text:style-name="T3">l</text:span><text:span text:style-name="T3">i</text:span><text:span text:style-name="T3">d</text:span><text:span text:style-name="T3">a</text:span><text:span text:style-name="T3">d</text:span><text:span text:style-name="T3">e</text:span><text:span text:style-name="T3"> </text:span><text:span text:style-name="T3">d</text:span><text:span text:style-name="T3">e</text:span><text:span text:style-name="T3">:</text:span></text:p>
          </draw:text-box>
        </draw:frame>
        <draw:frame draw:style-name="gr6" draw:text-style-name="P5" draw:layer="layout" svg:width="0.147cm" svg:height="0.166cm" svg:x="3.032cm" svg:y="6.627cm">
          <draw:text-box>
            <text:p text:style-name="P2"><text:span text:style-name="T2">1</text:span><text:span text:style-name="T2">.</text:span></text:p>
          </draw:text-box>
        </draw:frame>
        <draw:frame draw:style-name="gr7" draw:text-style-name="P3" draw:layer="layout" svg:width="0.266cm" svg:height="0.297cm" svg:x="6.541cm" svg:y="9.264cm">
          <draw:text-box>
            <text:p text:style-name="P2"><text:span text:style-name="T3">-</text:span></text:p>
          </draw:text-box>
        </draw:frame>
        <draw:frame draw:style-name="gr6" draw:text-style-name="P5" draw:layer="layout" svg:width="0.147cm" svg:height="0.166cm" svg:x="3.032cm" svg:y="10.591cm">
          <draw:text-box>
            <text:p text:style-name="P2"><text:span text:style-name="T2">2</text:span><text:span text:style-name="T2">.</text:span></text:p>
          </draw:text-box>
        </draw:frame>
        <draw:frame draw:style-name="gr69" draw:text-style-name="P3" draw:layer="layout" svg:width="3.097cm" svg:height="0.297cm" svg:x="3.248cm" svg:y="10.483cm">
          <draw:text-box>
            <text:p text:style-name="P2"><text:span text:style-name="T3">I</text:span><text:span text:style-name="T3">n</text:span><text:span text:style-name="T3">t</text:span><text:span text:style-name="T3">e</text:span><text:span text:style-name="T3">r</text:span><text:span text:style-name="T3">v</text:span><text:span text:style-name="T3">é</text:span><text:span text:style-name="T3">m</text:span><text:span text:style-name="T3"> </text:span><text:span text:style-name="T3">n</text:span><text:span text:style-name="T3">a</text:span><text:span text:style-name="T3"> </text:span><text:span text:style-name="T3">q</text:span><text:span text:style-name="T3">u</text:span><text:span text:style-name="T3">a</text:span><text:span text:style-name="T3">l</text:span><text:span text:style-name="T3">i</text:span><text:span text:style-name="T3">d</text:span><text:span text:style-name="T3">a</text:span><text:span text:style-name="T3">d</text:span><text:span text:style-name="T3">e</text:span><text:span text:style-name="T3"> </text:span><text:span text:style-name="T3">d</text:span><text:span text:style-name="T3">e</text:span><text:span text:style-name="T3">:</text:span></text:p>
          </draw:text-box>
        </draw:frame>
        <draw:frame draw:style-name="gr6" draw:text-style-name="P5" draw:layer="layout" svg:width="0.147cm" svg:height="0.166cm" svg:x="3.032cm" svg:y="11.505cm">
          <draw:text-box>
            <text:p text:style-name="P2"><text:span text:style-name="T2">1</text:span><text:span text:style-name="T2">.</text:span></text:p>
          </draw:text-box>
        </draw:frame>
        <draw:frame draw:style-name="gr70" draw:text-style-name="P3" draw:layer="layout" svg:width="10.564cm" svg:height="0.297cm" svg:x="2.892cm" svg:y="11.944cm">
          <draw:text-box>
            <text:p text:style-name="P2"><text:span text:style-name="T1">Q</text:span><text:span text:style-name="T1">u</text:span><text:span text:style-name="T1">a</text:span><text:span text:style-name="T1">d</text:span><text:span text:style-name="T1">r</text:span><text:span text:style-name="T1">o</text:span><text:span text:style-name="T1"> </text:span><text:span text:style-name="T1">4</text:span><text:span text:style-name="T1">:</text:span><text:span text:style-name="T1"> </text:span><text:span text:style-name="T1">R</text:span><text:span text:style-name="T1">e</text:span><text:span text:style-name="T1">l</text:span><text:span text:style-name="T1">a</text:span><text:span text:style-name="T1">ç</text:span><text:span text:style-name="T1">ã</text:span><text:span text:style-name="T1">o</text:span><text:span text:style-name="T1"> </text:span><text:span text:style-name="T1">d</text:span><text:span text:style-name="T1">e</text:span><text:span text:style-name="T1"> </text:span><text:span text:style-name="T1">d</text:span><text:span text:style-name="T1">o</text:span><text:span text:style-name="T1">c</text:span><text:span text:style-name="T1">u</text:span><text:span text:style-name="T1">m</text:span><text:span text:style-name="T1">e</text:span><text:span text:style-name="T1">n</text:span><text:span text:style-name="T1">t</text:span><text:span text:style-name="T1">o</text:span><text:span text:style-name="T1">s</text:span><text:span text:style-name="T1"> </text:span><text:span text:style-name="T1">j</text:span><text:span text:style-name="T1">u</text:span><text:span text:style-name="T1">n</text:span><text:span text:style-name="T1">t</text:span><text:span text:style-name="T1">o</text:span><text:span text:style-name="T1">s</text:span><text:span text:style-name="T1"> </text:span><text:span text:style-name="T1">(</text:span><text:span text:style-name="T1">A</text:span><text:span text:style-name="T1">s</text:span><text:span text:style-name="T1">s</text:span><text:span text:style-name="T1">i</text:span><text:span text:style-name="T1">n</text:span><text:span text:style-name="T1">a</text:span><text:span text:style-name="T1">l</text:span><text:span text:style-name="T1">a</text:span><text:span text:style-name="T1">r</text:span><text:span text:style-name="T1"> </text:span><text:span text:style-name="T1">c</text:span><text:span text:style-name="T1">o</text:span><text:span text:style-name="T1">m</text:span><text:span text:style-name="T1"> </text:span><text:span text:style-name="T1">X</text:span><text:span text:style-name="T1"> </text:span><text:span text:style-name="T1">a</text:span><text:span text:style-name="T1">s</text:span><text:span text:style-name="T1"> </text:span><text:span text:style-name="T1">o</text:span><text:span text:style-name="T1">p</text:span><text:span text:style-name="T1">ç</text:span><text:span text:style-name="T1">õ</text:span><text:span text:style-name="T1">e</text:span><text:span text:style-name="T1">s</text:span><text:span text:style-name="T1"> </text:span><text:span text:style-name="T1">p</text:span><text:span text:style-name="T1">r</text:span><text:span text:style-name="T1">e</text:span><text:span text:style-name="T1">t</text:span><text:span text:style-name="T1">e</text:span><text:span text:style-name="T1">n</text:span><text:span text:style-name="T1">d</text:span><text:span text:style-name="T1">i</text:span><text:span text:style-name="T1">d</text:span><text:span text:style-name="T1">a</text:span><text:span text:style-name="T1">s</text:span><text:span text:style-name="T1">)</text:span></text:p>
          </draw:text-box>
        </draw:frame>
        <draw:frame draw:style-name="gr6" draw:text-style-name="P5" draw:layer="layout" svg:width="0.147cm" svg:height="0.166cm" svg:x="3.032cm" svg:y="12.542cm">
          <draw:text-box>
            <text:p text:style-name="P2"><text:span text:style-name="T2">1</text:span><text:span text:style-name="T2">.</text:span></text:p>
          </draw:text-box>
        </draw:frame>
        <draw:frame draw:style-name="gr6" draw:text-style-name="P5" draw:layer="layout" svg:width="0.147cm" svg:height="0.166cm" svg:x="3.032cm" svg:y="13.042cm">
          <draw:text-box>
            <text:p text:style-name="P2"><text:span text:style-name="T2">2</text:span><text:span text:style-name="T2">.</text:span></text:p>
          </draw:text-box>
        </draw:frame>
        <draw:frame draw:style-name="gr6" draw:text-style-name="P5" draw:layer="layout" svg:width="0.147cm" svg:height="0.166cm" svg:x="3.032cm" svg:y="13.478cm">
          <draw:text-box>
            <text:p text:style-name="P2"><text:span text:style-name="T2">3</text:span><text:span text:style-name="T2">.</text:span></text:p>
          </draw:text-box>
        </draw:frame>
        <draw:frame draw:style-name="gr6" draw:text-style-name="P5" draw:layer="layout" svg:width="0.147cm" svg:height="0.166cm" svg:x="3.032cm" svg:y="13.914cm">
          <draw:text-box>
            <text:p text:style-name="P2"><text:span text:style-name="T2">4</text:span><text:span text:style-name="T2">.</text:span></text:p>
          </draw:text-box>
        </draw:frame>
        <draw:frame draw:style-name="gr6" draw:text-style-name="P5" draw:layer="layout" svg:width="0.147cm" svg:height="0.166cm" svg:x="3.032cm" svg:y="15.13cm">
          <draw:text-box>
            <text:p text:style-name="P2"><text:span text:style-name="T2">5</text:span><text:span text:style-name="T2">.</text:span></text:p>
          </draw:text-box>
        </draw:frame>
        <draw:frame draw:style-name="gr6" draw:text-style-name="P5" draw:layer="layout" svg:width="0.147cm" svg:height="0.166cm" svg:x="3.032cm" svg:y="18.004cm">
          <draw:text-box>
            <text:p text:style-name="P2"><text:span text:style-name="T2">6</text:span><text:span text:style-name="T2">.</text:span></text:p>
          </draw:text-box>
        </draw:frame>
        <draw:frame draw:style-name="gr71" draw:text-style-name="P3" draw:layer="layout" svg:width="2.927cm" svg:height="0.297cm" svg:x="2.892cm" svg:y="18.443cm">
          <draw:text-box>
            <text:p text:style-name="P2"><text:span text:style-name="T1">Q</text:span><text:span text:style-name="T1">u</text:span><text:span text:style-name="T1">a</text:span><text:span text:style-name="T1">d</text:span><text:span text:style-name="T1">r</text:span><text:span text:style-name="T1">o</text:span><text:span text:style-name="T1"> </text:span><text:span text:style-name="T1">5</text:span><text:span text:style-name="T1">:</text:span><text:span text:style-name="T1"> </text:span><text:span text:style-name="T1"><text:s/></text:span><text:span text:style-name="T1">A</text:span><text:span text:style-name="T1">s</text:span><text:span text:style-name="T1">s</text:span><text:span text:style-name="T1">i</text:span><text:span text:style-name="T1">n</text:span><text:span text:style-name="T1">a</text:span><text:span text:style-name="T1">t</text:span><text:span text:style-name="T1">u</text:span><text:span text:style-name="T1">r</text:span><text:span text:style-name="T1">a</text:span><text:span text:style-name="T1">s</text:span></text:p>
          </draw:text-box>
        </draw:frame>
        <draw:frame draw:style-name="gr6" draw:text-style-name="P5" draw:layer="layout" svg:width="0.147cm" svg:height="0.166cm" svg:x="3.032cm" svg:y="19.024cm">
          <draw:text-box>
            <text:p text:style-name="P2"><text:span text:style-name="T2">1</text:span><text:span text:style-name="T2">.</text:span></text:p>
          </draw:text-box>
        </draw:frame>
        <draw:frame draw:style-name="gr6" draw:text-style-name="P5" draw:layer="layout" svg:width="0.147cm" svg:height="0.166cm" svg:x="3.032cm" svg:y="21.84cm">
          <draw:text-box>
            <text:p text:style-name="P2"><text:span text:style-name="T2">2</text:span><text:span text:style-name="T2">.</text:span></text:p>
          </draw:text-box>
        </draw:frame>
        <draw:frame draw:style-name="gr6" draw:text-style-name="P5" draw:layer="layout" svg:width="0.147cm" svg:height="0.166cm" svg:x="3.032cm" svg:y="23.06cm">
          <draw:text-box>
            <text:p text:style-name="P2"><text:span text:style-name="T2">2</text:span><text:span text:style-name="T2">.</text:span></text:p>
          </draw:text-box>
        </draw:frame>
        <draw:frame draw:style-name="gr72" draw:text-style-name="P3" draw:layer="layout" svg:width="2.766cm" svg:height="0.297cm" svg:x="2.892cm" svg:y="23.719cm">
          <draw:text-box>
            <text:p text:style-name="P2"><text:span text:style-name="T1">Q</text:span><text:span text:style-name="T1">u</text:span><text:span text:style-name="T1">a</text:span><text:span text:style-name="T1">d</text:span><text:span text:style-name="T1">r</text:span><text:span text:style-name="T1">o</text:span><text:span text:style-name="T1"> </text:span><text:span text:style-name="T1">6</text:span><text:span text:style-name="T1">:</text:span><text:span text:style-name="T1"> </text:span><text:span text:style-name="T1">P</text:span><text:span text:style-name="T1">a</text:span><text:span text:style-name="T1">g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/text:p>
          </draw:text-box>
        </draw:frame>
        <draw:frame draw:style-name="gr73" draw:text-style-name="P3" draw:layer="layout" svg:width="1.59cm" svg:height="0.297cm" svg:x="3.248cm" svg:y="24.032cm">
          <draw:text-box>
            <text:p text:style-name="P2"><text:span text:style-name="T1">C</text:span><text:span text:style-name="T1">u</text:span><text:span text:style-name="T1">s</text:span><text:span text:style-name="T1">t</text:span><text:span text:style-name="T1">o</text:span><text:span text:style-name="T1">:</text:span><text:span text:style-name="T1"> </text:span><text:span text:style-name="T3">1</text:span><text:span text:style-name="T3">7</text:span><text:span text:style-name="T3">5</text:span><text:span text:style-name="T3"> </text:span><text:span text:style-name="T3">€</text:span></text:p>
          </draw:text-box>
        </draw:frame>
        <draw:frame draw:style-name="gr6" draw:text-style-name="P5" draw:layer="layout" svg:width="0.147cm" svg:height="0.166cm" svg:x="3.032cm" svg:y="24.804cm">
          <draw:text-box>
            <text:p text:style-name="P2"><text:span text:style-name="T2">1</text:span><text:span text:style-name="T2">.</text:span></text:p>
          </draw:text-box>
        </draw:frame>
        <draw:frame draw:style-name="gr7" draw:text-style-name="P3" draw:layer="layout" svg:width="0.266cm" svg:height="0.297cm" svg:x="14.984cm" svg:y="24.696cm">
          <draw:text-box>
            <text:p text:style-name="P2"><text:span text:style-name="T3">€</text:span></text:p>
          </draw:text-box>
        </draw:frame>
        <draw:frame draw:style-name="gr74" draw:text-style-name="P3" draw:layer="layout" svg:width="13.053cm" svg:height="0.297cm" svg:x="3.603cm" svg:y="25.179cm">
          <draw:text-box>
            <text:p text:style-name="P2"><text:span text:style-name="T3"><text:s/></text:span><text:span text:style-name="T3">d</text:span><text:span text:style-name="T3">o</text:span><text:span text:style-name="T3"> </text:span><text:span text:style-name="T3">B</text:span><text:span text:style-name="T3">a</text:span><text:span text:style-name="T3">n</text:span><text:span text:style-name="T3">c</text:span><text:span text:style-name="T3">o</text:span><text:span text:style-name="T3">*</text:span><text:span text:style-name="T3"> 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e</text:span><text:span text:style-name="T3">m</text:span><text:span text:style-name="T3">i</text:span><text:span text:style-name="T3">t</text:span><text:span text:style-name="T3">i</text:span><text:span text:style-name="T3">d</text:span><text:span text:style-name="T3">o</text:span><text:span text:style-name="T3"> </text:span><text:span text:style-name="T3">à</text:span><text:span text:style-name="T3"> </text:span><text:span text:style-name="T3">o</text:span><text:span text:style-name="T3">r</text:span><text:span text:style-name="T3">d</text:span><text:span text:style-name="T3">e</text:span><text:span text:style-name="T3">m</text:span><text:span text:style-name="T3"> </text:span><text:span text:style-name="T3">d</text:span><text:span text:style-name="T3">o</text:span><text:span text:style-name="T3"> </text:span><text:span text:style-name="T3">I</text:span><text:span text:style-name="T3">n</text:span><text:span text:style-name="T3">s</text:span><text:span text:style-name="T3">t</text:span><text:span text:style-name="T3">i</text:span><text:span text:style-name="T3">t</text:span><text:span text:style-name="T3">u</text:span><text:span text:style-name="T3">t</text:span><text:span text:style-name="T3">o</text:span><text:span text:style-name="T3"> </text:span><text:span text:style-name="T3">d</text:span><text:span text:style-name="T3">o</text:span><text:span text:style-name="T3">s</text:span><text:span text:style-name="T3"> 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o</text:span><text:span text:style-name="T3">s</text:span><text:span text:style-name="T3"> </text:span><text:span text:style-name="T3">e</text:span><text:span text:style-name="T3"> </text:span><text:span text:style-name="T3">d</text:span><text:span text:style-name="T3">o</text:span><text:span text:style-name="T3"> </text:span><text:span text:style-name="T3">N</text:span><text:span text:style-name="T3">o</text:span><text:span text:style-name="T3">t</text:span><text:span text:style-name="T3">a</text:span><text:span text:style-name="T3">r</text:span><text:span text:style-name="T3">i</text:span><text:span text:style-name="T3">a</text:span><text:span text:style-name="T3">d</text:span><text:span text:style-name="T3">o</text:span><text:span text:style-name="T3">,</text:span><text:span text:style-name="T3"> </text:span><text:span text:style-name="T3">I</text:span><text:span text:style-name="T3">.</text:span><text:span text:style-name="T3"> </text:span><text:span text:style-name="T3">P</text:span><text:span text:style-name="T3">.</text:span></text:p>
          </draw:text-box>
        </draw:frame>
        <draw:frame draw:style-name="gr75" draw:text-style-name="P14" draw:layer="layout" svg:width="9.137cm" svg:height="0.204cm" svg:x="3.946cm" svg:y="25.492cm">
          <draw:text-box>
            <text:p text:style-name="P2"><text:span text:style-name="T12">*</text:span><text:span text:style-name="T12">A</text:span><text:span text:style-name="T12">p</text:span><text:span text:style-name="T12">e</text:span><text:span text:style-name="T12">n</text:span><text:span text:style-name="T12">a</text:span><text:span text:style-name="T12">s</text:span><text:span text:style-name="T12"> </text:span><text:span text:style-name="T12">s</text:span><text:span text:style-name="T12">e</text:span><text:span text:style-name="T12"> </text:span><text:span text:style-name="T12">a</text:span><text:span text:style-name="T12">c</text:span><text:span text:style-name="T12">e</text:span><text:span text:style-name="T12">i</text:span><text:span text:style-name="T12">t</text:span><text:span text:style-name="T12">a</text:span><text:span text:style-name="T12">m</text:span><text:span text:style-name="T12"> </text:span><text:span text:style-name="T13">c</text:span><text:span text:style-name="T13">h</text:span><text:span text:style-name="T13">e</text:span><text:span text:style-name="T13">q</text:span><text:span text:style-name="T13">u</text:span><text:span text:style-name="T13">e</text:span><text:span text:style-name="T13">s</text:span><text:span text:style-name="T13"> </text:span><text:span text:style-name="T13">v</text:span><text:span text:style-name="T13">i</text:span><text:span text:style-name="T13">s</text:span><text:span text:style-name="T13">a</text:span><text:span text:style-name="T13">d</text:span><text:span text:style-name="T13">o</text:span><text:span text:style-name="T13">s</text:span><text:span text:style-name="T13"> </text:span><text:span text:style-name="T13">o</text:span><text:span text:style-name="T13">u</text:span><text:span text:style-name="T13"> </text:span><text:span text:style-name="T13">b</text:span><text:span text:style-name="T13">a</text:span><text:span text:style-name="T13">n</text:span><text:span text:style-name="T13">c</text:span><text:span text:style-name="T13">á</text:span><text:span text:style-name="T13">r</text:span><text:span text:style-name="T13">i</text:span><text:span text:style-name="T13">o</text:span><text:span text:style-name="T13">s</text:span><text:span text:style-name="T12">,</text:span><text:span text:style-name="T12"> </text:span><text:span text:style-name="T12">e</text:span><text:span text:style-name="T12">m</text:span><text:span text:style-name="T12"> </text:span><text:span text:style-name="T12">E</text:span><text:span text:style-name="T12">u</text:span><text:span text:style-name="T12">r</text:span><text:span text:style-name="T12">o</text:span><text:span text:style-name="T12">s</text:span><text:span text:style-name="T12">,</text:span><text:span text:style-name="T12"> </text:span><text:span text:style-name="T12">d</text:span><text:span text:style-name="T12">e</text:span><text:span text:style-name="T12"> </text:span><text:span text:style-name="T13">e</text:span><text:span text:style-name="T13">n</text:span><text:span text:style-name="T13">t</text:span><text:span text:style-name="T13">i</text:span><text:span text:style-name="T13">d</text:span><text:span text:style-name="T13">a</text:span><text:span text:style-name="T13">d</text:span><text:span text:style-name="T13">e</text:span><text:span text:style-name="T13"> </text:span><text:span text:style-name="T13">c</text:span><text:span text:style-name="T13">o</text:span><text:span text:style-name="T13">m</text:span><text:span text:style-name="T13"> </text:span><text:span text:style-name="T13">r</text:span><text:span text:style-name="T13">e</text:span><text:span text:style-name="T13">p</text:span><text:span text:style-name="T13">r</text:span><text:span text:style-name="T13">e</text:span><text:span text:style-name="T13">s</text:span><text:span text:style-name="T13">e</text:span><text:span text:style-name="T13">n</text:span><text:span text:style-name="T13">t</text:span><text:span text:style-name="T13">a</text:span><text:span text:style-name="T13">ç</text:span><text:span text:style-name="T13">ã</text:span><text:span text:style-name="T13">o</text:span><text:span text:style-name="T13"> </text:span><text:span text:style-name="T13">e</text:span><text:span text:style-name="T13">m</text:span><text:span text:style-name="T13"> </text:span><text:span text:style-name="T13">P</text:span><text:span text:style-name="T13">o</text:span><text:span text:style-name="T13">r</text:span><text:span text:style-name="T13">t</text:span><text:span text:style-name="T13">u</text:span><text:span text:style-name="T13">g</text:span><text:span text:style-name="T13">a</text:span><text:span text:style-name="T13">l</text:span></text:p>
          </draw:text-box>
        </draw:frame>
        <draw:frame draw:style-name="gr6" draw:text-style-name="P5" draw:layer="layout" svg:width="0.147cm" svg:height="0.166cm" svg:x="3.032cm" svg:y="25.875cm">
          <draw:text-box>
            <text:p text:style-name="P2"><text:span text:style-name="T2">2</text:span><text:span text:style-name="T2">.</text:span></text:p>
          </draw:text-box>
        </draw:frame>
        <draw:frame draw:style-name="gr76" draw:text-style-name="P3" draw:layer="layout" svg:width="11.119cm" svg:height="0.297cm" svg:x="3.603cm" svg:y="25.768cm">
          <draw:text-box>
            <text:p text:style-name="P2"><text:span text:style-name="T3">V</text:span><text:span text:style-name="T3">a</text:span><text:span text:style-name="T3">l</text:span><text:span text:style-name="T3">e</text:span><text:span text:style-name="T3"> </text:span><text:span text:style-name="T3">P</text:span><text:span text:style-name="T3">o</text:span><text:span text:style-name="T3">s</text:span><text:span text:style-name="T3">t</text:span><text:span text:style-name="T3">a</text:span><text:span text:style-name="T3">l</text:span><text:span text:style-name="T3"> </text:span><text:span text:style-name="T3">n</text:span><text:span text:style-name="T3">º</text:span><text:span text:style-name="T3"> 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/text:span><text:span text:style-name="T3">n</text:span><text:span text:style-name="T3">o</text:span><text:span text:style-name="T3"> </text:span><text:span text:style-name="T3">v</text:span><text:span text:style-name="T3">a</text:span><text:span text:style-name="T3">l</text:span><text:span text:style-name="T3">o</text:span><text:span text:style-name="T3">r</text:span><text:span text:style-name="T3"> </text:span><text:span text:style-name="T3">d</text:span><text:span text:style-name="T3">e</text:span><text:span text:style-name="T3"> </text:span><text:span text:style-name="T3">1</text:span><text:span text:style-name="T3">7</text:span><text:span text:style-name="T3">5</text:span><text:span text:style-name="T3">€</text:span><text:span text:style-name="T3">,</text:span><text:span text:style-name="T3"> </text:span><text:span text:style-name="T3">e</text:span><text:span text:style-name="T3">m</text:span><text:span text:style-name="T3">i</text:span><text:span text:style-name="T3">t</text:span><text:span text:style-name="T3">i</text:span><text:span text:style-name="T3">d</text:span><text:span text:style-name="T3">o</text:span><text:span text:style-name="T3"> </text:span><text:span text:style-name="T3">à</text:span><text:span text:style-name="T3"> </text:span><text:span text:style-name="T3">o</text:span><text:span text:style-name="T3">r</text:span><text:span text:style-name="T3">d</text:span><text:span text:style-name="T3">e</text:span><text:span text:style-name="T3">m</text:span><text:span text:style-name="T3"> </text:span><text:span text:style-name="T3">d</text:span><text:span text:style-name="T3">o</text:span><text:span text:style-name="T3"> </text:span><text:span text:style-name="T3">d</text:span><text:span text:style-name="T3">o</text:span><text:span text:style-name="T3"> </text:span><text:span text:style-name="T3">I</text:span><text:span text:style-name="T3">R</text:span><text:span text:style-name="T3">N</text:span><text:span text:style-name="T3">,</text:span><text:span text:style-name="T3"> </text:span><text:span text:style-name="T3">I</text:span><text:span text:style-name="T3">P</text:span></text:p>
          </draw:text-box>
        </draw:frame>
        <draw:frame draw:style-name="gr77" draw:text-style-name="P3" draw:layer="layout" svg:width="0.798cm" svg:height="0.297cm" svg:x="3.248cm" svg:y="24.324cm">
          <draw:text-box>
            <text:p text:style-name="P2"><text:span text:style-name="T1">J</text:span><text:span text:style-name="T1">u</text:span><text:span text:style-name="T1">n</text:span><text:span text:style-name="T1">t</text:span><text:span text:style-name="T1">a</text:span><text:span text:style-name="T1">:</text:span></text:p>
          </draw:text-box>
        </draw:frame>
        <draw:frame draw:style-name="gr78" draw:text-style-name="P3" draw:layer="layout" svg:width="1.259cm" svg:height="0.297cm" svg:x="3.828cm" svg:y="24.696cm">
          <draw:text-box>
            <text:p text:style-name="P2"><text:span text:style-name="T3">C</text:span><text:span text:style-name="T3">h</text:span><text:span text:style-name="T3">e</text:span><text:span text:style-name="T3">q</text:span><text:span text:style-name="T3">u</text:span><text:span text:style-name="T3">e</text:span><text:span text:style-name="T3"> </text:span><text:span text:style-name="T3">n</text:span><text:span text:style-name="T3">º</text:span></text:p>
          </draw:text-box>
        </draw:frame>
        <draw:frame draw:style-name="gr79" draw:text-style-name="P3" draw:layer="layout" svg:width="1.327cm" svg:height="0.297cm" svg:x="11.97cm" svg:y="24.696cm">
          <draw:text-box>
            <text:p text:style-name="P2"><text:span text:style-name="T3">n</text:span><text:span text:style-name="T3">o</text:span><text:span text:style-name="T3"> </text:span><text:span text:style-name="T3">v</text:span><text:span text:style-name="T3">a</text:span><text:span text:style-name="T3">l</text:span><text:span text:style-name="T3">o</text:span><text:span text:style-name="T3">r</text:span><text:span text:style-name="T3"> </text:span><text:span text:style-name="T3">d</text:span><text:span text:style-name="T3">e</text:span></text:p>
          </draw:text-box>
        </draw:frame>
        <draw:frame draw:style-name="gr80" draw:text-style-name="P3" draw:layer="layout" svg:width="6.61cm" svg:height="0.297cm" svg:x="3.845cm" svg:y="22.08cm">
          <draw:text-box>
            <text:p text:style-name="P2"><text:span text:style-name="T3">A</text:span><text:span text:style-name="T3">s</text:span><text:span text:style-name="T3">s</text:span><text:span text:style-name="T3">i</text:span><text:span text:style-name="T3">n</text:span><text:span text:style-name="T3">a</text:span><text:span text:style-name="T3">t</text:span><text:span text:style-name="T3">u</text:span><text:span text:style-name="T3">r</text:span><text:span text:style-name="T3">a</text:span><text:span text:style-name="T3"> </text:span><text:span text:style-name="T3">d</text:span><text:span text:style-name="T3">o</text:span><text:span text:style-name="T3"> </text:span><text:span text:style-name="T3">d</text:span><text:span text:style-name="T3">e</text:span><text:span text:style-name="T3">c</text:span><text:span text:style-name="T3">l</text:span><text:span text:style-name="T3">a</text:span><text:span text:style-name="T3">r</text:span><text:span text:style-name="T3">a</text:span><text:span text:style-name="T3">n</text:span><text:span text:style-name="T3">t</text:span><text:span text:style-name="T3">e</text:span><text:span text:style-name="T3"> </text:span><text:span text:style-name="T3">r</text:span><text:span text:style-name="T3">e</text:span><text:span text:style-name="T3">c</text:span><text:span text:style-name="T3">o</text:span><text:span text:style-name="T3">n</text:span><text:span text:style-name="T3">h</text:span><text:span text:style-name="T3">e</text:span><text:span text:style-name="T3">c</text:span><text:span text:style-name="T3">i</text:span><text:span text:style-name="T3">d</text:span><text:span text:style-name="T3">a</text:span><text:span text:style-name="T3"> 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c</text:span><text:span text:style-name="T3">i</text:span><text:span text:style-name="T3">a</text:span><text:span text:style-name="T3">l</text:span><text:span text:style-name="T3">m</text:span><text:span text:style-name="T3">e</text:span><text:span text:style-name="T3">n</text:span><text:span text:style-name="T3">t</text:span><text:span text:style-name="T3">e</text:span><text:span text:style-name="T3"> </text:span></text:p>
          </draw:text-box>
        </draw:frame>
        <draw:frame draw:style-name="gr80" draw:text-style-name="P3" draw:layer="layout" svg:width="6.61cm" svg:height="0.297cm" svg:x="3.845cm" svg:y="23.299cm">
          <draw:text-box>
            <text:p text:style-name="P2"><text:span text:style-name="T3">A</text:span><text:span text:style-name="T3">s</text:span><text:span text:style-name="T3">s</text:span><text:span text:style-name="T3">i</text:span><text:span text:style-name="T3">n</text:span><text:span text:style-name="T3">a</text:span><text:span text:style-name="T3">t</text:span><text:span text:style-name="T3">u</text:span><text:span text:style-name="T3">r</text:span><text:span text:style-name="T3">a</text:span><text:span text:style-name="T3"> </text:span><text:span text:style-name="T3">d</text:span><text:span text:style-name="T3">o</text:span><text:span text:style-name="T3"> </text:span><text:span text:style-name="T3">d</text:span><text:span text:style-name="T3">e</text:span><text:span text:style-name="T3">c</text:span><text:span text:style-name="T3">l</text:span><text:span text:style-name="T3">a</text:span><text:span text:style-name="T3">r</text:span><text:span text:style-name="T3">a</text:span><text:span text:style-name="T3">n</text:span><text:span text:style-name="T3">t</text:span><text:span text:style-name="T3">e</text:span><text:span text:style-name="T3"> </text:span><text:span text:style-name="T3">r</text:span><text:span text:style-name="T3">e</text:span><text:span text:style-name="T3">c</text:span><text:span text:style-name="T3">o</text:span><text:span text:style-name="T3">n</text:span><text:span text:style-name="T3">h</text:span><text:span text:style-name="T3">e</text:span><text:span text:style-name="T3">c</text:span><text:span text:style-name="T3">i</text:span><text:span text:style-name="T3">d</text:span><text:span text:style-name="T3">a</text:span><text:span text:style-name="T3"> 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c</text:span><text:span text:style-name="T3">i</text:span><text:span text:style-name="T3">a</text:span><text:span text:style-name="T3">l</text:span><text:span text:style-name="T3">m</text:span><text:span text:style-name="T3">e</text:span><text:span text:style-name="T3">n</text:span><text:span text:style-name="T3">t</text:span><text:span text:style-name="T3">e</text:span><text:span text:style-name="T3"> </text:span></text:p>
          </draw:text-box>
        </draw:frame>
        <draw:frame draw:style-name="gr81" draw:text-style-name="P15" draw:layer="layout" svg:width="9.32cm" svg:height="0.332cm" svg:x="5.851cm" svg:y="26.536cm">
          <draw:text-box>
            <text:p text:style-name="P2"><text:span text:style-name="T14">A</text:span><text:span text:style-name="T14">S</text:span><text:span text:style-name="T14"> </text:span><text:span text:style-name="T14">F</text:span><text:span text:style-name="T14">A</text:span><text:span text:style-name="T14">L</text:span><text:span text:style-name="T14">S</text:span><text:span text:style-name="T14">A</text:span><text:span text:style-name="T14">S</text:span><text:span text:style-name="T14"> </text:span><text:span text:style-name="T14">D</text:span><text:span text:style-name="T14">E</text:span><text:span text:style-name="T14">C</text:span><text:span text:style-name="T14">L</text:span><text:span text:style-name="T14">A</text:span><text:span text:style-name="T14">R</text:span><text:span text:style-name="T14">A</text:span><text:span text:style-name="T14">Ç</text:span><text:span text:style-name="T14">Õ</text:span><text:span text:style-name="T14">E</text:span><text:span text:style-name="T14">S</text:span><text:span text:style-name="T14"> </text:span><text:span text:style-name="T14">S</text:span><text:span text:style-name="T14">Ã</text:span><text:span text:style-name="T14">O</text:span><text:span text:style-name="T14"> </text:span><text:span text:style-name="T14">P</text:span><text:span text:style-name="T14">U</text:span><text:span text:style-name="T14">N</text:span><text:span text:style-name="T14">I</text:span><text:span text:style-name="T14">D</text:span><text:span text:style-name="T14">A</text:span><text:span text:style-name="T14">S</text:span><text:span text:style-name="T14"> </text:span><text:span text:style-name="T14">N</text:span><text:span text:style-name="T14">O</text:span><text:span text:style-name="T14">S</text:span><text:span text:style-name="T14"> </text:span><text:span text:style-name="T14">T</text:span><text:span text:style-name="T14">E</text:span><text:span text:style-name="T14">R</text:span><text:span text:style-name="T14">M</text:span><text:span text:style-name="T14">O</text:span><text:span text:style-name="T14">S</text:span><text:span text:style-name="T14"> </text:span><text:span text:style-name="T14">D</text:span><text:span text:style-name="T14">A</text:span><text:span text:style-name="T14"> </text:span><text:span text:style-name="T14">L</text:span><text:span text:style-name="T14">E</text:span><text:span text:style-name="T14">I</text:span></text:p>
          </draw:text-box>
        </draw:frame>
        <draw:frame draw:style-name="gr82" draw:text-style-name="P6" draw:layer="layout" svg:width="15.166cm" svg:height="0.268cm" svg:x="2.926cm" svg:y="26.925cm">
          <draw:text-box>
            <text:p text:style-name="P2"><text:span text:style-name="T7">O</text:span><text:span text:style-name="T7">s</text:span><text:span text:style-name="T7"> </text:span><text:span text:style-name="T7">d</text:span><text:span text:style-name="T7">a</text:span><text:span text:style-name="T7">d</text:span><text:span text:style-name="T7">o</text:span><text:span text:style-name="T7">s</text:span><text:span text:style-name="T7"> </text:span><text:span text:style-name="T7">p</text:span><text:span text:style-name="T7">e</text:span><text:span text:style-name="T7">s</text:span><text:span text:style-name="T7">s</text:span><text:span text:style-name="T7">o</text:span><text:span text:style-name="T7">a</text:span><text:span text:style-name="T7">i</text:span><text:span text:style-name="T7">s</text:span><text:span text:style-name="T7"> </text:span><text:span text:style-name="T7">r</text:span><text:span text:style-name="T7">e</text:span><text:span text:style-name="T7">c</text:span><text:span text:style-name="T7">o</text:span><text:span text:style-name="T7">l</text:span><text:span text:style-name="T7">h</text:span><text:span text:style-name="T7">i</text:span><text:span text:style-name="T7">d</text:span><text:span text:style-name="T7">o</text:span><text:span text:style-name="T7">s</text:span><text:span text:style-name="T7"> </text:span><text:span text:style-name="T7">d</text:span><text:span text:style-name="T7">e</text:span><text:span text:style-name="T7">s</text:span><text:span text:style-name="T7">t</text:span><text:span text:style-name="T7">i</text:span><text:span text:style-name="T7">n</text:span><text:span text:style-name="T7">a</text:span><text:span text:style-name="T7">m</text:span><text:span text:style-name="T7">-</text:span><text:span text:style-name="T7">s</text:span><text:span text:style-name="T7">e</text:span><text:span text:style-name="T7"> </text:span><text:span text:style-name="T7">a</text:span><text:span text:style-name="T7"> </text:span><text:span text:style-name="T7">o</text:span><text:span text:style-name="T7">r</text:span><text:span text:style-name="T7">g</text:span><text:span text:style-name="T7">a</text:span><text:span text:style-name="T7">n</text:span><text:span text:style-name="T7">i</text:span><text:span text:style-name="T7">z</text:span><text:span text:style-name="T7">a</text:span><text:span text:style-name="T7">r</text:span><text:span text:style-name="T7"> </text:span><text:span text:style-name="T7">e</text:span><text:span text:style-name="T7"> </text:span><text:span text:style-name="T7">m</text:span><text:span text:style-name="T7">a</text:span><text:span text:style-name="T7">n</text:span><text:span text:style-name="T7">t</text:span><text:span text:style-name="T7">e</text:span><text:span text:style-name="T7">r</text:span><text:span text:style-name="T7"> </text:span><text:span text:style-name="T7">a</text:span><text:span text:style-name="T7">t</text:span><text:span text:style-name="T7">u</text:span><text:span text:style-name="T7">a</text:span><text:span text:style-name="T7">l</text:span><text:span text:style-name="T7">i</text:span><text:span text:style-name="T7">z</text:span><text:span text:style-name="T7">a</text:span><text:span text:style-name="T7">d</text:span><text:span text:style-name="T7">a</text:span><text:span text:style-name="T7"> </text:span><text:span text:style-name="T7">a</text:span><text:span text:style-name="T7">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ç</text:span><text:span text:style-name="T7">ã</text:span><text:span text:style-name="T7">o</text:span><text:span text:style-name="T7"> </text:span><text:span text:style-name="T7">r</text:span><text:span text:style-name="T7">e</text:span><text:span text:style-name="T7">s</text:span><text:span text:style-name="T7">p</text:span><text:span text:style-name="T7">e</text:span><text:span text:style-name="T7">i</text:span><text:span text:style-name="T7">t</text:span><text:span text:style-name="T7">a</text:span><text:span text:style-name="T7">n</text:span><text:span text:style-name="T7">t</text:span><text:span text:style-name="T7">e</text:span><text:span text:style-name="T7"> </text:span><text:span text:style-name="T7">à</text:span><text:span text:style-name="T7"> </text:span><text:span text:style-name="T7">n</text:span><text:span text:style-name="T7">a</text:span><text:span text:style-name="T7">c</text:span><text:span text:style-name="T7">i</text:span><text:span text:style-name="T7">o</text:span><text:span text:style-name="T7">n</text:span><text:span text:style-name="T7">a</text:span><text:span text:style-name="T7">l</text:span><text:span text:style-name="T7">i</text:span><text:span text:style-name="T7">d</text:span><text:span text:style-name="T7">a</text:span><text:span text:style-name="T7">d</text:span><text:span text:style-name="T7">e</text:span><text:span text:style-name="T7">,</text:span><text:span text:style-name="T7"> </text:span><text:span text:style-name="T7">e</text:span><text:span text:style-name="T7">s</text:span><text:span text:style-name="T7">t</text:span><text:span text:style-name="T7">a</text:span><text:span text:style-name="T7">d</text:span><text:span text:style-name="T7">o</text:span><text:span text:style-name="T7"> </text:span><text:span text:style-name="T7">c</text:span><text:span text:style-name="T7">i</text:span><text:span text:style-name="T7">v</text:span><text:span text:style-name="T7">i</text:span><text:span text:style-name="T7">l</text:span><text:span text:style-name="T7"> </text:span><text:span text:style-name="T7">e</text:span><text:span text:style-name="T7"> </text:span><text:span text:style-name="T7">c</text:span><text:span text:style-name="T7">a</text:span><text:span text:style-name="T7">p</text:span><text:span text:style-name="T7">a</text:span><text:span text:style-name="T7">c</text:span><text:span text:style-name="T7">i</text:span><text:span text:style-name="T7">d</text:span><text:span text:style-name="T7">a</text:span><text:span text:style-name="T7">d</text:span><text:span text:style-name="T7">e</text:span><text:span text:style-name="T7"> </text:span></text:p>
          </draw:text-box>
        </draw:frame>
        <draw:frame draw:style-name="gr83" draw:text-style-name="P6" draw:layer="layout" svg:width="14.869cm" svg:height="0.268cm" svg:x="3.078cm" svg:y="27.247cm">
          <draw:text-box>
            <text:p text:style-name="P2"><text:span text:style-name="T7">d</text:span><text:span text:style-name="T7">o</text:span><text:span text:style-name="T7">s</text:span><text:span text:style-name="T7"> </text:span><text:span text:style-name="T7">c</text:span><text:span text:style-name="T7">i</text:span><text:span text:style-name="T7">d</text:span><text:span text:style-name="T7">a</text:span><text:span text:style-name="T7">d</text:span><text:span text:style-name="T7">ã</text:span><text:span text:style-name="T7">o</text:span><text:span text:style-name="T7">s</text:span><text:span text:style-name="T7">,</text:span><text:span text:style-name="T7"> </text:span><text:span text:style-name="T7">s</text:span><text:span text:style-name="T7">e</text:span><text:span text:style-name="T7">n</text:span><text:span text:style-name="T7">d</text:span><text:span text:style-name="T7">o</text:span><text:span text:style-name="T7"> </text:span><text:span text:style-name="T7">o</text:span><text:span text:style-name="T7"> </text:span><text:span text:style-name="T7">s</text:span><text:span text:style-name="T7">e</text:span><text:span text:style-name="T7">u</text:span><text:span text:style-name="T7"> </text:span><text:span text:style-name="T7">t</text:span><text:span text:style-name="T7">r</text:span><text:span text:style-name="T7">a</text:span><text:span text:style-name="T7">t</text:span><text:span text:style-name="T7">a</text:span><text:span text:style-name="T7">m</text:span><text:span text:style-name="T7">e</text:span><text:span text:style-name="T7">n</text:span><text:span text:style-name="T7">t</text:span><text:span text:style-name="T7">o</text:span><text:span text:style-name="T7"> </text:span><text:span text:style-name="T7">d</text:span><text:span text:style-name="T7">a</text:span><text:span text:style-name="T7"> </text:span><text:span text:style-name="T7">r</text:span><text:span text:style-name="T7">e</text:span><text:span text:style-name="T7">s</text:span><text:span text:style-name="T7">p</text:span><text:span text:style-name="T7">o</text:span><text:span text:style-name="T7">n</text:span><text:span text:style-name="T7">s</text:span><text:span text:style-name="T7">a</text:span><text:span text:style-name="T7">b</text:span><text:span text:style-name="T7">i</text:span><text:span text:style-name="T7">l</text:span><text:span text:style-name="T7">i</text:span><text:span text:style-name="T7">d</text:span><text:span text:style-name="T7">a</text:span><text:span text:style-name="T7">d</text:span><text:span text:style-name="T7">e</text:span><text:span text:style-name="T7"> </text:span><text:span text:style-name="T7">d</text:span><text:span text:style-name="T7">o</text:span><text:span text:style-name="T7"> </text:span><text:span text:style-name="T7">P</text:span><text:span text:style-name="T7">r</text:span><text:span text:style-name="T7">e</text:span><text:span text:style-name="T7">s</text:span><text:span text:style-name="T7">i</text:span><text:span text:style-name="T7">d</text:span><text:span text:style-name="T7">e</text:span><text:span text:style-name="T7">n</text:span><text:span text:style-name="T7">t</text:span><text:span text:style-name="T7">e</text:span><text:span text:style-name="T7"> </text:span><text:span text:style-name="T7">d</text:span><text:span text:style-name="T7">o</text:span><text:span text:style-name="T7"> </text:span><text:span text:style-name="T7">I</text:span><text:span text:style-name="T7">n</text:span><text:span text:style-name="T7">s</text:span><text:span text:style-name="T7">t</text:span><text:span text:style-name="T7">i</text:span><text:span text:style-name="T7">t</text:span><text:span text:style-name="T7">u</text:span><text:span text:style-name="T7">t</text:span><text:span text:style-name="T7">o</text:span><text:span text:style-name="T7"> </text:span><text:span text:style-name="T7">d</text:span><text:span text:style-name="T7">o</text:span><text:span text:style-name="T7">s</text:span><text:span text:style-name="T7"> </text:span><text:span text:style-name="T7">R</text:span><text:span text:style-name="T7">e</text:span><text:span text:style-name="T7">g</text:span><text:span text:style-name="T7">i</text:span><text:span text:style-name="T7">s</text:span><text:span text:style-name="T7">t</text:span><text:span text:style-name="T7">o</text:span><text:span text:style-name="T7">s</text:span><text:span text:style-name="T7"> </text:span><text:span text:style-name="T7">e</text:span><text:span text:style-name="T7"> </text:span><text:span text:style-name="T7">d</text:span><text:span text:style-name="T7">o</text:span><text:span text:style-name="T7"> </text:span><text:span text:style-name="T7">N</text:span><text:span text:style-name="T7">o</text:span><text:span text:style-name="T7">t</text:span><text:span text:style-name="T7">a</text:span><text:span text:style-name="T7">r</text:span><text:span text:style-name="T7">i</text:span><text:span text:style-name="T7">a</text:span><text:span text:style-name="T7">d</text:span><text:span text:style-name="T7">o</text:span><text:span text:style-name="T7">.</text:span><text:span text:style-name="T7"> </text:span><text:span text:style-name="T7">O</text:span><text:span text:style-name="T7"> </text:span><text:span text:style-name="T7">a</text:span><text:span text:style-name="T7">c</text:span><text:span text:style-name="T7">e</text:span><text:span text:style-name="T7">s</text:span><text:span text:style-name="T7">s</text:span><text:span text:style-name="T7">o</text:span><text:span text:style-name="T7"> </text:span><text:span text:style-name="T7">à</text:span><text:span text:style-name="T7">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ç</text:span><text:span text:style-name="T7">ã</text:span><text:span text:style-name="T7">o</text:span><text:span text:style-name="T7"> </text:span><text:span text:style-name="T7">é</text:span><text:span text:style-name="T7"> </text:span></text:p>
          </draw:text-box>
        </draw:frame>
        <draw:frame draw:style-name="gr84" draw:text-style-name="P6" draw:layer="layout" svg:width="7.681cm" svg:height="0.268cm" svg:x="6.647cm" svg:y="27.573cm">
          <draw:text-box>
            <text:p text:style-name="P2"><text:span text:style-name="T7">f</text:span><text:span text:style-name="T7">a</text:span><text:span text:style-name="T7">c</text:span><text:span text:style-name="T7">u</text:span><text:span text:style-name="T7">l</text:span><text:span text:style-name="T7">t</text:span><text:span text:style-name="T7">a</text:span><text:span text:style-name="T7">d</text:span><text:span text:style-name="T7">o</text:span><text:span text:style-name="T7"> </text:span><text:span text:style-name="T7">a</text:span><text:span text:style-name="T7">o</text:span><text:span text:style-name="T7"> </text:span><text:span text:style-name="T7">p</text:span><text:span text:style-name="T7">r</text:span><text:span text:style-name="T7">ó</text:span><text:span text:style-name="T7">p</text:span><text:span text:style-name="T7">r</text:span><text:span text:style-name="T7">i</text:span><text:span text:style-name="T7">o</text:span><text:span text:style-name="T7">,</text:span><text:span text:style-name="T7"> </text:span><text:span text:style-name="T7">q</text:span><text:span text:style-name="T7">u</text:span><text:span text:style-name="T7">e</text:span><text:span text:style-name="T7"> </text:span><text:span text:style-name="T7">t</text:span><text:span text:style-name="T7">e</text:span><text:span text:style-name="T7">m</text:span><text:span text:style-name="T7"> </text:span><text:span text:style-name="T7">d</text:span><text:span text:style-name="T7">i</text:span><text:span text:style-name="T7">r</text:span><text:span text:style-name="T7">e</text:span><text:span text:style-name="T7">i</text:span><text:span text:style-name="T7">t</text:span><text:span text:style-name="T7">o</text:span><text:span text:style-name="T7"> </text:span><text:span text:style-name="T7">à</text:span><text:span text:style-name="T7"> </text:span><text:span text:style-name="T7">a</text:span><text:span text:style-name="T7">t</text:span><text:span text:style-name="T7">u</text:span><text:span text:style-name="T7">a</text:span><text:span text:style-name="T7">l</text:span><text:span text:style-name="T7">i</text:span><text:span text:style-name="T7">z</text:span><text:span text:style-name="T7">a</text:span><text:span text:style-name="T7">ç</text:span><text:span text:style-name="T7">ã</text:span><text:span text:style-name="T7">o</text:span><text:span text:style-name="T7"> </text:span><text:span text:style-name="T7">e</text:span><text:span text:style-name="T7"> </text:span><text:span text:style-name="T7">c</text:span><text:span text:style-name="T7">o</text:span><text:span text:style-name="T7">r</text:span><text:span text:style-name="T7">r</text:span><text:span text:style-name="T7">e</text:span><text:span text:style-name="T7">ç</text:span><text:span text:style-name="T7">ã</text:span><text:span text:style-name="T7">o</text:span><text:span text:style-name="T7"> </text:span><text:span text:style-name="T7">d</text:span><text:span text:style-name="T7">o</text:span><text:span text:style-name="T7">s</text:span><text:span text:style-name="T7"> </text:span><text:span text:style-name="T7">d</text:span><text:span text:style-name="T7">a</text:span><text:span text:style-name="T7">d</text:span><text:span text:style-name="T7">o</text:span><text:span text:style-name="T7">s</text:span><text:span text:style-name="T7">.</text:span></text:p>
          </draw:text-box>
        </draw:frame>
        <draw:frame draw:style-name="gr85" draw:text-style-name="P3" draw:layer="layout" svg:width="13.671cm" svg:height="0.297cm" svg:x="3.248cm" svg:y="18.917cm">
          <draw:text-box>
            <text:p text:style-name="P2"><text:span text:style-name="T3">P</text:span><text:span text:style-name="T3">r</text:span><text:span text:style-name="T3">e</text:span><text:span text:style-name="T3">t</text:span><text:span text:style-name="T3">e</text:span><text:span text:style-name="T3">n</text:span><text:span text:style-name="T3">d</text:span><text:span text:style-name="T3">e</text:span><text:span text:style-name="T3"> </text:span><text:span text:style-name="T3">q</text:span><text:span text:style-name="T3">u</text:span><text:span text:style-name="T3">e</text:span><text:span text:style-name="T3"> </text:span><text:span text:style-name="T3">a</text:span><text:span text:style-name="T3">s</text:span><text:span text:style-name="T3"> </text:span><text:span text:style-name="T3">c</text:span><text:span text:style-name="T3">o</text:span><text:span text:style-name="T3">m</text:span><text:span text:style-name="T3">u</text:span><text:span text:style-name="T3">n</text:span><text:span text:style-name="T3">i</text:span><text:span text:style-name="T3">c</text:span><text:span text:style-name="T3">a</text:span><text:span text:style-name="T3">ç</text:span><text:span text:style-name="T3">õ</text:span><text:span text:style-name="T3">e</text:span><text:span text:style-name="T3">s</text:span><text:span text:style-name="T3"> </text:span><text:span text:style-name="T3">e</text:span><text:span text:style-name="T3"> </text:span><text:span text:style-name="T3">n</text:span><text:span text:style-name="T3">o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ç</text:span><text:span text:style-name="T3">õ</text:span><text:span text:style-name="T3">e</text:span><text:span text:style-name="T3">s</text:span><text:span text:style-name="T3"> </text:span><text:span text:style-name="T3">s</text:span><text:span text:style-name="T3">e</text:span><text:span text:style-name="T3">j</text:span><text:span text:style-name="T3">a</text:span><text:span text:style-name="T3">m</text:span><text:span text:style-name="T3"> </text:span><text:span text:style-name="T3">e</text:span><text:span text:style-name="T3">n</text:span><text:span text:style-name="T3">v</text:span><text:span text:style-name="T3">i</text:span><text:span text:style-name="T3">a</text:span><text:span text:style-name="T3">d</text:span><text:span text:style-name="T3">a</text:span><text:span text:style-name="T3">s</text:span><text:span text:style-name="T3"> </text:span><text:span text:style-name="T3">p</text:span><text:span text:style-name="T3">a</text:span><text:span text:style-name="T3">r</text:span><text:span text:style-name="T3">a</text:span><text:span text:style-name="T3"> </text:span><text:span text:style-name="T3">o</text:span><text:span text:style-name="T3"> </text:span><text:span text:style-name="T3">e</text:span><text:span text:style-name="T3">n</text:span><text:span text:style-name="T3">d</text:span><text:span text:style-name="T3">e</text:span><text:span text:style-name="T3">r</text:span><text:span text:style-name="T3">e</text:span><text:span text:style-name="T3">ç</text:span><text:span text:style-name="T3">o</text:span><text:span text:style-name="T3"> </text:span><text:span text:style-name="T3">d</text:span><text:span text:style-name="T3">e</text:span><text:span text:style-name="T3"> </text:span><text:span text:style-name="T3">e</text:span><text:span text:style-name="T3">-</text:span><text:span text:style-name="T3">m</text:span><text:span text:style-name="T3">a</text:span><text:span text:style-name="T3">i</text:span><text:span text:style-name="T3">l</text:span><text:span text:style-name="T3"> 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d</text:span><text:span text:style-name="T3">o</text:span><text:span text:style-name="T3"> </text:span><text:span text:style-name="T3">n</text:span><text:span text:style-name="T3">o</text:span><text:span text:style-name="T3"> </text:span><text:span text:style-name="T3">c</text:span><text:span text:style-name="T3">a</text:span><text:span text:style-name="T3">m</text:span><text:span text:style-name="T3">p</text:span><text:span text:style-name="T3">o</text:span><text:span text:style-name="T3"> </text:span><text:span text:style-name="T3">7</text:span><text:span text:style-name="T3">,</text:span><text:span text:style-name="T3"> </text:span><text:span text:style-name="T3">d</text:span><text:span text:style-name="T3">o</text:span><text:span text:style-name="T3"> </text:span></text:p>
          </draw:text-box>
        </draw:frame>
        <draw:frame draw:style-name="gr86" draw:text-style-name="P3" draw:layer="layout" svg:width="1.264cm" svg:height="0.297cm" svg:x="3.248cm" svg:y="19.247cm">
          <draw:text-box>
            <text:p text:style-name="P2"><text:span text:style-name="T3">Q</text:span><text:span text:style-name="T3">u</text:span><text:span text:style-name="T3">a</text:span><text:span text:style-name="T3">d</text:span><text:span text:style-name="T3">r</text:span><text:span text:style-name="T3">o</text:span><text:span text:style-name="T3"> </text:span><text:span text:style-name="T3">1</text:span><text:span text:style-name="T3">?</text:span></text:p>
          </draw:text-box>
        </draw:frame>
        <draw:frame draw:style-name="gr87" draw:text-style-name="P3" draw:layer="layout" svg:width="0.459cm" svg:height="0.297cm" svg:x="6.533cm" svg:y="19.527cm">
          <draw:text-box>
            <text:p text:style-name="P2"><text:span text:style-name="T3">S</text:span><text:span text:style-name="T3">i</text:span><text:span text:style-name="T3">m</text:span></text:p>
          </draw:text-box>
        </draw:frame>
        <draw:frame draw:style-name="gr16" draw:text-style-name="P3" draw:layer="layout" svg:width="0.493cm" svg:height="0.297cm" svg:x="7.943cm" svg:y="19.527cm">
          <draw:text-box>
            <text:p text:style-name="P2"><text:span text:style-name="T3">N</text:span><text:span text:style-name="T3">ã</text:span><text:span text:style-name="T3">o</text:span></text:p>
          </draw:text-box>
        </draw:frame>
        <draw:frame draw:style-name="gr88" draw:text-style-name="P3" draw:layer="layout" svg:width="11.593cm" svg:height="0.297cm" svg:x="2.892cm" svg:y="19.903cm">
          <draw:text-box>
            <text:p text:style-name="P2"><text:span text:style-name="T3">A</text:span><text:span text:style-name="T3">s</text:span><text:span text:style-name="T3"> </text:span><text:span text:style-name="T3">d</text:span><text:span text:style-name="T3">e</text:span><text:span text:style-name="T3">c</text:span><text:span text:style-name="T3">l</text:span><text:span text:style-name="T3">a</text:span><text:span text:style-name="T3">r</text:span><text:span text:style-name="T3">a</text:span><text:span text:style-name="T3">ç</text:span><text:span text:style-name="T3">õ</text:span><text:span text:style-name="T3">e</text:span><text:span text:style-name="T3">s</text:span><text:span text:style-name="T3"> </text:span><text:span text:style-name="T3">p</text:span><text:span text:style-name="T3">r</text:span><text:span text:style-name="T3">e</text:span><text:span text:style-name="T3">s</text:span><text:span text:style-name="T3">t</text:span><text:span text:style-name="T3">a</text:span><text:span text:style-name="T3">d</text:span><text:span text:style-name="T3">a</text:span><text:span text:style-name="T3">s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d</text:span><text:span text:style-name="T3">e</text:span><text:span text:style-name="T3">m</text:span><text:span text:style-name="T3"> </text:span><text:span text:style-name="T3">à</text:span><text:span text:style-name="T3"> </text:span><text:span text:style-name="T3">v</text:span><text:span text:style-name="T3">e</text:span><text:span text:style-name="T3">r</text:span><text:span text:style-name="T3">d</text:span><text:span text:style-name="T3">a</text:span><text:span text:style-name="T3">d</text:span><text:span text:style-name="T3">e</text:span><text:span text:style-name="T3"> </text:span><text:span text:style-name="T3">e</text:span><text:span text:style-name="T3"> </text:span><text:span text:style-name="T3">n</text:span><text:span text:style-name="T3">ã</text:span><text:span text:style-name="T3">o</text:span><text:span text:style-name="T3"> </text:span><text:span text:style-name="T3">o</text:span><text:span text:style-name="T3">m</text:span><text:span text:style-name="T3">i</text:span><text:span text:style-name="T3">t</text:span><text:span text:style-name="T3">e</text:span><text:span text:style-name="T3">m</text:span><text:span text:style-name="T3"> </text:span><text:span text:style-name="T3">q</text:span><text:span text:style-name="T3">u</text:span><text:span text:style-name="T3">a</text:span><text:span text:style-name="T3">l</text:span><text:span text:style-name="T3">q</text:span><text:span text:style-name="T3">u</text:span><text:span text:style-name="T3">e</text:span><text:span text:style-name="T3">r</text:span><text:span text:style-name="T3"> 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ç</text:span><text:span text:style-name="T3">ã</text:span><text:span text:style-name="T3">o</text:span><text:span text:style-name="T3"> </text:span><text:span text:style-name="T3">r</text:span><text:span text:style-name="T3">e</text:span><text:span text:style-name="T3">l</text:span><text:span text:style-name="T3">e</text:span><text:span text:style-name="T3">v</text:span><text:span text:style-name="T3">a</text:span><text:span text:style-name="T3">n</text:span><text:span text:style-name="T3">t</text:span><text:span text:style-name="T3">e</text:span><text:span text:style-name="T3">.</text:span></text:p>
          </draw:text-box>
        </draw:frame>
        <draw:frame draw:style-name="gr89" draw:text-style-name="P3" draw:layer="layout" svg:width="0.641cm" svg:height="0.297cm" svg:x="5.733cm" svg:y="20.818cm">
          <draw:text-box>
            <text:p text:style-name="P2"><text:span text:style-name="T3">L</text:span><text:span text:style-name="T3">o</text:span><text:span text:style-name="T3">c</text:span><text:span text:style-name="T3">a</text:span><text:span text:style-name="T3">l</text:span></text:p>
          </draw:text-box>
        </draw:frame>
        <draw:frame draw:style-name="gr19" draw:text-style-name="P5" draw:layer="layout" svg:width="0.197cm" svg:height="0.166cm" svg:x="9.874cm" svg:y="20.925cm">
          <draw:text-box>
            <text:p text:style-name="P2"><text:span text:style-name="T2">d</text:span><text:span text:style-name="T2">i</text:span><text:span text:style-name="T2">a</text:span></text:p>
          </draw:text-box>
        </draw:frame>
        <draw:frame draw:style-name="gr20" draw:text-style-name="P5" draw:layer="layout" svg:width="0.281cm" svg:height="0.166cm" svg:x="10.539cm" svg:y="20.925cm">
          <draw:text-box>
            <text:p text:style-name="P2"><text:span text:style-name="T2">m</text:span><text:span text:style-name="T2">ê</text:span><text:span text:style-name="T2">s</text:span></text:p>
          </draw:text-box>
        </draw:frame>
        <draw:frame draw:style-name="gr21" draw:text-style-name="P5" draw:layer="layout" svg:width="0.243cm" svg:height="0.166cm" svg:x="11.627cm" svg:y="20.925cm">
          <draw:text-box>
            <text:p text:style-name="P2"><text:span text:style-name="T2">a</text:span><text:span text:style-name="T2">n</text:span><text:span text:style-name="T2">o</text:span></text:p>
          </draw:text-box>
        </draw:frame>
        <draw:frame draw:style-name="gr90" draw:text-style-name="P3" draw:layer="layout" svg:width="6.068cm" svg:height="0.297cm" svg:x="3.959cm" svg:y="12.477cm">
          <draw:text-box>
            <text:p text:style-name="P2"><text:span text:style-name="T3">C</text:span><text:span text:style-name="T3">e</text:span><text:span text:style-name="T3">r</text:span><text:span text:style-name="T3">t</text:span><text:span text:style-name="T3">i</text:span><text:span text:style-name="T3">d</text:span><text:span text:style-name="T3">ã</text:span><text:span text:style-name="T3">o</text:span><text:span text:style-name="T3"> </text:span><text:span text:style-name="T3">d</text:span><text:span text:style-name="T3">o</text:span><text:span text:style-name="T3"> 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o</text:span><text:span text:style-name="T3"> </text:span><text:span text:style-name="T3">d</text:span><text:span text:style-name="T3">e</text:span><text:span text:style-name="T3"> </text:span><text:span text:style-name="T3">n</text:span><text:span text:style-name="T3">a</text:span><text:span text:style-name="T3">s</text:span><text:span text:style-name="T3">c</text:span><text:span text:style-name="T3">i</text:span><text:span text:style-name="T3">m</text:span><text:span text:style-name="T3">e</text:span><text:span text:style-name="T3">n</text:span><text:span text:style-name="T3">t</text:span><text:span text:style-name="T3">o</text:span><text:span text:style-name="T3"> </text:span><text:span text:style-name="T3">d</text:span><text:span text:style-name="T3">o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e</text:span><text:span text:style-name="T3">s</text:span><text:span text:style-name="T3">s</text:span><text:span text:style-name="T3">a</text:span><text:span text:style-name="T3">d</text:span><text:span text:style-name="T3">o</text:span><text:span text:style-name="T3">.</text:span><text:span text:style-name="T3"> </text:span></text:p>
          </draw:text-box>
        </draw:frame>
        <draw:frame draw:style-name="gr91" draw:text-style-name="P3" draw:layer="layout" svg:width="12.236cm" svg:height="0.297cm" svg:x="3.959cm" svg:y="12.935cm">
          <draw:text-box>
            <text:p text:style-name="P2"><text:span text:style-name="T3">C</text:span><text:span text:style-name="T3">e</text:span><text:span text:style-name="T3">r</text:span><text:span text:style-name="T3">t</text:span><text:span text:style-name="T3">i</text:span><text:span text:style-name="T3">d</text:span><text:span text:style-name="T3">ã</text:span><text:span text:style-name="T3">o</text:span><text:span text:style-name="T3"> </text:span><text:span text:style-name="T3">d</text:span><text:span text:style-name="T3">o</text:span><text:span text:style-name="T3"> 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o</text:span><text:span text:style-name="T3"> </text:span><text:span text:style-name="T3">d</text:span><text:span text:style-name="T3">e</text:span><text:span text:style-name="T3"> </text:span><text:span text:style-name="T3">n</text:span><text:span text:style-name="T3">a</text:span><text:span text:style-name="T3">s</text:span><text:span text:style-name="T3">c</text:span><text:span text:style-name="T3">i</text:span><text:span text:style-name="T3">m</text:span><text:span text:style-name="T3">e</text:span><text:span text:style-name="T3">n</text:span><text:span text:style-name="T3">t</text:span><text:span text:style-name="T3">o</text:span><text:span text:style-name="T3"> </text:span><text:span text:style-name="T3">d</text:span><text:span text:style-name="T3">o</text:span><text:span text:style-name="T3"> </text:span><text:span text:style-name="T3">a</text:span><text:span text:style-name="T3">s</text:span><text:span text:style-name="T3">c</text:span><text:span text:style-name="T3">e</text:span><text:span text:style-name="T3">n</text:span><text:span text:style-name="T3">d</text:span><text:span text:style-name="T3">e</text:span><text:span text:style-name="T3">n</text:span><text:span text:style-name="T3">t</text:span><text:span text:style-name="T3">e</text:span><text:span text:style-name="T3"> </text:span><text:span text:style-name="T3">d</text:span><text:span text:style-name="T3">o</text:span><text:span text:style-name="T3"> </text:span><text:span text:style-name="T3">s</text:span><text:span text:style-name="T3">e</text:span><text:span text:style-name="T3">g</text:span><text:span text:style-name="T3">u</text:span><text:span text:style-name="T3">n</text:span><text:span text:style-name="T3">d</text:span><text:span text:style-name="T3">o</text:span><text:span text:style-name="T3"> </text:span><text:span text:style-name="T3">g</text:span><text:span text:style-name="T3">r</text:span><text:span text:style-name="T3">a</text:span><text:span text:style-name="T3">u</text:span><text:span text:style-name="T3">,</text:span><text:span text:style-name="T3"> </text:span><text:span text:style-name="T3">d</text:span><text:span text:style-name="T3">a</text:span><text:span text:style-name="T3"> </text:span><text:span text:style-name="T3">l</text:span><text:span text:style-name="T3">i</text:span><text:span text:style-name="T3">n</text:span><text:span text:style-name="T3">h</text:span><text:span text:style-name="T3">a</text:span><text:span text:style-name="T3"> </text:span><text:span text:style-name="T3">r</text:span><text:span text:style-name="T3">e</text:span><text:span text:style-name="T3">t</text:span><text:span text:style-name="T3">a</text:span><text:span text:style-name="T3"> </text:span><text:span text:style-name="T3">(</text:span><text:span text:style-name="T3">a</text:span><text:span text:style-name="T3">v</text:span><text:span text:style-name="T3">ó</text:span><text:span text:style-name="T3">/</text:span><text:span text:style-name="T3">a</text:span><text:span text:style-name="T3">v</text:span><text:span text:style-name="T3">ô</text:span><text:span text:style-name="T3">)</text:span><text:span text:style-name="T3">,</text:span><text:span text:style-name="T3"> </text:span><text:span text:style-name="T3">p</text:span><text:span text:style-name="T3">o</text:span><text:span text:style-name="T3">r</text:span><text:span text:style-name="T3">t</text:span><text:span text:style-name="T3">u</text:span><text:span text:style-name="T3">g</text:span><text:span text:style-name="T3">u</text:span><text:span text:style-name="T3">ê</text:span><text:span text:style-name="T3">s</text:span><text:span text:style-name="T3">.</text:span></text:p>
          </draw:text-box>
        </draw:frame>
        <draw:frame draw:style-name="gr92" draw:text-style-name="P3" draw:layer="layout" svg:width="12.075cm" svg:height="0.297cm" svg:x="3.959cm" svg:y="13.371cm">
          <draw:text-box>
            <text:p text:style-name="P2"><text:span text:style-name="T3">C</text:span><text:span text:style-name="T3">e</text:span><text:span text:style-name="T3">r</text:span><text:span text:style-name="T3">t</text:span><text:span text:style-name="T3">i</text:span><text:span text:style-name="T3">d</text:span><text:span text:style-name="T3">ã</text:span><text:span text:style-name="T3">o</text:span><text:span text:style-name="T3"> </text:span><text:span text:style-name="T3">d</text:span><text:span text:style-name="T3">o</text:span><text:span text:style-name="T3"> 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o</text:span><text:span text:style-name="T3"> </text:span><text:span text:style-name="T3">d</text:span><text:span text:style-name="T3">e</text:span><text:span text:style-name="T3"> </text:span><text:span text:style-name="T3">n</text:span><text:span text:style-name="T3">a</text:span><text:span text:style-name="T3">s</text:span><text:span text:style-name="T3">c</text:span><text:span text:style-name="T3">i</text:span><text:span text:style-name="T3">m</text:span><text:span text:style-name="T3">e</text:span><text:span text:style-name="T3">n</text:span><text:span text:style-name="T3">t</text:span><text:span text:style-name="T3">o</text:span><text:span text:style-name="T3"> </text:span><text:span text:style-name="T3">d</text:span><text:span text:style-name="T3">o</text:span><text:span text:style-name="T3"> </text:span><text:span text:style-name="T3">p</text:span><text:span text:style-name="T3">r</text:span><text:span text:style-name="T3">o</text:span><text:span text:style-name="T3">g</text:span><text:span text:style-name="T3">e</text:span><text:span text:style-name="T3">n</text:span><text:span text:style-name="T3">i</text:span><text:span text:style-name="T3">t</text:span><text:span text:style-name="T3">o</text:span><text:span text:style-name="T3">r</text:span><text:span text:style-name="T3"> </text:span><text:span text:style-name="T3">(</text:span><text:span text:style-name="T3">m</text:span><text:span text:style-name="T3">ã</text:span><text:span text:style-name="T3">e</text:span><text:span text:style-name="T3">/</text:span><text:span text:style-name="T3">p</text:span><text:span text:style-name="T3">a</text:span><text:span text:style-name="T3">i</text:span><text:span text:style-name="T3">)</text:span><text:span text:style-name="T3"> </text:span><text:span text:style-name="T3">q</text:span><text:span text:style-name="T3">u</text:span><text:span text:style-name="T3">e</text:span><text:span text:style-name="T3"> </text:span><text:span text:style-name="T3">é</text:span><text:span text:style-name="T3"> </text:span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e</text:span><text:span text:style-name="T3">n</text:span><text:span text:style-name="T3">t</text:span><text:span text:style-name="T3">e</text:span><text:span text:style-name="T3"> </text:span><text:span text:style-name="T3">d</text:span><text:span text:style-name="T3">o</text:span><text:span text:style-name="T3"> </text:span><text:span text:style-name="T3">n</text:span><text:span text:style-name="T3">a</text:span><text:span text:style-name="T3">c</text:span><text:span text:style-name="T3">i</text:span><text:span text:style-name="T3">o</text:span><text:span text:style-name="T3">n</text:span><text:span text:style-name="T3">a</text:span><text:span text:style-name="T3">l</text:span><text:span text:style-name="T3"> </text:span><text:span text:style-name="T3">p</text:span><text:span text:style-name="T3">o</text:span><text:span text:style-name="T3">r</text:span><text:span text:style-name="T3">t</text:span><text:span text:style-name="T3">u</text:span><text:span text:style-name="T3">g</text:span><text:span text:style-name="T3">u</text:span><text:span text:style-name="T3">ê</text:span><text:span text:style-name="T3">s</text:span><text:span text:style-name="T3">.</text:span></text:p>
          </draw:text-box>
        </draw:frame>
        <draw:frame draw:style-name="gr93" draw:text-style-name="P3" draw:layer="layout" svg:width="9.794cm" svg:height="0.297cm" svg:x="3.959cm" svg:y="13.815cm">
          <draw:text-box>
            <text:p text:style-name="P2"><text:span text:style-name="T3">C</text:span><text:span text:style-name="T3">e</text:span><text:span text:style-name="T3">r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d</text:span><text:span text:style-name="T3">o</text:span><text:span text:style-name="T3">(</text:span><text:span text:style-name="T3">s</text:span><text:span text:style-name="T3">)</text:span><text:span text:style-name="T3"> </text:span><text:span text:style-name="T3">d</text:span><text:span text:style-name="T3">o</text:span><text:span text:style-name="T3"> 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o</text:span><text:span text:style-name="T3"> </text:span><text:span text:style-name="T3">c</text:span><text:span text:style-name="T3">r</text:span><text:span text:style-name="T3">i</text:span><text:span text:style-name="T3">m</text:span><text:span text:style-name="T3">i</text:span><text:span text:style-name="T3">n</text:span><text:span text:style-name="T3">a</text:span><text:span text:style-name="T3">l</text:span><text:span text:style-name="T3"> </text:span><text:span text:style-name="T3">e</text:span><text:span text:style-name="T3">s</text:span><text:span text:style-name="T3">t</text:span><text:span text:style-name="T3">r</text:span><text:span text:style-name="T3">a</text:span><text:span text:style-name="T3">n</text:span><text:span text:style-name="T3">g</text:span><text:span text:style-name="T3">e</text:span><text:span text:style-name="T3">i</text:span><text:span text:style-name="T3">r</text:span><text:span text:style-name="T3">o</text:span><text:span text:style-name="T3">,</text:span><text:span text:style-name="T3"> </text:span><text:span text:style-name="T3">e</text:span><text:span text:style-name="T3">m</text:span><text:span text:style-name="T3">i</text:span><text:span text:style-name="T3">t</text:span><text:span text:style-name="T3">i</text:span><text:span text:style-name="T3">d</text:span><text:span text:style-name="T3">o</text:span><text:span text:style-name="T3">(</text:span><text:span text:style-name="T3">s</text:span><text:span text:style-name="T3">)</text:span><text:span text:style-name="T3"> </text:span><text:span text:style-name="T3">n</text:span><text:span text:style-name="T3">o</text:span><text:span text:style-name="T3">(</text:span><text:span text:style-name="T3">s</text:span><text:span text:style-name="T3">)</text:span><text:span text:style-name="T3"> </text:span><text:span text:style-name="T3">s</text:span><text:span text:style-name="T3">e</text:span><text:span text:style-name="T3">g</text:span><text:span text:style-name="T3">u</text:span><text:span text:style-name="T3">i</text:span><text:span text:style-name="T3">n</text:span><text:span text:style-name="T3">t</text:span><text:span text:style-name="T3">e</text:span><text:span text:style-name="T3">(</text:span><text:span text:style-name="T3">s</text:span><text:span text:style-name="T3">)</text:span><text:span text:style-name="T3"> </text:span><text:span text:style-name="T3">p</text:span><text:span text:style-name="T3">a</text:span><text:span text:style-name="T3">í</text:span><text:span text:style-name="T3">s</text:span><text:span text:style-name="T3">(</text:span><text:span text:style-name="T3">e</text:span><text:span text:style-name="T3">s</text:span><text:span text:style-name="T3">)</text:span><text:span text:style-name="T3">:</text:span></text:p>
          </draw:text-box>
        </draw:frame>
        <draw:frame draw:style-name="gr94" draw:text-style-name="P3" draw:layer="layout" svg:width="14.027cm" svg:height="0.297cm" svg:x="3.959cm" svg:y="14.988cm">
          <draw:text-box>
            <text:p text:style-name="P2"><text:span text:style-name="T3">O</text:span><text:span text:style-name="T3">u</text:span><text:span text:style-name="T3">t</text:span><text:span text:style-name="T3">r</text:span><text:span text:style-name="T3">o</text:span><text:span text:style-name="T3">s</text:span><text:span text:style-name="T3"> 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text:span text:style-name="T3">o</text:span><text:span text:style-name="T3">s</text:span><text:span text:style-name="T3"> </text:span><text:span text:style-name="T3">(</text:span><text:span text:style-name="T3">e</text:span><text:span text:style-name="T3">m</text:span><text:span text:style-name="T3"> </text:span><text:span text:style-name="T3">e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</text:span><text:span text:style-name="T3"> </text:span><text:span text:style-name="T3">o</text:span><text:span text:style-name="T3">s</text:span><text:span text:style-name="T3"> </text:span><text:span text:style-name="T3">q</text:span><text:span text:style-name="T3">u</text:span><text:span text:style-name="T3">e</text:span><text:span text:style-name="T3"> </text:span><text:span text:style-name="T3">p</text:span><text:span text:style-name="T3">o</text:span><text:span text:style-name="T3">s</text:span><text:span text:style-name="T3">s</text:span><text:span text:style-name="T3">a</text:span><text:span text:style-name="T3">m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i</text:span><text:span text:style-name="T3">b</text:span><text:span text:style-name="T3">u</text:span><text:span text:style-name="T3">i</text:span><text:span text:style-name="T3">r</text:span><text:span text:style-name="T3"> </text:span><text:span text:style-name="T3">p</text:span><text:span text:style-name="T3">a</text:span><text:span text:style-name="T3">r</text:span><text:span text:style-name="T3">a</text:span><text:span text:style-name="T3"> </text:span><text:span text:style-name="T3">c</text:span><text:span text:style-name="T3">o</text:span><text:span text:style-name="T3">m</text:span><text:span text:style-name="T3">p</text:span><text:span text:style-name="T3">r</text:span><text:span text:style-name="T3">o</text:span><text:span text:style-name="T3">v</text:span><text:span text:style-name="T3">a</text:span><text:span text:style-name="T3">r</text:span><text:span text:style-name="T3"> </text:span><text:span text:style-name="T3">a</text:span><text:span text:style-name="T3"> </text:span><text:span text:style-name="T3">e</text:span><text:span text:style-name="T3">f</text:span><text:span text:style-name="T3">e</text:span><text:span text:style-name="T3">t</text:span><text:span text:style-name="T3">i</text:span><text:span text:style-name="T3">v</text:span><text:span text:style-name="T3">a</text:span><text:span text:style-name="T3"> </text:span><text:span text:style-name="T3">l</text:span><text:span text:style-name="T3">i</text:span><text:span text:style-name="T3">g</text:span><text:span text:style-name="T3">a</text:span><text:span text:style-name="T3">ç</text:span><text:span text:style-name="T3">ã</text:span><text:span text:style-name="T3">o</text:span><text:span text:style-name="T3"> </text:span><text:span text:style-name="T3">à</text:span><text:span text:style-name="T3"> </text:span><text:span text:style-name="T3">c</text:span><text:span text:style-name="T3">o</text:span><text:span text:style-name="T3">m</text:span><text:span text:style-name="T3">u</text:span><text:span text:style-name="T3">n</text:span><text:span text:style-name="T3">i</text:span><text:span text:style-name="T3">d</text:span><text:span text:style-name="T3">a</text:span><text:span text:style-name="T3">d</text:span><text:span text:style-name="T3">e</text:span><text:span text:style-name="T3"> </text:span><text:span text:style-name="T3">n</text:span><text:span text:style-name="T3">a</text:span><text:span text:style-name="T3">c</text:span><text:span text:style-name="T3">i</text:span><text:span text:style-name="T3">o</text:span><text:span text:style-name="T3">n</text:span><text:span text:style-name="T3">a</text:span><text:span text:style-name="T3">l</text:span><text:span text:style-name="T3">)</text:span><text:span text:style-name="T3">,</text:span><text:span text:style-name="T3"> </text:span></text:p>
          </draw:text-box>
        </draw:frame>
        <draw:frame draw:style-name="gr95" draw:text-style-name="P3" draw:layer="layout" svg:width="1.581cm" svg:height="0.297cm" svg:x="3.959cm" svg:y="15.319cm">
          <draw:text-box>
            <text:p text:style-name="P2"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r</text:span><text:span text:style-name="T3"> </text:span><text:span text:style-name="T3">q</text:span><text:span text:style-name="T3">u</text:span><text:span text:style-name="T3">a</text:span><text:span text:style-name="T3">i</text:span><text:span text:style-name="T3">s</text:span><text:span text:style-name="T3">:</text:span></text:p>
          </draw:text-box>
        </draw:frame>
        <draw:frame draw:style-name="gr96" draw:text-style-name="P3" draw:layer="layout" svg:width="1.446cm" svg:height="0.297cm" svg:x="3.959cm" svg:y="17.897cm">
          <draw:text-box>
            <text:p text:style-name="P2"><text:span text:style-name="T3">P</text:span><text:span text:style-name="T3">r</text:span><text:span text:style-name="T3">o</text:span><text:span text:style-name="T3">c</text:span><text:span text:style-name="T3">u</text:span><text:span text:style-name="T3">r</text:span><text:span text:style-name="T3">a</text:span><text:span text:style-name="T3">ç</text:span><text:span text:style-name="T3">ã</text:span><text:span text:style-name="T3">o</text:span><text:span text:style-name="T3">.</text:span></text:p>
          </draw:text-box>
        </draw:frame>
        <draw:frame draw:style-name="gr97" draw:text-style-name="P3" draw:layer="layout" svg:width="2.639cm" svg:height="0.297cm" svg:x="3.248cm" svg:y="7.13cm">
          <draw:text-box>
            <text:p text:style-name="P2"><text:span text:style-name="T1">N</text:span><text:span text:style-name="T1">o</text:span><text:span text:style-name="T1">m</text:span><text:span text:style-name="T1">e</text:span><text:span text:style-name="T1"> </text:span><text:span text:style-name="T1">d</text:span><text:span text:style-name="T1">o</text:span><text:span text:style-name="T1"> </text:span><text:span text:style-name="T1">d</text:span><text:span text:style-name="T1">e</text:span><text:span text:style-name="T1">c</text:span><text:span text:style-name="T1">l</text:span><text:span text:style-name="T1">a</text:span><text:span text:style-name="T1">r</text:span><text:span text:style-name="T1">a</text:span><text:span text:style-name="T1">n</text:span><text:span text:style-name="T1">t</text:span><text:span text:style-name="T1">e</text:span><text:span text:style-name="T1">:</text:span></text:p>
          </draw:text-box>
        </draw:frame>
        <draw:frame draw:style-name="gr98" draw:text-style-name="P3" draw:layer="layout" svg:width="1.729cm" svg:height="0.297cm" svg:x="3.248cm" svg:y="8.349cm">
          <draw:text-box>
            <text:p text:style-name="P2"><text:span text:style-name="T3">R</text:span><text:span text:style-name="T3">e</text:span><text:span text:style-name="T3">s</text:span><text:span text:style-name="T3">i</text:span><text:span text:style-name="T3">d</text:span><text:span text:style-name="T3">e</text:span><text:span text:style-name="T3">n</text:span><text:span text:style-name="T3">t</text:span><text:span text:style-name="T3">e</text:span><text:span text:style-name="T3"> </text:span><text:span text:style-name="T3">e</text:span><text:span text:style-name="T3">m</text:span><text:span text:style-name="T3">:</text:span></text:p>
          </draw:text-box>
        </draw:frame>
        <draw:frame draw:style-name="gr54" draw:text-style-name="P3" draw:layer="layout" svg:width="1.391cm" svg:height="0.297cm" svg:x="3.248cm" svg:y="9.264cm">
          <draw:text-box>
            <text:p text:style-name="P2"><text:span text:style-name="T3">C</text:span><text:span text:style-name="T3">o</text:span><text:span text:style-name="T3">d</text:span><text:span text:style-name="T3">.</text:span><text:span text:style-name="T3"> </text:span><text:span text:style-name="T3">P</text:span><text:span text:style-name="T3">o</text:span><text:span text:style-name="T3">s</text:span><text:span text:style-name="T3">t</text:span><text:span text:style-name="T3">a</text:span><text:span text:style-name="T3">l</text:span></text:p>
          </draw:text-box>
        </draw:frame>
        <draw:frame draw:style-name="gr13" draw:text-style-name="P3" draw:layer="layout" svg:width="0.54cm" svg:height="0.297cm" svg:x="3.248cm" svg:y="9.874cm">
          <draw:text-box>
            <text:p text:style-name="P2"><text:span text:style-name="T3">P</text:span><text:span text:style-name="T3">a</text:span><text:span text:style-name="T3">í</text:span><text:span text:style-name="T3">s</text:span></text:p>
          </draw:text-box>
        </draw:frame>
        <draw:frame draw:style-name="gr6" draw:text-style-name="P5" draw:layer="layout" svg:width="0.147cm" svg:height="0.166cm" svg:x="12.834cm" svg:y="9.981cm">
          <draw:text-box>
            <text:p text:style-name="P2"><text:span text:style-name="T2">1</text:span><text:span text:style-name="T2">.</text:span></text:p>
          </draw:text-box>
        </draw:frame>
        <draw:frame draw:style-name="gr16" draw:text-style-name="P3" draw:layer="layout" svg:width="0.493cm" svg:height="0.297cm" svg:x="12.956cm" svg:y="9.874cm">
          <draw:text-box>
            <text:p text:style-name="P2"><text:span text:style-name="T3"><text:s/></text:span><text:span text:style-name="T3">T</text:span><text:span text:style-name="T3">e</text:span><text:span text:style-name="T3">l</text:span><text:span text:style-name="T3">.</text:span></text:p>
          </draw:text-box>
        </draw:frame>
        <draw:frame draw:style-name="gr39" draw:text-style-name="P3" draw:layer="layout" svg:width="0.802cm" svg:height="0.297cm" svg:x="3.248cm" svg:y="11.398cm">
          <draw:text-box>
            <text:p text:style-name="P2"><text:span text:style-name="T3">e</text:span><text:span text:style-name="T3">-</text:span><text:span text:style-name="T3">m</text:span><text:span text:style-name="T3">a</text:span><text:span text:style-name="T3">i</text:span><text:span text:style-name="T3">l</text:span><text:span text:style-name="T3">:</text:span></text:p>
          </draw:text-box>
        </draw:frame>
        <draw:frame draw:style-name="gr97" draw:text-style-name="P3" draw:layer="layout" svg:width="2.639cm" svg:height="0.297cm" svg:x="3.248cm" svg:y="2.252cm">
          <draw:text-box>
            <text:p text:style-name="P2"><text:span text:style-name="T1">N</text:span><text:span text:style-name="T1">o</text:span><text:span text:style-name="T1">m</text:span><text:span text:style-name="T1">e</text:span><text:span text:style-name="T1"> </text:span><text:span text:style-name="T1">d</text:span><text:span text:style-name="T1">o</text:span><text:span text:style-name="T1"> </text:span><text:span text:style-name="T1">d</text:span><text:span text:style-name="T1">e</text:span><text:span text:style-name="T1">c</text:span><text:span text:style-name="T1">l</text:span><text:span text:style-name="T1">a</text:span><text:span text:style-name="T1">r</text:span><text:span text:style-name="T1">a</text:span><text:span text:style-name="T1">n</text:span><text:span text:style-name="T1">t</text:span><text:span text:style-name="T1">e</text:span><text:span text:style-name="T1">:</text:span></text:p>
          </draw:text-box>
        </draw:frame>
        <draw:frame draw:style-name="gr98" draw:text-style-name="P3" draw:layer="layout" svg:width="1.729cm" svg:height="0.297cm" svg:x="3.248cm" svg:y="3.472cm">
          <draw:text-box>
            <text:p text:style-name="P2"><text:span text:style-name="T3">R</text:span><text:span text:style-name="T3">e</text:span><text:span text:style-name="T3">s</text:span><text:span text:style-name="T3">i</text:span><text:span text:style-name="T3">d</text:span><text:span text:style-name="T3">e</text:span><text:span text:style-name="T3">n</text:span><text:span text:style-name="T3">t</text:span><text:span text:style-name="T3">e</text:span><text:span text:style-name="T3"> </text:span><text:span text:style-name="T3">e</text:span><text:span text:style-name="T3">m</text:span><text:span text:style-name="T3">:</text:span></text:p>
          </draw:text-box>
        </draw:frame>
        <draw:frame draw:style-name="gr54" draw:text-style-name="P3" draw:layer="layout" svg:width="1.391cm" svg:height="0.297cm" svg:x="3.248cm" svg:y="4.386cm">
          <draw:text-box>
            <text:p text:style-name="P2"><text:span text:style-name="T3">C</text:span><text:span text:style-name="T3">o</text:span><text:span text:style-name="T3">d</text:span><text:span text:style-name="T3">.</text:span><text:span text:style-name="T3"> </text:span><text:span text:style-name="T3">P</text:span><text:span text:style-name="T3">o</text:span><text:span text:style-name="T3">s</text:span><text:span text:style-name="T3">t</text:span><text:span text:style-name="T3">a</text:span><text:span text:style-name="T3">l</text:span></text:p>
          </draw:text-box>
        </draw:frame>
        <draw:frame draw:style-name="gr13" draw:text-style-name="P3" draw:layer="layout" svg:width="0.54cm" svg:height="0.297cm" svg:x="3.248cm" svg:y="4.996cm">
          <draw:text-box>
            <text:p text:style-name="P2"><text:span text:style-name="T3">P</text:span><text:span text:style-name="T3">a</text:span><text:span text:style-name="T3">í</text:span><text:span text:style-name="T3">s</text:span></text:p>
          </draw:text-box>
        </draw:frame>
        <draw:frame draw:style-name="gr44" draw:text-style-name="P5" draw:layer="layout" svg:width="0.167cm" svg:height="0.166cm" svg:x="12.834cm" svg:y="5.103cm">
          <draw:text-box>
            <text:p text:style-name="P2"><text:span text:style-name="T2">1</text:span><text:span text:style-name="T2">.</text:span><text:span text:style-name="T2"> </text:span></text:p>
          </draw:text-box>
        </draw:frame>
        <draw:frame draw:style-name="gr55" draw:text-style-name="P3" draw:layer="layout" svg:width="0.417cm" svg:height="0.297cm" svg:x="12.999cm" svg:y="4.996cm">
          <draw:text-box>
            <text:p text:style-name="P2"><text:span text:style-name="T3">T</text:span><text:span text:style-name="T3">e</text:span><text:span text:style-name="T3">l</text:span><text:span text:style-name="T3">.</text:span></text:p>
          </draw:text-box>
        </draw:frame>
        <draw:line draw:style-name="gr59" draw:text-style-name="P9" draw:layer="layout" svg:x1="3.194cm" svg:y1="2.58cm" svg:x2="3.194cm" svg:y2="2.885cm">
          <text:p/>
        </draw:line>
        <draw:polygon draw:style-name="gr58" draw:text-style-name="P8" draw:layer="layout" svg:width="0.005cm" svg:height="0.31cm" svg:x="3.192cm" svg:y="2.577cm" svg:viewBox="0 0 6 311" draw:points="0,311 6,311 6,0 0,0">
          <text:p/>
        </draw:polygon>
        <draw:line draw:style-name="gr59" draw:text-style-name="P9" draw:layer="layout" svg:x1="3.55cm" svg:y1="2.58cm" svg:x2="3.55cm" svg:y2="2.885cm">
          <text:p/>
        </draw:line>
        <draw:polygon draw:style-name="gr58" draw:text-style-name="P8" draw:layer="layout" svg:width="0.004cm" svg:height="0.31cm" svg:x="3.548cm" svg:y="2.577cm" svg:viewBox="0 0 5 311" draw:points="0,311 5,311 5,0 0,0">
          <text:p/>
        </draw:polygon>
        <draw:line draw:style-name="gr59" draw:text-style-name="P9" draw:layer="layout" svg:x1="3.905cm" svg:y1="2.58cm" svg:x2="3.905cm" svg:y2="2.885cm">
          <text:p/>
        </draw:line>
        <draw:polygon draw:style-name="gr58" draw:text-style-name="P8" draw:layer="layout" svg:width="0.005cm" svg:height="0.31cm" svg:x="3.903cm" svg:y="2.577cm" svg:viewBox="0 0 6 311" draw:points="0,311 6,311 6,0 0,0">
          <text:p/>
        </draw:polygon>
        <draw:line draw:style-name="gr59" draw:text-style-name="P9" draw:layer="layout" svg:x1="4.261cm" svg:y1="2.58cm" svg:x2="4.261cm" svg:y2="2.885cm">
          <text:p/>
        </draw:line>
        <draw:polygon draw:style-name="gr58" draw:text-style-name="P8" draw:layer="layout" svg:width="0.004cm" svg:height="0.31cm" svg:x="4.259cm" svg:y="2.577cm" svg:viewBox="0 0 5 311" draw:points="0,311 5,311 5,0 0,0">
          <text:p/>
        </draw:polygon>
        <draw:line draw:style-name="gr59" draw:text-style-name="P9" draw:layer="layout" svg:x1="4.617cm" svg:y1="2.58cm" svg:x2="4.617cm" svg:y2="2.885cm">
          <text:p/>
        </draw:line>
        <draw:polygon draw:style-name="gr58" draw:text-style-name="P8" draw:layer="layout" svg:width="0.004cm" svg:height="0.31cm" svg:x="4.615cm" svg:y="2.577cm" svg:viewBox="0 0 5 311" draw:points="0,311 5,311 5,0 0,0">
          <text:p/>
        </draw:polygon>
        <draw:line draw:style-name="gr59" draw:text-style-name="P9" draw:layer="layout" svg:x1="4.972cm" svg:y1="2.58cm" svg:x2="4.972cm" svg:y2="2.885cm">
          <text:p/>
        </draw:line>
        <draw:polygon draw:style-name="gr58" draw:text-style-name="P8" draw:layer="layout" svg:width="0.004cm" svg:height="0.31cm" svg:x="4.97cm" svg:y="2.577cm" svg:viewBox="0 0 5 311" draw:points="0,311 5,311 5,0 0,0">
          <text:p/>
        </draw:polygon>
        <draw:line draw:style-name="gr59" draw:text-style-name="P9" draw:layer="layout" svg:x1="5.328cm" svg:y1="2.58cm" svg:x2="5.328cm" svg:y2="2.885cm">
          <text:p/>
        </draw:line>
        <draw:polygon draw:style-name="gr58" draw:text-style-name="P8" draw:layer="layout" svg:width="0.004cm" svg:height="0.31cm" svg:x="5.326cm" svg:y="2.577cm" svg:viewBox="0 0 5 311" draw:points="0,311 5,311 5,0 0,0">
          <text:p/>
        </draw:polygon>
        <draw:line draw:style-name="gr59" draw:text-style-name="P9" draw:layer="layout" svg:x1="5.683cm" svg:y1="2.58cm" svg:x2="5.683cm" svg:y2="2.885cm">
          <text:p/>
        </draw:line>
        <draw:polygon draw:style-name="gr58" draw:text-style-name="P8" draw:layer="layout" svg:width="0.006cm" svg:height="0.31cm" svg:x="5.681cm" svg:y="2.577cm" svg:viewBox="0 0 7 311" draw:points="0,311 7,311 7,0 0,0">
          <text:p/>
        </draw:polygon>
        <draw:line draw:style-name="gr59" draw:text-style-name="P9" draw:layer="layout" svg:x1="6.039cm" svg:y1="2.58cm" svg:x2="6.039cm" svg:y2="2.885cm">
          <text:p/>
        </draw:line>
        <draw:polygon draw:style-name="gr58" draw:text-style-name="P8" draw:layer="layout" svg:width="0.004cm" svg:height="0.31cm" svg:x="6.037cm" svg:y="2.577cm" svg:viewBox="0 0 5 311" draw:points="0,311 5,311 5,0 0,0">
          <text:p/>
        </draw:polygon>
        <draw:line draw:style-name="gr59" draw:text-style-name="P9" draw:layer="layout" svg:x1="6.395cm" svg:y1="2.58cm" svg:x2="6.395cm" svg:y2="2.885cm">
          <text:p/>
        </draw:line>
        <draw:polygon draw:style-name="gr58" draw:text-style-name="P8" draw:layer="layout" svg:width="0.004cm" svg:height="0.31cm" svg:x="6.393cm" svg:y="2.577cm" svg:viewBox="0 0 5 311" draw:points="0,311 5,311 5,0 0,0">
          <text:p/>
        </draw:polygon>
        <draw:line draw:style-name="gr59" draw:text-style-name="P9" draw:layer="layout" svg:x1="6.751cm" svg:y1="2.58cm" svg:x2="6.751cm" svg:y2="2.885cm">
          <text:p/>
        </draw:line>
        <draw:polygon draw:style-name="gr58" draw:text-style-name="P8" draw:layer="layout" svg:width="0.004cm" svg:height="0.31cm" svg:x="6.749cm" svg:y="2.577cm" svg:viewBox="0 0 5 311" draw:points="0,311 5,311 5,0 0,0">
          <text:p/>
        </draw:polygon>
        <draw:line draw:style-name="gr59" draw:text-style-name="P9" draw:layer="layout" svg:x1="7.107cm" svg:y1="2.58cm" svg:x2="7.107cm" svg:y2="2.885cm">
          <text:p/>
        </draw:line>
        <draw:polygon draw:style-name="gr58" draw:text-style-name="P8" draw:layer="layout" svg:width="0.004cm" svg:height="0.31cm" svg:x="7.105cm" svg:y="2.577cm" svg:viewBox="0 0 5 311" draw:points="0,311 5,311 5,0 0,0">
          <text:p/>
        </draw:polygon>
        <draw:line draw:style-name="gr59" draw:text-style-name="P9" draw:layer="layout" svg:x1="7.463cm" svg:y1="2.58cm" svg:x2="7.463cm" svg:y2="2.885cm">
          <text:p/>
        </draw:line>
        <draw:polygon draw:style-name="gr58" draw:text-style-name="P8" draw:layer="layout" svg:width="0.005cm" svg:height="0.31cm" svg:x="7.46cm" svg:y="2.577cm" svg:viewBox="0 0 6 311" draw:points="0,311 6,311 6,0 0,0">
          <text:p/>
        </draw:polygon>
        <draw:line draw:style-name="gr59" draw:text-style-name="P9" draw:layer="layout" svg:x1="7.818cm" svg:y1="2.58cm" svg:x2="7.818cm" svg:y2="2.885cm">
          <text:p/>
        </draw:line>
        <draw:polygon draw:style-name="gr58" draw:text-style-name="P8" draw:layer="layout" svg:width="0.004cm" svg:height="0.31cm" svg:x="7.816cm" svg:y="2.577cm" svg:viewBox="0 0 5 311" draw:points="0,311 5,311 5,0 0,0">
          <text:p/>
        </draw:polygon>
        <draw:line draw:style-name="gr59" draw:text-style-name="P9" draw:layer="layout" svg:x1="8.174cm" svg:y1="2.58cm" svg:x2="8.174cm" svg:y2="2.885cm">
          <text:p/>
        </draw:line>
        <draw:polygon draw:style-name="gr58" draw:text-style-name="P8" draw:layer="layout" svg:width="0.004cm" svg:height="0.31cm" svg:x="8.172cm" svg:y="2.577cm" svg:viewBox="0 0 5 311" draw:points="0,311 5,311 5,0 0,0">
          <text:p/>
        </draw:polygon>
        <draw:line draw:style-name="gr59" draw:text-style-name="P9" draw:layer="layout" svg:x1="8.529cm" svg:y1="2.58cm" svg:x2="8.529cm" svg:y2="2.885cm">
          <text:p/>
        </draw:line>
        <draw:polygon draw:style-name="gr58" draw:text-style-name="P8" draw:layer="layout" svg:width="0.004cm" svg:height="0.31cm" svg:x="8.527cm" svg:y="2.577cm" svg:viewBox="0 0 5 311" draw:points="0,311 5,311 5,0 0,0">
          <text:p/>
        </draw:polygon>
        <draw:line draw:style-name="gr59" draw:text-style-name="P9" draw:layer="layout" svg:x1="8.885cm" svg:y1="2.58cm" svg:x2="8.885cm" svg:y2="2.885cm">
          <text:p/>
        </draw:line>
        <draw:polygon draw:style-name="gr58" draw:text-style-name="P8" draw:layer="layout" svg:width="0.004cm" svg:height="0.31cm" svg:x="8.883cm" svg:y="2.577cm" svg:viewBox="0 0 5 311" draw:points="0,311 5,311 5,0 0,0">
          <text:p/>
        </draw:polygon>
        <draw:line draw:style-name="gr59" draw:text-style-name="P9" draw:layer="layout" svg:x1="9.241cm" svg:y1="2.58cm" svg:x2="9.241cm" svg:y2="2.885cm">
          <text:p/>
        </draw:line>
        <draw:polygon draw:style-name="gr58" draw:text-style-name="P8" draw:layer="layout" svg:width="0.005cm" svg:height="0.31cm" svg:x="9.238cm" svg:y="2.577cm" svg:viewBox="0 0 6 311" draw:points="0,311 6,311 6,0 0,0">
          <text:p/>
        </draw:polygon>
        <draw:line draw:style-name="gr59" draw:text-style-name="P9" draw:layer="layout" svg:x1="9.596cm" svg:y1="2.58cm" svg:x2="9.596cm" svg:y2="2.885cm">
          <text:p/>
        </draw:line>
        <draw:polygon draw:style-name="gr58" draw:text-style-name="P8" draw:layer="layout" svg:width="0.004cm" svg:height="0.31cm" svg:x="9.594cm" svg:y="2.577cm" svg:viewBox="0 0 5 311" draw:points="0,311 5,311 5,0 0,0">
          <text:p/>
        </draw:polygon>
        <draw:line draw:style-name="gr59" draw:text-style-name="P9" draw:layer="layout" svg:x1="9.952cm" svg:y1="2.58cm" svg:x2="9.952cm" svg:y2="2.885cm">
          <text:p/>
        </draw:line>
        <draw:polygon draw:style-name="gr58" draw:text-style-name="P8" draw:layer="layout" svg:width="0.004cm" svg:height="0.31cm" svg:x="9.95cm" svg:y="2.577cm" svg:viewBox="0 0 5 311" draw:points="0,311 5,311 5,0 0,0">
          <text:p/>
        </draw:polygon>
        <draw:line draw:style-name="gr59" draw:text-style-name="P9" draw:layer="layout" svg:x1="10.307cm" svg:y1="2.58cm" svg:x2="10.307cm" svg:y2="2.885cm">
          <text:p/>
        </draw:line>
        <draw:polygon draw:style-name="gr58" draw:text-style-name="P8" draw:layer="layout" svg:width="0.004cm" svg:height="0.31cm" svg:x="10.305cm" svg:y="2.577cm" svg:viewBox="0 0 5 311" draw:points="0,311 5,311 5,0 0,0">
          <text:p/>
        </draw:polygon>
        <draw:line draw:style-name="gr59" draw:text-style-name="P9" draw:layer="layout" svg:x1="10.663cm" svg:y1="2.58cm" svg:x2="10.663cm" svg:y2="2.885cm">
          <text:p/>
        </draw:line>
        <draw:polygon draw:style-name="gr58" draw:text-style-name="P8" draw:layer="layout" svg:width="0.004cm" svg:height="0.31cm" svg:x="10.661cm" svg:y="2.577cm" svg:viewBox="0 0 5 311" draw:points="0,311 5,311 5,0 0,0">
          <text:p/>
        </draw:polygon>
        <draw:line draw:style-name="gr59" draw:text-style-name="P9" draw:layer="layout" svg:x1="11.019cm" svg:y1="2.58cm" svg:x2="11.019cm" svg:y2="2.885cm">
          <text:p/>
        </draw:line>
        <draw:polygon draw:style-name="gr58" draw:text-style-name="P8" draw:layer="layout" svg:width="0.005cm" svg:height="0.31cm" svg:x="11.016cm" svg:y="2.577cm" svg:viewBox="0 0 6 311" draw:points="0,311 6,311 6,0 0,0">
          <text:p/>
        </draw:polygon>
        <draw:line draw:style-name="gr59" draw:text-style-name="P9" draw:layer="layout" svg:x1="11.375cm" svg:y1="2.58cm" svg:x2="11.375cm" svg:y2="2.885cm">
          <text:p/>
        </draw:line>
        <draw:polygon draw:style-name="gr58" draw:text-style-name="P8" draw:layer="layout" svg:width="0.004cm" svg:height="0.31cm" svg:x="11.373cm" svg:y="2.577cm" svg:viewBox="0 0 5 311" draw:points="0,311 5,311 5,0 0,0">
          <text:p/>
        </draw:polygon>
        <draw:line draw:style-name="gr59" draw:text-style-name="P9" draw:layer="layout" svg:x1="11.73cm" svg:y1="2.58cm" svg:x2="11.73cm" svg:y2="2.885cm">
          <text:p/>
        </draw:line>
        <draw:polygon draw:style-name="gr58" draw:text-style-name="P8" draw:layer="layout" svg:width="0.005cm" svg:height="0.31cm" svg:x="11.728cm" svg:y="2.577cm" svg:viewBox="0 0 6 311" draw:points="0,311 6,311 6,0 0,0">
          <text:p/>
        </draw:polygon>
        <draw:line draw:style-name="gr59" draw:text-style-name="P9" draw:layer="layout" svg:x1="12.086cm" svg:y1="2.58cm" svg:x2="12.086cm" svg:y2="2.885cm">
          <text:p/>
        </draw:line>
        <draw:polygon draw:style-name="gr58" draw:text-style-name="P8" draw:layer="layout" svg:width="0.004cm" svg:height="0.31cm" svg:x="12.084cm" svg:y="2.577cm" svg:viewBox="0 0 5 311" draw:points="0,311 5,311 5,0 0,0">
          <text:p/>
        </draw:polygon>
        <draw:line draw:style-name="gr59" draw:text-style-name="P9" draw:layer="layout" svg:x1="12.442cm" svg:y1="2.58cm" svg:x2="12.442cm" svg:y2="2.885cm">
          <text:p/>
        </draw:line>
        <draw:polygon draw:style-name="gr58" draw:text-style-name="P8" draw:layer="layout" svg:width="0.004cm" svg:height="0.31cm" svg:x="12.44cm" svg:y="2.577cm" svg:viewBox="0 0 5 311" draw:points="0,311 5,311 5,0 0,0">
          <text:p/>
        </draw:polygon>
        <draw:line draw:style-name="gr59" draw:text-style-name="P9" draw:layer="layout" svg:x1="12.797cm" svg:y1="2.58cm" svg:x2="12.797cm" svg:y2="2.885cm">
          <text:p/>
        </draw:line>
        <draw:polygon draw:style-name="gr58" draw:text-style-name="P8" draw:layer="layout" svg:width="0.004cm" svg:height="0.31cm" svg:x="12.795cm" svg:y="2.577cm" svg:viewBox="0 0 5 311" draw:points="0,311 5,311 5,0 0,0">
          <text:p/>
        </draw:polygon>
        <draw:line draw:style-name="gr59" draw:text-style-name="P9" draw:layer="layout" svg:x1="13.153cm" svg:y1="2.58cm" svg:x2="13.153cm" svg:y2="2.885cm">
          <text:p/>
        </draw:line>
        <draw:polygon draw:style-name="gr58" draw:text-style-name="P8" draw:layer="layout" svg:width="0.004cm" svg:height="0.31cm" svg:x="13.151cm" svg:y="2.577cm" svg:viewBox="0 0 5 311" draw:points="0,311 5,311 5,0 0,0">
          <text:p/>
        </draw:polygon>
        <draw:line draw:style-name="gr59" draw:text-style-name="P9" draw:layer="layout" svg:x1="13.508cm" svg:y1="2.58cm" svg:x2="13.508cm" svg:y2="2.885cm">
          <text:p/>
        </draw:line>
        <draw:polygon draw:style-name="gr58" draw:text-style-name="P8" draw:layer="layout" svg:width="0.005cm" svg:height="0.31cm" svg:x="13.506cm" svg:y="2.577cm" svg:viewBox="0 0 6 311" draw:points="0,311 6,311 6,0 0,0">
          <text:p/>
        </draw:polygon>
        <draw:line draw:style-name="gr59" draw:text-style-name="P9" draw:layer="layout" svg:x1="13.864cm" svg:y1="2.58cm" svg:x2="13.864cm" svg:y2="2.885cm">
          <text:p/>
        </draw:line>
        <draw:polygon draw:style-name="gr58" draw:text-style-name="P8" draw:layer="layout" svg:width="0.004cm" svg:height="0.31cm" svg:x="13.862cm" svg:y="2.577cm" svg:viewBox="0 0 5 311" draw:points="0,311 5,311 5,0 0,0">
          <text:p/>
        </draw:polygon>
        <draw:line draw:style-name="gr59" draw:text-style-name="P9" draw:layer="layout" svg:x1="14.22cm" svg:y1="2.58cm" svg:x2="14.22cm" svg:y2="2.885cm">
          <text:p/>
        </draw:line>
        <draw:polygon draw:style-name="gr58" draw:text-style-name="P8" draw:layer="layout" svg:width="0.004cm" svg:height="0.31cm" svg:x="14.218cm" svg:y="2.577cm" svg:viewBox="0 0 5 311" draw:points="0,311 5,311 5,0 0,0">
          <text:p/>
        </draw:polygon>
        <draw:line draw:style-name="gr59" draw:text-style-name="P9" draw:layer="layout" svg:x1="14.575cm" svg:y1="2.58cm" svg:x2="14.575cm" svg:y2="2.885cm">
          <text:p/>
        </draw:line>
        <draw:polygon draw:style-name="gr58" draw:text-style-name="P8" draw:layer="layout" svg:width="0.004cm" svg:height="0.31cm" svg:x="14.573cm" svg:y="2.577cm" svg:viewBox="0 0 5 311" draw:points="0,311 5,311 5,0 0,0">
          <text:p/>
        </draw:polygon>
        <draw:line draw:style-name="gr59" draw:text-style-name="P9" draw:layer="layout" svg:x1="14.931cm" svg:y1="2.58cm" svg:x2="14.931cm" svg:y2="2.885cm">
          <text:p/>
        </draw:line>
        <draw:polygon draw:style-name="gr58" draw:text-style-name="P8" draw:layer="layout" svg:width="0.004cm" svg:height="0.31cm" svg:x="14.929cm" svg:y="2.577cm" svg:viewBox="0 0 5 311" draw:points="0,311 5,311 5,0 0,0">
          <text:p/>
        </draw:polygon>
        <draw:line draw:style-name="gr59" draw:text-style-name="P9" draw:layer="layout" svg:x1="15.286cm" svg:y1="2.58cm" svg:x2="15.286cm" svg:y2="2.885cm">
          <text:p/>
        </draw:line>
        <draw:polygon draw:style-name="gr58" draw:text-style-name="P8" draw:layer="layout" svg:width="0.005cm" svg:height="0.31cm" svg:x="15.284cm" svg:y="2.577cm" svg:viewBox="0 0 6 311" draw:points="0,311 6,311 6,0 0,0">
          <text:p/>
        </draw:polygon>
        <draw:line draw:style-name="gr59" draw:text-style-name="P9" draw:layer="layout" svg:x1="15.643cm" svg:y1="2.58cm" svg:x2="15.643cm" svg:y2="2.885cm">
          <text:p/>
        </draw:line>
        <draw:polygon draw:style-name="gr58" draw:text-style-name="P8" draw:layer="layout" svg:width="0.004cm" svg:height="0.31cm" svg:x="15.641cm" svg:y="2.577cm" svg:viewBox="0 0 5 311" draw:points="0,311 5,311 5,0 0,0">
          <text:p/>
        </draw:polygon>
        <draw:line draw:style-name="gr59" draw:text-style-name="P9" draw:layer="layout" svg:x1="15.999cm" svg:y1="2.58cm" svg:x2="15.999cm" svg:y2="2.885cm">
          <text:p/>
        </draw:line>
        <draw:polygon draw:style-name="gr58" draw:text-style-name="P8" draw:layer="layout" svg:width="0.004cm" svg:height="0.31cm" svg:x="15.997cm" svg:y="2.577cm" svg:viewBox="0 0 5 311" draw:points="0,311 5,311 5,0 0,0">
          <text:p/>
        </draw:polygon>
        <draw:line draw:style-name="gr59" draw:text-style-name="P9" draw:layer="layout" svg:x1="16.354cm" svg:y1="2.58cm" svg:x2="16.354cm" svg:y2="2.885cm">
          <text:p/>
        </draw:line>
        <draw:polygon draw:style-name="gr58" draw:text-style-name="P8" draw:layer="layout" svg:width="0.004cm" svg:height="0.31cm" svg:x="16.352cm" svg:y="2.577cm" svg:viewBox="0 0 5 311" draw:points="0,311 5,311 5,0 0,0">
          <text:p/>
        </draw:polygon>
        <draw:line draw:style-name="gr59" draw:text-style-name="P9" draw:layer="layout" svg:x1="16.71cm" svg:y1="2.58cm" svg:x2="16.71cm" svg:y2="2.885cm">
          <text:p/>
        </draw:line>
        <draw:polygon draw:style-name="gr58" draw:text-style-name="P8" draw:layer="layout" svg:width="0.004cm" svg:height="0.31cm" svg:x="16.708cm" svg:y="2.577cm" svg:viewBox="0 0 5 311" draw:points="0,311 5,311 5,0 0,0">
          <text:p/>
        </draw:polygon>
        <draw:line draw:style-name="gr59" draw:text-style-name="P9" draw:layer="layout" svg:x1="17.065cm" svg:y1="2.58cm" svg:x2="17.065cm" svg:y2="2.885cm">
          <text:p/>
        </draw:line>
        <draw:polygon draw:style-name="gr58" draw:text-style-name="P8" draw:layer="layout" svg:width="0.005cm" svg:height="0.31cm" svg:x="17.063cm" svg:y="2.577cm" svg:viewBox="0 0 6 311" draw:points="0,311 6,311 6,0 0,0">
          <text:p/>
        </draw:polygon>
        <draw:line draw:style-name="gr59" draw:text-style-name="P9" draw:layer="layout" svg:x1="17.421cm" svg:y1="2.58cm" svg:x2="17.421cm" svg:y2="2.885cm">
          <text:p/>
        </draw:line>
        <draw:polygon draw:style-name="gr58" draw:text-style-name="P8" draw:layer="layout" svg:width="0.004cm" svg:height="0.31cm" svg:x="17.419cm" svg:y="2.577cm" svg:viewBox="0 0 5 311" draw:points="0,311 5,311 5,0 0,0">
          <text:p/>
        </draw:polygon>
        <draw:line draw:style-name="gr59" draw:text-style-name="P9" draw:layer="layout" svg:x1="17.777cm" svg:y1="2.58cm" svg:x2="17.777cm" svg:y2="2.885cm">
          <text:p/>
        </draw:line>
        <draw:polygon draw:style-name="gr58" draw:text-style-name="P8" draw:layer="layout" svg:width="0.004cm" svg:height="0.31cm" svg:x="17.775cm" svg:y="2.577cm" svg:viewBox="0 0 5 311" draw:points="0,311 5,311 5,0 0,0">
          <text:p/>
        </draw:polygon>
        <draw:line draw:style-name="gr59" draw:text-style-name="P9" draw:layer="layout" svg:x1="3.194cm" svg:y1="3.19cm" svg:x2="3.194cm" svg:y2="3.495cm">
          <text:p/>
        </draw:line>
        <draw:polygon draw:style-name="gr58" draw:text-style-name="P8" draw:layer="layout" svg:width="0.005cm" svg:height="0.309cm" svg:x="3.192cm" svg:y="3.188cm" svg:viewBox="0 0 6 310" draw:points="0,310 6,310 6,0 0,0">
          <text:p/>
        </draw:polygon>
        <draw:line draw:style-name="gr59" draw:text-style-name="P9" draw:layer="layout" svg:x1="3.55cm" svg:y1="3.19cm" svg:x2="3.55cm" svg:y2="3.495cm">
          <text:p/>
        </draw:line>
        <draw:polygon draw:style-name="gr58" draw:text-style-name="P8" draw:layer="layout" svg:width="0.004cm" svg:height="0.309cm" svg:x="3.548cm" svg:y="3.188cm" svg:viewBox="0 0 5 310" draw:points="0,310 5,310 5,0 0,0">
          <text:p/>
        </draw:polygon>
        <draw:line draw:style-name="gr59" draw:text-style-name="P9" draw:layer="layout" svg:x1="3.905cm" svg:y1="3.19cm" svg:x2="3.905cm" svg:y2="3.495cm">
          <text:p/>
        </draw:line>
        <draw:polygon draw:style-name="gr58" draw:text-style-name="P8" draw:layer="layout" svg:width="0.005cm" svg:height="0.309cm" svg:x="3.903cm" svg:y="3.188cm" svg:viewBox="0 0 6 310" draw:points="0,310 6,310 6,0 0,0">
          <text:p/>
        </draw:polygon>
        <draw:line draw:style-name="gr59" draw:text-style-name="P9" draw:layer="layout" svg:x1="4.261cm" svg:y1="3.19cm" svg:x2="4.261cm" svg:y2="3.495cm">
          <text:p/>
        </draw:line>
        <draw:polygon draw:style-name="gr58" draw:text-style-name="P8" draw:layer="layout" svg:width="0.004cm" svg:height="0.309cm" svg:x="4.259cm" svg:y="3.188cm" svg:viewBox="0 0 5 310" draw:points="0,310 5,310 5,0 0,0">
          <text:p/>
        </draw:polygon>
        <draw:line draw:style-name="gr59" draw:text-style-name="P9" draw:layer="layout" svg:x1="4.617cm" svg:y1="3.19cm" svg:x2="4.617cm" svg:y2="3.495cm">
          <text:p/>
        </draw:line>
        <draw:polygon draw:style-name="gr58" draw:text-style-name="P8" draw:layer="layout" svg:width="0.004cm" svg:height="0.309cm" svg:x="4.615cm" svg:y="3.188cm" svg:viewBox="0 0 5 310" draw:points="0,310 5,310 5,0 0,0">
          <text:p/>
        </draw:polygon>
        <draw:line draw:style-name="gr59" draw:text-style-name="P9" draw:layer="layout" svg:x1="4.972cm" svg:y1="3.19cm" svg:x2="4.972cm" svg:y2="3.495cm">
          <text:p/>
        </draw:line>
        <draw:polygon draw:style-name="gr58" draw:text-style-name="P8" draw:layer="layout" svg:width="0.004cm" svg:height="0.309cm" svg:x="4.97cm" svg:y="3.188cm" svg:viewBox="0 0 5 310" draw:points="0,310 5,310 5,0 0,0">
          <text:p/>
        </draw:polygon>
        <draw:line draw:style-name="gr59" draw:text-style-name="P9" draw:layer="layout" svg:x1="5.328cm" svg:y1="3.19cm" svg:x2="5.328cm" svg:y2="3.495cm">
          <text:p/>
        </draw:line>
        <draw:polygon draw:style-name="gr58" draw:text-style-name="P8" draw:layer="layout" svg:width="0.004cm" svg:height="0.309cm" svg:x="5.326cm" svg:y="3.188cm" svg:viewBox="0 0 5 310" draw:points="0,310 5,310 5,0 0,0">
          <text:p/>
        </draw:polygon>
        <draw:line draw:style-name="gr59" draw:text-style-name="P9" draw:layer="layout" svg:x1="5.683cm" svg:y1="3.19cm" svg:x2="5.683cm" svg:y2="3.495cm">
          <text:p/>
        </draw:line>
        <draw:polygon draw:style-name="gr58" draw:text-style-name="P8" draw:layer="layout" svg:width="0.006cm" svg:height="0.309cm" svg:x="5.681cm" svg:y="3.188cm" svg:viewBox="0 0 7 310" draw:points="0,310 7,310 7,0 0,0">
          <text:p/>
        </draw:polygon>
        <draw:line draw:style-name="gr59" draw:text-style-name="P9" draw:layer="layout" svg:x1="6.039cm" svg:y1="3.19cm" svg:x2="6.039cm" svg:y2="3.495cm">
          <text:p/>
        </draw:line>
        <draw:polygon draw:style-name="gr58" draw:text-style-name="P8" draw:layer="layout" svg:width="0.004cm" svg:height="0.309cm" svg:x="6.037cm" svg:y="3.188cm" svg:viewBox="0 0 5 310" draw:points="0,310 5,310 5,0 0,0">
          <text:p/>
        </draw:polygon>
        <draw:line draw:style-name="gr59" draw:text-style-name="P9" draw:layer="layout" svg:x1="6.395cm" svg:y1="3.19cm" svg:x2="6.395cm" svg:y2="3.495cm">
          <text:p/>
        </draw:line>
        <draw:polygon draw:style-name="gr58" draw:text-style-name="P8" draw:layer="layout" svg:width="0.004cm" svg:height="0.309cm" svg:x="6.393cm" svg:y="3.188cm" svg:viewBox="0 0 5 310" draw:points="0,310 5,310 5,0 0,0">
          <text:p/>
        </draw:polygon>
        <draw:line draw:style-name="gr59" draw:text-style-name="P9" draw:layer="layout" svg:x1="6.751cm" svg:y1="3.19cm" svg:x2="6.751cm" svg:y2="3.495cm">
          <text:p/>
        </draw:line>
        <draw:polygon draw:style-name="gr58" draw:text-style-name="P8" draw:layer="layout" svg:width="0.004cm" svg:height="0.309cm" svg:x="6.749cm" svg:y="3.188cm" svg:viewBox="0 0 5 310" draw:points="0,310 5,310 5,0 0,0">
          <text:p/>
        </draw:polygon>
        <draw:line draw:style-name="gr59" draw:text-style-name="P9" draw:layer="layout" svg:x1="7.107cm" svg:y1="3.19cm" svg:x2="7.107cm" svg:y2="3.495cm">
          <text:p/>
        </draw:line>
        <draw:polygon draw:style-name="gr58" draw:text-style-name="P8" draw:layer="layout" svg:width="0.004cm" svg:height="0.309cm" svg:x="7.105cm" svg:y="3.188cm" svg:viewBox="0 0 5 310" draw:points="0,310 5,310 5,0 0,0">
          <text:p/>
        </draw:polygon>
        <draw:line draw:style-name="gr59" draw:text-style-name="P9" draw:layer="layout" svg:x1="7.463cm" svg:y1="3.19cm" svg:x2="7.463cm" svg:y2="3.495cm">
          <text:p/>
        </draw:line>
        <draw:polygon draw:style-name="gr58" draw:text-style-name="P8" draw:layer="layout" svg:width="0.005cm" svg:height="0.309cm" svg:x="7.46cm" svg:y="3.188cm" svg:viewBox="0 0 6 310" draw:points="0,310 6,310 6,0 0,0">
          <text:p/>
        </draw:polygon>
        <draw:line draw:style-name="gr59" draw:text-style-name="P9" draw:layer="layout" svg:x1="7.818cm" svg:y1="3.19cm" svg:x2="7.818cm" svg:y2="3.495cm">
          <text:p/>
        </draw:line>
        <draw:polygon draw:style-name="gr58" draw:text-style-name="P8" draw:layer="layout" svg:width="0.004cm" svg:height="0.309cm" svg:x="7.816cm" svg:y="3.188cm" svg:viewBox="0 0 5 310" draw:points="0,310 5,310 5,0 0,0">
          <text:p/>
        </draw:polygon>
        <draw:line draw:style-name="gr59" draw:text-style-name="P9" draw:layer="layout" svg:x1="8.174cm" svg:y1="3.19cm" svg:x2="8.174cm" svg:y2="3.495cm">
          <text:p/>
        </draw:line>
        <draw:polygon draw:style-name="gr58" draw:text-style-name="P8" draw:layer="layout" svg:width="0.004cm" svg:height="0.309cm" svg:x="8.172cm" svg:y="3.188cm" svg:viewBox="0 0 5 310" draw:points="0,310 5,310 5,0 0,0">
          <text:p/>
        </draw:polygon>
        <draw:line draw:style-name="gr59" draw:text-style-name="P9" draw:layer="layout" svg:x1="8.529cm" svg:y1="3.19cm" svg:x2="8.529cm" svg:y2="3.495cm">
          <text:p/>
        </draw:line>
        <draw:polygon draw:style-name="gr58" draw:text-style-name="P8" draw:layer="layout" svg:width="0.004cm" svg:height="0.309cm" svg:x="8.527cm" svg:y="3.188cm" svg:viewBox="0 0 5 310" draw:points="0,310 5,310 5,0 0,0">
          <text:p/>
        </draw:polygon>
        <draw:line draw:style-name="gr59" draw:text-style-name="P9" draw:layer="layout" svg:x1="8.885cm" svg:y1="3.19cm" svg:x2="8.885cm" svg:y2="3.495cm">
          <text:p/>
        </draw:line>
        <draw:polygon draw:style-name="gr58" draw:text-style-name="P8" draw:layer="layout" svg:width="0.004cm" svg:height="0.309cm" svg:x="8.883cm" svg:y="3.188cm" svg:viewBox="0 0 5 310" draw:points="0,310 5,310 5,0 0,0">
          <text:p/>
        </draw:polygon>
        <draw:line draw:style-name="gr59" draw:text-style-name="P9" draw:layer="layout" svg:x1="9.241cm" svg:y1="3.19cm" svg:x2="9.241cm" svg:y2="3.495cm">
          <text:p/>
        </draw:line>
        <draw:polygon draw:style-name="gr58" draw:text-style-name="P8" draw:layer="layout" svg:width="0.005cm" svg:height="0.309cm" svg:x="9.238cm" svg:y="3.188cm" svg:viewBox="0 0 6 310" draw:points="0,310 6,310 6,0 0,0">
          <text:p/>
        </draw:polygon>
        <draw:line draw:style-name="gr59" draw:text-style-name="P9" draw:layer="layout" svg:x1="9.596cm" svg:y1="3.19cm" svg:x2="9.596cm" svg:y2="3.495cm">
          <text:p/>
        </draw:line>
        <draw:polygon draw:style-name="gr58" draw:text-style-name="P8" draw:layer="layout" svg:width="0.004cm" svg:height="0.309cm" svg:x="9.594cm" svg:y="3.188cm" svg:viewBox="0 0 5 310" draw:points="0,310 5,310 5,0 0,0">
          <text:p/>
        </draw:polygon>
        <draw:line draw:style-name="gr59" draw:text-style-name="P9" draw:layer="layout" svg:x1="9.952cm" svg:y1="3.19cm" svg:x2="9.952cm" svg:y2="3.495cm">
          <text:p/>
        </draw:line>
        <draw:polygon draw:style-name="gr58" draw:text-style-name="P8" draw:layer="layout" svg:width="0.004cm" svg:height="0.309cm" svg:x="9.95cm" svg:y="3.188cm" svg:viewBox="0 0 5 310" draw:points="0,310 5,310 5,0 0,0">
          <text:p/>
        </draw:polygon>
        <draw:line draw:style-name="gr59" draw:text-style-name="P9" draw:layer="layout" svg:x1="10.307cm" svg:y1="3.19cm" svg:x2="10.307cm" svg:y2="3.495cm">
          <text:p/>
        </draw:line>
        <draw:polygon draw:style-name="gr58" draw:text-style-name="P8" draw:layer="layout" svg:width="0.004cm" svg:height="0.309cm" svg:x="10.305cm" svg:y="3.188cm" svg:viewBox="0 0 5 310" draw:points="0,310 5,310 5,0 0,0">
          <text:p/>
        </draw:polygon>
        <draw:line draw:style-name="gr59" draw:text-style-name="P9" draw:layer="layout" svg:x1="10.663cm" svg:y1="3.19cm" svg:x2="10.663cm" svg:y2="3.495cm">
          <text:p/>
        </draw:line>
        <draw:polygon draw:style-name="gr58" draw:text-style-name="P8" draw:layer="layout" svg:width="0.004cm" svg:height="0.309cm" svg:x="10.661cm" svg:y="3.188cm" svg:viewBox="0 0 5 310" draw:points="0,310 5,310 5,0 0,0">
          <text:p/>
        </draw:polygon>
        <draw:line draw:style-name="gr59" draw:text-style-name="P9" draw:layer="layout" svg:x1="11.019cm" svg:y1="3.19cm" svg:x2="11.019cm" svg:y2="3.495cm">
          <text:p/>
        </draw:line>
        <draw:polygon draw:style-name="gr58" draw:text-style-name="P8" draw:layer="layout" svg:width="0.005cm" svg:height="0.309cm" svg:x="11.016cm" svg:y="3.188cm" svg:viewBox="0 0 6 310" draw:points="0,310 6,310 6,0 0,0">
          <text:p/>
        </draw:polygon>
        <draw:line draw:style-name="gr59" draw:text-style-name="P9" draw:layer="layout" svg:x1="11.375cm" svg:y1="3.19cm" svg:x2="11.375cm" svg:y2="3.495cm">
          <text:p/>
        </draw:line>
        <draw:polygon draw:style-name="gr58" draw:text-style-name="P8" draw:layer="layout" svg:width="0.004cm" svg:height="0.309cm" svg:x="11.373cm" svg:y="3.188cm" svg:viewBox="0 0 5 310" draw:points="0,310 5,310 5,0 0,0">
          <text:p/>
        </draw:polygon>
        <draw:line draw:style-name="gr59" draw:text-style-name="P9" draw:layer="layout" svg:x1="11.73cm" svg:y1="3.19cm" svg:x2="11.73cm" svg:y2="3.495cm">
          <text:p/>
        </draw:line>
        <draw:polygon draw:style-name="gr58" draw:text-style-name="P8" draw:layer="layout" svg:width="0.005cm" svg:height="0.309cm" svg:x="11.728cm" svg:y="3.188cm" svg:viewBox="0 0 6 310" draw:points="0,310 6,310 6,0 0,0">
          <text:p/>
        </draw:polygon>
        <draw:line draw:style-name="gr59" draw:text-style-name="P9" draw:layer="layout" svg:x1="12.086cm" svg:y1="3.19cm" svg:x2="12.086cm" svg:y2="3.495cm">
          <text:p/>
        </draw:line>
        <draw:polygon draw:style-name="gr58" draw:text-style-name="P8" draw:layer="layout" svg:width="0.004cm" svg:height="0.309cm" svg:x="12.084cm" svg:y="3.188cm" svg:viewBox="0 0 5 310" draw:points="0,310 5,310 5,0 0,0">
          <text:p/>
        </draw:polygon>
        <draw:line draw:style-name="gr59" draw:text-style-name="P9" draw:layer="layout" svg:x1="12.442cm" svg:y1="3.19cm" svg:x2="12.442cm" svg:y2="3.495cm">
          <text:p/>
        </draw:line>
        <draw:polygon draw:style-name="gr58" draw:text-style-name="P8" draw:layer="layout" svg:width="0.004cm" svg:height="0.309cm" svg:x="12.44cm" svg:y="3.188cm" svg:viewBox="0 0 5 310" draw:points="0,310 5,310 5,0 0,0">
          <text:p/>
        </draw:polygon>
        <draw:line draw:style-name="gr59" draw:text-style-name="P9" draw:layer="layout" svg:x1="12.797cm" svg:y1="3.19cm" svg:x2="12.797cm" svg:y2="3.495cm">
          <text:p/>
        </draw:line>
        <draw:polygon draw:style-name="gr58" draw:text-style-name="P8" draw:layer="layout" svg:width="0.004cm" svg:height="0.309cm" svg:x="12.795cm" svg:y="3.188cm" svg:viewBox="0 0 5 310" draw:points="0,310 5,310 5,0 0,0">
          <text:p/>
        </draw:polygon>
        <draw:line draw:style-name="gr59" draw:text-style-name="P9" draw:layer="layout" svg:x1="13.153cm" svg:y1="3.19cm" svg:x2="13.153cm" svg:y2="3.495cm">
          <text:p/>
        </draw:line>
        <draw:polygon draw:style-name="gr58" draw:text-style-name="P8" draw:layer="layout" svg:width="0.004cm" svg:height="0.309cm" svg:x="13.151cm" svg:y="3.188cm" svg:viewBox="0 0 5 310" draw:points="0,310 5,310 5,0 0,0">
          <text:p/>
        </draw:polygon>
        <draw:line draw:style-name="gr59" draw:text-style-name="P9" draw:layer="layout" svg:x1="13.508cm" svg:y1="3.19cm" svg:x2="13.508cm" svg:y2="3.495cm">
          <text:p/>
        </draw:line>
        <draw:polygon draw:style-name="gr58" draw:text-style-name="P8" draw:layer="layout" svg:width="0.005cm" svg:height="0.309cm" svg:x="13.506cm" svg:y="3.188cm" svg:viewBox="0 0 6 310" draw:points="0,310 6,310 6,0 0,0">
          <text:p/>
        </draw:polygon>
        <draw:line draw:style-name="gr59" draw:text-style-name="P9" draw:layer="layout" svg:x1="13.864cm" svg:y1="3.19cm" svg:x2="13.864cm" svg:y2="3.495cm">
          <text:p/>
        </draw:line>
        <draw:polygon draw:style-name="gr58" draw:text-style-name="P8" draw:layer="layout" svg:width="0.004cm" svg:height="0.309cm" svg:x="13.862cm" svg:y="3.188cm" svg:viewBox="0 0 5 310" draw:points="0,310 5,310 5,0 0,0">
          <text:p/>
        </draw:polygon>
        <draw:line draw:style-name="gr59" draw:text-style-name="P9" draw:layer="layout" svg:x1="14.22cm" svg:y1="3.19cm" svg:x2="14.22cm" svg:y2="3.495cm">
          <text:p/>
        </draw:line>
        <draw:polygon draw:style-name="gr58" draw:text-style-name="P8" draw:layer="layout" svg:width="0.004cm" svg:height="0.309cm" svg:x="14.218cm" svg:y="3.188cm" svg:viewBox="0 0 5 310" draw:points="0,310 5,310 5,0 0,0">
          <text:p/>
        </draw:polygon>
        <draw:line draw:style-name="gr59" draw:text-style-name="P9" draw:layer="layout" svg:x1="14.575cm" svg:y1="3.19cm" svg:x2="14.575cm" svg:y2="3.495cm">
          <text:p/>
        </draw:line>
        <draw:polygon draw:style-name="gr58" draw:text-style-name="P8" draw:layer="layout" svg:width="0.004cm" svg:height="0.309cm" svg:x="14.573cm" svg:y="3.188cm" svg:viewBox="0 0 5 310" draw:points="0,310 5,310 5,0 0,0">
          <text:p/>
        </draw:polygon>
        <draw:line draw:style-name="gr59" draw:text-style-name="P9" draw:layer="layout" svg:x1="14.931cm" svg:y1="3.19cm" svg:x2="14.931cm" svg:y2="3.495cm">
          <text:p/>
        </draw:line>
        <draw:polygon draw:style-name="gr58" draw:text-style-name="P8" draw:layer="layout" svg:width="0.004cm" svg:height="0.309cm" svg:x="14.929cm" svg:y="3.188cm" svg:viewBox="0 0 5 310" draw:points="0,310 5,310 5,0 0,0">
          <text:p/>
        </draw:polygon>
        <draw:line draw:style-name="gr59" draw:text-style-name="P9" draw:layer="layout" svg:x1="15.286cm" svg:y1="3.19cm" svg:x2="15.286cm" svg:y2="3.495cm">
          <text:p/>
        </draw:line>
        <draw:polygon draw:style-name="gr58" draw:text-style-name="P8" draw:layer="layout" svg:width="0.005cm" svg:height="0.309cm" svg:x="15.284cm" svg:y="3.188cm" svg:viewBox="0 0 6 310" draw:points="0,310 6,310 6,0 0,0">
          <text:p/>
        </draw:polygon>
        <draw:line draw:style-name="gr59" draw:text-style-name="P9" draw:layer="layout" svg:x1="15.643cm" svg:y1="3.19cm" svg:x2="15.643cm" svg:y2="3.495cm">
          <text:p/>
        </draw:line>
        <draw:polygon draw:style-name="gr58" draw:text-style-name="P8" draw:layer="layout" svg:width="0.004cm" svg:height="0.309cm" svg:x="15.641cm" svg:y="3.188cm" svg:viewBox="0 0 5 310" draw:points="0,310 5,310 5,0 0,0">
          <text:p/>
        </draw:polygon>
        <draw:line draw:style-name="gr59" draw:text-style-name="P9" draw:layer="layout" svg:x1="15.999cm" svg:y1="3.19cm" svg:x2="15.999cm" svg:y2="3.495cm">
          <text:p/>
        </draw:line>
        <draw:polygon draw:style-name="gr58" draw:text-style-name="P8" draw:layer="layout" svg:width="0.004cm" svg:height="0.309cm" svg:x="15.997cm" svg:y="3.188cm" svg:viewBox="0 0 5 310" draw:points="0,310 5,310 5,0 0,0">
          <text:p/>
        </draw:polygon>
        <draw:line draw:style-name="gr59" draw:text-style-name="P9" draw:layer="layout" svg:x1="16.354cm" svg:y1="3.19cm" svg:x2="16.354cm" svg:y2="3.495cm">
          <text:p/>
        </draw:line>
        <draw:polygon draw:style-name="gr58" draw:text-style-name="P8" draw:layer="layout" svg:width="0.004cm" svg:height="0.309cm" svg:x="16.352cm" svg:y="3.188cm" svg:viewBox="0 0 5 310" draw:points="0,310 5,310 5,0 0,0">
          <text:p/>
        </draw:polygon>
        <draw:line draw:style-name="gr59" draw:text-style-name="P9" draw:layer="layout" svg:x1="16.71cm" svg:y1="3.19cm" svg:x2="16.71cm" svg:y2="3.495cm">
          <text:p/>
        </draw:line>
        <draw:polygon draw:style-name="gr58" draw:text-style-name="P8" draw:layer="layout" svg:width="0.004cm" svg:height="0.309cm" svg:x="16.708cm" svg:y="3.188cm" svg:viewBox="0 0 5 310" draw:points="0,310 5,310 5,0 0,0">
          <text:p/>
        </draw:polygon>
        <draw:line draw:style-name="gr59" draw:text-style-name="P9" draw:layer="layout" svg:x1="17.065cm" svg:y1="3.19cm" svg:x2="17.065cm" svg:y2="3.495cm">
          <text:p/>
        </draw:line>
        <draw:polygon draw:style-name="gr58" draw:text-style-name="P8" draw:layer="layout" svg:width="0.005cm" svg:height="0.309cm" svg:x="17.063cm" svg:y="3.188cm" svg:viewBox="0 0 6 310" draw:points="0,310 6,310 6,0 0,0">
          <text:p/>
        </draw:polygon>
        <draw:line draw:style-name="gr59" draw:text-style-name="P9" draw:layer="layout" svg:x1="17.421cm" svg:y1="3.19cm" svg:x2="17.421cm" svg:y2="3.495cm">
          <text:p/>
        </draw:line>
        <draw:polygon draw:style-name="gr58" draw:text-style-name="P8" draw:layer="layout" svg:width="0.004cm" svg:height="0.309cm" svg:x="17.419cm" svg:y="3.188cm" svg:viewBox="0 0 5 310" draw:points="0,310 5,310 5,0 0,0">
          <text:p/>
        </draw:polygon>
        <draw:line draw:style-name="gr59" draw:text-style-name="P9" draw:layer="layout" svg:x1="17.777cm" svg:y1="3.19cm" svg:x2="17.777cm" svg:y2="3.495cm">
          <text:p/>
        </draw:line>
        <draw:polygon draw:style-name="gr58" draw:text-style-name="P8" draw:layer="layout" svg:width="0.004cm" svg:height="0.309cm" svg:x="17.775cm" svg:y="3.188cm" svg:viewBox="0 0 5 310" draw:points="0,310 5,310 5,0 0,0">
          <text:p/>
        </draw:polygon>
        <draw:line draw:style-name="gr59" draw:text-style-name="P9" draw:layer="layout" svg:x1="4.972cm" svg:y1="3.8cm" svg:x2="4.972cm" svg:y2="4.104cm">
          <text:p/>
        </draw:line>
        <draw:polygon draw:style-name="gr58" draw:text-style-name="P8" draw:layer="layout" svg:width="0.004cm" svg:height="0.309cm" svg:x="4.97cm" svg:y="3.798cm" svg:viewBox="0 0 5 310" draw:points="0,310 5,310 5,0 0,0">
          <text:p/>
        </draw:polygon>
        <draw:line draw:style-name="gr59" draw:text-style-name="P9" draw:layer="layout" svg:x1="5.328cm" svg:y1="3.8cm" svg:x2="5.328cm" svg:y2="4.104cm">
          <text:p/>
        </draw:line>
        <draw:polygon draw:style-name="gr58" draw:text-style-name="P8" draw:layer="layout" svg:width="0.004cm" svg:height="0.309cm" svg:x="5.326cm" svg:y="3.798cm" svg:viewBox="0 0 5 310" draw:points="0,310 5,310 5,0 0,0">
          <text:p/>
        </draw:polygon>
        <draw:line draw:style-name="gr59" draw:text-style-name="P9" draw:layer="layout" svg:x1="5.683cm" svg:y1="3.8cm" svg:x2="5.683cm" svg:y2="4.104cm">
          <text:p/>
        </draw:line>
        <draw:polygon draw:style-name="gr58" draw:text-style-name="P8" draw:layer="layout" svg:width="0.006cm" svg:height="0.309cm" svg:x="5.681cm" svg:y="3.798cm" svg:viewBox="0 0 7 310" draw:points="0,310 7,310 7,0 0,0">
          <text:p/>
        </draw:polygon>
        <draw:line draw:style-name="gr59" draw:text-style-name="P9" draw:layer="layout" svg:x1="6.039cm" svg:y1="3.8cm" svg:x2="6.039cm" svg:y2="4.104cm">
          <text:p/>
        </draw:line>
        <draw:polygon draw:style-name="gr58" draw:text-style-name="P8" draw:layer="layout" svg:width="0.004cm" svg:height="0.309cm" svg:x="6.037cm" svg:y="3.798cm" svg:viewBox="0 0 5 310" draw:points="0,310 5,310 5,0 0,0">
          <text:p/>
        </draw:polygon>
        <draw:line draw:style-name="gr59" draw:text-style-name="P9" draw:layer="layout" svg:x1="6.395cm" svg:y1="3.8cm" svg:x2="6.395cm" svg:y2="4.104cm">
          <text:p/>
        </draw:line>
        <draw:polygon draw:style-name="gr58" draw:text-style-name="P8" draw:layer="layout" svg:width="0.004cm" svg:height="0.309cm" svg:x="6.393cm" svg:y="3.798cm" svg:viewBox="0 0 5 310" draw:points="0,310 5,310 5,0 0,0">
          <text:p/>
        </draw:polygon>
        <draw:line draw:style-name="gr59" draw:text-style-name="P9" draw:layer="layout" svg:x1="6.751cm" svg:y1="3.8cm" svg:x2="6.751cm" svg:y2="4.104cm">
          <text:p/>
        </draw:line>
        <draw:polygon draw:style-name="gr58" draw:text-style-name="P8" draw:layer="layout" svg:width="0.004cm" svg:height="0.309cm" svg:x="6.749cm" svg:y="3.798cm" svg:viewBox="0 0 5 310" draw:points="0,310 5,310 5,0 0,0">
          <text:p/>
        </draw:polygon>
        <draw:line draw:style-name="gr59" draw:text-style-name="P9" draw:layer="layout" svg:x1="7.107cm" svg:y1="3.8cm" svg:x2="7.107cm" svg:y2="4.104cm">
          <text:p/>
        </draw:line>
        <draw:polygon draw:style-name="gr58" draw:text-style-name="P8" draw:layer="layout" svg:width="0.004cm" svg:height="0.309cm" svg:x="7.105cm" svg:y="3.798cm" svg:viewBox="0 0 5 310" draw:points="0,310 5,310 5,0 0,0">
          <text:p/>
        </draw:polygon>
        <draw:line draw:style-name="gr59" draw:text-style-name="P9" draw:layer="layout" svg:x1="7.463cm" svg:y1="3.8cm" svg:x2="7.463cm" svg:y2="4.104cm">
          <text:p/>
        </draw:line>
        <draw:polygon draw:style-name="gr58" draw:text-style-name="P8" draw:layer="layout" svg:width="0.005cm" svg:height="0.309cm" svg:x="7.46cm" svg:y="3.798cm" svg:viewBox="0 0 6 310" draw:points="0,310 6,310 6,0 0,0">
          <text:p/>
        </draw:polygon>
        <draw:line draw:style-name="gr59" draw:text-style-name="P9" draw:layer="layout" svg:x1="7.818cm" svg:y1="3.8cm" svg:x2="7.818cm" svg:y2="4.104cm">
          <text:p/>
        </draw:line>
        <draw:polygon draw:style-name="gr58" draw:text-style-name="P8" draw:layer="layout" svg:width="0.004cm" svg:height="0.309cm" svg:x="7.816cm" svg:y="3.798cm" svg:viewBox="0 0 5 310" draw:points="0,310 5,310 5,0 0,0">
          <text:p/>
        </draw:polygon>
        <draw:line draw:style-name="gr59" draw:text-style-name="P9" draw:layer="layout" svg:x1="8.174cm" svg:y1="3.8cm" svg:x2="8.174cm" svg:y2="4.104cm">
          <text:p/>
        </draw:line>
        <draw:polygon draw:style-name="gr58" draw:text-style-name="P8" draw:layer="layout" svg:width="0.004cm" svg:height="0.309cm" svg:x="8.172cm" svg:y="3.798cm" svg:viewBox="0 0 5 310" draw:points="0,310 5,310 5,0 0,0">
          <text:p/>
        </draw:polygon>
        <draw:line draw:style-name="gr59" draw:text-style-name="P9" draw:layer="layout" svg:x1="8.529cm" svg:y1="3.8cm" svg:x2="8.529cm" svg:y2="4.104cm">
          <text:p/>
        </draw:line>
        <draw:polygon draw:style-name="gr58" draw:text-style-name="P8" draw:layer="layout" svg:width="0.004cm" svg:height="0.309cm" svg:x="8.527cm" svg:y="3.798cm" svg:viewBox="0 0 5 310" draw:points="0,310 5,310 5,0 0,0">
          <text:p/>
        </draw:polygon>
        <draw:line draw:style-name="gr59" draw:text-style-name="P9" draw:layer="layout" svg:x1="8.885cm" svg:y1="3.8cm" svg:x2="8.885cm" svg:y2="4.104cm">
          <text:p/>
        </draw:line>
        <draw:polygon draw:style-name="gr58" draw:text-style-name="P8" draw:layer="layout" svg:width="0.004cm" svg:height="0.309cm" svg:x="8.883cm" svg:y="3.798cm" svg:viewBox="0 0 5 310" draw:points="0,310 5,310 5,0 0,0">
          <text:p/>
        </draw:polygon>
        <draw:line draw:style-name="gr59" draw:text-style-name="P9" draw:layer="layout" svg:x1="9.241cm" svg:y1="3.8cm" svg:x2="9.241cm" svg:y2="4.104cm">
          <text:p/>
        </draw:line>
        <draw:polygon draw:style-name="gr58" draw:text-style-name="P8" draw:layer="layout" svg:width="0.005cm" svg:height="0.309cm" svg:x="9.238cm" svg:y="3.798cm" svg:viewBox="0 0 6 310" draw:points="0,310 6,310 6,0 0,0">
          <text:p/>
        </draw:polygon>
        <draw:line draw:style-name="gr59" draw:text-style-name="P9" draw:layer="layout" svg:x1="9.596cm" svg:y1="3.8cm" svg:x2="9.596cm" svg:y2="4.104cm">
          <text:p/>
        </draw:line>
        <draw:polygon draw:style-name="gr58" draw:text-style-name="P8" draw:layer="layout" svg:width="0.004cm" svg:height="0.309cm" svg:x="9.594cm" svg:y="3.798cm" svg:viewBox="0 0 5 310" draw:points="0,310 5,310 5,0 0,0">
          <text:p/>
        </draw:polygon>
        <draw:line draw:style-name="gr59" draw:text-style-name="P9" draw:layer="layout" svg:x1="9.952cm" svg:y1="3.8cm" svg:x2="9.952cm" svg:y2="4.104cm">
          <text:p/>
        </draw:line>
        <draw:polygon draw:style-name="gr58" draw:text-style-name="P8" draw:layer="layout" svg:width="0.004cm" svg:height="0.309cm" svg:x="9.95cm" svg:y="3.798cm" svg:viewBox="0 0 5 310" draw:points="0,310 5,310 5,0 0,0">
          <text:p/>
        </draw:polygon>
        <draw:line draw:style-name="gr59" draw:text-style-name="P9" draw:layer="layout" svg:x1="10.307cm" svg:y1="3.8cm" svg:x2="10.307cm" svg:y2="4.104cm">
          <text:p/>
        </draw:line>
        <draw:polygon draw:style-name="gr58" draw:text-style-name="P8" draw:layer="layout" svg:width="0.004cm" svg:height="0.309cm" svg:x="10.305cm" svg:y="3.798cm" svg:viewBox="0 0 5 310" draw:points="0,310 5,310 5,0 0,0">
          <text:p/>
        </draw:polygon>
        <draw:line draw:style-name="gr59" draw:text-style-name="P9" draw:layer="layout" svg:x1="10.663cm" svg:y1="3.8cm" svg:x2="10.663cm" svg:y2="4.104cm">
          <text:p/>
        </draw:line>
        <draw:polygon draw:style-name="gr58" draw:text-style-name="P8" draw:layer="layout" svg:width="0.004cm" svg:height="0.309cm" svg:x="10.661cm" svg:y="3.798cm" svg:viewBox="0 0 5 310" draw:points="0,310 5,310 5,0 0,0">
          <text:p/>
        </draw:polygon>
        <draw:line draw:style-name="gr59" draw:text-style-name="P9" draw:layer="layout" svg:x1="11.019cm" svg:y1="3.8cm" svg:x2="11.019cm" svg:y2="4.104cm">
          <text:p/>
        </draw:line>
        <draw:polygon draw:style-name="gr58" draw:text-style-name="P8" draw:layer="layout" svg:width="0.005cm" svg:height="0.309cm" svg:x="11.016cm" svg:y="3.798cm" svg:viewBox="0 0 6 310" draw:points="0,310 6,310 6,0 0,0">
          <text:p/>
        </draw:polygon>
        <draw:line draw:style-name="gr59" draw:text-style-name="P9" draw:layer="layout" svg:x1="11.375cm" svg:y1="3.8cm" svg:x2="11.375cm" svg:y2="4.104cm">
          <text:p/>
        </draw:line>
        <draw:polygon draw:style-name="gr58" draw:text-style-name="P8" draw:layer="layout" svg:width="0.004cm" svg:height="0.309cm" svg:x="11.373cm" svg:y="3.798cm" svg:viewBox="0 0 5 310" draw:points="0,310 5,310 5,0 0,0">
          <text:p/>
        </draw:polygon>
        <draw:line draw:style-name="gr59" draw:text-style-name="P9" draw:layer="layout" svg:x1="11.73cm" svg:y1="3.8cm" svg:x2="11.73cm" svg:y2="4.104cm">
          <text:p/>
        </draw:line>
        <draw:polygon draw:style-name="gr58" draw:text-style-name="P8" draw:layer="layout" svg:width="0.005cm" svg:height="0.309cm" svg:x="11.728cm" svg:y="3.798cm" svg:viewBox="0 0 6 310" draw:points="0,310 6,310 6,0 0,0">
          <text:p/>
        </draw:polygon>
        <draw:line draw:style-name="gr59" draw:text-style-name="P9" draw:layer="layout" svg:x1="12.086cm" svg:y1="3.8cm" svg:x2="12.086cm" svg:y2="4.104cm">
          <text:p/>
        </draw:line>
        <draw:polygon draw:style-name="gr58" draw:text-style-name="P8" draw:layer="layout" svg:width="0.004cm" svg:height="0.309cm" svg:x="12.084cm" svg:y="3.798cm" svg:viewBox="0 0 5 310" draw:points="0,310 5,310 5,0 0,0">
          <text:p/>
        </draw:polygon>
        <draw:line draw:style-name="gr59" draw:text-style-name="P9" draw:layer="layout" svg:x1="12.442cm" svg:y1="3.8cm" svg:x2="12.442cm" svg:y2="4.104cm">
          <text:p/>
        </draw:line>
        <draw:polygon draw:style-name="gr58" draw:text-style-name="P8" draw:layer="layout" svg:width="0.004cm" svg:height="0.309cm" svg:x="12.44cm" svg:y="3.798cm" svg:viewBox="0 0 5 310" draw:points="0,310 5,310 5,0 0,0">
          <text:p/>
        </draw:polygon>
        <draw:line draw:style-name="gr59" draw:text-style-name="P9" draw:layer="layout" svg:x1="12.797cm" svg:y1="3.8cm" svg:x2="12.797cm" svg:y2="4.104cm">
          <text:p/>
        </draw:line>
        <draw:polygon draw:style-name="gr58" draw:text-style-name="P8" draw:layer="layout" svg:width="0.004cm" svg:height="0.309cm" svg:x="12.795cm" svg:y="3.798cm" svg:viewBox="0 0 5 310" draw:points="0,310 5,310 5,0 0,0">
          <text:p/>
        </draw:polygon>
        <draw:line draw:style-name="gr59" draw:text-style-name="P9" draw:layer="layout" svg:x1="13.153cm" svg:y1="3.8cm" svg:x2="13.153cm" svg:y2="4.104cm">
          <text:p/>
        </draw:line>
        <draw:polygon draw:style-name="gr58" draw:text-style-name="P8" draw:layer="layout" svg:width="0.004cm" svg:height="0.309cm" svg:x="13.151cm" svg:y="3.798cm" svg:viewBox="0 0 5 310" draw:points="0,310 5,310 5,0 0,0">
          <text:p/>
        </draw:polygon>
        <draw:line draw:style-name="gr59" draw:text-style-name="P9" draw:layer="layout" svg:x1="13.508cm" svg:y1="3.8cm" svg:x2="13.508cm" svg:y2="4.104cm">
          <text:p/>
        </draw:line>
        <draw:polygon draw:style-name="gr58" draw:text-style-name="P8" draw:layer="layout" svg:width="0.005cm" svg:height="0.309cm" svg:x="13.506cm" svg:y="3.798cm" svg:viewBox="0 0 6 310" draw:points="0,310 6,310 6,0 0,0">
          <text:p/>
        </draw:polygon>
        <draw:line draw:style-name="gr59" draw:text-style-name="P9" draw:layer="layout" svg:x1="13.864cm" svg:y1="3.8cm" svg:x2="13.864cm" svg:y2="4.104cm">
          <text:p/>
        </draw:line>
        <draw:polygon draw:style-name="gr58" draw:text-style-name="P8" draw:layer="layout" svg:width="0.004cm" svg:height="0.309cm" svg:x="13.862cm" svg:y="3.798cm" svg:viewBox="0 0 5 310" draw:points="0,310 5,310 5,0 0,0">
          <text:p/>
        </draw:polygon>
        <draw:line draw:style-name="gr59" draw:text-style-name="P9" draw:layer="layout" svg:x1="14.22cm" svg:y1="3.8cm" svg:x2="14.22cm" svg:y2="4.104cm">
          <text:p/>
        </draw:line>
        <draw:polygon draw:style-name="gr58" draw:text-style-name="P8" draw:layer="layout" svg:width="0.004cm" svg:height="0.309cm" svg:x="14.218cm" svg:y="3.798cm" svg:viewBox="0 0 5 310" draw:points="0,310 5,310 5,0 0,0">
          <text:p/>
        </draw:polygon>
        <draw:line draw:style-name="gr59" draw:text-style-name="P9" draw:layer="layout" svg:x1="14.575cm" svg:y1="3.8cm" svg:x2="14.575cm" svg:y2="4.104cm">
          <text:p/>
        </draw:line>
        <draw:polygon draw:style-name="gr58" draw:text-style-name="P8" draw:layer="layout" svg:width="0.004cm" svg:height="0.309cm" svg:x="14.573cm" svg:y="3.798cm" svg:viewBox="0 0 5 310" draw:points="0,310 5,310 5,0 0,0">
          <text:p/>
        </draw:polygon>
        <draw:line draw:style-name="gr59" draw:text-style-name="P9" draw:layer="layout" svg:x1="14.931cm" svg:y1="3.8cm" svg:x2="14.931cm" svg:y2="4.104cm">
          <text:p/>
        </draw:line>
        <draw:polygon draw:style-name="gr58" draw:text-style-name="P8" draw:layer="layout" svg:width="0.004cm" svg:height="0.309cm" svg:x="14.929cm" svg:y="3.798cm" svg:viewBox="0 0 5 310" draw:points="0,310 5,310 5,0 0,0">
          <text:p/>
        </draw:polygon>
        <draw:line draw:style-name="gr59" draw:text-style-name="P9" draw:layer="layout" svg:x1="15.286cm" svg:y1="3.8cm" svg:x2="15.286cm" svg:y2="4.104cm">
          <text:p/>
        </draw:line>
        <draw:polygon draw:style-name="gr58" draw:text-style-name="P8" draw:layer="layout" svg:width="0.005cm" svg:height="0.309cm" svg:x="15.284cm" svg:y="3.798cm" svg:viewBox="0 0 6 310" draw:points="0,310 6,310 6,0 0,0">
          <text:p/>
        </draw:polygon>
        <draw:line draw:style-name="gr59" draw:text-style-name="P9" draw:layer="layout" svg:x1="15.643cm" svg:y1="3.8cm" svg:x2="15.643cm" svg:y2="4.104cm">
          <text:p/>
        </draw:line>
        <draw:polygon draw:style-name="gr58" draw:text-style-name="P8" draw:layer="layout" svg:width="0.004cm" svg:height="0.309cm" svg:x="15.641cm" svg:y="3.798cm" svg:viewBox="0 0 5 310" draw:points="0,310 5,310 5,0 0,0">
          <text:p/>
        </draw:polygon>
        <draw:line draw:style-name="gr59" draw:text-style-name="P9" draw:layer="layout" svg:x1="15.999cm" svg:y1="3.8cm" svg:x2="15.999cm" svg:y2="4.104cm">
          <text:p/>
        </draw:line>
        <draw:polygon draw:style-name="gr58" draw:text-style-name="P8" draw:layer="layout" svg:width="0.004cm" svg:height="0.309cm" svg:x="15.997cm" svg:y="3.798cm" svg:viewBox="0 0 5 310" draw:points="0,310 5,310 5,0 0,0">
          <text:p/>
        </draw:polygon>
        <draw:line draw:style-name="gr59" draw:text-style-name="P9" draw:layer="layout" svg:x1="16.354cm" svg:y1="3.8cm" svg:x2="16.354cm" svg:y2="4.104cm">
          <text:p/>
        </draw:line>
        <draw:polygon draw:style-name="gr58" draw:text-style-name="P8" draw:layer="layout" svg:width="0.004cm" svg:height="0.309cm" svg:x="16.352cm" svg:y="3.798cm" svg:viewBox="0 0 5 310" draw:points="0,310 5,310 5,0 0,0">
          <text:p/>
        </draw:polygon>
        <draw:line draw:style-name="gr59" draw:text-style-name="P9" draw:layer="layout" svg:x1="16.71cm" svg:y1="3.8cm" svg:x2="16.71cm" svg:y2="4.104cm">
          <text:p/>
        </draw:line>
        <draw:polygon draw:style-name="gr58" draw:text-style-name="P8" draw:layer="layout" svg:width="0.004cm" svg:height="0.309cm" svg:x="16.708cm" svg:y="3.798cm" svg:viewBox="0 0 5 310" draw:points="0,310 5,310 5,0 0,0">
          <text:p/>
        </draw:polygon>
        <draw:line draw:style-name="gr59" draw:text-style-name="P9" draw:layer="layout" svg:x1="17.065cm" svg:y1="3.8cm" svg:x2="17.065cm" svg:y2="4.104cm">
          <text:p/>
        </draw:line>
        <draw:polygon draw:style-name="gr58" draw:text-style-name="P8" draw:layer="layout" svg:width="0.005cm" svg:height="0.309cm" svg:x="17.063cm" svg:y="3.798cm" svg:viewBox="0 0 6 310" draw:points="0,310 6,310 6,0 0,0">
          <text:p/>
        </draw:polygon>
        <draw:line draw:style-name="gr59" draw:text-style-name="P9" draw:layer="layout" svg:x1="17.421cm" svg:y1="3.8cm" svg:x2="17.421cm" svg:y2="4.104cm">
          <text:p/>
        </draw:line>
        <draw:polygon draw:style-name="gr58" draw:text-style-name="P8" draw:layer="layout" svg:width="0.004cm" svg:height="0.309cm" svg:x="17.419cm" svg:y="3.798cm" svg:viewBox="0 0 5 310" draw:points="0,310 5,310 5,0 0,0">
          <text:p/>
        </draw:polygon>
        <draw:line draw:style-name="gr59" draw:text-style-name="P9" draw:layer="layout" svg:x1="17.777cm" svg:y1="3.8cm" svg:x2="17.777cm" svg:y2="4.104cm">
          <text:p/>
        </draw:line>
        <draw:polygon draw:style-name="gr58" draw:text-style-name="P8" draw:layer="layout" svg:width="0.004cm" svg:height="0.309cm" svg:x="17.775cm" svg:y="3.798cm" svg:viewBox="0 0 5 310" draw:points="0,310 5,310 5,0 0,0">
          <text:p/>
        </draw:polygon>
        <draw:line draw:style-name="gr59" draw:text-style-name="P9" draw:layer="layout" svg:x1="4.976cm" svg:y1="4.714cm" svg:x2="6.395cm" svg:y2="4.714cm">
          <text:p/>
        </draw:line>
        <draw:polygon draw:style-name="gr58" draw:text-style-name="P8" draw:layer="layout" svg:width="1.423cm" svg:height="0.004cm" svg:x="4.974cm" svg:y="4.712cm" svg:viewBox="0 0 1424 5" draw:points="0,5 1424,5 1424,0 0,0">
          <text:p/>
        </draw:polygon>
        <draw:line draw:style-name="gr59" draw:text-style-name="P9" draw:layer="layout" svg:x1="6.756cm" svg:y1="4.714cm" svg:x2="7.818cm" svg:y2="4.714cm">
          <text:p/>
        </draw:line>
        <draw:polygon draw:style-name="gr58" draw:text-style-name="P8" draw:layer="layout" svg:width="1.067cm" svg:height="0.004cm" svg:x="6.753cm" svg:y="4.712cm" svg:viewBox="0 0 1068 5" draw:points="0,5 1068,5 1068,0 0,0">
          <text:p/>
        </draw:polygon>
        <draw:line draw:style-name="gr59" draw:text-style-name="P9" draw:layer="layout" svg:x1="4.261cm" svg:y1="3.8cm" svg:x2="4.261cm" svg:y2="4.104cm">
          <text:p/>
        </draw:line>
        <draw:polygon draw:style-name="gr58" draw:text-style-name="P8" draw:layer="layout" svg:width="0.004cm" svg:height="0.309cm" svg:x="4.259cm" svg:y="3.798cm" svg:viewBox="0 0 5 310" draw:points="0,310 5,310 5,0 0,0">
          <text:p/>
        </draw:polygon>
        <draw:line draw:style-name="gr59" draw:text-style-name="P9" draw:layer="layout" svg:x1="4.617cm" svg:y1="3.8cm" svg:x2="4.617cm" svg:y2="4.104cm">
          <text:p/>
        </draw:line>
        <draw:polygon draw:style-name="gr58" draw:text-style-name="P8" draw:layer="layout" svg:width="0.004cm" svg:height="0.309cm" svg:x="4.615cm" svg:y="3.798cm" svg:viewBox="0 0 5 310" draw:points="0,310 5,310 5,0 0,0">
          <text:p/>
        </draw:polygon>
        <draw:line draw:style-name="gr59" draw:text-style-name="P9" draw:layer="layout" svg:x1="4.972cm" svg:y1="4.409cm" svg:x2="4.972cm" svg:y2="4.714cm">
          <text:p/>
        </draw:line>
        <draw:polygon draw:style-name="gr58" draw:text-style-name="P8" draw:layer="layout" svg:width="0.004cm" svg:height="0.309cm" svg:x="4.97cm" svg:y="4.407cm" svg:viewBox="0 0 5 310" draw:points="0,310 5,310 5,0 0,0">
          <text:p/>
        </draw:polygon>
        <draw:line draw:style-name="gr59" draw:text-style-name="P9" draw:layer="layout" svg:x1="5.328cm" svg:y1="4.409cm" svg:x2="5.328cm" svg:y2="4.714cm">
          <text:p/>
        </draw:line>
        <draw:polygon draw:style-name="gr58" draw:text-style-name="P8" draw:layer="layout" svg:width="0.004cm" svg:height="0.309cm" svg:x="5.326cm" svg:y="4.407cm" svg:viewBox="0 0 5 310" draw:points="0,310 5,310 5,0 0,0">
          <text:p/>
        </draw:polygon>
        <draw:line draw:style-name="gr59" draw:text-style-name="P9" draw:layer="layout" svg:x1="5.683cm" svg:y1="4.409cm" svg:x2="5.683cm" svg:y2="4.714cm">
          <text:p/>
        </draw:line>
        <draw:polygon draw:style-name="gr58" draw:text-style-name="P8" draw:layer="layout" svg:width="0.006cm" svg:height="0.309cm" svg:x="5.681cm" svg:y="4.407cm" svg:viewBox="0 0 7 310" draw:points="0,310 7,310 7,0 0,0">
          <text:p/>
        </draw:polygon>
        <draw:line draw:style-name="gr59" draw:text-style-name="P9" draw:layer="layout" svg:x1="6.039cm" svg:y1="4.409cm" svg:x2="6.039cm" svg:y2="4.714cm">
          <text:p/>
        </draw:line>
        <draw:polygon draw:style-name="gr58" draw:text-style-name="P8" draw:layer="layout" svg:width="0.004cm" svg:height="0.309cm" svg:x="6.037cm" svg:y="4.407cm" svg:viewBox="0 0 5 310" draw:points="0,310 5,310 5,0 0,0">
          <text:p/>
        </draw:polygon>
        <draw:line draw:style-name="gr59" draw:text-style-name="P9" draw:layer="layout" svg:x1="6.395cm" svg:y1="4.409cm" svg:x2="6.395cm" svg:y2="4.714cm">
          <text:p/>
        </draw:line>
        <draw:polygon draw:style-name="gr58" draw:text-style-name="P8" draw:layer="layout" svg:width="0.004cm" svg:height="0.309cm" svg:x="6.393cm" svg:y="4.407cm" svg:viewBox="0 0 5 310" draw:points="0,310 5,310 5,0 0,0">
          <text:p/>
        </draw:polygon>
        <draw:line draw:style-name="gr59" draw:text-style-name="P9" draw:layer="layout" svg:x1="6.751cm" svg:y1="4.409cm" svg:x2="6.751cm" svg:y2="4.714cm">
          <text:p/>
        </draw:line>
        <draw:polygon draw:style-name="gr58" draw:text-style-name="P8" draw:layer="layout" svg:width="0.004cm" svg:height="0.309cm" svg:x="6.749cm" svg:y="4.407cm" svg:viewBox="0 0 5 310" draw:points="0,310 5,310 5,0 0,0">
          <text:p/>
        </draw:polygon>
        <draw:line draw:style-name="gr59" draw:text-style-name="P9" draw:layer="layout" svg:x1="7.107cm" svg:y1="4.409cm" svg:x2="7.107cm" svg:y2="4.714cm">
          <text:p/>
        </draw:line>
        <draw:polygon draw:style-name="gr58" draw:text-style-name="P8" draw:layer="layout" svg:width="0.004cm" svg:height="0.309cm" svg:x="7.105cm" svg:y="4.407cm" svg:viewBox="0 0 5 310" draw:points="0,310 5,310 5,0 0,0">
          <text:p/>
        </draw:polygon>
        <draw:line draw:style-name="gr59" draw:text-style-name="P9" draw:layer="layout" svg:x1="7.463cm" svg:y1="4.409cm" svg:x2="7.463cm" svg:y2="4.714cm">
          <text:p/>
        </draw:line>
        <draw:polygon draw:style-name="gr58" draw:text-style-name="P8" draw:layer="layout" svg:width="0.005cm" svg:height="0.309cm" svg:x="7.46cm" svg:y="4.407cm" svg:viewBox="0 0 6 310" draw:points="0,310 6,310 6,0 0,0">
          <text:p/>
        </draw:polygon>
        <draw:line draw:style-name="gr59" draw:text-style-name="P9" draw:layer="layout" svg:x1="7.818cm" svg:y1="4.409cm" svg:x2="7.818cm" svg:y2="4.714cm">
          <text:p/>
        </draw:line>
        <draw:polygon draw:style-name="gr58" draw:text-style-name="P8" draw:layer="layout" svg:width="0.004cm" svg:height="0.309cm" svg:x="7.816cm" svg:y="4.407cm" svg:viewBox="0 0 5 310" draw:points="0,310 5,310 5,0 0,0">
          <text:p/>
        </draw:polygon>
        <draw:line draw:style-name="gr59" draw:text-style-name="P9" draw:layer="layout" svg:x1="8.174cm" svg:y1="4.409cm" svg:x2="8.174cm" svg:y2="4.714cm">
          <text:p/>
        </draw:line>
        <draw:polygon draw:style-name="gr58" draw:text-style-name="P8" draw:layer="layout" svg:width="0.004cm" svg:height="0.309cm" svg:x="8.172cm" svg:y="4.407cm" svg:viewBox="0 0 5 310" draw:points="0,310 5,310 5,0 0,0">
          <text:p/>
        </draw:polygon>
        <draw:line draw:style-name="gr59" draw:text-style-name="P9" draw:layer="layout" svg:x1="8.529cm" svg:y1="4.409cm" svg:x2="8.529cm" svg:y2="4.714cm">
          <text:p/>
        </draw:line>
        <draw:polygon draw:style-name="gr58" draw:text-style-name="P8" draw:layer="layout" svg:width="0.004cm" svg:height="0.309cm" svg:x="8.527cm" svg:y="4.407cm" svg:viewBox="0 0 5 310" draw:points="0,310 5,310 5,0 0,0">
          <text:p/>
        </draw:polygon>
        <draw:line draw:style-name="gr59" draw:text-style-name="P9" draw:layer="layout" svg:x1="8.885cm" svg:y1="4.409cm" svg:x2="8.885cm" svg:y2="4.714cm">
          <text:p/>
        </draw:line>
        <draw:polygon draw:style-name="gr58" draw:text-style-name="P8" draw:layer="layout" svg:width="0.004cm" svg:height="0.309cm" svg:x="8.883cm" svg:y="4.407cm" svg:viewBox="0 0 5 310" draw:points="0,310 5,310 5,0 0,0">
          <text:p/>
        </draw:polygon>
        <draw:line draw:style-name="gr59" draw:text-style-name="P9" draw:layer="layout" svg:x1="9.241cm" svg:y1="4.409cm" svg:x2="9.241cm" svg:y2="4.714cm">
          <text:p/>
        </draw:line>
        <draw:polygon draw:style-name="gr58" draw:text-style-name="P8" draw:layer="layout" svg:width="0.005cm" svg:height="0.309cm" svg:x="9.238cm" svg:y="4.407cm" svg:viewBox="0 0 6 310" draw:points="0,310 6,310 6,0 0,0">
          <text:p/>
        </draw:polygon>
        <draw:line draw:style-name="gr59" draw:text-style-name="P9" draw:layer="layout" svg:x1="9.596cm" svg:y1="4.409cm" svg:x2="9.596cm" svg:y2="4.714cm">
          <text:p/>
        </draw:line>
        <draw:polygon draw:style-name="gr58" draw:text-style-name="P8" draw:layer="layout" svg:width="0.004cm" svg:height="0.309cm" svg:x="9.594cm" svg:y="4.407cm" svg:viewBox="0 0 5 310" draw:points="0,310 5,310 5,0 0,0">
          <text:p/>
        </draw:polygon>
        <draw:line draw:style-name="gr59" draw:text-style-name="P9" draw:layer="layout" svg:x1="9.952cm" svg:y1="4.409cm" svg:x2="9.952cm" svg:y2="4.714cm">
          <text:p/>
        </draw:line>
        <draw:polygon draw:style-name="gr58" draw:text-style-name="P8" draw:layer="layout" svg:width="0.004cm" svg:height="0.309cm" svg:x="9.95cm" svg:y="4.407cm" svg:viewBox="0 0 5 310" draw:points="0,310 5,310 5,0 0,0">
          <text:p/>
        </draw:polygon>
        <draw:line draw:style-name="gr59" draw:text-style-name="P9" draw:layer="layout" svg:x1="10.307cm" svg:y1="4.409cm" svg:x2="10.307cm" svg:y2="4.714cm">
          <text:p/>
        </draw:line>
        <draw:polygon draw:style-name="gr58" draw:text-style-name="P8" draw:layer="layout" svg:width="0.004cm" svg:height="0.309cm" svg:x="10.305cm" svg:y="4.407cm" svg:viewBox="0 0 5 310" draw:points="0,310 5,310 5,0 0,0">
          <text:p/>
        </draw:polygon>
        <draw:line draw:style-name="gr59" draw:text-style-name="P9" draw:layer="layout" svg:x1="10.663cm" svg:y1="4.409cm" svg:x2="10.663cm" svg:y2="4.714cm">
          <text:p/>
        </draw:line>
        <draw:polygon draw:style-name="gr58" draw:text-style-name="P8" draw:layer="layout" svg:width="0.004cm" svg:height="0.309cm" svg:x="10.661cm" svg:y="4.407cm" svg:viewBox="0 0 5 310" draw:points="0,310 5,310 5,0 0,0">
          <text:p/>
        </draw:polygon>
        <draw:line draw:style-name="gr59" draw:text-style-name="P9" draw:layer="layout" svg:x1="11.019cm" svg:y1="4.409cm" svg:x2="11.019cm" svg:y2="4.714cm">
          <text:p/>
        </draw:line>
        <draw:polygon draw:style-name="gr58" draw:text-style-name="P8" draw:layer="layout" svg:width="0.005cm" svg:height="0.309cm" svg:x="11.016cm" svg:y="4.407cm" svg:viewBox="0 0 6 310" draw:points="0,310 6,310 6,0 0,0">
          <text:p/>
        </draw:polygon>
        <draw:line draw:style-name="gr59" draw:text-style-name="P9" draw:layer="layout" svg:x1="11.375cm" svg:y1="4.409cm" svg:x2="11.375cm" svg:y2="4.714cm">
          <text:p/>
        </draw:line>
        <draw:polygon draw:style-name="gr58" draw:text-style-name="P8" draw:layer="layout" svg:width="0.004cm" svg:height="0.309cm" svg:x="11.373cm" svg:y="4.407cm" svg:viewBox="0 0 5 310" draw:points="0,310 5,310 5,0 0,0">
          <text:p/>
        </draw:polygon>
        <draw:line draw:style-name="gr59" draw:text-style-name="P9" draw:layer="layout" svg:x1="11.73cm" svg:y1="4.409cm" svg:x2="11.73cm" svg:y2="4.714cm">
          <text:p/>
        </draw:line>
        <draw:polygon draw:style-name="gr58" draw:text-style-name="P8" draw:layer="layout" svg:width="0.005cm" svg:height="0.309cm" svg:x="11.728cm" svg:y="4.407cm" svg:viewBox="0 0 6 310" draw:points="0,310 6,310 6,0 0,0">
          <text:p/>
        </draw:polygon>
        <draw:line draw:style-name="gr59" draw:text-style-name="P9" draw:layer="layout" svg:x1="12.086cm" svg:y1="4.409cm" svg:x2="12.086cm" svg:y2="4.714cm">
          <text:p/>
        </draw:line>
        <draw:polygon draw:style-name="gr58" draw:text-style-name="P8" draw:layer="layout" svg:width="0.004cm" svg:height="0.309cm" svg:x="12.084cm" svg:y="4.407cm" svg:viewBox="0 0 5 310" draw:points="0,310 5,310 5,0 0,0">
          <text:p/>
        </draw:polygon>
        <draw:line draw:style-name="gr59" draw:text-style-name="P9" draw:layer="layout" svg:x1="12.442cm" svg:y1="4.409cm" svg:x2="12.442cm" svg:y2="4.714cm">
          <text:p/>
        </draw:line>
        <draw:polygon draw:style-name="gr58" draw:text-style-name="P8" draw:layer="layout" svg:width="0.004cm" svg:height="0.309cm" svg:x="12.44cm" svg:y="4.407cm" svg:viewBox="0 0 5 310" draw:points="0,310 5,310 5,0 0,0">
          <text:p/>
        </draw:polygon>
        <draw:line draw:style-name="gr59" draw:text-style-name="P9" draw:layer="layout" svg:x1="12.797cm" svg:y1="4.409cm" svg:x2="12.797cm" svg:y2="4.714cm">
          <text:p/>
        </draw:line>
        <draw:polygon draw:style-name="gr58" draw:text-style-name="P8" draw:layer="layout" svg:width="0.004cm" svg:height="0.309cm" svg:x="12.795cm" svg:y="4.407cm" svg:viewBox="0 0 5 310" draw:points="0,310 5,310 5,0 0,0">
          <text:p/>
        </draw:polygon>
        <draw:line draw:style-name="gr59" draw:text-style-name="P9" draw:layer="layout" svg:x1="13.508cm" svg:y1="4.409cm" svg:x2="13.508cm" svg:y2="4.714cm">
          <text:p/>
        </draw:line>
        <draw:polygon draw:style-name="gr58" draw:text-style-name="P8" draw:layer="layout" svg:width="0.005cm" svg:height="0.309cm" svg:x="13.506cm" svg:y="4.407cm" svg:viewBox="0 0 6 310" draw:points="0,310 6,310 6,0 0,0">
          <text:p/>
        </draw:polygon>
        <draw:line draw:style-name="gr59" draw:text-style-name="P9" draw:layer="layout" svg:x1="13.864cm" svg:y1="4.409cm" svg:x2="13.864cm" svg:y2="4.714cm">
          <text:p/>
        </draw:line>
        <draw:polygon draw:style-name="gr58" draw:text-style-name="P8" draw:layer="layout" svg:width="0.004cm" svg:height="0.309cm" svg:x="13.862cm" svg:y="4.407cm" svg:viewBox="0 0 5 310" draw:points="0,310 5,310 5,0 0,0">
          <text:p/>
        </draw:polygon>
        <draw:line draw:style-name="gr59" draw:text-style-name="P9" draw:layer="layout" svg:x1="14.22cm" svg:y1="4.409cm" svg:x2="14.22cm" svg:y2="4.714cm">
          <text:p/>
        </draw:line>
        <draw:polygon draw:style-name="gr58" draw:text-style-name="P8" draw:layer="layout" svg:width="0.004cm" svg:height="0.309cm" svg:x="14.218cm" svg:y="4.407cm" svg:viewBox="0 0 5 310" draw:points="0,310 5,310 5,0 0,0">
          <text:p/>
        </draw:polygon>
        <draw:line draw:style-name="gr59" draw:text-style-name="P9" draw:layer="layout" svg:x1="14.575cm" svg:y1="4.409cm" svg:x2="14.575cm" svg:y2="4.714cm">
          <text:p/>
        </draw:line>
        <draw:polygon draw:style-name="gr58" draw:text-style-name="P8" draw:layer="layout" svg:width="0.004cm" svg:height="0.309cm" svg:x="14.573cm" svg:y="4.407cm" svg:viewBox="0 0 5 310" draw:points="0,310 5,310 5,0 0,0">
          <text:p/>
        </draw:polygon>
        <draw:line draw:style-name="gr59" draw:text-style-name="P9" draw:layer="layout" svg:x1="14.931cm" svg:y1="4.409cm" svg:x2="14.931cm" svg:y2="4.714cm">
          <text:p/>
        </draw:line>
        <draw:polygon draw:style-name="gr58" draw:text-style-name="P8" draw:layer="layout" svg:width="0.004cm" svg:height="0.309cm" svg:x="14.929cm" svg:y="4.407cm" svg:viewBox="0 0 5 310" draw:points="0,310 5,310 5,0 0,0">
          <text:p/>
        </draw:polygon>
        <draw:line draw:style-name="gr59" draw:text-style-name="P9" draw:layer="layout" svg:x1="15.286cm" svg:y1="4.409cm" svg:x2="15.286cm" svg:y2="4.714cm">
          <text:p/>
        </draw:line>
        <draw:polygon draw:style-name="gr58" draw:text-style-name="P8" draw:layer="layout" svg:width="0.005cm" svg:height="0.309cm" svg:x="15.284cm" svg:y="4.407cm" svg:viewBox="0 0 6 310" draw:points="0,310 6,310 6,0 0,0">
          <text:p/>
        </draw:polygon>
        <draw:line draw:style-name="gr59" draw:text-style-name="P9" draw:layer="layout" svg:x1="15.643cm" svg:y1="4.409cm" svg:x2="15.643cm" svg:y2="4.714cm">
          <text:p/>
        </draw:line>
        <draw:polygon draw:style-name="gr58" draw:text-style-name="P8" draw:layer="layout" svg:width="0.004cm" svg:height="0.309cm" svg:x="15.641cm" svg:y="4.407cm" svg:viewBox="0 0 5 310" draw:points="0,310 5,310 5,0 0,0">
          <text:p/>
        </draw:polygon>
        <draw:line draw:style-name="gr59" draw:text-style-name="P9" draw:layer="layout" svg:x1="15.999cm" svg:y1="4.409cm" svg:x2="15.999cm" svg:y2="4.714cm">
          <text:p/>
        </draw:line>
        <draw:polygon draw:style-name="gr58" draw:text-style-name="P8" draw:layer="layout" svg:width="0.004cm" svg:height="0.309cm" svg:x="15.997cm" svg:y="4.407cm" svg:viewBox="0 0 5 310" draw:points="0,310 5,310 5,0 0,0">
          <text:p/>
        </draw:polygon>
        <draw:line draw:style-name="gr59" draw:text-style-name="P9" draw:layer="layout" svg:x1="16.354cm" svg:y1="4.409cm" svg:x2="16.354cm" svg:y2="4.714cm">
          <text:p/>
        </draw:line>
        <draw:polygon draw:style-name="gr58" draw:text-style-name="P8" draw:layer="layout" svg:width="0.004cm" svg:height="0.309cm" svg:x="16.352cm" svg:y="4.407cm" svg:viewBox="0 0 5 310" draw:points="0,310 5,310 5,0 0,0">
          <text:p/>
        </draw:polygon>
        <draw:line draw:style-name="gr59" draw:text-style-name="P9" draw:layer="layout" svg:x1="16.71cm" svg:y1="4.409cm" svg:x2="16.71cm" svg:y2="4.714cm">
          <text:p/>
        </draw:line>
        <draw:polygon draw:style-name="gr58" draw:text-style-name="P8" draw:layer="layout" svg:width="0.004cm" svg:height="0.309cm" svg:x="16.708cm" svg:y="4.407cm" svg:viewBox="0 0 5 310" draw:points="0,310 5,310 5,0 0,0">
          <text:p/>
        </draw:polygon>
        <draw:line draw:style-name="gr59" draw:text-style-name="P9" draw:layer="layout" svg:x1="17.065cm" svg:y1="4.409cm" svg:x2="17.065cm" svg:y2="4.714cm">
          <text:p/>
        </draw:line>
        <draw:polygon draw:style-name="gr58" draw:text-style-name="P8" draw:layer="layout" svg:width="0.005cm" svg:height="0.309cm" svg:x="17.063cm" svg:y="4.407cm" svg:viewBox="0 0 6 310" draw:points="0,310 6,310 6,0 0,0">
          <text:p/>
        </draw:polygon>
        <draw:line draw:style-name="gr59" draw:text-style-name="P9" draw:layer="layout" svg:x1="17.421cm" svg:y1="4.409cm" svg:x2="17.421cm" svg:y2="4.714cm">
          <text:p/>
        </draw:line>
        <draw:polygon draw:style-name="gr58" draw:text-style-name="P8" draw:layer="layout" svg:width="0.004cm" svg:height="0.309cm" svg:x="17.419cm" svg:y="4.407cm" svg:viewBox="0 0 5 310" draw:points="0,310 5,310 5,0 0,0">
          <text:p/>
        </draw:polygon>
        <draw:line draw:style-name="gr59" draw:text-style-name="P9" draw:layer="layout" svg:x1="17.777cm" svg:y1="4.409cm" svg:x2="17.777cm" svg:y2="4.714cm">
          <text:p/>
        </draw:line>
        <draw:polygon draw:style-name="gr58" draw:text-style-name="P8" draw:layer="layout" svg:width="0.004cm" svg:height="0.309cm" svg:x="17.775cm" svg:y="4.407cm" svg:viewBox="0 0 5 310" draw:points="0,310 5,310 5,0 0,0">
          <text:p/>
        </draw:polygon>
        <draw:line draw:style-name="gr59" draw:text-style-name="P9" draw:layer="layout" svg:x1="4.265cm" svg:y1="5.324cm" svg:x2="12.797cm" svg:y2="5.324cm">
          <text:p/>
        </draw:line>
        <draw:polygon draw:style-name="gr58" draw:text-style-name="P8" draw:layer="layout" svg:width="8.536cm" svg:height="0.004cm" svg:x="4.263cm" svg:y="5.322cm" svg:viewBox="0 0 8537 5" draw:points="0,5 8537,5 8537,0 0,0">
          <text:p/>
        </draw:polygon>
        <draw:line draw:style-name="gr59" draw:text-style-name="P9" draw:layer="layout" svg:x1="3.194cm" svg:y1="3.8cm" svg:x2="3.194cm" svg:y2="4.104cm">
          <text:p/>
        </draw:line>
        <draw:polygon draw:style-name="gr58" draw:text-style-name="P8" draw:layer="layout" svg:width="0.005cm" svg:height="0.309cm" svg:x="3.192cm" svg:y="3.798cm" svg:viewBox="0 0 6 310" draw:points="0,310 6,310 6,0 0,0">
          <text:p/>
        </draw:polygon>
        <draw:line draw:style-name="gr59" draw:text-style-name="P9" draw:layer="layout" svg:x1="3.55cm" svg:y1="3.8cm" svg:x2="3.55cm" svg:y2="4.104cm">
          <text:p/>
        </draw:line>
        <draw:polygon draw:style-name="gr58" draw:text-style-name="P8" draw:layer="layout" svg:width="0.004cm" svg:height="0.309cm" svg:x="3.548cm" svg:y="3.798cm" svg:viewBox="0 0 5 310" draw:points="0,310 5,310 5,0 0,0">
          <text:p/>
        </draw:polygon>
        <draw:line draw:style-name="gr59" draw:text-style-name="P9" draw:layer="layout" svg:x1="3.905cm" svg:y1="3.8cm" svg:x2="3.905cm" svg:y2="4.104cm">
          <text:p/>
        </draw:line>
        <draw:polygon draw:style-name="gr58" draw:text-style-name="P8" draw:layer="layout" svg:width="0.005cm" svg:height="0.309cm" svg:x="3.903cm" svg:y="3.798cm" svg:viewBox="0 0 6 310" draw:points="0,310 6,310 6,0 0,0">
          <text:p/>
        </draw:polygon>
        <draw:line draw:style-name="gr59" draw:text-style-name="P9" draw:layer="layout" svg:x1="4.261cm" svg:y1="5.019cm" svg:x2="4.261cm" svg:y2="5.324cm">
          <text:p/>
        </draw:line>
        <draw:polygon draw:style-name="gr58" draw:text-style-name="P8" draw:layer="layout" svg:width="0.004cm" svg:height="0.309cm" svg:x="4.259cm" svg:y="5.017cm" svg:viewBox="0 0 5 310" draw:points="0,310 5,310 5,0 0,0">
          <text:p/>
        </draw:polygon>
        <draw:line draw:style-name="gr59" draw:text-style-name="P9" draw:layer="layout" svg:x1="4.617cm" svg:y1="5.019cm" svg:x2="4.617cm" svg:y2="5.324cm">
          <text:p/>
        </draw:line>
        <draw:polygon draw:style-name="gr58" draw:text-style-name="P8" draw:layer="layout" svg:width="0.004cm" svg:height="0.309cm" svg:x="4.615cm" svg:y="5.017cm" svg:viewBox="0 0 5 310" draw:points="0,310 5,310 5,0 0,0">
          <text:p/>
        </draw:polygon>
        <draw:line draw:style-name="gr59" draw:text-style-name="P9" draw:layer="layout" svg:x1="4.972cm" svg:y1="5.019cm" svg:x2="4.972cm" svg:y2="5.324cm">
          <text:p/>
        </draw:line>
        <draw:polygon draw:style-name="gr58" draw:text-style-name="P8" draw:layer="layout" svg:width="0.004cm" svg:height="0.309cm" svg:x="4.97cm" svg:y="5.017cm" svg:viewBox="0 0 5 310" draw:points="0,310 5,310 5,0 0,0">
          <text:p/>
        </draw:polygon>
        <draw:line draw:style-name="gr59" draw:text-style-name="P9" draw:layer="layout" svg:x1="5.328cm" svg:y1="5.019cm" svg:x2="5.328cm" svg:y2="5.324cm">
          <text:p/>
        </draw:line>
        <draw:polygon draw:style-name="gr58" draw:text-style-name="P8" draw:layer="layout" svg:width="0.004cm" svg:height="0.309cm" svg:x="5.326cm" svg:y="5.017cm" svg:viewBox="0 0 5 310" draw:points="0,310 5,310 5,0 0,0">
          <text:p/>
        </draw:polygon>
        <draw:line draw:style-name="gr59" draw:text-style-name="P9" draw:layer="layout" svg:x1="5.683cm" svg:y1="5.019cm" svg:x2="5.683cm" svg:y2="5.324cm">
          <text:p/>
        </draw:line>
        <draw:polygon draw:style-name="gr58" draw:text-style-name="P8" draw:layer="layout" svg:width="0.006cm" svg:height="0.309cm" svg:x="5.681cm" svg:y="5.017cm" svg:viewBox="0 0 7 310" draw:points="0,310 7,310 7,0 0,0">
          <text:p/>
        </draw:polygon>
        <draw:line draw:style-name="gr59" draw:text-style-name="P9" draw:layer="layout" svg:x1="6.039cm" svg:y1="5.019cm" svg:x2="6.039cm" svg:y2="5.324cm">
          <text:p/>
        </draw:line>
        <draw:polygon draw:style-name="gr58" draw:text-style-name="P8" draw:layer="layout" svg:width="0.004cm" svg:height="0.309cm" svg:x="6.037cm" svg:y="5.017cm" svg:viewBox="0 0 5 310" draw:points="0,310 5,310 5,0 0,0">
          <text:p/>
        </draw:polygon>
        <draw:line draw:style-name="gr59" draw:text-style-name="P9" draw:layer="layout" svg:x1="6.395cm" svg:y1="5.019cm" svg:x2="6.395cm" svg:y2="5.324cm">
          <text:p/>
        </draw:line>
        <draw:polygon draw:style-name="gr58" draw:text-style-name="P8" draw:layer="layout" svg:width="0.004cm" svg:height="0.309cm" svg:x="6.393cm" svg:y="5.017cm" svg:viewBox="0 0 5 310" draw:points="0,310 5,310 5,0 0,0">
          <text:p/>
        </draw:polygon>
        <draw:line draw:style-name="gr59" draw:text-style-name="P9" draw:layer="layout" svg:x1="6.751cm" svg:y1="5.019cm" svg:x2="6.751cm" svg:y2="5.324cm">
          <text:p/>
        </draw:line>
        <draw:polygon draw:style-name="gr58" draw:text-style-name="P8" draw:layer="layout" svg:width="0.004cm" svg:height="0.309cm" svg:x="6.749cm" svg:y="5.017cm" svg:viewBox="0 0 5 310" draw:points="0,310 5,310 5,0 0,0">
          <text:p/>
        </draw:polygon>
        <draw:line draw:style-name="gr59" draw:text-style-name="P9" draw:layer="layout" svg:x1="7.107cm" svg:y1="5.019cm" svg:x2="7.107cm" svg:y2="5.324cm">
          <text:p/>
        </draw:line>
        <draw:polygon draw:style-name="gr58" draw:text-style-name="P8" draw:layer="layout" svg:width="0.004cm" svg:height="0.309cm" svg:x="7.105cm" svg:y="5.017cm" svg:viewBox="0 0 5 310" draw:points="0,310 5,310 5,0 0,0">
          <text:p/>
        </draw:polygon>
        <draw:line draw:style-name="gr59" draw:text-style-name="P9" draw:layer="layout" svg:x1="7.463cm" svg:y1="5.019cm" svg:x2="7.463cm" svg:y2="5.324cm">
          <text:p/>
        </draw:line>
        <draw:polygon draw:style-name="gr58" draw:text-style-name="P8" draw:layer="layout" svg:width="0.005cm" svg:height="0.309cm" svg:x="7.46cm" svg:y="5.017cm" svg:viewBox="0 0 6 310" draw:points="0,310 6,310 6,0 0,0">
          <text:p/>
        </draw:polygon>
        <draw:line draw:style-name="gr59" draw:text-style-name="P9" draw:layer="layout" svg:x1="7.818cm" svg:y1="5.019cm" svg:x2="7.818cm" svg:y2="5.324cm">
          <text:p/>
        </draw:line>
        <draw:polygon draw:style-name="gr58" draw:text-style-name="P8" draw:layer="layout" svg:width="0.004cm" svg:height="0.309cm" svg:x="7.816cm" svg:y="5.017cm" svg:viewBox="0 0 5 310" draw:points="0,310 5,310 5,0 0,0">
          <text:p/>
        </draw:polygon>
        <draw:line draw:style-name="gr59" draw:text-style-name="P9" draw:layer="layout" svg:x1="8.174cm" svg:y1="5.019cm" svg:x2="8.174cm" svg:y2="5.324cm">
          <text:p/>
        </draw:line>
        <draw:polygon draw:style-name="gr58" draw:text-style-name="P8" draw:layer="layout" svg:width="0.004cm" svg:height="0.309cm" svg:x="8.172cm" svg:y="5.017cm" svg:viewBox="0 0 5 310" draw:points="0,310 5,310 5,0 0,0">
          <text:p/>
        </draw:polygon>
        <draw:line draw:style-name="gr59" draw:text-style-name="P9" draw:layer="layout" svg:x1="8.529cm" svg:y1="5.019cm" svg:x2="8.529cm" svg:y2="5.324cm">
          <text:p/>
        </draw:line>
        <draw:polygon draw:style-name="gr58" draw:text-style-name="P8" draw:layer="layout" svg:width="0.004cm" svg:height="0.309cm" svg:x="8.527cm" svg:y="5.017cm" svg:viewBox="0 0 5 310" draw:points="0,310 5,310 5,0 0,0">
          <text:p/>
        </draw:polygon>
        <draw:line draw:style-name="gr59" draw:text-style-name="P9" draw:layer="layout" svg:x1="8.885cm" svg:y1="5.019cm" svg:x2="8.885cm" svg:y2="5.324cm">
          <text:p/>
        </draw:line>
        <draw:polygon draw:style-name="gr58" draw:text-style-name="P8" draw:layer="layout" svg:width="0.004cm" svg:height="0.309cm" svg:x="8.883cm" svg:y="5.017cm" svg:viewBox="0 0 5 310" draw:points="0,310 5,310 5,0 0,0">
          <text:p/>
        </draw:polygon>
        <draw:line draw:style-name="gr59" draw:text-style-name="P9" draw:layer="layout" svg:x1="9.241cm" svg:y1="5.019cm" svg:x2="9.241cm" svg:y2="5.324cm">
          <text:p/>
        </draw:line>
        <draw:polygon draw:style-name="gr58" draw:text-style-name="P8" draw:layer="layout" svg:width="0.005cm" svg:height="0.309cm" svg:x="9.238cm" svg:y="5.017cm" svg:viewBox="0 0 6 310" draw:points="0,310 6,310 6,0 0,0">
          <text:p/>
        </draw:polygon>
        <draw:line draw:style-name="gr59" draw:text-style-name="P9" draw:layer="layout" svg:x1="9.596cm" svg:y1="5.019cm" svg:x2="9.596cm" svg:y2="5.324cm">
          <text:p/>
        </draw:line>
        <draw:polygon draw:style-name="gr58" draw:text-style-name="P8" draw:layer="layout" svg:width="0.004cm" svg:height="0.309cm" svg:x="9.594cm" svg:y="5.017cm" svg:viewBox="0 0 5 310" draw:points="0,310 5,310 5,0 0,0">
          <text:p/>
        </draw:polygon>
        <draw:line draw:style-name="gr59" draw:text-style-name="P9" draw:layer="layout" svg:x1="9.952cm" svg:y1="5.019cm" svg:x2="9.952cm" svg:y2="5.324cm">
          <text:p/>
        </draw:line>
        <draw:polygon draw:style-name="gr58" draw:text-style-name="P8" draw:layer="layout" svg:width="0.004cm" svg:height="0.309cm" svg:x="9.95cm" svg:y="5.017cm" svg:viewBox="0 0 5 310" draw:points="0,310 5,310 5,0 0,0">
          <text:p/>
        </draw:polygon>
        <draw:line draw:style-name="gr59" draw:text-style-name="P9" draw:layer="layout" svg:x1="10.307cm" svg:y1="5.019cm" svg:x2="10.307cm" svg:y2="5.324cm">
          <text:p/>
        </draw:line>
        <draw:polygon draw:style-name="gr58" draw:text-style-name="P8" draw:layer="layout" svg:width="0.004cm" svg:height="0.309cm" svg:x="10.305cm" svg:y="5.017cm" svg:viewBox="0 0 5 310" draw:points="0,310 5,310 5,0 0,0">
          <text:p/>
        </draw:polygon>
        <draw:line draw:style-name="gr59" draw:text-style-name="P9" draw:layer="layout" svg:x1="10.663cm" svg:y1="5.019cm" svg:x2="10.663cm" svg:y2="5.324cm">
          <text:p/>
        </draw:line>
        <draw:polygon draw:style-name="gr58" draw:text-style-name="P8" draw:layer="layout" svg:width="0.004cm" svg:height="0.309cm" svg:x="10.661cm" svg:y="5.017cm" svg:viewBox="0 0 5 310" draw:points="0,310 5,310 5,0 0,0">
          <text:p/>
        </draw:polygon>
        <draw:line draw:style-name="gr59" draw:text-style-name="P9" draw:layer="layout" svg:x1="11.019cm" svg:y1="5.019cm" svg:x2="11.019cm" svg:y2="5.324cm">
          <text:p/>
        </draw:line>
        <draw:polygon draw:style-name="gr58" draw:text-style-name="P8" draw:layer="layout" svg:width="0.005cm" svg:height="0.309cm" svg:x="11.016cm" svg:y="5.017cm" svg:viewBox="0 0 6 310" draw:points="0,310 6,310 6,0 0,0">
          <text:p/>
        </draw:polygon>
        <draw:line draw:style-name="gr59" draw:text-style-name="P9" draw:layer="layout" svg:x1="11.375cm" svg:y1="5.019cm" svg:x2="11.375cm" svg:y2="5.324cm">
          <text:p/>
        </draw:line>
        <draw:polygon draw:style-name="gr58" draw:text-style-name="P8" draw:layer="layout" svg:width="0.004cm" svg:height="0.309cm" svg:x="11.373cm" svg:y="5.017cm" svg:viewBox="0 0 5 310" draw:points="0,310 5,310 5,0 0,0">
          <text:p/>
        </draw:polygon>
        <draw:line draw:style-name="gr59" draw:text-style-name="P9" draw:layer="layout" svg:x1="11.73cm" svg:y1="5.019cm" svg:x2="11.73cm" svg:y2="5.324cm">
          <text:p/>
        </draw:line>
        <draw:polygon draw:style-name="gr58" draw:text-style-name="P8" draw:layer="layout" svg:width="0.005cm" svg:height="0.309cm" svg:x="11.728cm" svg:y="5.017cm" svg:viewBox="0 0 6 310" draw:points="0,310 6,310 6,0 0,0">
          <text:p/>
        </draw:polygon>
        <draw:line draw:style-name="gr59" draw:text-style-name="P9" draw:layer="layout" svg:x1="12.086cm" svg:y1="5.019cm" svg:x2="12.086cm" svg:y2="5.324cm">
          <text:p/>
        </draw:line>
        <draw:polygon draw:style-name="gr58" draw:text-style-name="P8" draw:layer="layout" svg:width="0.004cm" svg:height="0.309cm" svg:x="12.084cm" svg:y="5.017cm" svg:viewBox="0 0 5 310" draw:points="0,310 5,310 5,0 0,0">
          <text:p/>
        </draw:polygon>
        <draw:line draw:style-name="gr59" draw:text-style-name="P9" draw:layer="layout" svg:x1="12.442cm" svg:y1="5.019cm" svg:x2="12.442cm" svg:y2="5.324cm">
          <text:p/>
        </draw:line>
        <draw:polygon draw:style-name="gr58" draw:text-style-name="P8" draw:layer="layout" svg:width="0.004cm" svg:height="0.309cm" svg:x="12.44cm" svg:y="5.017cm" svg:viewBox="0 0 5 310" draw:points="0,310 5,310 5,0 0,0">
          <text:p/>
        </draw:polygon>
        <draw:line draw:style-name="gr59" draw:text-style-name="P9" draw:layer="layout" svg:x1="12.797cm" svg:y1="5.019cm" svg:x2="12.797cm" svg:y2="5.324cm">
          <text:p/>
        </draw:line>
        <draw:polygon draw:style-name="gr58" draw:text-style-name="P8" draw:layer="layout" svg:width="0.004cm" svg:height="0.309cm" svg:x="12.795cm" svg:y="5.017cm" svg:viewBox="0 0 5 310" draw:points="0,310 5,310 5,0 0,0">
          <text:p/>
        </draw:polygon>
        <draw:line draw:style-name="gr59" draw:text-style-name="P9" draw:layer="layout" svg:x1="13.153cm" svg:y1="4.409cm" svg:x2="13.153cm" svg:y2="4.714cm">
          <text:p/>
        </draw:line>
        <draw:polygon draw:style-name="gr58" draw:text-style-name="P8" draw:layer="layout" svg:width="0.004cm" svg:height="0.309cm" svg:x="13.151cm" svg:y="4.407cm" svg:viewBox="0 0 5 310" draw:points="0,310 5,310 5,0 0,0">
          <text:p/>
        </draw:polygon>
        <draw:line draw:style-name="gr59" draw:text-style-name="P9" draw:layer="layout" svg:x1="13.508cm" svg:y1="5.019cm" svg:x2="13.508cm" svg:y2="5.324cm">
          <text:p/>
        </draw:line>
        <draw:polygon draw:style-name="gr58" draw:text-style-name="P8" draw:layer="layout" svg:width="0.005cm" svg:height="0.309cm" svg:x="13.506cm" svg:y="5.017cm" svg:viewBox="0 0 6 310" draw:points="0,310 6,310 6,0 0,0">
          <text:p/>
        </draw:polygon>
        <draw:line draw:style-name="gr59" draw:text-style-name="P9" draw:layer="layout" svg:x1="13.864cm" svg:y1="5.019cm" svg:x2="13.864cm" svg:y2="5.324cm">
          <text:p/>
        </draw:line>
        <draw:polygon draw:style-name="gr58" draw:text-style-name="P8" draw:layer="layout" svg:width="0.004cm" svg:height="0.309cm" svg:x="13.862cm" svg:y="5.017cm" svg:viewBox="0 0 5 310" draw:points="0,310 5,310 5,0 0,0">
          <text:p/>
        </draw:polygon>
        <draw:line draw:style-name="gr59" draw:text-style-name="P9" draw:layer="layout" svg:x1="14.22cm" svg:y1="5.019cm" svg:x2="14.22cm" svg:y2="5.324cm">
          <text:p/>
        </draw:line>
        <draw:polygon draw:style-name="gr58" draw:text-style-name="P8" draw:layer="layout" svg:width="0.004cm" svg:height="0.309cm" svg:x="14.218cm" svg:y="5.017cm" svg:viewBox="0 0 5 310" draw:points="0,310 5,310 5,0 0,0">
          <text:p/>
        </draw:polygon>
        <draw:line draw:style-name="gr59" draw:text-style-name="P9" draw:layer="layout" svg:x1="14.575cm" svg:y1="5.019cm" svg:x2="14.575cm" svg:y2="5.324cm">
          <text:p/>
        </draw:line>
        <draw:polygon draw:style-name="gr58" draw:text-style-name="P8" draw:layer="layout" svg:width="0.004cm" svg:height="0.309cm" svg:x="14.573cm" svg:y="5.017cm" svg:viewBox="0 0 5 310" draw:points="0,310 5,310 5,0 0,0">
          <text:p/>
        </draw:polygon>
        <draw:line draw:style-name="gr59" draw:text-style-name="P9" draw:layer="layout" svg:x1="14.931cm" svg:y1="5.019cm" svg:x2="14.931cm" svg:y2="5.324cm">
          <text:p/>
        </draw:line>
        <draw:polygon draw:style-name="gr58" draw:text-style-name="P8" draw:layer="layout" svg:width="0.004cm" svg:height="0.309cm" svg:x="14.929cm" svg:y="5.017cm" svg:viewBox="0 0 5 310" draw:points="0,310 5,310 5,0 0,0">
          <text:p/>
        </draw:polygon>
        <draw:line draw:style-name="gr59" draw:text-style-name="P9" draw:layer="layout" svg:x1="15.286cm" svg:y1="5.019cm" svg:x2="15.286cm" svg:y2="5.324cm">
          <text:p/>
        </draw:line>
        <draw:polygon draw:style-name="gr58" draw:text-style-name="P8" draw:layer="layout" svg:width="0.005cm" svg:height="0.309cm" svg:x="15.284cm" svg:y="5.017cm" svg:viewBox="0 0 6 310" draw:points="0,310 6,310 6,0 0,0">
          <text:p/>
        </draw:polygon>
        <draw:line draw:style-name="gr59" draw:text-style-name="P9" draw:layer="layout" svg:x1="15.643cm" svg:y1="5.019cm" svg:x2="15.643cm" svg:y2="5.324cm">
          <text:p/>
        </draw:line>
        <draw:polygon draw:style-name="gr58" draw:text-style-name="P8" draw:layer="layout" svg:width="0.004cm" svg:height="0.309cm" svg:x="15.641cm" svg:y="5.017cm" svg:viewBox="0 0 5 310" draw:points="0,310 5,310 5,0 0,0">
          <text:p/>
        </draw:polygon>
        <draw:line draw:style-name="gr59" draw:text-style-name="P9" draw:layer="layout" svg:x1="15.999cm" svg:y1="5.019cm" svg:x2="15.999cm" svg:y2="5.324cm">
          <text:p/>
        </draw:line>
        <draw:polygon draw:style-name="gr58" draw:text-style-name="P8" draw:layer="layout" svg:width="0.004cm" svg:height="0.309cm" svg:x="15.997cm" svg:y="5.017cm" svg:viewBox="0 0 5 310" draw:points="0,310 5,310 5,0 0,0">
          <text:p/>
        </draw:polygon>
        <draw:line draw:style-name="gr59" draw:text-style-name="P9" draw:layer="layout" svg:x1="16.354cm" svg:y1="5.019cm" svg:x2="16.354cm" svg:y2="5.324cm">
          <text:p/>
        </draw:line>
        <draw:polygon draw:style-name="gr58" draw:text-style-name="P8" draw:layer="layout" svg:width="0.004cm" svg:height="0.309cm" svg:x="16.352cm" svg:y="5.017cm" svg:viewBox="0 0 5 310" draw:points="0,310 5,310 5,0 0,0">
          <text:p/>
        </draw:polygon>
        <draw:line draw:style-name="gr59" draw:text-style-name="P9" draw:layer="layout" svg:x1="16.71cm" svg:y1="5.019cm" svg:x2="16.71cm" svg:y2="5.324cm">
          <text:p/>
        </draw:line>
        <draw:polygon draw:style-name="gr58" draw:text-style-name="P8" draw:layer="layout" svg:width="0.004cm" svg:height="0.309cm" svg:x="16.708cm" svg:y="5.017cm" svg:viewBox="0 0 5 310" draw:points="0,310 5,310 5,0 0,0">
          <text:p/>
        </draw:polygon>
        <draw:line draw:style-name="gr59" draw:text-style-name="P9" draw:layer="layout" svg:x1="17.065cm" svg:y1="5.019cm" svg:x2="17.065cm" svg:y2="5.324cm">
          <text:p/>
        </draw:line>
        <draw:polygon draw:style-name="gr58" draw:text-style-name="P8" draw:layer="layout" svg:width="0.005cm" svg:height="0.309cm" svg:x="17.063cm" svg:y="5.017cm" svg:viewBox="0 0 6 310" draw:points="0,310 6,310 6,0 0,0">
          <text:p/>
        </draw:polygon>
        <draw:line draw:style-name="gr59" draw:text-style-name="P9" draw:layer="layout" svg:x1="17.421cm" svg:y1="5.019cm" svg:x2="17.421cm" svg:y2="5.324cm">
          <text:p/>
        </draw:line>
        <draw:polygon draw:style-name="gr58" draw:text-style-name="P8" draw:layer="layout" svg:width="0.004cm" svg:height="0.309cm" svg:x="17.419cm" svg:y="5.017cm" svg:viewBox="0 0 5 310" draw:points="0,310 5,310 5,0 0,0">
          <text:p/>
        </draw:polygon>
        <draw:line draw:style-name="gr59" draw:text-style-name="P9" draw:layer="layout" svg:x1="17.777cm" svg:y1="5.019cm" svg:x2="17.777cm" svg:y2="5.324cm">
          <text:p/>
        </draw:line>
        <draw:polygon draw:style-name="gr58" draw:text-style-name="P8" draw:layer="layout" svg:width="0.004cm" svg:height="0.309cm" svg:x="17.775cm" svg:y="5.017cm" svg:viewBox="0 0 5 310" draw:points="0,310 5,310 5,0 0,0">
          <text:p/>
        </draw:polygon>
        <draw:line draw:style-name="gr59" draw:text-style-name="P9" draw:layer="layout" svg:x1="4.261cm" svg:y1="5.933cm" svg:x2="4.261cm" svg:y2="6.238cm">
          <text:p/>
        </draw:line>
        <draw:polygon draw:style-name="gr58" draw:text-style-name="P8" draw:layer="layout" svg:width="0.004cm" svg:height="0.309cm" svg:x="4.259cm" svg:y="5.931cm" svg:viewBox="0 0 5 310" draw:points="0,310 5,310 5,0 0,0">
          <text:p/>
        </draw:polygon>
        <draw:line draw:style-name="gr59" draw:text-style-name="P9" draw:layer="layout" svg:x1="4.617cm" svg:y1="5.933cm" svg:x2="4.617cm" svg:y2="6.238cm">
          <text:p/>
        </draw:line>
        <draw:polygon draw:style-name="gr58" draw:text-style-name="P8" draw:layer="layout" svg:width="0.004cm" svg:height="0.309cm" svg:x="4.615cm" svg:y="5.931cm" svg:viewBox="0 0 5 310" draw:points="0,310 5,310 5,0 0,0">
          <text:p/>
        </draw:polygon>
        <draw:line draw:style-name="gr59" draw:text-style-name="P9" draw:layer="layout" svg:x1="4.972cm" svg:y1="5.933cm" svg:x2="4.972cm" svg:y2="6.238cm">
          <text:p/>
        </draw:line>
        <draw:polygon draw:style-name="gr58" draw:text-style-name="P8" draw:layer="layout" svg:width="0.004cm" svg:height="0.309cm" svg:x="4.97cm" svg:y="5.931cm" svg:viewBox="0 0 5 310" draw:points="0,310 5,310 5,0 0,0">
          <text:p/>
        </draw:polygon>
        <draw:line draw:style-name="gr59" draw:text-style-name="P9" draw:layer="layout" svg:x1="5.328cm" svg:y1="5.933cm" svg:x2="5.328cm" svg:y2="6.238cm">
          <text:p/>
        </draw:line>
        <draw:polygon draw:style-name="gr58" draw:text-style-name="P8" draw:layer="layout" svg:width="0.004cm" svg:height="0.309cm" svg:x="5.326cm" svg:y="5.931cm" svg:viewBox="0 0 5 310" draw:points="0,310 5,310 5,0 0,0">
          <text:p/>
        </draw:polygon>
        <draw:line draw:style-name="gr59" draw:text-style-name="P9" draw:layer="layout" svg:x1="5.683cm" svg:y1="5.933cm" svg:x2="5.683cm" svg:y2="6.238cm">
          <text:p/>
        </draw:line>
        <draw:polygon draw:style-name="gr58" draw:text-style-name="P8" draw:layer="layout" svg:width="0.006cm" svg:height="0.309cm" svg:x="5.681cm" svg:y="5.931cm" svg:viewBox="0 0 7 310" draw:points="0,310 7,310 7,0 0,0">
          <text:p/>
        </draw:polygon>
        <draw:line draw:style-name="gr59" draw:text-style-name="P9" draw:layer="layout" svg:x1="6.039cm" svg:y1="5.933cm" svg:x2="6.039cm" svg:y2="6.238cm">
          <text:p/>
        </draw:line>
        <draw:polygon draw:style-name="gr58" draw:text-style-name="P8" draw:layer="layout" svg:width="0.004cm" svg:height="0.309cm" svg:x="6.037cm" svg:y="5.931cm" svg:viewBox="0 0 5 310" draw:points="0,310 5,310 5,0 0,0">
          <text:p/>
        </draw:polygon>
        <draw:line draw:style-name="gr59" draw:text-style-name="P9" draw:layer="layout" svg:x1="6.395cm" svg:y1="5.933cm" svg:x2="6.395cm" svg:y2="6.238cm">
          <text:p/>
        </draw:line>
        <draw:polygon draw:style-name="gr58" draw:text-style-name="P8" draw:layer="layout" svg:width="0.004cm" svg:height="0.309cm" svg:x="6.393cm" svg:y="5.931cm" svg:viewBox="0 0 5 310" draw:points="0,310 5,310 5,0 0,0">
          <text:p/>
        </draw:polygon>
        <draw:line draw:style-name="gr59" draw:text-style-name="P9" draw:layer="layout" svg:x1="6.751cm" svg:y1="5.933cm" svg:x2="6.751cm" svg:y2="6.238cm">
          <text:p/>
        </draw:line>
        <draw:polygon draw:style-name="gr58" draw:text-style-name="P8" draw:layer="layout" svg:width="0.004cm" svg:height="0.309cm" svg:x="6.749cm" svg:y="5.931cm" svg:viewBox="0 0 5 310" draw:points="0,310 5,310 5,0 0,0">
          <text:p/>
        </draw:polygon>
        <draw:line draw:style-name="gr59" draw:text-style-name="P9" draw:layer="layout" svg:x1="7.107cm" svg:y1="5.933cm" svg:x2="7.107cm" svg:y2="6.238cm">
          <text:p/>
        </draw:line>
        <draw:polygon draw:style-name="gr58" draw:text-style-name="P8" draw:layer="layout" svg:width="0.004cm" svg:height="0.309cm" svg:x="7.105cm" svg:y="5.931cm" svg:viewBox="0 0 5 310" draw:points="0,310 5,310 5,0 0,0">
          <text:p/>
        </draw:polygon>
        <draw:line draw:style-name="gr59" draw:text-style-name="P9" draw:layer="layout" svg:x1="7.463cm" svg:y1="5.933cm" svg:x2="7.463cm" svg:y2="6.238cm">
          <text:p/>
        </draw:line>
        <draw:polygon draw:style-name="gr58" draw:text-style-name="P8" draw:layer="layout" svg:width="0.005cm" svg:height="0.309cm" svg:x="7.46cm" svg:y="5.931cm" svg:viewBox="0 0 6 310" draw:points="0,310 6,310 6,0 0,0">
          <text:p/>
        </draw:polygon>
        <draw:line draw:style-name="gr59" draw:text-style-name="P9" draw:layer="layout" svg:x1="7.818cm" svg:y1="5.933cm" svg:x2="7.818cm" svg:y2="6.238cm">
          <text:p/>
        </draw:line>
        <draw:polygon draw:style-name="gr58" draw:text-style-name="P8" draw:layer="layout" svg:width="0.004cm" svg:height="0.309cm" svg:x="7.816cm" svg:y="5.931cm" svg:viewBox="0 0 5 310" draw:points="0,310 5,310 5,0 0,0">
          <text:p/>
        </draw:polygon>
        <draw:line draw:style-name="gr59" draw:text-style-name="P9" draw:layer="layout" svg:x1="8.174cm" svg:y1="5.933cm" svg:x2="8.174cm" svg:y2="6.238cm">
          <text:p/>
        </draw:line>
        <draw:polygon draw:style-name="gr58" draw:text-style-name="P8" draw:layer="layout" svg:width="0.004cm" svg:height="0.309cm" svg:x="8.172cm" svg:y="5.931cm" svg:viewBox="0 0 5 310" draw:points="0,310 5,310 5,0 0,0">
          <text:p/>
        </draw:polygon>
        <draw:line draw:style-name="gr59" draw:text-style-name="P9" draw:layer="layout" svg:x1="8.529cm" svg:y1="5.933cm" svg:x2="8.529cm" svg:y2="6.238cm">
          <text:p/>
        </draw:line>
        <draw:polygon draw:style-name="gr58" draw:text-style-name="P8" draw:layer="layout" svg:width="0.004cm" svg:height="0.309cm" svg:x="8.527cm" svg:y="5.931cm" svg:viewBox="0 0 5 310" draw:points="0,310 5,310 5,0 0,0">
          <text:p/>
        </draw:polygon>
        <draw:line draw:style-name="gr59" draw:text-style-name="P9" draw:layer="layout" svg:x1="8.885cm" svg:y1="5.933cm" svg:x2="8.885cm" svg:y2="6.238cm">
          <text:p/>
        </draw:line>
        <draw:polygon draw:style-name="gr58" draw:text-style-name="P8" draw:layer="layout" svg:width="0.004cm" svg:height="0.309cm" svg:x="8.883cm" svg:y="5.931cm" svg:viewBox="0 0 5 310" draw:points="0,310 5,310 5,0 0,0">
          <text:p/>
        </draw:polygon>
        <draw:line draw:style-name="gr59" draw:text-style-name="P9" draw:layer="layout" svg:x1="9.241cm" svg:y1="5.933cm" svg:x2="9.241cm" svg:y2="6.238cm">
          <text:p/>
        </draw:line>
        <draw:polygon draw:style-name="gr58" draw:text-style-name="P8" draw:layer="layout" svg:width="0.005cm" svg:height="0.309cm" svg:x="9.238cm" svg:y="5.931cm" svg:viewBox="0 0 6 310" draw:points="0,310 6,310 6,0 0,0">
          <text:p/>
        </draw:polygon>
        <draw:line draw:style-name="gr59" draw:text-style-name="P9" draw:layer="layout" svg:x1="9.596cm" svg:y1="5.933cm" svg:x2="9.596cm" svg:y2="6.238cm">
          <text:p/>
        </draw:line>
        <draw:polygon draw:style-name="gr58" draw:text-style-name="P8" draw:layer="layout" svg:width="0.004cm" svg:height="0.309cm" svg:x="9.594cm" svg:y="5.931cm" svg:viewBox="0 0 5 310" draw:points="0,310 5,310 5,0 0,0">
          <text:p/>
        </draw:polygon>
        <draw:line draw:style-name="gr59" draw:text-style-name="P9" draw:layer="layout" svg:x1="9.952cm" svg:y1="5.933cm" svg:x2="9.952cm" svg:y2="6.238cm">
          <text:p/>
        </draw:line>
        <draw:polygon draw:style-name="gr58" draw:text-style-name="P8" draw:layer="layout" svg:width="0.004cm" svg:height="0.309cm" svg:x="9.95cm" svg:y="5.931cm" svg:viewBox="0 0 5 310" draw:points="0,310 5,310 5,0 0,0">
          <text:p/>
        </draw:polygon>
        <draw:line draw:style-name="gr59" draw:text-style-name="P9" draw:layer="layout" svg:x1="10.307cm" svg:y1="5.933cm" svg:x2="10.307cm" svg:y2="6.238cm">
          <text:p/>
        </draw:line>
        <draw:polygon draw:style-name="gr58" draw:text-style-name="P8" draw:layer="layout" svg:width="0.004cm" svg:height="0.309cm" svg:x="10.305cm" svg:y="5.931cm" svg:viewBox="0 0 5 310" draw:points="0,310 5,310 5,0 0,0">
          <text:p/>
        </draw:polygon>
        <draw:line draw:style-name="gr59" draw:text-style-name="P9" draw:layer="layout" svg:x1="10.663cm" svg:y1="5.933cm" svg:x2="10.663cm" svg:y2="6.238cm">
          <text:p/>
        </draw:line>
        <draw:polygon draw:style-name="gr58" draw:text-style-name="P8" draw:layer="layout" svg:width="0.004cm" svg:height="0.309cm" svg:x="10.661cm" svg:y="5.931cm" svg:viewBox="0 0 5 310" draw:points="0,310 5,310 5,0 0,0">
          <text:p/>
        </draw:polygon>
        <draw:line draw:style-name="gr59" draw:text-style-name="P9" draw:layer="layout" svg:x1="11.019cm" svg:y1="5.933cm" svg:x2="11.019cm" svg:y2="6.238cm">
          <text:p/>
        </draw:line>
        <draw:polygon draw:style-name="gr58" draw:text-style-name="P8" draw:layer="layout" svg:width="0.005cm" svg:height="0.309cm" svg:x="11.016cm" svg:y="5.931cm" svg:viewBox="0 0 6 310" draw:points="0,310 6,310 6,0 0,0">
          <text:p/>
        </draw:polygon>
        <draw:line draw:style-name="gr59" draw:text-style-name="P9" draw:layer="layout" svg:x1="11.375cm" svg:y1="5.933cm" svg:x2="11.375cm" svg:y2="6.238cm">
          <text:p/>
        </draw:line>
        <draw:polygon draw:style-name="gr58" draw:text-style-name="P8" draw:layer="layout" svg:width="0.004cm" svg:height="0.309cm" svg:x="11.373cm" svg:y="5.931cm" svg:viewBox="0 0 5 310" draw:points="0,310 5,310 5,0 0,0">
          <text:p/>
        </draw:polygon>
        <draw:line draw:style-name="gr59" draw:text-style-name="P9" draw:layer="layout" svg:x1="11.73cm" svg:y1="5.933cm" svg:x2="11.73cm" svg:y2="6.238cm">
          <text:p/>
        </draw:line>
        <draw:polygon draw:style-name="gr58" draw:text-style-name="P8" draw:layer="layout" svg:width="0.005cm" svg:height="0.309cm" svg:x="11.728cm" svg:y="5.931cm" svg:viewBox="0 0 6 310" draw:points="0,310 6,310 6,0 0,0">
          <text:p/>
        </draw:polygon>
        <draw:line draw:style-name="gr59" draw:text-style-name="P9" draw:layer="layout" svg:x1="12.086cm" svg:y1="5.933cm" svg:x2="12.086cm" svg:y2="6.238cm">
          <text:p/>
        </draw:line>
        <draw:polygon draw:style-name="gr58" draw:text-style-name="P8" draw:layer="layout" svg:width="0.004cm" svg:height="0.309cm" svg:x="12.084cm" svg:y="5.931cm" svg:viewBox="0 0 5 310" draw:points="0,310 5,310 5,0 0,0">
          <text:p/>
        </draw:polygon>
        <draw:line draw:style-name="gr59" draw:text-style-name="P9" draw:layer="layout" svg:x1="12.442cm" svg:y1="5.933cm" svg:x2="12.442cm" svg:y2="6.238cm">
          <text:p/>
        </draw:line>
        <draw:polygon draw:style-name="gr58" draw:text-style-name="P8" draw:layer="layout" svg:width="0.004cm" svg:height="0.309cm" svg:x="12.44cm" svg:y="5.931cm" svg:viewBox="0 0 5 310" draw:points="0,310 5,310 5,0 0,0">
          <text:p/>
        </draw:polygon>
        <draw:line draw:style-name="gr59" draw:text-style-name="P9" draw:layer="layout" svg:x1="12.797cm" svg:y1="5.933cm" svg:x2="12.797cm" svg:y2="6.238cm">
          <text:p/>
        </draw:line>
        <draw:polygon draw:style-name="gr58" draw:text-style-name="P8" draw:layer="layout" svg:width="0.004cm" svg:height="0.309cm" svg:x="12.795cm" svg:y="5.931cm" svg:viewBox="0 0 5 310" draw:points="0,310 5,310 5,0 0,0">
          <text:p/>
        </draw:polygon>
        <draw:line draw:style-name="gr59" draw:text-style-name="P9" draw:layer="layout" svg:x1="13.153cm" svg:y1="5.933cm" svg:x2="13.153cm" svg:y2="6.238cm">
          <text:p/>
        </draw:line>
        <draw:polygon draw:style-name="gr58" draw:text-style-name="P8" draw:layer="layout" svg:width="0.004cm" svg:height="0.309cm" svg:x="13.151cm" svg:y="5.931cm" svg:viewBox="0 0 5 310" draw:points="0,310 5,310 5,0 0,0">
          <text:p/>
        </draw:polygon>
        <draw:line draw:style-name="gr59" draw:text-style-name="P9" draw:layer="layout" svg:x1="13.508cm" svg:y1="5.933cm" svg:x2="13.508cm" svg:y2="6.238cm">
          <text:p/>
        </draw:line>
        <draw:polygon draw:style-name="gr58" draw:text-style-name="P8" draw:layer="layout" svg:width="0.005cm" svg:height="0.309cm" svg:x="13.506cm" svg:y="5.931cm" svg:viewBox="0 0 6 310" draw:points="0,310 6,310 6,0 0,0">
          <text:p/>
        </draw:polygon>
        <draw:line draw:style-name="gr59" draw:text-style-name="P9" draw:layer="layout" svg:x1="13.864cm" svg:y1="5.933cm" svg:x2="13.864cm" svg:y2="6.238cm">
          <text:p/>
        </draw:line>
        <draw:polygon draw:style-name="gr58" draw:text-style-name="P8" draw:layer="layout" svg:width="0.004cm" svg:height="0.309cm" svg:x="13.862cm" svg:y="5.931cm" svg:viewBox="0 0 5 310" draw:points="0,310 5,310 5,0 0,0">
          <text:p/>
        </draw:polygon>
        <draw:line draw:style-name="gr59" draw:text-style-name="P9" draw:layer="layout" svg:x1="14.22cm" svg:y1="5.933cm" svg:x2="14.22cm" svg:y2="6.238cm">
          <text:p/>
        </draw:line>
        <draw:polygon draw:style-name="gr58" draw:text-style-name="P8" draw:layer="layout" svg:width="0.004cm" svg:height="0.309cm" svg:x="14.218cm" svg:y="5.931cm" svg:viewBox="0 0 5 310" draw:points="0,310 5,310 5,0 0,0">
          <text:p/>
        </draw:polygon>
        <draw:line draw:style-name="gr59" draw:text-style-name="P9" draw:layer="layout" svg:x1="14.575cm" svg:y1="5.933cm" svg:x2="14.575cm" svg:y2="6.238cm">
          <text:p/>
        </draw:line>
        <draw:polygon draw:style-name="gr58" draw:text-style-name="P8" draw:layer="layout" svg:width="0.004cm" svg:height="0.309cm" svg:x="14.573cm" svg:y="5.931cm" svg:viewBox="0 0 5 310" draw:points="0,310 5,310 5,0 0,0">
          <text:p/>
        </draw:polygon>
        <draw:line draw:style-name="gr59" draw:text-style-name="P9" draw:layer="layout" svg:x1="14.931cm" svg:y1="5.933cm" svg:x2="14.931cm" svg:y2="6.238cm">
          <text:p/>
        </draw:line>
        <draw:polygon draw:style-name="gr58" draw:text-style-name="P8" draw:layer="layout" svg:width="0.004cm" svg:height="0.309cm" svg:x="14.929cm" svg:y="5.931cm" svg:viewBox="0 0 5 310" draw:points="0,310 5,310 5,0 0,0">
          <text:p/>
        </draw:polygon>
        <draw:line draw:style-name="gr59" draw:text-style-name="P9" draw:layer="layout" svg:x1="15.286cm" svg:y1="5.933cm" svg:x2="15.286cm" svg:y2="6.238cm">
          <text:p/>
        </draw:line>
        <draw:polygon draw:style-name="gr58" draw:text-style-name="P8" draw:layer="layout" svg:width="0.005cm" svg:height="0.309cm" svg:x="15.284cm" svg:y="5.931cm" svg:viewBox="0 0 6 310" draw:points="0,310 6,310 6,0 0,0">
          <text:p/>
        </draw:polygon>
        <draw:line draw:style-name="gr59" draw:text-style-name="P9" draw:layer="layout" svg:x1="15.643cm" svg:y1="5.933cm" svg:x2="15.643cm" svg:y2="6.238cm">
          <text:p/>
        </draw:line>
        <draw:polygon draw:style-name="gr58" draw:text-style-name="P8" draw:layer="layout" svg:width="0.004cm" svg:height="0.309cm" svg:x="15.641cm" svg:y="5.931cm" svg:viewBox="0 0 5 310" draw:points="0,310 5,310 5,0 0,0">
          <text:p/>
        </draw:polygon>
        <draw:line draw:style-name="gr59" draw:text-style-name="P9" draw:layer="layout" svg:x1="15.999cm" svg:y1="5.933cm" svg:x2="15.999cm" svg:y2="6.238cm">
          <text:p/>
        </draw:line>
        <draw:polygon draw:style-name="gr58" draw:text-style-name="P8" draw:layer="layout" svg:width="0.004cm" svg:height="0.309cm" svg:x="15.997cm" svg:y="5.931cm" svg:viewBox="0 0 5 310" draw:points="0,310 5,310 5,0 0,0">
          <text:p/>
        </draw:polygon>
        <draw:line draw:style-name="gr59" draw:text-style-name="P9" draw:layer="layout" svg:x1="16.354cm" svg:y1="5.933cm" svg:x2="16.354cm" svg:y2="6.238cm">
          <text:p/>
        </draw:line>
        <draw:polygon draw:style-name="gr58" draw:text-style-name="P8" draw:layer="layout" svg:width="0.004cm" svg:height="0.309cm" svg:x="16.352cm" svg:y="5.931cm" svg:viewBox="0 0 5 310" draw:points="0,310 5,310 5,0 0,0">
          <text:p/>
        </draw:polygon>
        <draw:line draw:style-name="gr59" draw:text-style-name="P9" draw:layer="layout" svg:x1="16.71cm" svg:y1="5.933cm" svg:x2="16.71cm" svg:y2="6.238cm">
          <text:p/>
        </draw:line>
        <draw:polygon draw:style-name="gr58" draw:text-style-name="P8" draw:layer="layout" svg:width="0.004cm" svg:height="0.309cm" svg:x="16.708cm" svg:y="5.931cm" svg:viewBox="0 0 5 310" draw:points="0,310 5,310 5,0 0,0">
          <text:p/>
        </draw:polygon>
        <draw:line draw:style-name="gr59" draw:text-style-name="P9" draw:layer="layout" svg:x1="17.065cm" svg:y1="5.933cm" svg:x2="17.065cm" svg:y2="6.238cm">
          <text:p/>
        </draw:line>
        <draw:polygon draw:style-name="gr58" draw:text-style-name="P8" draw:layer="layout" svg:width="0.005cm" svg:height="0.309cm" svg:x="17.063cm" svg:y="5.931cm" svg:viewBox="0 0 6 310" draw:points="0,310 6,310 6,0 0,0">
          <text:p/>
        </draw:polygon>
        <draw:line draw:style-name="gr59" draw:text-style-name="P9" draw:layer="layout" svg:x1="17.421cm" svg:y1="5.933cm" svg:x2="17.421cm" svg:y2="6.238cm">
          <text:p/>
        </draw:line>
        <draw:polygon draw:style-name="gr58" draw:text-style-name="P8" draw:layer="layout" svg:width="0.004cm" svg:height="0.309cm" svg:x="17.419cm" svg:y="5.931cm" svg:viewBox="0 0 5 310" draw:points="0,310 5,310 5,0 0,0">
          <text:p/>
        </draw:polygon>
        <draw:line draw:style-name="gr59" draw:text-style-name="P9" draw:layer="layout" svg:x1="17.777cm" svg:y1="5.933cm" svg:x2="17.777cm" svg:y2="6.238cm">
          <text:p/>
        </draw:line>
        <draw:polygon draw:style-name="gr58" draw:text-style-name="P8" draw:layer="layout" svg:width="0.004cm" svg:height="0.309cm" svg:x="17.775cm" svg:y="5.931cm" svg:viewBox="0 0 5 310" draw:points="0,310 5,310 5,0 0,0">
          <text:p/>
        </draw:polygon>
        <draw:line draw:style-name="gr59" draw:text-style-name="P9" draw:layer="layout" svg:x1="3.194cm" svg:y1="5.933cm" svg:x2="3.194cm" svg:y2="6.238cm">
          <text:p/>
        </draw:line>
        <draw:polygon draw:style-name="gr58" draw:text-style-name="P8" draw:layer="layout" svg:width="0.005cm" svg:height="0.309cm" svg:x="3.192cm" svg:y="5.931cm" svg:viewBox="0 0 6 310" draw:points="0,310 6,310 6,0 0,0">
          <text:p/>
        </draw:polygon>
        <draw:line draw:style-name="gr59" draw:text-style-name="P9" draw:layer="layout" svg:x1="3.55cm" svg:y1="5.933cm" svg:x2="3.55cm" svg:y2="6.238cm">
          <text:p/>
        </draw:line>
        <draw:polygon draw:style-name="gr58" draw:text-style-name="P8" draw:layer="layout" svg:width="0.004cm" svg:height="0.309cm" svg:x="3.548cm" svg:y="5.931cm" svg:viewBox="0 0 5 310" draw:points="0,310 5,310 5,0 0,0">
          <text:p/>
        </draw:polygon>
        <draw:line draw:style-name="gr59" draw:text-style-name="P9" draw:layer="layout" svg:x1="3.905cm" svg:y1="5.933cm" svg:x2="3.905cm" svg:y2="6.238cm">
          <text:p/>
        </draw:line>
        <draw:polygon draw:style-name="gr58" draw:text-style-name="P8" draw:layer="layout" svg:width="0.005cm" svg:height="0.309cm" svg:x="3.903cm" svg:y="5.931cm" svg:viewBox="0 0 6 310" draw:points="0,310 6,310 6,0 0,0">
          <text:p/>
        </draw:polygon>
        <draw:line draw:style-name="gr59" draw:text-style-name="P9" draw:layer="layout" svg:x1="4.261cm" svg:y1="6.543cm" svg:x2="4.261cm" svg:y2="6.848cm">
          <text:p/>
        </draw:line>
        <draw:polygon draw:style-name="gr58" draw:text-style-name="P8" draw:layer="layout" svg:width="0.004cm" svg:height="0.309cm" svg:x="4.259cm" svg:y="6.541cm" svg:viewBox="0 0 5 310" draw:points="0,310 5,310 5,0 0,0">
          <text:p/>
        </draw:polygon>
        <draw:line draw:style-name="gr59" draw:text-style-name="P9" draw:layer="layout" svg:x1="4.617cm" svg:y1="6.543cm" svg:x2="4.617cm" svg:y2="6.848cm">
          <text:p/>
        </draw:line>
        <draw:polygon draw:style-name="gr58" draw:text-style-name="P8" draw:layer="layout" svg:width="0.004cm" svg:height="0.309cm" svg:x="4.615cm" svg:y="6.541cm" svg:viewBox="0 0 5 310" draw:points="0,310 5,310 5,0 0,0">
          <text:p/>
        </draw:polygon>
        <draw:line draw:style-name="gr59" draw:text-style-name="P9" draw:layer="layout" svg:x1="4.972cm" svg:y1="6.543cm" svg:x2="4.972cm" svg:y2="6.848cm">
          <text:p/>
        </draw:line>
        <draw:polygon draw:style-name="gr58" draw:text-style-name="P8" draw:layer="layout" svg:width="0.004cm" svg:height="0.309cm" svg:x="4.97cm" svg:y="6.541cm" svg:viewBox="0 0 5 310" draw:points="0,310 5,310 5,0 0,0">
          <text:p/>
        </draw:polygon>
        <draw:line draw:style-name="gr59" draw:text-style-name="P9" draw:layer="layout" svg:x1="5.328cm" svg:y1="6.543cm" svg:x2="5.328cm" svg:y2="6.848cm">
          <text:p/>
        </draw:line>
        <draw:polygon draw:style-name="gr58" draw:text-style-name="P8" draw:layer="layout" svg:width="0.004cm" svg:height="0.309cm" svg:x="5.326cm" svg:y="6.541cm" svg:viewBox="0 0 5 310" draw:points="0,310 5,310 5,0 0,0">
          <text:p/>
        </draw:polygon>
        <draw:line draw:style-name="gr59" draw:text-style-name="P9" draw:layer="layout" svg:x1="5.683cm" svg:y1="6.543cm" svg:x2="5.683cm" svg:y2="6.848cm">
          <text:p/>
        </draw:line>
        <draw:polygon draw:style-name="gr58" draw:text-style-name="P8" draw:layer="layout" svg:width="0.006cm" svg:height="0.309cm" svg:x="5.681cm" svg:y="6.541cm" svg:viewBox="0 0 7 310" draw:points="0,310 7,310 7,0 0,0">
          <text:p/>
        </draw:polygon>
        <draw:line draw:style-name="gr59" draw:text-style-name="P9" draw:layer="layout" svg:x1="6.039cm" svg:y1="6.543cm" svg:x2="6.039cm" svg:y2="6.848cm">
          <text:p/>
        </draw:line>
        <draw:polygon draw:style-name="gr58" draw:text-style-name="P8" draw:layer="layout" svg:width="0.004cm" svg:height="0.309cm" svg:x="6.037cm" svg:y="6.541cm" svg:viewBox="0 0 5 310" draw:points="0,310 5,310 5,0 0,0">
          <text:p/>
        </draw:polygon>
        <draw:line draw:style-name="gr59" draw:text-style-name="P9" draw:layer="layout" svg:x1="6.395cm" svg:y1="6.543cm" svg:x2="6.395cm" svg:y2="6.848cm">
          <text:p/>
        </draw:line>
        <draw:polygon draw:style-name="gr58" draw:text-style-name="P8" draw:layer="layout" svg:width="0.004cm" svg:height="0.309cm" svg:x="6.393cm" svg:y="6.541cm" svg:viewBox="0 0 5 310" draw:points="0,310 5,310 5,0 0,0">
          <text:p/>
        </draw:polygon>
        <draw:line draw:style-name="gr59" draw:text-style-name="P9" draw:layer="layout" svg:x1="6.751cm" svg:y1="6.543cm" svg:x2="6.751cm" svg:y2="6.848cm">
          <text:p/>
        </draw:line>
        <draw:polygon draw:style-name="gr58" draw:text-style-name="P8" draw:layer="layout" svg:width="0.004cm" svg:height="0.309cm" svg:x="6.749cm" svg:y="6.541cm" svg:viewBox="0 0 5 310" draw:points="0,310 5,310 5,0 0,0">
          <text:p/>
        </draw:polygon>
        <draw:line draw:style-name="gr59" draw:text-style-name="P9" draw:layer="layout" svg:x1="7.107cm" svg:y1="6.543cm" svg:x2="7.107cm" svg:y2="6.848cm">
          <text:p/>
        </draw:line>
        <draw:polygon draw:style-name="gr58" draw:text-style-name="P8" draw:layer="layout" svg:width="0.004cm" svg:height="0.309cm" svg:x="7.105cm" svg:y="6.541cm" svg:viewBox="0 0 5 310" draw:points="0,310 5,310 5,0 0,0">
          <text:p/>
        </draw:polygon>
        <draw:line draw:style-name="gr59" draw:text-style-name="P9" draw:layer="layout" svg:x1="7.463cm" svg:y1="6.543cm" svg:x2="7.463cm" svg:y2="6.848cm">
          <text:p/>
        </draw:line>
        <draw:polygon draw:style-name="gr58" draw:text-style-name="P8" draw:layer="layout" svg:width="0.005cm" svg:height="0.309cm" svg:x="7.46cm" svg:y="6.541cm" svg:viewBox="0 0 6 310" draw:points="0,310 6,310 6,0 0,0">
          <text:p/>
        </draw:polygon>
        <draw:line draw:style-name="gr59" draw:text-style-name="P9" draw:layer="layout" svg:x1="7.818cm" svg:y1="6.543cm" svg:x2="7.818cm" svg:y2="6.848cm">
          <text:p/>
        </draw:line>
        <draw:polygon draw:style-name="gr58" draw:text-style-name="P8" draw:layer="layout" svg:width="0.004cm" svg:height="0.309cm" svg:x="7.816cm" svg:y="6.541cm" svg:viewBox="0 0 5 310" draw:points="0,310 5,310 5,0 0,0">
          <text:p/>
        </draw:polygon>
        <draw:line draw:style-name="gr59" draw:text-style-name="P9" draw:layer="layout" svg:x1="8.174cm" svg:y1="6.543cm" svg:x2="8.174cm" svg:y2="6.848cm">
          <text:p/>
        </draw:line>
        <draw:polygon draw:style-name="gr58" draw:text-style-name="P8" draw:layer="layout" svg:width="0.004cm" svg:height="0.309cm" svg:x="8.172cm" svg:y="6.541cm" svg:viewBox="0 0 5 310" draw:points="0,310 5,310 5,0 0,0">
          <text:p/>
        </draw:polygon>
        <draw:line draw:style-name="gr59" draw:text-style-name="P9" draw:layer="layout" svg:x1="8.529cm" svg:y1="6.543cm" svg:x2="8.529cm" svg:y2="6.848cm">
          <text:p/>
        </draw:line>
        <draw:polygon draw:style-name="gr58" draw:text-style-name="P8" draw:layer="layout" svg:width="0.004cm" svg:height="0.309cm" svg:x="8.527cm" svg:y="6.541cm" svg:viewBox="0 0 5 310" draw:points="0,310 5,310 5,0 0,0">
          <text:p/>
        </draw:polygon>
        <draw:line draw:style-name="gr59" draw:text-style-name="P9" draw:layer="layout" svg:x1="8.885cm" svg:y1="6.543cm" svg:x2="8.885cm" svg:y2="6.848cm">
          <text:p/>
        </draw:line>
        <draw:polygon draw:style-name="gr58" draw:text-style-name="P8" draw:layer="layout" svg:width="0.004cm" svg:height="0.309cm" svg:x="8.883cm" svg:y="6.541cm" svg:viewBox="0 0 5 310" draw:points="0,310 5,310 5,0 0,0">
          <text:p/>
        </draw:polygon>
        <draw:line draw:style-name="gr59" draw:text-style-name="P9" draw:layer="layout" svg:x1="9.241cm" svg:y1="6.543cm" svg:x2="9.241cm" svg:y2="6.848cm">
          <text:p/>
        </draw:line>
        <draw:polygon draw:style-name="gr58" draw:text-style-name="P8" draw:layer="layout" svg:width="0.005cm" svg:height="0.309cm" svg:x="9.238cm" svg:y="6.541cm" svg:viewBox="0 0 6 310" draw:points="0,310 6,310 6,0 0,0">
          <text:p/>
        </draw:polygon>
        <draw:line draw:style-name="gr59" draw:text-style-name="P9" draw:layer="layout" svg:x1="9.596cm" svg:y1="6.543cm" svg:x2="9.596cm" svg:y2="6.848cm">
          <text:p/>
        </draw:line>
        <draw:polygon draw:style-name="gr58" draw:text-style-name="P8" draw:layer="layout" svg:width="0.004cm" svg:height="0.309cm" svg:x="9.594cm" svg:y="6.541cm" svg:viewBox="0 0 5 310" draw:points="0,310 5,310 5,0 0,0">
          <text:p/>
        </draw:polygon>
        <draw:line draw:style-name="gr59" draw:text-style-name="P9" draw:layer="layout" svg:x1="9.952cm" svg:y1="6.543cm" svg:x2="9.952cm" svg:y2="6.848cm">
          <text:p/>
        </draw:line>
        <draw:polygon draw:style-name="gr58" draw:text-style-name="P8" draw:layer="layout" svg:width="0.004cm" svg:height="0.309cm" svg:x="9.95cm" svg:y="6.541cm" svg:viewBox="0 0 5 310" draw:points="0,310 5,310 5,0 0,0">
          <text:p/>
        </draw:polygon>
        <draw:line draw:style-name="gr59" draw:text-style-name="P9" draw:layer="layout" svg:x1="10.307cm" svg:y1="6.543cm" svg:x2="10.307cm" svg:y2="6.848cm">
          <text:p/>
        </draw:line>
        <draw:polygon draw:style-name="gr58" draw:text-style-name="P8" draw:layer="layout" svg:width="0.004cm" svg:height="0.309cm" svg:x="10.305cm" svg:y="6.541cm" svg:viewBox="0 0 5 310" draw:points="0,310 5,310 5,0 0,0">
          <text:p/>
        </draw:polygon>
        <draw:line draw:style-name="gr59" draw:text-style-name="P9" draw:layer="layout" svg:x1="10.663cm" svg:y1="6.543cm" svg:x2="10.663cm" svg:y2="6.848cm">
          <text:p/>
        </draw:line>
        <draw:polygon draw:style-name="gr58" draw:text-style-name="P8" draw:layer="layout" svg:width="0.004cm" svg:height="0.309cm" svg:x="10.661cm" svg:y="6.541cm" svg:viewBox="0 0 5 310" draw:points="0,310 5,310 5,0 0,0">
          <text:p/>
        </draw:polygon>
        <draw:line draw:style-name="gr59" draw:text-style-name="P9" draw:layer="layout" svg:x1="11.019cm" svg:y1="6.543cm" svg:x2="11.019cm" svg:y2="6.848cm">
          <text:p/>
        </draw:line>
        <draw:polygon draw:style-name="gr58" draw:text-style-name="P8" draw:layer="layout" svg:width="0.005cm" svg:height="0.309cm" svg:x="11.016cm" svg:y="6.541cm" svg:viewBox="0 0 6 310" draw:points="0,310 6,310 6,0 0,0">
          <text:p/>
        </draw:polygon>
        <draw:line draw:style-name="gr59" draw:text-style-name="P9" draw:layer="layout" svg:x1="11.375cm" svg:y1="6.543cm" svg:x2="11.375cm" svg:y2="6.848cm">
          <text:p/>
        </draw:line>
        <draw:polygon draw:style-name="gr58" draw:text-style-name="P8" draw:layer="layout" svg:width="0.004cm" svg:height="0.309cm" svg:x="11.373cm" svg:y="6.541cm" svg:viewBox="0 0 5 310" draw:points="0,310 5,310 5,0 0,0">
          <text:p/>
        </draw:polygon>
        <draw:line draw:style-name="gr59" draw:text-style-name="P9" draw:layer="layout" svg:x1="11.73cm" svg:y1="6.543cm" svg:x2="11.73cm" svg:y2="6.848cm">
          <text:p/>
        </draw:line>
        <draw:polygon draw:style-name="gr58" draw:text-style-name="P8" draw:layer="layout" svg:width="0.005cm" svg:height="0.309cm" svg:x="11.728cm" svg:y="6.541cm" svg:viewBox="0 0 6 310" draw:points="0,310 6,310 6,0 0,0">
          <text:p/>
        </draw:polygon>
        <draw:line draw:style-name="gr59" draw:text-style-name="P9" draw:layer="layout" svg:x1="12.086cm" svg:y1="6.543cm" svg:x2="12.086cm" svg:y2="6.848cm">
          <text:p/>
        </draw:line>
        <draw:polygon draw:style-name="gr58" draw:text-style-name="P8" draw:layer="layout" svg:width="0.004cm" svg:height="0.309cm" svg:x="12.084cm" svg:y="6.541cm" svg:viewBox="0 0 5 310" draw:points="0,310 5,310 5,0 0,0">
          <text:p/>
        </draw:polygon>
        <draw:line draw:style-name="gr59" draw:text-style-name="P9" draw:layer="layout" svg:x1="12.442cm" svg:y1="6.543cm" svg:x2="12.442cm" svg:y2="6.848cm">
          <text:p/>
        </draw:line>
        <draw:polygon draw:style-name="gr58" draw:text-style-name="P8" draw:layer="layout" svg:width="0.004cm" svg:height="0.309cm" svg:x="12.44cm" svg:y="6.541cm" svg:viewBox="0 0 5 310" draw:points="0,310 5,310 5,0 0,0">
          <text:p/>
        </draw:polygon>
        <draw:line draw:style-name="gr59" draw:text-style-name="P9" draw:layer="layout" svg:x1="12.797cm" svg:y1="6.543cm" svg:x2="12.797cm" svg:y2="6.848cm">
          <text:p/>
        </draw:line>
        <draw:polygon draw:style-name="gr58" draw:text-style-name="P8" draw:layer="layout" svg:width="0.004cm" svg:height="0.309cm" svg:x="12.795cm" svg:y="6.541cm" svg:viewBox="0 0 5 310" draw:points="0,310 5,310 5,0 0,0">
          <text:p/>
        </draw:polygon>
        <draw:line draw:style-name="gr59" draw:text-style-name="P9" draw:layer="layout" svg:x1="13.153cm" svg:y1="6.543cm" svg:x2="13.153cm" svg:y2="6.848cm">
          <text:p/>
        </draw:line>
        <draw:polygon draw:style-name="gr58" draw:text-style-name="P8" draw:layer="layout" svg:width="0.004cm" svg:height="0.309cm" svg:x="13.151cm" svg:y="6.541cm" svg:viewBox="0 0 5 310" draw:points="0,310 5,310 5,0 0,0">
          <text:p/>
        </draw:polygon>
        <draw:line draw:style-name="gr59" draw:text-style-name="P9" draw:layer="layout" svg:x1="13.508cm" svg:y1="6.543cm" svg:x2="13.508cm" svg:y2="6.848cm">
          <text:p/>
        </draw:line>
        <draw:polygon draw:style-name="gr58" draw:text-style-name="P8" draw:layer="layout" svg:width="0.005cm" svg:height="0.309cm" svg:x="13.506cm" svg:y="6.541cm" svg:viewBox="0 0 6 310" draw:points="0,310 6,310 6,0 0,0">
          <text:p/>
        </draw:polygon>
        <draw:line draw:style-name="gr59" draw:text-style-name="P9" draw:layer="layout" svg:x1="13.864cm" svg:y1="6.543cm" svg:x2="13.864cm" svg:y2="6.848cm">
          <text:p/>
        </draw:line>
        <draw:polygon draw:style-name="gr58" draw:text-style-name="P8" draw:layer="layout" svg:width="0.004cm" svg:height="0.309cm" svg:x="13.862cm" svg:y="6.541cm" svg:viewBox="0 0 5 310" draw:points="0,310 5,310 5,0 0,0">
          <text:p/>
        </draw:polygon>
        <draw:line draw:style-name="gr59" draw:text-style-name="P9" draw:layer="layout" svg:x1="14.22cm" svg:y1="6.543cm" svg:x2="14.22cm" svg:y2="6.848cm">
          <text:p/>
        </draw:line>
        <draw:polygon draw:style-name="gr58" draw:text-style-name="P8" draw:layer="layout" svg:width="0.004cm" svg:height="0.309cm" svg:x="14.218cm" svg:y="6.541cm" svg:viewBox="0 0 5 310" draw:points="0,310 5,310 5,0 0,0">
          <text:p/>
        </draw:polygon>
        <draw:line draw:style-name="gr59" draw:text-style-name="P9" draw:layer="layout" svg:x1="14.575cm" svg:y1="6.543cm" svg:x2="14.575cm" svg:y2="6.848cm">
          <text:p/>
        </draw:line>
        <draw:polygon draw:style-name="gr58" draw:text-style-name="P8" draw:layer="layout" svg:width="0.004cm" svg:height="0.309cm" svg:x="14.573cm" svg:y="6.541cm" svg:viewBox="0 0 5 310" draw:points="0,310 5,310 5,0 0,0">
          <text:p/>
        </draw:polygon>
        <draw:line draw:style-name="gr59" draw:text-style-name="P9" draw:layer="layout" svg:x1="14.931cm" svg:y1="6.543cm" svg:x2="14.931cm" svg:y2="6.848cm">
          <text:p/>
        </draw:line>
        <draw:polygon draw:style-name="gr58" draw:text-style-name="P8" draw:layer="layout" svg:width="0.004cm" svg:height="0.309cm" svg:x="14.929cm" svg:y="6.541cm" svg:viewBox="0 0 5 310" draw:points="0,310 5,310 5,0 0,0">
          <text:p/>
        </draw:polygon>
        <draw:line draw:style-name="gr59" draw:text-style-name="P9" draw:layer="layout" svg:x1="15.286cm" svg:y1="6.543cm" svg:x2="15.286cm" svg:y2="6.848cm">
          <text:p/>
        </draw:line>
        <draw:polygon draw:style-name="gr58" draw:text-style-name="P8" draw:layer="layout" svg:width="0.005cm" svg:height="0.309cm" svg:x="15.284cm" svg:y="6.541cm" svg:viewBox="0 0 6 310" draw:points="0,310 6,310 6,0 0,0">
          <text:p/>
        </draw:polygon>
        <draw:line draw:style-name="gr59" draw:text-style-name="P9" draw:layer="layout" svg:x1="15.643cm" svg:y1="6.543cm" svg:x2="15.643cm" svg:y2="6.848cm">
          <text:p/>
        </draw:line>
        <draw:polygon draw:style-name="gr58" draw:text-style-name="P8" draw:layer="layout" svg:width="0.004cm" svg:height="0.309cm" svg:x="15.641cm" svg:y="6.541cm" svg:viewBox="0 0 5 310" draw:points="0,310 5,310 5,0 0,0">
          <text:p/>
        </draw:polygon>
        <draw:line draw:style-name="gr59" draw:text-style-name="P9" draw:layer="layout" svg:x1="15.999cm" svg:y1="6.543cm" svg:x2="15.999cm" svg:y2="6.848cm">
          <text:p/>
        </draw:line>
        <draw:polygon draw:style-name="gr58" draw:text-style-name="P8" draw:layer="layout" svg:width="0.004cm" svg:height="0.309cm" svg:x="15.997cm" svg:y="6.541cm" svg:viewBox="0 0 5 310" draw:points="0,310 5,310 5,0 0,0">
          <text:p/>
        </draw:polygon>
        <draw:line draw:style-name="gr59" draw:text-style-name="P9" draw:layer="layout" svg:x1="16.354cm" svg:y1="6.543cm" svg:x2="16.354cm" svg:y2="6.848cm">
          <text:p/>
        </draw:line>
        <draw:polygon draw:style-name="gr58" draw:text-style-name="P8" draw:layer="layout" svg:width="0.004cm" svg:height="0.309cm" svg:x="16.352cm" svg:y="6.541cm" svg:viewBox="0 0 5 310" draw:points="0,310 5,310 5,0 0,0">
          <text:p/>
        </draw:polygon>
        <draw:line draw:style-name="gr59" draw:text-style-name="P9" draw:layer="layout" svg:x1="16.71cm" svg:y1="6.543cm" svg:x2="16.71cm" svg:y2="6.848cm">
          <text:p/>
        </draw:line>
        <draw:polygon draw:style-name="gr58" draw:text-style-name="P8" draw:layer="layout" svg:width="0.004cm" svg:height="0.309cm" svg:x="16.708cm" svg:y="6.541cm" svg:viewBox="0 0 5 310" draw:points="0,310 5,310 5,0 0,0">
          <text:p/>
        </draw:polygon>
        <draw:line draw:style-name="gr59" draw:text-style-name="P9" draw:layer="layout" svg:x1="17.065cm" svg:y1="6.543cm" svg:x2="17.065cm" svg:y2="6.848cm">
          <text:p/>
        </draw:line>
        <draw:polygon draw:style-name="gr58" draw:text-style-name="P8" draw:layer="layout" svg:width="0.005cm" svg:height="0.309cm" svg:x="17.063cm" svg:y="6.541cm" svg:viewBox="0 0 6 310" draw:points="0,310 6,310 6,0 0,0">
          <text:p/>
        </draw:polygon>
        <draw:line draw:style-name="gr59" draw:text-style-name="P9" draw:layer="layout" svg:x1="17.421cm" svg:y1="6.543cm" svg:x2="17.421cm" svg:y2="6.848cm">
          <text:p/>
        </draw:line>
        <draw:polygon draw:style-name="gr58" draw:text-style-name="P8" draw:layer="layout" svg:width="0.004cm" svg:height="0.309cm" svg:x="17.419cm" svg:y="6.541cm" svg:viewBox="0 0 5 310" draw:points="0,310 5,310 5,0 0,0">
          <text:p/>
        </draw:polygon>
        <draw:line draw:style-name="gr59" draw:text-style-name="P9" draw:layer="layout" svg:x1="17.777cm" svg:y1="6.543cm" svg:x2="17.777cm" svg:y2="6.848cm">
          <text:p/>
        </draw:line>
        <draw:polygon draw:style-name="gr58" draw:text-style-name="P8" draw:layer="layout" svg:width="0.004cm" svg:height="0.309cm" svg:x="17.775cm" svg:y="6.541cm" svg:viewBox="0 0 5 310" draw:points="0,310 5,310 5,0 0,0">
          <text:p/>
        </draw:polygon>
        <draw:line draw:style-name="gr59" draw:text-style-name="P9" draw:layer="layout" svg:x1="18.132cm" svg:y1="2.58cm" svg:x2="18.132cm" svg:y2="2.885cm">
          <text:p/>
        </draw:line>
        <draw:polygon draw:style-name="gr58" draw:text-style-name="P8" draw:layer="layout" svg:width="0.004cm" svg:height="0.31cm" svg:x="18.13cm" svg:y="2.577cm" svg:viewBox="0 0 5 311" draw:points="0,311 5,311 5,0 0,0">
          <text:p/>
        </draw:polygon>
        <draw:line draw:style-name="gr59" draw:text-style-name="P9" draw:layer="layout" svg:x1="3.194cm" svg:y1="7.457cm" svg:x2="3.194cm" svg:y2="7.762cm">
          <text:p/>
        </draw:line>
        <draw:polygon draw:style-name="gr58" draw:text-style-name="P8" draw:layer="layout" svg:width="0.005cm" svg:height="0.309cm" svg:x="3.192cm" svg:y="7.455cm" svg:viewBox="0 0 6 310" draw:points="0,310 6,310 6,0 0,0">
          <text:p/>
        </draw:polygon>
        <draw:line draw:style-name="gr59" draw:text-style-name="P9" draw:layer="layout" svg:x1="3.55cm" svg:y1="7.457cm" svg:x2="3.55cm" svg:y2="7.762cm">
          <text:p/>
        </draw:line>
        <draw:polygon draw:style-name="gr58" draw:text-style-name="P8" draw:layer="layout" svg:width="0.004cm" svg:height="0.309cm" svg:x="3.548cm" svg:y="7.455cm" svg:viewBox="0 0 5 310" draw:points="0,310 5,310 5,0 0,0">
          <text:p/>
        </draw:polygon>
        <draw:line draw:style-name="gr59" draw:text-style-name="P9" draw:layer="layout" svg:x1="3.905cm" svg:y1="7.457cm" svg:x2="3.905cm" svg:y2="7.762cm">
          <text:p/>
        </draw:line>
        <draw:polygon draw:style-name="gr58" draw:text-style-name="P8" draw:layer="layout" svg:width="0.005cm" svg:height="0.309cm" svg:x="3.903cm" svg:y="7.455cm" svg:viewBox="0 0 6 310" draw:points="0,310 6,310 6,0 0,0">
          <text:p/>
        </draw:polygon>
        <draw:line draw:style-name="gr59" draw:text-style-name="P9" draw:layer="layout" svg:x1="4.261cm" svg:y1="7.457cm" svg:x2="4.261cm" svg:y2="7.762cm">
          <text:p/>
        </draw:line>
        <draw:polygon draw:style-name="gr58" draw:text-style-name="P8" draw:layer="layout" svg:width="0.004cm" svg:height="0.309cm" svg:x="4.259cm" svg:y="7.455cm" svg:viewBox="0 0 5 310" draw:points="0,310 5,310 5,0 0,0">
          <text:p/>
        </draw:polygon>
        <draw:line draw:style-name="gr59" draw:text-style-name="P9" draw:layer="layout" svg:x1="4.617cm" svg:y1="7.457cm" svg:x2="4.617cm" svg:y2="7.762cm">
          <text:p/>
        </draw:line>
        <draw:polygon draw:style-name="gr58" draw:text-style-name="P8" draw:layer="layout" svg:width="0.004cm" svg:height="0.309cm" svg:x="4.615cm" svg:y="7.455cm" svg:viewBox="0 0 5 310" draw:points="0,310 5,310 5,0 0,0">
          <text:p/>
        </draw:polygon>
        <draw:line draw:style-name="gr59" draw:text-style-name="P9" draw:layer="layout" svg:x1="4.972cm" svg:y1="7.457cm" svg:x2="4.972cm" svg:y2="7.762cm">
          <text:p/>
        </draw:line>
        <draw:polygon draw:style-name="gr58" draw:text-style-name="P8" draw:layer="layout" svg:width="0.004cm" svg:height="0.309cm" svg:x="4.97cm" svg:y="7.455cm" svg:viewBox="0 0 5 310" draw:points="0,310 5,310 5,0 0,0">
          <text:p/>
        </draw:polygon>
        <draw:line draw:style-name="gr59" draw:text-style-name="P9" draw:layer="layout" svg:x1="5.328cm" svg:y1="7.457cm" svg:x2="5.328cm" svg:y2="7.762cm">
          <text:p/>
        </draw:line>
        <draw:polygon draw:style-name="gr58" draw:text-style-name="P8" draw:layer="layout" svg:width="0.004cm" svg:height="0.309cm" svg:x="5.326cm" svg:y="7.455cm" svg:viewBox="0 0 5 310" draw:points="0,310 5,310 5,0 0,0">
          <text:p/>
        </draw:polygon>
        <draw:line draw:style-name="gr59" draw:text-style-name="P9" draw:layer="layout" svg:x1="5.683cm" svg:y1="7.457cm" svg:x2="5.683cm" svg:y2="7.762cm">
          <text:p/>
        </draw:line>
        <draw:polygon draw:style-name="gr58" draw:text-style-name="P8" draw:layer="layout" svg:width="0.006cm" svg:height="0.309cm" svg:x="5.681cm" svg:y="7.455cm" svg:viewBox="0 0 7 310" draw:points="0,310 7,310 7,0 0,0">
          <text:p/>
        </draw:polygon>
        <draw:line draw:style-name="gr59" draw:text-style-name="P9" draw:layer="layout" svg:x1="6.039cm" svg:y1="7.457cm" svg:x2="6.039cm" svg:y2="7.762cm">
          <text:p/>
        </draw:line>
        <draw:polygon draw:style-name="gr58" draw:text-style-name="P8" draw:layer="layout" svg:width="0.004cm" svg:height="0.309cm" svg:x="6.037cm" svg:y="7.455cm" svg:viewBox="0 0 5 310" draw:points="0,310 5,310 5,0 0,0">
          <text:p/>
        </draw:polygon>
        <draw:line draw:style-name="gr59" draw:text-style-name="P9" draw:layer="layout" svg:x1="6.395cm" svg:y1="7.457cm" svg:x2="6.395cm" svg:y2="7.762cm">
          <text:p/>
        </draw:line>
        <draw:polygon draw:style-name="gr58" draw:text-style-name="P8" draw:layer="layout" svg:width="0.004cm" svg:height="0.309cm" svg:x="6.393cm" svg:y="7.455cm" svg:viewBox="0 0 5 310" draw:points="0,310 5,310 5,0 0,0">
          <text:p/>
        </draw:polygon>
        <draw:line draw:style-name="gr59" draw:text-style-name="P9" draw:layer="layout" svg:x1="6.751cm" svg:y1="7.457cm" svg:x2="6.751cm" svg:y2="7.762cm">
          <text:p/>
        </draw:line>
        <draw:polygon draw:style-name="gr58" draw:text-style-name="P8" draw:layer="layout" svg:width="0.004cm" svg:height="0.309cm" svg:x="6.749cm" svg:y="7.455cm" svg:viewBox="0 0 5 310" draw:points="0,310 5,310 5,0 0,0">
          <text:p/>
        </draw:polygon>
        <draw:line draw:style-name="gr59" draw:text-style-name="P9" draw:layer="layout" svg:x1="7.107cm" svg:y1="7.457cm" svg:x2="7.107cm" svg:y2="7.762cm">
          <text:p/>
        </draw:line>
        <draw:polygon draw:style-name="gr58" draw:text-style-name="P8" draw:layer="layout" svg:width="0.004cm" svg:height="0.309cm" svg:x="7.105cm" svg:y="7.455cm" svg:viewBox="0 0 5 310" draw:points="0,310 5,310 5,0 0,0">
          <text:p/>
        </draw:polygon>
        <draw:line draw:style-name="gr59" draw:text-style-name="P9" draw:layer="layout" svg:x1="7.463cm" svg:y1="7.457cm" svg:x2="7.463cm" svg:y2="7.762cm">
          <text:p/>
        </draw:line>
        <draw:polygon draw:style-name="gr58" draw:text-style-name="P8" draw:layer="layout" svg:width="0.005cm" svg:height="0.309cm" svg:x="7.46cm" svg:y="7.455cm" svg:viewBox="0 0 6 310" draw:points="0,310 6,310 6,0 0,0">
          <text:p/>
        </draw:polygon>
        <draw:line draw:style-name="gr59" draw:text-style-name="P9" draw:layer="layout" svg:x1="7.818cm" svg:y1="7.457cm" svg:x2="7.818cm" svg:y2="7.762cm">
          <text:p/>
        </draw:line>
        <draw:polygon draw:style-name="gr58" draw:text-style-name="P8" draw:layer="layout" svg:width="0.004cm" svg:height="0.309cm" svg:x="7.816cm" svg:y="7.455cm" svg:viewBox="0 0 5 310" draw:points="0,310 5,310 5,0 0,0">
          <text:p/>
        </draw:polygon>
        <draw:line draw:style-name="gr59" draw:text-style-name="P9" draw:layer="layout" svg:x1="8.174cm" svg:y1="7.457cm" svg:x2="8.174cm" svg:y2="7.762cm">
          <text:p/>
        </draw:line>
        <draw:polygon draw:style-name="gr58" draw:text-style-name="P8" draw:layer="layout" svg:width="0.004cm" svg:height="0.309cm" svg:x="8.172cm" svg:y="7.455cm" svg:viewBox="0 0 5 310" draw:points="0,310 5,310 5,0 0,0">
          <text:p/>
        </draw:polygon>
        <draw:line draw:style-name="gr59" draw:text-style-name="P9" draw:layer="layout" svg:x1="8.529cm" svg:y1="7.457cm" svg:x2="8.529cm" svg:y2="7.762cm">
          <text:p/>
        </draw:line>
        <draw:polygon draw:style-name="gr58" draw:text-style-name="P8" draw:layer="layout" svg:width="0.004cm" svg:height="0.309cm" svg:x="8.527cm" svg:y="7.455cm" svg:viewBox="0 0 5 310" draw:points="0,310 5,310 5,0 0,0">
          <text:p/>
        </draw:polygon>
        <draw:line draw:style-name="gr59" draw:text-style-name="P9" draw:layer="layout" svg:x1="8.885cm" svg:y1="7.457cm" svg:x2="8.885cm" svg:y2="7.762cm">
          <text:p/>
        </draw:line>
        <draw:polygon draw:style-name="gr58" draw:text-style-name="P8" draw:layer="layout" svg:width="0.004cm" svg:height="0.309cm" svg:x="8.883cm" svg:y="7.455cm" svg:viewBox="0 0 5 310" draw:points="0,310 5,310 5,0 0,0">
          <text:p/>
        </draw:polygon>
        <draw:line draw:style-name="gr59" draw:text-style-name="P9" draw:layer="layout" svg:x1="9.241cm" svg:y1="7.457cm" svg:x2="9.241cm" svg:y2="7.762cm">
          <text:p/>
        </draw:line>
        <draw:polygon draw:style-name="gr58" draw:text-style-name="P8" draw:layer="layout" svg:width="0.005cm" svg:height="0.309cm" svg:x="9.238cm" svg:y="7.455cm" svg:viewBox="0 0 6 310" draw:points="0,310 6,310 6,0 0,0">
          <text:p/>
        </draw:polygon>
        <draw:line draw:style-name="gr59" draw:text-style-name="P9" draw:layer="layout" svg:x1="9.596cm" svg:y1="7.457cm" svg:x2="9.596cm" svg:y2="7.762cm">
          <text:p/>
        </draw:line>
        <draw:polygon draw:style-name="gr58" draw:text-style-name="P8" draw:layer="layout" svg:width="0.004cm" svg:height="0.309cm" svg:x="9.594cm" svg:y="7.455cm" svg:viewBox="0 0 5 310" draw:points="0,310 5,310 5,0 0,0">
          <text:p/>
        </draw:polygon>
        <draw:line draw:style-name="gr59" draw:text-style-name="P9" draw:layer="layout" svg:x1="9.952cm" svg:y1="7.457cm" svg:x2="9.952cm" svg:y2="7.762cm">
          <text:p/>
        </draw:line>
        <draw:polygon draw:style-name="gr58" draw:text-style-name="P8" draw:layer="layout" svg:width="0.004cm" svg:height="0.309cm" svg:x="9.95cm" svg:y="7.455cm" svg:viewBox="0 0 5 310" draw:points="0,310 5,310 5,0 0,0">
          <text:p/>
        </draw:polygon>
        <draw:line draw:style-name="gr59" draw:text-style-name="P9" draw:layer="layout" svg:x1="10.307cm" svg:y1="7.457cm" svg:x2="10.307cm" svg:y2="7.762cm">
          <text:p/>
        </draw:line>
        <draw:polygon draw:style-name="gr58" draw:text-style-name="P8" draw:layer="layout" svg:width="0.004cm" svg:height="0.309cm" svg:x="10.305cm" svg:y="7.455cm" svg:viewBox="0 0 5 310" draw:points="0,310 5,310 5,0 0,0">
          <text:p/>
        </draw:polygon>
        <draw:line draw:style-name="gr59" draw:text-style-name="P9" draw:layer="layout" svg:x1="10.663cm" svg:y1="7.457cm" svg:x2="10.663cm" svg:y2="7.762cm">
          <text:p/>
        </draw:line>
        <draw:polygon draw:style-name="gr58" draw:text-style-name="P8" draw:layer="layout" svg:width="0.004cm" svg:height="0.309cm" svg:x="10.661cm" svg:y="7.455cm" svg:viewBox="0 0 5 310" draw:points="0,310 5,310 5,0 0,0">
          <text:p/>
        </draw:polygon>
        <draw:line draw:style-name="gr59" draw:text-style-name="P9" draw:layer="layout" svg:x1="11.019cm" svg:y1="7.457cm" svg:x2="11.019cm" svg:y2="7.762cm">
          <text:p/>
        </draw:line>
        <draw:polygon draw:style-name="gr58" draw:text-style-name="P8" draw:layer="layout" svg:width="0.005cm" svg:height="0.309cm" svg:x="11.016cm" svg:y="7.455cm" svg:viewBox="0 0 6 310" draw:points="0,310 6,310 6,0 0,0">
          <text:p/>
        </draw:polygon>
        <draw:line draw:style-name="gr59" draw:text-style-name="P9" draw:layer="layout" svg:x1="11.375cm" svg:y1="7.457cm" svg:x2="11.375cm" svg:y2="7.762cm">
          <text:p/>
        </draw:line>
        <draw:polygon draw:style-name="gr58" draw:text-style-name="P8" draw:layer="layout" svg:width="0.004cm" svg:height="0.309cm" svg:x="11.373cm" svg:y="7.455cm" svg:viewBox="0 0 5 310" draw:points="0,310 5,310 5,0 0,0">
          <text:p/>
        </draw:polygon>
        <draw:line draw:style-name="gr59" draw:text-style-name="P9" draw:layer="layout" svg:x1="11.73cm" svg:y1="7.457cm" svg:x2="11.73cm" svg:y2="7.762cm">
          <text:p/>
        </draw:line>
        <draw:polygon draw:style-name="gr58" draw:text-style-name="P8" draw:layer="layout" svg:width="0.005cm" svg:height="0.309cm" svg:x="11.728cm" svg:y="7.455cm" svg:viewBox="0 0 6 310" draw:points="0,310 6,310 6,0 0,0">
          <text:p/>
        </draw:polygon>
        <draw:line draw:style-name="gr59" draw:text-style-name="P9" draw:layer="layout" svg:x1="12.086cm" svg:y1="7.457cm" svg:x2="12.086cm" svg:y2="7.762cm">
          <text:p/>
        </draw:line>
        <draw:polygon draw:style-name="gr58" draw:text-style-name="P8" draw:layer="layout" svg:width="0.004cm" svg:height="0.309cm" svg:x="12.084cm" svg:y="7.455cm" svg:viewBox="0 0 5 310" draw:points="0,310 5,310 5,0 0,0">
          <text:p/>
        </draw:polygon>
        <draw:line draw:style-name="gr59" draw:text-style-name="P9" draw:layer="layout" svg:x1="12.442cm" svg:y1="7.457cm" svg:x2="12.442cm" svg:y2="7.762cm">
          <text:p/>
        </draw:line>
        <draw:polygon draw:style-name="gr58" draw:text-style-name="P8" draw:layer="layout" svg:width="0.004cm" svg:height="0.309cm" svg:x="12.44cm" svg:y="7.455cm" svg:viewBox="0 0 5 310" draw:points="0,310 5,310 5,0 0,0">
          <text:p/>
        </draw:polygon>
        <draw:line draw:style-name="gr59" draw:text-style-name="P9" draw:layer="layout" svg:x1="12.797cm" svg:y1="7.457cm" svg:x2="12.797cm" svg:y2="7.762cm">
          <text:p/>
        </draw:line>
        <draw:polygon draw:style-name="gr58" draw:text-style-name="P8" draw:layer="layout" svg:width="0.004cm" svg:height="0.309cm" svg:x="12.795cm" svg:y="7.455cm" svg:viewBox="0 0 5 310" draw:points="0,310 5,310 5,0 0,0">
          <text:p/>
        </draw:polygon>
        <draw:line draw:style-name="gr59" draw:text-style-name="P9" draw:layer="layout" svg:x1="13.153cm" svg:y1="7.457cm" svg:x2="13.153cm" svg:y2="7.762cm">
          <text:p/>
        </draw:line>
        <draw:polygon draw:style-name="gr58" draw:text-style-name="P8" draw:layer="layout" svg:width="0.004cm" svg:height="0.309cm" svg:x="13.151cm" svg:y="7.455cm" svg:viewBox="0 0 5 310" draw:points="0,310 5,310 5,0 0,0">
          <text:p/>
        </draw:polygon>
        <draw:line draw:style-name="gr59" draw:text-style-name="P9" draw:layer="layout" svg:x1="13.508cm" svg:y1="7.457cm" svg:x2="13.508cm" svg:y2="7.762cm">
          <text:p/>
        </draw:line>
        <draw:polygon draw:style-name="gr58" draw:text-style-name="P8" draw:layer="layout" svg:width="0.005cm" svg:height="0.309cm" svg:x="13.506cm" svg:y="7.455cm" svg:viewBox="0 0 6 310" draw:points="0,310 6,310 6,0 0,0">
          <text:p/>
        </draw:polygon>
        <draw:line draw:style-name="gr59" draw:text-style-name="P9" draw:layer="layout" svg:x1="13.864cm" svg:y1="7.457cm" svg:x2="13.864cm" svg:y2="7.762cm">
          <text:p/>
        </draw:line>
        <draw:polygon draw:style-name="gr58" draw:text-style-name="P8" draw:layer="layout" svg:width="0.004cm" svg:height="0.309cm" svg:x="13.862cm" svg:y="7.455cm" svg:viewBox="0 0 5 310" draw:points="0,310 5,310 5,0 0,0">
          <text:p/>
        </draw:polygon>
        <draw:line draw:style-name="gr59" draw:text-style-name="P9" draw:layer="layout" svg:x1="14.22cm" svg:y1="7.457cm" svg:x2="14.22cm" svg:y2="7.762cm">
          <text:p/>
        </draw:line>
        <draw:polygon draw:style-name="gr58" draw:text-style-name="P8" draw:layer="layout" svg:width="0.004cm" svg:height="0.309cm" svg:x="14.218cm" svg:y="7.455cm" svg:viewBox="0 0 5 310" draw:points="0,310 5,310 5,0 0,0">
          <text:p/>
        </draw:polygon>
        <draw:line draw:style-name="gr59" draw:text-style-name="P9" draw:layer="layout" svg:x1="14.575cm" svg:y1="7.457cm" svg:x2="14.575cm" svg:y2="7.762cm">
          <text:p/>
        </draw:line>
        <draw:polygon draw:style-name="gr58" draw:text-style-name="P8" draw:layer="layout" svg:width="0.004cm" svg:height="0.309cm" svg:x="14.573cm" svg:y="7.455cm" svg:viewBox="0 0 5 310" draw:points="0,310 5,310 5,0 0,0">
          <text:p/>
        </draw:polygon>
        <draw:line draw:style-name="gr59" draw:text-style-name="P9" draw:layer="layout" svg:x1="14.931cm" svg:y1="7.457cm" svg:x2="14.931cm" svg:y2="7.762cm">
          <text:p/>
        </draw:line>
        <draw:polygon draw:style-name="gr58" draw:text-style-name="P8" draw:layer="layout" svg:width="0.004cm" svg:height="0.309cm" svg:x="14.929cm" svg:y="7.455cm" svg:viewBox="0 0 5 310" draw:points="0,310 5,310 5,0 0,0">
          <text:p/>
        </draw:polygon>
        <draw:line draw:style-name="gr59" draw:text-style-name="P9" draw:layer="layout" svg:x1="15.286cm" svg:y1="7.457cm" svg:x2="15.286cm" svg:y2="7.762cm">
          <text:p/>
        </draw:line>
        <draw:polygon draw:style-name="gr58" draw:text-style-name="P8" draw:layer="layout" svg:width="0.005cm" svg:height="0.309cm" svg:x="15.284cm" svg:y="7.455cm" svg:viewBox="0 0 6 310" draw:points="0,310 6,310 6,0 0,0">
          <text:p/>
        </draw:polygon>
        <draw:line draw:style-name="gr59" draw:text-style-name="P9" draw:layer="layout" svg:x1="15.643cm" svg:y1="7.457cm" svg:x2="15.643cm" svg:y2="7.762cm">
          <text:p/>
        </draw:line>
        <draw:polygon draw:style-name="gr58" draw:text-style-name="P8" draw:layer="layout" svg:width="0.004cm" svg:height="0.309cm" svg:x="15.641cm" svg:y="7.455cm" svg:viewBox="0 0 5 310" draw:points="0,310 5,310 5,0 0,0">
          <text:p/>
        </draw:polygon>
        <draw:line draw:style-name="gr59" draw:text-style-name="P9" draw:layer="layout" svg:x1="15.999cm" svg:y1="7.457cm" svg:x2="15.999cm" svg:y2="7.762cm">
          <text:p/>
        </draw:line>
        <draw:polygon draw:style-name="gr58" draw:text-style-name="P8" draw:layer="layout" svg:width="0.004cm" svg:height="0.309cm" svg:x="15.997cm" svg:y="7.455cm" svg:viewBox="0 0 5 310" draw:points="0,310 5,310 5,0 0,0">
          <text:p/>
        </draw:polygon>
        <draw:line draw:style-name="gr59" draw:text-style-name="P9" draw:layer="layout" svg:x1="16.354cm" svg:y1="7.457cm" svg:x2="16.354cm" svg:y2="7.762cm">
          <text:p/>
        </draw:line>
        <draw:polygon draw:style-name="gr58" draw:text-style-name="P8" draw:layer="layout" svg:width="0.004cm" svg:height="0.309cm" svg:x="16.352cm" svg:y="7.455cm" svg:viewBox="0 0 5 310" draw:points="0,310 5,310 5,0 0,0">
          <text:p/>
        </draw:polygon>
        <draw:line draw:style-name="gr59" draw:text-style-name="P9" draw:layer="layout" svg:x1="16.71cm" svg:y1="7.457cm" svg:x2="16.71cm" svg:y2="7.762cm">
          <text:p/>
        </draw:line>
        <draw:polygon draw:style-name="gr58" draw:text-style-name="P8" draw:layer="layout" svg:width="0.004cm" svg:height="0.309cm" svg:x="16.708cm" svg:y="7.455cm" svg:viewBox="0 0 5 310" draw:points="0,310 5,310 5,0 0,0">
          <text:p/>
        </draw:polygon>
        <draw:line draw:style-name="gr59" draw:text-style-name="P9" draw:layer="layout" svg:x1="17.065cm" svg:y1="7.457cm" svg:x2="17.065cm" svg:y2="7.762cm">
          <text:p/>
        </draw:line>
        <draw:polygon draw:style-name="gr58" draw:text-style-name="P8" draw:layer="layout" svg:width="0.005cm" svg:height="0.309cm" svg:x="17.063cm" svg:y="7.455cm" svg:viewBox="0 0 6 310" draw:points="0,310 6,310 6,0 0,0">
          <text:p/>
        </draw:polygon>
        <draw:line draw:style-name="gr59" draw:text-style-name="P9" draw:layer="layout" svg:x1="17.421cm" svg:y1="7.457cm" svg:x2="17.421cm" svg:y2="7.762cm">
          <text:p/>
        </draw:line>
        <draw:polygon draw:style-name="gr58" draw:text-style-name="P8" draw:layer="layout" svg:width="0.004cm" svg:height="0.309cm" svg:x="17.419cm" svg:y="7.455cm" svg:viewBox="0 0 5 310" draw:points="0,310 5,310 5,0 0,0">
          <text:p/>
        </draw:polygon>
        <draw:line draw:style-name="gr59" draw:text-style-name="P9" draw:layer="layout" svg:x1="17.777cm" svg:y1="7.457cm" svg:x2="17.777cm" svg:y2="7.762cm">
          <text:p/>
        </draw:line>
        <draw:polygon draw:style-name="gr58" draw:text-style-name="P8" draw:layer="layout" svg:width="0.004cm" svg:height="0.309cm" svg:x="17.775cm" svg:y="7.455cm" svg:viewBox="0 0 5 310" draw:points="0,310 5,310 5,0 0,0">
          <text:p/>
        </draw:polygon>
        <draw:line draw:style-name="gr59" draw:text-style-name="P9" draw:layer="layout" svg:x1="3.194cm" svg:y1="8.067cm" svg:x2="3.194cm" svg:y2="8.372cm">
          <text:p/>
        </draw:line>
        <draw:polygon draw:style-name="gr58" draw:text-style-name="P8" draw:layer="layout" svg:width="0.005cm" svg:height="0.309cm" svg:x="3.192cm" svg:y="8.065cm" svg:viewBox="0 0 6 310" draw:points="0,310 6,310 6,0 0,0">
          <text:p/>
        </draw:polygon>
        <draw:line draw:style-name="gr59" draw:text-style-name="P9" draw:layer="layout" svg:x1="3.55cm" svg:y1="8.067cm" svg:x2="3.55cm" svg:y2="8.372cm">
          <text:p/>
        </draw:line>
        <draw:polygon draw:style-name="gr58" draw:text-style-name="P8" draw:layer="layout" svg:width="0.004cm" svg:height="0.309cm" svg:x="3.548cm" svg:y="8.065cm" svg:viewBox="0 0 5 310" draw:points="0,310 5,310 5,0 0,0">
          <text:p/>
        </draw:polygon>
        <draw:line draw:style-name="gr59" draw:text-style-name="P9" draw:layer="layout" svg:x1="3.905cm" svg:y1="8.067cm" svg:x2="3.905cm" svg:y2="8.372cm">
          <text:p/>
        </draw:line>
        <draw:polygon draw:style-name="gr58" draw:text-style-name="P8" draw:layer="layout" svg:width="0.005cm" svg:height="0.309cm" svg:x="3.903cm" svg:y="8.065cm" svg:viewBox="0 0 6 310" draw:points="0,310 6,310 6,0 0,0">
          <text:p/>
        </draw:polygon>
        <draw:line draw:style-name="gr59" draw:text-style-name="P9" draw:layer="layout" svg:x1="4.261cm" svg:y1="8.067cm" svg:x2="4.261cm" svg:y2="8.372cm">
          <text:p/>
        </draw:line>
        <draw:polygon draw:style-name="gr58" draw:text-style-name="P8" draw:layer="layout" svg:width="0.004cm" svg:height="0.309cm" svg:x="4.259cm" svg:y="8.065cm" svg:viewBox="0 0 5 310" draw:points="0,310 5,310 5,0 0,0">
          <text:p/>
        </draw:polygon>
        <draw:line draw:style-name="gr59" draw:text-style-name="P9" draw:layer="layout" svg:x1="4.617cm" svg:y1="8.067cm" svg:x2="4.617cm" svg:y2="8.372cm">
          <text:p/>
        </draw:line>
        <draw:polygon draw:style-name="gr58" draw:text-style-name="P8" draw:layer="layout" svg:width="0.004cm" svg:height="0.309cm" svg:x="4.615cm" svg:y="8.065cm" svg:viewBox="0 0 5 310" draw:points="0,310 5,310 5,0 0,0">
          <text:p/>
        </draw:polygon>
        <draw:line draw:style-name="gr59" draw:text-style-name="P9" draw:layer="layout" svg:x1="4.972cm" svg:y1="8.067cm" svg:x2="4.972cm" svg:y2="8.372cm">
          <text:p/>
        </draw:line>
        <draw:polygon draw:style-name="gr58" draw:text-style-name="P8" draw:layer="layout" svg:width="0.004cm" svg:height="0.309cm" svg:x="4.97cm" svg:y="8.065cm" svg:viewBox="0 0 5 310" draw:points="0,310 5,310 5,0 0,0">
          <text:p/>
        </draw:polygon>
        <draw:line draw:style-name="gr59" draw:text-style-name="P9" draw:layer="layout" svg:x1="5.328cm" svg:y1="8.067cm" svg:x2="5.328cm" svg:y2="8.372cm">
          <text:p/>
        </draw:line>
        <draw:polygon draw:style-name="gr58" draw:text-style-name="P8" draw:layer="layout" svg:width="0.004cm" svg:height="0.309cm" svg:x="5.326cm" svg:y="8.065cm" svg:viewBox="0 0 5 310" draw:points="0,310 5,310 5,0 0,0">
          <text:p/>
        </draw:polygon>
        <draw:line draw:style-name="gr59" draw:text-style-name="P9" draw:layer="layout" svg:x1="5.683cm" svg:y1="8.067cm" svg:x2="5.683cm" svg:y2="8.372cm">
          <text:p/>
        </draw:line>
        <draw:polygon draw:style-name="gr58" draw:text-style-name="P8" draw:layer="layout" svg:width="0.006cm" svg:height="0.309cm" svg:x="5.681cm" svg:y="8.065cm" svg:viewBox="0 0 7 310" draw:points="0,310 7,310 7,0 0,0">
          <text:p/>
        </draw:polygon>
        <draw:line draw:style-name="gr59" draw:text-style-name="P9" draw:layer="layout" svg:x1="6.039cm" svg:y1="8.067cm" svg:x2="6.039cm" svg:y2="8.372cm">
          <text:p/>
        </draw:line>
        <draw:polygon draw:style-name="gr58" draw:text-style-name="P8" draw:layer="layout" svg:width="0.004cm" svg:height="0.309cm" svg:x="6.037cm" svg:y="8.065cm" svg:viewBox="0 0 5 310" draw:points="0,310 5,310 5,0 0,0">
          <text:p/>
        </draw:polygon>
        <draw:line draw:style-name="gr59" draw:text-style-name="P9" draw:layer="layout" svg:x1="6.395cm" svg:y1="8.067cm" svg:x2="6.395cm" svg:y2="8.372cm">
          <text:p/>
        </draw:line>
        <draw:polygon draw:style-name="gr58" draw:text-style-name="P8" draw:layer="layout" svg:width="0.004cm" svg:height="0.309cm" svg:x="6.393cm" svg:y="8.065cm" svg:viewBox="0 0 5 310" draw:points="0,310 5,310 5,0 0,0">
          <text:p/>
        </draw:polygon>
        <draw:line draw:style-name="gr59" draw:text-style-name="P9" draw:layer="layout" svg:x1="6.751cm" svg:y1="8.067cm" svg:x2="6.751cm" svg:y2="8.372cm">
          <text:p/>
        </draw:line>
        <draw:polygon draw:style-name="gr58" draw:text-style-name="P8" draw:layer="layout" svg:width="0.004cm" svg:height="0.309cm" svg:x="6.749cm" svg:y="8.065cm" svg:viewBox="0 0 5 310" draw:points="0,310 5,310 5,0 0,0">
          <text:p/>
        </draw:polygon>
        <draw:line draw:style-name="gr59" draw:text-style-name="P9" draw:layer="layout" svg:x1="7.107cm" svg:y1="8.067cm" svg:x2="7.107cm" svg:y2="8.372cm">
          <text:p/>
        </draw:line>
        <draw:polygon draw:style-name="gr58" draw:text-style-name="P8" draw:layer="layout" svg:width="0.004cm" svg:height="0.309cm" svg:x="7.105cm" svg:y="8.065cm" svg:viewBox="0 0 5 310" draw:points="0,310 5,310 5,0 0,0">
          <text:p/>
        </draw:polygon>
        <draw:line draw:style-name="gr59" draw:text-style-name="P9" draw:layer="layout" svg:x1="7.463cm" svg:y1="8.067cm" svg:x2="7.463cm" svg:y2="8.372cm">
          <text:p/>
        </draw:line>
        <draw:polygon draw:style-name="gr58" draw:text-style-name="P8" draw:layer="layout" svg:width="0.005cm" svg:height="0.309cm" svg:x="7.46cm" svg:y="8.065cm" svg:viewBox="0 0 6 310" draw:points="0,310 6,310 6,0 0,0">
          <text:p/>
        </draw:polygon>
        <draw:line draw:style-name="gr59" draw:text-style-name="P9" draw:layer="layout" svg:x1="7.818cm" svg:y1="8.067cm" svg:x2="7.818cm" svg:y2="8.372cm">
          <text:p/>
        </draw:line>
        <draw:polygon draw:style-name="gr58" draw:text-style-name="P8" draw:layer="layout" svg:width="0.004cm" svg:height="0.309cm" svg:x="7.816cm" svg:y="8.065cm" svg:viewBox="0 0 5 310" draw:points="0,310 5,310 5,0 0,0">
          <text:p/>
        </draw:polygon>
        <draw:line draw:style-name="gr59" draw:text-style-name="P9" draw:layer="layout" svg:x1="8.174cm" svg:y1="8.067cm" svg:x2="8.174cm" svg:y2="8.372cm">
          <text:p/>
        </draw:line>
        <draw:polygon draw:style-name="gr58" draw:text-style-name="P8" draw:layer="layout" svg:width="0.004cm" svg:height="0.309cm" svg:x="8.172cm" svg:y="8.065cm" svg:viewBox="0 0 5 310" draw:points="0,310 5,310 5,0 0,0">
          <text:p/>
        </draw:polygon>
        <draw:line draw:style-name="gr59" draw:text-style-name="P9" draw:layer="layout" svg:x1="8.529cm" svg:y1="8.067cm" svg:x2="8.529cm" svg:y2="8.372cm">
          <text:p/>
        </draw:line>
        <draw:polygon draw:style-name="gr58" draw:text-style-name="P8" draw:layer="layout" svg:width="0.004cm" svg:height="0.309cm" svg:x="8.527cm" svg:y="8.065cm" svg:viewBox="0 0 5 310" draw:points="0,310 5,310 5,0 0,0">
          <text:p/>
        </draw:polygon>
        <draw:line draw:style-name="gr59" draw:text-style-name="P9" draw:layer="layout" svg:x1="8.885cm" svg:y1="8.067cm" svg:x2="8.885cm" svg:y2="8.372cm">
          <text:p/>
        </draw:line>
        <draw:polygon draw:style-name="gr58" draw:text-style-name="P8" draw:layer="layout" svg:width="0.004cm" svg:height="0.309cm" svg:x="8.883cm" svg:y="8.065cm" svg:viewBox="0 0 5 310" draw:points="0,310 5,310 5,0 0,0">
          <text:p/>
        </draw:polygon>
        <draw:line draw:style-name="gr59" draw:text-style-name="P9" draw:layer="layout" svg:x1="9.241cm" svg:y1="8.067cm" svg:x2="9.241cm" svg:y2="8.372cm">
          <text:p/>
        </draw:line>
        <draw:polygon draw:style-name="gr58" draw:text-style-name="P8" draw:layer="layout" svg:width="0.005cm" svg:height="0.309cm" svg:x="9.238cm" svg:y="8.065cm" svg:viewBox="0 0 6 310" draw:points="0,310 6,310 6,0 0,0">
          <text:p/>
        </draw:polygon>
        <draw:line draw:style-name="gr59" draw:text-style-name="P9" draw:layer="layout" svg:x1="9.596cm" svg:y1="8.067cm" svg:x2="9.596cm" svg:y2="8.372cm">
          <text:p/>
        </draw:line>
        <draw:polygon draw:style-name="gr58" draw:text-style-name="P8" draw:layer="layout" svg:width="0.004cm" svg:height="0.309cm" svg:x="9.594cm" svg:y="8.065cm" svg:viewBox="0 0 5 310" draw:points="0,310 5,310 5,0 0,0">
          <text:p/>
        </draw:polygon>
        <draw:line draw:style-name="gr59" draw:text-style-name="P9" draw:layer="layout" svg:x1="9.952cm" svg:y1="8.067cm" svg:x2="9.952cm" svg:y2="8.372cm">
          <text:p/>
        </draw:line>
        <draw:polygon draw:style-name="gr58" draw:text-style-name="P8" draw:layer="layout" svg:width="0.004cm" svg:height="0.309cm" svg:x="9.95cm" svg:y="8.065cm" svg:viewBox="0 0 5 310" draw:points="0,310 5,310 5,0 0,0">
          <text:p/>
        </draw:polygon>
        <draw:line draw:style-name="gr59" draw:text-style-name="P9" draw:layer="layout" svg:x1="10.307cm" svg:y1="8.067cm" svg:x2="10.307cm" svg:y2="8.372cm">
          <text:p/>
        </draw:line>
        <draw:polygon draw:style-name="gr58" draw:text-style-name="P8" draw:layer="layout" svg:width="0.004cm" svg:height="0.309cm" svg:x="10.305cm" svg:y="8.065cm" svg:viewBox="0 0 5 310" draw:points="0,310 5,310 5,0 0,0">
          <text:p/>
        </draw:polygon>
        <draw:line draw:style-name="gr59" draw:text-style-name="P9" draw:layer="layout" svg:x1="10.663cm" svg:y1="8.067cm" svg:x2="10.663cm" svg:y2="8.372cm">
          <text:p/>
        </draw:line>
        <draw:polygon draw:style-name="gr58" draw:text-style-name="P8" draw:layer="layout" svg:width="0.004cm" svg:height="0.309cm" svg:x="10.661cm" svg:y="8.065cm" svg:viewBox="0 0 5 310" draw:points="0,310 5,310 5,0 0,0">
          <text:p/>
        </draw:polygon>
        <draw:line draw:style-name="gr59" draw:text-style-name="P9" draw:layer="layout" svg:x1="11.019cm" svg:y1="8.067cm" svg:x2="11.019cm" svg:y2="8.372cm">
          <text:p/>
        </draw:line>
        <draw:polygon draw:style-name="gr58" draw:text-style-name="P8" draw:layer="layout" svg:width="0.005cm" svg:height="0.309cm" svg:x="11.016cm" svg:y="8.065cm" svg:viewBox="0 0 6 310" draw:points="0,310 6,310 6,0 0,0">
          <text:p/>
        </draw:polygon>
        <draw:line draw:style-name="gr59" draw:text-style-name="P9" draw:layer="layout" svg:x1="11.375cm" svg:y1="8.067cm" svg:x2="11.375cm" svg:y2="8.372cm">
          <text:p/>
        </draw:line>
        <draw:polygon draw:style-name="gr58" draw:text-style-name="P8" draw:layer="layout" svg:width="0.004cm" svg:height="0.309cm" svg:x="11.373cm" svg:y="8.065cm" svg:viewBox="0 0 5 310" draw:points="0,310 5,310 5,0 0,0">
          <text:p/>
        </draw:polygon>
        <draw:line draw:style-name="gr59" draw:text-style-name="P9" draw:layer="layout" svg:x1="11.73cm" svg:y1="8.067cm" svg:x2="11.73cm" svg:y2="8.372cm">
          <text:p/>
        </draw:line>
        <draw:polygon draw:style-name="gr58" draw:text-style-name="P8" draw:layer="layout" svg:width="0.005cm" svg:height="0.309cm" svg:x="11.728cm" svg:y="8.065cm" svg:viewBox="0 0 6 310" draw:points="0,310 6,310 6,0 0,0">
          <text:p/>
        </draw:polygon>
        <draw:line draw:style-name="gr59" draw:text-style-name="P9" draw:layer="layout" svg:x1="12.086cm" svg:y1="8.067cm" svg:x2="12.086cm" svg:y2="8.372cm">
          <text:p/>
        </draw:line>
        <draw:polygon draw:style-name="gr58" draw:text-style-name="P8" draw:layer="layout" svg:width="0.004cm" svg:height="0.309cm" svg:x="12.084cm" svg:y="8.065cm" svg:viewBox="0 0 5 310" draw:points="0,310 5,310 5,0 0,0">
          <text:p/>
        </draw:polygon>
        <draw:line draw:style-name="gr59" draw:text-style-name="P9" draw:layer="layout" svg:x1="12.442cm" svg:y1="8.067cm" svg:x2="12.442cm" svg:y2="8.372cm">
          <text:p/>
        </draw:line>
        <draw:polygon draw:style-name="gr58" draw:text-style-name="P8" draw:layer="layout" svg:width="0.004cm" svg:height="0.309cm" svg:x="12.44cm" svg:y="8.065cm" svg:viewBox="0 0 5 310" draw:points="0,310 5,310 5,0 0,0">
          <text:p/>
        </draw:polygon>
        <draw:line draw:style-name="gr59" draw:text-style-name="P9" draw:layer="layout" svg:x1="12.797cm" svg:y1="8.067cm" svg:x2="12.797cm" svg:y2="8.372cm">
          <text:p/>
        </draw:line>
        <draw:polygon draw:style-name="gr58" draw:text-style-name="P8" draw:layer="layout" svg:width="0.004cm" svg:height="0.309cm" svg:x="12.795cm" svg:y="8.065cm" svg:viewBox="0 0 5 310" draw:points="0,310 5,310 5,0 0,0">
          <text:p/>
        </draw:polygon>
        <draw:line draw:style-name="gr59" draw:text-style-name="P9" draw:layer="layout" svg:x1="13.153cm" svg:y1="8.067cm" svg:x2="13.153cm" svg:y2="8.372cm">
          <text:p/>
        </draw:line>
        <draw:polygon draw:style-name="gr58" draw:text-style-name="P8" draw:layer="layout" svg:width="0.004cm" svg:height="0.309cm" svg:x="13.151cm" svg:y="8.065cm" svg:viewBox="0 0 5 310" draw:points="0,310 5,310 5,0 0,0">
          <text:p/>
        </draw:polygon>
        <draw:line draw:style-name="gr59" draw:text-style-name="P9" draw:layer="layout" svg:x1="13.508cm" svg:y1="8.067cm" svg:x2="13.508cm" svg:y2="8.372cm">
          <text:p/>
        </draw:line>
        <draw:polygon draw:style-name="gr58" draw:text-style-name="P8" draw:layer="layout" svg:width="0.005cm" svg:height="0.309cm" svg:x="13.506cm" svg:y="8.065cm" svg:viewBox="0 0 6 310" draw:points="0,310 6,310 6,0 0,0">
          <text:p/>
        </draw:polygon>
        <draw:line draw:style-name="gr59" draw:text-style-name="P9" draw:layer="layout" svg:x1="13.864cm" svg:y1="8.067cm" svg:x2="13.864cm" svg:y2="8.372cm">
          <text:p/>
        </draw:line>
        <draw:polygon draw:style-name="gr58" draw:text-style-name="P8" draw:layer="layout" svg:width="0.004cm" svg:height="0.309cm" svg:x="13.862cm" svg:y="8.065cm" svg:viewBox="0 0 5 310" draw:points="0,310 5,310 5,0 0,0">
          <text:p/>
        </draw:polygon>
        <draw:line draw:style-name="gr59" draw:text-style-name="P9" draw:layer="layout" svg:x1="14.22cm" svg:y1="8.067cm" svg:x2="14.22cm" svg:y2="8.372cm">
          <text:p/>
        </draw:line>
        <draw:polygon draw:style-name="gr58" draw:text-style-name="P8" draw:layer="layout" svg:width="0.004cm" svg:height="0.309cm" svg:x="14.218cm" svg:y="8.065cm" svg:viewBox="0 0 5 310" draw:points="0,310 5,310 5,0 0,0">
          <text:p/>
        </draw:polygon>
        <draw:line draw:style-name="gr59" draw:text-style-name="P9" draw:layer="layout" svg:x1="14.575cm" svg:y1="8.067cm" svg:x2="14.575cm" svg:y2="8.372cm">
          <text:p/>
        </draw:line>
        <draw:polygon draw:style-name="gr58" draw:text-style-name="P8" draw:layer="layout" svg:width="0.004cm" svg:height="0.309cm" svg:x="14.573cm" svg:y="8.065cm" svg:viewBox="0 0 5 310" draw:points="0,310 5,310 5,0 0,0">
          <text:p/>
        </draw:polygon>
        <draw:line draw:style-name="gr59" draw:text-style-name="P9" draw:layer="layout" svg:x1="14.931cm" svg:y1="8.067cm" svg:x2="14.931cm" svg:y2="8.372cm">
          <text:p/>
        </draw:line>
        <draw:polygon draw:style-name="gr58" draw:text-style-name="P8" draw:layer="layout" svg:width="0.004cm" svg:height="0.309cm" svg:x="14.929cm" svg:y="8.065cm" svg:viewBox="0 0 5 310" draw:points="0,310 5,310 5,0 0,0">
          <text:p/>
        </draw:polygon>
        <draw:line draw:style-name="gr59" draw:text-style-name="P9" draw:layer="layout" svg:x1="15.286cm" svg:y1="8.067cm" svg:x2="15.286cm" svg:y2="8.372cm">
          <text:p/>
        </draw:line>
        <draw:polygon draw:style-name="gr58" draw:text-style-name="P8" draw:layer="layout" svg:width="0.005cm" svg:height="0.309cm" svg:x="15.284cm" svg:y="8.065cm" svg:viewBox="0 0 6 310" draw:points="0,310 6,310 6,0 0,0">
          <text:p/>
        </draw:polygon>
        <draw:line draw:style-name="gr59" draw:text-style-name="P9" draw:layer="layout" svg:x1="15.643cm" svg:y1="8.067cm" svg:x2="15.643cm" svg:y2="8.372cm">
          <text:p/>
        </draw:line>
        <draw:polygon draw:style-name="gr58" draw:text-style-name="P8" draw:layer="layout" svg:width="0.004cm" svg:height="0.309cm" svg:x="15.641cm" svg:y="8.065cm" svg:viewBox="0 0 5 310" draw:points="0,310 5,310 5,0 0,0">
          <text:p/>
        </draw:polygon>
        <draw:line draw:style-name="gr59" draw:text-style-name="P9" draw:layer="layout" svg:x1="15.999cm" svg:y1="8.067cm" svg:x2="15.999cm" svg:y2="8.372cm">
          <text:p/>
        </draw:line>
        <draw:polygon draw:style-name="gr58" draw:text-style-name="P8" draw:layer="layout" svg:width="0.004cm" svg:height="0.309cm" svg:x="15.997cm" svg:y="8.065cm" svg:viewBox="0 0 5 310" draw:points="0,310 5,310 5,0 0,0">
          <text:p/>
        </draw:polygon>
        <draw:line draw:style-name="gr59" draw:text-style-name="P9" draw:layer="layout" svg:x1="16.354cm" svg:y1="8.067cm" svg:x2="16.354cm" svg:y2="8.372cm">
          <text:p/>
        </draw:line>
        <draw:polygon draw:style-name="gr58" draw:text-style-name="P8" draw:layer="layout" svg:width="0.004cm" svg:height="0.309cm" svg:x="16.352cm" svg:y="8.065cm" svg:viewBox="0 0 5 310" draw:points="0,310 5,310 5,0 0,0">
          <text:p/>
        </draw:polygon>
        <draw:line draw:style-name="gr59" draw:text-style-name="P9" draw:layer="layout" svg:x1="16.71cm" svg:y1="8.067cm" svg:x2="16.71cm" svg:y2="8.372cm">
          <text:p/>
        </draw:line>
        <draw:polygon draw:style-name="gr58" draw:text-style-name="P8" draw:layer="layout" svg:width="0.004cm" svg:height="0.309cm" svg:x="16.708cm" svg:y="8.065cm" svg:viewBox="0 0 5 310" draw:points="0,310 5,310 5,0 0,0">
          <text:p/>
        </draw:polygon>
        <draw:line draw:style-name="gr59" draw:text-style-name="P9" draw:layer="layout" svg:x1="17.065cm" svg:y1="8.067cm" svg:x2="17.065cm" svg:y2="8.372cm">
          <text:p/>
        </draw:line>
        <draw:polygon draw:style-name="gr58" draw:text-style-name="P8" draw:layer="layout" svg:width="0.005cm" svg:height="0.309cm" svg:x="17.063cm" svg:y="8.065cm" svg:viewBox="0 0 6 310" draw:points="0,310 6,310 6,0 0,0">
          <text:p/>
        </draw:polygon>
        <draw:line draw:style-name="gr59" draw:text-style-name="P9" draw:layer="layout" svg:x1="17.421cm" svg:y1="8.067cm" svg:x2="17.421cm" svg:y2="8.372cm">
          <text:p/>
        </draw:line>
        <draw:polygon draw:style-name="gr58" draw:text-style-name="P8" draw:layer="layout" svg:width="0.004cm" svg:height="0.309cm" svg:x="17.419cm" svg:y="8.065cm" svg:viewBox="0 0 5 310" draw:points="0,310 5,310 5,0 0,0">
          <text:p/>
        </draw:polygon>
        <draw:line draw:style-name="gr59" draw:text-style-name="P9" draw:layer="layout" svg:x1="17.777cm" svg:y1="8.067cm" svg:x2="17.777cm" svg:y2="8.372cm">
          <text:p/>
        </draw:line>
        <draw:polygon draw:style-name="gr58" draw:text-style-name="P8" draw:layer="layout" svg:width="0.004cm" svg:height="0.309cm" svg:x="17.775cm" svg:y="8.065cm" svg:viewBox="0 0 5 310" draw:points="0,310 5,310 5,0 0,0">
          <text:p/>
        </draw:polygon>
        <draw:line draw:style-name="gr59" draw:text-style-name="P9" draw:layer="layout" svg:x1="4.972cm" svg:y1="8.676cm" svg:x2="4.972cm" svg:y2="8.982cm">
          <text:p/>
        </draw:line>
        <draw:polygon draw:style-name="gr58" draw:text-style-name="P8" draw:layer="layout" svg:width="0.004cm" svg:height="0.309cm" svg:x="4.97cm" svg:y="8.675cm" svg:viewBox="0 0 5 310" draw:points="0,310 5,310 5,0 0,0">
          <text:p/>
        </draw:polygon>
        <draw:line draw:style-name="gr59" draw:text-style-name="P9" draw:layer="layout" svg:x1="5.328cm" svg:y1="8.676cm" svg:x2="5.328cm" svg:y2="8.982cm">
          <text:p/>
        </draw:line>
        <draw:polygon draw:style-name="gr58" draw:text-style-name="P8" draw:layer="layout" svg:width="0.004cm" svg:height="0.309cm" svg:x="5.326cm" svg:y="8.675cm" svg:viewBox="0 0 5 310" draw:points="0,310 5,310 5,0 0,0">
          <text:p/>
        </draw:polygon>
        <draw:line draw:style-name="gr59" draw:text-style-name="P9" draw:layer="layout" svg:x1="5.683cm" svg:y1="8.676cm" svg:x2="5.683cm" svg:y2="8.982cm">
          <text:p/>
        </draw:line>
        <draw:polygon draw:style-name="gr58" draw:text-style-name="P8" draw:layer="layout" svg:width="0.006cm" svg:height="0.309cm" svg:x="5.681cm" svg:y="8.675cm" svg:viewBox="0 0 7 310" draw:points="0,310 7,310 7,0 0,0">
          <text:p/>
        </draw:polygon>
        <draw:line draw:style-name="gr59" draw:text-style-name="P9" draw:layer="layout" svg:x1="6.039cm" svg:y1="8.676cm" svg:x2="6.039cm" svg:y2="8.982cm">
          <text:p/>
        </draw:line>
        <draw:polygon draw:style-name="gr58" draw:text-style-name="P8" draw:layer="layout" svg:width="0.004cm" svg:height="0.309cm" svg:x="6.037cm" svg:y="8.675cm" svg:viewBox="0 0 5 310" draw:points="0,310 5,310 5,0 0,0">
          <text:p/>
        </draw:polygon>
        <draw:line draw:style-name="gr59" draw:text-style-name="P9" draw:layer="layout" svg:x1="6.395cm" svg:y1="8.676cm" svg:x2="6.395cm" svg:y2="8.982cm">
          <text:p/>
        </draw:line>
        <draw:polygon draw:style-name="gr58" draw:text-style-name="P8" draw:layer="layout" svg:width="0.004cm" svg:height="0.309cm" svg:x="6.393cm" svg:y="8.675cm" svg:viewBox="0 0 5 310" draw:points="0,310 5,310 5,0 0,0">
          <text:p/>
        </draw:polygon>
        <draw:line draw:style-name="gr59" draw:text-style-name="P9" draw:layer="layout" svg:x1="6.751cm" svg:y1="8.676cm" svg:x2="6.751cm" svg:y2="8.982cm">
          <text:p/>
        </draw:line>
        <draw:polygon draw:style-name="gr58" draw:text-style-name="P8" draw:layer="layout" svg:width="0.004cm" svg:height="0.309cm" svg:x="6.749cm" svg:y="8.675cm" svg:viewBox="0 0 5 310" draw:points="0,310 5,310 5,0 0,0">
          <text:p/>
        </draw:polygon>
        <draw:line draw:style-name="gr59" draw:text-style-name="P9" draw:layer="layout" svg:x1="7.107cm" svg:y1="8.676cm" svg:x2="7.107cm" svg:y2="8.982cm">
          <text:p/>
        </draw:line>
        <draw:polygon draw:style-name="gr58" draw:text-style-name="P8" draw:layer="layout" svg:width="0.004cm" svg:height="0.309cm" svg:x="7.105cm" svg:y="8.675cm" svg:viewBox="0 0 5 310" draw:points="0,310 5,310 5,0 0,0">
          <text:p/>
        </draw:polygon>
        <draw:line draw:style-name="gr59" draw:text-style-name="P9" draw:layer="layout" svg:x1="7.463cm" svg:y1="8.676cm" svg:x2="7.463cm" svg:y2="8.982cm">
          <text:p/>
        </draw:line>
        <draw:polygon draw:style-name="gr58" draw:text-style-name="P8" draw:layer="layout" svg:width="0.005cm" svg:height="0.309cm" svg:x="7.46cm" svg:y="8.675cm" svg:viewBox="0 0 6 310" draw:points="0,310 6,310 6,0 0,0">
          <text:p/>
        </draw:polygon>
        <draw:line draw:style-name="gr59" draw:text-style-name="P9" draw:layer="layout" svg:x1="7.818cm" svg:y1="8.676cm" svg:x2="7.818cm" svg:y2="8.982cm">
          <text:p/>
        </draw:line>
        <draw:polygon draw:style-name="gr58" draw:text-style-name="P8" draw:layer="layout" svg:width="0.004cm" svg:height="0.309cm" svg:x="7.816cm" svg:y="8.675cm" svg:viewBox="0 0 5 310" draw:points="0,310 5,310 5,0 0,0">
          <text:p/>
        </draw:polygon>
        <draw:line draw:style-name="gr59" draw:text-style-name="P9" draw:layer="layout" svg:x1="8.174cm" svg:y1="8.676cm" svg:x2="8.174cm" svg:y2="8.982cm">
          <text:p/>
        </draw:line>
        <draw:polygon draw:style-name="gr58" draw:text-style-name="P8" draw:layer="layout" svg:width="0.004cm" svg:height="0.309cm" svg:x="8.172cm" svg:y="8.675cm" svg:viewBox="0 0 5 310" draw:points="0,310 5,310 5,0 0,0">
          <text:p/>
        </draw:polygon>
        <draw:line draw:style-name="gr59" draw:text-style-name="P9" draw:layer="layout" svg:x1="8.529cm" svg:y1="8.676cm" svg:x2="8.529cm" svg:y2="8.982cm">
          <text:p/>
        </draw:line>
        <draw:polygon draw:style-name="gr58" draw:text-style-name="P8" draw:layer="layout" svg:width="0.004cm" svg:height="0.309cm" svg:x="8.527cm" svg:y="8.675cm" svg:viewBox="0 0 5 310" draw:points="0,310 5,310 5,0 0,0">
          <text:p/>
        </draw:polygon>
        <draw:line draw:style-name="gr59" draw:text-style-name="P9" draw:layer="layout" svg:x1="8.885cm" svg:y1="8.676cm" svg:x2="8.885cm" svg:y2="8.982cm">
          <text:p/>
        </draw:line>
        <draw:polygon draw:style-name="gr58" draw:text-style-name="P8" draw:layer="layout" svg:width="0.004cm" svg:height="0.309cm" svg:x="8.883cm" svg:y="8.675cm" svg:viewBox="0 0 5 310" draw:points="0,310 5,310 5,0 0,0">
          <text:p/>
        </draw:polygon>
        <draw:line draw:style-name="gr59" draw:text-style-name="P9" draw:layer="layout" svg:x1="9.241cm" svg:y1="8.676cm" svg:x2="9.241cm" svg:y2="8.982cm">
          <text:p/>
        </draw:line>
        <draw:polygon draw:style-name="gr58" draw:text-style-name="P8" draw:layer="layout" svg:width="0.005cm" svg:height="0.309cm" svg:x="9.238cm" svg:y="8.675cm" svg:viewBox="0 0 6 310" draw:points="0,310 6,310 6,0 0,0">
          <text:p/>
        </draw:polygon>
        <draw:line draw:style-name="gr59" draw:text-style-name="P9" draw:layer="layout" svg:x1="9.596cm" svg:y1="8.676cm" svg:x2="9.596cm" svg:y2="8.982cm">
          <text:p/>
        </draw:line>
        <draw:polygon draw:style-name="gr58" draw:text-style-name="P8" draw:layer="layout" svg:width="0.004cm" svg:height="0.309cm" svg:x="9.594cm" svg:y="8.675cm" svg:viewBox="0 0 5 310" draw:points="0,310 5,310 5,0 0,0">
          <text:p/>
        </draw:polygon>
        <draw:line draw:style-name="gr59" draw:text-style-name="P9" draw:layer="layout" svg:x1="9.952cm" svg:y1="8.676cm" svg:x2="9.952cm" svg:y2="8.982cm">
          <text:p/>
        </draw:line>
        <draw:polygon draw:style-name="gr58" draw:text-style-name="P8" draw:layer="layout" svg:width="0.004cm" svg:height="0.309cm" svg:x="9.95cm" svg:y="8.675cm" svg:viewBox="0 0 5 310" draw:points="0,310 5,310 5,0 0,0">
          <text:p/>
        </draw:polygon>
        <draw:line draw:style-name="gr59" draw:text-style-name="P9" draw:layer="layout" svg:x1="10.307cm" svg:y1="8.676cm" svg:x2="10.307cm" svg:y2="8.982cm">
          <text:p/>
        </draw:line>
        <draw:polygon draw:style-name="gr58" draw:text-style-name="P8" draw:layer="layout" svg:width="0.004cm" svg:height="0.309cm" svg:x="10.305cm" svg:y="8.675cm" svg:viewBox="0 0 5 310" draw:points="0,310 5,310 5,0 0,0">
          <text:p/>
        </draw:polygon>
        <draw:line draw:style-name="gr59" draw:text-style-name="P9" draw:layer="layout" svg:x1="10.663cm" svg:y1="8.676cm" svg:x2="10.663cm" svg:y2="8.982cm">
          <text:p/>
        </draw:line>
        <draw:polygon draw:style-name="gr58" draw:text-style-name="P8" draw:layer="layout" svg:width="0.004cm" svg:height="0.309cm" svg:x="10.661cm" svg:y="8.675cm" svg:viewBox="0 0 5 310" draw:points="0,310 5,310 5,0 0,0">
          <text:p/>
        </draw:polygon>
        <draw:line draw:style-name="gr59" draw:text-style-name="P9" draw:layer="layout" svg:x1="11.019cm" svg:y1="8.676cm" svg:x2="11.019cm" svg:y2="8.982cm">
          <text:p/>
        </draw:line>
        <draw:polygon draw:style-name="gr58" draw:text-style-name="P8" draw:layer="layout" svg:width="0.005cm" svg:height="0.309cm" svg:x="11.016cm" svg:y="8.675cm" svg:viewBox="0 0 6 310" draw:points="0,310 6,310 6,0 0,0">
          <text:p/>
        </draw:polygon>
        <draw:line draw:style-name="gr59" draw:text-style-name="P9" draw:layer="layout" svg:x1="11.375cm" svg:y1="8.676cm" svg:x2="11.375cm" svg:y2="8.982cm">
          <text:p/>
        </draw:line>
        <draw:polygon draw:style-name="gr58" draw:text-style-name="P8" draw:layer="layout" svg:width="0.004cm" svg:height="0.309cm" svg:x="11.373cm" svg:y="8.675cm" svg:viewBox="0 0 5 310" draw:points="0,310 5,310 5,0 0,0">
          <text:p/>
        </draw:polygon>
        <draw:line draw:style-name="gr59" draw:text-style-name="P9" draw:layer="layout" svg:x1="11.73cm" svg:y1="8.676cm" svg:x2="11.73cm" svg:y2="8.982cm">
          <text:p/>
        </draw:line>
        <draw:polygon draw:style-name="gr58" draw:text-style-name="P8" draw:layer="layout" svg:width="0.005cm" svg:height="0.309cm" svg:x="11.728cm" svg:y="8.675cm" svg:viewBox="0 0 6 310" draw:points="0,310 6,310 6,0 0,0">
          <text:p/>
        </draw:polygon>
        <draw:line draw:style-name="gr59" draw:text-style-name="P9" draw:layer="layout" svg:x1="12.086cm" svg:y1="8.676cm" svg:x2="12.086cm" svg:y2="8.982cm">
          <text:p/>
        </draw:line>
        <draw:polygon draw:style-name="gr58" draw:text-style-name="P8" draw:layer="layout" svg:width="0.004cm" svg:height="0.309cm" svg:x="12.084cm" svg:y="8.675cm" svg:viewBox="0 0 5 310" draw:points="0,310 5,310 5,0 0,0">
          <text:p/>
        </draw:polygon>
        <draw:line draw:style-name="gr59" draw:text-style-name="P9" draw:layer="layout" svg:x1="12.442cm" svg:y1="8.676cm" svg:x2="12.442cm" svg:y2="8.982cm">
          <text:p/>
        </draw:line>
        <draw:polygon draw:style-name="gr58" draw:text-style-name="P8" draw:layer="layout" svg:width="0.004cm" svg:height="0.309cm" svg:x="12.44cm" svg:y="8.675cm" svg:viewBox="0 0 5 310" draw:points="0,310 5,310 5,0 0,0">
          <text:p/>
        </draw:polygon>
        <draw:line draw:style-name="gr59" draw:text-style-name="P9" draw:layer="layout" svg:x1="12.797cm" svg:y1="8.676cm" svg:x2="12.797cm" svg:y2="8.982cm">
          <text:p/>
        </draw:line>
        <draw:polygon draw:style-name="gr58" draw:text-style-name="P8" draw:layer="layout" svg:width="0.004cm" svg:height="0.309cm" svg:x="12.795cm" svg:y="8.675cm" svg:viewBox="0 0 5 310" draw:points="0,310 5,310 5,0 0,0">
          <text:p/>
        </draw:polygon>
        <draw:line draw:style-name="gr59" draw:text-style-name="P9" draw:layer="layout" svg:x1="13.153cm" svg:y1="8.676cm" svg:x2="13.153cm" svg:y2="8.982cm">
          <text:p/>
        </draw:line>
        <draw:polygon draw:style-name="gr58" draw:text-style-name="P8" draw:layer="layout" svg:width="0.004cm" svg:height="0.309cm" svg:x="13.151cm" svg:y="8.675cm" svg:viewBox="0 0 5 310" draw:points="0,310 5,310 5,0 0,0">
          <text:p/>
        </draw:polygon>
        <draw:line draw:style-name="gr59" draw:text-style-name="P9" draw:layer="layout" svg:x1="13.508cm" svg:y1="8.676cm" svg:x2="13.508cm" svg:y2="8.982cm">
          <text:p/>
        </draw:line>
        <draw:polygon draw:style-name="gr58" draw:text-style-name="P8" draw:layer="layout" svg:width="0.005cm" svg:height="0.309cm" svg:x="13.506cm" svg:y="8.675cm" svg:viewBox="0 0 6 310" draw:points="0,310 6,310 6,0 0,0">
          <text:p/>
        </draw:polygon>
        <draw:line draw:style-name="gr59" draw:text-style-name="P9" draw:layer="layout" svg:x1="13.864cm" svg:y1="8.676cm" svg:x2="13.864cm" svg:y2="8.982cm">
          <text:p/>
        </draw:line>
        <draw:polygon draw:style-name="gr58" draw:text-style-name="P8" draw:layer="layout" svg:width="0.004cm" svg:height="0.309cm" svg:x="13.862cm" svg:y="8.675cm" svg:viewBox="0 0 5 310" draw:points="0,310 5,310 5,0 0,0">
          <text:p/>
        </draw:polygon>
        <draw:line draw:style-name="gr59" draw:text-style-name="P9" draw:layer="layout" svg:x1="14.22cm" svg:y1="8.676cm" svg:x2="14.22cm" svg:y2="8.982cm">
          <text:p/>
        </draw:line>
        <draw:polygon draw:style-name="gr58" draw:text-style-name="P8" draw:layer="layout" svg:width="0.004cm" svg:height="0.309cm" svg:x="14.218cm" svg:y="8.675cm" svg:viewBox="0 0 5 310" draw:points="0,310 5,310 5,0 0,0">
          <text:p/>
        </draw:polygon>
        <draw:line draw:style-name="gr59" draw:text-style-name="P9" draw:layer="layout" svg:x1="14.575cm" svg:y1="8.676cm" svg:x2="14.575cm" svg:y2="8.982cm">
          <text:p/>
        </draw:line>
        <draw:polygon draw:style-name="gr58" draw:text-style-name="P8" draw:layer="layout" svg:width="0.004cm" svg:height="0.309cm" svg:x="14.573cm" svg:y="8.675cm" svg:viewBox="0 0 5 310" draw:points="0,310 5,310 5,0 0,0">
          <text:p/>
        </draw:polygon>
        <draw:line draw:style-name="gr59" draw:text-style-name="P9" draw:layer="layout" svg:x1="14.931cm" svg:y1="8.676cm" svg:x2="14.931cm" svg:y2="8.982cm">
          <text:p/>
        </draw:line>
        <draw:polygon draw:style-name="gr58" draw:text-style-name="P8" draw:layer="layout" svg:width="0.004cm" svg:height="0.309cm" svg:x="14.929cm" svg:y="8.675cm" svg:viewBox="0 0 5 310" draw:points="0,310 5,310 5,0 0,0">
          <text:p/>
        </draw:polygon>
        <draw:line draw:style-name="gr59" draw:text-style-name="P9" draw:layer="layout" svg:x1="15.286cm" svg:y1="8.676cm" svg:x2="15.286cm" svg:y2="8.982cm">
          <text:p/>
        </draw:line>
        <draw:polygon draw:style-name="gr58" draw:text-style-name="P8" draw:layer="layout" svg:width="0.005cm" svg:height="0.309cm" svg:x="15.284cm" svg:y="8.675cm" svg:viewBox="0 0 6 310" draw:points="0,310 6,310 6,0 0,0">
          <text:p/>
        </draw:polygon>
        <draw:line draw:style-name="gr59" draw:text-style-name="P9" draw:layer="layout" svg:x1="15.643cm" svg:y1="8.676cm" svg:x2="15.643cm" svg:y2="8.982cm">
          <text:p/>
        </draw:line>
        <draw:polygon draw:style-name="gr58" draw:text-style-name="P8" draw:layer="layout" svg:width="0.004cm" svg:height="0.309cm" svg:x="15.641cm" svg:y="8.675cm" svg:viewBox="0 0 5 310" draw:points="0,310 5,310 5,0 0,0">
          <text:p/>
        </draw:polygon>
        <draw:line draw:style-name="gr59" draw:text-style-name="P9" draw:layer="layout" svg:x1="15.999cm" svg:y1="8.676cm" svg:x2="15.999cm" svg:y2="8.982cm">
          <text:p/>
        </draw:line>
        <draw:polygon draw:style-name="gr58" draw:text-style-name="P8" draw:layer="layout" svg:width="0.004cm" svg:height="0.309cm" svg:x="15.997cm" svg:y="8.675cm" svg:viewBox="0 0 5 310" draw:points="0,310 5,310 5,0 0,0">
          <text:p/>
        </draw:polygon>
        <draw:line draw:style-name="gr59" draw:text-style-name="P9" draw:layer="layout" svg:x1="16.354cm" svg:y1="8.676cm" svg:x2="16.354cm" svg:y2="8.982cm">
          <text:p/>
        </draw:line>
        <draw:polygon draw:style-name="gr58" draw:text-style-name="P8" draw:layer="layout" svg:width="0.004cm" svg:height="0.309cm" svg:x="16.352cm" svg:y="8.675cm" svg:viewBox="0 0 5 310" draw:points="0,310 5,310 5,0 0,0">
          <text:p/>
        </draw:polygon>
        <draw:line draw:style-name="gr59" draw:text-style-name="P9" draw:layer="layout" svg:x1="16.71cm" svg:y1="8.676cm" svg:x2="16.71cm" svg:y2="8.982cm">
          <text:p/>
        </draw:line>
        <draw:polygon draw:style-name="gr58" draw:text-style-name="P8" draw:layer="layout" svg:width="0.004cm" svg:height="0.309cm" svg:x="16.708cm" svg:y="8.675cm" svg:viewBox="0 0 5 310" draw:points="0,310 5,310 5,0 0,0">
          <text:p/>
        </draw:polygon>
        <draw:line draw:style-name="gr59" draw:text-style-name="P9" draw:layer="layout" svg:x1="17.065cm" svg:y1="8.676cm" svg:x2="17.065cm" svg:y2="8.982cm">
          <text:p/>
        </draw:line>
        <draw:polygon draw:style-name="gr58" draw:text-style-name="P8" draw:layer="layout" svg:width="0.005cm" svg:height="0.309cm" svg:x="17.063cm" svg:y="8.675cm" svg:viewBox="0 0 6 310" draw:points="0,310 6,310 6,0 0,0">
          <text:p/>
        </draw:polygon>
        <draw:line draw:style-name="gr59" draw:text-style-name="P9" draw:layer="layout" svg:x1="17.421cm" svg:y1="8.676cm" svg:x2="17.421cm" svg:y2="8.982cm">
          <text:p/>
        </draw:line>
        <draw:polygon draw:style-name="gr58" draw:text-style-name="P8" draw:layer="layout" svg:width="0.004cm" svg:height="0.309cm" svg:x="17.419cm" svg:y="8.675cm" svg:viewBox="0 0 5 310" draw:points="0,310 5,310 5,0 0,0">
          <text:p/>
        </draw:polygon>
        <draw:line draw:style-name="gr59" draw:text-style-name="P9" draw:layer="layout" svg:x1="17.777cm" svg:y1="8.676cm" svg:x2="17.777cm" svg:y2="8.982cm">
          <text:p/>
        </draw:line>
        <draw:polygon draw:style-name="gr58" draw:text-style-name="P8" draw:layer="layout" svg:width="0.004cm" svg:height="0.309cm" svg:x="17.775cm" svg:y="8.675cm" svg:viewBox="0 0 5 310" draw:points="0,310 5,310 5,0 0,0">
          <text:p/>
        </draw:polygon>
        <draw:line draw:style-name="gr59" draw:text-style-name="P9" draw:layer="layout" svg:x1="4.976cm" svg:y1="9.592cm" svg:x2="6.395cm" svg:y2="9.592cm">
          <text:p/>
        </draw:line>
        <draw:polygon draw:style-name="gr58" draw:text-style-name="P8" draw:layer="layout" svg:width="1.423cm" svg:height="0.004cm" svg:x="4.974cm" svg:y="9.59cm" svg:viewBox="0 0 1424 5" draw:points="0,5 1424,5 1424,0 0,0">
          <text:p/>
        </draw:polygon>
        <draw:line draw:style-name="gr59" draw:text-style-name="P9" draw:layer="layout" svg:x1="6.756cm" svg:y1="9.592cm" svg:x2="7.818cm" svg:y2="9.592cm">
          <text:p/>
        </draw:line>
        <draw:polygon draw:style-name="gr58" draw:text-style-name="P8" draw:layer="layout" svg:width="1.067cm" svg:height="0.004cm" svg:x="6.753cm" svg:y="9.59cm" svg:viewBox="0 0 1068 5" draw:points="0,5 1068,5 1068,0 0,0">
          <text:p/>
        </draw:polygon>
        <draw:line draw:style-name="gr59" draw:text-style-name="P9" draw:layer="layout" svg:x1="4.261cm" svg:y1="8.676cm" svg:x2="4.261cm" svg:y2="8.982cm">
          <text:p/>
        </draw:line>
        <draw:polygon draw:style-name="gr58" draw:text-style-name="P8" draw:layer="layout" svg:width="0.004cm" svg:height="0.309cm" svg:x="4.259cm" svg:y="8.675cm" svg:viewBox="0 0 5 310" draw:points="0,310 5,310 5,0 0,0">
          <text:p/>
        </draw:polygon>
        <draw:line draw:style-name="gr59" draw:text-style-name="P9" draw:layer="layout" svg:x1="4.617cm" svg:y1="8.676cm" svg:x2="4.617cm" svg:y2="8.982cm">
          <text:p/>
        </draw:line>
        <draw:polygon draw:style-name="gr58" draw:text-style-name="P8" draw:layer="layout" svg:width="0.004cm" svg:height="0.309cm" svg:x="4.615cm" svg:y="8.675cm" svg:viewBox="0 0 5 310" draw:points="0,310 5,310 5,0 0,0">
          <text:p/>
        </draw:polygon>
        <draw:line draw:style-name="gr59" draw:text-style-name="P9" draw:layer="layout" svg:x1="4.972cm" svg:y1="9.287cm" svg:x2="4.972cm" svg:y2="9.592cm">
          <text:p/>
        </draw:line>
        <draw:polygon draw:style-name="gr58" draw:text-style-name="P8" draw:layer="layout" svg:width="0.004cm" svg:height="0.309cm" svg:x="4.97cm" svg:y="9.285cm" svg:viewBox="0 0 5 310" draw:points="0,310 5,310 5,0 0,0">
          <text:p/>
        </draw:polygon>
        <draw:line draw:style-name="gr59" draw:text-style-name="P9" draw:layer="layout" svg:x1="5.328cm" svg:y1="9.287cm" svg:x2="5.328cm" svg:y2="9.592cm">
          <text:p/>
        </draw:line>
        <draw:polygon draw:style-name="gr58" draw:text-style-name="P8" draw:layer="layout" svg:width="0.004cm" svg:height="0.309cm" svg:x="5.326cm" svg:y="9.285cm" svg:viewBox="0 0 5 310" draw:points="0,310 5,310 5,0 0,0">
          <text:p/>
        </draw:polygon>
        <draw:line draw:style-name="gr59" draw:text-style-name="P9" draw:layer="layout" svg:x1="5.683cm" svg:y1="9.287cm" svg:x2="5.683cm" svg:y2="9.592cm">
          <text:p/>
        </draw:line>
        <draw:polygon draw:style-name="gr58" draw:text-style-name="P8" draw:layer="layout" svg:width="0.006cm" svg:height="0.309cm" svg:x="5.681cm" svg:y="9.285cm" svg:viewBox="0 0 7 310" draw:points="0,310 7,310 7,0 0,0">
          <text:p/>
        </draw:polygon>
        <draw:line draw:style-name="gr59" draw:text-style-name="P9" draw:layer="layout" svg:x1="6.039cm" svg:y1="9.287cm" svg:x2="6.039cm" svg:y2="9.592cm">
          <text:p/>
        </draw:line>
        <draw:polygon draw:style-name="gr58" draw:text-style-name="P8" draw:layer="layout" svg:width="0.004cm" svg:height="0.309cm" svg:x="6.037cm" svg:y="9.285cm" svg:viewBox="0 0 5 310" draw:points="0,310 5,310 5,0 0,0">
          <text:p/>
        </draw:polygon>
        <draw:line draw:style-name="gr59" draw:text-style-name="P9" draw:layer="layout" svg:x1="6.395cm" svg:y1="9.287cm" svg:x2="6.395cm" svg:y2="9.592cm">
          <text:p/>
        </draw:line>
        <draw:polygon draw:style-name="gr58" draw:text-style-name="P8" draw:layer="layout" svg:width="0.004cm" svg:height="0.309cm" svg:x="6.393cm" svg:y="9.285cm" svg:viewBox="0 0 5 310" draw:points="0,310 5,310 5,0 0,0">
          <text:p/>
        </draw:polygon>
        <draw:line draw:style-name="gr59" draw:text-style-name="P9" draw:layer="layout" svg:x1="6.751cm" svg:y1="9.287cm" svg:x2="6.751cm" svg:y2="9.592cm">
          <text:p/>
        </draw:line>
        <draw:polygon draw:style-name="gr58" draw:text-style-name="P8" draw:layer="layout" svg:width="0.004cm" svg:height="0.309cm" svg:x="6.749cm" svg:y="9.285cm" svg:viewBox="0 0 5 310" draw:points="0,310 5,310 5,0 0,0">
          <text:p/>
        </draw:polygon>
        <draw:line draw:style-name="gr59" draw:text-style-name="P9" draw:layer="layout" svg:x1="7.107cm" svg:y1="9.287cm" svg:x2="7.107cm" svg:y2="9.592cm">
          <text:p/>
        </draw:line>
        <draw:polygon draw:style-name="gr58" draw:text-style-name="P8" draw:layer="layout" svg:width="0.004cm" svg:height="0.309cm" svg:x="7.105cm" svg:y="9.285cm" svg:viewBox="0 0 5 310" draw:points="0,310 5,310 5,0 0,0">
          <text:p/>
        </draw:polygon>
        <draw:line draw:style-name="gr59" draw:text-style-name="P9" draw:layer="layout" svg:x1="7.463cm" svg:y1="9.287cm" svg:x2="7.463cm" svg:y2="9.592cm">
          <text:p/>
        </draw:line>
        <draw:polygon draw:style-name="gr58" draw:text-style-name="P8" draw:layer="layout" svg:width="0.005cm" svg:height="0.309cm" svg:x="7.46cm" svg:y="9.285cm" svg:viewBox="0 0 6 310" draw:points="0,310 6,310 6,0 0,0">
          <text:p/>
        </draw:polygon>
        <draw:line draw:style-name="gr59" draw:text-style-name="P9" draw:layer="layout" svg:x1="7.818cm" svg:y1="9.287cm" svg:x2="7.818cm" svg:y2="9.592cm">
          <text:p/>
        </draw:line>
        <draw:polygon draw:style-name="gr58" draw:text-style-name="P8" draw:layer="layout" svg:width="0.004cm" svg:height="0.309cm" svg:x="7.816cm" svg:y="9.285cm" svg:viewBox="0 0 5 310" draw:points="0,310 5,310 5,0 0,0">
          <text:p/>
        </draw:polygon>
        <draw:line draw:style-name="gr59" draw:text-style-name="P9" draw:layer="layout" svg:x1="8.174cm" svg:y1="9.287cm" svg:x2="8.174cm" svg:y2="9.592cm">
          <text:p/>
        </draw:line>
        <draw:polygon draw:style-name="gr58" draw:text-style-name="P8" draw:layer="layout" svg:width="0.004cm" svg:height="0.309cm" svg:x="8.172cm" svg:y="9.285cm" svg:viewBox="0 0 5 310" draw:points="0,310 5,310 5,0 0,0">
          <text:p/>
        </draw:polygon>
        <draw:line draw:style-name="gr59" draw:text-style-name="P9" draw:layer="layout" svg:x1="8.529cm" svg:y1="9.287cm" svg:x2="8.529cm" svg:y2="9.592cm">
          <text:p/>
        </draw:line>
        <draw:polygon draw:style-name="gr58" draw:text-style-name="P8" draw:layer="layout" svg:width="0.004cm" svg:height="0.309cm" svg:x="8.527cm" svg:y="9.285cm" svg:viewBox="0 0 5 310" draw:points="0,310 5,310 5,0 0,0">
          <text:p/>
        </draw:polygon>
        <draw:line draw:style-name="gr59" draw:text-style-name="P9" draw:layer="layout" svg:x1="8.885cm" svg:y1="9.287cm" svg:x2="8.885cm" svg:y2="9.592cm">
          <text:p/>
        </draw:line>
        <draw:polygon draw:style-name="gr58" draw:text-style-name="P8" draw:layer="layout" svg:width="0.004cm" svg:height="0.309cm" svg:x="8.883cm" svg:y="9.285cm" svg:viewBox="0 0 5 310" draw:points="0,310 5,310 5,0 0,0">
          <text:p/>
        </draw:polygon>
        <draw:line draw:style-name="gr59" draw:text-style-name="P9" draw:layer="layout" svg:x1="9.241cm" svg:y1="9.287cm" svg:x2="9.241cm" svg:y2="9.592cm">
          <text:p/>
        </draw:line>
        <draw:polygon draw:style-name="gr58" draw:text-style-name="P8" draw:layer="layout" svg:width="0.005cm" svg:height="0.309cm" svg:x="9.238cm" svg:y="9.285cm" svg:viewBox="0 0 6 310" draw:points="0,310 6,310 6,0 0,0">
          <text:p/>
        </draw:polygon>
        <draw:line draw:style-name="gr59" draw:text-style-name="P9" draw:layer="layout" svg:x1="9.596cm" svg:y1="9.287cm" svg:x2="9.596cm" svg:y2="9.592cm">
          <text:p/>
        </draw:line>
        <draw:polygon draw:style-name="gr58" draw:text-style-name="P8" draw:layer="layout" svg:width="0.004cm" svg:height="0.309cm" svg:x="9.594cm" svg:y="9.285cm" svg:viewBox="0 0 5 310" draw:points="0,310 5,310 5,0 0,0">
          <text:p/>
        </draw:polygon>
        <draw:line draw:style-name="gr59" draw:text-style-name="P9" draw:layer="layout" svg:x1="9.952cm" svg:y1="9.287cm" svg:x2="9.952cm" svg:y2="9.592cm">
          <text:p/>
        </draw:line>
        <draw:polygon draw:style-name="gr58" draw:text-style-name="P8" draw:layer="layout" svg:width="0.004cm" svg:height="0.309cm" svg:x="9.95cm" svg:y="9.285cm" svg:viewBox="0 0 5 310" draw:points="0,310 5,310 5,0 0,0">
          <text:p/>
        </draw:polygon>
        <draw:line draw:style-name="gr59" draw:text-style-name="P9" draw:layer="layout" svg:x1="10.307cm" svg:y1="9.287cm" svg:x2="10.307cm" svg:y2="9.592cm">
          <text:p/>
        </draw:line>
        <draw:polygon draw:style-name="gr58" draw:text-style-name="P8" draw:layer="layout" svg:width="0.004cm" svg:height="0.309cm" svg:x="10.305cm" svg:y="9.285cm" svg:viewBox="0 0 5 310" draw:points="0,310 5,310 5,0 0,0">
          <text:p/>
        </draw:polygon>
        <draw:line draw:style-name="gr59" draw:text-style-name="P9" draw:layer="layout" svg:x1="10.663cm" svg:y1="9.287cm" svg:x2="10.663cm" svg:y2="9.592cm">
          <text:p/>
        </draw:line>
        <draw:polygon draw:style-name="gr58" draw:text-style-name="P8" draw:layer="layout" svg:width="0.004cm" svg:height="0.309cm" svg:x="10.661cm" svg:y="9.285cm" svg:viewBox="0 0 5 310" draw:points="0,310 5,310 5,0 0,0">
          <text:p/>
        </draw:polygon>
        <draw:line draw:style-name="gr59" draw:text-style-name="P9" draw:layer="layout" svg:x1="11.019cm" svg:y1="9.287cm" svg:x2="11.019cm" svg:y2="9.592cm">
          <text:p/>
        </draw:line>
        <draw:polygon draw:style-name="gr58" draw:text-style-name="P8" draw:layer="layout" svg:width="0.005cm" svg:height="0.309cm" svg:x="11.016cm" svg:y="9.285cm" svg:viewBox="0 0 6 310" draw:points="0,310 6,310 6,0 0,0">
          <text:p/>
        </draw:polygon>
        <draw:line draw:style-name="gr59" draw:text-style-name="P9" draw:layer="layout" svg:x1="11.375cm" svg:y1="9.287cm" svg:x2="11.375cm" svg:y2="9.592cm">
          <text:p/>
        </draw:line>
        <draw:polygon draw:style-name="gr58" draw:text-style-name="P8" draw:layer="layout" svg:width="0.004cm" svg:height="0.309cm" svg:x="11.373cm" svg:y="9.285cm" svg:viewBox="0 0 5 310" draw:points="0,310 5,310 5,0 0,0">
          <text:p/>
        </draw:polygon>
        <draw:line draw:style-name="gr59" draw:text-style-name="P9" draw:layer="layout" svg:x1="11.73cm" svg:y1="9.287cm" svg:x2="11.73cm" svg:y2="9.592cm">
          <text:p/>
        </draw:line>
        <draw:polygon draw:style-name="gr58" draw:text-style-name="P8" draw:layer="layout" svg:width="0.005cm" svg:height="0.309cm" svg:x="11.728cm" svg:y="9.285cm" svg:viewBox="0 0 6 310" draw:points="0,310 6,310 6,0 0,0">
          <text:p/>
        </draw:polygon>
        <draw:line draw:style-name="gr59" draw:text-style-name="P9" draw:layer="layout" svg:x1="12.086cm" svg:y1="9.287cm" svg:x2="12.086cm" svg:y2="9.592cm">
          <text:p/>
        </draw:line>
        <draw:polygon draw:style-name="gr58" draw:text-style-name="P8" draw:layer="layout" svg:width="0.004cm" svg:height="0.309cm" svg:x="12.084cm" svg:y="9.285cm" svg:viewBox="0 0 5 310" draw:points="0,310 5,310 5,0 0,0">
          <text:p/>
        </draw:polygon>
        <draw:line draw:style-name="gr59" draw:text-style-name="P9" draw:layer="layout" svg:x1="12.442cm" svg:y1="9.287cm" svg:x2="12.442cm" svg:y2="9.592cm">
          <text:p/>
        </draw:line>
        <draw:polygon draw:style-name="gr58" draw:text-style-name="P8" draw:layer="layout" svg:width="0.004cm" svg:height="0.309cm" svg:x="12.44cm" svg:y="9.285cm" svg:viewBox="0 0 5 310" draw:points="0,310 5,310 5,0 0,0">
          <text:p/>
        </draw:polygon>
        <draw:line draw:style-name="gr59" draw:text-style-name="P9" draw:layer="layout" svg:x1="12.797cm" svg:y1="9.287cm" svg:x2="12.797cm" svg:y2="9.592cm">
          <text:p/>
        </draw:line>
        <draw:polygon draw:style-name="gr58" draw:text-style-name="P8" draw:layer="layout" svg:width="0.004cm" svg:height="0.309cm" svg:x="12.795cm" svg:y="9.285cm" svg:viewBox="0 0 5 310" draw:points="0,310 5,310 5,0 0,0">
          <text:p/>
        </draw:polygon>
        <draw:line draw:style-name="gr59" draw:text-style-name="P9" draw:layer="layout" svg:x1="13.508cm" svg:y1="9.287cm" svg:x2="13.508cm" svg:y2="9.592cm">
          <text:p/>
        </draw:line>
        <draw:polygon draw:style-name="gr58" draw:text-style-name="P8" draw:layer="layout" svg:width="0.005cm" svg:height="0.309cm" svg:x="13.506cm" svg:y="9.285cm" svg:viewBox="0 0 6 310" draw:points="0,310 6,310 6,0 0,0">
          <text:p/>
        </draw:polygon>
        <draw:line draw:style-name="gr59" draw:text-style-name="P9" draw:layer="layout" svg:x1="13.864cm" svg:y1="9.287cm" svg:x2="13.864cm" svg:y2="9.592cm">
          <text:p/>
        </draw:line>
        <draw:polygon draw:style-name="gr58" draw:text-style-name="P8" draw:layer="layout" svg:width="0.004cm" svg:height="0.309cm" svg:x="13.862cm" svg:y="9.285cm" svg:viewBox="0 0 5 310" draw:points="0,310 5,310 5,0 0,0">
          <text:p/>
        </draw:polygon>
        <draw:line draw:style-name="gr59" draw:text-style-name="P9" draw:layer="layout" svg:x1="14.22cm" svg:y1="9.287cm" svg:x2="14.22cm" svg:y2="9.592cm">
          <text:p/>
        </draw:line>
        <draw:polygon draw:style-name="gr58" draw:text-style-name="P8" draw:layer="layout" svg:width="0.004cm" svg:height="0.309cm" svg:x="14.218cm" svg:y="9.285cm" svg:viewBox="0 0 5 310" draw:points="0,310 5,310 5,0 0,0">
          <text:p/>
        </draw:polygon>
        <draw:line draw:style-name="gr59" draw:text-style-name="P9" draw:layer="layout" svg:x1="14.575cm" svg:y1="9.287cm" svg:x2="14.575cm" svg:y2="9.592cm">
          <text:p/>
        </draw:line>
        <draw:polygon draw:style-name="gr58" draw:text-style-name="P8" draw:layer="layout" svg:width="0.004cm" svg:height="0.309cm" svg:x="14.573cm" svg:y="9.285cm" svg:viewBox="0 0 5 310" draw:points="0,310 5,310 5,0 0,0">
          <text:p/>
        </draw:polygon>
        <draw:line draw:style-name="gr59" draw:text-style-name="P9" draw:layer="layout" svg:x1="14.931cm" svg:y1="9.287cm" svg:x2="14.931cm" svg:y2="9.592cm">
          <text:p/>
        </draw:line>
        <draw:polygon draw:style-name="gr58" draw:text-style-name="P8" draw:layer="layout" svg:width="0.004cm" svg:height="0.309cm" svg:x="14.929cm" svg:y="9.285cm" svg:viewBox="0 0 5 310" draw:points="0,310 5,310 5,0 0,0">
          <text:p/>
        </draw:polygon>
        <draw:line draw:style-name="gr59" draw:text-style-name="P9" draw:layer="layout" svg:x1="15.286cm" svg:y1="9.287cm" svg:x2="15.286cm" svg:y2="9.592cm">
          <text:p/>
        </draw:line>
        <draw:polygon draw:style-name="gr58" draw:text-style-name="P8" draw:layer="layout" svg:width="0.005cm" svg:height="0.309cm" svg:x="15.284cm" svg:y="9.285cm" svg:viewBox="0 0 6 310" draw:points="0,310 6,310 6,0 0,0">
          <text:p/>
        </draw:polygon>
        <draw:line draw:style-name="gr59" draw:text-style-name="P9" draw:layer="layout" svg:x1="15.643cm" svg:y1="9.287cm" svg:x2="15.643cm" svg:y2="9.592cm">
          <text:p/>
        </draw:line>
        <draw:polygon draw:style-name="gr58" draw:text-style-name="P8" draw:layer="layout" svg:width="0.004cm" svg:height="0.309cm" svg:x="15.641cm" svg:y="9.285cm" svg:viewBox="0 0 5 310" draw:points="0,310 5,310 5,0 0,0">
          <text:p/>
        </draw:polygon>
        <draw:line draw:style-name="gr59" draw:text-style-name="P9" draw:layer="layout" svg:x1="15.999cm" svg:y1="9.287cm" svg:x2="15.999cm" svg:y2="9.592cm">
          <text:p/>
        </draw:line>
        <draw:polygon draw:style-name="gr58" draw:text-style-name="P8" draw:layer="layout" svg:width="0.004cm" svg:height="0.309cm" svg:x="15.997cm" svg:y="9.285cm" svg:viewBox="0 0 5 310" draw:points="0,310 5,310 5,0 0,0">
          <text:p/>
        </draw:polygon>
        <draw:line draw:style-name="gr59" draw:text-style-name="P9" draw:layer="layout" svg:x1="16.354cm" svg:y1="9.287cm" svg:x2="16.354cm" svg:y2="9.592cm">
          <text:p/>
        </draw:line>
        <draw:polygon draw:style-name="gr58" draw:text-style-name="P8" draw:layer="layout" svg:width="0.004cm" svg:height="0.309cm" svg:x="16.352cm" svg:y="9.285cm" svg:viewBox="0 0 5 310" draw:points="0,310 5,310 5,0 0,0">
          <text:p/>
        </draw:polygon>
        <draw:line draw:style-name="gr59" draw:text-style-name="P9" draw:layer="layout" svg:x1="16.71cm" svg:y1="9.287cm" svg:x2="16.71cm" svg:y2="9.592cm">
          <text:p/>
        </draw:line>
        <draw:polygon draw:style-name="gr58" draw:text-style-name="P8" draw:layer="layout" svg:width="0.004cm" svg:height="0.309cm" svg:x="16.708cm" svg:y="9.285cm" svg:viewBox="0 0 5 310" draw:points="0,310 5,310 5,0 0,0">
          <text:p/>
        </draw:polygon>
        <draw:line draw:style-name="gr59" draw:text-style-name="P9" draw:layer="layout" svg:x1="17.065cm" svg:y1="9.287cm" svg:x2="17.065cm" svg:y2="9.592cm">
          <text:p/>
        </draw:line>
        <draw:polygon draw:style-name="gr58" draw:text-style-name="P8" draw:layer="layout" svg:width="0.005cm" svg:height="0.309cm" svg:x="17.063cm" svg:y="9.285cm" svg:viewBox="0 0 6 310" draw:points="0,310 6,310 6,0 0,0">
          <text:p/>
        </draw:polygon>
        <draw:line draw:style-name="gr59" draw:text-style-name="P9" draw:layer="layout" svg:x1="17.421cm" svg:y1="9.287cm" svg:x2="17.421cm" svg:y2="9.592cm">
          <text:p/>
        </draw:line>
        <draw:polygon draw:style-name="gr58" draw:text-style-name="P8" draw:layer="layout" svg:width="0.004cm" svg:height="0.309cm" svg:x="17.419cm" svg:y="9.285cm" svg:viewBox="0 0 5 310" draw:points="0,310 5,310 5,0 0,0">
          <text:p/>
        </draw:polygon>
        <draw:line draw:style-name="gr59" draw:text-style-name="P9" draw:layer="layout" svg:x1="17.777cm" svg:y1="9.287cm" svg:x2="17.777cm" svg:y2="9.592cm">
          <text:p/>
        </draw:line>
        <draw:polygon draw:style-name="gr58" draw:text-style-name="P8" draw:layer="layout" svg:width="0.004cm" svg:height="0.309cm" svg:x="17.775cm" svg:y="9.285cm" svg:viewBox="0 0 5 310" draw:points="0,310 5,310 5,0 0,0">
          <text:p/>
        </draw:polygon>
        <draw:line draw:style-name="gr59" draw:text-style-name="P9" draw:layer="layout" svg:x1="4.265cm" svg:y1="10.201cm" svg:x2="12.797cm" svg:y2="10.201cm">
          <text:p/>
        </draw:line>
        <draw:polygon draw:style-name="gr58" draw:text-style-name="P8" draw:layer="layout" svg:width="8.536cm" svg:height="0.005cm" svg:x="4.263cm" svg:y="10.199cm" svg:viewBox="0 0 8537 6" draw:points="0,6 8537,6 8537,0 0,0">
          <text:p/>
        </draw:polygon>
        <draw:line draw:style-name="gr59" draw:text-style-name="P9" draw:layer="layout" svg:x1="3.194cm" svg:y1="8.676cm" svg:x2="3.194cm" svg:y2="8.982cm">
          <text:p/>
        </draw:line>
        <draw:polygon draw:style-name="gr58" draw:text-style-name="P8" draw:layer="layout" svg:width="0.005cm" svg:height="0.309cm" svg:x="3.192cm" svg:y="8.675cm" svg:viewBox="0 0 6 310" draw:points="0,310 6,310 6,0 0,0">
          <text:p/>
        </draw:polygon>
        <draw:line draw:style-name="gr59" draw:text-style-name="P9" draw:layer="layout" svg:x1="3.55cm" svg:y1="8.676cm" svg:x2="3.55cm" svg:y2="8.982cm">
          <text:p/>
        </draw:line>
        <draw:polygon draw:style-name="gr58" draw:text-style-name="P8" draw:layer="layout" svg:width="0.004cm" svg:height="0.309cm" svg:x="3.548cm" svg:y="8.675cm" svg:viewBox="0 0 5 310" draw:points="0,310 5,310 5,0 0,0">
          <text:p/>
        </draw:polygon>
        <draw:line draw:style-name="gr59" draw:text-style-name="P9" draw:layer="layout" svg:x1="3.905cm" svg:y1="8.676cm" svg:x2="3.905cm" svg:y2="8.982cm">
          <text:p/>
        </draw:line>
        <draw:polygon draw:style-name="gr58" draw:text-style-name="P8" draw:layer="layout" svg:width="0.005cm" svg:height="0.309cm" svg:x="3.903cm" svg:y="8.675cm" svg:viewBox="0 0 6 310" draw:points="0,310 6,310 6,0 0,0">
          <text:p/>
        </draw:polygon>
        <draw:line draw:style-name="gr59" draw:text-style-name="P9" draw:layer="layout" svg:x1="4.261cm" svg:y1="9.897cm" svg:x2="4.261cm" svg:y2="10.201cm">
          <text:p/>
        </draw:line>
        <draw:polygon draw:style-name="gr58" draw:text-style-name="P8" draw:layer="layout" svg:width="0.004cm" svg:height="0.309cm" svg:x="4.259cm" svg:y="9.895cm" svg:viewBox="0 0 5 310" draw:points="0,310 5,310 5,0 0,0">
          <text:p/>
        </draw:polygon>
        <draw:line draw:style-name="gr59" draw:text-style-name="P9" draw:layer="layout" svg:x1="4.617cm" svg:y1="9.897cm" svg:x2="4.617cm" svg:y2="10.201cm">
          <text:p/>
        </draw:line>
        <draw:polygon draw:style-name="gr58" draw:text-style-name="P8" draw:layer="layout" svg:width="0.004cm" svg:height="0.309cm" svg:x="4.615cm" svg:y="9.895cm" svg:viewBox="0 0 5 310" draw:points="0,310 5,310 5,0 0,0">
          <text:p/>
        </draw:polygon>
        <draw:line draw:style-name="gr59" draw:text-style-name="P9" draw:layer="layout" svg:x1="4.972cm" svg:y1="9.897cm" svg:x2="4.972cm" svg:y2="10.201cm">
          <text:p/>
        </draw:line>
        <draw:polygon draw:style-name="gr58" draw:text-style-name="P8" draw:layer="layout" svg:width="0.004cm" svg:height="0.309cm" svg:x="4.97cm" svg:y="9.895cm" svg:viewBox="0 0 5 310" draw:points="0,310 5,310 5,0 0,0">
          <text:p/>
        </draw:polygon>
        <draw:line draw:style-name="gr59" draw:text-style-name="P9" draw:layer="layout" svg:x1="5.328cm" svg:y1="9.897cm" svg:x2="5.328cm" svg:y2="10.201cm">
          <text:p/>
        </draw:line>
        <draw:polygon draw:style-name="gr58" draw:text-style-name="P8" draw:layer="layout" svg:width="0.004cm" svg:height="0.309cm" svg:x="5.326cm" svg:y="9.895cm" svg:viewBox="0 0 5 310" draw:points="0,310 5,310 5,0 0,0">
          <text:p/>
        </draw:polygon>
        <draw:line draw:style-name="gr59" draw:text-style-name="P9" draw:layer="layout" svg:x1="5.683cm" svg:y1="9.897cm" svg:x2="5.683cm" svg:y2="10.201cm">
          <text:p/>
        </draw:line>
        <draw:polygon draw:style-name="gr58" draw:text-style-name="P8" draw:layer="layout" svg:width="0.006cm" svg:height="0.309cm" svg:x="5.681cm" svg:y="9.895cm" svg:viewBox="0 0 7 310" draw:points="0,310 7,310 7,0 0,0">
          <text:p/>
        </draw:polygon>
        <draw:line draw:style-name="gr59" draw:text-style-name="P9" draw:layer="layout" svg:x1="6.039cm" svg:y1="9.897cm" svg:x2="6.039cm" svg:y2="10.201cm">
          <text:p/>
        </draw:line>
        <draw:polygon draw:style-name="gr58" draw:text-style-name="P8" draw:layer="layout" svg:width="0.004cm" svg:height="0.309cm" svg:x="6.037cm" svg:y="9.895cm" svg:viewBox="0 0 5 310" draw:points="0,310 5,310 5,0 0,0">
          <text:p/>
        </draw:polygon>
        <draw:line draw:style-name="gr59" draw:text-style-name="P9" draw:layer="layout" svg:x1="6.395cm" svg:y1="9.897cm" svg:x2="6.395cm" svg:y2="10.201cm">
          <text:p/>
        </draw:line>
        <draw:polygon draw:style-name="gr58" draw:text-style-name="P8" draw:layer="layout" svg:width="0.004cm" svg:height="0.309cm" svg:x="6.393cm" svg:y="9.895cm" svg:viewBox="0 0 5 310" draw:points="0,310 5,310 5,0 0,0">
          <text:p/>
        </draw:polygon>
        <draw:line draw:style-name="gr59" draw:text-style-name="P9" draw:layer="layout" svg:x1="6.751cm" svg:y1="9.897cm" svg:x2="6.751cm" svg:y2="10.201cm">
          <text:p/>
        </draw:line>
        <draw:polygon draw:style-name="gr58" draw:text-style-name="P8" draw:layer="layout" svg:width="0.004cm" svg:height="0.309cm" svg:x="6.749cm" svg:y="9.895cm" svg:viewBox="0 0 5 310" draw:points="0,310 5,310 5,0 0,0">
          <text:p/>
        </draw:polygon>
        <draw:line draw:style-name="gr59" draw:text-style-name="P9" draw:layer="layout" svg:x1="7.107cm" svg:y1="9.897cm" svg:x2="7.107cm" svg:y2="10.201cm">
          <text:p/>
        </draw:line>
        <draw:polygon draw:style-name="gr58" draw:text-style-name="P8" draw:layer="layout" svg:width="0.004cm" svg:height="0.309cm" svg:x="7.105cm" svg:y="9.895cm" svg:viewBox="0 0 5 310" draw:points="0,310 5,310 5,0 0,0">
          <text:p/>
        </draw:polygon>
        <draw:line draw:style-name="gr59" draw:text-style-name="P9" draw:layer="layout" svg:x1="7.463cm" svg:y1="9.897cm" svg:x2="7.463cm" svg:y2="10.201cm">
          <text:p/>
        </draw:line>
        <draw:polygon draw:style-name="gr58" draw:text-style-name="P8" draw:layer="layout" svg:width="0.005cm" svg:height="0.309cm" svg:x="7.46cm" svg:y="9.895cm" svg:viewBox="0 0 6 310" draw:points="0,310 6,310 6,0 0,0">
          <text:p/>
        </draw:polygon>
        <draw:line draw:style-name="gr59" draw:text-style-name="P9" draw:layer="layout" svg:x1="7.818cm" svg:y1="9.897cm" svg:x2="7.818cm" svg:y2="10.201cm">
          <text:p/>
        </draw:line>
        <draw:polygon draw:style-name="gr58" draw:text-style-name="P8" draw:layer="layout" svg:width="0.004cm" svg:height="0.309cm" svg:x="7.816cm" svg:y="9.895cm" svg:viewBox="0 0 5 310" draw:points="0,310 5,310 5,0 0,0">
          <text:p/>
        </draw:polygon>
        <draw:line draw:style-name="gr59" draw:text-style-name="P9" draw:layer="layout" svg:x1="8.174cm" svg:y1="9.897cm" svg:x2="8.174cm" svg:y2="10.201cm">
          <text:p/>
        </draw:line>
        <draw:polygon draw:style-name="gr58" draw:text-style-name="P8" draw:layer="layout" svg:width="0.004cm" svg:height="0.309cm" svg:x="8.172cm" svg:y="9.895cm" svg:viewBox="0 0 5 310" draw:points="0,310 5,310 5,0 0,0">
          <text:p/>
        </draw:polygon>
        <draw:line draw:style-name="gr59" draw:text-style-name="P9" draw:layer="layout" svg:x1="8.529cm" svg:y1="9.897cm" svg:x2="8.529cm" svg:y2="10.201cm">
          <text:p/>
        </draw:line>
        <draw:polygon draw:style-name="gr58" draw:text-style-name="P8" draw:layer="layout" svg:width="0.004cm" svg:height="0.309cm" svg:x="8.527cm" svg:y="9.895cm" svg:viewBox="0 0 5 310" draw:points="0,310 5,310 5,0 0,0">
          <text:p/>
        </draw:polygon>
        <draw:line draw:style-name="gr59" draw:text-style-name="P9" draw:layer="layout" svg:x1="8.885cm" svg:y1="9.897cm" svg:x2="8.885cm" svg:y2="10.201cm">
          <text:p/>
        </draw:line>
        <draw:polygon draw:style-name="gr58" draw:text-style-name="P8" draw:layer="layout" svg:width="0.004cm" svg:height="0.309cm" svg:x="8.883cm" svg:y="9.895cm" svg:viewBox="0 0 5 310" draw:points="0,310 5,310 5,0 0,0">
          <text:p/>
        </draw:polygon>
        <draw:line draw:style-name="gr59" draw:text-style-name="P9" draw:layer="layout" svg:x1="9.241cm" svg:y1="9.897cm" svg:x2="9.241cm" svg:y2="10.201cm">
          <text:p/>
        </draw:line>
        <draw:polygon draw:style-name="gr58" draw:text-style-name="P8" draw:layer="layout" svg:width="0.005cm" svg:height="0.309cm" svg:x="9.238cm" svg:y="9.895cm" svg:viewBox="0 0 6 310" draw:points="0,310 6,310 6,0 0,0">
          <text:p/>
        </draw:polygon>
        <draw:line draw:style-name="gr59" draw:text-style-name="P9" draw:layer="layout" svg:x1="9.596cm" svg:y1="9.897cm" svg:x2="9.596cm" svg:y2="10.201cm">
          <text:p/>
        </draw:line>
        <draw:polygon draw:style-name="gr58" draw:text-style-name="P8" draw:layer="layout" svg:width="0.004cm" svg:height="0.309cm" svg:x="9.594cm" svg:y="9.895cm" svg:viewBox="0 0 5 310" draw:points="0,310 5,310 5,0 0,0">
          <text:p/>
        </draw:polygon>
        <draw:line draw:style-name="gr59" draw:text-style-name="P9" draw:layer="layout" svg:x1="9.952cm" svg:y1="9.897cm" svg:x2="9.952cm" svg:y2="10.201cm">
          <text:p/>
        </draw:line>
        <draw:polygon draw:style-name="gr58" draw:text-style-name="P8" draw:layer="layout" svg:width="0.004cm" svg:height="0.309cm" svg:x="9.95cm" svg:y="9.895cm" svg:viewBox="0 0 5 310" draw:points="0,310 5,310 5,0 0,0">
          <text:p/>
        </draw:polygon>
        <draw:line draw:style-name="gr59" draw:text-style-name="P9" draw:layer="layout" svg:x1="10.307cm" svg:y1="9.897cm" svg:x2="10.307cm" svg:y2="10.201cm">
          <text:p/>
        </draw:line>
        <draw:polygon draw:style-name="gr58" draw:text-style-name="P8" draw:layer="layout" svg:width="0.004cm" svg:height="0.309cm" svg:x="10.305cm" svg:y="9.895cm" svg:viewBox="0 0 5 310" draw:points="0,310 5,310 5,0 0,0">
          <text:p/>
        </draw:polygon>
        <draw:line draw:style-name="gr59" draw:text-style-name="P9" draw:layer="layout" svg:x1="10.663cm" svg:y1="9.897cm" svg:x2="10.663cm" svg:y2="10.201cm">
          <text:p/>
        </draw:line>
        <draw:polygon draw:style-name="gr58" draw:text-style-name="P8" draw:layer="layout" svg:width="0.004cm" svg:height="0.309cm" svg:x="10.661cm" svg:y="9.895cm" svg:viewBox="0 0 5 310" draw:points="0,310 5,310 5,0 0,0">
          <text:p/>
        </draw:polygon>
        <draw:line draw:style-name="gr59" draw:text-style-name="P9" draw:layer="layout" svg:x1="11.019cm" svg:y1="9.897cm" svg:x2="11.019cm" svg:y2="10.201cm">
          <text:p/>
        </draw:line>
        <draw:polygon draw:style-name="gr58" draw:text-style-name="P8" draw:layer="layout" svg:width="0.005cm" svg:height="0.309cm" svg:x="11.016cm" svg:y="9.895cm" svg:viewBox="0 0 6 310" draw:points="0,310 6,310 6,0 0,0">
          <text:p/>
        </draw:polygon>
        <draw:line draw:style-name="gr59" draw:text-style-name="P9" draw:layer="layout" svg:x1="11.375cm" svg:y1="9.897cm" svg:x2="11.375cm" svg:y2="10.201cm">
          <text:p/>
        </draw:line>
        <draw:polygon draw:style-name="gr58" draw:text-style-name="P8" draw:layer="layout" svg:width="0.004cm" svg:height="0.309cm" svg:x="11.373cm" svg:y="9.895cm" svg:viewBox="0 0 5 310" draw:points="0,310 5,310 5,0 0,0">
          <text:p/>
        </draw:polygon>
        <draw:line draw:style-name="gr59" draw:text-style-name="P9" draw:layer="layout" svg:x1="11.73cm" svg:y1="9.897cm" svg:x2="11.73cm" svg:y2="10.201cm">
          <text:p/>
        </draw:line>
        <draw:polygon draw:style-name="gr58" draw:text-style-name="P8" draw:layer="layout" svg:width="0.005cm" svg:height="0.309cm" svg:x="11.728cm" svg:y="9.895cm" svg:viewBox="0 0 6 310" draw:points="0,310 6,310 6,0 0,0">
          <text:p/>
        </draw:polygon>
        <draw:line draw:style-name="gr59" draw:text-style-name="P9" draw:layer="layout" svg:x1="12.086cm" svg:y1="9.897cm" svg:x2="12.086cm" svg:y2="10.201cm">
          <text:p/>
        </draw:line>
        <draw:polygon draw:style-name="gr58" draw:text-style-name="P8" draw:layer="layout" svg:width="0.004cm" svg:height="0.309cm" svg:x="12.084cm" svg:y="9.895cm" svg:viewBox="0 0 5 310" draw:points="0,310 5,310 5,0 0,0">
          <text:p/>
        </draw:polygon>
        <draw:line draw:style-name="gr59" draw:text-style-name="P9" draw:layer="layout" svg:x1="12.442cm" svg:y1="9.897cm" svg:x2="12.442cm" svg:y2="10.201cm">
          <text:p/>
        </draw:line>
        <draw:polygon draw:style-name="gr58" draw:text-style-name="P8" draw:layer="layout" svg:width="0.004cm" svg:height="0.309cm" svg:x="12.44cm" svg:y="9.895cm" svg:viewBox="0 0 5 310" draw:points="0,310 5,310 5,0 0,0">
          <text:p/>
        </draw:polygon>
        <draw:line draw:style-name="gr59" draw:text-style-name="P9" draw:layer="layout" svg:x1="12.797cm" svg:y1="9.897cm" svg:x2="12.797cm" svg:y2="10.201cm">
          <text:p/>
        </draw:line>
        <draw:polygon draw:style-name="gr58" draw:text-style-name="P8" draw:layer="layout" svg:width="0.004cm" svg:height="0.309cm" svg:x="12.795cm" svg:y="9.895cm" svg:viewBox="0 0 5 310" draw:points="0,310 5,310 5,0 0,0">
          <text:p/>
        </draw:polygon>
        <draw:line draw:style-name="gr59" draw:text-style-name="P9" draw:layer="layout" svg:x1="13.153cm" svg:y1="9.287cm" svg:x2="13.153cm" svg:y2="9.592cm">
          <text:p/>
        </draw:line>
        <draw:polygon draw:style-name="gr58" draw:text-style-name="P8" draw:layer="layout" svg:width="0.004cm" svg:height="0.309cm" svg:x="13.151cm" svg:y="9.285cm" svg:viewBox="0 0 5 310" draw:points="0,310 5,310 5,0 0,0">
          <text:p/>
        </draw:polygon>
        <draw:line draw:style-name="gr59" draw:text-style-name="P9" draw:layer="layout" svg:x1="13.508cm" svg:y1="9.897cm" svg:x2="13.508cm" svg:y2="10.201cm">
          <text:p/>
        </draw:line>
        <draw:polygon draw:style-name="gr58" draw:text-style-name="P8" draw:layer="layout" svg:width="0.005cm" svg:height="0.309cm" svg:x="13.506cm" svg:y="9.895cm" svg:viewBox="0 0 6 310" draw:points="0,310 6,310 6,0 0,0">
          <text:p/>
        </draw:polygon>
        <draw:line draw:style-name="gr59" draw:text-style-name="P9" draw:layer="layout" svg:x1="13.864cm" svg:y1="9.897cm" svg:x2="13.864cm" svg:y2="10.201cm">
          <text:p/>
        </draw:line>
        <draw:polygon draw:style-name="gr58" draw:text-style-name="P8" draw:layer="layout" svg:width="0.004cm" svg:height="0.309cm" svg:x="13.862cm" svg:y="9.895cm" svg:viewBox="0 0 5 310" draw:points="0,310 5,310 5,0 0,0">
          <text:p/>
        </draw:polygon>
        <draw:line draw:style-name="gr59" draw:text-style-name="P9" draw:layer="layout" svg:x1="14.22cm" svg:y1="9.897cm" svg:x2="14.22cm" svg:y2="10.201cm">
          <text:p/>
        </draw:line>
        <draw:polygon draw:style-name="gr58" draw:text-style-name="P8" draw:layer="layout" svg:width="0.004cm" svg:height="0.309cm" svg:x="14.218cm" svg:y="9.895cm" svg:viewBox="0 0 5 310" draw:points="0,310 5,310 5,0 0,0">
          <text:p/>
        </draw:polygon>
        <draw:line draw:style-name="gr59" draw:text-style-name="P9" draw:layer="layout" svg:x1="14.575cm" svg:y1="9.897cm" svg:x2="14.575cm" svg:y2="10.201cm">
          <text:p/>
        </draw:line>
        <draw:polygon draw:style-name="gr58" draw:text-style-name="P8" draw:layer="layout" svg:width="0.004cm" svg:height="0.309cm" svg:x="14.573cm" svg:y="9.895cm" svg:viewBox="0 0 5 310" draw:points="0,310 5,310 5,0 0,0">
          <text:p/>
        </draw:polygon>
        <draw:line draw:style-name="gr59" draw:text-style-name="P9" draw:layer="layout" svg:x1="14.931cm" svg:y1="9.897cm" svg:x2="14.931cm" svg:y2="10.201cm">
          <text:p/>
        </draw:line>
        <draw:polygon draw:style-name="gr58" draw:text-style-name="P8" draw:layer="layout" svg:width="0.004cm" svg:height="0.309cm" svg:x="14.929cm" svg:y="9.895cm" svg:viewBox="0 0 5 310" draw:points="0,310 5,310 5,0 0,0">
          <text:p/>
        </draw:polygon>
        <draw:line draw:style-name="gr59" draw:text-style-name="P9" draw:layer="layout" svg:x1="15.286cm" svg:y1="9.897cm" svg:x2="15.286cm" svg:y2="10.201cm">
          <text:p/>
        </draw:line>
        <draw:polygon draw:style-name="gr58" draw:text-style-name="P8" draw:layer="layout" svg:width="0.005cm" svg:height="0.309cm" svg:x="15.284cm" svg:y="9.895cm" svg:viewBox="0 0 6 310" draw:points="0,310 6,310 6,0 0,0">
          <text:p/>
        </draw:polygon>
        <draw:line draw:style-name="gr59" draw:text-style-name="P9" draw:layer="layout" svg:x1="15.643cm" svg:y1="9.897cm" svg:x2="15.643cm" svg:y2="10.201cm">
          <text:p/>
        </draw:line>
        <draw:polygon draw:style-name="gr58" draw:text-style-name="P8" draw:layer="layout" svg:width="0.004cm" svg:height="0.309cm" svg:x="15.641cm" svg:y="9.895cm" svg:viewBox="0 0 5 310" draw:points="0,310 5,310 5,0 0,0">
          <text:p/>
        </draw:polygon>
        <draw:line draw:style-name="gr59" draw:text-style-name="P9" draw:layer="layout" svg:x1="15.999cm" svg:y1="9.897cm" svg:x2="15.999cm" svg:y2="10.201cm">
          <text:p/>
        </draw:line>
        <draw:polygon draw:style-name="gr58" draw:text-style-name="P8" draw:layer="layout" svg:width="0.004cm" svg:height="0.309cm" svg:x="15.997cm" svg:y="9.895cm" svg:viewBox="0 0 5 310" draw:points="0,310 5,310 5,0 0,0">
          <text:p/>
        </draw:polygon>
        <draw:line draw:style-name="gr59" draw:text-style-name="P9" draw:layer="layout" svg:x1="16.354cm" svg:y1="9.897cm" svg:x2="16.354cm" svg:y2="10.201cm">
          <text:p/>
        </draw:line>
        <draw:polygon draw:style-name="gr58" draw:text-style-name="P8" draw:layer="layout" svg:width="0.004cm" svg:height="0.309cm" svg:x="16.352cm" svg:y="9.895cm" svg:viewBox="0 0 5 310" draw:points="0,310 5,310 5,0 0,0">
          <text:p/>
        </draw:polygon>
        <draw:line draw:style-name="gr59" draw:text-style-name="P9" draw:layer="layout" svg:x1="16.71cm" svg:y1="9.897cm" svg:x2="16.71cm" svg:y2="10.201cm">
          <text:p/>
        </draw:line>
        <draw:polygon draw:style-name="gr58" draw:text-style-name="P8" draw:layer="layout" svg:width="0.004cm" svg:height="0.309cm" svg:x="16.708cm" svg:y="9.895cm" svg:viewBox="0 0 5 310" draw:points="0,310 5,310 5,0 0,0">
          <text:p/>
        </draw:polygon>
        <draw:line draw:style-name="gr59" draw:text-style-name="P9" draw:layer="layout" svg:x1="17.065cm" svg:y1="9.897cm" svg:x2="17.065cm" svg:y2="10.201cm">
          <text:p/>
        </draw:line>
        <draw:polygon draw:style-name="gr58" draw:text-style-name="P8" draw:layer="layout" svg:width="0.005cm" svg:height="0.309cm" svg:x="17.063cm" svg:y="9.895cm" svg:viewBox="0 0 6 310" draw:points="0,310 6,310 6,0 0,0">
          <text:p/>
        </draw:polygon>
        <draw:line draw:style-name="gr59" draw:text-style-name="P9" draw:layer="layout" svg:x1="17.421cm" svg:y1="9.897cm" svg:x2="17.421cm" svg:y2="10.201cm">
          <text:p/>
        </draw:line>
        <draw:polygon draw:style-name="gr58" draw:text-style-name="P8" draw:layer="layout" svg:width="0.004cm" svg:height="0.309cm" svg:x="17.419cm" svg:y="9.895cm" svg:viewBox="0 0 5 310" draw:points="0,310 5,310 5,0 0,0">
          <text:p/>
        </draw:polygon>
        <draw:line draw:style-name="gr59" draw:text-style-name="P9" draw:layer="layout" svg:x1="17.777cm" svg:y1="9.897cm" svg:x2="17.777cm" svg:y2="10.201cm">
          <text:p/>
        </draw:line>
        <draw:polygon draw:style-name="gr58" draw:text-style-name="P8" draw:layer="layout" svg:width="0.004cm" svg:height="0.309cm" svg:x="17.775cm" svg:y="9.895cm" svg:viewBox="0 0 5 310" draw:points="0,310 5,310 5,0 0,0">
          <text:p/>
        </draw:polygon>
        <draw:line draw:style-name="gr59" draw:text-style-name="P9" draw:layer="layout" svg:x1="4.261cm" svg:y1="10.811cm" svg:x2="4.261cm" svg:y2="11.116cm">
          <text:p/>
        </draw:line>
        <draw:polygon draw:style-name="gr58" draw:text-style-name="P8" draw:layer="layout" svg:width="0.004cm" svg:height="0.309cm" svg:x="4.259cm" svg:y="10.809cm" svg:viewBox="0 0 5 310" draw:points="0,310 5,310 5,0 0,0">
          <text:p/>
        </draw:polygon>
        <draw:line draw:style-name="gr59" draw:text-style-name="P9" draw:layer="layout" svg:x1="4.617cm" svg:y1="10.811cm" svg:x2="4.617cm" svg:y2="11.116cm">
          <text:p/>
        </draw:line>
        <draw:polygon draw:style-name="gr58" draw:text-style-name="P8" draw:layer="layout" svg:width="0.004cm" svg:height="0.309cm" svg:x="4.615cm" svg:y="10.809cm" svg:viewBox="0 0 5 310" draw:points="0,310 5,310 5,0 0,0">
          <text:p/>
        </draw:polygon>
        <draw:line draw:style-name="gr59" draw:text-style-name="P9" draw:layer="layout" svg:x1="4.972cm" svg:y1="10.811cm" svg:x2="4.972cm" svg:y2="11.116cm">
          <text:p/>
        </draw:line>
        <draw:polygon draw:style-name="gr58" draw:text-style-name="P8" draw:layer="layout" svg:width="0.004cm" svg:height="0.309cm" svg:x="4.97cm" svg:y="10.809cm" svg:viewBox="0 0 5 310" draw:points="0,310 5,310 5,0 0,0">
          <text:p/>
        </draw:polygon>
        <draw:line draw:style-name="gr59" draw:text-style-name="P9" draw:layer="layout" svg:x1="5.328cm" svg:y1="10.811cm" svg:x2="5.328cm" svg:y2="11.116cm">
          <text:p/>
        </draw:line>
        <draw:polygon draw:style-name="gr58" draw:text-style-name="P8" draw:layer="layout" svg:width="0.004cm" svg:height="0.309cm" svg:x="5.326cm" svg:y="10.809cm" svg:viewBox="0 0 5 310" draw:points="0,310 5,310 5,0 0,0">
          <text:p/>
        </draw:polygon>
        <draw:line draw:style-name="gr59" draw:text-style-name="P9" draw:layer="layout" svg:x1="5.683cm" svg:y1="10.811cm" svg:x2="5.683cm" svg:y2="11.116cm">
          <text:p/>
        </draw:line>
        <draw:polygon draw:style-name="gr58" draw:text-style-name="P8" draw:layer="layout" svg:width="0.006cm" svg:height="0.309cm" svg:x="5.681cm" svg:y="10.809cm" svg:viewBox="0 0 7 310" draw:points="0,310 7,310 7,0 0,0">
          <text:p/>
        </draw:polygon>
        <draw:line draw:style-name="gr59" draw:text-style-name="P9" draw:layer="layout" svg:x1="6.039cm" svg:y1="10.811cm" svg:x2="6.039cm" svg:y2="11.116cm">
          <text:p/>
        </draw:line>
        <draw:polygon draw:style-name="gr58" draw:text-style-name="P8" draw:layer="layout" svg:width="0.004cm" svg:height="0.309cm" svg:x="6.037cm" svg:y="10.809cm" svg:viewBox="0 0 5 310" draw:points="0,310 5,310 5,0 0,0">
          <text:p/>
        </draw:polygon>
        <draw:line draw:style-name="gr59" draw:text-style-name="P9" draw:layer="layout" svg:x1="6.395cm" svg:y1="10.811cm" svg:x2="6.395cm" svg:y2="11.116cm">
          <text:p/>
        </draw:line>
        <draw:polygon draw:style-name="gr58" draw:text-style-name="P8" draw:layer="layout" svg:width="0.004cm" svg:height="0.309cm" svg:x="6.393cm" svg:y="10.809cm" svg:viewBox="0 0 5 310" draw:points="0,310 5,310 5,0 0,0">
          <text:p/>
        </draw:polygon>
        <draw:line draw:style-name="gr59" draw:text-style-name="P9" draw:layer="layout" svg:x1="6.751cm" svg:y1="10.811cm" svg:x2="6.751cm" svg:y2="11.116cm">
          <text:p/>
        </draw:line>
        <draw:polygon draw:style-name="gr58" draw:text-style-name="P8" draw:layer="layout" svg:width="0.004cm" svg:height="0.309cm" svg:x="6.749cm" svg:y="10.809cm" svg:viewBox="0 0 5 310" draw:points="0,310 5,310 5,0 0,0">
          <text:p/>
        </draw:polygon>
        <draw:line draw:style-name="gr59" draw:text-style-name="P9" draw:layer="layout" svg:x1="7.107cm" svg:y1="10.811cm" svg:x2="7.107cm" svg:y2="11.116cm">
          <text:p/>
        </draw:line>
        <draw:polygon draw:style-name="gr58" draw:text-style-name="P8" draw:layer="layout" svg:width="0.004cm" svg:height="0.309cm" svg:x="7.105cm" svg:y="10.809cm" svg:viewBox="0 0 5 310" draw:points="0,310 5,310 5,0 0,0">
          <text:p/>
        </draw:polygon>
        <draw:line draw:style-name="gr59" draw:text-style-name="P9" draw:layer="layout" svg:x1="7.463cm" svg:y1="10.811cm" svg:x2="7.463cm" svg:y2="11.116cm">
          <text:p/>
        </draw:line>
        <draw:polygon draw:style-name="gr58" draw:text-style-name="P8" draw:layer="layout" svg:width="0.005cm" svg:height="0.309cm" svg:x="7.46cm" svg:y="10.809cm" svg:viewBox="0 0 6 310" draw:points="0,310 6,310 6,0 0,0">
          <text:p/>
        </draw:polygon>
        <draw:line draw:style-name="gr59" draw:text-style-name="P9" draw:layer="layout" svg:x1="7.818cm" svg:y1="10.811cm" svg:x2="7.818cm" svg:y2="11.116cm">
          <text:p/>
        </draw:line>
        <draw:polygon draw:style-name="gr58" draw:text-style-name="P8" draw:layer="layout" svg:width="0.004cm" svg:height="0.309cm" svg:x="7.816cm" svg:y="10.809cm" svg:viewBox="0 0 5 310" draw:points="0,310 5,310 5,0 0,0">
          <text:p/>
        </draw:polygon>
        <draw:line draw:style-name="gr59" draw:text-style-name="P9" draw:layer="layout" svg:x1="8.174cm" svg:y1="10.811cm" svg:x2="8.174cm" svg:y2="11.116cm">
          <text:p/>
        </draw:line>
        <draw:polygon draw:style-name="gr58" draw:text-style-name="P8" draw:layer="layout" svg:width="0.004cm" svg:height="0.309cm" svg:x="8.172cm" svg:y="10.809cm" svg:viewBox="0 0 5 310" draw:points="0,310 5,310 5,0 0,0">
          <text:p/>
        </draw:polygon>
        <draw:line draw:style-name="gr59" draw:text-style-name="P9" draw:layer="layout" svg:x1="8.529cm" svg:y1="10.811cm" svg:x2="8.529cm" svg:y2="11.116cm">
          <text:p/>
        </draw:line>
        <draw:polygon draw:style-name="gr58" draw:text-style-name="P8" draw:layer="layout" svg:width="0.004cm" svg:height="0.309cm" svg:x="8.527cm" svg:y="10.809cm" svg:viewBox="0 0 5 310" draw:points="0,310 5,310 5,0 0,0">
          <text:p/>
        </draw:polygon>
        <draw:line draw:style-name="gr59" draw:text-style-name="P9" draw:layer="layout" svg:x1="8.885cm" svg:y1="10.811cm" svg:x2="8.885cm" svg:y2="11.116cm">
          <text:p/>
        </draw:line>
        <draw:polygon draw:style-name="gr58" draw:text-style-name="P8" draw:layer="layout" svg:width="0.004cm" svg:height="0.309cm" svg:x="8.883cm" svg:y="10.809cm" svg:viewBox="0 0 5 310" draw:points="0,310 5,310 5,0 0,0">
          <text:p/>
        </draw:polygon>
        <draw:line draw:style-name="gr59" draw:text-style-name="P9" draw:layer="layout" svg:x1="9.241cm" svg:y1="10.811cm" svg:x2="9.241cm" svg:y2="11.116cm">
          <text:p/>
        </draw:line>
        <draw:polygon draw:style-name="gr58" draw:text-style-name="P8" draw:layer="layout" svg:width="0.005cm" svg:height="0.309cm" svg:x="9.238cm" svg:y="10.809cm" svg:viewBox="0 0 6 310" draw:points="0,310 6,310 6,0 0,0">
          <text:p/>
        </draw:polygon>
        <draw:line draw:style-name="gr59" draw:text-style-name="P9" draw:layer="layout" svg:x1="9.596cm" svg:y1="10.811cm" svg:x2="9.596cm" svg:y2="11.116cm">
          <text:p/>
        </draw:line>
        <draw:polygon draw:style-name="gr58" draw:text-style-name="P8" draw:layer="layout" svg:width="0.004cm" svg:height="0.309cm" svg:x="9.594cm" svg:y="10.809cm" svg:viewBox="0 0 5 310" draw:points="0,310 5,310 5,0 0,0">
          <text:p/>
        </draw:polygon>
        <draw:line draw:style-name="gr59" draw:text-style-name="P9" draw:layer="layout" svg:x1="9.952cm" svg:y1="10.811cm" svg:x2="9.952cm" svg:y2="11.116cm">
          <text:p/>
        </draw:line>
        <draw:polygon draw:style-name="gr58" draw:text-style-name="P8" draw:layer="layout" svg:width="0.004cm" svg:height="0.309cm" svg:x="9.95cm" svg:y="10.809cm" svg:viewBox="0 0 5 310" draw:points="0,310 5,310 5,0 0,0">
          <text:p/>
        </draw:polygon>
        <draw:line draw:style-name="gr59" draw:text-style-name="P9" draw:layer="layout" svg:x1="10.307cm" svg:y1="10.811cm" svg:x2="10.307cm" svg:y2="11.116cm">
          <text:p/>
        </draw:line>
        <draw:polygon draw:style-name="gr58" draw:text-style-name="P8" draw:layer="layout" svg:width="0.004cm" svg:height="0.309cm" svg:x="10.305cm" svg:y="10.809cm" svg:viewBox="0 0 5 310" draw:points="0,310 5,310 5,0 0,0">
          <text:p/>
        </draw:polygon>
        <draw:line draw:style-name="gr59" draw:text-style-name="P9" draw:layer="layout" svg:x1="10.663cm" svg:y1="10.811cm" svg:x2="10.663cm" svg:y2="11.116cm">
          <text:p/>
        </draw:line>
        <draw:polygon draw:style-name="gr58" draw:text-style-name="P8" draw:layer="layout" svg:width="0.004cm" svg:height="0.309cm" svg:x="10.661cm" svg:y="10.809cm" svg:viewBox="0 0 5 310" draw:points="0,310 5,310 5,0 0,0">
          <text:p/>
        </draw:polygon>
        <draw:line draw:style-name="gr59" draw:text-style-name="P9" draw:layer="layout" svg:x1="11.019cm" svg:y1="10.811cm" svg:x2="11.019cm" svg:y2="11.116cm">
          <text:p/>
        </draw:line>
        <draw:polygon draw:style-name="gr58" draw:text-style-name="P8" draw:layer="layout" svg:width="0.005cm" svg:height="0.309cm" svg:x="11.016cm" svg:y="10.809cm" svg:viewBox="0 0 6 310" draw:points="0,310 6,310 6,0 0,0">
          <text:p/>
        </draw:polygon>
        <draw:line draw:style-name="gr59" draw:text-style-name="P9" draw:layer="layout" svg:x1="11.375cm" svg:y1="10.811cm" svg:x2="11.375cm" svg:y2="11.116cm">
          <text:p/>
        </draw:line>
        <draw:polygon draw:style-name="gr58" draw:text-style-name="P8" draw:layer="layout" svg:width="0.004cm" svg:height="0.309cm" svg:x="11.373cm" svg:y="10.809cm" svg:viewBox="0 0 5 310" draw:points="0,310 5,310 5,0 0,0">
          <text:p/>
        </draw:polygon>
        <draw:line draw:style-name="gr59" draw:text-style-name="P9" draw:layer="layout" svg:x1="11.73cm" svg:y1="10.811cm" svg:x2="11.73cm" svg:y2="11.116cm">
          <text:p/>
        </draw:line>
        <draw:polygon draw:style-name="gr58" draw:text-style-name="P8" draw:layer="layout" svg:width="0.005cm" svg:height="0.309cm" svg:x="11.728cm" svg:y="10.809cm" svg:viewBox="0 0 6 310" draw:points="0,310 6,310 6,0 0,0">
          <text:p/>
        </draw:polygon>
        <draw:line draw:style-name="gr59" draw:text-style-name="P9" draw:layer="layout" svg:x1="12.086cm" svg:y1="10.811cm" svg:x2="12.086cm" svg:y2="11.116cm">
          <text:p/>
        </draw:line>
        <draw:polygon draw:style-name="gr58" draw:text-style-name="P8" draw:layer="layout" svg:width="0.004cm" svg:height="0.309cm" svg:x="12.084cm" svg:y="10.809cm" svg:viewBox="0 0 5 310" draw:points="0,310 5,310 5,0 0,0">
          <text:p/>
        </draw:polygon>
        <draw:line draw:style-name="gr59" draw:text-style-name="P9" draw:layer="layout" svg:x1="12.442cm" svg:y1="10.811cm" svg:x2="12.442cm" svg:y2="11.116cm">
          <text:p/>
        </draw:line>
        <draw:polygon draw:style-name="gr58" draw:text-style-name="P8" draw:layer="layout" svg:width="0.004cm" svg:height="0.309cm" svg:x="12.44cm" svg:y="10.809cm" svg:viewBox="0 0 5 310" draw:points="0,310 5,310 5,0 0,0">
          <text:p/>
        </draw:polygon>
        <draw:line draw:style-name="gr59" draw:text-style-name="P9" draw:layer="layout" svg:x1="12.797cm" svg:y1="10.811cm" svg:x2="12.797cm" svg:y2="11.116cm">
          <text:p/>
        </draw:line>
        <draw:polygon draw:style-name="gr58" draw:text-style-name="P8" draw:layer="layout" svg:width="0.004cm" svg:height="0.309cm" svg:x="12.795cm" svg:y="10.809cm" svg:viewBox="0 0 5 310" draw:points="0,310 5,310 5,0 0,0">
          <text:p/>
        </draw:polygon>
        <draw:line draw:style-name="gr59" draw:text-style-name="P9" draw:layer="layout" svg:x1="13.153cm" svg:y1="10.811cm" svg:x2="13.153cm" svg:y2="11.116cm">
          <text:p/>
        </draw:line>
        <draw:polygon draw:style-name="gr58" draw:text-style-name="P8" draw:layer="layout" svg:width="0.004cm" svg:height="0.309cm" svg:x="13.151cm" svg:y="10.809cm" svg:viewBox="0 0 5 310" draw:points="0,310 5,310 5,0 0,0">
          <text:p/>
        </draw:polygon>
        <draw:line draw:style-name="gr59" draw:text-style-name="P9" draw:layer="layout" svg:x1="13.508cm" svg:y1="10.811cm" svg:x2="13.508cm" svg:y2="11.116cm">
          <text:p/>
        </draw:line>
        <draw:polygon draw:style-name="gr58" draw:text-style-name="P8" draw:layer="layout" svg:width="0.005cm" svg:height="0.309cm" svg:x="13.506cm" svg:y="10.809cm" svg:viewBox="0 0 6 310" draw:points="0,310 6,310 6,0 0,0">
          <text:p/>
        </draw:polygon>
        <draw:line draw:style-name="gr59" draw:text-style-name="P9" draw:layer="layout" svg:x1="13.864cm" svg:y1="10.811cm" svg:x2="13.864cm" svg:y2="11.116cm">
          <text:p/>
        </draw:line>
        <draw:polygon draw:style-name="gr58" draw:text-style-name="P8" draw:layer="layout" svg:width="0.004cm" svg:height="0.309cm" svg:x="13.862cm" svg:y="10.809cm" svg:viewBox="0 0 5 310" draw:points="0,310 5,310 5,0 0,0">
          <text:p/>
        </draw:polygon>
        <draw:line draw:style-name="gr59" draw:text-style-name="P9" draw:layer="layout" svg:x1="14.22cm" svg:y1="10.811cm" svg:x2="14.22cm" svg:y2="11.116cm">
          <text:p/>
        </draw:line>
        <draw:polygon draw:style-name="gr58" draw:text-style-name="P8" draw:layer="layout" svg:width="0.004cm" svg:height="0.309cm" svg:x="14.218cm" svg:y="10.809cm" svg:viewBox="0 0 5 310" draw:points="0,310 5,310 5,0 0,0">
          <text:p/>
        </draw:polygon>
        <draw:line draw:style-name="gr59" draw:text-style-name="P9" draw:layer="layout" svg:x1="14.575cm" svg:y1="10.811cm" svg:x2="14.575cm" svg:y2="11.116cm">
          <text:p/>
        </draw:line>
        <draw:polygon draw:style-name="gr58" draw:text-style-name="P8" draw:layer="layout" svg:width="0.004cm" svg:height="0.309cm" svg:x="14.573cm" svg:y="10.809cm" svg:viewBox="0 0 5 310" draw:points="0,310 5,310 5,0 0,0">
          <text:p/>
        </draw:polygon>
        <draw:line draw:style-name="gr59" draw:text-style-name="P9" draw:layer="layout" svg:x1="14.931cm" svg:y1="10.811cm" svg:x2="14.931cm" svg:y2="11.116cm">
          <text:p/>
        </draw:line>
        <draw:polygon draw:style-name="gr58" draw:text-style-name="P8" draw:layer="layout" svg:width="0.004cm" svg:height="0.309cm" svg:x="14.929cm" svg:y="10.809cm" svg:viewBox="0 0 5 310" draw:points="0,310 5,310 5,0 0,0">
          <text:p/>
        </draw:polygon>
        <draw:line draw:style-name="gr59" draw:text-style-name="P9" draw:layer="layout" svg:x1="15.286cm" svg:y1="10.811cm" svg:x2="15.286cm" svg:y2="11.116cm">
          <text:p/>
        </draw:line>
        <draw:polygon draw:style-name="gr58" draw:text-style-name="P8" draw:layer="layout" svg:width="0.005cm" svg:height="0.309cm" svg:x="15.284cm" svg:y="10.809cm" svg:viewBox="0 0 6 310" draw:points="0,310 6,310 6,0 0,0">
          <text:p/>
        </draw:polygon>
        <draw:line draw:style-name="gr59" draw:text-style-name="P9" draw:layer="layout" svg:x1="15.643cm" svg:y1="10.811cm" svg:x2="15.643cm" svg:y2="11.116cm">
          <text:p/>
        </draw:line>
        <draw:polygon draw:style-name="gr58" draw:text-style-name="P8" draw:layer="layout" svg:width="0.004cm" svg:height="0.309cm" svg:x="15.641cm" svg:y="10.809cm" svg:viewBox="0 0 5 310" draw:points="0,310 5,310 5,0 0,0">
          <text:p/>
        </draw:polygon>
        <draw:line draw:style-name="gr59" draw:text-style-name="P9" draw:layer="layout" svg:x1="15.999cm" svg:y1="10.811cm" svg:x2="15.999cm" svg:y2="11.116cm">
          <text:p/>
        </draw:line>
        <draw:polygon draw:style-name="gr58" draw:text-style-name="P8" draw:layer="layout" svg:width="0.004cm" svg:height="0.309cm" svg:x="15.997cm" svg:y="10.809cm" svg:viewBox="0 0 5 310" draw:points="0,310 5,310 5,0 0,0">
          <text:p/>
        </draw:polygon>
        <draw:line draw:style-name="gr59" draw:text-style-name="P9" draw:layer="layout" svg:x1="16.354cm" svg:y1="10.811cm" svg:x2="16.354cm" svg:y2="11.116cm">
          <text:p/>
        </draw:line>
        <draw:polygon draw:style-name="gr58" draw:text-style-name="P8" draw:layer="layout" svg:width="0.004cm" svg:height="0.309cm" svg:x="16.352cm" svg:y="10.809cm" svg:viewBox="0 0 5 310" draw:points="0,310 5,310 5,0 0,0">
          <text:p/>
        </draw:polygon>
        <draw:line draw:style-name="gr59" draw:text-style-name="P9" draw:layer="layout" svg:x1="16.71cm" svg:y1="10.811cm" svg:x2="16.71cm" svg:y2="11.116cm">
          <text:p/>
        </draw:line>
        <draw:polygon draw:style-name="gr58" draw:text-style-name="P8" draw:layer="layout" svg:width="0.004cm" svg:height="0.309cm" svg:x="16.708cm" svg:y="10.809cm" svg:viewBox="0 0 5 310" draw:points="0,310 5,310 5,0 0,0">
          <text:p/>
        </draw:polygon>
        <draw:line draw:style-name="gr59" draw:text-style-name="P9" draw:layer="layout" svg:x1="17.065cm" svg:y1="10.811cm" svg:x2="17.065cm" svg:y2="11.116cm">
          <text:p/>
        </draw:line>
        <draw:polygon draw:style-name="gr58" draw:text-style-name="P8" draw:layer="layout" svg:width="0.005cm" svg:height="0.309cm" svg:x="17.063cm" svg:y="10.809cm" svg:viewBox="0 0 6 310" draw:points="0,310 6,310 6,0 0,0">
          <text:p/>
        </draw:polygon>
        <draw:line draw:style-name="gr59" draw:text-style-name="P9" draw:layer="layout" svg:x1="17.421cm" svg:y1="10.811cm" svg:x2="17.421cm" svg:y2="11.116cm">
          <text:p/>
        </draw:line>
        <draw:polygon draw:style-name="gr58" draw:text-style-name="P8" draw:layer="layout" svg:width="0.004cm" svg:height="0.309cm" svg:x="17.419cm" svg:y="10.809cm" svg:viewBox="0 0 5 310" draw:points="0,310 5,310 5,0 0,0">
          <text:p/>
        </draw:polygon>
        <draw:line draw:style-name="gr59" draw:text-style-name="P9" draw:layer="layout" svg:x1="17.777cm" svg:y1="10.811cm" svg:x2="17.777cm" svg:y2="11.116cm">
          <text:p/>
        </draw:line>
        <draw:polygon draw:style-name="gr58" draw:text-style-name="P8" draw:layer="layout" svg:width="0.004cm" svg:height="0.309cm" svg:x="17.775cm" svg:y="10.809cm" svg:viewBox="0 0 5 310" draw:points="0,310 5,310 5,0 0,0">
          <text:p/>
        </draw:polygon>
        <draw:line draw:style-name="gr59" draw:text-style-name="P9" draw:layer="layout" svg:x1="3.194cm" svg:y1="10.811cm" svg:x2="3.194cm" svg:y2="11.116cm">
          <text:p/>
        </draw:line>
        <draw:polygon draw:style-name="gr58" draw:text-style-name="P8" draw:layer="layout" svg:width="0.005cm" svg:height="0.309cm" svg:x="3.192cm" svg:y="10.809cm" svg:viewBox="0 0 6 310" draw:points="0,310 6,310 6,0 0,0">
          <text:p/>
        </draw:polygon>
        <draw:line draw:style-name="gr59" draw:text-style-name="P9" draw:layer="layout" svg:x1="3.55cm" svg:y1="10.811cm" svg:x2="3.55cm" svg:y2="11.116cm">
          <text:p/>
        </draw:line>
        <draw:polygon draw:style-name="gr58" draw:text-style-name="P8" draw:layer="layout" svg:width="0.004cm" svg:height="0.309cm" svg:x="3.548cm" svg:y="10.809cm" svg:viewBox="0 0 5 310" draw:points="0,310 5,310 5,0 0,0">
          <text:p/>
        </draw:polygon>
        <draw:line draw:style-name="gr59" draw:text-style-name="P9" draw:layer="layout" svg:x1="3.194cm" svg:y1="12.458cm" svg:x2="3.194cm" svg:y2="12.763cm">
          <text:p/>
        </draw:line>
        <draw:polygon draw:style-name="gr58" draw:text-style-name="P8" draw:layer="layout" svg:width="0.005cm" svg:height="0.309cm" svg:x="3.192cm" svg:y="12.456cm" svg:viewBox="0 0 6 310" draw:points="0,310 6,310 6,0 0,0">
          <text:p/>
        </draw:polygon>
        <draw:line draw:style-name="gr59" draw:text-style-name="P9" draw:layer="layout" svg:x1="3.55cm" svg:y1="12.462cm" svg:x2="3.55cm" svg:y2="12.763cm">
          <text:p/>
        </draw:line>
        <draw:polygon draw:style-name="gr58" draw:text-style-name="P8" draw:layer="layout" svg:width="0.004cm" svg:height="0.305cm" svg:x="3.548cm" svg:y="12.46cm" svg:viewBox="0 0 5 306" draw:points="0,306 5,306 5,0 0,0">
          <text:p/>
        </draw:polygon>
        <draw:line draw:style-name="gr59" draw:text-style-name="P9" draw:layer="layout" svg:x1="3.194cm" svg:y1="12.894cm" svg:x2="3.194cm" svg:y2="13.262cm">
          <text:p/>
        </draw:line>
        <draw:polygon draw:style-name="gr58" draw:text-style-name="P8" draw:layer="layout" svg:width="0.005cm" svg:height="0.372cm" svg:x="3.192cm" svg:y="12.892cm" svg:viewBox="0 0 6 373" draw:points="0,373 6,373 6,0 0,0">
          <text:p/>
        </draw:polygon>
        <draw:line draw:style-name="gr59" draw:text-style-name="P9" draw:layer="layout" svg:x1="3.55cm" svg:y1="12.898cm" svg:x2="3.55cm" svg:y2="13.262cm">
          <text:p/>
        </draw:line>
        <draw:polygon draw:style-name="gr58" draw:text-style-name="P8" draw:layer="layout" svg:width="0.004cm" svg:height="0.368cm" svg:x="3.548cm" svg:y="12.896cm" svg:viewBox="0 0 5 369" draw:points="0,369 5,369 5,0 0,0">
          <text:p/>
        </draw:polygon>
        <draw:line draw:style-name="gr59" draw:text-style-name="P9" draw:layer="layout" svg:x1="3.194cm" svg:y1="13.393cm" svg:x2="3.194cm" svg:y2="13.698cm">
          <text:p/>
        </draw:line>
        <draw:polygon draw:style-name="gr58" draw:text-style-name="P8" draw:layer="layout" svg:width="0.005cm" svg:height="0.309cm" svg:x="3.192cm" svg:y="13.391cm" svg:viewBox="0 0 6 310" draw:points="0,310 6,310 6,0 0,0">
          <text:p/>
        </draw:polygon>
        <draw:line draw:style-name="gr59" draw:text-style-name="P9" draw:layer="layout" svg:x1="3.55cm" svg:y1="13.398cm" svg:x2="3.55cm" svg:y2="13.698cm">
          <text:p/>
        </draw:line>
        <draw:polygon draw:style-name="gr58" draw:text-style-name="P8" draw:layer="layout" svg:width="0.004cm" svg:height="0.304cm" svg:x="3.548cm" svg:y="13.396cm" svg:viewBox="0 0 5 305" draw:points="0,305 5,305 5,0 0,0">
          <text:p/>
        </draw:polygon>
        <draw:line draw:style-name="gr59" draw:text-style-name="P9" draw:layer="layout" svg:x1="3.905cm" svg:y1="10.811cm" svg:x2="3.905cm" svg:y2="11.116cm">
          <text:p/>
        </draw:line>
        <draw:polygon draw:style-name="gr58" draw:text-style-name="P8" draw:layer="layout" svg:width="0.005cm" svg:height="0.309cm" svg:x="3.903cm" svg:y="10.809cm" svg:viewBox="0 0 6 310" draw:points="0,310 6,310 6,0 0,0">
          <text:p/>
        </draw:polygon>
        <draw:line draw:style-name="gr59" draw:text-style-name="P9" draw:layer="layout" svg:x1="4.261cm" svg:y1="11.421cm" svg:x2="4.261cm" svg:y2="11.725cm">
          <text:p/>
        </draw:line>
        <draw:polygon draw:style-name="gr58" draw:text-style-name="P8" draw:layer="layout" svg:width="0.004cm" svg:height="0.309cm" svg:x="4.259cm" svg:y="11.419cm" svg:viewBox="0 0 5 310" draw:points="0,310 5,310 5,0 0,0">
          <text:p/>
        </draw:polygon>
        <draw:line draw:style-name="gr59" draw:text-style-name="P9" draw:layer="layout" svg:x1="4.617cm" svg:y1="11.421cm" svg:x2="4.617cm" svg:y2="11.725cm">
          <text:p/>
        </draw:line>
        <draw:polygon draw:style-name="gr58" draw:text-style-name="P8" draw:layer="layout" svg:width="0.004cm" svg:height="0.309cm" svg:x="4.615cm" svg:y="11.419cm" svg:viewBox="0 0 5 310" draw:points="0,310 5,310 5,0 0,0">
          <text:p/>
        </draw:polygon>
        <draw:line draw:style-name="gr59" draw:text-style-name="P9" draw:layer="layout" svg:x1="4.972cm" svg:y1="11.421cm" svg:x2="4.972cm" svg:y2="11.725cm">
          <text:p/>
        </draw:line>
        <draw:polygon draw:style-name="gr58" draw:text-style-name="P8" draw:layer="layout" svg:width="0.004cm" svg:height="0.309cm" svg:x="4.97cm" svg:y="11.419cm" svg:viewBox="0 0 5 310" draw:points="0,310 5,310 5,0 0,0">
          <text:p/>
        </draw:polygon>
        <draw:line draw:style-name="gr59" draw:text-style-name="P9" draw:layer="layout" svg:x1="5.328cm" svg:y1="11.421cm" svg:x2="5.328cm" svg:y2="11.725cm">
          <text:p/>
        </draw:line>
        <draw:polygon draw:style-name="gr58" draw:text-style-name="P8" draw:layer="layout" svg:width="0.004cm" svg:height="0.309cm" svg:x="5.326cm" svg:y="11.419cm" svg:viewBox="0 0 5 310" draw:points="0,310 5,310 5,0 0,0">
          <text:p/>
        </draw:polygon>
        <draw:line draw:style-name="gr59" draw:text-style-name="P9" draw:layer="layout" svg:x1="5.683cm" svg:y1="11.421cm" svg:x2="5.683cm" svg:y2="11.725cm">
          <text:p/>
        </draw:line>
        <draw:polygon draw:style-name="gr58" draw:text-style-name="P8" draw:layer="layout" svg:width="0.006cm" svg:height="0.309cm" svg:x="5.681cm" svg:y="11.419cm" svg:viewBox="0 0 7 310" draw:points="0,310 7,310 7,0 0,0">
          <text:p/>
        </draw:polygon>
        <draw:line draw:style-name="gr59" draw:text-style-name="P9" draw:layer="layout" svg:x1="6.039cm" svg:y1="11.421cm" svg:x2="6.039cm" svg:y2="11.725cm">
          <text:p/>
        </draw:line>
        <draw:polygon draw:style-name="gr58" draw:text-style-name="P8" draw:layer="layout" svg:width="0.004cm" svg:height="0.309cm" svg:x="6.037cm" svg:y="11.419cm" svg:viewBox="0 0 5 310" draw:points="0,310 5,310 5,0 0,0">
          <text:p/>
        </draw:polygon>
        <draw:line draw:style-name="gr59" draw:text-style-name="P9" draw:layer="layout" svg:x1="6.395cm" svg:y1="11.421cm" svg:x2="6.395cm" svg:y2="11.725cm">
          <text:p/>
        </draw:line>
        <draw:polygon draw:style-name="gr58" draw:text-style-name="P8" draw:layer="layout" svg:width="0.004cm" svg:height="0.309cm" svg:x="6.393cm" svg:y="11.419cm" svg:viewBox="0 0 5 310" draw:points="0,310 5,310 5,0 0,0">
          <text:p/>
        </draw:polygon>
        <draw:line draw:style-name="gr59" draw:text-style-name="P9" draw:layer="layout" svg:x1="6.751cm" svg:y1="11.421cm" svg:x2="6.751cm" svg:y2="11.725cm">
          <text:p/>
        </draw:line>
        <draw:polygon draw:style-name="gr58" draw:text-style-name="P8" draw:layer="layout" svg:width="0.004cm" svg:height="0.309cm" svg:x="6.749cm" svg:y="11.419cm" svg:viewBox="0 0 5 310" draw:points="0,310 5,310 5,0 0,0">
          <text:p/>
        </draw:polygon>
        <draw:line draw:style-name="gr59" draw:text-style-name="P9" draw:layer="layout" svg:x1="7.107cm" svg:y1="11.421cm" svg:x2="7.107cm" svg:y2="11.725cm">
          <text:p/>
        </draw:line>
        <draw:polygon draw:style-name="gr58" draw:text-style-name="P8" draw:layer="layout" svg:width="0.004cm" svg:height="0.309cm" svg:x="7.105cm" svg:y="11.419cm" svg:viewBox="0 0 5 310" draw:points="0,310 5,310 5,0 0,0">
          <text:p/>
        </draw:polygon>
        <draw:line draw:style-name="gr59" draw:text-style-name="P9" draw:layer="layout" svg:x1="7.463cm" svg:y1="11.421cm" svg:x2="7.463cm" svg:y2="11.725cm">
          <text:p/>
        </draw:line>
        <draw:polygon draw:style-name="gr58" draw:text-style-name="P8" draw:layer="layout" svg:width="0.005cm" svg:height="0.309cm" svg:x="7.46cm" svg:y="11.419cm" svg:viewBox="0 0 6 310" draw:points="0,310 6,310 6,0 0,0">
          <text:p/>
        </draw:polygon>
        <draw:line draw:style-name="gr59" draw:text-style-name="P9" draw:layer="layout" svg:x1="7.818cm" svg:y1="11.421cm" svg:x2="7.818cm" svg:y2="11.725cm">
          <text:p/>
        </draw:line>
        <draw:polygon draw:style-name="gr58" draw:text-style-name="P8" draw:layer="layout" svg:width="0.004cm" svg:height="0.309cm" svg:x="7.816cm" svg:y="11.419cm" svg:viewBox="0 0 5 310" draw:points="0,310 5,310 5,0 0,0">
          <text:p/>
        </draw:polygon>
        <draw:line draw:style-name="gr59" draw:text-style-name="P9" draw:layer="layout" svg:x1="8.174cm" svg:y1="11.421cm" svg:x2="8.174cm" svg:y2="11.725cm">
          <text:p/>
        </draw:line>
        <draw:polygon draw:style-name="gr58" draw:text-style-name="P8" draw:layer="layout" svg:width="0.004cm" svg:height="0.309cm" svg:x="8.172cm" svg:y="11.419cm" svg:viewBox="0 0 5 310" draw:points="0,310 5,310 5,0 0,0">
          <text:p/>
        </draw:polygon>
        <draw:line draw:style-name="gr59" draw:text-style-name="P9" draw:layer="layout" svg:x1="8.529cm" svg:y1="11.421cm" svg:x2="8.529cm" svg:y2="11.725cm">
          <text:p/>
        </draw:line>
        <draw:polygon draw:style-name="gr58" draw:text-style-name="P8" draw:layer="layout" svg:width="0.004cm" svg:height="0.309cm" svg:x="8.527cm" svg:y="11.419cm" svg:viewBox="0 0 5 310" draw:points="0,310 5,310 5,0 0,0">
          <text:p/>
        </draw:polygon>
        <draw:line draw:style-name="gr59" draw:text-style-name="P9" draw:layer="layout" svg:x1="8.885cm" svg:y1="11.421cm" svg:x2="8.885cm" svg:y2="11.725cm">
          <text:p/>
        </draw:line>
        <draw:polygon draw:style-name="gr58" draw:text-style-name="P8" draw:layer="layout" svg:width="0.004cm" svg:height="0.309cm" svg:x="8.883cm" svg:y="11.419cm" svg:viewBox="0 0 5 310" draw:points="0,310 5,310 5,0 0,0">
          <text:p/>
        </draw:polygon>
        <draw:line draw:style-name="gr59" draw:text-style-name="P9" draw:layer="layout" svg:x1="9.241cm" svg:y1="11.421cm" svg:x2="9.241cm" svg:y2="11.725cm">
          <text:p/>
        </draw:line>
        <draw:polygon draw:style-name="gr58" draw:text-style-name="P8" draw:layer="layout" svg:width="0.005cm" svg:height="0.309cm" svg:x="9.238cm" svg:y="11.419cm" svg:viewBox="0 0 6 310" draw:points="0,310 6,310 6,0 0,0">
          <text:p/>
        </draw:polygon>
        <draw:line draw:style-name="gr59" draw:text-style-name="P9" draw:layer="layout" svg:x1="9.596cm" svg:y1="11.421cm" svg:x2="9.596cm" svg:y2="11.725cm">
          <text:p/>
        </draw:line>
        <draw:polygon draw:style-name="gr58" draw:text-style-name="P8" draw:layer="layout" svg:width="0.004cm" svg:height="0.309cm" svg:x="9.594cm" svg:y="11.419cm" svg:viewBox="0 0 5 310" draw:points="0,310 5,310 5,0 0,0">
          <text:p/>
        </draw:polygon>
        <draw:line draw:style-name="gr59" draw:text-style-name="P9" draw:layer="layout" svg:x1="9.952cm" svg:y1="11.421cm" svg:x2="9.952cm" svg:y2="11.725cm">
          <text:p/>
        </draw:line>
        <draw:polygon draw:style-name="gr58" draw:text-style-name="P8" draw:layer="layout" svg:width="0.004cm" svg:height="0.309cm" svg:x="9.95cm" svg:y="11.419cm" svg:viewBox="0 0 5 310" draw:points="0,310 5,310 5,0 0,0">
          <text:p/>
        </draw:polygon>
        <draw:line draw:style-name="gr59" draw:text-style-name="P9" draw:layer="layout" svg:x1="10.307cm" svg:y1="11.421cm" svg:x2="10.307cm" svg:y2="11.725cm">
          <text:p/>
        </draw:line>
        <draw:polygon draw:style-name="gr58" draw:text-style-name="P8" draw:layer="layout" svg:width="0.004cm" svg:height="0.309cm" svg:x="10.305cm" svg:y="11.419cm" svg:viewBox="0 0 5 310" draw:points="0,310 5,310 5,0 0,0">
          <text:p/>
        </draw:polygon>
        <draw:line draw:style-name="gr59" draw:text-style-name="P9" draw:layer="layout" svg:x1="10.663cm" svg:y1="11.421cm" svg:x2="10.663cm" svg:y2="11.725cm">
          <text:p/>
        </draw:line>
        <draw:polygon draw:style-name="gr58" draw:text-style-name="P8" draw:layer="layout" svg:width="0.004cm" svg:height="0.309cm" svg:x="10.661cm" svg:y="11.419cm" svg:viewBox="0 0 5 310" draw:points="0,310 5,310 5,0 0,0">
          <text:p/>
        </draw:polygon>
        <draw:line draw:style-name="gr59" draw:text-style-name="P9" draw:layer="layout" svg:x1="11.019cm" svg:y1="11.421cm" svg:x2="11.019cm" svg:y2="11.725cm">
          <text:p/>
        </draw:line>
        <draw:polygon draw:style-name="gr58" draw:text-style-name="P8" draw:layer="layout" svg:width="0.005cm" svg:height="0.309cm" svg:x="11.016cm" svg:y="11.419cm" svg:viewBox="0 0 6 310" draw:points="0,310 6,310 6,0 0,0">
          <text:p/>
        </draw:polygon>
        <draw:line draw:style-name="gr59" draw:text-style-name="P9" draw:layer="layout" svg:x1="11.375cm" svg:y1="11.421cm" svg:x2="11.375cm" svg:y2="11.725cm">
          <text:p/>
        </draw:line>
        <draw:polygon draw:style-name="gr58" draw:text-style-name="P8" draw:layer="layout" svg:width="0.004cm" svg:height="0.309cm" svg:x="11.373cm" svg:y="11.419cm" svg:viewBox="0 0 5 310" draw:points="0,310 5,310 5,0 0,0">
          <text:p/>
        </draw:polygon>
        <draw:line draw:style-name="gr59" draw:text-style-name="P9" draw:layer="layout" svg:x1="11.73cm" svg:y1="11.421cm" svg:x2="11.73cm" svg:y2="11.725cm">
          <text:p/>
        </draw:line>
        <draw:polygon draw:style-name="gr58" draw:text-style-name="P8" draw:layer="layout" svg:width="0.005cm" svg:height="0.309cm" svg:x="11.728cm" svg:y="11.419cm" svg:viewBox="0 0 6 310" draw:points="0,310 6,310 6,0 0,0">
          <text:p/>
        </draw:polygon>
        <draw:line draw:style-name="gr59" draw:text-style-name="P9" draw:layer="layout" svg:x1="12.086cm" svg:y1="11.421cm" svg:x2="12.086cm" svg:y2="11.725cm">
          <text:p/>
        </draw:line>
        <draw:polygon draw:style-name="gr58" draw:text-style-name="P8" draw:layer="layout" svg:width="0.004cm" svg:height="0.309cm" svg:x="12.084cm" svg:y="11.419cm" svg:viewBox="0 0 5 310" draw:points="0,310 5,310 5,0 0,0">
          <text:p/>
        </draw:polygon>
        <draw:line draw:style-name="gr59" draw:text-style-name="P9" draw:layer="layout" svg:x1="12.442cm" svg:y1="11.421cm" svg:x2="12.442cm" svg:y2="11.725cm">
          <text:p/>
        </draw:line>
        <draw:polygon draw:style-name="gr58" draw:text-style-name="P8" draw:layer="layout" svg:width="0.004cm" svg:height="0.309cm" svg:x="12.44cm" svg:y="11.419cm" svg:viewBox="0 0 5 310" draw:points="0,310 5,310 5,0 0,0">
          <text:p/>
        </draw:polygon>
        <draw:line draw:style-name="gr59" draw:text-style-name="P9" draw:layer="layout" svg:x1="12.797cm" svg:y1="11.421cm" svg:x2="12.797cm" svg:y2="11.725cm">
          <text:p/>
        </draw:line>
        <draw:polygon draw:style-name="gr58" draw:text-style-name="P8" draw:layer="layout" svg:width="0.004cm" svg:height="0.309cm" svg:x="12.795cm" svg:y="11.419cm" svg:viewBox="0 0 5 310" draw:points="0,310 5,310 5,0 0,0">
          <text:p/>
        </draw:polygon>
        <draw:line draw:style-name="gr59" draw:text-style-name="P9" draw:layer="layout" svg:x1="13.153cm" svg:y1="11.421cm" svg:x2="13.153cm" svg:y2="11.725cm">
          <text:p/>
        </draw:line>
        <draw:polygon draw:style-name="gr58" draw:text-style-name="P8" draw:layer="layout" svg:width="0.004cm" svg:height="0.309cm" svg:x="13.151cm" svg:y="11.419cm" svg:viewBox="0 0 5 310" draw:points="0,310 5,310 5,0 0,0">
          <text:p/>
        </draw:polygon>
        <draw:line draw:style-name="gr59" draw:text-style-name="P9" draw:layer="layout" svg:x1="13.508cm" svg:y1="11.421cm" svg:x2="13.508cm" svg:y2="11.725cm">
          <text:p/>
        </draw:line>
        <draw:polygon draw:style-name="gr58" draw:text-style-name="P8" draw:layer="layout" svg:width="0.005cm" svg:height="0.309cm" svg:x="13.506cm" svg:y="11.419cm" svg:viewBox="0 0 6 310" draw:points="0,310 6,310 6,0 0,0">
          <text:p/>
        </draw:polygon>
        <draw:line draw:style-name="gr59" draw:text-style-name="P9" draw:layer="layout" svg:x1="13.864cm" svg:y1="11.421cm" svg:x2="13.864cm" svg:y2="11.725cm">
          <text:p/>
        </draw:line>
        <draw:polygon draw:style-name="gr58" draw:text-style-name="P8" draw:layer="layout" svg:width="0.004cm" svg:height="0.309cm" svg:x="13.862cm" svg:y="11.419cm" svg:viewBox="0 0 5 310" draw:points="0,310 5,310 5,0 0,0">
          <text:p/>
        </draw:polygon>
        <draw:line draw:style-name="gr59" draw:text-style-name="P9" draw:layer="layout" svg:x1="14.22cm" svg:y1="11.421cm" svg:x2="14.22cm" svg:y2="11.725cm">
          <text:p/>
        </draw:line>
        <draw:polygon draw:style-name="gr58" draw:text-style-name="P8" draw:layer="layout" svg:width="0.004cm" svg:height="0.309cm" svg:x="14.218cm" svg:y="11.419cm" svg:viewBox="0 0 5 310" draw:points="0,310 5,310 5,0 0,0">
          <text:p/>
        </draw:polygon>
        <draw:line draw:style-name="gr59" draw:text-style-name="P9" draw:layer="layout" svg:x1="14.575cm" svg:y1="11.421cm" svg:x2="14.575cm" svg:y2="11.725cm">
          <text:p/>
        </draw:line>
        <draw:polygon draw:style-name="gr58" draw:text-style-name="P8" draw:layer="layout" svg:width="0.004cm" svg:height="0.309cm" svg:x="14.573cm" svg:y="11.419cm" svg:viewBox="0 0 5 310" draw:points="0,310 5,310 5,0 0,0">
          <text:p/>
        </draw:polygon>
        <draw:line draw:style-name="gr59" draw:text-style-name="P9" draw:layer="layout" svg:x1="14.931cm" svg:y1="11.421cm" svg:x2="14.931cm" svg:y2="11.725cm">
          <text:p/>
        </draw:line>
        <draw:polygon draw:style-name="gr58" draw:text-style-name="P8" draw:layer="layout" svg:width="0.004cm" svg:height="0.309cm" svg:x="14.929cm" svg:y="11.419cm" svg:viewBox="0 0 5 310" draw:points="0,310 5,310 5,0 0,0">
          <text:p/>
        </draw:polygon>
        <draw:line draw:style-name="gr59" draw:text-style-name="P9" draw:layer="layout" svg:x1="15.286cm" svg:y1="11.421cm" svg:x2="15.286cm" svg:y2="11.725cm">
          <text:p/>
        </draw:line>
        <draw:polygon draw:style-name="gr58" draw:text-style-name="P8" draw:layer="layout" svg:width="0.005cm" svg:height="0.309cm" svg:x="15.284cm" svg:y="11.419cm" svg:viewBox="0 0 6 310" draw:points="0,310 6,310 6,0 0,0">
          <text:p/>
        </draw:polygon>
        <draw:line draw:style-name="gr59" draw:text-style-name="P9" draw:layer="layout" svg:x1="15.643cm" svg:y1="11.421cm" svg:x2="15.643cm" svg:y2="11.725cm">
          <text:p/>
        </draw:line>
        <draw:polygon draw:style-name="gr58" draw:text-style-name="P8" draw:layer="layout" svg:width="0.004cm" svg:height="0.309cm" svg:x="15.641cm" svg:y="11.419cm" svg:viewBox="0 0 5 310" draw:points="0,310 5,310 5,0 0,0">
          <text:p/>
        </draw:polygon>
        <draw:line draw:style-name="gr59" draw:text-style-name="P9" draw:layer="layout" svg:x1="15.999cm" svg:y1="11.421cm" svg:x2="15.999cm" svg:y2="11.725cm">
          <text:p/>
        </draw:line>
        <draw:polygon draw:style-name="gr58" draw:text-style-name="P8" draw:layer="layout" svg:width="0.004cm" svg:height="0.309cm" svg:x="15.997cm" svg:y="11.419cm" svg:viewBox="0 0 5 310" draw:points="0,310 5,310 5,0 0,0">
          <text:p/>
        </draw:polygon>
        <draw:line draw:style-name="gr59" draw:text-style-name="P9" draw:layer="layout" svg:x1="16.354cm" svg:y1="11.421cm" svg:x2="16.354cm" svg:y2="11.725cm">
          <text:p/>
        </draw:line>
        <draw:polygon draw:style-name="gr58" draw:text-style-name="P8" draw:layer="layout" svg:width="0.004cm" svg:height="0.309cm" svg:x="16.352cm" svg:y="11.419cm" svg:viewBox="0 0 5 310" draw:points="0,310 5,310 5,0 0,0">
          <text:p/>
        </draw:polygon>
        <draw:line draw:style-name="gr59" draw:text-style-name="P9" draw:layer="layout" svg:x1="16.71cm" svg:y1="11.421cm" svg:x2="16.71cm" svg:y2="11.725cm">
          <text:p/>
        </draw:line>
        <draw:polygon draw:style-name="gr58" draw:text-style-name="P8" draw:layer="layout" svg:width="0.004cm" svg:height="0.309cm" svg:x="16.708cm" svg:y="11.419cm" svg:viewBox="0 0 5 310" draw:points="0,310 5,310 5,0 0,0">
          <text:p/>
        </draw:polygon>
        <draw:line draw:style-name="gr59" draw:text-style-name="P9" draw:layer="layout" svg:x1="17.065cm" svg:y1="11.421cm" svg:x2="17.065cm" svg:y2="11.725cm">
          <text:p/>
        </draw:line>
        <draw:polygon draw:style-name="gr58" draw:text-style-name="P8" draw:layer="layout" svg:width="0.005cm" svg:height="0.309cm" svg:x="17.063cm" svg:y="11.419cm" svg:viewBox="0 0 6 310" draw:points="0,310 6,310 6,0 0,0">
          <text:p/>
        </draw:polygon>
        <draw:line draw:style-name="gr59" draw:text-style-name="P9" draw:layer="layout" svg:x1="17.421cm" svg:y1="11.421cm" svg:x2="17.421cm" svg:y2="11.725cm">
          <text:p/>
        </draw:line>
        <draw:polygon draw:style-name="gr58" draw:text-style-name="P8" draw:layer="layout" svg:width="0.004cm" svg:height="0.309cm" svg:x="17.419cm" svg:y="11.419cm" svg:viewBox="0 0 5 310" draw:points="0,310 5,310 5,0 0,0">
          <text:p/>
        </draw:polygon>
        <draw:line draw:style-name="gr59" draw:text-style-name="P9" draw:layer="layout" svg:x1="17.777cm" svg:y1="11.421cm" svg:x2="17.777cm" svg:y2="11.725cm">
          <text:p/>
        </draw:line>
        <draw:polygon draw:style-name="gr58" draw:text-style-name="P8" draw:layer="layout" svg:width="0.004cm" svg:height="0.309cm" svg:x="17.775cm" svg:y="11.419cm" svg:viewBox="0 0 5 310" draw:points="0,310 5,310 5,0 0,0">
          <text:p/>
        </draw:polygon>
        <draw:line draw:style-name="gr59" draw:text-style-name="P9" draw:layer="layout" svg:x1="3.905cm" svg:y1="14.134cm" svg:x2="3.905cm" svg:y2="14.439cm">
          <text:p/>
        </draw:line>
        <draw:polygon draw:style-name="gr58" draw:text-style-name="P8" draw:layer="layout" svg:width="0.005cm" svg:height="0.309cm" svg:x="3.903cm" svg:y="14.132cm" svg:viewBox="0 0 6 310" draw:points="0,310 6,310 6,0 0,0">
          <text:p/>
        </draw:polygon>
        <draw:line draw:style-name="gr59" draw:text-style-name="P9" draw:layer="layout" svg:x1="4.261cm" svg:y1="14.134cm" svg:x2="4.261cm" svg:y2="14.439cm">
          <text:p/>
        </draw:line>
        <draw:polygon draw:style-name="gr58" draw:text-style-name="P8" draw:layer="layout" svg:width="0.004cm" svg:height="0.309cm" svg:x="4.259cm" svg:y="14.132cm" svg:viewBox="0 0 5 310" draw:points="0,310 5,310 5,0 0,0">
          <text:p/>
        </draw:polygon>
        <draw:line draw:style-name="gr59" draw:text-style-name="P9" draw:layer="layout" svg:x1="4.617cm" svg:y1="14.134cm" svg:x2="4.617cm" svg:y2="14.439cm">
          <text:p/>
        </draw:line>
        <draw:polygon draw:style-name="gr58" draw:text-style-name="P8" draw:layer="layout" svg:width="0.004cm" svg:height="0.309cm" svg:x="4.615cm" svg:y="14.132cm" svg:viewBox="0 0 5 310" draw:points="0,310 5,310 5,0 0,0">
          <text:p/>
        </draw:polygon>
        <draw:line draw:style-name="gr59" draw:text-style-name="P9" draw:layer="layout" svg:x1="4.972cm" svg:y1="14.134cm" svg:x2="4.972cm" svg:y2="14.439cm">
          <text:p/>
        </draw:line>
        <draw:polygon draw:style-name="gr58" draw:text-style-name="P8" draw:layer="layout" svg:width="0.004cm" svg:height="0.309cm" svg:x="4.97cm" svg:y="14.132cm" svg:viewBox="0 0 5 310" draw:points="0,310 5,310 5,0 0,0">
          <text:p/>
        </draw:polygon>
        <draw:line draw:style-name="gr59" draw:text-style-name="P9" draw:layer="layout" svg:x1="5.328cm" svg:y1="14.134cm" svg:x2="5.328cm" svg:y2="14.439cm">
          <text:p/>
        </draw:line>
        <draw:polygon draw:style-name="gr58" draw:text-style-name="P8" draw:layer="layout" svg:width="0.004cm" svg:height="0.309cm" svg:x="5.326cm" svg:y="14.132cm" svg:viewBox="0 0 5 310" draw:points="0,310 5,310 5,0 0,0">
          <text:p/>
        </draw:polygon>
        <draw:line draw:style-name="gr59" draw:text-style-name="P9" draw:layer="layout" svg:x1="5.683cm" svg:y1="14.134cm" svg:x2="5.683cm" svg:y2="14.439cm">
          <text:p/>
        </draw:line>
        <draw:polygon draw:style-name="gr58" draw:text-style-name="P8" draw:layer="layout" svg:width="0.006cm" svg:height="0.309cm" svg:x="5.681cm" svg:y="14.132cm" svg:viewBox="0 0 7 310" draw:points="0,310 7,310 7,0 0,0">
          <text:p/>
        </draw:polygon>
        <draw:line draw:style-name="gr59" draw:text-style-name="P9" draw:layer="layout" svg:x1="6.039cm" svg:y1="14.134cm" svg:x2="6.039cm" svg:y2="14.439cm">
          <text:p/>
        </draw:line>
        <draw:polygon draw:style-name="gr58" draw:text-style-name="P8" draw:layer="layout" svg:width="0.004cm" svg:height="0.309cm" svg:x="6.037cm" svg:y="14.132cm" svg:viewBox="0 0 5 310" draw:points="0,310 5,310 5,0 0,0">
          <text:p/>
        </draw:polygon>
        <draw:line draw:style-name="gr59" draw:text-style-name="P9" draw:layer="layout" svg:x1="6.395cm" svg:y1="14.134cm" svg:x2="6.395cm" svg:y2="14.439cm">
          <text:p/>
        </draw:line>
        <draw:polygon draw:style-name="gr58" draw:text-style-name="P8" draw:layer="layout" svg:width="0.004cm" svg:height="0.309cm" svg:x="6.393cm" svg:y="14.132cm" svg:viewBox="0 0 5 310" draw:points="0,310 5,310 5,0 0,0">
          <text:p/>
        </draw:polygon>
        <draw:line draw:style-name="gr59" draw:text-style-name="P9" draw:layer="layout" svg:x1="6.751cm" svg:y1="14.134cm" svg:x2="6.751cm" svg:y2="14.439cm">
          <text:p/>
        </draw:line>
        <draw:polygon draw:style-name="gr58" draw:text-style-name="P8" draw:layer="layout" svg:width="0.004cm" svg:height="0.309cm" svg:x="6.749cm" svg:y="14.132cm" svg:viewBox="0 0 5 310" draw:points="0,310 5,310 5,0 0,0">
          <text:p/>
        </draw:polygon>
        <draw:line draw:style-name="gr59" draw:text-style-name="P9" draw:layer="layout" svg:x1="7.107cm" svg:y1="14.134cm" svg:x2="7.107cm" svg:y2="14.439cm">
          <text:p/>
        </draw:line>
        <draw:polygon draw:style-name="gr58" draw:text-style-name="P8" draw:layer="layout" svg:width="0.004cm" svg:height="0.309cm" svg:x="7.105cm" svg:y="14.132cm" svg:viewBox="0 0 5 310" draw:points="0,310 5,310 5,0 0,0">
          <text:p/>
        </draw:polygon>
        <draw:line draw:style-name="gr59" draw:text-style-name="P9" draw:layer="layout" svg:x1="7.463cm" svg:y1="14.134cm" svg:x2="7.463cm" svg:y2="14.439cm">
          <text:p/>
        </draw:line>
        <draw:polygon draw:style-name="gr58" draw:text-style-name="P8" draw:layer="layout" svg:width="0.005cm" svg:height="0.309cm" svg:x="7.46cm" svg:y="14.132cm" svg:viewBox="0 0 6 310" draw:points="0,310 6,310 6,0 0,0">
          <text:p/>
        </draw:polygon>
        <draw:line draw:style-name="gr59" draw:text-style-name="P9" draw:layer="layout" svg:x1="7.818cm" svg:y1="14.134cm" svg:x2="7.818cm" svg:y2="14.439cm">
          <text:p/>
        </draw:line>
        <draw:polygon draw:style-name="gr58" draw:text-style-name="P8" draw:layer="layout" svg:width="0.004cm" svg:height="0.309cm" svg:x="7.816cm" svg:y="14.132cm" svg:viewBox="0 0 5 310" draw:points="0,310 5,310 5,0 0,0">
          <text:p/>
        </draw:polygon>
        <draw:line draw:style-name="gr59" draw:text-style-name="P9" draw:layer="layout" svg:x1="8.174cm" svg:y1="14.134cm" svg:x2="8.174cm" svg:y2="14.439cm">
          <text:p/>
        </draw:line>
        <draw:polygon draw:style-name="gr58" draw:text-style-name="P8" draw:layer="layout" svg:width="0.004cm" svg:height="0.309cm" svg:x="8.172cm" svg:y="14.132cm" svg:viewBox="0 0 5 310" draw:points="0,310 5,310 5,0 0,0">
          <text:p/>
        </draw:polygon>
        <draw:line draw:style-name="gr59" draw:text-style-name="P9" draw:layer="layout" svg:x1="8.529cm" svg:y1="14.134cm" svg:x2="8.529cm" svg:y2="14.439cm">
          <text:p/>
        </draw:line>
        <draw:polygon draw:style-name="gr58" draw:text-style-name="P8" draw:layer="layout" svg:width="0.004cm" svg:height="0.309cm" svg:x="8.527cm" svg:y="14.132cm" svg:viewBox="0 0 5 310" draw:points="0,310 5,310 5,0 0,0">
          <text:p/>
        </draw:polygon>
        <draw:line draw:style-name="gr59" draw:text-style-name="P9" draw:layer="layout" svg:x1="8.885cm" svg:y1="14.134cm" svg:x2="8.885cm" svg:y2="14.439cm">
          <text:p/>
        </draw:line>
        <draw:polygon draw:style-name="gr58" draw:text-style-name="P8" draw:layer="layout" svg:width="0.004cm" svg:height="0.309cm" svg:x="8.883cm" svg:y="14.132cm" svg:viewBox="0 0 5 310" draw:points="0,310 5,310 5,0 0,0">
          <text:p/>
        </draw:polygon>
        <draw:line draw:style-name="gr59" draw:text-style-name="P9" draw:layer="layout" svg:x1="9.241cm" svg:y1="14.134cm" svg:x2="9.241cm" svg:y2="14.439cm">
          <text:p/>
        </draw:line>
        <draw:polygon draw:style-name="gr58" draw:text-style-name="P8" draw:layer="layout" svg:width="0.005cm" svg:height="0.309cm" svg:x="9.238cm" svg:y="14.132cm" svg:viewBox="0 0 6 310" draw:points="0,310 6,310 6,0 0,0">
          <text:p/>
        </draw:polygon>
        <draw:line draw:style-name="gr59" draw:text-style-name="P9" draw:layer="layout" svg:x1="9.596cm" svg:y1="14.134cm" svg:x2="9.596cm" svg:y2="14.439cm">
          <text:p/>
        </draw:line>
        <draw:polygon draw:style-name="gr58" draw:text-style-name="P8" draw:layer="layout" svg:width="0.004cm" svg:height="0.309cm" svg:x="9.594cm" svg:y="14.132cm" svg:viewBox="0 0 5 310" draw:points="0,310 5,310 5,0 0,0">
          <text:p/>
        </draw:polygon>
        <draw:line draw:style-name="gr59" draw:text-style-name="P9" draw:layer="layout" svg:x1="9.952cm" svg:y1="14.134cm" svg:x2="9.952cm" svg:y2="14.439cm">
          <text:p/>
        </draw:line>
        <draw:polygon draw:style-name="gr58" draw:text-style-name="P8" draw:layer="layout" svg:width="0.004cm" svg:height="0.309cm" svg:x="9.95cm" svg:y="14.132cm" svg:viewBox="0 0 5 310" draw:points="0,310 5,310 5,0 0,0">
          <text:p/>
        </draw:polygon>
        <draw:line draw:style-name="gr59" draw:text-style-name="P9" draw:layer="layout" svg:x1="10.307cm" svg:y1="14.134cm" svg:x2="10.307cm" svg:y2="14.439cm">
          <text:p/>
        </draw:line>
        <draw:polygon draw:style-name="gr58" draw:text-style-name="P8" draw:layer="layout" svg:width="0.004cm" svg:height="0.309cm" svg:x="10.305cm" svg:y="14.132cm" svg:viewBox="0 0 5 310" draw:points="0,310 5,310 5,0 0,0">
          <text:p/>
        </draw:polygon>
        <draw:line draw:style-name="gr59" draw:text-style-name="P9" draw:layer="layout" svg:x1="10.663cm" svg:y1="14.134cm" svg:x2="10.663cm" svg:y2="14.439cm">
          <text:p/>
        </draw:line>
        <draw:polygon draw:style-name="gr58" draw:text-style-name="P8" draw:layer="layout" svg:width="0.004cm" svg:height="0.309cm" svg:x="10.661cm" svg:y="14.132cm" svg:viewBox="0 0 5 310" draw:points="0,310 5,310 5,0 0,0">
          <text:p/>
        </draw:polygon>
        <draw:line draw:style-name="gr59" draw:text-style-name="P9" draw:layer="layout" svg:x1="11.019cm" svg:y1="14.134cm" svg:x2="11.019cm" svg:y2="14.439cm">
          <text:p/>
        </draw:line>
        <draw:polygon draw:style-name="gr58" draw:text-style-name="P8" draw:layer="layout" svg:width="0.005cm" svg:height="0.309cm" svg:x="11.016cm" svg:y="14.132cm" svg:viewBox="0 0 6 310" draw:points="0,310 6,310 6,0 0,0">
          <text:p/>
        </draw:polygon>
        <draw:line draw:style-name="gr59" draw:text-style-name="P9" draw:layer="layout" svg:x1="11.375cm" svg:y1="14.134cm" svg:x2="11.375cm" svg:y2="14.439cm">
          <text:p/>
        </draw:line>
        <draw:polygon draw:style-name="gr58" draw:text-style-name="P8" draw:layer="layout" svg:width="0.004cm" svg:height="0.309cm" svg:x="11.373cm" svg:y="14.132cm" svg:viewBox="0 0 5 310" draw:points="0,310 5,310 5,0 0,0">
          <text:p/>
        </draw:polygon>
        <draw:line draw:style-name="gr59" draw:text-style-name="P9" draw:layer="layout" svg:x1="11.73cm" svg:y1="14.134cm" svg:x2="11.73cm" svg:y2="14.439cm">
          <text:p/>
        </draw:line>
        <draw:polygon draw:style-name="gr58" draw:text-style-name="P8" draw:layer="layout" svg:width="0.005cm" svg:height="0.309cm" svg:x="11.728cm" svg:y="14.132cm" svg:viewBox="0 0 6 310" draw:points="0,310 6,310 6,0 0,0">
          <text:p/>
        </draw:polygon>
        <draw:line draw:style-name="gr59" draw:text-style-name="P9" draw:layer="layout" svg:x1="12.086cm" svg:y1="14.134cm" svg:x2="12.086cm" svg:y2="14.439cm">
          <text:p/>
        </draw:line>
        <draw:polygon draw:style-name="gr58" draw:text-style-name="P8" draw:layer="layout" svg:width="0.004cm" svg:height="0.309cm" svg:x="12.084cm" svg:y="14.132cm" svg:viewBox="0 0 5 310" draw:points="0,310 5,310 5,0 0,0">
          <text:p/>
        </draw:polygon>
        <draw:line draw:style-name="gr59" draw:text-style-name="P9" draw:layer="layout" svg:x1="12.442cm" svg:y1="14.134cm" svg:x2="12.442cm" svg:y2="14.439cm">
          <text:p/>
        </draw:line>
        <draw:polygon draw:style-name="gr58" draw:text-style-name="P8" draw:layer="layout" svg:width="0.004cm" svg:height="0.309cm" svg:x="12.44cm" svg:y="14.132cm" svg:viewBox="0 0 5 310" draw:points="0,310 5,310 5,0 0,0">
          <text:p/>
        </draw:polygon>
        <draw:line draw:style-name="gr59" draw:text-style-name="P9" draw:layer="layout" svg:x1="12.797cm" svg:y1="14.134cm" svg:x2="12.797cm" svg:y2="14.439cm">
          <text:p/>
        </draw:line>
        <draw:polygon draw:style-name="gr58" draw:text-style-name="P8" draw:layer="layout" svg:width="0.004cm" svg:height="0.309cm" svg:x="12.795cm" svg:y="14.132cm" svg:viewBox="0 0 5 310" draw:points="0,310 5,310 5,0 0,0">
          <text:p/>
        </draw:polygon>
        <draw:line draw:style-name="gr59" draw:text-style-name="P9" draw:layer="layout" svg:x1="13.153cm" svg:y1="14.134cm" svg:x2="13.153cm" svg:y2="14.439cm">
          <text:p/>
        </draw:line>
        <draw:polygon draw:style-name="gr58" draw:text-style-name="P8" draw:layer="layout" svg:width="0.004cm" svg:height="0.309cm" svg:x="13.151cm" svg:y="14.132cm" svg:viewBox="0 0 5 310" draw:points="0,310 5,310 5,0 0,0">
          <text:p/>
        </draw:polygon>
        <draw:line draw:style-name="gr59" draw:text-style-name="P9" draw:layer="layout" svg:x1="13.508cm" svg:y1="14.134cm" svg:x2="13.508cm" svg:y2="14.439cm">
          <text:p/>
        </draw:line>
        <draw:polygon draw:style-name="gr58" draw:text-style-name="P8" draw:layer="layout" svg:width="0.005cm" svg:height="0.309cm" svg:x="13.506cm" svg:y="14.132cm" svg:viewBox="0 0 6 310" draw:points="0,310 6,310 6,0 0,0">
          <text:p/>
        </draw:polygon>
        <draw:line draw:style-name="gr59" draw:text-style-name="P9" draw:layer="layout" svg:x1="13.864cm" svg:y1="14.134cm" svg:x2="13.864cm" svg:y2="14.439cm">
          <text:p/>
        </draw:line>
        <draw:polygon draw:style-name="gr58" draw:text-style-name="P8" draw:layer="layout" svg:width="0.004cm" svg:height="0.309cm" svg:x="13.862cm" svg:y="14.132cm" svg:viewBox="0 0 5 310" draw:points="0,310 5,310 5,0 0,0">
          <text:p/>
        </draw:polygon>
        <draw:line draw:style-name="gr59" draw:text-style-name="P9" draw:layer="layout" svg:x1="14.22cm" svg:y1="14.134cm" svg:x2="14.22cm" svg:y2="14.439cm">
          <text:p/>
        </draw:line>
        <draw:polygon draw:style-name="gr58" draw:text-style-name="P8" draw:layer="layout" svg:width="0.004cm" svg:height="0.309cm" svg:x="14.218cm" svg:y="14.132cm" svg:viewBox="0 0 5 310" draw:points="0,310 5,310 5,0 0,0">
          <text:p/>
        </draw:polygon>
        <draw:line draw:style-name="gr59" draw:text-style-name="P9" draw:layer="layout" svg:x1="14.575cm" svg:y1="14.134cm" svg:x2="14.575cm" svg:y2="14.439cm">
          <text:p/>
        </draw:line>
        <draw:polygon draw:style-name="gr58" draw:text-style-name="P8" draw:layer="layout" svg:width="0.004cm" svg:height="0.309cm" svg:x="14.573cm" svg:y="14.132cm" svg:viewBox="0 0 5 310" draw:points="0,310 5,310 5,0 0,0">
          <text:p/>
        </draw:polygon>
        <draw:line draw:style-name="gr59" draw:text-style-name="P9" draw:layer="layout" svg:x1="14.931cm" svg:y1="14.134cm" svg:x2="14.931cm" svg:y2="14.439cm">
          <text:p/>
        </draw:line>
        <draw:polygon draw:style-name="gr58" draw:text-style-name="P8" draw:layer="layout" svg:width="0.004cm" svg:height="0.309cm" svg:x="14.929cm" svg:y="14.132cm" svg:viewBox="0 0 5 310" draw:points="0,310 5,310 5,0 0,0">
          <text:p/>
        </draw:polygon>
        <draw:line draw:style-name="gr59" draw:text-style-name="P9" draw:layer="layout" svg:x1="15.286cm" svg:y1="14.134cm" svg:x2="15.286cm" svg:y2="14.439cm">
          <text:p/>
        </draw:line>
        <draw:polygon draw:style-name="gr58" draw:text-style-name="P8" draw:layer="layout" svg:width="0.005cm" svg:height="0.309cm" svg:x="15.284cm" svg:y="14.132cm" svg:viewBox="0 0 6 310" draw:points="0,310 6,310 6,0 0,0">
          <text:p/>
        </draw:polygon>
        <draw:line draw:style-name="gr59" draw:text-style-name="P9" draw:layer="layout" svg:x1="15.643cm" svg:y1="14.134cm" svg:x2="15.643cm" svg:y2="14.439cm">
          <text:p/>
        </draw:line>
        <draw:polygon draw:style-name="gr58" draw:text-style-name="P8" draw:layer="layout" svg:width="0.004cm" svg:height="0.309cm" svg:x="15.641cm" svg:y="14.132cm" svg:viewBox="0 0 5 310" draw:points="0,310 5,310 5,0 0,0">
          <text:p/>
        </draw:polygon>
        <draw:line draw:style-name="gr59" draw:text-style-name="P9" draw:layer="layout" svg:x1="15.999cm" svg:y1="14.134cm" svg:x2="15.999cm" svg:y2="14.439cm">
          <text:p/>
        </draw:line>
        <draw:polygon draw:style-name="gr58" draw:text-style-name="P8" draw:layer="layout" svg:width="0.004cm" svg:height="0.309cm" svg:x="15.997cm" svg:y="14.132cm" svg:viewBox="0 0 5 310" draw:points="0,310 5,310 5,0 0,0">
          <text:p/>
        </draw:polygon>
        <draw:line draw:style-name="gr59" draw:text-style-name="P9" draw:layer="layout" svg:x1="16.354cm" svg:y1="14.134cm" svg:x2="16.354cm" svg:y2="14.439cm">
          <text:p/>
        </draw:line>
        <draw:polygon draw:style-name="gr58" draw:text-style-name="P8" draw:layer="layout" svg:width="0.004cm" svg:height="0.309cm" svg:x="16.352cm" svg:y="14.132cm" svg:viewBox="0 0 5 310" draw:points="0,310 5,310 5,0 0,0">
          <text:p/>
        </draw:polygon>
        <draw:line draw:style-name="gr59" draw:text-style-name="P9" draw:layer="layout" svg:x1="16.71cm" svg:y1="14.134cm" svg:x2="16.71cm" svg:y2="14.439cm">
          <text:p/>
        </draw:line>
        <draw:polygon draw:style-name="gr58" draw:text-style-name="P8" draw:layer="layout" svg:width="0.004cm" svg:height="0.309cm" svg:x="16.708cm" svg:y="14.132cm" svg:viewBox="0 0 5 310" draw:points="0,310 5,310 5,0 0,0">
          <text:p/>
        </draw:polygon>
        <draw:line draw:style-name="gr59" draw:text-style-name="P9" draw:layer="layout" svg:x1="17.065cm" svg:y1="14.134cm" svg:x2="17.065cm" svg:y2="14.439cm">
          <text:p/>
        </draw:line>
        <draw:polygon draw:style-name="gr58" draw:text-style-name="P8" draw:layer="layout" svg:width="0.005cm" svg:height="0.309cm" svg:x="17.063cm" svg:y="14.132cm" svg:viewBox="0 0 6 310" draw:points="0,310 6,310 6,0 0,0">
          <text:p/>
        </draw:polygon>
        <draw:line draw:style-name="gr59" draw:text-style-name="P9" draw:layer="layout" svg:x1="17.421cm" svg:y1="14.134cm" svg:x2="17.421cm" svg:y2="14.439cm">
          <text:p/>
        </draw:line>
        <draw:polygon draw:style-name="gr58" draw:text-style-name="P8" draw:layer="layout" svg:width="0.004cm" svg:height="0.309cm" svg:x="17.419cm" svg:y="14.132cm" svg:viewBox="0 0 5 310" draw:points="0,310 5,310 5,0 0,0">
          <text:p/>
        </draw:polygon>
        <draw:line draw:style-name="gr59" draw:text-style-name="P9" draw:layer="layout" svg:x1="17.777cm" svg:y1="14.134cm" svg:x2="17.777cm" svg:y2="14.439cm">
          <text:p/>
        </draw:line>
        <draw:polygon draw:style-name="gr58" draw:text-style-name="P8" draw:layer="layout" svg:width="0.004cm" svg:height="0.309cm" svg:x="17.775cm" svg:y="14.132cm" svg:viewBox="0 0 5 310" draw:points="0,310 5,310 5,0 0,0">
          <text:p/>
        </draw:polygon>
        <draw:line draw:style-name="gr59" draw:text-style-name="P9" draw:layer="layout" svg:x1="3.194cm" svg:y1="13.829cm" svg:x2="3.194cm" svg:y2="14.134cm">
          <text:p/>
        </draw:line>
        <draw:polygon draw:style-name="gr58" draw:text-style-name="P8" draw:layer="layout" svg:width="0.005cm" svg:height="0.309cm" svg:x="3.192cm" svg:y="13.827cm" svg:viewBox="0 0 6 310" draw:points="0,310 6,310 6,0 0,0">
          <text:p/>
        </draw:polygon>
        <draw:line draw:style-name="gr59" draw:text-style-name="P9" draw:layer="layout" svg:x1="3.55cm" svg:y1="13.834cm" svg:x2="3.55cm" svg:y2="14.134cm">
          <text:p/>
        </draw:line>
        <draw:polygon draw:style-name="gr58" draw:text-style-name="P8" draw:layer="layout" svg:width="0.004cm" svg:height="0.304cm" svg:x="3.548cm" svg:y="13.832cm" svg:viewBox="0 0 5 305" draw:points="0,305 5,305 5,0 0,0">
          <text:p/>
        </draw:polygon>
        <draw:line draw:style-name="gr59" draw:text-style-name="P9" draw:layer="layout" svg:x1="3.905cm" svg:y1="14.587cm" svg:x2="3.905cm" svg:y2="14.892cm">
          <text:p/>
        </draw:line>
        <draw:polygon draw:style-name="gr58" draw:text-style-name="P8" draw:layer="layout" svg:width="0.005cm" svg:height="0.309cm" svg:x="3.903cm" svg:y="14.585cm" svg:viewBox="0 0 6 310" draw:points="0,310 6,310 6,0 0,0">
          <text:p/>
        </draw:polygon>
        <draw:line draw:style-name="gr59" draw:text-style-name="P9" draw:layer="layout" svg:x1="4.261cm" svg:y1="14.587cm" svg:x2="4.261cm" svg:y2="14.892cm">
          <text:p/>
        </draw:line>
        <draw:polygon draw:style-name="gr58" draw:text-style-name="P8" draw:layer="layout" svg:width="0.004cm" svg:height="0.309cm" svg:x="4.259cm" svg:y="14.585cm" svg:viewBox="0 0 5 310" draw:points="0,310 5,310 5,0 0,0">
          <text:p/>
        </draw:polygon>
        <draw:line draw:style-name="gr59" draw:text-style-name="P9" draw:layer="layout" svg:x1="4.617cm" svg:y1="14.587cm" svg:x2="4.617cm" svg:y2="14.892cm">
          <text:p/>
        </draw:line>
        <draw:polygon draw:style-name="gr58" draw:text-style-name="P8" draw:layer="layout" svg:width="0.004cm" svg:height="0.309cm" svg:x="4.615cm" svg:y="14.585cm" svg:viewBox="0 0 5 310" draw:points="0,310 5,310 5,0 0,0">
          <text:p/>
        </draw:polygon>
        <draw:line draw:style-name="gr59" draw:text-style-name="P9" draw:layer="layout" svg:x1="4.972cm" svg:y1="14.587cm" svg:x2="4.972cm" svg:y2="14.892cm">
          <text:p/>
        </draw:line>
        <draw:polygon draw:style-name="gr58" draw:text-style-name="P8" draw:layer="layout" svg:width="0.004cm" svg:height="0.309cm" svg:x="4.97cm" svg:y="14.585cm" svg:viewBox="0 0 5 310" draw:points="0,310 5,310 5,0 0,0">
          <text:p/>
        </draw:polygon>
        <draw:line draw:style-name="gr59" draw:text-style-name="P9" draw:layer="layout" svg:x1="5.328cm" svg:y1="14.587cm" svg:x2="5.328cm" svg:y2="14.892cm">
          <text:p/>
        </draw:line>
        <draw:polygon draw:style-name="gr58" draw:text-style-name="P8" draw:layer="layout" svg:width="0.004cm" svg:height="0.309cm" svg:x="5.326cm" svg:y="14.585cm" svg:viewBox="0 0 5 310" draw:points="0,310 5,310 5,0 0,0">
          <text:p/>
        </draw:polygon>
        <draw:line draw:style-name="gr59" draw:text-style-name="P9" draw:layer="layout" svg:x1="5.683cm" svg:y1="14.587cm" svg:x2="5.683cm" svg:y2="14.892cm">
          <text:p/>
        </draw:line>
        <draw:polygon draw:style-name="gr58" draw:text-style-name="P8" draw:layer="layout" svg:width="0.006cm" svg:height="0.309cm" svg:x="5.681cm" svg:y="14.585cm" svg:viewBox="0 0 7 310" draw:points="0,310 7,310 7,0 0,0">
          <text:p/>
        </draw:polygon>
        <draw:line draw:style-name="gr59" draw:text-style-name="P9" draw:layer="layout" svg:x1="6.039cm" svg:y1="14.587cm" svg:x2="6.039cm" svg:y2="14.892cm">
          <text:p/>
        </draw:line>
        <draw:polygon draw:style-name="gr58" draw:text-style-name="P8" draw:layer="layout" svg:width="0.004cm" svg:height="0.309cm" svg:x="6.037cm" svg:y="14.585cm" svg:viewBox="0 0 5 310" draw:points="0,310 5,310 5,0 0,0">
          <text:p/>
        </draw:polygon>
        <draw:line draw:style-name="gr59" draw:text-style-name="P9" draw:layer="layout" svg:x1="6.395cm" svg:y1="14.587cm" svg:x2="6.395cm" svg:y2="14.892cm">
          <text:p/>
        </draw:line>
        <draw:polygon draw:style-name="gr58" draw:text-style-name="P8" draw:layer="layout" svg:width="0.004cm" svg:height="0.309cm" svg:x="6.393cm" svg:y="14.585cm" svg:viewBox="0 0 5 310" draw:points="0,310 5,310 5,0 0,0">
          <text:p/>
        </draw:polygon>
        <draw:line draw:style-name="gr59" draw:text-style-name="P9" draw:layer="layout" svg:x1="6.751cm" svg:y1="14.587cm" svg:x2="6.751cm" svg:y2="14.892cm">
          <text:p/>
        </draw:line>
        <draw:polygon draw:style-name="gr58" draw:text-style-name="P8" draw:layer="layout" svg:width="0.004cm" svg:height="0.309cm" svg:x="6.749cm" svg:y="14.585cm" svg:viewBox="0 0 5 310" draw:points="0,310 5,310 5,0 0,0">
          <text:p/>
        </draw:polygon>
        <draw:line draw:style-name="gr59" draw:text-style-name="P9" draw:layer="layout" svg:x1="7.107cm" svg:y1="14.587cm" svg:x2="7.107cm" svg:y2="14.892cm">
          <text:p/>
        </draw:line>
        <draw:polygon draw:style-name="gr58" draw:text-style-name="P8" draw:layer="layout" svg:width="0.004cm" svg:height="0.309cm" svg:x="7.105cm" svg:y="14.585cm" svg:viewBox="0 0 5 310" draw:points="0,310 5,310 5,0 0,0">
          <text:p/>
        </draw:polygon>
        <draw:line draw:style-name="gr59" draw:text-style-name="P9" draw:layer="layout" svg:x1="7.463cm" svg:y1="14.587cm" svg:x2="7.463cm" svg:y2="14.892cm">
          <text:p/>
        </draw:line>
        <draw:polygon draw:style-name="gr58" draw:text-style-name="P8" draw:layer="layout" svg:width="0.005cm" svg:height="0.309cm" svg:x="7.46cm" svg:y="14.585cm" svg:viewBox="0 0 6 310" draw:points="0,310 6,310 6,0 0,0">
          <text:p/>
        </draw:polygon>
        <draw:line draw:style-name="gr59" draw:text-style-name="P9" draw:layer="layout" svg:x1="7.818cm" svg:y1="14.587cm" svg:x2="7.818cm" svg:y2="14.892cm">
          <text:p/>
        </draw:line>
        <draw:polygon draw:style-name="gr58" draw:text-style-name="P8" draw:layer="layout" svg:width="0.004cm" svg:height="0.309cm" svg:x="7.816cm" svg:y="14.585cm" svg:viewBox="0 0 5 310" draw:points="0,310 5,310 5,0 0,0">
          <text:p/>
        </draw:polygon>
        <draw:line draw:style-name="gr59" draw:text-style-name="P9" draw:layer="layout" svg:x1="8.174cm" svg:y1="14.587cm" svg:x2="8.174cm" svg:y2="14.892cm">
          <text:p/>
        </draw:line>
        <draw:polygon draw:style-name="gr58" draw:text-style-name="P8" draw:layer="layout" svg:width="0.004cm" svg:height="0.309cm" svg:x="8.172cm" svg:y="14.585cm" svg:viewBox="0 0 5 310" draw:points="0,310 5,310 5,0 0,0">
          <text:p/>
        </draw:polygon>
        <draw:line draw:style-name="gr59" draw:text-style-name="P9" draw:layer="layout" svg:x1="8.529cm" svg:y1="14.587cm" svg:x2="8.529cm" svg:y2="14.892cm">
          <text:p/>
        </draw:line>
        <draw:polygon draw:style-name="gr58" draw:text-style-name="P8" draw:layer="layout" svg:width="0.004cm" svg:height="0.309cm" svg:x="8.527cm" svg:y="14.585cm" svg:viewBox="0 0 5 310" draw:points="0,310 5,310 5,0 0,0">
          <text:p/>
        </draw:polygon>
        <draw:line draw:style-name="gr59" draw:text-style-name="P9" draw:layer="layout" svg:x1="8.885cm" svg:y1="14.587cm" svg:x2="8.885cm" svg:y2="14.892cm">
          <text:p/>
        </draw:line>
        <draw:polygon draw:style-name="gr58" draw:text-style-name="P8" draw:layer="layout" svg:width="0.004cm" svg:height="0.309cm" svg:x="8.883cm" svg:y="14.585cm" svg:viewBox="0 0 5 310" draw:points="0,310 5,310 5,0 0,0">
          <text:p/>
        </draw:polygon>
        <draw:line draw:style-name="gr59" draw:text-style-name="P9" draw:layer="layout" svg:x1="9.241cm" svg:y1="14.587cm" svg:x2="9.241cm" svg:y2="14.892cm">
          <text:p/>
        </draw:line>
        <draw:polygon draw:style-name="gr58" draw:text-style-name="P8" draw:layer="layout" svg:width="0.005cm" svg:height="0.309cm" svg:x="9.238cm" svg:y="14.585cm" svg:viewBox="0 0 6 310" draw:points="0,310 6,310 6,0 0,0">
          <text:p/>
        </draw:polygon>
        <draw:line draw:style-name="gr59" draw:text-style-name="P9" draw:layer="layout" svg:x1="9.596cm" svg:y1="14.587cm" svg:x2="9.596cm" svg:y2="14.892cm">
          <text:p/>
        </draw:line>
        <draw:polygon draw:style-name="gr58" draw:text-style-name="P8" draw:layer="layout" svg:width="0.004cm" svg:height="0.309cm" svg:x="9.594cm" svg:y="14.585cm" svg:viewBox="0 0 5 310" draw:points="0,310 5,310 5,0 0,0">
          <text:p/>
        </draw:polygon>
        <draw:line draw:style-name="gr59" draw:text-style-name="P9" draw:layer="layout" svg:x1="9.952cm" svg:y1="14.587cm" svg:x2="9.952cm" svg:y2="14.892cm">
          <text:p/>
        </draw:line>
        <draw:polygon draw:style-name="gr58" draw:text-style-name="P8" draw:layer="layout" svg:width="0.004cm" svg:height="0.309cm" svg:x="9.95cm" svg:y="14.585cm" svg:viewBox="0 0 5 310" draw:points="0,310 5,310 5,0 0,0">
          <text:p/>
        </draw:polygon>
        <draw:line draw:style-name="gr59" draw:text-style-name="P9" draw:layer="layout" svg:x1="10.307cm" svg:y1="14.587cm" svg:x2="10.307cm" svg:y2="14.892cm">
          <text:p/>
        </draw:line>
        <draw:polygon draw:style-name="gr58" draw:text-style-name="P8" draw:layer="layout" svg:width="0.004cm" svg:height="0.309cm" svg:x="10.305cm" svg:y="14.585cm" svg:viewBox="0 0 5 310" draw:points="0,310 5,310 5,0 0,0">
          <text:p/>
        </draw:polygon>
        <draw:line draw:style-name="gr59" draw:text-style-name="P9" draw:layer="layout" svg:x1="10.663cm" svg:y1="14.587cm" svg:x2="10.663cm" svg:y2="14.892cm">
          <text:p/>
        </draw:line>
        <draw:polygon draw:style-name="gr58" draw:text-style-name="P8" draw:layer="layout" svg:width="0.004cm" svg:height="0.309cm" svg:x="10.661cm" svg:y="14.585cm" svg:viewBox="0 0 5 310" draw:points="0,310 5,310 5,0 0,0">
          <text:p/>
        </draw:polygon>
        <draw:line draw:style-name="gr59" draw:text-style-name="P9" draw:layer="layout" svg:x1="11.019cm" svg:y1="14.587cm" svg:x2="11.019cm" svg:y2="14.892cm">
          <text:p/>
        </draw:line>
        <draw:polygon draw:style-name="gr58" draw:text-style-name="P8" draw:layer="layout" svg:width="0.005cm" svg:height="0.309cm" svg:x="11.016cm" svg:y="14.585cm" svg:viewBox="0 0 6 310" draw:points="0,310 6,310 6,0 0,0">
          <text:p/>
        </draw:polygon>
        <draw:line draw:style-name="gr59" draw:text-style-name="P9" draw:layer="layout" svg:x1="11.375cm" svg:y1="14.587cm" svg:x2="11.375cm" svg:y2="14.892cm">
          <text:p/>
        </draw:line>
        <draw:polygon draw:style-name="gr58" draw:text-style-name="P8" draw:layer="layout" svg:width="0.004cm" svg:height="0.309cm" svg:x="11.373cm" svg:y="14.585cm" svg:viewBox="0 0 5 310" draw:points="0,310 5,310 5,0 0,0">
          <text:p/>
        </draw:polygon>
        <draw:line draw:style-name="gr59" draw:text-style-name="P9" draw:layer="layout" svg:x1="11.73cm" svg:y1="14.587cm" svg:x2="11.73cm" svg:y2="14.892cm">
          <text:p/>
        </draw:line>
        <draw:polygon draw:style-name="gr58" draw:text-style-name="P8" draw:layer="layout" svg:width="0.005cm" svg:height="0.309cm" svg:x="11.728cm" svg:y="14.585cm" svg:viewBox="0 0 6 310" draw:points="0,310 6,310 6,0 0,0">
          <text:p/>
        </draw:polygon>
        <draw:line draw:style-name="gr59" draw:text-style-name="P9" draw:layer="layout" svg:x1="12.086cm" svg:y1="14.587cm" svg:x2="12.086cm" svg:y2="14.892cm">
          <text:p/>
        </draw:line>
        <draw:polygon draw:style-name="gr58" draw:text-style-name="P8" draw:layer="layout" svg:width="0.004cm" svg:height="0.309cm" svg:x="12.084cm" svg:y="14.585cm" svg:viewBox="0 0 5 310" draw:points="0,310 5,310 5,0 0,0">
          <text:p/>
        </draw:polygon>
        <draw:line draw:style-name="gr59" draw:text-style-name="P9" draw:layer="layout" svg:x1="12.442cm" svg:y1="14.587cm" svg:x2="12.442cm" svg:y2="14.892cm">
          <text:p/>
        </draw:line>
        <draw:polygon draw:style-name="gr58" draw:text-style-name="P8" draw:layer="layout" svg:width="0.004cm" svg:height="0.309cm" svg:x="12.44cm" svg:y="14.585cm" svg:viewBox="0 0 5 310" draw:points="0,310 5,310 5,0 0,0">
          <text:p/>
        </draw:polygon>
        <draw:line draw:style-name="gr59" draw:text-style-name="P9" draw:layer="layout" svg:x1="12.797cm" svg:y1="14.587cm" svg:x2="12.797cm" svg:y2="14.892cm">
          <text:p/>
        </draw:line>
        <draw:polygon draw:style-name="gr58" draw:text-style-name="P8" draw:layer="layout" svg:width="0.004cm" svg:height="0.309cm" svg:x="12.795cm" svg:y="14.585cm" svg:viewBox="0 0 5 310" draw:points="0,310 5,310 5,0 0,0">
          <text:p/>
        </draw:polygon>
        <draw:line draw:style-name="gr59" draw:text-style-name="P9" draw:layer="layout" svg:x1="13.153cm" svg:y1="14.587cm" svg:x2="13.153cm" svg:y2="14.892cm">
          <text:p/>
        </draw:line>
        <draw:polygon draw:style-name="gr58" draw:text-style-name="P8" draw:layer="layout" svg:width="0.004cm" svg:height="0.309cm" svg:x="13.151cm" svg:y="14.585cm" svg:viewBox="0 0 5 310" draw:points="0,310 5,310 5,0 0,0">
          <text:p/>
        </draw:polygon>
        <draw:line draw:style-name="gr59" draw:text-style-name="P9" draw:layer="layout" svg:x1="13.508cm" svg:y1="14.587cm" svg:x2="13.508cm" svg:y2="14.892cm">
          <text:p/>
        </draw:line>
        <draw:polygon draw:style-name="gr58" draw:text-style-name="P8" draw:layer="layout" svg:width="0.005cm" svg:height="0.309cm" svg:x="13.506cm" svg:y="14.585cm" svg:viewBox="0 0 6 310" draw:points="0,310 6,310 6,0 0,0">
          <text:p/>
        </draw:polygon>
        <draw:line draw:style-name="gr59" draw:text-style-name="P9" draw:layer="layout" svg:x1="13.864cm" svg:y1="14.587cm" svg:x2="13.864cm" svg:y2="14.892cm">
          <text:p/>
        </draw:line>
        <draw:polygon draw:style-name="gr58" draw:text-style-name="P8" draw:layer="layout" svg:width="0.004cm" svg:height="0.309cm" svg:x="13.862cm" svg:y="14.585cm" svg:viewBox="0 0 5 310" draw:points="0,310 5,310 5,0 0,0">
          <text:p/>
        </draw:polygon>
        <draw:line draw:style-name="gr59" draw:text-style-name="P9" draw:layer="layout" svg:x1="14.22cm" svg:y1="14.587cm" svg:x2="14.22cm" svg:y2="14.892cm">
          <text:p/>
        </draw:line>
        <draw:polygon draw:style-name="gr58" draw:text-style-name="P8" draw:layer="layout" svg:width="0.004cm" svg:height="0.309cm" svg:x="14.218cm" svg:y="14.585cm" svg:viewBox="0 0 5 310" draw:points="0,310 5,310 5,0 0,0">
          <text:p/>
        </draw:polygon>
        <draw:line draw:style-name="gr59" draw:text-style-name="P9" draw:layer="layout" svg:x1="14.575cm" svg:y1="14.587cm" svg:x2="14.575cm" svg:y2="14.892cm">
          <text:p/>
        </draw:line>
        <draw:polygon draw:style-name="gr58" draw:text-style-name="P8" draw:layer="layout" svg:width="0.004cm" svg:height="0.309cm" svg:x="14.573cm" svg:y="14.585cm" svg:viewBox="0 0 5 310" draw:points="0,310 5,310 5,0 0,0">
          <text:p/>
        </draw:polygon>
        <draw:line draw:style-name="gr59" draw:text-style-name="P9" draw:layer="layout" svg:x1="14.931cm" svg:y1="14.587cm" svg:x2="14.931cm" svg:y2="14.892cm">
          <text:p/>
        </draw:line>
        <draw:polygon draw:style-name="gr58" draw:text-style-name="P8" draw:layer="layout" svg:width="0.004cm" svg:height="0.309cm" svg:x="14.929cm" svg:y="14.585cm" svg:viewBox="0 0 5 310" draw:points="0,310 5,310 5,0 0,0">
          <text:p/>
        </draw:polygon>
        <draw:line draw:style-name="gr59" draw:text-style-name="P9" draw:layer="layout" svg:x1="15.286cm" svg:y1="14.587cm" svg:x2="15.286cm" svg:y2="14.892cm">
          <text:p/>
        </draw:line>
        <draw:polygon draw:style-name="gr58" draw:text-style-name="P8" draw:layer="layout" svg:width="0.005cm" svg:height="0.309cm" svg:x="15.284cm" svg:y="14.585cm" svg:viewBox="0 0 6 310" draw:points="0,310 6,310 6,0 0,0">
          <text:p/>
        </draw:polygon>
        <draw:line draw:style-name="gr59" draw:text-style-name="P9" draw:layer="layout" svg:x1="15.643cm" svg:y1="14.587cm" svg:x2="15.643cm" svg:y2="14.892cm">
          <text:p/>
        </draw:line>
        <draw:polygon draw:style-name="gr58" draw:text-style-name="P8" draw:layer="layout" svg:width="0.004cm" svg:height="0.309cm" svg:x="15.641cm" svg:y="14.585cm" svg:viewBox="0 0 5 310" draw:points="0,310 5,310 5,0 0,0">
          <text:p/>
        </draw:polygon>
        <draw:line draw:style-name="gr59" draw:text-style-name="P9" draw:layer="layout" svg:x1="15.999cm" svg:y1="14.587cm" svg:x2="15.999cm" svg:y2="14.892cm">
          <text:p/>
        </draw:line>
        <draw:polygon draw:style-name="gr58" draw:text-style-name="P8" draw:layer="layout" svg:width="0.004cm" svg:height="0.309cm" svg:x="15.997cm" svg:y="14.585cm" svg:viewBox="0 0 5 310" draw:points="0,310 5,310 5,0 0,0">
          <text:p/>
        </draw:polygon>
        <draw:line draw:style-name="gr59" draw:text-style-name="P9" draw:layer="layout" svg:x1="16.354cm" svg:y1="14.587cm" svg:x2="16.354cm" svg:y2="14.892cm">
          <text:p/>
        </draw:line>
        <draw:polygon draw:style-name="gr58" draw:text-style-name="P8" draw:layer="layout" svg:width="0.004cm" svg:height="0.309cm" svg:x="16.352cm" svg:y="14.585cm" svg:viewBox="0 0 5 310" draw:points="0,310 5,310 5,0 0,0">
          <text:p/>
        </draw:polygon>
        <draw:line draw:style-name="gr59" draw:text-style-name="P9" draw:layer="layout" svg:x1="16.71cm" svg:y1="14.587cm" svg:x2="16.71cm" svg:y2="14.892cm">
          <text:p/>
        </draw:line>
        <draw:polygon draw:style-name="gr58" draw:text-style-name="P8" draw:layer="layout" svg:width="0.004cm" svg:height="0.309cm" svg:x="16.708cm" svg:y="14.585cm" svg:viewBox="0 0 5 310" draw:points="0,310 5,310 5,0 0,0">
          <text:p/>
        </draw:polygon>
        <draw:line draw:style-name="gr59" draw:text-style-name="P9" draw:layer="layout" svg:x1="17.065cm" svg:y1="14.587cm" svg:x2="17.065cm" svg:y2="14.892cm">
          <text:p/>
        </draw:line>
        <draw:polygon draw:style-name="gr58" draw:text-style-name="P8" draw:layer="layout" svg:width="0.005cm" svg:height="0.309cm" svg:x="17.063cm" svg:y="14.585cm" svg:viewBox="0 0 6 310" draw:points="0,310 6,310 6,0 0,0">
          <text:p/>
        </draw:polygon>
        <draw:line draw:style-name="gr59" draw:text-style-name="P9" draw:layer="layout" svg:x1="17.421cm" svg:y1="14.587cm" svg:x2="17.421cm" svg:y2="14.892cm">
          <text:p/>
        </draw:line>
        <draw:polygon draw:style-name="gr58" draw:text-style-name="P8" draw:layer="layout" svg:width="0.004cm" svg:height="0.309cm" svg:x="17.419cm" svg:y="14.585cm" svg:viewBox="0 0 5 310" draw:points="0,310 5,310 5,0 0,0">
          <text:p/>
        </draw:polygon>
        <draw:line draw:style-name="gr59" draw:text-style-name="P9" draw:layer="layout" svg:x1="17.777cm" svg:y1="14.587cm" svg:x2="17.777cm" svg:y2="14.892cm">
          <text:p/>
        </draw:line>
        <draw:polygon draw:style-name="gr58" draw:text-style-name="P8" draw:layer="layout" svg:width="0.004cm" svg:height="0.309cm" svg:x="17.775cm" svg:y="14.585cm" svg:viewBox="0 0 5 310" draw:points="0,310 5,310 5,0 0,0">
          <text:p/>
        </draw:polygon>
        <draw:line draw:style-name="gr59" draw:text-style-name="P9" draw:layer="layout" svg:x1="3.905cm" svg:y1="15.655cm" svg:x2="3.905cm" svg:y2="15.96cm">
          <text:p/>
        </draw:line>
        <draw:polygon draw:style-name="gr58" draw:text-style-name="P8" draw:layer="layout" svg:width="0.005cm" svg:height="0.309cm" svg:x="3.903cm" svg:y="15.653cm" svg:viewBox="0 0 6 310" draw:points="0,310 6,310 6,0 0,0">
          <text:p/>
        </draw:polygon>
        <draw:line draw:style-name="gr59" draw:text-style-name="P9" draw:layer="layout" svg:x1="4.261cm" svg:y1="15.655cm" svg:x2="4.261cm" svg:y2="15.96cm">
          <text:p/>
        </draw:line>
        <draw:polygon draw:style-name="gr58" draw:text-style-name="P8" draw:layer="layout" svg:width="0.004cm" svg:height="0.309cm" svg:x="4.259cm" svg:y="15.653cm" svg:viewBox="0 0 5 310" draw:points="0,310 5,310 5,0 0,0">
          <text:p/>
        </draw:polygon>
        <draw:line draw:style-name="gr59" draw:text-style-name="P9" draw:layer="layout" svg:x1="4.617cm" svg:y1="15.655cm" svg:x2="4.617cm" svg:y2="15.96cm">
          <text:p/>
        </draw:line>
        <draw:polygon draw:style-name="gr58" draw:text-style-name="P8" draw:layer="layout" svg:width="0.004cm" svg:height="0.309cm" svg:x="4.615cm" svg:y="15.653cm" svg:viewBox="0 0 5 310" draw:points="0,310 5,310 5,0 0,0">
          <text:p/>
        </draw:polygon>
        <draw:line draw:style-name="gr59" draw:text-style-name="P9" draw:layer="layout" svg:x1="4.972cm" svg:y1="15.655cm" svg:x2="4.972cm" svg:y2="15.96cm">
          <text:p/>
        </draw:line>
        <draw:polygon draw:style-name="gr58" draw:text-style-name="P8" draw:layer="layout" svg:width="0.004cm" svg:height="0.309cm" svg:x="4.97cm" svg:y="15.653cm" svg:viewBox="0 0 5 310" draw:points="0,310 5,310 5,0 0,0">
          <text:p/>
        </draw:polygon>
        <draw:line draw:style-name="gr59" draw:text-style-name="P9" draw:layer="layout" svg:x1="5.328cm" svg:y1="15.655cm" svg:x2="5.328cm" svg:y2="15.96cm">
          <text:p/>
        </draw:line>
        <draw:polygon draw:style-name="gr58" draw:text-style-name="P8" draw:layer="layout" svg:width="0.004cm" svg:height="0.309cm" svg:x="5.326cm" svg:y="15.653cm" svg:viewBox="0 0 5 310" draw:points="0,310 5,310 5,0 0,0">
          <text:p/>
        </draw:polygon>
        <draw:line draw:style-name="gr59" draw:text-style-name="P9" draw:layer="layout" svg:x1="5.683cm" svg:y1="15.655cm" svg:x2="5.683cm" svg:y2="15.96cm">
          <text:p/>
        </draw:line>
        <draw:polygon draw:style-name="gr58" draw:text-style-name="P8" draw:layer="layout" svg:width="0.006cm" svg:height="0.309cm" svg:x="5.681cm" svg:y="15.653cm" svg:viewBox="0 0 7 310" draw:points="0,310 7,310 7,0 0,0">
          <text:p/>
        </draw:polygon>
        <draw:line draw:style-name="gr59" draw:text-style-name="P9" draw:layer="layout" svg:x1="6.039cm" svg:y1="15.655cm" svg:x2="6.039cm" svg:y2="15.96cm">
          <text:p/>
        </draw:line>
        <draw:polygon draw:style-name="gr58" draw:text-style-name="P8" draw:layer="layout" svg:width="0.004cm" svg:height="0.309cm" svg:x="6.037cm" svg:y="15.653cm" svg:viewBox="0 0 5 310" draw:points="0,310 5,310 5,0 0,0">
          <text:p/>
        </draw:polygon>
        <draw:line draw:style-name="gr59" draw:text-style-name="P9" draw:layer="layout" svg:x1="6.395cm" svg:y1="15.655cm" svg:x2="6.395cm" svg:y2="15.96cm">
          <text:p/>
        </draw:line>
        <draw:polygon draw:style-name="gr58" draw:text-style-name="P8" draw:layer="layout" svg:width="0.004cm" svg:height="0.309cm" svg:x="6.393cm" svg:y="15.653cm" svg:viewBox="0 0 5 310" draw:points="0,310 5,310 5,0 0,0">
          <text:p/>
        </draw:polygon>
        <draw:line draw:style-name="gr59" draw:text-style-name="P9" draw:layer="layout" svg:x1="6.751cm" svg:y1="15.655cm" svg:x2="6.751cm" svg:y2="15.96cm">
          <text:p/>
        </draw:line>
        <draw:polygon draw:style-name="gr58" draw:text-style-name="P8" draw:layer="layout" svg:width="0.004cm" svg:height="0.309cm" svg:x="6.749cm" svg:y="15.653cm" svg:viewBox="0 0 5 310" draw:points="0,310 5,310 5,0 0,0">
          <text:p/>
        </draw:polygon>
        <draw:line draw:style-name="gr59" draw:text-style-name="P9" draw:layer="layout" svg:x1="7.107cm" svg:y1="15.655cm" svg:x2="7.107cm" svg:y2="15.96cm">
          <text:p/>
        </draw:line>
        <draw:polygon draw:style-name="gr58" draw:text-style-name="P8" draw:layer="layout" svg:width="0.004cm" svg:height="0.309cm" svg:x="7.105cm" svg:y="15.653cm" svg:viewBox="0 0 5 310" draw:points="0,310 5,310 5,0 0,0">
          <text:p/>
        </draw:polygon>
        <draw:line draw:style-name="gr59" draw:text-style-name="P9" draw:layer="layout" svg:x1="7.463cm" svg:y1="15.655cm" svg:x2="7.463cm" svg:y2="15.96cm">
          <text:p/>
        </draw:line>
        <draw:polygon draw:style-name="gr58" draw:text-style-name="P8" draw:layer="layout" svg:width="0.005cm" svg:height="0.309cm" svg:x="7.46cm" svg:y="15.653cm" svg:viewBox="0 0 6 310" draw:points="0,310 6,310 6,0 0,0">
          <text:p/>
        </draw:polygon>
        <draw:line draw:style-name="gr59" draw:text-style-name="P9" draw:layer="layout" svg:x1="7.818cm" svg:y1="15.655cm" svg:x2="7.818cm" svg:y2="15.96cm">
          <text:p/>
        </draw:line>
        <draw:polygon draw:style-name="gr58" draw:text-style-name="P8" draw:layer="layout" svg:width="0.004cm" svg:height="0.309cm" svg:x="7.816cm" svg:y="15.653cm" svg:viewBox="0 0 5 310" draw:points="0,310 5,310 5,0 0,0">
          <text:p/>
        </draw:polygon>
        <draw:line draw:style-name="gr59" draw:text-style-name="P9" draw:layer="layout" svg:x1="8.174cm" svg:y1="15.655cm" svg:x2="8.174cm" svg:y2="15.96cm">
          <text:p/>
        </draw:line>
        <draw:polygon draw:style-name="gr58" draw:text-style-name="P8" draw:layer="layout" svg:width="0.004cm" svg:height="0.309cm" svg:x="8.172cm" svg:y="15.653cm" svg:viewBox="0 0 5 310" draw:points="0,310 5,310 5,0 0,0">
          <text:p/>
        </draw:polygon>
        <draw:line draw:style-name="gr59" draw:text-style-name="P9" draw:layer="layout" svg:x1="8.529cm" svg:y1="15.655cm" svg:x2="8.529cm" svg:y2="15.96cm">
          <text:p/>
        </draw:line>
        <draw:polygon draw:style-name="gr58" draw:text-style-name="P8" draw:layer="layout" svg:width="0.004cm" svg:height="0.309cm" svg:x="8.527cm" svg:y="15.653cm" svg:viewBox="0 0 5 310" draw:points="0,310 5,310 5,0 0,0">
          <text:p/>
        </draw:polygon>
        <draw:line draw:style-name="gr59" draw:text-style-name="P9" draw:layer="layout" svg:x1="8.885cm" svg:y1="15.655cm" svg:x2="8.885cm" svg:y2="15.96cm">
          <text:p/>
        </draw:line>
        <draw:polygon draw:style-name="gr58" draw:text-style-name="P8" draw:layer="layout" svg:width="0.004cm" svg:height="0.309cm" svg:x="8.883cm" svg:y="15.653cm" svg:viewBox="0 0 5 310" draw:points="0,310 5,310 5,0 0,0">
          <text:p/>
        </draw:polygon>
        <draw:line draw:style-name="gr59" draw:text-style-name="P9" draw:layer="layout" svg:x1="9.241cm" svg:y1="15.655cm" svg:x2="9.241cm" svg:y2="15.96cm">
          <text:p/>
        </draw:line>
        <draw:polygon draw:style-name="gr58" draw:text-style-name="P8" draw:layer="layout" svg:width="0.005cm" svg:height="0.309cm" svg:x="9.238cm" svg:y="15.653cm" svg:viewBox="0 0 6 310" draw:points="0,310 6,310 6,0 0,0">
          <text:p/>
        </draw:polygon>
        <draw:line draw:style-name="gr59" draw:text-style-name="P9" draw:layer="layout" svg:x1="9.596cm" svg:y1="15.655cm" svg:x2="9.596cm" svg:y2="15.96cm">
          <text:p/>
        </draw:line>
        <draw:polygon draw:style-name="gr58" draw:text-style-name="P8" draw:layer="layout" svg:width="0.004cm" svg:height="0.309cm" svg:x="9.594cm" svg:y="15.653cm" svg:viewBox="0 0 5 310" draw:points="0,310 5,310 5,0 0,0">
          <text:p/>
        </draw:polygon>
        <draw:line draw:style-name="gr59" draw:text-style-name="P9" draw:layer="layout" svg:x1="9.952cm" svg:y1="15.655cm" svg:x2="9.952cm" svg:y2="15.96cm">
          <text:p/>
        </draw:line>
        <draw:polygon draw:style-name="gr58" draw:text-style-name="P8" draw:layer="layout" svg:width="0.004cm" svg:height="0.309cm" svg:x="9.95cm" svg:y="15.653cm" svg:viewBox="0 0 5 310" draw:points="0,310 5,310 5,0 0,0">
          <text:p/>
        </draw:polygon>
        <draw:line draw:style-name="gr59" draw:text-style-name="P9" draw:layer="layout" svg:x1="10.307cm" svg:y1="15.655cm" svg:x2="10.307cm" svg:y2="15.96cm">
          <text:p/>
        </draw:line>
        <draw:polygon draw:style-name="gr58" draw:text-style-name="P8" draw:layer="layout" svg:width="0.004cm" svg:height="0.309cm" svg:x="10.305cm" svg:y="15.653cm" svg:viewBox="0 0 5 310" draw:points="0,310 5,310 5,0 0,0">
          <text:p/>
        </draw:polygon>
        <draw:line draw:style-name="gr59" draw:text-style-name="P9" draw:layer="layout" svg:x1="10.663cm" svg:y1="15.655cm" svg:x2="10.663cm" svg:y2="15.96cm">
          <text:p/>
        </draw:line>
        <draw:polygon draw:style-name="gr58" draw:text-style-name="P8" draw:layer="layout" svg:width="0.004cm" svg:height="0.309cm" svg:x="10.661cm" svg:y="15.653cm" svg:viewBox="0 0 5 310" draw:points="0,310 5,310 5,0 0,0">
          <text:p/>
        </draw:polygon>
        <draw:line draw:style-name="gr59" draw:text-style-name="P9" draw:layer="layout" svg:x1="11.019cm" svg:y1="15.655cm" svg:x2="11.019cm" svg:y2="15.96cm">
          <text:p/>
        </draw:line>
        <draw:polygon draw:style-name="gr58" draw:text-style-name="P8" draw:layer="layout" svg:width="0.005cm" svg:height="0.309cm" svg:x="11.016cm" svg:y="15.653cm" svg:viewBox="0 0 6 310" draw:points="0,310 6,310 6,0 0,0">
          <text:p/>
        </draw:polygon>
        <draw:line draw:style-name="gr59" draw:text-style-name="P9" draw:layer="layout" svg:x1="11.375cm" svg:y1="15.655cm" svg:x2="11.375cm" svg:y2="15.96cm">
          <text:p/>
        </draw:line>
        <draw:polygon draw:style-name="gr58" draw:text-style-name="P8" draw:layer="layout" svg:width="0.004cm" svg:height="0.309cm" svg:x="11.373cm" svg:y="15.653cm" svg:viewBox="0 0 5 310" draw:points="0,310 5,310 5,0 0,0">
          <text:p/>
        </draw:polygon>
        <draw:line draw:style-name="gr59" draw:text-style-name="P9" draw:layer="layout" svg:x1="11.73cm" svg:y1="15.655cm" svg:x2="11.73cm" svg:y2="15.96cm">
          <text:p/>
        </draw:line>
        <draw:polygon draw:style-name="gr58" draw:text-style-name="P8" draw:layer="layout" svg:width="0.005cm" svg:height="0.309cm" svg:x="11.728cm" svg:y="15.653cm" svg:viewBox="0 0 6 310" draw:points="0,310 6,310 6,0 0,0">
          <text:p/>
        </draw:polygon>
        <draw:line draw:style-name="gr59" draw:text-style-name="P9" draw:layer="layout" svg:x1="12.086cm" svg:y1="15.655cm" svg:x2="12.086cm" svg:y2="15.96cm">
          <text:p/>
        </draw:line>
        <draw:polygon draw:style-name="gr58" draw:text-style-name="P8" draw:layer="layout" svg:width="0.004cm" svg:height="0.309cm" svg:x="12.084cm" svg:y="15.653cm" svg:viewBox="0 0 5 310" draw:points="0,310 5,310 5,0 0,0">
          <text:p/>
        </draw:polygon>
        <draw:line draw:style-name="gr59" draw:text-style-name="P9" draw:layer="layout" svg:x1="12.442cm" svg:y1="15.655cm" svg:x2="12.442cm" svg:y2="15.96cm">
          <text:p/>
        </draw:line>
        <draw:polygon draw:style-name="gr58" draw:text-style-name="P8" draw:layer="layout" svg:width="0.004cm" svg:height="0.309cm" svg:x="12.44cm" svg:y="15.653cm" svg:viewBox="0 0 5 310" draw:points="0,310 5,310 5,0 0,0">
          <text:p/>
        </draw:polygon>
        <draw:line draw:style-name="gr59" draw:text-style-name="P9" draw:layer="layout" svg:x1="12.797cm" svg:y1="15.655cm" svg:x2="12.797cm" svg:y2="15.96cm">
          <text:p/>
        </draw:line>
        <draw:polygon draw:style-name="gr58" draw:text-style-name="P8" draw:layer="layout" svg:width="0.004cm" svg:height="0.309cm" svg:x="12.795cm" svg:y="15.653cm" svg:viewBox="0 0 5 310" draw:points="0,310 5,310 5,0 0,0">
          <text:p/>
        </draw:polygon>
        <draw:line draw:style-name="gr59" draw:text-style-name="P9" draw:layer="layout" svg:x1="13.153cm" svg:y1="15.655cm" svg:x2="13.153cm" svg:y2="15.96cm">
          <text:p/>
        </draw:line>
        <draw:polygon draw:style-name="gr58" draw:text-style-name="P8" draw:layer="layout" svg:width="0.004cm" svg:height="0.309cm" svg:x="13.151cm" svg:y="15.653cm" svg:viewBox="0 0 5 310" draw:points="0,310 5,310 5,0 0,0">
          <text:p/>
        </draw:polygon>
        <draw:line draw:style-name="gr59" draw:text-style-name="P9" draw:layer="layout" svg:x1="13.508cm" svg:y1="15.655cm" svg:x2="13.508cm" svg:y2="15.96cm">
          <text:p/>
        </draw:line>
        <draw:polygon draw:style-name="gr58" draw:text-style-name="P8" draw:layer="layout" svg:width="0.005cm" svg:height="0.309cm" svg:x="13.506cm" svg:y="15.653cm" svg:viewBox="0 0 6 310" draw:points="0,310 6,310 6,0 0,0">
          <text:p/>
        </draw:polygon>
        <draw:line draw:style-name="gr59" draw:text-style-name="P9" draw:layer="layout" svg:x1="13.864cm" svg:y1="15.655cm" svg:x2="13.864cm" svg:y2="15.96cm">
          <text:p/>
        </draw:line>
        <draw:polygon draw:style-name="gr58" draw:text-style-name="P8" draw:layer="layout" svg:width="0.004cm" svg:height="0.309cm" svg:x="13.862cm" svg:y="15.653cm" svg:viewBox="0 0 5 310" draw:points="0,310 5,310 5,0 0,0">
          <text:p/>
        </draw:polygon>
        <draw:line draw:style-name="gr59" draw:text-style-name="P9" draw:layer="layout" svg:x1="14.22cm" svg:y1="15.655cm" svg:x2="14.22cm" svg:y2="15.96cm">
          <text:p/>
        </draw:line>
        <draw:polygon draw:style-name="gr58" draw:text-style-name="P8" draw:layer="layout" svg:width="0.004cm" svg:height="0.309cm" svg:x="14.218cm" svg:y="15.653cm" svg:viewBox="0 0 5 310" draw:points="0,310 5,310 5,0 0,0">
          <text:p/>
        </draw:polygon>
        <draw:line draw:style-name="gr59" draw:text-style-name="P9" draw:layer="layout" svg:x1="14.575cm" svg:y1="15.655cm" svg:x2="14.575cm" svg:y2="15.96cm">
          <text:p/>
        </draw:line>
        <draw:polygon draw:style-name="gr58" draw:text-style-name="P8" draw:layer="layout" svg:width="0.004cm" svg:height="0.309cm" svg:x="14.573cm" svg:y="15.653cm" svg:viewBox="0 0 5 310" draw:points="0,310 5,310 5,0 0,0">
          <text:p/>
        </draw:polygon>
        <draw:line draw:style-name="gr59" draw:text-style-name="P9" draw:layer="layout" svg:x1="14.931cm" svg:y1="15.655cm" svg:x2="14.931cm" svg:y2="15.96cm">
          <text:p/>
        </draw:line>
        <draw:polygon draw:style-name="gr58" draw:text-style-name="P8" draw:layer="layout" svg:width="0.004cm" svg:height="0.309cm" svg:x="14.929cm" svg:y="15.653cm" svg:viewBox="0 0 5 310" draw:points="0,310 5,310 5,0 0,0">
          <text:p/>
        </draw:polygon>
        <draw:line draw:style-name="gr59" draw:text-style-name="P9" draw:layer="layout" svg:x1="15.286cm" svg:y1="15.655cm" svg:x2="15.286cm" svg:y2="15.96cm">
          <text:p/>
        </draw:line>
        <draw:polygon draw:style-name="gr58" draw:text-style-name="P8" draw:layer="layout" svg:width="0.005cm" svg:height="0.309cm" svg:x="15.284cm" svg:y="15.653cm" svg:viewBox="0 0 6 310" draw:points="0,310 6,310 6,0 0,0">
          <text:p/>
        </draw:polygon>
        <draw:line draw:style-name="gr59" draw:text-style-name="P9" draw:layer="layout" svg:x1="15.643cm" svg:y1="15.655cm" svg:x2="15.643cm" svg:y2="15.96cm">
          <text:p/>
        </draw:line>
        <draw:polygon draw:style-name="gr58" draw:text-style-name="P8" draw:layer="layout" svg:width="0.004cm" svg:height="0.309cm" svg:x="15.641cm" svg:y="15.653cm" svg:viewBox="0 0 5 310" draw:points="0,310 5,310 5,0 0,0">
          <text:p/>
        </draw:polygon>
        <draw:line draw:style-name="gr59" draw:text-style-name="P9" draw:layer="layout" svg:x1="15.999cm" svg:y1="15.655cm" svg:x2="15.999cm" svg:y2="15.96cm">
          <text:p/>
        </draw:line>
        <draw:polygon draw:style-name="gr58" draw:text-style-name="P8" draw:layer="layout" svg:width="0.004cm" svg:height="0.309cm" svg:x="15.997cm" svg:y="15.653cm" svg:viewBox="0 0 5 310" draw:points="0,310 5,310 5,0 0,0">
          <text:p/>
        </draw:polygon>
        <draw:line draw:style-name="gr59" draw:text-style-name="P9" draw:layer="layout" svg:x1="16.354cm" svg:y1="15.655cm" svg:x2="16.354cm" svg:y2="15.96cm">
          <text:p/>
        </draw:line>
        <draw:polygon draw:style-name="gr58" draw:text-style-name="P8" draw:layer="layout" svg:width="0.004cm" svg:height="0.309cm" svg:x="16.352cm" svg:y="15.653cm" svg:viewBox="0 0 5 310" draw:points="0,310 5,310 5,0 0,0">
          <text:p/>
        </draw:polygon>
        <draw:line draw:style-name="gr59" draw:text-style-name="P9" draw:layer="layout" svg:x1="16.71cm" svg:y1="15.655cm" svg:x2="16.71cm" svg:y2="15.96cm">
          <text:p/>
        </draw:line>
        <draw:polygon draw:style-name="gr58" draw:text-style-name="P8" draw:layer="layout" svg:width="0.004cm" svg:height="0.309cm" svg:x="16.708cm" svg:y="15.653cm" svg:viewBox="0 0 5 310" draw:points="0,310 5,310 5,0 0,0">
          <text:p/>
        </draw:polygon>
        <draw:line draw:style-name="gr59" draw:text-style-name="P9" draw:layer="layout" svg:x1="17.065cm" svg:y1="15.655cm" svg:x2="17.065cm" svg:y2="15.96cm">
          <text:p/>
        </draw:line>
        <draw:polygon draw:style-name="gr58" draw:text-style-name="P8" draw:layer="layout" svg:width="0.005cm" svg:height="0.309cm" svg:x="17.063cm" svg:y="15.653cm" svg:viewBox="0 0 6 310" draw:points="0,310 6,310 6,0 0,0">
          <text:p/>
        </draw:polygon>
        <draw:line draw:style-name="gr59" draw:text-style-name="P9" draw:layer="layout" svg:x1="17.421cm" svg:y1="15.655cm" svg:x2="17.421cm" svg:y2="15.96cm">
          <text:p/>
        </draw:line>
        <draw:polygon draw:style-name="gr58" draw:text-style-name="P8" draw:layer="layout" svg:width="0.004cm" svg:height="0.309cm" svg:x="17.419cm" svg:y="15.653cm" svg:viewBox="0 0 5 310" draw:points="0,310 5,310 5,0 0,0">
          <text:p/>
        </draw:polygon>
        <draw:line draw:style-name="gr59" draw:text-style-name="P9" draw:layer="layout" svg:x1="17.777cm" svg:y1="15.655cm" svg:x2="17.777cm" svg:y2="15.96cm">
          <text:p/>
        </draw:line>
        <draw:polygon draw:style-name="gr58" draw:text-style-name="P8" draw:layer="layout" svg:width="0.004cm" svg:height="0.309cm" svg:x="17.775cm" svg:y="15.653cm" svg:viewBox="0 0 5 310" draw:points="0,310 5,310 5,0 0,0">
          <text:p/>
        </draw:polygon>
        <draw:line draw:style-name="gr59" draw:text-style-name="P9" draw:layer="layout" svg:x1="3.905cm" svg:y1="16.264cm" svg:x2="3.905cm" svg:y2="16.569cm">
          <text:p/>
        </draw:line>
        <draw:polygon draw:style-name="gr58" draw:text-style-name="P8" draw:layer="layout" svg:width="0.005cm" svg:height="0.309cm" svg:x="3.903cm" svg:y="16.262cm" svg:viewBox="0 0 6 310" draw:points="0,310 6,310 6,0 0,0">
          <text:p/>
        </draw:polygon>
        <draw:line draw:style-name="gr59" draw:text-style-name="P9" draw:layer="layout" svg:x1="4.261cm" svg:y1="16.264cm" svg:x2="4.261cm" svg:y2="16.569cm">
          <text:p/>
        </draw:line>
        <draw:polygon draw:style-name="gr58" draw:text-style-name="P8" draw:layer="layout" svg:width="0.004cm" svg:height="0.309cm" svg:x="4.259cm" svg:y="16.262cm" svg:viewBox="0 0 5 310" draw:points="0,310 5,310 5,0 0,0">
          <text:p/>
        </draw:polygon>
        <draw:line draw:style-name="gr59" draw:text-style-name="P9" draw:layer="layout" svg:x1="4.617cm" svg:y1="16.264cm" svg:x2="4.617cm" svg:y2="16.569cm">
          <text:p/>
        </draw:line>
        <draw:polygon draw:style-name="gr58" draw:text-style-name="P8" draw:layer="layout" svg:width="0.004cm" svg:height="0.309cm" svg:x="4.615cm" svg:y="16.262cm" svg:viewBox="0 0 5 310" draw:points="0,310 5,310 5,0 0,0">
          <text:p/>
        </draw:polygon>
        <draw:line draw:style-name="gr59" draw:text-style-name="P9" draw:layer="layout" svg:x1="4.972cm" svg:y1="16.264cm" svg:x2="4.972cm" svg:y2="16.569cm">
          <text:p/>
        </draw:line>
        <draw:polygon draw:style-name="gr58" draw:text-style-name="P8" draw:layer="layout" svg:width="0.004cm" svg:height="0.309cm" svg:x="4.97cm" svg:y="16.262cm" svg:viewBox="0 0 5 310" draw:points="0,310 5,310 5,0 0,0">
          <text:p/>
        </draw:polygon>
        <draw:line draw:style-name="gr59" draw:text-style-name="P9" draw:layer="layout" svg:x1="5.328cm" svg:y1="16.264cm" svg:x2="5.328cm" svg:y2="16.569cm">
          <text:p/>
        </draw:line>
        <draw:polygon draw:style-name="gr58" draw:text-style-name="P8" draw:layer="layout" svg:width="0.004cm" svg:height="0.309cm" svg:x="5.326cm" svg:y="16.262cm" svg:viewBox="0 0 5 310" draw:points="0,310 5,310 5,0 0,0">
          <text:p/>
        </draw:polygon>
        <draw:line draw:style-name="gr59" draw:text-style-name="P9" draw:layer="layout" svg:x1="5.683cm" svg:y1="16.264cm" svg:x2="5.683cm" svg:y2="16.569cm">
          <text:p/>
        </draw:line>
        <draw:polygon draw:style-name="gr58" draw:text-style-name="P8" draw:layer="layout" svg:width="0.006cm" svg:height="0.309cm" svg:x="5.681cm" svg:y="16.262cm" svg:viewBox="0 0 7 310" draw:points="0,310 7,310 7,0 0,0">
          <text:p/>
        </draw:polygon>
        <draw:line draw:style-name="gr59" draw:text-style-name="P9" draw:layer="layout" svg:x1="6.039cm" svg:y1="16.264cm" svg:x2="6.039cm" svg:y2="16.569cm">
          <text:p/>
        </draw:line>
        <draw:polygon draw:style-name="gr58" draw:text-style-name="P8" draw:layer="layout" svg:width="0.004cm" svg:height="0.309cm" svg:x="6.037cm" svg:y="16.262cm" svg:viewBox="0 0 5 310" draw:points="0,310 5,310 5,0 0,0">
          <text:p/>
        </draw:polygon>
        <draw:line draw:style-name="gr59" draw:text-style-name="P9" draw:layer="layout" svg:x1="6.395cm" svg:y1="16.264cm" svg:x2="6.395cm" svg:y2="16.569cm">
          <text:p/>
        </draw:line>
        <draw:polygon draw:style-name="gr58" draw:text-style-name="P8" draw:layer="layout" svg:width="0.004cm" svg:height="0.309cm" svg:x="6.393cm" svg:y="16.262cm" svg:viewBox="0 0 5 310" draw:points="0,310 5,310 5,0 0,0">
          <text:p/>
        </draw:polygon>
        <draw:line draw:style-name="gr59" draw:text-style-name="P9" draw:layer="layout" svg:x1="6.751cm" svg:y1="16.264cm" svg:x2="6.751cm" svg:y2="16.569cm">
          <text:p/>
        </draw:line>
        <draw:polygon draw:style-name="gr58" draw:text-style-name="P8" draw:layer="layout" svg:width="0.004cm" svg:height="0.309cm" svg:x="6.749cm" svg:y="16.262cm" svg:viewBox="0 0 5 310" draw:points="0,310 5,310 5,0 0,0">
          <text:p/>
        </draw:polygon>
        <draw:line draw:style-name="gr59" draw:text-style-name="P9" draw:layer="layout" svg:x1="7.107cm" svg:y1="16.264cm" svg:x2="7.107cm" svg:y2="16.569cm">
          <text:p/>
        </draw:line>
        <draw:polygon draw:style-name="gr58" draw:text-style-name="P8" draw:layer="layout" svg:width="0.004cm" svg:height="0.309cm" svg:x="7.105cm" svg:y="16.262cm" svg:viewBox="0 0 5 310" draw:points="0,310 5,310 5,0 0,0">
          <text:p/>
        </draw:polygon>
        <draw:line draw:style-name="gr59" draw:text-style-name="P9" draw:layer="layout" svg:x1="7.463cm" svg:y1="16.264cm" svg:x2="7.463cm" svg:y2="16.569cm">
          <text:p/>
        </draw:line>
        <draw:polygon draw:style-name="gr58" draw:text-style-name="P8" draw:layer="layout" svg:width="0.005cm" svg:height="0.309cm" svg:x="7.46cm" svg:y="16.262cm" svg:viewBox="0 0 6 310" draw:points="0,310 6,310 6,0 0,0">
          <text:p/>
        </draw:polygon>
        <draw:line draw:style-name="gr59" draw:text-style-name="P9" draw:layer="layout" svg:x1="7.818cm" svg:y1="16.264cm" svg:x2="7.818cm" svg:y2="16.569cm">
          <text:p/>
        </draw:line>
        <draw:polygon draw:style-name="gr58" draw:text-style-name="P8" draw:layer="layout" svg:width="0.004cm" svg:height="0.309cm" svg:x="7.816cm" svg:y="16.262cm" svg:viewBox="0 0 5 310" draw:points="0,310 5,310 5,0 0,0">
          <text:p/>
        </draw:polygon>
        <draw:line draw:style-name="gr59" draw:text-style-name="P9" draw:layer="layout" svg:x1="8.174cm" svg:y1="16.264cm" svg:x2="8.174cm" svg:y2="16.569cm">
          <text:p/>
        </draw:line>
        <draw:polygon draw:style-name="gr58" draw:text-style-name="P8" draw:layer="layout" svg:width="0.004cm" svg:height="0.309cm" svg:x="8.172cm" svg:y="16.262cm" svg:viewBox="0 0 5 310" draw:points="0,310 5,310 5,0 0,0">
          <text:p/>
        </draw:polygon>
        <draw:line draw:style-name="gr59" draw:text-style-name="P9" draw:layer="layout" svg:x1="8.529cm" svg:y1="16.264cm" svg:x2="8.529cm" svg:y2="16.569cm">
          <text:p/>
        </draw:line>
        <draw:polygon draw:style-name="gr58" draw:text-style-name="P8" draw:layer="layout" svg:width="0.004cm" svg:height="0.309cm" svg:x="8.527cm" svg:y="16.262cm" svg:viewBox="0 0 5 310" draw:points="0,310 5,310 5,0 0,0">
          <text:p/>
        </draw:polygon>
        <draw:line draw:style-name="gr59" draw:text-style-name="P9" draw:layer="layout" svg:x1="8.885cm" svg:y1="16.264cm" svg:x2="8.885cm" svg:y2="16.569cm">
          <text:p/>
        </draw:line>
        <draw:polygon draw:style-name="gr58" draw:text-style-name="P8" draw:layer="layout" svg:width="0.004cm" svg:height="0.309cm" svg:x="8.883cm" svg:y="16.262cm" svg:viewBox="0 0 5 310" draw:points="0,310 5,310 5,0 0,0">
          <text:p/>
        </draw:polygon>
        <draw:line draw:style-name="gr59" draw:text-style-name="P9" draw:layer="layout" svg:x1="9.241cm" svg:y1="16.264cm" svg:x2="9.241cm" svg:y2="16.569cm">
          <text:p/>
        </draw:line>
        <draw:polygon draw:style-name="gr58" draw:text-style-name="P8" draw:layer="layout" svg:width="0.005cm" svg:height="0.309cm" svg:x="9.238cm" svg:y="16.262cm" svg:viewBox="0 0 6 310" draw:points="0,310 6,310 6,0 0,0">
          <text:p/>
        </draw:polygon>
        <draw:line draw:style-name="gr59" draw:text-style-name="P9" draw:layer="layout" svg:x1="9.596cm" svg:y1="16.264cm" svg:x2="9.596cm" svg:y2="16.569cm">
          <text:p/>
        </draw:line>
        <draw:polygon draw:style-name="gr58" draw:text-style-name="P8" draw:layer="layout" svg:width="0.004cm" svg:height="0.309cm" svg:x="9.594cm" svg:y="16.262cm" svg:viewBox="0 0 5 310" draw:points="0,310 5,310 5,0 0,0">
          <text:p/>
        </draw:polygon>
        <draw:line draw:style-name="gr59" draw:text-style-name="P9" draw:layer="layout" svg:x1="9.952cm" svg:y1="16.264cm" svg:x2="9.952cm" svg:y2="16.569cm">
          <text:p/>
        </draw:line>
        <draw:polygon draw:style-name="gr58" draw:text-style-name="P8" draw:layer="layout" svg:width="0.004cm" svg:height="0.309cm" svg:x="9.95cm" svg:y="16.262cm" svg:viewBox="0 0 5 310" draw:points="0,310 5,310 5,0 0,0">
          <text:p/>
        </draw:polygon>
        <draw:line draw:style-name="gr59" draw:text-style-name="P9" draw:layer="layout" svg:x1="10.307cm" svg:y1="16.264cm" svg:x2="10.307cm" svg:y2="16.569cm">
          <text:p/>
        </draw:line>
        <draw:polygon draw:style-name="gr58" draw:text-style-name="P8" draw:layer="layout" svg:width="0.004cm" svg:height="0.309cm" svg:x="10.305cm" svg:y="16.262cm" svg:viewBox="0 0 5 310" draw:points="0,310 5,310 5,0 0,0">
          <text:p/>
        </draw:polygon>
        <draw:line draw:style-name="gr59" draw:text-style-name="P9" draw:layer="layout" svg:x1="10.663cm" svg:y1="16.264cm" svg:x2="10.663cm" svg:y2="16.569cm">
          <text:p/>
        </draw:line>
        <draw:polygon draw:style-name="gr58" draw:text-style-name="P8" draw:layer="layout" svg:width="0.004cm" svg:height="0.309cm" svg:x="10.661cm" svg:y="16.262cm" svg:viewBox="0 0 5 310" draw:points="0,310 5,310 5,0 0,0">
          <text:p/>
        </draw:polygon>
        <draw:line draw:style-name="gr59" draw:text-style-name="P9" draw:layer="layout" svg:x1="11.019cm" svg:y1="16.264cm" svg:x2="11.019cm" svg:y2="16.569cm">
          <text:p/>
        </draw:line>
        <draw:polygon draw:style-name="gr58" draw:text-style-name="P8" draw:layer="layout" svg:width="0.005cm" svg:height="0.309cm" svg:x="11.016cm" svg:y="16.262cm" svg:viewBox="0 0 6 310" draw:points="0,310 6,310 6,0 0,0">
          <text:p/>
        </draw:polygon>
        <draw:line draw:style-name="gr59" draw:text-style-name="P9" draw:layer="layout" svg:x1="11.375cm" svg:y1="16.264cm" svg:x2="11.375cm" svg:y2="16.569cm">
          <text:p/>
        </draw:line>
        <draw:polygon draw:style-name="gr58" draw:text-style-name="P8" draw:layer="layout" svg:width="0.004cm" svg:height="0.309cm" svg:x="11.373cm" svg:y="16.262cm" svg:viewBox="0 0 5 310" draw:points="0,310 5,310 5,0 0,0">
          <text:p/>
        </draw:polygon>
        <draw:line draw:style-name="gr59" draw:text-style-name="P9" draw:layer="layout" svg:x1="11.73cm" svg:y1="16.264cm" svg:x2="11.73cm" svg:y2="16.569cm">
          <text:p/>
        </draw:line>
        <draw:polygon draw:style-name="gr58" draw:text-style-name="P8" draw:layer="layout" svg:width="0.005cm" svg:height="0.309cm" svg:x="11.728cm" svg:y="16.262cm" svg:viewBox="0 0 6 310" draw:points="0,310 6,310 6,0 0,0">
          <text:p/>
        </draw:polygon>
        <draw:line draw:style-name="gr59" draw:text-style-name="P9" draw:layer="layout" svg:x1="12.086cm" svg:y1="16.264cm" svg:x2="12.086cm" svg:y2="16.569cm">
          <text:p/>
        </draw:line>
        <draw:polygon draw:style-name="gr58" draw:text-style-name="P8" draw:layer="layout" svg:width="0.004cm" svg:height="0.309cm" svg:x="12.084cm" svg:y="16.262cm" svg:viewBox="0 0 5 310" draw:points="0,310 5,310 5,0 0,0">
          <text:p/>
        </draw:polygon>
        <draw:line draw:style-name="gr59" draw:text-style-name="P9" draw:layer="layout" svg:x1="12.442cm" svg:y1="16.264cm" svg:x2="12.442cm" svg:y2="16.569cm">
          <text:p/>
        </draw:line>
        <draw:polygon draw:style-name="gr58" draw:text-style-name="P8" draw:layer="layout" svg:width="0.004cm" svg:height="0.309cm" svg:x="12.44cm" svg:y="16.262cm" svg:viewBox="0 0 5 310" draw:points="0,310 5,310 5,0 0,0">
          <text:p/>
        </draw:polygon>
        <draw:line draw:style-name="gr59" draw:text-style-name="P9" draw:layer="layout" svg:x1="12.797cm" svg:y1="16.264cm" svg:x2="12.797cm" svg:y2="16.569cm">
          <text:p/>
        </draw:line>
        <draw:polygon draw:style-name="gr58" draw:text-style-name="P8" draw:layer="layout" svg:width="0.004cm" svg:height="0.309cm" svg:x="12.795cm" svg:y="16.262cm" svg:viewBox="0 0 5 310" draw:points="0,310 5,310 5,0 0,0">
          <text:p/>
        </draw:polygon>
        <draw:line draw:style-name="gr59" draw:text-style-name="P9" draw:layer="layout" svg:x1="13.153cm" svg:y1="16.264cm" svg:x2="13.153cm" svg:y2="16.569cm">
          <text:p/>
        </draw:line>
        <draw:polygon draw:style-name="gr58" draw:text-style-name="P8" draw:layer="layout" svg:width="0.004cm" svg:height="0.309cm" svg:x="13.151cm" svg:y="16.262cm" svg:viewBox="0 0 5 310" draw:points="0,310 5,310 5,0 0,0">
          <text:p/>
        </draw:polygon>
        <draw:line draw:style-name="gr59" draw:text-style-name="P9" draw:layer="layout" svg:x1="13.508cm" svg:y1="16.264cm" svg:x2="13.508cm" svg:y2="16.569cm">
          <text:p/>
        </draw:line>
        <draw:polygon draw:style-name="gr58" draw:text-style-name="P8" draw:layer="layout" svg:width="0.005cm" svg:height="0.309cm" svg:x="13.506cm" svg:y="16.262cm" svg:viewBox="0 0 6 310" draw:points="0,310 6,310 6,0 0,0">
          <text:p/>
        </draw:polygon>
        <draw:line draw:style-name="gr59" draw:text-style-name="P9" draw:layer="layout" svg:x1="13.864cm" svg:y1="16.264cm" svg:x2="13.864cm" svg:y2="16.569cm">
          <text:p/>
        </draw:line>
        <draw:polygon draw:style-name="gr58" draw:text-style-name="P8" draw:layer="layout" svg:width="0.004cm" svg:height="0.309cm" svg:x="13.862cm" svg:y="16.262cm" svg:viewBox="0 0 5 310" draw:points="0,310 5,310 5,0 0,0">
          <text:p/>
        </draw:polygon>
        <draw:line draw:style-name="gr59" draw:text-style-name="P9" draw:layer="layout" svg:x1="14.22cm" svg:y1="16.264cm" svg:x2="14.22cm" svg:y2="16.569cm">
          <text:p/>
        </draw:line>
        <draw:polygon draw:style-name="gr58" draw:text-style-name="P8" draw:layer="layout" svg:width="0.004cm" svg:height="0.309cm" svg:x="14.218cm" svg:y="16.262cm" svg:viewBox="0 0 5 310" draw:points="0,310 5,310 5,0 0,0">
          <text:p/>
        </draw:polygon>
        <draw:line draw:style-name="gr59" draw:text-style-name="P9" draw:layer="layout" svg:x1="14.575cm" svg:y1="16.264cm" svg:x2="14.575cm" svg:y2="16.569cm">
          <text:p/>
        </draw:line>
        <draw:polygon draw:style-name="gr58" draw:text-style-name="P8" draw:layer="layout" svg:width="0.004cm" svg:height="0.309cm" svg:x="14.573cm" svg:y="16.262cm" svg:viewBox="0 0 5 310" draw:points="0,310 5,310 5,0 0,0">
          <text:p/>
        </draw:polygon>
        <draw:line draw:style-name="gr59" draw:text-style-name="P9" draw:layer="layout" svg:x1="14.931cm" svg:y1="16.264cm" svg:x2="14.931cm" svg:y2="16.569cm">
          <text:p/>
        </draw:line>
        <draw:polygon draw:style-name="gr58" draw:text-style-name="P8" draw:layer="layout" svg:width="0.004cm" svg:height="0.309cm" svg:x="14.929cm" svg:y="16.262cm" svg:viewBox="0 0 5 310" draw:points="0,310 5,310 5,0 0,0">
          <text:p/>
        </draw:polygon>
        <draw:line draw:style-name="gr59" draw:text-style-name="P9" draw:layer="layout" svg:x1="15.286cm" svg:y1="16.264cm" svg:x2="15.286cm" svg:y2="16.569cm">
          <text:p/>
        </draw:line>
        <draw:polygon draw:style-name="gr58" draw:text-style-name="P8" draw:layer="layout" svg:width="0.005cm" svg:height="0.309cm" svg:x="15.284cm" svg:y="16.262cm" svg:viewBox="0 0 6 310" draw:points="0,310 6,310 6,0 0,0">
          <text:p/>
        </draw:polygon>
        <draw:line draw:style-name="gr59" draw:text-style-name="P9" draw:layer="layout" svg:x1="15.643cm" svg:y1="16.264cm" svg:x2="15.643cm" svg:y2="16.569cm">
          <text:p/>
        </draw:line>
        <draw:polygon draw:style-name="gr58" draw:text-style-name="P8" draw:layer="layout" svg:width="0.004cm" svg:height="0.309cm" svg:x="15.641cm" svg:y="16.262cm" svg:viewBox="0 0 5 310" draw:points="0,310 5,310 5,0 0,0">
          <text:p/>
        </draw:polygon>
        <draw:line draw:style-name="gr59" draw:text-style-name="P9" draw:layer="layout" svg:x1="15.999cm" svg:y1="16.264cm" svg:x2="15.999cm" svg:y2="16.569cm">
          <text:p/>
        </draw:line>
        <draw:polygon draw:style-name="gr58" draw:text-style-name="P8" draw:layer="layout" svg:width="0.004cm" svg:height="0.309cm" svg:x="15.997cm" svg:y="16.262cm" svg:viewBox="0 0 5 310" draw:points="0,310 5,310 5,0 0,0">
          <text:p/>
        </draw:polygon>
        <draw:line draw:style-name="gr59" draw:text-style-name="P9" draw:layer="layout" svg:x1="16.354cm" svg:y1="16.264cm" svg:x2="16.354cm" svg:y2="16.569cm">
          <text:p/>
        </draw:line>
        <draw:polygon draw:style-name="gr58" draw:text-style-name="P8" draw:layer="layout" svg:width="0.004cm" svg:height="0.309cm" svg:x="16.352cm" svg:y="16.262cm" svg:viewBox="0 0 5 310" draw:points="0,310 5,310 5,0 0,0">
          <text:p/>
        </draw:polygon>
        <draw:line draw:style-name="gr59" draw:text-style-name="P9" draw:layer="layout" svg:x1="16.71cm" svg:y1="16.264cm" svg:x2="16.71cm" svg:y2="16.569cm">
          <text:p/>
        </draw:line>
        <draw:polygon draw:style-name="gr58" draw:text-style-name="P8" draw:layer="layout" svg:width="0.004cm" svg:height="0.309cm" svg:x="16.708cm" svg:y="16.262cm" svg:viewBox="0 0 5 310" draw:points="0,310 5,310 5,0 0,0">
          <text:p/>
        </draw:polygon>
        <draw:line draw:style-name="gr59" draw:text-style-name="P9" draw:layer="layout" svg:x1="17.065cm" svg:y1="16.264cm" svg:x2="17.065cm" svg:y2="16.569cm">
          <text:p/>
        </draw:line>
        <draw:polygon draw:style-name="gr58" draw:text-style-name="P8" draw:layer="layout" svg:width="0.005cm" svg:height="0.309cm" svg:x="17.063cm" svg:y="16.262cm" svg:viewBox="0 0 6 310" draw:points="0,310 6,310 6,0 0,0">
          <text:p/>
        </draw:polygon>
        <draw:line draw:style-name="gr59" draw:text-style-name="P9" draw:layer="layout" svg:x1="17.421cm" svg:y1="16.264cm" svg:x2="17.421cm" svg:y2="16.569cm">
          <text:p/>
        </draw:line>
        <draw:polygon draw:style-name="gr58" draw:text-style-name="P8" draw:layer="layout" svg:width="0.004cm" svg:height="0.309cm" svg:x="17.419cm" svg:y="16.262cm" svg:viewBox="0 0 5 310" draw:points="0,310 5,310 5,0 0,0">
          <text:p/>
        </draw:polygon>
        <draw:line draw:style-name="gr59" draw:text-style-name="P9" draw:layer="layout" svg:x1="17.777cm" svg:y1="16.264cm" svg:x2="17.777cm" svg:y2="16.569cm">
          <text:p/>
        </draw:line>
        <draw:polygon draw:style-name="gr58" draw:text-style-name="P8" draw:layer="layout" svg:width="0.004cm" svg:height="0.309cm" svg:x="17.775cm" svg:y="16.262cm" svg:viewBox="0 0 5 310" draw:points="0,310 5,310 5,0 0,0">
          <text:p/>
        </draw:polygon>
        <draw:line draw:style-name="gr59" draw:text-style-name="P9" draw:layer="layout" svg:x1="3.905cm" svg:y1="16.874cm" svg:x2="3.905cm" svg:y2="17.179cm">
          <text:p/>
        </draw:line>
        <draw:polygon draw:style-name="gr58" draw:text-style-name="P8" draw:layer="layout" svg:width="0.005cm" svg:height="0.309cm" svg:x="3.903cm" svg:y="16.872cm" svg:viewBox="0 0 6 310" draw:points="0,310 6,310 6,0 0,0">
          <text:p/>
        </draw:polygon>
        <draw:line draw:style-name="gr59" draw:text-style-name="P9" draw:layer="layout" svg:x1="4.261cm" svg:y1="16.874cm" svg:x2="4.261cm" svg:y2="17.179cm">
          <text:p/>
        </draw:line>
        <draw:polygon draw:style-name="gr58" draw:text-style-name="P8" draw:layer="layout" svg:width="0.004cm" svg:height="0.309cm" svg:x="4.259cm" svg:y="16.872cm" svg:viewBox="0 0 5 310" draw:points="0,310 5,310 5,0 0,0">
          <text:p/>
        </draw:polygon>
        <draw:line draw:style-name="gr59" draw:text-style-name="P9" draw:layer="layout" svg:x1="4.617cm" svg:y1="16.874cm" svg:x2="4.617cm" svg:y2="17.179cm">
          <text:p/>
        </draw:line>
        <draw:polygon draw:style-name="gr58" draw:text-style-name="P8" draw:layer="layout" svg:width="0.004cm" svg:height="0.309cm" svg:x="4.615cm" svg:y="16.872cm" svg:viewBox="0 0 5 310" draw:points="0,310 5,310 5,0 0,0">
          <text:p/>
        </draw:polygon>
        <draw:line draw:style-name="gr59" draw:text-style-name="P9" draw:layer="layout" svg:x1="4.972cm" svg:y1="16.874cm" svg:x2="4.972cm" svg:y2="17.179cm">
          <text:p/>
        </draw:line>
        <draw:polygon draw:style-name="gr58" draw:text-style-name="P8" draw:layer="layout" svg:width="0.004cm" svg:height="0.309cm" svg:x="4.97cm" svg:y="16.872cm" svg:viewBox="0 0 5 310" draw:points="0,310 5,310 5,0 0,0">
          <text:p/>
        </draw:polygon>
        <draw:line draw:style-name="gr59" draw:text-style-name="P9" draw:layer="layout" svg:x1="5.328cm" svg:y1="16.874cm" svg:x2="5.328cm" svg:y2="17.179cm">
          <text:p/>
        </draw:line>
        <draw:polygon draw:style-name="gr58" draw:text-style-name="P8" draw:layer="layout" svg:width="0.004cm" svg:height="0.309cm" svg:x="5.326cm" svg:y="16.872cm" svg:viewBox="0 0 5 310" draw:points="0,310 5,310 5,0 0,0">
          <text:p/>
        </draw:polygon>
        <draw:line draw:style-name="gr59" draw:text-style-name="P9" draw:layer="layout" svg:x1="5.683cm" svg:y1="16.874cm" svg:x2="5.683cm" svg:y2="17.179cm">
          <text:p/>
        </draw:line>
        <draw:polygon draw:style-name="gr58" draw:text-style-name="P8" draw:layer="layout" svg:width="0.006cm" svg:height="0.309cm" svg:x="5.681cm" svg:y="16.872cm" svg:viewBox="0 0 7 310" draw:points="0,310 7,310 7,0 0,0">
          <text:p/>
        </draw:polygon>
        <draw:line draw:style-name="gr59" draw:text-style-name="P9" draw:layer="layout" svg:x1="6.039cm" svg:y1="16.874cm" svg:x2="6.039cm" svg:y2="17.179cm">
          <text:p/>
        </draw:line>
        <draw:polygon draw:style-name="gr58" draw:text-style-name="P8" draw:layer="layout" svg:width="0.004cm" svg:height="0.309cm" svg:x="6.037cm" svg:y="16.872cm" svg:viewBox="0 0 5 310" draw:points="0,310 5,310 5,0 0,0">
          <text:p/>
        </draw:polygon>
        <draw:line draw:style-name="gr59" draw:text-style-name="P9" draw:layer="layout" svg:x1="6.395cm" svg:y1="16.874cm" svg:x2="6.395cm" svg:y2="17.179cm">
          <text:p/>
        </draw:line>
        <draw:polygon draw:style-name="gr58" draw:text-style-name="P8" draw:layer="layout" svg:width="0.004cm" svg:height="0.309cm" svg:x="6.393cm" svg:y="16.872cm" svg:viewBox="0 0 5 310" draw:points="0,310 5,310 5,0 0,0">
          <text:p/>
        </draw:polygon>
        <draw:line draw:style-name="gr59" draw:text-style-name="P9" draw:layer="layout" svg:x1="6.751cm" svg:y1="16.874cm" svg:x2="6.751cm" svg:y2="17.179cm">
          <text:p/>
        </draw:line>
        <draw:polygon draw:style-name="gr58" draw:text-style-name="P8" draw:layer="layout" svg:width="0.004cm" svg:height="0.309cm" svg:x="6.749cm" svg:y="16.872cm" svg:viewBox="0 0 5 310" draw:points="0,310 5,310 5,0 0,0">
          <text:p/>
        </draw:polygon>
        <draw:line draw:style-name="gr59" draw:text-style-name="P9" draw:layer="layout" svg:x1="7.107cm" svg:y1="16.874cm" svg:x2="7.107cm" svg:y2="17.179cm">
          <text:p/>
        </draw:line>
        <draw:polygon draw:style-name="gr58" draw:text-style-name="P8" draw:layer="layout" svg:width="0.004cm" svg:height="0.309cm" svg:x="7.105cm" svg:y="16.872cm" svg:viewBox="0 0 5 310" draw:points="0,310 5,310 5,0 0,0">
          <text:p/>
        </draw:polygon>
        <draw:line draw:style-name="gr59" draw:text-style-name="P9" draw:layer="layout" svg:x1="7.463cm" svg:y1="16.874cm" svg:x2="7.463cm" svg:y2="17.179cm">
          <text:p/>
        </draw:line>
        <draw:polygon draw:style-name="gr58" draw:text-style-name="P8" draw:layer="layout" svg:width="0.005cm" svg:height="0.309cm" svg:x="7.46cm" svg:y="16.872cm" svg:viewBox="0 0 6 310" draw:points="0,310 6,310 6,0 0,0">
          <text:p/>
        </draw:polygon>
        <draw:line draw:style-name="gr59" draw:text-style-name="P9" draw:layer="layout" svg:x1="7.818cm" svg:y1="16.874cm" svg:x2="7.818cm" svg:y2="17.179cm">
          <text:p/>
        </draw:line>
        <draw:polygon draw:style-name="gr58" draw:text-style-name="P8" draw:layer="layout" svg:width="0.004cm" svg:height="0.309cm" svg:x="7.816cm" svg:y="16.872cm" svg:viewBox="0 0 5 310" draw:points="0,310 5,310 5,0 0,0">
          <text:p/>
        </draw:polygon>
        <draw:line draw:style-name="gr59" draw:text-style-name="P9" draw:layer="layout" svg:x1="8.174cm" svg:y1="16.874cm" svg:x2="8.174cm" svg:y2="17.179cm">
          <text:p/>
        </draw:line>
        <draw:polygon draw:style-name="gr58" draw:text-style-name="P8" draw:layer="layout" svg:width="0.004cm" svg:height="0.309cm" svg:x="8.172cm" svg:y="16.872cm" svg:viewBox="0 0 5 310" draw:points="0,310 5,310 5,0 0,0">
          <text:p/>
        </draw:polygon>
        <draw:line draw:style-name="gr59" draw:text-style-name="P9" draw:layer="layout" svg:x1="8.529cm" svg:y1="16.874cm" svg:x2="8.529cm" svg:y2="17.179cm">
          <text:p/>
        </draw:line>
        <draw:polygon draw:style-name="gr58" draw:text-style-name="P8" draw:layer="layout" svg:width="0.004cm" svg:height="0.309cm" svg:x="8.527cm" svg:y="16.872cm" svg:viewBox="0 0 5 310" draw:points="0,310 5,310 5,0 0,0">
          <text:p/>
        </draw:polygon>
        <draw:line draw:style-name="gr59" draw:text-style-name="P9" draw:layer="layout" svg:x1="8.885cm" svg:y1="16.874cm" svg:x2="8.885cm" svg:y2="17.179cm">
          <text:p/>
        </draw:line>
        <draw:polygon draw:style-name="gr58" draw:text-style-name="P8" draw:layer="layout" svg:width="0.004cm" svg:height="0.309cm" svg:x="8.883cm" svg:y="16.872cm" svg:viewBox="0 0 5 310" draw:points="0,310 5,310 5,0 0,0">
          <text:p/>
        </draw:polygon>
        <draw:line draw:style-name="gr59" draw:text-style-name="P9" draw:layer="layout" svg:x1="9.241cm" svg:y1="16.874cm" svg:x2="9.241cm" svg:y2="17.179cm">
          <text:p/>
        </draw:line>
        <draw:polygon draw:style-name="gr58" draw:text-style-name="P8" draw:layer="layout" svg:width="0.005cm" svg:height="0.309cm" svg:x="9.238cm" svg:y="16.872cm" svg:viewBox="0 0 6 310" draw:points="0,310 6,310 6,0 0,0">
          <text:p/>
        </draw:polygon>
        <draw:line draw:style-name="gr59" draw:text-style-name="P9" draw:layer="layout" svg:x1="9.596cm" svg:y1="16.874cm" svg:x2="9.596cm" svg:y2="17.179cm">
          <text:p/>
        </draw:line>
        <draw:polygon draw:style-name="gr58" draw:text-style-name="P8" draw:layer="layout" svg:width="0.004cm" svg:height="0.309cm" svg:x="9.594cm" svg:y="16.872cm" svg:viewBox="0 0 5 310" draw:points="0,310 5,310 5,0 0,0">
          <text:p/>
        </draw:polygon>
        <draw:line draw:style-name="gr59" draw:text-style-name="P9" draw:layer="layout" svg:x1="9.952cm" svg:y1="16.874cm" svg:x2="9.952cm" svg:y2="17.179cm">
          <text:p/>
        </draw:line>
        <draw:polygon draw:style-name="gr58" draw:text-style-name="P8" draw:layer="layout" svg:width="0.004cm" svg:height="0.309cm" svg:x="9.95cm" svg:y="16.872cm" svg:viewBox="0 0 5 310" draw:points="0,310 5,310 5,0 0,0">
          <text:p/>
        </draw:polygon>
        <draw:line draw:style-name="gr59" draw:text-style-name="P9" draw:layer="layout" svg:x1="10.307cm" svg:y1="16.874cm" svg:x2="10.307cm" svg:y2="17.179cm">
          <text:p/>
        </draw:line>
        <draw:polygon draw:style-name="gr58" draw:text-style-name="P8" draw:layer="layout" svg:width="0.004cm" svg:height="0.309cm" svg:x="10.305cm" svg:y="16.872cm" svg:viewBox="0 0 5 310" draw:points="0,310 5,310 5,0 0,0">
          <text:p/>
        </draw:polygon>
        <draw:line draw:style-name="gr59" draw:text-style-name="P9" draw:layer="layout" svg:x1="10.663cm" svg:y1="16.874cm" svg:x2="10.663cm" svg:y2="17.179cm">
          <text:p/>
        </draw:line>
        <draw:polygon draw:style-name="gr58" draw:text-style-name="P8" draw:layer="layout" svg:width="0.004cm" svg:height="0.309cm" svg:x="10.661cm" svg:y="16.872cm" svg:viewBox="0 0 5 310" draw:points="0,310 5,310 5,0 0,0">
          <text:p/>
        </draw:polygon>
        <draw:line draw:style-name="gr59" draw:text-style-name="P9" draw:layer="layout" svg:x1="11.019cm" svg:y1="16.874cm" svg:x2="11.019cm" svg:y2="17.179cm">
          <text:p/>
        </draw:line>
        <draw:polygon draw:style-name="gr58" draw:text-style-name="P8" draw:layer="layout" svg:width="0.005cm" svg:height="0.309cm" svg:x="11.016cm" svg:y="16.872cm" svg:viewBox="0 0 6 310" draw:points="0,310 6,310 6,0 0,0">
          <text:p/>
        </draw:polygon>
        <draw:line draw:style-name="gr59" draw:text-style-name="P9" draw:layer="layout" svg:x1="11.375cm" svg:y1="16.874cm" svg:x2="11.375cm" svg:y2="17.179cm">
          <text:p/>
        </draw:line>
        <draw:polygon draw:style-name="gr58" draw:text-style-name="P8" draw:layer="layout" svg:width="0.004cm" svg:height="0.309cm" svg:x="11.373cm" svg:y="16.872cm" svg:viewBox="0 0 5 310" draw:points="0,310 5,310 5,0 0,0">
          <text:p/>
        </draw:polygon>
        <draw:line draw:style-name="gr59" draw:text-style-name="P9" draw:layer="layout" svg:x1="11.73cm" svg:y1="16.874cm" svg:x2="11.73cm" svg:y2="17.179cm">
          <text:p/>
        </draw:line>
        <draw:polygon draw:style-name="gr58" draw:text-style-name="P8" draw:layer="layout" svg:width="0.005cm" svg:height="0.309cm" svg:x="11.728cm" svg:y="16.872cm" svg:viewBox="0 0 6 310" draw:points="0,310 6,310 6,0 0,0">
          <text:p/>
        </draw:polygon>
        <draw:line draw:style-name="gr59" draw:text-style-name="P9" draw:layer="layout" svg:x1="12.086cm" svg:y1="16.874cm" svg:x2="12.086cm" svg:y2="17.179cm">
          <text:p/>
        </draw:line>
        <draw:polygon draw:style-name="gr58" draw:text-style-name="P8" draw:layer="layout" svg:width="0.004cm" svg:height="0.309cm" svg:x="12.084cm" svg:y="16.872cm" svg:viewBox="0 0 5 310" draw:points="0,310 5,310 5,0 0,0">
          <text:p/>
        </draw:polygon>
        <draw:line draw:style-name="gr59" draw:text-style-name="P9" draw:layer="layout" svg:x1="12.442cm" svg:y1="16.874cm" svg:x2="12.442cm" svg:y2="17.179cm">
          <text:p/>
        </draw:line>
        <draw:polygon draw:style-name="gr58" draw:text-style-name="P8" draw:layer="layout" svg:width="0.004cm" svg:height="0.309cm" svg:x="12.44cm" svg:y="16.872cm" svg:viewBox="0 0 5 310" draw:points="0,310 5,310 5,0 0,0">
          <text:p/>
        </draw:polygon>
        <draw:line draw:style-name="gr59" draw:text-style-name="P9" draw:layer="layout" svg:x1="12.797cm" svg:y1="16.874cm" svg:x2="12.797cm" svg:y2="17.179cm">
          <text:p/>
        </draw:line>
        <draw:polygon draw:style-name="gr58" draw:text-style-name="P8" draw:layer="layout" svg:width="0.004cm" svg:height="0.309cm" svg:x="12.795cm" svg:y="16.872cm" svg:viewBox="0 0 5 310" draw:points="0,310 5,310 5,0 0,0">
          <text:p/>
        </draw:polygon>
        <draw:line draw:style-name="gr59" draw:text-style-name="P9" draw:layer="layout" svg:x1="13.153cm" svg:y1="16.874cm" svg:x2="13.153cm" svg:y2="17.179cm">
          <text:p/>
        </draw:line>
        <draw:polygon draw:style-name="gr58" draw:text-style-name="P8" draw:layer="layout" svg:width="0.004cm" svg:height="0.309cm" svg:x="13.151cm" svg:y="16.872cm" svg:viewBox="0 0 5 310" draw:points="0,310 5,310 5,0 0,0">
          <text:p/>
        </draw:polygon>
        <draw:line draw:style-name="gr59" draw:text-style-name="P9" draw:layer="layout" svg:x1="13.508cm" svg:y1="16.874cm" svg:x2="13.508cm" svg:y2="17.179cm">
          <text:p/>
        </draw:line>
        <draw:polygon draw:style-name="gr58" draw:text-style-name="P8" draw:layer="layout" svg:width="0.005cm" svg:height="0.309cm" svg:x="13.506cm" svg:y="16.872cm" svg:viewBox="0 0 6 310" draw:points="0,310 6,310 6,0 0,0">
          <text:p/>
        </draw:polygon>
        <draw:line draw:style-name="gr59" draw:text-style-name="P9" draw:layer="layout" svg:x1="13.864cm" svg:y1="16.874cm" svg:x2="13.864cm" svg:y2="17.179cm">
          <text:p/>
        </draw:line>
        <draw:polygon draw:style-name="gr58" draw:text-style-name="P8" draw:layer="layout" svg:width="0.004cm" svg:height="0.309cm" svg:x="13.862cm" svg:y="16.872cm" svg:viewBox="0 0 5 310" draw:points="0,310 5,310 5,0 0,0">
          <text:p/>
        </draw:polygon>
        <draw:line draw:style-name="gr59" draw:text-style-name="P9" draw:layer="layout" svg:x1="14.22cm" svg:y1="16.874cm" svg:x2="14.22cm" svg:y2="17.179cm">
          <text:p/>
        </draw:line>
        <draw:polygon draw:style-name="gr58" draw:text-style-name="P8" draw:layer="layout" svg:width="0.004cm" svg:height="0.309cm" svg:x="14.218cm" svg:y="16.872cm" svg:viewBox="0 0 5 310" draw:points="0,310 5,310 5,0 0,0">
          <text:p/>
        </draw:polygon>
        <draw:line draw:style-name="gr59" draw:text-style-name="P9" draw:layer="layout" svg:x1="14.575cm" svg:y1="16.874cm" svg:x2="14.575cm" svg:y2="17.179cm">
          <text:p/>
        </draw:line>
        <draw:polygon draw:style-name="gr58" draw:text-style-name="P8" draw:layer="layout" svg:width="0.004cm" svg:height="0.309cm" svg:x="14.573cm" svg:y="16.872cm" svg:viewBox="0 0 5 310" draw:points="0,310 5,310 5,0 0,0">
          <text:p/>
        </draw:polygon>
        <draw:line draw:style-name="gr59" draw:text-style-name="P9" draw:layer="layout" svg:x1="14.931cm" svg:y1="16.874cm" svg:x2="14.931cm" svg:y2="17.179cm">
          <text:p/>
        </draw:line>
        <draw:polygon draw:style-name="gr58" draw:text-style-name="P8" draw:layer="layout" svg:width="0.004cm" svg:height="0.309cm" svg:x="14.929cm" svg:y="16.872cm" svg:viewBox="0 0 5 310" draw:points="0,310 5,310 5,0 0,0">
          <text:p/>
        </draw:polygon>
        <draw:line draw:style-name="gr59" draw:text-style-name="P9" draw:layer="layout" svg:x1="15.286cm" svg:y1="16.874cm" svg:x2="15.286cm" svg:y2="17.179cm">
          <text:p/>
        </draw:line>
        <draw:polygon draw:style-name="gr58" draw:text-style-name="P8" draw:layer="layout" svg:width="0.005cm" svg:height="0.309cm" svg:x="15.284cm" svg:y="16.872cm" svg:viewBox="0 0 6 310" draw:points="0,310 6,310 6,0 0,0">
          <text:p/>
        </draw:polygon>
        <draw:line draw:style-name="gr59" draw:text-style-name="P9" draw:layer="layout" svg:x1="15.643cm" svg:y1="16.874cm" svg:x2="15.643cm" svg:y2="17.179cm">
          <text:p/>
        </draw:line>
        <draw:polygon draw:style-name="gr58" draw:text-style-name="P8" draw:layer="layout" svg:width="0.004cm" svg:height="0.309cm" svg:x="15.641cm" svg:y="16.872cm" svg:viewBox="0 0 5 310" draw:points="0,310 5,310 5,0 0,0">
          <text:p/>
        </draw:polygon>
        <draw:line draw:style-name="gr59" draw:text-style-name="P9" draw:layer="layout" svg:x1="15.999cm" svg:y1="16.874cm" svg:x2="15.999cm" svg:y2="17.179cm">
          <text:p/>
        </draw:line>
        <draw:polygon draw:style-name="gr58" draw:text-style-name="P8" draw:layer="layout" svg:width="0.004cm" svg:height="0.309cm" svg:x="15.997cm" svg:y="16.872cm" svg:viewBox="0 0 5 310" draw:points="0,310 5,310 5,0 0,0">
          <text:p/>
        </draw:polygon>
        <draw:line draw:style-name="gr59" draw:text-style-name="P9" draw:layer="layout" svg:x1="16.354cm" svg:y1="16.874cm" svg:x2="16.354cm" svg:y2="17.179cm">
          <text:p/>
        </draw:line>
        <draw:polygon draw:style-name="gr58" draw:text-style-name="P8" draw:layer="layout" svg:width="0.004cm" svg:height="0.309cm" svg:x="16.352cm" svg:y="16.872cm" svg:viewBox="0 0 5 310" draw:points="0,310 5,310 5,0 0,0">
          <text:p/>
        </draw:polygon>
        <draw:line draw:style-name="gr59" draw:text-style-name="P9" draw:layer="layout" svg:x1="16.71cm" svg:y1="16.874cm" svg:x2="16.71cm" svg:y2="17.179cm">
          <text:p/>
        </draw:line>
        <draw:polygon draw:style-name="gr58" draw:text-style-name="P8" draw:layer="layout" svg:width="0.004cm" svg:height="0.309cm" svg:x="16.708cm" svg:y="16.872cm" svg:viewBox="0 0 5 310" draw:points="0,310 5,310 5,0 0,0">
          <text:p/>
        </draw:polygon>
        <draw:line draw:style-name="gr59" draw:text-style-name="P9" draw:layer="layout" svg:x1="17.065cm" svg:y1="16.874cm" svg:x2="17.065cm" svg:y2="17.179cm">
          <text:p/>
        </draw:line>
        <draw:polygon draw:style-name="gr58" draw:text-style-name="P8" draw:layer="layout" svg:width="0.005cm" svg:height="0.309cm" svg:x="17.063cm" svg:y="16.872cm" svg:viewBox="0 0 6 310" draw:points="0,310 6,310 6,0 0,0">
          <text:p/>
        </draw:polygon>
        <draw:line draw:style-name="gr59" draw:text-style-name="P9" draw:layer="layout" svg:x1="17.421cm" svg:y1="16.874cm" svg:x2="17.421cm" svg:y2="17.179cm">
          <text:p/>
        </draw:line>
        <draw:polygon draw:style-name="gr58" draw:text-style-name="P8" draw:layer="layout" svg:width="0.004cm" svg:height="0.309cm" svg:x="17.419cm" svg:y="16.872cm" svg:viewBox="0 0 5 310" draw:points="0,310 5,310 5,0 0,0">
          <text:p/>
        </draw:polygon>
        <draw:line draw:style-name="gr59" draw:text-style-name="P9" draw:layer="layout" svg:x1="17.777cm" svg:y1="16.874cm" svg:x2="17.777cm" svg:y2="17.179cm">
          <text:p/>
        </draw:line>
        <draw:polygon draw:style-name="gr58" draw:text-style-name="P8" draw:layer="layout" svg:width="0.004cm" svg:height="0.309cm" svg:x="17.775cm" svg:y="16.872cm" svg:viewBox="0 0 5 310" draw:points="0,310 5,310 5,0 0,0">
          <text:p/>
        </draw:polygon>
        <draw:line draw:style-name="gr59" draw:text-style-name="P9" draw:layer="layout" svg:x1="3.194cm" svg:y1="14.977cm" svg:x2="3.194cm" svg:y2="15.35cm">
          <text:p/>
        </draw:line>
        <draw:polygon draw:style-name="gr58" draw:text-style-name="P8" draw:layer="layout" svg:width="0.005cm" svg:height="0.378cm" svg:x="3.192cm" svg:y="14.974cm" svg:viewBox="0 0 6 379" draw:points="0,379 6,379 6,0 0,0">
          <text:p/>
        </draw:polygon>
        <draw:line draw:style-name="gr59" draw:text-style-name="P9" draw:layer="layout" svg:x1="3.55cm" svg:y1="14.981cm" svg:x2="3.55cm" svg:y2="15.35cm">
          <text:p/>
        </draw:line>
        <draw:polygon draw:style-name="gr58" draw:text-style-name="P8" draw:layer="layout" svg:width="0.004cm" svg:height="0.373cm" svg:x="3.548cm" svg:y="14.979cm" svg:viewBox="0 0 5 374" draw:points="0,374 5,374 5,0 0,0">
          <text:p/>
        </draw:polygon>
        <draw:line draw:style-name="gr59" draw:text-style-name="P9" draw:layer="layout" svg:x1="6.039cm" svg:y1="17.484cm" svg:x2="6.039cm" svg:y2="17.788cm">
          <text:p/>
        </draw:line>
        <draw:polygon draw:style-name="gr58" draw:text-style-name="P8" draw:layer="layout" svg:width="0.004cm" svg:height="0.309cm" svg:x="6.037cm" svg:y="17.481cm" svg:viewBox="0 0 5 310" draw:points="0,310 5,310 5,0 0,0">
          <text:p/>
        </draw:polygon>
        <draw:line draw:style-name="gr59" draw:text-style-name="P9" draw:layer="layout" svg:x1="6.395cm" svg:y1="17.484cm" svg:x2="6.395cm" svg:y2="17.788cm">
          <text:p/>
        </draw:line>
        <draw:polygon draw:style-name="gr58" draw:text-style-name="P8" draw:layer="layout" svg:width="0.004cm" svg:height="0.309cm" svg:x="6.393cm" svg:y="17.481cm" svg:viewBox="0 0 5 310" draw:points="0,310 5,310 5,0 0,0">
          <text:p/>
        </draw:polygon>
        <draw:line draw:style-name="gr59" draw:text-style-name="P9" draw:layer="layout" svg:x1="6.043cm" svg:y1="19.549cm" svg:x2="6.395cm" svg:y2="19.549cm">
          <text:p/>
        </draw:line>
        <draw:polygon draw:style-name="gr58" draw:text-style-name="P8" draw:layer="layout" svg:width="0.356cm" svg:height="0.005cm" svg:x="6.041cm" svg:y="19.547cm" svg:viewBox="0 0 357 6" draw:points="0,6 357,6 357,0 0,0">
          <text:p/>
        </draw:polygon>
        <draw:line draw:style-name="gr59" draw:text-style-name="P9" draw:layer="layout" svg:x1="7.463cm" svg:y1="17.484cm" svg:x2="7.463cm" svg:y2="17.788cm">
          <text:p/>
        </draw:line>
        <draw:polygon draw:style-name="gr58" draw:text-style-name="P8" draw:layer="layout" svg:width="0.005cm" svg:height="0.309cm" svg:x="7.46cm" svg:y="17.481cm" svg:viewBox="0 0 6 310" draw:points="0,310 6,310 6,0 0,0">
          <text:p/>
        </draw:polygon>
        <draw:line draw:style-name="gr59" draw:text-style-name="P9" draw:layer="layout" svg:x1="7.818cm" svg:y1="17.484cm" svg:x2="7.818cm" svg:y2="17.788cm">
          <text:p/>
        </draw:line>
        <draw:polygon draw:style-name="gr58" draw:text-style-name="P8" draw:layer="layout" svg:width="0.004cm" svg:height="0.309cm" svg:x="7.816cm" svg:y="17.481cm" svg:viewBox="0 0 5 310" draw:points="0,310 5,310 5,0 0,0">
          <text:p/>
        </draw:polygon>
        <draw:line draw:style-name="gr59" draw:text-style-name="P9" draw:layer="layout" svg:x1="6.043cm" svg:y1="19.854cm" svg:x2="6.395cm" svg:y2="19.854cm">
          <text:p/>
        </draw:line>
        <draw:polygon draw:style-name="gr58" draw:text-style-name="P8" draw:layer="layout" svg:width="0.356cm" svg:height="0.004cm" svg:x="6.041cm" svg:y="19.852cm" svg:viewBox="0 0 357 5" draw:points="0,5 357,5 357,0 0,0">
          <text:p/>
        </draw:polygon>
        <draw:line draw:style-name="gr59" draw:text-style-name="P9" draw:layer="layout" svg:x1="9.596cm" svg:y1="17.484cm" svg:x2="9.596cm" svg:y2="17.788cm">
          <text:p/>
        </draw:line>
        <draw:polygon draw:style-name="gr58" draw:text-style-name="P8" draw:layer="layout" svg:width="0.004cm" svg:height="0.309cm" svg:x="9.594cm" svg:y="17.481cm" svg:viewBox="0 0 5 310" draw:points="0,310 5,310 5,0 0,0">
          <text:p/>
        </draw:polygon>
        <draw:line draw:style-name="gr59" draw:text-style-name="P9" draw:layer="layout" svg:x1="9.952cm" svg:y1="17.484cm" svg:x2="9.952cm" svg:y2="17.788cm">
          <text:p/>
        </draw:line>
        <draw:polygon draw:style-name="gr58" draw:text-style-name="P8" draw:layer="layout" svg:width="0.004cm" svg:height="0.309cm" svg:x="9.95cm" svg:y="17.481cm" svg:viewBox="0 0 5 310" draw:points="0,310 5,310 5,0 0,0">
          <text:p/>
        </draw:polygon>
        <draw:line draw:style-name="gr59" draw:text-style-name="P9" draw:layer="layout" svg:x1="10.307cm" svg:y1="17.484cm" svg:x2="10.307cm" svg:y2="17.788cm">
          <text:p/>
        </draw:line>
        <draw:polygon draw:style-name="gr58" draw:text-style-name="P8" draw:layer="layout" svg:width="0.004cm" svg:height="0.309cm" svg:x="10.305cm" svg:y="17.481cm" svg:viewBox="0 0 5 310" draw:points="0,310 5,310 5,0 0,0">
          <text:p/>
        </draw:polygon>
        <draw:line draw:style-name="gr59" draw:text-style-name="P9" draw:layer="layout" svg:x1="10.663cm" svg:y1="17.484cm" svg:x2="10.663cm" svg:y2="17.788cm">
          <text:p/>
        </draw:line>
        <draw:polygon draw:style-name="gr58" draw:text-style-name="P8" draw:layer="layout" svg:width="0.004cm" svg:height="0.309cm" svg:x="10.661cm" svg:y="17.481cm" svg:viewBox="0 0 5 310" draw:points="0,310 5,310 5,0 0,0">
          <text:p/>
        </draw:polygon>
        <draw:line draw:style-name="gr59" draw:text-style-name="P9" draw:layer="layout" svg:x1="11.019cm" svg:y1="17.484cm" svg:x2="11.019cm" svg:y2="17.788cm">
          <text:p/>
        </draw:line>
        <draw:polygon draw:style-name="gr58" draw:text-style-name="P8" draw:layer="layout" svg:width="0.005cm" svg:height="0.309cm" svg:x="11.016cm" svg:y="17.481cm" svg:viewBox="0 0 6 310" draw:points="0,310 6,310 6,0 0,0">
          <text:p/>
        </draw:polygon>
        <draw:line draw:style-name="gr59" draw:text-style-name="P9" draw:layer="layout" svg:x1="11.375cm" svg:y1="17.484cm" svg:x2="11.375cm" svg:y2="17.788cm">
          <text:p/>
        </draw:line>
        <draw:polygon draw:style-name="gr58" draw:text-style-name="P8" draw:layer="layout" svg:width="0.004cm" svg:height="0.309cm" svg:x="11.373cm" svg:y="17.481cm" svg:viewBox="0 0 5 310" draw:points="0,310 5,310 5,0 0,0">
          <text:p/>
        </draw:polygon>
        <draw:line draw:style-name="gr59" draw:text-style-name="P9" draw:layer="layout" svg:x1="11.73cm" svg:y1="17.484cm" svg:x2="11.73cm" svg:y2="17.788cm">
          <text:p/>
        </draw:line>
        <draw:polygon draw:style-name="gr58" draw:text-style-name="P8" draw:layer="layout" svg:width="0.005cm" svg:height="0.309cm" svg:x="11.728cm" svg:y="17.481cm" svg:viewBox="0 0 6 310" draw:points="0,310 6,310 6,0 0,0">
          <text:p/>
        </draw:polygon>
        <draw:line draw:style-name="gr59" draw:text-style-name="P9" draw:layer="layout" svg:x1="12.086cm" svg:y1="17.484cm" svg:x2="12.086cm" svg:y2="17.788cm">
          <text:p/>
        </draw:line>
        <draw:polygon draw:style-name="gr58" draw:text-style-name="P8" draw:layer="layout" svg:width="0.004cm" svg:height="0.309cm" svg:x="12.084cm" svg:y="17.481cm" svg:viewBox="0 0 5 310" draw:points="0,310 5,310 5,0 0,0">
          <text:p/>
        </draw:polygon>
        <draw:line draw:style-name="gr59" draw:text-style-name="P9" draw:layer="layout" svg:x1="12.442cm" svg:y1="17.484cm" svg:x2="12.442cm" svg:y2="17.788cm">
          <text:p/>
        </draw:line>
        <draw:polygon draw:style-name="gr58" draw:text-style-name="P8" draw:layer="layout" svg:width="0.004cm" svg:height="0.309cm" svg:x="12.44cm" svg:y="17.481cm" svg:viewBox="0 0 5 310" draw:points="0,310 5,310 5,0 0,0">
          <text:p/>
        </draw:polygon>
        <draw:line draw:style-name="gr59" draw:text-style-name="P9" draw:layer="layout" svg:x1="3.194cm" svg:y1="20.841cm" svg:x2="9.241cm" svg:y2="20.841cm">
          <text:p/>
        </draw:line>
        <draw:polygon draw:style-name="gr58" draw:text-style-name="P8" draw:layer="layout" svg:width="6.05cm" svg:height="0.005cm" svg:x="3.192cm" svg:y="20.838cm" svg:viewBox="0 0 6051 6" draw:points="0,6 6051,6 6051,0 0,0">
          <text:p/>
        </draw:polygon>
        <draw:line draw:style-name="gr59" draw:text-style-name="P9" draw:layer="layout" svg:x1="3.194cm" svg:y1="17.92cm" svg:x2="3.194cm" svg:y2="18.224cm">
          <text:p/>
        </draw:line>
        <draw:polygon draw:style-name="gr58" draw:text-style-name="P8" draw:layer="layout" svg:width="0.005cm" svg:height="0.309cm" svg:x="3.192cm" svg:y="17.917cm" svg:viewBox="0 0 6 310" draw:points="0,310 6,310 6,0 0,0">
          <text:p/>
        </draw:polygon>
        <draw:line draw:style-name="gr59" draw:text-style-name="P9" draw:layer="layout" svg:x1="3.55cm" svg:y1="17.924cm" svg:x2="3.55cm" svg:y2="18.224cm">
          <text:p/>
        </draw:line>
        <draw:polygon draw:style-name="gr58" draw:text-style-name="P8" draw:layer="layout" svg:width="0.004cm" svg:height="0.304cm" svg:x="3.548cm" svg:y="17.922cm" svg:viewBox="0 0 5 305" draw:points="0,305 5,305 5,0 0,0">
          <text:p/>
        </draw:polygon>
        <draw:line draw:style-name="gr59" draw:text-style-name="P9" draw:layer="layout" svg:x1="5.328cm" svg:y1="17.484cm" svg:x2="5.328cm" svg:y2="17.788cm">
          <text:p/>
        </draw:line>
        <draw:polygon draw:style-name="gr58" draw:text-style-name="P8" draw:layer="layout" svg:width="0.004cm" svg:height="0.309cm" svg:x="5.326cm" svg:y="17.481cm" svg:viewBox="0 0 5 310" draw:points="0,310 5,310 5,0 0,0">
          <text:p/>
        </draw:polygon>
        <draw:line draw:style-name="gr59" draw:text-style-name="P9" draw:layer="layout" svg:x1="5.683cm" svg:y1="17.484cm" svg:x2="5.683cm" svg:y2="17.788cm">
          <text:p/>
        </draw:line>
        <draw:polygon draw:style-name="gr58" draw:text-style-name="P8" draw:layer="layout" svg:width="0.006cm" svg:height="0.309cm" svg:x="5.681cm" svg:y="17.481cm" svg:viewBox="0 0 7 310" draw:points="0,310 7,310 7,0 0,0">
          <text:p/>
        </draw:polygon>
        <draw:line draw:style-name="gr59" draw:text-style-name="P9" draw:layer="layout" svg:x1="6.039cm" svg:y1="19.549cm" svg:x2="6.039cm" svg:y2="19.854cm">
          <text:p/>
        </draw:line>
        <draw:polygon draw:style-name="gr58" draw:text-style-name="P8" draw:layer="layout" svg:width="0.004cm" svg:height="0.309cm" svg:x="6.037cm" svg:y="19.547cm" svg:viewBox="0 0 5 310" draw:points="0,310 5,310 5,0 0,0">
          <text:p/>
        </draw:polygon>
        <draw:line draw:style-name="gr59" draw:text-style-name="P9" draw:layer="layout" svg:x1="6.395cm" svg:y1="19.554cm" svg:x2="6.395cm" svg:y2="19.854cm">
          <text:p/>
        </draw:line>
        <draw:polygon draw:style-name="gr58" draw:text-style-name="P8" draw:layer="layout" svg:width="0.004cm" svg:height="0.304cm" svg:x="6.393cm" svg:y="19.552cm" svg:viewBox="0 0 5 305" draw:points="0,305 5,305 5,0 0,0">
          <text:p/>
        </draw:polygon>
        <draw:line draw:style-name="gr59" draw:text-style-name="P9" draw:layer="layout" svg:x1="6.751cm" svg:y1="17.484cm" svg:x2="6.751cm" svg:y2="17.788cm">
          <text:p/>
        </draw:line>
        <draw:polygon draw:style-name="gr58" draw:text-style-name="P8" draw:layer="layout" svg:width="0.004cm" svg:height="0.309cm" svg:x="6.749cm" svg:y="17.481cm" svg:viewBox="0 0 5 310" draw:points="0,310 5,310 5,0 0,0">
          <text:p/>
        </draw:polygon>
        <draw:line draw:style-name="gr59" draw:text-style-name="P9" draw:layer="layout" svg:x1="7.107cm" svg:y1="17.484cm" svg:x2="7.107cm" svg:y2="17.788cm">
          <text:p/>
        </draw:line>
        <draw:polygon draw:style-name="gr58" draw:text-style-name="P8" draw:layer="layout" svg:width="0.004cm" svg:height="0.309cm" svg:x="7.105cm" svg:y="17.481cm" svg:viewBox="0 0 5 310" draw:points="0,310 5,310 5,0 0,0">
          <text:p/>
        </draw:polygon>
        <draw:line draw:style-name="gr59" draw:text-style-name="P9" draw:layer="layout" svg:x1="7.463cm" svg:y1="19.549cm" svg:x2="7.463cm" svg:y2="19.854cm">
          <text:p/>
        </draw:line>
        <draw:polygon draw:style-name="gr58" draw:text-style-name="P8" draw:layer="layout" svg:width="0.005cm" svg:height="0.309cm" svg:x="7.46cm" svg:y="19.547cm" svg:viewBox="0 0 6 310" draw:points="0,310 6,310 6,0 0,0">
          <text:p/>
        </draw:polygon>
        <draw:line draw:style-name="gr59" draw:text-style-name="P9" draw:layer="layout" svg:x1="7.818cm" svg:y1="19.554cm" svg:x2="7.818cm" svg:y2="19.854cm">
          <text:p/>
        </draw:line>
        <draw:polygon draw:style-name="gr58" draw:text-style-name="P8" draw:layer="layout" svg:width="0.004cm" svg:height="0.304cm" svg:x="7.816cm" svg:y="19.552cm" svg:viewBox="0 0 5 305" draw:points="0,305 5,305 5,0 0,0">
          <text:p/>
        </draw:polygon>
        <draw:line draw:style-name="gr59" draw:text-style-name="P9" draw:layer="layout" svg:x1="8.174cm" svg:y1="17.484cm" svg:x2="8.174cm" svg:y2="17.788cm">
          <text:p/>
        </draw:line>
        <draw:polygon draw:style-name="gr58" draw:text-style-name="P8" draw:layer="layout" svg:width="0.004cm" svg:height="0.309cm" svg:x="8.172cm" svg:y="17.481cm" svg:viewBox="0 0 5 310" draw:points="0,310 5,310 5,0 0,0">
          <text:p/>
        </draw:polygon>
        <draw:line draw:style-name="gr59" draw:text-style-name="P9" draw:layer="layout" svg:x1="8.529cm" svg:y1="17.484cm" svg:x2="8.529cm" svg:y2="17.788cm">
          <text:p/>
        </draw:line>
        <draw:polygon draw:style-name="gr58" draw:text-style-name="P8" draw:layer="layout" svg:width="0.004cm" svg:height="0.309cm" svg:x="8.527cm" svg:y="17.481cm" svg:viewBox="0 0 5 310" draw:points="0,310 5,310 5,0 0,0">
          <text:p/>
        </draw:polygon>
        <draw:line draw:style-name="gr59" draw:text-style-name="P9" draw:layer="layout" svg:x1="8.885cm" svg:y1="17.484cm" svg:x2="8.885cm" svg:y2="17.788cm">
          <text:p/>
        </draw:line>
        <draw:polygon draw:style-name="gr58" draw:text-style-name="P8" draw:layer="layout" svg:width="0.004cm" svg:height="0.309cm" svg:x="8.883cm" svg:y="17.481cm" svg:viewBox="0 0 5 310" draw:points="0,310 5,310 5,0 0,0">
          <text:p/>
        </draw:polygon>
        <draw:line draw:style-name="gr59" draw:text-style-name="P9" draw:layer="layout" svg:x1="9.241cm" svg:y1="17.484cm" svg:x2="9.241cm" svg:y2="17.788cm">
          <text:p/>
        </draw:line>
        <draw:polygon draw:style-name="gr58" draw:text-style-name="P8" draw:layer="layout" svg:width="0.005cm" svg:height="0.309cm" svg:x="9.238cm" svg:y="17.481cm" svg:viewBox="0 0 6 310" draw:points="0,310 6,310 6,0 0,0">
          <text:p/>
        </draw:polygon>
        <draw:line draw:style-name="gr59" draw:text-style-name="P9" draw:layer="layout" svg:x1="9.596cm" svg:y1="20.536cm" svg:x2="9.596cm" svg:y2="20.841cm">
          <text:p/>
        </draw:line>
        <draw:polygon draw:style-name="gr58" draw:text-style-name="P8" draw:layer="layout" svg:width="0.004cm" svg:height="0.309cm" svg:x="9.594cm" svg:y="20.534cm" svg:viewBox="0 0 5 310" draw:points="0,310 5,310 5,0 0,0">
          <text:p/>
        </draw:polygon>
        <draw:line draw:style-name="gr59" draw:text-style-name="P9" draw:layer="layout" svg:x1="9.952cm" svg:y1="20.536cm" svg:x2="9.952cm" svg:y2="20.841cm">
          <text:p/>
        </draw:line>
        <draw:polygon draw:style-name="gr58" draw:text-style-name="P8" draw:layer="layout" svg:width="0.004cm" svg:height="0.309cm" svg:x="9.95cm" svg:y="20.534cm" svg:viewBox="0 0 5 310" draw:points="0,310 5,310 5,0 0,0">
          <text:p/>
        </draw:polygon>
        <draw:line draw:style-name="gr59" draw:text-style-name="P9" draw:layer="layout" svg:x1="10.307cm" svg:y1="20.536cm" svg:x2="10.307cm" svg:y2="20.841cm">
          <text:p/>
        </draw:line>
        <draw:polygon draw:style-name="gr58" draw:text-style-name="P8" draw:layer="layout" svg:width="0.004cm" svg:height="0.309cm" svg:x="10.305cm" svg:y="20.534cm" svg:viewBox="0 0 5 310" draw:points="0,310 5,310 5,0 0,0">
          <text:p/>
        </draw:polygon>
        <draw:line draw:style-name="gr59" draw:text-style-name="P9" draw:layer="layout" svg:x1="10.663cm" svg:y1="20.536cm" svg:x2="10.663cm" svg:y2="20.841cm">
          <text:p/>
        </draw:line>
        <draw:polygon draw:style-name="gr58" draw:text-style-name="P8" draw:layer="layout" svg:width="0.004cm" svg:height="0.309cm" svg:x="10.661cm" svg:y="20.534cm" svg:viewBox="0 0 5 310" draw:points="0,310 5,310 5,0 0,0">
          <text:p/>
        </draw:polygon>
        <draw:line draw:style-name="gr59" draw:text-style-name="P9" draw:layer="layout" svg:x1="11.019cm" svg:y1="20.536cm" svg:x2="11.019cm" svg:y2="20.841cm">
          <text:p/>
        </draw:line>
        <draw:polygon draw:style-name="gr58" draw:text-style-name="P8" draw:layer="layout" svg:width="0.005cm" svg:height="0.309cm" svg:x="11.016cm" svg:y="20.534cm" svg:viewBox="0 0 6 310" draw:points="0,310 6,310 6,0 0,0">
          <text:p/>
        </draw:polygon>
        <draw:line draw:style-name="gr59" draw:text-style-name="P9" draw:layer="layout" svg:x1="11.375cm" svg:y1="20.536cm" svg:x2="11.375cm" svg:y2="20.841cm">
          <text:p/>
        </draw:line>
        <draw:polygon draw:style-name="gr58" draw:text-style-name="P8" draw:layer="layout" svg:width="0.004cm" svg:height="0.309cm" svg:x="11.373cm" svg:y="20.534cm" svg:viewBox="0 0 5 310" draw:points="0,310 5,310 5,0 0,0">
          <text:p/>
        </draw:polygon>
        <draw:line draw:style-name="gr59" draw:text-style-name="P9" draw:layer="layout" svg:x1="11.73cm" svg:y1="20.536cm" svg:x2="11.73cm" svg:y2="20.841cm">
          <text:p/>
        </draw:line>
        <draw:polygon draw:style-name="gr58" draw:text-style-name="P8" draw:layer="layout" svg:width="0.005cm" svg:height="0.309cm" svg:x="11.728cm" svg:y="20.534cm" svg:viewBox="0 0 6 310" draw:points="0,310 6,310 6,0 0,0">
          <text:p/>
        </draw:polygon>
        <draw:line draw:style-name="gr59" draw:text-style-name="P9" draw:layer="layout" svg:x1="13.508cm" svg:y1="17.484cm" svg:x2="13.508cm" svg:y2="17.788cm">
          <text:p/>
        </draw:line>
        <draw:polygon draw:style-name="gr58" draw:text-style-name="P8" draw:layer="layout" svg:width="0.005cm" svg:height="0.309cm" svg:x="13.506cm" svg:y="17.481cm" svg:viewBox="0 0 6 310" draw:points="0,310 6,310 6,0 0,0">
          <text:p/>
        </draw:polygon>
        <draw:line draw:style-name="gr59" draw:text-style-name="P9" draw:layer="layout" svg:x1="13.864cm" svg:y1="17.484cm" svg:x2="13.864cm" svg:y2="17.788cm">
          <text:p/>
        </draw:line>
        <draw:polygon draw:style-name="gr58" draw:text-style-name="P8" draw:layer="layout" svg:width="0.004cm" svg:height="0.309cm" svg:x="13.862cm" svg:y="17.481cm" svg:viewBox="0 0 5 310" draw:points="0,310 5,310 5,0 0,0">
          <text:p/>
        </draw:polygon>
        <draw:line draw:style-name="gr59" draw:text-style-name="P9" draw:layer="layout" svg:x1="14.22cm" svg:y1="17.484cm" svg:x2="14.22cm" svg:y2="17.788cm">
          <text:p/>
        </draw:line>
        <draw:polygon draw:style-name="gr58" draw:text-style-name="P8" draw:layer="layout" svg:width="0.004cm" svg:height="0.309cm" svg:x="14.218cm" svg:y="17.481cm" svg:viewBox="0 0 5 310" draw:points="0,310 5,310 5,0 0,0">
          <text:p/>
        </draw:polygon>
        <draw:line draw:style-name="gr59" draw:text-style-name="P9" draw:layer="layout" svg:x1="14.575cm" svg:y1="17.484cm" svg:x2="14.575cm" svg:y2="17.788cm">
          <text:p/>
        </draw:line>
        <draw:polygon draw:style-name="gr58" draw:text-style-name="P8" draw:layer="layout" svg:width="0.004cm" svg:height="0.309cm" svg:x="14.573cm" svg:y="17.481cm" svg:viewBox="0 0 5 310" draw:points="0,310 5,310 5,0 0,0">
          <text:p/>
        </draw:polygon>
        <draw:line draw:style-name="gr59" draw:text-style-name="P9" draw:layer="layout" svg:x1="14.931cm" svg:y1="17.484cm" svg:x2="14.931cm" svg:y2="17.788cm">
          <text:p/>
        </draw:line>
        <draw:polygon draw:style-name="gr58" draw:text-style-name="P8" draw:layer="layout" svg:width="0.004cm" svg:height="0.309cm" svg:x="14.929cm" svg:y="17.481cm" svg:viewBox="0 0 5 310" draw:points="0,310 5,310 5,0 0,0">
          <text:p/>
        </draw:polygon>
        <draw:line draw:style-name="gr59" draw:text-style-name="P9" draw:layer="layout" svg:x1="3.199cm" svg:y1="25.024cm" svg:x2="3.55cm" svg:y2="25.024cm">
          <text:p/>
        </draw:line>
        <draw:polygon draw:style-name="gr58" draw:text-style-name="P8" draw:layer="layout" svg:width="0.355cm" svg:height="0.004cm" svg:x="3.197cm" svg:y="25.022cm" svg:viewBox="0 0 356 5" draw:points="0,5 356,5 356,0 0,0">
          <text:p/>
        </draw:polygon>
        <draw:line draw:style-name="gr59" draw:text-style-name="P9" draw:layer="layout" svg:x1="5.332cm" svg:y1="25.024cm" svg:x2="11.73cm" svg:y2="25.024cm">
          <text:p/>
        </draw:line>
        <draw:polygon draw:style-name="gr58" draw:text-style-name="P8" draw:layer="layout" svg:width="6.403cm" svg:height="0.004cm" svg:x="5.33cm" svg:y="25.022cm" svg:viewBox="0 0 6404 5" draw:points="0,5 6404,5 6404,0 0,0">
          <text:p/>
        </draw:polygon>
        <draw:line draw:style-name="gr59" draw:text-style-name="P9" draw:layer="layout" svg:x1="3.194cm" svg:y1="24.652cm" svg:x2="3.194cm" svg:y2="25.024cm">
          <text:p/>
        </draw:line>
        <draw:polygon draw:style-name="gr58" draw:text-style-name="P8" draw:layer="layout" svg:width="0.005cm" svg:height="0.377cm" svg:x="3.192cm" svg:y="24.649cm" svg:viewBox="0 0 6 378" draw:points="0,378 6,378 6,0 0,0">
          <text:p/>
        </draw:polygon>
        <draw:line draw:style-name="gr59" draw:text-style-name="P9" draw:layer="layout" svg:x1="3.55cm" svg:y1="24.656cm" svg:x2="3.55cm" svg:y2="25.024cm">
          <text:p/>
        </draw:line>
        <draw:polygon draw:style-name="gr58" draw:text-style-name="P8" draw:layer="layout" svg:width="0.004cm" svg:height="0.372cm" svg:x="3.548cm" svg:y="24.654cm" svg:viewBox="0 0 5 373" draw:points="0,373 5,373 5,0 0,0">
          <text:p/>
        </draw:polygon>
        <draw:line draw:style-name="gr59" draw:text-style-name="P9" draw:layer="layout" svg:x1="3.194cm" svg:y1="25.769cm" svg:x2="3.194cm" svg:y2="26.095cm">
          <text:p/>
        </draw:line>
        <draw:polygon draw:style-name="gr58" draw:text-style-name="P8" draw:layer="layout" svg:width="0.005cm" svg:height="0.33cm" svg:x="3.192cm" svg:y="25.767cm" svg:viewBox="0 0 6 331" draw:points="0,331 6,331 6,0 0,0">
          <text:p/>
        </draw:polygon>
        <draw:line draw:style-name="gr59" draw:text-style-name="P9" draw:layer="layout" svg:x1="3.55cm" svg:y1="25.773cm" svg:x2="3.55cm" svg:y2="26.095cm">
          <text:p/>
        </draw:line>
        <draw:polygon draw:style-name="gr58" draw:text-style-name="P8" draw:layer="layout" svg:width="0.004cm" svg:height="0.326cm" svg:x="3.548cm" svg:y="25.771cm" svg:viewBox="0 0 5 327" draw:points="0,327 5,327 5,0 0,0">
          <text:p/>
        </draw:polygon>
        <draw:line draw:style-name="gr59" draw:text-style-name="P9" draw:layer="layout" svg:x1="3.905cm" svg:y1="17.484cm" svg:x2="3.905cm" svg:y2="17.788cm">
          <text:p/>
        </draw:line>
        <draw:polygon draw:style-name="gr58" draw:text-style-name="P8" draw:layer="layout" svg:width="0.005cm" svg:height="0.309cm" svg:x="3.903cm" svg:y="17.481cm" svg:viewBox="0 0 6 310" draw:points="0,310 6,310 6,0 0,0">
          <text:p/>
        </draw:polygon>
        <draw:line draw:style-name="gr59" draw:text-style-name="P9" draw:layer="layout" svg:x1="4.261cm" svg:y1="17.484cm" svg:x2="4.261cm" svg:y2="17.788cm">
          <text:p/>
        </draw:line>
        <draw:polygon draw:style-name="gr58" draw:text-style-name="P8" draw:layer="layout" svg:width="0.004cm" svg:height="0.309cm" svg:x="4.259cm" svg:y="17.481cm" svg:viewBox="0 0 5 310" draw:points="0,310 5,310 5,0 0,0">
          <text:p/>
        </draw:polygon>
        <draw:line draw:style-name="gr59" draw:text-style-name="P9" draw:layer="layout" svg:x1="4.617cm" svg:y1="17.484cm" svg:x2="4.617cm" svg:y2="17.788cm">
          <text:p/>
        </draw:line>
        <draw:polygon draw:style-name="gr58" draw:text-style-name="P8" draw:layer="layout" svg:width="0.004cm" svg:height="0.309cm" svg:x="4.615cm" svg:y="17.481cm" svg:viewBox="0 0 5 310" draw:points="0,310 5,310 5,0 0,0">
          <text:p/>
        </draw:polygon>
        <draw:line draw:style-name="gr59" draw:text-style-name="P9" draw:layer="layout" svg:x1="4.972cm" svg:y1="17.484cm" svg:x2="4.972cm" svg:y2="17.788cm">
          <text:p/>
        </draw:line>
        <draw:polygon draw:style-name="gr58" draw:text-style-name="P8" draw:layer="layout" svg:width="0.004cm" svg:height="0.309cm" svg:x="4.97cm" svg:y="17.481cm" svg:viewBox="0 0 5 310" draw:points="0,310 5,310 5,0 0,0">
          <text:p/>
        </draw:polygon>
        <draw:line draw:style-name="gr59" draw:text-style-name="P9" draw:layer="layout" svg:x1="5.328cm" svg:y1="24.652cm" svg:x2="5.328cm" svg:y2="25.024cm">
          <text:p/>
        </draw:line>
        <draw:polygon draw:style-name="gr58" draw:text-style-name="P8" draw:layer="layout" svg:width="0.004cm" svg:height="0.377cm" svg:x="5.326cm" svg:y="24.649cm" svg:viewBox="0 0 5 378" draw:points="0,378 5,378 5,0 0,0">
          <text:p/>
        </draw:polygon>
        <draw:line draw:style-name="gr59" draw:text-style-name="P9" draw:layer="layout" svg:x1="5.683cm" svg:y1="24.652cm" svg:x2="5.683cm" svg:y2="25.024cm">
          <text:p/>
        </draw:line>
        <draw:polygon draw:style-name="gr58" draw:text-style-name="P8" draw:layer="layout" svg:width="0.006cm" svg:height="0.377cm" svg:x="5.681cm" svg:y="24.649cm" svg:viewBox="0 0 7 378" draw:points="0,378 7,378 7,0 0,0">
          <text:p/>
        </draw:polygon>
        <draw:line draw:style-name="gr59" draw:text-style-name="P9" draw:layer="layout" svg:x1="6.039cm" svg:y1="24.652cm" svg:x2="6.039cm" svg:y2="25.024cm">
          <text:p/>
        </draw:line>
        <draw:polygon draw:style-name="gr58" draw:text-style-name="P8" draw:layer="layout" svg:width="0.004cm" svg:height="0.377cm" svg:x="6.037cm" svg:y="24.649cm" svg:viewBox="0 0 5 378" draw:points="0,378 5,378 5,0 0,0">
          <text:p/>
        </draw:polygon>
        <draw:line draw:style-name="gr59" draw:text-style-name="P9" draw:layer="layout" svg:x1="6.395cm" svg:y1="24.652cm" svg:x2="6.395cm" svg:y2="25.024cm">
          <text:p/>
        </draw:line>
        <draw:polygon draw:style-name="gr58" draw:text-style-name="P8" draw:layer="layout" svg:width="0.004cm" svg:height="0.377cm" svg:x="6.393cm" svg:y="24.649cm" svg:viewBox="0 0 5 378" draw:points="0,378 5,378 5,0 0,0">
          <text:p/>
        </draw:polygon>
        <draw:line draw:style-name="gr59" draw:text-style-name="P9" draw:layer="layout" svg:x1="6.751cm" svg:y1="24.652cm" svg:x2="6.751cm" svg:y2="25.024cm">
          <text:p/>
        </draw:line>
        <draw:polygon draw:style-name="gr58" draw:text-style-name="P8" draw:layer="layout" svg:width="0.004cm" svg:height="0.377cm" svg:x="6.749cm" svg:y="24.649cm" svg:viewBox="0 0 5 378" draw:points="0,378 5,378 5,0 0,0">
          <text:p/>
        </draw:polygon>
        <draw:line draw:style-name="gr59" draw:text-style-name="P9" draw:layer="layout" svg:x1="7.107cm" svg:y1="24.652cm" svg:x2="7.107cm" svg:y2="25.024cm">
          <text:p/>
        </draw:line>
        <draw:polygon draw:style-name="gr58" draw:text-style-name="P8" draw:layer="layout" svg:width="0.004cm" svg:height="0.377cm" svg:x="7.105cm" svg:y="24.649cm" svg:viewBox="0 0 5 378" draw:points="0,378 5,378 5,0 0,0">
          <text:p/>
        </draw:polygon>
        <draw:line draw:style-name="gr59" draw:text-style-name="P9" draw:layer="layout" svg:x1="7.463cm" svg:y1="24.652cm" svg:x2="7.463cm" svg:y2="25.024cm">
          <text:p/>
        </draw:line>
        <draw:polygon draw:style-name="gr58" draw:text-style-name="P8" draw:layer="layout" svg:width="0.005cm" svg:height="0.377cm" svg:x="7.46cm" svg:y="24.649cm" svg:viewBox="0 0 6 378" draw:points="0,378 6,378 6,0 0,0">
          <text:p/>
        </draw:polygon>
        <draw:line draw:style-name="gr59" draw:text-style-name="P9" draw:layer="layout" svg:x1="7.818cm" svg:y1="24.652cm" svg:x2="7.818cm" svg:y2="25.024cm">
          <text:p/>
        </draw:line>
        <draw:polygon draw:style-name="gr58" draw:text-style-name="P8" draw:layer="layout" svg:width="0.004cm" svg:height="0.377cm" svg:x="7.816cm" svg:y="24.649cm" svg:viewBox="0 0 5 378" draw:points="0,378 5,378 5,0 0,0">
          <text:p/>
        </draw:polygon>
        <draw:line draw:style-name="gr59" draw:text-style-name="P9" draw:layer="layout" svg:x1="8.174cm" svg:y1="24.652cm" svg:x2="8.174cm" svg:y2="25.024cm">
          <text:p/>
        </draw:line>
        <draw:polygon draw:style-name="gr58" draw:text-style-name="P8" draw:layer="layout" svg:width="0.004cm" svg:height="0.377cm" svg:x="8.172cm" svg:y="24.649cm" svg:viewBox="0 0 5 378" draw:points="0,378 5,378 5,0 0,0">
          <text:p/>
        </draw:polygon>
        <draw:line draw:style-name="gr59" draw:text-style-name="P9" draw:layer="layout" svg:x1="8.529cm" svg:y1="24.652cm" svg:x2="8.529cm" svg:y2="25.024cm">
          <text:p/>
        </draw:line>
        <draw:polygon draw:style-name="gr58" draw:text-style-name="P8" draw:layer="layout" svg:width="0.004cm" svg:height="0.377cm" svg:x="8.527cm" svg:y="24.649cm" svg:viewBox="0 0 5 378" draw:points="0,378 5,378 5,0 0,0">
          <text:p/>
        </draw:polygon>
        <draw:line draw:style-name="gr59" draw:text-style-name="P9" draw:layer="layout" svg:x1="8.885cm" svg:y1="24.652cm" svg:x2="8.885cm" svg:y2="25.024cm">
          <text:p/>
        </draw:line>
        <draw:polygon draw:style-name="gr58" draw:text-style-name="P8" draw:layer="layout" svg:width="0.004cm" svg:height="0.377cm" svg:x="8.883cm" svg:y="24.649cm" svg:viewBox="0 0 5 378" draw:points="0,378 5,378 5,0 0,0">
          <text:p/>
        </draw:polygon>
        <draw:line draw:style-name="gr59" draw:text-style-name="P9" draw:layer="layout" svg:x1="9.241cm" svg:y1="24.652cm" svg:x2="9.241cm" svg:y2="25.024cm">
          <text:p/>
        </draw:line>
        <draw:polygon draw:style-name="gr58" draw:text-style-name="P8" draw:layer="layout" svg:width="0.005cm" svg:height="0.377cm" svg:x="9.238cm" svg:y="24.649cm" svg:viewBox="0 0 6 378" draw:points="0,378 6,378 6,0 0,0">
          <text:p/>
        </draw:polygon>
        <draw:line draw:style-name="gr59" draw:text-style-name="P9" draw:layer="layout" svg:x1="9.596cm" svg:y1="24.652cm" svg:x2="9.596cm" svg:y2="25.024cm">
          <text:p/>
        </draw:line>
        <draw:polygon draw:style-name="gr58" draw:text-style-name="P8" draw:layer="layout" svg:width="0.004cm" svg:height="0.377cm" svg:x="9.594cm" svg:y="24.649cm" svg:viewBox="0 0 5 378" draw:points="0,378 5,378 5,0 0,0">
          <text:p/>
        </draw:polygon>
        <draw:line draw:style-name="gr59" draw:text-style-name="P9" draw:layer="layout" svg:x1="9.952cm" svg:y1="24.652cm" svg:x2="9.952cm" svg:y2="25.024cm">
          <text:p/>
        </draw:line>
        <draw:polygon draw:style-name="gr58" draw:text-style-name="P8" draw:layer="layout" svg:width="0.004cm" svg:height="0.377cm" svg:x="9.95cm" svg:y="24.649cm" svg:viewBox="0 0 5 378" draw:points="0,378 5,378 5,0 0,0">
          <text:p/>
        </draw:polygon>
        <draw:line draw:style-name="gr59" draw:text-style-name="P9" draw:layer="layout" svg:x1="10.307cm" svg:y1="24.652cm" svg:x2="10.307cm" svg:y2="25.024cm">
          <text:p/>
        </draw:line>
        <draw:polygon draw:style-name="gr58" draw:text-style-name="P8" draw:layer="layout" svg:width="0.004cm" svg:height="0.377cm" svg:x="10.305cm" svg:y="24.649cm" svg:viewBox="0 0 5 378" draw:points="0,378 5,378 5,0 0,0">
          <text:p/>
        </draw:polygon>
        <draw:line draw:style-name="gr59" draw:text-style-name="P9" draw:layer="layout" svg:x1="10.663cm" svg:y1="24.652cm" svg:x2="10.663cm" svg:y2="25.024cm">
          <text:p/>
        </draw:line>
        <draw:polygon draw:style-name="gr58" draw:text-style-name="P8" draw:layer="layout" svg:width="0.004cm" svg:height="0.377cm" svg:x="10.661cm" svg:y="24.649cm" svg:viewBox="0 0 5 378" draw:points="0,378 5,378 5,0 0,0">
          <text:p/>
        </draw:polygon>
        <draw:line draw:style-name="gr59" draw:text-style-name="P9" draw:layer="layout" svg:x1="11.019cm" svg:y1="24.652cm" svg:x2="11.019cm" svg:y2="25.024cm">
          <text:p/>
        </draw:line>
        <draw:polygon draw:style-name="gr58" draw:text-style-name="P8" draw:layer="layout" svg:width="0.005cm" svg:height="0.377cm" svg:x="11.016cm" svg:y="24.649cm" svg:viewBox="0 0 6 378" draw:points="0,378 6,378 6,0 0,0">
          <text:p/>
        </draw:polygon>
        <draw:line draw:style-name="gr59" draw:text-style-name="P9" draw:layer="layout" svg:x1="11.375cm" svg:y1="24.652cm" svg:x2="11.375cm" svg:y2="25.024cm">
          <text:p/>
        </draw:line>
        <draw:polygon draw:style-name="gr58" draw:text-style-name="P8" draw:layer="layout" svg:width="0.004cm" svg:height="0.377cm" svg:x="11.373cm" svg:y="24.649cm" svg:viewBox="0 0 5 378" draw:points="0,378 5,378 5,0 0,0">
          <text:p/>
        </draw:polygon>
        <draw:line draw:style-name="gr59" draw:text-style-name="P9" draw:layer="layout" svg:x1="11.73cm" svg:y1="24.652cm" svg:x2="11.73cm" svg:y2="25.024cm">
          <text:p/>
        </draw:line>
        <draw:polygon draw:style-name="gr58" draw:text-style-name="P8" draw:layer="layout" svg:width="0.005cm" svg:height="0.377cm" svg:x="11.728cm" svg:y="24.649cm" svg:viewBox="0 0 6 378" draw:points="0,378 6,378 6,0 0,0">
          <text:p/>
        </draw:polygon>
        <draw:line draw:style-name="gr59" draw:text-style-name="P9" draw:layer="layout" svg:x1="12.086cm" svg:y1="20.536cm" svg:x2="12.086cm" svg:y2="20.841cm">
          <text:p/>
        </draw:line>
        <draw:polygon draw:style-name="gr58" draw:text-style-name="P8" draw:layer="layout" svg:width="0.004cm" svg:height="0.309cm" svg:x="12.084cm" svg:y="20.534cm" svg:viewBox="0 0 5 310" draw:points="0,310 5,310 5,0 0,0">
          <text:p/>
        </draw:polygon>
        <draw:line draw:style-name="gr59" draw:text-style-name="P9" draw:layer="layout" svg:x1="12.442cm" svg:y1="20.536cm" svg:x2="12.442cm" svg:y2="20.841cm">
          <text:p/>
        </draw:line>
        <draw:polygon draw:style-name="gr58" draw:text-style-name="P8" draw:layer="layout" svg:width="0.004cm" svg:height="0.309cm" svg:x="12.44cm" svg:y="20.534cm" svg:viewBox="0 0 5 310" draw:points="0,310 5,310 5,0 0,0">
          <text:p/>
        </draw:polygon>
        <draw:line draw:style-name="gr59" draw:text-style-name="P9" draw:layer="layout" svg:x1="12.797cm" svg:y1="17.484cm" svg:x2="12.797cm" svg:y2="17.788cm">
          <text:p/>
        </draw:line>
        <draw:polygon draw:style-name="gr58" draw:text-style-name="P8" draw:layer="layout" svg:width="0.004cm" svg:height="0.309cm" svg:x="12.795cm" svg:y="17.481cm" svg:viewBox="0 0 5 310" draw:points="0,310 5,310 5,0 0,0">
          <text:p/>
        </draw:polygon>
        <draw:line draw:style-name="gr59" draw:text-style-name="P9" draw:layer="layout" svg:x1="13.153cm" svg:y1="17.484cm" svg:x2="13.153cm" svg:y2="17.788cm">
          <text:p/>
        </draw:line>
        <draw:polygon draw:style-name="gr58" draw:text-style-name="P8" draw:layer="layout" svg:width="0.004cm" svg:height="0.309cm" svg:x="13.151cm" svg:y="17.481cm" svg:viewBox="0 0 5 310" draw:points="0,310 5,310 5,0 0,0">
          <text:p/>
        </draw:polygon>
        <draw:line draw:style-name="gr59" draw:text-style-name="P9" draw:layer="layout" svg:x1="13.508cm" svg:y1="24.652cm" svg:x2="13.508cm" svg:y2="25.024cm">
          <text:p/>
        </draw:line>
        <draw:polygon draw:style-name="gr58" draw:text-style-name="P8" draw:layer="layout" svg:width="0.005cm" svg:height="0.377cm" svg:x="13.506cm" svg:y="24.649cm" svg:viewBox="0 0 6 378" draw:points="0,378 6,378 6,0 0,0">
          <text:p/>
        </draw:polygon>
        <draw:line draw:style-name="gr59" draw:text-style-name="P9" draw:layer="layout" svg:x1="13.864cm" svg:y1="24.652cm" svg:x2="13.864cm" svg:y2="25.024cm">
          <text:p/>
        </draw:line>
        <draw:polygon draw:style-name="gr58" draw:text-style-name="P8" draw:layer="layout" svg:width="0.004cm" svg:height="0.377cm" svg:x="13.862cm" svg:y="24.649cm" svg:viewBox="0 0 5 378" draw:points="0,378 5,378 5,0 0,0">
          <text:p/>
        </draw:polygon>
        <draw:line draw:style-name="gr59" draw:text-style-name="P9" draw:layer="layout" svg:x1="14.22cm" svg:y1="24.652cm" svg:x2="14.22cm" svg:y2="25.024cm">
          <text:p/>
        </draw:line>
        <draw:polygon draw:style-name="gr58" draw:text-style-name="P8" draw:layer="layout" svg:width="0.004cm" svg:height="0.377cm" svg:x="14.218cm" svg:y="24.649cm" svg:viewBox="0 0 5 378" draw:points="0,378 5,378 5,0 0,0">
          <text:p/>
        </draw:polygon>
        <draw:line draw:style-name="gr59" draw:text-style-name="P9" draw:layer="layout" svg:x1="14.575cm" svg:y1="24.652cm" svg:x2="14.575cm" svg:y2="25.024cm">
          <text:p/>
        </draw:line>
        <draw:polygon draw:style-name="gr58" draw:text-style-name="P8" draw:layer="layout" svg:width="0.004cm" svg:height="0.377cm" svg:x="14.573cm" svg:y="24.649cm" svg:viewBox="0 0 5 378" draw:points="0,378 5,378 5,0 0,0">
          <text:p/>
        </draw:polygon>
        <draw:line draw:style-name="gr59" draw:text-style-name="P9" draw:layer="layout" svg:x1="14.931cm" svg:y1="24.652cm" svg:x2="14.931cm" svg:y2="25.024cm">
          <text:p/>
        </draw:line>
        <draw:polygon draw:style-name="gr58" draw:text-style-name="P8" draw:layer="layout" svg:width="0.004cm" svg:height="0.377cm" svg:x="14.929cm" svg:y="24.649cm" svg:viewBox="0 0 5 378" draw:points="0,378 5,378 5,0 0,0">
          <text:p/>
        </draw:polygon>
        <draw:line draw:style-name="gr59" draw:text-style-name="P9" draw:layer="layout" svg:x1="15.286cm" svg:y1="17.484cm" svg:x2="15.286cm" svg:y2="17.788cm">
          <text:p/>
        </draw:line>
        <draw:polygon draw:style-name="gr58" draw:text-style-name="P8" draw:layer="layout" svg:width="0.005cm" svg:height="0.309cm" svg:x="15.284cm" svg:y="17.481cm" svg:viewBox="0 0 6 310" draw:points="0,310 6,310 6,0 0,0">
          <text:p/>
        </draw:polygon>
        <draw:line draw:style-name="gr59" draw:text-style-name="P9" draw:layer="layout" svg:x1="15.643cm" svg:y1="17.484cm" svg:x2="15.643cm" svg:y2="17.788cm">
          <text:p/>
        </draw:line>
        <draw:polygon draw:style-name="gr58" draw:text-style-name="P8" draw:layer="layout" svg:width="0.004cm" svg:height="0.309cm" svg:x="15.641cm" svg:y="17.481cm" svg:viewBox="0 0 5 310" draw:points="0,310 5,310 5,0 0,0">
          <text:p/>
        </draw:polygon>
        <draw:line draw:style-name="gr59" draw:text-style-name="P9" draw:layer="layout" svg:x1="15.999cm" svg:y1="17.484cm" svg:x2="15.999cm" svg:y2="17.788cm">
          <text:p/>
        </draw:line>
        <draw:polygon draw:style-name="gr58" draw:text-style-name="P8" draw:layer="layout" svg:width="0.004cm" svg:height="0.309cm" svg:x="15.997cm" svg:y="17.481cm" svg:viewBox="0 0 5 310" draw:points="0,310 5,310 5,0 0,0">
          <text:p/>
        </draw:polygon>
        <draw:line draw:style-name="gr59" draw:text-style-name="P9" draw:layer="layout" svg:x1="16.354cm" svg:y1="17.484cm" svg:x2="16.354cm" svg:y2="17.788cm">
          <text:p/>
        </draw:line>
        <draw:polygon draw:style-name="gr58" draw:text-style-name="P8" draw:layer="layout" svg:width="0.004cm" svg:height="0.309cm" svg:x="16.352cm" svg:y="17.481cm" svg:viewBox="0 0 5 310" draw:points="0,310 5,310 5,0 0,0">
          <text:p/>
        </draw:polygon>
        <draw:line draw:style-name="gr59" draw:text-style-name="P9" draw:layer="layout" svg:x1="16.71cm" svg:y1="17.484cm" svg:x2="16.71cm" svg:y2="17.788cm">
          <text:p/>
        </draw:line>
        <draw:polygon draw:style-name="gr58" draw:text-style-name="P8" draw:layer="layout" svg:width="0.004cm" svg:height="0.309cm" svg:x="16.708cm" svg:y="17.481cm" svg:viewBox="0 0 5 310" draw:points="0,310 5,310 5,0 0,0">
          <text:p/>
        </draw:polygon>
        <draw:line draw:style-name="gr59" draw:text-style-name="P9" draw:layer="layout" svg:x1="17.065cm" svg:y1="17.484cm" svg:x2="17.065cm" svg:y2="17.788cm">
          <text:p/>
        </draw:line>
        <draw:polygon draw:style-name="gr58" draw:text-style-name="P8" draw:layer="layout" svg:width="0.005cm" svg:height="0.309cm" svg:x="17.063cm" svg:y="17.481cm" svg:viewBox="0 0 6 310" draw:points="0,310 6,310 6,0 0,0">
          <text:p/>
        </draw:polygon>
        <draw:line draw:style-name="gr59" draw:text-style-name="P9" draw:layer="layout" svg:x1="17.421cm" svg:y1="17.484cm" svg:x2="17.421cm" svg:y2="17.788cm">
          <text:p/>
        </draw:line>
        <draw:polygon draw:style-name="gr58" draw:text-style-name="P8" draw:layer="layout" svg:width="0.004cm" svg:height="0.309cm" svg:x="17.419cm" svg:y="17.481cm" svg:viewBox="0 0 5 310" draw:points="0,310 5,310 5,0 0,0">
          <text:p/>
        </draw:polygon>
        <draw:line draw:style-name="gr59" draw:text-style-name="P9" draw:layer="layout" svg:x1="17.777cm" svg:y1="17.484cm" svg:x2="17.777cm" svg:y2="17.788cm">
          <text:p/>
        </draw:line>
        <draw:polygon draw:style-name="gr58" draw:text-style-name="P8" draw:layer="layout" svg:width="0.004cm" svg:height="0.309cm" svg:x="17.775cm" svg:y="17.481cm" svg:viewBox="0 0 5 310" draw:points="0,310 5,310 5,0 0,0">
          <text:p/>
        </draw:polygon>
        <draw:line draw:style-name="gr59" draw:text-style-name="P9" draw:layer="layout" svg:x1="18.132cm" svg:y1="7.457cm" svg:x2="18.132cm" svg:y2="7.762cm">
          <text:p/>
        </draw:line>
        <draw:polygon draw:style-name="gr58" draw:text-style-name="P8" draw:layer="layout" svg:width="0.004cm" svg:height="0.309cm" svg:x="18.13cm" svg:y="7.455cm" svg:viewBox="0 0 5 310" draw:points="0,310 5,310 5,0 0,0">
          <text:p/>
        </draw:polygon>
        <draw:line draw:style-name="gr59" draw:text-style-name="P9" draw:layer="layout" svg:x1="3.199cm" svg:y1="2.885cm" svg:x2="17.777cm" svg:y2="2.885cm">
          <text:p/>
        </draw:line>
        <draw:polygon draw:style-name="gr58" draw:text-style-name="P8" draw:layer="layout" svg:width="14.582cm" svg:height="0.004cm" svg:x="3.197cm" svg:y="2.883cm" svg:viewBox="0 0 14583 5" draw:points="0,5 14583,5 14583,0 0,0">
          <text:p/>
        </draw:polygon>
        <draw:line draw:style-name="gr59" draw:text-style-name="P9" draw:layer="layout" svg:x1="3.199cm" svg:y1="3.495cm" svg:x2="17.777cm" svg:y2="3.495cm">
          <text:p/>
        </draw:line>
        <draw:polygon draw:style-name="gr58" draw:text-style-name="P8" draw:layer="layout" svg:width="14.582cm" svg:height="0.004cm" svg:x="3.197cm" svg:y="3.493cm" svg:viewBox="0 0 14583 5" draw:points="0,5 14583,5 14583,0 0,0">
          <text:p/>
        </draw:polygon>
        <draw:line draw:style-name="gr59" draw:text-style-name="P9" draw:layer="layout" svg:x1="3.199cm" svg:y1="4.104cm" svg:x2="17.777cm" svg:y2="4.104cm">
          <text:p/>
        </draw:line>
        <draw:polygon draw:style-name="gr58" draw:text-style-name="P8" draw:layer="layout" svg:width="14.582cm" svg:height="0.005cm" svg:x="3.197cm" svg:y="4.102cm" svg:viewBox="0 0 14583 6" draw:points="0,6 14583,6 14583,0 0,0">
          <text:p/>
        </draw:polygon>
        <draw:line draw:style-name="gr59" draw:text-style-name="P9" draw:layer="layout" svg:x1="8.178cm" svg:y1="4.714cm" svg:x2="17.777cm" svg:y2="4.714cm">
          <text:p/>
        </draw:line>
        <draw:polygon draw:style-name="gr58" draw:text-style-name="P8" draw:layer="layout" svg:width="9.603cm" svg:height="0.004cm" svg:x="8.176cm" svg:y="4.712cm" svg:viewBox="0 0 9604 5" draw:points="0,5 9604,5 9604,0 0,0">
          <text:p/>
        </draw:polygon>
        <draw:line draw:style-name="gr59" draw:text-style-name="P9" draw:layer="layout" svg:x1="13.513cm" svg:y1="5.324cm" svg:x2="17.777cm" svg:y2="5.324cm">
          <text:p/>
        </draw:line>
        <draw:polygon draw:style-name="gr58" draw:text-style-name="P8" draw:layer="layout" svg:width="4.267cm" svg:height="0.004cm" svg:x="13.511cm" svg:y="5.322cm" svg:viewBox="0 0 4268 5" draw:points="0,5 4268,5 4268,0 0,0">
          <text:p/>
        </draw:polygon>
        <draw:line draw:style-name="gr59" draw:text-style-name="P9" draw:layer="layout" svg:x1="3.199cm" svg:y1="6.238cm" svg:x2="17.777cm" svg:y2="6.238cm">
          <text:p/>
        </draw:line>
        <draw:polygon draw:style-name="gr58" draw:text-style-name="P8" draw:layer="layout" svg:width="14.582cm" svg:height="0.004cm" svg:x="3.197cm" svg:y="6.236cm" svg:viewBox="0 0 14583 5" draw:points="0,5 14583,5 14583,0 0,0">
          <text:p/>
        </draw:polygon>
        <draw:line draw:style-name="gr59" draw:text-style-name="P9" draw:layer="layout" svg:x1="4.265cm" svg:y1="6.848cm" svg:x2="17.777cm" svg:y2="6.848cm">
          <text:p/>
        </draw:line>
        <draw:polygon draw:style-name="gr58" draw:text-style-name="P8" draw:layer="layout" svg:width="13.515cm" svg:height="0.004cm" svg:x="4.263cm" svg:y="6.846cm" svg:viewBox="0 0 13516 5" draw:points="0,5 13516,5 13516,0 0,0">
          <text:p/>
        </draw:polygon>
        <draw:line draw:style-name="gr59" draw:text-style-name="P9" draw:layer="layout" svg:x1="3.199cm" svg:y1="7.762cm" svg:x2="17.777cm" svg:y2="7.762cm">
          <text:p/>
        </draw:line>
        <draw:polygon draw:style-name="gr58" draw:text-style-name="P8" draw:layer="layout" svg:width="14.582cm" svg:height="0.004cm" svg:x="3.197cm" svg:y="7.76cm" svg:viewBox="0 0 14583 5" draw:points="0,5 14583,5 14583,0 0,0">
          <text:p/>
        </draw:polygon>
        <draw:line draw:style-name="gr59" draw:text-style-name="P9" draw:layer="layout" svg:x1="3.199cm" svg:y1="8.372cm" svg:x2="17.777cm" svg:y2="8.372cm">
          <text:p/>
        </draw:line>
        <draw:polygon draw:style-name="gr58" draw:text-style-name="P8" draw:layer="layout" svg:width="14.582cm" svg:height="0.004cm" svg:x="3.197cm" svg:y="8.37cm" svg:viewBox="0 0 14583 5" draw:points="0,5 14583,5 14583,0 0,0">
          <text:p/>
        </draw:polygon>
        <draw:line draw:style-name="gr59" draw:text-style-name="P9" draw:layer="layout" svg:x1="3.199cm" svg:y1="8.982cm" svg:x2="17.777cm" svg:y2="8.982cm">
          <text:p/>
        </draw:line>
        <draw:polygon draw:style-name="gr58" draw:text-style-name="P8" draw:layer="layout" svg:width="14.582cm" svg:height="0.004cm" svg:x="3.197cm" svg:y="8.98cm" svg:viewBox="0 0 14583 5" draw:points="0,5 14583,5 14583,0 0,0">
          <text:p/>
        </draw:polygon>
        <draw:line draw:style-name="gr59" draw:text-style-name="P9" draw:layer="layout" svg:x1="8.178cm" svg:y1="9.592cm" svg:x2="17.777cm" svg:y2="9.592cm">
          <text:p/>
        </draw:line>
        <draw:polygon draw:style-name="gr58" draw:text-style-name="P8" draw:layer="layout" svg:width="9.603cm" svg:height="0.004cm" svg:x="8.176cm" svg:y="9.59cm" svg:viewBox="0 0 9604 5" draw:points="0,5 9604,5 9604,0 0,0">
          <text:p/>
        </draw:polygon>
        <draw:line draw:style-name="gr59" draw:text-style-name="P9" draw:layer="layout" svg:x1="13.513cm" svg:y1="10.201cm" svg:x2="17.777cm" svg:y2="10.201cm">
          <text:p/>
        </draw:line>
        <draw:polygon draw:style-name="gr58" draw:text-style-name="P8" draw:layer="layout" svg:width="4.267cm" svg:height="0.005cm" svg:x="13.511cm" svg:y="10.199cm" svg:viewBox="0 0 4268 6" draw:points="0,6 4268,6 4268,0 0,0">
          <text:p/>
        </draw:polygon>
        <draw:line draw:style-name="gr59" draw:text-style-name="P9" draw:layer="layout" svg:x1="3.199cm" svg:y1="11.116cm" svg:x2="17.777cm" svg:y2="11.116cm">
          <text:p/>
        </draw:line>
        <draw:polygon draw:style-name="gr58" draw:text-style-name="P8" draw:layer="layout" svg:width="14.582cm" svg:height="0.004cm" svg:x="3.197cm" svg:y="11.114cm" svg:viewBox="0 0 14583 5" draw:points="0,5 14583,5 14583,0 0,0">
          <text:p/>
        </draw:polygon>
        <draw:line draw:style-name="gr59" draw:text-style-name="P9" draw:layer="layout" svg:x1="4.265cm" svg:y1="11.725cm" svg:x2="17.777cm" svg:y2="11.725cm">
          <text:p/>
        </draw:line>
        <draw:polygon draw:style-name="gr58" draw:text-style-name="P8" draw:layer="layout" svg:width="13.515cm" svg:height="0.005cm" svg:x="4.263cm" svg:y="11.723cm" svg:viewBox="0 0 13516 6" draw:points="0,6 13516,6 13516,0 0,0">
          <text:p/>
        </draw:polygon>
        <draw:line draw:style-name="gr59" draw:text-style-name="P9" draw:layer="layout" svg:x1="3.199cm" svg:y1="12.458cm" svg:x2="3.55cm" svg:y2="12.458cm">
          <text:p/>
        </draw:line>
        <draw:polygon draw:style-name="gr58" draw:text-style-name="P8" draw:layer="layout" svg:width="0.355cm" svg:height="0.004cm" svg:x="3.197cm" svg:y="12.456cm" svg:viewBox="0 0 356 5" draw:points="0,5 356,5 356,0 0,0">
          <text:p/>
        </draw:polygon>
        <draw:line draw:style-name="gr59" draw:text-style-name="P9" draw:layer="layout" svg:x1="3.199cm" svg:y1="12.763cm" svg:x2="3.55cm" svg:y2="12.763cm">
          <text:p/>
        </draw:line>
        <draw:polygon draw:style-name="gr58" draw:text-style-name="P8" draw:layer="layout" svg:width="0.355cm" svg:height="0.004cm" svg:x="3.197cm" svg:y="12.761cm" svg:viewBox="0 0 356 5" draw:points="0,5 356,5 356,0 0,0">
          <text:p/>
        </draw:polygon>
        <draw:line draw:style-name="gr59" draw:text-style-name="P9" draw:layer="layout" svg:x1="3.199cm" svg:y1="12.894cm" svg:x2="3.55cm" svg:y2="12.894cm">
          <text:p/>
        </draw:line>
        <draw:polygon draw:style-name="gr58" draw:text-style-name="P8" draw:layer="layout" svg:width="0.355cm" svg:height="0.004cm" svg:x="3.197cm" svg:y="12.892cm" svg:viewBox="0 0 356 5" draw:points="0,5 356,5 356,0 0,0">
          <text:p/>
        </draw:polygon>
        <draw:line draw:style-name="gr59" draw:text-style-name="P9" draw:layer="layout" svg:x1="3.199cm" svg:y1="13.262cm" svg:x2="3.55cm" svg:y2="13.262cm">
          <text:p/>
        </draw:line>
        <draw:polygon draw:style-name="gr58" draw:text-style-name="P8" draw:layer="layout" svg:width="0.355cm" svg:height="0.004cm" svg:x="3.197cm" svg:y="13.26cm" svg:viewBox="0 0 356 5" draw:points="0,5 356,5 356,0 0,0">
          <text:p/>
        </draw:polygon>
        <draw:line draw:style-name="gr59" draw:text-style-name="P9" draw:layer="layout" svg:x1="3.199cm" svg:y1="13.393cm" svg:x2="3.55cm" svg:y2="13.393cm">
          <text:p/>
        </draw:line>
        <draw:polygon draw:style-name="gr58" draw:text-style-name="P8" draw:layer="layout" svg:width="0.355cm" svg:height="0.005cm" svg:x="3.197cm" svg:y="13.391cm" svg:viewBox="0 0 356 6" draw:points="0,6 356,6 356,0 0,0">
          <text:p/>
        </draw:polygon>
        <draw:line draw:style-name="gr59" draw:text-style-name="P9" draw:layer="layout" svg:x1="3.199cm" svg:y1="13.698cm" svg:x2="3.55cm" svg:y2="13.698cm">
          <text:p/>
        </draw:line>
        <draw:polygon draw:style-name="gr58" draw:text-style-name="P8" draw:layer="layout" svg:width="0.355cm" svg:height="0.004cm" svg:x="3.197cm" svg:y="13.696cm" svg:viewBox="0 0 356 5" draw:points="0,5 356,5 356,0 0,0">
          <text:p/>
        </draw:polygon>
        <draw:line draw:style-name="gr59" draw:text-style-name="P9" draw:layer="layout" svg:x1="3.199cm" svg:y1="13.829cm" svg:x2="3.55cm" svg:y2="13.829cm">
          <text:p/>
        </draw:line>
        <draw:polygon draw:style-name="gr58" draw:text-style-name="P8" draw:layer="layout" svg:width="0.355cm" svg:height="0.005cm" svg:x="3.197cm" svg:y="13.827cm" svg:viewBox="0 0 356 6" draw:points="0,6 356,6 356,0 0,0">
          <text:p/>
        </draw:polygon>
        <draw:line draw:style-name="gr59" draw:text-style-name="P9" draw:layer="layout" svg:x1="3.199cm" svg:y1="14.134cm" svg:x2="3.55cm" svg:y2="14.134cm">
          <text:p/>
        </draw:line>
        <draw:polygon draw:style-name="gr58" draw:text-style-name="P8" draw:layer="layout" svg:width="0.355cm" svg:height="0.004cm" svg:x="3.197cm" svg:y="14.132cm" svg:viewBox="0 0 356 5" draw:points="0,5 356,5 356,0 0,0">
          <text:p/>
        </draw:polygon>
        <draw:line draw:style-name="gr59" draw:text-style-name="P9" draw:layer="layout" svg:x1="3.91cm" svg:y1="14.439cm" svg:x2="17.777cm" svg:y2="14.439cm">
          <text:p/>
        </draw:line>
        <draw:polygon draw:style-name="gr58" draw:text-style-name="P8" draw:layer="layout" svg:width="13.87cm" svg:height="0.004cm" svg:x="3.908cm" svg:y="14.437cm" svg:viewBox="0 0 13871 5" draw:points="0,5 13871,5 13871,0 0,0">
          <text:p/>
        </draw:polygon>
        <draw:line draw:style-name="gr59" draw:text-style-name="P9" draw:layer="layout" svg:x1="3.91cm" svg:y1="14.892cm" svg:x2="17.777cm" svg:y2="14.892cm">
          <text:p/>
        </draw:line>
        <draw:polygon draw:style-name="gr58" draw:text-style-name="P8" draw:layer="layout" svg:width="13.87cm" svg:height="0.004cm" svg:x="3.908cm" svg:y="14.89cm" svg:viewBox="0 0 13871 5" draw:points="0,5 13871,5 13871,0 0,0">
          <text:p/>
        </draw:polygon>
        <draw:line draw:style-name="gr59" draw:text-style-name="P9" draw:layer="layout" svg:x1="3.199cm" svg:y1="14.977cm" svg:x2="3.55cm" svg:y2="14.977cm">
          <text:p/>
        </draw:line>
        <draw:polygon draw:style-name="gr58" draw:text-style-name="P8" draw:layer="layout" svg:width="0.355cm" svg:height="0.004cm" svg:x="3.197cm" svg:y="14.975cm" svg:viewBox="0 0 356 5" draw:points="0,5 356,5 356,0 0,0">
          <text:p/>
        </draw:polygon>
        <draw:line draw:style-name="gr59" draw:text-style-name="P9" draw:layer="layout" svg:x1="3.199cm" svg:y1="15.35cm" svg:x2="3.55cm" svg:y2="15.35cm">
          <text:p/>
        </draw:line>
        <draw:polygon draw:style-name="gr58" draw:text-style-name="P8" draw:layer="layout" svg:width="0.355cm" svg:height="0.004cm" svg:x="3.197cm" svg:y="15.348cm" svg:viewBox="0 0 356 5" draw:points="0,5 356,5 356,0 0,0">
          <text:p/>
        </draw:polygon>
        <draw:line draw:style-name="gr59" draw:text-style-name="P9" draw:layer="layout" svg:x1="3.91cm" svg:y1="15.96cm" svg:x2="17.777cm" svg:y2="15.96cm">
          <text:p/>
        </draw:line>
        <draw:polygon draw:style-name="gr58" draw:text-style-name="P8" draw:layer="layout" svg:width="13.87cm" svg:height="0.006cm" svg:x="3.908cm" svg:y="15.957cm" svg:viewBox="0 0 13871 7" draw:points="0,7 13871,7 13871,0 0,0">
          <text:p/>
        </draw:polygon>
        <draw:line draw:style-name="gr59" draw:text-style-name="P9" draw:layer="layout" svg:x1="3.91cm" svg:y1="16.569cm" svg:x2="17.777cm" svg:y2="16.569cm">
          <text:p/>
        </draw:line>
        <draw:polygon draw:style-name="gr58" draw:text-style-name="P8" draw:layer="layout" svg:width="13.87cm" svg:height="0.004cm" svg:x="3.908cm" svg:y="16.567cm" svg:viewBox="0 0 13871 5" draw:points="0,5 13871,5 13871,0 0,0">
          <text:p/>
        </draw:polygon>
        <draw:line draw:style-name="gr59" draw:text-style-name="P9" draw:layer="layout" svg:x1="3.91cm" svg:y1="17.179cm" svg:x2="17.777cm" svg:y2="17.179cm">
          <text:p/>
        </draw:line>
        <draw:polygon draw:style-name="gr58" draw:text-style-name="P8" draw:layer="layout" svg:width="13.87cm" svg:height="0.004cm" svg:x="3.908cm" svg:y="17.177cm" svg:viewBox="0 0 13871 5" draw:points="0,5 13871,5 13871,0 0,0">
          <text:p/>
        </draw:polygon>
        <draw:line draw:style-name="gr59" draw:text-style-name="P9" draw:layer="layout" svg:x1="3.91cm" svg:y1="17.788cm" svg:x2="17.777cm" svg:y2="17.788cm">
          <text:p/>
        </draw:line>
        <draw:polygon draw:style-name="gr58" draw:text-style-name="P8" draw:layer="layout" svg:width="13.87cm" svg:height="0.004cm" svg:x="3.908cm" svg:y="17.786cm" svg:viewBox="0 0 13871 5" draw:points="0,5 13871,5 13871,0 0,0">
          <text:p/>
        </draw:polygon>
        <draw:line draw:style-name="gr59" draw:text-style-name="P9" draw:layer="layout" svg:x1="3.199cm" svg:y1="17.92cm" svg:x2="3.55cm" svg:y2="17.92cm">
          <text:p/>
        </draw:line>
        <draw:polygon draw:style-name="gr58" draw:text-style-name="P8" draw:layer="layout" svg:width="0.355cm" svg:height="0.006cm" svg:x="3.197cm" svg:y="17.917cm" svg:viewBox="0 0 356 7" draw:points="0,7 356,7 356,0 0,0">
          <text:p/>
        </draw:polygon>
        <draw:line draw:style-name="gr59" draw:text-style-name="P9" draw:layer="layout" svg:x1="3.199cm" svg:y1="18.224cm" svg:x2="3.55cm" svg:y2="18.224cm">
          <text:p/>
        </draw:line>
        <draw:polygon draw:style-name="gr58" draw:text-style-name="P8" draw:layer="layout" svg:width="0.355cm" svg:height="0.004cm" svg:x="3.197cm" svg:y="18.222cm" svg:viewBox="0 0 356 5" draw:points="0,5 356,5 356,0 0,0">
          <text:p/>
        </draw:polygon>
        <draw:line draw:style-name="gr59" draw:text-style-name="P9" draw:layer="layout" svg:x1="7.467cm" svg:y1="19.549cm" svg:x2="7.818cm" svg:y2="19.549cm">
          <text:p/>
        </draw:line>
        <draw:polygon draw:style-name="gr58" draw:text-style-name="P8" draw:layer="layout" svg:width="0.355cm" svg:height="0.005cm" svg:x="7.465cm" svg:y="19.547cm" svg:viewBox="0 0 356 6" draw:points="0,6 356,6 356,0 0,0">
          <text:p/>
        </draw:polygon>
        <draw:line draw:style-name="gr59" draw:text-style-name="P9" draw:layer="layout" svg:x1="7.467cm" svg:y1="19.854cm" svg:x2="7.818cm" svg:y2="19.854cm">
          <text:p/>
        </draw:line>
        <draw:polygon draw:style-name="gr58" draw:text-style-name="P8" draw:layer="layout" svg:width="0.355cm" svg:height="0.004cm" svg:x="7.465cm" svg:y="19.852cm" svg:viewBox="0 0 356 5" draw:points="0,5 356,5 356,0 0,0">
          <text:p/>
        </draw:polygon>
        <draw:line draw:style-name="gr59" draw:text-style-name="P9" draw:layer="layout" svg:x1="9.6cm" svg:y1="20.841cm" svg:x2="12.442cm" svg:y2="20.841cm">
          <text:p/>
        </draw:line>
        <draw:polygon draw:style-name="gr58" draw:text-style-name="P8" draw:layer="layout" svg:width="2.846cm" svg:height="0.005cm" svg:x="9.598cm" svg:y="20.838cm" svg:viewBox="0 0 2847 6" draw:points="0,6 2847,6 2847,0 0,0">
          <text:p/>
        </draw:polygon>
        <draw:line draw:style-name="gr59" draw:text-style-name="P9" draw:layer="layout" svg:x1="3.194cm" svg:y1="22.061cm" svg:x2="11.019cm" svg:y2="22.061cm">
          <text:p/>
        </draw:line>
        <draw:polygon draw:style-name="gr58" draw:text-style-name="P8" draw:layer="layout" svg:width="7.828cm" svg:height="0.004cm" svg:x="3.192cm" svg:y="22.059cm" svg:viewBox="0 0 7829 5" draw:points="0,5 7829,5 7829,0 0,0">
          <text:p/>
        </draw:polygon>
        <draw:line draw:style-name="gr59" draw:text-style-name="P9" draw:layer="layout" svg:x1="3.194cm" svg:y1="23.28cm" svg:x2="11.019cm" svg:y2="23.28cm">
          <text:p/>
        </draw:line>
        <draw:polygon draw:style-name="gr58" draw:text-style-name="P8" draw:layer="layout" svg:width="7.828cm" svg:height="0.004cm" svg:x="3.192cm" svg:y="23.278cm" svg:viewBox="0 0 7829 5" draw:points="0,5 7829,5 7829,0 0,0">
          <text:p/>
        </draw:polygon>
        <draw:line draw:style-name="gr59" draw:text-style-name="P9" draw:layer="layout" svg:x1="3.199cm" svg:y1="24.652cm" svg:x2="3.55cm" svg:y2="24.652cm">
          <text:p/>
        </draw:line>
        <draw:polygon draw:style-name="gr58" draw:text-style-name="P8" draw:layer="layout" svg:width="0.355cm" svg:height="0.006cm" svg:x="3.197cm" svg:y="24.649cm" svg:viewBox="0 0 356 7" draw:points="0,7 356,7 356,0 0,0">
          <text:p/>
        </draw:polygon>
        <draw:line draw:style-name="gr59" draw:text-style-name="P9" draw:layer="layout" svg:x1="13.513cm" svg:y1="25.024cm" svg:x2="14.931cm" svg:y2="25.024cm">
          <text:p/>
        </draw:line>
        <draw:polygon draw:style-name="gr58" draw:text-style-name="P8" draw:layer="layout" svg:width="1.422cm" svg:height="0.004cm" svg:x="13.511cm" svg:y="25.022cm" svg:viewBox="0 0 1423 5" draw:points="0,5 1423,5 1423,0 0,0">
          <text:p/>
        </draw:polygon>
        <draw:line draw:style-name="gr59" draw:text-style-name="P9" draw:layer="layout" svg:x1="3.199cm" svg:y1="25.769cm" svg:x2="3.55cm" svg:y2="25.769cm">
          <text:p/>
        </draw:line>
        <draw:polygon draw:style-name="gr58" draw:text-style-name="P8" draw:layer="layout" svg:width="0.355cm" svg:height="0.004cm" svg:x="3.197cm" svg:y="25.767cm" svg:viewBox="0 0 356 5" draw:points="0,5 356,5 356,0 0,0">
          <text:p/>
        </draw:polygon>
        <draw:line draw:style-name="gr59" draw:text-style-name="P9" draw:layer="layout" svg:x1="3.199cm" svg:y1="26.095cm" svg:x2="3.55cm" svg:y2="26.095cm">
          <text:p/>
        </draw:line>
        <draw:polygon draw:style-name="gr58" draw:text-style-name="P8" draw:layer="layout" svg:width="0.355cm" svg:height="0.004cm" svg:x="3.197cm" svg:y="26.093cm" svg:viewBox="0 0 356 5" draw:points="0,5 356,5 356,0 0,0">
          <text:p/>
        </draw:polygon>
        <draw:frame draw:style-name="gr39" draw:text-style-name="P3" draw:layer="layout" svg:width="0.802cm" svg:height="0.297cm" svg:x="3.248cm" svg:y="6.52cm">
          <draw:text-box>
            <text:p text:style-name="P2"><text:span text:style-name="T3">e</text:span><text:span text:style-name="T3">-</text:span><text:span text:style-name="T3">m</text:span><text:span text:style-name="T3">a</text:span><text:span text:style-name="T3">i</text:span><text:span text:style-name="T3">l</text:span><text:span text:style-name="T3">:</text:span></text:p>
          </draw:text-box>
        </draw:frame>
        <draw:frame draw:style-name="gr62" draw:text-style-name="P6" draw:layer="layout" svg:width="0.899cm" svg:height="0.268cm" svg:x="18.169cm" svg:y="27.869cm">
          <draw:text-box>
            <text:p text:style-name="P2"><text:span text:style-name="T7">M</text:span><text:span text:style-name="T7">o</text:span><text:span text:style-name="T7">d</text:span><text:span text:style-name="T7">.</text:span><text:span text:style-name="T7"> </text:span><text:span text:style-name="T7">1</text:span><text:span text:style-name="T7">D</text:span></text:p>
          </draw:text-box>
        </draw:frame>
        <draw:frame draw:style-name="gr65" draw:text-style-name="P12" draw:layer="layout" svg:width="0.232cm" svg:height="0.314cm" svg:x="3.279cm" svg:y="12.414cm">
          <draw:text-box>
            <text:p><text:span text:style-name="T10">X</text:span></text:p>
          </draw:text-box>
        </draw:frame>
        <draw:frame draw:style-name="gr65" draw:text-style-name="P12" draw:layer="layout" svg:width="0.232cm" svg:height="0.314cm" svg:x="3.279cm" svg:y="12.914cm">
          <draw:text-box>
            <text:p><text:span text:style-name="T10">X</text:span></text:p>
          </draw:text-box>
        </draw:frame>
        <draw:frame draw:style-name="gr65" draw:text-style-name="P12" draw:layer="layout" svg:width="0.232cm" svg:height="0.314cm" svg:x="3.279cm" svg:y="13.414cm">
          <draw:text-box>
            <text:p><text:span text:style-name="T10">X</text:span></text:p>
          </draw:text-box>
        </draw:frame>
        <draw:frame draw:style-name="gr65" draw:text-style-name="P12" draw:layer="layout" svg:width="0.232cm" svg:height="0.314cm" svg:x="3.279cm" svg:y="13.814cm">
          <draw:text-box>
            <text:p><text:span text:style-name="T10">X</text:span></text:p>
          </draw:text-box>
        </draw:frame>
        <draw:frame draw:style-name="gr63" draw:text-style-name="P10" draw:layer="layout" svg:width="3.048cm" svg:height="0.381cm" svg:x="3.824cm" svg:y="14.112cm">
          <draw:text-box>
            <text:p><text:span text:style-name="T8"><text:s/></text:span><text:span text:style-name="T8"><text:s/></text:span><text:span text:style-name="T8">B</text:span><text:span text:style-name="T8"> </text:span><text:span text:style-name="T8"><text:s/></text:span><text:span text:style-name="T8">R</text:span><text:span text:style-name="T8"> </text:span><text:span text:style-name="T8"><text:s/></text:span><text:span text:style-name="T8">A</text:span><text:span text:style-name="T8"> </text:span><text:span text:style-name="T8"><text:s/></text:span><text:span text:style-name="T8">S</text:span><text:span text:style-name="T8"> </text:span><text:span text:style-name="T8"><text:s/></text:span><text:span text:style-name="T8">I</text:span><text:span text:style-name="T8"> </text:span><text:span text:style-name="T8"><text:s/></text:span><text:span text:style-name="T8"><text:s/></text:span><text:span text:style-name="T8">L</text:span></text:p>
          </draw:text-box>
        </draw:frame>
        <draw:frame draw:style-name="gr65" draw:text-style-name="P12" draw:layer="layout" svg:width="0.232cm" svg:height="0.314cm" svg:x="6.079cm" svg:y="19.514cm">
          <draw:text-box>
            <text:p><text:span text:style-name="T10">X</text:span></text:p>
          </draw:text-box>
        </draw:frame>
        <draw:frame draw:style-name="gr63" draw:text-style-name="P10" draw:layer="layout" svg:width="6.096cm" svg:height="0.381cm" svg:x="3.162cm" svg:y="20.423cm">
          <draw:text-box>
            <text:p><text:span text:style-name="T8"><text:s/></text:span><text:span text:style-name="T8"><text:s/></text:span><text:span text:style-name="T8">R</text:span><text:span text:style-name="T8">I</text:span><text:span text:style-name="T8">O</text:span><text:span text:style-name="T8"> </text:span><text:span text:style-name="T8">G</text:span><text:span text:style-name="T8">R</text:span><text:span text:style-name="T8">A</text:span><text:span text:style-name="T8">N</text:span><text:span text:style-name="T8">D</text:span><text:span text:style-name="T8">E</text:span><text:span text:style-name="T8"> </text:span><text:span text:style-name="T8">-</text:span><text:span text:style-name="T8"> </text:span><text:span text:style-name="T8">R</text:span><text:span text:style-name="T8">S</text:span><text:span text:style-name="T8">,</text:span><text:span text:style-name="T8"> </text:span><text:span text:style-name="T8">B</text:span><text:span text:style-name="T8">R</text:span><text:span text:style-name="T8">A</text:span><text:span text:style-name="T8">S</text:span><text:span text:style-name="T8">I</text:span><text:span text:style-name="T8">L</text:span><text:span text:style-name="T8"> </text:span></text:p>
          </draw:text-box>
        </draw:frame>
        <draw:frame draw:style-name="gr63" draw:text-style-name="P10" draw:layer="layout" svg:width="6.096cm" svg:height="0.381cm" svg:x="9.592cm" svg:y="20.51cm">
          <draw:text-box>
            <text:p><text:span text:style-name="T8"><text:s/></text:span><text:span text:style-name="T8">3</text:span><text:span text:style-name="T8"> </text:span><text:span text:style-name="T8"><text:s/></text:span><text:span text:style-name="T8"><text:s/></text:span><text:span text:style-name="T8">1</text:span><text:span text:style-name="T8"> </text:span><text:span text:style-name="T8"><text:s/></text:span><text:span text:style-name="T8"><text:s/></text:span><text:span text:style-name="T8">0</text:span><text:span text:style-name="T8"> </text:span><text:span text:style-name="T8"><text:s/></text:span><text:span text:style-name="T8">3</text:span><text:span text:style-name="T8"> </text:span><text:span text:style-name="T8"><text:s/></text:span><text:span text:style-name="T8">2</text:span><text:span text:style-name="T8"> </text:span><text:span text:style-name="T8"><text:s/></text:span><text:span text:style-name="T8">0</text:span><text:span text:style-name="T8"> </text:span><text:span text:style-name="T8"><text:s/></text:span><text:span text:style-name="T8">2</text:span><text:span text:style-name="T8"> </text:span><text:span text:style-name="T8"><text:s/></text:span><text:span text:style-name="T8"><text:s/></text:span><text:span text:style-name="T8">1</text:span><text:span text:style-name="T8"> </text:span></text:p>
          </draw:text-box>
        </draw:frame>
      </draw:page>
      <draw:page draw:name="page3" draw:style-name="dp1" draw:master-page-name="master-page53">
        <draw:frame draw:style-name="gr99" draw:text-style-name="P3" draw:layer="layout" svg:width="0.967cm" svg:height="0.306cm" svg:x="2.532cm" svg:y="20.069cm">
          <draw:text-box>
            <text:p text:style-name="P2"><text:span text:style-name="T15">Q</text:span><text:span text:style-name="T15">u</text:span><text:span text:style-name="T15">a</text:span><text:span text:style-name="T15">d</text:span><text:span text:style-name="T15">r</text:span><text:span text:style-name="T15">o</text:span><text:span text:style-name="T15"> </text:span><text:span text:style-name="T15">3</text:span></text:p>
          </draw:text-box>
        </draw:frame>
        <draw:frame draw:style-name="gr100" draw:text-style-name="P3" draw:layer="layout" svg:width="9.578cm" svg:height="0.306cm" svg:x="2.532cm" svg:y="20.657cm">
          <draw:text-box>
            <text:p text:style-name="P2"><text:span text:style-name="T16">1</text:span><text:span text:style-name="T16">.</text:span><text:span text:style-name="T16"> </text:span><text:span text:style-name="T16">I</text:span><text:span text:style-name="T16">n</text:span><text:span text:style-name="T16">d</text:span><text:span text:style-name="T16">i</text:span><text:span text:style-name="T16">c</text:span><text:span text:style-name="T16">a</text:span><text:span text:style-name="T16">ç</text:span><text:span text:style-name="T16">ã</text:span><text:span text:style-name="T16">o</text:span><text:span text:style-name="T16"> </text:span><text:span text:style-name="T16">d</text:span><text:span text:style-name="T16">o</text:span><text:span text:style-name="T16"> </text:span><text:span text:style-name="T16">t</text:span><text:span text:style-name="T16">e</text:span><text:span text:style-name="T16">l</text:span><text:span text:style-name="T16">e</text:span><text:span text:style-name="T16">f</text:span><text:span text:style-name="T16">o</text:span><text:span text:style-name="T16">n</text:span><text:span text:style-name="T16">e</text:span><text:span text:style-name="T16"> </text:span><text:span text:style-name="T16">e</text:span><text:span text:style-name="T16"> </text:span><text:span text:style-name="T16">d</text:span><text:span text:style-name="T16">o</text:span><text:span text:style-name="T16"> </text:span><text:span text:style-name="T16">e</text:span><text:span text:style-name="T16">-</text:span><text:span text:style-name="T16">m</text:span><text:span text:style-name="T16">a</text:span><text:span text:style-name="T16">i</text:span><text:span text:style-name="T16">l</text:span><text:span text:style-name="T16"> </text:span><text:span text:style-name="T16">d</text:span><text:span text:style-name="T16">e</text:span><text:span text:style-name="T16"> </text:span><text:span text:style-name="T16">c</text:span><text:span text:style-name="T16">o</text:span><text:span text:style-name="T16">n</text:span><text:span text:style-name="T16">t</text:span><text:span text:style-name="T16">a</text:span><text:span text:style-name="T16">c</text:span><text:span text:style-name="T16">t</text:span><text:span text:style-name="T16">o</text:span><text:span text:style-name="T16"> </text:span><text:span text:style-name="T16">d</text:span><text:span text:style-name="T16">o</text:span><text:span text:style-name="T16"> </text:span><text:span text:style-name="T16">p</text:span><text:span text:style-name="T16">r</text:span><text:span text:style-name="T16">o</text:span><text:span text:style-name="T16">c</text:span><text:span text:style-name="T16">u</text:span><text:span text:style-name="T16">r</text:span><text:span text:style-name="T16">a</text:span><text:span text:style-name="T16">d</text:span><text:span text:style-name="T16">o</text:span><text:span text:style-name="T16">r</text:span><text:span text:style-name="T16">/</text:span><text:span text:style-name="T16">r</text:span><text:span text:style-name="T16">e</text:span><text:span text:style-name="T16">p</text:span><text:span text:style-name="T16">r</text:span><text:span text:style-name="T16">e</text:span><text:span text:style-name="T16">s</text:span><text:span text:style-name="T16">e</text:span><text:span text:style-name="T16">n</text:span><text:span text:style-name="T16">t</text:span><text:span text:style-name="T16">a</text:span><text:span text:style-name="T16">n</text:span><text:span text:style-name="T16">t</text:span><text:span text:style-name="T16">e</text:span><text:span text:style-name="T16"> </text:span><text:span text:style-name="T16">l</text:span><text:span text:style-name="T16">e</text:span><text:span text:style-name="T16">g</text:span><text:span text:style-name="T16">a</text:span><text:span text:style-name="T16">l</text:span><text:span text:style-name="T16"> </text:span><text:span text:style-name="T16">d</text:span><text:span text:style-name="T16">o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e</text:span><text:span text:style-name="T16">s</text:span><text:span text:style-name="T16">s</text:span><text:span text:style-name="T16">a</text:span><text:span text:style-name="T16">d</text:span><text:span text:style-name="T16">o</text:span><text:span text:style-name="T16">.</text:span></text:p>
          </draw:text-box>
        </draw:frame>
        <draw:frame draw:style-name="gr101" draw:text-style-name="P3" draw:layer="layout" svg:width="15.822cm" svg:height="0.306cm" svg:x="2.532cm" svg:y="21.12cm">
          <draw:text-box>
            <text:p text:style-name="P2"><text:span text:style-name="T16">2</text:span><text:span text:style-name="T16">.</text:span><text:span text:style-name="T16"> </text:span><text:span text:style-name="T16">O</text:span><text:span text:style-name="T16"> </text:span><text:span text:style-name="T16">i</text:span><text:span text:style-name="T16">m</text:span><text:span text:style-name="T16">p</text:span><text:span text:style-name="T16">r</text:span><text:span text:style-name="T16">e</text:span><text:span text:style-name="T16">s</text:span><text:span text:style-name="T16">s</text:span><text:span text:style-name="T16">o</text:span><text:span text:style-name="T16"> </text:span><text:span text:style-name="T16">d</text:span><text:span text:style-name="T16">e</text:span><text:span text:style-name="T16">v</text:span><text:span text:style-name="T16">e</text:span><text:span text:style-name="T16"> </text:span><text:span text:style-name="T16">s</text:span><text:span text:style-name="T16">e</text:span><text:span text:style-name="T16">r</text:span><text:span text:style-name="T16"> </text:span><text:span text:style-name="T16">a</text:span><text:span text:style-name="T16">s</text:span><text:span text:style-name="T16">s</text:span><text:span text:style-name="T16">i</text:span><text:span text:style-name="T16">n</text:span><text:span text:style-name="T16">a</text:span><text:span text:style-name="T16">d</text:span><text:span text:style-name="T16">o</text:span><text:span text:style-name="T16"> </text:span><text:span text:style-name="T16">p</text:span><text:span text:style-name="T16">e</text:span><text:span text:style-name="T16">l</text:span><text:span text:style-name="T16">o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e</text:span><text:span text:style-name="T16">s</text:span><text:span text:style-name="T16">s</text:span><text:span text:style-name="T16">a</text:span><text:span text:style-name="T16">d</text:span><text:span text:style-name="T16">o</text:span><text:span text:style-name="T16">,</text:span><text:span text:style-name="T16"> </text:span><text:span text:style-name="T16">s</text:span><text:span text:style-name="T16">e</text:span><text:span text:style-name="T16">n</text:span><text:span text:style-name="T16">d</text:span><text:span text:style-name="T16">o</text:span><text:span text:style-name="T16"> </text:span><text:span text:style-name="T16">m</text:span><text:span text:style-name="T16">a</text:span><text:span text:style-name="T16">i</text:span><text:span text:style-name="T16">o</text:span><text:span text:style-name="T16">r</text:span><text:span text:style-name="T16"> </text:span><text:span text:style-name="T16">o</text:span><text:span text:style-name="T16">u</text:span><text:span text:style-name="T16"> </text:span><text:span text:style-name="T16">p</text:span><text:span text:style-name="T16">o</text:span><text:span text:style-name="T16">r</text:span><text:span text:style-name="T16"> </text:span><text:span text:style-name="T16">p</text:span><text:span text:style-name="T16">r</text:span><text:span text:style-name="T16">o</text:span><text:span text:style-name="T16">c</text:span><text:span text:style-name="T16">u</text:span><text:span text:style-name="T16">r</text:span><text:span text:style-name="T16">a</text:span><text:span text:style-name="T16">d</text:span><text:span text:style-name="T16">o</text:span><text:span text:style-name="T16">r</text:span><text:span text:style-name="T16"> </text:span><text:span text:style-name="T16">d</text:span><text:span text:style-name="T16">e</text:span><text:span text:style-name="T16">s</text:span><text:span text:style-name="T16">t</text:span><text:span text:style-name="T16">e</text:span><text:span text:style-name="T16"> </text:span><text:span text:style-name="T16">c</text:span><text:span text:style-name="T16">o</text:span><text:span text:style-name="T16">m</text:span><text:span text:style-name="T16"> </text:span><text:span text:style-name="T16">p</text:span><text:span text:style-name="T16">o</text:span><text:span text:style-name="T16">d</text:span><text:span text:style-name="T16">e</text:span><text:span text:style-name="T16">r</text:span><text:span text:style-name="T16">e</text:span><text:span text:style-name="T16">s</text:span><text:span text:style-name="T16"> </text:span><text:span text:style-name="T16">e</text:span><text:span text:style-name="T16">s</text:span><text:span text:style-name="T16">p</text:span><text:span text:style-name="T16">e</text:span><text:span text:style-name="T16">c</text:span><text:span text:style-name="T16">i</text:span><text:span text:style-name="T16">a</text:span><text:span text:style-name="T16">i</text:span><text:span text:style-name="T16">s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o</text:span><text:span text:style-name="T16"> </text:span><text:span text:style-name="T16">a</text:span><text:span text:style-name="T16">t</text:span><text:span text:style-name="T16">o</text:span><text:span text:style-name="T16">.</text:span><text:span text:style-name="T16"> </text:span><text:span text:style-name="T16">S</text:span><text:span text:style-name="T16">e</text:span><text:span text:style-name="T16"> </text:span><text:span text:style-name="T16">o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e</text:span><text:span text:style-name="T16">s</text:span><text:span text:style-name="T16">s</text:span><text:span text:style-name="T16">a</text:span><text:span text:style-name="T16">d</text:span><text:span text:style-name="T16">o</text:span><text:span text:style-name="T16"> </text:span><text:span text:style-name="T16">f</text:span><text:span text:style-name="T16">o</text:span><text:span text:style-name="T16">r</text:span><text:span text:style-name="T16"> </text:span><text:span text:style-name="T16">m</text:span><text:span text:style-name="T16">e</text:span><text:span text:style-name="T16">n</text:span><text:span text:style-name="T16">o</text:span><text:span text:style-name="T16">r</text:span><text:span text:style-name="T16"> </text:span><text:span text:style-name="T16">o</text:span><text:span text:style-name="T16">u</text:span><text:span text:style-name="T16"> </text:span><text:span text:style-name="T16">i</text:span><text:span text:style-name="T16">n</text:span><text:span text:style-name="T16">c</text:span><text:span text:style-name="T16">a</text:span><text:span text:style-name="T16">p</text:span><text:span text:style-name="T16">a</text:span><text:span text:style-name="T16">z</text:span></text:p>
          </draw:text-box>
        </draw:frame>
        <draw:frame draw:style-name="gr102" draw:text-style-name="P3" draw:layer="layout" svg:width="10.966cm" svg:height="0.306cm" svg:x="2.532cm" svg:y="21.462cm">
          <draw:text-box>
            <text:p text:style-name="P2"><text:span text:style-name="T16">d</text:span><text:span text:style-name="T16">e</text:span><text:span text:style-name="T16">v</text:span><text:span text:style-name="T16">e</text:span><text:span text:style-name="T16"> </text:span><text:span text:style-name="T16">s</text:span><text:span text:style-name="T16">e</text:span><text:span text:style-name="T16">r</text:span><text:span text:style-name="T16"> </text:span><text:span text:style-name="T16">a</text:span><text:span text:style-name="T16">s</text:span><text:span text:style-name="T16">s</text:span><text:span text:style-name="T16">i</text:span><text:span text:style-name="T16">n</text:span><text:span text:style-name="T16">a</text:span><text:span text:style-name="T16">d</text:span><text:span text:style-name="T16">o</text:span><text:span text:style-name="T16"> </text:span><text:span text:style-name="T16">p</text:span><text:span text:style-name="T16">e</text:span><text:span text:style-name="T16">l</text:span><text:span text:style-name="T16">o</text:span><text:span text:style-name="T16">s</text:span><text:span text:style-name="T16"> </text:span><text:span text:style-name="T16">s</text:span><text:span text:style-name="T16">e</text:span><text:span text:style-name="T16">u</text:span><text:span text:style-name="T16">s</text:span><text:span text:style-name="T16"> </text:span><text:span text:style-name="T16">r</text:span><text:span text:style-name="T16">e</text:span><text:span text:style-name="T16">p</text:span><text:span text:style-name="T16">r</text:span><text:span text:style-name="T16">e</text:span><text:span text:style-name="T16">s</text:span><text:span text:style-name="T16">e</text:span><text:span text:style-name="T16">n</text:span><text:span text:style-name="T16">t</text:span><text:span text:style-name="T16">a</text:span><text:span text:style-name="T16">n</text:span><text:span text:style-name="T16">t</text:span><text:span text:style-name="T16">e</text:span><text:span text:style-name="T16">s</text:span><text:span text:style-name="T16"> </text:span><text:span text:style-name="T16">l</text:span><text:span text:style-name="T16">e</text:span><text:span text:style-name="T16">g</text:span><text:span text:style-name="T16">a</text:span><text:span text:style-name="T16">i</text:span><text:span text:style-name="T16">s</text:span><text:span text:style-name="T16"> </text:span><text:span text:style-name="T16">o</text:span><text:span text:style-name="T16">u</text:span><text:span text:style-name="T16"> </text:span><text:span text:style-name="T16">p</text:span><text:span text:style-name="T16">o</text:span><text:span text:style-name="T16">r</text:span><text:span text:style-name="T16"> </text:span><text:span text:style-name="T16">p</text:span><text:span text:style-name="T16">r</text:span><text:span text:style-name="T16">o</text:span><text:span text:style-name="T16">c</text:span><text:span text:style-name="T16">u</text:span><text:span text:style-name="T16">r</text:span><text:span text:style-name="T16">a</text:span><text:span text:style-name="T16">d</text:span><text:span text:style-name="T16">o</text:span><text:span text:style-name="T16">r</text:span><text:span text:style-name="T16"> </text:span><text:span text:style-name="T16">d</text:span><text:span text:style-name="T16">e</text:span><text:span text:style-name="T16">s</text:span><text:span text:style-name="T16">t</text:span><text:span text:style-name="T16">e</text:span><text:span text:style-name="T16">s</text:span><text:span text:style-name="T16"> </text:span><text:span text:style-name="T16">c</text:span><text:span text:style-name="T16">o</text:span><text:span text:style-name="T16">m</text:span><text:span text:style-name="T16"> </text:span><text:span text:style-name="T16">p</text:span><text:span text:style-name="T16">o</text:span><text:span text:style-name="T16">d</text:span><text:span text:style-name="T16">e</text:span><text:span text:style-name="T16">r</text:span><text:span text:style-name="T16">e</text:span><text:span text:style-name="T16">s</text:span><text:span text:style-name="T16"> </text:span><text:span text:style-name="T16">e</text:span><text:span text:style-name="T16">s</text:span><text:span text:style-name="T16">p</text:span><text:span text:style-name="T16">e</text:span><text:span text:style-name="T16">c</text:span><text:span text:style-name="T16">i</text:span><text:span text:style-name="T16">a</text:span><text:span text:style-name="T16">i</text:span><text:span text:style-name="T16">s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o</text:span><text:span text:style-name="T16"> </text:span><text:span text:style-name="T16">a</text:span><text:span text:style-name="T16">t</text:span><text:span text:style-name="T16">o</text:span><text:span text:style-name="T16">.</text:span></text:p>
          </draw:text-box>
        </draw:frame>
        <draw:frame draw:style-name="gr103" draw:text-style-name="P3" draw:layer="layout" svg:width="5.323cm" svg:height="0.306cm" svg:x="2.532cm" svg:y="21.805cm">
          <draw:text-box>
            <text:p text:style-name="P2"><text:span text:style-name="T16">Q</text:span><text:span text:style-name="T16">u</text:span><text:span text:style-name="T16">a</text:span><text:span text:style-name="T16">n</text:span><text:span text:style-name="T16">d</text:span><text:span text:style-name="T16">o</text:span><text:span text:style-name="T16"> </text:span><text:span text:style-name="T16">o</text:span><text:span text:style-name="T16"> </text:span><text:span text:style-name="T16">i</text:span><text:span text:style-name="T16">m</text:span><text:span text:style-name="T16">p</text:span><text:span text:style-name="T16">r</text:span><text:span text:style-name="T16">e</text:span><text:span text:style-name="T16">s</text:span><text:span text:style-name="T16">s</text:span><text:span text:style-name="T16">o</text:span><text:span text:style-name="T16"> </text:span><text:span text:style-name="T16">n</text:span><text:span text:style-name="T16">ã</text:span><text:span text:style-name="T16">o</text:span><text:span text:style-name="T16"> </text:span><text:span text:style-name="T16">f</text:span><text:span text:style-name="T16">o</text:span><text:span text:style-name="T16">r</text:span><text:span text:style-name="T16"> </text:span><text:span text:style-name="T16">a</text:span><text:span text:style-name="T16">s</text:span><text:span text:style-name="T16">s</text:span><text:span text:style-name="T16">i</text:span><text:span text:style-name="T16">n</text:span><text:span text:style-name="T16">a</text:span><text:span text:style-name="T16">d</text:span><text:span text:style-name="T16">o</text:span><text:span text:style-name="T16"> </text:span><text:span text:style-name="T16">p</text:span><text:span text:style-name="T16">e</text:span><text:span text:style-name="T16">l</text:span><text:span text:style-name="T16">o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e</text:span><text:span text:style-name="T16">s</text:span><text:span text:style-name="T16">s</text:span><text:span text:style-name="T16">a</text:span><text:span text:style-name="T16">d</text:span><text:span text:style-name="T16">o</text:span><text:span text:style-name="T16">,</text:span></text:p>
          </draw:text-box>
        </draw:frame>
        <draw:frame draw:style-name="gr104" draw:text-style-name="P3" draw:layer="layout" svg:width="5.391cm" svg:height="0.306cm" svg:x="8.142cm" svg:y="21.805cm">
          <draw:text-box>
            <text:p text:style-name="P2"><text:span text:style-name="T16">o</text:span><text:span text:style-name="T16"> </text:span><text:span text:style-name="T16">d</text:span><text:span text:style-name="T16">e</text:span><text:span text:style-name="T16">c</text:span><text:span text:style-name="T16">l</text:span><text:span text:style-name="T16">a</text:span><text:span text:style-name="T16">r</text:span><text:span text:style-name="T16">a</text:span><text:span text:style-name="T16">n</text:span><text:span text:style-name="T16">t</text:span><text:span text:style-name="T16">e</text:span><text:span text:style-name="T16"> </text:span><text:span text:style-name="T16">d</text:span><text:span text:style-name="T16">e</text:span><text:span text:style-name="T16">v</text:span><text:span text:style-name="T16">e</text:span><text:span text:style-name="T16"> </text:span><text:span text:style-name="T16">i</text:span><text:span text:style-name="T16">n</text:span><text:span text:style-name="T16">d</text:span><text:span text:style-name="T16">i</text:span><text:span text:style-name="T16">c</text:span><text:span text:style-name="T16">a</text:span><text:span text:style-name="T16">r</text:span><text:span text:style-name="T16"> </text:span><text:span text:style-name="T16">a</text:span><text:span text:style-name="T16"> </text:span><text:span text:style-name="T16">q</text:span><text:span text:style-name="T16">u</text:span><text:span text:style-name="T16">a</text:span><text:span text:style-name="T16">l</text:span><text:span text:style-name="T16">i</text:span><text:span text:style-name="T16">d</text:span><text:span text:style-name="T16">a</text:span><text:span text:style-name="T16">d</text:span><text:span text:style-name="T16">e</text:span><text:span text:style-name="T16"> </text:span><text:span text:style-name="T16">e</text:span><text:span text:style-name="T16">m</text:span><text:span text:style-name="T16"> </text:span><text:span text:style-name="T16">q</text:span><text:span text:style-name="T16">u</text:span><text:span text:style-name="T16">e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v</text:span><text:span text:style-name="T16">é</text:span><text:span text:style-name="T16">m</text:span><text:span text:style-name="T16">:</text:span></text:p>
          </draw:text-box>
        </draw:frame>
        <draw:frame draw:style-name="gr105" draw:text-style-name="P3" draw:layer="layout" svg:width="2.512cm" svg:height="0.306cm" svg:x="13.837cm" svg:y="21.805cm">
          <draw:text-box>
            <text:p text:style-name="P2"><text:span text:style-name="T16">p</text:span><text:span text:style-name="T16">r</text:span><text:span text:style-name="T16">o</text:span><text:span text:style-name="T16">c</text:span><text:span text:style-name="T16">u</text:span><text:span text:style-name="T16">r</text:span><text:span text:style-name="T16">a</text:span><text:span text:style-name="T16">d</text:span><text:span text:style-name="T16">o</text:span><text:span text:style-name="T16">r</text:span><text:span text:style-name="T16"> </text:span><text:span text:style-name="T16">d</text:span><text:span text:style-name="T16">o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a</text:span><text:span text:style-name="T16">n</text:span><text:span text:style-name="T16">d</text:span><text:span text:style-name="T16">o</text:span><text:span text:style-name="T16">;</text:span></text:p>
          </draw:text-box>
        </draw:frame>
        <draw:frame draw:style-name="gr106" draw:text-style-name="P3" draw:layer="layout" svg:width="1.937cm" svg:height="0.306cm" svg:x="16.492cm" svg:y="21.805cm">
          <draw:text-box>
            <text:p text:style-name="P2"><text:span text:style-name="T16">r</text:span><text:span text:style-name="T16">e</text:span><text:span text:style-name="T16">p</text:span><text:span text:style-name="T16">r</text:span><text:span text:style-name="T16">e</text:span><text:span text:style-name="T16">s</text:span><text:span text:style-name="T16">e</text:span><text:span text:style-name="T16">n</text:span><text:span text:style-name="T16">t</text:span><text:span text:style-name="T16">a</text:span><text:span text:style-name="T16">n</text:span><text:span text:style-name="T16">t</text:span><text:span text:style-name="T16">e</text:span><text:span text:style-name="T16"> </text:span><text:span text:style-name="T16">l</text:span><text:span text:style-name="T16">e</text:span><text:span text:style-name="T16">g</text:span><text:span text:style-name="T16">a</text:span><text:span text:style-name="T16">l</text:span><text:span text:style-name="T16">;</text:span></text:p>
          </draw:text-box>
        </draw:frame>
        <draw:frame draw:style-name="gr107" draw:text-style-name="P3" draw:layer="layout" svg:width="5.628cm" svg:height="0.306cm" svg:x="2.532cm" svg:y="22.148cm">
          <draw:text-box>
            <text:p text:style-name="P2"><text:span text:style-name="T16">p</text:span><text:span text:style-name="T16">r</text:span><text:span text:style-name="T16">o</text:span><text:span text:style-name="T16">c</text:span><text:span text:style-name="T16">u</text:span><text:span text:style-name="T16">r</text:span><text:span text:style-name="T16">a</text:span><text:span text:style-name="T16">d</text:span><text:span text:style-name="T16">o</text:span><text:span text:style-name="T16">r</text:span><text:span text:style-name="T16"> </text:span><text:span text:style-name="T16">d</text:span><text:span text:style-name="T16">a</text:span><text:span text:style-name="T16"> </text:span><text:span text:style-name="T16">m</text:span><text:span text:style-name="T16">ã</text:span><text:span text:style-name="T16">e</text:span><text:span text:style-name="T16">;</text:span><text:span text:style-name="T16"> </text:span><text:span text:style-name="T16">p</text:span><text:span text:style-name="T16">r</text:span><text:span text:style-name="T16">o</text:span><text:span text:style-name="T16">c</text:span><text:span text:style-name="T16">u</text:span><text:span text:style-name="T16">r</text:span><text:span text:style-name="T16">a</text:span><text:span text:style-name="T16">d</text:span><text:span text:style-name="T16">o</text:span><text:span text:style-name="T16">r</text:span><text:span text:style-name="T16"> </text:span><text:span text:style-name="T16">d</text:span><text:span text:style-name="T16">o</text:span><text:span text:style-name="T16"> </text:span><text:span text:style-name="T16">p</text:span><text:span text:style-name="T16">a</text:span><text:span text:style-name="T16">i</text:span><text:span text:style-name="T16"> </text:span><text:span text:style-name="T16">o</text:span><text:span text:style-name="T16">u</text:span><text:span text:style-name="T16"> </text:span><text:span text:style-name="T16">o</text:span><text:span text:style-name="T16">u</text:span><text:span text:style-name="T16">t</text:span><text:span text:style-name="T16">r</text:span><text:span text:style-name="T16">a</text:span><text:span text:style-name="T16"> </text:span><text:span text:style-name="T16">q</text:span><text:span text:style-name="T16">u</text:span><text:span text:style-name="T16">a</text:span><text:span text:style-name="T16">l</text:span><text:span text:style-name="T16">i</text:span><text:span text:style-name="T16">d</text:span><text:span text:style-name="T16">a</text:span><text:span text:style-name="T16">d</text:span><text:span text:style-name="T16">e</text:span><text:span text:style-name="T16">.</text:span></text:p>
          </draw:text-box>
        </draw:frame>
        <draw:frame draw:style-name="gr108" draw:text-style-name="P3" draw:layer="layout" svg:width="7.554cm" svg:height="0.306cm" svg:x="2.532cm" svg:y="13.849cm">
          <draw:text-box>
            <text:p text:style-name="P2"><text:span text:style-name="T16">C</text:span><text:span text:style-name="T16">a</text:span><text:span text:style-name="T16">s</text:span><text:span text:style-name="T16">o</text:span><text:span text:style-name="T16"> </text:span><text:span text:style-name="T16">n</text:span><text:span text:style-name="T16">ã</text:span><text:span text:style-name="T16">o</text:span><text:span text:style-name="T16"> </text:span><text:span text:style-name="T16">j</text:span><text:span text:style-name="T16">u</text:span><text:span text:style-name="T16">n</text:span><text:span text:style-name="T16">t</text:span><text:span text:style-name="T16">e</text:span><text:span text:style-name="T16"> </text:span><text:span text:style-name="T16">a</text:span><text:span text:style-name="T16"> </text:span><text:span text:style-name="T16">c</text:span><text:span text:style-name="T16">e</text:span><text:span text:style-name="T16">r</text:span><text:span text:style-name="T16">t</text:span><text:span text:style-name="T16">i</text:span><text:span text:style-name="T16">d</text:span><text:span text:style-name="T16">ã</text:span><text:span text:style-name="T16">o</text:span><text:span text:style-name="T16"> </text:span><text:span text:style-name="T16">d</text:span><text:span text:style-name="T16">e</text:span><text:span text:style-name="T16"> </text:span><text:span text:style-name="T16">n</text:span><text:span text:style-name="T16">a</text:span><text:span text:style-name="T16">s</text:span><text:span text:style-name="T16">c</text:span><text:span text:style-name="T16">i</text:span><text:span text:style-name="T16">m</text:span><text:span text:style-name="T16">e</text:span><text:span text:style-name="T16">n</text:span><text:span text:style-name="T16">t</text:span><text:span text:style-name="T16">o</text:span><text:span text:style-name="T16"> </text:span><text:span text:style-name="T16">d</text:span><text:span text:style-name="T16">o</text:span><text:span text:style-name="T16"> </text:span><text:span text:style-name="T16">a</text:span><text:span text:style-name="T16">s</text:span><text:span text:style-name="T16">c</text:span><text:span text:style-name="T16">e</text:span><text:span text:style-name="T16">n</text:span><text:span text:style-name="T16">d</text:span><text:span text:style-name="T16">e</text:span><text:span text:style-name="T16">n</text:span><text:span text:style-name="T16">t</text:span><text:span text:style-name="T16">e</text:span><text:span text:style-name="T16"> </text:span><text:span text:style-name="T16">p</text:span><text:span text:style-name="T16">o</text:span><text:span text:style-name="T16">r</text:span><text:span text:style-name="T16">t</text:span><text:span text:style-name="T16">u</text:span><text:span text:style-name="T16">g</text:span><text:span text:style-name="T16">u</text:span><text:span text:style-name="T16">ê</text:span><text:span text:style-name="T16">s</text:span><text:span text:style-name="T16"> </text:span><text:span text:style-name="T16">(</text:span><text:span text:style-name="T16">a</text:span><text:span text:style-name="T16">v</text:span><text:span text:style-name="T16">ó</text:span><text:span text:style-name="T16">/</text:span><text:span text:style-name="T16">a</text:span><text:span text:style-name="T16">v</text:span><text:span text:style-name="T16">ô</text:span><text:span text:style-name="T16">)</text:span><text:span text:style-name="T16">,</text:span></text:p>
          </draw:text-box>
        </draw:frame>
        <draw:frame draw:style-name="gr109" draw:text-style-name="P3" draw:layer="layout" svg:width="4.015cm" svg:height="0.306cm" svg:x="10.378cm" svg:y="13.849cm">
          <draw:text-box>
            <text:p text:style-name="P2"><text:span text:style-name="T16">a</text:span><text:span text:style-name="T16"> </text:span><text:span text:style-name="T16">m</text:span><text:span text:style-name="T16">e</text:span><text:span text:style-name="T16">s</text:span><text:span text:style-name="T16">m</text:span><text:span text:style-name="T16">a</text:span><text:span text:style-name="T16"> </text:span><text:span text:style-name="T16">p</text:span><text:span text:style-name="T16">o</text:span><text:span text:style-name="T16">d</text:span><text:span text:style-name="T16">e</text:span><text:span text:style-name="T16"> </text:span><text:span text:style-name="T16">s</text:span><text:span text:style-name="T16">e</text:span><text:span text:style-name="T16">r</text:span><text:span text:style-name="T16"> </text:span><text:span text:style-name="T16">o</text:span><text:span text:style-name="T16">b</text:span><text:span text:style-name="T16">t</text:span><text:span text:style-name="T16">i</text:span><text:span text:style-name="T16">d</text:span><text:span text:style-name="T16">a</text:span><text:span text:style-name="T16"> </text:span><text:span text:style-name="T16">p</text:span><text:span text:style-name="T16">e</text:span><text:span text:style-name="T16">l</text:span><text:span text:style-name="T16">o</text:span><text:span text:style-name="T16">s</text:span><text:span text:style-name="T16"> </text:span><text:span text:style-name="T16">S</text:span><text:span text:style-name="T16">e</text:span><text:span text:style-name="T16">r</text:span><text:span text:style-name="T16">v</text:span><text:span text:style-name="T16">i</text:span><text:span text:style-name="T16">ç</text:span><text:span text:style-name="T16">o</text:span><text:span text:style-name="T16">s</text:span><text:span text:style-name="T16">,</text:span></text:p>
          </draw:text-box>
        </draw:frame>
        <draw:frame draw:style-name="gr110" draw:text-style-name="P3" draw:layer="layout" svg:width="3.706cm" svg:height="0.306cm" svg:x="14.607cm" svg:y="13.849cm">
          <draw:text-box>
            <text:p text:style-name="P2"><text:span text:style-name="T16">d</text:span><text:span text:style-name="T16">e</text:span><text:span text:style-name="T16">s</text:span><text:span text:style-name="T16">d</text:span><text:span text:style-name="T16">e</text:span><text:span text:style-name="T16"> </text:span><text:span text:style-name="T16">q</text:span><text:span text:style-name="T16">u</text:span><text:span text:style-name="T16">e</text:span><text:span text:style-name="T16"> </text:span><text:span text:style-name="T16">o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 </text:span><text:span text:style-name="T16">d</text:span><text:span text:style-name="T16">e</text:span><text:span text:style-name="T16"> </text:span><text:span text:style-name="T16">n</text:span><text:span text:style-name="T16">a</text:span><text:span text:style-name="T16">s</text:span><text:span text:style-name="T16">c</text:span><text:span text:style-name="T16">i</text:span><text:span text:style-name="T16">m</text:span><text:span text:style-name="T16">e</text:span><text:span text:style-name="T16">n</text:span><text:span text:style-name="T16">t</text:span><text:span text:style-name="T16">o</text:span><text:span text:style-name="T16"> </text:span><text:span text:style-name="T16">s</text:span><text:span text:style-name="T16">e</text:span></text:p>
          </draw:text-box>
        </draw:frame>
        <draw:frame draw:style-name="gr111" draw:text-style-name="P3" draw:layer="layout" svg:width="15.627cm" svg:height="0.306cm" svg:x="2.532cm" svg:y="14.192cm">
          <draw:text-box>
            <text:p text:style-name="P2"><text:span text:style-name="T16">e</text:span><text:span text:style-name="T16">n</text:span><text:span text:style-name="T16">c</text:span><text:span text:style-name="T16">o</text:span><text:span text:style-name="T16">n</text:span><text:span text:style-name="T16">t</text:span><text:span text:style-name="T16">r</text:span><text:span text:style-name="T16">e</text:span><text:span text:style-name="T16"> </text:span><text:span text:style-name="T16">a</text:span><text:span text:style-name="T16">r</text:span><text:span text:style-name="T16">q</text:span><text:span text:style-name="T16">u</text:span><text:span text:style-name="T16">i</text:span><text:span text:style-name="T16">v</text:span><text:span text:style-name="T16">a</text:span><text:span text:style-name="T16">d</text:span><text:span text:style-name="T16">o</text:span><text:span text:style-name="T16"> </text:span><text:span text:style-name="T16">n</text:span><text:span text:style-name="T16">a</text:span><text:span text:style-name="T16"> </text:span><text:span text:style-name="T16">C</text:span><text:span text:style-name="T16">o</text:span><text:span text:style-name="T16">n</text:span><text:span text:style-name="T16">s</text:span><text:span text:style-name="T16">e</text:span><text:span text:style-name="T16">r</text:span><text:span text:style-name="T16">v</text:span><text:span text:style-name="T16">a</text:span><text:span text:style-name="T16">t</text:span><text:span text:style-name="T16">ó</text:span><text:span text:style-name="T16">r</text:span><text:span text:style-name="T16">i</text:span><text:span text:style-name="T16">a</text:span><text:span text:style-name="T16"> </text:span><text:span text:style-name="T16">d</text:span><text:span text:style-name="T16">o</text:span><text:span text:style-name="T16">s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s</text:span><text:span text:style-name="T16"> </text:span><text:span text:style-name="T16">C</text:span><text:span text:style-name="T16">e</text:span><text:span text:style-name="T16">n</text:span><text:span text:style-name="T16">t</text:span><text:span text:style-name="T16">r</text:span><text:span text:style-name="T16">a</text:span><text:span text:style-name="T16">i</text:span><text:span text:style-name="T16">s</text:span><text:span text:style-name="T16"> </text:span><text:span text:style-name="T16">o</text:span><text:span text:style-name="T16">u</text:span><text:span text:style-name="T16">,</text:span><text:span text:style-name="T16"> </text:span><text:span text:style-name="T16">n</text:span><text:span text:style-name="T16">ã</text:span><text:span text:style-name="T16">o</text:span><text:span text:style-name="T16"> </text:span><text:span text:style-name="T16">s</text:span><text:span text:style-name="T16">e</text:span><text:span text:style-name="T16">n</text:span><text:span text:style-name="T16">d</text:span><text:span text:style-name="T16">o</text:span><text:span text:style-name="T16"> </text:span><text:span text:style-name="T16">e</text:span><text:span text:style-name="T16">s</text:span><text:span text:style-name="T16">s</text:span><text:span text:style-name="T16">e</text:span><text:span text:style-name="T16"> </text:span><text:span text:style-name="T16">o</text:span><text:span text:style-name="T16"> </text:span><text:span text:style-name="T16">c</text:span><text:span text:style-name="T16">a</text:span><text:span text:style-name="T16">s</text:span><text:span text:style-name="T16">o</text:span><text:span text:style-name="T16">,</text:span><text:span text:style-name="T16"> </text:span><text:span text:style-name="T16">s</text:span><text:span text:style-name="T16">e</text:span><text:span text:style-name="T16"> </text:span><text:span text:style-name="T16">o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e</text:span><text:span text:style-name="T16">s</text:span><text:span text:style-name="T16">s</text:span><text:span text:style-name="T16">a</text:span><text:span text:style-name="T16">d</text:span><text:span text:style-name="T16">o</text:span><text:span text:style-name="T16"> </text:span><text:span text:style-name="T16">i</text:span><text:span text:style-name="T16">n</text:span><text:span text:style-name="T16">d</text:span><text:span text:style-name="T16">i</text:span><text:span text:style-name="T16">c</text:span><text:span text:style-name="T16">a</text:span><text:span text:style-name="T16">r</text:span><text:span text:style-name="T16"> </text:span><text:span text:style-name="T16">o</text:span><text:span text:style-name="T16">s</text:span><text:span text:style-name="T16"> </text:span><text:span text:style-name="T16">e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o</text:span><text:span text:style-name="T16">s</text:span><text:span text:style-name="T16"> </text:span><text:span text:style-name="T16">q</text:span><text:span text:style-name="T16">u</text:span><text:span text:style-name="T16">e</text:span><text:span text:style-name="T16"> </text:span><text:span text:style-name="T16">p</text:span><text:span text:style-name="T16">e</text:span><text:span text:style-name="T16">r</text:span><text:span text:style-name="T16">m</text:span><text:span text:style-name="T16">i</text:span><text:span text:style-name="T16">t</text:span><text:span text:style-name="T16">a</text:span><text:span text:style-name="T16">m</text:span><text:span text:style-name="T16"> </text:span><text:span text:style-name="T16">i</text:span><text:span text:style-name="T16">d</text:span><text:span text:style-name="T16">e</text:span><text:span text:style-name="T16">n</text:span><text:span text:style-name="T16">t</text:span><text:span text:style-name="T16">i</text:span><text:span text:style-name="T16">f</text:span><text:span text:style-name="T16">i</text:span><text:span text:style-name="T16">c</text:span><text:span text:style-name="T16">a</text:span><text:span text:style-name="T16">r</text:span><text:span text:style-name="T16"> </text:span><text:span text:style-name="T16">o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,</text:span></text:p>
          </draw:text-box>
        </draw:frame>
        <draw:frame draw:style-name="gr112" draw:text-style-name="P3" draw:layer="layout" svg:width="2.318cm" svg:height="0.306cm" svg:x="2.532cm" svg:y="14.535cm">
          <draw:text-box>
            <text:p text:style-name="P2"><text:span text:style-name="T16">d</text:span><text:span text:style-name="T16">e</text:span><text:span text:style-name="T16">s</text:span><text:span text:style-name="T16">i</text:span><text:span text:style-name="T16">g</text:span><text:span text:style-name="T16">n</text:span><text:span text:style-name="T16">a</text:span><text:span text:style-name="T16">d</text:span><text:span text:style-name="T16">a</text:span><text:span text:style-name="T16">m</text:span><text:span text:style-name="T16">e</text:span><text:span text:style-name="T16">n</text:span><text:span text:style-name="T16">t</text:span><text:span text:style-name="T16">e</text:span><text:span text:style-name="T16"> </text:span><text:span text:style-name="T16">o</text:span><text:span text:style-name="T16"> </text:span><text:span text:style-name="T16">l</text:span><text:span text:style-name="T16">o</text:span><text:span text:style-name="T16">c</text:span><text:span text:style-name="T16">a</text:span><text:span text:style-name="T16">l</text:span></text:p>
          </draw:text-box>
        </draw:frame>
        <draw:frame draw:style-name="gr113" draw:text-style-name="P3" draw:layer="layout" svg:width="9.332cm" svg:height="0.306cm" svg:x="4.958cm" svg:y="14.535cm">
          <draw:text-box>
            <text:p text:style-name="P2"><text:span text:style-name="T16">d</text:span><text:span text:style-name="T16">e</text:span><text:span text:style-name="T16"> </text:span><text:span text:style-name="T16">n</text:span><text:span text:style-name="T16">a</text:span><text:span text:style-name="T16">s</text:span><text:span text:style-name="T16">c</text:span><text:span text:style-name="T16">i</text:span><text:span text:style-name="T16">m</text:span><text:span text:style-name="T16">e</text:span><text:span text:style-name="T16">n</text:span><text:span text:style-name="T16">t</text:span><text:span text:style-name="T16">o</text:span><text:span text:style-name="T16">,</text:span><text:span text:style-name="T16"> </text:span><text:span text:style-name="T16">a</text:span><text:span text:style-name="T16"> </text:span><text:span text:style-name="T16">r</text:span><text:span text:style-name="T16">e</text:span><text:span text:style-name="T16">s</text:span><text:span text:style-name="T16">p</text:span><text:span text:style-name="T16">e</text:span><text:span text:style-name="T16">t</text:span><text:span text:style-name="T16">i</text:span><text:span text:style-name="T16">v</text:span><text:span text:style-name="T16">a</text:span><text:span text:style-name="T16"> </text:span><text:span text:style-name="T16">d</text:span><text:span text:style-name="T16">a</text:span><text:span text:style-name="T16">t</text:span><text:span text:style-name="T16">a</text:span><text:span text:style-name="T16"> </text:span><text:span text:style-name="T16">e</text:span><text:span text:style-name="T16">,</text:span><text:span text:style-name="T16"> </text:span><text:span text:style-name="T16">s</text:span><text:span text:style-name="T16">e</text:span><text:span text:style-name="T16"> </text:span><text:span text:style-name="T16">f</text:span><text:span text:style-name="T16">o</text:span><text:span text:style-name="T16">r</text:span><text:span text:style-name="T16"> </text:span><text:span text:style-name="T16">d</text:span><text:span text:style-name="T16">o</text:span><text:span text:style-name="T16"> </text:span><text:span text:style-name="T16">s</text:span><text:span text:style-name="T16">e</text:span><text:span text:style-name="T16">u</text:span><text:span text:style-name="T16"> </text:span><text:span text:style-name="T16">c</text:span><text:span text:style-name="T16">o</text:span><text:span text:style-name="T16">n</text:span><text:span text:style-name="T16">h</text:span><text:span text:style-name="T16">e</text:span><text:span text:style-name="T16">c</text:span><text:span text:style-name="T16">i</text:span><text:span text:style-name="T16">m</text:span><text:span text:style-name="T16">e</text:span><text:span text:style-name="T16">n</text:span><text:span text:style-name="T16">t</text:span><text:span text:style-name="T16">o</text:span><text:span text:style-name="T16">,</text:span><text:span text:style-name="T16"> </text:span><text:span text:style-name="T16">a</text:span><text:span text:style-name="T16"> </text:span><text:span text:style-name="T16">C</text:span><text:span text:style-name="T16">o</text:span><text:span text:style-name="T16">n</text:span><text:span text:style-name="T16">s</text:span><text:span text:style-name="T16">e</text:span><text:span text:style-name="T16">r</text:span><text:span text:style-name="T16">v</text:span><text:span text:style-name="T16">a</text:span><text:span text:style-name="T16">t</text:span><text:span text:style-name="T16">ó</text:span><text:span text:style-name="T16">r</text:span><text:span text:style-name="T16">i</text:span><text:span text:style-name="T16">a</text:span><text:span text:style-name="T16"> </text:span><text:span text:style-name="T16">d</text:span><text:span text:style-name="T16">o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 </text:span><text:span text:style-name="T16">C</text:span><text:span text:style-name="T16">i</text:span><text:span text:style-name="T16">v</text:span><text:span text:style-name="T16">i</text:span><text:span text:style-name="T16">l</text:span></text:p>
          </draw:text-box>
        </draw:frame>
        <draw:frame draw:style-name="gr114" draw:text-style-name="P3" draw:layer="layout" svg:width="3.719cm" svg:height="0.306cm" svg:x="14.641cm" svg:y="14.535cm">
          <draw:text-box>
            <text:p text:style-name="P2"><text:span text:style-name="T16">P</text:span><text:span text:style-name="T16">o</text:span><text:span text:style-name="T16">r</text:span><text:span text:style-name="T16">t</text:span><text:span text:style-name="T16">u</text:span><text:span text:style-name="T16">g</text:span><text:span text:style-name="T16">u</text:span><text:span text:style-name="T16">ê</text:span><text:span text:style-name="T16">s</text:span><text:span text:style-name="T16"> </text:span><text:span text:style-name="T16">o</text:span><text:span text:style-name="T16">n</text:span><text:span text:style-name="T16">d</text:span><text:span text:style-name="T16">e</text:span><text:span text:style-name="T16"> </text:span><text:span text:style-name="T16">o</text:span><text:span text:style-name="T16"> </text:span><text:span text:style-name="T16">m</text:span><text:span text:style-name="T16">e</text:span><text:span text:style-name="T16">s</text:span><text:span text:style-name="T16">m</text:span><text:span text:style-name="T16">o</text:span><text:span text:style-name="T16"> </text:span><text:span text:style-name="T16">s</text:span><text:span text:style-name="T16">e</text:span><text:span text:style-name="T16"> </text:span><text:span text:style-name="T16">e</text:span><text:span text:style-name="T16">n</text:span><text:span text:style-name="T16">c</text:span><text:span text:style-name="T16">o</text:span><text:span text:style-name="T16">n</text:span><text:span text:style-name="T16">t</text:span><text:span text:style-name="T16">r</text:span><text:span text:style-name="T16">a</text:span></text:p>
          </draw:text-box>
        </draw:frame>
        <draw:frame draw:style-name="gr115" draw:text-style-name="P3" draw:layer="layout" svg:width="3.753cm" svg:height="0.306cm" svg:x="2.532cm" svg:y="14.879cm">
          <draw:text-box>
            <text:p text:style-name="P2"><text:span text:style-name="T16">a</text:span><text:span text:style-name="T16">r</text:span><text:span text:style-name="T16">q</text:span><text:span text:style-name="T16">u</text:span><text:span text:style-name="T16">i</text:span><text:span text:style-name="T16">v</text:span><text:span text:style-name="T16">a</text:span><text:span text:style-name="T16">d</text:span><text:span text:style-name="T16">o</text:span><text:span text:style-name="T16"> </text:span><text:span text:style-name="T16">e</text:span><text:span text:style-name="T16"> </text:span><text:span text:style-name="T16">o</text:span><text:span text:style-name="T16"> </text:span><text:span text:style-name="T16">r</text:span><text:span text:style-name="T16">e</text:span><text:span text:style-name="T16">s</text:span><text:span text:style-name="T16">p</text:span><text:span text:style-name="T16">e</text:span><text:span text:style-name="T16">t</text:span><text:span text:style-name="T16">i</text:span><text:span text:style-name="T16">v</text:span><text:span text:style-name="T16">o</text:span><text:span text:style-name="T16"> </text:span><text:span text:style-name="T16">n</text:span><text:span text:style-name="T16">ú</text:span><text:span text:style-name="T16">m</text:span><text:span text:style-name="T16">e</text:span><text:span text:style-name="T16">r</text:span><text:span text:style-name="T16">o</text:span><text:span text:style-name="T16"> </text:span><text:span text:style-name="T16">e</text:span><text:span text:style-name="T16"> </text:span><text:span text:style-name="T16">a</text:span><text:span text:style-name="T16">n</text:span><text:span text:style-name="T16">o</text:span><text:span text:style-name="T16">.</text:span></text:p>
          </draw:text-box>
        </draw:frame>
        <draw:frame draw:style-name="gr116" draw:text-style-name="P3" draw:layer="layout" svg:width="8.672cm" svg:height="0.306cm" svg:x="2.532cm" svg:y="15.289cm">
          <draw:text-box>
            <text:p text:style-name="P2"><text:span text:style-name="T16">3</text:span><text:span text:style-name="T16">.</text:span><text:span text:style-name="T16"> </text:span><text:span text:style-name="T16">S</text:span><text:span text:style-name="T16">e</text:span><text:span text:style-name="T16"> </text:span><text:span text:style-name="T16">p</text:span><text:span text:style-name="T16">r</text:span><text:span text:style-name="T16">e</text:span><text:span text:style-name="T16">t</text:span><text:span text:style-name="T16">e</text:span><text:span text:style-name="T16">n</text:span><text:span text:style-name="T16">d</text:span><text:span text:style-name="T16">e</text:span><text:span text:style-name="T16">r</text:span><text:span text:style-name="T16"> </text:span><text:span text:style-name="T16">m</text:span><text:span text:style-name="T16">a</text:span><text:span text:style-name="T16">n</text:span><text:span text:style-name="T16">t</text:span><text:span text:style-name="T16">e</text:span><text:span text:style-name="T16">r</text:span><text:span text:style-name="T16"> </text:span><text:span text:style-name="T16">o</text:span><text:span text:style-name="T16"> </text:span><text:span text:style-name="T16">n</text:span><text:span text:style-name="T16">o</text:span><text:span text:style-name="T16">m</text:span><text:span text:style-name="T16">e</text:span><text:span text:style-name="T16"> </text:span><text:span text:style-name="T16">c</text:span><text:span text:style-name="T16">o</text:span><text:span text:style-name="T16">m</text:span><text:span text:style-name="T16"> </text:span><text:span text:style-name="T16">q</text:span><text:span text:style-name="T16">u</text:span><text:span text:style-name="T16">e</text:span><text:span text:style-name="T16"> </text:span><text:span text:style-name="T16">s</text:span><text:span text:style-name="T16">e</text:span><text:span text:style-name="T16"> </text:span><text:span text:style-name="T16">i</text:span><text:span text:style-name="T16">d</text:span><text:span text:style-name="T16">e</text:span><text:span text:style-name="T16">n</text:span><text:span text:style-name="T16">t</text:span><text:span text:style-name="T16">i</text:span><text:span text:style-name="T16">f</text:span><text:span text:style-name="T16">i</text:span><text:span text:style-name="T16">c</text:span><text:span text:style-name="T16">o</text:span><text:span text:style-name="T16">u</text:span><text:span text:style-name="T16"> </text:span><text:span text:style-name="T16">n</text:span><text:span text:style-name="T16">o</text:span><text:span text:style-name="T16"> </text:span><text:span text:style-name="T16">Q</text:span><text:span text:style-name="T16">u</text:span><text:span text:style-name="T16">a</text:span><text:span text:style-name="T16">d</text:span><text:span text:style-name="T16">r</text:span><text:span text:style-name="T16">o</text:span><text:span text:style-name="T16"> </text:span><text:span text:style-name="T16">1</text:span><text:span text:style-name="T16"> </text:span><text:span text:style-name="T16">d</text:span><text:span text:style-name="T16">e</text:span><text:span text:style-name="T16">v</text:span><text:span text:style-name="T16">e</text:span><text:span text:style-name="T16"> </text:span><text:span text:style-name="T16">a</text:span><text:span text:style-name="T16">s</text:span><text:span text:style-name="T16">s</text:span><text:span text:style-name="T16">i</text:span><text:span text:style-name="T16">n</text:span><text:span text:style-name="T16">a</text:span><text:span text:style-name="T16">l</text:span><text:span text:style-name="T16">a</text:span><text:span text:style-name="T16">r</text:span><text:span text:style-name="T16"> </text:span><text:span text:style-name="T16">"</text:span><text:span text:style-name="T16">S</text:span><text:span text:style-name="T16">i</text:span><text:span text:style-name="T16">m</text:span><text:span text:style-name="T16">"</text:span><text:span text:style-name="T16">.</text:span></text:p>
          </draw:text-box>
        </draw:frame>
        <draw:frame draw:style-name="gr117" draw:text-style-name="P3" draw:layer="layout" svg:width="15.703cm" svg:height="0.306cm" svg:x="2.532cm" svg:y="15.674cm">
          <draw:text-box>
            <text:p text:style-name="P2"><text:span text:style-name="T16">4</text:span><text:span text:style-name="T16">.</text:span><text:span text:style-name="T16"> </text:span><text:span text:style-name="T16">S</text:span><text:span text:style-name="T16">e</text:span><text:span text:style-name="T16"> </text:span><text:span text:style-name="T16">a</text:span><text:span text:style-name="T16">s</text:span><text:span text:style-name="T16">s</text:span><text:span text:style-name="T16">i</text:span><text:span text:style-name="T16">n</text:span><text:span text:style-name="T16">a</text:span><text:span text:style-name="T16">l</text:span><text:span text:style-name="T16">o</text:span><text:span text:style-name="T16">u</text:span><text:span text:style-name="T17"> </text:span><text:span text:style-name="T17">“</text:span><text:span text:style-name="T17">N</text:span><text:span text:style-name="T17">ã</text:span><text:span text:style-name="T17">o</text:span><text:span text:style-name="T17">”</text:span><text:span text:style-name="T17">,</text:span><text:span text:style-name="T16"> </text:span><text:span text:style-name="T16">e</text:span><text:span text:style-name="T16"> </text:span><text:span text:style-name="T16">p</text:span><text:span text:style-name="T16">r</text:span><text:span text:style-name="T16">e</text:span><text:span text:style-name="T16">t</text:span><text:span text:style-name="T16">e</text:span><text:span text:style-name="T16">n</text:span><text:span text:style-name="T16">d</text:span><text:span text:style-name="T16">e</text:span><text:span text:style-name="T16"> </text:span><text:span text:style-name="T16">a</text:span><text:span text:style-name="T16">l</text:span><text:span text:style-name="T16">t</text:span><text:span text:style-name="T16">e</text:span><text:span text:style-name="T16">r</text:span><text:span text:style-name="T16">a</text:span><text:span text:style-name="T16">r</text:span><text:span text:style-name="T16"> </text:span><text:span text:style-name="T16">o</text:span><text:span text:style-name="T16"> </text:span><text:span text:style-name="T16">n</text:span><text:span text:style-name="T16">o</text:span><text:span text:style-name="T16">m</text:span><text:span text:style-name="T16">e</text:span><text:span text:style-name="T16"> </text:span><text:span text:style-name="T16">c</text:span><text:span text:style-name="T16">o</text:span><text:span text:style-name="T16">m</text:span><text:span text:style-name="T16"> </text:span><text:span text:style-name="T16">q</text:span><text:span text:style-name="T16">u</text:span><text:span text:style-name="T16">e</text:span><text:span text:style-name="T16"> </text:span><text:span text:style-name="T16">s</text:span><text:span text:style-name="T16">e</text:span><text:span text:style-name="T16"> </text:span><text:span text:style-name="T16">i</text:span><text:span text:style-name="T16">d</text:span><text:span text:style-name="T16">e</text:span><text:span text:style-name="T16">n</text:span><text:span text:style-name="T16">t</text:span><text:span text:style-name="T16">i</text:span><text:span text:style-name="T16">f</text:span><text:span text:style-name="T16">i</text:span><text:span text:style-name="T16">c</text:span><text:span text:style-name="T16">o</text:span><text:span text:style-name="T16">u</text:span><text:span text:style-name="T16"> </text:span><text:span text:style-name="T16">n</text:span><text:span text:style-name="T16">o</text:span><text:span text:style-name="T16"> </text:span><text:span text:style-name="T16">Q</text:span><text:span text:style-name="T16">u</text:span><text:span text:style-name="T16">a</text:span><text:span text:style-name="T16">d</text:span><text:span text:style-name="T16">r</text:span><text:span text:style-name="T16">o</text:span><text:span text:style-name="T16"> </text:span><text:span text:style-name="T16">1</text:span><text:span text:style-name="T16">,</text:span><text:span text:style-name="T16"> </text:span><text:span text:style-name="T16">d</text:span><text:span text:style-name="T16">e</text:span><text:span text:style-name="T16">v</text:span><text:span text:style-name="T16">e</text:span><text:span text:style-name="T16"> </text:span><text:span text:style-name="T16">i</text:span><text:span text:style-name="T16">n</text:span><text:span text:style-name="T16">d</text:span><text:span text:style-name="T16">i</text:span><text:span text:style-name="T16">c</text:span><text:span text:style-name="T16">a</text:span><text:span text:style-name="T16">r</text:span><text:span text:style-name="T16"> </text:span><text:span text:style-name="T16">o</text:span><text:span text:style-name="T16"> </text:span><text:span text:style-name="T16">n</text:span><text:span text:style-name="T16">o</text:span><text:span text:style-name="T16">m</text:span><text:span text:style-name="T16">e</text:span><text:span text:style-name="T16"> </text:span><text:span text:style-name="T16">c</text:span><text:span text:style-name="T16">o</text:span><text:span text:style-name="T16">m</text:span><text:span text:style-name="T16">p</text:span><text:span text:style-name="T16">l</text:span><text:span text:style-name="T16">e</text:span><text:span text:style-name="T16">t</text:span><text:span text:style-name="T16">o</text:span><text:span text:style-name="T16"> </text:span><text:span text:style-name="T16">p</text:span><text:span text:style-name="T16">r</text:span><text:span text:style-name="T16">e</text:span><text:span text:style-name="T16">t</text:span><text:span text:style-name="T16">e</text:span><text:span text:style-name="T16">n</text:span><text:span text:style-name="T16">d</text:span><text:span text:style-name="T16">i</text:span><text:span text:style-name="T16">d</text:span><text:span text:style-name="T16">o</text:span><text:span text:style-name="T16">,</text:span><text:span text:style-name="T16"> </text:span><text:span text:style-name="T16">q</text:span><text:span text:style-name="T16">u</text:span><text:span text:style-name="T16">e</text:span><text:span text:style-name="T16"> </text:span><text:span text:style-name="T16">d</text:span><text:span text:style-name="T16">e</text:span><text:span text:style-name="T16">v</text:span><text:span text:style-name="T16">e</text:span><text:span text:style-name="T16"> </text:span><text:span text:style-name="T16">s</text:span><text:span text:style-name="T16">e</text:span><text:span text:style-name="T16">r</text:span><text:span text:style-name="T16"> </text:span><text:span text:style-name="T16">c</text:span><text:span text:style-name="T16">o</text:span><text:span text:style-name="T16">m</text:span><text:span text:style-name="T16">p</text:span><text:span text:style-name="T16">o</text:span><text:span text:style-name="T16">s</text:span><text:span text:style-name="T16">t</text:span><text:span text:style-name="T16">o</text:span><text:span text:style-name="T16"> </text:span><text:span text:style-name="T16">d</text:span><text:span text:style-name="T16">e</text:span><text:span text:style-name="T16"> </text:span><text:span text:style-name="T16">n</text:span><text:span text:style-name="T16">o</text:span><text:span text:style-name="T16">m</text:span><text:span text:style-name="T16">e</text:span></text:p>
          </draw:text-box>
        </draw:frame>
        <draw:frame draw:style-name="gr118" draw:text-style-name="P3" draw:layer="layout" svg:width="7.592cm" svg:height="0.306cm" svg:x="2.532cm" svg:y="16.017cm">
          <draw:text-box>
            <text:p text:style-name="P2"><text:span text:style-name="T16">p</text:span><text:span text:style-name="T16">r</text:span><text:span text:style-name="T16">ó</text:span><text:span text:style-name="T16">p</text:span><text:span text:style-name="T16">r</text:span><text:span text:style-name="T16">i</text:span><text:span text:style-name="T16">o</text:span><text:span text:style-name="T16"> </text:span><text:span text:style-name="T16">(</text:span><text:span text:style-name="T16">m</text:span><text:span text:style-name="T16">á</text:span><text:span text:style-name="T16">x</text:span><text:span text:style-name="T16">i</text:span><text:span text:style-name="T16">m</text:span><text:span text:style-name="T16">o</text:span><text:span text:style-name="T16"> </text:span><text:span text:style-name="T16">d</text:span><text:span text:style-name="T16">e</text:span><text:span text:style-name="T16"> </text:span><text:span text:style-name="T16">d</text:span><text:span text:style-name="T16">o</text:span><text:span text:style-name="T16">i</text:span><text:span text:style-name="T16">s</text:span><text:span text:style-name="T16"> </text:span><text:span text:style-name="T16">v</text:span><text:span text:style-name="T16">o</text:span><text:span text:style-name="T16">c</text:span><text:span text:style-name="T16">á</text:span><text:span text:style-name="T16">b</text:span><text:span text:style-name="T16">u</text:span><text:span text:style-name="T16">l</text:span><text:span text:style-name="T16">o</text:span><text:span text:style-name="T16">s</text:span><text:span text:style-name="T16">)</text:span><text:span text:style-name="T16"> </text:span><text:span text:style-name="T16">e</text:span><text:span text:style-name="T16"> </text:span><text:span text:style-name="T16">a</text:span><text:span text:style-name="T16">p</text:span><text:span text:style-name="T16">e</text:span><text:span text:style-name="T16">l</text:span><text:span text:style-name="T16">i</text:span><text:span text:style-name="T16">d</text:span><text:span text:style-name="T16">o</text:span><text:span text:style-name="T16">s</text:span><text:span text:style-name="T16"> </text:span><text:span text:style-name="T16">(</text:span><text:span text:style-name="T16">m</text:span><text:span text:style-name="T16">á</text:span><text:span text:style-name="T16">x</text:span><text:span text:style-name="T16">i</text:span><text:span text:style-name="T16">m</text:span><text:span text:style-name="T16">o</text:span><text:span text:style-name="T16"> </text:span><text:span text:style-name="T16">d</text:span><text:span text:style-name="T16">e</text:span><text:span text:style-name="T16"> </text:span><text:span text:style-name="T16">q</text:span><text:span text:style-name="T16">u</text:span><text:span text:style-name="T16">a</text:span><text:span text:style-name="T16">t</text:span><text:span text:style-name="T16">r</text:span><text:span text:style-name="T16">o</text:span><text:span text:style-name="T16"> </text:span><text:span text:style-name="T16">v</text:span><text:span text:style-name="T16">o</text:span><text:span text:style-name="T16">c</text:span><text:span text:style-name="T16">á</text:span><text:span text:style-name="T16">b</text:span><text:span text:style-name="T16">u</text:span><text:span text:style-name="T16">l</text:span><text:span text:style-name="T16">o</text:span><text:span text:style-name="T16">s</text:span><text:span text:style-name="T16">)</text:span><text:span text:style-name="T16">.</text:span></text:p>
          </draw:text-box>
        </draw:frame>
        <draw:frame draw:style-name="gr119" draw:text-style-name="P3" draw:layer="layout" svg:width="13.036cm" svg:height="0.306cm" svg:x="2.532cm" svg:y="16.407cm">
          <draw:text-box>
            <text:p text:style-name="P2"><text:span text:style-name="T16">5</text:span><text:span text:style-name="T16">.</text:span><text:span text:style-name="T16"> </text:span><text:span text:style-name="T16">P</text:span><text:span text:style-name="T16">o</text:span><text:span text:style-name="T16">d</text:span><text:span text:style-name="T16">e</text:span><text:span text:style-name="T16">r</text:span><text:span text:style-name="T16">á</text:span><text:span text:style-name="T16"> </text:span><text:span text:style-name="T16">i</text:span><text:span text:style-name="T16">n</text:span><text:span text:style-name="T16">d</text:span><text:span text:style-name="T16">i</text:span><text:span text:style-name="T16">c</text:span><text:span text:style-name="T16">a</text:span><text:span text:style-name="T16">r</text:span><text:span text:style-name="T16"> </text:span><text:span text:style-name="T16">a</text:span><text:span text:style-name="T16">s</text:span><text:span text:style-name="T16"> </text:span><text:span text:style-name="T16">c</text:span><text:span text:style-name="T16">i</text:span><text:span text:style-name="T16">r</text:span><text:span text:style-name="T16">c</text:span><text:span text:style-name="T16">u</text:span><text:span text:style-name="T16">n</text:span><text:span text:style-name="T16">s</text:span><text:span text:style-name="T16">t</text:span><text:span text:style-name="T16">â</text:span><text:span text:style-name="T16">n</text:span><text:span text:style-name="T16">c</text:span><text:span text:style-name="T16">i</text:span><text:span text:style-name="T16">a</text:span><text:span text:style-name="T16">s</text:span><text:span text:style-name="T16"> </text:span><text:span text:style-name="T16">q</text:span><text:span text:style-name="T16">u</text:span><text:span text:style-name="T16">e</text:span><text:span text:style-name="T16"> </text:span><text:span text:style-name="T16">c</text:span><text:span text:style-name="T16">o</text:span><text:span text:style-name="T16">n</text:span><text:span text:style-name="T16">s</text:span><text:span text:style-name="T16">i</text:span><text:span text:style-name="T16">d</text:span><text:span text:style-name="T16">e</text:span><text:span text:style-name="T16">r</text:span><text:span text:style-name="T16">a</text:span><text:span text:style-name="T16"> </text:span><text:span text:style-name="T16">r</text:span><text:span text:style-name="T16">e</text:span><text:span text:style-name="T16">l</text:span><text:span text:style-name="T16">e</text:span><text:span text:style-name="T16">v</text:span><text:span text:style-name="T16">a</text:span><text:span text:style-name="T16">n</text:span><text:span text:style-name="T16">t</text:span><text:span text:style-name="T16">e</text:span><text:span text:style-name="T16">s</text:span><text:span text:style-name="T16">,</text:span><text:span text:style-name="T16"> </text:span><text:span text:style-name="T16">d</text:span><text:span text:style-name="T16">e</text:span><text:span text:style-name="T16">s</text:span><text:span text:style-name="T16">d</text:span><text:span text:style-name="T16">e</text:span><text:span text:style-name="T16"> </text:span><text:span text:style-name="T16">l</text:span><text:span text:style-name="T16">o</text:span><text:span text:style-name="T16">g</text:span><text:span text:style-name="T16">o</text:span><text:span text:style-name="T16">,</text:span><text:span text:style-name="T16"> </text:span><text:span text:style-name="T16">d</text:span><text:span text:style-name="T16">e</text:span><text:span text:style-name="T16"> </text:span><text:span text:style-name="T16">l</text:span><text:span text:style-name="T16">i</text:span><text:span text:style-name="T16">g</text:span><text:span text:style-name="T16">a</text:span><text:span text:style-name="T16">ç</text:span><text:span text:style-name="T16">ã</text:span><text:span text:style-name="T16">o</text:span><text:span text:style-name="T16"> </text:span><text:span text:style-name="T16">e</text:span><text:span text:style-name="T16">f</text:span><text:span text:style-name="T16">e</text:span><text:span text:style-name="T16">t</text:span><text:span text:style-name="T16">i</text:span><text:span text:style-name="T16">v</text:span><text:span text:style-name="T16">a</text:span><text:span text:style-name="T16"> </text:span><text:span text:style-name="T16">à</text:span><text:span text:style-name="T16"> </text:span><text:span text:style-name="T16">c</text:span><text:span text:style-name="T16">o</text:span><text:span text:style-name="T16">m</text:span><text:span text:style-name="T16">u</text:span><text:span text:style-name="T16">n</text:span><text:span text:style-name="T16">i</text:span><text:span text:style-name="T16">d</text:span><text:span text:style-name="T16">a</text:span><text:span text:style-name="T16">d</text:span><text:span text:style-name="T16">e</text:span><text:span text:style-name="T16"> </text:span><text:span text:style-name="T16">n</text:span><text:span text:style-name="T16">a</text:span><text:span text:style-name="T16">c</text:span><text:span text:style-name="T16">i</text:span><text:span text:style-name="T16">o</text:span><text:span text:style-name="T16">n</text:span><text:span text:style-name="T16">a</text:span><text:span text:style-name="T16">l</text:span><text:span text:style-name="T16">,</text:span><text:span text:style-name="T16"> </text:span><text:span text:style-name="T16">d</text:span><text:span text:style-name="T16">e</text:span><text:span text:style-name="T16">s</text:span><text:span text:style-name="T16">i</text:span><text:span text:style-name="T16">g</text:span><text:span text:style-name="T16">n</text:span><text:span text:style-name="T16">a</text:span><text:span text:style-name="T16">d</text:span><text:span text:style-name="T16">a</text:span><text:span text:style-name="T16">m</text:span><text:span text:style-name="T16">e</text:span><text:span text:style-name="T16">n</text:span><text:span text:style-name="T16">t</text:span><text:span text:style-name="T16">e</text:span><text:span text:style-name="T16">:</text:span></text:p>
          </draw:text-box>
        </draw:frame>
        <draw:frame draw:style-name="gr120" draw:text-style-name="P3" draw:layer="layout" svg:width="4.895cm" svg:height="0.306cm" svg:x="2.532cm" svg:y="16.911cm">
          <draw:text-box>
            <text:p text:style-name="P2"><text:span text:style-name="T17">•</text:span><text:span text:style-name="T17"> </text:span><text:span text:style-name="T17">O</text:span><text:span text:style-name="T17"> </text:span><text:span text:style-name="T17">c</text:span><text:span text:style-name="T17">o</text:span><text:span text:style-name="T17">n</text:span><text:span text:style-name="T17">h</text:span><text:span text:style-name="T17">e</text:span><text:span text:style-name="T17">c</text:span><text:span text:style-name="T17">i</text:span><text:span text:style-name="T17">m</text:span><text:span text:style-name="T17">e</text:span><text:span text:style-name="T17">n</text:span><text:span text:style-name="T17">t</text:span><text:span text:style-name="T17">o</text:span><text:span text:style-name="T17"> </text:span><text:span text:style-name="T17">s</text:span><text:span text:style-name="T17">u</text:span><text:span text:style-name="T17">f</text:span><text:span text:style-name="T17">i</text:span><text:span text:style-name="T17">c</text:span><text:span text:style-name="T17">i</text:span><text:span text:style-name="T17">e</text:span><text:span text:style-name="T17">n</text:span><text:span text:style-name="T17">t</text:span><text:span text:style-name="T17">e</text:span><text:span text:style-name="T17"> </text:span><text:span text:style-name="T17">d</text:span><text:span text:style-name="T17">a</text:span><text:span text:style-name="T17"> </text:span><text:span text:style-name="T17">l</text:span><text:span text:style-name="T17">í</text:span><text:span text:style-name="T17">n</text:span><text:span text:style-name="T17">g</text:span><text:span text:style-name="T17">u</text:span><text:span text:style-name="T17">a</text:span><text:span text:style-name="T17"> </text:span><text:span text:style-name="T17">p</text:span><text:span text:style-name="T17">o</text:span><text:span text:style-name="T17">r</text:span><text:span text:style-name="T17">t</text:span><text:span text:style-name="T17">u</text:span><text:span text:style-name="T17">g</text:span><text:span text:style-name="T17">u</text:span><text:span text:style-name="T17">e</text:span><text:span text:style-name="T17">s</text:span><text:span text:style-name="T17">a</text:span><text:span text:style-name="T17">;</text:span></text:p>
          </draw:text-box>
        </draw:frame>
        <draw:frame draw:style-name="gr121" draw:text-style-name="P3" draw:layer="layout" svg:width="4.002cm" svg:height="0.306cm" svg:x="2.532cm" svg:y="17.253cm">
          <draw:text-box>
            <text:p text:style-name="P2"><text:span text:style-name="T17">•</text:span><text:span text:style-name="T17"> </text:span><text:span text:style-name="T17">A</text:span><text:span text:style-name="T17"> </text:span><text:span text:style-name="T17">r</text:span><text:span text:style-name="T17">e</text:span><text:span text:style-name="T17">s</text:span><text:span text:style-name="T17">i</text:span><text:span text:style-name="T17">d</text:span><text:span text:style-name="T17">ê</text:span><text:span text:style-name="T17">n</text:span><text:span text:style-name="T17">c</text:span><text:span text:style-name="T17">i</text:span><text:span text:style-name="T17">a</text:span><text:span text:style-name="T17"> </text:span><text:span text:style-name="T17">l</text:span><text:span text:style-name="T17">e</text:span><text:span text:style-name="T17">g</text:span><text:span text:style-name="T17">a</text:span><text:span text:style-name="T17">l</text:span><text:span text:style-name="T17"> </text:span><text:span text:style-name="T17">e</text:span><text:span text:style-name="T17">m</text:span><text:span text:style-name="T17"> </text:span><text:span text:style-name="T17">t</text:span><text:span text:style-name="T17">e</text:span><text:span text:style-name="T17">r</text:span><text:span text:style-name="T17">r</text:span><text:span text:style-name="T17">i</text:span><text:span text:style-name="T17">t</text:span><text:span text:style-name="T17">ó</text:span><text:span text:style-name="T17">r</text:span><text:span text:style-name="T17">i</text:span><text:span text:style-name="T17">o</text:span><text:span text:style-name="T17"> </text:span><text:span text:style-name="T17">n</text:span><text:span text:style-name="T17">a</text:span><text:span text:style-name="T17">c</text:span><text:span text:style-name="T17">i</text:span><text:span text:style-name="T17">o</text:span><text:span text:style-name="T17">n</text:span><text:span text:style-name="T17">a</text:span><text:span text:style-name="T17">l</text:span><text:span text:style-name="T17">;</text:span></text:p>
          </draw:text-box>
        </draw:frame>
        <draw:frame draw:style-name="gr122" draw:text-style-name="P3" draw:layer="layout" svg:width="3.295cm" svg:height="0.306cm" svg:x="2.532cm" svg:y="17.596cm">
          <draw:text-box>
            <text:p text:style-name="P2"><text:span text:style-name="T17">•</text:span><text:span text:style-name="T17"> </text:span><text:span text:style-name="T17">A</text:span><text:span text:style-name="T17"> </text:span><text:span text:style-name="T17">d</text:span><text:span text:style-name="T17">e</text:span><text:span text:style-name="T17">s</text:span><text:span text:style-name="T17">l</text:span><text:span text:style-name="T17">o</text:span><text:span text:style-name="T17">c</text:span><text:span text:style-name="T17">a</text:span><text:span text:style-name="T17">ç</text:span><text:span text:style-name="T17">ã</text:span><text:span text:style-name="T17">o</text:span><text:span text:style-name="T17"> </text:span><text:span text:style-name="T17">r</text:span><text:span text:style-name="T17">e</text:span><text:span text:style-name="T17">g</text:span><text:span text:style-name="T17">u</text:span><text:span text:style-name="T17">l</text:span><text:span text:style-name="T17">a</text:span><text:span text:style-name="T17">r</text:span><text:span text:style-name="T17"> </text:span><text:span text:style-name="T17">a</text:span><text:span text:style-name="T17"> </text:span><text:span text:style-name="T17">P</text:span><text:span text:style-name="T17">o</text:span><text:span text:style-name="T17">r</text:span><text:span text:style-name="T17">t</text:span><text:span text:style-name="T17">u</text:span><text:span text:style-name="T17">g</text:span><text:span text:style-name="T17">a</text:span><text:span text:style-name="T17">l</text:span><text:span text:style-name="T17">;</text:span></text:p>
          </draw:text-box>
        </draw:frame>
        <draw:frame draw:style-name="gr123" draw:text-style-name="P3" draw:layer="layout" svg:width="14.81cm" svg:height="0.306cm" svg:x="2.532cm" svg:y="17.939cm">
          <draw:text-box>
            <text:p text:style-name="P2"><text:span text:style-name="T17">•</text:span><text:span text:style-name="T17"> </text:span><text:span text:style-name="T17">A</text:span><text:span text:style-name="T17"> </text:span><text:span text:style-name="T17">p</text:span><text:span text:style-name="T17">r</text:span><text:span text:style-name="T17">o</text:span><text:span text:style-name="T17">p</text:span><text:span text:style-name="T17">r</text:span><text:span text:style-name="T17">i</text:span><text:span text:style-name="T17">e</text:span><text:span text:style-name="T17">d</text:span><text:span text:style-name="T17">a</text:span><text:span text:style-name="T17">d</text:span><text:span text:style-name="T17">e</text:span><text:span text:style-name="T17"> </text:span><text:span text:style-name="T17">e</text:span><text:span text:style-name="T17">m</text:span><text:span text:style-name="T17"> </text:span><text:span text:style-name="T17">s</text:span><text:span text:style-name="T17">e</text:span><text:span text:style-name="T17">u</text:span><text:span text:style-name="T17"> </text:span><text:span text:style-name="T17">n</text:span><text:span text:style-name="T17">o</text:span><text:span text:style-name="T17">m</text:span><text:span text:style-name="T17">e</text:span><text:span text:style-name="T17"> </text:span><text:span text:style-name="T17">h</text:span><text:span text:style-name="T17">á</text:span><text:span text:style-name="T17"> </text:span><text:span text:style-name="T17">m</text:span><text:span text:style-name="T17">a</text:span><text:span text:style-name="T17">i</text:span><text:span text:style-name="T17">s</text:span><text:span text:style-name="T17"> </text:span><text:span text:style-name="T17">d</text:span><text:span text:style-name="T17">e</text:span><text:span text:style-name="T17"> </text:span><text:span text:style-name="T17">t</text:span><text:span text:style-name="T17">r</text:span><text:span text:style-name="T17">ê</text:span><text:span text:style-name="T17">s</text:span><text:span text:style-name="T17"> </text:span><text:span text:style-name="T17">a</text:span><text:span text:style-name="T17">n</text:span><text:span text:style-name="T17">o</text:span><text:span text:style-name="T17">s</text:span><text:span text:style-name="T17"> </text:span><text:span text:style-name="T17">o</text:span><text:span text:style-name="T17">u</text:span><text:span text:style-name="T17"> </text:span><text:span text:style-name="T17">c</text:span><text:span text:style-name="T17">o</text:span><text:span text:style-name="T17">n</text:span><text:span text:style-name="T17">t</text:span><text:span text:style-name="T17">r</text:span><text:span text:style-name="T17">a</text:span><text:span text:style-name="T17">t</text:span><text:span text:style-name="T17">o</text:span><text:span text:style-name="T17">s</text:span><text:span text:style-name="T17"> </text:span><text:span text:style-name="T17">d</text:span><text:span text:style-name="T17">e</text:span><text:span text:style-name="T17"> </text:span><text:span text:style-name="T17">a</text:span><text:span text:style-name="T17">r</text:span><text:span text:style-name="T17">r</text:span><text:span text:style-name="T17">e</text:span><text:span text:style-name="T17">n</text:span><text:span text:style-name="T17">d</text:span><text:span text:style-name="T17">a</text:span><text:span text:style-name="T17">m</text:span><text:span text:style-name="T17">e</text:span><text:span text:style-name="T17">n</text:span><text:span text:style-name="T17">t</text:span><text:span text:style-name="T17">o</text:span><text:span text:style-name="T17"> </text:span><text:span text:style-name="T17">c</text:span><text:span text:style-name="T17">e</text:span><text:span text:style-name="T17">l</text:span><text:span text:style-name="T17">e</text:span><text:span text:style-name="T17">b</text:span><text:span text:style-name="T17">r</text:span><text:span text:style-name="T17">a</text:span><text:span text:style-name="T17">d</text:span><text:span text:style-name="T17">o</text:span><text:span text:style-name="T17"> </text:span><text:span text:style-name="T17">h</text:span><text:span text:style-name="T17">á</text:span><text:span text:style-name="T17"> </text:span><text:span text:style-name="T17">m</text:span><text:span text:style-name="T17">a</text:span><text:span text:style-name="T17">i</text:span><text:span text:style-name="T17">s</text:span><text:span text:style-name="T17"> </text:span><text:span text:style-name="T17">d</text:span><text:span text:style-name="T17">e</text:span><text:span text:style-name="T17"> </text:span><text:span text:style-name="T17">t</text:span><text:span text:style-name="T17">r</text:span><text:span text:style-name="T17">ê</text:span><text:span text:style-name="T17">s</text:span><text:span text:style-name="T17"> </text:span><text:span text:style-name="T17">a</text:span><text:span text:style-name="T17">n</text:span><text:span text:style-name="T17">o</text:span><text:span text:style-name="T17">s</text:span><text:span text:style-name="T17">,</text:span><text:span text:style-name="T17"> </text:span><text:span text:style-name="T17">r</text:span><text:span text:style-name="T17">e</text:span><text:span text:style-name="T17">l</text:span><text:span text:style-name="T17">a</text:span><text:span text:style-name="T17">t</text:span><text:span text:style-name="T17">i</text:span><text:span text:style-name="T17">v</text:span><text:span text:style-name="T17">o</text:span><text:span text:style-name="T17">s</text:span><text:span text:style-name="T17"> </text:span><text:span text:style-name="T17">a</text:span><text:span text:style-name="T17"> </text:span><text:span text:style-name="T17">i</text:span><text:span text:style-name="T17">m</text:span><text:span text:style-name="T17">ó</text:span><text:span text:style-name="T17">v</text:span><text:span text:style-name="T17">e</text:span><text:span text:style-name="T17">i</text:span><text:span text:style-name="T17">s</text:span><text:span text:style-name="T17"> </text:span><text:span text:style-name="T17">s</text:span><text:span text:style-name="T17">i</text:span><text:span text:style-name="T17">t</text:span><text:span text:style-name="T17">o</text:span><text:span text:style-name="T17">s</text:span><text:span text:style-name="T17"> </text:span><text:span text:style-name="T17">e</text:span><text:span text:style-name="T17">m</text:span><text:span text:style-name="T17"> </text:span><text:span text:style-name="T17">P</text:span><text:span text:style-name="T17">o</text:span><text:span text:style-name="T17">r</text:span><text:span text:style-name="T17">t</text:span><text:span text:style-name="T17">u</text:span><text:span text:style-name="T17">g</text:span><text:span text:style-name="T17">a</text:span><text:span text:style-name="T17">l</text:span><text:span text:style-name="T17">;</text:span></text:p>
          </draw:text-box>
        </draw:frame>
        <draw:frame draw:style-name="gr124" draw:text-style-name="P3" draw:layer="layout" svg:width="7.863cm" svg:height="0.306cm" svg:x="2.532cm" svg:y="18.282cm">
          <draw:text-box>
            <text:p text:style-name="P2"><text:span text:style-name="T17">•</text:span><text:span text:style-name="T17"> </text:span><text:span text:style-name="T17">A</text:span><text:span text:style-name="T17"> </text:span><text:span text:style-name="T17">r</text:span><text:span text:style-name="T17">e</text:span><text:span text:style-name="T17">s</text:span><text:span text:style-name="T17">i</text:span><text:span text:style-name="T17">d</text:span><text:span text:style-name="T17">ê</text:span><text:span text:style-name="T17">n</text:span><text:span text:style-name="T17">c</text:span><text:span text:style-name="T17">i</text:span><text:span text:style-name="T17">a</text:span><text:span text:style-name="T17"> </text:span><text:span text:style-name="T17">o</text:span><text:span text:style-name="T17">u</text:span><text:span text:style-name="T17"> </text:span><text:span text:style-name="T17">l</text:span><text:span text:style-name="T17">i</text:span><text:span text:style-name="T17">g</text:span><text:span text:style-name="T17">a</text:span><text:span text:style-name="T17">ç</text:span><text:span text:style-name="T17">ã</text:span><text:span text:style-name="T17">o</text:span><text:span text:style-name="T17"> </text:span><text:span text:style-name="T17">a</text:span><text:span text:style-name="T17"> </text:span><text:span text:style-name="T17">u</text:span><text:span text:style-name="T17">m</text:span><text:span text:style-name="T17">a</text:span><text:span text:style-name="T17"> </text:span><text:span text:style-name="T17">c</text:span><text:span text:style-name="T17">o</text:span><text:span text:style-name="T17">m</text:span><text:span text:style-name="T17">u</text:span><text:span text:style-name="T17">n</text:span><text:span text:style-name="T17">i</text:span><text:span text:style-name="T17">d</text:span><text:span text:style-name="T17">a</text:span><text:span text:style-name="T17">d</text:span><text:span text:style-name="T17">e</text:span><text:span text:style-name="T17"> </text:span><text:span text:style-name="T17">h</text:span><text:span text:style-name="T17">i</text:span><text:span text:style-name="T17">s</text:span><text:span text:style-name="T17">t</text:span><text:span text:style-name="T17">ó</text:span><text:span text:style-name="T17">r</text:span><text:span text:style-name="T17">i</text:span><text:span text:style-name="T17">c</text:span><text:span text:style-name="T17">a</text:span><text:span text:style-name="T17"> </text:span><text:span text:style-name="T17">p</text:span><text:span text:style-name="T17">o</text:span><text:span text:style-name="T17">r</text:span><text:span text:style-name="T17">t</text:span><text:span text:style-name="T17">u</text:span><text:span text:style-name="T17">g</text:span><text:span text:style-name="T17">u</text:span><text:span text:style-name="T17">e</text:span><text:span text:style-name="T17">s</text:span><text:span text:style-name="T17">a</text:span><text:span text:style-name="T17"> </text:span><text:span text:style-name="T17">n</text:span><text:span text:style-name="T17">o</text:span><text:span text:style-name="T17"> </text:span><text:span text:style-name="T17">e</text:span><text:span text:style-name="T17">s</text:span><text:span text:style-name="T17">t</text:span><text:span text:style-name="T17">r</text:span><text:span text:style-name="T17">a</text:span><text:span text:style-name="T17">n</text:span><text:span text:style-name="T17">g</text:span><text:span text:style-name="T17">e</text:span><text:span text:style-name="T17">i</text:span><text:span text:style-name="T17">r</text:span><text:span text:style-name="T17">o</text:span><text:span text:style-name="T17">;</text:span></text:p>
          </draw:text-box>
        </draw:frame>
        <draw:frame draw:style-name="gr125" draw:text-style-name="P3" draw:layer="layout" svg:width="8.646cm" svg:height="0.306cm" svg:x="2.532cm" svg:y="18.625cm">
          <draw:text-box>
            <text:p text:style-name="P2"><text:span text:style-name="T17">•</text:span><text:span text:style-name="T16"> </text:span><text:span text:style-name="T16">A</text:span><text:span text:style-name="T16"> </text:span><text:span text:style-name="T16">p</text:span><text:span text:style-name="T16">a</text:span><text:span text:style-name="T16">r</text:span><text:span text:style-name="T16">t</text:span><text:span text:style-name="T16">i</text:span><text:span text:style-name="T16">c</text:span><text:span text:style-name="T16">i</text:span><text:span text:style-name="T16">p</text:span><text:span text:style-name="T16">a</text:span><text:span text:style-name="T16">ç</text:span><text:span text:style-name="T16">ã</text:span><text:span text:style-name="T16">o</text:span><text:span text:style-name="T16"> </text:span><text:span text:style-name="T16">r</text:span><text:span text:style-name="T16">e</text:span><text:span text:style-name="T16">g</text:span><text:span text:style-name="T16">u</text:span><text:span text:style-name="T16">l</text:span><text:span text:style-name="T16">a</text:span><text:span text:style-name="T16">r</text:span><text:span text:style-name="T16"> </text:span><text:span text:style-name="T16">a</text:span><text:span text:style-name="T16">o</text:span><text:span text:style-name="T16"> </text:span><text:span text:style-name="T16">l</text:span><text:span text:style-name="T16">o</text:span><text:span text:style-name="T16">n</text:span><text:span text:style-name="T16">g</text:span><text:span text:style-name="T16">o</text:span><text:span text:style-name="T16"> </text:span><text:span text:style-name="T16">d</text:span><text:span text:style-name="T16">o</text:span><text:span text:style-name="T16">s</text:span><text:span text:style-name="T16"> </text:span><text:span text:style-name="T16">ú</text:span><text:span text:style-name="T16">l</text:span><text:span text:style-name="T16">t</text:span><text:span text:style-name="T16">i</text:span><text:span text:style-name="T16">m</text:span><text:span text:style-name="T16">o</text:span><text:span text:style-name="T16">s</text:span><text:span text:style-name="T16"> </text:span><text:span text:style-name="T16">c</text:span><text:span text:style-name="T16">i</text:span><text:span text:style-name="T16">n</text:span><text:span text:style-name="T16">c</text:span><text:span text:style-name="T16">o</text:span><text:span text:style-name="T16"> </text:span><text:span text:style-name="T16">a</text:span><text:span text:style-name="T16">n</text:span><text:span text:style-name="T16">o</text:span><text:span text:style-name="T16">s</text:span><text:span text:style-name="T16"> </text:span><text:span text:style-name="T16">à</text:span><text:span text:style-name="T16"> </text:span><text:span text:style-name="T16">d</text:span><text:span text:style-name="T16">a</text:span><text:span text:style-name="T16">t</text:span><text:span text:style-name="T16">a</text:span><text:span text:style-name="T16"> </text:span><text:span text:style-name="T16">d</text:span><text:span text:style-name="T16">o</text:span><text:span text:style-name="T16"> </text:span><text:span text:style-name="T16">p</text:span><text:span text:style-name="T16">e</text:span><text:span text:style-name="T16">d</text:span><text:span text:style-name="T16">i</text:span><text:span text:style-name="T16">d</text:span><text:span text:style-name="T16">o</text:span><text:span text:style-name="T16"> </text:span><text:span text:style-name="T16">n</text:span><text:span text:style-name="T16">a</text:span><text:span text:style-name="T16"> </text:span><text:span text:style-name="T16">v</text:span><text:span text:style-name="T16">i</text:span><text:span text:style-name="T16">d</text:span><text:span text:style-name="T16">a</text:span><text:span text:style-name="T16"> </text:span><text:span text:style-name="T16">c</text:span><text:span text:style-name="T16">u</text:span><text:span text:style-name="T16">l</text:span><text:span text:style-name="T16">t</text:span><text:span text:style-name="T16">u</text:span><text:span text:style-name="T16">r</text:span><text:span text:style-name="T16">a</text:span><text:span text:style-name="T16">l</text:span></text:p>
          </draw:text-box>
        </draw:frame>
        <draw:frame draw:style-name="gr126" draw:text-style-name="P3" draw:layer="layout" svg:width="4.709cm" svg:height="0.306cm" svg:x="11.589cm" svg:y="18.625cm">
          <draw:text-box>
            <text:p text:style-name="P2"><text:span text:style-name="T16">d</text:span><text:span text:style-name="T16">a</text:span><text:span text:style-name="T16"> </text:span><text:span text:style-name="T16">c</text:span><text:span text:style-name="T16">o</text:span><text:span text:style-name="T16">m</text:span><text:span text:style-name="T16">u</text:span><text:span text:style-name="T16">n</text:span><text:span text:style-name="T16">i</text:span><text:span text:style-name="T16">d</text:span><text:span text:style-name="T16">a</text:span><text:span text:style-name="T16">d</text:span><text:span text:style-name="T16">e</text:span><text:span text:style-name="T16"> </text:span><text:span text:style-name="T16">p</text:span><text:span text:style-name="T16">o</text:span><text:span text:style-name="T16">r</text:span><text:span text:style-name="T16">t</text:span><text:span text:style-name="T16">u</text:span><text:span text:style-name="T16">g</text:span><text:span text:style-name="T16">u</text:span><text:span text:style-name="T16">e</text:span><text:span text:style-name="T16">s</text:span><text:span text:style-name="T16">a</text:span><text:span text:style-name="T16"> </text:span><text:span text:style-name="T16">d</text:span><text:span text:style-name="T16">o</text:span><text:span text:style-name="T16"> </text:span><text:span text:style-name="T16">p</text:span><text:span text:style-name="T16">a</text:span><text:span text:style-name="T16">í</text:span><text:span text:style-name="T16">s</text:span><text:span text:style-name="T16"> </text:span><text:span text:style-name="T16">o</text:span><text:span text:style-name="T16">n</text:span><text:span text:style-name="T16">d</text:span><text:span text:style-name="T16">e</text:span><text:span text:style-name="T16"> </text:span><text:span text:style-name="T16">r</text:span><text:span text:style-name="T16">e</text:span><text:span text:style-name="T16">s</text:span><text:span text:style-name="T16">i</text:span><text:span text:style-name="T16">d</text:span><text:span text:style-name="T16">a</text:span><text:span text:style-name="T16">,</text:span></text:p>
          </draw:text-box>
        </draw:frame>
        <draw:frame draw:style-name="gr127" draw:text-style-name="P3" draw:layer="layout" svg:width="1.945cm" svg:height="0.306cm" svg:x="16.492cm" svg:y="18.625cm">
          <draw:text-box>
            <text:p text:style-name="P2"><text:span text:style-name="T16">n</text:span><text:span text:style-name="T16">o</text:span><text:span text:style-name="T16">m</text:span><text:span text:style-name="T16">e</text:span><text:span text:style-name="T16">a</text:span><text:span text:style-name="T16">d</text:span><text:span text:style-name="T16">a</text:span><text:span text:style-name="T16">m</text:span><text:span text:style-name="T16">e</text:span><text:span text:style-name="T16">n</text:span><text:span text:style-name="T16">t</text:span><text:span text:style-name="T16">e</text:span><text:span text:style-name="T16"> </text:span><text:span text:style-name="T16">n</text:span><text:span text:style-name="T16">a</text:span><text:span text:style-name="T16">s</text:span></text:p>
          </draw:text-box>
        </draw:frame>
        <draw:frame draw:style-name="gr128" draw:text-style-name="P3" draw:layer="layout" svg:width="8.312cm" svg:height="0.306cm" svg:x="2.532cm" svg:y="18.968cm">
          <draw:text-box>
            <text:p text:style-name="P2"><text:span text:style-name="T16">a</text:span><text:span text:style-name="T16">t</text:span><text:span text:style-name="T16">i</text:span><text:span text:style-name="T16">v</text:span><text:span text:style-name="T16">i</text:span><text:span text:style-name="T16">d</text:span><text:span text:style-name="T16">a</text:span><text:span text:style-name="T16">d</text:span><text:span text:style-name="T16">e</text:span><text:span text:style-name="T16">s</text:span><text:span text:style-name="T16"> </text:span><text:span text:style-name="T16">d</text:span><text:span text:style-name="T16">a</text:span><text:span text:style-name="T16">s</text:span><text:span text:style-name="T16"> </text:span><text:span text:style-name="T16">a</text:span><text:span text:style-name="T16">s</text:span><text:span text:style-name="T16">s</text:span><text:span text:style-name="T16">o</text:span><text:span text:style-name="T16">c</text:span><text:span text:style-name="T16">i</text:span><text:span text:style-name="T16">a</text:span><text:span text:style-name="T16">ç</text:span><text:span text:style-name="T16">õ</text:span><text:span text:style-name="T16">e</text:span><text:span text:style-name="T16">s</text:span><text:span text:style-name="T16"> </text:span><text:span text:style-name="T16">c</text:span><text:span text:style-name="T16">u</text:span><text:span text:style-name="T16">l</text:span><text:span text:style-name="T16">t</text:span><text:span text:style-name="T16">u</text:span><text:span text:style-name="T16">r</text:span><text:span text:style-name="T16">a</text:span><text:span text:style-name="T16">i</text:span><text:span text:style-name="T16">s</text:span><text:span text:style-name="T16"> </text:span><text:span text:style-name="T16">e</text:span><text:span text:style-name="T16"> </text:span><text:span text:style-name="T16">r</text:span><text:span text:style-name="T16">e</text:span><text:span text:style-name="T16">c</text:span><text:span text:style-name="T16">r</text:span><text:span text:style-name="T16">e</text:span><text:span text:style-name="T16">a</text:span><text:span text:style-name="T16">t</text:span><text:span text:style-name="T16">i</text:span><text:span text:style-name="T16">v</text:span><text:span text:style-name="T16">a</text:span><text:span text:style-name="T16">s</text:span><text:span text:style-name="T16"> </text:span><text:span text:style-name="T16">p</text:span><text:span text:style-name="T16">o</text:span><text:span text:style-name="T16">r</text:span><text:span text:style-name="T16">t</text:span><text:span text:style-name="T16">u</text:span><text:span text:style-name="T16">g</text:span><text:span text:style-name="T16">u</text:span><text:span text:style-name="T16">e</text:span><text:span text:style-name="T16">s</text:span><text:span text:style-name="T16">a</text:span><text:span text:style-name="T16">s</text:span><text:span text:style-name="T16"> </text:span><text:span text:style-name="T16">d</text:span><text:span text:style-name="T16">e</text:span><text:span text:style-name="T16">s</text:span><text:span text:style-name="T16">s</text:span><text:span text:style-name="T16">a</text:span><text:span text:style-name="T16">s</text:span><text:span text:style-name="T16"> </text:span><text:span text:style-name="T16">c</text:span><text:span text:style-name="T16">o</text:span><text:span text:style-name="T16">m</text:span><text:span text:style-name="T16">u</text:span><text:span text:style-name="T16">n</text:span><text:span text:style-name="T16">i</text:span><text:span text:style-name="T16">d</text:span><text:span text:style-name="T16">a</text:span><text:span text:style-name="T16">d</text:span><text:span text:style-name="T16">e</text:span><text:span text:style-name="T16">s</text:span><text:span text:style-name="T16">.</text:span></text:p>
          </draw:text-box>
        </draw:frame>
        <draw:frame draw:style-name="gr129" draw:text-style-name="P3" draw:layer="layout" svg:width="8.426cm" svg:height="0.306cm" svg:x="2.532cm" svg:y="19.48cm">
          <draw:text-box>
            <text:p text:style-name="P2"><text:span text:style-name="T16">6</text:span><text:span text:style-name="T16">.</text:span><text:span text:style-name="T16"> </text:span><text:span text:style-name="T16">O</text:span><text:span text:style-name="T16"> </text:span><text:span text:style-name="T16">c</text:span><text:span text:style-name="T16">e</text:span><text:span text:style-name="T16">r</text:span><text:span text:style-name="T16">t</text:span><text:span text:style-name="T16">i</text:span><text:span text:style-name="T16">f</text:span><text:span text:style-name="T16">i</text:span><text:span text:style-name="T16">c</text:span><text:span text:style-name="T16">a</text:span><text:span text:style-name="T16">d</text:span><text:span text:style-name="T16">o</text:span><text:span text:style-name="T16"> </text:span><text:span text:style-name="T16">d</text:span><text:span text:style-name="T16">o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 </text:span><text:span text:style-name="T16">c</text:span><text:span text:style-name="T16">r</text:span><text:span text:style-name="T16">i</text:span><text:span text:style-name="T16">m</text:span><text:span text:style-name="T16">i</text:span><text:span text:style-name="T16">n</text:span><text:span text:style-name="T16">a</text:span><text:span text:style-name="T16">l</text:span><text:span text:style-name="T16"> </text:span><text:span text:style-name="T16">p</text:span><text:span text:style-name="T16">o</text:span><text:span text:style-name="T16">r</text:span><text:span text:style-name="T16">t</text:span><text:span text:style-name="T16">u</text:span><text:span text:style-name="T16">g</text:span><text:span text:style-name="T16">u</text:span><text:span text:style-name="T16">ê</text:span><text:span text:style-name="T16">s</text:span><text:span text:style-name="T16"> </text:span><text:span text:style-name="T16">s</text:span><text:span text:style-name="T16">e</text:span><text:span text:style-name="T16">r</text:span><text:span text:style-name="T16">á</text:span><text:span text:style-name="T16"> </text:span><text:span text:style-name="T16">o</text:span><text:span text:style-name="T16">b</text:span><text:span text:style-name="T16">t</text:span><text:span text:style-name="T16">i</text:span><text:span text:style-name="T16">d</text:span><text:span text:style-name="T16">o</text:span><text:span text:style-name="T16"> </text:span><text:span text:style-name="T16">o</text:span><text:span text:style-name="T16">f</text:span><text:span text:style-name="T16">i</text:span><text:span text:style-name="T16">c</text:span><text:span text:style-name="T16">i</text:span><text:span text:style-name="T16">o</text:span><text:span text:style-name="T16">s</text:span><text:span text:style-name="T16">a</text:span><text:span text:style-name="T16">m</text:span><text:span text:style-name="T16">e</text:span><text:span text:style-name="T16">n</text:span><text:span text:style-name="T16">t</text:span><text:span text:style-name="T16">e</text:span><text:span text:style-name="T16"> </text:span><text:span text:style-name="T16">p</text:span><text:span text:style-name="T16">e</text:span><text:span text:style-name="T16">l</text:span><text:span text:style-name="T16">o</text:span><text:span text:style-name="T16">s</text:span><text:span text:style-name="T16"> </text:span><text:span text:style-name="T16">S</text:span><text:span text:style-name="T16">e</text:span><text:span text:style-name="T16">r</text:span><text:span text:style-name="T16">v</text:span><text:span text:style-name="T16">i</text:span><text:span text:style-name="T16">ç</text:span><text:span text:style-name="T16">o</text:span><text:span text:style-name="T16">s</text:span><text:span text:style-name="T16">.</text:span></text:p>
          </draw:text-box>
        </draw:frame>
        <draw:frame draw:style-name="gr130" draw:text-style-name="P3" draw:layer="layout" svg:width="11.377cm" svg:height="0.306cm" svg:x="2.532cm" svg:y="11.872cm">
          <draw:text-box>
            <text:p text:style-name="P2"><text:span text:style-name="T16">9</text:span><text:span text:style-name="T16">.</text:span><text:span text:style-name="T16"> </text:span><text:span text:style-name="T16">S</text:span><text:span text:style-name="T16">e</text:span><text:span text:style-name="T16"> </text:span><text:span text:style-name="T16">r</text:span><text:span text:style-name="T16">e</text:span><text:span text:style-name="T16">s</text:span><text:span text:style-name="T16">i</text:span><text:span text:style-name="T16">d</text:span><text:span text:style-name="T16">i</text:span><text:span text:style-name="T16">u</text:span><text:span text:style-name="T16"> </text:span><text:span text:style-name="T16">a</text:span><text:span text:style-name="T16">n</text:span><text:span text:style-name="T16">t</text:span><text:span text:style-name="T16">e</text:span><text:span text:style-name="T16">r</text:span><text:span text:style-name="T16">i</text:span><text:span text:style-name="T16">o</text:span><text:span text:style-name="T16">r</text:span><text:span text:style-name="T16">m</text:span><text:span text:style-name="T16">e</text:span><text:span text:style-name="T16">n</text:span><text:span text:style-name="T16">t</text:span><text:span text:style-name="T16">e</text:span><text:span text:style-name="T16"> </text:span><text:span text:style-name="T16">n</text:span><text:span text:style-name="T16">o</text:span><text:span text:style-name="T16">u</text:span><text:span text:style-name="T16">t</text:span><text:span text:style-name="T16">r</text:span><text:span text:style-name="T16">o</text:span><text:span text:style-name="T16"> </text:span><text:span text:style-name="T16">p</text:span><text:span text:style-name="T16">a</text:span><text:span text:style-name="T16">í</text:span><text:span text:style-name="T16">s</text:span><text:span text:style-name="T16"> </text:span><text:span text:style-name="T16">o</text:span><text:span text:style-name="T16">u</text:span><text:span text:style-name="T16"> </text:span><text:span text:style-name="T16">p</text:span><text:span text:style-name="T16">a</text:span><text:span text:style-name="T16">í</text:span><text:span text:style-name="T16">s</text:span><text:span text:style-name="T16">e</text:span><text:span text:style-name="T16">s</text:span><text:span text:style-name="T16"> </text:span><text:span text:style-name="T16">e</text:span><text:span text:style-name="T16">s</text:span><text:span text:style-name="T16">t</text:span><text:span text:style-name="T16">r</text:span><text:span text:style-name="T16">a</text:span><text:span text:style-name="T16">n</text:span><text:span text:style-name="T16">g</text:span><text:span text:style-name="T16">e</text:span><text:span text:style-name="T16">i</text:span><text:span text:style-name="T16">r</text:span><text:span text:style-name="T16">o</text:span><text:span text:style-name="T16">s</text:span><text:span text:style-name="T16">,</text:span><text:span text:style-name="T16"> </text:span><text:span text:style-name="T16">a</text:span><text:span text:style-name="T16">p</text:span><text:span text:style-name="T16">ó</text:span><text:span text:style-name="T16">s</text:span><text:span text:style-name="T16"> </text:span><text:span text:style-name="T16">o</text:span><text:span text:style-name="T16">s</text:span><text:span text:style-name="T16"> </text:span><text:span text:style-name="T16">1</text:span><text:span text:style-name="T16">6</text:span><text:span text:style-name="T16"> </text:span><text:span text:style-name="T16">a</text:span><text:span text:style-name="T16">n</text:span><text:span text:style-name="T16">o</text:span><text:span text:style-name="T16">s</text:span><text:span text:style-name="T16">,</text:span><text:span text:style-name="T16"> </text:span><text:span text:style-name="T16">d</text:span><text:span text:style-name="T16">e</text:span><text:span text:style-name="T16">v</text:span><text:span text:style-name="T16">e</text:span><text:span text:style-name="T16"> </text:span><text:span text:style-name="T16">i</text:span><text:span text:style-name="T16">n</text:span><text:span text:style-name="T16">d</text:span><text:span text:style-name="T16">i</text:span><text:span text:style-name="T16">c</text:span><text:span text:style-name="T16">a</text:span><text:span text:style-name="T16">r</text:span><text:span text:style-name="T16"> </text:span><text:span text:style-name="T16">e</text:span><text:span text:style-name="T16">s</text:span><text:span text:style-name="T16">s</text:span><text:span text:style-name="T16">e</text:span><text:span text:style-name="T16">s</text:span><text:span text:style-name="T16"> </text:span><text:span text:style-name="T16">m</text:span><text:span text:style-name="T16">e</text:span><text:span text:style-name="T16">s</text:span><text:span text:style-name="T16">m</text:span><text:span text:style-name="T16">o</text:span><text:span text:style-name="T16">s</text:span><text:span text:style-name="T16"> </text:span><text:span text:style-name="T16">p</text:span><text:span text:style-name="T16">a</text:span><text:span text:style-name="T16">í</text:span><text:span text:style-name="T16">s</text:span><text:span text:style-name="T16">e</text:span><text:span text:style-name="T16">s</text:span><text:span text:style-name="T16">.</text:span></text:p>
          </draw:text-box>
        </draw:frame>
        <draw:frame draw:style-name="gr99" draw:text-style-name="P3" draw:layer="layout" svg:width="0.967cm" svg:height="0.306cm" svg:x="2.532cm" svg:y="12.461cm">
          <draw:text-box>
            <text:p text:style-name="P2"><text:span text:style-name="T15">Q</text:span><text:span text:style-name="T15">u</text:span><text:span text:style-name="T15">a</text:span><text:span text:style-name="T15">d</text:span><text:span text:style-name="T15">r</text:span><text:span text:style-name="T15">o</text:span><text:span text:style-name="T15"> </text:span><text:span text:style-name="T15">2</text:span></text:p>
          </draw:text-box>
        </draw:frame>
        <draw:frame draw:style-name="gr131" draw:text-style-name="P3" draw:layer="layout" svg:width="4.87cm" svg:height="0.306cm" svg:x="2.532cm" svg:y="13.049cm">
          <draw:text-box>
            <text:p text:style-name="P2"><text:span text:style-name="T16">1</text:span><text:span text:style-name="T16">.</text:span><text:span text:style-name="T16"> </text:span><text:span text:style-name="T16">I</text:span><text:span text:style-name="T16">n</text:span><text:span text:style-name="T16">d</text:span><text:span text:style-name="T16">i</text:span><text:span text:style-name="T16">c</text:span><text:span text:style-name="T16">a</text:span><text:span text:style-name="T16">r</text:span><text:span text:style-name="T16"> </text:span><text:span text:style-name="T16">o</text:span><text:span text:style-name="T16"> </text:span><text:span text:style-name="T16">n</text:span><text:span text:style-name="T16">o</text:span><text:span text:style-name="T16">m</text:span><text:span text:style-name="T16">e</text:span><text:span text:style-name="T16"> </text:span><text:span text:style-name="T16">c</text:span><text:span text:style-name="T16">o</text:span><text:span text:style-name="T16">m</text:span><text:span text:style-name="T16">p</text:span><text:span text:style-name="T16">l</text:span><text:span text:style-name="T16">e</text:span><text:span text:style-name="T16">t</text:span><text:span text:style-name="T16">o</text:span><text:span text:style-name="T16"> </text:span><text:span text:style-name="T16">d</text:span><text:span text:style-name="T16">a</text:span><text:span text:style-name="T16"> </text:span><text:span text:style-name="T16">a</text:span><text:span text:style-name="T16">v</text:span><text:span text:style-name="T16">ó</text:span><text:span text:style-name="T16">/</text:span><text:span text:style-name="T16">a</text:span><text:span text:style-name="T16">v</text:span><text:span text:style-name="T16">ô</text:span><text:span text:style-name="T16"> </text:span><text:span text:style-name="T16">p</text:span><text:span text:style-name="T16">o</text:span><text:span text:style-name="T16">r</text:span><text:span text:style-name="T16">t</text:span><text:span text:style-name="T16">u</text:span><text:span text:style-name="T16">g</text:span><text:span text:style-name="T16">u</text:span><text:span text:style-name="T16">ê</text:span><text:span text:style-name="T16">s</text:span><text:span text:style-name="T16">.</text:span></text:p>
          </draw:text-box>
        </draw:frame>
        <draw:frame draw:style-name="gr132" draw:text-style-name="P3" draw:layer="layout" svg:width="15.568cm" svg:height="0.306cm" svg:x="2.532cm" svg:y="13.43cm">
          <draw:text-box>
            <text:p text:style-name="P2"><text:span text:style-name="T16">2</text:span><text:span text:style-name="T16">.</text:span><text:span text:style-name="T16"> </text:span><text:span text:style-name="T16">P</text:span><text:span text:style-name="T16">o</text:span><text:span text:style-name="T16">d</text:span><text:span text:style-name="T16">e</text:span><text:span text:style-name="T16"> </text:span><text:span text:style-name="T16">j</text:span><text:span text:style-name="T16">u</text:span><text:span text:style-name="T16">n</text:span><text:span text:style-name="T16">t</text:span><text:span text:style-name="T16">a</text:span><text:span text:style-name="T16">r</text:span><text:span text:style-name="T16"> </text:span><text:span text:style-name="T16">a</text:span><text:span text:style-name="T16"> </text:span><text:span text:style-name="T16">c</text:span><text:span text:style-name="T16">e</text:span><text:span text:style-name="T16">r</text:span><text:span text:style-name="T16">t</text:span><text:span text:style-name="T16">i</text:span><text:span text:style-name="T16">d</text:span><text:span text:style-name="T16">ã</text:span><text:span text:style-name="T16">o</text:span><text:span text:style-name="T16"> </text:span><text:span text:style-name="T16">d</text:span><text:span text:style-name="T16">o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 </text:span><text:span text:style-name="T16">d</text:span><text:span text:style-name="T16">e</text:span><text:span text:style-name="T16"> </text:span><text:span text:style-name="T16">n</text:span><text:span text:style-name="T16">a</text:span><text:span text:style-name="T16">s</text:span><text:span text:style-name="T16">c</text:span><text:span text:style-name="T16">i</text:span><text:span text:style-name="T16">m</text:span><text:span text:style-name="T16">e</text:span><text:span text:style-name="T16">n</text:span><text:span text:style-name="T16">t</text:span><text:span text:style-name="T16">o</text:span><text:span text:style-name="T16"> </text:span><text:span text:style-name="T16">d</text:span><text:span text:style-name="T16">o</text:span><text:span text:style-name="T16"> </text:span><text:span text:style-name="T16">a</text:span><text:span text:style-name="T16">s</text:span><text:span text:style-name="T16">c</text:span><text:span text:style-name="T16">e</text:span><text:span text:style-name="T16">n</text:span><text:span text:style-name="T16">d</text:span><text:span text:style-name="T16">e</text:span><text:span text:style-name="T16">n</text:span><text:span text:style-name="T16">t</text:span><text:span text:style-name="T16">e</text:span><text:span text:style-name="T16"> </text:span><text:span text:style-name="T16">(</text:span><text:span text:style-name="T16">a</text:span><text:span text:style-name="T16">v</text:span><text:span text:style-name="T16">ó</text:span><text:span text:style-name="T16">/</text:span><text:span text:style-name="T16">a</text:span><text:span text:style-name="T16">v</text:span><text:span text:style-name="T16">ô</text:span><text:span text:style-name="T16">)</text:span><text:span text:style-name="T16"> </text:span><text:span text:style-name="T16">d</text:span><text:span text:style-name="T16">e</text:span><text:span text:style-name="T16"> </text:span><text:span text:style-name="T16">n</text:span><text:span text:style-name="T16">a</text:span><text:span text:style-name="T16">c</text:span><text:span text:style-name="T16">i</text:span><text:span text:style-name="T16">o</text:span><text:span text:style-name="T16">n</text:span><text:span text:style-name="T16">a</text:span><text:span text:style-name="T16">l</text:span><text:span text:style-name="T16">i</text:span><text:span text:style-name="T16">d</text:span><text:span text:style-name="T16">a</text:span><text:span text:style-name="T16">d</text:span><text:span text:style-name="T16">e</text:span><text:span text:style-name="T16"> </text:span><text:span text:style-name="T16">p</text:span><text:span text:style-name="T16">o</text:span><text:span text:style-name="T16">r</text:span><text:span text:style-name="T16">t</text:span><text:span text:style-name="T16">u</text:span><text:span text:style-name="T16">g</text:span><text:span text:style-name="T16">u</text:span><text:span text:style-name="T16">e</text:span><text:span text:style-name="T16">s</text:span><text:span text:style-name="T16">a</text:span><text:span text:style-name="T16">,</text:span><text:span text:style-name="T16"> </text:span><text:span text:style-name="T16">d</text:span><text:span text:style-name="T16">e</text:span><text:span text:style-name="T16"> </text:span><text:span text:style-name="T16">c</text:span><text:span text:style-name="T16">ó</text:span><text:span text:style-name="T16">p</text:span><text:span text:style-name="T16">i</text:span><text:span text:style-name="T16">a</text:span><text:span text:style-name="T16"> </text:span><text:span text:style-name="T16">i</text:span><text:span text:style-name="T16">n</text:span><text:span text:style-name="T16">t</text:span><text:span text:style-name="T16">e</text:span><text:span text:style-name="T16">g</text:span><text:span text:style-name="T16">r</text:span><text:span text:style-name="T16">a</text:span><text:span text:style-name="T16">l</text:span><text:span text:style-name="T16"> </text:span><text:span text:style-name="T16">e</text:span><text:span text:style-name="T16">,</text:span><text:span text:style-name="T16"> </text:span><text:span text:style-name="T16">s</text:span><text:span text:style-name="T16">e</text:span><text:span text:style-name="T16"> </text:span><text:span text:style-name="T16">p</text:span><text:span text:style-name="T16">o</text:span><text:span text:style-name="T16">s</text:span><text:span text:style-name="T16">s</text:span><text:span text:style-name="T16">í</text:span><text:span text:style-name="T16">v</text:span><text:span text:style-name="T16">e</text:span><text:span text:style-name="T16">l</text:span><text:span text:style-name="T16">,</text:span><text:span text:style-name="T16"> </text:span><text:span text:style-name="T16">e</text:span><text:span text:style-name="T16">m</text:span><text:span text:style-name="T16">i</text:span><text:span text:style-name="T16">t</text:span><text:span text:style-name="T16">i</text:span><text:span text:style-name="T16">d</text:span><text:span text:style-name="T16">a</text:span><text:span text:style-name="T16"> </text:span><text:span text:style-name="T16">p</text:span><text:span text:style-name="T16">o</text:span><text:span text:style-name="T16">r</text:span><text:span text:style-name="T16"> </text:span><text:span text:style-name="T16">f</text:span><text:span text:style-name="T16">o</text:span><text:span text:style-name="T16">t</text:span><text:span text:style-name="T16">o</text:span><text:span text:style-name="T16">c</text:span><text:span text:style-name="T16">ó</text:span><text:span text:style-name="T16">p</text:span><text:span text:style-name="T16">i</text:span><text:span text:style-name="T16">a</text:span><text:span text:style-name="T16">.</text:span></text:p>
          </draw:text-box>
        </draw:frame>
        <draw:frame draw:style-name="gr133" draw:text-style-name="P3" draw:layer="layout" svg:width="4.697cm" svg:height="0.306cm" svg:x="2.532cm" svg:y="9.264cm">
          <draw:text-box>
            <text:p text:style-name="P2"><text:span text:style-name="T16">3</text:span><text:span text:style-name="T16">.</text:span><text:span text:style-name="T16"> </text:span><text:span text:style-name="T16">E</text:span><text:span text:style-name="T16">s</text:span><text:span text:style-name="T16">t</text:span><text:span text:style-name="T16">a</text:span><text:span text:style-name="T16">d</text:span><text:span text:style-name="T16">o</text:span><text:span text:style-name="T16"> </text:span><text:span text:style-name="T16">C</text:span><text:span text:style-name="T16">i</text:span><text:span text:style-name="T16">v</text:span><text:span text:style-name="T16">i</text:span><text:span text:style-name="T16">l</text:span><text:span text:style-name="T16"> </text:span><text:span text:style-name="T16">(</text:span><text:span text:style-name="T16">s</text:span><text:span text:style-name="T16">o</text:span><text:span text:style-name="T16">l</text:span><text:span text:style-name="T16">t</text:span><text:span text:style-name="T16">e</text:span><text:span text:style-name="T16">i</text:span><text:span text:style-name="T16">r</text:span><text:span text:style-name="T16">o</text:span><text:span text:style-name="T16">/</text:span><text:span text:style-name="T16">c</text:span><text:span text:style-name="T16">a</text:span><text:span text:style-name="T16">s</text:span><text:span text:style-name="T16">a</text:span><text:span text:style-name="T16">d</text:span><text:span text:style-name="T16">o</text:span><text:span text:style-name="T16">/</text:span><text:span text:style-name="T16">d</text:span><text:span text:style-name="T16">i</text:span><text:span text:style-name="T16">v</text:span><text:span text:style-name="T16">o</text:span><text:span text:style-name="T16">r</text:span><text:span text:style-name="T16">c</text:span><text:span text:style-name="T16">i</text:span><text:span text:style-name="T16">a</text:span><text:span text:style-name="T16">d</text:span><text:span text:style-name="T16">o</text:span><text:span text:style-name="T16">/</text:span><text:span text:style-name="T16">v</text:span><text:span text:style-name="T16">i</text:span><text:span text:style-name="T16">ú</text:span><text:span text:style-name="T16">v</text:span><text:span text:style-name="T16">o</text:span><text:span text:style-name="T16">)</text:span></text:p>
          </draw:text-box>
        </draw:frame>
        <draw:frame draw:style-name="gr134" draw:text-style-name="P3" draw:layer="layout" svg:width="0.266cm" svg:height="0.306cm" svg:x="2.532cm" svg:y="9.65cm">
          <draw:text-box>
            <text:p text:style-name="P2"><text:span text:style-name="T16">4</text:span><text:span text:style-name="T16">.</text:span></text:p>
          </draw:text-box>
        </draw:frame>
        <draw:frame draw:style-name="gr135" draw:text-style-name="P3" draw:layer="layout" svg:width="2.762cm" svg:height="0.306cm" svg:x="2.837cm" svg:y="9.65cm">
          <draw:text-box>
            <text:p text:style-name="P2"><text:span text:style-name="T16">D</text:span><text:span text:style-name="T16">o</text:span><text:span text:style-name="T16">c</text:span><text:span text:style-name="T16">u</text:span><text:span text:style-name="T16">m</text:span><text:span text:style-name="T16">e</text:span><text:span text:style-name="T16">n</text:span><text:span text:style-name="T16">t</text:span><text:span text:style-name="T16">o</text:span><text:span text:style-name="T16"> </text:span><text:span text:style-name="T16">d</text:span><text:span text:style-name="T16">e</text:span><text:span text:style-name="T16"> </text:span><text:span text:style-name="T16">i</text:span><text:span text:style-name="T16">d</text:span><text:span text:style-name="T16">e</text:span><text:span text:style-name="T16">n</text:span><text:span text:style-name="T16">t</text:span><text:span text:style-name="T16">i</text:span><text:span text:style-name="T16">f</text:span><text:span text:style-name="T16">i</text:span><text:span text:style-name="T16">c</text:span><text:span text:style-name="T16">a</text:span><text:span text:style-name="T16">ç</text:span><text:span text:style-name="T16">ã</text:span><text:span text:style-name="T16">o</text:span><text:span text:style-name="T16">:</text:span></text:p>
          </draw:text-box>
        </draw:frame>
        <draw:frame draw:style-name="gr136" draw:text-style-name="P3" draw:layer="layout" svg:width="1.149cm" svg:height="0.306cm" svg:x="5.847cm" svg:y="9.65cm">
          <draw:text-box>
            <text:p text:style-name="P2"><text:span text:style-name="T16">p</text:span><text:span text:style-name="T16">a</text:span><text:span text:style-name="T16">s</text:span><text:span text:style-name="T16">s</text:span><text:span text:style-name="T16">a</text:span><text:span text:style-name="T16">p</text:span><text:span text:style-name="T16">o</text:span><text:span text:style-name="T16">r</text:span><text:span text:style-name="T16">t</text:span><text:span text:style-name="T16">e</text:span><text:span text:style-name="T16">,</text:span></text:p>
          </draw:text-box>
        </draw:frame>
        <draw:frame draw:style-name="gr137" draw:text-style-name="P3" draw:layer="layout" svg:width="8.164cm" svg:height="0.306cm" svg:x="7.118cm" svg:y="9.65cm">
          <draw:text-box>
            <text:p text:style-name="P2"><text:span text:style-name="T16">t</text:span><text:span text:style-name="T16">í</text:span><text:span text:style-name="T16">t</text:span><text:span text:style-name="T16">u</text:span><text:span text:style-name="T16">l</text:span><text:span text:style-name="T16">o</text:span><text:span text:style-name="T16"> </text:span><text:span text:style-name="T16">o</text:span><text:span text:style-name="T16">u</text:span><text:span text:style-name="T16"> </text:span><text:span text:style-name="T16">a</text:span><text:span text:style-name="T16">u</text:span><text:span text:style-name="T16">t</text:span><text:span text:style-name="T16">o</text:span><text:span text:style-name="T16">r</text:span><text:span text:style-name="T16">i</text:span><text:span text:style-name="T16">z</text:span><text:span text:style-name="T16">a</text:span><text:span text:style-name="T16">ç</text:span><text:span text:style-name="T16">ã</text:span><text:span text:style-name="T16">o</text:span><text:span text:style-name="T16"> </text:span><text:span text:style-name="T16">d</text:span><text:span text:style-name="T16">e</text:span><text:span text:style-name="T16"> </text:span><text:span text:style-name="T16">r</text:span><text:span text:style-name="T16">e</text:span><text:span text:style-name="T16">s</text:span><text:span text:style-name="T16">i</text:span><text:span text:style-name="T16">d</text:span><text:span text:style-name="T16">ê</text:span><text:span text:style-name="T16">n</text:span><text:span text:style-name="T16">c</text:span><text:span text:style-name="T16">i</text:span><text:span text:style-name="T16">a</text:span><text:span text:style-name="T16"> </text:span><text:span text:style-name="T16">o</text:span><text:span text:style-name="T16">u</text:span><text:span text:style-name="T16"> </text:span><text:span text:style-name="T16">o</text:span><text:span text:style-name="T16">u</text:span><text:span text:style-name="T16">t</text:span><text:span text:style-name="T16">r</text:span><text:span text:style-name="T16">o</text:span><text:span text:style-name="T16"> </text:span><text:span text:style-name="T16">d</text:span><text:span text:style-name="T16">o</text:span><text:span text:style-name="T16">c</text:span><text:span text:style-name="T16">u</text:span><text:span text:style-name="T16">m</text:span><text:span text:style-name="T16">e</text:span><text:span text:style-name="T16">n</text:span><text:span text:style-name="T16">t</text:span><text:span text:style-name="T16">o</text:span><text:span text:style-name="T16"> </text:span><text:span text:style-name="T16">d</text:span><text:span text:style-name="T16">e</text:span><text:span text:style-name="T16"> </text:span><text:span text:style-name="T16">i</text:span><text:span text:style-name="T16">d</text:span><text:span text:style-name="T16">e</text:span><text:span text:style-name="T16">n</text:span><text:span text:style-name="T16">t</text:span><text:span text:style-name="T16">i</text:span><text:span text:style-name="T16">f</text:span><text:span text:style-name="T16">i</text:span><text:span text:style-name="T16">c</text:span><text:span text:style-name="T16">a</text:span><text:span text:style-name="T16">ç</text:span><text:span text:style-name="T16">ã</text:span><text:span text:style-name="T16">o</text:span><text:span text:style-name="T16"> </text:span><text:span text:style-name="T16">e</text:span><text:span text:style-name="T16">q</text:span><text:span text:style-name="T16">u</text:span><text:span text:style-name="T16">i</text:span><text:span text:style-name="T16">v</text:span><text:span text:style-name="T16">a</text:span><text:span text:style-name="T16">l</text:span><text:span text:style-name="T16">e</text:span><text:span text:style-name="T16">n</text:span><text:span text:style-name="T16">t</text:span><text:span text:style-name="T16">e</text:span><text:span text:style-name="T16">,</text:span></text:p>
          </draw:text-box>
        </draw:frame>
        <draw:frame draw:style-name="gr138" draw:text-style-name="P3" draw:layer="layout" svg:width="2.275cm" svg:height="0.306cm" svg:x="16.048cm" svg:y="9.65cm">
          <draw:text-box>
            <text:p text:style-name="P2"><text:span text:style-name="T16">e</text:span><text:span text:style-name="T16">m</text:span><text:span text:style-name="T16">i</text:span><text:span text:style-name="T16">t</text:span><text:span text:style-name="T16">i</text:span><text:span text:style-name="T16">d</text:span><text:span text:style-name="T16">o</text:span><text:span text:style-name="T16"> </text:span><text:span text:style-name="T16">p</text:span><text:span text:style-name="T16">e</text:span><text:span text:style-name="T16">l</text:span><text:span text:style-name="T16">a</text:span><text:span text:style-name="T16"> </text:span><text:span text:style-name="T16">a</text:span><text:span text:style-name="T16">u</text:span><text:span text:style-name="T16">t</text:span><text:span text:style-name="T16">o</text:span><text:span text:style-name="T16">r</text:span><text:span text:style-name="T16">i</text:span><text:span text:style-name="T16">d</text:span><text:span text:style-name="T16">a</text:span><text:span text:style-name="T16">d</text:span><text:span text:style-name="T16">e</text:span></text:p>
          </draw:text-box>
        </draw:frame>
        <draw:frame draw:style-name="gr139" draw:text-style-name="P3" draw:layer="layout" svg:width="8.075cm" svg:height="0.306cm" svg:x="2.532cm" svg:y="9.993cm">
          <draw:text-box>
            <text:p text:style-name="P2"><text:span text:style-name="T16">c</text:span><text:span text:style-name="T16">o</text:span><text:span text:style-name="T16">m</text:span><text:span text:style-name="T16">p</text:span><text:span text:style-name="T16">e</text:span><text:span text:style-name="T16">t</text:span><text:span text:style-name="T16">e</text:span><text:span text:style-name="T16">n</text:span><text:span text:style-name="T16">t</text:span><text:span text:style-name="T16">e</text:span><text:span text:style-name="T16"> </text:span><text:span text:style-name="T16">d</text:span><text:span text:style-name="T16">e</text:span><text:span text:style-name="T16"> </text:span><text:span text:style-name="T16">u</text:span><text:span text:style-name="T16">m</text:span><text:span text:style-name="T16"> </text:span><text:span text:style-name="T16">d</text:span><text:span text:style-name="T16">o</text:span><text:span text:style-name="T16">s</text:span><text:span text:style-name="T16"> </text:span><text:span text:style-name="T16">p</text:span><text:span text:style-name="T16">a</text:span><text:span text:style-name="T16">í</text:span><text:span text:style-name="T16">s</text:span><text:span text:style-name="T16">e</text:span><text:span text:style-name="T16">s</text:span><text:span text:style-name="T16"> </text:span><text:span text:style-name="T16">d</text:span><text:span text:style-name="T16">a</text:span><text:span text:style-name="T16"> </text:span><text:span text:style-name="T16">U</text:span><text:span text:style-name="T16">n</text:span><text:span text:style-name="T16">i</text:span><text:span text:style-name="T16">ã</text:span><text:span text:style-name="T16">o</text:span><text:span text:style-name="T16"> </text:span><text:span text:style-name="T16">E</text:span><text:span text:style-name="T16">u</text:span><text:span text:style-name="T16">r</text:span><text:span text:style-name="T16">o</text:span><text:span text:style-name="T16">p</text:span><text:span text:style-name="T16">e</text:span><text:span text:style-name="T16">i</text:span><text:span text:style-name="T16">a</text:span><text:span text:style-name="T16">,</text:span><text:span text:style-name="T16"> </text:span><text:span text:style-name="T16">d</text:span><text:span text:style-name="T16">e</text:span><text:span text:style-name="T16"> </text:span><text:span text:style-name="T16">q</text:span><text:span text:style-name="T16">u</text:span><text:span text:style-name="T16">e</text:span><text:span text:style-name="T16"> </text:span><text:span text:style-name="T16">o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e</text:span><text:span text:style-name="T16">s</text:span><text:span text:style-name="T16">s</text:span><text:span text:style-name="T16">a</text:span><text:span text:style-name="T16">d</text:span><text:span text:style-name="T16">o</text:span><text:span text:style-name="T16"> </text:span><text:span text:style-name="T16">s</text:span><text:span text:style-name="T16">e</text:span><text:span text:style-name="T16">j</text:span><text:span text:style-name="T16">a</text:span><text:span text:style-name="T16"> </text:span><text:span text:style-name="T16">t</text:span><text:span text:style-name="T16">i</text:span><text:span text:style-name="T16">t</text:span><text:span text:style-name="T16">u</text:span><text:span text:style-name="T16">l</text:span><text:span text:style-name="T16">a</text:span><text:span text:style-name="T16">r</text:span><text:span text:style-name="T16">.</text:span></text:p>
          </draw:text-box>
        </draw:frame>
        <draw:frame draw:style-name="gr140" draw:text-style-name="P3" draw:layer="layout" svg:width="5.514cm" svg:height="0.306cm" svg:x="2.532cm" svg:y="10.382cm">
          <draw:text-box>
            <text:p text:style-name="P2"><text:span text:style-name="T16">5</text:span><text:span text:style-name="T16">.</text:span><text:span text:style-name="T16"> </text:span><text:span text:style-name="T16">D</text:span><text:span text:style-name="T16">a</text:span><text:span text:style-name="T16">t</text:span><text:span text:style-name="T16">a</text:span><text:span text:style-name="T16"> </text:span><text:span text:style-name="T16">e</text:span><text:span text:style-name="T16">m</text:span><text:span text:style-name="T16"> </text:span><text:span text:style-name="T16">q</text:span><text:span text:style-name="T16">u</text:span><text:span text:style-name="T16">e</text:span><text:span text:style-name="T16"> </text:span><text:span text:style-name="T16">o</text:span><text:span text:style-name="T16"> </text:span><text:span text:style-name="T16">d</text:span><text:span text:style-name="T16">o</text:span><text:span text:style-name="T16">c</text:span><text:span text:style-name="T16">u</text:span><text:span text:style-name="T16">m</text:span><text:span text:style-name="T16">e</text:span><text:span text:style-name="T16">n</text:span><text:span text:style-name="T16">t</text:span><text:span text:style-name="T16">o</text:span><text:span text:style-name="T16"> </text:span><text:span text:style-name="T16">d</text:span><text:span text:style-name="T16">e</text:span><text:span text:style-name="T16"> </text:span><text:span text:style-name="T16">i</text:span><text:span text:style-name="T16">d</text:span><text:span text:style-name="T16">e</text:span><text:span text:style-name="T16">n</text:span><text:span text:style-name="T16">t</text:span><text:span text:style-name="T16">i</text:span><text:span text:style-name="T16">f</text:span><text:span text:style-name="T16">i</text:span><text:span text:style-name="T16">c</text:span><text:span text:style-name="T16">a</text:span><text:span text:style-name="T16">ç</text:span><text:span text:style-name="T16">ã</text:span><text:span text:style-name="T16">o</text:span><text:span text:style-name="T16"> </text:span><text:span text:style-name="T16">f</text:span><text:span text:style-name="T16">o</text:span><text:span text:style-name="T16">i</text:span><text:span text:style-name="T16"> </text:span><text:span text:style-name="T16">e</text:span><text:span text:style-name="T16">m</text:span><text:span text:style-name="T16">i</text:span><text:span text:style-name="T16">t</text:span><text:span text:style-name="T16">i</text:span><text:span text:style-name="T16">d</text:span><text:span text:style-name="T16">o</text:span><text:span text:style-name="T16">.</text:span></text:p>
          </draw:text-box>
        </draw:frame>
        <draw:frame draw:style-name="gr103" draw:text-style-name="P3" draw:layer="layout" svg:width="5.323cm" svg:height="0.306cm" svg:x="2.532cm" svg:y="10.755cm">
          <draw:text-box>
            <text:p text:style-name="P2"><text:span text:style-name="T16">6</text:span><text:span text:style-name="T16">.</text:span><text:span text:style-name="T16"> </text:span><text:span text:style-name="T16">A</text:span><text:span text:style-name="T16">u</text:span><text:span text:style-name="T16">t</text:span><text:span text:style-name="T16">o</text:span><text:span text:style-name="T16">r</text:span><text:span text:style-name="T16">i</text:span><text:span text:style-name="T16">d</text:span><text:span text:style-name="T16">a</text:span><text:span text:style-name="T16">d</text:span><text:span text:style-name="T16">e</text:span><text:span text:style-name="T16"> </text:span><text:span text:style-name="T16">q</text:span><text:span text:style-name="T16">u</text:span><text:span text:style-name="T16">e</text:span><text:span text:style-name="T16"> </text:span><text:span text:style-name="T16">e</text:span><text:span text:style-name="T16">m</text:span><text:span text:style-name="T16">i</text:span><text:span text:style-name="T16">t</text:span><text:span text:style-name="T16">i</text:span><text:span text:style-name="T16">u</text:span><text:span text:style-name="T16"> </text:span><text:span text:style-name="T16">o</text:span><text:span text:style-name="T16"> </text:span><text:span text:style-name="T16">d</text:span><text:span text:style-name="T16">o</text:span><text:span text:style-name="T16">c</text:span><text:span text:style-name="T16">u</text:span><text:span text:style-name="T16">m</text:span><text:span text:style-name="T16">e</text:span><text:span text:style-name="T16">n</text:span><text:span text:style-name="T16">t</text:span><text:span text:style-name="T16">o</text:span><text:span text:style-name="T16"> </text:span><text:span text:style-name="T16">d</text:span><text:span text:style-name="T16">e</text:span><text:span text:style-name="T16"> </text:span><text:span text:style-name="T16">i</text:span><text:span text:style-name="T16">d</text:span><text:span text:style-name="T16">e</text:span><text:span text:style-name="T16">n</text:span><text:span text:style-name="T16">t</text:span><text:span text:style-name="T16">i</text:span><text:span text:style-name="T16">f</text:span><text:span text:style-name="T16">i</text:span><text:span text:style-name="T16">c</text:span><text:span text:style-name="T16">a</text:span><text:span text:style-name="T16">ç</text:span><text:span text:style-name="T16">ã</text:span><text:span text:style-name="T16">o</text:span><text:span text:style-name="T16">.</text:span></text:p>
          </draw:text-box>
        </draw:frame>
        <draw:frame draw:style-name="gr141" draw:text-style-name="P3" draw:layer="layout" svg:width="6.217cm" svg:height="0.306cm" svg:x="2.532cm" svg:y="11.127cm">
          <draw:text-box>
            <text:p text:style-name="P2"><text:span text:style-name="T16">7</text:span><text:span text:style-name="T16">.</text:span><text:span text:style-name="T16"> </text:span><text:span text:style-name="T16">I</text:span><text:span text:style-name="T16">n</text:span><text:span text:style-name="T16">d</text:span><text:span text:style-name="T16">i</text:span><text:span text:style-name="T16">c</text:span><text:span text:style-name="T16">a</text:span><text:span text:style-name="T16">ç</text:span><text:span text:style-name="T16">ã</text:span><text:span text:style-name="T16">o</text:span><text:span text:style-name="T16"> </text:span><text:span text:style-name="T16">d</text:span><text:span text:style-name="T16">o</text:span><text:span text:style-name="T16"> </text:span><text:span text:style-name="T16">e</text:span><text:span text:style-name="T16">-</text:span><text:span text:style-name="T16">m</text:span><text:span text:style-name="T16">a</text:span><text:span text:style-name="T16">i</text:span><text:span text:style-name="T16">l</text:span><text:span text:style-name="T16"> </text:span><text:span text:style-name="T16">e</text:span><text:span text:style-name="T16"> </text:span><text:span text:style-name="T16">d</text:span><text:span text:style-name="T16">o</text:span><text:span text:style-name="T16"> </text:span><text:span text:style-name="T16">t</text:span><text:span text:style-name="T16">e</text:span><text:span text:style-name="T16">l</text:span><text:span text:style-name="T16">e</text:span><text:span text:style-name="T16">f</text:span><text:span text:style-name="T16">o</text:span><text:span text:style-name="T16">n</text:span><text:span text:style-name="T16">e</text:span><text:span text:style-name="T16"> </text:span><text:span text:style-name="T16">d</text:span><text:span text:style-name="T16">e</text:span><text:span text:style-name="T16"> </text:span><text:span text:style-name="T16">c</text:span><text:span text:style-name="T16">o</text:span><text:span text:style-name="T16">n</text:span><text:span text:style-name="T16">t</text:span><text:span text:style-name="T16">a</text:span><text:span text:style-name="T16">c</text:span><text:span text:style-name="T16">t</text:span><text:span text:style-name="T16">o</text:span><text:span text:style-name="T16"> </text:span><text:span text:style-name="T16">d</text:span><text:span text:style-name="T16">o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e</text:span><text:span text:style-name="T16">s</text:span><text:span text:style-name="T16">s</text:span><text:span text:style-name="T16">a</text:span><text:span text:style-name="T16">d</text:span><text:span text:style-name="T16">o</text:span><text:span text:style-name="T16">.</text:span></text:p>
          </draw:text-box>
        </draw:frame>
        <draw:frame draw:style-name="gr142" draw:text-style-name="P3" draw:layer="layout" svg:width="7.529cm" svg:height="0.306cm" svg:x="2.532cm" svg:y="11.5cm">
          <draw:text-box>
            <text:p text:style-name="P2"><text:span text:style-name="T16">8</text:span><text:span text:style-name="T16">.</text:span><text:span text:style-name="T16"> </text:span><text:span text:style-name="T16">F</text:span><text:span text:style-name="T16">i</text:span><text:span text:style-name="T16">l</text:span><text:span text:style-name="T16">i</text:span><text:span text:style-name="T16">a</text:span><text:span text:style-name="T16">ç</text:span><text:span text:style-name="T16">ã</text:span><text:span text:style-name="T16">o</text:span><text:span text:style-name="T16">:</text:span><text:span text:style-name="T16"> </text:span><text:span text:style-name="T16">d</text:span><text:span text:style-name="T16">e</text:span><text:span text:style-name="T16">v</text:span><text:span text:style-name="T16">e</text:span><text:span text:style-name="T16"> </text:span><text:span text:style-name="T16">i</text:span><text:span text:style-name="T16">n</text:span><text:span text:style-name="T16">d</text:span><text:span text:style-name="T16">i</text:span><text:span text:style-name="T16">c</text:span><text:span text:style-name="T16">a</text:span><text:span text:style-name="T16">r</text:span><text:span text:style-name="T16">-</text:span><text:span text:style-name="T16">s</text:span><text:span text:style-name="T16">e</text:span><text:span text:style-name="T16"> </text:span><text:span text:style-name="T16">o</text:span><text:span text:style-name="T16"> </text:span><text:span text:style-name="T16">n</text:span><text:span text:style-name="T16">o</text:span><text:span text:style-name="T16">m</text:span><text:span text:style-name="T16">e</text:span><text:span text:style-name="T16"> </text:span><text:span text:style-name="T16">c</text:span><text:span text:style-name="T16">o</text:span><text:span text:style-name="T16">m</text:span><text:span text:style-name="T16">p</text:span><text:span text:style-name="T16">l</text:span><text:span text:style-name="T16">e</text:span><text:span text:style-name="T16">t</text:span><text:span text:style-name="T16">o</text:span><text:span text:style-name="T16"> </text:span><text:span text:style-name="T16">d</text:span><text:span text:style-name="T16">o</text:span><text:span text:style-name="T16"> </text:span><text:span text:style-name="T16">p</text:span><text:span text:style-name="T16">a</text:span><text:span text:style-name="T16">i</text:span><text:span text:style-name="T16"> </text:span><text:span text:style-name="T16">e</text:span><text:span text:style-name="T16"> </text:span><text:span text:style-name="T16">d</text:span><text:span text:style-name="T16">a</text:span><text:span text:style-name="T16"> </text:span><text:span text:style-name="T16">m</text:span><text:span text:style-name="T16">ã</text:span><text:span text:style-name="T16">e</text:span><text:span text:style-name="T16"> </text:span><text:span text:style-name="T16">d</text:span><text:span text:style-name="T16">o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e</text:span><text:span text:style-name="T16">s</text:span><text:span text:style-name="T16">s</text:span><text:span text:style-name="T16">a</text:span><text:span text:style-name="T16">d</text:span><text:span text:style-name="T16">o</text:span><text:span text:style-name="T16">.</text:span></text:p>
          </draw:text-box>
        </draw:frame>
        <draw:frame draw:style-name="gr143" draw:text-style-name="P3" draw:layer="layout" svg:width="11.97cm" svg:height="0.306cm" svg:x="2.532cm" svg:y="6.969cm">
          <draw:text-box>
            <text:p text:style-name="P2"><text:span text:style-name="T18">►</text:span><text:span text:style-name="T18"> </text:span><text:span text:style-name="T18">E</text:span><text:span text:style-name="T18">s</text:span><text:span text:style-name="T18">t</text:span><text:span text:style-name="T18">e</text:span><text:span text:style-name="T18"> </text:span><text:span text:style-name="T18">i</text:span><text:span text:style-name="T18">m</text:span><text:span text:style-name="T18">p</text:span><text:span text:style-name="T18">r</text:span><text:span text:style-name="T18">e</text:span><text:span text:style-name="T18">s</text:span><text:span text:style-name="T18">s</text:span><text:span text:style-name="T18">o</text:span><text:span text:style-name="T18"> </text:span><text:span text:style-name="T18">e</text:span><text:span text:style-name="T18">s</text:span><text:span text:style-name="T18">t</text:span><text:span text:style-name="T18">á</text:span><text:span text:style-name="T18"> </text:span><text:span text:style-name="T18">d</text:span><text:span text:style-name="T18">i</text:span><text:span text:style-name="T18">s</text:span><text:span text:style-name="T18">p</text:span><text:span text:style-name="T18">o</text:span><text:span text:style-name="T18">n</text:span><text:span text:style-name="T18">í</text:span><text:span text:style-name="T18">v</text:span><text:span text:style-name="T18">e</text:span><text:span text:style-name="T18">l</text:span><text:span text:style-name="T18"> </text:span><text:span text:style-name="T18">n</text:span><text:span text:style-name="T18">o</text:span><text:span text:style-name="T18"> </text:span><text:span text:style-name="T18">s</text:span><text:span text:style-name="T18">í</text:span><text:span text:style-name="T18">t</text:span><text:span text:style-name="T18">i</text:span><text:span text:style-name="T18">o</text:span><text:span text:style-name="T18">:</text:span><text:span text:style-name="T18"> </text:span><text:span text:style-name="T18">h</text:span><text:span text:style-name="T18">t</text:span><text:span text:style-name="T18">t</text:span><text:span text:style-name="T18">p</text:span><text:span text:style-name="T18">:</text:span><text:span text:style-name="T18">/</text:span><text:span text:style-name="T18">/</text:span><text:span text:style-name="T18">w</text:span><text:span text:style-name="T18">w</text:span><text:span text:style-name="T18">w</text:span><text:span text:style-name="T18">.</text:span><text:span text:style-name="T18">i</text:span><text:span text:style-name="T18">r</text:span><text:span text:style-name="T18">n</text:span><text:span text:style-name="T18">.</text:span><text:span text:style-name="T18">m</text:span><text:span text:style-name="T18">j</text:span><text:span text:style-name="T18">.</text:span><text:span text:style-name="T18">p</text:span><text:span text:style-name="T18">t</text:span><text:span text:style-name="T18"> </text:span><text:span text:style-name="T18">o</text:span><text:span text:style-name="T18">n</text:span><text:span text:style-name="T18">d</text:span><text:span text:style-name="T18">e</text:span><text:span text:style-name="T18"> </text:span><text:span text:style-name="T18">p</text:span><text:span text:style-name="T18">o</text:span><text:span text:style-name="T18">d</text:span><text:span text:style-name="T18">e</text:span><text:span text:style-name="T18"> </text:span><text:span text:style-name="T18">o</text:span><text:span text:style-name="T18">b</text:span><text:span text:style-name="T18">t</text:span><text:span text:style-name="T18">e</text:span><text:span text:style-name="T18">r</text:span><text:span text:style-name="T18"> </text:span><text:span text:style-name="T18">o</text:span><text:span text:style-name="T18">u</text:span><text:span text:style-name="T18">t</text:span><text:span text:style-name="T18">r</text:span><text:span text:style-name="T18">o</text:span><text:span text:style-name="T18">s</text:span><text:span text:style-name="T18"> </text:span><text:span text:style-name="T18">e</text:span><text:span text:style-name="T18">s</text:span><text:span text:style-name="T18">c</text:span><text:span text:style-name="T18">l</text:span><text:span text:style-name="T18">a</text:span><text:span text:style-name="T18">r</text:span><text:span text:style-name="T18">e</text:span><text:span text:style-name="T18">c</text:span><text:span text:style-name="T18">i</text:span><text:span text:style-name="T18">m</text:span><text:span text:style-name="T18">e</text:span><text:span text:style-name="T18">n</text:span><text:span text:style-name="T18">t</text:span><text:span text:style-name="T18">o</text:span><text:span text:style-name="T18">s</text:span><text:span text:style-name="T18"> </text:span><text:span text:style-name="T18">a</text:span><text:span text:style-name="T18">d</text:span><text:span text:style-name="T18">i</text:span><text:span text:style-name="T18">c</text:span><text:span text:style-name="T18">i</text:span><text:span text:style-name="T18">o</text:span><text:span text:style-name="T18">n</text:span><text:span text:style-name="T18">a</text:span><text:span text:style-name="T18">i</text:span><text:span text:style-name="T18">s</text:span><text:span text:style-name="T18">.</text:span></text:p>
          </draw:text-box>
        </draw:frame>
        <draw:frame draw:style-name="gr99" draw:text-style-name="P3" draw:layer="layout" svg:width="0.967cm" svg:height="0.306cm" svg:x="2.532cm" svg:y="7.477cm">
          <draw:text-box>
            <text:p text:style-name="P2"><text:span text:style-name="T15">Q</text:span><text:span text:style-name="T15">u</text:span><text:span text:style-name="T15">a</text:span><text:span text:style-name="T15">d</text:span><text:span text:style-name="T15">r</text:span><text:span text:style-name="T15">o</text:span><text:span text:style-name="T15"> </text:span><text:span text:style-name="T15">1</text:span></text:p>
          </draw:text-box>
        </draw:frame>
        <draw:frame draw:style-name="gr144" draw:text-style-name="P3" draw:layer="layout" svg:width="15.737cm" svg:height="0.306cm" svg:x="2.532cm" svg:y="8.158cm">
          <draw:text-box>
            <text:p text:style-name="P2"><text:span text:style-name="T16">1</text:span><text:span text:style-name="T16">.</text:span><text:span text:style-name="T16"> </text:span><text:span text:style-name="T16">O</text:span><text:span text:style-name="T16"> </text:span><text:span text:style-name="T16">n</text:span><text:span text:style-name="T16">o</text:span><text:span text:style-name="T16">m</text:span><text:span text:style-name="T16">e</text:span><text:span text:style-name="T16"> </text:span><text:span text:style-name="T16">d</text:span><text:span text:style-name="T16">e</text:span><text:span text:style-name="T16">v</text:span><text:span text:style-name="T16">e</text:span><text:span text:style-name="T16"> </text:span><text:span text:style-name="T16">s</text:span><text:span text:style-name="T16">e</text:span><text:span text:style-name="T16">r</text:span><text:span text:style-name="T16"> </text:span><text:span text:style-name="T16">a</text:span><text:span text:style-name="T16">q</text:span><text:span text:style-name="T16">u</text:span><text:span text:style-name="T16">e</text:span><text:span text:style-name="T16">l</text:span><text:span text:style-name="T16">e</text:span><text:span text:style-name="T16"> </text:span><text:span text:style-name="T16">q</text:span><text:span text:style-name="T16">u</text:span><text:span text:style-name="T16">e</text:span><text:span text:style-name="T16"> </text:span><text:span text:style-name="T16">u</text:span><text:span text:style-name="T16">s</text:span><text:span text:style-name="T16">a</text:span><text:span text:style-name="T16"> </text:span><text:span text:style-name="T16">d</text:span><text:span text:style-name="T16">e</text:span><text:span text:style-name="T16"> </text:span><text:span text:style-name="T16">a</text:span><text:span text:style-name="T16">c</text:span><text:span text:style-name="T16">o</text:span><text:span text:style-name="T16">r</text:span><text:span text:style-name="T16">d</text:span><text:span text:style-name="T16">o</text:span><text:span text:style-name="T16"> </text:span><text:span text:style-name="T16">c</text:span><text:span text:style-name="T16">o</text:span><text:span text:style-name="T16">m</text:span><text:span text:style-name="T16"> </text:span><text:span text:style-name="T16">o</text:span><text:span text:style-name="T16"> </text:span><text:span text:style-name="T16">d</text:span><text:span text:style-name="T16">o</text:span><text:span text:style-name="T16">c</text:span><text:span text:style-name="T16">u</text:span><text:span text:style-name="T16">m</text:span><text:span text:style-name="T16">e</text:span><text:span text:style-name="T16">n</text:span><text:span text:style-name="T16">t</text:span><text:span text:style-name="T16">o</text:span><text:span text:style-name="T16"> </text:span><text:span text:style-name="T16">d</text:span><text:span text:style-name="T16">e</text:span><text:span text:style-name="T16"> </text:span><text:span text:style-name="T16">i</text:span><text:span text:style-name="T16">d</text:span><text:span text:style-name="T16">e</text:span><text:span text:style-name="T16">n</text:span><text:span text:style-name="T16">t</text:span><text:span text:style-name="T16">i</text:span><text:span text:style-name="T16">f</text:span><text:span text:style-name="T16">i</text:span><text:span text:style-name="T16">c</text:span><text:span text:style-name="T16">a</text:span><text:span text:style-name="T16">ç</text:span><text:span text:style-name="T16">ã</text:span><text:span text:style-name="T16">o</text:span><text:span text:style-name="T16"> </text:span><text:span text:style-name="T16">o</text:span><text:span text:style-name="T16">u</text:span><text:span text:style-name="T16"> </text:span><text:span text:style-name="T16">o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 </text:span><text:span text:style-name="T16">d</text:span><text:span text:style-name="T16">e</text:span><text:span text:style-name="T16"> </text:span><text:span text:style-name="T16">n</text:span><text:span text:style-name="T16">a</text:span><text:span text:style-name="T16">s</text:span><text:span text:style-name="T16">c</text:span><text:span text:style-name="T16">i</text:span><text:span text:style-name="T16">m</text:span><text:span text:style-name="T16">e</text:span><text:span text:style-name="T16">n</text:span><text:span text:style-name="T16">t</text:span><text:span text:style-name="T16">o</text:span><text:span text:style-name="T16"> </text:span><text:span text:style-name="T16">e</text:span><text:span text:style-name="T16">s</text:span><text:span text:style-name="T16">t</text:span><text:span text:style-name="T16">r</text:span><text:span text:style-name="T16">a</text:span><text:span text:style-name="T16">n</text:span><text:span text:style-name="T16">g</text:span><text:span text:style-name="T16">e</text:span><text:span text:style-name="T16">i</text:span><text:span text:style-name="T16">r</text:span><text:span text:style-name="T16">o</text:span><text:span text:style-name="T16">,</text:span><text:span text:style-name="T16"> </text:span><text:span text:style-name="T16">d</text:span><text:span text:style-name="T16">e</text:span><text:span text:style-name="T16">v</text:span><text:span text:style-name="T16">e</text:span><text:span text:style-name="T16">n</text:span><text:span text:style-name="T16">d</text:span><text:span text:style-name="T16">o</text:span><text:span text:style-name="T16"> </text:span><text:span text:style-name="T16">d</text:span><text:span text:style-name="T16">i</text:span><text:span text:style-name="T16">s</text:span><text:span text:style-name="T16">t</text:span><text:span text:style-name="T16">i</text:span><text:span text:style-name="T16">n</text:span><text:span text:style-name="T16">g</text:span><text:span text:style-name="T16">u</text:span><text:span text:style-name="T16">i</text:span><text:span text:style-name="T16">r</text:span><text:span text:style-name="T16"> </text:span><text:span text:style-name="T16">e</text:span><text:span text:style-name="T16">n</text:span><text:span text:style-name="T16">t</text:span><text:span text:style-name="T16">r</text:span><text:span text:style-name="T16">e</text:span><text:span text:style-name="T16"> </text:span><text:span text:style-name="T16">n</text:span><text:span text:style-name="T16">o</text:span><text:span text:style-name="T16">m</text:span><text:span text:style-name="T16">e</text:span><text:span text:style-name="T16"> </text:span><text:span text:style-name="T16">p</text:span><text:span text:style-name="T16">r</text:span><text:span text:style-name="T16">ó</text:span><text:span text:style-name="T16">p</text:span><text:span text:style-name="T16">r</text:span><text:span text:style-name="T16">i</text:span><text:span text:style-name="T16">o</text:span><text:span text:style-name="T16"> </text:span><text:span text:style-name="T16">e</text:span></text:p>
          </draw:text-box>
        </draw:frame>
        <draw:frame draw:style-name="gr145" draw:text-style-name="P3" draw:layer="layout" svg:width="0.878cm" svg:height="0.306cm" svg:x="2.532cm" svg:y="8.501cm">
          <draw:text-box>
            <text:p text:style-name="P2"><text:span text:style-name="T16">a</text:span><text:span text:style-name="T16">p</text:span><text:span text:style-name="T16">e</text:span><text:span text:style-name="T16">l</text:span><text:span text:style-name="T16">i</text:span><text:span text:style-name="T16">d</text:span><text:span text:style-name="T16">o</text:span><text:span text:style-name="T16">s</text:span><text:span text:style-name="T16">.</text:span></text:p>
          </draw:text-box>
        </draw:frame>
        <draw:frame draw:style-name="gr146" draw:text-style-name="P3" draw:layer="layout" svg:width="3.609cm" svg:height="0.306cm" svg:x="2.532cm" svg:y="8.892cm">
          <draw:text-box>
            <text:p text:style-name="P2"><text:span text:style-name="T16">2</text:span><text:span text:style-name="T16">.</text:span><text:span text:style-name="T16"> </text:span><text:span text:style-name="T16">S</text:span><text:span text:style-name="T16">e</text:span><text:span text:style-name="T16">x</text:span><text:span text:style-name="T16">o</text:span><text:span text:style-name="T16">:</text:span><text:span text:style-name="T16"> </text:span><text:span text:style-name="T16">F</text:span><text:span text:style-name="T16"> </text:span><text:span text:style-name="T16">-</text:span><text:span text:style-name="T16"> </text:span><text:span text:style-name="T16">f</text:span><text:span text:style-name="T16">e</text:span><text:span text:style-name="T16">m</text:span><text:span text:style-name="T16">i</text:span><text:span text:style-name="T16">n</text:span><text:span text:style-name="T16">i</text:span><text:span text:style-name="T16">n</text:span><text:span text:style-name="T16">o</text:span><text:span text:style-name="T16"> </text:span><text:span text:style-name="T16">;</text:span><text:span text:style-name="T16"> </text:span><text:span text:style-name="T16">M</text:span><text:span text:style-name="T16"> </text:span><text:span text:style-name="T16">-</text:span><text:span text:style-name="T16"> </text:span><text:span text:style-name="T16">m</text:span><text:span text:style-name="T16">a</text:span><text:span text:style-name="T16">s</text:span><text:span text:style-name="T16">c</text:span><text:span text:style-name="T16">u</text:span><text:span text:style-name="T16">l</text:span><text:span text:style-name="T16">i</text:span><text:span text:style-name="T16">n</text:span><text:span text:style-name="T16">o</text:span><text:span text:style-name="T16">.</text:span></text:p>
          </draw:text-box>
        </draw:frame>
        <draw:frame draw:style-name="gr7" draw:text-style-name="P3" draw:layer="layout" svg:width="0.266cm" svg:height="0.297cm" svg:x="2.537cm" svg:y="3.591cm">
          <draw:text-box>
            <text:p text:style-name="P2"><text:span text:style-name="T1">►</text:span></text:p>
          </draw:text-box>
        </draw:frame>
        <draw:frame draw:style-name="gr147" draw:text-style-name="P3" draw:layer="layout" svg:width="5.814cm" svg:height="0.306cm" svg:x="2.88cm" svg:y="3.582cm">
          <draw:text-box>
            <text:p text:style-name="P2"><text:span text:style-name="T15">O</text:span><text:span text:style-name="T15"> </text:span><text:span text:style-name="T15">i</text:span><text:span text:style-name="T15">m</text:span><text:span text:style-name="T15">p</text:span><text:span text:style-name="T15">r</text:span><text:span text:style-name="T15">e</text:span><text:span text:style-name="T15">s</text:span><text:span text:style-name="T15">s</text:span><text:span text:style-name="T15">o</text:span><text:span text:style-name="T15"> </text:span><text:span text:style-name="T15">d</text:span><text:span text:style-name="T15">e</text:span><text:span text:style-name="T15">v</text:span><text:span text:style-name="T15">e</text:span><text:span text:style-name="T15"> </text:span><text:span text:style-name="T15">s</text:span><text:span text:style-name="T15">e</text:span><text:span text:style-name="T15">r</text:span><text:span text:style-name="T15"> </text:span><text:span text:style-name="T15">p</text:span><text:span text:style-name="T15">r</text:span><text:span text:style-name="T15">e</text:span><text:span text:style-name="T15">e</text:span><text:span text:style-name="T15">n</text:span><text:span text:style-name="T15">c</text:span><text:span text:style-name="T15">h</text:span><text:span text:style-name="T15">i</text:span><text:span text:style-name="T15">d</text:span><text:span text:style-name="T15">o</text:span><text:span text:style-name="T15"> </text:span><text:span text:style-name="T15">e</text:span><text:span text:style-name="T15">m</text:span><text:span text:style-name="T15"> </text:span><text:span text:style-name="T15">l</text:span><text:span text:style-name="T15">í</text:span><text:span text:style-name="T15">n</text:span><text:span text:style-name="T15">g</text:span><text:span text:style-name="T15">u</text:span><text:span text:style-name="T15">a</text:span><text:span text:style-name="T15"> </text:span><text:span text:style-name="T15">p</text:span><text:span text:style-name="T15">o</text:span><text:span text:style-name="T15">r</text:span><text:span text:style-name="T15">t</text:span><text:span text:style-name="T15">u</text:span><text:span text:style-name="T15">g</text:span><text:span text:style-name="T15">u</text:span><text:span text:style-name="T15">e</text:span><text:span text:style-name="T15">s</text:span><text:span text:style-name="T15">a</text:span><text:span text:style-name="T15">,</text:span></text:p>
          </draw:text-box>
        </draw:frame>
        <draw:frame draw:style-name="gr148" draw:text-style-name="P3" draw:layer="layout" svg:width="2.703cm" svg:height="0.306cm" svg:x="8.921cm" svg:y="3.582cm">
          <draw:text-box>
            <text:p text:style-name="P2"><text:span text:style-name="T15">s</text:span><text:span text:style-name="T15">e</text:span><text:span text:style-name="T15">m</text:span><text:span text:style-name="T15"> </text:span><text:span text:style-name="T15">e</text:span><text:span text:style-name="T15">m</text:span><text:span text:style-name="T15">e</text:span><text:span text:style-name="T15">n</text:span><text:span text:style-name="T15">d</text:span><text:span text:style-name="T15">a</text:span><text:span text:style-name="T15">s</text:span><text:span text:style-name="T15"> </text:span><text:span text:style-name="T15">o</text:span><text:span text:style-name="T15">u</text:span><text:span text:style-name="T15"> </text:span><text:span text:style-name="T15">r</text:span><text:span text:style-name="T15">a</text:span><text:span text:style-name="T15">s</text:span><text:span text:style-name="T15">u</text:span><text:span text:style-name="T15">r</text:span><text:span text:style-name="T15">a</text:span><text:span text:style-name="T15">s</text:span><text:span text:style-name="T15">,</text:span></text:p>
          </draw:text-box>
        </draw:frame>
        <draw:frame draw:style-name="gr149" draw:text-style-name="P3" draw:layer="layout" svg:width="6.513cm" svg:height="0.306cm" svg:x="11.767cm" svg:y="3.582cm">
          <draw:text-box>
            <text:p text:style-name="P2"><text:span text:style-name="T15">c</text:span><text:span text:style-name="T15">o</text:span><text:span text:style-name="T15">m</text:span><text:span text:style-name="T15"> </text:span><text:span text:style-name="T15">l</text:span><text:span text:style-name="T15">e</text:span><text:span text:style-name="T15">t</text:span><text:span text:style-name="T15">r</text:span><text:span text:style-name="T15">a</text:span><text:span text:style-name="T15">s</text:span><text:span text:style-name="T15"> </text:span><text:span text:style-name="T15">m</text:span><text:span text:style-name="T15">a</text:span><text:span text:style-name="T15">i</text:span><text:span text:style-name="T15">ú</text:span><text:span text:style-name="T15">s</text:span><text:span text:style-name="T15">c</text:span><text:span text:style-name="T15">u</text:span><text:span text:style-name="T15">l</text:span><text:span text:style-name="T15">a</text:span><text:span text:style-name="T15">s</text:span><text:span text:style-name="T15"> </text:span><text:span text:style-name="T15">d</text:span><text:span text:style-name="T15">e</text:span><text:span text:style-name="T15"> </text:span><text:span text:style-name="T15">i</text:span><text:span text:style-name="T15">m</text:span><text:span text:style-name="T15">p</text:span><text:span text:style-name="T15">r</text:span><text:span text:style-name="T15">e</text:span><text:span text:style-name="T15">n</text:span><text:span text:style-name="T15">s</text:span><text:span text:style-name="T15">a</text:span><text:span text:style-name="T15"> </text:span><text:span text:style-name="T15">e</text:span><text:span text:style-name="T15"> </text:span><text:span text:style-name="T15">e</text:span><text:span text:style-name="T15">s</text:span><text:span text:style-name="T15">c</text:span><text:span text:style-name="T15">r</text:span><text:span text:style-name="T15">e</text:span><text:span text:style-name="T15">v</text:span><text:span text:style-name="T15">e</text:span><text:span text:style-name="T15">n</text:span><text:span text:style-name="T15">d</text:span><text:span text:style-name="T15">o</text:span><text:span text:style-name="T15"> </text:span><text:span text:style-name="T15">a</text:span><text:span text:style-name="T15">p</text:span><text:span text:style-name="T15">e</text:span><text:span text:style-name="T15">n</text:span><text:span text:style-name="T15">a</text:span><text:span text:style-name="T15">s</text:span><text:span text:style-name="T15"> </text:span><text:span text:style-name="T15">u</text:span><text:span text:style-name="T15">m</text:span><text:span text:style-name="T15">a</text:span></text:p>
          </draw:text-box>
        </draw:frame>
        <draw:frame draw:style-name="gr150" draw:text-style-name="P3" draw:layer="layout" svg:width="7.165cm" svg:height="0.306cm" svg:x="2.537cm" svg:y="3.934cm">
          <draw:text-box>
            <text:p text:style-name="P2"><text:span text:style-name="T15">l</text:span><text:span text:style-name="T15">e</text:span><text:span text:style-name="T15">t</text:span><text:span text:style-name="T15">r</text:span><text:span text:style-name="T15">a</text:span><text:span text:style-name="T15"> </text:span><text:span text:style-name="T15">e</text:span><text:span text:style-name="T15">m</text:span><text:span text:style-name="T15"> </text:span><text:span text:style-name="T15">c</text:span><text:span text:style-name="T15">a</text:span><text:span text:style-name="T15">d</text:span><text:span text:style-name="T15">a</text:span><text:span text:style-name="T15"> </text:span><text:span text:style-name="T15">r</text:span><text:span text:style-name="T15">e</text:span><text:span text:style-name="T15">t</text:span><text:span text:style-name="T15">â</text:span><text:span text:style-name="T15">n</text:span><text:span text:style-name="T15">g</text:span><text:span text:style-name="T15">u</text:span><text:span text:style-name="T15">l</text:span><text:span text:style-name="T15">o</text:span><text:span text:style-name="T15">,</text:span><text:span text:style-name="T15"> </text:span><text:span text:style-name="T15">d</text:span><text:span text:style-name="T15">e</text:span><text:span text:style-name="T15">i</text:span><text:span text:style-name="T15">x</text:span><text:span text:style-name="T15">a</text:span><text:span text:style-name="T15">n</text:span><text:span text:style-name="T15">d</text:span><text:span text:style-name="T15">o</text:span><text:span text:style-name="T15"> </text:span><text:span text:style-name="T15">u</text:span><text:span text:style-name="T15">m</text:span><text:span text:style-name="T15"> </text:span><text:span text:style-name="T15">e</text:span><text:span text:style-name="T15">m</text:span><text:span text:style-name="T15"> </text:span><text:span text:style-name="T15">b</text:span><text:span text:style-name="T15">r</text:span><text:span text:style-name="T15">a</text:span><text:span text:style-name="T15">n</text:span><text:span text:style-name="T15">c</text:span><text:span text:style-name="T15">o</text:span><text:span text:style-name="T15"> </text:span><text:span text:style-name="T15">e</text:span><text:span text:style-name="T15">n</text:span><text:span text:style-name="T15">t</text:span><text:span text:style-name="T15">r</text:span><text:span text:style-name="T15">e</text:span><text:span text:style-name="T15"> </text:span><text:span text:style-name="T15">c</text:span><text:span text:style-name="T15">a</text:span><text:span text:style-name="T15">d</text:span><text:span text:style-name="T15">a</text:span><text:span text:style-name="T15"> </text:span><text:span text:style-name="T15">p</text:span><text:span text:style-name="T15">a</text:span><text:span text:style-name="T15">l</text:span><text:span text:style-name="T15">a</text:span><text:span text:style-name="T15">v</text:span><text:span text:style-name="T15">r</text:span><text:span text:style-name="T15">a</text:span><text:span text:style-name="T15">.</text:span></text:p>
          </draw:text-box>
        </draw:frame>
        <draw:frame draw:style-name="gr151" draw:text-style-name="P3" draw:layer="layout" svg:width="15.8cm" svg:height="0.306cm" svg:x="2.532cm" svg:y="4.332cm">
          <draw:text-box>
            <text:p text:style-name="P2"><text:span text:style-name="T18">►</text:span><text:span text:style-name="T15"> </text:span><text:span text:style-name="T15">O</text:span><text:span text:style-name="T15"> </text:span><text:span text:style-name="T15">p</text:span><text:span text:style-name="T15">r</text:span><text:span text:style-name="T15">e</text:span><text:span text:style-name="T15">s</text:span><text:span text:style-name="T15">e</text:span><text:span text:style-name="T15">n</text:span><text:span text:style-name="T15">t</text:span><text:span text:style-name="T15">e</text:span><text:span text:style-name="T15"> </text:span><text:span text:style-name="T15">m</text:span><text:span text:style-name="T15">o</text:span><text:span text:style-name="T15">d</text:span><text:span text:style-name="T15">e</text:span><text:span text:style-name="T15">l</text:span><text:span text:style-name="T15">o</text:span><text:span text:style-name="T15"> </text:span><text:span text:style-name="T15">é</text:span><text:span text:style-name="T15"> </text:span><text:span text:style-name="T15">c</text:span><text:span text:style-name="T15">o</text:span><text:span text:style-name="T15">n</text:span><text:span text:style-name="T15">s</text:span><text:span text:style-name="T15">t</text:span><text:span text:style-name="T15">i</text:span><text:span text:style-name="T15">t</text:span><text:span text:style-name="T15">u</text:span><text:span text:style-name="T15">í</text:span><text:span text:style-name="T15">d</text:span><text:span text:style-name="T15">o</text:span><text:span text:style-name="T15"> </text:span><text:span text:style-name="T15">p</text:span><text:span text:style-name="T15">o</text:span><text:span text:style-name="T15">r</text:span><text:span text:style-name="T15"> </text:span><text:span text:style-name="T15">d</text:span><text:span text:style-name="T15">u</text:span><text:span text:style-name="T15">a</text:span><text:span text:style-name="T15">s</text:span><text:span text:style-name="T15"> </text:span><text:span text:style-name="T15">p</text:span><text:span text:style-name="T15">á</text:span><text:span text:style-name="T15">g</text:span><text:span text:style-name="T15">i</text:span><text:span text:style-name="T15">n</text:span><text:span text:style-name="T15">a</text:span><text:span text:style-name="T15">s</text:span><text:span text:style-name="T15"> </text:span><text:span text:style-name="T15">q</text:span><text:span text:style-name="T15">u</text:span><text:span text:style-name="T15">e</text:span><text:span text:style-name="T15"> </text:span><text:span text:style-name="T15">d</text:span><text:span text:style-name="T15">e</text:span><text:span text:style-name="T15">v</text:span><text:span text:style-name="T15">e</text:span><text:span text:style-name="T15">m</text:span><text:span text:style-name="T15"> </text:span><text:span text:style-name="T15">s</text:span><text:span text:style-name="T15">e</text:span><text:span text:style-name="T15">r</text:span><text:span text:style-name="T15"> </text:span><text:span text:style-name="T15">i</text:span><text:span text:style-name="T15">m</text:span><text:span text:style-name="T15">p</text:span><text:span text:style-name="T15">r</text:span><text:span text:style-name="T15">e</text:span><text:span text:style-name="T15">s</text:span><text:span text:style-name="T15">s</text:span><text:span text:style-name="T15">a</text:span><text:span text:style-name="T15">s</text:span><text:span text:style-name="T15"> </text:span><text:span text:style-name="T15">n</text:span><text:span text:style-name="T15">u</text:span><text:span text:style-name="T15">m</text:span><text:span text:style-name="T15">a</text:span><text:span text:style-name="T15"> </text:span><text:span text:style-name="T15">ú</text:span><text:span text:style-name="T15">n</text:span><text:span text:style-name="T15">i</text:span><text:span text:style-name="T15">c</text:span><text:span text:style-name="T15">a</text:span><text:span text:style-name="T15"> </text:span><text:span text:style-name="T15">f</text:span><text:span text:style-name="T15">o</text:span><text:span text:style-name="T15">l</text:span><text:span text:style-name="T15">h</text:span><text:span text:style-name="T15">a</text:span><text:span text:style-name="T15"> </text:span><text:span text:style-name="T15">(</text:span><text:span text:style-name="T15">f</text:span><text:span text:style-name="T15">r</text:span><text:span text:style-name="T15">e</text:span><text:span text:style-name="T15">n</text:span><text:span text:style-name="T15">t</text:span><text:span text:style-name="T15">e</text:span><text:span text:style-name="T15"> </text:span><text:span text:style-name="T15">e</text:span><text:span text:style-name="T15"> </text:span><text:span text:style-name="T15">v</text:span><text:span text:style-name="T15">e</text:span><text:span text:style-name="T15">r</text:span><text:span text:style-name="T15">s</text:span><text:span text:style-name="T15">o</text:span><text:span text:style-name="T15">)</text:span><text:span text:style-name="T15"> </text:span><text:span text:style-name="T15">p</text:span><text:span text:style-name="T15">a</text:span><text:span text:style-name="T15">r</text:span><text:span text:style-name="T15">a</text:span><text:span text:style-name="T15"> </text:span><text:span text:style-name="T15">s</text:span><text:span text:style-name="T15">a</text:span><text:span text:style-name="T15">l</text:span><text:span text:style-name="T15">v</text:span><text:span text:style-name="T15">a</text:span><text:span text:style-name="T15">g</text:span><text:span text:style-name="T15">u</text:span><text:span text:style-name="T15">a</text:span><text:span text:style-name="T15">r</text:span><text:span text:style-name="T15">d</text:span><text:span text:style-name="T15">a</text:span><text:span text:style-name="T15"> </text:span><text:span text:style-name="T15">d</text:span><text:span text:style-name="T15">a</text:span><text:span text:style-name="T15"> </text:span><text:span text:style-name="T15">i</text:span><text:span text:style-name="T15">d</text:span><text:span text:style-name="T15">e</text:span><text:span text:style-name="T15">n</text:span><text:span text:style-name="T15">t</text:span><text:span text:style-name="T15">i</text:span><text:span text:style-name="T15">f</text:span><text:span text:style-name="T15">i</text:span><text:span text:style-name="T15">c</text:span><text:span text:style-name="T15">a</text:span><text:span text:style-name="T15">ç</text:span><text:span text:style-name="T15">ã</text:span><text:span text:style-name="T15">o</text:span><text:span text:style-name="T15"> </text:span><text:span text:style-name="T15">o</text:span><text:span text:style-name="T15">u</text:span></text:p>
          </draw:text-box>
        </draw:frame>
        <draw:frame draw:style-name="gr152" draw:text-style-name="P3" draw:layer="layout" svg:width="3.571cm" svg:height="0.306cm" svg:x="2.532cm" svg:y="4.674cm">
          <draw:text-box>
            <text:p text:style-name="P2"><text:span text:style-name="T15">d</text:span><text:span text:style-name="T15">o</text:span><text:span text:style-name="T15"> </text:span><text:span text:style-name="T15">r</text:span><text:span text:style-name="T15">e</text:span><text:span text:style-name="T15">c</text:span><text:span text:style-name="T15">o</text:span><text:span text:style-name="T15">n</text:span><text:span text:style-name="T15">h</text:span><text:span text:style-name="T15">e</text:span><text:span text:style-name="T15">c</text:span><text:span text:style-name="T15">i</text:span><text:span text:style-name="T15">m</text:span><text:span text:style-name="T15">e</text:span><text:span text:style-name="T15">n</text:span><text:span text:style-name="T15">t</text:span><text:span text:style-name="T15">o</text:span><text:span text:style-name="T15"> </text:span><text:span text:style-name="T15">d</text:span><text:span text:style-name="T15">a</text:span><text:span text:style-name="T15"> </text:span><text:span text:style-name="T15">a</text:span><text:span text:style-name="T15">s</text:span><text:span text:style-name="T15">s</text:span><text:span text:style-name="T15">i</text:span><text:span text:style-name="T15">n</text:span><text:span text:style-name="T15">a</text:span><text:span text:style-name="T15">t</text:span><text:span text:style-name="T15">u</text:span><text:span text:style-name="T15">r</text:span><text:span text:style-name="T15">a</text:span><text:span text:style-name="T15">.</text:span></text:p>
          </draw:text-box>
        </draw:frame>
        <draw:frame draw:style-name="gr144" draw:text-style-name="P3" draw:layer="layout" svg:width="15.737cm" svg:height="0.306cm" svg:x="2.532cm" svg:y="5.098cm">
          <draw:text-box>
            <text:p text:style-name="P2"><text:span text:style-name="T18">►</text:span><text:span text:style-name="T15"> </text:span><text:span text:style-name="T15">O</text:span><text:span text:style-name="T15"> </text:span><text:span text:style-name="T15">i</text:span><text:span text:style-name="T15">m</text:span><text:span text:style-name="T15">p</text:span><text:span text:style-name="T15">r</text:span><text:span text:style-name="T15">e</text:span><text:span text:style-name="T15">s</text:span><text:span text:style-name="T15">s</text:span><text:span text:style-name="T15">o</text:span><text:span text:style-name="T15"> </text:span><text:span text:style-name="T15">d</text:span><text:span text:style-name="T15">e</text:span><text:span text:style-name="T15">v</text:span><text:span text:style-name="T15">e</text:span><text:span text:style-name="T15"> </text:span><text:span text:style-name="T15">s</text:span><text:span text:style-name="T15">e</text:span><text:span text:style-name="T15">r</text:span><text:span text:style-name="T15"> </text:span><text:span text:style-name="T15">a</text:span><text:span text:style-name="T15">s</text:span><text:span text:style-name="T15">s</text:span><text:span text:style-name="T15">i</text:span><text:span text:style-name="T15">n</text:span><text:span text:style-name="T15">a</text:span><text:span text:style-name="T15">d</text:span><text:span text:style-name="T15">o</text:span><text:span text:style-name="T15"> </text:span><text:span text:style-name="T15">p</text:span><text:span text:style-name="T15">e</text:span><text:span text:style-name="T15">l</text:span><text:span text:style-name="T15">o</text:span><text:span text:style-name="T15"> </text:span><text:span text:style-name="T15">i</text:span><text:span text:style-name="T15">n</text:span><text:span text:style-name="T15">t</text:span><text:span text:style-name="T15">e</text:span><text:span text:style-name="T15">r</text:span><text:span text:style-name="T15">e</text:span><text:span text:style-name="T15">s</text:span><text:span text:style-name="T15">s</text:span><text:span text:style-name="T15">a</text:span><text:span text:style-name="T15">d</text:span><text:span text:style-name="T15">o</text:span><text:span text:style-name="T15">,</text:span><text:span text:style-name="T15"> </text:span><text:span text:style-name="T15">s</text:span><text:span text:style-name="T15">e</text:span><text:span text:style-name="T15">n</text:span><text:span text:style-name="T15">d</text:span><text:span text:style-name="T15">o</text:span><text:span text:style-name="T15"> </text:span><text:span text:style-name="T15">m</text:span><text:span text:style-name="T15">a</text:span><text:span text:style-name="T15">i</text:span><text:span text:style-name="T15">o</text:span><text:span text:style-name="T15">r</text:span><text:span text:style-name="T15">,</text:span><text:span text:style-name="T15"> </text:span><text:span text:style-name="T15">o</text:span><text:span text:style-name="T15">u</text:span><text:span text:style-name="T15"> </text:span><text:span text:style-name="T15">p</text:span><text:span text:style-name="T15">e</text:span><text:span text:style-name="T15">l</text:span><text:span text:style-name="T15">o</text:span><text:span text:style-name="T15">s</text:span><text:span text:style-name="T15"> </text:span><text:span text:style-name="T15">r</text:span><text:span text:style-name="T15">e</text:span><text:span text:style-name="T15">p</text:span><text:span text:style-name="T15">r</text:span><text:span text:style-name="T15">e</text:span><text:span text:style-name="T15">s</text:span><text:span text:style-name="T15">e</text:span><text:span text:style-name="T15">n</text:span><text:span text:style-name="T15">t</text:span><text:span text:style-name="T15">a</text:span><text:span text:style-name="T15">n</text:span><text:span text:style-name="T15">t</text:span><text:span text:style-name="T15">e</text:span><text:span text:style-name="T15">s</text:span><text:span text:style-name="T15"> </text:span><text:span text:style-name="T15">l</text:span><text:span text:style-name="T15">e</text:span><text:span text:style-name="T15">g</text:span><text:span text:style-name="T15">a</text:span><text:span text:style-name="T15">i</text:span><text:span text:style-name="T15">s</text:span><text:span text:style-name="T15"> </text:span><text:span text:style-name="T15">d</text:span><text:span text:style-name="T15">o</text:span><text:span text:style-name="T15"> </text:span><text:span text:style-name="T15">m</text:span><text:span text:style-name="T15">e</text:span><text:span text:style-name="T15">n</text:span><text:span text:style-name="T15">o</text:span><text:span text:style-name="T15">r</text:span><text:span text:style-name="T15"> </text:span><text:span text:style-name="T15">o</text:span><text:span text:style-name="T15">u</text:span><text:span text:style-name="T15"> </text:span><text:span text:style-name="T15">i</text:span><text:span text:style-name="T15">n</text:span><text:span text:style-name="T15">c</text:span><text:span text:style-name="T15">a</text:span><text:span text:style-name="T15">p</text:span><text:span text:style-name="T15">a</text:span><text:span text:style-name="T15">z</text:span><text:span text:style-name="T15"> </text:span><text:span text:style-name="T15">o</text:span><text:span text:style-name="T15">u</text:span><text:span text:style-name="T15"> </text:span><text:span text:style-name="T15">p</text:span><text:span text:style-name="T15">o</text:span><text:span text:style-name="T15">r</text:span><text:span text:style-name="T15"> </text:span><text:span text:style-name="T15">p</text:span><text:span text:style-name="T15">r</text:span><text:span text:style-name="T15">o</text:span><text:span text:style-name="T15">c</text:span><text:span text:style-name="T15">u</text:span><text:span text:style-name="T15">r</text:span><text:span text:style-name="T15">a</text:span><text:span text:style-name="T15">d</text:span><text:span text:style-name="T15">o</text:span><text:span text:style-name="T15">r</text:span><text:span text:style-name="T15"> </text:span><text:span text:style-name="T15">c</text:span><text:span text:style-name="T15">o</text:span><text:span text:style-name="T15">m</text:span><text:span text:style-name="T15"> </text:span><text:span text:style-name="T15">p</text:span><text:span text:style-name="T15">o</text:span><text:span text:style-name="T15">d</text:span><text:span text:style-name="T15">e</text:span><text:span text:style-name="T15">r</text:span><text:span text:style-name="T15">e</text:span><text:span text:style-name="T15">s</text:span></text:p>
          </draw:text-box>
        </draw:frame>
        <draw:frame draw:style-name="gr153" draw:text-style-name="P3" draw:layer="layout" svg:width="2.161cm" svg:height="0.306cm" svg:x="2.532cm" svg:y="5.441cm">
          <draw:text-box>
            <text:p text:style-name="P2"><text:span text:style-name="T15">e</text:span><text:span text:style-name="T15">s</text:span><text:span text:style-name="T15">p</text:span><text:span text:style-name="T15">e</text:span><text:span text:style-name="T15">c</text:span><text:span text:style-name="T15">i</text:span><text:span text:style-name="T15">a</text:span><text:span text:style-name="T15">i</text:span><text:span text:style-name="T15">s</text:span><text:span text:style-name="T15"> </text:span><text:span text:style-name="T15">p</text:span><text:span text:style-name="T15">a</text:span><text:span text:style-name="T15">r</text:span><text:span text:style-name="T15">a</text:span><text:span text:style-name="T15"> </text:span><text:span text:style-name="T15">o</text:span><text:span text:style-name="T15"> </text:span><text:span text:style-name="T15">a</text:span><text:span text:style-name="T15">t</text:span><text:span text:style-name="T15">o</text:span><text:span text:style-name="T15">.</text:span></text:p>
          </draw:text-box>
        </draw:frame>
        <draw:frame draw:style-name="gr154" draw:text-style-name="P3" draw:layer="layout" svg:width="8.617cm" svg:height="0.306cm" svg:x="2.532cm" svg:y="5.851cm">
          <draw:text-box>
            <text:p text:style-name="P2"><text:span text:style-name="T18">►</text:span><text:span text:style-name="T18"> </text:span><text:span text:style-name="T18">N</text:span><text:span text:style-name="T18">o</text:span><text:span text:style-name="T18"> </text:span><text:span text:style-name="T18">p</text:span><text:span text:style-name="T18">r</text:span><text:span text:style-name="T18">e</text:span><text:span text:style-name="T18">e</text:span><text:span text:style-name="T18">n</text:span><text:span text:style-name="T18">c</text:span><text:span text:style-name="T18">h</text:span><text:span text:style-name="T18">i</text:span><text:span text:style-name="T18">m</text:span><text:span text:style-name="T18">e</text:span><text:span text:style-name="T18">n</text:span><text:span text:style-name="T18">t</text:span><text:span text:style-name="T18">o</text:span><text:span text:style-name="T18"> </text:span><text:span text:style-name="T18">o</text:span><text:span text:style-name="T18"> </text:span><text:span text:style-name="T18">d</text:span><text:span text:style-name="T18">e</text:span><text:span text:style-name="T18">c</text:span><text:span text:style-name="T18">l</text:span><text:span text:style-name="T18">a</text:span><text:span text:style-name="T18">r</text:span><text:span text:style-name="T18">a</text:span><text:span text:style-name="T18">n</text:span><text:span text:style-name="T18">t</text:span><text:span text:style-name="T18">e</text:span><text:span text:style-name="T18"> </text:span><text:span text:style-name="T18">d</text:span><text:span text:style-name="T18">e</text:span><text:span text:style-name="T18">v</text:span><text:span text:style-name="T18">e</text:span><text:span text:style-name="T18"> </text:span><text:span text:style-name="T18">a</text:span><text:span text:style-name="T18">s</text:span><text:span text:style-name="T18">s</text:span><text:span text:style-name="T18">i</text:span><text:span text:style-name="T18">n</text:span><text:span text:style-name="T18">a</text:span><text:span text:style-name="T18">l</text:span><text:span text:style-name="T18">a</text:span><text:span text:style-name="T18">r</text:span><text:span text:style-name="T18"> </text:span><text:span text:style-name="T18">a</text:span><text:span text:style-name="T18"> </text:span><text:span text:style-name="T18">o</text:span><text:span text:style-name="T18">p</text:span><text:span text:style-name="T18">ç</text:span><text:span text:style-name="T18">ã</text:span><text:span text:style-name="T18">o</text:span><text:span text:style-name="T18"> </text:span><text:span text:style-name="T18">p</text:span><text:span text:style-name="T18">r</text:span><text:span text:style-name="T18">e</text:span><text:span text:style-name="T18">t</text:span><text:span text:style-name="T18">e</text:span><text:span text:style-name="T18">n</text:span><text:span text:style-name="T18">d</text:span><text:span text:style-name="T18">i</text:span><text:span text:style-name="T18">d</text:span><text:span text:style-name="T18">a</text:span><text:span text:style-name="T18"> </text:span><text:span text:style-name="T18">c</text:span><text:span text:style-name="T18">o</text:span><text:span text:style-name="T18">m</text:span><text:span text:style-name="T18"> </text:span><text:span text:style-name="T18">u</text:span><text:span text:style-name="T18">m</text:span><text:span text:style-name="T18"> </text:span><text:span text:style-name="T18">"</text:span><text:span text:style-name="T18">x</text:span><text:span text:style-name="T18">"</text:span><text:span text:style-name="T18">.</text:span></text:p>
          </draw:text-box>
        </draw:frame>
        <draw:frame draw:style-name="gr155" draw:text-style-name="P3" draw:layer="layout" svg:width="11.203cm" svg:height="0.306cm" svg:x="2.532cm" svg:y="6.237cm">
          <draw:text-box>
            <text:p text:style-name="P2"><text:span text:style-name="T18">►</text:span><text:span text:style-name="T15"> </text:span><text:span text:style-name="T15">C</text:span><text:span text:style-name="T15">a</text:span><text:span text:style-name="T15">s</text:span><text:span text:style-name="T15">o</text:span><text:span text:style-name="T15"> </text:span><text:span text:style-name="T15">o</text:span><text:span text:style-name="T15"> </text:span><text:span text:style-name="T15">e</text:span><text:span text:style-name="T15">s</text:span><text:span text:style-name="T15">p</text:span><text:span text:style-name="T15">a</text:span><text:span text:style-name="T15">ç</text:span><text:span text:style-name="T15">o</text:span><text:span text:style-name="T15"> </text:span><text:span text:style-name="T15">d</text:span><text:span text:style-name="T15">e</text:span><text:span text:style-name="T15">s</text:span><text:span text:style-name="T15">t</text:span><text:span text:style-name="T15">i</text:span><text:span text:style-name="T15">n</text:span><text:span text:style-name="T15">a</text:span><text:span text:style-name="T15">d</text:span><text:span text:style-name="T15">o</text:span><text:span text:style-name="T15"> </text:span><text:span text:style-name="T15">a</text:span><text:span text:style-name="T15"> </text:span><text:span text:style-name="T15">c</text:span><text:span text:style-name="T15">a</text:span><text:span text:style-name="T15">d</text:span><text:span text:style-name="T15">a</text:span><text:span text:style-name="T15"> </text:span><text:span text:style-name="T15">c</text:span><text:span text:style-name="T15">a</text:span><text:span text:style-name="T15">m</text:span><text:span text:style-name="T15">p</text:span><text:span text:style-name="T15">o</text:span><text:span text:style-name="T15"> </text:span><text:span text:style-name="T15">n</text:span><text:span text:style-name="T15">ã</text:span><text:span text:style-name="T15">o</text:span><text:span text:style-name="T15"> </text:span><text:span text:style-name="T15">s</text:span><text:span text:style-name="T15">e</text:span><text:span text:style-name="T15">j</text:span><text:span text:style-name="T15">a</text:span><text:span text:style-name="T15"> </text:span><text:span text:style-name="T15">s</text:span><text:span text:style-name="T15">u</text:span><text:span text:style-name="T15">f</text:span><text:span text:style-name="T15">i</text:span><text:span text:style-name="T15">c</text:span><text:span text:style-name="T15">i</text:span><text:span text:style-name="T15">e</text:span><text:span text:style-name="T15">n</text:span><text:span text:style-name="T15">t</text:span><text:span text:style-name="T15">e</text:span><text:span text:style-name="T15"> </text:span><text:span text:style-name="T15">p</text:span><text:span text:style-name="T15">a</text:span><text:span text:style-name="T15">r</text:span><text:span text:style-name="T15">a</text:span><text:span text:style-name="T15"> </text:span><text:span text:style-name="T15">o</text:span><text:span text:style-name="T15"> </text:span><text:span text:style-name="T15">p</text:span><text:span text:style-name="T15">r</text:span><text:span text:style-name="T15">e</text:span><text:span text:style-name="T15">e</text:span><text:span text:style-name="T15">n</text:span><text:span text:style-name="T15">c</text:span><text:span text:style-name="T15">h</text:span><text:span text:style-name="T15">i</text:span><text:span text:style-name="T15">m</text:span><text:span text:style-name="T15">e</text:span><text:span text:style-name="T15">n</text:span><text:span text:style-name="T15">t</text:span><text:span text:style-name="T15">o</text:span><text:span text:style-name="T15"> </text:span><text:span text:style-name="T15">d</text:span><text:span text:style-name="T15">e</text:span><text:span text:style-name="T15"> </text:span><text:span text:style-name="T15">t</text:span><text:span text:style-name="T15">o</text:span><text:span text:style-name="T15">d</text:span><text:span text:style-name="T15">a</text:span><text:span text:style-name="T15"> </text:span><text:span text:style-name="T15">a</text:span><text:span text:style-name="T15"> </text:span><text:span text:style-name="T15">i</text:span><text:span text:style-name="T15">n</text:span><text:span text:style-name="T15">f</text:span><text:span text:style-name="T15">o</text:span><text:span text:style-name="T15">r</text:span><text:span text:style-name="T15">m</text:span><text:span text:style-name="T15">a</text:span><text:span text:style-name="T15">ç</text:span><text:span text:style-name="T15">ã</text:span><text:span text:style-name="T15">o</text:span><text:span text:style-name="T15">,</text:span></text:p>
          </draw:text-box>
        </draw:frame>
        <draw:frame draw:style-name="gr156" draw:text-style-name="P3" draw:layer="layout" svg:width="3.55cm" svg:height="0.306cm" svg:x="14.404cm" svg:y="6.237cm">
          <draw:text-box>
            <text:p text:style-name="P2"><text:span text:style-name="T15">d</text:span><text:span text:style-name="T15">e</text:span><text:span text:style-name="T15">v</text:span><text:span text:style-name="T15">e</text:span><text:span text:style-name="T15">r</text:span><text:span text:style-name="T15">á</text:span><text:span text:style-name="T15"> </text:span><text:span text:style-name="T15">u</text:span><text:span text:style-name="T15">t</text:span><text:span text:style-name="T15">i</text:span><text:span text:style-name="T15">l</text:span><text:span text:style-name="T15">i</text:span><text:span text:style-name="T15">z</text:span><text:span text:style-name="T15">a</text:span><text:span text:style-name="T15">r</text:span><text:span text:style-name="T15"> </text:span><text:span text:style-name="T15">u</text:span><text:span text:style-name="T15">m</text:span><text:span text:style-name="T15"> </text:span><text:span text:style-name="T15">n</text:span><text:span text:style-name="T15">o</text:span><text:span text:style-name="T15">v</text:span><text:span text:style-name="T15">o</text:span><text:span text:style-name="T15"> </text:span><text:span text:style-name="T15">i</text:span><text:span text:style-name="T15">m</text:span><text:span text:style-name="T15">p</text:span><text:span text:style-name="T15">r</text:span><text:span text:style-name="T15">e</text:span><text:span text:style-name="T15">s</text:span><text:span text:style-name="T15">s</text:span><text:span text:style-name="T15">o</text:span><text:span text:style-name="T15">,</text:span></text:p>
          </draw:text-box>
        </draw:frame>
        <draw:frame draw:style-name="gr157" draw:text-style-name="P3" draw:layer="layout" svg:width="0.273cm" svg:height="0.306cm" svg:x="18.181cm" svg:y="6.237cm">
          <draw:text-box>
            <text:p text:style-name="P2"><text:span text:style-name="T15">d</text:span><text:span text:style-name="T15">o</text:span></text:p>
          </draw:text-box>
        </draw:frame>
        <draw:frame draw:style-name="gr158" draw:text-style-name="P3" draw:layer="layout" svg:width="14.222cm" svg:height="0.306cm" svg:x="2.532cm" svg:y="6.579cm">
          <draw:text-box>
            <text:p text:style-name="P2"><text:span text:style-name="T15">m</text:span><text:span text:style-name="T15">e</text:span><text:span text:style-name="T15">s</text:span><text:span text:style-name="T15">m</text:span><text:span text:style-name="T15">o</text:span><text:span text:style-name="T15"> </text:span><text:span text:style-name="T15">m</text:span><text:span text:style-name="T15">o</text:span><text:span text:style-name="T15">d</text:span><text:span text:style-name="T15">e</text:span><text:span text:style-name="T15">l</text:span><text:span text:style-name="T15">o</text:span><text:span text:style-name="T15">,</text:span><text:span text:style-name="T15"> </text:span><text:span text:style-name="T15">p</text:span><text:span text:style-name="T15">r</text:span><text:span text:style-name="T15">e</text:span><text:span text:style-name="T15">e</text:span><text:span text:style-name="T15">n</text:span><text:span text:style-name="T15">c</text:span><text:span text:style-name="T15">h</text:span><text:span text:style-name="T15">e</text:span><text:span text:style-name="T15">n</text:span><text:span text:style-name="T15">d</text:span><text:span text:style-name="T15">o</text:span><text:span text:style-name="T15">,</text:span><text:span text:style-name="T15"> </text:span><text:span text:style-name="T15">a</text:span><text:span text:style-name="T15">p</text:span><text:span text:style-name="T15">e</text:span><text:span text:style-name="T15">n</text:span><text:span text:style-name="T15">a</text:span><text:span text:style-name="T15">s</text:span><text:span text:style-name="T15">,</text:span><text:span text:style-name="T15"> </text:span><text:span text:style-name="T15">n</text:span><text:span text:style-name="T15">o</text:span><text:span text:style-name="T15"> </text:span><text:span text:style-name="T15">c</text:span><text:span text:style-name="T15">a</text:span><text:span text:style-name="T15">m</text:span><text:span text:style-name="T15">p</text:span><text:span text:style-name="T15">o</text:span><text:span text:style-name="T15"> </text:span><text:span text:style-name="T15">r</text:span><text:span text:style-name="T15">e</text:span><text:span text:style-name="T15">s</text:span><text:span text:style-name="T15">p</text:span><text:span text:style-name="T15">e</text:span><text:span text:style-name="T15">t</text:span><text:span text:style-name="T15">i</text:span><text:span text:style-name="T15">v</text:span><text:span text:style-name="T15">o</text:span><text:span text:style-name="T15">,</text:span><text:span text:style-name="T15"> </text:span><text:span text:style-name="T15">o</text:span><text:span text:style-name="T15">s</text:span><text:span text:style-name="T15"> </text:span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</text:span><text:span text:style-name="T15">o</text:span><text:span text:style-name="T15">s</text:span><text:span text:style-name="T15"> </text:span><text:span text:style-name="T15">e</text:span><text:span text:style-name="T15">m</text:span><text:span text:style-name="T15"> </text:span><text:span text:style-name="T15">f</text:span><text:span text:style-name="T15">a</text:span><text:span text:style-name="T15">l</text:span><text:span text:style-name="T15">t</text:span><text:span text:style-name="T15">a</text:span><text:span text:style-name="T15">.</text:span><text:span text:style-name="T15"> </text:span><text:span text:style-name="T15">N</text:span><text:span text:style-name="T15">e</text:span><text:span text:style-name="T15">s</text:span><text:span text:style-name="T15">t</text:span><text:span text:style-name="T15">e</text:span><text:span text:style-name="T15"> </text:span><text:span text:style-name="T15">c</text:span><text:span text:style-name="T15">a</text:span><text:span text:style-name="T15">s</text:span><text:span text:style-name="T15">o</text:span><text:span text:style-name="T15">,</text:span><text:span text:style-name="T15"> </text:span><text:span text:style-name="T15">d</text:span><text:span text:style-name="T15">e</text:span><text:span text:style-name="T15">v</text:span><text:span text:style-name="T15">e</text:span><text:span text:style-name="T15">m</text:span><text:span text:style-name="T15"> </text:span><text:span text:style-name="T15">s</text:span><text:span text:style-name="T15">e</text:span><text:span text:style-name="T15">r</text:span><text:span text:style-name="T15"> </text:span><text:span text:style-name="T15">a</text:span><text:span text:style-name="T15">n</text:span><text:span text:style-name="T15">e</text:span><text:span text:style-name="T15">x</text:span><text:span text:style-name="T15">a</text:span><text:span text:style-name="T15">d</text:span><text:span text:style-name="T15">o</text:span><text:span text:style-name="T15">s</text:span><text:span text:style-name="T15"> </text:span><text:span text:style-name="T15">o</text:span><text:span text:style-name="T15">s</text:span><text:span text:style-name="T15"> </text:span><text:span text:style-name="T15">d</text:span><text:span text:style-name="T15">o</text:span><text:span text:style-name="T15">i</text:span><text:span text:style-name="T15">s</text:span><text:span text:style-name="T15"> </text:span><text:span text:style-name="T15">i</text:span><text:span text:style-name="T15">m</text:span><text:span text:style-name="T15">p</text:span><text:span text:style-name="T15">r</text:span><text:span text:style-name="T15">e</text:span><text:span text:style-name="T15">s</text:span><text:span text:style-name="T15">s</text:span><text:span text:style-name="T15">o</text:span><text:span text:style-name="T15">s</text:span><text:span text:style-name="T15">.</text:span></text:p>
          </draw:text-box>
        </draw:frame>
        <draw:frame draw:style-name="gr159" draw:text-style-name="P3" draw:layer="layout" svg:width="6.686cm" svg:height="0.306cm" svg:x="7.156cm" svg:y="2.592cm">
          <draw:text-box>
            <text:p text:style-name="P2"><text:span text:style-name="T15">I</text:span><text:span text:style-name="T15">N</text:span><text:span text:style-name="T15">S</text:span><text:span text:style-name="T15">T</text:span><text:span text:style-name="T15">R</text:span><text:span text:style-name="T15">U</text:span><text:span text:style-name="T15">Ç</text:span><text:span text:style-name="T15">Õ</text:span><text:span text:style-name="T15">E</text:span><text:span text:style-name="T15">S</text:span><text:span text:style-name="T15"> </text:span><text:span text:style-name="T15">D</text:span><text:span text:style-name="T15">E</text:span><text:span text:style-name="T15"> </text:span><text:span text:style-name="T15">P</text:span><text:span text:style-name="T15">R</text:span><text:span text:style-name="T15">E</text:span><text:span text:style-name="T15">E</text:span><text:span text:style-name="T15">N</text:span><text:span text:style-name="T15">C</text:span><text:span text:style-name="T15">H</text:span><text:span text:style-name="T15">I</text:span><text:span text:style-name="T15">M</text:span><text:span text:style-name="T15">E</text:span><text:span text:style-name="T15">N</text:span><text:span text:style-name="T15">T</text:span><text:span text:style-name="T15">O</text:span><text:span text:style-name="T15"> </text:span><text:span text:style-name="T15">D</text:span><text:span text:style-name="T15">O</text:span><text:span text:style-name="T15"> </text:span><text:span text:style-name="T15">I</text:span><text:span text:style-name="T15">M</text:span><text:span text:style-name="T15">P</text:span><text:span text:style-name="T15">R</text:span><text:span text:style-name="T15">E</text:span><text:span text:style-name="T15">S</text:span><text:span text:style-name="T15">S</text:span><text:span text:style-name="T15">O</text:span><text:span text:style-name="T15"> </text:span><text:span text:style-name="T15">M</text:span><text:span text:style-name="T15">O</text:span><text:span text:style-name="T15">D</text:span><text:span text:style-name="T15">E</text:span><text:span text:style-name="T15">L</text:span><text:span text:style-name="T15">O</text:span><text:span text:style-name="T15"> </text:span><text:span text:style-name="T15">1</text:span><text:span text:style-name="T15">D</text:span></text:p>
          </draw:text-box>
        </draw:frame>
        <draw:frame draw:style-name="gr160" draw:text-style-name="P3" draw:layer="layout" svg:width="2.44cm" svg:height="0.306cm" svg:x="9.281cm" svg:y="2.973cm">
          <draw:text-box>
            <text:p text:style-name="P2"><text:span text:style-name="T15">[</text:span><text:span text:style-name="T15">a</text:span><text:span text:style-name="T15">r</text:span><text:span text:style-name="T15">t</text:span><text:span text:style-name="T15">.</text:span><text:span text:style-name="T15">1</text:span><text:span text:style-name="T15">º</text:span><text:span text:style-name="T15"> </text:span><text:span text:style-name="T15">n</text:span><text:span text:style-name="T15">.</text:span><text:span text:style-name="T15">º</text:span><text:span text:style-name="T15"> </text:span><text:span text:style-name="T15">1</text:span><text:span text:style-name="T15"> </text:span><text:span text:style-name="T15">a</text:span><text:span text:style-name="T15">l</text:span><text:span text:style-name="T15">.</text:span><text:span text:style-name="T15"> </text:span><text:span text:style-name="T15">d</text:span><text:span text:style-name="T15">)</text:span><text:span text:style-name="T15"> </text:span><text:span text:style-name="T15">d</text:span><text:span text:style-name="T15">a</text:span><text:span text:style-name="T15"> </text:span><text:span text:style-name="T15">L</text:span><text:span text:style-name="T15">N</text:span><text:span text:style-name="T15">]</text:span></text:p>
          </draw:text-box>
        </draw:frame>
        <draw:frame draw:style-name="gr62" draw:text-style-name="P6" draw:layer="layout" svg:width="0.899cm" svg:height="0.268cm" svg:x="18.169cm" svg:y="27.869cm">
          <draw:text-box>
            <text:p text:style-name="P2"><text:span text:style-name="T7">M</text:span><text:span text:style-name="T7">o</text:span><text:span text:style-name="T7">d</text:span><text:span text:style-name="T7">.</text:span><text:span text:style-name="T7"> </text:span><text:span text:style-name="T7">1</text:span><text:span text:style-name="T7">D</text:span></text:p>
          </draw:text-box>
        </draw:frame>
      </draw:page>
      <draw:page draw:name="page4" draw:style-name="dp1" draw:master-page-name="master-page53">
        <draw:frame draw:style-name="gr99" draw:text-style-name="P3" draw:layer="layout" svg:width="0.967cm" svg:height="0.306cm" svg:x="2.532cm" svg:y="12.164cm">
          <draw:text-box>
            <text:p text:style-name="P2"><text:span text:style-name="T15">Q</text:span><text:span text:style-name="T15">u</text:span><text:span text:style-name="T15">a</text:span><text:span text:style-name="T15">d</text:span><text:span text:style-name="T15">r</text:span><text:span text:style-name="T15">o</text:span><text:span text:style-name="T15"> </text:span><text:span text:style-name="T15">6</text:span></text:p>
          </draw:text-box>
        </draw:frame>
        <draw:frame draw:style-name="gr161" draw:text-style-name="P3" draw:layer="layout" svg:width="12.613cm" svg:height="0.306cm" svg:x="2.532cm" svg:y="12.765cm">
          <draw:text-box>
            <text:p text:style-name="P2"><text:span text:style-name="T16">1</text:span><text:span text:style-name="T16">.</text:span><text:span text:style-name="T16"> </text:span><text:span text:style-name="T16">A</text:span><text:span text:style-name="T16">p</text:span><text:span text:style-name="T16">e</text:span><text:span text:style-name="T16">n</text:span><text:span text:style-name="T16">a</text:span><text:span text:style-name="T16">s</text:span><text:span text:style-name="T16"> </text:span><text:span text:style-name="T16">s</text:span><text:span text:style-name="T16">e</text:span><text:span text:style-name="T16"> </text:span><text:span text:style-name="T16">a</text:span><text:span text:style-name="T16">c</text:span><text:span text:style-name="T16">e</text:span><text:span text:style-name="T16">i</text:span><text:span text:style-name="T16">t</text:span><text:span text:style-name="T16">a</text:span><text:span text:style-name="T16">m</text:span><text:span text:style-name="T16"> </text:span><text:span text:style-name="T16">c</text:span><text:span text:style-name="T16">h</text:span><text:span text:style-name="T16">e</text:span><text:span text:style-name="T16">q</text:span><text:span text:style-name="T16">u</text:span><text:span text:style-name="T16">e</text:span><text:span text:style-name="T16">s</text:span><text:span text:style-name="T16"> </text:span><text:span text:style-name="T16">v</text:span><text:span text:style-name="T16">i</text:span><text:span text:style-name="T16">s</text:span><text:span text:style-name="T16">a</text:span><text:span text:style-name="T16">d</text:span><text:span text:style-name="T16">o</text:span><text:span text:style-name="T16">s</text:span><text:span text:style-name="T16"> </text:span><text:span text:style-name="T16">o</text:span><text:span text:style-name="T16">u</text:span><text:span text:style-name="T16"> </text:span><text:span text:style-name="T16">b</text:span><text:span text:style-name="T16">a</text:span><text:span text:style-name="T16">n</text:span><text:span text:style-name="T16">c</text:span><text:span text:style-name="T16">á</text:span><text:span text:style-name="T16">r</text:span><text:span text:style-name="T16">i</text:span><text:span text:style-name="T16">o</text:span><text:span text:style-name="T16">s</text:span><text:span text:style-name="T16">,</text:span><text:span text:style-name="T16"> </text:span><text:span text:style-name="T16">e</text:span><text:span text:style-name="T16">m</text:span><text:span text:style-name="T16"> </text:span><text:span text:style-name="T16">E</text:span><text:span text:style-name="T16">u</text:span><text:span text:style-name="T16">r</text:span><text:span text:style-name="T16">o</text:span><text:span text:style-name="T16">s</text:span><text:span text:style-name="T16">,</text:span><text:span text:style-name="T16"> </text:span><text:span text:style-name="T16">d</text:span><text:span text:style-name="T16">e</text:span><text:span text:style-name="T16"> </text:span><text:span text:style-name="T16">e</text:span><text:span text:style-name="T16">n</text:span><text:span text:style-name="T16">t</text:span><text:span text:style-name="T16">i</text:span><text:span text:style-name="T16">d</text:span><text:span text:style-name="T16">a</text:span><text:span text:style-name="T16">d</text:span><text:span text:style-name="T16">e</text:span><text:span text:style-name="T16"> </text:span><text:span text:style-name="T16">c</text:span><text:span text:style-name="T16">o</text:span><text:span text:style-name="T16">m</text:span><text:span text:style-name="T16"> </text:span><text:span text:style-name="T16">r</text:span><text:span text:style-name="T16">e</text:span><text:span text:style-name="T16">p</text:span><text:span text:style-name="T16">r</text:span><text:span text:style-name="T16">e</text:span><text:span text:style-name="T16">s</text:span><text:span text:style-name="T16">e</text:span><text:span text:style-name="T16">n</text:span><text:span text:style-name="T16">t</text:span><text:span text:style-name="T16">a</text:span><text:span text:style-name="T16">ç</text:span><text:span text:style-name="T16">ã</text:span><text:span text:style-name="T16">o</text:span><text:span text:style-name="T16"> </text:span><text:span text:style-name="T16">e</text:span><text:span text:style-name="T16">m</text:span><text:span text:style-name="T16"> </text:span><text:span text:style-name="T16">P</text:span><text:span text:style-name="T16">o</text:span><text:span text:style-name="T16">r</text:span><text:span text:style-name="T16">t</text:span><text:span text:style-name="T16">u</text:span><text:span text:style-name="T16">g</text:span><text:span text:style-name="T16">a</text:span><text:span text:style-name="T16">l</text:span><text:span text:style-name="T16">,</text:span><text:span text:style-name="T16"> </text:span><text:span text:style-name="T16">à</text:span><text:span text:style-name="T16"> </text:span><text:span text:style-name="T16">o</text:span><text:span text:style-name="T16">r</text:span><text:span text:style-name="T16">d</text:span><text:span text:style-name="T16">e</text:span><text:span text:style-name="T16">m</text:span><text:span text:style-name="T16"> </text:span><text:span text:style-name="T16">d</text:span><text:span text:style-name="T16">o</text:span><text:span text:style-name="T16"> </text:span><text:span text:style-name="T16">I</text:span><text:span text:style-name="T16">R</text:span><text:span text:style-name="T16">N</text:span><text:span text:style-name="T16">,</text:span><text:span text:style-name="T16"> </text:span><text:span text:style-name="T16">I</text:span><text:span text:style-name="T16">P</text:span><text:span text:style-name="T16">.</text:span></text:p>
          </draw:text-box>
        </draw:frame>
        <draw:frame draw:style-name="gr134" draw:text-style-name="P3" draw:layer="layout" svg:width="0.266cm" svg:height="0.306cm" svg:x="2.532cm" svg:y="13.151cm">
          <draw:text-box>
            <text:p text:style-name="P2"><text:span text:style-name="T16">2</text:span><text:span text:style-name="T16">.</text:span></text:p>
          </draw:text-box>
        </draw:frame>
        <draw:frame draw:style-name="gr162" draw:text-style-name="P3" draw:layer="layout" svg:width="1.386cm" svg:height="0.306cm" svg:x="2.803cm" svg:y="13.151cm">
          <draw:text-box>
            <text:p text:style-name="P2"><text:span text:style-name="T16">N</text:span><text:span text:style-name="T16">o</text:span><text:span text:style-name="T16"> </text:span><text:span text:style-name="T16">v</text:span><text:span text:style-name="T16">a</text:span><text:span text:style-name="T16">l</text:span><text:span text:style-name="T16">e</text:span><text:span text:style-name="T16"> </text:span><text:span text:style-name="T16">p</text:span><text:span text:style-name="T16">o</text:span><text:span text:style-name="T16">s</text:span><text:span text:style-name="T16">t</text:span><text:span text:style-name="T16">a</text:span><text:span text:style-name="T16">l</text:span></text:p>
          </draw:text-box>
        </draw:frame>
        <draw:frame draw:style-name="gr163" draw:text-style-name="P3" draw:layer="layout" svg:width="7.389cm" svg:height="0.306cm" svg:x="4.336cm" svg:y="13.151cm">
          <draw:text-box>
            <text:p text:style-name="P2"><text:span text:style-name="T16">d</text:span><text:span text:style-name="T16">e</text:span><text:span text:style-name="T16">v</text:span><text:span text:style-name="T16">e</text:span><text:span text:style-name="T16"> </text:span><text:span text:style-name="T16">s</text:span><text:span text:style-name="T16">e</text:span><text:span text:style-name="T16">m</text:span><text:span text:style-name="T16">p</text:span><text:span text:style-name="T16">r</text:span><text:span text:style-name="T16">e</text:span><text:span text:style-name="T16"> </text:span><text:span text:style-name="T16">m</text:span><text:span text:style-name="T16">e</text:span><text:span text:style-name="T16">n</text:span><text:span text:style-name="T16">c</text:span><text:span text:style-name="T16">i</text:span><text:span text:style-name="T16">o</text:span><text:span text:style-name="T16">n</text:span><text:span text:style-name="T16">a</text:span><text:span text:style-name="T16">r</text:span><text:span text:style-name="T16">-</text:span><text:span text:style-name="T16">s</text:span><text:span text:style-name="T16">e</text:span><text:span text:style-name="T16"> </text:span><text:span text:style-name="T16">o</text:span><text:span text:style-name="T16"> </text:span><text:span text:style-name="T16">n</text:span><text:span text:style-name="T16">o</text:span><text:span text:style-name="T16">m</text:span><text:span text:style-name="T16">e</text:span><text:span text:style-name="T16"> </text:span><text:span text:style-name="T16">d</text:span><text:span text:style-name="T16">o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e</text:span><text:span text:style-name="T16">s</text:span><text:span text:style-name="T16">s</text:span><text:span text:style-name="T16">a</text:span><text:span text:style-name="T16">d</text:span><text:span text:style-name="T16">o</text:span><text:span text:style-name="T16"> </text:span><text:span text:style-name="T16">e</text:span><text:span text:style-name="T16"> </text:span><text:span text:style-name="T16">o</text:span><text:span text:style-name="T16"> </text:span><text:span text:style-name="T16">f</text:span><text:span text:style-name="T16">i</text:span><text:span text:style-name="T16">m</text:span><text:span text:style-name="T16"> </text:span><text:span text:style-name="T16">a</text:span><text:span text:style-name="T16"> </text:span><text:span text:style-name="T16">q</text:span><text:span text:style-name="T16">u</text:span><text:span text:style-name="T16">e</text:span><text:span text:style-name="T16"> </text:span><text:span text:style-name="T16">s</text:span><text:span text:style-name="T16">e</text:span><text:span text:style-name="T16"> </text:span><text:span text:style-name="T16">d</text:span><text:span text:style-name="T16">e</text:span><text:span text:style-name="T16">s</text:span><text:span text:style-name="T16">t</text:span><text:span text:style-name="T16">i</text:span><text:span text:style-name="T16">n</text:span><text:span text:style-name="T16">a</text:span><text:span text:style-name="T16">.</text:span></text:p>
          </draw:text-box>
        </draw:frame>
        <draw:frame draw:style-name="gr164" draw:text-style-name="P3" draw:layer="layout" svg:width="3.605cm" svg:height="0.306cm" svg:x="12.228cm" svg:y="13.151cm">
          <draw:text-box>
            <text:p text:style-name="P2"><text:span text:style-name="T16">D</text:span><text:span text:style-name="T16">e</text:span><text:span text:style-name="T16">v</text:span><text:span text:style-name="T16">e</text:span><text:span text:style-name="T16"> </text:span><text:span text:style-name="T16">s</text:span><text:span text:style-name="T16">e</text:span><text:span text:style-name="T16">r</text:span><text:span text:style-name="T16"> </text:span><text:span text:style-name="T16">e</text:span><text:span text:style-name="T16">m</text:span><text:span text:style-name="T16">i</text:span><text:span text:style-name="T16">t</text:span><text:span text:style-name="T16">i</text:span><text:span text:style-name="T16">d</text:span><text:span text:style-name="T16">o</text:span><text:span text:style-name="T16"> </text:span><text:span text:style-name="T16">à</text:span><text:span text:style-name="T16"> </text:span><text:span text:style-name="T16">o</text:span><text:span text:style-name="T16">r</text:span><text:span text:style-name="T16">d</text:span><text:span text:style-name="T16">e</text:span><text:span text:style-name="T16">m</text:span><text:span text:style-name="T16"> </text:span><text:span text:style-name="T16">d</text:span><text:span text:style-name="T16">o</text:span><text:span text:style-name="T16"> </text:span><text:span text:style-name="T16">d</text:span><text:span text:style-name="T16">o</text:span><text:span text:style-name="T16"> </text:span><text:span text:style-name="T16">I</text:span><text:span text:style-name="T16">R</text:span><text:span text:style-name="T16">N</text:span><text:span text:style-name="T16">,</text:span></text:p>
          </draw:text-box>
        </draw:frame>
        <draw:frame draw:style-name="gr165" draw:text-style-name="P3" draw:layer="layout" svg:width="2.148cm" svg:height="0.306cm" svg:x="16.145cm" svg:y="13.151cm">
          <draw:text-box>
            <text:p text:style-name="P2"><text:span text:style-name="T16">I</text:span><text:span text:style-name="T16">P</text:span><text:span text:style-name="T16"> </text:span><text:span text:style-name="T16">e</text:span><text:span text:style-name="T16"> </text:span><text:span text:style-name="T16">c</text:span><text:span text:style-name="T16">o</text:span><text:span text:style-name="T16">m</text:span><text:span text:style-name="T16"> </text:span><text:span text:style-name="T16">a</text:span><text:span text:style-name="T16"> </text:span><text:span text:style-name="T16">m</text:span><text:span text:style-name="T16">o</text:span><text:span text:style-name="T16">r</text:span><text:span text:style-name="T16">a</text:span><text:span text:style-name="T16">d</text:span><text:span text:style-name="T16">a</text:span><text:span text:style-name="T16"> </text:span><text:span text:style-name="T16">d</text:span><text:span text:style-name="T16">a</text:span></text:p>
          </draw:text-box>
        </draw:frame>
        <draw:frame draw:style-name="gr166" draw:text-style-name="P3" draw:layer="layout" svg:width="5.395cm" svg:height="0.306cm" svg:x="2.532cm" svg:y="13.494cm">
          <draw:text-box>
            <text:p text:style-name="P2"><text:span text:style-name="T16">c</text:span><text:span text:style-name="T16">o</text:span><text:span text:style-name="T16">n</text:span><text:span text:style-name="T16">s</text:span><text:span text:style-name="T16">e</text:span><text:span text:style-name="T16">r</text:span><text:span text:style-name="T16">v</text:span><text:span text:style-name="T16">a</text:span><text:span text:style-name="T16">t</text:span><text:span text:style-name="T16">ó</text:span><text:span text:style-name="T16">r</text:span><text:span text:style-name="T16">i</text:span><text:span text:style-name="T16">a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o</text:span><text:span text:style-name="T16">n</text:span><text:span text:style-name="T16">d</text:span><text:span text:style-name="T16">e</text:span><text:span text:style-name="T16"> </text:span><text:span text:style-name="T16">e</text:span><text:span text:style-name="T16">n</text:span><text:span text:style-name="T16">v</text:span><text:span text:style-name="T16">i</text:span><text:span text:style-name="T16">a</text:span><text:span text:style-name="T16">r</text:span><text:span text:style-name="T16"> </text:span><text:span text:style-name="T16">o</text:span><text:span text:style-name="T16">u</text:span><text:span text:style-name="T16"> </text:span><text:span text:style-name="T16">e</text:span><text:span text:style-name="T16">n</text:span><text:span text:style-name="T16">t</text:span><text:span text:style-name="T16">r</text:span><text:span text:style-name="T16">e</text:span><text:span text:style-name="T16">g</text:span><text:span text:style-name="T16">a</text:span><text:span text:style-name="T16">r</text:span><text:span text:style-name="T16"> </text:span><text:span text:style-name="T16">o</text:span><text:span text:style-name="T16"> </text:span><text:span text:style-name="T16">i</text:span><text:span text:style-name="T16">m</text:span><text:span text:style-name="T16">p</text:span><text:span text:style-name="T16">r</text:span><text:span text:style-name="T16">e</text:span><text:span text:style-name="T16">s</text:span><text:span text:style-name="T16">s</text:span><text:span text:style-name="T16">o</text:span><text:span text:style-name="T16">.</text:span></text:p>
          </draw:text-box>
        </draw:frame>
        <draw:frame draw:style-name="gr167" draw:text-style-name="P3" draw:layer="layout" svg:width="3.867cm" svg:height="0.306cm" svg:x="10.356cm" svg:y="22.284cm">
          <draw:text-box>
            <text:p text:style-name="P2"><text:span text:style-name="T16">E</text:span><text:span text:style-name="T16">s</text:span><text:span text:style-name="T16">p</text:span><text:span text:style-name="T16">a</text:span><text:span text:style-name="T16">ç</text:span><text:span text:style-name="T16">o</text:span><text:span text:style-name="T16"> </text:span><text:span text:style-name="T16">d</text:span><text:span text:style-name="T16">e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s</text:span><text:span text:style-name="T16"> </text:span><text:span text:style-name="T16">d</text:span><text:span text:style-name="T16">e</text:span><text:span text:style-name="T16"> </text:span><text:span text:style-name="T16">L</text:span><text:span text:style-name="T16">i</text:span><text:span text:style-name="T16">s</text:span><text:span text:style-name="T16">b</text:span><text:span text:style-name="T16">o</text:span><text:span text:style-name="T16">a</text:span><text:span text:style-name="T16"> </text:span><text:span text:style-name="T16">(</text:span><text:span text:style-name="T16">A</text:span><text:span text:style-name="T16">r</text:span><text:span text:style-name="T16">e</text:span><text:span text:style-name="T16">e</text:span><text:span text:style-name="T16">i</text:span><text:span text:style-name="T16">r</text:span><text:span text:style-name="T16">o</text:span><text:span text:style-name="T16">)</text:span></text:p>
          </draw:text-box>
        </draw:frame>
        <draw:frame draw:style-name="gr168" draw:text-style-name="P3" draw:layer="layout" svg:width="2.169cm" svg:height="0.306cm" svg:x="3.244cm" svg:y="23.24cm">
          <draw:text-box>
            <text:p text:style-name="P2"><text:span text:style-name="T16">A</text:span><text:span text:style-name="T16">V</text:span><text:span text:style-name="T16">I</text:span><text:span text:style-name="T16">S</text:span><text:span text:style-name="T16">O</text:span><text:span text:style-name="T16"> </text:span><text:span text:style-name="T16">I</text:span><text:span text:style-name="T16">M</text:span><text:span text:style-name="T16">P</text:span><text:span text:style-name="T16">O</text:span><text:span text:style-name="T16">R</text:span><text:span text:style-name="T16">T</text:span><text:span text:style-name="T16">A</text:span><text:span text:style-name="T16">N</text:span><text:span text:style-name="T16">T</text:span><text:span text:style-name="T16">E</text:span><text:span text:style-name="T16">:</text:span></text:p>
          </draw:text-box>
        </draw:frame>
        <draw:frame draw:style-name="gr169" draw:text-style-name="P3" draw:layer="layout" svg:width="1.399cm" svg:height="0.306cm" svg:x="5.686cm" svg:y="23.24cm">
          <draw:text-box>
            <text:p text:style-name="P2"><text:span text:style-name="T16">S</text:span><text:span text:style-name="T16">ã</text:span><text:span text:style-name="T16">o</text:span><text:span text:style-name="T16"> </text:span><text:span text:style-name="T16">r</text:span><text:span text:style-name="T16">e</text:span><text:span text:style-name="T16">j</text:span><text:span text:style-name="T16">e</text:span><text:span text:style-name="T16">i</text:span><text:span text:style-name="T16">t</text:span><text:span text:style-name="T16">a</text:span><text:span text:style-name="T16">d</text:span><text:span text:style-name="T16">o</text:span><text:span text:style-name="T16">s</text:span></text:p>
          </draw:text-box>
        </draw:frame>
        <draw:frame draw:style-name="gr170" draw:text-style-name="P3" draw:layer="layout" svg:width="1.543cm" svg:height="0.306cm" svg:x="7.325cm" svg:y="23.24cm">
          <draw:text-box>
            <text:p text:style-name="P2"><text:span text:style-name="T16">l</text:span><text:span text:style-name="T16">i</text:span><text:span text:style-name="T16">m</text:span><text:span text:style-name="T16">i</text:span><text:span text:style-name="T16">n</text:span><text:span text:style-name="T16">a</text:span><text:span text:style-name="T16">r</text:span><text:span text:style-name="T16">m</text:span><text:span text:style-name="T16">e</text:span><text:span text:style-name="T16">n</text:span><text:span text:style-name="T16">t</text:span><text:span text:style-name="T16">e</text:span><text:span text:style-name="T16"> </text:span><text:span text:style-name="T16">o</text:span><text:span text:style-name="T16">s</text:span></text:p>
          </draw:text-box>
        </draw:frame>
        <draw:frame draw:style-name="gr171" draw:text-style-name="P3" draw:layer="layout" svg:width="0.772cm" svg:height="0.306cm" svg:x="9.108cm" svg:y="23.24cm">
          <draw:text-box>
            <text:p text:style-name="P2"><text:span text:style-name="T16">p</text:span><text:span text:style-name="T16">e</text:span><text:span text:style-name="T16">d</text:span><text:span text:style-name="T16">i</text:span><text:span text:style-name="T16">d</text:span><text:span text:style-name="T16">o</text:span><text:span text:style-name="T16">s</text:span></text:p>
          </draw:text-box>
        </draw:frame>
        <draw:frame draw:style-name="gr134" draw:text-style-name="P3" draw:layer="layout" svg:width="0.266cm" svg:height="0.306cm" svg:x="10.026cm" svg:y="23.24cm">
          <draw:text-box>
            <text:p text:style-name="P2"><text:span text:style-name="T16">d</text:span><text:span text:style-name="T16">e</text:span></text:p>
          </draw:text-box>
        </draw:frame>
        <draw:frame draw:style-name="gr172" draw:text-style-name="P3" draw:layer="layout" svg:width="1.357cm" svg:height="0.306cm" svg:x="3.244cm" svg:y="23.583cm">
          <draw:text-box>
            <text:p text:style-name="P2"><text:span text:style-name="T16">n</text:span><text:span text:style-name="T16">a</text:span><text:span text:style-name="T16">c</text:span><text:span text:style-name="T16">i</text:span><text:span text:style-name="T16">o</text:span><text:span text:style-name="T16">n</text:span><text:span text:style-name="T16">a</text:span><text:span text:style-name="T16">l</text:span><text:span text:style-name="T16">i</text:span><text:span text:style-name="T16">d</text:span><text:span text:style-name="T16">a</text:span><text:span text:style-name="T16">d</text:span><text:span text:style-name="T16">e</text:span></text:p>
          </draw:text-box>
        </draw:frame>
        <draw:frame draw:style-name="gr173" draw:text-style-name="P3" draw:layer="layout" svg:width="0.37cm" svg:height="0.306cm" svg:x="4.763cm" svg:y="23.583cm">
          <draw:text-box>
            <text:p text:style-name="P2"><text:span text:style-name="T16">q</text:span><text:span text:style-name="T16">u</text:span><text:span text:style-name="T16">e</text:span></text:p>
          </draw:text-box>
        </draw:frame>
        <draw:frame draw:style-name="gr173" draw:text-style-name="P3" draw:layer="layout" svg:width="0.37cm" svg:height="0.306cm" svg:x="5.297cm" svg:y="23.583cm">
          <draw:text-box>
            <text:p text:style-name="P2"><text:span text:style-name="T16">n</text:span><text:span text:style-name="T16">ã</text:span><text:span text:style-name="T16">o</text:span></text:p>
          </draw:text-box>
        </draw:frame>
        <draw:frame draw:style-name="gr174" draw:text-style-name="P3" draw:layer="layout" svg:width="2.153cm" svg:height="0.306cm" svg:x="5.826cm" svg:y="23.583cm">
          <draw:text-box>
            <text:p text:style-name="P2"><text:span text:style-name="T16">s</text:span><text:span text:style-name="T16">e</text:span><text:span text:style-name="T16">j</text:span><text:span text:style-name="T16">a</text:span><text:span text:style-name="T16">m</text:span><text:span text:style-name="T16"> </text:span><text:span text:style-name="T16">a</text:span><text:span text:style-name="T16">c</text:span><text:span text:style-name="T16">o</text:span><text:span text:style-name="T16">m</text:span><text:span text:style-name="T16">p</text:span><text:span text:style-name="T16">a</text:span><text:span text:style-name="T16">n</text:span><text:span text:style-name="T16">h</text:span><text:span text:style-name="T16">a</text:span><text:span text:style-name="T16">d</text:span><text:span text:style-name="T16">o</text:span><text:span text:style-name="T16">s</text:span></text:p>
          </draw:text-box>
        </draw:frame>
        <draw:frame draw:style-name="gr134" draw:text-style-name="P3" draw:layer="layout" svg:width="0.266cm" svg:height="0.306cm" svg:x="8.244cm" svg:y="23.583cm">
          <draw:text-box>
            <text:p text:style-name="P2"><text:span text:style-name="T16">d</text:span><text:span text:style-name="T16">o</text:span></text:p>
          </draw:text-box>
        </draw:frame>
        <draw:frame draw:style-name="gr175" draw:text-style-name="P3" draw:layer="layout" svg:width="1.103cm" svg:height="0.306cm" svg:x="8.655cm" svg:y="23.583cm">
          <draw:text-box>
            <text:p text:style-name="P2"><text:span text:style-name="T16">p</text:span><text:span text:style-name="T16">a</text:span><text:span text:style-name="T16">g</text:span><text:span text:style-name="T16">a</text:span><text:span text:style-name="T16">m</text:span><text:span text:style-name="T16">e</text:span><text:span text:style-name="T16">n</text:span><text:span text:style-name="T16">t</text:span><text:span text:style-name="T16">o</text:span></text:p>
          </draw:text-box>
        </draw:frame>
        <draw:frame draw:style-name="gr176" draw:text-style-name="P3" draw:layer="layout" svg:width="0.358cm" svg:height="0.306cm" svg:x="9.916cm" svg:y="23.583cm">
          <draw:text-box>
            <text:p text:style-name="P2"><text:span text:style-name="T16">d</text:span><text:span text:style-name="T16">o</text:span><text:span text:style-name="T16">s</text:span></text:p>
          </draw:text-box>
        </draw:frame>
        <draw:frame draw:style-name="gr177" draw:text-style-name="P3" draw:layer="layout" svg:width="1.319cm" svg:height="0.306cm" svg:x="3.244cm" svg:y="23.926cm">
          <draw:text-box>
            <text:p text:style-name="P2"><text:span text:style-name="T16">e</text:span><text:span text:style-name="T16">m</text:span><text:span text:style-name="T16">o</text:span><text:span text:style-name="T16">l</text:span><text:span text:style-name="T16">u</text:span><text:span text:style-name="T16">m</text:span><text:span text:style-name="T16">e</text:span><text:span text:style-name="T16">n</text:span><text:span text:style-name="T16">t</text:span><text:span text:style-name="T16">o</text:span><text:span text:style-name="T16">s</text:span></text:p>
          </draw:text-box>
        </draw:frame>
        <draw:frame draw:style-name="gr178" draw:text-style-name="P3" draw:layer="layout" svg:width="0.819cm" svg:height="0.306cm" svg:x="4.742cm" svg:y="23.926cm">
          <draw:text-box>
            <text:p text:style-name="P2"><text:span text:style-name="T16">d</text:span><text:span text:style-name="T16">e</text:span><text:span text:style-name="T16">v</text:span><text:span text:style-name="T16">i</text:span><text:span text:style-name="T16">d</text:span><text:span text:style-name="T16">o</text:span><text:span text:style-name="T16">s</text:span><text:span text:style-name="T16">,</text:span></text:p>
          </draw:text-box>
        </draw:frame>
        <draw:frame draw:style-name="gr179" draw:text-style-name="P3" draw:layer="layout" svg:width="1.471cm" svg:height="0.306cm" svg:x="5.741cm" svg:y="23.926cm">
          <draw:text-box>
            <text:p text:style-name="P2"><text:span text:style-name="T16">p</text:span><text:span text:style-name="T16">r</text:span><text:span text:style-name="T16">o</text:span><text:span text:style-name="T16">c</text:span><text:span text:style-name="T16">e</text:span><text:span text:style-name="T16">d</text:span><text:span text:style-name="T16">e</text:span><text:span text:style-name="T16">n</text:span><text:span text:style-name="T16">d</text:span><text:span text:style-name="T16">o</text:span><text:span text:style-name="T16">-</text:span><text:span text:style-name="T16">s</text:span><text:span text:style-name="T16">e</text:span></text:p>
          </draw:text-box>
        </draw:frame>
        <draw:frame draw:style-name="gr134" draw:text-style-name="P3" draw:layer="layout" svg:width="0.266cm" svg:height="0.306cm" svg:x="7.393cm" svg:y="23.926cm">
          <draw:text-box>
            <text:p text:style-name="P2"><text:span text:style-name="T16">à</text:span></text:p>
          </draw:text-box>
        </draw:frame>
        <draw:frame draw:style-name="gr180" draw:text-style-name="P3" draw:layer="layout" svg:width="1.005cm" svg:height="0.306cm" svg:x="7.702cm" svg:y="23.926cm">
          <draw:text-box>
            <text:p text:style-name="P2"><text:span text:style-name="T16">d</text:span><text:span text:style-name="T16">e</text:span><text:span text:style-name="T16">v</text:span><text:span text:style-name="T16">o</text:span><text:span text:style-name="T16">l</text:span><text:span text:style-name="T16">u</text:span><text:span text:style-name="T16">ç</text:span><text:span text:style-name="T16">ã</text:span><text:span text:style-name="T16">o</text:span></text:p>
          </draw:text-box>
        </draw:frame>
        <draw:frame draw:style-name="gr134" draw:text-style-name="P3" draw:layer="layout" svg:width="0.266cm" svg:height="0.306cm" svg:x="8.888cm" svg:y="23.926cm">
          <draw:text-box>
            <text:p text:style-name="P2"><text:span text:style-name="T16">d</text:span><text:span text:style-name="T16">e</text:span></text:p>
          </draw:text-box>
        </draw:frame>
        <draw:frame draw:style-name="gr181" draw:text-style-name="P3" draw:layer="layout" svg:width="0.54cm" svg:height="0.306cm" svg:x="9.319cm" svg:y="23.926cm">
          <draw:text-box>
            <text:p text:style-name="P2"><text:span text:style-name="T16">t</text:span><text:span text:style-name="T16">o</text:span><text:span text:style-name="T16">d</text:span><text:span text:style-name="T16">o</text:span><text:span text:style-name="T16">s</text:span></text:p>
          </draw:text-box>
        </draw:frame>
        <draw:frame draw:style-name="gr134" draw:text-style-name="P3" draw:layer="layout" svg:width="0.266cm" svg:height="0.306cm" svg:x="10.039cm" svg:y="23.926cm">
          <draw:text-box>
            <text:p text:style-name="P2"><text:span text:style-name="T16">o</text:span><text:span text:style-name="T16">s</text:span></text:p>
          </draw:text-box>
        </draw:frame>
        <draw:frame draw:style-name="gr177" draw:text-style-name="P3" draw:layer="layout" svg:width="1.319cm" svg:height="0.306cm" svg:x="3.244cm" svg:y="24.269cm">
          <draw:text-box>
            <text:p text:style-name="P2"><text:span text:style-name="T16">d</text:span><text:span text:style-name="T16">o</text:span><text:span text:style-name="T16">c</text:span><text:span text:style-name="T16">u</text:span><text:span text:style-name="T16">m</text:span><text:span text:style-name="T16">e</text:span><text:span text:style-name="T16">n</text:span><text:span text:style-name="T16">t</text:span><text:span text:style-name="T16">o</text:span><text:span text:style-name="T16">s</text:span><text:span text:style-name="T16">.</text:span><text:span text:style-name="T16"> </text:span></text:p>
          </draw:text-box>
        </draw:frame>
        <draw:frame draw:style-name="gr182" draw:text-style-name="P3" draw:layer="layout" svg:width="3.892cm" svg:height="0.306cm" svg:x="10.356cm" svg:y="23.02cm">
          <draw:text-box>
            <text:p text:style-name="P2"><text:span text:style-name="T16">E</text:span><text:span text:style-name="T16">s</text:span><text:span text:style-name="T16">p</text:span><text:span text:style-name="T16">a</text:span><text:span text:style-name="T16">ç</text:span><text:span text:style-name="T16">o</text:span><text:span text:style-name="T16"> </text:span><text:span text:style-name="T16">d</text:span><text:span text:style-name="T16">e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s</text:span><text:span text:style-name="T16"> </text:span><text:span text:style-name="T16">d</text:span><text:span text:style-name="T16">e</text:span><text:span text:style-name="T16"> </text:span><text:span text:style-name="T16">L</text:span><text:span text:style-name="T16">i</text:span><text:span text:style-name="T16">s</text:span><text:span text:style-name="T16">b</text:span><text:span text:style-name="T16">o</text:span><text:span text:style-name="T16">a</text:span><text:span text:style-name="T16"> </text:span><text:span text:style-name="T16">(</text:span><text:span text:style-name="T16">B</text:span><text:span text:style-name="T16">e</text:span><text:span text:style-name="T16">n</text:span><text:span text:style-name="T16">f</text:span><text:span text:style-name="T16">i</text:span><text:span text:style-name="T16">c</text:span><text:span text:style-name="T16">a</text:span><text:span text:style-name="T16">)</text:span></text:p>
          </draw:text-box>
        </draw:frame>
        <draw:frame draw:style-name="gr183" draw:text-style-name="P3" draw:layer="layout" svg:width="3.664cm" svg:height="0.306cm" svg:x="10.356cm" svg:y="23.757cm">
          <draw:text-box>
            <text:p text:style-name="P2"><text:span text:style-name="T16">E</text:span><text:span text:style-name="T16">s</text:span><text:span text:style-name="T16">p</text:span><text:span text:style-name="T16">a</text:span><text:span text:style-name="T16">ç</text:span><text:span text:style-name="T16">o</text:span><text:span text:style-name="T16"> </text:span><text:span text:style-name="T16">d</text:span><text:span text:style-name="T16">e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s</text:span><text:span text:style-name="T16"> </text:span><text:span text:style-name="T16">d</text:span><text:span text:style-name="T16">e</text:span><text:span text:style-name="T16"> </text:span><text:span text:style-name="T16">L</text:span><text:span text:style-name="T16">i</text:span><text:span text:style-name="T16">s</text:span><text:span text:style-name="T16">b</text:span><text:span text:style-name="T16">o</text:span><text:span text:style-name="T16">a</text:span><text:span text:style-name="T16"> </text:span><text:span text:style-name="T16">(</text:span><text:span text:style-name="T16">E</text:span><text:span text:style-name="T16">x</text:span><text:span text:style-name="T16">p</text:span><text:span text:style-name="T16">o</text:span><text:span text:style-name="T16">)</text:span></text:p>
          </draw:text-box>
        </draw:frame>
        <draw:frame draw:style-name="gr184" draw:text-style-name="P3" draw:layer="layout" svg:width="2.813cm" svg:height="0.306cm" svg:x="10.356cm" svg:y="24.493cm">
          <draw:text-box>
            <text:p text:style-name="P2"><text:span text:style-name="T16">L</text:span><text:span text:style-name="T16">o</text:span><text:span text:style-name="T16">j</text:span><text:span text:style-name="T16">a</text:span><text:span text:style-name="T16"> </text:span><text:span text:style-name="T16">d</text:span><text:span text:style-name="T16">o</text:span><text:span text:style-name="T16"> </text:span><text:span text:style-name="T16">C</text:span><text:span text:style-name="T16">i</text:span><text:span text:style-name="T16">d</text:span><text:span text:style-name="T16">a</text:span><text:span text:style-name="T16">d</text:span><text:span text:style-name="T16">ã</text:span><text:span text:style-name="T16">o</text:span><text:span text:style-name="T16"> </text:span><text:span text:style-name="T16">d</text:span><text:span text:style-name="T16">e</text:span><text:span text:style-name="T16"> </text:span><text:span text:style-name="T16">O</text:span><text:span text:style-name="T16">d</text:span><text:span text:style-name="T16">i</text:span><text:span text:style-name="T16">v</text:span><text:span text:style-name="T16">e</text:span><text:span text:style-name="T16">l</text:span><text:span text:style-name="T16">a</text:span><text:span text:style-name="T16">s</text:span></text:p>
          </draw:text-box>
        </draw:frame>
        <draw:frame draw:style-name="gr185" draw:text-style-name="P3" draw:layer="layout" svg:width="5.984cm" svg:height="0.306cm" svg:x="10.356cm" svg:y="20.809cm">
          <draw:text-box>
            <text:p text:style-name="P2"><text:span text:style-name="T16">C</text:span><text:span text:style-name="T16">e</text:span><text:span text:style-name="T16">n</text:span><text:span text:style-name="T16">t</text:span><text:span text:style-name="T16">r</text:span><text:span text:style-name="T16">o</text:span><text:span text:style-name="T16"> </text:span><text:span text:style-name="T16">N</text:span><text:span text:style-name="T16">a</text:span><text:span text:style-name="T16">c</text:span><text:span text:style-name="T16">i</text:span><text:span text:style-name="T16">o</text:span><text:span text:style-name="T16">n</text:span><text:span text:style-name="T16">a</text:span><text:span text:style-name="T16">l</text:span><text:span text:style-name="T16"> </text:span><text:span text:style-name="T16">d</text:span><text:span text:style-name="T16">e</text:span><text:span text:style-name="T16"> </text:span><text:span text:style-name="T16">A</text:span><text:span text:style-name="T16">p</text:span><text:span text:style-name="T16">o</text:span><text:span text:style-name="T16">i</text:span><text:span text:style-name="T16">o</text:span><text:span text:style-name="T16"> </text:span><text:span text:style-name="T16">à</text:span><text:span text:style-name="T16"> </text:span><text:span text:style-name="T16">I</text:span><text:span text:style-name="T16">n</text:span><text:span text:style-name="T16">t</text:span><text:span text:style-name="T16">e</text:span><text:span text:style-name="T16">g</text:span><text:span text:style-name="T16">r</text:span><text:span text:style-name="T16">a</text:span><text:span text:style-name="T16">ç</text:span><text:span text:style-name="T16">ã</text:span><text:span text:style-name="T16">o</text:span><text:span text:style-name="T16"> </text:span><text:span text:style-name="T16">d</text:span><text:span text:style-name="T16">e</text:span><text:span text:style-name="T16"> </text:span><text:span text:style-name="T16">M</text:span><text:span text:style-name="T16">i</text:span><text:span text:style-name="T16">g</text:span><text:span text:style-name="T16">r</text:span><text:span text:style-name="T16">a</text:span><text:span text:style-name="T16">n</text:span><text:span text:style-name="T16">t</text:span><text:span text:style-name="T16">e</text:span><text:span text:style-name="T16">s</text:span><text:span text:style-name="T16"> </text:span><text:span text:style-name="T16">(</text:span><text:span text:style-name="T16">C</text:span><text:span text:style-name="T16">N</text:span><text:span text:style-name="T16">A</text:span><text:span text:style-name="T16">I</text:span><text:span text:style-name="T16">M</text:span><text:span text:style-name="T16">)</text:span></text:p>
          </draw:text-box>
        </draw:frame>
        <draw:frame draw:style-name="gr186" draw:text-style-name="P3" draw:layer="layout" svg:width="4.972cm" svg:height="0.306cm" svg:x="10.356cm" svg:y="21.179cm">
          <draw:text-box>
            <text:p text:style-name="P2"><text:span text:style-name="T16">A</text:span><text:span text:style-name="T16">v</text:span><text:span text:style-name="T16">e</text:span><text:span text:style-name="T16">n</text:span><text:span text:style-name="T16">i</text:span><text:span text:style-name="T16">d</text:span><text:span text:style-name="T16">a</text:span><text:span text:style-name="T16"> </text:span><text:span text:style-name="T16">d</text:span><text:span text:style-name="T16">e</text:span><text:span text:style-name="T16"> </text:span><text:span text:style-name="T16">F</text:span><text:span text:style-name="T16">r</text:span><text:span text:style-name="T16">a</text:span><text:span text:style-name="T16">n</text:span><text:span text:style-name="T16">ç</text:span><text:span text:style-name="T16">a</text:span><text:span text:style-name="T16">,</text:span><text:span text:style-name="T16"> </text:span><text:span text:style-name="T16">3</text:span><text:span text:style-name="T16">1</text:span><text:span text:style-name="T16">6</text:span><text:span text:style-name="T16">,</text:span><text:span text:style-name="T16"> </text:span><text:span text:style-name="T16">L</text:span><text:span text:style-name="T16">o</text:span><text:span text:style-name="T16">j</text:span><text:span text:style-name="T16">a</text:span><text:span text:style-name="T16"> </text:span><text:span text:style-name="T16">5</text:span><text:span text:style-name="T16">7</text:span><text:span text:style-name="T16"> </text:span><text:span text:style-name="T16">-</text:span><text:span text:style-name="T16"> </text:span><text:span text:style-name="T16">E</text:span><text:span text:style-name="T16">d</text:span><text:span text:style-name="T16">i</text:span><text:span text:style-name="T16">f</text:span><text:span text:style-name="T16">í</text:span><text:span text:style-name="T16">c</text:span><text:span text:style-name="T16">i</text:span><text:span text:style-name="T16">o</text:span><text:span text:style-name="T16"> </text:span><text:span text:style-name="T16">C</text:span><text:span text:style-name="T16">a</text:span><text:span text:style-name="T16">p</text:span><text:span text:style-name="T16">i</text:span><text:span text:style-name="T16">t</text:span><text:span text:style-name="T16">ó</text:span><text:span text:style-name="T16">l</text:span><text:span text:style-name="T16">i</text:span><text:span text:style-name="T16">o</text:span></text:p>
          </draw:text-box>
        </draw:frame>
        <draw:frame draw:style-name="gr187" draw:text-style-name="P3" draw:layer="layout" svg:width="1.513cm" svg:height="0.306cm" svg:x="10.356cm" svg:y="21.547cm">
          <draw:text-box>
            <text:p text:style-name="P2"><text:span text:style-name="T16">4</text:span><text:span text:style-name="T16">0</text:span><text:span text:style-name="T16">5</text:span><text:span text:style-name="T16">0</text:span><text:span text:style-name="T16">-</text:span><text:span text:style-name="T16">2</text:span><text:span text:style-name="T16">7</text:span><text:span text:style-name="T16">6</text:span><text:span text:style-name="T16"> </text:span><text:span text:style-name="T16">P</text:span><text:span text:style-name="T16">o</text:span><text:span text:style-name="T16">r</text:span><text:span text:style-name="T16">t</text:span><text:span text:style-name="T16">o</text:span></text:p>
          </draw:text-box>
        </draw:frame>
        <draw:frame draw:style-name="gr188" draw:text-style-name="P3" draw:layer="layout" svg:width="2.927cm" svg:height="0.306cm" svg:x="3.244cm" svg:y="19.692cm">
          <draw:text-box>
            <text:p text:style-name="P2"><text:span text:style-name="T16">R</text:span><text:span text:style-name="T16">u</text:span><text:span text:style-name="T16">a</text:span><text:span text:style-name="T16"> </text:span><text:span text:style-name="T16">R</text:span><text:span text:style-name="T16">o</text:span><text:span text:style-name="T16">d</text:span><text:span text:style-name="T16">r</text:span><text:span text:style-name="T16">i</text:span><text:span text:style-name="T16">g</text:span><text:span text:style-name="T16">o</text:span><text:span text:style-name="T16"> </text:span><text:span text:style-name="T16">d</text:span><text:span text:style-name="T16">a</text:span><text:span text:style-name="T16"> </text:span><text:span text:style-name="T16">F</text:span><text:span text:style-name="T16">o</text:span><text:span text:style-name="T16">n</text:span><text:span text:style-name="T16">s</text:span><text:span text:style-name="T16">e</text:span><text:span text:style-name="T16">c</text:span><text:span text:style-name="T16">a</text:span><text:span text:style-name="T16">,</text:span><text:span text:style-name="T16"> </text:span><text:span text:style-name="T16">2</text:span><text:span text:style-name="T16">0</text:span><text:span text:style-name="T16">0</text:span></text:p>
          </draw:text-box>
        </draw:frame>
        <draw:frame draw:style-name="gr189" draw:text-style-name="P3" draw:layer="layout" svg:width="2.381cm" svg:height="0.306cm" svg:x="10.356cm" svg:y="19.692cm">
          <draw:text-box>
            <text:p text:style-name="P2"><text:span text:style-name="T16">R</text:span><text:span text:style-name="T16">u</text:span><text:span text:style-name="T16">a</text:span><text:span text:style-name="T16"> </text:span><text:span text:style-name="T16">Á</text:span><text:span text:style-name="T16">l</text:span><text:span text:style-name="T16">v</text:span><text:span text:style-name="T16">a</text:span><text:span text:style-name="T16">r</text:span><text:span text:style-name="T16">o</text:span><text:span text:style-name="T16"> </text:span><text:span text:style-name="T16">C</text:span><text:span text:style-name="T16">o</text:span><text:span text:style-name="T16">u</text:span><text:span text:style-name="T16">t</text:span><text:span text:style-name="T16">i</text:span><text:span text:style-name="T16">n</text:span><text:span text:style-name="T16">h</text:span><text:span text:style-name="T16">o</text:span><text:span text:style-name="T16">,</text:span><text:span text:style-name="T16"> </text:span><text:span text:style-name="T16">1</text:span><text:span text:style-name="T16">4</text:span></text:p>
          </draw:text-box>
        </draw:frame>
        <draw:frame draw:style-name="gr190" draw:text-style-name="P3" draw:layer="layout" svg:width="1.64cm" svg:height="0.306cm" svg:x="3.244cm" svg:y="20.064cm">
          <draw:text-box>
            <text:p text:style-name="P2"><text:span text:style-name="T16">1</text:span><text:span text:style-name="T16">0</text:span><text:span text:style-name="T16">9</text:span><text:span text:style-name="T16">9</text:span><text:span text:style-name="T16">-</text:span><text:span text:style-name="T16">0</text:span><text:span text:style-name="T16">0</text:span><text:span text:style-name="T16">3</text:span><text:span text:style-name="T16"> </text:span><text:span text:style-name="T16">L</text:span><text:span text:style-name="T16">i</text:span><text:span text:style-name="T16">s</text:span><text:span text:style-name="T16">b</text:span><text:span text:style-name="T16">o</text:span><text:span text:style-name="T16">a</text:span></text:p>
          </draw:text-box>
        </draw:frame>
        <draw:frame draw:style-name="gr191" draw:text-style-name="P3" draw:layer="layout" svg:width="1.623cm" svg:height="0.306cm" svg:x="10.356cm" svg:y="20.064cm">
          <draw:text-box>
            <text:p text:style-name="P2"><text:span text:style-name="T16">1</text:span><text:span text:style-name="T16">1</text:span><text:span text:style-name="T16">5</text:span><text:span text:style-name="T16">0</text:span><text:span text:style-name="T16">-</text:span><text:span text:style-name="T16">0</text:span><text:span text:style-name="T16">2</text:span><text:span text:style-name="T16">5</text:span><text:span text:style-name="T16"> </text:span><text:span text:style-name="T16">L</text:span><text:span text:style-name="T16">i</text:span><text:span text:style-name="T16">s</text:span><text:span text:style-name="T16">b</text:span><text:span text:style-name="T16">o</text:span><text:span text:style-name="T16">a</text:span></text:p>
          </draw:text-box>
        </draw:frame>
        <draw:frame draw:style-name="gr192" draw:text-style-name="P3" draw:layer="layout" svg:width="3.994cm" svg:height="0.306cm" svg:x="3.244cm" svg:y="18.384cm">
          <draw:text-box>
            <text:p text:style-name="P2"><text:span text:style-name="T15">E</text:span><text:span text:style-name="T15">n</text:span><text:span text:style-name="T15">t</text:span><text:span text:style-name="T15">r</text:span><text:span text:style-name="T15">e</text:span><text:span text:style-name="T15">g</text:span><text:span text:style-name="T15">u</text:span><text:span text:style-name="T15">e</text:span><text:span text:style-name="T15"> </text:span><text:span text:style-name="T15">o</text:span><text:span text:style-name="T15">u</text:span><text:span text:style-name="T15"> </text:span><text:span text:style-name="T15">e</text:span><text:span text:style-name="T15">n</text:span><text:span text:style-name="T15">v</text:span><text:span text:style-name="T15">i</text:span><text:span text:style-name="T15">a</text:span><text:span text:style-name="T15">d</text:span><text:span text:style-name="T15">o</text:span><text:span text:style-name="T15"> </text:span><text:span text:style-name="T15">p</text:span><text:span text:style-name="T15">o</text:span><text:span text:style-name="T15">r</text:span><text:span text:style-name="T15"> </text:span><text:span text:style-name="T15">c</text:span><text:span text:style-name="T15">o</text:span><text:span text:style-name="T15">r</text:span><text:span text:style-name="T15">r</text:span><text:span text:style-name="T15">e</text:span><text:span text:style-name="T15">i</text:span><text:span text:style-name="T15">o</text:span><text:span text:style-name="T15"> </text:span><text:span text:style-name="T15">p</text:span><text:span text:style-name="T15">a</text:span><text:span text:style-name="T15">r</text:span><text:span text:style-name="T15">a</text:span><text:span text:style-name="T15">:</text:span></text:p>
          </draw:text-box>
        </draw:frame>
        <draw:frame draw:style-name="gr193" draw:text-style-name="P3" draw:layer="layout" svg:width="6.945cm" svg:height="0.306cm" svg:x="10.356cm" svg:y="18.214cm">
          <draw:text-box>
            <text:p text:style-name="P2"><text:span text:style-name="T15">E</text:span><text:span text:style-name="T15">n</text:span><text:span text:style-name="T15">t</text:span><text:span text:style-name="T15">r</text:span><text:span text:style-name="T15">e</text:span><text:span text:style-name="T15">g</text:span><text:span text:style-name="T15">u</text:span><text:span text:style-name="T15">e</text:span><text:span text:style-name="T15"> </text:span><text:span text:style-name="T15">n</text:span><text:span text:style-name="T15">a</text:span><text:span text:style-name="T15">s</text:span><text:span text:style-name="T15"> </text:span><text:span text:style-name="T15">e</text:span><text:span text:style-name="T15">x</text:span><text:span text:style-name="T15">t</text:span><text:span text:style-name="T15">e</text:span><text:span text:style-name="T15">n</text:span><text:span text:style-name="T15">s</text:span><text:span text:style-name="T15">õ</text:span><text:span text:style-name="T15">e</text:span><text:span text:style-name="T15">s</text:span><text:span text:style-name="T15"> </text:span><text:span text:style-name="T15">d</text:span><text:span text:style-name="T15">a</text:span><text:span text:style-name="T15"> </text:span><text:span text:style-name="T15">C</text:span><text:span text:style-name="T15">o</text:span><text:span text:style-name="T15">n</text:span><text:span text:style-name="T15">s</text:span><text:span text:style-name="T15">e</text:span><text:span text:style-name="T15">r</text:span><text:span text:style-name="T15">v</text:span><text:span text:style-name="T15">a</text:span><text:span text:style-name="T15">t</text:span><text:span text:style-name="T15">ó</text:span><text:span text:style-name="T15">r</text:span><text:span text:style-name="T15">i</text:span><text:span text:style-name="T15">a</text:span><text:span text:style-name="T15"> </text:span><text:span text:style-name="T15">d</text:span><text:span text:style-name="T15">o</text:span><text:span text:style-name="T15">s</text:span><text:span text:style-name="T15"> </text:span><text:span text:style-name="T15">R</text:span><text:span text:style-name="T15">e</text:span><text:span text:style-name="T15">g</text:span><text:span text:style-name="T15">i</text:span><text:span text:style-name="T15">s</text:span><text:span text:style-name="T15">t</text:span><text:span text:style-name="T15">o</text:span><text:span text:style-name="T15">s</text:span><text:span text:style-name="T15"> </text:span><text:span text:style-name="T15">C</text:span><text:span text:style-name="T15">e</text:span><text:span text:style-name="T15">n</text:span><text:span text:style-name="T15">t</text:span><text:span text:style-name="T15">r</text:span><text:span text:style-name="T15">a</text:span><text:span text:style-name="T15">i</text:span><text:span text:style-name="T15">s</text:span><text:span text:style-name="T15"> </text:span><text:span text:style-name="T15">a</text:span></text:p>
          </draw:text-box>
        </draw:frame>
        <draw:frame draw:style-name="gr194" draw:text-style-name="P3" draw:layer="layout" svg:width="1.772cm" svg:height="0.306cm" svg:x="10.356cm" svg:y="18.557cm">
          <draw:text-box>
            <text:p text:style-name="P2"><text:span text:style-name="T15">f</text:span><text:span text:style-name="T15">u</text:span><text:span text:style-name="T15">n</text:span><text:span text:style-name="T15">c</text:span><text:span text:style-name="T15">i</text:span><text:span text:style-name="T15">o</text:span><text:span text:style-name="T15">n</text:span><text:span text:style-name="T15">a</text:span><text:span text:style-name="T15">r</text:span><text:span text:style-name="T15">e</text:span><text:span text:style-name="T15">m</text:span><text:span text:style-name="T15"> </text:span><text:span text:style-name="T15">e</text:span><text:span text:style-name="T15">m</text:span><text:span text:style-name="T15">:</text:span></text:p>
          </draw:text-box>
        </draw:frame>
        <draw:frame draw:style-name="gr195" draw:text-style-name="P3" draw:layer="layout" svg:width="3.562cm" svg:height="0.306cm" svg:x="3.244cm" svg:y="19.319cm">
          <draw:text-box>
            <text:p text:style-name="P2"><text:span text:style-name="T16">C</text:span><text:span text:style-name="T16">o</text:span><text:span text:style-name="T16">n</text:span><text:span text:style-name="T16">s</text:span><text:span text:style-name="T16">e</text:span><text:span text:style-name="T16">r</text:span><text:span text:style-name="T16">v</text:span><text:span text:style-name="T16">a</text:span><text:span text:style-name="T16">t</text:span><text:span text:style-name="T16">ó</text:span><text:span text:style-name="T16">r</text:span><text:span text:style-name="T16">i</text:span><text:span text:style-name="T16">a</text:span><text:span text:style-name="T16"> </text:span><text:span text:style-name="T16">d</text:span><text:span text:style-name="T16">o</text:span><text:span text:style-name="T16">s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s</text:span><text:span text:style-name="T16"> </text:span><text:span text:style-name="T16">C</text:span><text:span text:style-name="T16">e</text:span><text:span text:style-name="T16">n</text:span><text:span text:style-name="T16">t</text:span><text:span text:style-name="T16">r</text:span><text:span text:style-name="T16">a</text:span><text:span text:style-name="T16">i</text:span><text:span text:style-name="T16">s</text:span></text:p>
          </draw:text-box>
        </draw:frame>
        <draw:frame draw:style-name="gr185" draw:text-style-name="P3" draw:layer="layout" svg:width="5.984cm" svg:height="0.306cm" svg:x="10.356cm" svg:y="19.319cm">
          <draw:text-box>
            <text:p text:style-name="P2"><text:span text:style-name="T16">C</text:span><text:span text:style-name="T16">e</text:span><text:span text:style-name="T16">n</text:span><text:span text:style-name="T16">t</text:span><text:span text:style-name="T16">r</text:span><text:span text:style-name="T16">o</text:span><text:span text:style-name="T16"> </text:span><text:span text:style-name="T16">N</text:span><text:span text:style-name="T16">a</text:span><text:span text:style-name="T16">c</text:span><text:span text:style-name="T16">i</text:span><text:span text:style-name="T16">o</text:span><text:span text:style-name="T16">n</text:span><text:span text:style-name="T16">a</text:span><text:span text:style-name="T16">l</text:span><text:span text:style-name="T16"> </text:span><text:span text:style-name="T16">d</text:span><text:span text:style-name="T16">e</text:span><text:span text:style-name="T16"> </text:span><text:span text:style-name="T16">A</text:span><text:span text:style-name="T16">p</text:span><text:span text:style-name="T16">o</text:span><text:span text:style-name="T16">i</text:span><text:span text:style-name="T16">o</text:span><text:span text:style-name="T16"> </text:span><text:span text:style-name="T16">à</text:span><text:span text:style-name="T16"> </text:span><text:span text:style-name="T16">I</text:span><text:span text:style-name="T16">n</text:span><text:span text:style-name="T16">t</text:span><text:span text:style-name="T16">e</text:span><text:span text:style-name="T16">g</text:span><text:span text:style-name="T16">r</text:span><text:span text:style-name="T16">a</text:span><text:span text:style-name="T16">ç</text:span><text:span text:style-name="T16">ã</text:span><text:span text:style-name="T16">o</text:span><text:span text:style-name="T16"> </text:span><text:span text:style-name="T16">d</text:span><text:span text:style-name="T16">e</text:span><text:span text:style-name="T16"> </text:span><text:span text:style-name="T16">M</text:span><text:span text:style-name="T16">i</text:span><text:span text:style-name="T16">g</text:span><text:span text:style-name="T16">r</text:span><text:span text:style-name="T16">a</text:span><text:span text:style-name="T16">n</text:span><text:span text:style-name="T16">t</text:span><text:span text:style-name="T16">e</text:span><text:span text:style-name="T16">s</text:span><text:span text:style-name="T16"> </text:span><text:span text:style-name="T16">(</text:span><text:span text:style-name="T16">C</text:span><text:span text:style-name="T16">N</text:span><text:span text:style-name="T16">A</text:span><text:span text:style-name="T16">I</text:span><text:span text:style-name="T16">M</text:span><text:span text:style-name="T16">)</text:span></text:p>
          </draw:text-box>
        </draw:frame>
        <draw:frame draw:style-name="gr196" draw:text-style-name="P3" draw:layer="layout" svg:width="13.413cm" svg:height="0.306cm" svg:x="2.532cm" svg:y="16.424cm">
          <draw:text-box>
            <text:p text:style-name="P2"><text:span text:style-name="T16">S</text:span><text:span text:style-name="T16">e</text:span><text:span text:style-name="T16"> </text:span><text:span text:style-name="T16">o</text:span><text:span text:style-name="T16"> </text:span><text:span text:style-name="T16">p</text:span><text:span text:style-name="T16">e</text:span><text:span text:style-name="T16">d</text:span><text:span text:style-name="T16">i</text:span><text:span text:style-name="T16">d</text:span><text:span text:style-name="T16">o</text:span><text:span text:style-name="T16"> </text:span><text:span text:style-name="T16">v</text:span><text:span text:style-name="T16">i</text:span><text:span text:style-name="T16">e</text:span><text:span text:style-name="T16">r</text:span><text:span text:style-name="T16"> </text:span><text:span text:style-name="T16">a</text:span><text:span text:style-name="T16"> </text:span><text:span text:style-name="T16">s</text:span><text:span text:style-name="T16">e</text:span><text:span text:style-name="T16">r</text:span><text:span text:style-name="T16"> </text:span><text:span text:style-name="T16">i</text:span><text:span text:style-name="T16">n</text:span><text:span text:style-name="T16">d</text:span><text:span text:style-name="T16">e</text:span><text:span text:style-name="T16">f</text:span><text:span text:style-name="T16">e</text:span><text:span text:style-name="T16">r</text:span><text:span text:style-name="T16">i</text:span><text:span text:style-name="T16">d</text:span><text:span text:style-name="T16">o</text:span><text:span text:style-name="T16"> </text:span><text:span text:style-name="T16">l</text:span><text:span text:style-name="T16">i</text:span><text:span text:style-name="T16">m</text:span><text:span text:style-name="T16">i</text:span><text:span text:style-name="T16">n</text:span><text:span text:style-name="T16">a</text:span><text:span text:style-name="T16">r</text:span><text:span text:style-name="T16">m</text:span><text:span text:style-name="T16">e</text:span><text:span text:style-name="T16">n</text:span><text:span text:style-name="T16">t</text:span><text:span text:style-name="T16">e</text:span><text:span text:style-name="T16"> </text:span><text:span text:style-name="T16">a</text:span><text:span text:style-name="T16"> </text:span><text:span text:style-name="T16">d</text:span><text:span text:style-name="T16">e</text:span><text:span text:style-name="T16">c</text:span><text:span text:style-name="T16">l</text:span><text:span text:style-name="T16">a</text:span><text:span text:style-name="T16">r</text:span><text:span text:style-name="T16">a</text:span><text:span text:style-name="T16">ç</text:span><text:span text:style-name="T16">ã</text:span><text:span text:style-name="T16">o</text:span><text:span text:style-name="T16"> </text:span><text:span text:style-name="T16">n</text:span><text:span text:style-name="T16">ã</text:span><text:span text:style-name="T16">o</text:span><text:span text:style-name="T16"> </text:span><text:span text:style-name="T16">p</text:span><text:span text:style-name="T16">r</text:span><text:span text:style-name="T16">o</text:span><text:span text:style-name="T16">d</text:span><text:span text:style-name="T16">u</text:span><text:span text:style-name="T16">z</text:span><text:span text:style-name="T16"> </text:span><text:span text:style-name="T16">e</text:span><text:span text:style-name="T16">f</text:span><text:span text:style-name="T16">e</text:span><text:span text:style-name="T16">i</text:span><text:span text:style-name="T16">t</text:span><text:span text:style-name="T16">o</text:span><text:span text:style-name="T16">s</text:span><text:span text:style-name="T16">,</text:span><text:span text:style-name="T16"> </text:span><text:span text:style-name="T15">n</text:span><text:span text:style-name="T15">ã</text:span><text:span text:style-name="T15">o</text:span><text:span text:style-name="T15"> </text:span><text:span text:style-name="T15">h</text:span><text:span text:style-name="T15">a</text:span><text:span text:style-name="T15">v</text:span><text:span text:style-name="T15">e</text:span><text:span text:style-name="T15">n</text:span><text:span text:style-name="T15">d</text:span><text:span text:style-name="T15">o</text:span><text:span text:style-name="T15"> </text:span><text:span text:style-name="T15">l</text:span><text:span text:style-name="T15">u</text:span><text:span text:style-name="T15">g</text:span><text:span text:style-name="T15">a</text:span><text:span text:style-name="T15">r</text:span><text:span text:style-name="T15"> </text:span><text:span text:style-name="T15">a</text:span><text:span text:style-name="T15">o</text:span><text:span text:style-name="T15"> </text:span><text:span text:style-name="T15">r</text:span><text:span text:style-name="T15">e</text:span><text:span text:style-name="T15">e</text:span><text:span text:style-name="T15">m</text:span><text:span text:style-name="T15">b</text:span><text:span text:style-name="T15">o</text:span><text:span text:style-name="T15">l</text:span><text:span text:style-name="T15">s</text:span><text:span text:style-name="T15">o</text:span><text:span text:style-name="T15"> </text:span><text:span text:style-name="T15">d</text:span><text:span text:style-name="T15">e</text:span><text:span text:style-name="T15"> </text:span><text:span text:style-name="T15">q</text:span><text:span text:style-name="T15">u</text:span><text:span text:style-name="T15">a</text:span><text:span text:style-name="T15">l</text:span><text:span text:style-name="T15">q</text:span><text:span text:style-name="T15">u</text:span><text:span text:style-name="T15">e</text:span><text:span text:style-name="T15">r</text:span><text:span text:style-name="T15"> </text:span><text:span text:style-name="T15">q</text:span><text:span text:style-name="T15">u</text:span><text:span text:style-name="T15">a</text:span><text:span text:style-name="T15">n</text:span><text:span text:style-name="T15">t</text:span><text:span text:style-name="T15">i</text:span><text:span text:style-name="T15">a</text:span><text:span text:style-name="T15">.</text:span></text:p>
          </draw:text-box>
        </draw:frame>
        <draw:frame draw:style-name="gr197" draw:text-style-name="P3" draw:layer="layout" svg:width="3.08cm" svg:height="0.306cm" svg:x="8.943cm" svg:y="17.025cm">
          <draw:text-box>
            <text:p text:style-name="P2"><text:span text:style-name="T15">A</text:span><text:span text:style-name="T15">P</text:span><text:span text:style-name="T15">R</text:span><text:span text:style-name="T15">E</text:span><text:span text:style-name="T15">S</text:span><text:span text:style-name="T15">E</text:span><text:span text:style-name="T15">N</text:span><text:span text:style-name="T15">T</text:span><text:span text:style-name="T15">A</text:span><text:span text:style-name="T15">Ç</text:span><text:span text:style-name="T15">Ã</text:span><text:span text:style-name="T15">O</text:span><text:span text:style-name="T15"> </text:span><text:span text:style-name="T15">D</text:span><text:span text:style-name="T15">O</text:span><text:span text:style-name="T15"> </text:span><text:span text:style-name="T15">P</text:span><text:span text:style-name="T15">E</text:span><text:span text:style-name="T15">D</text:span><text:span text:style-name="T15">I</text:span><text:span text:style-name="T15">D</text:span><text:span text:style-name="T15">O</text:span></text:p>
          </draw:text-box>
        </draw:frame>
        <draw:frame draw:style-name="gr198" draw:text-style-name="P3" draw:layer="layout" svg:width="7.516cm" svg:height="0.306cm" svg:x="2.532cm" svg:y="17.613cm">
          <draw:text-box>
            <text:p text:style-name="P2"><text:span text:style-name="T16">O</text:span><text:span text:style-name="T16"> </text:span><text:span text:style-name="T16">i</text:span><text:span text:style-name="T16">m</text:span><text:span text:style-name="T16">p</text:span><text:span text:style-name="T16">r</text:span><text:span text:style-name="T16">e</text:span><text:span text:style-name="T16">s</text:span><text:span text:style-name="T16">s</text:span><text:span text:style-name="T16">o</text:span><text:span text:style-name="T16"> </text:span><text:span text:style-name="T16">M</text:span><text:span text:style-name="T16">o</text:span><text:span text:style-name="T16">d</text:span><text:span text:style-name="T16">.</text:span><text:span text:style-name="T16"> </text:span><text:span text:style-name="T16">1</text:span><text:span text:style-name="T16">D</text:span><text:span text:style-name="T16">,</text:span><text:span text:style-name="T16"> </text:span><text:span text:style-name="T16">a</text:span><text:span text:style-name="T16">c</text:span><text:span text:style-name="T16">o</text:span><text:span text:style-name="T16">m</text:span><text:span text:style-name="T16">p</text:span><text:span text:style-name="T16">a</text:span><text:span text:style-name="T16">n</text:span><text:span text:style-name="T16">h</text:span><text:span text:style-name="T16">a</text:span><text:span text:style-name="T16">d</text:span><text:span text:style-name="T16">o</text:span><text:span text:style-name="T16"> </text:span><text:span text:style-name="T16">d</text:span><text:span text:style-name="T16">o</text:span><text:span text:style-name="T16">s</text:span><text:span text:style-name="T16"> </text:span><text:span text:style-name="T16">d</text:span><text:span text:style-name="T16">o</text:span><text:span text:style-name="T16">c</text:span><text:span text:style-name="T16">u</text:span><text:span text:style-name="T16">m</text:span><text:span text:style-name="T16">e</text:span><text:span text:style-name="T16">n</text:span><text:span text:style-name="T16">t</text:span><text:span text:style-name="T16">o</text:span><text:span text:style-name="T16">s</text:span><text:span text:style-name="T16"> </text:span><text:span text:style-name="T16">n</text:span><text:span text:style-name="T16">e</text:span><text:span text:style-name="T16">c</text:span><text:span text:style-name="T16">e</text:span><text:span text:style-name="T16">s</text:span><text:span text:style-name="T16">s</text:span><text:span text:style-name="T16">á</text:span><text:span text:style-name="T16">r</text:span><text:span text:style-name="T16">i</text:span><text:span text:style-name="T16">o</text:span><text:span text:style-name="T16">s</text:span><text:span text:style-name="T16">,</text:span><text:span text:style-name="T16"> </text:span><text:span text:style-name="T16">p</text:span><text:span text:style-name="T16">o</text:span><text:span text:style-name="T16">d</text:span><text:span text:style-name="T16">e</text:span><text:span text:style-name="T16"> </text:span><text:span text:style-name="T16">s</text:span><text:span text:style-name="T16">e</text:span><text:span text:style-name="T16">r</text:span><text:span text:style-name="T16">:</text:span><text:span text:style-name="T16"> </text:span></text:p>
          </draw:text-box>
        </draw:frame>
        <draw:frame draw:style-name="gr199" draw:text-style-name="P3" draw:layer="layout" svg:width="13.206cm" svg:height="0.306cm" svg:x="2.888cm" svg:y="11.567cm">
          <draw:text-box>
            <text:p text:style-name="P2"><text:span text:style-name="T16">S</text:span><text:span text:style-name="T16">e</text:span><text:span text:style-name="T16"> </text:span><text:span text:style-name="T16">o</text:span><text:span text:style-name="T16"> </text:span><text:span text:style-name="T16">p</text:span><text:span text:style-name="T16">r</text:span><text:span text:style-name="T16">o</text:span><text:span text:style-name="T16">c</text:span><text:span text:style-name="T16">u</text:span><text:span text:style-name="T16">r</text:span><text:span text:style-name="T16">a</text:span><text:span text:style-name="T16">d</text:span><text:span text:style-name="T16">o</text:span><text:span text:style-name="T16">r</text:span><text:span text:style-name="T16"> </text:span><text:span text:style-name="T16">f</text:span><text:span text:style-name="T16">o</text:span><text:span text:style-name="T16">r</text:span><text:span text:style-name="T16"> </text:span><text:span text:style-name="T16">a</text:span><text:span text:style-name="T16">d</text:span><text:span text:style-name="T16">v</text:span><text:span text:style-name="T16">o</text:span><text:span text:style-name="T16">g</text:span><text:span text:style-name="T16">a</text:span><text:span text:style-name="T16">d</text:span><text:span text:style-name="T16">o</text:span><text:span text:style-name="T16"> </text:span><text:span text:style-name="T16">o</text:span><text:span text:style-name="T16">u</text:span><text:span text:style-name="T16"> </text:span><text:span text:style-name="T16">s</text:span><text:span text:style-name="T16">o</text:span><text:span text:style-name="T16">l</text:span><text:span text:style-name="T16">i</text:span><text:span text:style-name="T16">c</text:span><text:span text:style-name="T16">i</text:span><text:span text:style-name="T16">t</text:span><text:span text:style-name="T16">a</text:span><text:span text:style-name="T16">d</text:span><text:span text:style-name="T16">o</text:span><text:span text:style-name="T16">r</text:span><text:span text:style-name="T16"> </text:span><text:span text:style-name="T16">é</text:span><text:span text:style-name="T16"> </text:span><text:span text:style-name="T16">s</text:span><text:span text:style-name="T16">u</text:span><text:span text:style-name="T16">f</text:span><text:span text:style-name="T16">i</text:span><text:span text:style-name="T16">c</text:span><text:span text:style-name="T16">i</text:span><text:span text:style-name="T16">e</text:span><text:span text:style-name="T16">n</text:span><text:span text:style-name="T16">t</text:span><text:span text:style-name="T16">e</text:span><text:span text:style-name="T16">,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a</text:span><text:span text:style-name="T16"> </text:span><text:span text:style-name="T16">c</text:span><text:span text:style-name="T16">o</text:span><text:span text:style-name="T16">n</text:span><text:span text:style-name="T16">f</text:span><text:span text:style-name="T16">i</text:span><text:span text:style-name="T16">r</text:span><text:span text:style-name="T16">m</text:span><text:span text:style-name="T16">a</text:span><text:span text:style-name="T16">ç</text:span><text:span text:style-name="T16">ã</text:span><text:span text:style-name="T16">o</text:span><text:span text:style-name="T16"> </text:span><text:span text:style-name="T16">d</text:span><text:span text:style-name="T16">a</text:span><text:span text:style-name="T16"> </text:span><text:span text:style-name="T16">a</text:span><text:span text:style-name="T16">s</text:span><text:span text:style-name="T16">s</text:span><text:span text:style-name="T16">i</text:span><text:span text:style-name="T16">n</text:span><text:span text:style-name="T16">a</text:span><text:span text:style-name="T16">t</text:span><text:span text:style-name="T16">u</text:span><text:span text:style-name="T16">r</text:span><text:span text:style-name="T16">a</text:span><text:span text:style-name="T16">,</text:span><text:span text:style-name="T16"> </text:span><text:span text:style-name="T16">a</text:span><text:span text:style-name="T16"> </text:span><text:span text:style-name="T16">i</text:span><text:span text:style-name="T16">n</text:span><text:span text:style-name="T16">d</text:span><text:span text:style-name="T16">i</text:span><text:span text:style-name="T16">c</text:span><text:span text:style-name="T16">a</text:span><text:span text:style-name="T16">ç</text:span><text:span text:style-name="T16">ã</text:span><text:span text:style-name="T16">o</text:span><text:span text:style-name="T16"> </text:span><text:span text:style-name="T16">d</text:span><text:span text:style-name="T16">a</text:span><text:span text:style-name="T16"> </text:span><text:span text:style-name="T16">r</text:span><text:span text:style-name="T16">e</text:span><text:span text:style-name="T16">s</text:span><text:span text:style-name="T16">p</text:span><text:span text:style-name="T16">e</text:span><text:span text:style-name="T16">t</text:span><text:span text:style-name="T16">i</text:span><text:span text:style-name="T16">v</text:span><text:span text:style-name="T16">a</text:span><text:span text:style-name="T16"> </text:span><text:span text:style-name="T16">c</text:span><text:span text:style-name="T16">é</text:span><text:span text:style-name="T16">d</text:span><text:span text:style-name="T16">u</text:span><text:span text:style-name="T16">l</text:span><text:span text:style-name="T16">a</text:span><text:span text:style-name="T16"> </text:span><text:span text:style-name="T16">p</text:span><text:span text:style-name="T16">r</text:span><text:span text:style-name="T16">o</text:span><text:span text:style-name="T16">f</text:span><text:span text:style-name="T16">i</text:span><text:span text:style-name="T16">s</text:span><text:span text:style-name="T16">s</text:span><text:span text:style-name="T16">i</text:span><text:span text:style-name="T16">o</text:span><text:span text:style-name="T16">n</text:span><text:span text:style-name="T16">a</text:span><text:span text:style-name="T16">l</text:span><text:span text:style-name="T16">.</text:span></text:p>
          </draw:text-box>
        </draw:frame>
        <draw:frame draw:style-name="gr200" draw:text-style-name="P3" draw:layer="layout" svg:width="2.33cm" svg:height="0.306cm" svg:x="2.532cm" svg:y="14.107cm">
          <draw:text-box>
            <text:p text:style-name="P2"><text:span text:style-name="T15">O</text:span><text:span text:style-name="T15"> </text:span><text:span text:style-name="T15">p</text:span><text:span text:style-name="T15">e</text:span><text:span text:style-name="T15">d</text:span><text:span text:style-name="T15">i</text:span><text:span text:style-name="T15">d</text:span><text:span text:style-name="T15">o</text:span><text:span text:style-name="T15"> </text:span><text:span text:style-name="T15">é</text:span><text:span text:style-name="T15"> </text:span><text:span text:style-name="T15">i</text:span><text:span text:style-name="T15">n</text:span><text:span text:style-name="T15">d</text:span><text:span text:style-name="T15">e</text:span><text:span text:style-name="T15">f</text:span><text:span text:style-name="T15">e</text:span><text:span text:style-name="T15">r</text:span><text:span text:style-name="T15">i</text:span><text:span text:style-name="T15">d</text:span><text:span text:style-name="T15">o</text:span><text:span text:style-name="T15">:</text:span></text:p>
          </draw:text-box>
        </draw:frame>
        <draw:frame draw:style-name="gr201" draw:text-style-name="P3" draw:layer="layout" svg:width="11.686cm" svg:height="0.306cm" svg:x="2.532cm" svg:y="14.721cm">
          <draw:text-box>
            <text:p text:style-name="P2"><text:span text:style-name="T16">a</text:span><text:span text:style-name="T16">)</text:span><text:span text:style-name="T16"> </text:span><text:span text:style-name="T16">S</text:span><text:span text:style-name="T16">e</text:span><text:span text:style-name="T16"> </text:span><text:span text:style-name="T16">n</text:span><text:span text:style-name="T16">ã</text:span><text:span text:style-name="T16">o</text:span><text:span text:style-name="T16"> </text:span><text:span text:style-name="T16">c</text:span><text:span text:style-name="T16">o</text:span><text:span text:style-name="T16">n</text:span><text:span text:style-name="T16">s</text:span><text:span text:style-name="T16">t</text:span><text:span text:style-name="T16">a</text:span><text:span text:style-name="T16">r</text:span><text:span text:style-name="T16"> </text:span><text:span text:style-name="T16">d</text:span><text:span text:style-name="T16">o</text:span><text:span text:style-name="T16"> </text:span><text:span text:style-name="T16">i</text:span><text:span text:style-name="T16">m</text:span><text:span text:style-name="T16">p</text:span><text:span text:style-name="T16">r</text:span><text:span text:style-name="T16">e</text:span><text:span text:style-name="T16">s</text:span><text:span text:style-name="T16">s</text:span><text:span text:style-name="T16">o</text:span><text:span text:style-name="T16"> </text:span><text:span text:style-name="T16">d</text:span><text:span text:style-name="T16">e</text:span><text:span text:style-name="T16"> </text:span><text:span text:style-name="T16">m</text:span><text:span text:style-name="T16">o</text:span><text:span text:style-name="T16">d</text:span><text:span text:style-name="T16">e</text:span><text:span text:style-name="T16">l</text:span><text:span text:style-name="T16">o</text:span><text:span text:style-name="T16"> </text:span><text:span text:style-name="T16">a</text:span><text:span text:style-name="T16">p</text:span><text:span text:style-name="T16">r</text:span><text:span text:style-name="T16">o</text:span><text:span text:style-name="T16">v</text:span><text:span text:style-name="T16">a</text:span><text:span text:style-name="T16">d</text:span><text:span text:style-name="T16">o</text:span><text:span text:style-name="T16"> </text:span><text:span text:style-name="T16">p</text:span><text:span text:style-name="T16">e</text:span><text:span text:style-name="T16">l</text:span><text:span text:style-name="T16">o</text:span><text:span text:style-name="T16"> </text:span><text:span text:style-name="T16">P</text:span><text:span text:style-name="T16">r</text:span><text:span text:style-name="T16">e</text:span><text:span text:style-name="T16">s</text:span><text:span text:style-name="T16">i</text:span><text:span text:style-name="T16">d</text:span><text:span text:style-name="T16">e</text:span><text:span text:style-name="T16">n</text:span><text:span text:style-name="T16">t</text:span><text:span text:style-name="T16">e</text:span><text:span text:style-name="T16"> </text:span><text:span text:style-name="T16">d</text:span><text:span text:style-name="T16">o</text:span><text:span text:style-name="T16"> </text:span><text:span text:style-name="T16">I</text:span><text:span text:style-name="T16">n</text:span><text:span text:style-name="T16">s</text:span><text:span text:style-name="T16">t</text:span><text:span text:style-name="T16">i</text:span><text:span text:style-name="T16">t</text:span><text:span text:style-name="T16">u</text:span><text:span text:style-name="T16">t</text:span><text:span text:style-name="T16">o</text:span><text:span text:style-name="T16"> </text:span><text:span text:style-name="T16">d</text:span><text:span text:style-name="T16">o</text:span><text:span text:style-name="T16">s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s</text:span><text:span text:style-name="T16"> </text:span><text:span text:style-name="T16">e</text:span><text:span text:style-name="T16"> </text:span><text:span text:style-name="T16">d</text:span><text:span text:style-name="T16">o</text:span><text:span text:style-name="T16"> </text:span><text:span text:style-name="T16">N</text:span><text:span text:style-name="T16">o</text:span><text:span text:style-name="T16">t</text:span><text:span text:style-name="T16">a</text:span><text:span text:style-name="T16">r</text:span><text:span text:style-name="T16">i</text:span><text:span text:style-name="T16">a</text:span><text:span text:style-name="T16">d</text:span><text:span text:style-name="T16">o</text:span><text:span text:style-name="T16"> </text:span><text:span text:style-name="T16">(</text:span><text:span text:style-name="T16">d</text:span><text:span text:style-name="T16">i</text:span><text:span text:style-name="T16">s</text:span><text:span text:style-name="T16">p</text:span><text:span text:style-name="T16">o</text:span><text:span text:style-name="T16">n</text:span><text:span text:style-name="T16">í</text:span><text:span text:style-name="T16">v</text:span><text:span text:style-name="T16">e</text:span><text:span text:style-name="T16">l</text:span></text:p>
          </draw:text-box>
        </draw:frame>
        <draw:frame draw:style-name="gr195" draw:text-style-name="P3" draw:layer="layout" svg:width="3.562cm" svg:height="0.306cm" svg:x="14.781cm" svg:y="14.721cm">
          <draw:text-box>
            <text:p text:style-name="P2"><text:span text:style-name="T16">n</text:span><text:span text:style-name="T16">a</text:span><text:span text:style-name="T16">s</text:span><text:span text:style-name="T16"> </text:span><text:span text:style-name="T16">e</text:span><text:span text:style-name="T16">x</text:span><text:span text:style-name="T16">t</text:span><text:span text:style-name="T16">e</text:span><text:span text:style-name="T16">n</text:span><text:span text:style-name="T16">s</text:span><text:span text:style-name="T16">õ</text:span><text:span text:style-name="T16">e</text:span><text:span text:style-name="T16">s</text:span><text:span text:style-name="T16"> </text:span><text:span text:style-name="T16">d</text:span><text:span text:style-name="T16">a</text:span><text:span text:style-name="T16"> </text:span><text:span text:style-name="T16">C</text:span><text:span text:style-name="T16">o</text:span><text:span text:style-name="T16">n</text:span><text:span text:style-name="T16">s</text:span><text:span text:style-name="T16">e</text:span><text:span text:style-name="T16">r</text:span><text:span text:style-name="T16">v</text:span><text:span text:style-name="T16">a</text:span><text:span text:style-name="T16">t</text:span><text:span text:style-name="T16">ó</text:span><text:span text:style-name="T16">r</text:span><text:span text:style-name="T16">i</text:span><text:span text:style-name="T16">a</text:span><text:span text:style-name="T16"> </text:span><text:span text:style-name="T16">d</text:span><text:span text:style-name="T16">o</text:span><text:span text:style-name="T16">s</text:span></text:p>
          </draw:text-box>
        </draw:frame>
        <draw:frame draw:style-name="gr202" draw:text-style-name="P3" draw:layer="layout" svg:width="9.417cm" svg:height="0.306cm" svg:x="2.532cm" svg:y="15.065cm">
          <draw:text-box>
            <text:p text:style-name="P2"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s</text:span><text:span text:style-name="T16"> </text:span><text:span text:style-name="T16">C</text:span><text:span text:style-name="T16">e</text:span><text:span text:style-name="T16">n</text:span><text:span text:style-name="T16">t</text:span><text:span text:style-name="T16">r</text:span><text:span text:style-name="T16">a</text:span><text:span text:style-name="T16">i</text:span><text:span text:style-name="T16">s</text:span><text:span text:style-name="T16">,</text:span><text:span text:style-name="T16"> </text:span><text:span text:style-name="T16">n</text:span><text:span text:style-name="T16">a</text:span><text:span text:style-name="T16">s</text:span><text:span text:style-name="T16"> </text:span><text:span text:style-name="T16">C</text:span><text:span text:style-name="T16">o</text:span><text:span text:style-name="T16">n</text:span><text:span text:style-name="T16">s</text:span><text:span text:style-name="T16">e</text:span><text:span text:style-name="T16">r</text:span><text:span text:style-name="T16">v</text:span><text:span text:style-name="T16">a</text:span><text:span text:style-name="T16">t</text:span><text:span text:style-name="T16">ó</text:span><text:span text:style-name="T16">r</text:span><text:span text:style-name="T16">i</text:span><text:span text:style-name="T16">a</text:span><text:span text:style-name="T16">s</text:span><text:span text:style-name="T16"> </text:span><text:span text:style-name="T16">d</text:span><text:span text:style-name="T16">o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 </text:span><text:span text:style-name="T16">C</text:span><text:span text:style-name="T16">i</text:span><text:span text:style-name="T16">v</text:span><text:span text:style-name="T16">i</text:span><text:span text:style-name="T16">l</text:span><text:span text:style-name="T16">,</text:span><text:span text:style-name="T16"> </text:span><text:span text:style-name="T16">n</text:span><text:span text:style-name="T16">o</text:span><text:span text:style-name="T16">s</text:span><text:span text:style-name="T16"> </text:span><text:span text:style-name="T16">C</text:span><text:span text:style-name="T16">o</text:span><text:span text:style-name="T16">n</text:span><text:span text:style-name="T16">s</text:span><text:span text:style-name="T16">u</text:span><text:span text:style-name="T16">l</text:span><text:span text:style-name="T16">a</text:span><text:span text:style-name="T16">d</text:span><text:span text:style-name="T16">o</text:span><text:span text:style-name="T16">s</text:span><text:span text:style-name="T16"> </text:span><text:span text:style-name="T16">e</text:span><text:span text:style-name="T16"> </text:span><text:span text:style-name="T16">n</text:span><text:span text:style-name="T16">o</text:span><text:span text:style-name="T16"> </text:span><text:span text:style-name="T16">s</text:span><text:span text:style-name="T16">í</text:span><text:span text:style-name="T16">t</text:span><text:span text:style-name="T16">i</text:span><text:span text:style-name="T16">o</text:span><text:span text:style-name="T16"> </text:span><text:span text:style-name="T16">w</text:span><text:span text:style-name="T16">w</text:span><text:span text:style-name="T16">w</text:span><text:span text:style-name="T16">.</text:span><text:span text:style-name="T16">i</text:span><text:span text:style-name="T16">r</text:span><text:span text:style-name="T16">n</text:span><text:span text:style-name="T16">.</text:span><text:span text:style-name="T16">m</text:span><text:span text:style-name="T16">j</text:span><text:span text:style-name="T16">.</text:span><text:span text:style-name="T16">p</text:span><text:span text:style-name="T16">t</text:span><text:span text:style-name="T16">)</text:span><text:span text:style-name="T16">;</text:span></text:p>
          </draw:text-box>
        </draw:frame>
        <draw:frame draw:style-name="gr203" draw:text-style-name="P3" draw:layer="layout" svg:width="6.83cm" svg:height="0.306cm" svg:x="2.532cm" svg:y="15.454cm">
          <draw:text-box>
            <text:p text:style-name="P2"><text:span text:style-name="T16">b</text:span><text:span text:style-name="T16">)</text:span><text:span text:style-name="T16"> </text:span><text:span text:style-name="T16">S</text:span><text:span text:style-name="T16">e</text:span><text:span text:style-name="T16"> </text:span><text:span text:style-name="T16">f</text:span><text:span text:style-name="T16">o</text:span><text:span text:style-name="T16">r</text:span><text:span text:style-name="T16">e</text:span><text:span text:style-name="T16">m</text:span><text:span text:style-name="T16"> </text:span><text:span text:style-name="T16">o</text:span><text:span text:style-name="T16">m</text:span><text:span text:style-name="T16">i</text:span><text:span text:style-name="T16">t</text:span><text:span text:style-name="T16">i</text:span><text:span text:style-name="T16">d</text:span><text:span text:style-name="T16">a</text:span><text:span text:style-name="T16">s</text:span><text:span text:style-name="T16"> </text:span><text:span text:style-name="T16">m</text:span><text:span text:style-name="T16">e</text:span><text:span text:style-name="T16">n</text:span><text:span text:style-name="T16">ç</text:span><text:span text:style-name="T16">õ</text:span><text:span text:style-name="T16">e</text:span><text:span text:style-name="T16">s</text:span><text:span text:style-name="T16"> </text:span><text:span text:style-name="T16">o</text:span><text:span text:style-name="T16">u</text:span><text:span text:style-name="T16"> </text:span><text:span text:style-name="T16">f</text:span><text:span text:style-name="T16">o</text:span><text:span text:style-name="T16">r</text:span><text:span text:style-name="T16">m</text:span><text:span text:style-name="T16">a</text:span><text:span text:style-name="T16">l</text:span><text:span text:style-name="T16">i</text:span><text:span text:style-name="T16">d</text:span><text:span text:style-name="T16">a</text:span><text:span text:style-name="T16">d</text:span><text:span text:style-name="T16">e</text:span><text:span text:style-name="T16">s</text:span><text:span text:style-name="T16"> </text:span><text:span text:style-name="T16">p</text:span><text:span text:style-name="T16">r</text:span><text:span text:style-name="T16">e</text:span><text:span text:style-name="T16">v</text:span><text:span text:style-name="T16">i</text:span><text:span text:style-name="T16">s</text:span><text:span text:style-name="T16">t</text:span><text:span text:style-name="T16">a</text:span><text:span text:style-name="T16">s</text:span><text:span text:style-name="T16"> </text:span><text:span text:style-name="T16">n</text:span><text:span text:style-name="T16">o</text:span><text:span text:style-name="T16"> </text:span><text:span text:style-name="T16">i</text:span><text:span text:style-name="T16">m</text:span><text:span text:style-name="T16">p</text:span><text:span text:style-name="T16">r</text:span><text:span text:style-name="T16">e</text:span><text:span text:style-name="T16">s</text:span><text:span text:style-name="T16">s</text:span><text:span text:style-name="T16">o</text:span><text:span text:style-name="T16">;</text:span></text:p>
          </draw:text-box>
        </draw:frame>
        <draw:frame draw:style-name="gr204" draw:text-style-name="P3" draw:layer="layout" svg:width="12.173cm" svg:height="0.306cm" svg:x="2.532cm" svg:y="15.827cm">
          <draw:text-box>
            <text:p text:style-name="P2"><text:span text:style-name="T16">c</text:span><text:span text:style-name="T16">)</text:span><text:span text:style-name="T16"> </text:span><text:span text:style-name="T16">S</text:span><text:span text:style-name="T16">e</text:span><text:span text:style-name="T16"> </text:span><text:span text:style-name="T16">n</text:span><text:span text:style-name="T16">ã</text:span><text:span text:style-name="T16">o</text:span><text:span text:style-name="T16"> </text:span><text:span text:style-name="T16">f</text:span><text:span text:style-name="T16">o</text:span><text:span text:style-name="T16">r</text:span><text:span text:style-name="T16"> </text:span><text:span text:style-name="T16">a</text:span><text:span text:style-name="T16">c</text:span><text:span text:style-name="T16">o</text:span><text:span text:style-name="T16">m</text:span><text:span text:style-name="T16">p</text:span><text:span text:style-name="T16">a</text:span><text:span text:style-name="T16">n</text:span><text:span text:style-name="T16">h</text:span><text:span text:style-name="T16">a</text:span><text:span text:style-name="T16">d</text:span><text:span text:style-name="T16">o</text:span><text:span text:style-name="T16"> </text:span><text:span text:style-name="T16">d</text:span><text:span text:style-name="T16">o</text:span><text:span text:style-name="T16">s</text:span><text:span text:style-name="T16"> </text:span><text:span text:style-name="T16">d</text:span><text:span text:style-name="T16">o</text:span><text:span text:style-name="T16">c</text:span><text:span text:style-name="T16">u</text:span><text:span text:style-name="T16">m</text:span><text:span text:style-name="T16">e</text:span><text:span text:style-name="T16">n</text:span><text:span text:style-name="T16">t</text:span><text:span text:style-name="T16">o</text:span><text:span text:style-name="T16">s</text:span><text:span text:style-name="T16"> </text:span><text:span text:style-name="T16">n</text:span><text:span text:style-name="T16">e</text:span><text:span text:style-name="T16">c</text:span><text:span text:style-name="T16">e</text:span><text:span text:style-name="T16">s</text:span><text:span text:style-name="T16">s</text:span><text:span text:style-name="T16">á</text:span><text:span text:style-name="T16">r</text:span><text:span text:style-name="T16">i</text:span><text:span text:style-name="T16">o</text:span><text:span text:style-name="T16">s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c</text:span><text:span text:style-name="T16">o</text:span><text:span text:style-name="T16">m</text:span><text:span text:style-name="T16">p</text:span><text:span text:style-name="T16">r</text:span><text:span text:style-name="T16">o</text:span><text:span text:style-name="T16">v</text:span><text:span text:style-name="T16">a</text:span><text:span text:style-name="T16">r</text:span><text:span text:style-name="T16"> </text:span><text:span text:style-name="T16">o</text:span><text:span text:style-name="T16">s</text:span><text:span text:style-name="T16"> </text:span><text:span text:style-name="T16">f</text:span><text:span text:style-name="T16">a</text:span><text:span text:style-name="T16">c</text:span><text:span text:style-name="T16">t</text:span><text:span text:style-name="T16">o</text:span><text:span text:style-name="T16">s</text:span><text:span text:style-name="T16"> </text:span><text:span text:style-name="T16">q</text:span><text:span text:style-name="T16">u</text:span><text:span text:style-name="T16">e</text:span><text:span text:style-name="T16"> </text:span><text:span text:style-name="T16">c</text:span><text:span text:style-name="T16">o</text:span><text:span text:style-name="T16">n</text:span><text:span text:style-name="T16">s</text:span><text:span text:style-name="T16">t</text:span><text:span text:style-name="T16">i</text:span><text:span text:style-name="T16">t</text:span><text:span text:style-name="T16">u</text:span><text:span text:style-name="T16">e</text:span><text:span text:style-name="T16">m</text:span><text:span text:style-name="T16"> </text:span><text:span text:style-name="T16">o</text:span><text:span text:style-name="T16"> </text:span><text:span text:style-name="T16">f</text:span><text:span text:style-name="T16">u</text:span><text:span text:style-name="T16">n</text:span><text:span text:style-name="T16">d</text:span><text:span text:style-name="T16">a</text:span><text:span text:style-name="T16">m</text:span><text:span text:style-name="T16">e</text:span><text:span text:style-name="T16">n</text:span><text:span text:style-name="T16">t</text:span><text:span text:style-name="T16">o</text:span><text:span text:style-name="T16"> </text:span><text:span text:style-name="T16">d</text:span><text:span text:style-name="T16">o</text:span><text:span text:style-name="T16"> </text:span><text:span text:style-name="T16">p</text:span><text:span text:style-name="T16">e</text:span><text:span text:style-name="T16">d</text:span><text:span text:style-name="T16">i</text:span><text:span text:style-name="T16">d</text:span><text:span text:style-name="T16">o</text:span><text:span text:style-name="T16">.</text:span></text:p>
          </draw:text-box>
        </draw:frame>
        <draw:frame draw:style-name="gr205" draw:text-style-name="P3" draw:layer="layout" svg:width="5.912cm" svg:height="0.306cm" svg:x="2.532cm" svg:y="9.332cm">
          <draw:text-box>
            <text:p text:style-name="P2"><text:span text:style-name="T16">2</text:span><text:span text:style-name="T16">.</text:span><text:span text:style-name="T16"> </text:span><text:span text:style-name="T16">O</text:span><text:span text:style-name="T16"> </text:span><text:span text:style-name="T16">r</text:span><text:span text:style-name="T16">e</text:span><text:span text:style-name="T16">c</text:span><text:span text:style-name="T16">o</text:span><text:span text:style-name="T16">n</text:span><text:span text:style-name="T16">h</text:span><text:span text:style-name="T16">e</text:span><text:span text:style-name="T16">c</text:span><text:span text:style-name="T16">i</text:span><text:span text:style-name="T16">m</text:span><text:span text:style-name="T16">e</text:span><text:span text:style-name="T16">n</text:span><text:span text:style-name="T16">t</text:span><text:span text:style-name="T16">o</text:span><text:span text:style-name="T16"> </text:span><text:span text:style-name="T16">p</text:span><text:span text:style-name="T16">r</text:span><text:span text:style-name="T16">e</text:span><text:span text:style-name="T16">s</text:span><text:span text:style-name="T16">e</text:span><text:span text:style-name="T16">n</text:span><text:span text:style-name="T16">c</text:span><text:span text:style-name="T16">i</text:span><text:span text:style-name="T16">a</text:span><text:span text:style-name="T16">l</text:span><text:span text:style-name="T16"> </text:span><text:span text:style-name="T16">d</text:span><text:span text:style-name="T16">a</text:span><text:span text:style-name="T16"> </text:span><text:span text:style-name="T16">a</text:span><text:span text:style-name="T16">s</text:span><text:span text:style-name="T16">s</text:span><text:span text:style-name="T16">i</text:span><text:span text:style-name="T16">n</text:span><text:span text:style-name="T16">a</text:span><text:span text:style-name="T16">t</text:span><text:span text:style-name="T16">u</text:span><text:span text:style-name="T16">r</text:span><text:span text:style-name="T16">a</text:span><text:span text:style-name="T16"> </text:span><text:span text:style-name="T16">p</text:span><text:span text:style-name="T16">o</text:span><text:span text:style-name="T16">d</text:span><text:span text:style-name="T16">e</text:span><text:span text:style-name="T16"> </text:span><text:span text:style-name="T16">s</text:span><text:span text:style-name="T16">e</text:span><text:span text:style-name="T16">r</text:span><text:span text:style-name="T16"> </text:span><text:span text:style-name="T16">f</text:span><text:span text:style-name="T16">e</text:span><text:span text:style-name="T16">i</text:span><text:span text:style-name="T16">t</text:span><text:span text:style-name="T16">o</text:span><text:span text:style-name="T16">:</text:span></text:p>
          </draw:text-box>
        </draw:frame>
        <draw:frame draw:style-name="gr206" draw:text-style-name="P3" draw:layer="layout" svg:width="7.338cm" svg:height="0.306cm" svg:x="2.888cm" svg:y="9.705cm">
          <draw:text-box>
            <text:p text:style-name="P2"><text:span text:style-name="T16">-</text:span><text:span text:style-name="T16"> </text:span><text:span text:style-name="T16">p</text:span><text:span text:style-name="T16">e</text:span><text:span text:style-name="T16">r</text:span><text:span text:style-name="T16">a</text:span><text:span text:style-name="T16">n</text:span><text:span text:style-name="T16">t</text:span><text:span text:style-name="T16">e</text:span><text:span text:style-name="T16"> </text:span><text:span text:style-name="T16">f</text:span><text:span text:style-name="T16">u</text:span><text:span text:style-name="T16">n</text:span><text:span text:style-name="T16">c</text:span><text:span text:style-name="T16">i</text:span><text:span text:style-name="T16">o</text:span><text:span text:style-name="T16">n</text:span><text:span text:style-name="T16">á</text:span><text:span text:style-name="T16">r</text:span><text:span text:style-name="T16">i</text:span><text:span text:style-name="T16">o</text:span><text:span text:style-name="T16"> </text:span><text:span text:style-name="T16">d</text:span><text:span text:style-name="T16">o</text:span><text:span text:style-name="T16"> </text:span><text:span text:style-name="T16">s</text:span><text:span text:style-name="T16">e</text:span><text:span text:style-name="T16">r</text:span><text:span text:style-name="T16">v</text:span><text:span text:style-name="T16">i</text:span><text:span text:style-name="T16">ç</text:span><text:span text:style-name="T16">o</text:span><text:span text:style-name="T16"> </text:span><text:span text:style-name="T16">c</text:span><text:span text:style-name="T16">o</text:span><text:span text:style-name="T16">m</text:span><text:span text:style-name="T16"> </text:span><text:span text:style-name="T16">c</text:span><text:span text:style-name="T16">o</text:span><text:span text:style-name="T16">m</text:span><text:span text:style-name="T16">p</text:span><text:span text:style-name="T16">e</text:span><text:span text:style-name="T16">t</text:span><text:span text:style-name="T16">ê</text:span><text:span text:style-name="T16">n</text:span><text:span text:style-name="T16">c</text:span><text:span text:style-name="T16">i</text:span><text:span text:style-name="T16">a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r</text:span><text:span text:style-name="T16">e</text:span><text:span text:style-name="T16">c</text:span><text:span text:style-name="T16">e</text:span><text:span text:style-name="T16">b</text:span><text:span text:style-name="T16">e</text:span><text:span text:style-name="T16">r</text:span><text:span text:style-name="T16"> </text:span><text:span text:style-name="T16">o</text:span><text:span text:style-name="T16"> </text:span><text:span text:style-name="T16">i</text:span><text:span text:style-name="T16">m</text:span><text:span text:style-name="T16">p</text:span><text:span text:style-name="T16">r</text:span><text:span text:style-name="T16">e</text:span><text:span text:style-name="T16">s</text:span><text:span text:style-name="T16">s</text:span><text:span text:style-name="T16">o</text:span><text:span text:style-name="T16">;</text:span></text:p>
          </draw:text-box>
        </draw:frame>
        <draw:frame draw:style-name="gr207" draw:text-style-name="P3" draw:layer="layout" svg:width="6.094cm" svg:height="0.306cm" svg:x="2.888cm" svg:y="10.077cm">
          <draw:text-box>
            <text:p text:style-name="P2"><text:span text:style-name="T16">-</text:span><text:span text:style-name="T16"> </text:span><text:span text:style-name="T16">e</text:span><text:span text:style-name="T16">m</text:span><text:span text:style-name="T16"> </text:span><text:span text:style-name="T16">C</text:span><text:span text:style-name="T16">a</text:span><text:span text:style-name="T16">r</text:span><text:span text:style-name="T16">t</text:span><text:span text:style-name="T16">ó</text:span><text:span text:style-name="T16">r</text:span><text:span text:style-name="T16">i</text:span><text:span text:style-name="T16">o</text:span><text:span text:style-name="T16"> </text:span><text:span text:style-name="T16">N</text:span><text:span text:style-name="T16">o</text:span><text:span text:style-name="T16">t</text:span><text:span text:style-name="T16">a</text:span><text:span text:style-name="T16">r</text:span><text:span text:style-name="T16">i</text:span><text:span text:style-name="T16">a</text:span><text:span text:style-name="T16">l</text:span><text:span text:style-name="T16"> </text:span><text:span text:style-name="T16"><text:s/></text:span><text:span text:style-name="T16">o</text:span><text:span text:style-name="T16">u</text:span><text:span text:style-name="T16"> </text:span><text:span text:style-name="T16">C</text:span><text:span text:style-name="T16">o</text:span><text:span text:style-name="T16">n</text:span><text:span text:style-name="T16">s</text:span><text:span text:style-name="T16">e</text:span><text:span text:style-name="T16">r</text:span><text:span text:style-name="T16">v</text:span><text:span text:style-name="T16">a</text:span><text:span text:style-name="T16">t</text:span><text:span text:style-name="T16">ó</text:span><text:span text:style-name="T16">r</text:span><text:span text:style-name="T16">i</text:span><text:span text:style-name="T16">a</text:span><text:span text:style-name="T16">s</text:span><text:span text:style-name="T16"> </text:span><text:span text:style-name="T16">d</text:span><text:span text:style-name="T16">o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 </text:span><text:span text:style-name="T16">p</text:span><text:span text:style-name="T16">o</text:span><text:span text:style-name="T16">r</text:span><text:span text:style-name="T16">t</text:span><text:span text:style-name="T16">u</text:span><text:span text:style-name="T16">g</text:span><text:span text:style-name="T16">u</text:span><text:span text:style-name="T16">ê</text:span><text:span text:style-name="T16">s</text:span><text:span text:style-name="T16">;</text:span></text:p>
          </draw:text-box>
        </draw:frame>
        <draw:frame draw:style-name="gr208" draw:text-style-name="P3" draw:layer="layout" svg:width="4.244cm" svg:height="0.306cm" svg:x="2.888cm" svg:y="10.45cm">
          <draw:text-box>
            <text:p text:style-name="P2"><text:span text:style-name="T16">-</text:span><text:span text:style-name="T16"> </text:span><text:span text:style-name="T16">e</text:span><text:span text:style-name="T16">m</text:span><text:span text:style-name="T16"> </text:span><text:span text:style-name="T16">C</text:span><text:span text:style-name="T16">o</text:span><text:span text:style-name="T16">n</text:span><text:span text:style-name="T16">s</text:span><text:span text:style-name="T16">u</text:span><text:span text:style-name="T16">l</text:span><text:span text:style-name="T16">a</text:span><text:span text:style-name="T16">d</text:span><text:span text:style-name="T16">o</text:span><text:span text:style-name="T16"> </text:span><text:span text:style-name="T16">d</text:span><text:span text:style-name="T16">e</text:span><text:span text:style-name="T16"> </text:span><text:span text:style-name="T16">P</text:span><text:span text:style-name="T16">o</text:span><text:span text:style-name="T16">r</text:span><text:span text:style-name="T16">t</text:span><text:span text:style-name="T16">u</text:span><text:span text:style-name="T16">g</text:span><text:span text:style-name="T16">a</text:span><text:span text:style-name="T16">l</text:span><text:span text:style-name="T16"> </text:span><text:span text:style-name="T16">n</text:span><text:span text:style-name="T16">o</text:span><text:span text:style-name="T16"> </text:span><text:span text:style-name="T16">e</text:span><text:span text:style-name="T16">s</text:span><text:span text:style-name="T16">t</text:span><text:span text:style-name="T16">r</text:span><text:span text:style-name="T16">a</text:span><text:span text:style-name="T16">n</text:span><text:span text:style-name="T16">g</text:span><text:span text:style-name="T16">e</text:span><text:span text:style-name="T16">i</text:span><text:span text:style-name="T16">r</text:span><text:span text:style-name="T16">o</text:span><text:span text:style-name="T16">;</text:span></text:p>
          </draw:text-box>
        </draw:frame>
        <draw:frame draw:style-name="gr209" draw:text-style-name="P3" draw:layer="layout" svg:width="3.219cm" svg:height="0.306cm" svg:x="2.888cm" svg:y="10.822cm">
          <draw:text-box>
            <text:p text:style-name="P2"><text:span text:style-name="T16">-</text:span><text:span text:style-name="T16"> </text:span><text:span text:style-name="T16">p</text:span><text:span text:style-name="T16">o</text:span><text:span text:style-name="T16">r</text:span><text:span text:style-name="T16"> </text:span><text:span text:style-name="T16">A</text:span><text:span text:style-name="T16">d</text:span><text:span text:style-name="T16">v</text:span><text:span text:style-name="T16">o</text:span><text:span text:style-name="T16">g</text:span><text:span text:style-name="T16">a</text:span><text:span text:style-name="T16">d</text:span><text:span text:style-name="T16">o</text:span><text:span text:style-name="T16"> </text:span><text:span text:style-name="T16">o</text:span><text:span text:style-name="T16">u</text:span><text:span text:style-name="T16"> </text:span><text:span text:style-name="T16">S</text:span><text:span text:style-name="T16">o</text:span><text:span text:style-name="T16">l</text:span><text:span text:style-name="T16">i</text:span><text:span text:style-name="T16">c</text:span><text:span text:style-name="T16">i</text:span><text:span text:style-name="T16">t</text:span><text:span text:style-name="T16">a</text:span><text:span text:style-name="T16">d</text:span><text:span text:style-name="T16">o</text:span><text:span text:style-name="T16">r</text:span><text:span text:style-name="T16">,</text:span><text:span text:style-name="T16"> </text:span><text:span text:style-name="T16">o</text:span><text:span text:style-name="T16">u</text:span></text:p>
          </draw:text-box>
        </draw:frame>
        <draw:frame draw:style-name="gr210" draw:text-style-name="P3" draw:layer="layout" svg:width="10.835cm" svg:height="0.306cm" svg:x="2.888cm" svg:y="11.195cm">
          <draw:text-box>
            <text:p text:style-name="P2"><text:span text:style-name="T16">-</text:span><text:span text:style-name="T16"> </text:span><text:span text:style-name="T16">p</text:span><text:span text:style-name="T16">e</text:span><text:span text:style-name="T16">l</text:span><text:span text:style-name="T16">a</text:span><text:span text:style-name="T16">s</text:span><text:span text:style-name="T16"> </text:span><text:span text:style-name="T16">c</text:span><text:span text:style-name="T16">â</text:span><text:span text:style-name="T16">m</text:span><text:span text:style-name="T16">a</text:span><text:span text:style-name="T16">r</text:span><text:span text:style-name="T16">a</text:span><text:span text:style-name="T16">s</text:span><text:span text:style-name="T16"> </text:span><text:span text:style-name="T16">d</text:span><text:span text:style-name="T16">e</text:span><text:span text:style-name="T16"> </text:span><text:span text:style-name="T16">c</text:span><text:span text:style-name="T16">o</text:span><text:span text:style-name="T16">m</text:span><text:span text:style-name="T16">é</text:span><text:span text:style-name="T16">r</text:span><text:span text:style-name="T16">c</text:span><text:span text:style-name="T16">i</text:span><text:span text:style-name="T16">o</text:span><text:span text:style-name="T16"> </text:span><text:span text:style-name="T16">e</text:span><text:span text:style-name="T16"> </text:span><text:span text:style-name="T16">i</text:span><text:span text:style-name="T16">n</text:span><text:span text:style-name="T16">d</text:span><text:span text:style-name="T16">ú</text:span><text:span text:style-name="T16">s</text:span><text:span text:style-name="T16">t</text:span><text:span text:style-name="T16">r</text:span><text:span text:style-name="T16">i</text:span><text:span text:style-name="T16">a</text:span><text:span text:style-name="T16">,</text:span><text:span text:style-name="T16"> </text:span><text:span text:style-name="T16">r</text:span><text:span text:style-name="T16">e</text:span><text:span text:style-name="T16">c</text:span><text:span text:style-name="T16">o</text:span><text:span text:style-name="T16">n</text:span><text:span text:style-name="T16">h</text:span><text:span text:style-name="T16">e</text:span><text:span text:style-name="T16">c</text:span><text:span text:style-name="T16">i</text:span><text:span text:style-name="T16">d</text:span><text:span text:style-name="T16">a</text:span><text:span text:style-name="T16">s</text:span><text:span text:style-name="T16"> </text:span><text:span text:style-name="T16">n</text:span><text:span text:style-name="T16">o</text:span><text:span text:style-name="T16">s</text:span><text:span text:style-name="T16"> </text:span><text:span text:style-name="T16">t</text:span><text:span text:style-name="T16">e</text:span><text:span text:style-name="T16">r</text:span><text:span text:style-name="T16">m</text:span><text:span text:style-name="T16">o</text:span><text:span text:style-name="T16">s</text:span><text:span text:style-name="T16"> </text:span><text:span text:style-name="T16">d</text:span><text:span text:style-name="T16">o</text:span><text:span text:style-name="T16"> </text:span><text:span text:style-name="T16">D</text:span><text:span text:style-name="T16">e</text:span><text:span text:style-name="T16">c</text:span><text:span text:style-name="T16">r</text:span><text:span text:style-name="T16">e</text:span><text:span text:style-name="T16">t</text:span><text:span text:style-name="T16">o</text:span><text:span text:style-name="T16">-</text:span><text:span text:style-name="T16">L</text:span><text:span text:style-name="T16">e</text:span><text:span text:style-name="T16">i</text:span><text:span text:style-name="T16"> </text:span><text:span text:style-name="T16">n</text:span><text:span text:style-name="T16">.</text:span><text:span text:style-name="T16">º</text:span><text:span text:style-name="T16"> </text:span><text:span text:style-name="T16">2</text:span><text:span text:style-name="T16">4</text:span><text:span text:style-name="T16">4</text:span><text:span text:style-name="T16">/</text:span><text:span text:style-name="T16">9</text:span><text:span text:style-name="T16">2</text:span><text:span text:style-name="T16">,</text:span><text:span text:style-name="T16"> </text:span><text:span text:style-name="T16">d</text:span><text:span text:style-name="T16">e</text:span><text:span text:style-name="T16"> </text:span><text:span text:style-name="T16">2</text:span><text:span text:style-name="T16">9</text:span><text:span text:style-name="T16"> </text:span><text:span text:style-name="T16">d</text:span><text:span text:style-name="T16">e</text:span><text:span text:style-name="T16"> </text:span><text:span text:style-name="T16">o</text:span><text:span text:style-name="T16">u</text:span><text:span text:style-name="T16">t</text:span><text:span text:style-name="T16">u</text:span><text:span text:style-name="T16">b</text:span><text:span text:style-name="T16">r</text:span><text:span text:style-name="T16">o</text:span><text:span text:style-name="T16">.</text:span></text:p>
          </draw:text-box>
        </draw:frame>
        <draw:frame draw:style-name="gr134" draw:text-style-name="P3" draw:layer="layout" svg:width="0.266cm" svg:height="0.306cm" svg:x="2.532cm" svg:y="6.88cm">
          <draw:text-box>
            <text:p text:style-name="P2"><text:span text:style-name="T16">5</text:span><text:span text:style-name="T16">.</text:span></text:p>
          </draw:text-box>
        </draw:frame>
        <draw:frame draw:style-name="gr211" draw:text-style-name="P3" draw:layer="layout" svg:width="6.454cm" svg:height="0.306cm" svg:x="2.808cm" svg:y="6.88cm">
          <draw:text-box>
            <text:p text:style-name="P2"><text:span text:style-name="T16">D</text:span><text:span text:style-name="T16">e</text:span><text:span text:style-name="T16">v</text:span><text:span text:style-name="T16">e</text:span><text:span text:style-name="T16"> </text:span><text:span text:style-name="T16">i</text:span><text:span text:style-name="T16">n</text:span><text:span text:style-name="T16">d</text:span><text:span text:style-name="T16">i</text:span><text:span text:style-name="T16">c</text:span><text:span text:style-name="T16">a</text:span><text:span text:style-name="T16">r</text:span><text:span text:style-name="T16"> </text:span><text:span text:style-name="T16">e</text:span><text:span text:style-name="T16"> </text:span><text:span text:style-name="T16">j</text:span><text:span text:style-name="T16">u</text:span><text:span text:style-name="T16">n</text:span><text:span text:style-name="T16">t</text:span><text:span text:style-name="T16">a</text:span><text:span text:style-name="T16">r</text:span><text:span text:style-name="T16"> </text:span><text:span text:style-name="T16">o</text:span><text:span text:style-name="T16">s</text:span><text:span text:style-name="T16"> </text:span><text:span text:style-name="T16">d</text:span><text:span text:style-name="T16">o</text:span><text:span text:style-name="T16">c</text:span><text:span text:style-name="T16">u</text:span><text:span text:style-name="T16">m</text:span><text:span text:style-name="T16">e</text:span><text:span text:style-name="T16">n</text:span><text:span text:style-name="T16">t</text:span><text:span text:style-name="T16">o</text:span><text:span text:style-name="T16">s</text:span><text:span text:style-name="T16"> </text:span><text:span text:style-name="T16">q</text:span><text:span text:style-name="T16">u</text:span><text:span text:style-name="T16">e</text:span><text:span text:style-name="T16"> </text:span><text:span text:style-name="T16">c</text:span><text:span text:style-name="T16">o</text:span><text:span text:style-name="T16">m</text:span><text:span text:style-name="T16">p</text:span><text:span text:style-name="T16">r</text:span><text:span text:style-name="T16">o</text:span><text:span text:style-name="T16">v</text:span><text:span text:style-name="T16">e</text:span><text:span text:style-name="T16">m</text:span><text:span text:style-name="T16"> </text:span><text:span text:style-name="T16">o</text:span><text:span text:style-name="T16"> </text:span><text:span text:style-name="T16">d</text:span><text:span text:style-name="T16">e</text:span><text:span text:style-name="T16">c</text:span><text:span text:style-name="T16">l</text:span><text:span text:style-name="T16">a</text:span><text:span text:style-name="T16">r</text:span><text:span text:style-name="T16">a</text:span><text:span text:style-name="T16">d</text:span><text:span text:style-name="T16">o</text:span><text:span text:style-name="T16">,</text:span></text:p>
          </draw:text-box>
        </draw:frame>
        <draw:frame draw:style-name="gr212" draw:text-style-name="P3" draw:layer="layout" svg:width="1.137cm" svg:height="0.306cm" svg:x="9.658cm" svg:y="6.88cm">
          <draw:text-box>
            <text:p text:style-name="P2"><text:span text:style-name="T16">d</text:span><text:span text:style-name="T16">e</text:span><text:span text:style-name="T16">s</text:span><text:span text:style-name="T16">d</text:span><text:span text:style-name="T16">e</text:span><text:span text:style-name="T16"> </text:span><text:span text:style-name="T16">l</text:span><text:span text:style-name="T16">o</text:span><text:span text:style-name="T16">g</text:span><text:span text:style-name="T16">o</text:span><text:span text:style-name="T16">,</text:span></text:p>
          </draw:text-box>
        </draw:frame>
        <draw:frame draw:style-name="gr213" draw:text-style-name="P3" draw:layer="layout" svg:width="2.487cm" svg:height="0.306cm" svg:x="10.92cm" svg:y="6.88cm">
          <draw:text-box>
            <text:p text:style-name="P2"><text:span text:style-name="T16">n</text:span><text:span text:style-name="T16">o</text:span><text:span text:style-name="T16"> </text:span><text:span text:style-name="T16">c</text:span><text:span text:style-name="T16">a</text:span><text:span text:style-name="T16">m</text:span><text:span text:style-name="T16">p</text:span><text:span text:style-name="T16">o</text:span><text:span text:style-name="T16"> </text:span><text:span text:style-name="T16">5</text:span><text:span text:style-name="T16"> </text:span><text:span text:style-name="T16">d</text:span><text:span text:style-name="T16">o</text:span><text:span text:style-name="T16"> </text:span><text:span text:style-name="T16">Q</text:span><text:span text:style-name="T16">u</text:span><text:span text:style-name="T16">a</text:span><text:span text:style-name="T16">d</text:span><text:span text:style-name="T16">r</text:span><text:span text:style-name="T16">o</text:span><text:span text:style-name="T16"> </text:span><text:span text:style-name="T16">2</text:span><text:span text:style-name="T16">.</text:span></text:p>
          </draw:text-box>
        </draw:frame>
        <draw:frame draw:style-name="gr214" draw:text-style-name="P3" draw:layer="layout" svg:width="1.289cm" svg:height="0.306cm" svg:x="13.668cm" svg:y="6.88cm">
          <draw:text-box>
            <text:p text:style-name="P2"><text:span text:style-name="T16">P</text:span><text:span text:style-name="T16">o</text:span><text:span text:style-name="T16">r</text:span><text:span text:style-name="T16"> </text:span><text:span text:style-name="T16">e</text:span><text:span text:style-name="T16">x</text:span><text:span text:style-name="T16">e</text:span><text:span text:style-name="T16">m</text:span><text:span text:style-name="T16">p</text:span><text:span text:style-name="T16">l</text:span><text:span text:style-name="T16">o</text:span><text:span text:style-name="T16">,</text:span></text:p>
          </draw:text-box>
        </draw:frame>
        <draw:frame draw:style-name="gr215" draw:text-style-name="P3" draw:layer="layout" svg:width="3.245cm" svg:height="0.306cm" svg:x="15.082cm" svg:y="6.88cm">
          <draw:text-box>
            <text:p text:style-name="P2"><text:span text:style-name="T16">p</text:span><text:span text:style-name="T16">r</text:span><text:span text:style-name="T16">o</text:span><text:span text:style-name="T16">v</text:span><text:span text:style-name="T16">a</text:span><text:span text:style-name="T16"> </text:span><text:span text:style-name="T16">d</text:span><text:span text:style-name="T16">o</text:span><text:span text:style-name="T16"> </text:span><text:span text:style-name="T16">c</text:span><text:span text:style-name="T16">o</text:span><text:span text:style-name="T16">n</text:span><text:span text:style-name="T16">h</text:span><text:span text:style-name="T16">e</text:span><text:span text:style-name="T16">c</text:span><text:span text:style-name="T16">i</text:span><text:span text:style-name="T16">m</text:span><text:span text:style-name="T16">e</text:span><text:span text:style-name="T16">n</text:span><text:span text:style-name="T16">t</text:span><text:span text:style-name="T16">o</text:span><text:span text:style-name="T16"> </text:span><text:span text:style-name="T16">d</text:span><text:span text:style-name="T16">a</text:span><text:span text:style-name="T16"> </text:span><text:span text:style-name="T16">l</text:span><text:span text:style-name="T16">í</text:span><text:span text:style-name="T16">n</text:span><text:span text:style-name="T16">g</text:span><text:span text:style-name="T16">u</text:span><text:span text:style-name="T16">a</text:span></text:p>
          </draw:text-box>
        </draw:frame>
        <draw:frame draw:style-name="gr216" draw:text-style-name="P3" draw:layer="layout" svg:width="3.516cm" svg:height="0.306cm" svg:x="2.532cm" svg:y="7.223cm">
          <draw:text-box>
            <text:p text:style-name="P2"><text:span text:style-name="T16">p</text:span><text:span text:style-name="T16">o</text:span><text:span text:style-name="T16">r</text:span><text:span text:style-name="T16">t</text:span><text:span text:style-name="T16">u</text:span><text:span text:style-name="T16">g</text:span><text:span text:style-name="T16">u</text:span><text:span text:style-name="T16">e</text:span><text:span text:style-name="T16">s</text:span><text:span text:style-name="T16">a</text:span><text:span text:style-name="T16">,</text:span><text:span text:style-name="T16"> </text:span><text:span text:style-name="T16">d</text:span><text:span text:style-name="T16">a</text:span><text:span text:style-name="T16"> </text:span><text:span text:style-name="T16">r</text:span><text:span text:style-name="T16">e</text:span><text:span text:style-name="T16">s</text:span><text:span text:style-name="T16">i</text:span><text:span text:style-name="T16">d</text:span><text:span text:style-name="T16">ê</text:span><text:span text:style-name="T16">n</text:span><text:span text:style-name="T16">c</text:span><text:span text:style-name="T16">i</text:span><text:span text:style-name="T16">a</text:span><text:span text:style-name="T16"> </text:span><text:span text:style-name="T16">l</text:span><text:span text:style-name="T16">e</text:span><text:span text:style-name="T16">g</text:span><text:span text:style-name="T16">a</text:span><text:span text:style-name="T16">l</text:span><text:span text:style-name="T16">,</text:span><text:span text:style-name="T16"> </text:span><text:span text:style-name="T16">e</text:span><text:span text:style-name="T16">t</text:span><text:span text:style-name="T16">c</text:span><text:span text:style-name="T16">.</text:span></text:p>
          </draw:text-box>
        </draw:frame>
        <draw:frame draw:style-name="gr217" draw:text-style-name="P3" draw:layer="layout" svg:width="7.444cm" svg:height="0.306cm" svg:x="2.532cm" svg:y="7.625cm">
          <draw:text-box>
            <text:p text:style-name="P2"><text:span text:style-name="T16">6</text:span><text:span text:style-name="T16">.</text:span><text:span text:style-name="T16"> </text:span><text:span text:style-name="T16">S</text:span><text:span text:style-name="T16">e</text:span><text:span text:style-name="T16"> </text:span><text:span text:style-name="T16">e</text:span><text:span text:style-name="T16">x</text:span><text:span text:style-name="T16">i</text:span><text:span text:style-name="T16">s</text:span><text:span text:style-name="T16">t</text:span><text:span text:style-name="T16">i</text:span><text:span text:style-name="T16">r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v</text:span><text:span text:style-name="T16">e</text:span><text:span text:style-name="T16">n</text:span><text:span text:style-name="T16">ç</text:span><text:span text:style-name="T16">ã</text:span><text:span text:style-name="T16">o</text:span><text:span text:style-name="T16"> </text:span><text:span text:style-name="T16">d</text:span><text:span text:style-name="T16">e</text:span><text:span text:style-name="T16"> </text:span><text:span text:style-name="T16">p</text:span><text:span text:style-name="T16">r</text:span><text:span text:style-name="T16">o</text:span><text:span text:style-name="T16">c</text:span><text:span text:style-name="T16">u</text:span><text:span text:style-name="T16">r</text:span><text:span text:style-name="T16">a</text:span><text:span text:style-name="T16">d</text:span><text:span text:style-name="T16">o</text:span><text:span text:style-name="T16">r</text:span><text:span text:style-name="T16"> </text:span><text:span text:style-name="T16">a</text:span><text:span text:style-name="T16"> </text:span><text:span text:style-name="T16">j</text:span><text:span text:style-name="T16">u</text:span><text:span text:style-name="T16">n</text:span><text:span text:style-name="T16">ç</text:span><text:span text:style-name="T16">ã</text:span><text:span text:style-name="T16">o</text:span><text:span text:style-name="T16"> </text:span><text:span text:style-name="T16">d</text:span><text:span text:style-name="T16">a</text:span><text:span text:style-name="T16"> </text:span><text:span text:style-name="T16">p</text:span><text:span text:style-name="T16">r</text:span><text:span text:style-name="T16">o</text:span><text:span text:style-name="T16">c</text:span><text:span text:style-name="T16">u</text:span><text:span text:style-name="T16">r</text:span><text:span text:style-name="T16">a</text:span><text:span text:style-name="T16">ç</text:span><text:span text:style-name="T16">ã</text:span><text:span text:style-name="T16">o</text:span><text:span text:style-name="T16"> </text:span><text:span text:style-name="T16">é</text:span><text:span text:style-name="T16"> </text:span><text:span text:style-name="T16">o</text:span><text:span text:style-name="T16">b</text:span><text:span text:style-name="T16">r</text:span><text:span text:style-name="T16">i</text:span><text:span text:style-name="T16">g</text:span><text:span text:style-name="T16">a</text:span><text:span text:style-name="T16">t</text:span><text:span text:style-name="T16">ó</text:span><text:span text:style-name="T16">r</text:span><text:span text:style-name="T16">i</text:span><text:span text:style-name="T16">a</text:span><text:span text:style-name="T16">.</text:span></text:p>
          </draw:text-box>
        </draw:frame>
        <draw:frame draw:style-name="gr99" draw:text-style-name="P3" draw:layer="layout" svg:width="0.967cm" svg:height="0.306cm" svg:x="2.532cm" svg:y="8.37cm">
          <draw:text-box>
            <text:p text:style-name="P2"><text:span text:style-name="T15">Q</text:span><text:span text:style-name="T15">u</text:span><text:span text:style-name="T15">a</text:span><text:span text:style-name="T15">d</text:span><text:span text:style-name="T15">r</text:span><text:span text:style-name="T15">o</text:span><text:span text:style-name="T15"> </text:span><text:span text:style-name="T15">5</text:span></text:p>
          </draw:text-box>
        </draw:frame>
        <draw:frame draw:style-name="gr218" draw:text-style-name="P3" draw:layer="layout" svg:width="10.247cm" svg:height="0.306cm" svg:x="2.532cm" svg:y="8.96cm">
          <draw:text-box>
            <text:p text:style-name="P2"><text:span text:style-name="T16">1</text:span><text:span text:style-name="T16">.</text:span><text:span text:style-name="T16"> </text:span><text:span text:style-name="T16">A</text:span><text:span text:style-name="T16">s</text:span><text:span text:style-name="T16"> </text:span><text:span text:style-name="T16">c</text:span><text:span text:style-name="T16">o</text:span><text:span text:style-name="T16">m</text:span><text:span text:style-name="T16">u</text:span><text:span text:style-name="T16">n</text:span><text:span text:style-name="T16">i</text:span><text:span text:style-name="T16">c</text:span><text:span text:style-name="T16">a</text:span><text:span text:style-name="T16">ç</text:span><text:span text:style-name="T16">õ</text:span><text:span text:style-name="T16">e</text:span><text:span text:style-name="T16">s</text:span><text:span text:style-name="T16"> </text:span><text:span text:style-name="T16">e</text:span><text:span text:style-name="T16"> </text:span><text:span text:style-name="T16">n</text:span><text:span text:style-name="T16">o</text:span><text:span text:style-name="T16">t</text:span><text:span text:style-name="T16">i</text:span><text:span text:style-name="T16">f</text:span><text:span text:style-name="T16">i</text:span><text:span text:style-name="T16">c</text:span><text:span text:style-name="T16">a</text:span><text:span text:style-name="T16">ç</text:span><text:span text:style-name="T16">õ</text:span><text:span text:style-name="T16">e</text:span><text:span text:style-name="T16">s</text:span><text:span text:style-name="T16"> </text:span><text:span text:style-name="T16">c</text:span><text:span text:style-name="T16">o</text:span><text:span text:style-name="T16">n</text:span><text:span text:style-name="T16">s</text:span><text:span text:style-name="T16">i</text:span><text:span text:style-name="T16">d</text:span><text:span text:style-name="T16">e</text:span><text:span text:style-name="T16">r</text:span><text:span text:style-name="T16">a</text:span><text:span text:style-name="T16">m</text:span><text:span text:style-name="T16">-</text:span><text:span text:style-name="T16">s</text:span><text:span text:style-name="T16">e</text:span><text:span text:style-name="T16"> </text:span><text:span text:style-name="T16">e</text:span><text:span text:style-name="T16">f</text:span><text:span text:style-name="T16">e</text:span><text:span text:style-name="T16">t</text:span><text:span text:style-name="T16">u</text:span><text:span text:style-name="T16">a</text:span><text:span text:style-name="T16">d</text:span><text:span text:style-name="T16">a</text:span><text:span text:style-name="T16">s</text:span><text:span text:style-name="T16"> </text:span><text:span text:style-name="T16">d</text:span><text:span text:style-name="T16">e</text:span><text:span text:style-name="T16">s</text:span><text:span text:style-name="T16">d</text:span><text:span text:style-name="T16">e</text:span><text:span text:style-name="T16"> </text:span><text:span text:style-name="T16">q</text:span><text:span text:style-name="T16">u</text:span><text:span text:style-name="T16">e</text:span><text:span text:style-name="T16"> </text:span><text:span text:style-name="T16">r</text:span><text:span text:style-name="T16">e</text:span><text:span text:style-name="T16">m</text:span><text:span text:style-name="T16">e</text:span><text:span text:style-name="T16">t</text:span><text:span text:style-name="T16">i</text:span><text:span text:style-name="T16">d</text:span><text:span text:style-name="T16">a</text:span><text:span text:style-name="T16">s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o</text:span><text:span text:style-name="T16"> </text:span><text:span text:style-name="T16">e</text:span><text:span text:style-name="T16">-</text:span><text:span text:style-name="T16">m</text:span><text:span text:style-name="T16">a</text:span><text:span text:style-name="T16">i</text:span><text:span text:style-name="T16">l</text:span><text:span text:style-name="T16"> </text:span><text:span text:style-name="T16">i</text:span><text:span text:style-name="T16">n</text:span><text:span text:style-name="T16">d</text:span><text:span text:style-name="T16">i</text:span><text:span text:style-name="T16">c</text:span><text:span text:style-name="T16">a</text:span><text:span text:style-name="T16">d</text:span><text:span text:style-name="T16">o</text:span><text:span text:style-name="T16">.</text:span></text:p>
          </draw:text-box>
        </draw:frame>
        <draw:frame draw:style-name="gr99" draw:text-style-name="P3" draw:layer="layout" svg:width="0.967cm" svg:height="0.306cm" svg:x="2.532cm" svg:y="2.507cm">
          <draw:text-box>
            <text:p text:style-name="P2"><text:span text:style-name="T15">Q</text:span><text:span text:style-name="T15">u</text:span><text:span text:style-name="T15">a</text:span><text:span text:style-name="T15">d</text:span><text:span text:style-name="T15">r</text:span><text:span text:style-name="T15">o</text:span><text:span text:style-name="T15"> </text:span><text:span text:style-name="T15">4</text:span></text:p>
          </draw:text-box>
        </draw:frame>
        <draw:frame draw:style-name="gr134" draw:text-style-name="P3" draw:layer="layout" svg:width="0.266cm" svg:height="0.306cm" svg:x="2.532cm" svg:y="3.121cm">
          <draw:text-box>
            <text:p text:style-name="P2"><text:span text:style-name="T16">1</text:span><text:span text:style-name="T16">.</text:span></text:p>
          </draw:text-box>
        </draw:frame>
        <draw:frame draw:style-name="gr219" draw:text-style-name="P3" draw:layer="layout" svg:width="5.924cm" svg:height="0.306cm" svg:x="2.812cm" svg:y="3.121cm">
          <draw:text-box>
            <text:p text:style-name="P2"><text:span text:style-name="T16">A</text:span><text:span text:style-name="T16"> </text:span><text:span text:style-name="T16">c</text:span><text:span text:style-name="T16">e</text:span><text:span text:style-name="T16">r</text:span><text:span text:style-name="T16">t</text:span><text:span text:style-name="T16">i</text:span><text:span text:style-name="T16">d</text:span><text:span text:style-name="T16">ã</text:span><text:span text:style-name="T16">o</text:span><text:span text:style-name="T16"> </text:span><text:span text:style-name="T16">d</text:span><text:span text:style-name="T16">o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 </text:span><text:span text:style-name="T16">d</text:span><text:span text:style-name="T16">e</text:span><text:span text:style-name="T16"> </text:span><text:span text:style-name="T16">n</text:span><text:span text:style-name="T16">a</text:span><text:span text:style-name="T16">s</text:span><text:span text:style-name="T16">c</text:span><text:span text:style-name="T16">i</text:span><text:span text:style-name="T16">m</text:span><text:span text:style-name="T16">e</text:span><text:span text:style-name="T16">n</text:span><text:span text:style-name="T16">t</text:span><text:span text:style-name="T16">o</text:span><text:span text:style-name="T16"> </text:span><text:span text:style-name="T16">d</text:span><text:span text:style-name="T16">o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e</text:span><text:span text:style-name="T16">s</text:span><text:span text:style-name="T16">s</text:span><text:span text:style-name="T16">a</text:span><text:span text:style-name="T16">d</text:span><text:span text:style-name="T16">o</text:span><text:span text:style-name="T16"> </text:span><text:span text:style-name="T16">d</text:span><text:span text:style-name="T16">e</text:span><text:span text:style-name="T16">v</text:span><text:span text:style-name="T16">e</text:span><text:span text:style-name="T16"> </text:span><text:span text:style-name="T16">s</text:span><text:span text:style-name="T16">e</text:span><text:span text:style-name="T16">r</text:span><text:span text:style-name="T16">,</text:span></text:p>
          </draw:text-box>
        </draw:frame>
        <draw:frame draw:style-name="gr220" draw:text-style-name="P3" draw:layer="layout" svg:width="1.251cm" svg:height="0.306cm" svg:x="9.192cm" svg:y="3.121cm">
          <draw:text-box>
            <text:p text:style-name="P2"><text:span text:style-name="T16">e</text:span><text:span text:style-name="T16">m</text:span><text:span text:style-name="T16"> </text:span><text:span text:style-name="T16">p</text:span><text:span text:style-name="T16">r</text:span><text:span text:style-name="T16">i</text:span><text:span text:style-name="T16">n</text:span><text:span text:style-name="T16">c</text:span><text:span text:style-name="T16">í</text:span><text:span text:style-name="T16">p</text:span><text:span text:style-name="T16">i</text:span><text:span text:style-name="T16">o</text:span><text:span text:style-name="T16">,</text:span></text:p>
          </draw:text-box>
        </draw:frame>
        <draw:frame draw:style-name="gr221" draw:text-style-name="P3" draw:layer="layout" svg:width="1.606cm" svg:height="0.306cm" svg:x="10.572cm" svg:y="3.121cm">
          <draw:text-box>
            <text:p text:style-name="P2"><text:span text:style-name="T16">d</text:span><text:span text:style-name="T16">e</text:span><text:span text:style-name="T16"> </text:span><text:span text:style-name="T16">c</text:span><text:span text:style-name="T16">ó</text:span><text:span text:style-name="T16">p</text:span><text:span text:style-name="T16">i</text:span><text:span text:style-name="T16">a</text:span><text:span text:style-name="T16"> </text:span><text:span text:style-name="T16">i</text:span><text:span text:style-name="T16">n</text:span><text:span text:style-name="T16">t</text:span><text:span text:style-name="T16">e</text:span><text:span text:style-name="T16">g</text:span><text:span text:style-name="T16">r</text:span><text:span text:style-name="T16">a</text:span><text:span text:style-name="T16">l</text:span></text:p>
          </draw:text-box>
        </draw:frame>
        <draw:frame draw:style-name="gr222" draw:text-style-name="P3" draw:layer="layout" svg:width="1.264cm" svg:height="0.306cm" svg:x="12.343cm" svg:y="3.121cm">
          <draw:text-box>
            <text:p text:style-name="P2"><text:span text:style-name="T16">e</text:span><text:span text:style-name="T16"> </text:span><text:span text:style-name="T16">e</text:span><text:span text:style-name="T16">m</text:span><text:span text:style-name="T16">i</text:span><text:span text:style-name="T16">t</text:span><text:span text:style-name="T16">i</text:span><text:span text:style-name="T16">d</text:span><text:span text:style-name="T16">a</text:span><text:span text:style-name="T16"> </text:span><text:span text:style-name="T16">p</text:span><text:span text:style-name="T16">o</text:span><text:span text:style-name="T16">r</text:span></text:p>
          </draw:text-box>
        </draw:frame>
        <draw:frame draw:style-name="gr223" draw:text-style-name="P3" draw:layer="layout" svg:width="0.95cm" svg:height="0.306cm" svg:x="13.774cm" svg:y="3.121cm">
          <draw:text-box>
            <text:p text:style-name="P2"><text:span text:style-name="T16">f</text:span><text:span text:style-name="T16">o</text:span><text:span text:style-name="T16">t</text:span><text:span text:style-name="T16">o</text:span><text:span text:style-name="T16">c</text:span><text:span text:style-name="T16">ó</text:span><text:span text:style-name="T16">p</text:span><text:span text:style-name="T16">i</text:span><text:span text:style-name="T16">a</text:span><text:span text:style-name="T16">.</text:span></text:p>
          </draw:text-box>
        </draw:frame>
        <draw:frame draw:style-name="gr224" draw:text-style-name="P3" draw:layer="layout" svg:width="3.495cm" svg:height="0.306cm" svg:x="14.815cm" svg:y="3.121cm">
          <draw:text-box>
            <text:p text:style-name="P2"><text:span text:style-name="T16">E</text:span><text:span text:style-name="T16">s</text:span><text:span text:style-name="T16">t</text:span><text:span text:style-name="T16">a</text:span><text:span text:style-name="T16"> </text:span><text:span text:style-name="T16">c</text:span><text:span text:style-name="T16">e</text:span><text:span text:style-name="T16">r</text:span><text:span text:style-name="T16">t</text:span><text:span text:style-name="T16">i</text:span><text:span text:style-name="T16">d</text:span><text:span text:style-name="T16">ã</text:span><text:span text:style-name="T16">o</text:span><text:span text:style-name="T16"> </text:span><text:span text:style-name="T16">d</text:span><text:span text:style-name="T16">e</text:span><text:span text:style-name="T16">v</text:span><text:span text:style-name="T16">e</text:span><text:span text:style-name="T16"> </text:span><text:span text:style-name="T16">s</text:span><text:span text:style-name="T16">e</text:span><text:span text:style-name="T16">r</text:span><text:span text:style-name="T16"> </text:span><text:span text:style-name="T16">d</text:span><text:span text:style-name="T16">e</text:span><text:span text:style-name="T16">v</text:span><text:span text:style-name="T16">i</text:span><text:span text:style-name="T16">d</text:span><text:span text:style-name="T16">a</text:span><text:span text:style-name="T16">m</text:span><text:span text:style-name="T16">e</text:span><text:span text:style-name="T16">n</text:span><text:span text:style-name="T16">t</text:span><text:span text:style-name="T16">e</text:span></text:p>
          </draw:text-box>
        </draw:frame>
        <draw:frame draw:style-name="gr225" draw:text-style-name="P3" draw:layer="layout" svg:width="7.135cm" svg:height="0.306cm" svg:x="2.532cm" svg:y="3.464cm">
          <draw:text-box>
            <text:p text:style-name="P2"><text:span text:style-name="T16">l</text:span><text:span text:style-name="T16">e</text:span><text:span text:style-name="T16">g</text:span><text:span text:style-name="T16">a</text:span><text:span text:style-name="T16">l</text:span><text:span text:style-name="T16">i</text:span><text:span text:style-name="T16">z</text:span><text:span text:style-name="T16">a</text:span><text:span text:style-name="T16">d</text:span><text:span text:style-name="T16">a</text:span><text:span text:style-name="T16"> </text:span><text:span text:style-name="T16">e</text:span><text:span text:style-name="T16"> </text:span><text:span text:style-name="T16">a</text:span><text:span text:style-name="T16">c</text:span><text:span text:style-name="T16">o</text:span><text:span text:style-name="T16">m</text:span><text:span text:style-name="T16">p</text:span><text:span text:style-name="T16">a</text:span><text:span text:style-name="T16">n</text:span><text:span text:style-name="T16">h</text:span><text:span text:style-name="T16">a</text:span><text:span text:style-name="T16">d</text:span><text:span text:style-name="T16">a</text:span><text:span text:style-name="T16"> </text:span><text:span text:style-name="T16">d</text:span><text:span text:style-name="T16">e</text:span><text:span text:style-name="T16"> </text:span><text:span text:style-name="T16">t</text:span><text:span text:style-name="T16">r</text:span><text:span text:style-name="T16">a</text:span><text:span text:style-name="T16">d</text:span><text:span text:style-name="T16">u</text:span><text:span text:style-name="T16">ç</text:span><text:span text:style-name="T16">ã</text:span><text:span text:style-name="T16">o</text:span><text:span text:style-name="T16">,</text:span><text:span text:style-name="T16"> </text:span><text:span text:style-name="T16">s</text:span><text:span text:style-name="T16">e</text:span><text:span text:style-name="T16"> </text:span><text:span text:style-name="T16">e</text:span><text:span text:style-name="T16">s</text:span><text:span text:style-name="T16">c</text:span><text:span text:style-name="T16">r</text:span><text:span text:style-name="T16">i</text:span><text:span text:style-name="T16">t</text:span><text:span text:style-name="T16">a</text:span><text:span text:style-name="T16"> </text:span><text:span text:style-name="T16">e</text:span><text:span text:style-name="T16">m</text:span><text:span text:style-name="T16"> </text:span><text:span text:style-name="T16">l</text:span><text:span text:style-name="T16">í</text:span><text:span text:style-name="T16">n</text:span><text:span text:style-name="T16">g</text:span><text:span text:style-name="T16">u</text:span><text:span text:style-name="T16">a</text:span><text:span text:style-name="T16"> </text:span><text:span text:style-name="T16">e</text:span><text:span text:style-name="T16">s</text:span><text:span text:style-name="T16">t</text:span><text:span text:style-name="T16">r</text:span><text:span text:style-name="T16">a</text:span><text:span text:style-name="T16">n</text:span><text:span text:style-name="T16">g</text:span><text:span text:style-name="T16">e</text:span><text:span text:style-name="T16">i</text:span><text:span text:style-name="T16">r</text:span><text:span text:style-name="T16">a</text:span><text:span text:style-name="T16">.</text:span></text:p>
          </draw:text-box>
        </draw:frame>
        <draw:frame draw:style-name="gr226" draw:text-style-name="P3" draw:layer="layout" svg:width="15.699cm" svg:height="0.306cm" svg:x="2.532cm" svg:y="3.866cm">
          <draw:text-box>
            <text:p text:style-name="P2"><text:span text:style-name="T16">2</text:span><text:span text:style-name="T16">.</text:span><text:span text:style-name="T16"> </text:span><text:span text:style-name="T16">A</text:span><text:span text:style-name="T16">s</text:span><text:span text:style-name="T16">s</text:span><text:span text:style-name="T16">i</text:span><text:span text:style-name="T16">n</text:span><text:span text:style-name="T16">a</text:span><text:span text:style-name="T16">l</text:span><text:span text:style-name="T16">a</text:span><text:span text:style-name="T16">r</text:span><text:span text:style-name="T16"> </text:span><text:span text:style-name="T16">e</text:span><text:span text:style-name="T16">s</text:span><text:span text:style-name="T16">t</text:span><text:span text:style-name="T16">e</text:span><text:span text:style-name="T16"> </text:span><text:span text:style-name="T16">c</text:span><text:span text:style-name="T16">a</text:span><text:span text:style-name="T16">m</text:span><text:span text:style-name="T16">p</text:span><text:span text:style-name="T16">o</text:span><text:span text:style-name="T16"> </text:span><text:span text:style-name="T16">s</text:span><text:span text:style-name="T16">e</text:span><text:span text:style-name="T16"> </text:span><text:span text:style-name="T16">j</text:span><text:span text:style-name="T16">u</text:span><text:span text:style-name="T16">n</text:span><text:span text:style-name="T16">t</text:span><text:span text:style-name="T16">o</text:span><text:span text:style-name="T16">u</text:span><text:span text:style-name="T16"> </text:span><text:span text:style-name="T16">c</text:span><text:span text:style-name="T16">e</text:span><text:span text:style-name="T16">r</text:span><text:span text:style-name="T16">t</text:span><text:span text:style-name="T16">i</text:span><text:span text:style-name="T16">d</text:span><text:span text:style-name="T16">ã</text:span><text:span text:style-name="T16">o</text:span><text:span text:style-name="T16">.</text:span><text:span text:style-name="T16"> </text:span><text:span text:style-name="T16">C</text:span><text:span text:style-name="T16">a</text:span><text:span text:style-name="T16">s</text:span><text:span text:style-name="T16">o</text:span><text:span text:style-name="T16"> </text:span><text:span text:style-name="T16">n</text:span><text:span text:style-name="T16">ã</text:span><text:span text:style-name="T16">o</text:span><text:span text:style-name="T16"> </text:span><text:span text:style-name="T16">a</text:span><text:span text:style-name="T16">p</text:span><text:span text:style-name="T16">r</text:span><text:span text:style-name="T16">e</text:span><text:span text:style-name="T16">s</text:span><text:span text:style-name="T16">e</text:span><text:span text:style-name="T16">n</text:span><text:span text:style-name="T16">t</text:span><text:span text:style-name="T16">e</text:span><text:span text:style-name="T16"> </text:span><text:span text:style-name="T16">e</text:span><text:span text:style-name="T16">s</text:span><text:span text:style-name="T16">t</text:span><text:span text:style-name="T16">a</text:span><text:span text:style-name="T16"> </text:span><text:span text:style-name="T16">c</text:span><text:span text:style-name="T16">e</text:span><text:span text:style-name="T16">r</text:span><text:span text:style-name="T16">t</text:span><text:span text:style-name="T16">i</text:span><text:span text:style-name="T16">d</text:span><text:span text:style-name="T16">ã</text:span><text:span text:style-name="T16">o</text:span><text:span text:style-name="T16"> </text:span><text:span text:style-name="T16">d</text:span><text:span text:style-name="T16">e</text:span><text:span text:style-name="T16">v</text:span><text:span text:style-name="T16">e</text:span><text:span text:style-name="T16">r</text:span><text:span text:style-name="T16">á</text:span><text:span text:style-name="T16"> </text:span><text:span text:style-name="T16">t</text:span><text:span text:style-name="T16">e</text:span><text:span text:style-name="T16">r</text:span><text:span text:style-name="T16"> </text:span><text:span text:style-name="T16">p</text:span><text:span text:style-name="T16">r</text:span><text:span text:style-name="T16">e</text:span><text:span text:style-name="T16">e</text:span><text:span text:style-name="T16">n</text:span><text:span text:style-name="T16">c</text:span><text:span text:style-name="T16">h</text:span><text:span text:style-name="T16">i</text:span><text:span text:style-name="T16">d</text:span><text:span text:style-name="T16">o</text:span><text:span text:style-name="T16"> </text:span><text:span text:style-name="T16">o</text:span><text:span text:style-name="T16">s</text:span><text:span text:style-name="T16"> </text:span><text:span text:style-name="T16">e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o</text:span><text:span text:style-name="T16">s</text:span><text:span text:style-name="T16"> </text:span><text:span text:style-name="T16">r</text:span><text:span text:style-name="T16">e</text:span><text:span text:style-name="T16">f</text:span><text:span text:style-name="T16">e</text:span><text:span text:style-name="T16">r</text:span><text:span text:style-name="T16">i</text:span><text:span text:style-name="T16">d</text:span><text:span text:style-name="T16">o</text:span><text:span text:style-name="T16">s</text:span><text:span text:style-name="T16"> </text:span><text:span text:style-name="T16">n</text:span><text:span text:style-name="T16">o</text:span><text:span text:style-name="T16"> </text:span><text:span text:style-name="T16">c</text:span><text:span text:style-name="T16">a</text:span><text:span text:style-name="T16">m</text:span><text:span text:style-name="T16">p</text:span><text:span text:style-name="T16">o</text:span><text:span text:style-name="T16"> </text:span><text:span text:style-name="T16">2</text:span><text:span text:style-name="T16"> </text:span><text:span text:style-name="T16">d</text:span><text:span text:style-name="T16">o</text:span><text:span text:style-name="T16"> </text:span><text:span text:style-name="T16">q</text:span><text:span text:style-name="T16">u</text:span><text:span text:style-name="T16">a</text:span><text:span text:style-name="T16">d</text:span><text:span text:style-name="T16">r</text:span><text:span text:style-name="T16">o</text:span><text:span text:style-name="T16"> </text:span><text:span text:style-name="T16">2</text:span><text:span text:style-name="T16">,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q</text:span><text:span text:style-name="T16">u</text:span><text:span text:style-name="T16">e</text:span><text:span text:style-name="T16"> </text:span><text:span text:style-name="T16">o</text:span><text:span text:style-name="T16">s</text:span></text:p>
          </draw:text-box>
        </draw:frame>
        <draw:frame draw:style-name="gr227" draw:text-style-name="P3" draw:layer="layout" svg:width="3.308cm" svg:height="0.306cm" svg:x="2.532cm" svg:y="4.209cm">
          <draw:text-box>
            <text:p text:style-name="P2"><text:span text:style-name="T16">S</text:span><text:span text:style-name="T16">e</text:span><text:span text:style-name="T16">r</text:span><text:span text:style-name="T16">v</text:span><text:span text:style-name="T16">i</text:span><text:span text:style-name="T16">ç</text:span><text:span text:style-name="T16">o</text:span><text:span text:style-name="T16">s</text:span><text:span text:style-name="T16"> </text:span><text:span text:style-name="T16">p</text:span><text:span text:style-name="T16">o</text:span><text:span text:style-name="T16">s</text:span><text:span text:style-name="T16">s</text:span><text:span text:style-name="T16">a</text:span><text:span text:style-name="T16">m</text:span><text:span text:style-name="T16"> </text:span><text:span text:style-name="T16">o</text:span><text:span text:style-name="T16">b</text:span><text:span text:style-name="T16">t</text:span><text:span text:style-name="T16">e</text:span><text:span text:style-name="T16">r</text:span><text:span text:style-name="T16"> </text:span><text:span text:style-name="T16">a</text:span><text:span text:style-name="T16"> </text:span><text:span text:style-name="T16">c</text:span><text:span text:style-name="T16">e</text:span><text:span text:style-name="T16">r</text:span><text:span text:style-name="T16">t</text:span><text:span text:style-name="T16">i</text:span><text:span text:style-name="T16">d</text:span><text:span text:style-name="T16">ã</text:span><text:span text:style-name="T16">o</text:span><text:span text:style-name="T16">.</text:span></text:p>
          </draw:text-box>
        </draw:frame>
        <draw:frame draw:style-name="gr228" draw:text-style-name="P3" draw:layer="layout" svg:width="15.864cm" svg:height="0.306cm" svg:x="2.532cm" svg:y="4.577cm">
          <draw:text-box>
            <text:p text:style-name="P2"><text:span text:style-name="T16">3</text:span><text:span text:style-name="T16">.</text:span><text:span text:style-name="T16"> </text:span><text:span text:style-name="T16">S</text:span><text:span text:style-name="T16">e</text:span><text:span text:style-name="T16"> </text:span><text:span text:style-name="T16">o</text:span><text:span text:style-name="T16"> </text:span><text:span text:style-name="T16">p</text:span><text:span text:style-name="T16">r</text:span><text:span text:style-name="T16">o</text:span><text:span text:style-name="T16">g</text:span><text:span text:style-name="T16">e</text:span><text:span text:style-name="T16">n</text:span><text:span text:style-name="T16">i</text:span><text:span text:style-name="T16">t</text:span><text:span text:style-name="T16">o</text:span><text:span text:style-name="T16">r</text:span><text:span text:style-name="T16"> </text:span><text:span text:style-name="T16">(</text:span><text:span text:style-name="T16">m</text:span><text:span text:style-name="T16">ã</text:span><text:span text:style-name="T16">e</text:span><text:span text:style-name="T16">/</text:span><text:span text:style-name="T16">p</text:span><text:span text:style-name="T16">a</text:span><text:span text:style-name="T16">i</text:span><text:span text:style-name="T16">)</text:span><text:span text:style-name="T16"> </text:span><text:span text:style-name="T16">n</text:span><text:span text:style-name="T16">a</text:span><text:span text:style-name="T16">s</text:span><text:span text:style-name="T16">c</text:span><text:span text:style-name="T16">e</text:span><text:span text:style-name="T16">u</text:span><text:span text:style-name="T16"> </text:span><text:span text:style-name="T16">n</text:span><text:span text:style-name="T16">o</text:span><text:span text:style-name="T16"> </text:span><text:span text:style-name="T16">e</text:span><text:span text:style-name="T16">s</text:span><text:span text:style-name="T16">t</text:span><text:span text:style-name="T16">r</text:span><text:span text:style-name="T16">a</text:span><text:span text:style-name="T16">n</text:span><text:span text:style-name="T16">g</text:span><text:span text:style-name="T16">e</text:span><text:span text:style-name="T16">i</text:span><text:span text:style-name="T16">r</text:span><text:span text:style-name="T16">o</text:span><text:span text:style-name="T16">,</text:span><text:span text:style-name="T16"> </text:span><text:span text:style-name="T16">e</text:span><text:span text:style-name="T16">s</text:span><text:span text:style-name="T16">t</text:span><text:span text:style-name="T16">e</text:span><text:span text:style-name="T16"> </text:span><text:span text:style-name="T16">d</text:span><text:span text:style-name="T16">o</text:span><text:span text:style-name="T16">c</text:span><text:span text:style-name="T16">u</text:span><text:span text:style-name="T16">m</text:span><text:span text:style-name="T16">e</text:span><text:span text:style-name="T16">n</text:span><text:span text:style-name="T16">t</text:span><text:span text:style-name="T16">o</text:span><text:span text:style-name="T16"> </text:span><text:span text:style-name="T16">é</text:span><text:span text:style-name="T16"> </text:span><text:span text:style-name="T16">o</text:span><text:span text:style-name="T16">b</text:span><text:span text:style-name="T16">r</text:span><text:span text:style-name="T16">i</text:span><text:span text:style-name="T16">g</text:span><text:span text:style-name="T16">a</text:span><text:span text:style-name="T16">t</text:span><text:span text:style-name="T16">ó</text:span><text:span text:style-name="T16">r</text:span><text:span text:style-name="T16">i</text:span><text:span text:style-name="T16">o</text:span><text:span text:style-name="T16">.</text:span><text:span text:style-name="T16"> </text:span><text:span text:style-name="T16">N</text:span><text:span text:style-name="T16">e</text:span><text:span text:style-name="T16">s</text:span><text:span text:style-name="T16">t</text:span><text:span text:style-name="T16">e</text:span><text:span text:style-name="T16"> </text:span><text:span text:style-name="T16">c</text:span><text:span text:style-name="T16">a</text:span><text:span text:style-name="T16">s</text:span><text:span text:style-name="T16">o</text:span><text:span text:style-name="T16">,</text:span><text:span text:style-name="T16"> </text:span><text:span text:style-name="T16">a</text:span><text:span text:style-name="T16"> </text:span><text:span text:style-name="T16">c</text:span><text:span text:style-name="T16">e</text:span><text:span text:style-name="T16">r</text:span><text:span text:style-name="T16">t</text:span><text:span text:style-name="T16">i</text:span><text:span text:style-name="T16">d</text:span><text:span text:style-name="T16">ã</text:span><text:span text:style-name="T16">o</text:span><text:span text:style-name="T16"> </text:span><text:span text:style-name="T16">d</text:span><text:span text:style-name="T16">o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 </text:span><text:span text:style-name="T16">d</text:span><text:span text:style-name="T16">e</text:span><text:span text:style-name="T16"> </text:span><text:span text:style-name="T16">n</text:span><text:span text:style-name="T16">a</text:span><text:span text:style-name="T16">s</text:span><text:span text:style-name="T16">c</text:span><text:span text:style-name="T16">i</text:span><text:span text:style-name="T16">m</text:span><text:span text:style-name="T16">e</text:span><text:span text:style-name="T16">n</text:span><text:span text:style-name="T16">t</text:span><text:span text:style-name="T16">o</text:span><text:span text:style-name="T16"> </text:span><text:span text:style-name="T16">d</text:span><text:span text:style-name="T16">e</text:span><text:span text:style-name="T16">v</text:span><text:span text:style-name="T16">e</text:span><text:span text:style-name="T16">,</text:span><text:span text:style-name="T16"> </text:span><text:span text:style-name="T16">e</text:span><text:span text:style-name="T16">m</text:span><text:span text:style-name="T16"> </text:span><text:span text:style-name="T16">p</text:span><text:span text:style-name="T16">r</text:span><text:span text:style-name="T16">i</text:span><text:span text:style-name="T16">n</text:span><text:span text:style-name="T16">c</text:span><text:span text:style-name="T16">í</text:span><text:span text:style-name="T16">p</text:span><text:span text:style-name="T16">i</text:span><text:span text:style-name="T16">o</text:span><text:span text:style-name="T16">,</text:span><text:span text:style-name="T16"> </text:span><text:span text:style-name="T16">s</text:span><text:span text:style-name="T16">e</text:span><text:span text:style-name="T16">r</text:span><text:span text:style-name="T16"> </text:span><text:span text:style-name="T16">d</text:span><text:span text:style-name="T16">e</text:span><text:span text:style-name="T16"> </text:span><text:span text:style-name="T16">c</text:span><text:span text:style-name="T16">ó</text:span><text:span text:style-name="T16">p</text:span><text:span text:style-name="T16">i</text:span><text:span text:style-name="T16">a</text:span></text:p>
          </draw:text-box>
        </draw:frame>
        <draw:frame draw:style-name="gr229" draw:text-style-name="P3" draw:layer="layout" svg:width="13.79cm" svg:height="0.306cm" svg:x="2.532cm" svg:y="4.92cm">
          <draw:text-box>
            <text:p text:style-name="P2"><text:span text:style-name="T16">i</text:span><text:span text:style-name="T16">n</text:span><text:span text:style-name="T16">t</text:span><text:span text:style-name="T16">e</text:span><text:span text:style-name="T16">g</text:span><text:span text:style-name="T16">r</text:span><text:span text:style-name="T16">a</text:span><text:span text:style-name="T16">l</text:span><text:span text:style-name="T16"> </text:span><text:span text:style-name="T16">e</text:span><text:span text:style-name="T16"> </text:span><text:span text:style-name="T16">e</text:span><text:span text:style-name="T16">m</text:span><text:span text:style-name="T16">i</text:span><text:span text:style-name="T16">t</text:span><text:span text:style-name="T16">i</text:span><text:span text:style-name="T16">d</text:span><text:span text:style-name="T16">a</text:span><text:span text:style-name="T16"> </text:span><text:span text:style-name="T16">p</text:span><text:span text:style-name="T16">o</text:span><text:span text:style-name="T16">r</text:span><text:span text:style-name="T16"> </text:span><text:span text:style-name="T16">f</text:span><text:span text:style-name="T16">o</text:span><text:span text:style-name="T16">t</text:span><text:span text:style-name="T16">o</text:span><text:span text:style-name="T16">c</text:span><text:span text:style-name="T16">ó</text:span><text:span text:style-name="T16">p</text:span><text:span text:style-name="T16">i</text:span><text:span text:style-name="T16">a</text:span><text:span text:style-name="T16">.</text:span><text:span text:style-name="T16"> </text:span><text:span text:style-name="T16">E</text:span><text:span text:style-name="T16">s</text:span><text:span text:style-name="T16">t</text:span><text:span text:style-name="T16">a</text:span><text:span text:style-name="T16"> </text:span><text:span text:style-name="T16">c</text:span><text:span text:style-name="T16">e</text:span><text:span text:style-name="T16">r</text:span><text:span text:style-name="T16">t</text:span><text:span text:style-name="T16">i</text:span><text:span text:style-name="T16">d</text:span><text:span text:style-name="T16">ã</text:span><text:span text:style-name="T16">o</text:span><text:span text:style-name="T16"> </text:span><text:span text:style-name="T16">d</text:span><text:span text:style-name="T16">e</text:span><text:span text:style-name="T16">v</text:span><text:span text:style-name="T16">e</text:span><text:span text:style-name="T16"> </text:span><text:span text:style-name="T16">s</text:span><text:span text:style-name="T16">e</text:span><text:span text:style-name="T16">r</text:span><text:span text:style-name="T16"> </text:span><text:span text:style-name="T16">d</text:span><text:span text:style-name="T16">e</text:span><text:span text:style-name="T16">v</text:span><text:span text:style-name="T16">i</text:span><text:span text:style-name="T16">d</text:span><text:span text:style-name="T16">a</text:span><text:span text:style-name="T16">m</text:span><text:span text:style-name="T16">e</text:span><text:span text:style-name="T16">n</text:span><text:span text:style-name="T16">t</text:span><text:span text:style-name="T16">e</text:span><text:span text:style-name="T16"> </text:span><text:span text:style-name="T16">l</text:span><text:span text:style-name="T16">e</text:span><text:span text:style-name="T16">g</text:span><text:span text:style-name="T16">a</text:span><text:span text:style-name="T16">l</text:span><text:span text:style-name="T16">i</text:span><text:span text:style-name="T16">z</text:span><text:span text:style-name="T16">a</text:span><text:span text:style-name="T16">d</text:span><text:span text:style-name="T16">a</text:span><text:span text:style-name="T16"> </text:span><text:span text:style-name="T16">e</text:span><text:span text:style-name="T16"> </text:span><text:span text:style-name="T16">a</text:span><text:span text:style-name="T16">c</text:span><text:span text:style-name="T16">o</text:span><text:span text:style-name="T16">m</text:span><text:span text:style-name="T16">p</text:span><text:span text:style-name="T16">a</text:span><text:span text:style-name="T16">n</text:span><text:span text:style-name="T16">h</text:span><text:span text:style-name="T16">a</text:span><text:span text:style-name="T16">d</text:span><text:span text:style-name="T16">a</text:span><text:span text:style-name="T16"> </text:span><text:span text:style-name="T16">d</text:span><text:span text:style-name="T16">e</text:span><text:span text:style-name="T16"> </text:span><text:span text:style-name="T16">t</text:span><text:span text:style-name="T16">r</text:span><text:span text:style-name="T16">a</text:span><text:span text:style-name="T16">d</text:span><text:span text:style-name="T16">u</text:span><text:span text:style-name="T16">ç</text:span><text:span text:style-name="T16">ã</text:span><text:span text:style-name="T16">o</text:span><text:span text:style-name="T16">,</text:span><text:span text:style-name="T16"> </text:span><text:span text:style-name="T16">s</text:span><text:span text:style-name="T16">e</text:span><text:span text:style-name="T16"> </text:span><text:span text:style-name="T16">e</text:span><text:span text:style-name="T16">s</text:span><text:span text:style-name="T16">c</text:span><text:span text:style-name="T16">r</text:span><text:span text:style-name="T16">i</text:span><text:span text:style-name="T16">t</text:span><text:span text:style-name="T16">a</text:span><text:span text:style-name="T16"> </text:span><text:span text:style-name="T16">e</text:span><text:span text:style-name="T16">m</text:span><text:span text:style-name="T16"> </text:span><text:span text:style-name="T16">l</text:span><text:span text:style-name="T16">í</text:span><text:span text:style-name="T16">n</text:span><text:span text:style-name="T16">g</text:span><text:span text:style-name="T16">u</text:span><text:span text:style-name="T16">a</text:span><text:span text:style-name="T16"> </text:span><text:span text:style-name="T16">e</text:span><text:span text:style-name="T16">s</text:span><text:span text:style-name="T16">t</text:span><text:span text:style-name="T16">r</text:span><text:span text:style-name="T16">a</text:span><text:span text:style-name="T16">n</text:span><text:span text:style-name="T16">g</text:span><text:span text:style-name="T16">e</text:span><text:span text:style-name="T16">i</text:span><text:span text:style-name="T16">r</text:span><text:span text:style-name="T16">a</text:span><text:span text:style-name="T16">.</text:span></text:p>
          </draw:text-box>
        </draw:frame>
        <draw:frame draw:style-name="gr134" draw:text-style-name="P3" draw:layer="layout" svg:width="0.266cm" svg:height="0.306cm" svg:x="2.532cm" svg:y="5.364cm">
          <draw:text-box>
            <text:p text:style-name="P2"><text:span text:style-name="T16">4</text:span><text:span text:style-name="T16">.</text:span></text:p>
          </draw:text-box>
        </draw:frame>
        <draw:frame draw:style-name="gr230" draw:text-style-name="P3" draw:layer="layout" svg:width="4.405cm" svg:height="0.306cm" svg:x="2.799cm" svg:y="5.364cm">
          <draw:text-box>
            <text:p text:style-name="P2"><text:span text:style-name="T16">D</text:span><text:span text:style-name="T16">e</text:span><text:span text:style-name="T16">v</text:span><text:span text:style-name="T16">e</text:span><text:span text:style-name="T16"> </text:span><text:span text:style-name="T16">j</text:span><text:span text:style-name="T16">u</text:span><text:span text:style-name="T16">n</text:span><text:span text:style-name="T16">t</text:span><text:span text:style-name="T16">a</text:span><text:span text:style-name="T16">r</text:span><text:span text:style-name="T16"> </text:span><text:span text:style-name="T16">o</text:span><text:span text:style-name="T16">s</text:span><text:span text:style-name="T16"> </text:span><text:span text:style-name="T16">c</text:span><text:span text:style-name="T16">e</text:span><text:span text:style-name="T16">r</text:span><text:span text:style-name="T16">t</text:span><text:span text:style-name="T16">i</text:span><text:span text:style-name="T16">f</text:span><text:span text:style-name="T16">i</text:span><text:span text:style-name="T16">c</text:span><text:span text:style-name="T16">a</text:span><text:span text:style-name="T16">d</text:span><text:span text:style-name="T16">o</text:span><text:span text:style-name="T16">s</text:span><text:span text:style-name="T16"> </text:span><text:span text:style-name="T16">d</text:span><text:span text:style-name="T16">o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 </text:span><text:span text:style-name="T16">c</text:span><text:span text:style-name="T16">r</text:span><text:span text:style-name="T16">i</text:span><text:span text:style-name="T16">m</text:span><text:span text:style-name="T16">i</text:span><text:span text:style-name="T16">n</text:span><text:span text:style-name="T16">a</text:span><text:span text:style-name="T16">l</text:span></text:p>
          </draw:text-box>
        </draw:frame>
        <draw:frame draw:style-name="gr231" draw:text-style-name="P3" draw:layer="layout" svg:width="7.923cm" svg:height="0.306cm" svg:x="7.427cm" svg:y="5.364cm">
          <draw:text-box>
            <text:p text:style-name="P2"><text:span text:style-name="T16">e</text:span><text:span text:style-name="T16">m</text:span><text:span text:style-name="T16">i</text:span><text:span text:style-name="T16">t</text:span><text:span text:style-name="T16">i</text:span><text:span text:style-name="T16">d</text:span><text:span text:style-name="T16">o</text:span><text:span text:style-name="T16">s</text:span><text:span text:style-name="T16"> </text:span><text:span text:style-name="T16">p</text:span><text:span text:style-name="T16">e</text:span><text:span text:style-name="T16">l</text:span><text:span text:style-name="T16">o</text:span><text:span text:style-name="T16">s</text:span><text:span text:style-name="T16"> </text:span><text:span text:style-name="T16">S</text:span><text:span text:style-name="T16">e</text:span><text:span text:style-name="T16">r</text:span><text:span text:style-name="T16">v</text:span><text:span text:style-name="T16">i</text:span><text:span text:style-name="T16">ç</text:span><text:span text:style-name="T16">o</text:span><text:span text:style-name="T16">s</text:span><text:span text:style-name="T16"> </text:span><text:span text:style-name="T16">c</text:span><text:span text:style-name="T16">o</text:span><text:span text:style-name="T16">m</text:span><text:span text:style-name="T16">p</text:span><text:span text:style-name="T16">e</text:span><text:span text:style-name="T16">t</text:span><text:span text:style-name="T16">e</text:span><text:span text:style-name="T16">n</text:span><text:span text:style-name="T16">t</text:span><text:span text:style-name="T16">e</text:span><text:span text:style-name="T16">s</text:span><text:span text:style-name="T16"> </text:span><text:span text:style-name="T16">d</text:span><text:span text:style-name="T16">o</text:span><text:span text:style-name="T16"> </text:span><text:span text:style-name="T16">p</text:span><text:span text:style-name="T16">a</text:span><text:span text:style-name="T16">í</text:span><text:span text:style-name="T16">s</text:span><text:span text:style-name="T16"> </text:span><text:span text:style-name="T16">d</text:span><text:span text:style-name="T16">a</text:span><text:span text:style-name="T16"> </text:span><text:span text:style-name="T16">n</text:span><text:span text:style-name="T16">a</text:span><text:span text:style-name="T16">t</text:span><text:span text:style-name="T16">u</text:span><text:span text:style-name="T16">r</text:span><text:span text:style-name="T16">a</text:span><text:span text:style-name="T16">l</text:span><text:span text:style-name="T16">i</text:span><text:span text:style-name="T16">d</text:span><text:span text:style-name="T16">a</text:span><text:span text:style-name="T16">d</text:span><text:span text:style-name="T16">e</text:span><text:span text:style-name="T16"> </text:span><text:span text:style-name="T16">e</text:span><text:span text:style-name="T16"> </text:span><text:span text:style-name="T16">d</text:span><text:span text:style-name="T16">a</text:span><text:span text:style-name="T16"> </text:span><text:span text:style-name="T16">n</text:span><text:span text:style-name="T16">a</text:span><text:span text:style-name="T16">c</text:span><text:span text:style-name="T16">i</text:span><text:span text:style-name="T16">o</text:span><text:span text:style-name="T16">n</text:span><text:span text:style-name="T16">a</text:span><text:span text:style-name="T16">l</text:span><text:span text:style-name="T16">i</text:span><text:span text:style-name="T16">d</text:span><text:span text:style-name="T16">a</text:span><text:span text:style-name="T16">d</text:span><text:span text:style-name="T16">e</text:span><text:span text:style-name="T16">,</text:span></text:p>
          </draw:text-box>
        </draw:frame>
        <draw:frame draw:style-name="gr232" draw:text-style-name="P3" draw:layer="layout" svg:width="2.699cm" svg:height="0.306cm" svg:x="15.663cm" svg:y="5.364cm">
          <draw:text-box>
            <text:p text:style-name="P2"><text:span text:style-name="T16">b</text:span><text:span text:style-name="T16">e</text:span><text:span text:style-name="T16">m</text:span><text:span text:style-name="T16"> </text:span><text:span text:style-name="T16">c</text:span><text:span text:style-name="T16">o</text:span><text:span text:style-name="T16">m</text:span><text:span text:style-name="T16">o</text:span><text:span text:style-name="T16"> </text:span><text:span text:style-name="T16">d</text:span><text:span text:style-name="T16">o</text:span><text:span text:style-name="T16">s</text:span><text:span text:style-name="T16"> </text:span><text:span text:style-name="T16">p</text:span><text:span text:style-name="T16">a</text:span><text:span text:style-name="T16">í</text:span><text:span text:style-name="T16">s</text:span><text:span text:style-name="T16">e</text:span><text:span text:style-name="T16">s</text:span><text:span text:style-name="T16"> </text:span><text:span text:style-name="T16">o</text:span><text:span text:style-name="T16">n</text:span><text:span text:style-name="T16">d</text:span><text:span text:style-name="T16">e</text:span></text:p>
          </draw:text-box>
        </draw:frame>
        <draw:frame draw:style-name="gr233" draw:text-style-name="P3" draw:layer="layout" svg:width="4.544cm" svg:height="0.306cm" svg:x="2.532cm" svg:y="5.707cm">
          <draw:text-box>
            <text:p text:style-name="P2"><text:span text:style-name="T16">t</text:span><text:span text:style-name="T16">e</text:span><text:span text:style-name="T16">n</text:span><text:span text:style-name="T16">h</text:span><text:span text:style-name="T16">a</text:span><text:span text:style-name="T16"> </text:span><text:span text:style-name="T16">t</text:span><text:span text:style-name="T16">i</text:span><text:span text:style-name="T16">d</text:span><text:span text:style-name="T16">o</text:span><text:span text:style-name="T16"> </text:span><text:span text:style-name="T16">e</text:span><text:span text:style-name="T16"> </text:span><text:span text:style-name="T16">t</text:span><text:span text:style-name="T16">e</text:span><text:span text:style-name="T16">n</text:span><text:span text:style-name="T16">h</text:span><text:span text:style-name="T16">a</text:span><text:span text:style-name="T16"> </text:span><text:span text:style-name="T16">r</text:span><text:span text:style-name="T16">e</text:span><text:span text:style-name="T16">s</text:span><text:span text:style-name="T16">i</text:span><text:span text:style-name="T16">d</text:span><text:span text:style-name="T16">ê</text:span><text:span text:style-name="T16">n</text:span><text:span text:style-name="T16">c</text:span><text:span text:style-name="T16">i</text:span><text:span text:style-name="T16">a</text:span><text:span text:style-name="T16"> </text:span><text:span text:style-name="T16">a</text:span><text:span text:style-name="T16">p</text:span><text:span text:style-name="T16">ó</text:span><text:span text:style-name="T16">s</text:span><text:span text:style-name="T16"> </text:span><text:span text:style-name="T16">o</text:span><text:span text:style-name="T16">s</text:span><text:span text:style-name="T16"> </text:span><text:span text:style-name="T16">1</text:span><text:span text:style-name="T16">6</text:span><text:span text:style-name="T16"> </text:span><text:span text:style-name="T16">a</text:span><text:span text:style-name="T16">n</text:span><text:span text:style-name="T16">o</text:span><text:span text:style-name="T16">s</text:span><text:span text:style-name="T16">,</text:span></text:p>
          </draw:text-box>
        </draw:frame>
        <draw:frame draw:style-name="gr234" draw:text-style-name="P3" draw:layer="layout" svg:width="2.788cm" svg:height="0.306cm" svg:x="7.706cm" svg:y="5.707cm">
          <draw:text-box>
            <text:p text:style-name="P2"><text:span text:style-name="T16">a</text:span><text:span text:style-name="T16">c</text:span><text:span text:style-name="T16">o</text:span><text:span text:style-name="T16">m</text:span><text:span text:style-name="T16">p</text:span><text:span text:style-name="T16">a</text:span><text:span text:style-name="T16">n</text:span><text:span text:style-name="T16">h</text:span><text:span text:style-name="T16">a</text:span><text:span text:style-name="T16">d</text:span><text:span text:style-name="T16">o</text:span><text:span text:style-name="T16">s</text:span><text:span text:style-name="T16"> </text:span><text:span text:style-name="T16">d</text:span><text:span text:style-name="T16">e</text:span><text:span text:style-name="T16"> </text:span><text:span text:style-name="T16">t</text:span><text:span text:style-name="T16">r</text:span><text:span text:style-name="T16">a</text:span><text:span text:style-name="T16">d</text:span><text:span text:style-name="T16">u</text:span><text:span text:style-name="T16">ç</text:span><text:span text:style-name="T16">ã</text:span><text:span text:style-name="T16">o</text:span><text:span text:style-name="T16">,</text:span></text:p>
          </draw:text-box>
        </draw:frame>
        <draw:frame draw:style-name="gr147" draw:text-style-name="P3" draw:layer="layout" svg:width="5.814cm" svg:height="0.306cm" svg:x="10.742cm" svg:y="5.707cm">
          <draw:text-box>
            <text:p text:style-name="P2"><text:span text:style-name="T16">s</text:span><text:span text:style-name="T16">e</text:span><text:span text:style-name="T16"> </text:span><text:span text:style-name="T16">e</text:span><text:span text:style-name="T16">s</text:span><text:span text:style-name="T16">c</text:span><text:span text:style-name="T16">r</text:span><text:span text:style-name="T16">i</text:span><text:span text:style-name="T16">t</text:span><text:span text:style-name="T16">o</text:span><text:span text:style-name="T16">s</text:span><text:span text:style-name="T16"> </text:span><text:span text:style-name="T16">e</text:span><text:span text:style-name="T16">m</text:span><text:span text:style-name="T16"> </text:span><text:span text:style-name="T16">l</text:span><text:span text:style-name="T16">í</text:span><text:span text:style-name="T16">n</text:span><text:span text:style-name="T16">g</text:span><text:span text:style-name="T16">u</text:span><text:span text:style-name="T16">a</text:span><text:span text:style-name="T16"> </text:span><text:span text:style-name="T16">e</text:span><text:span text:style-name="T16">s</text:span><text:span text:style-name="T16">t</text:span><text:span text:style-name="T16">r</text:span><text:span text:style-name="T16">a</text:span><text:span text:style-name="T16">n</text:span><text:span text:style-name="T16">g</text:span><text:span text:style-name="T16">e</text:span><text:span text:style-name="T16">i</text:span><text:span text:style-name="T16">r</text:span><text:span text:style-name="T16">a</text:span><text:span text:style-name="T16"> </text:span><text:span text:style-name="T16">(</text:span><text:span text:style-name="T16">d</text:span><text:span text:style-name="T16">o</text:span><text:span text:style-name="T16">c</text:span><text:span text:style-name="T16">u</text:span><text:span text:style-name="T16">m</text:span><text:span text:style-name="T16">e</text:span><text:span text:style-name="T16">n</text:span><text:span text:style-name="T16">t</text:span><text:span text:style-name="T16">o</text:span><text:span text:style-name="T16">s</text:span><text:span text:style-name="T16"> </text:span><text:span text:style-name="T16">o</text:span><text:span text:style-name="T16">b</text:span><text:span text:style-name="T16">r</text:span><text:span text:style-name="T16">i</text:span><text:span text:style-name="T16">g</text:span><text:span text:style-name="T16">a</text:span><text:span text:style-name="T16">t</text:span><text:span text:style-name="T16">ó</text:span><text:span text:style-name="T16">r</text:span><text:span text:style-name="T16">i</text:span><text:span text:style-name="T16">o</text:span><text:span text:style-name="T16">s</text:span><text:span text:style-name="T16">,</text:span></text:p>
          </draw:text-box>
        </draw:frame>
        <draw:frame draw:style-name="gr235" draw:text-style-name="P3" draw:layer="layout" svg:width="1.255cm" svg:height="0.306cm" svg:x="17.068cm" svg:y="5.707cm">
          <draw:text-box>
            <text:p text:style-name="P2"><text:span text:style-name="T16">e</text:span><text:span text:style-name="T16">x</text:span><text:span text:style-name="T16">c</text:span><text:span text:style-name="T16">e</text:span><text:span text:style-name="T16">t</text:span><text:span text:style-name="T16">o</text:span><text:span text:style-name="T16"> </text:span><text:span text:style-name="T16">s</text:span><text:span text:style-name="T16">e</text:span><text:span text:style-name="T16"> </text:span><text:span text:style-name="T16">f</text:span><text:span text:style-name="T16">o</text:span><text:span text:style-name="T16">r</text:span></text:p>
          </draw:text-box>
        </draw:frame>
        <draw:frame draw:style-name="gr236" draw:text-style-name="P3" draw:layer="layout" svg:width="6.022cm" svg:height="0.306cm" svg:x="2.532cm" svg:y="6.05cm">
          <draw:text-box>
            <text:p text:style-name="P2"><text:span text:style-name="T16">s</text:span><text:span text:style-name="T16">i</text:span><text:span text:style-name="T16">m</text:span><text:span text:style-name="T16">u</text:span><text:span text:style-name="T16">l</text:span><text:span text:style-name="T16">t</text:span><text:span text:style-name="T16">a</text:span><text:span text:style-name="T16">n</text:span><text:span text:style-name="T16">e</text:span><text:span text:style-name="T16">a</text:span><text:span text:style-name="T16">m</text:span><text:span text:style-name="T16">e</text:span><text:span text:style-name="T16">n</text:span><text:span text:style-name="T16">t</text:span><text:span text:style-name="T16">e</text:span><text:span text:style-name="T16"> </text:span><text:span text:style-name="T16">r</text:span><text:span text:style-name="T16">e</text:span><text:span text:style-name="T16">q</text:span><text:span text:style-name="T16">u</text:span><text:span text:style-name="T16">e</text:span><text:span text:style-name="T16">r</text:span><text:span text:style-name="T16">i</text:span><text:span text:style-name="T16">d</text:span><text:span text:style-name="T16">a</text:span><text:span text:style-name="T16"> </text:span><text:span text:style-name="T16">a</text:span><text:span text:style-name="T16"> </text:span><text:span text:style-name="T16">d</text:span><text:span text:style-name="T16">i</text:span><text:span text:style-name="T16">s</text:span><text:span text:style-name="T16">p</text:span><text:span text:style-name="T16">e</text:span><text:span text:style-name="T16">n</text:span><text:span text:style-name="T16">s</text:span><text:span text:style-name="T16">a</text:span><text:span text:style-name="T16"> </text:span><text:span text:style-name="T16">d</text:span><text:span text:style-name="T16">a</text:span><text:span text:style-name="T16"> </text:span><text:span text:style-name="T16">s</text:span><text:span text:style-name="T16">u</text:span><text:span text:style-name="T16">a</text:span><text:span text:style-name="T16"> </text:span><text:span text:style-name="T16">a</text:span><text:span text:style-name="T16">p</text:span><text:span text:style-name="T16">r</text:span><text:span text:style-name="T16">e</text:span><text:span text:style-name="T16">s</text:span><text:span text:style-name="T16">e</text:span><text:span text:style-name="T16">n</text:span><text:span text:style-name="T16">t</text:span><text:span text:style-name="T16">a</text:span><text:span text:style-name="T16">ç</text:span><text:span text:style-name="T16">ã</text:span><text:span text:style-name="T16">o</text:span><text:span text:style-name="T16">)</text:span><text:span text:style-name="T16">.</text:span></text:p>
          </draw:text-box>
        </draw:frame>
        <draw:frame draw:style-name="gr237" draw:text-style-name="P3" draw:layer="layout" svg:width="4.439cm" svg:height="0.306cm" svg:x="9.057cm" svg:y="6.05cm">
          <draw:text-box>
            <text:p text:style-name="P2"><text:span text:style-name="T16">O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e</text:span><text:span text:style-name="T16">s</text:span><text:span text:style-name="T16">s</text:span><text:span text:style-name="T16">a</text:span><text:span text:style-name="T16">d</text:span><text:span text:style-name="T16">o</text:span><text:span text:style-name="T16"> </text:span><text:span text:style-name="T16">e</text:span><text:span text:style-name="T16">s</text:span><text:span text:style-name="T16">t</text:span><text:span text:style-name="T16">á</text:span><text:span text:style-name="T16"> </text:span><text:span text:style-name="T16">d</text:span><text:span text:style-name="T16">i</text:span><text:span text:style-name="T16">s</text:span><text:span text:style-name="T16">p</text:span><text:span text:style-name="T16">e</text:span><text:span text:style-name="T16">n</text:span><text:span text:style-name="T16">s</text:span><text:span text:style-name="T16">a</text:span><text:span text:style-name="T16">d</text:span><text:span text:style-name="T16">o</text:span><text:span text:style-name="T16"> </text:span><text:span text:style-name="T16">d</text:span><text:span text:style-name="T16">e</text:span><text:span text:style-name="T16"> </text:span><text:span text:style-name="T16">a</text:span><text:span text:style-name="T16">p</text:span><text:span text:style-name="T16">r</text:span><text:span text:style-name="T16">e</text:span><text:span text:style-name="T16">s</text:span><text:span text:style-name="T16">e</text:span><text:span text:style-name="T16">n</text:span><text:span text:style-name="T16">t</text:span><text:span text:style-name="T16">a</text:span><text:span text:style-name="T16">r</text:span></text:p>
          </draw:text-box>
        </draw:frame>
        <draw:frame draw:style-name="gr238" draw:text-style-name="P3" draw:layer="layout" svg:width="3.008cm" svg:height="0.306cm" svg:x="13.934cm" svg:y="6.05cm">
          <draw:text-box>
            <text:p text:style-name="P2"><text:span text:style-name="T16">o</text:span><text:span text:style-name="T16"> </text:span><text:span text:style-name="T16">c</text:span><text:span text:style-name="T16">e</text:span><text:span text:style-name="T16">r</text:span><text:span text:style-name="T16">t</text:span><text:span text:style-name="T16">i</text:span><text:span text:style-name="T16">f</text:span><text:span text:style-name="T16">i</text:span><text:span text:style-name="T16">c</text:span><text:span text:style-name="T16">a</text:span><text:span text:style-name="T16">d</text:span><text:span text:style-name="T16">o</text:span><text:span text:style-name="T16"> </text:span><text:span text:style-name="T16">d</text:span><text:span text:style-name="T16">o</text:span><text:span text:style-name="T16"> </text:span><text:span text:style-name="T16">r</text:span><text:span text:style-name="T16">e</text:span><text:span text:style-name="T16">g</text:span><text:span text:style-name="T16">i</text:span><text:span text:style-name="T16">s</text:span><text:span text:style-name="T16">t</text:span><text:span text:style-name="T16">o</text:span><text:span text:style-name="T16"> </text:span><text:span text:style-name="T16">c</text:span><text:span text:style-name="T16">r</text:span><text:span text:style-name="T16">i</text:span><text:span text:style-name="T16">m</text:span><text:span text:style-name="T16">i</text:span><text:span text:style-name="T16">n</text:span><text:span text:style-name="T16">a</text:span><text:span text:style-name="T16">l</text:span></text:p>
          </draw:text-box>
        </draw:frame>
        <draw:frame draw:style-name="gr239" draw:text-style-name="P3" draw:layer="layout" svg:width="1.026cm" svg:height="0.306cm" svg:x="17.305cm" svg:y="6.05cm">
          <draw:text-box>
            <text:p text:style-name="P2"><text:span text:style-name="T16">d</text:span><text:span text:style-name="T16">o</text:span><text:span text:style-name="T16"> </text:span><text:span text:style-name="T16">p</text:span><text:span text:style-name="T16">a</text:span><text:span text:style-name="T16">í</text:span><text:span text:style-name="T16">s</text:span><text:span text:style-name="T16"> </text:span><text:span text:style-name="T16">d</text:span><text:span text:style-name="T16">a</text:span></text:p>
          </draw:text-box>
        </draw:frame>
        <draw:polygon draw:style-name="gr240" draw:text-style-name="P16" draw:layer="layout" svg:width="0.085cm" svg:height="0.03cm" svg:x="3.15cm" svg:y="18.133cm" svg:viewBox="0 0 86 31" draw:points="0,31 86,31 86,0 0,0">
          <text:p/>
        </draw:polygon>
        <draw:polygon draw:style-name="gr240" draw:text-style-name="P16" draw:layer="layout" svg:width="0.03cm" svg:height="0.03cm" svg:x="3.205cm" svg:y="18.188cm" svg:viewBox="0 0 31 31" draw:points="0,31 31,31 31,0 0,0">
          <text:p/>
        </draw:polygon>
        <draw:polygon draw:style-name="gr240" draw:text-style-name="P16" draw:layer="layout" svg:width="0.029cm" svg:height="0.03cm" svg:x="10.263cm" svg:y="18.188cm" svg:viewBox="0 0 30 31" draw:points="0,31 30,31 30,0 0,0">
          <text:p/>
        </draw:polygon>
        <draw:polygon draw:style-name="gr240" draw:text-style-name="P16" draw:layer="layout" svg:width="7.028cm" svg:height="0.03cm" svg:x="3.235cm" svg:y="18.133cm" svg:viewBox="0 0 7029 31" draw:points="0,31 7029,31 7029,0 0,0">
          <text:p/>
        </draw:polygon>
        <draw:polygon draw:style-name="gr240" draw:text-style-name="P16" draw:layer="layout" svg:width="7.028cm" svg:height="0.03cm" svg:x="3.235cm" svg:y="18.188cm" svg:viewBox="0 0 7029 31" draw:points="0,31 7029,31 7029,0 0,0">
          <text:p/>
        </draw:polygon>
        <draw:polygon draw:style-name="gr240" draw:text-style-name="P16" draw:layer="layout" svg:width="0.085cm" svg:height="0.03cm" svg:x="10.263cm" svg:y="18.133cm" svg:viewBox="0 0 86 31" draw:points="0,31 86,31 86,0 0,0">
          <text:p/>
        </draw:polygon>
        <draw:polygon draw:style-name="gr240" draw:text-style-name="P16" draw:layer="layout" svg:width="0.03cm" svg:height="0.03cm" svg:x="10.318cm" svg:y="18.188cm" svg:viewBox="0 0 31 31" draw:points="0,31 31,31 31,0 0,0">
          <text:p/>
        </draw:polygon>
        <draw:polygon draw:style-name="gr240" draw:text-style-name="P16" draw:layer="layout" svg:width="0.03cm" svg:height="0.085cm" svg:x="3.15cm" svg:y="18.133cm" svg:viewBox="0 0 31 86" draw:points="0,86 31,86 31,0 0,0">
          <text:p/>
        </draw:polygon>
        <draw:polygon draw:style-name="gr240" draw:text-style-name="P16" draw:layer="layout" svg:width="0.03cm" svg:height="0.03cm" svg:x="3.205cm" svg:y="18.188cm" svg:viewBox="0 0 31 31" draw:points="0,31 31,31 31,0 0,0">
          <text:p/>
        </draw:polygon>
        <draw:polygon draw:style-name="gr240" draw:text-style-name="P16" draw:layer="layout" svg:width="0.03cm" svg:height="0.029cm" svg:x="3.205cm" svg:y="25.179cm" svg:viewBox="0 0 31 30" draw:points="0,30 31,30 31,0 0,0">
          <text:p/>
        </draw:polygon>
        <draw:polygon draw:style-name="gr240" draw:text-style-name="P16" draw:layer="layout" svg:width="0.085cm" svg:height="0.029cm" svg:x="3.15cm" svg:y="25.234cm" svg:viewBox="0 0 86 30" draw:points="0,30 86,30 86,0 0,0">
          <text:p/>
        </draw:polygon>
        <draw:polygon draw:style-name="gr240" draw:text-style-name="P16" draw:layer="layout" svg:width="0.029cm" svg:height="0.029cm" svg:x="10.263cm" svg:y="25.179cm" svg:viewBox="0 0 30 30" draw:points="0,30 30,30 30,0 0,0">
          <text:p/>
        </draw:polygon>
        <draw:polygon draw:style-name="gr240" draw:text-style-name="P16" draw:layer="layout" svg:width="0.029cm" svg:height="0.03cm" svg:x="10.263cm" svg:y="18.188cm" svg:viewBox="0 0 30 31" draw:points="0,31 30,31 30,0 0,0">
          <text:p/>
        </draw:polygon>
        <draw:polygon draw:style-name="gr240" draw:text-style-name="P16" draw:layer="layout" svg:width="0.03cm" svg:height="0.03cm" svg:x="10.318cm" svg:y="18.188cm" svg:viewBox="0 0 31 31" draw:points="0,31 31,31 31,0 0,0">
          <text:p/>
        </draw:polygon>
        <draw:polygon draw:style-name="gr240" draw:text-style-name="P16" draw:layer="layout" svg:width="7.028cm" svg:height="0.029cm" svg:x="3.235cm" svg:y="25.179cm" svg:viewBox="0 0 7029 30" draw:points="0,30 7029,30 7029,0 0,0">
          <text:p/>
        </draw:polygon>
        <draw:polygon draw:style-name="gr240" draw:text-style-name="P16" draw:layer="layout" svg:width="7.028cm" svg:height="0.029cm" svg:x="3.235cm" svg:y="25.234cm" svg:viewBox="0 0 7029 30" draw:points="0,30 7029,30 7029,0 0,0">
          <text:p/>
        </draw:polygon>
        <draw:polygon draw:style-name="gr240" draw:text-style-name="P16" draw:layer="layout" svg:width="0.03cm" svg:height="0.029cm" svg:x="10.318cm" svg:y="25.179cm" svg:viewBox="0 0 31 30" draw:points="0,30 31,30 31,0 0,0">
          <text:p/>
        </draw:polygon>
        <draw:polygon draw:style-name="gr240" draw:text-style-name="P16" draw:layer="layout" svg:width="0.085cm" svg:height="0.029cm" svg:x="10.263cm" svg:y="25.234cm" svg:viewBox="0 0 86 30" draw:points="0,30 86,30 86,0 0,0">
          <text:p/>
        </draw:polygon>
        <draw:polygon draw:style-name="gr240" draw:text-style-name="P16" draw:layer="layout" svg:width="0.03cm" svg:height="0.03cm" svg:x="17.732cm" svg:y="18.188cm" svg:viewBox="0 0 31 31" draw:points="0,31 31,31 31,0 0,0">
          <text:p/>
        </draw:polygon>
        <draw:polygon draw:style-name="gr240" draw:text-style-name="P16" draw:layer="layout" svg:width="0.03cm" svg:height="0.085cm" svg:x="17.787cm" svg:y="18.133cm" svg:viewBox="0 0 31 86" draw:points="0,86 31,86 31,0 0,0">
          <text:p/>
        </draw:polygon>
        <draw:polygon draw:style-name="gr240" draw:text-style-name="P16" draw:layer="layout" svg:width="0.03cm" svg:height="0.029cm" svg:x="3.205cm" svg:y="25.179cm" svg:viewBox="0 0 31 30" draw:points="0,30 31,30 31,0 0,0">
          <text:p/>
        </draw:polygon>
        <draw:polygon draw:style-name="gr240" draw:text-style-name="P16" draw:layer="layout" svg:width="0.03cm" svg:height="0.084cm" svg:x="3.15cm" svg:y="25.179cm" svg:viewBox="0 0 31 85" draw:points="0,85 31,85 31,0 0,0">
          <text:p/>
        </draw:polygon>
        <draw:polygon draw:style-name="gr240" draw:text-style-name="P16" draw:layer="layout" svg:width="0.03cm" svg:height="0.029cm" svg:x="10.318cm" svg:y="25.179cm" svg:viewBox="0 0 31 30" draw:points="0,30 31,30 31,0 0,0">
          <text:p/>
        </draw:polygon>
        <draw:polygon draw:style-name="gr240" draw:text-style-name="P16" draw:layer="layout" svg:width="0.029cm" svg:height="0.029cm" svg:x="10.263cm" svg:y="25.179cm" svg:viewBox="0 0 30 30" draw:points="0,30 30,30 30,0 0,0">
          <text:p/>
        </draw:polygon>
        <draw:polygon draw:style-name="gr240" draw:text-style-name="P16" draw:layer="layout" svg:width="0.03cm" svg:height="0.084cm" svg:x="17.787cm" svg:y="25.179cm" svg:viewBox="0 0 31 85" draw:points="0,85 31,85 31,0 0,0">
          <text:p/>
        </draw:polygon>
        <draw:polygon draw:style-name="gr240" draw:text-style-name="P16" draw:layer="layout" svg:width="0.03cm" svg:height="0.029cm" svg:x="17.732cm" svg:y="25.179cm" svg:viewBox="0 0 31 30" draw:points="0,30 31,30 31,0 0,0">
          <text:p/>
        </draw:polygon>
        <draw:polygon draw:style-name="gr240" draw:text-style-name="P16" draw:layer="layout" svg:width="0.03cm" svg:height="6.961cm" svg:x="3.15cm" svg:y="18.218cm" svg:viewBox="0 0 31 6962" draw:points="0,6962 31,6962 31,0 0,0">
          <text:p/>
        </draw:polygon>
        <draw:polygon draw:style-name="gr240" draw:text-style-name="P16" draw:layer="layout" svg:width="0.03cm" svg:height="6.961cm" svg:x="3.205cm" svg:y="18.218cm" svg:viewBox="0 0 31 6962" draw:points="0,6962 31,6962 31,0 0,0">
          <text:p/>
        </draw:polygon>
        <draw:polygon draw:style-name="gr240" draw:text-style-name="P16" draw:layer="layout" svg:width="0.029cm" svg:height="6.961cm" svg:x="10.263cm" svg:y="18.218cm" svg:viewBox="0 0 30 6962" draw:points="0,6962 30,6962 30,0 0,0">
          <text:p/>
        </draw:polygon>
        <draw:polygon draw:style-name="gr240" draw:text-style-name="P16" draw:layer="layout" svg:width="0.03cm" svg:height="6.961cm" svg:x="10.318cm" svg:y="18.218cm" svg:viewBox="0 0 31 6962" draw:points="0,6962 31,6962 31,0 0,0">
          <text:p/>
        </draw:polygon>
        <draw:polygon draw:style-name="gr240" draw:text-style-name="P16" draw:layer="layout" svg:width="0.03cm" svg:height="6.961cm" svg:x="17.732cm" svg:y="18.218cm" svg:viewBox="0 0 31 6962" draw:points="0,6962 31,6962 31,0 0,0">
          <text:p/>
        </draw:polygon>
        <draw:polygon draw:style-name="gr240" draw:text-style-name="P16" draw:layer="layout" svg:width="0.03cm" svg:height="6.961cm" svg:x="17.787cm" svg:y="18.218cm" svg:viewBox="0 0 31 6962" draw:points="0,6962 31,6962 31,0 0,0">
          <text:p/>
        </draw:polygon>
        <draw:polygon draw:style-name="gr240" draw:text-style-name="P16" draw:layer="layout" svg:width="0.03cm" svg:height="0.03cm" svg:x="17.732cm" svg:y="18.188cm" svg:viewBox="0 0 31 31" draw:points="0,31 31,31 31,0 0,0">
          <text:p/>
        </draw:polygon>
        <draw:polygon draw:style-name="gr240" draw:text-style-name="P16" draw:layer="layout" svg:width="0.085cm" svg:height="0.03cm" svg:x="17.732cm" svg:y="18.133cm" svg:viewBox="0 0 86 31" draw:points="0,31 86,31 86,0 0,0">
          <text:p/>
        </draw:polygon>
        <draw:polygon draw:style-name="gr240" draw:text-style-name="P16" draw:layer="layout" svg:width="7.384cm" svg:height="0.03cm" svg:x="10.348cm" svg:y="18.133cm" svg:viewBox="0 0 7385 31" draw:points="0,31 7385,31 7385,0 0,0">
          <text:p/>
        </draw:polygon>
        <draw:polygon draw:style-name="gr240" draw:text-style-name="P16" draw:layer="layout" svg:width="7.384cm" svg:height="0.03cm" svg:x="10.348cm" svg:y="18.188cm" svg:viewBox="0 0 7385 31" draw:points="0,31 7385,31 7385,0 0,0">
          <text:p/>
        </draw:polygon>
        <draw:polygon draw:style-name="gr240" draw:text-style-name="P16" draw:layer="layout" svg:width="0.085cm" svg:height="0.029cm" svg:x="17.732cm" svg:y="25.234cm" svg:viewBox="0 0 86 30" draw:points="0,30 86,30 86,0 0,0">
          <text:p/>
        </draw:polygon>
        <draw:polygon draw:style-name="gr240" draw:text-style-name="P16" draw:layer="layout" svg:width="0.03cm" svg:height="0.029cm" svg:x="17.732cm" svg:y="25.179cm" svg:viewBox="0 0 31 30" draw:points="0,30 31,30 31,0 0,0">
          <text:p/>
        </draw:polygon>
        <draw:polygon draw:style-name="gr240" draw:text-style-name="P16" draw:layer="layout" svg:width="7.384cm" svg:height="0.029cm" svg:x="10.348cm" svg:y="25.179cm" svg:viewBox="0 0 7385 30" draw:points="0,30 7385,30 7385,0 0,0">
          <text:p/>
        </draw:polygon>
        <draw:polygon draw:style-name="gr240" draw:text-style-name="P16" draw:layer="layout" svg:width="7.384cm" svg:height="0.029cm" svg:x="10.348cm" svg:y="25.234cm" svg:viewBox="0 0 7385 30" draw:points="0,30 7385,30 7385,0 0,0">
          <text:p/>
        </draw:polygon>
        <draw:frame draw:style-name="gr241" draw:text-style-name="P3" draw:layer="layout" svg:width="12.08cm" svg:height="0.306cm" svg:x="2.532cm" svg:y="6.393cm">
          <draw:text-box>
            <text:p text:style-name="P2"><text:span text:style-name="T16">n</text:span><text:span text:style-name="T16">a</text:span><text:span text:style-name="T16">t</text:span><text:span text:style-name="T16">u</text:span><text:span text:style-name="T16">r</text:span><text:span text:style-name="T16">a</text:span><text:span text:style-name="T16">l</text:span><text:span text:style-name="T16">i</text:span><text:span text:style-name="T16">d</text:span><text:span text:style-name="T16">a</text:span><text:span text:style-name="T16">d</text:span><text:span text:style-name="T16">e</text:span><text:span text:style-name="T16"> </text:span><text:span text:style-name="T16">e</text:span><text:span text:style-name="T16"> </text:span><text:span text:style-name="T16">o</text:span><text:span text:style-name="T16">u</text:span><text:span text:style-name="T16"> </text:span><text:span text:style-name="T16">d</text:span><text:span text:style-name="T16">o</text:span><text:span text:style-name="T16"> </text:span><text:span text:style-name="T16">p</text:span><text:span text:style-name="T16">a</text:span><text:span text:style-name="T16">í</text:span><text:span text:style-name="T16">s</text:span><text:span text:style-name="T16"> </text:span><text:span text:style-name="T16">d</text:span><text:span text:style-name="T16">a</text:span><text:span text:style-name="T16"> </text:span><text:span text:style-name="T16">n</text:span><text:span text:style-name="T16">a</text:span><text:span text:style-name="T16">c</text:span><text:span text:style-name="T16">i</text:span><text:span text:style-name="T16">o</text:span><text:span text:style-name="T16">n</text:span><text:span text:style-name="T16">a</text:span><text:span text:style-name="T16">l</text:span><text:span text:style-name="T16">i</text:span><text:span text:style-name="T16">d</text:span><text:span text:style-name="T16">a</text:span><text:span text:style-name="T16">d</text:span><text:span text:style-name="T16">e</text:span><text:span text:style-name="T16"> </text:span><text:span text:style-name="T16">s</text:span><text:span text:style-name="T16">e</text:span><text:span text:style-name="T16">m</text:span><text:span text:style-name="T16">p</text:span><text:span text:style-name="T16">r</text:span><text:span text:style-name="T16">e</text:span><text:span text:style-name="T16"> </text:span><text:span text:style-name="T16">q</text:span><text:span text:style-name="T16">u</text:span><text:span text:style-name="T16">e</text:span><text:span text:style-name="T16"> </text:span><text:span text:style-name="T16">c</text:span><text:span text:style-name="T16">o</text:span><text:span text:style-name="T16">m</text:span><text:span text:style-name="T16">p</text:span><text:span text:style-name="T16">r</text:span><text:span text:style-name="T16">o</text:span><text:span text:style-name="T16">v</text:span><text:span text:style-name="T16">e</text:span><text:span text:style-name="T16"> </text:span><text:span text:style-name="T16">q</text:span><text:span text:style-name="T16">u</text:span><text:span text:style-name="T16">e</text:span><text:span text:style-name="T16">,</text:span><text:span text:style-name="T16"> </text:span><text:span text:style-name="T16">a</text:span><text:span text:style-name="T16">p</text:span><text:span text:style-name="T16">ó</text:span><text:span text:style-name="T16">s</text:span><text:span text:style-name="T16"> </text:span><text:span text:style-name="T16">t</text:span><text:span text:style-name="T16">e</text:span><text:span text:style-name="T16">r</text:span><text:span text:style-name="T16"> </text:span><text:span text:style-name="T16">c</text:span><text:span text:style-name="T16">o</text:span><text:span text:style-name="T16">m</text:span><text:span text:style-name="T16">p</text:span><text:span text:style-name="T16">l</text:span><text:span text:style-name="T16">e</text:span><text:span text:style-name="T16">t</text:span><text:span text:style-name="T16">a</text:span><text:span text:style-name="T16">d</text:span><text:span text:style-name="T16">o</text:span><text:span text:style-name="T16"> </text:span><text:span text:style-name="T16">o</text:span><text:span text:style-name="T16">s</text:span><text:span text:style-name="T16"> </text:span><text:span text:style-name="T16">1</text:span><text:span text:style-name="T16">6</text:span><text:span text:style-name="T16"> </text:span><text:span text:style-name="T16">a</text:span><text:span text:style-name="T16">n</text:span><text:span text:style-name="T16">o</text:span><text:span text:style-name="T16">s</text:span><text:span text:style-name="T16">,</text:span><text:span text:style-name="T16"> </text:span><text:span text:style-name="T16">r</text:span><text:span text:style-name="T16">e</text:span><text:span text:style-name="T16">s</text:span><text:span text:style-name="T16">i</text:span><text:span text:style-name="T16">d</text:span><text:span text:style-name="T16">i</text:span><text:span text:style-name="T16">u</text:span><text:span text:style-name="T16"> </text:span><text:span text:style-name="T16">n</text:span><text:span text:style-name="T16">o</text:span><text:span text:style-name="T16">u</text:span><text:span text:style-name="T16">t</text:span><text:span text:style-name="T16">r</text:span><text:span text:style-name="T16">o</text:span><text:span text:style-name="T16"> </text:span><text:span text:style-name="T16">p</text:span><text:span text:style-name="T16">a</text:span><text:span text:style-name="T16">í</text:span><text:span text:style-name="T16">s</text:span><text:span text:style-name="T16">.</text:span></text:p>
          </draw:text-box>
        </draw:frame>
        <draw:frame draw:style-name="gr62" draw:text-style-name="P6" draw:layer="layout" svg:width="0.899cm" svg:height="0.268cm" svg:x="18.169cm" svg:y="27.869cm">
          <draw:text-box>
            <text:p text:style-name="P2"><text:span text:style-name="T7">M</text:span><text:span text:style-name="T7">o</text:span><text:span text:style-name="T7">d</text:span><text:span text:style-name="T7">.</text:span><text:span text:style-name="T7"> </text:span><text:span text:style-name="T7">1</text:span><text:span text:style-name="T7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1" svg:font-family="'Arial Narrow'"/>
    <style:font-face style:name="ArialNarrow1" svg:font-family="ArialNarrow"/>
    <style:font-face style:name="Comic Sans MS1" svg:font-family="'Comic Sans MS'"/>
    <style:font-face style:name="Verdana1" svg:font-family="Verdana"/>
    <style:font-face style:name="Arial" svg:font-family="Arial" style:font-pitch="variable"/>
    <style:font-face style:name="Arial Narrow" svg:font-family="'Arial Narrow'" style:font-pitch="variable"/>
    <style:font-face style:name="ArialNarrow" svg:font-family="ArialNarrow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3" style:page-layout-name="PM0" draw:style-name="Mdp1"/>
    <style:master-page style:name="master-page3" style:page-layout-name="PM0" draw:style-name="Mdp1"/>
    <style:master-page style:name="master-page4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3-28T13:57:34.988839479</dc:date>
    <meta:editing-duration>PT1H25M19S</meta:editing-duration>
    <meta:editing-cycles>15</meta:editing-cycles>
    <meta:generator>LibreOffice/5.2.7.2$Linux_X86_64 LibreOffice_project/20m0$Build-2</meta:generator>
    <meta:document-statistic meta:object-count="4470"/>
  </office:meta>
</office:document-meta>
</file>